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043in"/>
    </style:style>
    <style:style style:name="co3" style:family="table-column">
      <style:table-column-properties fo:break-before="auto" style:column-width="1in"/>
    </style:style>
    <style:style style:name="co4" style:family="table-column">
      <style:table-column-properties fo:break-before="auto" style:column-width="4in"/>
    </style:style>
    <style:style style:name="co5" style:family="table-column">
      <style:table-column-properties fo:break-before="auto" style:column-width="1.2362in"/>
    </style:style>
    <style:style style:name="co6" style:family="table-column">
      <style:table-column-properties fo:break-before="auto" style:column-width="0.8819in"/>
    </style:style>
    <style:style style:name="co7" style:family="table-column">
      <style:table-column-properties fo:break-before="auto" style:column-width="1.4146in"/>
    </style:style>
    <style:style style:name="co8" style:family="table-column">
      <style:table-column-properties fo:break-before="auto" style:column-width="1.3543in"/>
    </style:style>
    <style:style style:name="co9" style:family="table-column">
      <style:table-column-properties fo:break-before="auto" style:column-width="1.2071in"/>
    </style:style>
    <style:style style:name="co10" style:family="table-column">
      <style:table-column-properties fo:break-before="auto" style:column-width="1.3874in"/>
    </style:style>
    <style:style style:name="co11" style:family="table-column">
      <style:table-column-properties fo:break-before="auto" style:column-width="6in"/>
    </style:style>
    <style:style style:name="co12" style:family="table-column">
      <style:table-column-properties fo:break-before="auto" style:column-width="1.5681in"/>
    </style:style>
    <style:style style:name="co13" style:family="table-column">
      <style:table-column-properties fo:break-before="auto" style:column-width="1.15in"/>
    </style:style>
    <style:style style:name="co14" style:family="table-column">
      <style:table-column-properties fo:break-before="auto" style:column-width="2.1547in"/>
    </style:style>
    <style:style style:name="co15" style:family="table-column">
      <style:table-column-properties fo:break-before="auto" style:column-width="1.6244in"/>
    </style:style>
    <style:style style:name="co16" style:family="table-column">
      <style:table-column-properties fo:break-before="auto" style:column-width="1.5902in"/>
    </style:style>
    <style:style style:name="co17" style:family="table-column">
      <style:table-column-properties fo:break-before="auto" style:column-width="1.2465in"/>
    </style:style>
    <style:style style:name="co18" style:family="table-column">
      <style:table-column-properties fo:break-before="auto" style:column-width="1.2146in"/>
    </style:style>
    <style:style style:name="co19" style:family="table-column">
      <style:table-column-properties fo:break-before="auto" style:column-width="2.0618in"/>
    </style:style>
    <style:style style:name="co20" style:family="table-column">
      <style:table-column-properties fo:break-before="auto" style:column-width="5.8752in"/>
    </style:style>
    <style:style style:name="co21" style:family="table-column">
      <style:table-column-properties fo:break-before="auto" style:column-width="0.9465in"/>
    </style:style>
    <style:style style:name="co22" style:family="table-column">
      <style:table-column-properties fo:break-before="auto" style:column-width="0.6862in"/>
    </style:style>
    <style:style style:name="co23" style:family="table-column">
      <style:table-column-properties fo:break-before="auto" style:column-width="1.0929in"/>
    </style:style>
    <style:style style:name="co24" style:family="table-column">
      <style:table-column-properties fo:break-before="auto" style:column-width="1.2972in"/>
    </style:style>
    <style:style style:name="co25" style:family="table-column">
      <style:table-column-properties fo:break-before="auto" style:column-width="5.6201in"/>
    </style:style>
    <style:style style:name="co26" style:family="table-column">
      <style:table-column-properties fo:break-before="auto" style:column-width="1.5256in"/>
    </style:style>
    <style:style style:name="co27" style:family="table-column">
      <style:table-column-properties fo:break-before="auto" style:column-width="1.1291in"/>
    </style:style>
    <style:style style:name="co28" style:family="table-column">
      <style:table-column-properties fo:break-before="auto" style:column-width="1.1075in"/>
    </style:style>
    <style:style style:name="co29" style:family="table-column">
      <style:table-column-properties fo:break-before="auto" style:column-width="1.2575in"/>
    </style:style>
    <style:style style:name="co30" style:family="table-column">
      <style:table-column-properties fo:break-before="auto" style:column-width="1.611in"/>
    </style:style>
    <style:style style:name="co31" style:family="table-column">
      <style:table-column-properties fo:break-before="auto" style:column-width="1.1929in"/>
    </style:style>
    <style:style style:name="co32" style:family="table-column">
      <style:table-column-properties fo:break-before="auto" style:column-width="1.161in"/>
    </style:style>
    <style:style style:name="co33" style:family="table-column">
      <style:table-column-properties fo:break-before="auto" style:column-width="5in"/>
    </style:style>
    <style:style style:name="co34" style:family="table-column">
      <style:table-column-properties fo:break-before="auto" style:column-width="1.472in"/>
    </style:style>
    <style:style style:name="co35" style:family="table-column">
      <style:table-column-properties fo:break-before="auto" style:column-width="2.7264in"/>
    </style:style>
    <style:style style:name="co36" style:family="table-column">
      <style:table-column-properties fo:break-before="auto" style:column-width="1.5146in"/>
    </style:style>
    <style:style style:name="co37" style:family="table-column">
      <style:table-column-properties fo:break-before="auto" style:column-width="1.0646in"/>
    </style:style>
    <style:style style:name="co38" style:family="table-column">
      <style:table-column-properties fo:break-before="auto" style:column-width="3.3236in"/>
    </style:style>
    <style:style style:name="co39" style:family="table-column">
      <style:table-column-properties fo:break-before="auto" style:column-width="0.5181in"/>
    </style:style>
    <style:style style:name="co40" style:family="table-column">
      <style:table-column-properties fo:break-before="auto" style:column-width="1.8654in"/>
    </style:style>
    <style:style style:name="co41" style:family="table-column">
      <style:table-column-properties fo:break-before="auto" style:column-width="1.0965in"/>
    </style:style>
    <style:style style:name="co42" style:family="table-column">
      <style:table-column-properties fo:break-before="auto" style:column-width="1.1953in"/>
    </style:style>
    <style:style style:name="co43" style:family="table-column">
      <style:table-column-properties fo:break-before="auto" style:column-width="0.5752in"/>
    </style:style>
    <style:style style:name="co44" style:family="table-column">
      <style:table-column-properties fo:break-before="auto" style:column-width="1.1165in"/>
    </style:style>
    <style:style style:name="co45" style:family="table-column">
      <style:table-column-properties fo:break-before="auto" style:column-width="1.0327in"/>
    </style:style>
    <style:style style:name="co46" style:family="table-column">
      <style:table-column-properties fo:break-before="auto" style:column-width="0.8457in"/>
    </style:style>
    <style:style style:name="co47" style:family="table-column">
      <style:table-column-properties fo:break-before="auto" style:column-width="1.0264in"/>
    </style:style>
    <style:style style:name="co48" style:family="table-column">
      <style:table-column-properties fo:break-before="auto" style:column-width="0.4846in"/>
    </style:style>
    <style:style style:name="co49" style:family="table-column">
      <style:table-column-properties fo:break-before="auto" style:column-width="3.7126in"/>
    </style:style>
    <style:style style:name="co50" style:family="table-column">
      <style:table-column-properties fo:break-before="auto" style:column-width="2.1472in"/>
    </style:style>
    <style:style style:name="co51" style:family="table-column">
      <style:table-column-properties fo:break-before="auto" style:column-width="2.8335in"/>
    </style:style>
    <style:style style:name="co52" style:family="table-column">
      <style:table-column-properties fo:break-before="auto" style:column-width="2in"/>
    </style:style>
    <style:style style:name="co53" style:family="table-column">
      <style:table-column-properties fo:break-before="auto" style:column-width="1.4217in"/>
    </style:style>
    <style:style style:name="co54" style:family="table-column">
      <style:table-column-properties fo:break-before="auto" style:column-width="1.5791in"/>
    </style:style>
    <style:style style:name="co55" style:family="table-column">
      <style:table-column-properties fo:break-before="auto" style:column-width="1.3307in"/>
    </style:style>
    <style:style style:name="co56" style:family="table-column">
      <style:table-column-properties fo:break-before="auto" style:column-width="0.8909in"/>
    </style:style>
    <style:style style:name="co57" style:family="table-column">
      <style:table-column-properties fo:break-before="auto" style:column-width="1.2181in"/>
    </style:style>
    <style:style style:name="co58" style:family="table-column">
      <style:table-column-properties fo:break-before="auto" style:column-width="0.7854in"/>
    </style:style>
    <style:style style:name="co59" style:family="table-column">
      <style:table-column-properties fo:break-before="auto" style:column-width="3.3339in"/>
    </style:style>
    <style:style style:name="co60" style:family="table-column">
      <style:table-column-properties fo:break-before="auto" style:column-width="1.4929in"/>
    </style:style>
    <style:style style:name="co61" style:family="table-column">
      <style:table-column-properties fo:break-before="auto" style:column-width="0.6654in"/>
    </style:style>
    <style:style style:name="co62" style:family="table-column">
      <style:table-column-properties fo:break-before="auto" style:column-width="0.9575in"/>
    </style:style>
    <style:style style:name="co63" style:family="table-column">
      <style:table-column-properties fo:break-before="auto" style:column-width="6.0035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2402in" fo:break-before="auto" style:use-optimal-row-height="false"/>
    </style:style>
    <style:style style:name="ro5" style:family="table-row">
      <style:table-row-properties style:row-height="0.2in" fo:break-before="auto" style:use-optimal-row-height="false"/>
    </style:style>
    <style:style style:name="ro6" style:family="table-row">
      <style:table-row-properties style:row-height="0.2484in" fo:break-before="auto" style:use-optimal-row-height="false"/>
    </style:style>
    <style:style style:name="ro7" style:family="table-row">
      <style:table-row-properties style:row-height="0.1799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1917in" fo:break-before="auto" style:use-optimal-row-height="true"/>
    </style:style>
    <style:style style:name="ro10" style:family="table-row">
      <style:table-row-properties style:row-height="0.1854in" fo:break-before="auto" style:use-optimal-row-height="true"/>
    </style:style>
    <style:style style:name="ta1" style:family="table" style:master-page-name="Default">
      <style:table-properties table:display="true" style:writing-mode="lr-tb" table:tab-color="#7a9c96"/>
    </style:style>
    <style:style style:name="ta2" style:family="table" style:master-page-name="Default">
      <style:table-properties table:display="true" style:writing-mode="lr-tb" table:tab-color="#486b7f"/>
    </style:style>
    <style:style style:name="ta3" style:family="table" style:master-page-name="Default">
      <style:table-properties table:display="true" style:writing-mode="lr-tb" table:tab-color="#c0c0c0"/>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boolean-style style:name="N99">
      <number:boolean/>
    </number:boolean-style>
    <number:text-style style:name="N100">
      <number:text-content/>
    </number:text-style>
    <style:style style:name="ce10" style:family="table-cell" style:parent-style-name="Default">
      <style:text-properties fo:font-size="18pt" fo:font-weight="bold" style:font-size-asian="18pt" style:font-weight-asian="bold" style:font-size-complex="18pt" style:font-weight-complex="bold"/>
    </style:style>
    <style:style style:name="ce12" style:family="table-cell" style:parent-style-name="Default">
      <style:text-properties fo:font-size="14pt" fo:font-weight="bold" style:font-size-asian="14pt" style:font-weight-asian="bold" style:font-size-complex="14pt" style:font-weight-complex="bold"/>
    </style:style>
    <style:style style:name="ce8"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5"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3" style:family="table-cell" style:parent-style-name="Default">
      <style:text-properties style:font-name="Liberation Sans" fo:font-weight="bold" style:font-weight-asian="bold" style:font-weight-complex="bold"/>
    </style:style>
    <style:style style:name="ce27" style:family="table-cell" style:parent-style-name="Default">
      <style:text-properties style:font-name="Liberation Mono"/>
    </style:style>
    <style:style style:name="ce23" style:family="table-cell" style:parent-style-name="Default" style:data-style-name="N100">
      <style:text-properties style:font-name="Liberation Sans" fo:font-weight="bold" style:font-weight-asian="bold" style:font-weight-complex="bold"/>
    </style:style>
    <style:style style:name="ce25" style:family="table-cell" style:parent-style-name="Default" style:data-style-name="N100">
      <style:text-properties style:font-name="Liberation Mono"/>
    </style:style>
    <style:style style:name="ce40" style:family="table-cell" style:parent-style-name="Default">
      <style:text-properties style:font-name="Liberation Sans" fo:font-size="11pt" fo:font-weight="bold" style:font-size-asian="11pt" style:font-weight-asian="bold" style:font-size-complex="11pt" style:font-weight-complex="bold"/>
    </style:style>
    <style:style style:name="ce33" style:family="table-cell" style:parent-style-name="Default">
      <style:text-properties style:font-name="Liberation Sans"/>
    </style:style>
    <style:style style:name="ce47" style:family="table-cell" style:parent-style-name="Default">
      <style:text-properties fo:font-weight="bold" style:font-weight-asian="bold" style:font-weight-complex="bold"/>
    </style:style>
    <style:style style:name="ce30" style:family="table-cell" style:parent-style-name="Default" style:data-style-name="N100"/>
    <style:style style:name="ce38" style:family="table-cell" style:parent-style-name="Default" style:data-style-name="N100">
      <style:table-cell-properties fo:wrap-option="wrap" style:vertical-align="top"/>
      <style:text-properties style:font-name="Liberation Sans" fo:font-weight="bold" style:font-weight-asian="bold" style:font-weight-complex="bold"/>
    </style:style>
    <style:style style:name="ce44" style:family="table-cell" style:parent-style-name="Default" style:data-style-name="N100">
      <style:table-cell-properties fo:wrap-option="wrap" style:vertical-align="top"/>
      <style:text-properties style:font-name="Liberation Sans"/>
    </style:style>
    <style:style style:name="ce26" style:family="table-cell" style:parent-style-name="Default" style:data-style-name="N100"/>
    <style:style style:name="ce45" style:family="table-cell" style:parent-style-name="Default" style:data-style-name="N100">
      <style:table-cell-properties fo:wrap-option="wrap" style:vertical-align="top"/>
    </style:style>
    <style:style style:name="ce35" style:family="table-cell" style:parent-style-name="Default">
      <style:text-properties fo:font-size="14pt" fo:font-weight="bold" style:font-size-asian="14pt" style:font-weight-asian="bold" style:font-size-complex="14pt" style:font-weight-complex="bold"/>
    </style:style>
    <style:style style:name="ce59" style:family="table-cell" style:parent-style-name="Default">
      <style:table-cell-properties style:text-align-source="fix" style:repeat-content="false"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51" style:family="table-cell" style:parent-style-name="Default" style:data-style-name="N100">
      <style:text-properties fo:font-weight="bold" style:font-weight-asian="bold" style:font-weight-complex="bold"/>
    </style:style>
    <style:style style:name="ce52" style:family="table-cell" style:parent-style-name="Default" style:data-style-name="N1">
      <style:table-cell-properties style:text-align-source="fix" style:repeat-content="false"/>
      <style:paragraph-properties fo:text-align="start" fo:margin-left="0in"/>
    </style:style>
    <style:style style:name="ce53" style:family="table-cell" style:parent-style-name="Default">
      <style:table-cell-properties fo:wrap-option="wrap" style:vertical-align="top"/>
    </style:style>
    <style:style style:name="ce56" style:family="table-cell" style:parent-style-name="Default">
      <style:table-cell-properties style:text-align-source="fix" style:repeat-content="false" style:vertical-align="middle"/>
      <style:paragraph-properties fo:text-align="start" fo:margin-left="0in"/>
      <style:text-properties style:font-name="Liberation Sans" fo:font-size="14pt" fo:font-weight="bold" style:font-size-asian="14pt" style:font-weight-asian="bold" style:font-size-complex="14pt" style:font-weight-complex="bold"/>
    </style:style>
    <style:style style:name="ce57" style:family="table-cell" style:parent-style-name="Default">
      <style:table-cell-properties style:text-align-source="fix" style:repeat-content="false"/>
      <style:paragraph-properties fo:text-align="start" fo:margin-left="0in"/>
      <style:text-properties style:font-name="Liberation Sans" fo:font-size="11pt" fo:font-weight="bold" style:font-size-asian="11pt" style:font-weight-asian="bold" style:font-size-complex="11pt" style:font-weight-complex="bold"/>
    </style:style>
    <style:style style:name="ce58" style:family="table-cell" style:parent-style-name="Default">
      <style:text-properties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Liberation Sans" fo:font-size="11pt" fo:font-weight="bold" style:font-size-asian="11pt" style:font-weight-asian="bold" style:font-size-complex="11pt" style:font-weight-complex="bold"/>
    </style:style>
    <style:style style:name="ce80" style:family="table-cell" style:parent-style-name="Default">
      <style:table-cell-properties style:vertical-align="middle"/>
    </style:style>
    <style:style style:name="ce60" style:family="table-cell" style:parent-style-name="Default" style:data-style-name="N100">
      <style:table-cell-properties fo:wrap-option="wrap" style:vertical-align="top"/>
      <style:text-properties fo:font-weight="bold" style:font-weight-asian="bold" style:font-weight-complex="bold"/>
    </style:style>
    <style:style style:name="ce61" style:family="table-cell" style:parent-style-name="Default">
      <style:text-properties style:font-name="Liberation Sans" fo:font-size="14pt" fo:font-weight="bold" style:font-size-asian="14pt" style:font-weight-asian="bold" style:font-size-complex="14pt" style:font-weight-complex="bold"/>
    </style:style>
    <style:style style:name="ce79" style:family="table-cell" style:parent-style-name="Default">
      <style:text-properties fo:font-size="11pt" fo:font-weight="bold" style:font-size-asian="11pt" style:font-weight-asian="bold" style:font-size-complex="11pt" style:font-weight-complex="bold"/>
    </style:style>
    <style:style style:name="ce6" style:family="table-cell" style:parent-style-name="Default" style:data-style-name="N99"/>
    <style:style style:name="ce16" style:family="table-cell" style:parent-style-name="Default">
      <style:text-properties style:font-name="Liberation Sans"/>
    </style:style>
    <style:style style:name="ce19" style:family="table-cell" style:parent-style-name="Default" style:data-style-name="N2"/>
    <style:style style:name="ce62" style:family="table-cell" style:parent-style-name="Default">
      <style:table-cell-properties style:text-align-source="fix" style:repeat-content="false"/>
      <style:paragraph-properties fo:text-align="start" fo:margin-left="0in"/>
      <style:text-properties style:font-name="Liberation San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start" fo:margin-left="0in"/>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value-type" style:repeat-content="false"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style:text-align-source="value-type" style:repeat-content="false" fo:wrap-option="wrap" style:vertical-align="top"/>
    </style:style>
    <style:style style:name="ce68"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69" style:family="table-cell" style:parent-style-name="Default" style:data-style-name="N1"/>
    <style:style style:name="ce70" style:family="table-cell" style:parent-style-name="Default" style:data-style-name="N100">
      <style:table-cell-properties fo:wrap-option="wrap" style:vertical-align="top"/>
      <style:text-properties style:font-name="Liberation Mono"/>
    </style:style>
    <style:style style:name="ce71" style:family="table-cell" style:parent-style-name="Default" style:data-style-name="N99">
      <style:table-cell-properties fo:wrap-option="wrap" style:vertical-align="top"/>
    </style:style>
    <style:style style:name="ce39" style:family="table-cell" style:parent-style-name="Default" style:data-style-name="N100">
      <style:text-properties style:font-name="Liberation Sans"/>
    </style:style>
    <style:style style:name="ce42" style:family="table-cell" style:parent-style-name="Default">
      <style:table-cell-properties style:text-align-source="fix" style:repeat-content="false"/>
      <style:paragraph-properties fo:text-align="center" fo:margin-left="0in"/>
      <style:text-properties style:font-name="Liberation Sans"/>
    </style:style>
    <style:style style:name="ce43" style:family="table-cell" style:parent-style-name="Default" style:data-style-name="N100">
      <style:table-cell-properties style:text-align-source="fix" style:repeat-content="false"/>
      <style:paragraph-properties fo:text-align="center" fo:margin-left="0in"/>
      <style:text-properties style:font-name="Liberation Sans"/>
    </style:style>
    <style:style style:name="ce41" style:family="table-cell" style:parent-style-name="Default" style:data-style-name="N100">
      <style:table-cell-properties style:text-align-source="fix" style:repeat-content="false"/>
      <style:paragraph-properties fo:text-align="center" fo:margin-left="0in"/>
    </style:style>
    <style:style style:name="ce49" style:family="table-cell" style:parent-style-name="Default">
      <style:table-cell-properties style:text-align-source="fix" style:repeat-content="false"/>
      <style:paragraph-properties fo:text-align="center" fo:margin-left="0in"/>
    </style:style>
    <style:style style:name="ce48" style:family="table-cell" style:parent-style-name="Default" style:data-style-name="N100">
      <style:table-cell-properties style:text-align-source="fix" style:repeat-content="false"/>
      <style:paragraph-properties fo:text-align="start" fo:margin-left="0in"/>
      <style:text-properties style:font-name="Liberation Sans"/>
    </style:style>
    <style:style style:name="ce102" style:family="table-cell" style:parent-style-name="Default" style:data-style-name="N100">
      <style:table-cell-properties style:text-align-source="fix" style:repeat-content="false"/>
      <style:paragraph-properties fo:text-align="start" fo:margin-left="0in"/>
    </style:style>
    <style:style style:name="ce11" style:family="table-cell" style:parent-style-name="Default" style:data-style-name="N100">
      <style:text-properties style:font-name="Liberation Sans"/>
    </style:style>
    <style:style style:name="ce105" style:family="table-cell" style:parent-style-name="Default" style:data-style-name="N4">
      <style:text-properties style:font-name="Liberation Sans" fo:font-weight="bold" style:font-weight-asian="bold" style:font-weight-complex="bold"/>
    </style:style>
    <style:style style:name="ce31" style:family="table-cell" style:parent-style-name="Default" style:data-style-name="N4">
      <style:text-properties style:font-name="Liberation Sans"/>
    </style:style>
    <style:style style:name="ce15" style:family="table-cell" style:parent-style-name="Default" style:data-style-name="N4"/>
    <style:style style:name="ce55" style:family="table-cell" style:parent-style-name="Default" style:data-style-name="N100">
      <style:table-cell-properties style:text-align-source="fix" style:repeat-content="false"/>
      <style:paragraph-properties fo:text-align="start" fo:margin-left="0in"/>
    </style:style>
  </office:automatic-styles>
  <office:body>
    <office:spreadsheet>
      <table:calculation-settings table:automatic-find-labels="false" table:use-regular-expressions="false" table:use-wildcards="true"/>
      <table:content-validations>
        <table:content-validation table:name="val1" table:condition="of:cell-content-text-length()&lt;=12" table:allow-empty-cell="true" table:base-cell-address="General.A3">
          <table:error-message table:message-type="stop" table:display="true"/>
        </table:content-validation>
        <table:content-validation table:name="val2" table:base-cell-address="Arcane.L2">
          <table:error-message table:message-type="stop" table:display="true"/>
        </table:content-validation>
        <table:content-validation table:name="val3" table:condition="of:cell-content-is-in-list(Equipment_Categories)" table:allow-empty-cell="true" table:display-list="unsorted" table:base-cell-address="Arcane.C2">
          <table:error-message table:message-type="stop" table:display="true"/>
        </table:content-validation>
        <table:content-validation table:name="val4" table:condition="of:cell-content-is-in-list(&quot;TRUE&quot;;&quot;FALSE&quot;)" table:allow-empty-cell="true" table:display-list="unsorted" table:base-cell-address="Shield.F1">
          <table:error-message table:message-type="stop" table:display="true"/>
        </table:content-validation>
        <table:content-validation table:name="val5" table:condition="of:cell-content-is-in-list(#REF!)" table:allow-empty-cell="true" table:display-list="unsorted" table:base-cell-address="Shield.G1">
          <table:error-message table:message-type="stop" table:display="true"/>
        </table:content-validation>
        <table:content-validation table:name="val6" table:condition="of:cell-content-is-in-list(Damage_Types)" table:allow-empty-cell="true" table:display-list="unsorted" table:base-cell-address="Arcane.J2">
          <table:error-message table:message-type="stop" table:display="true"/>
        </table:content-validation>
        <table:content-validation table:name="val7" table:condition="of:cell-content-is-in-list(#NAME?)" table:allow-empty-cell="true" table:display-list="unsorted" table:base-cell-address="Arcane.Q2">
          <table:error-message table:message-type="stop" table:display="true"/>
        </table:content-validation>
        <table:content-validation table:name="val8" table:condition="of:cell-content-is-in-list(#NAME?)" table:allow-empty-cell="true" table:display-list="unsorted" table:base-cell-address="Combat.I1">
          <table:error-message table:message-type="stop" table:display="true"/>
        </table:content-validation>
        <table:content-validation table:name="val9" table:condition="of:cell-content-is-in-list(Cclass)" table:allow-empty-cell="true" table:display-list="unsorted" table:base-cell-address="Monster.D1">
          <table:error-message table:message-type="stop" table:display="true"/>
        </table:content-validation>
        <table:content-validation table:name="val10" table:condition="of:cell-content-is-in-list(Weapon)" table:allow-empty-cell="true" table:display-list="unsorted" table:base-cell-address="Monster.K1">
          <table:error-message table:message-type="stop" table:display="true"/>
        </table:content-validation>
        <table:content-validation table:name="val11" table:condition="of:cell-content-is-in-list(Weapon)" table:allow-empty-cell="true" table:display-list="unsorted" table:base-cell-address="Armor.L1">
          <table:error-message table:message-type="stop" table:display="true"/>
        </table:content-validation>
        <table:content-validation table:name="val12" table:condition="of:cell-content-is-in-list(Armor)" table:allow-empty-cell="true" table:display-list="unsorted" table:base-cell-address="Armor.M1">
          <table:error-message table:message-type="stop" table:display="true"/>
        </table:content-validation>
        <table:content-validation table:name="val13" table:condition="of:cell-content-is-in-list(Shields)" table:allow-empty-cell="true" table:display-list="unsorted" table:base-cell-address="Character.N1">
          <table:error-message table:message-type="stop" table:display="true"/>
        </table:content-validation>
        <table:content-validation table:name="val14" table:condition="of:cell-content-is-in-list(Races)" table:allow-empty-cell="true" table:display-list="unsorted" table:base-cell-address="Shield.M2">
          <table:error-message table:message-type="stop" table:display="true"/>
        </table:content-validation>
        <table:content-validation table:name="val15" table:condition="of:cell-content-is-in-list(Races)" table:allow-empty-cell="true" table:display-list="unsorted" table:base-cell-address="Shield.M1">
          <table:error-message table:message-type="stop" table:display="true"/>
        </table:content-validation>
        <table:content-validation table:name="val16" table:condition="of:cell-content-is-in-list(Challenge_Ratings)" table:allow-empty-cell="true" table:display-list="unsorted" table:base-cell-address="Monster.C1">
          <table:error-message table:message-type="stop" table:display="true"/>
        </table:content-validation>
        <table:content-validation table:name="val17" table:condition="of:cell-content-is-in-list(Monster_Types)" table:allow-empty-cell="true" table:display-list="unsorted" table:base-cell-address="Character.M2">
          <table:error-message table:message-type="stop" table:display="true"/>
        </table:content-validation>
        <table:content-validation table:name="val18" table:condition="of:cell-content-is-in-list(#NAME?)" table:allow-empty-cell="true" table:display-list="unsorted" table:base-cell-address="Character.S2">
          <table:error-message table:message-type="stop" table:display="true"/>
        </table:content-validation>
        <table:content-validation table:name="val19" table:condition="of:cell-content-text-length()&lt;=12" table:allow-empty-cell="true" table:base-cell-address="Spell.A19">
          <table:error-message table:message-type="warning" table:display="true"/>
        </table:content-validation>
        <table:content-validation table:name="val20" table:condition="of:cell-content-is-whole-number() and cell-content-is-between(1,99)" table:allow-empty-cell="true" table:base-cell-address="Spell.F19">
          <table:error-message table:message-type="stop" table:display="true"/>
        </table:content-validation>
        <table:content-validation table:name="val21" table:condition="of:cell-content-is-in-list(#NAME?)" table:allow-empty-cell="true" table:display-list="unsorted" table:base-cell-address="Spell.G19">
          <table:error-message table:message-type="stop" table:display="true"/>
        </table:content-validation>
        <table:content-validation table:name="val22" table:condition="of:cell-content-is-whole-number() and cell-content-is-between(0,9)" table:allow-empty-cell="true" table:base-cell-address="Equipment.C2">
          <table:error-message table:message-type="stop" table:display="true"/>
        </table:content-validation>
        <table:content-validation table:name="val23" table:condition="of:cell-content-is-in-list(Arcane_Schools)" table:allow-empty-cell="true" table:display-list="unsorted" table:base-cell-address="Equipment.I2">
          <table:error-message table:message-type="stop" table:display="true"/>
        </table:content-validation>
        <table:content-validation table:name="val24" table:condition="of:cell-content-is-in-list(Area_of_Effect)" table:allow-empty-cell="true" table:display-list="unsorted" table:base-cell-address="Equipment.K2">
          <table:error-message table:message-type="stop" table:display="true"/>
        </table:content-validation>
        <table:content-validation table:name="val25" table:condition="of:cell-content-is-in-list(Damage_Types)" table:allow-empty-cell="true" table:display-list="unsorted" table:base-cell-address="Equipment.L2">
          <table:error-message table:message-type="stop" table:display="true"/>
        </table:content-validation>
        <table:content-validation table:name="val26" table:condition="of:cell-content-is-in-list(Abilities)" table:allow-empty-cell="true" table:display-list="unsorted" table:base-cell-address="Equipment.K2">
          <table:error-message table:message-type="stop" table:display="true"/>
        </table:content-validation>
        <table:content-validation table:name="val27" table:condition="of:cell-content-is-in-list(Equipment_Categories)" table:allow-empty-cell="true" table:display-list="unsorted" table:base-cell-address="Equipment.E2">
          <table:error-message table:message-type="stop" table:display="true"/>
        </table:content-validation>
        <table:content-validation table:name="val28" table:condition="of:cell-content-is-in-list(Damage_Types)" table:allow-empty-cell="true" table:display-list="unsorted" table:base-cell-address="General.E2">
          <table:error-message table:message-type="stop" table:display="true"/>
        </table:content-validation>
        <table:content-validation table:name="val29" table:condition="of:cell-content-is-in-list(#NAME?)" table:allow-empty-cell="false" table:display-list="unsorted" table:base-cell-address="Shield.G2">
          <table:error-message table:message-type="stop" table:display="true"/>
        </table:content-validation>
        <table:content-validation table:name="val30" table:condition="of:cell-content-is-in-list(#REF!)" table:allow-empty-cell="true" table:display-list="unsorted" table:base-cell-address="Spell.Q26">
          <table:error-message table:message-type="stop" table:display="true"/>
        </table:content-validation>
        <table:content-validation table:name="val31" table:condition="of:cell-content-is-in-list(#NAME?)" table:allow-empty-cell="true" table:display-list="unsorted" table:base-cell-address="General.L2">
          <table:error-message table:message-type="warning" table:display="true"/>
        </table:content-validation>
      </table:content-validations>
      <table:table table:name="Cover" table:style-name="ta1">
        <office:forms form:automatic-focus="false" form:apply-design-mode="false"/>
        <table:table-column table:style-name="co1" table:default-cell-style-name="ce12"/>
        <table:table-column table:style-name="co1" table:number-columns-repeated="3" table:default-cell-style-name="Default"/>
        <table:table-row table:style-name="ro1">
          <table:table-cell table:style-name="ce10" office:value-type="string" calcext:value-type="string" table:number-columns-spanned="4" table:number-rows-spanned="1">
            <text:p>PYRPS</text:p>
          </table:table-cell>
          <table:covered-table-cell table:number-columns-repeated="3"/>
        </table:table-row>
        <table:table-row table:style-name="ro2">
          <table:table-cell office:value-type="string" calcext:value-type="string" table:number-columns-spanned="4" table:number-rows-spanned="1">
            <text:p>D&amp;D: 5TH EDITION</text:p>
          </table:table-cell>
          <table:covered-table-cell table:number-columns-repeated="3"/>
        </table:table-row>
        <table:table-row table:style-name="ro2">
          <table:table-cell office:value-type="string" calcext:value-type="string" table:number-columns-spanned="4" table:number-rows-spanned="1">
            <text:p>Engine Data</text:p>
          </table:table-cell>
          <table:covered-table-cell table:number-columns-repeated="3"/>
        </table:table-row>
      </table:table>
      <table:table table:name="Arcane" table:style-name="ta1">
        <table:table-column table:style-name="co2" table:default-cell-style-name="ce27"/>
        <table:table-column table:style-name="co3" table:default-cell-style-name="Default"/>
        <table:table-column table:style-name="co4" table:default-cell-style-name="ce26"/>
        <table:table-row table:style-name="ro4">
          <table:table-cell table:style-name="ce8" office:value-type="string" calcext:value-type="string" table:number-columns-spanned="3" table:number-rows-spanned="1">
            <text:p>ARCANE</text:p>
          </table:table-cell>
          <table:covered-table-cell/>
          <table:covered-table-cell table:style-name="ce30"/>
        </table:table-row>
        <table:table-row table:style-name="ro5">
          <table:table-cell table:style-name="ce5" office:value-type="string" calcext:value-type="string" table:number-columns-spanned="3" table:number-rows-spanned="1">
            <text:p>ARCANE SCHOOLS</text:p>
          </table:table-cell>
          <table:covered-table-cell/>
          <table:covered-table-cell table:style-name="ce30"/>
        </table:table-row>
        <table:table-row table:style-name="ro5">
          <table:table-cell table:style-name="ce3" office:value-type="string" calcext:value-type="string">
            <text:p>obj_name</text:p>
          </table:table-cell>
          <table:table-cell table:style-name="ce3" office:value-type="string" calcext:value-type="string">
            <text:p>name</text:p>
          </table:table-cell>
          <table:table-cell table:style-name="ce38" office:value-type="string" calcext:value-type="string">
            <text:p>description</text:p>
          </table:table-cell>
        </table:table-row>
        <table:table-row table:style-name="ro5">
          <table:table-cell table:content-validation-name="val1" office:value-type="string" calcext:value-type="string">
            <text:p>ABJURATION</text:p>
          </table:table-cell>
          <table:table-cell table:style-name="ce33" office:value-type="string" calcext:value-type="string">
            <text:p>Abjuration</text:p>
          </table:table-cell>
          <table:table-cell table:style-name="ce44" office:value-type="string" calcext:value-type="string">
            <text:p>Abjuration spells are protective in nature, though some of them have aggressive uses. They create magical barriers, negate harmful effects, harm trespassers, or banish creatures to other planes of existence.</text:p>
          </table:table-cell>
        </table:table-row>
        <table:table-row table:style-name="ro5">
          <table:table-cell table:content-validation-name="val1" office:value-type="string" calcext:value-type="string">
            <text:p>CONJURATION</text:p>
          </table:table-cell>
          <table:table-cell table:style-name="ce33" office:value-type="string" calcext:value-type="string">
            <text:p>Conjuration</text:p>
          </table:table-cell>
          <table:table-cell table:style-name="ce44" office:value-type="string" calcext:value-type="string">
            <text:p>Conjuration spells involve the transportation of objects and creatures from one location to another. Some spells summon creatures or objects to the caster's side, whereas others allow the caster to teleport to another location. Some conjurations create objects or effects out of nothing.</text:p>
          </table:table-cell>
        </table:table-row>
        <table:table-row table:style-name="ro5">
          <table:table-cell table:content-validation-name="val1" office:value-type="string" calcext:value-type="string">
            <text:p>DIVINATION</text:p>
          </table:table-cell>
          <table:table-cell table:style-name="ce33" office:value-type="string" calcext:value-type="string">
            <text:p>Divination</text:p>
          </table:table-cell>
          <table:table-cell table:style-name="ce44" office:value-type="string" calcext:value-type="string">
            <text:p>Divination spells reveal information, whether in the form of secrets long forgotten, glimpses of the future, the locations of hidden things, the truth behind illusions, or visions of distant people or places.</text:p>
          </table:table-cell>
        </table:table-row>
        <table:table-row table:style-name="ro5">
          <table:table-cell table:content-validation-name="val1" office:value-type="string" calcext:value-type="string">
            <text:p>ENCHANTMENT</text:p>
          </table:table-cell>
          <table:table-cell table:style-name="ce33" office:value-type="string" calcext:value-type="string">
            <text:p>Enchantment</text:p>
          </table:table-cell>
          <table:table-cell table:style-name="ce44" office:value-type="string" calcext:value-type="string">
            <text:p>Enchantment spells affect the minds of others, influencing or controlling their behavior. Such spells can make enemies see the caster as a friend, force creatures to take a course of action, or even control another creature like a puppet.</text:p>
          </table:table-cell>
        </table:table-row>
        <table:table-row table:style-name="ro5">
          <table:table-cell table:content-validation-name="val1" office:value-type="string" calcext:value-type="string">
            <text:p>EVOCATION</text:p>
          </table:table-cell>
          <table:table-cell table:style-name="ce33" office:value-type="string" calcext:value-type="string">
            <text:p>Evocation</text:p>
          </table:table-cell>
          <table:table-cell table:style-name="ce44" office:value-type="string" calcext:value-type="string">
            <text:p>Evocation spells manipulate magical energy to produce a desired effect. Some call up blasts of fire or lightning. Others channel positive energy to heal wounds.</text:p>
          </table:table-cell>
        </table:table-row>
        <table:table-row table:style-name="ro5">
          <table:table-cell table:content-validation-name="val1" office:value-type="string" calcext:value-type="string">
            <text:p>ILLUSION</text:p>
          </table:table-cell>
          <table:table-cell table:style-name="ce33" office:value-type="string" calcext:value-type="string">
            <text:p>Illusion</text:p>
          </table:table-cell>
          <table:table-cell table:style-name="ce44" office:value-type="string" calcext:value-type="string">
            <text:p>Illusion spells deceive the senses or minds of others. They cause people to see things that are not there, to miss things that are there, to hear phantom noises, or to remember things that never happened. Some illusions create phantom images that any creature can see, but the most insidious illusions plant an image directly in the mind of a creature.</text:p>
          </table:table-cell>
        </table:table-row>
        <table:table-row table:style-name="ro5">
          <table:table-cell table:content-validation-name="val1" office:value-type="string" calcext:value-type="string">
            <text:p>NECROMANCY</text:p>
          </table:table-cell>
          <table:table-cell table:style-name="ce33" office:value-type="string" calcext:value-type="string">
            <text:p>Necromancy</text:p>
          </table:table-cell>
          <table:table-cell table:style-name="ce44" office:value-type="string" calcext:value-type="string">
            <text:p>Necromancy spells manipulate the energies of life and death. Such spells can grant an extra reserve of life force, drain the life energy from another creature, create the undead, or even bring the dead back to life. Creating the undead through the use of necromancy spells such as animate dead is not a good act, and only evil casters use such spells frequently.</text:p>
          </table:table-cell>
        </table:table-row>
        <table:table-row table:style-name="ro5">
          <table:table-cell table:content-validation-name="val1" office:value-type="string" calcext:value-type="string">
            <text:p>TRANSMUTATN</text:p>
          </table:table-cell>
          <table:table-cell table:style-name="ce33" office:value-type="string" calcext:value-type="string">
            <text:p>Transmutation</text:p>
          </table:table-cell>
          <table:table-cell table:style-name="ce44" office:value-type="string" calcext:value-type="string">
            <text:p>Transmutation spells change the properties of a creature, object, or environment. They might turn an enemy into a harmless creature, bolster the strength of an ally, make an object move at the caster's command, or enhance a creature's innate healing abilities to rapidly recover from injury.</text:p>
          </table:table-cell>
        </table:table-row>
        <table:table-row table:style-name="ro5">
          <table:table-cell table:style-name="Default"/>
          <table:table-cell/>
          <table:table-cell table:style-name="Default"/>
        </table:table-row>
        <table:table-row table:style-name="ro5">
          <table:table-cell table:style-name="ce5" office:value-type="string" calcext:value-type="string">
            <text:p>AREA OF EFFECT</text:p>
          </table:table-cell>
          <table:table-cell table:number-columns-repeated="2"/>
        </table:table-row>
        <table:table-row table:style-name="ro5">
          <table:table-cell table:style-name="ce23" office:value-type="string" calcext:value-type="string">
            <text:p>objid</text:p>
          </table:table-cell>
          <table:table-cell table:style-name="ce47" office:value-type="string" calcext:value-type="string">
            <text:p>name</text:p>
          </table:table-cell>
          <table:table-cell table:style-name="ce38" office:value-type="string" calcext:value-type="string">
            <text:p>description</text:p>
          </table:table-cell>
        </table:table-row>
        <table:table-row table:style-name="ro5">
          <table:table-cell table:style-name="ce25" table:content-validation-name="val1" office:value-type="string" calcext:value-type="string">
            <text:p>CONE</text:p>
          </table:table-cell>
          <table:table-cell office:value-type="string" calcext:value-type="string">
            <text:p>Cone</text:p>
          </table:table-cell>
          <table:table-cell table:style-name="ce45" office:value-type="string" calcext:value-type="string">
            <text:p>A cone extends in a direction you choose from its point of origin. A cone's width at a given point along its length is equal to that point's distance from the point of origin. A cone's area of effect specifies its maximum length. A cone's point of origin is not included in the cone's area of effect, unless you decide otherwise.</text:p>
          </table:table-cell>
        </table:table-row>
        <table:table-row table:style-name="ro5">
          <table:table-cell table:style-name="ce25" table:content-validation-name="val1" office:value-type="string" calcext:value-type="string">
            <text:p>CUBE</text:p>
          </table:table-cell>
          <table:table-cell office:value-type="string" calcext:value-type="string">
            <text:p>Cube</text:p>
          </table:table-cell>
          <table:table-cell table:style-name="ce45" office:value-type="string" calcext:value-type="string">
            <text:p>You select a cube's point of origin, which lies anywhere on a face of the cubic effect. The cube's size is expressed as the length of each side. A cube's point of origin is not included in the cube's area of effect, unless you decide otherwise.</text:p>
          </table:table-cell>
        </table:table-row>
        <table:table-row table:style-name="ro5">
          <table:table-cell table:style-name="ce25" table:content-validation-name="val1" office:value-type="string" calcext:value-type="string">
            <text:p>CYLINDER</text:p>
          </table:table-cell>
          <table:table-cell office:value-type="string" calcext:value-type="string">
            <text:p>Cylinder</text:p>
          </table:table-cell>
          <table:table-cell table:style-name="ce45" office:value-type="string" calcext:value-type="string">
            <text:p>A cylinder's point of origin is the center of a circle of a particular radius, as given in the spell description. The circle must either be on the ground or at the height of the spell effect. The energy in a cylinder expands in straight lines from the point of origin to the perimeter of the circle, forming the base of the cylinder. The spell's effect then shoots up from the base or down from the top, to a distance equal to the height of the cylinder. A cylinder's point of origin is included in the cylinder's area of effect.</text:p>
          </table:table-cell>
        </table:table-row>
        <table:table-row table:style-name="ro5">
          <table:table-cell table:style-name="ce25" table:content-validation-name="val1" office:value-type="string" calcext:value-type="string">
            <text:p>LINE</text:p>
          </table:table-cell>
          <table:table-cell office:value-type="string" calcext:value-type="string">
            <text:p>Line</text:p>
          </table:table-cell>
          <table:table-cell table:style-name="ce45" office:value-type="string" calcext:value-type="string">
            <text:p>A line extends from its point of origin in a straight path up to its length and covers an area defined by its width. A line's point of origin is not included in the line's area of effect, unless you decide otherwise.</text:p>
          </table:table-cell>
        </table:table-row>
        <table:table-row table:style-name="ro5">
          <table:table-cell table:style-name="ce25" table:content-validation-name="val1" office:value-type="string" calcext:value-type="string">
            <text:p>SPHERE</text:p>
          </table:table-cell>
          <table:table-cell office:value-type="string" calcext:value-type="string">
            <text:p>Sphere</text:p>
          </table:table-cell>
          <table:table-cell table:style-name="ce45" office:value-type="string" calcext:value-type="string">
            <text:p>You select a sphere's point of origin, and the sphere extends outward from that point. The sphere's size is ex- pressed as a radius in feet that extends from the point. A sphere's point of origin is included in the sphere's area of effect.</text:p>
          </table:table-cell>
        </table:table-row>
        <table:table-row table:style-name="ro5">
          <table:table-cell table:style-name="ce25" table:content-validation-name="val1"/>
          <table:table-cell table:number-columns-repeated="2"/>
        </table:table-row>
        <table:table-row table:style-name="ro5">
          <table:table-cell table:style-name="ce40" office:value-type="string" calcext:value-type="string" table:number-columns-spanned="3" table:number-rows-spanned="1">
            <text:p>SPELL COMPONENTS</text:p>
          </table:table-cell>
          <table:covered-table-cell table:number-columns-repeated="2" table:style-name="ce3"/>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38" office:value-type="string" calcext:value-type="string">
            <text:p>description</text:p>
          </table:table-cell>
        </table:table-row>
        <table:table-row table:style-name="ro5">
          <table:table-cell table:content-validation-name="val1" office:value-type="string" calcext:value-type="string">
            <text:p>VERBAL</text:p>
          </table:table-cell>
          <table:table-cell table:style-name="ce33" office:value-type="string" calcext:value-type="string">
            <text:p>Verbal</text:p>
          </table:table-cell>
          <table:table-cell table:style-name="ce44" office:value-type="string" calcext:value-type="string">
            <text:p>Most spells require the chanting of mystic words. The words themselves aren't the source of the spell's power; rather, the particular combination of sounds, with specific pitch and resonance, sets the threads of magic in motion. Thus, a character who is gagged or in an area of silence, such as one created by the silence spell, can't cast a spell with a verbal component.</text:p>
          </table:table-cell>
        </table:table-row>
        <table:table-row table:style-name="ro5">
          <table:table-cell table:content-validation-name="val1" office:value-type="string" calcext:value-type="string">
            <text:p>SOMATIC</text:p>
          </table:table-cell>
          <table:table-cell table:style-name="ce33" office:value-type="string" calcext:value-type="string">
            <text:p>Somatic</text:p>
          </table:table-cell>
          <table:table-cell table:style-name="ce44" office:value-type="string" calcext:value-type="string">
            <text:p>Spellcasting gestures might include a forceful gesticulation or an intricate set of gestures. If a spell requires a somatic component, the caster must have free use of at least one hand to perform these gestures.</text:p>
          </table:table-cell>
        </table:table-row>
        <table:table-row table:style-name="ro5">
          <table:table-cell table:content-validation-name="val1" office:value-type="string" calcext:value-type="string">
            <text:p>MATERIAL</text:p>
          </table:table-cell>
          <table:table-cell table:style-name="ce33" office:value-type="string" calcext:value-type="string">
            <text:p>Material</text:p>
          </table:table-cell>
          <table:table-cell table:style-name="ce44" office:value-type="string" calcext:value-type="string">
            <text:p>Casting some spells requires particular objects. If a spell states that a material component is consumed by the spell, the caster must provide this component for each casting of the spell.</text:p>
          </table:table-cell>
        </table:table-row>
        <table:table-row table:style-name="ro5">
          <table:table-cell table:content-validation-name="val1"/>
          <table:table-cell table:number-columns-repeated="2"/>
        </table:table-row>
        <table:table-row table:style-name="ro5">
          <table:table-cell table:style-name="ce40" table:content-validation-name="val1" office:value-type="string" calcext:value-type="string">
            <text:p>SPELL TAGS</text:p>
          </table:table-cell>
          <table:table-cell table:number-columns-repeated="2"/>
        </table:table-row>
        <table:table-row table:style-name="ro5">
          <table:table-cell table:content-validation-name="val1" office:value-type="string" calcext:value-type="string">
            <text:p>Damage</text:p>
          </table:table-cell>
          <table:table-cell table:number-columns-repeated="2"/>
        </table:table-row>
        <table:table-row table:style-name="ro5">
          <table:table-cell table:content-validation-name="val1" office:value-type="string" calcext:value-type="string">
            <text:p>Creation</text:p>
          </table:table-cell>
          <table:table-cell table:number-columns-repeated="2"/>
        </table:table-row>
        <table:table-row table:style-name="ro5">
          <table:table-cell table:content-validation-name="val1" office:value-type="string" calcext:value-type="string">
            <text:p>Utility</text:p>
          </table:table-cell>
          <table:table-cell table:number-columns-repeated="2"/>
        </table:table-row>
        <table:table-row table:style-name="ro5">
          <table:table-cell table:content-validation-name="val1" office:value-type="string" calcext:value-type="string">
            <text:p>Control</text:p>
          </table:table-cell>
          <table:table-cell table:number-columns-repeated="2"/>
        </table:table-row>
        <table:table-row table:style-name="ro5" table:number-rows-repeated="1048544">
          <table:table-cell table:content-validation-name="val1"/>
          <table:table-cell table:number-columns-repeated="2"/>
        </table:table-row>
        <table:table-row table:style-name="ro5">
          <table:table-cell table:content-validation-name="val1"/>
          <table:table-cell table:number-columns-repeated="2"/>
        </table:table-row>
      </table:table>
      <table:table table:name="Combat" table:style-name="ta1">
        <table:table-column table:style-name="co5" table:default-cell-style-name="ce25"/>
        <table:table-column table:style-name="co6" table:default-cell-style-name="Default"/>
        <table:table-column table:style-name="co7" table:default-cell-style-name="Default"/>
        <table:table-column table:style-name="co8" table:default-cell-style-name="Default"/>
        <table:table-column table:style-name="co1" table:number-columns-repeated="16380" table:default-cell-style-name="Default"/>
        <table:table-row table:style-name="ro6">
          <table:table-cell table:style-name="ce35" office:value-type="string" calcext:value-type="string" table:number-columns-spanned="3" table:number-rows-spanned="1">
            <text:p>COMBAT</text:p>
          </table:table-cell>
          <table:covered-table-cell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cell table:style-name="ce3" table:number-columns-repeated="2"/>
          <table:table-cell table:style-name="ce59"/>
        </table:table-row>
        <table:table-row table:style-name="ro7">
          <table:table-cell table:style-name="ce59" office:value-type="string" calcext:value-type="string" table:number-columns-spanned="4" table:number-rows-spanned="1">
            <text:p>CHALLENGE RATINGS</text:p>
          </table:table-cell>
          <table:covered-table-cell table:number-columns-repeated="2" table:style-name="ce3"/>
          <table:covered-table-cell/>
          <table:table-cell table:number-columns-repeated="16380"/>
        </table:table-row>
        <table:table-row table:style-name="ro7">
          <table:table-cell table:style-name="ce47" office:value-type="string" calcext:value-type="string">
            <text:p>objid</text:p>
          </table:table-cell>
          <table:table-cell table:style-name="ce51" office:value-type="string" calcext:value-type="string">
            <text:p>rating</text:p>
          </table:table-cell>
          <table:table-cell table:style-name="ce3" office:value-type="string" calcext:value-type="string">
            <text:p>experience_points</text:p>
          </table:table-cell>
          <table:table-cell table:style-name="ce3" office:value-type="string" calcext:value-type="string">
            <text:p>proficiency_bonus</text:p>
          </table:table-cell>
          <table:table-cell table:number-columns-repeated="16380"/>
        </table:table-row>
        <table:table-row table:style-name="ro7">
          <table:table-cell table:style-name="ce27" office:value-type="string" calcext:value-type="string">
            <text:p>CR0</text:p>
          </table:table-cell>
          <table:table-cell table:style-name="ce30" office:value-type="string" calcext:value-type="string">
            <text:p>CR 0</text:p>
          </table:table-cell>
          <table:table-cell table:style-name="ce52" office:value-type="float" office:value="10" calcext:value-type="float">
            <text:p>1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1_8</text:p>
          </table:table-cell>
          <table:table-cell table:style-name="ce30" office:value-type="string" calcext:value-type="string">
            <text:p>CR 1/8</text:p>
          </table:table-cell>
          <table:table-cell table:style-name="ce52" office:value-type="float" office:value="25" calcext:value-type="float">
            <text:p>25</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1_4</text:p>
          </table:table-cell>
          <table:table-cell table:style-name="ce30" office:value-type="string" calcext:value-type="string">
            <text:p>CR 1/4</text:p>
          </table:table-cell>
          <table:table-cell table:style-name="ce52" office:value-type="float" office:value="50" calcext:value-type="float">
            <text:p>5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1_2</text:p>
          </table:table-cell>
          <table:table-cell table:style-name="ce30" office:value-type="string" calcext:value-type="string">
            <text:p>CR 1/2</text:p>
          </table:table-cell>
          <table:table-cell table:style-name="ce52" office:value-type="float" office:value="100" calcext:value-type="float">
            <text:p>10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1</text:p>
          </table:table-cell>
          <table:table-cell table:style-name="ce30" office:value-type="string" calcext:value-type="string">
            <text:p>CR 1</text:p>
          </table:table-cell>
          <table:table-cell table:style-name="ce52" office:value-type="float" office:value="200" calcext:value-type="float">
            <text:p>20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2</text:p>
          </table:table-cell>
          <table:table-cell table:style-name="ce30" office:value-type="string" calcext:value-type="string">
            <text:p>CR 2</text:p>
          </table:table-cell>
          <table:table-cell table:style-name="ce52" office:value-type="float" office:value="450" calcext:value-type="float">
            <text:p>45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3</text:p>
          </table:table-cell>
          <table:table-cell table:style-name="ce30" office:value-type="string" calcext:value-type="string">
            <text:p>CR 3</text:p>
          </table:table-cell>
          <table:table-cell table:style-name="ce52" office:value-type="float" office:value="700" calcext:value-type="float">
            <text:p>70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4</text:p>
          </table:table-cell>
          <table:table-cell table:style-name="ce30" office:value-type="string" calcext:value-type="string">
            <text:p>CR 4</text:p>
          </table:table-cell>
          <table:table-cell table:style-name="ce52" office:value-type="float" office:value="1100" calcext:value-type="float">
            <text:p>1100</text:p>
          </table:table-cell>
          <table:table-cell table:style-name="ce52" office:value-type="float" office:value="2" calcext:value-type="float">
            <text:p>2</text:p>
          </table:table-cell>
          <table:table-cell table:number-columns-repeated="16380"/>
        </table:table-row>
        <table:table-row table:style-name="ro7">
          <table:table-cell table:style-name="ce27" office:value-type="string" calcext:value-type="string">
            <text:p>CR5</text:p>
          </table:table-cell>
          <table:table-cell table:style-name="ce30" office:value-type="string" calcext:value-type="string">
            <text:p>CR 5</text:p>
          </table:table-cell>
          <table:table-cell table:style-name="ce52" office:value-type="float" office:value="1800" calcext:value-type="float">
            <text:p>1800</text:p>
          </table:table-cell>
          <table:table-cell table:style-name="ce52" office:value-type="float" office:value="3" calcext:value-type="float">
            <text:p>3</text:p>
          </table:table-cell>
          <table:table-cell table:number-columns-repeated="16380"/>
        </table:table-row>
        <table:table-row table:style-name="ro7">
          <table:table-cell table:style-name="ce27" office:value-type="string" calcext:value-type="string">
            <text:p>CR6</text:p>
          </table:table-cell>
          <table:table-cell table:style-name="ce30" office:value-type="string" calcext:value-type="string">
            <text:p>CR 6</text:p>
          </table:table-cell>
          <table:table-cell table:style-name="ce52" office:value-type="float" office:value="2300" calcext:value-type="float">
            <text:p>2300</text:p>
          </table:table-cell>
          <table:table-cell table:style-name="ce52" office:value-type="float" office:value="3" calcext:value-type="float">
            <text:p>3</text:p>
          </table:table-cell>
          <table:table-cell table:number-columns-repeated="16380"/>
        </table:table-row>
        <table:table-row table:style-name="ro7">
          <table:table-cell table:style-name="ce27" office:value-type="string" calcext:value-type="string">
            <text:p>CR7</text:p>
          </table:table-cell>
          <table:table-cell table:style-name="ce30" office:value-type="string" calcext:value-type="string">
            <text:p>CR 7</text:p>
          </table:table-cell>
          <table:table-cell table:style-name="ce52" office:value-type="float" office:value="2900" calcext:value-type="float">
            <text:p>2900</text:p>
          </table:table-cell>
          <table:table-cell table:style-name="ce52" office:value-type="float" office:value="3" calcext:value-type="float">
            <text:p>3</text:p>
          </table:table-cell>
          <table:table-cell table:number-columns-repeated="16380"/>
        </table:table-row>
        <table:table-row table:style-name="ro7">
          <table:table-cell table:style-name="ce27" office:value-type="string" calcext:value-type="string">
            <text:p>CR8</text:p>
          </table:table-cell>
          <table:table-cell table:style-name="ce30" office:value-type="string" calcext:value-type="string">
            <text:p>CR 8</text:p>
          </table:table-cell>
          <table:table-cell table:style-name="ce52" office:value-type="float" office:value="3900" calcext:value-type="float">
            <text:p>3900</text:p>
          </table:table-cell>
          <table:table-cell table:style-name="ce52" office:value-type="float" office:value="3" calcext:value-type="float">
            <text:p>3</text:p>
          </table:table-cell>
          <table:table-cell table:number-columns-repeated="16380"/>
        </table:table-row>
        <table:table-row table:style-name="ro7">
          <table:table-cell table:style-name="ce27" office:value-type="string" calcext:value-type="string">
            <text:p>CR9</text:p>
          </table:table-cell>
          <table:table-cell table:style-name="ce30" office:value-type="string" calcext:value-type="string">
            <text:p>CR 9</text:p>
          </table:table-cell>
          <table:table-cell table:style-name="ce52" office:value-type="float" office:value="5000" calcext:value-type="float">
            <text:p>5000</text:p>
          </table:table-cell>
          <table:table-cell table:style-name="ce52" office:value-type="float" office:value="4" calcext:value-type="float">
            <text:p>4</text:p>
          </table:table-cell>
          <table:table-cell table:number-columns-repeated="16380"/>
        </table:table-row>
        <table:table-row table:style-name="ro7">
          <table:table-cell table:style-name="ce27" office:value-type="string" calcext:value-type="string">
            <text:p>CR10</text:p>
          </table:table-cell>
          <table:table-cell table:style-name="ce30" office:value-type="string" calcext:value-type="string">
            <text:p>CR 10</text:p>
          </table:table-cell>
          <table:table-cell table:style-name="ce52" office:value-type="float" office:value="5900" calcext:value-type="float">
            <text:p>5900</text:p>
          </table:table-cell>
          <table:table-cell table:style-name="ce52" office:value-type="float" office:value="4" calcext:value-type="float">
            <text:p>4</text:p>
          </table:table-cell>
          <table:table-cell table:number-columns-repeated="16380"/>
        </table:table-row>
        <table:table-row table:style-name="ro7">
          <table:table-cell table:style-name="ce27" office:value-type="string" calcext:value-type="string">
            <text:p>CR11</text:p>
          </table:table-cell>
          <table:table-cell table:style-name="ce30" office:value-type="string" calcext:value-type="string">
            <text:p>CR 11</text:p>
          </table:table-cell>
          <table:table-cell table:style-name="ce52" office:value-type="float" office:value="7200" calcext:value-type="float">
            <text:p>7200</text:p>
          </table:table-cell>
          <table:table-cell table:style-name="ce52" office:value-type="float" office:value="4" calcext:value-type="float">
            <text:p>4</text:p>
          </table:table-cell>
          <table:table-cell table:number-columns-repeated="16380"/>
        </table:table-row>
        <table:table-row table:style-name="ro7">
          <table:table-cell table:style-name="ce27" office:value-type="string" calcext:value-type="string">
            <text:p>CR12</text:p>
          </table:table-cell>
          <table:table-cell table:style-name="ce30" office:value-type="string" calcext:value-type="string">
            <text:p>CR 12</text:p>
          </table:table-cell>
          <table:table-cell table:style-name="ce52" office:value-type="float" office:value="8400" calcext:value-type="float">
            <text:p>8400</text:p>
          </table:table-cell>
          <table:table-cell table:style-name="ce52" office:value-type="float" office:value="4" calcext:value-type="float">
            <text:p>4</text:p>
          </table:table-cell>
          <table:table-cell table:number-columns-repeated="16380"/>
        </table:table-row>
        <table:table-row table:style-name="ro7">
          <table:table-cell table:style-name="ce27" office:value-type="string" calcext:value-type="string">
            <text:p>CR13</text:p>
          </table:table-cell>
          <table:table-cell table:style-name="ce30" office:value-type="string" calcext:value-type="string">
            <text:p>CR 13</text:p>
          </table:table-cell>
          <table:table-cell table:style-name="ce52" office:value-type="float" office:value="10000" calcext:value-type="float">
            <text:p>10000</text:p>
          </table:table-cell>
          <table:table-cell table:style-name="ce52" office:value-type="float" office:value="5" calcext:value-type="float">
            <text:p>5</text:p>
          </table:table-cell>
          <table:table-cell table:number-columns-repeated="16380"/>
        </table:table-row>
        <table:table-row table:style-name="ro7">
          <table:table-cell table:style-name="ce27" office:value-type="string" calcext:value-type="string">
            <text:p>CR14</text:p>
          </table:table-cell>
          <table:table-cell table:style-name="ce30" office:value-type="string" calcext:value-type="string">
            <text:p>CR 14</text:p>
          </table:table-cell>
          <table:table-cell table:style-name="ce52" office:value-type="float" office:value="11500" calcext:value-type="float">
            <text:p>11500</text:p>
          </table:table-cell>
          <table:table-cell table:style-name="ce52" office:value-type="float" office:value="5" calcext:value-type="float">
            <text:p>5</text:p>
          </table:table-cell>
          <table:table-cell table:number-columns-repeated="16380"/>
        </table:table-row>
        <table:table-row table:style-name="ro7">
          <table:table-cell table:style-name="ce27" office:value-type="string" calcext:value-type="string">
            <text:p>CR15</text:p>
          </table:table-cell>
          <table:table-cell table:style-name="ce30" office:value-type="string" calcext:value-type="string">
            <text:p>CR 15</text:p>
          </table:table-cell>
          <table:table-cell table:style-name="ce52" office:value-type="float" office:value="13000" calcext:value-type="float">
            <text:p>13000</text:p>
          </table:table-cell>
          <table:table-cell table:style-name="ce52" office:value-type="float" office:value="5" calcext:value-type="float">
            <text:p>5</text:p>
          </table:table-cell>
          <table:table-cell table:number-columns-repeated="16380"/>
        </table:table-row>
        <table:table-row table:style-name="ro7">
          <table:table-cell table:style-name="ce27" office:value-type="string" calcext:value-type="string">
            <text:p>CR16</text:p>
          </table:table-cell>
          <table:table-cell table:style-name="ce30" office:value-type="string" calcext:value-type="string">
            <text:p>CR 16</text:p>
          </table:table-cell>
          <table:table-cell table:style-name="ce52" office:value-type="float" office:value="15000" calcext:value-type="float">
            <text:p>15000</text:p>
          </table:table-cell>
          <table:table-cell table:style-name="ce52" office:value-type="float" office:value="5" calcext:value-type="float">
            <text:p>5</text:p>
          </table:table-cell>
          <table:table-cell table:number-columns-repeated="16380"/>
        </table:table-row>
        <table:table-row table:style-name="ro7">
          <table:table-cell table:style-name="ce27" office:value-type="string" calcext:value-type="string">
            <text:p>CR17</text:p>
          </table:table-cell>
          <table:table-cell table:style-name="ce30" office:value-type="string" calcext:value-type="string">
            <text:p>CR 17</text:p>
          </table:table-cell>
          <table:table-cell table:style-name="ce52" office:value-type="float" office:value="18000" calcext:value-type="float">
            <text:p>18000</text:p>
          </table:table-cell>
          <table:table-cell table:style-name="ce52" office:value-type="float" office:value="6" calcext:value-type="float">
            <text:p>6</text:p>
          </table:table-cell>
          <table:table-cell table:number-columns-repeated="16380"/>
        </table:table-row>
        <table:table-row table:style-name="ro7">
          <table:table-cell table:style-name="ce27" office:value-type="string" calcext:value-type="string">
            <text:p>CR18</text:p>
          </table:table-cell>
          <table:table-cell table:style-name="ce30" office:value-type="string" calcext:value-type="string">
            <text:p>CR 18</text:p>
          </table:table-cell>
          <table:table-cell table:style-name="ce52" office:value-type="float" office:value="20000" calcext:value-type="float">
            <text:p>20000</text:p>
          </table:table-cell>
          <table:table-cell table:style-name="ce52" office:value-type="float" office:value="6" calcext:value-type="float">
            <text:p>6</text:p>
          </table:table-cell>
          <table:table-cell table:number-columns-repeated="16380"/>
        </table:table-row>
        <table:table-row table:style-name="ro7">
          <table:table-cell table:style-name="ce27" office:value-type="string" calcext:value-type="string">
            <text:p>CR19</text:p>
          </table:table-cell>
          <table:table-cell table:style-name="ce30" office:value-type="string" calcext:value-type="string">
            <text:p>CR 19</text:p>
          </table:table-cell>
          <table:table-cell table:style-name="ce52" office:value-type="float" office:value="22000" calcext:value-type="float">
            <text:p>22000</text:p>
          </table:table-cell>
          <table:table-cell table:style-name="ce52" office:value-type="float" office:value="6" calcext:value-type="float">
            <text:p>6</text:p>
          </table:table-cell>
          <table:table-cell table:number-columns-repeated="16380"/>
        </table:table-row>
        <table:table-row table:style-name="ro7">
          <table:table-cell table:style-name="ce27" office:value-type="string" calcext:value-type="string">
            <text:p>CR20</text:p>
          </table:table-cell>
          <table:table-cell table:style-name="ce30" office:value-type="string" calcext:value-type="string">
            <text:p>CR 20</text:p>
          </table:table-cell>
          <table:table-cell table:style-name="ce52" office:value-type="float" office:value="25000" calcext:value-type="float">
            <text:p>25000</text:p>
          </table:table-cell>
          <table:table-cell table:style-name="ce52" office:value-type="float" office:value="6" calcext:value-type="float">
            <text:p>6</text:p>
          </table:table-cell>
          <table:table-cell table:number-columns-repeated="16380"/>
        </table:table-row>
        <table:table-row table:style-name="ro7">
          <table:table-cell table:style-name="ce27" office:value-type="string" calcext:value-type="string">
            <text:p>CR21</text:p>
          </table:table-cell>
          <table:table-cell table:style-name="ce30" office:value-type="string" calcext:value-type="string">
            <text:p>CR 21</text:p>
          </table:table-cell>
          <table:table-cell table:style-name="ce52" office:value-type="float" office:value="33000" calcext:value-type="float">
            <text:p>33000</text:p>
          </table:table-cell>
          <table:table-cell table:style-name="ce52" office:value-type="float" office:value="7" calcext:value-type="float">
            <text:p>7</text:p>
          </table:table-cell>
          <table:table-cell table:number-columns-repeated="16380"/>
        </table:table-row>
        <table:table-row table:style-name="ro7">
          <table:table-cell table:style-name="ce27" office:value-type="string" calcext:value-type="string">
            <text:p>CR22</text:p>
          </table:table-cell>
          <table:table-cell table:style-name="ce30" office:value-type="string" calcext:value-type="string">
            <text:p>CR 22</text:p>
          </table:table-cell>
          <table:table-cell table:style-name="ce52" office:value-type="float" office:value="41000" calcext:value-type="float">
            <text:p>41000</text:p>
          </table:table-cell>
          <table:table-cell table:style-name="ce52" office:value-type="float" office:value="7" calcext:value-type="float">
            <text:p>7</text:p>
          </table:table-cell>
          <table:table-cell table:number-columns-repeated="16380"/>
        </table:table-row>
        <table:table-row table:style-name="ro7">
          <table:table-cell table:style-name="ce27" office:value-type="string" calcext:value-type="string">
            <text:p>CR23</text:p>
          </table:table-cell>
          <table:table-cell table:style-name="ce30" office:value-type="string" calcext:value-type="string">
            <text:p>CR 23</text:p>
          </table:table-cell>
          <table:table-cell table:style-name="ce52" office:value-type="float" office:value="50000" calcext:value-type="float">
            <text:p>50000</text:p>
          </table:table-cell>
          <table:table-cell table:style-name="ce52" office:value-type="float" office:value="7" calcext:value-type="float">
            <text:p>7</text:p>
          </table:table-cell>
          <table:table-cell table:number-columns-repeated="16380"/>
        </table:table-row>
        <table:table-row table:style-name="ro7">
          <table:table-cell table:style-name="ce27" office:value-type="string" calcext:value-type="string">
            <text:p>CR24</text:p>
          </table:table-cell>
          <table:table-cell table:style-name="ce30" office:value-type="string" calcext:value-type="string">
            <text:p>CR 24</text:p>
          </table:table-cell>
          <table:table-cell table:style-name="ce52" office:value-type="float" office:value="62000" calcext:value-type="float">
            <text:p>62000</text:p>
          </table:table-cell>
          <table:table-cell table:style-name="ce52" office:value-type="float" office:value="7" calcext:value-type="float">
            <text:p>7</text:p>
          </table:table-cell>
          <table:table-cell table:number-columns-repeated="16380"/>
        </table:table-row>
        <table:table-row table:style-name="ro7">
          <table:table-cell table:style-name="ce27" office:value-type="string" calcext:value-type="string">
            <text:p>CR25</text:p>
          </table:table-cell>
          <table:table-cell table:style-name="ce30" office:value-type="string" calcext:value-type="string">
            <text:p>CR 25</text:p>
          </table:table-cell>
          <table:table-cell table:style-name="ce52" office:value-type="float" office:value="75000" calcext:value-type="float">
            <text:p>75000</text:p>
          </table:table-cell>
          <table:table-cell table:style-name="ce52" office:value-type="float" office:value="8" calcext:value-type="float">
            <text:p>8</text:p>
          </table:table-cell>
          <table:table-cell table:number-columns-repeated="16380"/>
        </table:table-row>
        <table:table-row table:style-name="ro7">
          <table:table-cell table:style-name="ce27" office:value-type="string" calcext:value-type="string">
            <text:p>CR26</text:p>
          </table:table-cell>
          <table:table-cell table:style-name="ce30" office:value-type="string" calcext:value-type="string">
            <text:p>CR 26</text:p>
          </table:table-cell>
          <table:table-cell table:style-name="ce52" office:value-type="float" office:value="90000" calcext:value-type="float">
            <text:p>90000</text:p>
          </table:table-cell>
          <table:table-cell table:style-name="ce52" office:value-type="float" office:value="8" calcext:value-type="float">
            <text:p>8</text:p>
          </table:table-cell>
          <table:table-cell table:number-columns-repeated="16380"/>
        </table:table-row>
        <table:table-row table:style-name="ro7">
          <table:table-cell table:style-name="ce27" office:value-type="string" calcext:value-type="string">
            <text:p>CR27</text:p>
          </table:table-cell>
          <table:table-cell table:style-name="ce30" office:value-type="string" calcext:value-type="string">
            <text:p>CR 27</text:p>
          </table:table-cell>
          <table:table-cell table:style-name="ce52" office:value-type="float" office:value="105000" calcext:value-type="float">
            <text:p>105000</text:p>
          </table:table-cell>
          <table:table-cell table:style-name="ce52" office:value-type="float" office:value="8" calcext:value-type="float">
            <text:p>8</text:p>
          </table:table-cell>
          <table:table-cell table:number-columns-repeated="16380"/>
        </table:table-row>
        <table:table-row table:style-name="ro7">
          <table:table-cell table:style-name="ce27" office:value-type="string" calcext:value-type="string">
            <text:p>CR28</text:p>
          </table:table-cell>
          <table:table-cell table:style-name="ce30" office:value-type="string" calcext:value-type="string">
            <text:p>CR 28</text:p>
          </table:table-cell>
          <table:table-cell table:style-name="ce52" office:value-type="float" office:value="120000" calcext:value-type="float">
            <text:p>120000</text:p>
          </table:table-cell>
          <table:table-cell table:style-name="ce52" office:value-type="float" office:value="8" calcext:value-type="float">
            <text:p>8</text:p>
          </table:table-cell>
          <table:table-cell table:number-columns-repeated="16380"/>
        </table:table-row>
        <table:table-row table:style-name="ro7">
          <table:table-cell table:style-name="ce27" office:value-type="string" calcext:value-type="string">
            <text:p>CR29</text:p>
          </table:table-cell>
          <table:table-cell table:style-name="ce30" office:value-type="string" calcext:value-type="string">
            <text:p>CR 29</text:p>
          </table:table-cell>
          <table:table-cell table:style-name="ce52" office:value-type="float" office:value="135000" calcext:value-type="float">
            <text:p>135000</text:p>
          </table:table-cell>
          <table:table-cell table:style-name="ce52" office:value-type="float" office:value="9" calcext:value-type="float">
            <text:p>9</text:p>
          </table:table-cell>
          <table:table-cell table:number-columns-repeated="16380"/>
        </table:table-row>
        <table:table-row table:style-name="ro7">
          <table:table-cell table:style-name="ce27" office:value-type="string" calcext:value-type="string">
            <text:p>CR30</text:p>
          </table:table-cell>
          <table:table-cell table:style-name="ce30" office:value-type="string" calcext:value-type="string">
            <text:p>CR 30</text:p>
          </table:table-cell>
          <table:table-cell table:style-name="ce52" office:value-type="float" office:value="155000" calcext:value-type="float">
            <text:p>155000</text:p>
          </table:table-cell>
          <table:table-cell table:style-name="ce52" office:value-type="float" office:value="9" calcext:value-type="float">
            <text:p>9</text:p>
          </table:table-cell>
          <table:table-cell table:number-columns-repeated="16380"/>
        </table:table-row>
        <table:table-row table:style-name="ro7">
          <table:table-cell table:number-columns-repeated="16384"/>
        </table:table-row>
        <table:table-row table:style-name="ro7">
          <table:table-cell table:style-name="ce59" office:value-type="string" calcext:value-type="string" table:number-columns-spanned="3" table:number-rows-spanned="1">
            <text:p>CONDITIONS</text:p>
          </table:table-cell>
          <table:covered-table-cell table:number-columns-repeated="2" table:style-name="ce3"/>
          <table:table-cell table:number-columns-repeated="16381"/>
        </table:table-row>
        <table:table-row table:style-name="ro7">
          <table:table-cell table:style-name="ce23" office:value-type="string" calcext:value-type="string">
            <text:p>objid</text:p>
          </table:table-cell>
          <table:table-cell table:style-name="ce3" office:value-type="string" calcext:value-type="string">
            <text:p>name</text:p>
          </table:table-cell>
          <table:table-cell table:style-name="ce3" office:value-type="string" calcext:value-type="string">
            <text:p>description</text:p>
          </table:table-cell>
          <table:table-cell table:number-columns-repeated="16381"/>
        </table:table-row>
        <table:table-row table:style-name="ro7">
          <table:table-cell table:content-validation-name="val1" office:value-type="string" calcext:value-type="string">
            <text:p>BLINDED</text:p>
          </table:table-cell>
          <table:table-cell office:value-type="string" calcext:value-type="string">
            <text:p>Blinded</text:p>
          </table:table-cell>
          <table:table-cell table:style-name="ce53" office:value-type="string" calcext:value-type="string">
            <text:p>A blinded creature can't see and automatically fails any ability check that requires sight. Attack rolls against the creature have *advantage*, and the creature's attack rolls have *disadvantage*.</text:p>
          </table:table-cell>
          <table:table-cell table:number-columns-repeated="16381"/>
        </table:table-row>
        <table:table-row table:style-name="ro7">
          <table:table-cell table:content-validation-name="val1" office:value-type="string" calcext:value-type="string">
            <text:p>CHARMED</text:p>
          </table:table-cell>
          <table:table-cell office:value-type="string" calcext:value-type="string">
            <text:p>Charmed</text:p>
          </table:table-cell>
          <table:table-cell table:style-name="ce53" office:value-type="string" calcext:value-type="string">
            <text:p>A charmed creature can't attack the charmer or target the charmer with harmful abilities or magical effects. The charmer has advantage on any ability check to interact socially with the creature.</text:p>
          </table:table-cell>
          <table:table-cell table:number-columns-repeated="16381"/>
        </table:table-row>
        <table:table-row table:style-name="ro7">
          <table:table-cell table:content-validation-name="val1" office:value-type="string" calcext:value-type="string">
            <text:p>DEAFENED</text:p>
          </table:table-cell>
          <table:table-cell office:value-type="string" calcext:value-type="string">
            <text:p>Deafened</text:p>
          </table:table-cell>
          <table:table-cell table:style-name="ce53" office:value-type="string" calcext:value-type="string">
            <text:p>A deafened creature can't hear and automatically fails any ability check that requires hearing.</text:p>
          </table:table-cell>
          <table:table-cell table:number-columns-repeated="16381"/>
        </table:table-row>
        <table:table-row table:style-name="ro7">
          <table:table-cell table:content-validation-name="val1" office:value-type="string" calcext:value-type="string">
            <text:p>EXHAUSTION</text:p>
          </table:table-cell>
          <table:table-cell office:value-type="string" calcext:value-type="string">
            <text:p>Exhaustion</text:p>
          </table:table-cell>
          <table:table-cell table:style-name="ce53" office:value-type="string" calcext:value-type="string">
            <text:p>Some special abilities and environmental hazards, such as starvation and the long-term effects of freezing or scorching temperatures, can lead to a special condition called exhaustion. Exhaustion is measured in six levels. An effect can give a creature one or more levels of exhaustion, as specified in the effect's description.</text:p>
          </table:table-cell>
          <table:table-cell table:number-columns-repeated="16381"/>
        </table:table-row>
        <table:table-row table:style-name="ro7">
          <table:table-cell table:content-validation-name="val1" office:value-type="string" calcext:value-type="string">
            <text:p>FRIGHTENED</text:p>
          </table:table-cell>
          <table:table-cell office:value-type="string" calcext:value-type="string">
            <text:p>Frightened</text:p>
          </table:table-cell>
          <table:table-cell table:style-name="ce53" office:value-type="string" calcext:value-type="string">
            <text:p>A frightened creature has disadvantage on ability checks and attack rolls while the source of its fear is within line of sight. The creature can't willingly move closer to the source of its fear.</text:p>
          </table:table-cell>
          <table:table-cell table:number-columns-repeated="16381"/>
        </table:table-row>
        <table:table-row table:style-name="ro7">
          <table:table-cell table:content-validation-name="val1" office:value-type="string" calcext:value-type="string">
            <text:p>GRAPPLED</text:p>
          </table:table-cell>
          <table:table-cell office:value-type="string" calcext:value-type="string">
            <text:p>Grappled</text:p>
          </table:table-cell>
          <table:table-cell table:style-name="ce53" office:value-type="string" calcext:value-type="string">
            <text:p>A grappled creature's speed becomes 0, and it can't benefit from any bonus to its speed. The condition ends if the grappler is *incapacitated*. The condition also ends if an effect removes the grappled creature from the reach of the grappler or grappling effect, such as when a creature is hurled away by the thunderwave spell.</text:p>
          </table:table-cell>
          <table:table-cell table:number-columns-repeated="16381"/>
        </table:table-row>
        <table:table-row table:style-name="ro7">
          <table:table-cell table:content-validation-name="val1" office:value-type="string" calcext:value-type="string">
            <text:p>INCAPACITATE</text:p>
          </table:table-cell>
          <table:table-cell office:value-type="string" calcext:value-type="string">
            <text:p>Incapacitated</text:p>
          </table:table-cell>
          <table:table-cell table:style-name="ce53" office:value-type="string" calcext:value-type="string">
            <text:p>An incapacitated creature can't take *actions* or *reactions*.</text:p>
          </table:table-cell>
          <table:table-cell table:number-columns-repeated="16381"/>
        </table:table-row>
        <table:table-row table:style-name="ro7">
          <table:table-cell table:content-validation-name="val1" office:value-type="string" calcext:value-type="string">
            <text:p>INVISIBLE</text:p>
          </table:table-cell>
          <table:table-cell office:value-type="string" calcext:value-type="string">
            <text:p>Invisible</text:p>
          </table:table-cell>
          <table:table-cell table:style-name="ce53" office:value-type="string" calcext:value-type="string">
            <text:p>An invisible creature is impossible to see without the aid of magic or a special sense. For the purpose of hiding, the creature is *heavily obscured*. The creature's location can be detected by any noise it makes or any tracks it leaves. Attack rolls against the creature have *disadvantage*, and the creature's attack rolls have *advantage*.</text:p>
          </table:table-cell>
          <table:table-cell table:number-columns-repeated="16381"/>
        </table:table-row>
        <table:table-row table:style-name="ro7">
          <table:table-cell table:content-validation-name="val1" office:value-type="string" calcext:value-type="string">
            <text:p>PARALYZED</text:p>
          </table:table-cell>
          <table:table-cell office:value-type="string" calcext:value-type="string">
            <text:p>Paralyzed</text:p>
          </table:table-cell>
          <table:table-cell table:style-name="ce53" office:value-type="string" calcext:value-type="string">
            <text:p>A paralyzed creature is *incapacitated* and can't move or speak. The creature automatically fails *Strength* and *Dexterity saving throws*. Attack rolls against the creature have advantage. Any attack that hits the creature is a critical hit if the attacker is within 5 feet of the creature.</text:p>
          </table:table-cell>
          <table:table-cell table:number-columns-repeated="16381"/>
        </table:table-row>
        <table:table-row table:style-name="ro7">
          <table:table-cell table:content-validation-name="val1" office:value-type="string" calcext:value-type="string">
            <text:p>PETRIFIED</text:p>
          </table:table-cell>
          <table:table-cell office:value-type="string" calcext:value-type="string">
            <text:p>Petrified</text:p>
          </table:table-cell>
          <table:table-cell table:style-name="ce53" office:value-type="string" calcext:value-type="string">
            <text:p>A petrified creature is transformed, along with any nonmagical object it is wearing or carrying, into a solid inanimate substance (usually stone). Its weight increases by a factor of ten, and it ceases aging. The creature is *incapacitated*, can't move or speak, and is unaware of its surroundings. Attack rolls against the creature have *advantage*. The creature automatically fails *Strength* and *Dexterity saving throws*. The creature has resistance to all damage. The creature is immune to poison and disease, although a poison or disease already in its system is suspended, not neutralized.</text:p>
          </table:table-cell>
          <table:table-cell table:number-columns-repeated="16381"/>
        </table:table-row>
        <table:table-row table:style-name="ro7">
          <table:table-cell table:content-validation-name="val1" office:value-type="string" calcext:value-type="string">
            <text:p>POISONED</text:p>
          </table:table-cell>
          <table:table-cell office:value-type="string" calcext:value-type="string">
            <text:p>Poisoned</text:p>
          </table:table-cell>
          <table:table-cell table:style-name="ce53" office:value-type="string" calcext:value-type="string">
            <text:p>A poisoned creature has *disadvantage* on attack rolls and ability checks.</text:p>
          </table:table-cell>
          <table:table-cell table:number-columns-repeated="16381"/>
        </table:table-row>
        <table:table-row table:style-name="ro7">
          <table:table-cell table:content-validation-name="val1" office:value-type="string" calcext:value-type="string">
            <text:p>PRONE</text:p>
          </table:table-cell>
          <table:table-cell office:value-type="string" calcext:value-type="string">
            <text:p>Prone</text:p>
          </table:table-cell>
          <table:table-cell table:style-name="ce53" office:value-type="string" calcext:value-type="string">
            <text:p>A prone creature's only movement option is to crawl, unless it stands up and thereby ends the condition. The creature has *disadvantage* on attack rolls. An attack roll against the creature has *advantage* if the attacker is within 5 feet of the creature. Otherwise, the attack roll has *disadvantage*.</text:p>
          </table:table-cell>
          <table:table-cell table:number-columns-repeated="16381"/>
        </table:table-row>
        <table:table-row table:style-name="ro7">
          <table:table-cell table:content-validation-name="val1" office:value-type="string" calcext:value-type="string">
            <text:p>RESTRAINED</text:p>
          </table:table-cell>
          <table:table-cell office:value-type="string" calcext:value-type="string">
            <text:p>Restrained</text:p>
          </table:table-cell>
          <table:table-cell table:style-name="ce53" office:value-type="string" calcext:value-type="string">
            <text:p>A restrained creature's speed becomes 0, and it can't benefit from any bonus to its speed. Attack rolls against the creature have *advantage*, and the creature's attack rolls have disadvantage. The creature has *disadvantage* on *Dexterity saving throws*.</text:p>
          </table:table-cell>
          <table:table-cell table:number-columns-repeated="16381"/>
        </table:table-row>
        <table:table-row table:style-name="ro7">
          <table:table-cell table:content-validation-name="val1" office:value-type="string" calcext:value-type="string">
            <text:p>STUNNED</text:p>
          </table:table-cell>
          <table:table-cell office:value-type="string" calcext:value-type="string">
            <text:p>Stunned</text:p>
          </table:table-cell>
          <table:table-cell table:style-name="ce53" office:value-type="string" calcext:value-type="string">
            <text:p>A stunned creature is *incapacitated*, can't move, and can speak only falteringly. The creature automatically fails *Strength* and *Dexterity saving throws*. Attack rolls against the creature have *advantage*.</text:p>
          </table:table-cell>
          <table:table-cell table:number-columns-repeated="16381"/>
        </table:table-row>
        <table:table-row table:style-name="ro7">
          <table:table-cell table:content-validation-name="val1" office:value-type="string" calcext:value-type="string">
            <text:p>UNCONSCIOUS</text:p>
          </table:table-cell>
          <table:table-cell office:value-type="string" calcext:value-type="string">
            <text:p>Unconscious</text:p>
          </table:table-cell>
          <table:table-cell table:style-name="ce53" office:value-type="string" calcext:value-type="string">
            <text:p>An unconscious creature is *incapacitated*, can't move or speak, and is unaware of its surroundings. The creature drops whatever it's holding and falls *prone*. The creature automatically fails *Strength* and *Dexterity saving throws*. Attack rolls against the creature have *advantage*. Any attack that hits the creature is a *critical hit* if the attacker is within 5 feet of the creature.</text:p>
          </table:table-cell>
          <table:table-cell table:number-columns-repeated="16381"/>
        </table:table-row>
        <table:table-row table:style-name="ro7">
          <table:table-cell table:style-name="ce59"/>
          <table:table-cell table:style-name="ce3" table:number-columns-repeated="2"/>
          <table:table-cell table:number-columns-repeated="16381"/>
        </table:table-row>
        <table:table-row table:style-name="ro7">
          <table:table-cell table:style-name="ce59" office:value-type="string" calcext:value-type="string" table:number-columns-spanned="3" table:number-rows-spanned="1">
            <text:p>DAMAGE TYPES</text:p>
          </table:table-cell>
          <table:covered-table-cell table:number-columns-repeated="2" table:style-name="ce3"/>
          <table:table-cell table:number-columns-repeated="16381"/>
        </table:table-row>
        <table:table-row table:style-name="ro7">
          <table:table-cell table:style-name="ce23" office:value-type="string" calcext:value-type="string">
            <text:p>objid</text:p>
          </table:table-cell>
          <table:table-cell table:style-name="ce3" office:value-type="string" calcext:value-type="string">
            <text:p>name</text:p>
          </table:table-cell>
          <table:table-cell table:style-name="ce3" office:value-type="string" calcext:value-type="string">
            <text:p>description</text:p>
          </table:table-cell>
          <table:table-cell table:number-columns-repeated="16381"/>
        </table:table-row>
        <table:table-row table:style-name="ro7">
          <table:table-cell table:content-validation-name="val1" office:value-type="string" calcext:value-type="string">
            <text:p>ACID</text:p>
          </table:table-cell>
          <table:table-cell table:style-name="ce33" office:value-type="string" calcext:value-type="string">
            <text:p>Acid</text:p>
          </table:table-cell>
          <table:table-cell table:style-name="ce53" office:value-type="string" calcext:value-type="string">
            <text:p>The corrosive spray of a black dragon’s breath and the dissolving enzymes secreted by a black pudding deal acid damage.</text:p>
          </table:table-cell>
          <table:table-cell table:number-columns-repeated="16381"/>
        </table:table-row>
        <table:table-row table:style-name="ro7">
          <table:table-cell table:content-validation-name="val1" office:value-type="string" calcext:value-type="string">
            <text:p>BLUDGEON</text:p>
          </table:table-cell>
          <table:table-cell table:style-name="ce33" office:value-type="string" calcext:value-type="string">
            <text:p>Bludgeoning</text:p>
          </table:table-cell>
          <table:table-cell table:style-name="ce53" office:value-type="string" calcext:value-type="string">
            <text:p>Blunt force attacks—hammers, falling, constriction, and the like—deal bludgeoning damage.</text:p>
          </table:table-cell>
          <table:table-cell table:number-columns-repeated="16381"/>
        </table:table-row>
        <table:table-row table:style-name="ro7">
          <table:table-cell table:content-validation-name="val1" office:value-type="string" calcext:value-type="string">
            <text:p>COLD</text:p>
          </table:table-cell>
          <table:table-cell table:style-name="ce33" office:value-type="string" calcext:value-type="string">
            <text:p>Cold</text:p>
          </table:table-cell>
          <table:table-cell table:style-name="ce53" office:value-type="string" calcext:value-type="string">
            <text:p>The infernal chill radiating from an ice devil’s spear and the frigid blast of a white dragon’s breath deal cold damage.</text:p>
          </table:table-cell>
          <table:table-cell table:number-columns-repeated="16381"/>
        </table:table-row>
        <table:table-row table:style-name="ro7">
          <table:table-cell table:content-validation-name="val1" office:value-type="string" calcext:value-type="string">
            <text:p>FIRE</text:p>
          </table:table-cell>
          <table:table-cell table:style-name="ce33" office:value-type="string" calcext:value-type="string">
            <text:p>Fire</text:p>
          </table:table-cell>
          <table:table-cell table:style-name="ce53" office:value-type="string" calcext:value-type="string">
            <text:p>Red dragons breathe fire, and many spells conjure flames to deal fire damage.</text:p>
          </table:table-cell>
          <table:table-cell table:number-columns-repeated="16381"/>
        </table:table-row>
        <table:table-row table:style-name="ro7">
          <table:table-cell table:content-validation-name="val1" office:value-type="string" calcext:value-type="string">
            <text:p>FORCE</text:p>
          </table:table-cell>
          <table:table-cell table:style-name="ce33" office:value-type="string" calcext:value-type="string">
            <text:p>Force</text:p>
          </table:table-cell>
          <table:table-cell table:style-name="ce53" office:value-type="string" calcext:value-type="string">
            <text:p>Force is pure magical energy focused into a damaging form. Most effects that deal force damage are spells, including magic missile and spiritual weapon.</text:p>
          </table:table-cell>
          <table:table-cell table:number-columns-repeated="16381"/>
        </table:table-row>
        <table:table-row table:style-name="ro7">
          <table:table-cell table:content-validation-name="val1" office:value-type="string" calcext:value-type="string">
            <text:p>LIGHTNING</text:p>
          </table:table-cell>
          <table:table-cell table:style-name="ce33" office:value-type="string" calcext:value-type="string">
            <text:p>Lightning</text:p>
          </table:table-cell>
          <table:table-cell table:style-name="ce53" office:value-type="string" calcext:value-type="string">
            <text:p>A lightning bolt spell and a blue dragon’s breath deal lightning damage.</text:p>
          </table:table-cell>
          <table:table-cell table:number-columns-repeated="16381"/>
        </table:table-row>
        <table:table-row table:style-name="ro7">
          <table:table-cell table:content-validation-name="val1" office:value-type="string" calcext:value-type="string">
            <text:p>NECROTIC</text:p>
          </table:table-cell>
          <table:table-cell table:style-name="ce33" office:value-type="string" calcext:value-type="string">
            <text:p>Necrotic</text:p>
          </table:table-cell>
          <table:table-cell table:style-name="ce53" office:value-type="string" calcext:value-type="string">
            <text:p>Necrotic damage, dealt by certain undead and some spells, withers matter and even the soul.</text:p>
          </table:table-cell>
          <table:table-cell table:number-columns-repeated="16381"/>
        </table:table-row>
        <table:table-row table:style-name="ro7">
          <table:table-cell table:content-validation-name="val1" office:value-type="string" calcext:value-type="string">
            <text:p>PIERCING</text:p>
          </table:table-cell>
          <table:table-cell table:style-name="ce33" office:value-type="string" calcext:value-type="string">
            <text:p>Piercing</text:p>
          </table:table-cell>
          <table:table-cell table:style-name="ce53" office:value-type="string" calcext:value-type="string">
            <text:p>Puncturing and impaling attacks, including spears and monsters’ bites, deal piercing damage.</text:p>
          </table:table-cell>
          <table:table-cell table:number-columns-repeated="16381"/>
        </table:table-row>
        <table:table-row table:style-name="ro7">
          <table:table-cell table:content-validation-name="val1" office:value-type="string" calcext:value-type="string">
            <text:p>POISON</text:p>
          </table:table-cell>
          <table:table-cell table:style-name="ce33" office:value-type="string" calcext:value-type="string">
            <text:p>Poison</text:p>
          </table:table-cell>
          <table:table-cell table:style-name="ce53" office:value-type="string" calcext:value-type="string">
            <text:p>Venomous stings and the toxic gas of a green dragon’s breath deal poison damage.</text:p>
          </table:table-cell>
          <table:table-cell table:number-columns-repeated="16381"/>
        </table:table-row>
        <table:table-row table:style-name="ro7">
          <table:table-cell table:content-validation-name="val1" office:value-type="string" calcext:value-type="string">
            <text:p>PSYCHIC</text:p>
          </table:table-cell>
          <table:table-cell table:style-name="ce33" office:value-type="string" calcext:value-type="string">
            <text:p>Psychic</text:p>
          </table:table-cell>
          <table:table-cell table:style-name="ce53" office:value-type="string" calcext:value-type="string">
            <text:p>Mental abilities such as a mind flayer's psionic blast deal psychic damage.</text:p>
          </table:table-cell>
          <table:table-cell table:number-columns-repeated="16381"/>
        </table:table-row>
        <table:table-row table:style-name="ro7">
          <table:table-cell table:content-validation-name="val1" office:value-type="string" calcext:value-type="string">
            <text:p>RADIANT</text:p>
          </table:table-cell>
          <table:table-cell table:style-name="ce33" office:value-type="string" calcext:value-type="string">
            <text:p>Radiant</text:p>
          </table:table-cell>
          <table:table-cell table:style-name="ce53" office:value-type="string" calcext:value-type="string">
            <text:p>Radiant damage, dealt by a cleric’s flame strike spell or an angel’s smiting weapon, sears the flesh like fire and overloads the spirit with power.</text:p>
          </table:table-cell>
          <table:table-cell table:number-columns-repeated="16381"/>
        </table:table-row>
        <table:table-row table:style-name="ro7">
          <table:table-cell table:content-validation-name="val1" office:value-type="string" calcext:value-type="string">
            <text:p>SLASHING</text:p>
          </table:table-cell>
          <table:table-cell table:style-name="ce33" office:value-type="string" calcext:value-type="string">
            <text:p>Slashing</text:p>
          </table:table-cell>
          <table:table-cell table:style-name="ce53" office:value-type="string" calcext:value-type="string">
            <text:p>Swords, axes, and monsters’ claws deal slashing damage.</text:p>
          </table:table-cell>
          <table:table-cell table:number-columns-repeated="16381"/>
        </table:table-row>
        <table:table-row table:style-name="ro7">
          <table:table-cell table:content-validation-name="val1" office:value-type="string" calcext:value-type="string">
            <text:p>THUNDER</text:p>
          </table:table-cell>
          <table:table-cell table:style-name="ce33" office:value-type="string" calcext:value-type="string">
            <text:p>Thunder</text:p>
          </table:table-cell>
          <table:table-cell table:style-name="ce53" office:value-type="string" calcext:value-type="string">
            <text:p>A concussive burst of sound, such as the effect of the thunderwave spell, deals thunder damage.</text:p>
          </table:table-cell>
          <table:table-cell table:number-columns-repeated="16381"/>
        </table:table-row>
        <table:table-row table:style-name="ro7">
          <table:table-cell table:number-columns-repeated="16384"/>
        </table:table-row>
        <table:table-row table:style-name="ro7">
          <table:table-cell table:style-name="ce59" office:value-type="string" calcext:value-type="string" table:number-columns-spanned="3" table:number-rows-spanned="1">
            <text:p>MONSTER TYPES</text:p>
          </table:table-cell>
          <table:covered-table-cell table:number-columns-repeated="2" table:style-name="ce3"/>
          <table:table-cell table:number-columns-repeated="16381"/>
        </table:table-row>
        <table:table-row table:style-name="ro7">
          <table:table-cell table:style-name="ce47" office:value-type="string" calcext:value-type="string">
            <text:p>objid</text:p>
          </table:table-cell>
          <table:table-cell table:style-name="ce47" office:value-type="string" calcext:value-type="string">
            <text:p>name</text:p>
          </table:table-cell>
          <table:table-cell table:style-name="ce47" office:value-type="string" calcext:value-type="string">
            <text:p>description</text:p>
          </table:table-cell>
          <table:table-cell table:number-columns-repeated="16381"/>
        </table:table-row>
        <table:table-row table:style-name="ro7">
          <table:table-cell table:style-name="ce27" table:content-validation-name="val1" office:value-type="string" calcext:value-type="string">
            <text:p>ABERRATION</text:p>
          </table:table-cell>
          <table:table-cell office:value-type="string" calcext:value-type="string">
            <text:p>Aberration</text:p>
          </table:table-cell>
          <table:table-cell table:style-name="ce53" office:value-type="string" calcext:value-type="string">
            <text:p>Aberrations are utterly alien beings. Many of them have innate magical abilities drawn from the creature’s alien mind rather than the mystical forces of the world. The quintessential aberrations are aboleths, beholders, mind flayers, and slaadi.</text:p>
          </table:table-cell>
          <table:table-cell table:number-columns-repeated="16381"/>
        </table:table-row>
        <table:table-row table:style-name="ro7">
          <table:table-cell table:style-name="ce27" table:content-validation-name="val1" office:value-type="string" calcext:value-type="string">
            <text:p>BEAST</text:p>
          </table:table-cell>
          <table:table-cell office:value-type="string" calcext:value-type="string">
            <text:p>Beast</text:p>
          </table:table-cell>
          <table:table-cell table:style-name="ce53" office:value-type="string" calcext:value-type="string">
            <text:p>Beasts are nonhumanoid creatures that are a natural part of the fantasy ecology. Some of them have magical powers, but most are unintelligent and lack any society or language. Beasts include all varieties of ordinary animals, dinosaurs, and giant versions of animals.</text:p>
          </table:table-cell>
          <table:table-cell table:number-columns-repeated="16381"/>
        </table:table-row>
        <table:table-row table:style-name="ro7">
          <table:table-cell table:style-name="ce27" table:content-validation-name="val1" office:value-type="string" calcext:value-type="string">
            <text:p>CELESTIAL</text:p>
          </table:table-cell>
          <table:table-cell office:value-type="string" calcext:value-type="string">
            <text:p>Celestial</text:p>
          </table:table-cell>
          <table:table-cell table:style-name="ce53" office:value-type="string" calcext:value-type="string">
            <text:p>Celestials are creatures native to the Upper Planes. Many of them are the servants of deities, employed as messengers or agents in the mortal realm and throughout the planes. Celestials are good by nature, so the exceptional celestial who strays from a good alignment is a horrifying rarity. Celestials include angels, couatls, and pegasi.</text:p>
          </table:table-cell>
          <table:table-cell table:number-columns-repeated="16381"/>
        </table:table-row>
        <table:table-row table:style-name="ro7">
          <table:table-cell table:style-name="ce27" table:content-validation-name="val1" office:value-type="string" calcext:value-type="string">
            <text:p>CONSTRUCT</text:p>
          </table:table-cell>
          <table:table-cell office:value-type="string" calcext:value-type="string">
            <text:p>Construct</text:p>
          </table:table-cell>
          <table:table-cell table:style-name="ce53" office:value-type="string" calcext:value-type="string">
            <text:p>Constructs are made, not born. Some are programmed by their creators to follow a simple set of instructions, while others are imbued with sentience and capable of independent thought. Golems are the iconic constructs. Many creatures native to the outer plane of Mechanus, such as modrons, are constructs shaped from the raw material of the plane by the will of more powerful creatures.</text:p>
          </table:table-cell>
          <table:table-cell table:number-columns-repeated="16381"/>
        </table:table-row>
        <table:table-row table:style-name="ro7">
          <table:table-cell table:style-name="ce27" table:content-validation-name="val1" office:value-type="string" calcext:value-type="string">
            <text:p>DRAGON</text:p>
          </table:table-cell>
          <table:table-cell office:value-type="string" calcext:value-type="string">
            <text:p>Dragon</text:p>
          </table:table-cell>
          <table:table-cell table:style-name="ce53" office:value-type="string" calcext:value-type="string">
            <text:p>Dragons are large reptilian creatures of ancient origin and tremendous power. True dragons, including the good metallic dragons and the evil chromatic dragons, are highly intelligent and have innate magic. Also in this category are creatures distantly related to true dragons, but less powerful, less intelligent, and less magical, such as wyverns and pseudodragons.</text:p>
          </table:table-cell>
          <table:table-cell table:number-columns-repeated="16381"/>
        </table:table-row>
        <table:table-row table:style-name="ro7">
          <table:table-cell table:style-name="ce27" table:content-validation-name="val1" office:value-type="string" calcext:value-type="string">
            <text:p>ELEMENTAL</text:p>
          </table:table-cell>
          <table:table-cell office:value-type="string" calcext:value-type="string">
            <text:p>Elemental</text:p>
          </table:table-cell>
          <table:table-cell table:style-name="ce53" office:value-type="string" calcext:value-type="string">
            <text:p>Elementals are creatures native to the elemental planes. Some creatures of this type are little more than animate masses of their respective elements, including the creatures simply called elementals. Others have biological forms infused with elemental energy. The races of genies, including djinn and efreet, form the most important civilizations on the elemental planes. Other elemental creatures include azers and invisible stalkers.</text:p>
          </table:table-cell>
          <table:table-cell table:number-columns-repeated="16381"/>
        </table:table-row>
        <table:table-row table:style-name="ro7">
          <table:table-cell table:style-name="ce27" table:content-validation-name="val1" office:value-type="string" calcext:value-type="string">
            <text:p>FEY</text:p>
          </table:table-cell>
          <table:table-cell office:value-type="string" calcext:value-type="string">
            <text:p>Fey</text:p>
          </table:table-cell>
          <table:table-cell table:style-name="ce53" office:value-type="string" calcext:value-type="string">
            <text:p>Fey are magical creatures closely tied to the forces of nature. They dwell in twilight groves and misty forests. In some worlds, they are closely tied to the Feywild, also called the Plane of Faerie. Some are also found in the Outer Planes, particularly the planes of Arborea and the Beastlands. Fey include dryads, pixies, and satyrs.</text:p>
          </table:table-cell>
          <table:table-cell table:number-columns-repeated="16381"/>
        </table:table-row>
        <table:table-row table:style-name="ro7">
          <table:table-cell table:style-name="ce27" table:content-validation-name="val1" office:value-type="string" calcext:value-type="string">
            <text:p>FIEND</text:p>
          </table:table-cell>
          <table:table-cell office:value-type="string" calcext:value-type="string">
            <text:p>Fiend</text:p>
          </table:table-cell>
          <table:table-cell table:style-name="ce53" office:value-type="string" calcext:value-type="string">
            <text:p>Fiends are creatures of wickedness that are native to the Lower Planes. A few are the servants of deities, but many more labor under the leadership of archdevils and demon princes. Evil priests and mages sometimes summon fiends to the material world to do their bidding. If an evil celestial is a rarity, a good fiend is almost inconceivable. Fiends include demons, devils, hell hounds, rakshasas, and yugoloths.</text:p>
          </table:table-cell>
          <table:table-cell table:number-columns-repeated="16381"/>
        </table:table-row>
        <table:table-row table:style-name="ro7">
          <table:table-cell table:style-name="ce27" table:content-validation-name="val1" office:value-type="string" calcext:value-type="string">
            <text:p>GIANT</text:p>
          </table:table-cell>
          <table:table-cell office:value-type="string" calcext:value-type="string">
            <text:p>Giant</text:p>
          </table:table-cell>
          <table:table-cell table:style-name="ce53" office:value-type="string" calcext:value-type="string">
            <text:p>Giants tower over humans and their kind. They are humanlike in shape, though some have multiple heads (ettins) or deformities (fomorians). The six varieties of true giant are hill giants, stone giants, frost giants, fire giants, cloud giants, and storm giants. Besides these, creatures such as ogres and trolls are giants.</text:p>
          </table:table-cell>
          <table:table-cell table:number-columns-repeated="16381"/>
        </table:table-row>
        <table:table-row table:style-name="ro7">
          <table:table-cell table:style-name="ce27" table:content-validation-name="val1" office:value-type="string" calcext:value-type="string">
            <text:p>HUMANOID</text:p>
          </table:table-cell>
          <table:table-cell office:value-type="string" calcext:value-type="string">
            <text:p>Humanoid</text:p>
          </table:table-cell>
          <table:table-cell table:style-name="ce53" office:value-type="string" calcext:value-type="string">
            <text:p>Humanoids are the main peoples of a fantasy gaming world, both civilized and savage, including humans and a tremendous variety of other species. They have language and culture, few if any innate magical abilities (though most humanoids can learn spellcasting), and a bipedal form. The most common humanoid races are the ones most suitable as player characters: humans, dwarves, elves, and halflings. Almost as numerous but far more savage and brutal, and almost uniformly evil, are the races of goblinoids (goblins, hobgoblins, and bugbears), orcs, gnolls, lizardfolk, and kobolds.</text:p>
          </table:table-cell>
          <table:table-cell table:number-columns-repeated="16381"/>
        </table:table-row>
        <table:table-row table:style-name="ro7">
          <table:table-cell table:style-name="ce27" table:content-validation-name="val1" office:value-type="string" calcext:value-type="string">
            <text:p>MONSTROSITY</text:p>
          </table:table-cell>
          <table:table-cell office:value-type="string" calcext:value-type="string">
            <text:p>Monstrosity</text:p>
          </table:table-cell>
          <table:table-cell table:style-name="ce53" office:value-type="string" calcext:value-type="string">
            <text:p>Monstrosities are monsters in the strictest sense—frightening creatures that are not ordinary, not truly natural, and almost never benign. Some are the results of magical experimentation gone awry (such as owlbears), and others are the product of terrible curses (including minotaurs and yuan‑ti). They defy categorization, and in some sense serve as a catch-all category for creatures that don't fit into any other type.</text:p>
          </table:table-cell>
          <table:table-cell table:number-columns-repeated="16381"/>
        </table:table-row>
        <table:table-row table:style-name="ro7">
          <table:table-cell table:style-name="ce27" table:content-validation-name="val1" office:value-type="string" calcext:value-type="string">
            <text:p>OOZE</text:p>
          </table:table-cell>
          <table:table-cell office:value-type="string" calcext:value-type="string">
            <text:p>Ooze</text:p>
          </table:table-cell>
          <table:table-cell table:style-name="ce53" office:value-type="string" calcext:value-type="string">
            <text:p>Oozes are gelatinous creatures that rarely have a fixed shape. They are mostly subterranean, dwelling in caves and dungeons and feeding on refuse, carrion, or creatures unlucky enough to get in their way. Black puddings and gelatinous cubes are among the most recognizable oozes.</text:p>
          </table:table-cell>
          <table:table-cell table:number-columns-repeated="16381"/>
        </table:table-row>
        <table:table-row table:style-name="ro7">
          <table:table-cell table:style-name="ce27" table:content-validation-name="val1" office:value-type="string" calcext:value-type="string">
            <text:p>PLANT</text:p>
          </table:table-cell>
          <table:table-cell office:value-type="string" calcext:value-type="string">
            <text:p>Plant</text:p>
          </table:table-cell>
          <table:table-cell table:style-name="ce53" office:value-type="string" calcext:value-type="string">
            <text:p>Plants in this context are vegetable creatures, not ordinary flora. Most of them are ambulatory, and some are carnivorous. The quintessential plants are the shambling mound and the treant. Fungal creatures such as the gas spore and the myconid also fall into this category.</text:p>
          </table:table-cell>
          <table:table-cell table:number-columns-repeated="16381"/>
        </table:table-row>
        <table:table-row table:style-name="ro7">
          <table:table-cell table:style-name="ce27" table:content-validation-name="val1" office:value-type="string" calcext:value-type="string">
            <text:p>UNDEAD</text:p>
          </table:table-cell>
          <table:table-cell office:value-type="string" calcext:value-type="string">
            <text:p>Undead</text:p>
          </table:table-cell>
          <table:table-cell table:style-name="ce53" office:value-type="string" calcext:value-type="string">
            <text:p>Undead are once-living creatures brought to a horrifying state of undeath through the practice of necromantic magic or some unholy curse. Undead include walking corpses, such as vampires and zombies, as well as bodiless spirits, such as ghosts and specters.</text:p>
          </table:table-cell>
          <table:table-cell table:number-columns-repeated="16381"/>
        </table:table-row>
        <table:table-row table:style-name="ro7" table:number-rows-repeated="1048487">
          <table:table-cell table:number-columns-repeated="16384"/>
        </table:table-row>
        <table:table-row table:style-name="ro8">
          <table:table-cell table:number-columns-repeated="16384"/>
        </table:table-row>
      </table:table>
      <table:table table:name="Equipment" table:style-name="ta1">
        <table:table-column table:style-name="co9" table:default-cell-style-name="ce27"/>
        <table:table-column table:style-name="co10" table:default-cell-style-name="Default"/>
        <table:table-column table:style-name="co11" table:default-cell-style-name="Default"/>
        <table:table-column table:style-name="co12" table:default-cell-style-name="Default"/>
        <table:table-row table:style-name="ro4">
          <table:table-cell table:style-name="ce56" office:value-type="string" calcext:value-type="string" table:number-columns-spanned="3" table:number-rows-spanned="1">
            <text:p>EQUIPMENT</text:p>
          </table:table-cell>
          <table:covered-table-cell table:number-columns-repeated="2" table:style-name="ce80"/>
          <table:table-cell/>
        </table:table-row>
        <table:table-row table:style-name="ro5">
          <table:table-cell table:style-name="ce57" office:value-type="string" calcext:value-type="string" table:number-columns-spanned="3" table:number-rows-spanned="1">
            <text:p>EQUIPMENT CATEGORIES</text:p>
          </table:table-cell>
          <table:covered-table-cell table:number-columns-repeated="2"/>
          <table:table-cell/>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table-row>
        <table:table-row table:style-name="ro5">
          <table:table-cell table:content-validation-name="val1" office:value-type="string" calcext:value-type="string">
            <text:p>AMMO</text:p>
          </table:table-cell>
          <table:table-cell table:style-name="ce33" office:value-type="string" calcext:value-type="string">
            <text:p>Ammunition</text:p>
          </table:table-cell>
          <table:table-cell table:style-name="ce45"/>
          <table:table-cell/>
        </table:table-row>
        <table:table-row table:style-name="ro5">
          <table:table-cell table:content-validation-name="val1" office:value-type="string" calcext:value-type="string">
            <text:p>ARMORHVY</text:p>
          </table:table-cell>
          <table:table-cell table:style-name="ce33" office:value-type="string" calcext:value-type="string">
            <text:p>Heavy Armor</text:p>
          </table:table-cell>
          <table:table-cell table:style-name="ce45" office:value-type="string" calcext:value-type="string">
            <text:p>Of all the armor categories, heavy armor offers the best protection. These suits of armor cover the entire body and are designed to stop a wide range of attacks. Only proficient warriors can manage their weight and bulk.</text:p>
          </table:table-cell>
          <table:table-cell/>
        </table:table-row>
        <table:table-row table:style-name="ro5">
          <table:table-cell table:content-validation-name="val1" office:value-type="string" calcext:value-type="string">
            <text:p>ARMORLT</text:p>
          </table:table-cell>
          <table:table-cell table:style-name="ce33" office:value-type="string" calcext:value-type="string">
            <text:p>Light Armor</text:p>
          </table:table-cell>
          <table:table-cell table:style-name="ce45" office:value-type="string" calcext:value-type="string">
            <text:p>Made from supple and thin materials, light armor favors agile adventurers since it offers some protection without sacrificing mobility. If you wear light armor, you add your Dexterity modifier to the base number from your armor type to determine your Armor Class.</text:p>
          </table:table-cell>
          <table:table-cell/>
        </table:table-row>
        <table:table-row table:style-name="ro5">
          <table:table-cell table:content-validation-name="val1" office:value-type="string" calcext:value-type="string">
            <text:p>ARMORMD</text:p>
          </table:table-cell>
          <table:table-cell table:style-name="ce33" office:value-type="string" calcext:value-type="string">
            <text:p>Medium Armor</text:p>
          </table:table-cell>
          <table:table-cell table:style-name="ce45" office:value-type="string" calcext:value-type="string">
            <text:p>Medium armor offers more protection than light armor, but it also impairs movement more. If you wear medium armor, you add your Dexterity modifier, to a maximum of +2, to the base number from your armor type to deter- mine your Armor Class.</text:p>
          </table:table-cell>
          <table:table-cell/>
        </table:table-row>
        <table:table-row table:style-name="ro5">
          <table:table-cell office:value-type="string" calcext:value-type="string">
            <text:p>CONSUMABLE</text:p>
          </table:table-cell>
          <table:table-cell table:style-name="ce33" office:value-type="string" calcext:value-type="string">
            <text:p>Consumable</text:p>
          </table:table-cell>
          <table:table-cell table:style-name="ce45"/>
          <table:table-cell/>
        </table:table-row>
        <table:table-row table:style-name="ro5">
          <table:table-cell table:content-validation-name="val1" office:value-type="string" calcext:value-type="string">
            <text:p>FIREARM</text:p>
          </table:table-cell>
          <table:table-cell office:value-type="string" calcext:value-type="string">
            <text:p>Firearm</text:p>
          </table:table-cell>
          <table:table-cell table:style-name="ce45" office:value-type="string" calcext:value-type="string">
            <text:p>Firearms are a new and volatile technology, and as such bring their own unique set of weapon properties. Firearms are ranged weapons.</text:p>
          </table:table-cell>
          <table:table-cell/>
        </table:table-row>
        <table:table-row table:style-name="ro5">
          <table:table-cell table:content-validation-name="val1" office:value-type="string" calcext:value-type="string">
            <text:p>SHIELD</text:p>
          </table:table-cell>
          <table:table-cell table:style-name="ce33" office:value-type="string" calcext:value-type="string">
            <text:p>Shield</text:p>
          </table:table-cell>
          <table:table-cell table:style-name="ce45"/>
          <table:table-cell/>
        </table:table-row>
        <table:table-row table:style-name="ro5">
          <table:table-cell table:style-name="ce58" table:content-validation-name="val1" office:value-type="string" calcext:value-type="string">
            <text:p>WEAPONMARTL</text:p>
          </table:table-cell>
          <table:table-cell table:style-name="ce33" office:value-type="string" calcext:value-type="string">
            <text:p>Martial Weapon</text:p>
          </table:table-cell>
          <table:table-cell table:style-name="ce45" office:value-type="string" calcext:value-type="string">
            <text:p>Martial weapons, including swords, axes, and polearms, require more specialized training to use effectively. Most warriors use martial weapons because these weapons put their fighting style and training to best use.</text:p>
          </table:table-cell>
          <table:table-cell/>
        </table:table-row>
        <table:table-row table:style-name="ro5">
          <table:table-cell table:style-name="ce58" table:content-validation-name="val1" office:value-type="string" calcext:value-type="string">
            <text:p>WEAPONSIMPLE</text:p>
          </table:table-cell>
          <table:table-cell table:style-name="ce33" office:value-type="string" calcext:value-type="string">
            <text:p>Simple Weapon</text:p>
          </table:table-cell>
          <table:table-cell table:style-name="ce45" office:value-type="string" calcext:value-type="string">
            <text:p>Most people can use simple weapons with proficiency. These weapons include clubs, maces, and other weapons often found in the hands of commoners.</text:p>
          </table:table-cell>
          <table:table-cell/>
        </table:table-row>
        <table:table-row table:style-name="ro5">
          <table:table-cell table:content-validation-name="val1"/>
          <table:table-cell table:number-columns-repeated="3"/>
        </table:table-row>
        <table:table-row table:style-name="ro5">
          <table:table-cell table:style-name="ce32" table:content-validation-name="val2" office:value-type="string" calcext:value-type="string" table:number-columns-spanned="3" table:number-rows-spanned="1">
            <text:p>ARMOR PROPERTIES</text:p>
          </table:table-cell>
          <table:covered-table-cell table:number-columns-repeated="2"/>
          <table:table-cell/>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table-row>
        <table:table-row table:style-name="ro5">
          <table:table-cell table:content-validation-name="val1" office:value-type="string" calcext:value-type="string">
            <text:p>COMBUSTIBLE</text:p>
          </table:table-cell>
          <table:table-cell table:style-name="ce33" office:value-type="string" calcext:value-type="string">
            <text:p>Combustible</text:p>
          </table:table-cell>
          <table:table-cell table:style-name="ce45" office:value-type="string" calcext:value-type="string">
            <text:p>Item is destroyed if is comes into contact with fire.</text:p>
          </table:table-cell>
          <table:table-cell/>
        </table:table-row>
        <table:table-row table:style-name="ro5">
          <table:table-cell table:content-validation-name="val1" office:value-type="string" calcext:value-type="string">
            <text:p>MELEE</text:p>
          </table:table-cell>
          <table:table-cell table:style-name="ce33" office:value-type="string" calcext:value-type="string">
            <text:p>Melee</text:p>
          </table:table-cell>
          <table:table-cell table:style-name="ce45" office:value-type="string" calcext:value-type="string">
            <text:p>Item can be used for a melee attack.</text:p>
          </table:table-cell>
          <table:table-cell/>
        </table:table-row>
        <table:table-row table:style-name="ro5">
          <table:table-cell table:content-validation-name="val1" office:value-type="string" calcext:value-type="string">
            <text:p>NONMETAL</text:p>
          </table:table-cell>
          <table:table-cell table:style-name="ce33" office:value-type="string" calcext:value-type="string">
            <text:p>Non-metal</text:p>
          </table:table-cell>
          <table:table-cell table:style-name="ce45" office:value-type="string" calcext:value-type="string">
            <text:p>Favored by druids, theses items are typically constructed of wood, stone, bone, or hide.</text:p>
          </table:table-cell>
          <table:table-cell/>
        </table:table-row>
        <table:table-row table:style-name="ro5">
          <table:table-cell table:content-validation-name="val1" office:value-type="string" calcext:value-type="string">
            <text:p>SPECIAL</text:p>
          </table:table-cell>
          <table:table-cell table:style-name="ce33" office:value-type="string" calcext:value-type="string">
            <text:p>Special</text:p>
          </table:table-cell>
          <table:table-cell table:style-name="ce45" office:value-type="string" calcext:value-type="string">
            <text:p>Item has special properties. See item description for more information.</text:p>
          </table:table-cell>
          <table:table-cell/>
        </table:table-row>
        <table:table-row table:style-name="ro5">
          <table:table-cell table:content-validation-name="val1"/>
          <table:table-cell table:number-columns-repeated="3"/>
        </table:table-row>
        <table:table-row table:style-name="ro5">
          <table:table-cell table:style-name="ce32" table:content-validation-name="val2" office:value-type="string" calcext:value-type="string" table:number-columns-spanned="3" table:number-rows-spanned="1">
            <text:p>WEAPON PROPERTIES</text:p>
          </table:table-cell>
          <table:covered-table-cell table:number-columns-repeated="2"/>
          <table:table-cell/>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table-row>
        <table:table-row table:style-name="ro5">
          <table:table-cell table:content-validation-name="val1" office:value-type="string" calcext:value-type="string">
            <text:p>AMMUNITION</text:p>
          </table:table-cell>
          <table:table-cell table:style-name="ce33" office:value-type="string" calcext:value-type="string">
            <text:p>Ammunition</text:p>
          </table:table-cell>
          <table:table-cell table:style-name="ce45" office:value-type="string" calcext:value-type="string">
            <text:p>You can use a weapon that has the ammunition property to make a ranged attack only if you have ammunition to fire from the weapon. Each time you attack with the weapon, you expend one piece of ammunition.</text:p>
          </table:table-cell>
          <table:table-cell/>
        </table:table-row>
        <table:table-row table:style-name="ro5">
          <table:table-cell table:content-validation-name="val1" office:value-type="string" calcext:value-type="string">
            <text:p>EXPLOSIVE</text:p>
          </table:table-cell>
          <table:table-cell office:value-type="string" calcext:value-type="string">
            <text:p>Explosive</text:p>
          </table:table-cell>
          <table:table-cell table:style-name="ce45" office:value-type="string" calcext:value-type="string">
            <text:p>Upon a hit, everything within 5 ft of the target must make a Dexterity saving throw (DC equal to 8 + your proficiency bonus + your Dexterity modifier) or suffer 1d8 fire damage. If the weapon misses, the ammunition fails to detonate, or bounces away harmlessly before doing so.</text:p>
          </table:table-cell>
          <table:table-cell/>
        </table:table-row>
        <table:table-row table:style-name="ro5">
          <table:table-cell table:content-validation-name="val1" office:value-type="string" calcext:value-type="string">
            <text:p>FINESSE</text:p>
          </table:table-cell>
          <table:table-cell table:style-name="ce33" office:value-type="string" calcext:value-type="string">
            <text:p>Finesse</text:p>
          </table:table-cell>
          <table:table-cell table:style-name="ce45" office:value-type="string" calcext:value-type="string">
            <text:p>When making an attack with a finesse weapon, you use your choice of your Strength or Dexterity modifier for the attack and damage rolls. You must use the same modifier for both rolls.</text:p>
          </table:table-cell>
          <table:table-cell/>
        </table:table-row>
        <table:table-row table:style-name="ro5">
          <table:table-cell table:content-validation-name="val1" office:value-type="string" calcext:value-type="string">
            <text:p>HEAVY</text:p>
          </table:table-cell>
          <table:table-cell table:style-name="ce33" office:value-type="string" calcext:value-type="string">
            <text:p>Heavy</text:p>
          </table:table-cell>
          <table:table-cell table:style-name="ce45" office:value-type="string" calcext:value-type="string">
            <text:p>Small creatures have disadvantage on at- tack rolls with heavy weapons. A heavy weapon’s size and bulk make it too large for a Small creature to use effectively.</text:p>
          </table:table-cell>
          <table:table-cell/>
        </table:table-row>
        <table:table-row table:style-name="ro5">
          <table:table-cell table:content-validation-name="val1" office:value-type="string" calcext:value-type="string">
            <text:p>LIGHT</text:p>
          </table:table-cell>
          <table:table-cell table:style-name="ce33" office:value-type="string" calcext:value-type="string">
            <text:p>Light</text:p>
          </table:table-cell>
          <table:table-cell table:style-name="ce45" office:value-type="string" calcext:value-type="string">
            <text:p>A light weapon is small and easy to handle, making it ideal for use when fighting with two weapons.</text:p>
          </table:table-cell>
          <table:table-cell/>
        </table:table-row>
        <table:table-row table:style-name="ro5">
          <table:table-cell table:content-validation-name="val1" office:value-type="string" calcext:value-type="string">
            <text:p>LOADING</text:p>
          </table:table-cell>
          <table:table-cell table:style-name="ce33" office:value-type="string" calcext:value-type="string">
            <text:p>Loading</text:p>
          </table:table-cell>
          <table:table-cell table:style-name="ce45" office:value-type="string" calcext:value-type="string">
            <text:p>Because of the time required to load this weapon, you can fire only one piece of ammunition from it when you use an action, bonus action, or reaction to fire it, regardless of the number of attacks you can normally make.</text:p>
          </table:table-cell>
          <table:table-cell/>
        </table:table-row>
        <table:table-row table:style-name="ro5">
          <table:table-cell table:content-validation-name="val1" office:value-type="string" calcext:value-type="string">
            <text:p>MISFIRE</text:p>
          </table:table-cell>
          <table:table-cell office:value-type="string" calcext:value-type="string">
            <text:p>Misfire</text:p>
          </table:table-cell>
          <table:table-cell table:style-name="ce45" office:value-type="string" calcext:value-type="string">
            <text:p>Whenever you make an attack roll with a firearm, and the dice roll is equal to or lower than the weapon's Misfire score, the weapon misfires. The attack misses, and the weapon cannot be used again until you spend an action to try and repair it. To repair your firearm, you must make a successful Tinker's Tools check (DC equal to 8 + misfire score). If your check fails, the weapon is broken and must be mended out of combat at a quarter of the cost of the firearm. Creatures who use a firearm without being proficient increase the weapon's misfire score by 1.</text:p>
          </table:table-cell>
          <table:table-cell/>
        </table:table-row>
        <table:table-row table:style-name="ro5">
          <table:table-cell table:content-validation-name="val1" office:value-type="string" calcext:value-type="string">
            <text:p>RANGE</text:p>
          </table:table-cell>
          <table:table-cell table:style-name="ce33" office:value-type="string" calcext:value-type="string">
            <text:p>Range</text:p>
          </table:table-cell>
          <table:table-cell table:style-name="ce45" office:value-type="string" calcext:value-type="string">
            <text:p>A weapon that can be used to make a ranged attack has a range shown in parentheses after the ammunition or thrown property. The range lists two numbers. The first is the weapon's normal range in feet, and the second indicates the weapon's long range. When attacking a target beyond normal range, you have disadvantage on the attack roll. You can't attack a target beyond the weapon's long range.</text:p>
          </table:table-cell>
          <table:table-cell/>
        </table:table-row>
        <table:table-row table:style-name="ro5">
          <table:table-cell table:content-validation-name="val1" office:value-type="string" calcext:value-type="string">
            <text:p>REACH</text:p>
          </table:table-cell>
          <table:table-cell table:style-name="ce33" office:value-type="string" calcext:value-type="string">
            <text:p>Reach</text:p>
          </table:table-cell>
          <table:table-cell table:style-name="ce45" office:value-type="string" calcext:value-type="string">
            <text:p>This weapon adds five (5) feet to your reach when you attack with it, as well as when determining your reach for opportunity attacks with it.</text:p>
          </table:table-cell>
          <table:table-cell/>
        </table:table-row>
        <table:table-row table:style-name="ro5">
          <table:table-cell table:content-validation-name="val1" office:value-type="string" calcext:value-type="string">
            <text:p>RELOAD</text:p>
          </table:table-cell>
          <table:table-cell office:value-type="string" calcext:value-type="string">
            <text:p>Reload</text:p>
          </table:table-cell>
          <table:table-cell table:style-name="ce45" office:value-type="string" calcext:value-type="string">
            <text:p>The weapon can be fired a number of times equal to its Reload score before you must spend 1 attack or 1 action to reload. You must have one free hand to reload a firearm.</text:p>
          </table:table-cell>
          <table:table-cell/>
        </table:table-row>
        <table:table-row table:style-name="ro5">
          <table:table-cell table:content-validation-name="val1" office:value-type="string" calcext:value-type="string">
            <text:p>SILVERED</text:p>
          </table:table-cell>
          <table:table-cell table:style-name="ce33" office:value-type="string" calcext:value-type="string">
            <text:p>Silvered</text:p>
          </table:table-cell>
          <table:table-cell table:style-name="ce45" office:value-type="string" calcext:value-type="string">
            <text:p>Some monsters that have immunity or resistance to nonmagical weapons are susceptible to silver weapons, so cautious adventurers invest extra coin to plate their weapons with silver. You can silver a single weapon or ten pieces of ammunition for 100 gp. This cost represents not only the price of the silver, but the time and expertise needed to add silver to the weapon without making it less effective.</text:p>
          </table:table-cell>
          <table:table-cell/>
        </table:table-row>
        <table:table-row table:style-name="ro5">
          <table:table-cell table:content-validation-name="val1" office:value-type="string" calcext:value-type="string">
            <text:p>SPECIAL</text:p>
          </table:table-cell>
          <table:table-cell table:style-name="ce33" office:value-type="string" calcext:value-type="string">
            <text:p>Special</text:p>
          </table:table-cell>
          <table:table-cell table:style-name="ce45" office:value-type="string" calcext:value-type="string">
            <text:p>A weapon with the special property has unusual rules governing its use, explained in the weapon's description.</text:p>
          </table:table-cell>
          <table:table-cell/>
        </table:table-row>
        <table:table-row table:style-name="ro5">
          <table:table-cell table:content-validation-name="val1" office:value-type="string" calcext:value-type="string">
            <text:p>THROWN</text:p>
          </table:table-cell>
          <table:table-cell table:style-name="ce33" office:value-type="string" calcext:value-type="string">
            <text:p>Thrown</text:p>
          </table:table-cell>
          <table:table-cell table:style-name="ce45" office:value-type="string" calcext:value-type="string">
            <text:p>If a weapon has the thrown property, you can throw the weapon to make a ranged attack. If the weapon is a melee weapon, you use the same ability modifier for that attack roll and damage roll that you would use for a melee attack with the weapon. For example, if you throw a handaxe, you use your Strength, but if you throw a dagger, you can use either your Strength or your Dexterity, since the dagger has the finesse property.</text:p>
          </table:table-cell>
          <table:table-cell/>
        </table:table-row>
        <table:table-row table:style-name="ro5">
          <table:table-cell table:content-validation-name="val1" office:value-type="string" calcext:value-type="string">
            <text:p>TWOHANDED</text:p>
          </table:table-cell>
          <table:table-cell table:style-name="ce33" office:value-type="string" calcext:value-type="string">
            <text:p>Two-Handed</text:p>
          </table:table-cell>
          <table:table-cell table:style-name="ce45" office:value-type="string" calcext:value-type="string">
            <text:p>This weapon requires two hands when you attack with it.</text:p>
          </table:table-cell>
          <table:table-cell/>
        </table:table-row>
        <table:table-row table:style-name="ro5">
          <table:table-cell table:content-validation-name="val1" office:value-type="string" calcext:value-type="string">
            <text:p>VERSATILE</text:p>
          </table:table-cell>
          <table:table-cell table:style-name="ce33" office:value-type="string" calcext:value-type="string">
            <text:p>Versatile</text:p>
          </table:table-cell>
          <table:table-cell table:style-name="ce45" office:value-type="string" calcext:value-type="string">
            <text:p>This weapon can be used with one or two hands. A damage value in parentheses appears with the property—the damage when the weapon is used with two hands to make a melee attack.</text:p>
          </table:table-cell>
          <table:table-cell/>
        </table:table-row>
        <table:table-row table:style-name="ro5" table:number-rows-repeated="1048538">
          <table:table-cell table:content-validation-name="val1"/>
          <table:table-cell table:number-columns-repeated="3"/>
        </table:table-row>
        <table:table-row table:style-name="ro5">
          <table:table-cell table:content-validation-name="val1"/>
          <table:table-cell table:number-columns-repeated="3"/>
        </table:table-row>
      </table:table>
      <table:table table:name="General" table:style-name="ta1">
        <table:table-column table:style-name="co13" table:default-cell-style-name="ce27"/>
        <table:table-column table:style-name="co9" table:default-cell-style-name="Default"/>
        <table:table-column table:style-name="co14" table:default-cell-style-name="Default"/>
        <table:table-column table:style-name="co8" table:default-cell-style-name="Default"/>
        <table:table-row table:style-name="ro2">
          <table:table-cell table:style-name="ce61" office:value-type="string" calcext:value-type="string" table:number-columns-spanned="3" table:number-rows-spanned="1">
            <text:p>GENERAL</text:p>
          </table:table-cell>
          <table:covered-table-cell table:number-columns-repeated="2" table:style-name="ce3"/>
          <table:table-cell/>
        </table:table-row>
        <table:table-row table:style-name="ro9">
          <table:table-cell table:style-name="ce40" office:value-type="string" calcext:value-type="string" table:number-columns-spanned="3" table:number-rows-spanned="1">
            <text:p>ABILITIES</text:p>
          </table:table-cell>
          <table:covered-table-cell table:number-columns-repeated="2" table:style-name="ce3"/>
          <table:table-cell/>
        </table:table-row>
        <table:table-row table:style-name="ro7">
          <table:table-cell table:style-name="ce3" office:value-type="string" calcext:value-type="string">
            <text:p>objid</text:p>
          </table:table-cell>
          <table:table-cell table:style-name="ce3" office:value-type="string" calcext:value-type="string">
            <text:p>name</text:p>
          </table:table-cell>
          <table:table-cell table:style-name="ce38" office:value-type="string" calcext:value-type="string">
            <text:p>description</text:p>
          </table:table-cell>
          <table:table-cell/>
        </table:table-row>
        <table:table-row table:style-name="ro7">
          <table:table-cell table:content-validation-name="val1" office:value-type="string" calcext:value-type="string">
            <text:p>STR</text:p>
          </table:table-cell>
          <table:table-cell table:style-name="ce33" office:value-type="string" calcext:value-type="string">
            <text:p>Strength</text:p>
          </table:table-cell>
          <table:table-cell table:style-name="ce44" office:value-type="string" calcext:value-type="string">
            <text:p>Natural athleticism, bodily power</text:p>
          </table:table-cell>
          <table:table-cell/>
        </table:table-row>
        <table:table-row table:style-name="ro7">
          <table:table-cell table:content-validation-name="val1" office:value-type="string" calcext:value-type="string">
            <text:p>DEX</text:p>
          </table:table-cell>
          <table:table-cell table:style-name="ce33" office:value-type="string" calcext:value-type="string">
            <text:p>Dexterity</text:p>
          </table:table-cell>
          <table:table-cell table:style-name="ce44" office:value-type="string" calcext:value-type="string">
            <text:p>Physical agility, reflexes, balance, poise</text:p>
          </table:table-cell>
          <table:table-cell/>
        </table:table-row>
        <table:table-row table:style-name="ro7">
          <table:table-cell table:content-validation-name="val1" office:value-type="string" calcext:value-type="string">
            <text:p>CON</text:p>
          </table:table-cell>
          <table:table-cell table:style-name="ce33" office:value-type="string" calcext:value-type="string">
            <text:p>Constitution</text:p>
          </table:table-cell>
          <table:table-cell table:style-name="ce44" office:value-type="string" calcext:value-type="string">
            <text:p>Health, stamina, vital force</text:p>
          </table:table-cell>
          <table:table-cell/>
        </table:table-row>
        <table:table-row table:style-name="ro7">
          <table:table-cell table:content-validation-name="val1" office:value-type="string" calcext:value-type="string">
            <text:p>INT</text:p>
          </table:table-cell>
          <table:table-cell table:style-name="ce33" office:value-type="string" calcext:value-type="string">
            <text:p>Intelligence</text:p>
          </table:table-cell>
          <table:table-cell table:style-name="ce44" office:value-type="string" calcext:value-type="string">
            <text:p>Mental acuity, information recall, analytical skill</text:p>
          </table:table-cell>
          <table:table-cell/>
        </table:table-row>
        <table:table-row table:style-name="ro7">
          <table:table-cell table:content-validation-name="val1" office:value-type="string" calcext:value-type="string">
            <text:p>WIS</text:p>
          </table:table-cell>
          <table:table-cell table:style-name="ce33" office:value-type="string" calcext:value-type="string">
            <text:p>Wisdom</text:p>
          </table:table-cell>
          <table:table-cell table:style-name="ce44" office:value-type="string" calcext:value-type="string">
            <text:p>Awareness, intuition, insight</text:p>
          </table:table-cell>
          <table:table-cell/>
        </table:table-row>
        <table:table-row table:style-name="ro7">
          <table:table-cell table:content-validation-name="val1" office:value-type="string" calcext:value-type="string">
            <text:p>CHA</text:p>
          </table:table-cell>
          <table:table-cell table:style-name="ce33" office:value-type="string" calcext:value-type="string">
            <text:p>Charisma</text:p>
          </table:table-cell>
          <table:table-cell table:style-name="ce44" office:value-type="string" calcext:value-type="string">
            <text:p>Confidence, eloquence, leadership</text:p>
          </table:table-cell>
          <table:table-cell/>
        </table:table-row>
        <table:table-row table:style-name="ro7">
          <table:table-cell table:content-validation-name="val1"/>
          <table:table-cell table:number-columns-repeated="3"/>
        </table:table-row>
        <table:table-row table:style-name="ro7">
          <table:table-cell table:style-name="ce79" office:value-type="string" calcext:value-type="string" table:number-columns-spanned="3" table:number-rows-spanned="1">
            <text:p>ABILITY MODIFIERS</text:p>
          </table:table-cell>
          <table:covered-table-cell table:number-columns-repeated="2"/>
          <table:table-cell/>
        </table:table-row>
        <table:table-row table:style-name="ro7">
          <table:table-cell table:style-name="ce47" office:value-type="string" calcext:value-type="string">
            <text:p>objid</text:p>
          </table:table-cell>
          <table:table-cell table:style-name="ce47" office:value-type="string" calcext:value-type="string">
            <text:p>score</text:p>
          </table:table-cell>
          <table:table-cell table:style-name="ce47" office:value-type="string" calcext:value-type="string">
            <text:p>modifier</text:p>
          </table:table-cell>
          <table:table-cell/>
        </table:table-row>
        <table:table-row table:style-name="ro7">
          <table:table-cell table:style-name="Default" office:value-type="string" calcext:value-type="string">
            <text:p>AM01</text:p>
          </table:table-cell>
          <table:table-cell office:value-type="string" calcext:value-type="string">
            <text:p>[1]</text:p>
          </table:table-cell>
          <table:table-cell office:value-type="float" office:value="-5" calcext:value-type="float">
            <text:p>-5</text:p>
          </table:table-cell>
          <table:table-cell/>
        </table:table-row>
        <table:table-row table:style-name="ro7">
          <table:table-cell table:style-name="Default" office:value-type="string" calcext:value-type="string">
            <text:p>AM02_03</text:p>
          </table:table-cell>
          <table:table-cell office:value-type="string" calcext:value-type="string">
            <text:p>[2, 3]</text:p>
          </table:table-cell>
          <table:table-cell office:value-type="float" office:value="-4" calcext:value-type="float">
            <text:p>-4</text:p>
          </table:table-cell>
          <table:table-cell/>
        </table:table-row>
        <table:table-row table:style-name="ro7">
          <table:table-cell table:style-name="Default" office:value-type="string" calcext:value-type="string">
            <text:p>AM04_05</text:p>
          </table:table-cell>
          <table:table-cell office:value-type="string" calcext:value-type="string">
            <text:p>[4, 5]</text:p>
          </table:table-cell>
          <table:table-cell office:value-type="float" office:value="-3" calcext:value-type="float">
            <text:p>-3</text:p>
          </table:table-cell>
          <table:table-cell/>
        </table:table-row>
        <table:table-row table:style-name="ro7">
          <table:table-cell table:style-name="Default" office:value-type="string" calcext:value-type="string">
            <text:p>AM06_07</text:p>
          </table:table-cell>
          <table:table-cell office:value-type="string" calcext:value-type="string">
            <text:p>[6, 7]</text:p>
          </table:table-cell>
          <table:table-cell office:value-type="float" office:value="-2" calcext:value-type="float">
            <text:p>-2</text:p>
          </table:table-cell>
          <table:table-cell/>
        </table:table-row>
        <table:table-row table:style-name="ro7">
          <table:table-cell table:style-name="Default" office:value-type="string" calcext:value-type="string">
            <text:p>AM08_09</text:p>
          </table:table-cell>
          <table:table-cell office:value-type="string" calcext:value-type="string">
            <text:p>[8, 9]</text:p>
          </table:table-cell>
          <table:table-cell office:value-type="float" office:value="-1" calcext:value-type="float">
            <text:p>-1</text:p>
          </table:table-cell>
          <table:table-cell/>
        </table:table-row>
        <table:table-row table:style-name="ro7">
          <table:table-cell table:style-name="Default" office:value-type="string" calcext:value-type="string">
            <text:p>AM10_11</text:p>
          </table:table-cell>
          <table:table-cell office:value-type="string" calcext:value-type="string">
            <text:p>[10, 11]</text:p>
          </table:table-cell>
          <table:table-cell office:value-type="float" office:value="0" calcext:value-type="float">
            <text:p>0</text:p>
          </table:table-cell>
          <table:table-cell/>
        </table:table-row>
        <table:table-row table:style-name="ro7">
          <table:table-cell table:style-name="Default" office:value-type="string" calcext:value-type="string">
            <text:p>AM12_13</text:p>
          </table:table-cell>
          <table:table-cell office:value-type="string" calcext:value-type="string">
            <text:p>[12, 13]</text:p>
          </table:table-cell>
          <table:table-cell office:value-type="float" office:value="1" calcext:value-type="float">
            <text:p>1</text:p>
          </table:table-cell>
          <table:table-cell/>
        </table:table-row>
        <table:table-row table:style-name="ro7">
          <table:table-cell table:style-name="Default" office:value-type="string" calcext:value-type="string">
            <text:p>AM14_15</text:p>
          </table:table-cell>
          <table:table-cell office:value-type="string" calcext:value-type="string">
            <text:p>[14, 15]</text:p>
          </table:table-cell>
          <table:table-cell office:value-type="float" office:value="2" calcext:value-type="float">
            <text:p>2</text:p>
          </table:table-cell>
          <table:table-cell/>
        </table:table-row>
        <table:table-row table:style-name="ro7">
          <table:table-cell table:style-name="Default" office:value-type="string" calcext:value-type="string">
            <text:p>AM16_17</text:p>
          </table:table-cell>
          <table:table-cell office:value-type="string" calcext:value-type="string">
            <text:p>[16, 17]</text:p>
          </table:table-cell>
          <table:table-cell office:value-type="float" office:value="3" calcext:value-type="float">
            <text:p>3</text:p>
          </table:table-cell>
          <table:table-cell/>
        </table:table-row>
        <table:table-row table:style-name="ro7">
          <table:table-cell table:style-name="Default" office:value-type="string" calcext:value-type="string">
            <text:p>AM18_19</text:p>
          </table:table-cell>
          <table:table-cell office:value-type="string" calcext:value-type="string">
            <text:p>[18, 19]</text:p>
          </table:table-cell>
          <table:table-cell office:value-type="float" office:value="4" calcext:value-type="float">
            <text:p>4</text:p>
          </table:table-cell>
          <table:table-cell/>
        </table:table-row>
        <table:table-row table:style-name="ro7">
          <table:table-cell table:style-name="Default" office:value-type="string" calcext:value-type="string">
            <text:p>AM20_21</text:p>
          </table:table-cell>
          <table:table-cell office:value-type="string" calcext:value-type="string">
            <text:p>[20, 21]</text:p>
          </table:table-cell>
          <table:table-cell office:value-type="float" office:value="5" calcext:value-type="float">
            <text:p>5</text:p>
          </table:table-cell>
          <table:table-cell/>
        </table:table-row>
        <table:table-row table:style-name="ro7">
          <table:table-cell table:style-name="Default" office:value-type="string" calcext:value-type="string">
            <text:p>AM22_23</text:p>
          </table:table-cell>
          <table:table-cell office:value-type="string" calcext:value-type="string">
            <text:p>[22, 23]</text:p>
          </table:table-cell>
          <table:table-cell office:value-type="float" office:value="6" calcext:value-type="float">
            <text:p>6</text:p>
          </table:table-cell>
          <table:table-cell/>
        </table:table-row>
        <table:table-row table:style-name="ro7">
          <table:table-cell table:style-name="Default" office:value-type="string" calcext:value-type="string">
            <text:p>AM24_25</text:p>
          </table:table-cell>
          <table:table-cell office:value-type="string" calcext:value-type="string">
            <text:p>[24, 25]</text:p>
          </table:table-cell>
          <table:table-cell office:value-type="float" office:value="7" calcext:value-type="float">
            <text:p>7</text:p>
          </table:table-cell>
          <table:table-cell/>
        </table:table-row>
        <table:table-row table:style-name="ro7">
          <table:table-cell table:style-name="ce25" table:content-validation-name="val1" office:value-type="string" calcext:value-type="string">
            <text:p>AM26_27</text:p>
          </table:table-cell>
          <table:table-cell table:style-name="ce33" office:value-type="string" calcext:value-type="string">
            <text:p>[26, 27]</text:p>
          </table:table-cell>
          <table:table-cell office:value-type="float" office:value="8" calcext:value-type="float">
            <text:p>8</text:p>
          </table:table-cell>
          <table:table-cell/>
        </table:table-row>
        <table:table-row table:style-name="ro7">
          <table:table-cell table:style-name="Default" office:value-type="string" calcext:value-type="string">
            <text:p>AM28_29</text:p>
          </table:table-cell>
          <table:table-cell office:value-type="string" calcext:value-type="string">
            <text:p>[28, 29]</text:p>
          </table:table-cell>
          <table:table-cell office:value-type="float" office:value="9" calcext:value-type="float">
            <text:p>9</text:p>
          </table:table-cell>
          <table:table-cell/>
        </table:table-row>
        <table:table-row table:style-name="ro7">
          <table:table-cell table:style-name="Default" office:value-type="string" calcext:value-type="string">
            <text:p>AM30</text:p>
          </table:table-cell>
          <table:table-cell office:value-type="string" calcext:value-type="string">
            <text:p>[30]</text:p>
          </table:table-cell>
          <table:table-cell office:value-type="float" office:value="10" calcext:value-type="float">
            <text:p>10</text:p>
          </table:table-cell>
          <table:table-cell/>
        </table:table-row>
        <table:table-row table:style-name="ro7">
          <table:table-cell table:style-name="Default"/>
          <table:table-cell table:number-columns-repeated="3"/>
        </table:table-row>
        <table:table-row table:style-name="ro7">
          <table:table-cell table:style-name="ce79" office:value-type="string" calcext:value-type="string" table:number-columns-spanned="4" table:number-rows-spanned="1">
            <text:p>CHARACTER ADVANCEMENT</text:p>
          </table:table-cell>
          <table:covered-table-cell table:number-columns-repeated="3"/>
        </table:table-row>
        <table:table-row table:style-name="ro7">
          <table:table-cell table:style-name="ce47" office:value-type="string" calcext:value-type="string">
            <text:p>objid</text:p>
          </table:table-cell>
          <table:table-cell table:style-name="ce47" office:value-type="string" calcext:value-type="string">
            <text:p>level</text:p>
          </table:table-cell>
          <table:table-cell table:style-name="ce47" office:value-type="string" calcext:value-type="string">
            <text:p>experience_points</text:p>
          </table:table-cell>
          <table:table-cell table:style-name="ce47" office:value-type="string" calcext:value-type="string">
            <text:p>proficiency_bonus</text:p>
          </table:table-cell>
        </table:table-row>
        <table:table-row table:style-name="ro7">
          <table:table-cell office:value-type="string" calcext:value-type="string">
            <text:p>LVL0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7">
          <table:table-cell office:value-type="string" calcext:value-type="string">
            <text:p>LVL02</text:p>
          </table:table-cell>
          <table:table-cell office:value-type="float" office:value="2" calcext:value-type="float">
            <text:p>2</text:p>
          </table:table-cell>
          <table:table-cell office:value-type="float" office:value="300" calcext:value-type="float">
            <text:p>300</text:p>
          </table:table-cell>
          <table:table-cell office:value-type="float" office:value="2" calcext:value-type="float">
            <text:p>2</text:p>
          </table:table-cell>
        </table:table-row>
        <table:table-row table:style-name="ro7">
          <table:table-cell office:value-type="string" calcext:value-type="string">
            <text:p>LVL03</text:p>
          </table:table-cell>
          <table:table-cell office:value-type="float" office:value="3" calcext:value-type="float">
            <text:p>3</text:p>
          </table:table-cell>
          <table:table-cell office:value-type="float" office:value="900" calcext:value-type="float">
            <text:p>900</text:p>
          </table:table-cell>
          <table:table-cell office:value-type="float" office:value="2" calcext:value-type="float">
            <text:p>2</text:p>
          </table:table-cell>
        </table:table-row>
        <table:table-row table:style-name="ro7">
          <table:table-cell office:value-type="string" calcext:value-type="string">
            <text:p>LVL04</text:p>
          </table:table-cell>
          <table:table-cell office:value-type="float" office:value="4" calcext:value-type="float">
            <text:p>4</text:p>
          </table:table-cell>
          <table:table-cell office:value-type="float" office:value="2700" calcext:value-type="float">
            <text:p>2700</text:p>
          </table:table-cell>
          <table:table-cell office:value-type="float" office:value="2" calcext:value-type="float">
            <text:p>2</text:p>
          </table:table-cell>
        </table:table-row>
        <table:table-row table:style-name="ro7">
          <table:table-cell office:value-type="string" calcext:value-type="string">
            <text:p>LVL05</text:p>
          </table:table-cell>
          <table:table-cell office:value-type="float" office:value="5" calcext:value-type="float">
            <text:p>5</text:p>
          </table:table-cell>
          <table:table-cell office:value-type="float" office:value="6500" calcext:value-type="float">
            <text:p>6500</text:p>
          </table:table-cell>
          <table:table-cell office:value-type="float" office:value="3" calcext:value-type="float">
            <text:p>3</text:p>
          </table:table-cell>
        </table:table-row>
        <table:table-row table:style-name="ro7">
          <table:table-cell office:value-type="string" calcext:value-type="string">
            <text:p>LVL06</text:p>
          </table:table-cell>
          <table:table-cell office:value-type="float" office:value="6" calcext:value-type="float">
            <text:p>6</text:p>
          </table:table-cell>
          <table:table-cell office:value-type="float" office:value="14000" calcext:value-type="float">
            <text:p>14000</text:p>
          </table:table-cell>
          <table:table-cell office:value-type="float" office:value="3" calcext:value-type="float">
            <text:p>3</text:p>
          </table:table-cell>
        </table:table-row>
        <table:table-row table:style-name="ro7">
          <table:table-cell table:style-name="ce58" table:content-validation-name="val1" office:value-type="string" calcext:value-type="string">
            <text:p>LVL07</text:p>
          </table:table-cell>
          <table:table-cell office:value-type="float" office:value="7" calcext:value-type="float">
            <text:p>7</text:p>
          </table:table-cell>
          <table:table-cell office:value-type="float" office:value="23000" calcext:value-type="float">
            <text:p>23000</text:p>
          </table:table-cell>
          <table:table-cell office:value-type="float" office:value="3" calcext:value-type="float">
            <text:p>3</text:p>
          </table:table-cell>
        </table:table-row>
        <table:table-row table:style-name="ro7">
          <table:table-cell office:value-type="string" calcext:value-type="string">
            <text:p>LVL08</text:p>
          </table:table-cell>
          <table:table-cell office:value-type="float" office:value="8" calcext:value-type="float">
            <text:p>8</text:p>
          </table:table-cell>
          <table:table-cell office:value-type="float" office:value="34000" calcext:value-type="float">
            <text:p>34000</text:p>
          </table:table-cell>
          <table:table-cell office:value-type="float" office:value="3" calcext:value-type="float">
            <text:p>3</text:p>
          </table:table-cell>
        </table:table-row>
        <table:table-row table:style-name="ro7">
          <table:table-cell office:value-type="string" calcext:value-type="string">
            <text:p>LVL09</text:p>
          </table:table-cell>
          <table:table-cell office:value-type="float" office:value="9" calcext:value-type="float">
            <text:p>9</text:p>
          </table:table-cell>
          <table:table-cell office:value-type="float" office:value="48000" calcext:value-type="float">
            <text:p>48000</text:p>
          </table:table-cell>
          <table:table-cell office:value-type="float" office:value="4" calcext:value-type="float">
            <text:p>4</text:p>
          </table:table-cell>
        </table:table-row>
        <table:table-row table:style-name="ro7">
          <table:table-cell office:value-type="string" calcext:value-type="string">
            <text:p>LVL10</text:p>
          </table:table-cell>
          <table:table-cell office:value-type="float" office:value="10" calcext:value-type="float">
            <text:p>10</text:p>
          </table:table-cell>
          <table:table-cell office:value-type="float" office:value="64000" calcext:value-type="float">
            <text:p>64000</text:p>
          </table:table-cell>
          <table:table-cell office:value-type="float" office:value="4" calcext:value-type="float">
            <text:p>4</text:p>
          </table:table-cell>
        </table:table-row>
        <table:table-row table:style-name="ro7">
          <table:table-cell office:value-type="string" calcext:value-type="string">
            <text:p>LVL11</text:p>
          </table:table-cell>
          <table:table-cell office:value-type="float" office:value="11" calcext:value-type="float">
            <text:p>11</text:p>
          </table:table-cell>
          <table:table-cell office:value-type="float" office:value="85000" calcext:value-type="float">
            <text:p>85000</text:p>
          </table:table-cell>
          <table:table-cell office:value-type="float" office:value="4" calcext:value-type="float">
            <text:p>4</text:p>
          </table:table-cell>
        </table:table-row>
        <table:table-row table:style-name="ro7">
          <table:table-cell office:value-type="string" calcext:value-type="string">
            <text:p>LVL12</text:p>
          </table:table-cell>
          <table:table-cell office:value-type="float" office:value="12" calcext:value-type="float">
            <text:p>12</text:p>
          </table:table-cell>
          <table:table-cell office:value-type="float" office:value="100000" calcext:value-type="float">
            <text:p>100000</text:p>
          </table:table-cell>
          <table:table-cell office:value-type="float" office:value="4" calcext:value-type="float">
            <text:p>4</text:p>
          </table:table-cell>
        </table:table-row>
        <table:table-row table:style-name="ro7">
          <table:table-cell office:value-type="string" calcext:value-type="string">
            <text:p>LVL13</text:p>
          </table:table-cell>
          <table:table-cell office:value-type="float" office:value="13" calcext:value-type="float">
            <text:p>13</text:p>
          </table:table-cell>
          <table:table-cell office:value-type="float" office:value="120000" calcext:value-type="float">
            <text:p>120000</text:p>
          </table:table-cell>
          <table:table-cell office:value-type="float" office:value="5" calcext:value-type="float">
            <text:p>5</text:p>
          </table:table-cell>
        </table:table-row>
        <table:table-row table:style-name="ro7">
          <table:table-cell office:value-type="string" calcext:value-type="string">
            <text:p>LVL14</text:p>
          </table:table-cell>
          <table:table-cell office:value-type="float" office:value="14" calcext:value-type="float">
            <text:p>14</text:p>
          </table:table-cell>
          <table:table-cell office:value-type="float" office:value="140000" calcext:value-type="float">
            <text:p>140000</text:p>
          </table:table-cell>
          <table:table-cell office:value-type="float" office:value="5" calcext:value-type="float">
            <text:p>5</text:p>
          </table:table-cell>
        </table:table-row>
        <table:table-row table:style-name="ro7">
          <table:table-cell office:value-type="string" calcext:value-type="string">
            <text:p>LVL15</text:p>
          </table:table-cell>
          <table:table-cell office:value-type="float" office:value="15" calcext:value-type="float">
            <text:p>15</text:p>
          </table:table-cell>
          <table:table-cell office:value-type="float" office:value="165000" calcext:value-type="float">
            <text:p>165000</text:p>
          </table:table-cell>
          <table:table-cell office:value-type="float" office:value="5" calcext:value-type="float">
            <text:p>5</text:p>
          </table:table-cell>
        </table:table-row>
        <table:table-row table:style-name="ro7">
          <table:table-cell office:value-type="string" calcext:value-type="string">
            <text:p>LVL16</text:p>
          </table:table-cell>
          <table:table-cell office:value-type="float" office:value="16" calcext:value-type="float">
            <text:p>16</text:p>
          </table:table-cell>
          <table:table-cell office:value-type="float" office:value="195000" calcext:value-type="float">
            <text:p>195000</text:p>
          </table:table-cell>
          <table:table-cell office:value-type="float" office:value="5" calcext:value-type="float">
            <text:p>5</text:p>
          </table:table-cell>
        </table:table-row>
        <table:table-row table:style-name="ro7">
          <table:table-cell office:value-type="string" calcext:value-type="string">
            <text:p>LVL17</text:p>
          </table:table-cell>
          <table:table-cell office:value-type="float" office:value="17" calcext:value-type="float">
            <text:p>17</text:p>
          </table:table-cell>
          <table:table-cell office:value-type="float" office:value="225000" calcext:value-type="float">
            <text:p>225000</text:p>
          </table:table-cell>
          <table:table-cell office:value-type="float" office:value="6" calcext:value-type="float">
            <text:p>6</text:p>
          </table:table-cell>
        </table:table-row>
        <table:table-row table:style-name="ro7">
          <table:table-cell office:value-type="string" calcext:value-type="string">
            <text:p>LVL18</text:p>
          </table:table-cell>
          <table:table-cell office:value-type="float" office:value="18" calcext:value-type="float">
            <text:p>18</text:p>
          </table:table-cell>
          <table:table-cell office:value-type="float" office:value="265000" calcext:value-type="float">
            <text:p>265000</text:p>
          </table:table-cell>
          <table:table-cell office:value-type="float" office:value="6" calcext:value-type="float">
            <text:p>6</text:p>
          </table:table-cell>
        </table:table-row>
        <table:table-row table:style-name="ro7">
          <table:table-cell office:value-type="string" calcext:value-type="string">
            <text:p>LVL19</text:p>
          </table:table-cell>
          <table:table-cell office:value-type="float" office:value="19" calcext:value-type="float">
            <text:p>19</text:p>
          </table:table-cell>
          <table:table-cell office:value-type="float" office:value="305000" calcext:value-type="float">
            <text:p>305000</text:p>
          </table:table-cell>
          <table:table-cell office:value-type="float" office:value="6" calcext:value-type="float">
            <text:p>6</text:p>
          </table:table-cell>
        </table:table-row>
        <table:table-row table:style-name="ro7">
          <table:table-cell office:value-type="string" calcext:value-type="string">
            <text:p>LVL20</text:p>
          </table:table-cell>
          <table:table-cell office:value-type="float" office:value="20" calcext:value-type="float">
            <text:p>20</text:p>
          </table:table-cell>
          <table:table-cell office:value-type="float" office:value="355000" calcext:value-type="float">
            <text:p>355000</text:p>
          </table:table-cell>
          <table:table-cell office:value-type="float" office:value="6" calcext:value-type="float">
            <text:p>6</text:p>
          </table:table-cell>
        </table:table-row>
        <table:table-row table:style-name="ro7" table:number-rows-repeated="4">
          <table:table-cell table:style-name="Default"/>
          <table:table-cell table:number-columns-repeated="3"/>
        </table:table-row>
        <table:table-row table:style-name="ro7" table:number-rows-repeated="1048520">
          <table:table-cell table:content-validation-name="val1"/>
          <table:table-cell table:number-columns-repeated="3"/>
        </table:table-row>
        <table:table-row table:style-name="ro7">
          <table:table-cell table:content-validation-name="val1"/>
          <table:table-cell table:number-columns-repeated="3"/>
        </table:table-row>
      </table:table>
      <table:table table:name="Armor" table:style-name="ta2">
        <table:table-column table:style-name="co9" table:default-cell-style-name="ce25"/>
        <table:table-column table:style-name="co15" table:default-cell-style-name="Default"/>
        <table:table-column table:style-name="co1" table:default-cell-style-name="ce27"/>
        <table:table-column table:style-name="co13" table:default-cell-style-name="Default"/>
        <table:table-column table:style-name="co1" table:default-cell-style-name="Default"/>
        <table:table-column table:style-name="co16" table:default-cell-style-name="Default"/>
        <table:table-column table:style-name="co1" table:default-cell-style-name="ce27"/>
        <table:table-column table:style-name="co17" table:default-cell-style-name="Default"/>
        <table:table-column table:style-name="co18" table:default-cell-style-name="Default"/>
        <table:table-column table:style-name="co18" table:default-cell-style-name="ce27"/>
        <table:table-column table:style-name="co1" table:default-cell-style-name="ce27"/>
        <table:table-column table:style-name="co19" table:default-cell-style-name="ce16"/>
        <table:table-column table:style-name="co1" table:number-columns-repeated="2" table:default-cell-style-name="ce19"/>
        <table:table-column table:style-name="co20" table:default-cell-style-name="ce45"/>
        <table:table-column table:style-name="co1" table:default-cell-style-name="Default"/>
        <table:table-row table:style-name="ro3">
          <table:table-cell table:style-name="ce47" office:value-type="string" calcext:value-type="string">
            <text:p>objid</text:p>
          </table:table-cell>
          <table:table-cell table:style-name="ce47" office:value-type="string" calcext:value-type="string">
            <text:p>name</text:p>
          </table:table-cell>
          <table:table-cell table:style-name="ce47" office:value-type="string" calcext:value-type="string">
            <text:p>category</text:p>
          </table:table-cell>
          <table:table-cell table:style-name="ce47" office:value-type="string" calcext:value-type="string">
            <text:p>armor_class</text:p>
          </table:table-cell>
          <table:table-cell table:style-name="ce47" office:value-type="string" calcext:value-type="string">
            <text:p>strength</text:p>
          </table:table-cell>
          <table:table-cell table:style-name="ce47" office:value-type="string" calcext:value-type="string">
            <text:p>stealth_disadvantage</text:p>
          </table:table-cell>
          <table:table-cell table:style-name="ce47" office:value-type="string" calcext:value-type="string">
            <text:p>modifier</text:p>
          </table:table-cell>
          <table:table-cell table:style-name="ce47" office:value-type="string" calcext:value-type="string">
            <text:p>modifier_max</text:p>
          </table:table-cell>
          <table:table-cell table:style-name="ce47" office:value-type="string" calcext:value-type="string">
            <text:p>damage</text:p>
          </table:table-cell>
          <table:table-cell table:style-name="ce47" office:value-type="string" calcext:value-type="string">
            <text:p>damage_type</text:p>
          </table:table-cell>
          <table:table-cell table:style-name="ce47" office:value-type="string" calcext:value-type="string">
            <text:p>stat_mod</text:p>
          </table:table-cell>
          <table:table-cell table:style-name="ce47" office:value-type="string" calcext:value-type="string">
            <text:p>properties</text:p>
          </table:table-cell>
          <table:table-cell table:style-name="ce47" office:value-type="string" calcext:value-type="string">
            <text:p>cost</text:p>
          </table:table-cell>
          <table:table-cell table:style-name="ce47" office:value-type="string" calcext:value-type="string">
            <text:p>weight</text:p>
          </table:table-cell>
          <table:table-cell table:style-name="ce47" office:value-type="string" calcext:value-type="string">
            <text:p>description</text:p>
          </table:table-cell>
          <table:table-cell table:style-name="ce47" office:value-type="string" calcext:value-type="string">
            <text:p>source</text:p>
          </table:table-cell>
        </table:table-row>
        <table:table-row table:style-name="ro7">
          <table:table-cell table:style-name="ce27" office:value-type="string" calcext:value-type="string">
            <text:p>PADDEDARM</text:p>
          </table:table-cell>
          <table:table-cell office:value-type="string" calcext:value-type="string">
            <text:p>Padded Armor</text:p>
          </table:table-cell>
          <table:table-cell table:content-validation-name="val3" office:value-type="string" calcext:value-type="string">
            <text:p>ARMORLT</text:p>
          </table:table-cell>
          <table:table-cell office:value-type="float" office:value="11" calcext:value-type="float">
            <text:p>11</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5" calcext:value-type="float">
            <text:p>5.00</text:p>
          </table:table-cell>
          <table:table-cell office:value-type="float" office:value="8" calcext:value-type="float">
            <text:p>8.00</text:p>
          </table:table-cell>
          <table:table-cell office:value-type="string" calcext:value-type="string">
            <text:p>Padded armor consists of quilted layers of cloth and batting.</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LEATHERARM</text:p>
          </table:table-cell>
          <table:table-cell office:value-type="string" calcext:value-type="string">
            <text:p>Leather Armor</text:p>
          </table:table-cell>
          <table:table-cell table:content-validation-name="val3" office:value-type="string" calcext:value-type="string">
            <text:p>ARMORLT</text:p>
          </table:table-cell>
          <table:table-cell office:value-type="float" office:value="11" calcext:value-type="float">
            <text:p>11</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table:number-columns-repeated="2" office:value-type="float" office:value="10" calcext:value-type="float">
            <text:p>10.00</text:p>
          </table:table-cell>
          <table:table-cell office:value-type="string" calcext:value-type="string">
            <text:p>The breastplate and shoulder protectors of this armor are made of leather that has been stiffened by being boiled in oil. The rest of the armor is made of softer and more flexible material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TUDLTHERARM</text:p>
          </table:table-cell>
          <table:table-cell office:value-type="string" calcext:value-type="string">
            <text:p>Studded Leather Armor</text:p>
          </table:table-cell>
          <table:table-cell table:content-validation-name="val3" office:value-type="string" calcext:value-type="string">
            <text:p>ARMORLT</text:p>
          </table:table-cell>
          <table:table-cell office:value-type="float" office:value="12" calcext:value-type="float">
            <text:p>12</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45" calcext:value-type="float">
            <text:p>45.00</text:p>
          </table:table-cell>
          <table:table-cell office:value-type="float" office:value="13" calcext:value-type="float">
            <text:p>13.00</text:p>
          </table:table-cell>
          <table:table-cell office:value-type="string" calcext:value-type="string">
            <text:p>Made from tough but flexible leather, studded leather is reinforced with close-set rivets or spikes.</text:p>
          </table:table-cell>
          <table:table-cell table:content-validation-name="val7" office:value-type="string" calcext:value-type="string">
            <text:p>SRD</text:p>
          </table:table-cell>
        </table:table-row>
        <table:table-row table:style-name="ro7">
          <table:table-cell table:style-name="ce27" office:value-type="string" calcext:value-type="string">
            <text:p>HIDEARM</text:p>
          </table:table-cell>
          <table:table-cell office:value-type="string" calcext:value-type="string">
            <text:p>Hide</text:p>
          </table:table-cell>
          <table:table-cell table:content-validation-name="val3" office:value-type="string" calcext:value-type="string">
            <text:p>ARMORMD</text:p>
          </table:table-cell>
          <table:table-cell office:value-type="float" office:value="12" calcext:value-type="float">
            <text:p>12</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10" calcext:value-type="float">
            <text:p>10.00</text:p>
          </table:table-cell>
          <table:table-cell office:value-type="float" office:value="12" calcext:value-type="float">
            <text:p>12.00</text:p>
          </table:table-cell>
          <table:table-cell office:value-type="string" calcext:value-type="string">
            <text:p>This crude armor consists of thick furs and pelts. It is commonly worn by barbarian tribes, evil humanoids, and other folk who lack access to the tools and materials needed to create better armor.</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CHAINSHRTARM</text:p>
          </table:table-cell>
          <table:table-cell office:value-type="string" calcext:value-type="string">
            <text:p>Chain Shirt</text:p>
          </table:table-cell>
          <table:table-cell table:content-validation-name="val3" office:value-type="string" calcext:value-type="string">
            <text:p>ARMORMD</text:p>
          </table:table-cell>
          <table:table-cell office:value-type="float" office:value="13" calcext:value-type="float">
            <text:p>13</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50" calcext:value-type="float">
            <text:p>50.00</text:p>
          </table:table-cell>
          <table:table-cell office:value-type="float" office:value="20" calcext:value-type="float">
            <text:p>20.00</text:p>
          </table:table-cell>
          <table:table-cell office:value-type="string" calcext:value-type="string">
            <text:p>Made of interlocking metal rings, a chain shirt is worn between layers of clothing or leather. This armor offers modest protection to the wearer's upper body and allows the sound of the rings rubbing against one another to be muffled by outer layer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CALEMAILARM</text:p>
          </table:table-cell>
          <table:table-cell office:value-type="string" calcext:value-type="string">
            <text:p>Scale Mail</text:p>
          </table:table-cell>
          <table:table-cell table:content-validation-name="val3" office:value-type="string" calcext:value-type="string">
            <text:p>ARMORMD</text:p>
          </table:table-cell>
          <table:table-cell office:value-type="float" office:value="14" calcext:value-type="float">
            <text:p>14</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50" calcext:value-type="float">
            <text:p>50.00</text:p>
          </table:table-cell>
          <table:table-cell office:value-type="float" office:value="45" calcext:value-type="float">
            <text:p>45.00</text:p>
          </table:table-cell>
          <table:table-cell office:value-type="string" calcext:value-type="string">
            <text:p>This armor consists of a coat and leggings (and perhaps a separate skirt) of leather covered with overlapping pieces of metal, much like the scales of a fish. The suit includes gauntle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BREASTPLTARM</text:p>
          </table:table-cell>
          <table:table-cell office:value-type="string" calcext:value-type="string">
            <text:p>Breastplate</text:p>
          </table:table-cell>
          <table:table-cell table:content-validation-name="val3" office:value-type="string" calcext:value-type="string">
            <text:p>ARMORMD</text:p>
          </table:table-cell>
          <table:table-cell office:value-type="float" office:value="14" calcext:value-type="float">
            <text:p>14</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400" calcext:value-type="float">
            <text:p>400.00</text:p>
          </table:table-cell>
          <table:table-cell office:value-type="float" office:value="20" calcext:value-type="float">
            <text:p>20.00</text:p>
          </table:table-cell>
          <table:table-cell office:value-type="string" calcext:value-type="string">
            <text:p>This armor consists of a fitted metal chest piece worn with supple leather. Although it leaves the legs and arms relatively unprotected, this armor provides good protection for the wearer's vital organs while leaving the wearer relatively unencumbered.</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HALFPLATEARM</text:p>
          </table:table-cell>
          <table:table-cell office:value-type="string" calcext:value-type="string">
            <text:p>Half Plate</text:p>
          </table:table-cell>
          <table:table-cell table:content-validation-name="val3" office:value-type="string" calcext:value-type="string">
            <text:p>ARMORMD</text:p>
          </table:table-cell>
          <table:table-cell office:value-type="float" office:value="15" calcext:value-type="float">
            <text:p>15</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750" calcext:value-type="float">
            <text:p>750.00</text:p>
          </table:table-cell>
          <table:table-cell office:value-type="float" office:value="40" calcext:value-type="float">
            <text:p>40.00</text:p>
          </table:table-cell>
          <table:table-cell office:value-type="string" calcext:value-type="string">
            <text:p>Half plate consists of shaped metal plates that cover most of the wearer's body. It does not include leg protection beyond simple greaves that are attached with leather strap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RINGMAILARM</text:p>
          </table:table-cell>
          <table:table-cell office:value-type="string" calcext:value-type="string">
            <text:p>Ring Mail</text:p>
          </table:table-cell>
          <table:table-cell table:content-validation-name="val3" office:value-type="string" calcext:value-type="string">
            <text:p>ARMORHVY</text:p>
          </table:table-cell>
          <table:table-cell office:value-type="float" office:value="14" calcext:value-type="float">
            <text:p>14</text:p>
          </table:table-cell>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30" calcext:value-type="float">
            <text:p>30.00</text:p>
          </table:table-cell>
          <table:table-cell office:value-type="float" office:value="40" calcext:value-type="float">
            <text:p>40.00</text:p>
          </table:table-cell>
          <table:table-cell office:value-type="string" calcext:value-type="string">
            <text:p>This armor is leather armor with heavy rings sewn into it. The rings help reinforce the armor against blows from swords and axes. Ring mail is inferior to chain mail, and it's usually worn only by those who can't afford better armor.</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CHAINMAILARM</text:p>
          </table:table-cell>
          <table:table-cell office:value-type="string" calcext:value-type="string">
            <text:p>Chain Mail</text:p>
          </table:table-cell>
          <table:table-cell table:content-validation-name="val3" office:value-type="string" calcext:value-type="string">
            <text:p>ARMORHVY</text:p>
          </table:table-cell>
          <table:table-cell office:value-type="float" office:value="16" calcext:value-type="float">
            <text:p>16</text:p>
          </table:table-cell>
          <table:table-cell office:value-type="float" office:value="13" calcext:value-type="float">
            <text:p>13</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75" calcext:value-type="float">
            <text:p>75.00</text:p>
          </table:table-cell>
          <table:table-cell office:value-type="float" office:value="55" calcext:value-type="float">
            <text:p>55.00</text:p>
          </table:table-cell>
          <table:table-cell office:value-type="string" calcext:value-type="string">
            <text:p>Made of interlocking metal rings, chain mail includes a layer of quilted fabric worn underneath the mail to prevent chafing and to cushion the impact of blows. The suit includes gauntle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PLINTARM</text:p>
          </table:table-cell>
          <table:table-cell office:value-type="string" calcext:value-type="string">
            <text:p>Splint</text:p>
          </table:table-cell>
          <table:table-cell table:content-validation-name="val3" office:value-type="string" calcext:value-type="string">
            <text:p>ARMORHVY</text:p>
          </table:table-cell>
          <table:table-cell office:value-type="float" office:value="17" calcext:value-type="float">
            <text:p>17</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200" calcext:value-type="float">
            <text:p>200.00</text:p>
          </table:table-cell>
          <table:table-cell office:value-type="float" office:value="60" calcext:value-type="float">
            <text:p>60.00</text:p>
          </table:table-cell>
          <table:table-cell office:value-type="string" calcext:value-type="string">
            <text:p>This armor is made of narrow vertical strips of metal riveted to a backing of leather that is worn over cloth padding. Flexible chain mail protects the join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PLATEARM</text:p>
          </table:table-cell>
          <table:table-cell office:value-type="string" calcext:value-type="string">
            <text:p>Plate</text:p>
          </table:table-cell>
          <table:table-cell table:content-validation-name="val3" office:value-type="string" calcext:value-type="string">
            <text:p>ARMORHVY</text:p>
          </table:table-cell>
          <table:table-cell office:value-type="float" office:value="18" calcext:value-type="float">
            <text:p>18</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1500" calcext:value-type="float">
            <text:p>1500.00</text:p>
          </table:table-cell>
          <table:table-cell office:value-type="float" office:value="65" calcext:value-type="float">
            <text:p>65.00</text:p>
          </table:table-cell>
          <table:table-cell office:value-type="string" calcext:value-type="string">
            <text:p>Plate consists of shaped, interlocking metal plates to cover the entire body. A suit of plate includes gauntlets, heavy leather boots, a visored helmet, and thick layers of padding underneath the armor. Buckles and straps distribute the weight over the body.</text:p>
          </table:table-cell>
          <table:table-cell table:content-validation-name="val7" office:value-type="string" calcext:value-type="string">
            <text:p>SRD</text:p>
          </table:table-cell>
        </table:table-row>
        <table:table-row table:style-name="ro7" table:number-rows-repeated="1048555">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8" table:number-rows-repeated="7">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8">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
      <table:table table:name="Cclass" table:style-name="ta2">
        <table:table-column table:style-name="co18" table:default-cell-style-name="ce25"/>
        <table:table-column table:style-name="co21" table:default-cell-style-name="Default"/>
        <table:table-column table:style-name="co22" table:default-cell-style-name="ce21"/>
        <table:table-column table:style-name="co23" table:default-cell-style-name="Default"/>
        <table:table-column table:style-name="co24" table:default-cell-style-name="Default"/>
        <table:table-column table:style-name="co4" table:default-cell-style-name="Default"/>
        <table:table-column table:style-name="co25" table:default-cell-style-name="ce78"/>
        <table:table-column table:style-name="co1" table:number-columns-repeated="16377" table:default-cell-style-name="Default"/>
        <table:table-row table:style-name="ro10">
          <table:table-cell table:style-name="ce62" office:value-type="string" calcext:value-type="string">
            <text:p>objid</text:p>
          </table:table-cell>
          <table:table-cell table:style-name="ce18" office:value-type="string" calcext:value-type="string">
            <text:p>name</text:p>
          </table:table-cell>
          <table:table-cell table:style-name="ce18" office:value-type="string" calcext:value-type="string">
            <text:p>hit_die</text:p>
          </table:table-cell>
          <table:table-cell table:style-name="ce18" office:value-type="string" calcext:value-type="string">
            <text:p>primary</text:p>
          </table:table-cell>
          <table:table-cell table:style-name="ce18" office:value-type="string" calcext:value-type="string">
            <text:p>stp</text:p>
          </table:table-cell>
          <table:table-cell table:style-name="ce18" office:value-type="string" calcext:value-type="string">
            <text:p>awp</text:p>
          </table:table-cell>
          <table:table-cell table:style-name="ce18" office:value-type="string" calcext:value-type="string">
            <text:p>description</text:p>
          </table:table-cell>
          <table:table-cell table:style-name="ce68" office:value-type="string" calcext:value-type="string">
            <text:p>source</text:p>
          </table:table-cell>
          <table:table-cell table:style-name="ce21" table:number-columns-repeated="16376"/>
        </table:table-row>
        <table:table-row table:style-name="ro7">
          <table:table-cell office:value-type="string" calcext:value-type="string">
            <text:p>BARBARIAN</text:p>
          </table:table-cell>
          <table:table-cell table:style-name="ce33" office:value-type="string" calcext:value-type="string">
            <text:p>Barbarian</text:p>
          </table:table-cell>
          <table:table-cell table:style-name="ce20" office:value-type="string" calcext:value-type="string">
            <text:p>d12</text:p>
          </table:table-cell>
          <table:table-cell table:style-name="ce24" office:value-type="string" calcext:value-type="string">
            <text:p>STR</text:p>
          </table:table-cell>
          <table:table-cell table:style-name="ce24" office:value-type="string" calcext:value-type="string">
            <text:p>STR, CON</text:p>
          </table:table-cell>
          <table:table-cell table:style-name="ce24" office:value-type="string" calcext:value-type="string">
            <text:p>ARMORLT, ARMORMD, SHIELDS, WEAPONSIMPLE, WEAPONMARTL</text:p>
          </table:table-cell>
          <table:table-cell table:style-name="ce77" office:value-type="string" calcext:value-type="string">
            <text:p>A fierce warrior of primitive background who can enter a battle rage.</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BARD</text:p>
          </table:table-cell>
          <table:table-cell table:style-name="ce33" office:value-type="string" calcext:value-type="string">
            <text:p>Bard</text:p>
          </table:table-cell>
          <table:table-cell table:style-name="ce20" office:value-type="string" calcext:value-type="string">
            <text:p>d8</text:p>
          </table:table-cell>
          <table:table-cell table:style-name="ce24" office:value-type="string" calcext:value-type="string">
            <text:p>CHA</text:p>
          </table:table-cell>
          <table:table-cell table:style-name="ce24" office:value-type="string" calcext:value-type="string">
            <text:p>CHA, DEX</text:p>
          </table:table-cell>
          <table:table-cell table:style-name="ce28" office:value-type="string" calcext:value-type="string">
            <text:p>ARMORLT, WEAPONSIMPLE, HDCRSBOW, <text:s/>LNGSWORD, RAPIER, SHRTSWRD</text:p>
          </table:table-cell>
          <table:table-cell table:style-name="ce77" office:value-type="string" calcext:value-type="string">
            <text:p>An inspiring magician whose power echoes the music of creation</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CLERIC</text:p>
          </table:table-cell>
          <table:table-cell table:style-name="ce33" office:value-type="string" calcext:value-type="string">
            <text:p>Cleric</text:p>
          </table:table-cell>
          <table:table-cell table:style-name="ce20" office:value-type="string" calcext:value-type="string">
            <text:p>d8</text:p>
          </table:table-cell>
          <table:table-cell table:style-name="ce24" office:value-type="string" calcext:value-type="string">
            <text:p>WIS</text:p>
          </table:table-cell>
          <table:table-cell table:style-name="ce24" office:value-type="string" calcext:value-type="string">
            <text:p>CHA, WIS</text:p>
          </table:table-cell>
          <table:table-cell table:style-name="ce24" office:value-type="string" calcext:value-type="string">
            <text:p>Light and medium armor, shields, simple weapons</text:p>
          </table:table-cell>
          <table:table-cell table:style-name="ce77" office:value-type="string" calcext:value-type="string">
            <text:p>A priestly champion who wields divine magic in service of a higher power.</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DRUID</text:p>
          </table:table-cell>
          <table:table-cell table:style-name="ce33" office:value-type="string" calcext:value-type="string">
            <text:p>Druid</text:p>
          </table:table-cell>
          <table:table-cell table:style-name="ce20" office:value-type="string" calcext:value-type="string">
            <text:p>d8</text:p>
          </table:table-cell>
          <table:table-cell table:style-name="ce24" office:value-type="string" calcext:value-type="string">
            <text:p>WIS</text:p>
          </table:table-cell>
          <table:table-cell table:style-name="ce24" office:value-type="string" calcext:value-type="string">
            <text:p>INT, WIS</text:p>
          </table:table-cell>
          <table:table-cell table:style-name="ce24" office:value-type="string" calcext:value-type="string">
            <text:p>Light and medium armor (nonmetal), shields (nonmetal), clubs, daggers, darts, javelins, maces, quarterstaffs, scimitars, sickles, slings, spears</text:p>
          </table:table-cell>
          <table:table-cell table:style-name="ce77" office:value-type="string" calcext:value-type="string">
            <text:p>A priest of the Old Faith, wielding the powers of nature — moonlight and plant growth, fire and lightning — and adopting animal forms.</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FIGHTER</text:p>
          </table:table-cell>
          <table:table-cell table:style-name="ce33" office:value-type="string" calcext:value-type="string">
            <text:p>Fighter</text:p>
          </table:table-cell>
          <table:table-cell table:style-name="ce20" office:value-type="string" calcext:value-type="string">
            <text:p>d10</text:p>
          </table:table-cell>
          <table:table-cell table:style-name="ce24" office:value-type="string" calcext:value-type="string">
            <text:p>DEX, STR</text:p>
          </table:table-cell>
          <table:table-cell table:style-name="ce24" office:value-type="string" calcext:value-type="string">
            <text:p>STR, CON</text:p>
          </table:table-cell>
          <table:table-cell table:style-name="ce24" office:value-type="string" calcext:value-type="string">
            <text:p>All armor, shields, simple and martial weapons</text:p>
          </table:table-cell>
          <table:table-cell table:style-name="ce77" office:value-type="string" calcext:value-type="string">
            <text:p>A master of martial combat, skilled with a variety of weapons and armor.</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MONK</text:p>
          </table:table-cell>
          <table:table-cell table:style-name="ce33" office:value-type="string" calcext:value-type="string">
            <text:p>Monk</text:p>
          </table:table-cell>
          <table:table-cell table:style-name="ce20" office:value-type="string" calcext:value-type="string">
            <text:p>d8</text:p>
          </table:table-cell>
          <table:table-cell table:style-name="ce24" office:value-type="string" calcext:value-type="string">
            <text:p>DEX, WIS</text:p>
          </table:table-cell>
          <table:table-cell table:style-name="ce24" office:value-type="string" calcext:value-type="string">
            <text:p>DEX, STR</text:p>
          </table:table-cell>
          <table:table-cell table:style-name="ce24" office:value-type="string" calcext:value-type="string">
            <text:p>Simple weapons, shortswords</text:p>
          </table:table-cell>
          <table:table-cell table:style-name="ce77" office:value-type="string" calcext:value-type="string">
            <text:p>A master of martial arts, harnessing the power of the body in pursuit of physical and spiritual perfection.</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PALADIN</text:p>
          </table:table-cell>
          <table:table-cell table:style-name="ce33" office:value-type="string" calcext:value-type="string">
            <text:p>Paladin</text:p>
          </table:table-cell>
          <table:table-cell table:style-name="ce20" office:value-type="string" calcext:value-type="string">
            <text:p>d10</text:p>
          </table:table-cell>
          <table:table-cell table:style-name="ce24" office:value-type="string" calcext:value-type="string">
            <text:p>CHA, STR</text:p>
          </table:table-cell>
          <table:table-cell table:style-name="ce24" office:value-type="string" calcext:value-type="string">
            <text:p>CHA, WIS</text:p>
          </table:table-cell>
          <table:table-cell table:style-name="ce24" office:value-type="string" calcext:value-type="string">
            <text:p>All armor, shields, simple and martial weapons</text:p>
          </table:table-cell>
          <table:table-cell table:style-name="ce77" office:value-type="string" calcext:value-type="string">
            <text:p>A holy warrior bound to a sacred oath.</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RANGER</text:p>
          </table:table-cell>
          <table:table-cell table:style-name="ce33" office:value-type="string" calcext:value-type="string">
            <text:p>Ranger</text:p>
          </table:table-cell>
          <table:table-cell table:style-name="ce20" office:value-type="string" calcext:value-type="string">
            <text:p>d10</text:p>
          </table:table-cell>
          <table:table-cell table:style-name="ce24" office:value-type="string" calcext:value-type="string">
            <text:p>DEX, WIS</text:p>
          </table:table-cell>
          <table:table-cell table:style-name="ce24" office:value-type="string" calcext:value-type="string">
            <text:p>DEX, STR</text:p>
          </table:table-cell>
          <table:table-cell table:style-name="ce24" office:value-type="string" calcext:value-type="string">
            <text:p>Light and medium armor, shields, simple and martial weapons</text:p>
          </table:table-cell>
          <table:table-cell table:style-name="ce77" office:value-type="string" calcext:value-type="string">
            <text:p>A warrior who uses martial prowess and nature magic to combat threats on the edges of civilization.</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ROGUE</text:p>
          </table:table-cell>
          <table:table-cell table:style-name="ce33" office:value-type="string" calcext:value-type="string">
            <text:p>Rogue</text:p>
          </table:table-cell>
          <table:table-cell table:style-name="ce20" office:value-type="string" calcext:value-type="string">
            <text:p>d8</text:p>
          </table:table-cell>
          <table:table-cell table:style-name="ce24" office:value-type="string" calcext:value-type="string">
            <text:p>DEX</text:p>
          </table:table-cell>
          <table:table-cell table:style-name="ce24" office:value-type="string" calcext:value-type="string">
            <text:p>DEX, INT</text:p>
          </table:table-cell>
          <table:table-cell table:style-name="ce24" office:value-type="string" calcext:value-type="string">
            <text:p>Light armor, simple weapons, hand crossbows, longswords, rapiers, shortswords</text:p>
          </table:table-cell>
          <table:table-cell table:style-name="ce77" office:value-type="string" calcext:value-type="string">
            <text:p>A scoundrel who uses stealth and trickery to overcome obstacles and enemies.</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SORCERER</text:p>
          </table:table-cell>
          <table:table-cell table:style-name="ce33" office:value-type="string" calcext:value-type="string">
            <text:p>Sorcerer</text:p>
          </table:table-cell>
          <table:table-cell table:style-name="ce20" office:value-type="string" calcext:value-type="string">
            <text:p>d6</text:p>
          </table:table-cell>
          <table:table-cell table:style-name="ce24" office:value-type="string" calcext:value-type="string">
            <text:p>CHA</text:p>
          </table:table-cell>
          <table:table-cell table:style-name="ce24" office:value-type="string" calcext:value-type="string">
            <text:p>CHA, CON</text:p>
          </table:table-cell>
          <table:table-cell table:style-name="ce24" office:value-type="string" calcext:value-type="string">
            <text:p>Daggers, darts, slings, quarterstaffs, light crossbows</text:p>
          </table:table-cell>
          <table:table-cell table:style-name="ce77" office:value-type="string" calcext:value-type="string">
            <text:p>A spellcaster who draws on inherent magic from a gift or bloodline.</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WARLOCK</text:p>
          </table:table-cell>
          <table:table-cell table:style-name="ce33" office:value-type="string" calcext:value-type="string">
            <text:p>Warlock</text:p>
          </table:table-cell>
          <table:table-cell table:style-name="ce20" office:value-type="string" calcext:value-type="string">
            <text:p>d8</text:p>
          </table:table-cell>
          <table:table-cell table:style-name="ce24" office:value-type="string" calcext:value-type="string">
            <text:p>CHA</text:p>
          </table:table-cell>
          <table:table-cell table:style-name="ce24" office:value-type="string" calcext:value-type="string">
            <text:p>CHA, WIS</text:p>
          </table:table-cell>
          <table:table-cell table:style-name="ce24" office:value-type="string" calcext:value-type="string">
            <text:p>Light armor, simple weapons</text:p>
          </table:table-cell>
          <table:table-cell table:style-name="ce77" office:value-type="string" calcext:value-type="string">
            <text:p>A wielder of magic that is derived from a bargain with an extraplanar entity.</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WIZARD</text:p>
          </table:table-cell>
          <table:table-cell table:style-name="ce33" office:value-type="string" calcext:value-type="string">
            <text:p>Wizard</text:p>
          </table:table-cell>
          <table:table-cell table:style-name="ce20" office:value-type="string" calcext:value-type="string">
            <text:p>d6</text:p>
          </table:table-cell>
          <table:table-cell table:style-name="ce24" office:value-type="string" calcext:value-type="string">
            <text:p>INT</text:p>
          </table:table-cell>
          <table:table-cell table:style-name="ce24" office:value-type="string" calcext:value-type="string">
            <text:p>INT, WIS</text:p>
          </table:table-cell>
          <table:table-cell table:style-name="ce24" office:value-type="string" calcext:value-type="string">
            <text:p>Daggers, darts, slings, quarterstaffs, light crossbows</text:p>
          </table:table-cell>
          <table:table-cell table:style-name="ce77" office:value-type="string" calcext:value-type="string">
            <text:p>A scholarly magic-user capable of manipulating the structures of reality.</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NECROMANCER</text:p>
          </table:table-cell>
          <table:table-cell office:value-type="string" calcext:value-type="string">
            <text:p>Necromancer</text:p>
          </table:table-cell>
          <table:table-cell office:value-type="string" calcext:value-type="string">
            <text:p>d6</text:p>
          </table:table-cell>
          <table:table-cell office:value-type="string" calcext:value-type="string">
            <text:p>CON</text:p>
          </table:table-cell>
          <table:table-cell office:value-type="string" calcext:value-type="string">
            <text:p>CON, STR</text:p>
          </table:table-cell>
          <table:table-cell office:value-type="string" calcext:value-type="string">
            <text:p>ARMORLT, WEAPONSIMPLE</text:p>
          </table:table-cell>
          <table:table-cell office:value-type="string" calcext:value-type="string">
            <text:p>While others use magic to do paltry things like conjure fire or fly, the Necromancer is a master over death itself. They study the deep and forbidden secrets that raise the dead, controlling minions toward a variety of goals. Perhaps they seek the power that mastery over death provides. Perhaps they are serious and unashamed scholars, who reject the small-minded boundaries held to by others. Each enemy they fell becomes an eager and disposable ally, they become immune to the energies of death and decay, and ultimately harness the immortality and power of undeath for themselves.</text:p>
          </table:table-cell>
          <table:table-cell table:content-validation-name="val8" office:value-type="string" calcext:value-type="string">
            <text:p>HB</text:p>
          </table:table-cell>
          <table:table-cell table:number-columns-repeated="16376"/>
        </table:table-row>
        <table:table-row table:style-name="ro7" table:number-rows-repeated="1048561">
          <table:table-cell table:number-columns-repeated="7"/>
          <table:table-cell table:content-validation-name="val8"/>
          <table:table-cell table:number-columns-repeated="16376"/>
        </table:table-row>
        <table:table-row table:style-name="ro7">
          <table:table-cell table:number-columns-repeated="7"/>
          <table:table-cell table:content-validation-name="val8"/>
          <table:table-cell table:number-columns-repeated="16376"/>
        </table:table-row>
      </table:table>
      <table:table table:name="Character" table:style-name="ta2">
        <office:forms form:automatic-focus="false" form:apply-design-mode="false"/>
        <table:table-column table:style-name="co1" table:default-cell-style-name="ce27"/>
        <table:table-column table:style-name="co26" table:default-cell-style-name="Default"/>
        <table:table-column table:style-name="co1" table:default-cell-style-name="Default"/>
        <table:table-column table:style-name="co1" table:default-cell-style-name="ce27"/>
        <table:table-column table:style-name="co1" table:number-columns-repeated="2" table:default-cell-style-name="Default"/>
        <table:table-column table:style-name="co27" table:default-cell-style-name="Default"/>
        <table:table-column table:style-name="co28" table:default-cell-style-name="Default"/>
        <table:table-column table:style-name="co1" table:number-columns-repeated="2" table:default-cell-style-name="Default"/>
        <table:table-column table:style-name="co29" table:default-cell-style-name="ce27"/>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ce53"/>
        <table:table-column table:style-name="co33" table:default-cell-style-name="ce45"/>
        <table:table-row table:style-name="ro3">
          <table:table-cell table:style-name="ce47" office:value-type="string" calcext:value-type="string">
            <text:p>charid</text:p>
          </table:table-cell>
          <table:table-cell table:style-name="ce47" office:value-type="string" calcext:value-type="string">
            <text:p>name</text:p>
          </table:table-cell>
          <table:table-cell table:style-name="ce47" office:value-type="string" calcext:value-type="string">
            <text:p>level</text:p>
          </table:table-cell>
          <table:table-cell table:style-name="ce47" office:value-type="string" calcext:value-type="string">
            <text:p>cclass</text:p>
          </table:table-cell>
          <table:table-cell table:style-name="ce47" office:value-type="string" calcext:value-type="string">
            <text:p>strength</text:p>
          </table:table-cell>
          <table:table-cell table:style-name="ce47" office:value-type="string" calcext:value-type="string">
            <text:p>dexterity</text:p>
          </table:table-cell>
          <table:table-cell table:style-name="ce47" office:value-type="string" calcext:value-type="string">
            <text:p>constitution</text:p>
          </table:table-cell>
          <table:table-cell table:style-name="ce47" office:value-type="string" calcext:value-type="string">
            <text:p>intelligence</text:p>
          </table:table-cell>
          <table:table-cell table:style-name="ce47" office:value-type="string" calcext:value-type="string">
            <text:p>wisdom</text:p>
          </table:table-cell>
          <table:table-cell table:style-name="ce47" office:value-type="string" calcext:value-type="string">
            <text:p>charisma</text:p>
          </table:table-cell>
          <table:table-cell table:style-name="ce47" office:value-type="string" calcext:value-type="string">
            <text:p>weapon_main</text:p>
          </table:table-cell>
          <table:table-cell table:style-name="ce47" office:value-type="string" calcext:value-type="string">
            <text:p>weapon_secondary</text:p>
          </table:table-cell>
          <table:table-cell table:style-name="ce47" office:value-type="string" calcext:value-type="string">
            <text:p>armor</text:p>
          </table:table-cell>
          <table:table-cell table:style-name="ce47" office:value-type="string" calcext:value-type="string">
            <text:p>shield</text:p>
          </table:table-cell>
          <table:table-cell table:style-name="ce47" table:content-validation-name="val14" office:value-type="string" calcext:value-type="string">
            <text:p>race</text:p>
          </table:table-cell>
          <table:table-cell table:style-name="ce47" office:value-type="string" calcext:value-type="string">
            <text:p>bio</text:p>
          </table:table-cell>
          <table:table-cell table:style-name="ce47" office:value-type="string" calcext:value-type="string">
            <text:p>avatar</text:p>
          </table:table-cell>
        </table:table-row>
        <table:table-row table:style-name="ro7">
          <table:table-cell office:value-type="float" office:value="821236" calcext:value-type="float">
            <text:p>821236</text:p>
          </table:table-cell>
          <table:table-cell office:value-type="string" calcext:value-type="string">
            <text:p>Baradius</text:p>
          </table:table-cell>
          <table:table-cell office:value-type="float" office:value="1" calcext:value-type="float">
            <text:p>1</text:p>
          </table:table-cell>
          <table:table-cell table:content-validation-name="val9" office:value-type="string" calcext:value-type="string">
            <text:p>WARLOCK</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9" calcext:value-type="float">
            <text:p>9</text:p>
          </table:table-cell>
          <table:table-cell office:value-type="float" office:value="14" calcext:value-type="float">
            <text:p>14</text:p>
          </table:table-cell>
          <table:table-cell table:content-validation-name="val10" office:value-type="string" calcext:value-type="string">
            <text:p>DAGGER</text:p>
          </table:table-cell>
          <table:table-cell table:content-validation-name="val11"/>
          <table:table-cell table:content-validation-name="val12" office:value-type="string" calcext:value-type="string">
            <text:p>LEATHERARM</text:p>
          </table:table-cell>
          <table:table-cell table:content-validation-name="val13"/>
          <table:table-cell table:content-validation-name="val15" office:value-type="string" calcext:value-type="string">
            <text:p>TIEFLING </text:p>
          </table:table-cell>
          <table:table-cell office:value-type="string" calcext:value-type="string">
            <text:p>You spent years learning the lore of the multiverse. You scoured manuscripts, studied scrolls, and listened to the greatest experts on the subjects that interest you. Your efforts have made you a master researcher.</text:p>
          </table:table-cell>
          <table:table-cell office:value-type="string" calcext:value-type="string">
            <text:p>iVBORw0KGgoAAAANSUhEUgAAAQAAAAEACAYAAABccqhmAAABg2lDQ1BJQ0MgcHJvZmlsZQAAKJF9 kT1Iw0AcxV9TRS0VB4uIOGSoTnZREcdahSJUCLVCqw4ml35Bk4YkxcVRcC04+LFYdXBx1tXBVRAE P0BcXZwUXaTE/yWFFjEeHPfj3b3H3TtAaFSYZnXFAU23zXQyIWZzq2LPK/oQAhDGkMwsY06SUvAd X/cI8PUuxrP8z/05+tW8xYCASBxnhmkTbxDPbNoG533iCCvJKvE58YRJFyR+5Lri8RvnossCz4yY mfQ8cYRYLHaw0sGsZGrE08RRVdMpX8h6rHLe4qxVaqx1T/7CcF5fWeY6zVEksYglSBChoIYyKrAR o1UnxUKa9hM+/hHXL5FLIVcZjBwLqEKD7PrB/+B3t1ZhatJLCieA7hfH+RgDenaBZt1xvo8dp3kC BJ+BK73trzaA2U/S620tegQMbAMX121N2QMud4DhJ0M2ZVcK0hQKBeD9jL4pBwzeAqE1r7fWPk4f gAx1lboBDg6B8SJlr/u8u7ezt3/PtPr7AR+hcoW2H1FMAAAABmJLR0QA/wD/AP+gvaeTAAAACXBI WXMAAA7EAAAOxAGVKw4bAAAAB3RJTUUH5wkKADsh1eP86QAAABl0RVh0Q29tbWVudABDcmVhdGVk IHdpdGggR0lNUFeBDhcAACAASURBVHja7L1ZzGXZdd/3W3s459z5G2vobnazu0k258kSRYkaKDIR E1mQFMMwpDixlIcERh7yEOQ5TwGShyADYEAZ7ABBYkS2BFlW4kihKWqIqIGkxbGb7G52V3dVdY3f dL87nGnvvfKwz1fVcozEljWRrtO49aGrvnvvueee9d//9V//tbbwHXocf/orT+5U07cbY5qo6U5n 5Mb4Y8903y7nr2u1d3/l//7IblH951r6H7LeYsUgCFEjqiBGMAioEsQQRRAEC1gRBFAUSQk05Rc2 Nj8sRKDpExoUmxI29BhNGGcQ7xHvQRUNgW0INL3eiz2fS8otY6WunByL9i8fNee//cxPf+I+j45v u0O+3U741U8/X3lNo7EYur6pQop73smheLuzNlbamFLRdHJV3ONjVz2J0JHC8aqv72769ibKjcLY tYjVHil6bw5N6R9XdGkx14uYavo+9TEhRppLP/7R+k810D/zenG8OS3W9encER+Pve72nYyr0vvd snhb5cu/nrx5j7EGxOTnqCKAiHnwBQYRIgMACFhAgQSgCVHNX7gIKgYxigoEFRTBJEVCj4SASAYK cQ6R/H5dUmLU8xT5lqZ06lT7UnQjMdy6t1l95bRrX9iZTF7fny82x5vzUdM0z3oxlwrQYPS2zkev leJb6VK//1c+unkUeo8A4J/7+NIv/4HZrE+YWl/uTXefnPvRlTGoEd3HuefsyH9AS/e2rTE2RI2u aWXU9Lumj3sYiVizxco5MX5Jm+Y3NMabIBFbLGQ6fj+T8gdI+gp1+1na9ih1XR9SlG3f3V/Hzc0u xrrtXIpKfP+/9yP6x/kML/23n5FtX8umq20yifnuWN6yf3k29sV+iHEmxKcr7z4WkjzX9bJvnfjC y8iKPK5GZoiQhqA2Q6CL5K9PBRJCIq/6BhCUJBARNGXAMBfftiYMCTEC3oG1+U7oI9r3aB/RpCCC MRbjLFhDhBRCChpjsjGqU0WS1k1Md/sYf680/Grh3K0+xkM19sfF2g95SGj8vcbpp01My77pzo+2 69dfvXtyfrC3r0VR6Tv/xg/qo1D88znct8NJjud7u1NfPDlRfW7HVh8aiXuaFAXVETEe0nGVFPdL a0yRVCUEiKHQEC0GwO6ruM5gpmKLx0TjEtWE2IqQrtL0T6P6JEGfJJmNNT5ZLKW390vjv9VarnVW X6nFvgi0f5zP8Pb5k+6105uXKmOfLSq7OxuNmFr7pPf27aWYHdQeKPKUEQ6LgrFx1hpnBDEehJQS aaDxUQREEHTA8Bz49gGqD6u9giWv9JkNXPyLQVSRmFDthpTAIc4i1qCmhzZAn1AJmXFYj7XWAIXK wCRSAqsj7+20SLaUkK4Q9dxbP6Xw705WHkOTojKtUnoKMW3hOEpm9CXdvfQ1XPlKVR2cAOFRKD5i AH/k+Pwv/WNJ55vZfLx7ZXey+7apcx8orfmIQT6M6pMmpZzbkoYYyEEBCjFBiPmnFdQ61HowklfB gQ7n35c3XQWBlCBdkGdZglxH5YXYhS/eXx3/znJ78sp4NF3vz3bayU98JF088z/7Kz9nv3Djzkyd mb3/XVfCe9/xRD2bjjppN6bq2+nj1ezqoqje4XzxXeW4uDpdVDByz2B4F32cpS7YPqScszvBOYNx DsSRFGJKkGJe2Y1FRRBNw/kbHGCG8L44e/OmL1jJbCANf+FixKRISgEVA85jKo84g3YBbfr8iIpY gxl5pHAZahL5OqmiKIiSUiJ0EatgjUDhwebrqcPvigiSOKOJf1h3/e+tU/j9TepecMKtJ65eaeWH n3vEBB4xgEGrElMczvY/uVdNP1kZ+06v+riEbg9NOylq5r0Xy5xc3OGSg1cHULAm01trM921FvUG tRY1ghnEsQt9jKQQLlZQg8AceBZjDq2z774iOz94UPjf6+DXCmNfBtYPk3kZC/6HjZT/euXmt2fl ztfG3l8fYRdjG/7SrPTvHU2qt5vdyWU/LcdUTjFMiHFOQpREHxMtkCyMk1LFgBFFBtJvjMGooiKo CAlDHD66DsEfGVIFzdfGDf+eGYJiH2DfcD2MeXAZtQtoAElZM1BjiDERguLagEOx3iEm6xFJlfQA YBIYIcZA0oRRRdQM35PJ4CQGnCwY2w+VlXtcYvzgqHO/Jspnwrq+9sdlV4+O7xAG8Cu/9OvFXOzB rAvz/SRvvTxd/FXny09o1CdMjN6EgKQ4IIQDYx4ucwr0CnFY/7yFUUEqC3A2r1xWwBmSdagVjOaV KalATEiImJDya1wwhZQDQQ1IiI0J4SuE8H9uQvtPjojXzdj1Z/fOZze+ce/Jb35r+aOr1v7IO9/+ +J23Pn35+dZzY1awuFS6D85K83ZfucsyKUVKi1VBYkTbgNQ9oQls20gjEEvDyMLYQCGCGEOydiD7 PMj9E1nJjwhuSAHSAAAoWNEHYuA/68t+KBJqDvjhP9F8HUOXaDuliwlnlLKwlBOPKRwYSxjIFppB UzRlDSEGxFjEWlTsIErqA7aVBBKKqp77Nv4um+Y37tSbr7zR1i9Np/s33vlvf+RRSvCvIgPYU3tp dzT72EEhH17E9N4S8x7a7jHto6MJSBfyXVw4GA0U/mJ5M5oDXLN4hXdoWZCmFVo4zBDMAGpAjRCN AxFUwPTxYe5sh1U2JgiZTRgEClfg7fuI/upER99dWnnBjFw7S9Ulucz7Zoyf7lvd3z+c7I9Kedu5 ofcTb/xuWRXjoii8BRFSTKSmJ257Yt1BG0h9JCYwxiAiBCvUBpCEd3mNjyaTfKPDQ8jniTxIZwya ZQ95iIsPA14eBP6AIRh9CAzx4vKpkqISeqXvE32I9DGRuoQVxRuBcqhKZCEQYwVbeNRBbBKpi6Sk SGlRN6gTMUJSxAo2M48JNv0g3r1zV+YviKs+ve7Wvwi88eL/8ml57t/9kUcpwb8KDODzv/x7dmrt UwvM982t+7EypPfYLlwxSXcIydEF6GJemQsHYw8jnyn+RbJrBv1bBAxo4UmjAh0VqLeYqDkfVUUG 0EjWkIxBEWzX4+oOSelBoKCaASDpg5RCrclaAnIXuIOVEGG26tPjXdOP2XTiNx00gaaPNIUlzUrc qKD0jsoIpSZciqQ+EvpATJqzlqSgoCp0YlALIwvlULpPCH0SIuAERgawQnIWkYHlqP4zv+QLtqAP PwrGyIPSIklJOlyfpGhUYh/Z1IFVHYjbHp8S45GhnJW4RYUpPcZaiJolGGdAE6nt6TcdGhU78riy wHgLMaEhcpENIJD6gPYBiXJEiF9t2+1vbjV8uXHmWxuN15/7qR9+VDL8TgaAz/3qb5qdc716Zbzz ybm4v0zoPyltv2+bTgkqpIGSq+S7djQEf2VzCnDxMaxBnct0fwiK5C24DAoSLwQyHXJ/JYohiiEB vu3xdZcpv8iwvA4mmhCz4GVtBqDCIYKSNKkqOi6FvZngjFC3yN0l3DwhHm85XXe8EpRj6ymqkidm BVdmjvnEIQ56IJh8ji4q0kZSE6gD9CKMCqG0ihUlJWij0CTFCMwdWG8elvIwD4Hrn/qSI0qvkDRh FZwRrMt6CEYyKKbEw6Q+A+Zm23O26uiWLbrpIEX8xFPtjZjtjSnHBSImAxc6VAeUdtWibY+zYCcl Mi4y9QgJ6QcB0YBqhBiRqErUNilHBv1C1PSZo2b9m+vQv2zEhmf/nU88YgPfiSnAPFVPXxn7799r 0k/S19+jbb+rXYAQ8105iHd4B5UHL/lh842vzj2sADgDF6u6yXXy1EeSKqpgnMUWlpgMMSRSTJBC XnkvGIZeKGIXQRBBB+qqWaVHQa0RNWIxBlLCbFvSpCBNS0y1j1lUuJfv4b5+i/rFe5yoo3hsl4N3 HJKmE2S3xBQWfwFexmQ5Y9shZ1vcuoOgFALOGWQI0jIoGhMpKW3IdF00YpxgXMYgMTIwCR4q9Slh UsJqyoJcD6EzJO+QItf6jbNDIUUeAEAF7KG0MbIJgeWq53zZUMaEZ9AoZmUG427QZ6zgKkeIiVC3 qAjWD1UNY3goHUoGD6NIipKMVopcAfP9Djm4Uo6LExfNWVu//Egg/A4DgG9+8XnvT9aX94L72I7a H6Wuv1c33WXp+hyQzuRALy0UBVRFBgDRTPG9B+fAuSw0C4gV1GQAuBDKJCmESDKCqMmxPWiFkhQT IyYqJqaHC6cOf+gABA9KhYqEmKsGzg4Pg/QR1jWqiTQboSOPHs4hKqYLHNYt7rzHlsLMC6YwxMoj pUPE4ERIIhnHFKQL+KjYLuC8wXj7ECCcUsVICIkYNKcPXUJCwPoE3mGtDDm+PFBIL6oAF5ppVCXG SEigMWF9wjmLtQax2WaMMVhxjEQZZAiakFivWtYnDUVUTFIqb3AjPzwnv7cpLaY3tBsltT00Bhnl SoaaoZQ42JayfDEYk8BFOLTIXHyxXUifuuTitV/5/WtP//hHm0ch+x0CAGXdP3Z5vvfx0Vn9E2zr H+B8uyubLq/4pRuovoXKoVUBvkCce5DEapnr+pL0IW1lUKMl0/gLi4yVzAZMTEjdY1MObjOIe/Kg pn1RAhx0AhjKZHYolcXBVhugj0gwqHe54gDYTYt0gTSv6Mcl/Vv2MftTnnn2ELm3gvM2m3Hqnnbb Z/Xe5iByqjlMY0KcoZgUpHKw4l4IfUZyJS1abIikkOi7SN9FQtvTN0JfRnxpKbzFDkAomj+/GvvQ PWiVFBKxj8RtpIsd1hp86SjGDltkUxBWwHvczDKxFlXoQ+Lm0YbXVi2rTcdjVlhcmlKMywfXQgQo LKmwpBAx2w5jDVIVWcCIg+digCcxFtEsYiaFXrUwoh9zzk0P/UyXGj770s//+ovv+KlPPqoQfDsD wJe++DU/79ITl1q+f9S0P8aq+Yie1wfSx7zqVw7GRX6Ub8q5rR1U5zcp3CmLdDKIdBJBrUEK9+CX ZHCtXTjfJDGU9WSg8znP1/TQRPNm80y+OU0GHZUMACkNinbIaYEOwGQMpo9ZqU+KmY0wlcc/sYdc nsO6Rd9YEpcN/fGWrgmEkccJ2JRLdg9Kfd4iPtf/NWWRTi9ycxHE5gDHWIyJOBMIfaRvQg7qwlIW Du8HD4SYoR9gqHqI4Fw2+YQmEEMg1D2h7omNxVcOWzmstRgj2Zw0tkx2K3a6wNmq5f56Q38/Uk08 pbf4IqcTF9qMOIdYR2gjbRsx4wy6Yi78GheonZmbDH4BTQlikph0Ksj7rLWbvaS2Lgr92i//9rX3 /eQP1o9C99sUAGanm8uXdw5+aNy0f5mz1Sc53u7Kusv0fuRhPOT6xaDyW4OYITTSm8Kyj5DITjUF GZZsGXzrF+rXxUo+2OlyausswVlMHyBEJMTB+JfFOH3QR6eoZmORiMmOOTGZrioQe4gXIKDgPDiT V7suYNctaVoR5xVxdwqLMUUEVwf0vKGte+pZgfGGQoQScJKptziDuGz4kQHwUkzEqA+8AOIMzgm2 cEhviU3PZtPTNpGmi8hoABU/WHxFHqQ14gzOCs5ZvDMEA9tVR7Pp6TYdzhuKsacaeXw1nI8R/Ngx 26k43HS0dc+27tieNDTTmumsyoBdGsRaxCWMMaQkhJQoFPzQsXihs+iDJgX7QH4xmu1NKQoJ5mL1 48a4creY9KHd8OLPf+al537qX3vEBP4EDvtn+WY3PvOFZ66Y6ofGwf4kq+ajnKwvad1nar8Yw7wa hD433BTDEm6HVUWGWnIIg3KcIKXBEjvUtgYhUIb8P/+O0iO5jj4Eg00pC27bDun6TJG9JxWe5Oyw 4ic0RcwgoF101ckACjmY9IGRRjQzjLzM5dTCxISEfH7JGBgVyKzAJcU2PXbTkrpIF5UuJaKmgalE NCZCn9lJrvlDGvQCkOwSHAJIBtCw3mJdpv6q2XBjjGCsyRWSoew3GHEGI6Vku6/LD1Xo+0RTB5q6 p28CaVDuZdBYkrGUzjD1lmnpKAqXhb7hdShyuhA2HbEJCFBOi6wVDA4khZwyuIExpD9awEhRCVHp IzYlXXjYH2GCK8vlf/RTP7v6r3/+f3oEAn+RGcDZ3/516RzF8vZRaWfFpcNaf6AszafY1B/T5fZQ Vk2m9rMSpmVmABcOvAsurlnEwwx3TMye+OxFB9FheZThRrownQwrPjFl00/pSSK4mPDbBlu3xCG4 VIaGGcMDr7wOgcgAILkKMAS3u/AbDD8vACEMBMXZB05lmh6pO2zTozsj4s4Y3Z9SJPBWcPdWSBcJ fWJTOFonqAE/8JCgktX50mbR0xgecOeUWUoyghFBvMUXFlta3Lan72N2Csb8WezgYQBI6cICnY3G 1hpk7LGFwToD645+1bNtOpZrZeIN43FBuajAWYpJya5CKh0x5PkE9XmHWENpJAPJ0L8o8BBoLioM AjiDuuzmlAt298DYZVCbCD10TcRYdqvSfGzsy25kCXebkL78D//gVfVF96Ef/dCjEuFfyBTAmXLm 3JXxzu77SjUfdev0vWy372G53ZVNm6X4iYdJMYhH8lB9h6wBKLBuoU95hR97KCx0ZGBIQ6kQzery UALjYuVVRbzFjgtsG/C31siNI9hssY/vkvanpLIgGSAGbNdjYswpBsPqGgdDUN/n1x9SFPU+i2oP NIGBXidFk9I7S3JZD7BdwJ/ViEIYFTS7E3zl8bOS6o0zOK7pOiU6S+stQTOAxZSwVtDK4cuIKzxS ZDp+ATiSBol+MAYZI/iRwxaGlPv4CcO1ssVQuRCDxoflzhyTCSeKGVsKV1J5w3IlnJy33D9pcGct k03PeFZRVQ5nhFg6OvJ7xDog0qBJKcjAK0NfRowQQxYeDfLAxi1vsivqhW4DYLK7UAz53INgRXxw 8lEndrI/mptOw2fP2vpFsp3i0fEXCQB6VXf+q194sqr14xj3vTThA6zat+m2m8nRKntQ98d55Z+O c6nPmExODcPNIbDp4KiGps8MwUgGDQZO/CbAUMnGFhncbAios6TSYaxFmhZzewlvnIFJpKcdcTYi eQ9Nh1lvMZsa0w7M0jnwBcnlXgDjbRYEnSN5jxaDqp6FhcE1mDAh5nTA51JhMgar2W5sVi2SIE5K wrhAigXGW9xoxfSoznQ5JHpN9AOLSYA2gVh5inGixOfXvnBCD1UNTYoOuJVnACh2WH5T1Ox7QDHk rj9bDI3EUR+AqSTFqma9tbSMU0Gb4KwNrNYd27pntulY7FT4wqGq9INrMBmF7cW6rxhvSF0iqea+ gZBIISF2KP1dpEsXgo15qMKKGoxN2KGsGEOi74SuSHPjzAetdau9qFZitN/6xd++GzAJDFZMfzCd b3c/9e5HvoE/LwB45RuvFqe3Ty/t7O58FNv+DKZ7D20oubsq5PYK6h4uj2BWwKyCUQmu4MFdUdpM DZcNctTC6+fQdrA3enjD2At/bHqg9CnDtJs3fapUOVLhoU/IsoH7S7CgV3fp9ueE8QgTEn7b4+6v kOPhvQoL1QjGE8KiJI6LnOc6i5oc1OnCG3AxWMNp7lfY1Jiux1uDrQriuILS5YaepLhth+kjYTFi O61w4wI/r5jKEbxxRty2bIFeDBKFFBJdyjm57SK7KNXEg39TTp8SGiMpJWKfiL1mScRKDiKFLmge /9UrblZgS58BLepD01BKpD6RQiRF8IVlZ2eUy6spcX5nRXde02zHlDsjfOEwbQ9RiU4JKGGbBUvv zNBRmHsvNA1WYDOATkpDqdG8SQx8WIIxZGNT4QxtjIQQaRpIhrEr+Hhl7OLSeFZtU3y1DrpRDCml 9Xq9uvnaL3zu6LRdr19b34n/1t/8mUcpwp8FAJycnIsZjavN/dMnndpPmf2dT9GfvEdPNgu5dQbX jmHdwdUdeOIArhxkOt0FuHuWaf6oQhbjHEwv34AXXoM3llBWwGFO0jsDVyYwsmi6yNVBmi6vvEVO HZIxxLJAjWDPtpiTcyCS3rJLeOoAHXvstsHe32CPVsjxBlZtpvrOgFoYj5DKo7MRfVWQRHLjUNdj 2w7qNi9ZoxK8z6to3cLZGolgp2Pk0GTx7sLVCEhImDbkHLryyGyEGzsMPbLZMDKC854YoOsSdat0 RpA2oCkyDiXltKAoPNYajEiOqTisyEHp+4hBcd6SRGiD0rUBTYnxtmS0qCimZVb4izwTQJ3BmEBM 0NU9QTOVn00KnE6QNrA8rTm5v6ZoA+NZxXRISbqQiCFh20hTC1VhKSqPqzxFZfGW3M0ZBuBMCslA GoxbQ5uzpiGF09x8VHhDCErbRmIdiYqUSiWlfVfhPaPeHEcNbVQjqmyTyh0Rc213PHvJevdV4N6j UP8zAIDNeiO04bF5Ofq+so9/LcTwUdP2Ru4t4VtHcHsNuyN4bAGXd6Cs0KZB7x6hL72CrlvYv4wc LsBG9AtfhN/5ar5BnrqK8X1exdcdTA1aTVBjIQoSAiY20BsoC9Q51LucXvYRc3yObLawXxGf2CUc TLF1h71zhn35CFnWgzStYLP3gGlF2q1gXiGjkugM2id822NWW8z5GpabTGXnU5hP0NIhfYCmgzaB WGTeo4UjeoMpcq+CimC6gD9vCFHR7uI5HaZrKa2hECX0CWmVZji90PQc95FlG5n3kfksMRoV5JGB Q25tAZPyXJSQ6DWzlbaLrJYNm3XDrHTs7o6YXZpQzCqksgM1tw9W6P68o23yjMDRpGQ2q0iHiT4k 1ndWtN2W1Cfc3hhTWNqQZxpoUmpgXDgmIsxHjqq0OEtugR6qNoJCEjTKMJUoszqNms1Dg4bjveB7 YdsooUmEkGcbGVssKM33BJvtzylAwgRri1Xl5Jq18nk0yZf/11/9fFlWbVGU4dmf+L5HlYM/LQB4 44sv6uWPvPe7nJOfsqerd8mNY8s3bsFLt+F4BXtzeOoQDhd51X/pJunOLZobr7C58RLtpkHml/Cz Cc4kwrVXaK5fo51YZsUJe+0RhZ0hh1fAP4c0j8HOAjEOoh08vhFiBxWIMbjlFtm2mLM1VBY9WMCs xKxb7M1j7Gv3kZtn0PUwcjAbwe4ELu0Qrizo9ifgDDYE3EmLWTbIcovZNNC0sO0yAGwUmoQsRlnQ vDSHCKkoiIUjDHV4FzW3Gw++e7NpcDdPkDtL5PYx1E0GHxWkT7iQKFKiSkCr9LWS6kC76bi1aljO SvbnFTs7FeXI44tMm5MRKARNDhVL2yearqdpepYnNeeqnC0bdtct88Mxk50Ro8rhcpsg1hmKytG1 gW6b+yWct1Qjz2x3zLrpqZcNzVnN0gh+7FGbW6g1JhqFoEpyhtHIIb1HholEMehFK0f2NiRQoxir WK/EkOi6RAqKE6GwgvcJEQhtT2zy86XyoknEilAgtF2kDVp4x54tTeWMWexVk2pSlo9Hka+rc9eA 40dh/6cAAM/X515vHj+2m8x32fPt98jNk4X96g34xh24d54tpSOL2kR/fkK/XdFfu8H2tVc5u/YS R7depN4e4/2TzOcTJrOSOBOad4+pCbTdEfbWEVXnKM4fozA9ZrtFrlyGcpQNOjaXlig8zLIz0DQt nG9h28LOGKYjpOmxt8+xr95Fbp7CeZtFyVLQRUV6Yo/0lkPCYkRyBrutsScr7N0VcrSB8ybPzEsp r7ijoVdhVJImJXpRzuyHuXpdQGLCNDaP3K48cVqhZRbR7L1zzIu34XSVQehglsWwLiBR8UkZm1w8 T23CbgOsO+pzSzNu6Gc1qZ4y3x3jRtm5h8m++4wyFgplYpSYEgY4Xzas6kB9Z8Vq27G37lhMC0aV x3j7YLKQG/Lz0ARinzDeUlSOxWKEtpHtecvqbIvvC6pxgRuqMDEpbR9h2zFxwliEcuKRwmZPhj6c SaBpSFdMLrWmlP0PfcglzqIwWG+wBkLX0zUhtzaXDjvyFN5gncWkQGoCwYoEmDgrz5aFM2PxByaG Z5tt/fUb/9unX+w03bo8v3Q2eeytvXx4719pfeBPxAikqnJ2unryYL74+N5Z+wl74/Sd8qXrRr58 E+5tMqWcOaAnLO9y5/Wv8fKLX+TrL/4Tvnb9G3zz6AbX+2OOpGNbReJeCZcXyJOP4R+7QrWYI96x 6RqO2xV1u2Fcb/HLE7h/B+7dgaNjOF/nFblNSBSkUzgdaLrmPF2cR26eYJ6/gdwagj/kOQO6OyG8 /Srts1eor+6At1RnW/wbJ5jX7iO3z+B4DasO1iHnstMqaxrPHJCe2CUezOgnFcG43C+wqnFHK9zR Cnu8xpxtoO7QJIRRQawKbMjdhCzrrCfMqkyHVaCLmBBxElGNNCHR1wnqSNEGtO5ZrzvW5y3bbU+H EFQIIfulUlJwFlt5ynnJbHfMzv6EauTzuO9tR73q2K46Ntue7TawPW9ptoE+KoURRs4QYqLuIl2f qwXeCjEoddtTr1tSFyisyyakoZU6hUQIkdj0pC7mIHXuwQjzpJJt0EDX5AEkRhmqGRkERKAcZ0Dt msBqWXN21tL2CW+F6chRjhy2cIQm0Nc9GnJbsnVWnMjEwRMG3u+tffe0rB4vrYsaOW3Oz5r/4uf/ h/iIAfxLHOeqZgWj3V7euRPCv8ntk/fIl687nr8LtzZgA8l2NNua9dma+5tjXj25zut3r3Hv+AYt 4LxntneFxeEO+/tzdhY7jOcLqtmCsfdMu4pgLOe9ciZCU7dcqk+o7myQO5baF6yqCcwWFPNdxvM9 /M4BZr4L6oZZApLLdMsauXsKR+ew2sA2gHq4NEXfepnw7BXi4RwXIv5kg33tCHP7LKcwqxqakPPW cYVeXqDP7KOP72R2MYh0dtujywZ7ssYcr5GzGpomtxVbA5MKc97ikpIuzdDKEa/OMes6C4hJc8NM masXhIjpA5VE5l5JNhGahO0EZzNd32561puOoo2MdyomVcHIZvrsRpFy4inHnmLk8bseM3KM9iqa ky2b04bNqqNuA9tmi0t5zoAfF+xOSyaVQ51FE/RdyGU+McjIU04L2qYjdpGm7sCCLx2iilElhMR5 E+jqgFrL8D3MRAAAIABJREFUwhj8pES8IQxjy4VcouzDw/muIeRqhA6mLGthXBgKoNt2rDYdziiL qWc0LbATn3sXvCVsM+Ck3hKNlB2UCAtjza6zZlGpzNtte3Dedp8BXnkEAP8Sx90bt4vZZPr4bh0+ aFbrH4iv3Llqf/cleKMBArHq2PbH3D25yTfObvLS2W3WzZouBezuPruTKbuzOYezHQ4v7bF3eZfR fIovS5xAFRMTKQiTKXE3z6ROfk0Un2vezZrlas1L9Yagyt5kzuM7hyz230Jx8Fbk4CkYzaFr4O7x MDF42ClH+6wXWEO6uiC+/Qrx8g7GGqobx9iX7yCvn8CmH56nWaSaFKQn9onPXCI9tZstzFFxZxvs rVPc0QpONnDawCZClyA1QAtqkJMt9qTO7sB6j7A3Jk4rzP4UloO3wUgWI0eD4alr8BKZlZFQRfo+ 0W4NFsfYCCYE1l3gXh0wpyWLRcXMWyproPSUI89s4pntjKh2K/ykYGdWIgcT2mXL8v6G0/trzk+3 dF2gbhSte0KIdItc7rOFow+RLiY6gMIymlb0dc9221O3fTYiQbYVD92WTR+pm4CcbsEa9ozB22Lo dRgqguTW5qYb5hPGRIqK2jxCzTmhLAyVy0C+XjcYSSzmJdP9KX5msJXDlJa0aokdaBeJJg9PTXk+ YqmGZ62xlwpfPVF1afXq//y5Taf96Tt/9uPtIwD44yj/9+9NdsV+r7+3+h6+cnOHL1+HV44gbumL DW8cn3C9P+NWs+TW5oQ6rJkXlr35IXt7B8wP9pjtzJmPR4wmI+ykwliLBUYaMKqsU+LEwHHloPQc bB3j3mOLHXSxoOyXLM6vc3rtNc7vvUY5ewt+vaboOpjsgZ/A+QrW5xD6rBkYl9MFAzy1S3jXFbon d7Bdj7+3xn7tFnLtHiy3eRV2DsYOvTwjvvWQ7oIpaMSebjG3zjA3T5A7p9m8FAd/QtJBC2gh9fl9 AdY5P5ajJfbyHCZlDvSqGJKzofehsqBVFjc7wcaG+bTHmshRivRNQtvETBxjMaRtYktPrdnI0zqD bHtkZTh1hvLuisnYM9sfM9kdUY0LirFn78qE6cRR745YndWcn7ds6o7NtqMDdsYFI2cZDWRKVOmd QUpHMS5z70Db0zc9nTGUIlgrOAveCLGHs2UDVvAjz97IURl3MTl8aK7KacODYaxRSS6XFrGW4Axa Olxp6E96zs4Sx8cjDtct090RPrcgcBYi2ge0MCSfeySSKi6BS+JQdqOY91hf/g0b28vemH+oS31N FpIeAcC/4DFf9QeztPqovH78AX7rZcfzt4nnp3STE+6ne3xpdZOblSXOdygXVzgwl9kpLIfjCQez HardHYrFBF/63LCCwcS8T51LShMSr6fEa0JYl6Z5YuzNpab0oRcfTBXM5HBbukW6tDPzo4Onq/5s Zd3te3D3FKo3IG5zHwFA18FmCX0HfgyNwuUFPHs1lyWtwd08wX3tFnzzDtxfgYZsS9ydkt6yT3zb ZeJTe6T9KViLubvCfusu9pt34OYJrLYPLctjO/Qk9Dkh12HWgSuGyaQK53UW69r40BItMuzll7Ko WToYjzIz6BKFS4hR+hgJ9Gy2HUY93nrmarCdkrZ56EfjDcbknoAmKqGNOFX298ccXJoyP5wymTgK LxSVw1tLMfKMpw2b84ajdcv5tsMnxZYWbwwWKMlzCoIzuDK3HbdNR+gTXR/xhckDRozgvMH2iW3d kU6VybRkNvXMJ7ltO2jWKmJIpJTbuy/avVNMhJSNSlEEKRyucghQrzpOTmvqVUNqA84J3huS5nPo u4CJHnuxLVp8OAJRDHuucD+8IzLadO3xS//gt8s//LlP30Hc+Yf/5ifiIwD4/zluf+HLUn743dPy 0197a/HNW+/mlftv4eU7Jt29y2p8zJfPr/NVvU1TGfauPMXjlx9j7jwjZ/Fjz6QsmDiP9bn7bmsE k2DSR6ph04pVTFyP8HUMNzwnWP+a7ExLEXu4jOvL03a5nG8nz5eXr3SL/ad296aLt7FaLeQrX8V+ /QVk20FqwQO7i7wKn96H7RaKCcgcrl6BZx7HicO+doL56mvw9ZuwCVB3GSxGJelwQvvhpwlPH2Iq i19tcdfvIS/dR149yeJg2zIsM5kBrC5stsPk0rKA6Qh2prCYwNSjYztswinZgNRf9BTowCCGPQ68 haIcNuUQXGnY2+8Qt6EJG5ZbRYKl8CVFnBLCPG/u4x7MScUNrdQpJM5OajabHndrRVUapiPH7u6Y 2WJMNS0Yzwt2D8YUd1e0t9Zsmp4+RHzpKe0whtwIToRoc/OPWEMYrMllUjx57oA4Cz6Rtol21XJ2 vOFgVpJ2KrBCr0rTJZo2kFQxKTcH5zkO+RLaBCYKzhhckYGq7gKbs4bNqqHvesqqyhqHM2ybwKaP uflLh/HpMTcNeC94hzgnRbLyriTys6rhbd7b31r33VeAo0cA8P9xvKRqm5du7s8+8+J3j2/W/wZf v/1MePmmbd64yXl7h9uLJS9MtpzMDnh6/xJP7e9xOJ8zttmTn0qPtXbYwEJyW2pUXEy4LhJjZKOR 15PqN1XPXkdfuSf6FWf45sg7S2GvHhXp2VFfnx0251+4JFe3h/Pdg+rqY+8lhHfppHpS96cLnn/R c+cOlFPYuQKzMYwrODvKNfzJJAdX3WFudnDrCL7xGty8B77IdH1Rkd55lfC+J+muzsGAP1rjXr+L feE6vL7Mub6JYGNmDG3MAW2K7CvYn6DTEUxGMC7z383HMHKZplqb1f6zDbLaZkPQhT/+QrNIceig c9CXeZRY6ZlJ4nKquXd8zmrVIX1FiVKaEmssWxGi5NkC3oIrIRkhJtjWPf26A1Eqb1mtew7ryN7B iNm8pBgXzGYVs1HL2bJm00U8EJ2lEMl3zzAN2A0DSC7ar2PIhh3js9/BG8EqdG3g7LRmvd8Q+hnG GmJUtk3Hetthh74JJ3mGY16wDSkooYloVCpnGJWeNR2rVcty1dI0Eb9jMIXDOUNUZdtFpv0w69Fm pkGfB6t4Y3DegGW/Qv6Sj8yaNu2Hur/yuf/0733p/hvLb/3k3/kPukcA8E8dL1y7I+5kubeDf9/k NP40d7Y/yktvzJvf/ybXRq/zrYNj7szB7R/yocPLvPXgkHllKaRnaPWhJdKGRJfAqsEjjEiUKWFS YJkir8UUXxBZXYOv1aK/pMLnUh+v2Zj6u6Hd21TxHcZr+3TXPO9/8/VN8x8/N7361MHbxfvvDc8c fmqymL63XHOor7ziWC+RD3wkr/p7O5DOYbsEv4HlEbwgebW/c5z/ny2kEnb20bdeJX7X2+mfOQRJ uOv3KL5yA/PqfThaDSVEhVHMZqJVnzco8T4H/OMH8OwB7E1JoyK3LVsLFx19CMFZ1EV802PqBmFI F5LNhqk8JPWhOCgu25SBamK55CNWNhBqNpuOEC1jqSAJIVW0xhDNxXZjuW04JPJMgpAIMTce3Tup Od/0LM9qHrsy5eDyFOMs82lJs2pZ1x1qhTYmOjE4GXYJsgZbOKrSI21PSErsE61NOCN48rATbwx1 gvN1y2rT0nWB0hnoI+tNx9mmZVpmXaAXwbvcWmxFCH1itekIfaSyhvHIYwrLattztunZ1IEJ2Qci xpAShC4SugwaDDpA20VizKPVR6XHWpFSddr38oFozVvnbvQuHaV/zNPy88C1RwDwZtqvasI2Tmc3 j757sY5/lXvnH4tfe223fuVlbp6/yvNP1JxdmTM72OGpxQ574ynO5+mwUfNoa5VE0DjsY29wUuAQ bIyEGFimxC2Ba85s7sT02aOUPq2G37Wlf/Vv/a2fyzPi/zqrH9dPrM9Mir/9C794CsB/8rfrN54/ ac+PjldYf+/Kc0//KHvzH3G/affMr32eUH0ZeexJ7GwfuAInFnQNx9dhew69wLbJaYKzsJih73yK 9N63I7szimWDu3OCvXYf88oRLJuco5cKts2vUUcIFVw5hMcO4eou7E9hUeUlLSRk08I25ClEmm9M W+XpR9Jn4w8ydBb2Ado+/4z6cP8DIWsIQaCocKMddvY7LMLp3YZ609O0SzT2eJ0Q3ZhkKpIUw+wA xVgojeCNJWpeMfuQCH3kdFnnTUWjMhoXzEcF7awkhEjbJ2JSnCe39tphIIrJE4q0gdCHfGrOYAqD WMF4iy8tthW6PuZdkLoIEug2Pc2moxt6I0QBTYOoZyApXRNYrlp8TFhv8ZXFFQbZKrENxDbkhiaT B5qkkEjkXY0Cijc5NQkhETpFEpQjxRZWZFKIAeO6eOA698GpTGQ+G9ev/f1f/+xb/9onv/oIAC5q /tduLxZu/N7FVj/FvdWP6fU7h+HTX+fu2Uu88twJ9x7bZXHlEk/u7vLYaIxHWLc92xCz481mC6dq yjef9RSSzR8hJjYx8QbEm1aW94w830r630np/wro0X//X/13D3u+/y76K3z2/5WnPf6evfPPffn2 C7JZ3zQHO3r41OX9+</text:p>
            <text:p>erofRzfPdCXX3Had5jnxkg5gXGCzRuwOoPzc/Az8IMBp/Awn6GX99DDWR7x df0uvHAdbp/lfN6bHPymh1BDU4Mt4XAHnn4MnjjMfQ/e5gA+bzGrLRzXyEmdzUQAI4ubVbktejxM QgqSS4dtn3WBN++FyLADEnkfw8woJpTTA5w4XL/kVLecbs9J7RZDjbcLVJRWDcFZMAlvJNNyK3iT B4WEmAEghsTJsqHvIpcPZ8zmFdNJSRsi/bLNY8kckFIecpoeTmRSI0RVNERMNJnFDKPcbWGyWJhy erCt86ShZt0S2jCMCJM8xUiF0lmcQN/0bFYNq3XLvLAUzmALiy0M+eMM8xgYDJR9pK17IO9qlDTP OcDkKUhdmweq+soihcFOHLby+CrQNnHXGv/BqnTGdY154b/8haX9xv03nvs7/+GfaA/Bku8zPSNJ 719Qvn2fdDDhrFTMdkt5+5S7N+DuVxv9Ef6P9OcOAHe7Wi75ytx85c47Fur+fT3e/hC/863d8OUX WJ1/i+tPnLF8fM5Tb7nC/mzOwhU0XWQbE33K/eAAMcowfDMryUYUST0hRs5C4q4IN73dnov+hhH9 +2NnPr9Kev/v/jf/4z/3xf/YB6/G3z3W5fGdN37DtWE5/+h7f1quzD9p/94/2tPfetnFGDD7T2NG i9zuSw39Btw4A0CyOcAKRZYn2JeBuydw7Tac1PmSzUdgOwgbqOvcoTjZh6efyI/FOJ/MnRM4WcFy izRdFvjixeZ4kkFEJdP7ts/6gTLsFhIfTM0dOn14MBzQAnbYsyAADVCOsCNltq9AoEtL1vWa0NU5 VQ+W2Bi6UUE3skQDURRjs8XWCXhnsEYINpfeVnWHPd0QNFGOPPPFiLqN1INY92DoeBxYgBVMaXHR QUzYPvv5o9MHY8t8YRjhMEnplg0BqJseJZuPOtW8CaoTbGHRpJwdbThZNnRNjynHeG8pvMO7PCrd MIxGEyGGyHKz5ehsReEMO80YExPFsMdEZw1t6mmaQKuRhSbmdoIRwVYWP7KEdZjXq+79rk/xCZm6 5TP6j4Dn/6SCTkE64sgRXNz2WvWRFCN1UkwMjNqeYqViqcOXYPuhP7rD2589ANx75XWz3t+9ehD5 gF+vvz/eOnnS/sFLbH/nJe5ePeL0mSnl1UOu7iyY2AIJ0PTZSvpg854LeNY84CElaMm5Z52E60m5 ZeT+KfqHvfCr71hMPvuTP/Njx/LWj/0Lf/jv25cEvHHt/Ox8cz5bzIuiNB/40EfTNl7Vl74h1Bau PgGFyW3GugVpc+R5m69Kv0Fu34A7t+H+KRxvoZrC1EMR86of1jkwF7tw9Sl4/DCLe30Lx2fw+n24 vcyrvUquAkxGMBlmIPgBbAxZP7jYnCTKxU66+RzdxUTkYfiIHUYgu5SZQidgPfgxdtoyiRX77RpQ lm0PfYtLNVVwmVyYgtYKnRFsgiIJarNGIJJ/otD3kfNNSwL2Xfbbj0eelBJdSKQOjDV5D0UU4wxl mYM7tHkLsBjytCAjuWPPWkvhIPWJ9bJBgTalYTaIoFH5f3h7z1hb0+u+7/e0t+y9T7tt7lRqOBSH 1eyUREtUcYNtuSQfjHxwgiBIAhtJgBhIjAABnMQfHNgJIENI4BLAMCBbMJTIiS0bdkzEVLEtkVZI s4h9huSUO3PbqXvvtzxl5cN69jl3JNmkFY3O4ODembmn3LPfZz1r/de/tN6wbFU8tB0i9x5u2Wxn em9prPobqOmTpiW51uPr15Upsr0YWV+MrPqGULcRBkOq+oTNELnYTKw32r00jaNfBIxz+MZhTLSb k/GQ7fz+ZUm2eD98+Sf/Xky9ffm9/8kf+S07Ev8jsDdZPfYqH3jmFre+x//YrT6987EyPHmd+XDB GAwmZfJ7EmyLXZiwvf/0n/nWLx7uPXji69+YX/7Mr6Rf/un/LY5w/ud/m1yQvqsCEM+3fbs8eN9i SB9yX7m/4Isvkl95kQfjPV64GXDP3ObajSP2fUOOwlBdYHbmvLsTvON97+KjTnNhEjgRyreMm+6L fM7n9Dda537lYo5nv5XD/4ZKO87DcNB/wr1i1ssPvK+3TdObzdm++earjngBTz0JbasFIJ7Xlvy6 uvueH8ODUQ+lDbC3VN5/cFAGmAc9kIfX4Ym3wDPPqKDozj14+TXdJKzX2lE0S1gs6uGvn2ev0Zs9 FQUgx1n5AgUV73RBC0ZXA0hkxymoPxIL+LrfiqhHAgrzh2XP4dESMZbpwjCPBkqkKyPMqhQ8C47J WUISVehZQ2iqqajRFR9eE5TW64nQehaLhq7x5DkzjyNlzjW52GCcqhB9cMrfKDBnIWZVNAarKUDG OVwsTGPi2IyYRs1fjDW4Ivic2XeB/cYxz4nj9cSD9UQQYbUIdFZvj3HObKZMFgjLlmbVqdR4PSLr iJ2hXTgW3tJYy5xhO2VOLybOT7dsLyZdM2YheI+5saBd1KxDEc6Pt2zubQ5bye+/9tQe18Jq78G8 +RngG7/V5/HWzd97cEvix28dXP994frN7+Opxw/NE0/k8tQN7OEC8QYTM2E94zbRNfjj5bWbv9x7 9+Xbvj8ewnK4/tZ3nj188ctfBF77HSkAn7v/YP9oPb/jdnI/5s7XH+PLr+3Hz73IyYNXeOW5ibPH 9nlsucfCt2jMm5BFftPQQYvBo1TRUTJnKfLQWB4Ye3xP8i+dCP94X/jUex5fvfrH/qu/+P+bjPHW W7cScPfOZ7/xL8uq3wvXbp7K+7//h8P+Vx/zd77tuLgPs0PyBqxTkoisFGCLRYlDcYa2gGt0XNjF k3d7yii8dkNHifMTJRm9dgdeP4WzSWlpi147h+Wy/r5RjGHn51WE6nypKz9fsxDamgq6MwIttd92 8kg3ZXULMWcdLwzge2gFvyessuVGHHkQM0OcsFloZtjDkUxLMRYxQqwjWhLBFaFxFleTl43R23YY tE1v7C46pVp8mYIz/tI23Dh1BhZjKKKuyKSCOHO52UxFyLlQnFFj1KCGJsaAyUKJmXlOrGNmmDPL 4NhrHHurDrFGV4YXI3HMdMuWg72ORe9xKePmxP6iJd2Cg72WJnjinNnGzNnFxNmDNePpQBoicxFK lTk7Z9nfCZHQgJRoxJydTwfxvH3ftp+2W/KvbP7ei98mDGn5h94t333L/9HmNZ5/ovPXPrD/8YM/ aN52+4fi255+tty+aeTaodrStZ4AuIsRf/cExxndMD1+/WLTdVmeb3O7fnLvqfze5z/+8FOrZ36e z//fn6pbivimFYCvfOZrNkzpmRvt4gfdw83HeXDxHvnqq1z8wjd54fAhd59p8bcOWfoGHw1zzmpr bX7z1FGpuTtF1AL7rKR8z7rzu8Z8YS3l74zOf5Iip78dh//Rt/DsU689bB7+3QcvnZ5fe8f79x7z zQdtSbfM6cuezRnSWUyzVBAvbitLzygXoKk5hDLBmPWANfuwOtT3xUIBwFdehod34Wyt1N3Vnr53 S2Uddr3e6t5oEdnMXJqg5qikn+BUALSsRWLX+tdgEEx5Y27hZSWoxKNoFMcIDpZCmyKH08Q4ZcY8 MZPxydHTkIOGrWytrsRiEbVNKwJOtAMwainmnWWOmSxC8o6USwXrlLDoSuXvVxt3sar7V34HkArF 2ctOMFdLcpuFIJpdYKsHpIiwmRKTCEP1B7y517LsAk3j2c6RB+cjF+cjjTXcuL3i2tGCrnGKo8yF /cMFYdHSd57iDBfriePNzNn5yHg6UsZIiZkpZmIWnLeEGmgSnIanrQ471uuWeycb5rPxcG3NO13H ez//pS+/vI3zyxV5+de+vQjG8na3x5N7w9NPPHXzxpMf8e968kf40DMfj+97+i3zO5+G1R7WhSrL Fc2MCBvcWcaYARnWNq/XbzPZvJXZ0i5uuCcfK2e3Urz2J55+dxe2F+PvefjSK//RG7KxfhsLwPMf +F4efvlbz/Wm/BAvnT5TvnKH+dWvcTq+yN29EX/zJtevHdCKQ3Iml/KGZB2u6Cwa1CnCJEIuiXMp cmb9xQb+6RZ+bjR8+m8+dvhg+u//wm874HHzsCvA5h//1Kd+NafJy80nT/fF/Ojqq/lmuLdunNR0 3JxgOqsCoYrIm53RSNR3jGoLTD3Ix3dh8wBOXlOvQ9cprtA30LXaJbQLPdje6OeeBjX+MEbZfZ1X gpILNdeAq1s/5yuXH2w96BpNRtJDe5myk4FJlMDULrH7A00eOJwHYs68nh1OEssy0M+mRqy1bK1l dlqeg/qKKYERITcOaSBgKEkYsygAWHkFkiuF11TvwTo6uCoKSjuD1qwtjClaXCrRGZJgqlEoRikU ORdctrg2sGgce05B4+2cuPdwy2v3NmzHxI2bPc+//TpHj62gcWzPBs6HhGs8feMxznA2JjbriZPT gWkbsaIeA7O3jEPExIlgLXuLhmUfcK3HAYvWc7BsOVg1zFlIQ7yBa3787GIqxvmfBe78Gyny4AIv 3Frw5Mf8Ovxh/vhz7+CHP/B4et+Tt+dbe8RFCzjsJPhhxlfreHv/FPOSjpDm5NhI2hoRrDUr2uVN rr3lscNnTfnYD4xn4e4Lnys/D78IfP23vQD80v/xS8tf+7l/+dxz1w8/So6/ixfuHeQvfpOzey/y 8JljyjPXWB3ts9d12CFTqnst5o3RWqaCO/owFKaS2ZTMCWZzbv23RuSXctN+Ylj0996Mw//o2x/4 kx+98/M/86VP/tomHt045PYTi6e6ozZd32tmTKiU23Sh+oGwgKYHoxWaGgyCTSrqiYOeuPUDfZ8G sB20y3rwWy0EXa+Ox04gTzBs9X2aVBPQ1EKx7LTd3+UgXAaTisqIxeihn3IFCwuXvfgOSMRoUUhV StwucQczq9kQS+R4o85As0z4aGmMpXWeqQnqxFydhUvNQUgIGUXXrZp5k6lF3lC9/4UpaZsfksV5 zSEM3pKDY4zK5XdJMxsp6vKTqgS45IIkgaDZDEWkxjkIC6vdhwDbcebhycC9+xvWFzP9QccTzxzy +NMHdItAmhLri5mLbaRgyOi67/xi5OxkYDgbsQJd7zWPwGgnUqbMdj2x3U7MU0fnDM46rLWELtDv dZQhIll6I+bDTuwkJT/4J3/u7366JPPqAUfTD/yFH3nDc/sqBOEHn9jfu/b9fOytP87zz/14/sF3 HZb3PU2+fQCtx6UC04TZJux6wm4nzDTDZlA3pyOViRO3ajEnDe7oOn2/x1Ph4hZh+L7TZT+dXn9a Pn6yjhev/MvXP8PB/FOcld+WAtAhb73WLf99f15+Dw/Xj/P1V9v0lW/y6uaY4+894PC5p+n2VtgC qWTVf1ttn2og9WXLp/CUIUphKIUHAifW3j13/lcHkS+J4cHf+It/8U33ajPGyN/6X39p/eqD0y8d nE6fultuP/P8/t717202WH8KcgzDiSLyEvXWDZVMX2o3AJBGGI4VeItbBe36Q6BRwFCc0oC7BfSd dhNxA9tT2Gz1IIdGMYFlD11XW37qrV7n+10uaVHlIOtZ/Quo2EDrLum47Gy2dx+/NbBYYVaeUAJ7 rLlREg+KsM2ZtkzYZLExEKwlBKu1Y5cgbAyl3thxSngcFod1tXMQBQqzN8Qiik3OGavXFT44QoE5 z0ilBtsdriCafFTEkJzV8aMU7C6/UEBSpkyRIWeGVDh7uOb+nQvmubA67Ln1liNuveWQxUGHmTPT 2ch4NjGNGTGG7RQ5vxgZtok4Jaw1NI0KnSwQUtEfUxGGnNkmNVvpkoKrOUN0jrzsyFqZnCmy12C/ z4VwNJf4s1n4v0a2dx4dB17keddz9vjR49d/N08++R/ysQ9+JP2h79+bnn2MvOgI65nm7jl2M2LG iBQoXU2kapdqkX/7BqV2RGGaseOo5rPFYjPcPnqW69cXR3N38CMn4aj5Qv6SP+epT5dm8yIza/4t RgL/r29h5PDQmA+Y0+3b5IX7fXrxZS4e3OH0CUu6dcj+aoU3Htll9L1h18dl0OUO7IpS2Igaepxa xznmtS384uzc137iJ3/yd4xz/Sf/sx+af+JP/ZTLEhZ3Vtd82+5zYAZu2JZWih7UeVNv0qCUYNfq Ic719k+Dcv/x2gU4B6arf2tb5/AlhFZ/HtMaxnMYKnXYN9CvoO8vnYQVAKwrv2AujUBISYHIYapm JLUoNV5BRn8VXX6ZYpSKPpJBcQSzyDRz5PpmIE7CUFqyRGy2+LmltY5kg24DjCHvGgq56gqmKBSj aL4zpqafacafsQZb5DIjwQg1IkwjzYoU1TTVh7o2GEhNZJaa126t7uoL6hU4XEzKJZkjF2cT45xZ 7HVcu7Fk/7DHecc0RMo2sjkZmcaEAKmU6mUYSXPBOkPTtbStwweHSYUSs8auh0KsuoHtmNjv1ass FS086yJMRp2LcsHlJDeMZ+nEPSwy39vk9Sf10lei9jEfevzoSf+j/IHnfzz/8Ic+PL/vbYfl2SdU xjzTl38hAAAgAElEQVRE/J0T/Dfvq/38MGkO5OEe5WCJ9B30AbMIOha2AbPqkLwix1kTpjYTIVhC Ni6szTVjug8+HZJ5eZHeNn/uFz73J5r9Tz/77Ede/sY8Tj/7zX8uv+UCcC2VVT/O17h/tihfeVUu XnnFPNg7ozx1QHd4QMDCrK4tpvaE8kjb7wCPut/GUtiUxLHAA+NYOx8nKd+SlH757W97+qU388B/ 4n/5pB2mjR3j1vf9QqaH21U72ncZ6T54vy1H96bMF9OCd4vh8Rhx00ZXfDnpQY+tzuam0cMvUQ99 Y/W2L+aKoCOVrhs6HR8wMG5gc6KFRQo0K2j3YLHSQ0xVAZoCoa9bgNruj7NyCmKs8WhWQ1Hato4V 9jIViV0+oq3jQxQY0O/Rd7g+sOoGDho4jUHJWWWmiSOYSgzyTpOTTU0QFuqNrFbjcdYC0HlLV9mI Bv12i7PqeG5U72GsUehi19ZL1pThCjqWqoOQSiQylV1orLbnZU5MFxPTeiZOiWwN/dGC6zdXHF5b 4K1hez6RzkfmMTFN+TLOXPn/Ba+qH1zrWSwbfNCkpELSwth4bFJT0hi1aJhKk04psxlmTjczFGHp rcItUTDkpnHmvR53lnL5Fvz1O//nD3wjvH7/3u3Hnj74INdv/bvl/e/9fdPv/3A33zyEInQXI+0r p5gX7yIv3Vf/x4tBuybXYfsF7LdwvYebPRyskL0lsrcgdw2xbXHGanHNBtMtCbeeoIvlsZvDwx87 PHntdx/cfubzq+TtY+P5dJP02s9+FxuC31AAvvZ3Ptntt/2z1ybzXk6nQ14/drz8EtP2hOF2oDk8 wHcapqGpTzWu+jdF/fXhmaVwjuHYWk6NXY9GvjSKfLZQHvynf/a/fdPm/k/85Cdt5xZ7NphnFr7/ oMU8tn+0WKyK+YgR+45FYnU+F9Zj4s7a0FxkjrqJkDPMp1AmZDxR1+HGXkGakvWWNRV9FwE3gmm1 9TfovL/dwLTVm99b6JfQ7iu+4OwVmm9rFNJOuVaymphejCpndla7hbZuB5y5OvjUUMMd+GJF/Q9M xRImwDUY1+E7x6IdOBjWbHNHEY+VkS5Z/ORwxbANkJ0mIUudfCjgsiL341y/ZbF1t6+c/1JENR8Y vXFtrU/eIlGzD0US3hrtDq1mJWSBOaloyHqrkEsFDiUVjToHfB/YO+zYXwR6A/Mwc77rJCoL0Iva iW+3kWlMNa7B0y8Cy1WDGNhOCTHaxTTO0njHXKALjmVweKNBLOvtzMnFxHo9s+o9oXWIGDZZ2Mbo 9oO9dRB4d8nt+3763xvLwcP92+11/27z3M2Pyo/+4IfiWx/v3RTpX3kdhoSfBDNBuXFAOVxp9uR6 xB6vsfcHzaPYjDCNSiLzHrNcwGMH2MeOCDf3yHst816LW4y4eIp74ZRw99Qdrpv+mdXj/bve/v63 Hzy4/0Orl187lYU/5bdSAEi52+uad9pU3sm9i6XcfUg6vsu8N5OvL2gXC5z1Ckb9axB/6hAiCLlk NmI4w3JhLVtjjifyP4+mfDYbeVNtmIY8uLYN37Ns+48b4Q8azHNGpOmMXGus2e+sZZHheBs5tprW G8LAQRuxCEwPIY7ItAXbYIzXeX/n9HNJ183VgrhuDEql/cZN3e+LHvx2D5qFdhTkutaryccieuil egCMs24AXDURWfZ683unH1tKbfulUosfAV12HUnOmqHYeLALbH9A288crDfk5NhKg5iELxE/x0rU dEzGkEwlCBm9rV0RbBHyrCpOX0C8ITirGYFGiEmBQyuWxgnOaPy4sZlSErG6KAdvsdYSTdUN5EKI YINV8w7Rw09RqnLTGtplQ78IeGuQmJjnzChQnMM2Du8MKWfmMbHdzKQpE5yh6zyrRaAJrmYW1JGj ehY6IDjLqm9YLTSdapgSZ+uJs/ORaRvZ76vEuMCQCg/GQi7SW+yTYwkfW4Xw9JPOvGXhzXukc++M tw+cHC5pvvJV7AsvaSf2+G3kyduUwwV50WpK9ZzgYkROB8zFgIwT5mLAPNyofdpra8zLx7jbJ9i3 3Ya33iBeXxEPe2SesW3EjiOLc8sTzXXeccR+d7H9qG38q60NnwXO/60LQN5Oztj5iNN4nTtn7fzg lHXYMtz2cK3XNqtcAdS/vgLs5n5BmKRwkROnONbOy2RMyabck1x+1SFfAfOmhjpOZQghHHx/75s/ Hof4rpTKEWCyNd4YQ986Jbx4w+nYcN937Mkhvkws3YD1k0pqY6IwEvrl5d5W//KT3sQF3cGbDH7S MaAYvb2x4Pf03ba73VedkZzqAYroCnG7vWr1Ww9H9cB7r7/aXSy5Uqp1RVlULlzKFVPw0WTlS35A D4vbhCGzbO6wjlsujCfZPQqGIFtcamlsp5FkIlgjiHPEOmp4EUIpmChMuZCdpQSHC1ajw2oD4oq2 9NYZmsaT5kQcIGUdEkMdDbPZDREwVQyjSfprmtUWXKyl7wNdF3DGMKbMXDMHgrO0TseIlLOqAodI 2kZVLPpAaD2uDaRSmOZEnJPmDObCMCfmmGl7x2IRaJcNYy6cXYycnA0Mm1kj3qnJ0NWnJQMPZzGD yCHO/eiNYMdbfuqbdLHPw+L8Z/8VfGMf+9kvwtfuAEv4UIa2V71EqYSv4CnXV+SnjsiNhre49Ux4 7QJ/5xT77fvw+W/Dr72K+X9fxL/rScyHn2X64DOkt1wnzM9hpoR57YL9yfN06Hprureb5f4791O5 Kdx4YHgwflcF4LW//o/M7Y980Nz9pU9fa+LwPTzcPimv3WumixPODzPTUQOLpv4gdmGcvznbz9YD UoBTYzkxlq0xOcNdRL5qSvnGM+3y3r1peNOUTvKFe+4zn/3ybWea91hjflex5ppxxgZnCFZBKqxy 3zuvTrYXi8Dd9QI/HeLNSNfoDV3mmRxnfFtNQnxbUbJHd/AFvW5rC07dHvgWXF+ZhAqasUvw2R3e ucp+x7GCfJ2Shva6ulVAxw5TY7VLdRrK8UpDcBm1WyXDYmtRKPpnrIXmALcc6PbP6csFYbggSk8W 7SoyUGZty5OzurYLlaOPrul8EfXtz0ZHAWPUqsuhD3cSTC5I1kPurUaPU+nfIkLxgjipl4j+/JKx WBGaR9t/0cRn591l/FmqnwNjCcbQGN1CzTGThkQaFS9xzuK9oRh1HMpFiPWliikzTJFpSlhj2F8E lp3HWMM4RI4vJh5eTGyHiHeKeTTBkVJROQaGrUDMNNeNPL5HoTEzZt7C8Yz5wldVXPatB/B6ghDh 3gbzyilmTNiuYj/LDjlcUq4tMHsdtnHQevLtfbi+wL7lEJ46wHz227hf+Tbm9S/izh/iO6G89Tb5 8UP43c8jJtB+/mscfP3YXKxznzLPDsIHvv7ErVPuPPjmd9cBlGLS117Yv1b8M249vltOzp6ND15r 5nLCcN2RlgqGmbRjff0GhdPlsxdqqRQMaxe4MI5kzFyQr1jhVw28/l/85E+8qb5rL7/wrVs3l3vv 3Y7me6Yse9lY27SWvQU06CEasgLrOUETLO1+w4OhR2JiGbOm1zjByjmyM/ZsgnL7XaM4QJ6U3CO1 B09J23an4JsyBysPgKI/8V0U+jTAsNFxAXTT0FbyUN9Vg1BXZ/nd562HPybYbDTIVFD9QghXwKBx qhQsCeKo30/TY5eHNNdvsEprxumM9bhgElXJRZmZSyEWiDYoEFjQQ/nrOz0piBiKWOZScNUYhJyr G5CCo6YeGHGuugUVcihVHaiqR8lCCQ4Rd2l3UPeFdV9fn68acrojQZbKKkxzIm5mxiGRpowzEBpL 2zjmUkhTwlqVKhtvmZP6E+aS2Vu1XDvqaBtHGhPbjToMnWxm5jlztPAsW8+iDwzbRKq+oUXlh1xL icM0413RAjxaOC0K1t56Co4qQSs38O1z7J0TfVZylU93AbfoVWF6vSM/cUh6/JB4fUV5fB/e9hjh nU9i91aYf/5ZzP/zaZrPvkj+ox8l/jsfJb39CdzBAV4izWd+jfXdgW0enjjYC7936MLdv/++73vp j37uU/k7FoC0GUlh23fb+YiH8VY53hzKZmvYL4SjlrlxSC5qZEFdV/EoJXX3r0JE2ObCA+DM6kzp jElSyueKyD/D2Dc/ninOb1n47oe2kp+NUZrGGVadvltjmGYNypymjDFC0zhW1/aI2XBWCi+dFqzM 3DADvslgBlLJlJTxxWB2lNuYoQxIqfHaVq7mc6qqz1ld/fmgOEFOenCHrW4cXFDC0HKhf855PcC5 SoarmYgWgklv9KkKiETqiLA7+OZqBDD160uu1uIZmha7d4PVcAabkTQdK7vPXwMDjkyTIynDFofJ 0KSC8wbrLKUCfw6l7aaUmRACghM140hG7beCCMFUUNBZBquAX54zAQ0X0SgxUQJkzRWMIoxFiDUY RIoeLmM1P9xUElQuwjYJ05jYbCbiNqmPQO8JfYPrAuIcUgtRyWosMlfzkOWqZf/agma/IxrDdqOt /8XZwLyescbQLxrazuOcugzFLOQ6XnWlcE0Se85hD2+AHOqY1+4p+zPUES0WmB2cR5WRU2XcWS6D bfEGDhrc4/vw1DXs4wfIYwdw4wA5WjL+0fcRnurx//BfYD7xJZzfIoctfPS92Gv7uHc9Sf7wM7j4 IsMXNjfiwd6HYtd8qT9cffmf/ZE/9uoP/tzfm/6NBUC2E7mZDOeD43huuZiMeIPZb/GrgpdCqeuV N8Q4/zq6r1S67z0pvCawxpJNQTBzLPnr2/3lF/7yX/qf31Tw75V/+MsLM/C9xpmPCTwlUkzvHMtg aIOm0khSgo0pEd+ADR2+7YixcD5Fvj1mFmmPgzLSNNoNzOOAiRkXMybYuh60us/eFQDsG4viLprL N/rnS9TNwGaj6z1roelguVLFobNX+/y5BonodK2Hf7OFebqKJWvqZuDy8P+6teCOTZSKjhguYJoV 7eomZn/gfLjHujgSh1gbFBQT7fIGMcyxkJPQBKN8ea+gnzNGV2qSmSu3v806naSqE6jnFmsMbbAM zjABNhWMEVqjY4QYxQ1sLqSsdOMxCWnOhB3H4HK04XLkSgJRhGFITKMWksYbXONxrccEh3XKYCQr oWnczKQ503jL/uGC1eEC0wY2s1qhHR+rUtDFwmq/Y29fMxFEhDkV5qSkp6YUDihc87BoOkx3u/JB WiV5OasHPSf1itx5Oxpb+R5KnFI16Kgj4APBvHBPzUuCgbccwfc/T/zA9zA8cQTNO7BZsPYc84kv Er4d4b808Ps/AE8c0fzge1k8/Dry9a91xyY/aU35nhXypEzTsQJW/4YC0A6GxV634ezhKZs5iYF8 vSPuRSY3kZPBoPZOpR70Rym/XnlwRGOYxLDGskaVgUOOjOTtmOP4y+7+m8r4++rPfHoxD+4tXXDv mL19q2vNQSeGru6kRUT5PEkIwdG2hq63zNmxHqANjn7RMC9nHqQF++M1bpJpTSKkrLNwGpC0xpiu 3vYOMRmzs5XfFQDnlQzkmxp3E5UQNK718LcdrA7qiq+rM3x9wncg3o72uxnhfAObQc9002jXEJzK gh/RBVW31UfoxBUPmKZqrxugu449zOxtN4xly5RPMOU6rduj846FsxTjOJky2ykpfylnrNND1nir Ah6rczmAlUKpwaQB8KVc0ROCU4PQKuHNGIrZvShgnUGwTFGIc4aYsFkunYct1Sa8FHLKyKSrxTkV JGUa57CLgGtUPi2VlGQrkWncRrbriXGIOBG6tqHf6whtIMfE9mzk7MGG8+ORNNbR4PqCw8MWZwzD qOrEbSrYVDjIiVsBDvZ62r2A8RVwzcLlDjSWau4iChAHjWm7XAF7oE26Ou6rDdy4gc0p3B/g3h14 /WX8S2+n/8h7Sc89zvh73kPDhD/J8Olvwyd+UZHX73839qPvp3vhqzRf/VoZz+9ty/n55nC1GBoj 33kE2JwPhHy8OJjzgc3ixUNcOsbWMhZRZ2vMpSed+Q3gn9pORzFMGEarrr+9MWkq8ZXTNH1qk+c7 188emjezAJysz/evLQ4+NNvwnkK5JuieOtTvWzvpggH2F4HQGnxjWW8LF+uIk0IbLG3vuJg6Xk3Q lYlgBlw7IWVGcqRMa0yO2CJKdDb20pUG6xUjaDq9DYxVbCDNqhxMqab+LPXmb+rsziOqP6lz/lB/ nUZlBBrRA+zquzd6qKmzZg3VuOQTSJ0HSv33qToMNQvs6jrLg2tM811Ozx+yzS0zCxrn8Naw523t VIU5KxuQmMneII0WAqUGq/Q3Z3s1fezelTOMsRbn3KWBSBFIUouIgWyszvT1QNtqh26tre87CrKQ YiYOkThlcpUvt53HrjRtiKQagzgJpe71h01kGCK5FPrG0/cBb616Gwwz5w83XJyMlCnTt5796wtN XG4cc8qsB90gdDnTiHDdG671jsWqxS8CRrKSsGyp7MxagNPOFr4oDrQTl0mpmRNFC0ZwWkCC19vf GTjewj95CfPCHcKdM+RP/DDx7U8h73we+bERszml/Nxnyangn3sK+/RNVk+9hYN3vD2+9K+Ozy++ 8dX722v7D/a6MH3HArDNk9sfw9tsCB/Bl2vFFYYuszX6F08FBH2RvBgac8X5fwQAUNcVIAdP61xa GI59LD//0hT/9tfmzec+/zc/+aZ2AFOcbpYiPzKO+b0xiXXG0HhzaaSbRL/rNhj2lp7QBOa6ssuT ouo+J5rGMvSBB3Ph+rRgwYquX2NLIk9CHmcwmWC9PsTirg5/0+kM2C204ue5ovV1Zt/9v+VCd/Su Xt+lMgkNWiyGCc4rp8ChhWJRbcuwNQp9F9VTk4RyquBk0dlfjQOvynQSRT5dwIae7uAGq3HN4uwu ZzFwimcjS3rpdSwNAesdZ1NiPSTmqIi6bkCMJvOaghUoRrBGrbxTUQCvr6NJqj4nOvdXWCKBd0oB jgKmGExWXYmzFvFVIu0dxmvqsdKEhWFUkM56Txc0ytw0TovErPThWDGFkgoxFvWlbDzNQteDeYps zyIXZwNn5xPTnFn2gYPDntWNBU3niLFwMSYuhkQ3J1ZSWDrL3l7Dar9VX8HdNsehBi76A3ikG6u/ MRWULUVXxHOCuao3TSWYBfTZ2FvA/p66T927D//sFwirgDv/AeStT5A/9n7cl77C/E9fZPPiF1h+ 5vO0w/PsL/e58fzz2b7whe0p3D+P890//gu/OH/HAiBDtH3Kz1PC9yH5mthIDokide4Xg5hdprN5 ZPKXnaqdWYRtKWwBMQFv7aue/Mmltf/Akj7z+Z/+Bydv1sH/4k//E79q2qMUzbu7xr1rO8vtGMWa YLBOL1znwIje+CE4ukVArCNtdY2U50yeInlWz7vi1UPvPPcczEtat8CaSCETY0Qk4zp0fbOz8TaN 0oDb/krdF2dt+UV0JGhbLRI+XK0Ed7d0ynVUGGE7wBirvqCpRiFB1X7FXNoJkOqaMFegMO+yD3cP 3m5FWB2IJFY7NINZHNAcXOfg9Jjz83POZ8uDfEDIS1apJ3RLQujovaF0FueU8TelcmlR1iLghWIt 4izWWHL1M8xGb29nwFW6sEWQUiiV07CjG5dc6ighip1WjgFepeQmZUqln5esaUHG1lVf1izDUgpM mTglprQjq1WFYuPV96/R7nTczGzWE8M6gsBy1XCw37Haa1UclYVhzgxDIo+RNmX2guNw1bA46Fmt GhqTcSXrRmO3CSnljXyMHS9EdsrOGXKlm2c0wNbZHfdaj6U10Bu4dQBs4JW7mF/9HM70OjpRMK0j v7Nhe/Iq8mufV0LVsqW3DutdmSH+B1/68nfHA2DKtsnyFJR3lTLtF7aITcrGqpzt3Upnh8XsDr9B W8CpFM5LYo2RImJEyrcL5WeeWIZf+d64d86baG6I0PSufXvTNO9N2Ntzlt662o0H8MEQTO1emoDv PLZxTKmwnSPjFClJi0CMmVx0LnW9YzO3nMcFeyywZkTcQCSTshBIeFsludkDnZJuQs34y0kPtEjF BLoKCNq613+ETZWzovvbSYGhFOteNWjhcEEfMr8jYVQS0ly0yORHbvtL5soOHLRXXYZkmLdaoJoF fnWNg6NDhvkBF2d3OSszJ2nkYlywioV+YfDBs+wcbSsMk2EYMnPWGdvXdrcEPcyFK9+Smd1IXDkB b0COCqbyRqQyIHMdOayoGUkIqoosWf0P0pjJMWNFGXy2uhlvhpmU9LIyomKiUgTj1ecveLUl963O 39OUuNjMjIMCratFw2LZ0O812GCZoqoDh1mQKdHFTIewbD17Rz3LVccyWJqUsFJ0W1Nj0XX2z1cd nbcV9S9gEo/4uGmBlmr5Zu0lv0ydp7ImSZnr+nEnr8Nn/gV2uFDcaHsKTywodwyn3/waU44c3X4M OT/GG2/bwyP752/eNn/u61+W79wBGEGMZCHHJBcyyxlJIsWovNLWKnq1EJY36P2TwEYyG4StNWaQ zJwkbZHX/uP/8SdPeJPfpBTnMUeS7a0xsswZusbSttAFQ2+tiimMxTXa1iKFMiXidmYe1CWmlIID lt7qw2gKY+M5mTv2pcOYFtclTMmM24Sd9BA3fYv1QQEd7+v6rc7dJdeVnNEHwVEpwHVsyDVUZKo3 /qhEF9oK8hl3tRYsj/AIkmhnMVc/QYp+zt0hkx0hqBL6qzW2zqYVoPIBHzqWeze4ttmyHU6ZcuZe KaxTYZSBrkDbrVRR11h8q4SgKQmzKKDaIDS2rrXq5l4wlFKQrO69rh7sIjv5glQRmUqPAXzJ5KyY k2u07fd1uolJGGPWm70mD6vXf6SkRM76+ZxzeOdoGwPB4xpH69V6zFjDNEbGrYqMjIN21bHqA33r yMaynQrbORNTwaTCImYWAk3r6VcNYdWy6h37Ivhi6+HdHf58ZdgS85XWw9cxLZtaBOrzIVVhKrVV MHW8K3WDQNJb7PqhZk+sX4cvDdXLMuKsodnf5+LiAecvTUzbEzYpG9/umYPnfhfROeDL37kDEFek uDIV8nb2Qxrt1s3oTr8YgzM737YrW6/dGGAfGQEGY9gay6YIE0nmXN50nb9KGIRYaKTQDJO4Yg0h GPXF8IbGWqxxSkjxTgkmc2bezkwXM3Ezkyf9Vn1Q7nfMmWEuTM5wGgJ7c08jPasQ8e0MSRimiB0N oamZAs7VWa8CeakyjUzVSJZcLb3NVXLwnDSqbB5UxUc1BG13fAB2Gdra/ofaVu4KTEpXTEGhFp9d AeCKpLQTCVFJ/rOAixjjCMsjVvtrbo6RuBXKXMjWsi2FOI1MEljgsNYTjGEZFMAbsoZtkDVlyBi9 nY231TJcAblSsQF3eYnI5Ta51IBQUwRfswtjgRBc7RBMXYgUxln3+GFnmpQLJSZyUjWg9RpK2gZH 0zgIDuMswUqFSArzlJmmBNbQdp7FqqVrlIQ0TIX1lBlSxqTMImX2k3DoLX7R4JcNbeforNDmWtht 7eZy0a3NXAt6SlfbIPsIzrM77DjdDpSpPiel4gFeX/OUqx7EKi5gEuSH8OAbim0sDijOQ9cxT+ec re8zSST5nq5fcND2bCR/l1oAlzB+Roww95oqO5mkFk2Yy8NfHmEBSmX929oFGOuZRbjAyIzMScqm lGwB/us/9afM//RX/+qbNgKsk+F0JnqI2ZjLvZhVGwscGl5ZgoI0koVpyGwuEsM6Mm8mZIrQeGwb </text:p>
            <text:p>cNYQtxNTLAxFyNZzllfsy8zSD3jv6DvLmJNy3Kfq3W8rRTdOejPEqKYhGFXQWH81649JhUNzBQlL ZfS1LfTVE3CqiPFu3t/xA0xdL5VHbMtKVpCJ3X/bfVAVHu26gVL5AkbU4aixmGaP9uAWRymT8jEl bfHtIccSWIslponzrTCVJXuNZxkMC1edyUVIGYYodBS8MZh625paAGarP38fLG6sa+TKJS9Vbiwi pHrTX7L/KrehJN3jp+1M3kbFXermxGAIbcAtAr7xNJWCbH1NKzJG62QszLOSv8Qa2kVD1wV6byEL Q8xs58wcCyZnfEy0c+LQGK73LX7ZYnuPJxF2Hg67UUzq3B8fDXSpFnJZMRJMpYvLXHkcXjsDkjpM zZvaLXr1oDBtLeaVx5ED2B6aLWUe2A5rNs6zCZbYNkjTYxY93jUsMqrXEPPdFYA0nyl71xkRX5Cg CTJSrb5+s5N7aUQjuu+fsSRr5gIPUimfS1J+HpGzX/3v/pL58P/wZ+XNnQEQEVOsNaVxiBhRSqgx BGMvo6usN5hSyGNkPJu4OB2r6EPU037RgvfEMbKdMusxMxUFmjamYZM7VnNLCA1dn8kZymSYU6SZ Z5x1MG3q3O90Np+31dxTFMjLNQ58LtUKfHdTtNUjsGIEOzbNLiFYqh/gzjrc1NbT1mKQajjpLg7Y 7NZR5cqk4bIm7BiDtStoDK7paJcrFmcn7I0j0WyxNLTScJYT2zKzGVukAloh6MXQBNUNpCyUWEhm 177vmiGV6SKQdt9vNopTWh0/c9GP3xmQWGu1m7LqO1iyUnrTnLXjqCQi5yxN4witx/bKAwg7wxLU v7DkwhxrAZkSJRecdzSNxztLqV2MjhdasHzKrGLiKGVWi4Z20WAXAe8sbcr4XJOcd1JsuAJgy27F V63cqggKmyp1fKqv+yOdmRUFZ+dB/7vvVDZuey0Iu/Gg4kilJIY5c54m1tYyhQbX9YS+x4qBODGn xPQdzIEuC0A3R8N4jGlc8cssjXM4W7B5R77+jdI/awxGhCSFQWCDkYzdtIav5iJ/S6z9pxhz/KYf ftQdq3dC7ypHvFIWWoPeSM7WdyhDIp2NrOvuN8+JtvX0ywbTBIZYON3OHJ9PnG0TUj928I6z3NLO Cw7DTNMWmmKZKWynCWahq2lH2p/ukn2r7LfUedAWkOZKUhkqyn+pG6hofawt4OUuf9ZikVzdJoSq +991HXMdBYyOGTvfgLLrToweeFtjxUr9/1ZBKUOqB6Ohc2v6cowxDZ1baGHLcFEKF1NkzsKycVex X1AAACAASURBVPSNuuw0ruDHTM6FKSp92CtTSGtQUlfhCSFbUxmyigmYCgKmLJSsHWVwKgIylTeQ 50SeE6kIyRiMFJxUmnEX6PodJ8JgvdPNQqUdT5NafqU5YWPGOot3Fi8GiXrzz6UwF2Euak3exMRB TFw30C0bTYnuHNYIzZhw01S7vDpy2XDVcblyZQ6zA12L6GuZohaAtK2zf7la4ZqdQGyjXWMeoDsA t6xodqXg5wCuJfvENk2cpoksns5aGh/wSTBTZBwnWvtdyoGf2n9i4U/vdUYIwVjrsDqeFqk2kL9Z B6D/ZClEKYwYJpEhCQ9LKS/9xF/7a6//Tll96bxralSUPtfOKUJt0diqSgVk2kROHmx4eH/DMCYW i8D+qqVbtWzmzLCZODvZcH6yZZozpvVMjWftHUF63HhEnwptSoQglC4SUyGmSDsbLQAGSsyI6G1l XaOOuXHnKWCvIr+cq8Qef7Wrn5LOhbYW35z1gSm6w0f8VXSY2cHulWy0W9WaCjLuPPlrgo+2/o/0 cSlDHsFOGCm0oaNvJtabC2bb492Cpd2j0CBWWJfMkAXmglBoTSAYzRnMRi3BS8x6+QWvCtE649t6 6CMKILqs0eHmEYGPU2NhgtGVYKyJPlNUL4JSXYlC43S1F5SibB4REqVciKPags2TehGIuo3qKAiM VVMgKevXEJiy4GPGbRNtyXRLj116WHlCAyFn7BSVoxHHK0q2D3V+r6+p97VTqxdoMZBdLfxVNVpm LQg7t+dUX99Su4dZrkDd0NfOrvpO+oC1DrHCkHQ16udMpuC9EReC+KKS7u9YAE7/m/99Fc6On3F+ +ZiY2FubLahn+o6D8sja/w3tv75oVcCBMIIdRcJUyt6f+dN/eiEw/uW/8lfKm33+c643SAWXrJGq j6lutNXCKk+Ji9ORO/e3nJ+P9I3jaNWyXDaItcTtwPnxmvOTLePFWC9fjfDeNE63AMlwmGf6acC2 EddEJk8tAjNB9GEsUT10jVMrLFPC1aH19ir0w4Yrw9Fc28g56e9DbdNzrPPhToZc1Yk8sjKiYgpY 5SNYd2lTiOy46PWE7chHxlyRVUzGlEITWhZNS7Nds81n4Jb0Zh/rWoqJlCysUy36SSjGUpyjsRbZ bTdzRiKIddVDRTcEJhW9nR8hLpryiHbJXK3TTSmUlIkiTEm3AwX1Fgytp+0CTeOwoX7dyqTMc2Kc MttNJA2JEhNFdM8glcCWstqUAbiia9+YIaWCGxN+iPStYbEI+L0Gu/R0BsIOmLv0X9hteSrxalcE cFc/40uHXFtxgHD1mssMSW3fZB6RlHR/IgZTMmae6pwkOiJa3TQZl2i8Fk+pIPicMlEKvmmMPVw6 l1pjy3cBAl5M26duh/5H8Iv3kM4Pi8fnACWZSx6D4TcCAco61QDQSTIDmNG6m8na91j4sI3xbinl K8D2TS8Acya5RAxBteAVj8NapVc6R46Z8XjLyb01p6cj1hqODjtu3ezJBe4/3PLw7jmnD9akcVY6 qqgYxYnOqpMznAfHw7mjSSv2woBjwBmYjbApmUUWGqNy18tztpv3dvqAtq+c8EfooWWuAGGd220d H9jZjj2i+Y9VEbijlO54AFJ2J/7qwZNcX7tyNbO6K8NWJZ4slNdhEt5nurZh0bcMY6LEc2y4wLtA tJ5sAg7LRCYblHFXHX4bq3wLW62DTdavXSojL2c14TRAi/L8i7k6T1QvQVN1+8lAKWri6aXQGd0w +K4hLAJNo/jO7lbKMTNuZ7ZDYphKtVAwpKzeAr5uJ1zOWFFh2FwUhCxRvRP8GOlyZr/rODha4g97 ZNFgp6Srx2D1JneV4l2y/txLLQx2t+LdFYMKEsqoadKmgFtcuUENx8hwQRojU0qM1tC6QOe8OrzF SVW4XbnUlqjsPrPA0GPIJpEbR8TQdU1orzWLtuTGT9F8xwJgpmHlCE9j5KY40+6kpSJKn9zdgr8e /INCRue6QYRRYYwkxsxYgynY3yAkf5PebMq4mBCTiEbbryC23rD6MKZh5uz+hrPjLTllrt9ccnRj Qeg949nEw5MNp8cb5osRlwpN9cZzwVbAWcgIg4MT19LlFU1e09oRFyKlZKYJmqwyWBOCcieKXD0E 1B3/zl5sNx/umHw7eZypdNsdiWjXWu66hBhry/jI7SO1ZTT1dnlEW6Qv3M6101wRhUotkrbVlRQR 4zOhDaz6njkPlGlNLucY6fGyT2M9MRiyqL+/FLUGT1IQa5T5V13NTVEgTBBSKXrQqqB0x2AWYyh1 heksiuBbQ9plJFTbcG/AN2ry2QaH9w7nzCXxJ4rozb/Wtl+KqMmoXDVPu2Ihpegtu9tCJI0ka8bI KkX2O1getrRHK8yiqzLuqN+L35m9OJX5pqh07x1eY6tnmmuuXusdOLuzj8Mr0OfUiVqsJZXMJiXO HKysweCrqAqc1K8R1NdAbMB7R5eExZQYpRCtZW0s2bvSdk28KDlvvitLsPPjjPUjZo6mA+c9DnVW ySmBcY+sZB5tBYQihRHYYBiFnIu8aIz8YjHmX9i+/5rhzfX92701pdCVghPVp4s4fHZ69oquZuaz kYf3N6y3kdXC8/jtFaujnjEVHl7M3D8bGYdIU0SFIt6SGq8PndfEmgIkCxvfcGb2WMkWx4zr18rz qGk+ehYbjAtXyUKlzugxajtu6ymRpOujXMELX8G6XNv8IlVKXAvAPNXcwnQlMrGVU+47ffCsf8Sp xXGluqkjww4PwF6dRNfUNVPElcAq9eQ4M+eJs3LGGBcUuwfBUmo0d6hKwFI0+GWc1UuQztMbo7Te 6hqUayCIihQNqR70XU2iUhy8M9hgL5F+c6muVMCv7RqCU/9AqaCdxMIQ1eB1GEvNOKSqB9Ul2Rvo qlNVFoMTTUOS6hhUYmExZ65b4dq+p7vewWFfcx1qhPvudQvmyg6uyFVxSDU8hlqAbR0HRK58G6UO QNaqnXx7gLSJFGamODCUgs2OUEVfxtrq8SKIiSTrKN7CwhJipCuZMGWG7NkaQyysx6m8vClyOkaR 71wAho3QNIVlEBad4hQlVojvDaP/G363YwEKBjFOzYFFvlCK/H3x/tee+QO//+I//8N/WH4nCsA4 Z7YkGmaK6mVJ1iOpUNC46ovjLWfnk7b++x2r/RYfLBenI6dnA+v1RJ4SropGfBs0Lhq1qTJFSVE4 y2gc58AqrWgY2fczLhhKY/BpxhSr7Vpo6hqozvFp1lXP3Omt63f2XnIVALoj7+x0ATnX/MBagFO6 6gAMV7e+32nRq8ZgRwN21YikyCNilHpbmayFpdQo8tCDLdgWmij0zUQ/JzbjBbZ4WteQ3RGT6cjW UYyaewgqfkklM0nBRsGaQBfUd9HsRpK6PxdjKEVXndZcuZ3tOgNXV3i7D9FDYLDBY8P/R9u7xtq6 Xvddv/Fc3succ1322vvc7OPYzsV1SEVI1ERBAipIuUkg4BOlKiDRqFWhKlK/EUGLLNSqtEEBokSi aQRSRVXxoaK0oqKCUic0pE6aO0nt+Hbs43PO3nvtdZtzvpfnMvjwPO+c89hJavucLmtL9rG9915z ve94xjPG///7W6wz1UJcriDzFJnGEgJCzGXuYsvVI9SP1lZB0WJnjTWBKGQlzQkbIxsjXKwbNlcd /txDq0W2O4ejwq/IGmtRqnbs7KuQp3owYr3aMVcBTyUzZX331F/qZ971SNtiUmn356wMcyxjnK7D r2uwrDdl5e4g9cIooYwWkpJMzg9G9g+qv3o/hb+xF37tRLH3uxSAwr4S1r3o2pHsTJzLB+6qBHih /n+N3bNuA4wIjZjR5fTr1jWf/K9//L/f8uM//o3bef/GL5uvbN/pVGht46Ptmikr4eP/xu8eFT5M iQeNbMTgxKBiySaRZiGEzPZ25ObFwDhGLi86Hj3qaVpLDpmH25Ht7YhOAZtzuSf2Hmk96kxBU4eI zRkxhuQKZ3Mrhhe5Z5U3XLgtDRlpCgabdDLdN/UBWWTBcSxhISYXisKielmuS7kOmkKdCKdQzSV6 vCJoKkxVkdJiuppF4Ou6SBaTtjnpBurwMIfjvXV5MQMl2qzx5X6qGetnvO/pXaRnS4xPETKejDWv cms9gwFHOmyEJlOGUcNcnhTrXHlxVTGayywkxYIdjxUlWlOBpaYRG8BkRQtIpt5SDMZXpaUpceQY IaUyBR/mwDwFZM74yirMUmjFSQrqvEjW5SCHKMPFQikiJPqsnHees/OW/rzDtraEws51KzNH6p6w zFBs3bTYup939Tq2XAViOg5oYy0gKb57pa7l+xDvcE1LF3t6SYQ5McVIo5lsenS1KZhwJ6Q4MOjM FmFQKbbq8q9pMvLGFv2ZcRz++l/8S3/pH5u5UZ6Mx5dC0xtWjajLBB2YdS7TSFn6gCNfYkmsQgug YdZMFrv3xnyuU3l6ns6+Kfmv/rya4Z3fWH/g/PG/uOr774tWPjOY/A9vx/1nfieiyeEbUaXJis0G qW9olkRoLFGV7cPMdjujSbk6b7m87DEIw76kxg77mQbwncd7S16VrYDGckIcjXqJNCWSWGYRDA2r 3LHZO4zLtDaSXEaz4MOMiK0nc3u0CxspL+FcTwTjj3veHEt7H0PdE+vRV5DiUTREvfeLPQGEVPux vNutWYrJXP68OJ/8HnrkByDlbhOXI9iBcVjraV1L7wZSHCC9xTnCy63nmX3E26llW8GonVAixFTZ 1fQdH1PR5degEVImaSgazWyKqLF6SfSQTFSAolqBImoM4gTrLd4UelCqmoG50n2HOaGxdGmmNjZa NUfWliKyyHGL9kmJQZlDJs6JVmHdes7XHZt1R9d4fFZk2JfiOGhZ/VWHYVn9LRbTun+07tjG5Or4 C/HY4aUMeaztf/WnA+iEaMRi6aTjzCZ2diQz152oA7+BpkNtZAxbbvY77mIkzTM2Qrdecd41D8+s +fmtlV8YQ/66sHulADx6LPhekCjojhgnQhxBFSfmUAT09MSvrq2omRllJg/J8I4iwxCGhn9MfPJv f5EP4i19T/PP4Js/2Ij85iqF85glfOFnf/3zH/lnv+t39DW33tA3Fm8MIZWe0pgSTElW9mMkxETf OTbnHe26ZZ4CD/cjD9uJGBKtLxpy1zpSYwvcck6V21Y85dMYSxFwFtN5nLXc0LCZOlrd4+1AMrkI kcZ9GTS5pjoAbZnCL97vWIGefmEsnqz3UjiKeky9u1OnWQsxyCyCoBX0NYLc2Kr0q6b7FMuLP+4L iizF0m/bEwPLsqKKoSLE6wPtHMZ5vPU0tsGbgRTvaLNjpT1qemb6curXDsZJme6PuaC5xxhpLXhX I9cFdMGb50xc4sRZ5pNyCAzJlWxkpYSEelNwZKIwz2V3H1IizEXdVwdVZRW8KKDrDHiBjRZlYCkg KZScA1KhQ63ahnXn6VuDd7lAPqZYMiCnarwK03HdF6vxy5zux6smIGt52XOokce1s4t70IDWIbAY KavAkNBsAU8jQrSWLI6mabHNCnEdiCXmkYd55tluYL8faFXZdF5ltaJZtc+dNZ+6d/LrfduEr78A nF0prs2Em6zTTJr2xHkCpGbBmcMFYDn9Te0aA0ogM4pwL2r2RuW8CfLL/9VPyHf/53/8G7v/93sw k2UfO+AVjPkgxpy/0m/m66z66f/j//3sx/6VH/htF5tN39B1LZoMIURUa+WsOoAQE9YKZ5cd3XmL esP2xcz1i4F5G3AKTefxVU7qpGjcgyoaEzoH0hCZ9oFhTEjnaA2E3rAznhvOuMyBTY5kMxFMQOeJ FoPvV0jTl918rKu6xRueA+Sm3vPr9SBP7xb5LFtzqWlEsa6aug5W57C6hG5TPASLsCeG40s/zWVw GIbyEC5DLH9yYmHLKTVOZS7RKDQeaRqsGbHWgXVM0WCmLW57TbN5jStvmCw8V9ihOFd0+GsVppgJ IbGXAkzJNVHYYUsc2BIESq2Ly0CwztIW7HhjDY0xBQ1mDQllP9TQz5ixqjRGSgOTy5bBVehoViFl xVaFYbKV0hUzYSpzC2ur+rF1rGykMXNBfDkHqa1Pe12l5lhEU7hyhQuLHHtRedarnzigxsMxl195 hHlA56mKQx3ifDX/CXs1hLql8MZijWPVntN0Z4hzhDjxMD3wfBx4UTdAKy90ndNd326Htv+S0fgr /8Ol++wPvcj56y4AyTfPJ+HXOtHvwphvVzUrTUjWMpWyFSohtaW0UpmGFMJO0oQV353ZzVWnZvOq XZvf+/j3fROTvOqD38+QtcnOt8a778a4+8dzcGkPX/xfP/XGh/+t7/ua7sKkjMuZKSrDGLCtoxOH r1r4mDOusVxddPjWEWPm/n7i7naEkMrp4m3RsPtCQC6ptqkgqEImxkjKCSVhxZaD0sAsljt3xp0J rHRENJCZCWRsnPHT/sgCWCTCWU88+7kUgjQXmWiOJ/LfE9HFMqmXChbZXEB/XjDlxtZTP5eTatzD sC2+hIOkOB/nuEvul6un1sINTLn8YKt+wniP857WNXjbYszIHGb221vEbrEyszGO2VvuUuX9GYvx 4CWVEzoWyq+3JSPAaUMSrZCZIztV6veZIiQpKjapooBc+ZKaMiln4hyJcyzK5kM8YxGBab2fqylW 5ZxKR1BGlVK1/zBrWfM21nFlM6/ZLWdupLGK2FV1b9bZyaEbc5AXbb6WGUFM1YpdB7FGjuvWZRWd yu+jWUkpEUPESMS5iBrLrMpcUfoNFjEe6zy+22B8S9bIGAbuhz0PIZDFsG4aXOeY+jbtvP3MjTX/ ICb7Jf7Mj6af/DpfOQfwLR/43q/cfvH/+ekuhd+rpvlebNMYcT6lsYYzWFzlsonW1OylpaJIbVfi 3cZs1kld+5q/Mmb9sW+8ADyLcDcp85DIBHGxxTcX5PQvI6Z72fXTs2n/05/+yb/+2Y/90L/z7k5g DKAzYRYd50TvLI0VfH1wkkLTes7OWmylwWxr9JOvRiFZGHcUbmCYE3EKzHOhwQYtAZadLyq0rvVF mo3lzq94JweatOOcPV6E7G0xwex3R+XX0o/GfGLdrdjug0kkfVXgQp3om6awAIwtQqLNRXngslQ3 4VxnC7WQzrvSUeii+Xd8rY6TI4CUJUikYqpbU4dTDa1r6E3DJA1TmtinHbgb1DzC9484Nw7RzH1S BuUgzXUUYVOIGduaQgUyx45yyQFc7ucay5ouC1hXcN5BtQiJUi5LiwVxvvgC6tAQLc+isYLUUJAi QNIjP2ARUmZhNhZnLGsnvGa2vCrP2fgB1/Qgq7IdWSb/i5DALNmMdROQqpIvxmq3dmWWwjKzSUfF JRa1nmwDMZXORWIiyLK6LqlJrXiwtuhI2g41Qogj+3nPfRxJZNbecdG2pN7zvPPhmeGXv0z+6b2R 22/klStCoD/0cnr7z/yPL/Y634nJcyZnrBa9Qi6rlEVAtmyXIkqQMiTciMchb48p/UwW+xuo7OU/ uPjG13/7FYyuRhqmchTIiLaulb77HrpeX8K20m/4wl/53774kT/8b05HKKmowEBMg0wx+85jVQos JwveO/qmUIDGMXJ7N7LbzmRVbGMLQtqVFzRnJYyJMEZizMw5MpFKilDjaVqL7xpcU16okIWdWFxu WeU1m25L4ycCIIOiYUbGoRJ42qNtWCqoI9dVX5iOLO1FG7s8PMaXdVFTJ/W+rvbmubT4aX53AVj+ 2TJwMpUtYE8JQQsyMB1b3OVrzgUZJoJpHc45PBYrDjEOJZPDDWF4wWDPyE3D2kjFeidCXXGJLeCV IgQqASNOix045NKCS3Uvau0opc4FqDLXlIuicIkST6msCKn+goVFGbS0+X0dAgZRUixkIOsM1pTZ 1YCwrQHKV0x8m9nzmr1mY+9wzbpEu2sDU4btdKT7nHIWF6ALTe2mFk1/TY/WfBRqLevCxiPaYhVa 45FlKxICkhKNCN5YnNiCS6v6gUxi0pkHZu4lY63QVbz4Q2P5krfyXOTmqejbozHTN1wAAL64/Ur6 ju48e8hqIsZkvCwtmhxefluBElFLzDMi9NZhRN+a0vD3A+nTnxs/PX4zWwCihewEdUI0pkAy5nJA PdLHYv3vx7jpie/mNKS/97mf/L++8K0/9C+VYUfbkprGyByt01ikS1Ke46iwqs61hLDdzVxf7xmH WDT6TQmYNK4siHKMzGNgGgNTCIx5JqB01tE3nm7lMa0nG1PEQamEYt5nx3XqeZUVZ27ENQkTYgVE DCU1xtSQkEXvmlLVT8by4i5BHwst6MA1q2u+thYAqXLgYYD9tm4M6oovxhNVmhwDQkz10JsKGFmc irnOFqh/Vj21mYsZSUyh+Xpr8TiiOJCZGO+Yx2t2zauI6ThzxX3pKVCjJKZQsAGh+CJS4mDV1crN K2pZcwhLXsQAKlJI2ykjuczWVBbBZMV+51wGelpmdU7qmi9p5RQUtkBrpKQXVRNS1Mwqz7xmd7zu rjm3d1ibEf8E/EVBu+Vcac7V659zGdjJXJWWbZnrWFdepbzQTsNx5bsonGxRDkp0FejclsKYAq5S gkVKhyRSreD1gMgamGRmkER0QofgjWFwhlsn+o6V61vl+Qx3qYCcv/ECoLYaVKyKRMUapZOy38/G 1g+2pKnaRVpZfliq3oQE2zkMD1OcpuvxS9+cmic/iFg10JSLp61quP2EsAfvGjbNP0fTb17J1l5L +rvXn/z8Zx//Cx9Nc782k9+8ohpfM3P00RlmgS5lmpS5tBUHFUr08243F1+4Kaoz09QQiZBgjsQ5 sJ8mHqaRMSWsMSVuqvU0bUOyplhT636+RclGuM4tT0NPqx3njHgXUBPRkJFBj6k/rj2eEinWVnKs 901f2YFdMYAs+YJ1YHSQnY5TiRabdsdAgBTrrtYegaPGHf/zov/PC61orqeUOdEPLOrJqnrLgrEW 11q60ZQVa0pYHQiyJYcHkm+J1mGMobXwkGo6kDE4k0vjkYtNO9Sr9XITWYw8VihZgNU8leppn2Yt szhvKx8kV4agVoGdFMezL8QhyZBDGUBOqQSMGleKb9DiCtzEiQ/pDR9ub7nwO4xPzHaFNyusqVmO rcK6QEYL56/u8fNC/gGak/DWXLkMWlvnOkM7hLjmSv3BFOKTgMSAy4WCLKac/DEG0jKakdIBzHlG TaZvLOv6Tl5bw966t7LYT4H+pmub6/ToUfimCoBvemm6VWOsdsTG6mLmqCs/qTy3pQAsbtKoxCnz fE9+c0rxK1OWh4vmyTcp6HeaNQer6Rrcm2Lt6zjnyQM87MApas4uZd3/Pmx3fxW3/Zf+9t/5B3/n D/yRL/zWZ3/5In3on/qulek+ZlvfZTHsx4TLWvb71hARtvvAdjfXeCitXPv6LGYlT4l5N7Pb77gb t2znCW89fdOyWrW0bZFmalY0pbIhiMXcEkV4sA3P84rzOLCyoXgInODmiA1jWcn5qgtY1nVxGf7N x0Gd7ypfsD6MJduqPIRaQaNjneynCpc85AoscWSunk4nd/7lxI9VYJTDu0VIchju1GFg+WfWuSLD HRxptkyprK+M7rFpzxxn9tZhxbB2yqjFQNUKGCMYZ4psWIWxGoC0DveovMBGpKwMK75ryiWPYJni S8p4LRxA1RIemvWoo1oQCAuXc6q8DusLDyIiDAFMGHmU7/hQe81V84C4TJJisXaYo8tPa7e2WBZt FXglc5Rzx7qutXpMZlnk57FurW1zJAYtc5+aKgUW0+jBu6FxRiVivMf2PbJuwURyVCRmmroZma3w 4Bw7a3cgbzt4/p3f/337P/Lv/kH95gpA29P3myYZOobeRHXMdZd7CH9WOdjLtT4wIel8n9NbD8pn xpQ+88M/9ZO3fJNf8m+/ksb/9pO7bR4+vcn8HMZ6GvM6jRRE9vOpTortivXqB8X5D79i+4/ff/D1 X3jr+q357fXmB67WL33npb+0KQkPtwNt50q0tLPklNk/jIzbqZBlpZw0OSsaUmExbCPb+5Hr7R0v xnuSKmf9Yy7Xa9brHjHCPCc0FelonhMxFpRVtB7rPWNes9WJXdqiKhjnkKjYZc2XOmBVW6iKic7z 0bWnFSBiu3Lyi5TV07JCzFUaHOvGgNMUoMoaOAhV/GHn/i7seJpPhESLmk2O3u9kyxDMgNiM8w6l oe0axrkhREdiBBlp08AwB26Bi0bYWMBmhorGD0bIxtFpLuKaejsZBUJFg/sEKzFc2DJgDlmZkhCy kGy5irqYaaQwBeba4uclSCmDR7BSrgOTwiQFAd82haQ8zTAMmbN5xxN3zUurB7pVYMRjk6WrCLMi 106lE8s1oNVJTWBqIa+LrHeq2Y5zPKY+Y46dwLw/IT+ftPXWnMjp6meuplq5wRqLWW2w52fIxqIM 6M4iQZEpMXnl3lvurGFnRHMhKus3+vJ/FRPQabbuTkSfIWYlxvRGtCLk5DDxP8YCKd4IrVqNauJD 1mlMOrxnW+8+TndhfqNpza82ffOdiLxO40s01u1Q+ry2N7pZr6XvP9ZePe4fXb/50Ys3vjDd2fY7 9Ilz7eUFKSr7caRJDc4Iq84zz4npdiBu52Kv9MUkYyqXP8XEbhi43t3zznBHyIHHzZqL9Yr1psc7 R8rFW1BMJplhiswxY61h03o2vWeVV8Rp5HbMxBTYYGmXl716vw9P7pKQEcPxBD5gTTgivWI4EoGq nLa073ry0ldBTyXxFC3BfOJdlyornuodrjrVXGXTmcoeWGCiYo7aA2expqXpOtphotGRkEayTHi7 Rc2ee9ngrWVjlL7+9R8wjFWDLygrcvHRGBitqUDRjJUSENJR0OFp8fanwqRsnKEzllYLuTmEXODJ dWtjKKRic8KHEWdovdBbU245c6abI+sUWPmIdwYRVwb4ZIwtU3nmeKQ5pXQcni7sf2PLPMZUhea0 q1wAOTixyzymDldTFXylKndcgkAOKqVUYtPDVPDnxmHcCvEr8MXVuKDbksDOCNdGuBXiGM5ZVgAA IABJREFUg+o2xvQ8pPhNWe6PMwBDHshvNDn8OhofOUOfbME1pzoMPPAPK/K5MZa1qNgkPubkVcS+ 1wLwpZunyU3mJqzkzQZ22pR1CNaX3LSHEXZDqdTe9Zydf3t/dv6R15zP0/NrM+TL9GBfM4qVeQzc O4NpHckawhCY7kZ0jKX78nqInyJDCIn76Z7nwzW3YceF63jSnXOxWtO0TXnpc0Y1Hx7C7ZTISbla CVeNcNk72ijY1DAieE2sjEGNoiQkTqUIpHgCAKkhkcvQzy4S0XgUBaUKmdR4bFEXKOVC0TAnWwPq yx7ikcOd3TEsxCyX5qbcX/3SwVZzEOZIGqrKQTEdvo90w8RsPTZYJEQ6+4C1OyYTeEgFFtpS/l4B w1Sn/rHSyDb1wr8TIeYSwJErLajRMncaBZJmYiyn56qFK1/gndvK7pu0iISyKeahRssGIKMlg8CY ugoWprkQc7ocOLOZzjtUWlKeySFgXMkhlIXht7j/5nqvWLj/1tWZTO2ubAOmzlGWbMblUiILn67+ 3JKW7YJp6udrDlZuTTNxHgu4pGtK+EdW0jwx54GUYmkiGstd43hmjN6hYZvS0zjPvxVjvHlPBUDS mIaw+7VxvPm/03z/cSv5ldbaMmBBqHPOEvxQP2RrDZ2BNkW8lqSc9/p1//wNXl+/7LqYWoZs0bYo 1hoHjZSJ+bCHuy2sVmAbc/bkA823T3v6N9/Wt++3hOZWZLWhbT2KsJ0iY0zE7cwwFGONaUyNjS5D ozhldvuZF7sbHqZn9MDj9pJH/TmdadCc2ecCtHAxM8+FILsLibU1vNJ7LrumSFbnSIdytmnocoeJ WtbWOdNqwMy70joae7wbJj0e/KemoDAcTUCLHmCZEyz1dsmhO5B9lgSaeBwKHjoKyvTaLKnFJyjz pagsBcIs8mQB7RErBVu4HnA7C8FiI+S85153eDNzhyUmYVOzJCJlKq8oO4RGDFdGOQNeF3jmDC9y cfQZcr0+KLusjAm2QVm5yCOTed1k7iLchvLfRQNdySrHAY+BM1V2SZkqTDcBGjM+BGyacXbirM2c dRYjxUxEVqxvsP0a8X1p/cNc1rJxOuK8Dvi26RjisaC/jTkqPIVyyvtN6bYYavdWi6vRI49RFXJA 48QUA1mERgMhPRDGHffbO3Z5zwyI97jOMxjhBmWfc55T/HJM6VN5jm+9pwJgdk/V5v1bd9sXn7E6 X1stjjpTddW2ijoO8vHq3PJGaKXgoMs++b19XW7WOJlHVb1h0muxZkfX9FXsXx7S/QjXNzDM4Dy+ P+PytY8iYxL/dMebt7dlSOXWxXeec81rSAQpwAlbQZ9GSsWfx8D9/Y6H3T0pTpz3j7joz2n7FcaU gMiQisFF5ljY8qEk26way0Xf0LliPCIrXiyr9gyr5ffeW48zlvO4o40BM+3rXmvBfJ0M4Yw5GdjV E3hp8fVIv8FWi+8SA7YUh9NJ/mL0MfXuuRiPzMlNQ45MxQOMZPm1RJ7l0ikYP+Paht57snXkELBx YJcG+jxxoy336rhUWGlBstkqaNxXS++ZZM7Jh83JZA0Pqnib2bhANoKNwpQsUxYuTeTcRM4k8hAd D8Ew5YrLN4qxht4YnqD0qXADDzb2BBoVGwNOZxoXOOuUdVv8GDlnrLHYZoXpL6DdlIQnXXb4lcK8 zGeiKQVguSYthqvlZ3gwV5mi1bC2Dm7H+vvlY/FFIEc0jKQ4lgPJGFQTw3THzTTz1vaGSZSzzRl9 15HbhjlnhpRyzvlBc35LjX7xL/+1vzq9pwKQppkhbyUHjV6am6z5LmfdoMGaXEQwIoX0khdvSm01 vbF0tsI33uPXx/67/0T1T//Vt55vb3/pakq/brrm23H2W+jajn4F2wEeZkjPob0t0/TLR8j5Fecv v4yZ32Z8ds/b0bA3hV/fdQ6LMDeW3PviMrOmrP1qqzUMAze3t4R9oHcbzlev0q2u0NYTUVKMmLk4 AYchsZ8Ko+6i9VytG2zrScA8hxJJ7VqSvSLknluJDG7AN1uSeC400o8DponlKbY17WeZ4C+IK9WT u+Jx03d44KSe0OnE2isnkWGH1V5lAvi6VjSu/kZ1o7AUEKkt7pIgJHU4pa4WgTKf8OpZS4daTzIj fh7ZMbCyE9En7uoG12im1XpoGJhsCd+YqqCnQzkT5cJCUEvnMms/EZJgY0NMDRg4a2Y6G8lJeAjC dRSCCmujnJnM2jk2xnGZU4kCF2FUsElxKphYhESexMYpG6+0NpNjEe34pse0Z9BcFFl1rGgiY0Hb 41pvWe2lKvM9MFUqxGWhmi5ih9aX/39eV2FWnTt5X7YLOaBhIEw7YphpfIc4S5LE3X7LF4Y73t4N tKuO1ZkwGctOhFkzNue9hzeS2KcW/abfvEMByCkpkoYx5afOmt9w6Le0Rj9OoqdiwZIt0//ifRBC JbaqChZTs4Pf+5d84t+Ln/9jf/HFWWz2rVslHqnS+pKYOlYi65wg72HMZRfrH2MuLlmFkdeHp+j9 DW+88AQP6nr8qqTHTp0jh6LrNqac/tMYeNg/cDfdEKyy7s65bM/ZuLZQaWNgmALzlJin4tXOucSH Xaw9Z6sGtSUQU2PJt9sbj+YzUl6zNYlod8y2QaJD0w6ZB1pN2Kau6ZZ0mdPw1VP60qIKXMQmWhV8 qqct2bF1F3Oc8C8mlYVVtzgG1dRHoA6rzFfJhJcHXKoTruraRVu8XZFdg1hF4sAqDazSTJMVVcMs ymxKEWgQDIaoyh7hQQyXUn5snUKP0ovSO6E1riSlZRhyRIDHtgwPQ1B20bDPhsYbVt5yZg2vGjg3 EUvk1mRujWGfpZC5kmJiIqZMZxNnfqYzI1anetNp6dsN3nelYC7CrbwM/3x98Wv6kmbehfZZfi6H Lcwyr1m4AU0puv6sfNZNyZ2AjIaJOO0I84Sq0lbDVfneM3sS/qxns1nRrhpmC/cpppR161X/vzHr 31LVTxmR+J4LwPf86F9QYPrpP/kn3rLY37xAf09j8rcZQ08WJoVYB4JeyvxsSokpF609ebmnvj9f w7OxODeaUPy9XQOXSwewqw/5DOEBHq7LqbZpcI8vudo/J8WB+7s79s8MoxgaZxAv+Jp5L7kAKGKI 7HYDD+MDe9lC19D0G9auoVUhzzPjHNgNgXlOxFDWTK0TNq3nfN3QdSVt1qria5TaPYYXsQMtfgRr LFmEaxxzEozuuNSZjgbxleDLIWnl5OWvd3BZ4sAXlV99MTmh+xpbrhULotpU1Pgyrc7xyBFY8EPi ji/8AUG+PON6oAUza2mNrUVyD25dpMnWYs2OjpHzPHOWMne5rMwCZXW+zI9yUmZR7iy8bAQvjtZl Oslscqa3BktLJrOXzE5nelUem9JJDEnZp4yK0jWWdePYGMsTE9jIzHOJvCOGa+MZs3CWMy4ETIg1 azCxcSNe9xBnrBoau6JtN1jry6ZlrhbgONWNij9KthcAa54r4y8fOY0Lk3FxeIaxaI3b9bGzsO3R yxFG0rgljntyShixWGNJxhEMpK5l1W14vOnZrFqaxrHPmbs5xSDmzUbkZ9uc/pc//1N/+dPv5T1z X/0P7qaRJvt1Z8zGlIDcgnterp9adAEWMDkTUyJWh1NO6X0rAPk6pRjD0/YsvsWYX+WJ7zhbwXYP z++rW6QFN8N8D3cZ7KvQrJGXX+VC7/iOPPH5Ycuzp5ZswG886gXrDVJjnKZh5m6/YzuNiEDjOhrb oVLSfuYY2U2R3ZxIscDGvDM0vcf0nuANE6Uods7QiLANiW1MzFFLIKkpL1qmZZdnQsz0Yc+qmeks 1bbsjoYcPYGDLvy4JWPw9DPOJ5ddqfbetqvwEXc0bkuNn1oeYKh8eXcUDy1/Vq5Jw4vmgFpYDh1G </text:p>
            <text:p>ia2S9gzGDWJarCh92nM17XjUBp7rwv8rwXGlQVlQ4MIul3fDiNJIpvclgq6p84gomcmUyO01pWXH CbdZuMcWc5qzdE5YuURjAobILgvPk2NIhjZnzvOMSxFNCW+UzkmJWySRU8TZFusbjGuOp/+UK215 Pl69jD/KqFOVSR8oz3ISBFuFDxX/lasoyOBq6EtfZNwpwHCLTFskR5yxWOsRsWQvhNZgTM+Vc7zU F8r1XcyMMTGlFEdnvjRY+xlFnr/X9+xrCkBMMEmeJytjYyQYEfwCpJHKd1/mR1WLLTmhuYhj3rev G8JwG//R+gPxVxmnj6nmC+mawkVr3LHddcB4A9vnJUrp4gouXqGVlsfxGfdvDjy/Ve5INI9XrC9b XFOm3tMU2e4m7seRKeey55YWo5YxpmLRnGMJXkhFZto4oWsdrndI55gouKs1xQfvgTgpY12/WSNk scyaCQqjzpAHxjQQU4Lcnbzoh0vkEQsm+ZgUe7jnczIbOEZo4X0xC7kqXslLOOhpd6bHX3pKBcrH DiMMFVayWFy745/NMuHuEb/C2BXGeNo08jjc8vK8562YeHBCNtWRp5msWtBgwKRavAIojY1cmFgY AiU9hEiJmWus8MhmznwkiXKjjq1YrLWsreGRVa7shJfAlJUXwXMdLOTMRdpzFR8YkzBhOPeZR01m 5cDGouPAyREpvlgQ05LWG07ISrmsTNUeRVWpbltyrnoe8y64oWpGU0R0KG9LZ8qzayzEmTxuydMO tCQoWWMRMagT0gpM07B2lo01aM48n0tG5SyGQUS2xvikugZevK8FoBO/R80vZNFXs+X3mMyZVXWL vuEgFEOKldIqbY5YTVjevwLgxzwNb0w/P/z+4bLf3/8gt/0HaCs/r3OVpONLRY1jMcXcPS8P/9kH 4arH5cyj4R1e3b7gSy8SoyorI+RNCTG9283cbmfGoKiUAYxJljQGtjGSsaQMFsPaK42Bxht858G7 Qq7JFFlwTZWZQ+Q2BB5iWQ+KGGKGMQbGuEXkDucf8Jqqq84XgKjKyfW7OgRPAxgOK9Yl1LPKSV1f hnsHomY9zfQEwrnspa0vP/LDC1//jFxVhWGJu6ryVuQkYMQc8wmr1Nj4trS48woXBq7yc16bX+HL 4yMm1xMaQxIl1Drk698/CDxQVn1XUXmSM2c+402hOAVtmFLLxisvNXNBZMXMw2wZMDSN4bEVPmAi r5iZpJkX0fHW7LgLwhMz8Ep6xkvzO7yT1kS35qUOXukC524mJmXKBXtfCEyhTuZ9ubPYuazrlkyF PNaOwB2vulLXtHONgfM1tMOVfy/BV1VhBHbHtBMj5DgzzRMhlj+3w5TbF4I6Rb0ithTNORQtxBCF EctsTZus/W4DL0TkFz/xp/7Ui2Gehz/3Yz+W35cCcOVWk0d+a5/3n22zjK0YOotqTjJqrk1lWVcY W64CLoXkIdpiKXtfvj72gzHLp//s7X71518Q95H7XWn5x1g6ANUyRWoMzCsw97C9KSKNRy/Bukee vMTZwx2v3d9w89xye++Z2haXIdjMOETGkMvwffEC5EhKsaAobUE2tQZ6A42VAg1x5cTNFOOKrZ71 bSwZdkMlEUMh1ISU2M975nSPlxF1imiJvi4OszqQW7L8qIyAxTFzmM7XCmEWGm17xIAfGH+/3al/ 6rypg8QwV4EK5YVP0zFcxMgxp36JFzvEeh8Hk+KKRTnbHjF7+nTHRbrnPO55O7fM6vEm40RxOdMq OHKR+YoyChi19FnpUkBM2URMatmpxfvMWau0RtmrYZc8I8ITo7xE5kqUzgh30fGV6PhytiQCr3HP k/SUZv4yrVzg7GNeaXrOnGLJ1S5XZL8SavpSs1xv6h09p+OwT08DWuQ4b5Fc8exVy+FPg1/WpQCE sV7dFrVnSfYNcWROAaPV4GUddB5tlGRD6ZhqhkJMJXdjL8LeSIwwiOqoInnhJ75vHcD3/8SPJODh b//QH3vRYucr53RlDVEn5lzor9YIxhS8goqoSz63JjNrsu9XAbiXVvRPfGKVVc6R7NgPkB5Owi+r fcyaapFdwd0tXL8NZ4+g/QBydkn/8iMe717wZJrYbQcebje0UTFtmdgv3gaTAynuSdmTXVNedldS bxujNLbgqHDlomooegJpyhJmnCIxRFKNA2tEyBmGFNnPMyk8oLplEs9gzgluRvOI6ATaH+mycnId 0HSkAPn2iJM2tQ03zbsFKAcz0Mkk//SdTfkYXR6G8tJrvXJopRAtnQXuq4aEpw/ZEbinrkF9j1iP 05meHWe6x6dzUhaSK7FdFuhyRnNmrACQZAXFYbPBhXJ2jMYwYHgwymOf6J0iOJI6trQkMWzIPCFT soxabpPhM9HyjhVek4kP5RecxacM8Tm9m1gbwyPraXHM1dgHYOdc6m1jS3tvTuhIegJjOWxFTjYy tq5HkYppr1mObV8+v3aDxPnYuS0R3/MWnbfkKsc2FL5CITytyH1gZk+OGRePCcczyk5Ud+h9VP05 EfP3VOTNsF5PSd+HNeDXXsH16Vr1lz6MPLKYb20UGq1IJVk8wYpRfIt9aWP8h4PwLT/+H/2h4T/+ qf/5vUeBnT+BrhXuRzBd1iTIfqyT73iCfa2Ot9UZyVh4uMW882VkfQab1+DqZZow8Mr2LbbTls8O Dbvc0/WOWQQVQ8ZCdtjUYOhwpqN3Bu+KDwIpD6u07pDnZ73BOkMWIYTEGBMhlogsu9x1oxLniE4j PiVEeiZzzlYjL9Tyij4F2dckmeo8Ezl6+ZeQSVdZ/8uzaGyFRVBPlXScB+hpeMuiCagGoDgfqcBL 0KjG40knJ+CQA4VIjuyC0/dfpQI/GkzTQ7tCc6BJW56Mt3zIntPSkFtDtjCLcG6g13IKOxUeRNhn 4RxobWl7DZU6JcITI6zFMSbDTbLci6W3wiuNctUEvIE5Wt6Kls+ow5rIB3XkKt5g0j07lAsDlybh JaA5k1JEU8bmYi6yNh8hA3M8dka5dmXmpKNaPqd8NF/i+jIfiBUAOuWSzSCmdGfL529A00Sc9kzz npQSHqETi3UbaC+g61G3Y4w1U9IIY1Z2mhhzIsIUkHdm0s+0TftJNeb5/vw8/egnPvH+F4B7b57d Wv3pTH41Z143ObdthsnWAiC5KAFR70VeaYz5Vp/l26yaZz/xH/7h4Y//T3/lPe0EzeYKLi7TvHtr 22nzllHzEXJcQTIH2m2ksPHbDm035G6N3t+R3/ky9vwK8+gKNheYlz7Io+sHXn54zmefXvOwu2BO Z5je1Rbe4aRHsRhpsdKU5qI6vJIxJG9wjcd6izOC82W6H+bEHFIJr8yLuK4kJk+pJM/6GPA4RDqi uWJGeaHKXgcyD1gTq958oQWFoyioqSs9TtIzqC96Xk7uWP0D9qgGXO7wJ1PpEkwRj7/PQTJ8MuE3 /mQtyJLVVTsTPSkEyxDSIa5H/Yoc9rhpy+N0zcg5jXq22nHXOub6LfSmWOyDlEHgoJlIxriM2FSH zJ6NCB80wrla7lLDmwm2Ah/1hg82mTNf/re3s+EL0fAUw3cT+Yju6eZ75jSB7Tl3a85Ng8mRXPn8 LoNTW5StJcWwmnkWn0aokeonJ/+S1bhsaUJdxfpVme67stpjrg5NUzc7rgaApkiOe6Z5xxQmBKER S2MbpLuE7hL1SmBHSLlcnZxliso2wahoUE2qugspvfHq+cUX/7Mf+ZH3PHT7HdPDV5fdtW3Mp17E 8Bu3Yb7PUdVncwhVQKn+bWNEdJ0lPwZeJXP2figCnV4qf+BfHe93+obu0v/JFH8RTUGXKpw4mr6T ItbiNpewXjNsr5ne+Rw8exNmwXRP6K+ueHRleeJucdM90zDi5sA6KxvvWLUrGn+Gsb4IVubMEMqK U6yhaTxN4+i8pXcFf51zZg6JEFLhdIriUFJITFMBQBbVpyHhidrSGcvKN+TugsGdMWLJy5DJNmVf 3G5KK9k0RzLQyYKgPKw1Qnqp43lZUdUWfxwLFHR8KG61WCOpjTne75c7vnFl2CdtQVwtjsKmqUEj J9jrQ86gHkNJpEFNR7YtXnZcpLd4ND/lcrplPQfaOVfPgCBiODfwCGWVEk7TAUmmOTHH4vO/sMKH BC5RrnPmCwrJCB/yygd9xktizPC55PmsOlYo35P3fCTek8OOOWda27LqzmibFTYLZo74oKzUsXYr fLdB2rZ8LykeeYynz69qlQXPxzQfKPbs8RaGF6VodBtYPSo/vxBgf1+6CcpwMWkkzDtSmjEIjXic K8w/1hfk7oxBE0MaETI90KlgVYhi2Bone+v66NxLzvtvfdhuP/TDf/SPtv/ECsC//+d+dPjwS+s3 rk3+zXujv5Uz9zYXZ5Vb8g8RGlNScDPaqmqH4vR9EAT1/8W/pvKdouNb6cV8E/8RIX4J0XRAXC2n 2wK3yBlZrTHnj1BnSTdPiW99EX3YAR5z+Zjzlx7xscvIa/4B5h15mnFZWXvLqvV43xzCJItzs5CC m8bRNo7WGbwp378mJYZiCSZlbI2+1pjIsRJrTAm6z+JQaRDjy+KiMZhmxd5t2NITUrWMiqlikb50 A9a+e/B22ODpUb23hIrGSqwJoe7xq5kl7KsddWEN2uMvbN1xt6WVNc1RKWhdFRTZ42m/DCSXwZjI EYEthVpkHHh5YKXPOY8veDzteCnMXKVUuBJi2BjDJcJ5VvziIZFYi0Cm0cylSfSmrNqeI7wQw6U1 fNAlLuyMIzNmw+eSY1T4GCMfSjds5mumMBDU0vse7zuMbUrCc8z4pDRYnG+QvhZakSOVOeej5V2q DfcoiTx+DjmWz3a4g+mhDk99mUUZV3Mgl3wHJadECuUaUqC6gnUdtGfQ9+TWsMt7tmkoWpOaXZgV ZoTJOpJ1xlrbeeceizGP1Rj3vusATr8epjROZ/1nYuRnCfMjDfnC104oVYa7qZhwIxIVxsLHeR/j AMdBJTeJ8y4dUnC0eKgLi51jiEbbYi6u6C5fJt3eML31ZdrHH8T1DWwu6V96lY++eIcw7HlxfcsQ HEYbLnxh0k8eJBfZaucd697Trj2m8dj68ptcEmVCzZQjFS1EDpE4l/RbWweIyRlicCRt6AQabxGv qFNMsuxMxw0rVuGBJsQCiFxOVY28+8jliPNaWrCFJTCfLl9O2tRFuionD+5hMGiOCjfjjkm2nPAD lznD4nZb4q61Fp8ltcY4xHiM7VG3JucJzwOX6QWbqefcwV2z5gUeFWElllaERjJeItiImogh0ajl UhOzicxWmcVyEx2tsXxAMi+bQCcTqGFWx60aPqAT/7TesAnvkOenjHGGZk3XrrHOF5xNpQ9LhdqU DqcO7Jar1Ls2JqfH5DIYXIphPM5Jwgi7m/JZdhflc+zWZU6V5spdbJC4bH4yps5BxK6gvYROSH7H /XTPLg0lWbrePEYtENOMwRuGnvwiq27FmFneh5P2dy0AP/Bf/oX0v3/ihz+93U2ffOTN93orH/dV 9puTIlLgDr11rBzhLsZt1jwmze9fAdBc0h2CyGGhLEdAwmHIosWzblyPv3gZmSNx/0B+9mV03SMv vYKsr2ivHvHkds8HHm75bOy4mzua3GGdYb0SbFMAIevO0bcW5y25ikVMLlz6OSkxLeGdiTBnpjlX paDBOYs4YQrlv7NioDXYzpGdEHImTQEzz5zlRBYtKTRxgNjWtd7y0uajFRh9t9Mv1gKw5Ai867nN J5Hiy8Xt5Oci9uRl5kgWOsiRTUVdV8vwMiA07phNuMwOrCDWYmyLdWtcNqxiok23iFritOfCnWHt JUnWWCy9caykMCa9xgPX3wEXS21LhsEU5d+3eMPHTeKRSahmHrTnmoaXibyeb/hI/ApxeJvtcEfI lnO3ZuPX+Po9Ss4HqnAOobCBxSJtXw1S/mjBzvmrZh0nfMXDa2OOysl5QLfXkBLSXpSi0p3BeI+G mRQiMZY8RCO2wk884s/Q9pxoJ3bcss07oiZW4hBKknJQJWhd9al+FuHvKvyKwlNEwj/RAgDwr//p P/vOJ//TP/kPt435/Dn2+5op9iarKSEMirOGlfWcq5gbM3mLuMY28lVH13tQBKng1JIwBDkGEyyD LD05GecCXZSmx3Q9srslPf0SNB2+v0R8g549YnP5jA+/eM47t/e8OW5oxjPO15ZVb/BSbMK9t/iD 3V5reKUe0mRzLHy+NCWmkHiIJUZt7SzWGzLKPJSuwLYGWTm0K/SZcQzstwM67xhlILtlsFQtwgc2 nz0Ro5wq+OTY9i/+fZYX8mQTK/7kvq9H599SXMSeGIzmkwJgj82H9YWQu3Rbywshvm5j5LCONcZj bYd3QJpQdtg8o/M1jWyYzetseQk1K6xxbEwhTgoWU4VQTmCDIMmwD4ats6yM5TWT+ahNrCQRs+HN 3HGtlm+TLa/Hp2z2b/D2/hnXU2LdbNj4Nb0tGRDkeIDYqICGsrazcYZ8CWfrMswTqYz/8VjgDmAU OXafh2uU1JoRyPsREyKyUji7KrOAFMghEOd98cuIwYrFikXcCpo16ht23PIiPWPMM45j5kao6PKI kjWPqvor0fI3Z+GX/psf+7Fn78fr9XXdIUJjb+8b9/f7mF/ppvz9qvrEalGbGS0BSLPKa62Yf74x 9p2MfKXIn96Hr2aqbpJGDppsOWlPReoJBYwDunsgPdwx371g3m0Zdw84sVyePcJdniN+w2p9xgc2 17w+zNyHgbCdmRtHv3J0tugbsihzvfP2IrRZq7Ir4VJimBPjFBmmzKSKeEvTWFpXXIHDGJmmiEFw 3mGcJYmwz7CNyhwCmxxQFxlI9JppUyk0JWVWjtryXE/oxeu/1IJFDp1PaL/LC3z4nBYxjx6lrItK cHnAOXnQTV11LpNxrfjxnMGHIjVeQCGmuuXscjXLdU5WLK/ZRDTNaNrBtGVtSmzZLJdE32Ba8I0D p4iU78+J0oqQxHCTy+d1YYWXbWZtJ2yOpGSYIjQx8kp+oAk3TMMt05xw0nHuV/S2bHLk5BpkXJ34 SymcEsOxy2n78r1P9X6/dFVLZLs5yWuoicsqnshISJGYIk3a0eGLOtLWHAc/wvjj3twsAAAgAElE QVSAzQkxFovFuA3SXUFrSe6Ofbply778NdRV8E5NakOZlB3weZRfE6Ofzqvm9v1qsL++ArBp55uu +bmz293ZRvPLRlkb1a4cimXy3Yi8dOb89w/KL0bNn3zfbgBmX+/7rWLaY/U1dcXS1F8aIOzJd08Z nr3DcH/HME7s5pFWhNXZJZYPI2dn2PUj1o+u+dA+cnu748v7gWHV0K8dLfmQJ2CtobeWNdBmZT8n QgiEVJBUQ8rMNTJ81Ri61mIFpm1k3AeiKk3rMK1DjWHOsI/KFAupuHcN1p9xl7fYELmaZ7yP0OTF eXWSKnsy9dcTL8DCEFxOqIXzd+DOydcO71I+SlrNCaById54fyxAIR43C0sR8osuoQZjWn90My7W ZueLFaFiuHMacPM1TYQxz4y+ISbFuzXWtofCZEQxtpzWczWZPiZzIQHHhCrMyaIxs4ojm3BLHu95 GCZIlrOmY900+AUPvKw3DwHmtQCYuko25jjwdK7EuC/570c10In9t8qifRnWpnHPnDJTTGBmmjBg wlA3OAax/z95bxpr25bdd/3GbFaz9z7dfffe17peuTqXqyo2TicnFSXEAj5ERGApSJGQQpMoRAKE AwiFKPCFRJDIFkbgD4EQIfgQkIgCiSAQgirGhUlnGacwrs55eVWvu+1pdrfWms3gw5xr731LJkrs cpOqIx29d+97Onufc9Ycc4z/+DceIwaIBS8zDvEd2veEJrCTW3ZpTSbSuYYGQWrOQaLmGMI2w9uo vt0mffof/vCPhl/ZAuDt9Pje2Zdeeefp0ub8aWfMVRL9cMqUX5VNeGu7S9O/psafO/fNQwFz3JE0 QVxA7I8otfdFE7BsSnu6T7Dfkm6ecPvkfa7XGwaxJBKru1t2X38b2y5plpfI8gr70kMe3r3Ld67v eBSu2Ox6bGNpveJssQu/dJ4rJ5yhaAxcDxPXU2KXSoo2RvCtxVuhq1PPNCnjNhD2AVk0yLIhtY4g kGLpGmxK3G8cL7krvHU83b7HON6w5BrrPaZd1L1+Lo9ArtkBMyI9jz2m7v1xVfhnTog85mhkeQgJ mQFtObawlmM46IwwVl06YsBP1f12KoVjHCvJZZ6bbdkimBbsHskZkwUxsfhDqCNLX5J8JEG+RfeJ YRA2WXHtS9j28gA8iiSSJAZJxGhZKNyXyFIGYGSrPU/pyJo4C2vs8JRxWLMNQmMMZ9bQWsGYjEgu ZBzjTlx90pFN6WxVT7qjIaormxuiKxwTqy/SqGcasO+hS9jdptaSRPBCsBmf95jowfgq2/AlEVmK XFsbmNqJOxd4xpqJSIujkfJyUWdX9iIkA0IUbidhLTlPfBM//oEKwO/+o39Cgekr/+K/9FZo/Ocb 4Qo1V6p6ZRFRW0IckzQNNG2Sq0Z/9G2RH3rzl1wI3t1vJNjQfKQ9866NIlpVWcaWKtv1Vcedydsd 0+0N+/Udu/1IaDo6b3EhMDx9RHN5H3vvIe58gVy+zurqhofrOy7uttyFJTe7htYmnMmINXR+Ql0k aGSMmdtJuAmWiMP44jjbiOBt+cXtp8hml5imjHEW23t86xARcs4lZHQMnMXEy13DVdOCtFxvrtkM j3ioI77tS5HKc8x33U/PduBzgs98Q8u8rpOj1ZSYo3WYntiJzd6Bs7LPzGs8c3zAZ62A6pGA5Cs3 IKYTc5JaOMTVw1/chiQpVos+IgHZaJ1kyvqrI6M6oDGzGyKr0cPUQLOqXURCJaCSsLahE+FM9jRa nvsRx14NTVzjp2fE4Zop7EnG1CBTh7MG65oapbao+vupkndmDkXtXJw/eiJqtetyDbjZYi2cgLAn wiwrSNNilmc0aaDbJEQyKSdcmgrVWorhaIldMQVCsRCaxF2747mbWDNUKYLBVXgrSzHb2dfPHcSt yLA1TDnm/CteAA5KwUV/O6l+3ud81Yq+aQUPeoYqFiFbFxN2+W5sHvzlt//XTXFD/KV9fGW/l+c+ u3spmPua89F5haP3fYjoEAnrPcPdjqRgG49rGy77Bb2z5BwZ757gnryLdB/DLh/gL+9xvt3zRt5z Gwc+CAuGMeNyIptM57ecN8/Y5sA2ep7nc/ayKHHSFCJU50pbOYbEehu4WQe8s7SLBtc2JRknZTQl UojkaWIB3G96+q7hTi0740jTwHUOLBdrmriraHs9dHPApFaE+sD60xdbdmYP+mrqWVOLjnyCWcqq YGL9GvXrzFoAzcds7tnXzvnqunQSbDG/1pxy5Hpwe0ycZ3lPEiHlRKI4KHlracRhrGGgjE9x3Be3 Z1f355owGmkksfSWxkDPiM0BNQ7B4jTQxGfY8RG78Y5JQ3FWKiQLrO+QdgX9RQ1gmSXVnEShnSQm iRxdljKlqNn2mJ50+LnKURgkBrzBnl0gRhGNxHGH5lxSk0KxAMspMaZEm4tTsRoYXeCJD2xswmaw FCdkUa14qhRHoJzY5sxWZFiL3N4Je2PgV60AvHF2Nt7s9+/eTeFvXhp5YI1ps5jPeJUi6BDjkrWf fM7+tz9J6x3w936pb/CZ8xPOP9kb8yTDWqAXVSnJLLP0NaNxTxh3DONAEEPft1ycnXN2/yG+75mm LSFFtk++hjm7wravwvk9lmHiM3mP2UQ2EbaTEBQkJHYaea6KFyFQxDed9TS+SFJ91ZOHkFlvy+0f EZre45YNxhkcSquJfUiMY0KmRN8alp1AL+wjRJfITGzCyDTu0GGNaL1ZTbXt0nw0mzzwt8zJys8e b/FTy6q5cCSOMmCpt/wUC+34tCvgGyyutD257U88CKQWqFmp6Kr1lRswJuKNqT6CGbVFHRmhzN6t 4mJCcglETdOAybF4T4viTGZJwpqEJWN1KGSa3CIBunGPHW/J4Y4xRUI9NJ01tL7HLO8hy3tlH6+V 5declfeXZj1EPqYmzaGsBxOmU8xFXzRtnX8usyS76TBc4lNGtrfEMKAxEQmknIi5fJ+SLOBR2xGd IcgIFCzIzUprlcOkdsDAVdMi5XetyE88b/yX7yX51esA5E/+SQX2b/3QH/4S6KIT8zEj8pGc8kI1 k1P01vmPXnn7G8cp/q1vRgG46ZdD65qvbYSv7dN02+Xu0qq2xXctHq2w80hMe8ZpIlnHannG1UsP 6V55E7Na4YZbts8/YHPzDP/sfXzfY5Yr3Esvc59nfPjG87W14WsGhklpspLFs9YVrRWca+hNj7EN zoJxZTc7JdiNymaXSFFpO0fTO3zjcEpNw8lspsg0JFYoVw00nTA0sNdEY4soZQqJcRrI+y3GdDCL j9RUDEBOYrzMyaFPx9XeAbOaeRJzqKWesNxmLUE+JgTNG4ZDMAknAZC1NT4EjDbHQjSnHM8++c5B qq7L2ZTxQTNZMlPl/YtTrCZczuQYCSnQaCwzexV5tpLwFLWiIaJYcnbYKdAMG2RcM8WBCSFhaEXo xdK4DtOdFTq1bUrrr1KwANceY9VSOAJ841AKIfIi0/JADpIXSUKHUJdqHupazOIKKw7d30FKBe+p ZKxGM9Z48A2hbRgdZJ2wWti0rhJ/DgrwSgKyIvnM2hHJ75mUfupP/af/+Qfwq9gBzB+vhuXtO376 6ra1P+2sfGdK43fbaVp2wyQXq7Y9WyyXF85+U5qVP7E6H/6jafzau5vbr9uQ7163fVw2XXtUaerB qDGHCOsRt3T0Z5e0r7yBfflN6Jb47TVtzIy7Pfvn76POsnrzI/izh9D3nC3ho48Md0Z5z1kaMfjk 0LRAHdiaLmyNKaGVKkwRbneR9S4SIiwax/nSF/98zZxZi02UjcGYiZPyWiO8srT4xrJFSEG4h6Nt GlKc2ISJIQz0oqWtFX9k8x3a9bkT8MfZVethtebFh5STvID5QbZSD0NtcXM48Qk0xzBLYo0yG09I MZUb4Lra9ldDEmOL312UotFQwYil8UURlwRSHMmVeCRaVqrBJkbNOFI1Q3aIClYDVkq0llASqsgB k/a4aU0IA1NKJUleBCeG1jQ0xhen5xjL+BTmzQVHteS8tZh3/dN0POf6on3CwU+RE97J7LSUqsqy sgqN9fimI2/vCPs1KcfiE2kctmvIS8d6GXneZKacCp3IzCa75fWSFm+JKSsqks4X7boz3MoUJn4Z Pn5RBaD7sT8efvaH/v0nW6s/mSQttgKXwqdeRfuF786X7cXrjfSf+Zk/9mMfbLfbD37rf/zv/OLX Fv/tf6B/BHZ/7nf+gfeWy/zWa+cPXsWY5YG6Oq+ptLRrRpWlVbrlEntxH5YXBZzab/FuQdufs93e sX/+iMXVfeg7WFywyJnvGBJfC4l355Ae55BcSD1JjgcqZRinwG6MDLtIjhTq8MKxaE0pAGVWIWZl MyZ2Q6Qj8aEz4XJh2WDZJWEF3Pce2y14b9yxzpFNnHCasPNQenqwD2CdHHGAUwafOVkLnrb232gn NnP8TQ27nPfeBwlxPOkolBc873OowqNUOAszeGZPtAE1jMRYh0Pwmok5kVIm6uw8nkmaS3D4IQPB V+FjPDLyqveEaMTkLRI3xDQx5eobK47GeKxvSlRY2B9jvWd6dXJHWfPMkJy/vxljmTunmWE7Y0yn TkxzYZjt06irRN8jvkVcAyrYHLH7gNUiVEsrx3Au3LWRjSnELjdvc09+LUlLJmssv8WhdebnnLdf 7tFfOwUAIGrePfTt//W/3T57tjPiP6He3m+aT9Kcn+POPnVO/Gdey86858z/CPySzQvj9vGj1Ji/ 7SS9ieF12upvvx/Lakoj4oT2oqFdCG3fQb8qt1kIMOwxKdP2Z4QpEIcd+uSdcjM8fIXWt9xfBR6u lXabyVnJVpDGEEMkx4ikkswaEmx3e/bbLUaFi66lP2vLzt+Bt0JTe7pNiDzeJlKMPOwSr1w0+N7x 1dFgJfO6z9xfONLU82hjuUuJ2xxZhkA3TuDm7IDKf1Dzoib/EAh6MqtKPYTz/H9Y0cs3YAP5SKJK HL92jsfcAdPU9r62xjEfjTFihLwpq0pXgUjXlI4gpvq+SkfkXSSkCcmBpLny8op3QrF4qKImLycH MVbdR3FPshoxOqDsCLnwLEQMrTha20LbkG3GDDcF8Z/qMbK1O3EnGgdpoF0ccxGzOcp+5xjv2Qx1 dlaei6yto1MajoUyR5ALaJeYpeI00k0D5JHcOIaVcHueucuRFDM95RkxlZ6sdQOQpMSqg8GqbvKU ftJ5+zcXxgy/pgrA9/4nf7ysKn//v/zVf2ux+Isv27PhrrlI5/hPtZrvuW75/fe7xdNkw+e/GQVg +/gr727Or/7G9fbm+1euoe8e4mxT2tMYkJTp2wXN/Yc4C853pRWcnXUORo+K9Z6UI+vnT4hWWPoG WZ3jF45Xl4aPbQxPxmJd5XK54VJSdiUTjZCV/RBJU+KsdZx1lkXvcJ3DmGKTlpJyvU+8t4k8GzOf buAz5xbfdqxp+GCX+XA78XAx0quy6zziLGMc2caRNA7gx7Jem9V5h8N/sl2dwbmcyyGeV/pWjgQf PekQ5nFhNh1N9WHPJ6q3NNWfV+08ZsLR4WvPt2c1Zjn4CtS8QbcqO3Qt2wijHkeHi2MhyYRY+PEo ruIakivhyaYXhUucYBKaUCJRA1O19rIiWOuwrikdm0hVRVaLM/FlVCJWJ2lTi5o9wTyo2MBs+z3j S6bIow/iqNOxIEHYFixBBHJ7XMEag2mXuPYc9QN5YYmdMLkMIdfOTg6ejbP3hFEpwiUR1BhCZtwG nujAs32S9GuqABw+/ss/O/wI/OR/9W/8qf17suwuMLSSP8Oif9k1/fecd3zm7b/2s3ebzfjs0//0 r//FtTH/+u8yf+jP/8/pX7m+2qo008c088bVfZxxoGMVeyhdt4LL2pLa5sXADAHVREpjmbuM49nd c/o80bRNMRpeXvFwZfmubWY7Kc/GCCHjVbG5WManVDz+YhKc8/SdZ9U39L3HNaV9DaHkBr63iTze RjyZ71xZXls57uh4ZzSkceTSb1m5HeRM9g5xDtWRKQZSqAGiczjFTO6ZwycObWotArn2j/NhtRz3 +Lke+MMNl47z62z/PUeCaTpGlcvJ2mtmE84sTDN3GTU9+BCJVQMz2deCCyIGKy3WeiwGiRENgSCG Rk99BuZR5dQk9Yi+ax0Zimtw2Sy0QGMdznuM2ANmSda6sazvWysuYir/wdfE31l2l+olcQheqc9R lGOc2oz8zxdLDui0rdBIgpHiBNytwHpsf0GmJS8j6iNCKlJylYOSfaZi2FoITandqiJhL1w/D3p3 HdOQc8q/NgvAfEPv3Jevm/TfPenc0KwW7ups9Rm7XH2qWfZ/6FzTK6n1/9NXf/zd9z/2O17/h8sw +6Ot4YP/e8kV3/+/PP/JH3yY8j/WdZ5X0idOcvTqL9i1VYqZy06Yk3nPtKha8hBgCkiIhDAybQLd 8ydcXFzRnr3Exbnh9Un5ubvI5joyhsCFLzRf9SXllwSu8XS2oVs4ur6lX7QYa5jGwM0+8O565L3t xAWJT5/Bw6UnuJavbi0fjJHvsBtecncY3RaWHB3eNBizq+BWJpmSFX/Y10s1rdRqyFAJKUUPoMcc QWoS8Mz2S7G418ZwNLuU2de+rhnnmDGN1etOjzhCrnFYQpW5jvVn31QiTVNXi9U7/iBFTidimmKM Yq3DiEOJJWp93lDYSsmdKcyHANSKyCdFQonczhR6sY1K1wiLxtE1vkw6MR22Q3IwNNVjiIecePQb c8Q3Znt1qeOAccftSajx3o07Fj/XobYn5g3kgHMdOYykEIpDtlsWd2DnMH7AmLHe7uW9iGpJ05Lj z8dJGY2sak6a3tmm/DPbqF++Nt1jnzX9mi4A/+p/8W9ugZ/+Sz/255be2ebSuSd4/6Hs7JuN2l8n yM+u492aEg33D/zxI8sf7rdv7D78N579zGefv/Pu73o3jm88Gm/I4x3EsxLbPHvmHdpGU9Vyldxh 6k5dPYwJnSZSioQcmELmbntHN0VaLLaFRRswccN6PWACrM47fO/JttA0xYDznkXvWHSOrvV4Ywgx sxkijzcTTzcjfYp8pFc+snJk73g3Gt4fAl3e8+HlmjOzIU8TKQhZHVYsroJteiDa1O9nbq+tP7as KXBwqrXzrcxJDFg1DJ3b1Bk3mMkvc/7fQRmYjwzCuaimeABYy8EOR9KMzSdz8dyhVGutXL0HbVPf uyLGYqzDOA8mkEPJkpB8kkYslhc2PKfsuxxJMTLVsA+H0hpH4xqc92WMiPEksbey/GaxUg01KfHe /siMPAVFJR8TmvMJwBynWkxyxRNa6M9LBzBuK8dqIuTSjdqGkg7s6m1flAD13wpztFhqHGPgRA2C oqIaSdfbHN/Z5/joj/3ZPz3yy/Thvtlf8Hq//umVa997uth/7mp03+1UPxEau4lOXxvC+DXg2T/M 1/tQ8/DK9e43tR8++76vpK+/xO27dqOZvH1UsgKbl2riSl9+YftNeeDaoaQIL1PpBoxHcJisTDGw zxOjRpKmEhKZK5iWB3S6YVq/z/ouQXfBa80C7y1DTqRcHpCmMyyXjmXj6Iyg+4n1PvLO7cQHm4AN ie/uMh9fGs47x1vJ8v9OmQdmz6e6Na/0W9oUSLsi+EhZkGxwmOq6pJjDLTobdvrjDTnnzsdaBJpV +Rn42dpajiQYM5NW2hOeQDi2+pyEgc4qyzkAE1MPem2R44kzTo4wbcsWwXblM00Qt5B29eB3R1FS FQlJ45HJwJQxuRyNkzzfajziXnQ+qmawYxzZjHtyDjTW0fimoP+mgr2hFAesK5Frs8hnTl+af4an vAet6aWzyexhbHClM4nVLj2etP/eI8sLfI6lMIeJnCJRIy7v0SzIlIjJsLOZvRqSsQgRp9VRoI41 kudJpCRrBKkiIJMlGSP8Mn580wvA7/u3/+AW+Ltf/Ct/5+m03X19Mey/NHbeb3p7PcXpH1oi/PLi weVZu/qt7cuX32vXZ/27esYu3bAd4XwcSzKRccdwjGlfs6g3sN3DZah7aodxLY1tmBRCDIxpRExJ 9DGmLchw2qFxwzQ9YwwNTX9FUkNQqVR4wbdlJOhmb8AQGLcjt9vI9VZpQubKCefeMIjj3eB4rnBl J7672/KG3+JlJKdcjHqlRKuVpClbkmJEy6581vj76v9/WO9xpKrOoRW2qbdTpQdTE13n4IpTs8bZ AiudHLCZBJPiUQ/ACfV6Thme/5wqsDofHjXHojIXj9PFurGoKWEh6ZStqPUmlJPXEXeMJwdUApFE SBMxjBjNWO9wXYuxs0nJbN5JISB1i3rbn/j9HxJ8OPl+5/VmPgqjZuDP+KMA61BQpfx8fY+sHoK0 pJsPSOOWlEO1NUmo7hm94doK2bU4a8kIqcbrGTmRaKCknEkUi71epHnJmNYYY/+RKgDzx/72erMP 8au3Mb4VgmMXm5zMP3h00Od+5MfNmb3nMuvvOG/Of6Ncdm9Or1iStsS75zzLkfNJWIWpIL++RmKJ FvLKsIH9GqahPAjGY3xH0/QYMcQwEcOEt03JOJCZFw8iCe8nlp3DWk9Ihs1Uds5iLU1raKzBJCWm QBwm1tdbbndKyJYLJ1w1ltF63k6W29Hyehv5dD/wHcuBTifCNpMnrarchNYkICMWZ+yJFWCdR5um sgL1KMrRE17ANBy3BLNa0tQtgJcTVRtHlt+87ppJQIm65tuDGQs7Lp1Yi5lqda0VNDP1oM8zexqO IJ7UsBJJB/BQxGJMibrKOdXSYI7uRJgXi4DKSVCxEDQRc8SkhDWC9R7bteX2nzEy5xBry4qvr/Rf Y086HF6U+c55Cbn6Eqo54R/M/v91jDlkL1ScwXpoz9As6PoZSYsOoGwaHDGnvDGZ91vHZYPccyIi Zc+vWtD++YIvC6ZUhEMqrESMMdYbo/KPZAH4vn/ud8x7pV9UdPGf+Ys/K7/7s6/8pgfnVz/g2Lxs G8PrH14yrR5y80HHk7s77m0Ty26AZfGlpzsrrfBU8vdI67qqOavBmT24tqTUbvZYFcQK+2Egbp8h u2fQC/7skk/cO2OzM7wTM2OKrLPBd4X/nwXCVPwAUgyEMXAzwg7BOmHrLYO1GDwXFt5sIp9YDLza 7VlIRoMQpmJS2VBa/</text:p>
            <text:p>ZAVn8EngzMGIxVcM3XHTzgBPSsL0FDAvtwX9l2mciKK8UZ1xHjB0/KIyJ38 U23h7c+9qPHV9fVkNXgwY50Pmx5DM1WOX1fq15SaoFvNRkQc3rb0LjLYhtFYJqFgAjMzb44xZ04y nouCQdUQU0RTxCG0pqE1DQ5TO6VanHxTg2L64wr11A1JOGH2nQCEJr9ofKo1lXkGkn1z5CekVCTS YShdQJowRnCuI2r53amQ1i4O7zUmfOBbc2FN2ymtIjVlWyvLsZjPZiOILV1XKDSUvUPufFFt/aNX AH4pH3/7T/+l/nqTP0Je/FPeuX98ytPqctly76ontIZpUh5tRh7st7yyG7BtW1rc/gKWVzBuSp7b dFtcW/vzKgZxKBliwE8jSwzToNyu11zcPWG1ewm3ehV/9oCPXD1hWO+5uQ6sNbLDs7QlFWkKGZ0S 05iQaWJImRtjiY3BWkNoLNk7LpzjO9rIJ/uBh+2ehZ0gKXESNGQkZ1yd1W1OuJRxSWv0WFM6mrkD zLXVnok5xpXMgBmlH8eC9GetDj7zzv5ENHRgEFbWnuQjAX2++ebPmTKs9UDOdmD5hIR0cBfWk319 ndvNN/AVpAhivWlpXUvjPNkFfNNWzoZ9cR04Ow7VQ6kqaI0usyK0rqW1DVYNZs52c03RAPSryuA7 MUE5AJmnfN8qk3b1+5Rv4P1rdeWQky1BrsV4f4eOG9TaA3PS2gaPKYBgDPu7dvrSO9Y/vTbiDfIR k/VNlxF/YsA0g5AipiSS5cSQ8xgzXyPLl0E233YFwKTm+968Ov9nR+d/QK35rs7J4t5LPcuLnk0N W32UMm/EGg6SUqnQy4uSDrx5DHe38Pw5NE/BncNlSa7R8YZO19xvMnfJ8XQMXMcd3faOPgTO7BLv DQ/OLnhjGWhvJ+5MBiuYpGhKDGNiF5WclRFhZw0bX2ivl9bysDN8pBM+2UXuNzs6s8VLoc/mkNAY cDkhUoChFAsiToiIFochcVVcY9xxL54rfGzr2u5U428tuHDCEJRyq9mKIWil+6XqCDRORzbbfIOq OR5yyWCrCYmt/Pe5Vc718ORUG7zqHSC+gna5Fo/63uV4GKXq8G3T0Wmi63qapiuZG1NlLdoZx2hO cvqKclBDAcR92+J9i8MeNp+HOX9mFh60/ycdjMyj0+yC5Apuwsmow0lhzLPyL1dQ0IN4dHtNunmf cdqRTYtvLzGuoXEO9gN5mJ7pmP7CtOp/qs9p6VP6vRPmQ5KRRqXW4VKcChBa/pyzprsUb25D+psL 8f/7mWmffNsUgO/hh+WHf+hDF6+0/feeXS7/yaGx35Wd9N4Jbe/RrGULYwTtHHt1DBqwYcI4W2b9 s3vgO/IYSJtnWLfCtGcltEGApqXtenRsWG8mhmHH4CKqBkNTFGxice2SZT+w6Ay+rpMUJUetSi+Y rCF7jzPw0BkeNIbXG8MrPbzaJR76kU6HSpmloOUhI6FYQ4sxqLgSGReLr5wAzjnEt7UDOHH2VVPQ efIRDCQfD7WcgFunGYHzrnkuJJrLe0EOGvxy8Ku/oNGjXn72EJh9AGaSXp4H13i8Wc2JjFiqy86h AEDOgZBHsiSMFZxvcM5hZq+CA7mpYhi+bjymiZwmpmkghOKz2PmGxntkHhlUj178M3ia49EBaAYD DyvSamxqKslKa1Taqcxa9EUQsyZFlXViB3jC3Q0hKVw52tUF1lqGGBk2m2mzj187b/jCSx99sGxV f0A1Y3PGaZFGl2ZKsaJYtLqTZw0hTLfj+Pj3/Nd/5v1f7jP3a6oA/Lv//MvLtvEfvdc0n25X7mOL 3vc05eEdp8zNs5HddmLZOl66t0I3mZu4wY0DvVFYnMHiHNoVEcd495TOGDKEH3oAACAASURBVMzi DK5eRZoWe/EqhAk/7Njf3HEz3OGuLrlszjnzK2ys6Li0mO6Ks5WwyJ5khXTYEwsiQtNYLjvLfWd4 icx3tMorC2W5yHhflGsMAUK1pMoJE6SwUpmBR0NImV2MTDnjjKX1LdbXefZg9FEPb6xU3bm1jWX1 9cJBN5ULkCuwORcMOZH0+mr2IVQpWvWiiieHWirfgLpqnPfjWsNYQqWzHTqIE0GR8ScU4hLFHfLI ELdMaQ+kgnVkLew5yeVptLaMNk2N2q6xZmncswsTISud9fTWl9vWHDeFJYl3OhbAWVxfJcr4sr4r 3IDmePgPBKLpxPHXnASDyInsOoNpkO4Cc/4aendDun1MGtbQdYhfMWjm8TjxwRD6zeKl1cuLVeun yZpYV55abNO0riGNqVhAFDQqLiRpU3L/x+/8nfa3f+5z6dumALhX9EF75n5bVj6D5qWZH2TN6D4w XA+IwMX9HtNA+zSxeTJwPgz0ZoI2F9R39QB7/pDm+jlms4a7Z3D7CO69BuevolMkXl+z1kfElHjY rFhVOSe56sRdj+s8532mHxNbVZII2VpohEsvvNpbPnbuue+hDRMLCXSugFSk6iuXOKHfVjdaBSsO qRvwYnZRHHVb61jYBmu7Ql5CK+FHTtBy++JaKsbj7v/AfDzR/M/eAPINLf4s+JG55c8nabaVeCRN RcdPkm6pxpgmldY4zFr6E6edGWCcC1hOTKpsMmyzIinho9bXrO/DunLr+5qGnHLBNcahzP8i9G3H 0jW4OYDzoHPQIwHoVM1nKpjqKk7U+Jrl1x4BxxTLKvAFqvVJ7oLmqn9oy5GxLSwdkhN+XQ5/zolc TFM1Soq3Zry+1vE2f/QjSR9+7NzcPlvIbmPYVnPV7A42biplPRgpr7Poe868k+WnPiV87nPfPh3A G6+dv/agP/tsdubjGpNK0iKNShndR9gFulWDPXMIibDxrNUT4lSivqf6IJ49wN57HXt7Ddubsg68 ea+AhPdeInf3mJpz9uJxxvJSu6RzTfklHwAwh3PClQ2cSWKvGRVLrMq889bw4aXhY6uGM1/fX0xI mmB0lVTUlkIg47FVry2uUYOIQVVrUkxRGlojOGsxph4+wpGRNqPwUuO753Z+Vv3Nu/h5vj1k21dW 4SlzT+aVlhxNP1I66ga0mn3MO/FTzv9sHJp9ZRme6Azm9vogPy7vUTURkrLNwiYpPia6mNGmhMwe nZ59XWG6YtQxTDAOSAo4a+n7nqWvu39qgUNLvYp1n68cqcVN8d8vRKmuFoC2qher8jHk8r1kOR7+ GTiMU1krC6ieIaav3ZOD5RnN6gJdnzPlSiiLoyaT1utOH9/F8XH34e/cpcU9m8cIkUnMTWNUKy24 jJtFAgSTJKK3xruFbVMy/UtX8m0xAuw+91O2N+5i92z4sHf9R5Po/YCKS6kYaoZMjtAYwRsImrmZ Atdj4i45XhVfd9b7AtIszuDqNdhu4OYdyDu4fQKrh7B4CZWMdi3iLAtRzp2nEVtNd01t+wKtDrwc R54l4RpbdNo1LTi7EvBgKricR5CQEQ1F0WaaI0HmwDe3xZtALZLLFJiJWDKNgIgSTGI0ic4UrANc bYP3dc6vBWCO6YIjhdeEOjc3HEI+pbr2WikFYN6Hz1Tpg/1VhKmOAKTqGRiO4OMMjplaRHLlHkxD mbtnD4Jci0VOFTlvDjZbKUamMZCmgEmJKILa0wjuuuWQysOPYyF2xT0mlzjwhWvomqZu944pPjKb os6dkdjK+V9CV7dAbQ9tDTw1crz9tdh1FW+DWSWZKhsxwTSg+w152EJMRZ/hGyRHnPXkdsE4bMnj iJYnYFifnd+NTXPzmd/8W56an/t/Vvuwf99Keto4+1C9d8YIagovwoqSNLEnciet2dvlxZbUueXy 26MAvPXOO8ur1dmnXl3e+x7a/pUcQhOmCRMTtoazArjGYFBkTORd4HZMRDGMziFuttCmGEye3YOH b5Zd9t37pZLv7mB3i6QRby0vNy16dsXZ8hznmqOiTgNMd8i0pQ2RPi/wxjMiTFD97Yp3e441JXif MDHRmnjCk/dHQGrmm8/t9on3njGCdaY4xpIZcyDnqRwiN+f2jVWCOkLeVf+4sjs/kEWNgeQhVH++ g03XjMif6ARUSwuv4cj2s7O/QCXFSDwJEqmdReZ4wOfxYl79zaBbOnEnluNByyEQppE4jhiN6Axy zt/AHDY6OxVNJaVHq21ZYx3eN9imxqhnPTohW1O+zzSTlPzRtvygZJSToskxM8Cao7Jx/n6TQjNV l6M9ul8zba/JKeEB23ZICqRpj2qmUUFCYELzruue3Cwuvr7rz+5+y2/71PSFH/3TT3bD3Rf7GP+O 5PTrMe6hPcz/4ERLkhTKgIZR5GkwZtv2vX5bFIBxHK+mrvvsQP4tnZVzKmVQ4zEZp1yeFom5ZACM mZBg44SpcajPxUVGq5ljt4QHrxddOqkINlKEfUlpWSh8qF9B37O4ehnXrMqDOwWIa/L2EXG3Y8wN mQ4vlljZaJIyWZWIISdDCsq4H2h0Qhst0lDmuXnm1NtDZ3EAkxQMgtjiaCvOFZHSOJbbZrEDf14T bC2wgem2pB8NIzEbjDV4bwoabqo5p6kdgnfQ+nIL+qby+xuwfaUOuyPTbRb/zDrVXN9/CicFawbX YuUiteWvYwXrUk3UESm3rmvLAY3FQCPHkVgtz4RU3HNm1NLUA+xqWz4OECY0RmIKqEDjGqyrWX4z eKmn9t61+4ixqhKrPoBtPdgTpK5qA2zVB8yBKP6EHDSvRBOkReEh5Mz+ydcYbx/hhy1d2+MEhtun sLljiSOKcJdyfGb8Vx8t7v3MjbABmNbXG7d+/NMppPt5n19RlQfWikilL4srOpDy85/e86x/srXy 9sPz8/xtUQCsMebCLz9prP+0KkuhRI6FmEshEFCjOAvTpAxDhCnS5sSoynU23CTHubFYqWiu68so cPlKeSjWT8vByMUQ0gosLx5At8BevV5YhFkL4DTdETc3TPtAVEcWQxZLNJkk0KiSVBlSZp8zLhSw SCSe8MZnX7754JwQbE7tqMQirsE3PX3Ts9/vGMeRaX9HGs6wbZ1d3aJaoA2wc0geMLGYbiQBqQm9 khMwlNcNHgkttLFaZlsIXemKZpbhgZ1dyUFO6vagpuHO9ti2dglx1h+0JU9Pa0z2NJTimUJF3rvy 89ajpkBRAol9Sviakivzrd9U4tMhenuCGNAUS3w64L2vSkJ/sqaT2u20lDkql1Y+ccLkq5uTqdJ4 41wAfHUGPmEhqjmCpsaUYnl2H8mJbreF4T2mzTWb/RpjDHF7RzdMWDHsveE9l2/ez/EL177/6SdN ewfwG/69PxK+8K/9np/fDKsrn7t/wlmnvjQwEpWiEjSCF4NP4b0Q0l9XZ9/uFotvjwJw0V8sztvV a9m6e+QcTFaxYMaoJmnGOqlGNELKyhAzkhKrlIgp875CJ5aPd55zo/Xmrcqv5cXxUMZqdVXNLuz5 A1hdwfnDEiKRS0Jv3u8Iu6EoQKtWPBkhzZ6S2BJdlTK7HGljxJGxh+QeW8C/0wYuz7v6Ck7NnHJV rGtom55VsyRNkX2I7HY3dP2Crr+HaavWoQnQLZA+YLPBhD2ZiWRS1ZgnTCqAnmpCYoOZYjmcjUOa prgMufEoiT11wmxMWb1ppRCaap1lBHw+UQ362ba2jBGuBTuWbiuNBRSco+trEpFiCg2icuFT9S8Q qRHjTdVyzMGnVemYY4lic6Y4/xhjT0xCTuTfh5t8ju+SF6jER3vvCljORKFUxwd1lVZdC/Xc4bgS AWYW91icPcDud8Sbx6z3OwKwGCM2Fj3HaLh9S8zPvzPefeGvfudnvvTTP/wvHJ6AX/ef/ffrH/99 v/9tZ1mfodrOlkBawq8TxUTV5fQ8bqcvRsmP5Qd/8Ft7BPjSn/8Jc7G6fPVelu81zj9AZdTMW0m1 ScJ9QRY2i5NYHzYRrBUaIzRJS+AGyvuTEiJcRUuzcLRdQGQqbi6qVbSxqmj8TIWt66B2UWmr1R0n JCQIEiw+JVYa6U1NaKsIuIqhUaFL4HTC5PFFC+kZRZ5XS7Ohp6lEmiwHI8oC81k620LbE6aBKQQ2 2w3OPcP6Cxoc0p9VhyB3ELlI6DEViMsxFpGNZpRE1ggSENnBJNixwbULaEfw+0oprjvxwxqtdgGq dd3VgZmjtWoqUT5p2efPpqug5ARjKrP7NB5AT8WSxJDQkvhTfQ5KbaiOR01XbuQYSpcT9wXUTePB 2FNmLv6BfHSiU1BbupJUuxdTW3zble+1Wu2UeZ9vWBfWAj3tCsc/p/peOrBVMTnui8HH8gJ2d0zT QAqBFdA7KWOK5q+R/V8D/fnTw39gFvetixgfjbG5MEFwxhI1MWjZkOxyax2XzVI6+ytxBn9VC8B+ u7EXpvm0XZx/FmMWJuWv7MP0E1NOrwt8vxHpj8y2evsaQ2uk2HSp4kSZFB4H5e0EnREeLgyOVB6g Obxi3iuHobq5Vu64dVUVF48puMlhxdNLxhBYEhCNpGzIYnBW6DGsyHQ54fOEFlV/3ajNe+QTRt3s 1ms4cuurs6+hxEI1Tc+iGxnCxH4auF3f0bnHhdEbyoFKKaGz3RVKTkoalTgFcg51u6clhkPq+1LB 2YZ2GrBji3qHVm28+AZjBSO5ul0XurOIQWyPNEvEd8jBPMSd6PXlqJqTesDI5dCmoYKXniyGYExR heWE0VxVt/YQssm814+pzv4DKeyIqUp/OYkyP1D2T1ag881+UBGaY8KP60pnM2clnoakzsrAGGDY la0DlN9ZrE5K01DAVyMliq5tkZ3BpFCoyGLyYPNmRH/2LLv/877xvyCDz3sHKk+skcdG9Z4Y44xC TpGQlVEdUbxv3GKB6/23fAHYrG/NJP4zO+M+2y/6bHL6/KO7Z/9NF90PrJar78fiRPTITVGKr0oF q63CmQCNMGT4yj7iNpHLRnBtRbln/Mr7skrbbouJhbUgNZRyqj54cQRpMOLw3tHkCR8zS00oykBR Ai6Mcm5gJUKP4jWhecKYWU56AqaZE1KK1P+m9e/nEM6kSBBcWtC2iWUuhplTmFjfPcWo0qVMsA2b lNgPA2HcYeKWMA7stxPTVOy+Git0Ak1F5jMJRbBmS+uusbZsCEYVsnV07ZKlt3QuEwSGpMQRTM40 jdIuFjT9qiDvti0dgVR0XdNRKzAzFQ+GopWRp5GMEkSIWaqhUMZ6S9O2mH5Z4rTF1tVfRGMkhcAm DKQ4ssDixdR0s3p4bR3xMCdo/6n1l56AmXXVlyp+kWbegjky/IZ9AR5tzZvsl6VA7DalMKQ9tGWd alxD6wyRyH5MTOJvn3T+C0+9+VvO2C9+omt/wfjuTuTai/zEmTVXrZgfCDlfhlj0B7Y8xnQefKOi Lsu3fAEIMUqM6WKK8Z7X9ATi27u4+ZLf9d8r3cpni8xjnqEU8dlFIedyU3mFV85aaB1ffya8s97x ypPAaxfK8tIcQzVMUxDddlckwnEs3UDojrvqGQDSjBFLlp5JO7bq2VZC7JkIr1Aiq3vNaF3ZuRww MR1XWrPyTk47uRM3HeNO5K8ZwWPU0AosTWCYBu72ezb7Oxrf0rTnaMrEMHG3ueZ2e00c79iNI3dj YjMFUs70znBmDBdSgkud1JQeKY4+lgaRlm1ORCusuiUX3rF0MApsE+RB8CosOqEftzT7Na7tsM0C 25zhbIuZXXXm1CAjxwJwMPSwFZuoi4Rk0GTIqlhraHyHaZdlFFM9iJNSHNnHwHYaIYwsm0XZlIg/ Jhy/YG+ux7n+oICc7b9P1pE5ljZ/qluCOYE5jKXFjwH6GnTqKglLTpiBubTtjfd0vmEvjn2AmOXR e638lUfe/cTHG/f4N3/+f/iFzW9V96PwdyfNb1kxQVXwCZKa4tlioDHJWDtKtplv+QKQMkwpDynl O7KOIogzvrfW9or4fBLDZmd8yknRbmgmxYxY4cFlx+reChXLO+vAX393y29M8ImLFusrjTPNc2qV 1m6el3bPtSVm3MzsurEedc+oPY/ykq/TcyOCQ3lZlTeBBznT5MCYBsgDLtWsOyizsFDssHDVZNIc Lahms0qtWv0KhBnxOCf0NrLYbdmbNYFcDCSkWIUtU2Sbt9zE52zWz7kZdlxr5jqMbFIAsfTGc2U8 95zj0jkW4g4BpiZlLIm9jkQT2IzX3BpHI46IIWJwWVj4nmTO2acA2z3GCU2/YLHas2qXdK4KcYwg uRqVaDgpcLP4RpCYMKG03FGVaBTrPK3vsc2itP851fFsYEoD6zCyHQfaNJGbZd3rt5WRWDcLubIj 55UfCq6OKjOhaCZNzTHp4whjtQh3lE5l2FULcXcERPMsSdayMVAPyWCy0FpLcJ5BWiaFaZJHutG/ +uHP6k9NX/j/l++/Pw2pFbkV427uWzctEFossWo4nFG8xKC6i8V99lu8ABhFSbo1iT1J7zuxn3yp vfgUIpdZ2KKyQDFZC+nGKKgRxBmyNag1+NbSL1tWq5b7q4Hr1vDukHnrSeLeSrj3wOEXtqyFbAvu XrmOmhozbqv11LyOMqmQaaIw0vIeKz7AIpp5IyW+C8OHveWShNORnAOkhOaEEgoHQMIhM+7g0DtT bvNMuZ03AvbIonOmBIo6w8Wl4sSznbYljixOGBE6cbzcntPnyJNYfoEy3HFmlZ1YPshwneF5Uh6n gasQuZiElTha0+Jsea1Un/FdntinCRBELQaLr9RU41oaLKrKNEzE7YDbrznvWi6aDt+0NL5j6Zbl 0k1jbXws4ixSXyujTDlwG7fc5DuQTOsXtO051jeH4BIFUiivtdttGcYdYpRkMmrmbmreAqQjLXkG /Geyz8xc1FCwCELhIsTZAk2PAakpVs3/HB5SV4kplKIwTVUoVB5A0fJJKmlGzjR45/Ore8Jn/uxf /vte23c6Biu8fxn7n79U+5YxciFGlyKIRUeXeU9VvxgIb3tn7r7lC0DOEJPuctIhJz6KNR9fNouP 7SUvI9yZzDlID1qIN3UssqYQYFznWCw8TVsy4RdOWDaCtJZ31pGLDwKf7B1XncGYXNixtgPzUpnz 4uwcXMlDpu6js8A4koxnaxwhKasUeT0lXsNwmR1dFchkzRiVku5CRPI0V6oXTScxRzeZ+UGcySsH ++rCTLPO0184XLuk2W/IIR4yOF3T0TQNvW9pxbB0jgf7BS4XXsIXxy1fHSNPguGpZDYYnu0nriTw oDV0VjBW8RisWmKGQCJJxuWSAD5hgAniht51WCz7KbHd7xk2O7pWuOgW+H7JebfilfachThMjuSc ycZgu7bohawjxsA67HkWb1nnO65cT+cXuHZu7cuBVBVihGEf2W+37IYdtj2xKJ+zEUzlWMyjlK12 aXKSnKypMkNnq7Pwos/hqYx6Fje5SgPP1VwlTOUz6ZErkEvrqqkk1bfW09B6Dyvl97YfLMbp1d1f +AVv70fnP59+8uLzz/7w3/uDb0f0bUQ/hGFhRaWHYVLz9jrylTimd37bj/7Y9lu+AGwUfZo0dUlT n9VhaCNig5JEdayZkqd+sYc4qcYZznrP+XlH50zx+R8iOcPyomMHfPUucv444sWwurR1Na3Q97A8 K19w2MDd4zIHYsEuSpFoMi4o9+LEq2PmboxcmUwjhjwq2UUMCYMpmgBTAMqj7r4q9qRaa5kZeY5H Dr6pD+TcgcyUXDHI4hy/uMKEBMMOme7K7SMekRJCcqkDK2vR1X2sWvZhQm7ewabnXGLY9ecMTcez XeTpZs2j2w+41wZe6pacW0dniv+gtRY1tpijYphwrDVyHZ7T41m5hkYtrckwFbz0+T4wbZ8j/jnv +YaHtucl0xdfhsbSsaAHfMpM08jT3S3bsKfFcGV7Ot+irnZGY+Uu5ETKyj5FbsaR7W6kBVxWrJwY v6ZKSJIq9nF1yzIr90SPkmitfz9WqfA3mJEeNgZzinLY1f9PjmOAb6q2oLADy/NoENsitsNq46xE C4Pw98Hu/vCPfF4B/UN/QPdbm3b3RCZRo21JCE7J+u2tsNmpjL9SZ/BXFwTE6l3Wd4esXxTk4yo0 VsyFMWlBUmurg0zmeE7MLPEWoW0di0Vpa3NMRWiSla73jEF5tjO8dZ3xEnhDYLEC4/QoO52Tdw8J Q9VRp5pIOpk418AqCrtgoDFEFcaUsBJpTMJpwpF5wbxZTyy5bbXymrPn0syZ52SddarOO3KfxXc4 uyoswLGpnUpZb5nJ4cM5XgWNCc0QUDrruDKKMYm9yez7Be3DV7hzliE84/Hde6yffJnVdsvSLlj6 rlBsraMVi6fkABoy6ECMe2Ju6XVJZxtWLJkibAdlO+5Zy4ZHuuGxW/FG8xKXfcvZshzwHAK7GLkZ 99wOGyQoZ2ZB75eobZhUMDFjTXUeyqAiZCMEqwyqhCSo1nVe01dWnzkCu+2i6gcqbVxjmdmtP8aq h6F8zjTlQxHgRCtQgcRphBpLfvjvhxyBSt8LAUkJxKvaTjLtqIQEQe3KFCLm34/6LtzsyT9nNH9c kA8ZEYtYTa7Ng5q8Q/K3RQE4W1ykbBd/x1tz7kR+gxrzoBF5MxpzP6W4aIpjBkP1sSsqVq15GYUZ 5lpPNkIcI1NMpFgOY9M5BoSf340MjyNWDa8+EBZXYFKJ48KdVfBoWffIUyWe2BJFnXf4qMTUsWbB hTRMAoGJSMJpQf9dDmiN35ZZTDOzgOO8k67suVTXUnIKCp4Wj6pBDyP4Cdp75eHvrk5urhqx7Vek cSKkNduw5/m45TpOJIUlE934jIvLS159/TsZLh/wJK956/GX+UJ8zuZR4mzoeC0YLszIQtecGeHc N5w3PQvnOTeu7OxjwqB4Y1k1DdkJ7ZQQFbLCbRx5PKzZBOVjsuKitbRq0Wx4N+14NGyZpoml/n/k vWmodll23/dbezjDM9zpnWruqbqtyGq3ZMu2YizJToRtkUBIomACMfG3EGJicBIIJJCPJl8SDAFj QmLimEwmwRhZtqzRluQpltSKpJ7U3VVdVf1WvdOdnumcs4eVD3ufe281JLYkEOruC5eqet9bd3ju 2Wuv9V//wRezk2bBKI59SLg4YWsij+TChvOto1l6ZGiYpGWio7U9tu1rBzDHelWyz13atfWVUWgK 2j/VtW+a6sjQ3Mafz1uMmzGNYq4y251T1Zfdsv4ubdkWDBt0GlHtUrL95WgXH2Qf93zMptaGf24S pnHmaVJ+xqb8Eaz8gSy2idbIxnt3jrU7TXxbFICXl6f6yivf9/zq8c+/G0LcZ2cedN7+QW9Mn1RO k+Bt3WkXlaeUsT2XtYB1Ao0joOynxBBLbt90GBjHxD4ouymzSTDlwMej8kb03F8oXTdAdzcv3pdf /ljlvBaSU7YSuNSGfRY8sJLEihGvezQPxLpXFg1IiXMoYQ9SCC8yG3nMQR2zYGm+nVJdHYq90xXU QhEAsy9ONnPir94x3Ww6xDVoTgxTYBsSxlqapuEwTBzGa8L+gnbzBHe04PTeKc/964T43Xy5D7QX DTjL+X5LfPoBPc844jnHzTlHXcuRX9GLo9VCw1nZwP2m5UgaVsaRMYxqGbRlpxObcM3yEDjyDt+f oArnKXA1BuIUWfuWRVtIP8WicC64BQdRzWRRspQILbFCxjJpYRIaawp1WH1pBVMNgplzDGYTkjCQ QyQcDuRxh4YDmkqAh3E9RhRDLtkLNbuwJAdX6XmYyGko+qSm3P6qwjQOhKtnhM05+7EjynHMsvhV lcU/SYTn8qX/9l/IwffTr76y/9rjJ+/8Rk7PTo3NK+9wTSNNY2UFklS+PQrAZ/7sv6xA/MJf/jvD wbmx9XZhvfl9WYSMSEAFC2316ThESLGk9trGYq3B2OLSuxsjUyp+fYftlu1uZJuEUT2Xann7PPP5 Q+Yze8MfPhNePU04jbfrOagBEVPJgGscofFcmoltve1PyJxKYCU7NO+Z8sgYlRQjnql6uuRi8iEG nxXBFp3+bNF9UwDuuAbNQOA8jzp7ZybdlQNv23J7Mafy5pKy4xusMWgSYjA0piM2kX0MbEdhc/51 GvOLrJqJ5cl3cb9f8PrZ6+yHhsGvWB71SD5w/coHPN09Zdo/Jw+X9OOW093II504kQFlw8IJryTH J9w9XrFHoIojsWhaRpsJ7Hg2XWB2wrZd0fWJQQ05ZEJKmIXFtR61FitKS8DmCbIlY4lJCTkQUiDF kkkQTWZIgRgnfBzL6xQTOiX0sEcPVxAOxe3ZdeX1SyPjYc92v2OcSl5fmiIiRXRV9u2Z1gmNMQX7 aDzqbWEiT4GUBpqmwRqHhEAKgc3VEzbnjwmX5yR5g9wuXyRZ/OPIyS/sif/CCdiv/pf/lf6VP/cf 7ZzEi9eMe/Fp749Om57jttVHqnrDdvxWLwBf+Us/KZ/48z+kMWiapnThY95mdJWNkk1ZRZWQ2+KV FmNmmjIpw6L3OCM0KZFjocf6pDQxkabAYTiwj4qxHsGziZbNVtmlxDg5fv9o+ERQui7diYNOt9JX v4CoGLnmiAvuyYaXpWeFIvlAIlRa7kTWAAREU9kWGYNgbgM0Yrilys4OPfPfzWuou5p4qag0VNry vnIT+mo0wg0NV5zDdkvsvrj8Rm0wsuSoVyaNhP0F+fl7aN/hyNyzHZ8aHSYfMT58jU9+/BXun7QY Bp6dP+e99z/g6dOnPHvxlK9ePuH9zddZj19B2bNOluc0XCXLYzthNGGtYdWveckdsTINz0bhS+OW 8+0lj7Ll1C/xogxNIvpINBmL0GAKCCmCJmVKE4cwspv2HIYdcTcRhoG9gavtJeuuYWFrSz4Fwn7L uL/msLtkmPblZzWGLEJOkTFM7KaRwzSVtOWUEBzONbTW0lvD2jju+Z6zZkkXFLHKLgwcUmBty+sq tocYicOGF5cfcHHxlMUhq7PhA9Xwi3uXfjEuTr66Fz/8pp79ro1uWPUmKgAAIABJREFU//xL3vIz 32PuOe8Wa2dPNKjJW7349igAn/jzP6T6V1R+Zf9j+ynELyxj+oTm/J1AP4e95CwkX+KUckikkFEV fOtr4E2x1DKqSFI05mqzHZCQcF6xTlg54SoqX90p1zFxFRxNzry+Hmj9NRITBF8ZgxZ0icVwZJSP +D0dmVMz4tWQ8lSSbVNC44DkQJSi8S/KWY+pJg+iuXzuOYgj64dNNWb3Gas3G6wPO/nOrj2pOvpw 47KLZmgXmEWkP4wcDQPPh8IqXDULRBRnHJvdNea9t3FXWx4tzrjfPuJEVmxWEy81wsOzI9ZHD7g4 u8/9xQPeWzzna90HhPaM54ue8yiE9D4n8YLpkLkeN3zd7rgviZfkmHt6zNJ1LIzjWgPv7p8RDtd4 Wo4WHucSrSsWaKihFaGzrvj6GU9WGMaBzbBhN10zHK5JQyBPgZHE9e6cjVfavMeoYRxHrrdXXO0u uR62HKaBMQZGhtKDiSchRM1McSLmUNaMKDoJ1ja0tmWpnleaI3RhOM2Kt0LWjDUO16wQ3zMJpGHL 5voZV9fPGQ8HlnqcSfEL42H4iYMff216/Ycu/tTPfuo3dW13ba/PsnsvyvKz6tbfE7uTs3b9qFsb 154eH9tviwIAIP+B6C/9N3/7RQ769zWm4xzSG2LpWwtTXZsfImhUJEZcViJCFkswQiaTpYBvQ8zs QiamRJNS9Zt0qPHcN9Ab5TII746Zi6vAkIU/PgY+fbSh0QkmB2ZZ14EeHyceWMNR73E+0OuE5syU Amn2AKieeMlyk6+nmshaloSStWABUpH/nD7sokOsHciddF+9ZQ3fmlb4wsO3XZWv5upr5xG1LKcD D9OWIU9sg9LYhoVrOGlXPPMdu8OGZnfNwyly4kce5i3PwgVJntGbT7Ls36BZNPiHx7Q4jLSo9Jwt PGMWxiikw57hycTlIeHblkeLE1b+iDY6WmMwTcvSt6ycpdMA8cAweTpxrE1DExd0rmVtDW1rkbZ6 88XEEAY2u0sOh2eMww41CYOgMbAdL3lydWC38+xj5Plw4Mlhy2Y6IBroRekA0YiKoIUzjkXpDIix JZdPC0aUTCYxss0DX58yI/BQj7nfrzjqjmmaBfglo8lchQ2X1x+wefYYHa859isaezpN+M9uU/hR y/rxb/bwA6zjQk/7Tx+OF4uL8/5o0PWpP33p/j3v3dma2H7bFACA1rQ7m93nh3H6iB3d99vOrqVc FJKTFn3JlAkxM4VMpsiCxVqyVGfdmEgxEUK6GRPEGUyd8UUyYouCcB+ED0bDTyXLUoVXjOW+z3iG cvuPHkTwmjkG1BdzC4kDMddEYQ2IBpRIVsVlqaY65RaJGouiDoNoiStXtIrRqppP7ohVSLcBGjeJ vebWu342zKz4BAhMs6e94uMxqzTyCo79sAcSre0QcSzbY86HK8bdNXEaCMNzFhx4/XqPe+8a343A nn2zpBkVd3XA767oxues4jlLGTDGk+09JnmCSSOdLPjIg0/x5vKUbjgQxz3bNOIyPLBHNOLoDEQS UT0dLQvfcNQ2nHhPfxNnXsYiiZE8jYzDnjGMxAL/lKScacf7YcOUEk/HslXYxT1KonEOJw6LoUFp jaVXLbipJjTH8rpHV20EMkkVFYPguNKR67DhfU081MgnreHYtoQ0csGex/EJ11cf0O4ueM0tWfp7 h+Qefn4y/nMnH9m+990/+Rd/S9Fd/9l//V/oX/1z/8OV9+6tve1/bdEvj9PZajKrdmmOu5NJ9aoR mb4tCsDr+VFa5PbZFw9vv2Vc89XempdMa15KRiVHxQyZOCYOEQ5jWd8sGy3gunGIKBoTxEQOmXGE QS2usXgjJYY5K14inUuAwQTP5yfLL24dn2yWfGaduNceMDlC3MM+FCENAtKiBkYimbHsJEzhnaes mJSRVGy5si3U16wJybH4/ZmyLiMV9ppQ3IARLeagGm4tt+WOi41UTsIcBeaqYqT1tyw4rcBlPMYn 5b5tCcOGKQx4WWDsgo5T+nDKefuC7e6cw7RlbTJnZsvJLqJfHNm8+5hr79iTOEwH4nBJs3vCKTv6 xnLSLvD6kLGzDN17rLsVb568zEePHxH257y4fsrmYgMB7ps11greeYxzYBqs7Vn1LSfLhlXT4++Y hZIzPmWapEUfEoUUtW7olSEGLtPAk3HH+9PANkeODHTGcUB4OgWeRWUhwn1reeAyC/FYHAlPVEvS BmcNvVesSXijLF1DwnARJi52G8zhBU818PI4kKLwfLzmg+FdVukyfdSu89qvWfrTt87dK3//4BZf vkxPf1twvfvfv/+q/Y9/5TeStT+rbTPkpTsNx+2OB0eLF2hb6JjfBgXg6C98WoH4C3/xb+6a3G3F 29E5Q0CIqqQpEeutnlKuabrFmcdX3sWUlCkmQkrEbFAxmGoioUAWg1ehTZlTDNEbnljHb6jhp7cd Jy5w7DKNzcBU1kYqJXnWaB3ZJ1KMaAoIihGL0YSqEimSTqOmriyVLJFYH+Jy8KW6bVfMggr+xVAc dWJ171W5iY0qllqpjgG1KNhqeJHqNkClaOqXxR3XO49NE6IOkYaldfh0zFFzzHV3wubwHEkDU05c x4m4e8LV86eca2InE04PPEwbHsRndO0Rpzzi1W7FerEgN/e5WD/iYrqm12LYcdScwMLwfAikfE1K kSgBIbMEzpqee8sTzrqeRdPj/LKArNYXKfSUsHnC6kSOgkSLz0oyhoNVnk8Dz8OOy1Ru/SPJnEpJ a34aDS+S8m5WHMIL7XnCMS33MBxhcJi2xS1XGGexJtK1gbMmsLSRftpyuHqCDluej5Fft47HzQab hDjskf0mnzX5/UdLeafDPFHc5w+y+EeTnL4V7f63Bdf/mWef0p9f/L3LXbr8xy+G7dt5c7k0drrU lX/fdG76XT8C7H/6y+aDFy/c5XbvctL8B9afHuVPP/gtq5iu9mPszRT9oc1t64iUvX+OWolZUqnY SgwZTYptpYRpWoNKJmsqe+S6QSjtdt3Ha7Gt9tZxZB1vGMvbyfIzY8fH94mXvfKg29OYmrSjBs3l AKaspDiSUkA1UWQzpnATtGD03ACSM1CfCnhJxoorYSC5fD+aSyciUu28bSgiIjV3zELupAJrdcu9 URByS4sUcxuNngNiBJuqxBaLcw1ODZ1b0LmGhbMcpoKenzNxCHt2bNiNB9DEibc8tA2r5mMc9aec ru9x7+Q+/WIFxrAdrnixeYbkDMMO1z6kb45Yd0uGMLAbJsYcsVlYiHKvabi3WLBse5xfFItu15Zf </text:p>
            <text:p>UCzux5aINxmnBp8NkhIR5UDkeRh4Me1QK7y0OOHUNrRkrsLIi2HP6WrFql8Tmp69HPF1zjCLlzhZ PeBe27JoGhq/ZB/h+f6A1S1ZrrifnmN0xEpmRWSSkcvtu2xtw5FrONG13vMPrx+Y8Cv3NP5Czry1 y/K1EBbvkF8+/zd/8j/9bTP2/uh/8icC8FZ9/x1/+20VgBimrnfNaW54MIW438Znb9V91W/pbafk rRIXUbMdMmINJhWvHbXFUit7x5gy24PStEqzsviuYb3s6FuDtRHshEYFdYgkRBMuFEOOybVkKd5y L/miKPy8dvzsATrN/MnjkQfdhIglm+rXppmYIyEHkqaK0eXihSFCNpaY5mx3vWH1Yoolx+zgY4xg rC3KVI1IorgL2rrysLHGdLtKCrrTCaRZSJQgJG6MMJoMbSqIaZYadOmLZJY5B28uTo5OlziNtJLY pkiMGaLDeM/Cd6x8T9euWTUtx95ztLjHYv0Qd3Ifs+jAJY4PW5YXD4gX58RDZDKBUQONyXgzkSvT srGOlRUWjdK2immbYv7RrKqwZqwch4z1jsa1rOwBkYkpR2Ia2McD12ngOg4speOjyzPeWBwxKHxw 2LLTD/jEvQecnr1MXJ7ygbnPr8eXae9/lI+//ApvnPQctZaghqfXE195cs3l1VP2m7d5++rrrDaP sfsLfB555OAwRVwSHjY9j/y93T3z6G3IP/E8fuFvNYTtBFNUe5C0inwLvP1zC8Dn/uqPr6x19yfV I2tNt2wsYiQr4vKwe+XE+tdWffswNO56my+/+Nb/8fPng2HMRbpPJ5BjYJjClJx9/Hv/9L/yXEQ+ 1CWoqvDZt9qf+fmvPNDc3jtk6c2QaFyuCc1y46EuRsgI45AYxsyi+n2WZB1TDpMxhRiierOTt5my IzblZhaEDseREY6s5dcmz2Lf8Xt8y8pEWl+EIClDqOix1rZd0cLqpTDJrAhJzE2sgM23XvqFzyCo lLQdQ02FIVcfi1wwhFgLgPW3MdV6J3Z7jsGaHXORW857U0VFmquHn6nBHrM2P99w2k27pFkskWmB mc5w9zJrEtEoGI+1Hd72tGLpDLS+x7XrGrktkLY4pPAcxBNM5pAHtulACGVEQhM9niPXs+6W9E2L c7Yo/5wv4hooEe6aECLOCEvvedA62uC4ipHLkBniyD5PxAwLdTzyC15q1lxlZYyZ2Bxx1q550K4I vmGtECUiJvCKzzzshWUrDEMg6MCjvMdNV+wOz7ncPGN3/S7HB+H19j6vLtasnWdpOtZ2yeL0jbE7 e+PZuXNf/e4f+/G34GvALwF/g2+Vt//fAvArf+3v2CPTfHzdrf5gNO6T1tt7i9apCCmrNs7YNxU+ apIuvep2aRbvZZH3g8hFFtSKSIeqxiDDMF7sc/jpzS986Zd3P/e5SIpKVmEc8uZH/1HXdMuXP/rw 7NMXWz4RQz7bDVnUlQM8O6YguSQ+kYkhMo6RaUykQ2A4TIRoyNKDGREZSgEQj6321FkiWQKJhKpj igVFv2cygxXeyQ2fHRYcucjH7AFPRGMN0cmKyYJVyjpJSlZgc6NLqOnB9SBKSoXiam0JAaXo01Ut hopwixRcMBbeI25Ws3Eb+y3mNjZrdrWJtQBoe9v+a1W/JVdiwm2Vv8611nRgjyrtOODyGUuNLMSV 5GNbvoaIBzySi0NPyVqoFlrDHjZPCFdPGTZXTGoYW8eOPZuw5Xo/ME6Kcz3H0nO/P2a9OKFpl1jT lqIBt0IcLdoHSQmnsLQG3zX4lAlRsZMh5UTQRG8dD5sjzuySlekZ88ASi/gFx3QcBSHHDSZcIsN7 HNLX8foq0+GU7D3D5Z50sePo4gq5eofm+stc7t6Hg9LIEY/6R3zH0RmvrpYs7QKJK8wrH0v6sU9O zmf4Mb4l3/4/C8Dnf+yftKsxvvmS+h+yTfsng/OvR2eWWIOmlHMIdjT5vjrTS2sxxt4z2JctXDbI NVaK52rOWBFZi9mtTf+aJv1+FZNErZIiQzLq1DQt/sEbR82bCxPeuNpM7W6vcohSJPMexGZUI2qL BVVKmWmIHHaBwz7wbB+5TMqIxUgDRETT7WVaPKlAI2JKMq/U23phMqvGk8TzTCcuJyH7AbEZkQ7J ZU0VNZLIhEr4kYo1eBG8KfhEzJkoteVOEaulQxBTTDhCdbExZGbmj87ZfHkqBzjZ28ScOahC5Pbw aCzFJdaPQ2ogiCv/v50LQC0oVBGMszUZ1yOyrPKqmXA0h2PKbfiHpuKjOG3hsCNtLtlcPmO7veQQ JnLbot4zpYk4HEg54bqWZbPkpWbN/X5N3y5wri1FMKXiwjQHmLgGYlMalRiwWWmbnjGBmSZ0AMmR FZH7q1f4zqPXeHX5Eivfcb7/OrvtJVsd6WPCJ8txs+KRm3hZn3J+cc35+D7h4ohoHGEzoNsDdr/F 7Z/SHt7hLHkW5oRXmxWfXN/j9ZOXWZ2eYKWFS2B17Hl4tly06uHboAAc/t6vm+eXz912t+m77fDx k+Xx91vjfhgjfxQjWYw5ZNAck+ZxJKM7adyuabrknFGTRXLWRSbfE4wpQTOKGsE2TsXbN3FmEpEs 1cPNN63mjFVrF9jsFwEZDyp7SvKOMYbGK0hiSolkSxSUihBjZhgi10PkIma2CsEWRRlq0ZxRzSiB bFL571TSWNU4JGnJ5TPCkfeFLDJapimR7QFtSzCEQZGciCRGTSXFFXDV0506BoiUcUUr90BzLgWn ZuBF9Ib262/uwTlEszrYzHz3Zs6u58MH9MYiOdYo7EoUmteFc/y3dTXzvmIDYkpghtWKC7gCLM4K xRRuPfFjKGrE6VD8Eg5XsHlGuD7nfLPjPEYma3FW8QRsCLQxsGo9pl2w6noetCvWTU/TzP6BWn62 mePQHdWU3mpPPjtw2QbrA84r3hqWdsGrWD66POPNo/ucHT3CuZ5lmGimPXF8zi6MDNPEvfakEJH6 geX+Bd2Td9h8LbILBYjNOhYBV7ZYHtC5lvve83rf89rymKPlGbI6LUDs1QGMabUxD/Re/7F/9g+/ +NGw6J5832fTIH/24/otWQC6ftmeDIfX7/n+B61v/0iyzWcmK28aAZP5pyHlz2VrxinEPG52xBgx jZ0WxKtFvxhcsv2U9Aei8APOmaWtt1h2luxFLCxN0d6W7sAajG8QRHKGEAsffB9GJmDROHovSIpM OTMmg2aD80LqSn58dIJzsPKwaww7b9lXA1iCYpuAMRYjlkRLDFrcXMyEimJ8R+uXrJzHEfEpQSgW 2YlMbAKaM4biuR/qu8fgpBzk4lOpxbVYlVYFxZKNljVmjEXqmg2SwTiHsabYBpAK9yCb8uvQGgc+ 5+vdRGzfseCes/PMfGrumJpS8+5kzvELdayYQz1nR6J9dcmdQzimW21Crk4401gtsXekFMiNpzta c5QTgYw1DVYNxhXfxVPb0rdL+qbHe4P3hXsvRsrnJFeQk9sOwLiyEmxX1dhzxMfIkcKp7Znah7wG vNateLBY0ByfYZePeO3sNZZXH+Hx41/m8cV7fPXFW+zCjkfre5wsH7Dqz1j21+yvLrjYXvGUiW22 5NSwTh6k48i3PFg0PFq1rLpFBWNDMRuZDsTDrhuH/Wvx9OG/fdSt7++vNn8jPFr+2uMf/UJ45V// Dv2WKgCbv/vZbvf0g9+78u0PaNf9qcmaTyUVoym/5XL60j6Gn906+7lo/LiLY9psNzptDxjv0ol3 hzO/Di5ylIbxJeftH+qy7cVhjDM1Hs8gNSxDS7JleZ6NRYwwTYndELjaTmyHQBZb05yFeFDSoIRQ 05qswTUe4wVpDD4Zlr1l0VraxuIbS7SFTJKy4lUwWMox1nqghb4t9lsRQeNEiDuuDxvO456NBMRq 6RbEko3BJKnGPooRxaGF1DOblsz3tAhiDFENMSVyThgVnCpGpYCVxlYrgDuagEwB7G6CN++OzBUQ nBnEc4jlTB5K6RYvmP+J3B5qaoGYi0eYSg5CpTSXB79+H1Rr75DQWApgth6xllULTQ6ENJGzQVTw foGzDut6GtvirAObEWsLEUhrV0GNGEs1+NMM1YvRQ7coHc24w8RAj+VRs+TI9EWG3bqy4LAJ6Rv6 9hF+fUzTW9zTY955+jbPd+8Tiajrue86Ft1R2bK0gtHAmBISlViL7dI4jruG476jadqKsQQIAZ0O 5M3OhO3+ODfuD6271slh/Dm/OP611RDuxCl9CxQA/dVn/vDuuy/1rv038M2/O0p+EFN6f0z55zbD /mcO+4v/OwnnqeumHBs9HA66mw5M00775qw57MzJhrBYNaZzNdVa55AJgKhFKZeVmHPxw1QthpZ1 Rba7njg/Hzm/KCEJ/aI4QFkvhIMhDZE8BGzfYhpbSB1ecE2xsWp6h28c3jn6riW1A9OkEAprz4qi EhCXEAyt7Vl2xxzEcDFsuBo3XB+uOAwvWLlLXmr2fDzCSjLJLwmmwarS5kygaP0RIYmW4iCVo2Ao DzlC0PKuqRJ/VEkpF39Cl3FIyarQO7HU1Ur7pprkXPwJtHrb5TsgWpqrQXWQMjUKXOrImtKtr53q bSpwTiXzPozFAyHm21RdrcnAZHCC4knJAREvicZAFw1jzkwmYMTQuzWuWSBNUwhUKSBI4TiIufXe u+t/GAPsN2UjYA20XSFCbcoY4sTyqPeIlI1OlEzMI2l4hpuWsDzBrl/i9N4x7dkjThcnfP39L7Ld POMyJXx/inRLTGPomiUPNWJqF5a0/K48Sms9XbPE2PZGGq6SyWEkXe9I1wdMyrYRWSeDYbXK63T+ rTMC6Adqzv/BP/g9Z/3yh2naH0ySmzyOP3E9jf/wUuWze/Gf+94/8yeevPWXfvos513/5l/4waf/ /X/+v917+eToO86Ojvr1wh9bxydWEs5OXdubtvtMdNKLqahVVjSkYrKiWhhyWrzq1RXJb54i03Zk vxkZQzGSbJyn9w5rDZuojFNEp4i2HsUSQ8mfFzFY32K7jNih+AW2nqZvSeMEeSDHRHQOcYalAy8W q0qMV1xPe55sn/J4f80mHNiEide7xCYYolfEBnKaCGpKLLQpttnF0FgxIvXGd0W8orkUApSk9oYV mHIm5kxjTXGV1Vz8BDFVP1DETiI1wWZOKzKmgIKzTuCufwFaJZN3lIQmcWuMWf8u14+bu4Ycyzwe h3rrc2tWkuOd2O0SxmFk7nHK5xBVDEIrFms93ndYX2zAgyohR7wxWJEbizOVApreWp9VMxRyyR/0 TXHe6ZboOEAccEZwviQnJ4GIYFOE/RX4J0XbsVyxfPQGbtHRnT5kePoedntOl4Q+gbQt4roygjFn spasQhGwxmFNHUVMqjbiQpLAcNiw313hUsCiq7V1n7r+4Je/+Hzafe13gqb7O1IApl/98snat3+Y pv33Fe3SFH7h2W7zP379EH/Zp8H0ftF++a/9wnf16+7jObrwz/67v/3Lz0f7nfcXxz9yf+nvLRfu LDX2X2q8vecap9JaJ85YBSFlGBOaMjnVfkBK22+9wbQOjZEwRcJ+Ig8FMGu8o/cNrfWoZg5TYj9F TM54KWu4wzDhk2V1ssB6h2szxtoigXUW3zRMTQPTSNaAmpbGWXpn8SRCuObF9jlvX33Ab1y+x+fz yLLp2eU1u9AxTZ7cVvFInJjIGN+UfEIxRfADdQwQRBxGDOZmS5DAWowWD7ukJaOndOxFIWhUMEZI askKLoXqeFvdgmSqB9HV7sDdYgFzIzB7C8xqxA+ZSeS6Tai26DFVNWK1uU53aMdSCwapJhsVlxyp g5No+f2llMlZi8LOtDjXYOrhByFhiMZhrWCNgZwKddveXTjoHUwiVEegthh89icwjmgYyJpQabBN h3UNHouohf0A4e1iliKvYc7O6E7epFs+QJcvIy/ehusrmLTqJ+p2xIC4WPIIxd3kGswJRlC6lGwd k4ns4p7LacciRbzqorf2Dyfv3g/7+PRbpgAkk763bxefRnkg4/Tjl9Pwf15L393r9N86leWnxJiz ILaNCRuCe95a/+ZHV/bN5aL946ulO+p736g3ZyJl263V2EJzBcWcKe5VVbaLM1jvsK1FrDCNif0h sD1ExpgRMfRe6FswRhlHZXtIXI2Z3gpdYxFvmEIpLKRI01tkael7h/MW2U3kOJHShCfiG8H3FiOG YRx4Ojzl+f7rfLB9zuPNc873F+jilME6JA1sx4nzg2e/6Dk2DSmNhDRhpRiMGGcLnpUzg2aSJhpS EQ4V9nk19CmbB1ejsWYzW6+K14zUlGGpZ/DG7ktTRfDrqk9SBfz0jlz4G1xFk97u6529DSJ1rgKK oY4mxWmnoO9N9b+r2XrJlkwEF0vRvvHNj6jkSv/pys3rFeMaxLeItzexZ16K3biRjGhZ3aIJEaFA pg03ycPzO6ZiIAJuhWsPmOmAjofauRjwPeK7MtKFqRz+PXDtoDHI+gwWx8gjC72Hy+dwvSty67mo 1ogimbcmRsrBjzUP0Fb7LxMYCGyyZ5s9fTKYpIuQwvfEnN5qxP0McPUtUQB6a/8Uzv8+DbEJY3r+ dGTftM0Pnvb+j/VWvyuLHBvVYKNeNC1P12K/03vz0LTyZtMa61pXQiDqrJ8rX7345BdttjWCdcWt Ra3gvCmjYYxMh8h2F9mHovN3ztC1hqYtbfEwJraHwGFM2KVDvMF6S8gwhcg4BNZrT7twrJYNTevY kdFUbbudQ6ygTOynHRebS969fIu3X/wql+F9RhzW3ePUL9mZliFv2MY9L5qOQ7KgXeEchANiHI2x GOsq319JKEFzmePFYqWAfFYsUhOFS6yZ3GwLQi6cd6e3sn+ZFYD5TqadGMi+goK1MORviB2/wQMq YylJQdqdrxsEU2PzZlvlGp8lVUqc57a/goAmQj6UYNGprFEFLatN4zB0GGvAV+6B84UhiFRWb8Lm UDMCE1pttGs8LzdxXaYyAufOI4SqcXDYdonVU5Jrq5yhkkF88w0jxAT7S7jqyjq0O4J+AfZhCR1t r8uYk0LBOvKdNOE5mSlxu0lxJQlZxTBi2HcLpn4NOCTmNoXwEZTPSOZ7v/S//OwXImk75XTx3f/e nxi/aQsAmn8kih7tcl4cbPPHlm3zSe/kE9bqa8bZpTUGDx6vp8bI0jTuNeNtI07svJ1KN6Q1qeSa CgIaQawguDsGuIrkTBoih31gezmx2+dCoW0sbd/gFx68YwrKfheZDoEcIqIWZw3WGSZj2e0jq+uJ B2cLVgvPetnQLjxqC3+gbxswS4Yc2Fy8w4vtYx5vn/J0+4RNeE5nDb0/I/ozjGkYY2IftuzyU3a6 RtMCF5YwJfYxk3xxx+2V+ScqNoKVHZgpmYJYT1YteICWVWBT7eonzRx0HtvLnSjILQ6QtWQBaD00 Zj78I8R6WMTdetnPcdl5qgCegdSUj7X2NrfPu5rea2ubP68N2xrLNRZqbt0mqBgglhWquyURCTOd 1xfdQSUWlVs8l0MZK5/ghohVD79quZGlypuNq99Lqm68dSxoPDQPMKvys8nMaMyhhqnUGHCp7Mfp AJvL8r03Xfl+1qcFWAwHGHaw3dT4r1oINZUo85gqBtFVirKgyRE4Ih2f4c5OwFk0JjFTaozKdx8t 1n9e4POofvb57uqnKBzhb84CEGN8fYyZgyrByCe9MR9rHGvhudn1AAAgAElEQVTrjMWX0AhjBEG9 GvHqiyWzqfvonG9drsoBl8KQu4nJlnLzz6NWVmKMxMPEYTOy3UUOIZGNofWWZe9ofGmNhzGx3QX2 h0BMuYppytfOAvspc72PaIK2cax6z9HCc9U2aNuTRbk87Hi2f8HT83d4evEVzqd3SWbkyK/orAPX s3ctRjMpbiBe4801J7JgkRMmJnLMjClj0XLBSvn6IhVYkhuIrP65QZzDiCvzbyx/a+pepEzaReoc C1Oytsh6J114tg+ryUV5TqbRW6HPvNfX2VOgsv7mIIVc04fr76wsfWzdAsTqT1C5BbM5xxy/Yh3S lgMvpt7yM4pvXT34pvy762oBiHWtyO0q08yH396AiB9KeplxjPlGFy28gGaJOF/+fNiUAqXVJMU0 ZV06B7CGCLKvL0mGblXDQhal8BmpqsNKo9a6kjQ1ntzKnY8r1vKTNOTlErcsqso8BZqUQcxD68z3 WTEfdVlfPWv69OX/9ad+fjMO733Pn/3Xvuk6ATcOkUkLoi1GFt6oto0zztmyq/a2mHLWQ5woMVjE QofVevANkOt6RQCTFInlBgxFAFt//wURD2NkmiJDDAwKznm61rPqhMZACplhH7jeTVwfAtYZTOMw dk7QKSahw5jJuajsFr3jdOm57jpoA4e043L/Dl99/Os82X3ApNcsmiULf4y3FlUYxJPVMMUDcXgO 8Zz7/YqPuTVHpoCQIRdRUFUIE43c/Dy27v3t3BEwW9YbnBTwLpviVlTapAIiOhFizhxQOqO4iriX InAnD0nzbaSVptsQztk6+sbfXm+BP8JtjLbWb8jVDmDeCMxR2RJv2YVSDycWsQ229XVUqHiCnbMM 69c1tuAItrnNN4hyh9egt7f/Lfn/jsIx3sqbC5G6/Jnvy03eLW5HnzlohVkXwe3PMXcHcSwuy9EV rEFMFUv15XNNIxz2xYrcVb9/191gA2ggDXumcc8gSuwa+q5BUkbGUEiUYgRYqOaPJ5HTdb9qW2sX MaX/C3jyTVcADrmsrQrAZYz3DucdzpSbHyP1gZd5ZiiHT8v+W0Rw1FgshJSVnBRCyd1Lmgi56OJ9 FhwGX5+nUajmmiUttmuEvhXEwHTIHHYT2+uB7WFiue4w3mGoNL+cSTkSw1gspFXxnWO1ajlqDC/i FV+7/Apfufgy711/Fd9kTtolne8xKZJjIGKYMBxyZhtH+nTFMQMfa8/41PqEdbdgtIax8hUklP29 SiqvhzWolsvRUfb8miljjxTJjxiL2pJ2Y1IxrbAUIHDOFEyaa/ZfWSWWgNE7HH2tiD1SPQD0GzCA b1xL34nNvskjNLe5AnpndCDd/v/Wldtz1h7MK8eZQ/ChfIPqwz+nHdk72XypgpJ5Tuu9U9R0tjyL t4rHG+KT3jng7tYKzfelfY9TOeRUAZRzdWyYE5dSJTSNFe+oY4ZtoVvf5j5oA20Li3X5mcYDSEQV xrDl6nDFc3WMfUu/WrDwjiWKrwONaC5lU8wZIn9oYf3F/ab7+W/KAjBVjMibYqzhrMXY4rlvpTw3 oe6yLVraWIUkpvi7G0FSqvF28yHQmwdNc755N2KLk299PlIuXHovyqIRuhaclyJ5D5lhF9htRw5j oD1qEWfLoYm5ouyROGbCOJJTwvcNy6OexsP18ILPP/kVPv/BF5Am8Wj9gIVfkNQwpD1DGJmMsLeZ bQxs0sRLOvIdwMealgdtj3cN11IKlVWQkMBFxBROQTamhoMWAw9z54LLdYGmdRyQVL7n2Q3I1HlX MWQpUJnF1jj0GhzC3bjquW2uHZC5Ax9+SCh098/vcAVIN6TlD20QdKYTSwXZmlv3oTnD4GaOvwNA iq3rxDsHWaTyEtIdwV9F3m9qlNxhNs68hLkLqGPFvO6c50o76wVyAfVm5aP1dbThTnHJ5Yafwag5 mMX30KeyhjECTVtwjBhgONTuTjmELc93FzxLp4hvuN8t6FpfXI1RyHJD6gogWcwDjPku75vf97W/ +XMXIeYP3vyRH/ym8QpwrrLYrBRaimZzU7CTMzep1l7K65kUkrWodzhTCLY68+vnx9UIxhcJrySw ucyr3hUp7DhEtoOy2WRytCxaz+nK0XcF3R8nZRgS4xCZxlhacM01fkuLuEaEFGCMkcN+IsREt16w PokEybwY9ry/OyfpC15Zvs7Z8gTU8Gy3ZTcNTDowZcNBlb0W8GqF8Gbb86p1uJTJMXKoDifGFfKP VtBD6nNUHH8gmXLr2xpPrWQmFDW2xGGpIHkihlByDCp3vxTbwngzYgrDUOddfF1XzRFWc0purodo jgyWmfijdyqFuR2055BLneqtbspBt6ag59TW37jb2KwcysffjeDmTjEQU1vzfBvHnRNM+3oDZ7BS FIfzjG/s7cG9iefi9pDOEe22BqOk6obErJOwVQA1lq/vU8E3jL9Nd1JzJ4KthqjMJKm2L4feVKbk tKsCpVh/tsghH7icBg7B0WpLNg5tLNLOxioZCQmjRUgmIiQrr+Wu+3emIRljzN/6ZloROmcNTgxO bDWu+LDrVKbm8eVZuyZka8ptjCKVb68xI6meClvkr2DKC2XLzt8YQwyJzRA53wb2o9J6y/HKseoN xsJ2hGHIjGNkP0b2sYZtSEkFFoqJhmYlx9I+T2Mm1bSgpm/QpiDVR80RTf86R75HgTEFNuOe/bQn M5GNI2ogKqCBDsNLdsGZsRgiKQcmLUw9Z8ttnDQTRevYA04MhlsOvtaDmCvgJ2Kw1uKcoC6jMZJy KlJ9FCtCW3URM2Ku1CKTUgW7qvpvDrK82f/fve3vtOtUw9CbcaDO4yrlwN9t5+eu4OaWpx7sO2uz +YafD+vsk8gssZYKAIYiHsrxtkPRO4rHeQUodT6njiCz78FcuPROQZH6OWxNAk7mtiDmeBOQclNc xH74a+ttliK2xr+LqSNFVT3mRJaJIe/YTnsOExi7xNsWMTI7yZX1pzVoqBiQlrOhRo6ttd934rrd drPdfu5/+slfOunPHr+0fimaH37ldzVt2BljcMbSGltgGNFywWRVE/P8nElKxQBDm3L4y++vPNA5 a+G7jwmpOevJ1BdHBOcsxhlSyuyHyIuLgYtNKOKSleF4ZWiclGiogzIeEuMY2cTAJpfbsjOOzjoM EFNC57WRKYTDGU8SJ/TLnvvHp3x8/SoXOTPqhhebSzZh4mrYoHnCYbHi8cbiNTMQcChH6lkiiAmo OHL2WAzGOBKJSXJZd1bgz4vD1tz6+WhmKXyIChpV5BzERySWvPmkheAi9cBJlclmcSSxZeRIlNYL btZqt4f27nM136D2Jl78xl58buGpWwDNlRRT14NqblvyGRvQfFssbrwK8u3nvhEizXHoFWcYx7pW 486evR6+mZOAK++mEnNSJSHdUJtnaXK6JQmRyvpveQy5KyvPuaDNNkyzP+IMeM4dw1wob9J+Tbn1 x10xOJnK9mQMB16M51xs98TY0R+fsGhbnMloChQbBwPGEEWIWoqAK5ej98g9Y/y/6vr1o4bDX9cY /+77l49f8NuwyPudYQIiaG3ZxQiI5pDkQrNeSNK95Hw/oS/jrNA4TOcwrgReaEikqdJK6/NhkqJa 5KJJ6s2tgiSYdoHrq4nNvjwkx0vL0crTdoaUlHHMTENiPEzs9yPbcWKIEYPSWKGp0Vo5pOKzrzBm uNhMXF/sWZ12WCOcnix4eHrEu37B8yBcxC3baWQXJ4IONAhm3kUjqJbQe2synVe80fpgFcMQEQiS mSTixdOZ2ySvKAWfc/MqT+ZOXTBaDloURWY/QGOwxpSuvPLtk5SVoLkZcSrKPbfxehfY+/C5v4kS E3dndtdb4xCNH75hM1RN8h0L8nkkj7eU2LlgzF2AckvCmceOuQnIuez+VaqHQVf9/iIfykGX2eTk zuewde05YwE3oGAsIaDzz2MquUmaOs5UvGFWOs7Ra7aChzXKuwYxVKZj/byxqhGnCY2BSGAfdmy2 G673iUO7oH1wRL/saQ3YKcEI0jZkIyQjJJWy0VLFmEwuCOujxhnXNu1714fx4unh+ueA89/dYiCt Kz4nGGfUwGXM6VeHMX5Zk2580t8v3jyis9Z0HmmLkMaESAiJNFUEu7RCtXXN5BwLcN34IsYJkf3l xPXVREyw7Byna0ffFznw7pDZHjLjGBj2I9vdyH4sykBvoLVl3NOUCWO6uYS2MfP4xZ6zJ9c8eGVN 2zacrDtO1g1JMi82e96Sx4DgjMNbQ0sJk0hSVoGpzrteoPWKNZBS4S/YuvKKGpkkYSXP23RUYLpj 2mNL1GzBB7hzPlCigDVlK2CNKf2CLarGKMJEYdGZ6lZ0C+7ph1v9b1wA3AiEzDesBavBSL6LR1Xx zby7vUkbnm/++vEyC0XrDfuhYiN3iD31EN7IiKu098ZVSMua8U6WYX1Ybtt2V6hQxJmSfEce7e7g DzcfX9F/48vXng4VK6i8/xsQsbIeb2QRd2TWMd/IoFOaGBgYpwNhP7IdhE3fY48XmNZjoyJDBKdo 40vDNMeJB1CrJFdcnUp/o2vj3PceNVxuJ/sV4Pydv/xZeeM//O7flaOAO3Jlxp3KhuvKor98tbv6 61fb8f955PrTdrE4zqv2j+SFtzTl8BMTeSrGGSaV/Dut5JZEQbk9QmtLZ5HGxOZ65GoTGEOiay3r pWXRF2usaYTNoFwPGR0j0zAxHCJDEJI4Vo2yaC2NN8QEuzERs5LIXO8H8jhwsrD8nk+/Tr9uaBrA HHg2PuF93udcM0sRFrbhqO3xWnS7Q+U0aH3werEcm4ZGLKPWCDLni4uuJhKCy4qJEfVllnZisWIL /99AqnRepRx4K4JoibxOmknOYJKlVcE4hzpXlYVl/JpBQKdSbupUwTkz6/nvqAFzvZUl3REIxdsW Xe+u37ToAVTuJBDJ7cHXcMs3yBXwmz9vngvQfAubD6sMw1gNP2acoX6s1BjvnG87Bc21XTe3Kzob gH2d4+ZVXiyygQ8pG/OtA5LzlddkbvUMtr5mN69BqJ2KVMlzvs1ijKEEuzIQ7YhKxGYIarhQQ8pC uw8cXe6Zmo7UtRiKgrPJEJIS0kyRKOawGUiCFyev9eI//VI+/vTj//mfXsatPvndOgq4xhuyyvUU 9Z0pxc+HPP7SdNj/xlnSsFraE3PUr+PCi3pTbviUSwpPiBBT8cvTjN5VqRnBm7JKVIRhylxtA5tD yW5b95blshCMYswc9spuKLx/MwbGMXIYE1MEEUvTCl3n8d6ymwLbIRKqK+9+ODAcJs7v+zJXG4OQ CHrgxfSUt3hBJ5a1WbByC3rbYnIm1hlS78yGPQ298aU7QAhS7L0kGaz+v8y9Sa9lWZqm9axm7326 21jr5hYeEe6RGZmVWZWZSCSDEiBRJYRggkopITFhwoA/xBQxQGIKQjCDpJCKAVBJIVIkmdFkRLiH m5u52TW793S7Wd3H4Fv7nOPODwgL6UbnHmY37NzVvd/7Pq+lKUZtzDkhXhXgBlPf+mpyUqu+JgRP UWFjwRQyFnyDzQVXCnZus61VYTNw3JxOZXP26p9EOPvda3WpAZ/5uj0v4vnKfZLAZxeeu4CGVJm3 1A1A+J5wVy4ExosvkWr5rXShNOqV31QnovgLz7+7+HXnDWDe1Bb1SeCrm2885x3KxU3lZIiqjsj5 hnPSMdw51XhiJl6CUEz1JtQNoEREAtlEks0UWyhkUlJoyL5AjIb1mHnWT0zBk6TVzd8UnOg0Uepm 6UQ/5zzzIDBXwO+tfPdPhjAcBzv+zx/tBiDOYjN/LVP4r96F/l+m8VBeNOt/un6y+cesl3+YVs0P 6bxTeaDaREsVAHNWwIVR+28jZ/a9c+oKHKfEoU8cpkLKwqKzXK0tbWeJAlOA41DIIWNCJI2BYUoc YyEnwRuD71qaRYP3hpwSxyFqcaiBUgKSDxTRd6cUtQ2HXJiqALY2DY/9NWvTYoshl6SncbX1guUR DQtaNe8YS1PTYup7qOYmI+Sc6SVh63Ngnu27elWWrJuAqQ1AeiDq88jTYHzBJam14vpr6/KYU+pn otDpvXz64Z+Flvrfl+q6S/mstJ+E+8oVsPVUnOO3ttFSjnm8OI/yZp3hUmOc3Ybu4vfM8ayep1ip QpNuILbUTWc+qetTYRYKZ5GRqhXY9qxNmPYsUnLxJRcsxHk8mS4auZLqQZhq5/W23gLmp4mchhwn UVQmkJHoCtHqITXFwMPxnuMAcQmSLZNYirEka5UaNVun5/mHKKuFrBZ1fX4YQy4miXyarflnrTFD NNv/DTh8jBuANcL/QJz++5DjX9owHh7b5o/Xy9W/w6r7p3Hp/ix581gLbOrbNuv7qYREipEkufo1 1N7qrdFbmYgCO7dBr/5ZaDvHZu1YtBoRjhMcJ+EQUcBHVHvwEAtDVpdga2DVeVzjiVgOoXAYIiIq CjYEihyY4pYyHHFTZG0dt03Hwi3Uf4Bj6Rtap4GUIqKEXhGC6O5/a4SNhY55xFfZ92g1ecyJmBKp FL3my+yIPOf8HQZvLM5oTyBOewhy3UT0Zuwo3iuyDDk74IzBMicJbf296/V1jgmTz5CPLBeLMSBR M/QSRyRNNWd/MWJzrZphmkWds19clfmemDjnAszFLSIXFc76HRy3CuUYdjAdahBJ6sk9m4Jy3XTq pGH2KQgXNxD7Xey5/f6Y8+I/nqzQ5XzDESrebNKv2X4s9bRPVfArM9p8BqEEzWh4KN6QS2YIIw9D T2BJ165ZNR2rhYbLbKsJQd2T6i2t2rYvndVw1oGyMW2y8sw37h+u/PpP/p//4n+8/TizADn850cJ 39z3D/3Tdv0f3myu/2O8+5PS2Cel9YiuZoUpiCbVSoikEIklUYw6Bk9XyvmUnDK7feT+ITDEjPOG zcaxXnm8NeQgxL4wTDDkgk+JkhJjKPRRGIuabjpruG4d1jr2SXgYM8cp43GsnWFhM305cByFuN1i Nrdsuo7nqytumiuWeJ0MOeUL5KRo74IlFOEgGSFyZSIb17KqrL9ipPIytO035sREohHHqsJAXVbG Qao+eGt1kmLNjAZT81CZbbGCUo0bB9nRZEWLSb2FGB04aqBqHnFRrZMmnb3yyZ6NPaJkHa0kr/AO 588i38zca2t017h6fAXdQOCs6M/+ACm1TETO4aJpQMaDIsJTUL6j1BOxmSnD/mLhzv56d3YenhKO dQw4WyetOecM5u/lFF+W06K7cJpV048oNGXGqc2jGWv57mzYnseXSf9+3XP070th5Dj2PEQhL5+y WT/lerng8aplvWlpGq1CmdeBGDBW9LeRmXRFZT7q6Hu+BbrGfXpbrv5JGg6HX/2X/9Nf/eQ//Xfz R7UBPNj8f6Q4/viTq5u/2HSr/wDf/Gnx9lFx1WM5WzxF1X2mhISsYp+1eOfw+j4giRCnwjgl9vvA /hAZx4xvYbMybFaGRWsoRcevUxBi0mZfGxNxShxDYRczx5wQCp13XHeOBmEaEv2YCFlovV7TLdAf jrx9OPD+/gPPnrygXS5YXq25WV7xA56QOHzPMW9OCv0kKuKsTWJtC94qBDQJhHrCz45UBXsqEkxB oxBK0dGQUZjJSTCv/yx1CiDVQm2qqcnX713hqLpRBMkUsXhxeC0Wv/Dy1FuAifXKrCWmVJt1jgkp ua5hr0p52+nXTN+d38LlYuTGxTt7Fgax+r/3jW5Cw0jqD6TdW3I64o2jbVYY19Si0hn1lS8WmzsL kLNQSfX4m06v/zMiyMjFTcEjJULsMXmloZ5ZR5B03mCk2pfbVv99GE+mHnxbx5cXluOTVdqctANj DJIyw2HPcb8j5A559IJm84xF17L00BnwOWNivc15eyqbFVsoud6Ma/w7FcFabaVG8Y6fGG//8W3j f9W1y1/KP//6wfyTzz6aTcCvoumjbT7fXN/+R+Lsn4kxj4p3lBp0mReMlYKp4p/kjJjzdVVESDkx RaX37A6J/jCRY6H1lvXSsllbulb/sEIU+lAYUqGkgs/adxdCYjtltlNijInW6rNhvfDYIhx2I8MQ Tiw+gClG7u+32E3g/X7PEAL+doNfLdm0a67Z8MCBQj4FmsBRjBKCC3rir42wdhbjG4pr9GQvWbHe JVGoRF/R09nUBepERdBsNCSkRCD1PpxOrksvnEHTgM5Xb3k+GfgChVwyYkrFi3Ge1c92W1OtrfVd L3PeomYNaFvoVrBc67+eTn1z5geeREJ3MWK8vHY7TcktVjorz0div2PcvSOZzHJ1TdstoV3r1Uqq CJjyhXNwZoCl71qN583oMiEocqFv+HqlH5DpiGkafbpYf3FLqe957EVCsXIBTIDuwiItM0/BnnBp YoRCVg1rnDhuH9jvBoJ9Cptn2NWtAlyk+k1CJhuIdX+0Xp934lT6tzUMJyJk9YXinMWIpYjc2iL/ YNM0v5edfzrc3/XA8NFsAJ11X6xWNz8tbfvT5M0j8Q5xOhqk6HXGALZogCWnhEjGG0himKI684Yx s6vZ/</text:p>
            <text:p>TApUmq58NzetKw3jrZV8XAKcBiF3VQYY8ZlwRdhKoVdytxPgcOki9y3nq5raRYdORe293v6 vtdlK4aQEnf9Pa/ev6N74YlT0rG3tdimYeGWdCwquSdpOlUKhY5gGgITSKGRwto61r6DZkluFjqr L4WcJsYUGHPCGR09TvX6tzCGro7YUh0RNagQqqRuPfvne4E48M5jc12weR6cysXN4dLdN5+e5rxg Zg1ghmGIGqKcsZimwa5v4Ooa1is1xRQg1LfwnP2f6TzlIkRk6owco2ThZqXe+RiQcGActwzhyGK5 xC9XcH0Dqye6MMedfqVDjedeJgnrCNA0auXtFvX/Sj5jyksV98jgqn4SRth/0L92/bzSeloV+fzs IkwnDeQ0Opw1jabTjWHWCUrFf5lAIhBSJKfEdDyw292zGzzD5hlmeYVvWhWTUyRkwYRCKPp5r7xj 0Tq8h5KKlqtebKIy2+WtxbYNxlnnibeIe9oXHm/H4c1HtQG0Yv4ZbftvRO+elNZSGqf4JxFMrh71 IrhcICZSyKRJwZBTyoxRmELhOKjaX3KicYX1yrG58myuG5pW58YhFsah0E+FEPXX8KJWy/0YuBsC 2xgYc6axjlXXsuxarIFxiux2I+OUAYeIEPLEw/iBX/INn5UXSK55hFO03Zyu17m+Vz1KEo4YYv24 GmDtOjau1ch8tfJqTFdPqFw7DUq9tUgpFCsnq3oqmRaLqwJarsUipYakjNUshMJVHNI4qEUhRnTB WDRMZGuW8CTEcTn5k3NwBjXfGOsxC49ZrGFzo6e/9xcn5SX4w54y/+c04HwjqFjyZqFPB+t0ZDbt yeEIUuiaDr+4xqwewWpTE4BBFyy+Uolm6KecN5U5l98uzqal04qZo8l1E5iFtPGI5Iw1DrO6xbSr SjmqU4EU1X48dxzkeHYzGnTMeIpDJ4REchOTRMY0UcLE2O85DD17+5x++ZylW+qAJRWNqosmU3PM YKFdeLWBW6OA2to9p8ck2WJSDZBinFsL4rC2pfEvYpbP9zl/9TGFhTyt/8+K46o4Wql/uKdTyNbi SxFMzOQ+MvWJfkhMoahZZ0qMSd/yFGGxMFxdNTy+aVisWmgspUAM8+LPpFCwRWgQpCTGaeRu3/Pu MNBH1dRb57hedaw7T4mJsY/0UyEVj7OeUgoxjwzhPRNfIeaFTmFEIBRKyMQUyWrn0ZuM8dWyC0kS sarqDYaV69hYRyORkiaG6hRsfUuHMIian2QUXFewvlBMJjh9StiYWTiHa1T1T7UWrUgh50LjHY2z p2cojYNkkWjrFdJibaPUvBmlJbMjj/N4zM1mHB0BGmMwTQvLK1hvdPE7p8YXUycHjnlEdf6ajUL5 PIVQY06jWXmvi1nSQAkHTA60ztM2K3x7Bc2mnrCV4jMHouwsIIaLXoPq4GuqHmH8WSOYN6g53JMn sAXxnhAG8uGeJo34NOEefarjQuvOWPE4Ua+hdQMIJ7FOYaB11JlHskwMJTLmRIgTZdozTFsGMfSr Z/SL5zSlgZDUhVz05mtyQUome0NJusHNxTDh5PoAq++dnc35awsJa35qxNyCMeL9Z9bJP7LJ/I2I fPP9huzfXRag9Z9jMC5kHWxke5KvrFH+O6kQjoFhO3H/MNEfAyFoM2+MWoZpW8/iuuN247ldezab BucNUxLSpIm9KQqpgLNGzTgxsT+O3O0Gvj1GHiahiJ6CrbM8Wnk2nSOkzGFSjcEZR2stMRWGODFF Ha821uObFmctJmRkisQciahoZoyhGEc0jihO3/bV8KJAj4yTTM5C8BCsevl9XUfqItXT38Sa6muV kKBJfj3pUx0R2gyumMpN0FtFKoWGKhbOHX7zYjyJk4oUFy7LZy4EtpO3R85UnnYBy2W9XtvLoEDt BLxw011mBf5/ABFzVuVRPFYKgSkMpJJxVjFnuqOPyhAsk44HJVbVv87eTT4/Y1x9x/ulPi/mxN/8 lDkJh1xsSNW8nAJlNyB+gd08rqEpX0d8dQpi52z2hZ05WSUD1aq1kieSTAQp2taUIql/YDge2HJD v3gC7Y1OFYcJ8Q4XEi7EOvMX2iLfYbHId/7JYIw13tDHcfjnoeRXy/X1X2Dtv4ZzC5CfXKfy56Hk /4W/5W/yXx2K+/PN73wT8NJ4a0rBpoQphWLdafGDxoDTmDh86Plw17PdTUyD9siVCmboOsfyuuPq 0YqblWfVOhpvyaWQp0AcM2ESUq5/UAglZabjyPv7ga+3E++HwlRUQPPWsGosNwvHojFs+8RuzMQi tI3BG8OYEsMUCEnx7Gu/YNF0GBx5iEzDyJgmArGy+1SRn8Qy4skIpRpMvBE8CSuFWCyxOMTNo5+s P8tlNn+oDpJzwhaHoVFRz2qoKhjVNJwY7c3T9glS7RYka5qw2BqZthWJLVIfK5XneWGbP/kArL8A ddQNwLVV7W/1VjFDQ+bWYCNngGiJF9CQy2DRBT6suGKQCD0AACAASURBVPO7PBUtbZkCMRdwniIF F3o4vj+XjMxIrtpDKLlU+0AdRTpfzUftBZWoLvQTj9BV3pqc0GTO6VB0mibsONLFijQvdcafk942 XN1E4+xqrHzBMFRjoCLi9T4IRjI2B0K/Y9cn7t1LQvcY71eUJIQyIU2DTJEyBYK1ZGfZzBJKdW6e IhXzhmtNY7BlmMZ/+W48/O+fu/ZTv1g+xtmf5JxvbSl/sCpyy3CwZjqWj+MJUFlvBoPJ6nOnZEou xFQIfaR/GPnw7sBuOxFqCs96R7Ns6NYty3XDzabletPQOp0bD6kwTZk8qmaQs5qkINMfR3bbgQ/b gde7kXdDIhXUh2eEjbc87jxLb5EibI+6AWSrFJ4MxBCZpsCUEz8AHjVrViwhWPbTwNvdju10pOeo IpkUjGSSGDKNtvbUE88B3rU0tsXmBhO1kQgrlAaccyxcS08iZf19bW5oTad/j60e0OqFKBenqpJ/ LQ6DVFjq7P4TZxHvKCXXth09DQv6/LBisKmoWO8utIC5Z884pfi09co+o7ROb+zLeG/5borw8j/M nEEd6p9P56zuTNsHTBByB7FMuGmHzeF8y/B1g8nngmFXRL+NppxJvPPtY+YVmnKO/M7mIPT3NtbS 2AZpWsI0VA7lBTps9gMYp1tmCfp8mAlFMUEe9BlTEpNEBq9jvCZmyAO7aeRNumK/eYm0j2hNi5VA yYWSMsMU2Y4BaRtc5UCWol/zhKZzeru0zlLjtJ0F67rmLhL/hS/NC4x7WUrpcpQyxSJEvUV+HDyA GfElUplpiRIzYcocx8z+YWT/vue4H4mp4DpPu2xYLFvW12qUWKwalq1j4fTDm3LRMV9IuKyjNA2M FYYx8v6h593DwN0+8DBlQjE0dn4LZ26XjmebRmf8Y+Khj/ShvnetVZdhHBmmIyFHnvGIx+2ajVti imW37/n2sGM/7QkcWOCxpSBkba6pSq2coFwGbzyN8afbdZH6wdqMM9CKYXIWKZmQAy42uNjStZ3q ClYX/zz3P9OvFBXmZvGt9lzM4R7xep2VlBERHf8Zhxjd6EwRrdRy5ixo1V5C2mrrde2Zn/d9ZPh3 gByXWYLv2W3FXKC6ZxRXfY5F5ThEUxij4rbc1FfbtMM2TivAseTZkCTVC5ErLTjXwlFpzvnjy03B cGYeltnf7zCiPxfmcnQ5f5/WaXHKafHXinPjdLOQTEG/78lANBYhU1JPGPfcB3jvnxA3n+K6K9oK fBGTSWIZYuYwJlpjabw9sUxL1s/EWIPxtQPRWc2NgHfWNZ+9fNGHXf9/Ecc/hu7f0wuPFtbX3+gj 2QBiImXt3itTpAyRcSzaxnNM9LuJ1AessbSbjmbdsaqn/c3GsVxo6IesT4UQC30SQn0zZyfkJKQo HLc999ueb3aB90OizwLOsvJqjNGfCcOjdcvjTcuYMnd9YjcFUhEWXjFkKUX6uGU3fSCVwJPNE550 G9bdEmcsx+HI/XHPEI84Jh0FVpdoQuO35WRA0fm+L65mGSLFRUbT4o1hicGUjMmRxlpyA5nENPX4 3rLpViy8rb+mUCTjRJ39xRhKVfN95QCcIv7zqMy6WoCZSZLworHl7x3TNRhUqhFoxnFXFJapLD/c dwU+Lr8uknWn2HCuKT6rCG3XVMJvBUX6Brdc0C46zDYyHROuWzIWIUvCYmixrJylbTqMX1aMQq5P GKcbQJjAHXUK0DQ1jfi9KYBUscWWagZqSCEQxoTEWCehlULsO8WBzYUfsZaglgv+QFGdZrKFwUOo mDGbAn2/5X77nvu4Zrr6BLd5jrdL/DQiMlEoJGkIUYhDYlmR9a7yLnPMGG8rnl4/a2ONwnCMKXhv 2n/zTzLw2+G//stXi2sfrbXYRkuteepgbz+ODeC4nYgxMw6JEhI5JPpJ6CdhjOpyWGwalitV9dtl w2LhWbSWrlFAYo6ZFAtpSAxJ6IuhlBnbHRmPiX6f2G977vcT2yBMRa2z3kBjDK11WuNmLcu2IWPY DpG748SQky5GC14sUyrcHT7w6uENQxh48uxznm2e0TXKcN8f99wfH5jSgK8CYRGI4phsx+QaJoRs HQ5HQ6jdd5BMwZhqERKP0JyquubndRaLS1BGnQxkr1Rcay2mmkNmbuDZY2NOvIT5J1/Hg7aO5jSk ZGoewBpXuwLM2Qs/s8l9ZfOfwi9y5gVyESC6xIvP88oyh2TS+YZgnS4q356x31QM19Vj3Kc/YZNH uPst427L2DREr6f/wgiZwNI5fLOi+Ibi1EtSbEuDqIFsGqE9Vofhqhp73HcjyaboppZ1bBzDSDge kDLq4moXdbw58wjseYRY4oWrUSvJUomMFnosxTiakvFxYH/cc3cc+WBfMnW3NH5Fh8NLIRO1zCXp lGs4BNbewVoF7BAL5piwK49rVVkq9QagUwfcsmlffPvf/K8vPvmLf+tNCKFfFCk6iTFGJyLr03Dn d74B3H0YdbY/5JMCm0RZddcLh1/XOO66pV04vDOncZsELcwYshBToUwq5I0FJGWmYWK7G9juRnaH QD9mxizEeqVyZga5GDoDnTN03pILfOgz7/vIfkqICAtvWTlDKkI/Br7ZvuNfffUlnzWFF09e8vT6 U6xtiSHysL/nfn/PlCYaGhqn8d6AJ5qWYD3RaLtwa5wiuo0gRrFnzgiuXmMLjiKegiUSiAasaNmk iZZpitBGvPMagbaWggJMZ+cgFRgKygaQWfyaA3dWvReSI6lEjLG0zqmA+B1cl5ycjDqyq2UWdh75 lQvDkLnYFC6Sfamiu07+AHveTOZfb36nGwubx5iXho2MeCbu7u5JQ2RcrjFthziDE40Fd1NE2o7c dgTn6RqDa1tcET2lx6Nudkurm4Cp6b95fEf1IQAlT8RpRxoe8B2YblFrv1z1+VcbxAkxPvMDVbjN JTKaxGAtwRoMhTYF3HAkjgP3ecnD+ilTc82VWNoLm0TJQomZ8RDZW8vVuiVhmLIgQyKHTOMMXae6 haktWDXD0Jmm++m15D/76r/9F0fzcASMEWMRZ0Ssr9/u+iNBgk2Jkg1iHMZZWidctwbvtdarqVVc xs8brpCDkJIgQSixEMhK7s1CjJZhFO4fjnzYHrk/9vShkIpFxNXU4DnMZavTMKZEDJkdUt/TjrHW V22c5abxLJ3jzbHnm9073u7fcJu+4qc3P+THT3/Ik9tPGQMM+wd+++41b96/ZYgjjevwzhKKLkon hUXJJIkcc8JIxBthaWBjDBsD3hQGl/QdXhwhJ4YcOTptBG5MwedESoYcAil1yLKewjnrwq+CllQD kMdiiwaLykUw7hTGMVoCKqj1OJt5A7D1PS3ncdcp4l/f/N6c666+0yBczvx+MWdyj6Tv0YSqK9DO /13936asG8OTx5juH9FeP+Lx1z+Ht28IU8S1Daurx6zaK5Y54/t7UtoRp55gLVKgc632M0I1C9Vx SpMUBmJKrSQbIE2UUUhjYDoeCPt7jM0sbj+luX6GWV/p9xvjWQs5dRzUG08BiYFEZHTC1HiydyxK weSRMe7ZFvjQPmffvKRwjUkBYwSx4F1XS2dgKAnrLakW3ZYpMqVItIbV2oNdnvkIqX4+hhbv/tgn /+dhnP5GnCl4i/UOL4aF9d+VZH7XG8DSWZKF4PTDbxysV46m0ZPLGvW+ZymkmElJiFHf9CVq0k2s 3hqGVIh9ot8F3r878PrhwEMYScbifEfrPW1FiZuL2siYC2M/ME4TsQjGNTRtR9s2rBvHdWNZWk8q hXeHO3599yve7b7m88WS33/+Y14+eslifctxDHz74Y4v373i9ZvXpBRZ+EbJrhV+6aTQ5ERXIkMO tEQ6IyysPjHamd1PppiCWEsymYlMFEM2BmMK0RRiEXJOlKzqtC36/lesl61j+PrniFU2IgosmZu/ VCtQ6KipIIsi85c7IdCNvUhczrn/coEFuywD4XLxV8BGKhXiUuk5MpdmuO/GcO0F2GVO2LUNPPoE 1yxZWsftckPe3YNfsVw9oeue0oqlaa8xx2+JwxtMGihmJKYW6zxeLCZWCGg20GjPn1AoeaLEHXkY iH0hHEfSsMeGQHf7iPb5j/G3z1VDqK6+74R95DxdkJwpORBtZnSe6NTX4ksghyPbcc9dWXPfvCA2 T/F2hUkRsUWnNK7BFh1Tkws5FXJtvCoh6Dqw8Cit9XPxruoNatEWZ72xPDfOfSawUKT2jIy1tKc/ 3I+jXdxfX7eEmDhMk/o3vFNcNrbaIUWZE6X++6RvUZvVFGEsFOsoyTAOicPDQL8dMDlxvXAk1zFq jYpScCocw2rNJLkIY0i83R45Hgea1nJ9fcWi8yway9pbrpqGmA2vDwO/efclv/zyrzi++QU//OIf 8Ps/+ENuNs9IxnE4Hvjw8JbX2zfcPXxN4wVnfK0sq0UepiLASqaQWRth4w0Lr3CEqYAE/ZBcVwNs WByeZawTBFdINhKNOv1MzrgQ1MPgGlWFbWUKVOehSH0r4uoaqxlBA+LU2mxETTZSgyVaFWg0ku0q DqzUxerKueMvpsrGd2cs2Izool6/Q0V2Z80/6PSgq1HeOorztZjjkvibYp23K5bbfvpTVtdPaXd3 pGEipdr6bFvszUta3+rn278my0AIQ33uFJy0KgyWyjGwmRgCx35k3x85DANpirQpcuUMt4trFk9/ hP309+D6mWoGqW4gZzWVU/FkDkgKBMkMxjAahc22ErHjgeG45fV+5JvyGfvFC2y3ovNWGReiAbcs RYcQBry1WghiIBXRjb+kShcrFxvmxfego5xBnD2Id5lhrLQjd/ZNuAHs/uPYAFzrsRWWaOq7L1XW f8xFyUoFjcXWIIrDaG+giFpyQ6bvIx/uR+4/9MQ+cL30PFst2QD9VBiGTMyFVAqhGJzRqGWDYWmg 9Z687LjqHFeLluvWs3KO1jqiWN4OPT+/+5Zfffsl5du/419/9pSfPv2cT25e4t2K/RDod9/yq2+/ 4vX2LT333LhHYAyhGBItGYfRKTudKgKsKFzZhrbKbdr/q1MNL4KzlqVzRNdwDPoEEgfZWSaEkCOL EHFNxNUTtdT3/oz1oDYHI+CNtgimuviLE4wYpNhL+gUi52puay4mAXIxyJ+pv6VcoLHLeeGnyuof RphGSlJmvzUOli20lczj3RmvZS5Ex1Iz9aVUN18H3QrnPa5b4g898dgz9AMhg/Vr7GKNK48xpSf1 iTQFnBHNNuDIeEqZyONESEf2fc+Hw8CHPjBlWLiWF4sF66sV3eNPcJ98Do+ea5AoxHPGf36wX3yf JU2EHBgoTDhMgSUFnwJhPHA/9LyaFrzrnjK1T1hUkXI29swhboycDD62+hKkFPB6g5OZAjIj1uw8 Ijzd65NYIs5oimjSijwo9CFxPQa1L38UGoB1JLFakJLB+kKUjFghZDk7T9E5OhaK8SRxSMqEkBn2 Ax8eRt7ej2yPkcbC49bz6GrBk84zhsxuP7I7BrajBogEWDpYeVgvPWKviUW4aqz65q1lhaVk4dsp 8LP7O/7PVz/nzbdf8wePbvnTl3/I7z3+EevFI2IwPBwf+M2bX/O3v/05327f462jbRpiUbRTNC0F iyPhTMTZiZbAAmFNQyM11+09xToyGrX1xnDlGqwrTCQGKVixFOcJFMYUWY4j66bF+ERqLFLtzLPQ oRuLGqi6OjvPNSMvlzf7ainV5VLIkmjEa8DJzFmAi377y3dAqdBLqhotRsW+3RYOD+TpQCJoIMmv dDHLqjb1uO/ai08TA4Vnnt7Xs4fAeVje4OwSTMM09oTxSK74drvaEMIt4xAw056lTNp46BcEDCEH 9sOBu92W9/2OfQqkrmVz9Yir9TMer9ZcX19jn30KTz7RvkJKRXmFs4HopFUkJARimhgkc7COjKFL hYUplDjxbtjz2wDfuOfsFs+gu6HB4nOujc06yrNVdC0nmLDmAAxCYxtMseSUKmS0Vp07pYSY2a9g zkYwEwSCpkVHgd2Uud456N1H4gMwGmYI4uo71milGue2Gmt07GpQhn3JQgoTx/3Edjtw2I/0Q8Rl eLr2NK1DvGVIhYUrrFvH+umam+sF133i/jBBETato3WoD8FaxkRd/ArDfJh6Hoae3wwP/OzuS35z 93e8nN7w8vkTPrn9nJvVD2nsI8bjyNsPr/jFN3/Pz17/PcNwYNlc4XAk406BXEehEaXdGlPwgsI+ BRrRNzroX+usJr5sdQnazrErE1NIugxMRkxmzJkhR25yJudETJbGqDfCVETc6Qejut98HT5agb7E mvAVvTMYW5e/VOeZwkNNoS5+zuSbkxJeo8HzU6EkGEfY38PDW8JuSww9yWW6xQK/9hhT6bzkC2bG 5dV63lC42CQqVSfXXcs32NWG5c1jXHskJSFhEVmQmxtkodfxQxmRKZPjgVEGjjGw7QfuDyOBwuJq zerRC57efMLz66dcrW+wqw1srmG1+i4T8cQGlDPMtEQkR6IUemM4WG2RciKkONCPW7459HwVP+X9 4g9wy6dcdQ1t1W1ElA1ZZdu5AvTcXl59G9ZqpD0eI6mPlCnj1tXhOp/+p825fka+wlmsPdXnnRiu H4UVuCqpYuaSyguqrQ4wdGJdNOCSjCFMkWE38PZ9z93DwBQyS295tG5ZrxtM49iNmd2YiClzs2pZ r1vaRctyLdysGyQL3hliKuyHiBszJRb6lDElElPP3XHPq90dv9p+zesPv+GT4Td8cb3m5c0Pud38 kEX3FMme7fYNr775BV+9+SWv9j/ntr1l4Za1ylQnD06ZvPh6YmYxJ2qPQZ2IjVXUVjFC4xuc81hj aJ3HO89GREnBUU+MDIxkesmMKdJET3GW1ugSNzXsc2YDSQ36WDxOg0+lVqsJyp0zVuPBaCS5MLcM nUk25ymArWTUuki9nioSJmSni788vCX0AyEXTOuQpYdFp8KeM5XbP2f23QWdZ178deH7pmoF+QzZ MB7TtrQ3t7iuI4wTYcqEkjHtGrcKRJc5Tj1D1Ir0KIEhJ0bnaa9vWLePWG823Ny+5Pb2OVfXj/Dr K1gsKyJMzqSfckEYklzdhfNXIgGjtUzO0AKlZA7TnrvDA1/3HW/aF0zLH3LTXXPtBEMml6Lxg6q5 WJHvogippq2Zw5oy4yEwHAJxOlu4T5mNUwajfq9dA53HWKvlutZ8b6T7O94AxqR/CB2ZZFIVQixW jNrB61W0pEKZ1NV32E+8e3/g9Xaij4UnK8/T647HVy3OW0IWGlcIUTgOiXGILPYTV7dLrq6XPHl0 CwLHw8Tdh55DX1Fg48h22LEb7ngY73gfeu6mAw/HOx5P7/mR7/jJo5/y2aM/4NHmBa1vOB4/8Gb/ G37x9v/l3f1vWbqWTdeB0RtIErVt6tXfVtedXBx6SjH2ztF4B3iieLJpcdbTOk/jPQLcBIeYwt4X Yi7YpMyEqUR2w5ErA0vnsK4oFPfU7aFlIwVDSEISnSPPjCJrrUZgL28L9dlVTsGTumEZc74JlFrF PddxWfStv/vA+PZrwsN7ShhpsCwXS9xqg799hLl9AovrWqF1kdlnTgvaM2X3sneQWr4hFUoq9fft Glzj6LoVvp9ozJFBGoQVtjXE7oYQClkChshahFvjadwC/ALfLdks16yWV/jFWuPNpnILpbr7ci3o M15vLjmcIZ95BCJZlNzvrMWLQJ7YDnteHYV35geE5ae0q2tFyZWogTerGmmpGQ1jTN1jzakJe35e lVyIUZOp+zExThmfNVJG7SElFoyr5ZjGotfLOu1N87PCcPxYxoChbgCzzzkXBUwaY4g6DFMk1lQ0 2NMn7h8G3j2MRDFc3yx49mTN7crrdT5mQsxqDKogzH5KbPvIIIZiHb5xSBH2x8A0ZnwxLK1jS+L9 4Z6vH97wdnxP3xjWzvJHq0e8XD7iM7/m0+vPeXr1ksa07IcHvrn/Nb/68Au+vP8ZiZ6b7pbGt4SS iZIpUsU4a6pmZBSoKwoJc0ZorKExDo8jFdXnjZRahTHfhAxr74ml0KdEEn0uNc5RSmI7HvHWsm4X mPZ8hZ85/3OxTkE3gJwFY/UHzht19+WivX0iFpPVx55NxBVtED4d/fMN03E+DUuGGCmHLdPDW3Z3 r9jv94ix3C5a/OKW5vGnmMfP4Prqwi2Yz1d/qQr7KaFnz3rAXA02B3bMxSlm1Uxknd5ebIoQHTZ7 gl3UPlBV2C1Keu5sQ+eX4BeYtqNbNPhlh2m7+tTIF4CPutmJOyPAUp1QhAHJgYQQnZJ4OjGYOHAY trztR17nxxyuP8dsnrPyns5U34D5/nIwJzz7yashTnHgWTeBlDNDjPRTJV/Ne6cxNQmJGFPdSQYR EaMGmPp5O0HWF6i333kcOGZ9g4snREUcWRPJVgjWayIsKnwhjYnjYWJ3nEgIzx+veP78mtsnGyxC vz1yGCb2h8AhFJwx3HQea6A/Jl5vJ971gc23D7qTHhPPlh23i5bWO8bosLbgXMcnq+d06w1PuyU/ FHjhFzxtr7laPMYaz3b/li/v/p6/fvWv+PW3v+RI4nb1mEXbkQ0o+zedij9szaEroCNrQ68kWptZ mqwiYLTEkohOaIpgxSLia4TX0rWepS24YVB13jqW4pii4dBvWTpPjht8zpScCMXqI0S0PMQBrTEU K4SSMBkaZ7RAxaqxp5SiyOqUMCWRBC0xbWbrK3WRAr4omN5YZfdNgfTwjuHhW3b9Bx76A8lYgnTw 5Bnt7XP87SewaCEetMpbyhnO+X1Q6Kk7oJxHbvkixDOPv8oMO7SYxmO9Z2kMvihyHe/puo4iDUYc ralPLtdguw67aDHLBtPVbMMlqEREBbe5ncjP32v1/48DOWVG1zB4hxhYxsTxsOfV/Ru+nlZ8WP2A ePs5bXfLWiJtyfWGq88vEKxxeGMxJC0JKQkjjqY05KTpwDnFGHMghKAg1lNhaj6Fy9SMkJIpRVIo RmIx0piT6dI9hqvmY9EAsiFnYShF+WdZWDiq2SVTSkZCpsREmCIxJtrO8/xmxeOnK25uO5rWkKZM ToWhpggtWue1ahSAGcXwbsi83o7s9keGfsSJED+9RfwVMRZKtjxZPqPzj2id49liwVPvuc6FNhck C4fjjmM48vWHX/P3b3/OL77+W/r0hqvVJyzaBcZakii/34qOc/RnRsmA1LSXULQLEFhU9T0YNUUV c+6RKyIUm2k8tK5FnOVWCi4ExUSVCvEwcEgD2/HAdduwcA3eFIy3p3VrBXz1P0upb/yiOsvMXVSP j4649DuuN7CSscWfejfIaHfePKZJIzJNxMMDMhxYoP/fxmnk23Qg7x/R7e/YrDb4pgaIXG3iPd0E 7AUqjLPZZs40zFf/WYj0c+GofGdqYLKq9d4L62ZJ8S3GNuSiXgYVSVusb7GLpr6T3ZnhN1uY7cWc f65By7XYY9rDqIjyKDBaR7EqgE7Dlg/7d7w6Rj5cfUG6/kLTftbh46A/F3VMazj3+s0JxlKEVGvL U87kpKa3ed/LUTsvxilRSplRz2r6Egy5tExhQR/sPpvdJvGV9eaFs8YtjLUMYj4SHxA+RYhJtEXH ZhYtbBpXP1z1+idQtl3OOGu42ixYP7pifdPQdJYUImkIapWcMmMqPF5YrmtgyInnSgwPQdiNif/7 1ZaH3YGXNwZ7DYcmUcZCDpZFe8ty2bD2jh87wyMKOYzshh3vtu952L3lbv+a33z4Dd9sv2LgyPXq GdfdEmMtAT1dc0kYMRVbrup1EZ1EZ1OwFjpj6IyhRR1+ozUncbYUJfjMvW/OOVq7wOJ43Cxx+Uif e3XsOU/XdIxl4t24wzQdje1YopHm1FQ82DxqwtAaCJKJOSOzt6LI+f3vVDiSkskkUg401lWz0NzL BzR17JdGGPcw9TTGcrN5gvdrTL/jq4fXvHrzGzrX8qkUruQL3HJZE4QzC6DyBVxzdhtKbfqxF8Ue J0b6xQaQqhV2Dv1MPciIbWCxWEG7RKyrz0vBmQbrusoI9FqBPpOMLtuPirl49lTxL0WIR+jvYdwi OZEwDDUFWeLIff+W133PnX9JuPoJzeYHGONocjhtasaak9DNKRZ+CmdUm1Ym5UQMRaehpyk/jFOm HyM5n5mLugGIIeUbH9PzVeJm57qhL/xiJXzmYLTFFAZHmT6SMeBuH4mSaSRxu7ZcLRoa7wilkMZI dpbUap9dKwVvM7ZtcE2jqbVcsDlrZdeU2YfMWKSKQh7rDCkK+6ilHttj4H5/5MFMbNYdvy47vtnv yH1EUoNrrllaz1MjXBEI8cj7wwPf7j/wevuB7eEDx8MH9sd3GNtzu1rR+oZslC8YSyblQEpRAzmm UWdaqSpsdTQ4Y2hNRXgbvTrmWvVVim58SMQj+LKgmTbYtKIpLbcA0hF9ITQ9PsONWbMfPfsQaYae RdNx1S1xptqH68EdZraHPVvYra2OQAvFzlg2OcMxJRPyhHWNqtQn6GZSgIep5KKU6DC0q8ewumEJ rPoHgoXfvv4lf1cSxzjx437H7bPPaTaPKnqolo/6yhWYJwDOnpuHT/U3FyacWYyYWQVBTsWb5Mgp 7dW0mG6Fqw5HpSRVRqD7HpHoMiacqP1b9WIiomagsYfxgIQjsSSCd0QLMQ0chge+OR648z/CXP8R 3eYltllhYsCmgClCqck9axSC44pg3azJOCVVZ20MKjkxTIlDKKyB6DRBKpMQx4jkfA5PqVbgEHlh nP+jT66u/mE7mb6kcj+N+ZcT5fh+Sg9XP1pl93j9cTAB94cpGlOmRSPj9U27uLpulwVjy5SNG3OF UaCBoOI09dS4M4Ypqz24HwvvjpH3U8FaQ+strVffwFgy2zHzYX9kt9vSlQMvbmF9s+LejLw57hn2 PTlA51a8tIZJEovc0wz3fPnhDV+/f8vbwx0TPY11rP2CZbvC+1ZruiUqqi7pBpBrzXU59f+Zk241 T2w8cxzZVeCOoJqNioSpCCU7rLnGuifQrjFuGNWg6AAAIABJREFUQYdlkxaMMfGg0i/LZkFOjpBG jtPEdtxzs1ixaj3Ot0oKEu0s9MbUNiW1CZc57GPAWKfTvBnkY/QZkkok54gvSc+tue9PqiElF4xY fFt5/bcvoO3w8chnTsjO8M2HV7z98m9oDzsIkasnn+EWC1zXYGfF33Muz5hBJKZWfpmLFItUcMds FHEXPgRb9YSSkDBAq0Kf8Y2ORmdfgbNnL3++AIOY+sHli6fOqX43wjTA1CuyHVHbL4XDuOf9sedt fkx/9QX++gtorvVmlTRAJHVTFVt7L0Swok9WrMO4ObehQrVUVsYQExPa7GSdI02F8RC0JbsCcdF+ BoNIZ5z9wtnFv30leTf25fkwpFd9ST+7G9ObLx6bjwMHBPgyjnsRvkld81Xr2s9c0/xeCnkZozEp NlWMylXJ1rps01isy1irKbJpgveHzJcPE7tceLZpWDpYWGEnhqkYdQNu39N/+JqnzYGbqw3rleGr UPhZGHnoH3D7PZspkKww+sKrOJHGA69293w47igkrpoFy7bThY9lTEn9/QhSjGYWZuHPWA3TVO+F akqGqQhREkYKjXUsLJpbF1HV16gYaVODDEvy8jHl6iXukxudoSdh8dDx+H2i7yf2OdJYYdVaTDbs 0473wwOLxvLcC5vmEdY4YgGJmWwMtgIlrHXkWChZcNawqPbnlCxTirVqPKs1uExIdphiKi240nZS qmm0RlHdyyu42sDVNc4+5dliwXp1w/Ovf87d3Ve8233D4cuJm/vfcnv1hJvNDevVFWa90TIRWwtF xJ7awU7xYslVlKv2YOfPi7bx+p5vGxgMMoyUEDBxxMRBkeWLNZgFp77By2kCF+Wh5iKUlC7yTilC GiAFchF6a9lLYJsGvjk+8K7v6NsvYP1j7OKp/h7ToGM8lMngjZq+FP2VMGUC8Yhp6k0DjDjNURlH zhr6ynMbUWM59pHtQyAfIoR84jvIudLtkXH236fBYqUxU/jvSg5/2Qpf8xH9w2NlpJg7g/2Vc74r 2B+FHBZTSqRidDZaFA5ZssCipW0cbQ2SlaI75GGY2A0TWMPaNLjWQ9tiI+TpyP7+geP7N3TDGz57 0XK7zJB7juOOTw/3XO3fYz98YLnbs2oFFo5tiozTyHEaMd6w9EuW3tE4r/VdpRBLPsEZRbTxRZFf GuDxQi3PMOdrdvVtd8ZokraOfTJa/6Tlx5YmtThZYR/fYJ4+gh/ewqqDUXCNsBgOrKd7+rhH7KTO wbZlFM8x7Pl2/wHbtNhuTdcs8FhSrTzLCMY73Ow4m09UWzcHBFdJOQZTceaqXJtStKbNlgs3cB3b Nb5ivWdoSIO//YSNbXHLK9ZPXrK9f8X791/x9tXfsF8/p796xOP1DX51hV2sMc0G03a4ztN0C5zv zrHXGUiKVbpPU0NIc9uP87C4Ui0gThCOMIg+Lxbr7/H/5DyBcHJ2/GUdaTJNurnN0JSSIfUQB0qO ZAOhsYw5cewHHo4du/wCufkRrntCth6XRu0DMEY1GMDVUZ9mAAzROgWwnHRV5TfG+rOwSIqZL6Fq GI3hmArb3ciwD1yPCbfymveJhZQLOUsnVj4viQC8Sjn+usnyd396/fvbj2oD8MsWBGlbV4o1koow xsSYI8lY/VGNmTBqs067drSNY+X0+jpKYYoTYxiREri1nsfOYBYduWvxKZKPPdvXr4nvXnO73POj m+dsmsL+eM/1wx2fvH/N1f0Dbj+ydIaF8bhkmIrCYZadp3NF06v15RFyJpVSK7vsKcojRihG0V9F HE2FRtg5QOLmCZphVXWsjCgs1BjEKfQxjo5VWrJYXNPcXmE/WcMnSw3RHAXGJW614qpfEWPLvgyq yTWepXRM48TDfkLaI2Z55JlxrFyrmkAp5FSxWc7hq04wNxcXo6Qg75xWsonFG4+1HsGp/ybWY9E2 2rojpvL3q5qO6CLCgG+xj56xWt+yuv2Ux3efsGqW/Pabn7M7fOCw3/K+XbJwS5pmgV11NF3Hql1w vVyz6pYY31Q9LtXqb3UTmrbeApoq6rmltgqtbjGSsH2u9J6KB8vmezScy9N+/nCH2kDc601judQP PgeIByRPCob1juIVEDscCml4hix/SFm9QJolUgLYDI0h1FCbV/srYgrGCuIck1nirNa52aJPjeIK wWeCGFZZyFMh9RHjLW1jESnsqxX+ZowsNw3WqH8kpsIwCeRirPCBIn/dS/zFPo0PP/pPflI+rg3A Ndf+/2PuTVpszbI0vWft5mtOY3btNu5+o0kPZUZmVUZSKZQUCEmJoBBUgUCTghqWJhpoIoEmAg1T M400F5roF2giBBoUJKISlagiW0VlRkVERni4h3f3WnPar9udBmsfM4v8Ax4OFwdzc7vHzvn23muv 9b7P681v9Wt7FSS/yrF0YkSsc5gIKSyMp5kQIrZzuBb6xrCqhoshZg5T4mGKzKWwaoSblWPbtzTO EocT0+6e3d2XwJntdUu37ikI4+lAeLjD3d+yOk30fcvVdkNJmWGYCKmw5Ev3tUZ1V6dcytqRdvXr FzWr2mqpzIFUjXL2SSovmSja+FuVSFMytgitMfTGMpHIseDnltXqiu3NB/gXW9j4ulsUmAKMCxIi m0YoG895sowpYkti1bTYcs37MDCME/fnW9YWuvZaIZpiyDmqLV+kNp41f74Uvc44EayxhJr/J6KI bFN0WqBor6AqswuOytZN4HFToBpWKrjaCayv8HhemZa2v+</text:p>
            <text:p>F0/ynjace8ZMI0MR6PjIcFcYaNW3Fu V2ybFu8cxtpatXRY6bG912fCVz6h8dBsNDSkaeDqQ6S/qbLhyu0fjpopYO2Tbt6YJ1XiPFEO7yn3 75AladrRqn9SBkaNhk9tTzILmZG4zEwny+LeEjZvSf0K42sUWLWrLzXB14iSgaMTiskqyy88jhpN rQwUCFtwRUfhS8iEKdJ2alN3Bsbzwt3DyMvjTPu6x9gKNS1KFEpjgFRKMWUZ5hD+g//uv4j8mv3j xJqNa8zGtfY3ChnJgjeOxiaGGBnPC6fjjG2hW1n63tA2BiuWFAphSuxOgYcxEorQ957rtdp5S0i8 fzjycHvH6XzP+oXl6sWabB3jNHF33LN7uCfudjjfsVqt2Kw2jMtMGEYNcajGmItSsTxKqfVrF95/ LnVmz3NTh87ps1gd+xSl7PoCjRg2CJ1YvGlwVlHgJSZKdPi0pt/c0N68xNxsYO2UOz9FeD/AwxFZ zniXWdmGVekYloElJTZ4usYz98IxD+yP92ydozOertmoHbdSSnPKGsRaR2+laAUCghWjrIU6EVDM wBP0Unn8lZTrbO3oX0rsOs+/ADcvdwXjYb2lN46u67nqV0yn95znkWmeGOcRwkAME3mZOewnhgQ9 olcv3+FMS+Na3NrTrBxt49T9mAWaFbJ+idx8hHTXiG8hzpTlSFkOkCLidCPB2HotE0WbA8wD+f4d 5f4W226RflP7DPnxPUMsubXEnFimkXFcGMKW+fo1YX1D9hZnta+SaiCMsh6LJjk7C16BniHrhl8u ZOSq+kQsRiKWRCyJKSbmOdI4Q+csXWMYTonb+4EPHgZu3m6g1cPIGsFSmOfIskSJgj8twf7JH/0v 5g//6L/+9aoAis9YK7Sl0An42iRZQmLcDezuBs5j4NV1z/q6Z73xWOdYgjBOM8fDmd3+zPEcwBnW Xcv1quGKwnAa+eKLe37xxY5kCq/eXHFz1TPNA7e7e768+5p393csUni13eB9XxWtiTFqqk8xqoyr c7r6GV3CmDS/rQgke8HcyaNRh6LcQVNTakKCQMHkzJrM1jjWvsc3axbnOZrCVISSeqx/hVnfwPUG XvZaAZwSvDvD5w9wuAPOYAtOWm7aFSEn7sJAkYL3hivbEKfIwxD4Uk6ItHzoOla+w2RHyXq6PNf3 poIadxA8Sksu5mLIqokD9Q79aBM21dlna+feVNuwPGf/P+PnicDKIv4lTetx0yv6eU9OsSL6Mmk6 E0+3jMOZaQ74mCEo5zGkgdllUrBw9njT4q3FOcE0HjccaIeZtr3CiVDCgTi8ZxlmbaA2Bucsxdoq 2c441+hnFxJmnrHWwsutBp1ap4afUkVITq9qIQROuz27Y2Lvrhg2G3LXYouqLGMx9cDQgBvJOg1J VqXXEaMFUqmgGgvZ16zGYElY5qLisTElTkug6y1r59h0npObebg9c//lgW+/3dBcdwq+sQbnhDln 9nOSuWTZLYv8Qfhbfu0qAN8KbWPoOk/TOzWtDJkwRt7fDtweZ7y3rDYrtpue1muzJJTCMAcO55nd EAgx87LzvFq3rDtPXiKHhyO/ePeOu/sd2xvhuu9ojOdwvufu/o539++5He9xTc+1FO07pMh5mnRn Jutd7WLKKH8HplebehcTzaO+vfoZn/m59NqAeh18iWr5dQ2t63CuA+spYhTMIT1ltYVtD2uvI7lD oLwfkXc7ZH8L8QH8CUzBiGPd9GxjYDdNhKKj0N5ZNk3LYYrshxnr9qz7LY311XmoyjYpUU1KYslA qNx5aqiIXHTj1ctwKekvFdtT7DfPcGDhmb33OR28JvmgBGBpVtiSsKZuRNKohjAlYvwOXZyYw4KJ gTJPhPOZOB1J4cgyDSzjwnGcWaSQOvXqtHbH1W5k7dZ6KIYDcbhlOYPJDawamtYjTlWbqYB1Pca3 iG+Q9Q1me4Vcv1IQKPkJBOJUB5HRfIb9aeYhvOSw/oBltaI0RmFJUuqor1BiIgXtAzl/QcLXhq8R ilFaU7KG4ES1PMYSsEzFYbIQY2YIiSFmmkYwraNpPdN+4eHdifPdiLcW62xltgjOWZyJ/bTkD02U Nz/u/nBb/vf/8SD/tC+/NhvAqnWsuoZu0+F6jX5ajgO7w8Sn9yPnWPjuy5brqzXrvkfyQsl6Uswx cwxwyipx/ai1fNB7Om95uB358e0Dv9h/RWn2fHDl6RHCFNjvT9zvduynMzMLFMd5OhHCrJHaudRR tKnorGegmkQ1K9UvWotUmEeqD7epPYAK0nu6FpSswRU5EC3VAegwxtJg6bCUYlhsS9p48sZCUyjv J/IxkHdHZHrAmnukOYFRpr7B0rqWte9YuYbzMlNSZO08a9fwYlW4nw7sz0d2xx2dWLbtWv3lqTyV 8zW6uwDhMXMu1+CRKg8WBYpIkYoOy8gljufi6itZXXKgcVyYX3UQlQr8DDVae5l1tGfqFKFZQ7vG tg29hb4E/XnTSDmfyeOBOOxIhwfm/QO7w55345F3cWReFlw5cl2OrGnxxinjwXXYTUvreuZ2pWk7 VhALrfP4bovp18h6pQCQdoV4oxtWGPX+r00fis3EZWZICw+pZde+Zdy+JXctxmX9VtFmY5kTaY5M U8BaYVPsI3SlSCGbQrDKYkjGMDtLLoXFCos4QjF1xC9MCxyCZgNkb/GdZx4mDruZ93cjtm1YbVo9 aAqsWoeEdCUp/ba49ncX8R//i7/+l3+rpeOvyQaw7TxdY7FWNdDTlLh/GPnyfuAwRtablpubNauV x8oFglk02lo06LMzQifChwY2ADHz/n7gZ1/uuT+e6DZCv12Rc2IYBu73D9zd3XGe91gcrfHMy8TE qCe0bWicf0qseYpfrlQseUQ4PbIwHxtoaqd18gR3KI/5ejVQRww9QlcUGpEks1DUeJOFjTVsO0vr BFIk3QfilydM3GHcAenGWmlYSiPVLavipG/3G94DhzBrGKixfNivaEpkPx65O9wpH+jqJVvX0VhL Kpp2VHc3ECUx25puW4pgcIjxGgVeU3XlMhy/MABLnd0nUY8rQYnBptE9IJVnev8qJLIVWpH11Nef c1Jte+P1Du86YAXrLbxI2DBj55EyDjSnE/54T79/z/XDl+xP98zTmS4teJuxzZr19Wu22ze4ZoPz Ha5pMba2b8UivsVutshqpUYl67WiWYY6w7+Efgi58SzZMpxO7M4jt+WG3dWHzNevsMZiok6rXG2a zjEzTZExJHrrME5HivmZyTGLaPVnXA1zUWjrZThRRAjAmMGFgp8TJmmFEQuczoG7u4GrdUvrrQoY Y0acpem8bEK6RuQf3KX4n+yn/e7XagNojL5RKWqO33E/8dnXZz5/GLECb65b3tx0tI1QSiTFSM7q zbYidNbwwhq8EW4K2CUyn2bevd/z+Vc7ck502x7brxjGE7e7O273dwxh4Pr6Da11mFI4zQNTmDAi GKendqnz+kef/GXNi/zqlaAaax6FZHVhaF/NPMNxaNNwbRxbEVa5YHNkKYGzODrj6KWwssKVN7QI hEw8jSzvd3SbB0wzqwinVDELC0UikguN9bzs1oScGatGwSFc+RbfbbAx8tVpz5BHMJFm/YauuSYJ 6l3IUUeWxuGMwzmLpFSFP0Y3AOt1oUqpC7livi8RXLk2BlPREZgJdUYvT3p/HJhY3YTNk6svjnV+ P+i8vQQolcpjq8DH65XCRA0PtdNMcz6w3n3Ni8015/17xvGApISxgrQdm+2HrLdvq8agqeCSC9+w phtvt7Dq9L+lCOMA06yvKSkToFghWsOYM/vTnvtj5MF9l2HzmrjaYJY6JTBWY+1rP2NekkKMvME2 DrGGxOUZEoSay/DMoqt2h4I32neI1cOxxMIyJ1zOiiiwwjQldu9PnK47ttuWhOZXGGsQa/De2abw u01O957yV8CnvzYbQFiKklqmzDIl9ncDt7cDwxi4Whs+uvG8vLJ4l2vTCnI2pGLJ6DjkpQHvBG+F eVAAyNd3X3E8fc32hXC17jBiuB1PfH7/FQ+HHS8/+JBvvXlLjgu7047Tw8w0RdauIyeYS3zKgaye eSfq3LoAN9U5pzhnjJb+pihpp0hl24lSgYpcpgnCRoRrI6xLxsbIHCNTXwitoQ2CRZTqI3riZge5 S4gkhBb8K1XMWYPkIyUdIA/64FiHdT1iCzGfmAGPo2k2XG0MtymzPx15x44tK3q7qlDOwlICktWk pG5bj3NOFYo564le5FdItCWL3iBiQZaAuFnLeNNU5VxSB4JxT5MBKVXy655y+DwVrlGtuPME3NaU 3RfQXqnAqOSn/ABrdUbfOOyqo9ve4I97tsMJoiYs4TLWr7HNlYqGTB3PXZKJLhHpuYFFNOsvTDAe 1FR0YRIaLf1DGhmGPYfjgcP0AXHzbYq/1hM8KUINr1C1uKhpZ8lZKdOdw3qrv3K+jIulgmIgm6SJ 0RXXbowG+djLBEa0u7RkjfbL1QCUlsTubmT/ZuT69RrTKIm6hKQ5m7mYlMvbrvB7V371O3/8P//x T0Na7v7xf/9PvvGxoFuWjK3OqOG8sD/MHI4LUuDVi5YX156u09MjxELOitguxmCcoXXClalYpIyO jaaBu4cvKPaBNy+3bFctOS7shwNf3X3NMI182H+LV6st5/nMwxliKeQCBqua/hyfdcc1svwy9SoC Up505KXu0oI8MjIvTcDLB6daAd00GmPpRHCSKTkQwsxceoKBYuWRr1EEdao1NQQyekq3pXz0Lcr1 Vkv/+zvkIUOeHz30rWu58pmcJ1JOTCXSOkdjO16ELTEmzvuR9/5A6zs2Xa+oqNrYyzkSU8LkgrcO Y7JudDlSYnl0CsplKJiqlj5WTFZpwbR1A6gNQVdhnpdTTqp2QKpIJydtgRenCzHFugAzzAU6FNMV pQaRmPpBGGgsrK8w/QZz9RI/TfVzSArxzEZDTEiKJV9m3WxK1nRjZ2rPom5s81n1AvNQkeSGYjLR RKbxyGH/wMPJcJIbyuo11nbkqK5KXbiQUmKeC3PQg6DvHF3rEas5CzlnbLWLS8WslRqx9ng1eExx QiPfrF4XlksvEv16nmE4BXaHmZvTTH9lNC14SYQlMsXEkrOl8HaL+/18Ov/tLpz+DDh981TgWLA1 CShSOCyROWbaxvLyxYpu1WinNBhSFH2TrQEvNK1h3dr6vGTSkLmbD7w/3rI/vmO1Xfjg5RZD4f7h nvOw5zScNUk2F5Zl4nA+8X63ZxrnGoqpGLJAworq5QUl+8QLx0uEbOrcnPzomhN0Myi5ngQla7KR GJUCq1awxoI7EpFUIhJHUlgRQ6RET0qZYZlpJeCbgjOFshjKuCb95iuW3/yQ8sEVJheanxbs/gRp /7gBrHzhdXGU7NgvkTkNZO9pvOODzYq+wJe7zNeHA4HCb16/4kW/phMNLg0lEeNMNgpINaKNxph0 Y5CSsb7BOofBKrX2kpJTyTWPE4F8sfvWk1t8bY7WxqCxT32A0tbeQIRl0ZM4zjrxiAuEHpamxojZ 2qk0Ko/e9LBeaRkfU4WTFjSuKcKUdGEvZxjPal8Wo9MI73STqOh0Df2sG0XJ0FgymZBmjqc9tw9H bsMN59VrWK9xIuR50UAXYzHZsITIMC7kmGi9TrmcryLg8jgr0fAXlxCjsmyp0JhSCimrVd65Ono0 QkDquLngKxshO2HJhdN5Yb+fsJ2n6xpKSsQQmZbEolSo7iqVPzBx/uy0DD/6tdgAilUhRgLmkBiX iEhh3Xk2qw7f1NTZesqkrG4vR6axqOOvsRywHKfMu4c9Xz58xeQjq+sr2u6KMB0ZhgPjcCKmgLPC cTjylRUezicOpxOURGMNGG3xWaSOwjRKS/XZ8oimK6XUXm71k1yahHVbeGr8PbUML/9fqbiuWO25 6vxTU41k+/R98kS6wXniqqGsV8QrT9o0mFhwbaNuPzQ7TUQ3nd57Nn7FEgvHOBJCxBnHarXCu4Yg 8O60493+nraGlVx1G1wVBaUSCWEkGDCuRYzT6qQSa0oJ2KJiGnFS1XYXO26NALOuauj1vo7E6iEq T32Bi27AoYtRrIaO2FFP8Hl8mhTMLbSdqvychaUqs9KqNhTNU76gM08Un5z0Lr/UDSBMeg3wTRUu Od2YMFpJpVANTmoHLKUQU2BajhxOBx6OhcF8wNK8JGEVWpMiYvTvi7PG0A9zwFK0+vIWa+0jRFme cVVKxcbpM1fbIVIe7eGXgdOlk5RQXqbexjR3MMakNKzzzNXUI85W2pBqa+aYCSHbVPIbm/noRbP6 tQgHdLZRcc2SCuOcWOaIt8K6b1h1Dc6qQENyQHLSaVEGnzMdhd4LU9ewd4l3p5lf7O+5Hd6x/k7H avuaTMMwJ46nE3Ga6JqWAtzv77nd36mmvyQNCzXCRcvn0ZDNXGr6jpgaRiJ11F/BDs/n3JdmYX6W J/9MDyDkeh3Ij6ahGYtIITzrwksd7qmiTkMz89qTnFddgNUyPYcaBiEXuL+pQZ0KQVn5FXPITGEh LJCMQN/QNi2vRYiS+XKn79mcE98Xy7pbYZ0u2pxmllmfNNu2GO9qzuFMLpGSo9prfVO75JcqIOqJ fVlcULP0gi5GX5eBuaTzxioecqoD8PV+X5baA1hgXmCaKMsATYN4Vy28RvHcqVYNbfPkCkwZjgOc 66kfBj35qZmDXacKwEvMecn6uuNSG5qpQjkyczhzHnYcTgPHuGLpPyC5K0LShSqiYp6cM+OQGcbI HBLrxuK9wVk1HT359iqkpWhDW8wlxUnHq6EatqxR67YBbEW7Xwx/paLEJSWWMDFOjnGI5DlC68il YIyh88IUE1NMZs6lNbC98t3L8r/++Ve/vPty+u7/8J9/Y7oAt/JCTIXzonHIy5zAWvres+ktrYUc C7kmriqe3mKTxRkhtx6/WRH8wBe7L/nlu0/J/QNvt9/nqluxjDv2h1v2xxMky8vNDWJhCBO3xztC TljrH5kKRp5g3ebSzS9PyDojpqYsZT31H52kqg4sj/PzJxVceQri0mxAMp6E1MWRs3Z5Z2+YQ2FZ CkuEXFSjbhqHW1tC75G+wRmPWQr5HDCnUReHrUo8p00kY4SVK6TGMSbLacmEkDlNgaa1uJXlFS+w 0rI73nE6n/mlu+eNZF6YLYhugEtS8m3jWqxvMa6hDQotSUU3HWMu4RS5Rm6XWkZLTQ2uqK0LvKKg p7wxzxBclw2zZgb6FvqrR0pQPj6QxgNpjtimxbfV1mu8TrXSDOPpqUIArRrOe+3ox6VeNaw2A7uN /vymrzLmChKZ5+oCDOQSiASWkBnCgf15x24R9vYFh+YFY9NTXKEFJFtSjsxLZpwDIWScaIVqnSGZ 6gatWnLh0R/+qJLg4ijNhbhk0qI8R72CqQYDJX3qn5xrFmEipMg8R8YxMS+JEJNG6ZWn6ZMDF3P5 MBa+34Xy24fPPnt3Ws6f8w1GhTpnhRQLYU7Moyb0msbR9BoLbg2kRX/JnNOjKKIUi2k8ZiWYbmGS kS93n7Afv+LNBy3bdkWD4e50y273FYfTgMFx3fUKoLGG3XQkhhnzaIl9yqiQZ2FNRowu4lz0UBaj eQXVzll+BaX9DFpZS/kLrKWggRGdQGcEd/meBEmEaITFwkjEzguxJu2Id7D2yNojK5VCmynB3Qmz P2nH3Fdkdm0kiRGcM/SNY508IUXGVBjnQDKZVSf0/Rpf1vRiOIx3vB9PZGPwxtE2DcYYcs7EFDBx 0Gh22+GMJ5es+Y21W42tJ/0l5bfU9BpxT+V+yVU6WRFe8isRxdVQlCocz6qrTxwUIY1H5jQxjgfs 6Om7iHEJsQ3i1GcgRZB2hfhORUbTiTLtkRgwxqupx6107Ndt1DbcVAR4nHXuP55VcBQX3QAkMKeF 83xiN4zcxyv27g0nvyZ5R+MzTREkGs6LsCyZOWonuLGWxmuzOv3KtfCZLqRGr5k6Wck5E0NkmTIx FLwTxGhTr8jl0lmfm1zISXFtqURSSsSQmEJmSuUJPlMRZM4ak2Jeh8RHkfzhENN2jMs3igd2UXRm mYJ2LFPM9OuiyVG+npyxYEPBJn3g5iLMwPWqwSWHkR3j/MD9/AuaD4Q3r9/SGUecBg6HB3aHB8Zl Ytuu6FyDcTCl8KhoM+XpPUja1n70/xnRHMLLzlDyJdFGNds5l2oBLth6mpVaMihQVk0kGSEWocOz spaNVQLskgKx8vVtgmQTs5tw4544n2Ew3zPMAAAgAElEQVRJJLGEroN1g6w9uRPcfsB8do95OGon waEldULHdVLAWoxr6H1LCFBSru4+QwiCF0PbeTb+NddTxye7d+wOR2wIfPvqJdf9hmiERGIJYzWZ CBaPWFeXf73J2rYCGsoTuKNkrQDKUmUAlyvBE/T0EcVVR6YaxhFreGgDeIq0RHEMBe5D1D7OUhA5 YC5mKpNxLtL6DY1dY3OgpImYZrw0dG4Fbq0bgN9o1l/b6eaUAkwjnPYwHjXENC91IypkAlMM7M6G h/ABh/Yt0Xq81SiypvJIc8zEWSPYrDU03j5eLU2FnMqzXhF1CmCcYJ0eDlNMTFNkrvyLprVIYxBv HyuEUmPbJWdKmil5QEzBSEaKRuoNSSvCUklU2VmkKaQlMcScv55zMCWnhxy/4SlANiwxMoyBYYpk CtvesGr18YqpUFLGVoa+wSl9tWbeS4zs7t/z+bvPGMMd33r7fW5efEDKmdN5x+504HQ6E5aFYBuW GDEFYkw4LE68nvO106JXAV3tcnko693sAugsld5KRWmV8it+midM+yP0QTv/guClsLWGa2sZUuKY 4ZwSS0xITlrRlkgcJuZhYhkWdYZddcS1Roia04i532PePSigsgm6e1z49ZhHaa/1jlXuiKkQWMim KA9g0dNWvKH3LVvn+FY23B5u2Z3u2RhHaxy+6zHGEEtmCQHLjDjBGK99ikcqb8VmWZ7K+sfY7Krz L0Y3BDHaZEvpif/3uDAKCUM0jiSOkhJlHhinE0eEobliTmrFDmmmpJGmeJwtOB/ZLLA2hcZlnM3Y psN0V7C6gX6juoG21SuGVLfiosKfMhwo0wkpCZyKaAqFcR65nxJfzde8zy85yYbGGqwpWKMZlSHq Zxjqyeusoa2BL8b8nSpR5MlOIoJ1+j05ZZY5Mk2RGAu2muOstRhrHuPcBYNUAvISZ+a8kK3DGcGj 0eJLSJSiVYNkTcHyXiPzFiPlGHKKc8pn+WZtAS4GmKbEw3HmOEXECC/WnlXrSUl07lwSmKQVYiXt NsbAFJnv9vz0k5/wox/+mKZveXX1mk2/ZX/8mnfHW3bDmWlWZNWyLJyALIk5LrhicMYRRZsll0Ur udSOei3LuGRVVHNHrQaEKsO9UKXqPNeUp3jHqqGrbb1CKxoJvjaFKQlThocY+ShHCgnXqLipuMx4 njkfRlYvN/hNS2wbCBn3xR7z5QMMJ+gWaPX90b/SVFyXLnArhs53xJIZTWK6wDVzIZSZaCLOGdZt x9ubFa31/O37gXfDEYzlI+dprCfXSm0OC7YyBaRmHVSEkXY/3XOEV+3Ep/S02KVuBvFZ0u5lo02B khbGHDjGheO8EKcJiYHsDKnpkfVLmmJJMbCEE0sYKuVIcWpDKmxLZO0s175n061w2xu4eqmosqa+ ZrKO+mLWHMPxTJnP5DBqtoDXq0VcErfnE5+cLL9IH/C12ZLF0V44oRnmkDlPC2OMhLq0nSjjwVWo abk07S4Tniobt0bwVrMXlzkwjLoBUAqtt6ycpbF6AKV65XQIJkdyPDPHialkrNHNphWwMVPmSE5G m4654HtP6wylsaTFkpZY4S/f8AYwnhbOh4XzYSIuAd9YnO8wVYtfqkQ1Y4gipAytsVhjuX+/58u/ /YS/+uynPIQzH//Gx9z4LRIW5vHEOB6Z5xFJ0PuOxuu9dgqRFDVxVczlpNIFaym1E1sT9QqUEgFl EMgFVnmxyNbvlYvy/xExJ8/6vSC2YCk4McwFhmoqMixEAnNKhFzwRoEP0S2E4cR8PNK+2WC2K6yz 2CkghwCnRbvfhGfNtwstt5bRdUZpxCh70HpOWbvPziSl5CadEnjn6ZuW6+01b/K3uT++43Y40DrP ywJ9u0aspYgQS4RicMo0rhuO/TtI3acqIMcM8RJ5nZ/QWyXV4BSlKii0NHGOM8d5YpwWUsy/8t4b W0M6JdGYChkxWafEWJKD6BLFWZV1Qw32nEFWde1npf4MBx31RTX8SFb6kXEeGsOcTuzGHZ/sAz89 3/C5/YjJrVkbwRewUQe6sSZRLanU91ZwViPCpJbgPJORX2TjTp4yIWOMDFPgOAbGmGmMsGocq04n L7l6BkT0qlBKIkRNJE4l05gWZ1u1MdcqIGVlEkiBbK1Sn5IyKSSkYoZQjEvf7AZw2o2c9iPDeUZy pnMecU2dyyoxlZJYcDVBWH+hJWQ++fxr/s0P/y1/88UntB90fPTqO/S2YTrvmM97wjiQwoL3lr7p aJwn58ISwiPc49KIeQR8VBdgMaYKetKz09xgnDxGaV8w9ZcgxlybPCr2eB7JWTCmVPKv4VQMh1xw ZFpJOFFa7xQLhTrd8DN5OjCf9gQ+wnUdvrO1v1ZdfKY8NoSUyXeR6T7j2NdX4MTR24Y2FhYTMUav QiUJIUeGMrF2Ht+2vLl+Qyaz33/N/WmPz0IvDb5zCrQgUXLAiMUa9zSCvPD8eZqMXFJ+S8pP6b5F tR6P2vdLz8Q4stVN39uCaz2lsxTjMCSQRJZFfRrAyujPiKihqRSPbSxdI/SodDvHBcY9SNAAlLRo o3I8w2n3xDhIE5SsbD4xJCLHccenhx0/PvR8El5x6l/QWIsjYqKqAzWpOhNTUUMVmrbknoeo8jz0 q7ooKThj9PtyYVkS5zEwLGpP7rxl1TmazoNRs1apkuCSCylGYlxIJWHE07gO71tMDWjNKSs+MWoH ehEhJkueI2lJxcSMywWbvuEKYHg4cj4uDHNUD3tjsTUIQlLl6BvDEFT4tbaGvES+OM78689/wf/9 0x8y3d3z2z/4+9y8uCLmhbvdPYfTnvE0ME8z6/WaF5stkhUiohOpotw7o1HVKangA5F6HqnkpVwA lBhV+T3KuKRWr6rGKvVkeeRrXPoKl8lCgSyGLIZYwRt95fR1qRDjwiHMnHKh82C7SDkNTLsTyxjo MPjrFnwhfmUVVX/RANg6VqMGWFpTZ+zNI73H0bISwzYNJBZiUVOVJEOxKhTZzWfWrmPreprtR1yZ ltvdF7w73VOA13LDym1ViJITS1nw1qlW47IJ5GdI78tEQorq8ov6OUpJKiBCkPwUOmqsTh9eWkv2 yyNBqIgjh4WUluq9qMPVXHRUKZ5UNLTEe1FfiBhMjsxxJM0RztCed/hmjaF5qkJMnbsvA8SINx7C SIwjX9098P/dCj+N3+VoX7EWaFPAkjkbIZaCNxBTUoR7HSM3xuItiE0UKyRTnZXyLJlXFKUWMyxT 4HReGKZISYXOWzZ9Q9up4ClVoZwRQXImLJEyncjLGRFP6zd0vqfxTklnpUDQcWIKmRITwzyTjAbB mlJK03jsjatwgm9wA5jOM+MUGWJRhr13GpBQNFrLFKGgb1Qq4K1hd5750efv+dMvPuPPP/2U//Dt ltfrK7wVpjBxGg8M45llmolReXCacqN+/HJJob0AK6p6RxeqtrYKNSMP6qnwdPJTpPL7n+v/ale3 6AjrcVwjKiK6zHeTKY8CNS+W3nh6SeSwcA4T5xTYeEffFuQcCMeJdJopMWOuW0onpE7v+DY9D8jk 6TQ1NSY6Vz6fK4gkHLC2GkC6Typ5NpL0xCuRU4hIFpx39FUQtJSZw+GW++FI45wu+K7TplROJImY FDBJasCHewbZVNWWWFt1rzohKc8CEuQx6UeFVtYYrGlrpv3FP+DIoSHHSjDKRRXFpafUWX0ueju2 VhV3YoScgk5Z4khcJmQaNKTD9Uiz0n6AQEmBGGYkJbyHZR64G3f8+G7m3x1es1+/onFr1hXlnoAQ o964iiElzXAoqHHHGqkWB/28L43hS8FmnqWChpQYh4XjuDAFTb5ad471qqFpHaU2EC8R4DEmxmFE xgmfEt5t6doNq8bjnQErNe49E6Mwh1SmeQxLnL8slmO/Xn3svTeucV6c2BzCN+wGjJk5FcaiEMpo DUjUER1W72SpaNwykJLwfn/mT3/+C370xde8etnz9qOP2XZXxOnEMhwo00iKgSzgrCOFxHkYSDEz LTOFiHFVr0IhFg3flFyqnP0iAdbIbGP1vmaeVbUXl+AllfVyH5DqH6DO/sUoICzVq+djKYfFYvBY OnGktDCHkSXOxOJJzqgJ6JDIh5Eyz7Dy0BlKp4ujLBEJFzR3DUu5vMhcBTjitSKQGSHSp46U4ZzO JLMgZsGagogjFsMxLqRkuNquaNY9b8yHtM5zuL9ldzhjkuHVK0Pbu+pqS6Sw1Gx7eOS1G6nj1Mrv zwrdNJIRieRlpsRIqUDOx0huqkMP+ySDthbjeyQJNqanxiGaxWfDvo4aHWJ1fCgGTJqra1M/y1gg kLG2qLaiUXJvTjqRkBwoOfIw3vNnD3f82XDD1/41m3ZFL4IPgVEMs/HYop9lrslkIavT0xmFeSIG jftQSfkTEkWqGhSdHsyB07hwngKxFLadY7XydCuPdZaQcxWnCTkWpilwfxrxS+KFbdk0a7Zdz6oR rCvEOpTJqRCCcJhDuht2DzEO/9fLbf/jjV/9c9eYVrzpky3NN94EvJ8LxwhR1GyTouKXJDuKs6Qi pCJ4p4aa/RT55e6Bn3z+c3729YEfXH1Ae/URxXecxx3D+YFlmYgp4bzjpu+wGEqCJUTCEmu6lDzq 9J90/5WMK5rUZqoa0NdI6kuYJkWvDyLPwiMv81nM478f6TcXqGjNmIjVFHTJg7N10lBSRELQ+W7T ULyalvIcNQlWwDiLbz3FW2Ip2LhgonnyuF+U5kWe3G1Gx29SHM4b2lzo46yBICobrCdUIhQ4GYML DcZ6uv4KEU+Jnumw5ziMrDqPFYNrVxRrtJNcUu3qp7rYawKPAWxtVMpT4LlYbbZirJ7ETf8skjtf OqfV4+DBtRXkWRe/r07CnJHQqhKQ8uz31hGb6aGxDtOsIGWs9UhbxUBGSCGQwqz5DWTO88gvzwd+ eC78Uj6k+Fe8KJGuRJYSSaZlFksr2vMJKROzXhWtERorzwxgFfGWLyY2bchK7cynOTIPC+OsNvfO Ga5Wnm3fKDOgpkq5uqBPQ+A0LORUaJueTWfpnZb+vhGsUTPWki1TzIzTwG64P3x9+vxvTuPD//Py 5gc/XrX9P2lM850SQlnmpUj6hpuA76fMVKEbZO1eSso6igNiNc3YxiER7qeZLw73fH33Kcfdgvvg Lbl7zWwicfol53HPuMzElGiahuvNlhwz59NISZlco7aNGKTk6vGvDbuLkw+NbrJZO6626raX6vKT Op8V0WTjp1b/Ra1VRz5iazaYDgGzaDc31t/rcoWw1pCzURl/jBq6IR6cCm4uAJKSq8LPGIKx6h+I od6jm2cL3zwFaVzCNaWpIR8JXxKb1JACnENR6YDTK1cmEyWpkaV4tlfqyLyKDSKO+fSO/fmEAFvj MLZVHHU1TpEjxGqucaZKlKvYxBStVLKo3kFqtdB0qvrLVT4clxpnbPV1S/eUG2iM2oFbeZISh766 Bueq469ho3jEe3yzxvWxCnGsagBKosQzKU7EONNKIaTIV8OBnwyFz9Jrlu5DNm7LOg3YkljEV3qP PAbBzKkQctYrnRFaZ2mdw1hDRJOa5BI8QnnKZIyZeQhMZ+VZOmfY9J6rdUfXeV389ftThYDs9hPz Elj3nhd9z1XraVAAqPUGKYU8J6bs2C+Bw/kdD6cvvrx9+Mn/e/f5X/71P/qHf3jaNOuzy3Iaz+OO 0zga8w1fAcaspq5ULkIwwWCRYjFJBQ9F1AEVSybNC2k6E+YHyIVEB+UFpgRMdoS4cF4Gcgz03ZZ2 tWKeA+EwkIIaPMRdrhe6uEWsWsZzhXvUzr6xdZQkqv1/NJjVa7+im+o48HLa1hmzeTQKydPJJ2Cs LrJUDLk2h9YCQ44EYCKzlEKTBJM7TL/Frzpcb/XBTwWZI2WIpCljm1w5BrGO5PyT1Vbqm3oBcRiB MuK8YUtHyYU5zswl6dTCNNgCPidKWZhxuNHSdh399YbSQu4Kh4db8m6HS4X+BdiNJ1tHMoLJQV+H 8YoGo+iCc23lANYqwaJXA3dJ6e1qz4Knzcs1YDtwvZp7rHt2Nai6CwRirwt/OUNw6h5MleJr1Rgk 1j0Ff4QE85ESJkiRgrCUgUPY88npxCfTW472N/B+Q+MKc1Tfx2g8TixbMi5qM3IyllD7na2p4h/v q+K52sWRXwkgKTkTlsBpjpzmRM6FVe9ZbzXrIHuFi5gqjziNgf15YgyB3hterVquGoc3Sm5urOCN Si3GOTEsC4fpxJeHz9L98NmPczz/H//lP/1vb7+9uf771oiklD4NZv5r+zB84V7abxQT7solfFVq 0rS5RNeqSkuqTnqhkFLB5aK7nm2AE3McCWFBrGXVXLNqj3g/kVJWenDOLCUTStb7dz11RQQvrn4u KtRIJpNMHd4ZU0ks2iU2KArbkCsdpzr8JNdxYjURFZ0Fq+HDPKoJc3X9GeKjRwCxWAO9FEJSdvxA ZoywHixm6HB+TfvRNf6jLaVviIcZeZjI9wNlDiRJWmmXqF1/kecdwccJhppqjI7gCDRS6GOiD4GY A3MCMS3OgMt6SUlpYZz0FOo3W9r1hpVAWDLD7o7DcYcYQ29bWBnKRTJdqvX38o9p62le84llfkoD 9j20vToK04UY5C7MaOUBuk4DYX2dcMjfSfPxUo1H1VHovJJ9ctKf5avyz1id+ZczZYzkZaLUqLRT GPhqOvHz0fF1eU1pP1JMfZlYSATjCVaVDy4XTIo6WqsTnUZ0/Oe9wbYqwCHW2Djz5BQtJZNCZJ4C 4xyJpdA0lnXf0PUNxbnHiHhbx9DjvHBaFoqHrrOsWkdTRUW176chohHOQ2GaJs7Dnq/vfpk/u/vh cv3Bd/Jq9fYHTen+I4QhmPjv8jr9/B//n//N8I3bgduqnGsEVuYRF0kkgdUOesqGULusXdOw7q5Z rT4C+RHT8DOO5xXJf8Dr1WuMaM/g4B4Yw8jdw53KiU1BWq0sSkpYKXS2edQCmAoCmZ1m9CEGI7k2 A6UGLlQeYKo7ed2oLsI3U+e7OVduYS3vL2K5cmnS5yozftZjsEYIpTDFxDgKYe5YvW9ofqel+f4r 7G+/Zln1pPcT5osT6WcHSjeQ/UI2tgZdJngUdpin/gTmKU67tJXPn3CNZ7PuWc6BOcxkP2kQiDO4 pJtKjIFp1sac9yvWzQvsK8fQNOxuPyPv3yM50/IRdvMKcX21MUcte01lBV5Kb+cg+coMdIo28201 DNXXaNtHuAm2Jv5c0odMfkKSXbQGUg1EtqlOwgZiW4VSz0NEL7LlmRInUgiUHEh5YTee+eUAX8kb zs1LvO/p44Emnlgqrdhe+haigjGXszr1iiBWNSKmFeWaJDBJHZUYg1itAImJeQ4MYyDHTOst203L Zt3SNE6f/aS+kiVkljEwDZoq3K4drnHank6iPhZz0TVlxsUxTsISR8Z4z8N0a97vf/6D/uaj/+r9 7vgbL9uPXonwL5LEPxG7+sZhILrHV9ZeLxoMYkshxkSIDlvk0TaZK2Wm6xtubl7ynW99zHfPX/Jw +1d8vra8MDM319/iqnmJe9nzrv+aLw9fsHv3FXkJrFYrbt7cUErhcH/PchoxzpCtVP980fm/sSQM GYNIqlbe/GgPzuYJ+iEVKnkJ+7xsAObi135mMrpIhk0xqjAokVK0IeYK2qgsljAZlrAiyhvsP/wu /e//Bu53PoIXa/LdSPrbO8pX6gGQNwvFVnYhCTGpyqbts5NfLrrlJ0y30Zm8c7AiswR1C845VTqt rSVsIpdCWBYMA5INvlnRdddgHIeUGPdfcTq8x1iDxcC6Nv/Ks+DNy1Qi143It3VB+3q3d88alvap tDeVhyDmqXx/xJhfKoBnmeu1WXsxQj22200NA82VU5DU7CMUSgosy8B+OnO7rDm6Dwh+ixjBEnBE UulI2VIyLFZqtWowKWGTvt+NMzSNwxpDiPnJ5mB4NI9dQk+mOTAuqtTse8dmoyM/DDXfT0fG0xw5 </text:p>
            <text:p>D4GUlCrUNuoELdV6butbG0JhDIUlZmJJHJdbbsdP2Q3vzPb6W999u321msbpg93xuJPO/OR7H/97 f/FbVy/GX4sNQKrAwVqhcXqXCUtimTNd63XRpUQOaqjpesfrVzf8vY9/i/3wBf/qi7/kL3/2Z3Rh ZpMyH7/8TV6t35Iay7EsvL99Txr32FXLzdUW5xriMhNOI2UJ0DjtLtci3qvFqOb82Uemv9SOPUYj nS7XACuq485ZtQsI2PoQ5yT1fg5GLqeFEmEjkVQWStZ+hCmiaT2nBl7fYL/zPbo/+B26P/gu5cMX hDFT/vxzzL/6CXK4h7cTch3JJpECJKv0XWOtLnKpYiAptRyvF0rj9F6NKhM7EttWE5Ee5kjIWlIn ozpxQf39eRlY6jit61/S9TeUV8JshNO7n+EfvsLmgheHmKsqD25+dRMKs1YATVNP60rkeW4c+pXU lWeR4Jkn09FlsP449nxmSMpRT/5STUemUoZK0t7APMAyITXbIaaF83RkP88c+ZDg35BNhy0Lxgas CC43BDwxC0tF0bdG3XgmZYy1NLX5JwjzmIjpQkDLmKwX9JRFbe9zYsmJvmno+4Z21WC8wmic0WvC siTGJTCWiPPQtxZrHdZYJBesKZhcqgQZ5kVIEojmyO3yCz7d/VvmsJPvfevvXX388tvraRz8z77+ 5ItjPt//bz/8n/bmnf+1CAex/9nv/7M/ytZg1i3rq57VqsFc5HRe03JygSVqDJcI+Kbler0lLpn9 Q+Rnu3dMx59STEsqhVQiRjKOQo4zU5w4LyNdu8KJJaZEIDFNg56ExlY4h6XUxuBFyqPlnjz+kXqy 5qr3N8boBiZSp1764OaiU/Cau4mrY0Mpmgq8trCtuKYkljknUjZcuRve/oPf43v/6X/Mze9+D3e1 Yvn6yPhXnxL/zY+Qn3+Kaw9wNRO7RL4sjnJxLerJKtbX05SnstlcRoKPCIoqSFPmwRgMMWcMAVPS EzffmJo9oLTSUgNRmkYhIdm1hDhTpj1tSSrfvsgjsgHX6OsRnetol54n2fJlkUutVB5f48WaHS8i ihpA8txp+HzzyIr7Wi40X576BSUrXmw41U1gJMWR47Dji9OBT5aOT+13uO2+C8WxDWfWnLEUAh3B tBTjaUumzZqkFMQSjdFgF2dpGw2BDUtSYAqFmJJOtrIGds5TYpoCOcN6rUEeTe/x3mBsjaUbA+Np IcWIcULTOnzb4LynMZYeaFXPz2GKjEGwzhM48jD/nJ/vfszXx8/51svv8Hvf/fflt9/+wE5l4Sfv fxr+4uf/evmXf/on0r87nf/ZR/9o+n65yX8RPv8G3YA50zhPu27pr3paL+T9kWVcyE1D10vFKSnb LZZM33o+fnPN4Tu/xf53D7zcJH7x+V/y57/4G+52t3zvzbf5+PV3WPuGV/014Xrhy90th4cjqY0k WyjOMErAhYIVi3UeEVfn4RErqTb16ryZwnPyX6KQJT0218WoDDdXg41UCWwpihI2mEfvQBBhwRBK JhahWFUcODHY1tJddWw+3OJ7x3J34vxnPyf88Y/o799jXw/wopA7iKJjppIypSyUoBuAtZcFd9kA zBNsnouNzWnTsF4FulZYzaJswjw+aiCKKzW4VsNAShqIs9AYaNw1rr/BSMNZ4PjwKd3ha/owqrOv WShdUmah849zez2hpzpKeVbi22e9igs284IRy/aZarP+TulXu+uK9JoU/pmljh9T/T1Rn/88QwiU uBDD/1/cm/Vamt1pXr81vdPe+wxxTpyMyMHpdDo9lId2u9wuqgX0RasZRKmgkRDihg8A3HKf4gJu 4CMgJLhqgQRI3EBLLdHVVUVVeSynMx3OyMjMiIzpxBn3+L7vmrj4r73PMVdVjavLkuWUUlbEOXuv tf7D8/yeDYtxxcsh8ox7nNojVqpmL3umYUOjI7GEeKRy0NvksSmyNprRSAjHDhGfZQishQknisFR 6MraStnufRIYsbXUjcPVkhOgtFSVq96znA/kIWCcoqkctnJo60qbpTDlMx/HwKZPBA228qz8OU/n D3h2/Qkp15x0Jxy3d2jrKRfjnEW8Okj0/+437rw9q3MTPl9/8RNjOP1brQD+8Q//4/fvTivePmw4 nFQ4rfD9yDgEYky7dVwu4okcEjonDJmuqjjZ2+PYdezlhvHFgufDx1xsNvR+AyFz4PaYNjOapmMc e66uzln0K+b9kvmwZowDOSkqXeF0JVRXlHyQZFFhKVvWhtu28paktfTXSklrkNSNuQW1dYKJ3Xgr fa1yosmJVknJbFW1dRWha8WkmXAYG+IXlyw+/JThw4/Rj58wOVrjDgO5K6EQsZAociIVwZFW4pzT 2twMz2w5KNs4mm35vBuKxbIdELpvDCUA1EhgRcoaH+QgUAb1JoNNGqsclZ1A1TK6in5YEjZzTPAY FTA2l/Oty0Cvkf/mYgne8vd2JGF9s8VQ8SaRN3HzyqtYDnYJJdmKkLyX1933ZV9bVBfBCx5ssxIX YBwJfsV6fcbZ5povQsNj9xVe2buQHbPUs5dXWJ2J2tJrx2gqsnFi79WGEfGmRMBojTPC/lNaNB5e iyovhyyxCEXME1MiG4VtDZNJTdtUOGuI5fBfX/WsV74sLwxV7XDGCQbOiN/fhYTajORNEAegg54z nqwe8cHLD1lcvuB+c583uvuopDhbX5BJHHR7prJ6aq2pfB79fHVxNnWnT/6yH/72LoD/5Pf+o/dP Osf9acWsMlQKsVd6CVRUWskEFYgxsdl4VquBzbrHWcvxpONLe3u8d+8e3/j6O7x18lWUanhx9pLF ek5Td7SuZVpPsK4ialgtlyzmV/Qq0M5mTKczGlNJnNO2nFe3U34MGpn2yvp5ewFw4xJURkaA5fDr nXR4mwuvdqZhlzM1cgG0StMqI8oxBUF5jId27klPz/BPnpPnL3GTOe1exLRIBZPFLKXKoRBrskap rZ5elzVa4fXdijHb1f5b1VxKqHJsA+oAACAASURBVBzROsoAKiqikv+qLCuMmHIJstQlAAV0yiVB qMbUDbiadYLBe9RmhVFe1GlJdt1JidZAmeamKklxd4kVDWtRFJaDDTc2Z33rf7cXLYU34AvK2w9l +r9tLbYXwBYzvoG4xPcXXCzP+HzIfJKPeWrfpFd7TEJkxkBjPEorvLKsckXEYpTd3ZtyAQiXzypF bTW1FQ9CyHm3HsyjPFpCm8qi3rSKtlCvq8qiNGwGz/Viw3rlyRma1kmF4BzW2IKnz5iYcGPGeo1K msjAMp7zdPMpn159wouzl3z14Fu8NXuLnOF0ccaTq6dMmgl3J8dqNpmZum2bMY6Nz2E4j91Fu8nL V2z+VtBA5j/9wX/4/kFlOGwsU6sFUV1+eSlKv6nKwGUYI6eLkWfnK87OltQqcW+/5p037/LuO1/m 629/nTeaE/IKXq6v+OcvfsRys6KrJxx3d9ifHtJ1e/jg6VcbskmcHJ1wd+8IY8QspKKAR7Q1MhEv wZ8iGlIICb+otEo9LfNvtR0dwpalv/V+s2W+yZfWkKnIEgOmYaJllhC1ZhgGYt+jx56qGugOEmo2 ouqRSsdio9Vlo1CIhOpm1aCUHH5tDMq6Mg03t3iFN9X1rnzOW8VALFgzzUiiTwkbJehUGfksYtSS +JUzWqfdkKNyDXXVkW3HoBzrYY0KAyYF0Sv4gTENoq+wFapuZF23tUpuZcB+kFiwMJaaumDCrCmX WXVr2r9VApYXfuzl8O8oyVviahkAhgHCCsZT1utTPluu+IU/5Jf6Plf6mCY5joOntUFCWZVizIZl qsjZ0AC2MPu9Fs6fDgGnkAvAaZTW+AwhKqIX1F0q8vKQIaRMYzWzxjHpGoyz+BRYLDfMLzdkFHVb 000qmfqXeK9siqvTJxoPNQ0YzdnwmEfXv+CD0w+5uD7lS9M3+M7dv8NR9xq/vn7Mnz//GWf+msP6 gDvtIa/dfYPpZL/a9MvjMYzT3o/WoV899ld/K62AHVY9vTMMPtKlRGUME6vJtcXmjDeSltoPgavV yOnVmnEYOWo0exPHdNrQ7XcYW5HjQEqR1WbJZujpgV+unnJweUClHScHd6lczVv336aZtLx8+Zg9 2zGtW7zTrE1ifdGjotBVMlsXoAAn5Qwrcra4LA5Cs6MFbPcFBQJSDoaYmhK38wED4FH4rOTLkpMc JuTC8cOGdfWSQWnxw2eR546jQoUIKmCsRhsnM4Yc0TmQSvpwyBGTPSoMooDb7sB3Jf8Nxhx0Ye8J sMPmni739ET6ko2msoTv5Bx3NOCIIWRR/pkwksOAcTX71YRq7x4LpRhWp1z2l5jNHDP02DigUkYH j41H6KaTg2rtrTKfm3nFdgugtvzAUvqndCuHMMrBTqP8u63pYlcFFB1C3EB/Tdpc0K8veLGMfNQf 8xH3eKzu0CXDnRyZKoF8xugKo9hiTIVXVpKbdiEwgqZXMYgQJ0lqld4KSSVeihxuciO3UXMUAxRW /ByrtadfepJPVNOKZlJhKyNQESQwJ+WMU4rKWBqbCWHB+foVn15/zKfnH5HnK/7um7/L146+gYmW V6sLTleXfJpewAruvjqiaVumdw6YtJ16/eSdLmr1rbXfZBvH8T9w37DOm4/+59Uv+3+lF8DiekhN 7dQ6JjXNsl+tSEycAC42KDY50/eB9aonjz0nneWduzOODqdYZxkHT7pe8erZK3715Fc8ePqA8/NT OqBTjqevHuLXC/rwHq/fuc/+3gGVs1gvYAqbFcnIwGuVR5Q3tLrEYCtdSF95xwEEU2LiI1ElIom4 2xAU09A2HViXNSFpZwOPiLJxzJohKQYFTgtsVOti6awSwUa8kdhtrTIjAgIxKso8TZsiwd/6EVKh 9SZMimg/YEzZtRtzC9iRb/1zYfDrBrRUMzUwzQkfE2P0knacDUlFGXxmU9yNmhQl4WA0a2oijW5x 7QxjLQvrBMG2vqLxA7ONYgwjfj2n7he42R1UO5MWL4ViDlI3SLMk4RxqOz1NJT4rJlRIBbKfyMqL 7XprBkr5poLQFmJPHi5Jq1M211c8Wyr+cjjm5xzxiT1ipWbsZ02XI7UW1WeOFqU01lgaV5OAMaUb X37xiGyNPSFlfNqCYQv7IEjUfCpA0K0fKltDsoagFSFEFvOeYR3kz+ocdWtFhZqLcahcIEZbjM5k Nlz0T3h0/hGP5p+AsXz77e/x7ePvcm/yNg/PH/Hw9BGvVq+wGk7cHg9e/YTkEgezA9557csc7d/H 53h4vbz43ZWy2S/XdnB+86/X7pN3Zt9LJ81h+u8e/F9/46tC26/jBp8rl3HGKDBKgg21xjnFxkc5 4INnXyvunUy4d9BxfDAjZsPqas3pZ8958eoZv376MR88fsCjs89QDHyze4MKhR97wmbOi1ePSWnA p9fYa2a8ee8dVutrzuevOB8uOe+vWPQDLlcSHKMcThUgo9LiOc+pDAiLFCPf1NRJ2SIbTpKapwQK AYkhBnLOsobUhh7DMkemwAwlnpmcBMVNpg+eVQhMQsShsRh8icWzRW6bcpTmQ0n7kLP8uTlmgkoo BnIw2OAKQ79sBfKtNkAVLTZbw5BMsjub0VXkKo/FrKXFZaCg19ICqSgHclQJFUdJ7DUJrSoaW6Gm JzjbMHSnpM0F62FNWM7xqwVpdY2+nlFNprSupjWWqmoxtibnnWMGq5Lg05PwF0IK6JSEf5KVJBsr WXMaVeZFSqGipPWkEGC4Iq5fcn19zueLCT+K7/GBOeapa6FpuGsMB0Og9kF28NrRu6rMUQytk5it Ve/LLESTrSU7R1LSOpqY0DHikqT6jCkzbuPikb93zmC1wTqNdZYUE30/sF71hJRpZ3V5+RU6Sfu4 BfZU2tKahnGYc3r2kM9Of8WT1afs7bd867Xv8HdPfoALFc/PX/Do+hEPFp/wRXzBO9MT3pgeMYx3 iOtrPnr8l0Did770LY6n9xjfCt0L9+l3z/znuu/72KnX/oVV5lfvtMdX/yryAuyq50Xfp8HE7Jva 3TdddTKuPSEEfMqkMaLHyEwpmq5mb2KZVhX0gev5NZ+fvuLh54/59ecf8/GnH3C1foXacxy3BzTa 4VCE6Nn4nrFfcXH+BSn2pKM3Od57jbqe0NYbWM3p54Frv6JzkdZUtKbBYSWVOOddIa//P78Xefs1 WzrgLmOgDAu1VlLFFphEzIpeaZZKsy6Y8y5nbI7Y0iuOY2LwCR8yxhqyMSQbICrRLZBJyWOUvJZp 62jMmZgiOUmJrKLH+FF0Du62cObWtmI7n8hlcJjB1ooOCDmQvcdjsBicMgTks4lBGhplekxy6CTV kNMJqxqqqka7O9S1Zqgr+sU1w2bBelyzXl3j11eYa1tizBraZoqtWsgGlSImjXQZGmEHEXKijx6d MrVSaC1zGgndUDL7sBZtNSZF8AOxXxJW5yzXlzwcD/gL9RZ/3LzJY73HTGcOleKAxB4Jo2DjLENd s6lrtFZURlMbRzNkYsoMUb4Lxoji0RstNvaUqWJARRmWxpwJRWyldkVXxlhKUpAijJ5hMzJ6ycKw jcNZgymqx1gyJSptcRji6LlaXvDxiwd89uQXNCcTvnXyHb5z/G1e617j5fUpDy5/zYOLBzyID0VK ow6ptGU2O8KnwOePf4l1FXdndzm+c4/X77xDCvFgHPvv+ssQWIzHC7/60Z9eP/rgP//+P37c1tP1 f/un/9PfmGHIno88Umf9h+++HX65dzD9A9+5P+zjinE1cr0YyL1nSqbraqrKQYKzl2uePHvFr18+ 5uHpp7y8+oLF8pRkN5zcFyqwVtI/OSXkmjGMbMYNq37F1fUlmzGw3Ky5d3CP1+68Lo7ABPOLAWUz Tes4qGfYZJgvr0g+yGBtN8sXL326KaTFt82WU1fSXcsXtTIWj3yBcpIY714bAUyU+DFDwgAhKULW pKDQUaHqcnizuAytMUWNGEsBogu9WJFylK1DBpUNLpSQDgqbv7I38lx1CzVDvpHgqrokAFsmKUPa cFFENVYnqih5B5sAVvW0uSenCSF2aJ1JeSSmiKXBWkfV7VO5Fm0OUO0SPc6pxwXDsGDRrzhfznmZ IkErUnECthgOrGPfVLTKkkmMObKO8l1stGHPOlpzo9wMCGLbGUWde8y4JK4WXK57PlZH/Ojo2/y4 e5sv0gzlI5N+yeGQOERR5UyoHdddy6au8daSVKJRmjs46pAwSjPPiSFnJjmiY6KPkVVSeK3LhZtu caC3b6hCY9E6UzmNNRmVI2PvGfqIMg7XOKrKUimDTUrajQKqdcaiIlycv+Dx6UMeXn9G0wV+5867 fP/uD7jbnvDy7Am/OP2Qn5z+jM8Wn3C3mOrm62ueZXj3/pe50xxwNix5+PRTWtXx/W/8Hl+6/xXu HX+ZET8Zw/r7cbP6ekzxH8ac/tec4v/hw+Yhf4Mhovbh2aO9x6fq4vvfuftHWHWAT18b+/D2Zh3a 5XxED17Iq30gkllvNrw4v+DRF8/49MVjnr16TK9eYqvIpNtj0nTUzuxeZastxrS0QBc87bDhenHN YrPki1dPyEpzMjvmsNtHnyiSySw2Fzit2dub0ZkGazLzxZx+8GIS2gqTsnDpVBmgbYVCRvKEiSVb MKNwRvz6noEk8Ubi6d+KikScu9uBpwTBB7z3VDToErSZi8BkS5iNpezXRW8gdNxIShqbtwOoiIpe po9a3WTycSsKaTffKMNC41CVxqZIozTtOMjAEkelFEp5VjqSVSJlJSrNWBBgWpFUJGYPUaG0Reua prFY19LFGcmvCeOSvXHJfFhy2S9ZD0vwPU45GiM+iUU/cNlf49PIqBJRafFmKsWBdUy1EQYewl+Y GnGUzXVkFTXr/i4vmiM+3r/Hrw/f4cIdMFkO1MPAJEVmPjJVmtQ2bKYti2lLX6ThOt1QjpVVmLra CXZiTIVanUtSlHg/UlJkcysTcjvHVApjNM4a2fjkTD9GhiATVldZaiuPVk5SbShEQUrMbDYbnl5+ xqMvPmS+ec53f+df49uvf59ZfcBiWPHhqwf89OnP+eXlL5jpxL36iJgTq7DhtL/goD8qgaOKs+U5 v3z0Kw7vnDBrp3TThjeP3zKxX+7lGPeuL89eyzkF7zfGWv2/nP3X/+yjP/74x/nf/x/+y996S2Cf fPGzr/ajP/nffnE5vv615iMbq79YXYfZcu7fWF735GHkOnjmmw3niwWnV2cshwt8viI1Kw5fV5AP MRgcDehMTF7eaW1J2mGcw1lHkxRd1dG6GrO0PLt4ycefPmB5POebr3+Vk9kROXpOtWHIA03dMKk7 ou8Zx4HVpi9lnCjWVEZKzfIlCbt5Pzv2a9xGOWiDVYpKJVJImCza75gpg0RDwJK1gB1yCAy+ZzWu qWNLaysURqLLcy4KRUVUsos2JWMu7cCTkZyDDO6KjFccuuaW4q7cNFugZxlWidjGyiXQTLAqMyGy 9JkhGVplcEaT9ErELtmRkpFUsJDFv2OMMBDTKOtFLE4bajtBMSHFPVIaOcg9h2HN/rBi7OcoP1Kb GqstOQaul9echTMW40jICaP1jqobwsBlTsQYqJXhjq2ZjoGoDQ+6Y37s7vKsusd6/z4cnNC3HXd8 oLmaY/oNJkKbZYW3aRv8pGNsK7wGFyJVhjoltJZU41iLdyF7T++9pFUrGepuRysxKyEB3UqP3mYB Cy7OkNCMCfoo7AddSYSYU+WCT2IGqpSmwTL2A+fXZzy6esjT5Z/w3tF7fOv+d3j33jdZLVc8PHvI H7/8Gf/3q/+HA1Nx3BwyczWBAAaWw5IPX3zM1E6Y1VP29qdcjFd8/PkH1DHwra//HY5nR6STrxBT Yt33ihB/GMI4C6N9+N//s3/yvA/j9S4y67d5AczG033L+tt/+ucf/0G7F4f3Tt49n6W9AW/Y9JFh 07PZrJivlizWC9Z+RbQ9qva02jJlRk5TSKKzD3GUZGpM4bs7kgafgqTcOs203kc3Fc46nr56wZPT J2hneGPvmOPpPrW1vFpccrW44mp1Rb/Z0McBZTQpRIYx45wTtZ2R1zwX+k6GHQTCCHmfRCZmEesY Y7FKYbIc55gDfYoMWtOyTSCW9qLvV6xXFYeTfXEu6oqgg5TXSabVcauITTecA1PSekIY8cZhlawo zdZNt+Of55tVWbrlpGOrt9dgakwdadNIyiNpTMKX1xZLXYi+FSi7ozpRYqmUKq0IQiLaDhi1ViSr yapGqZY271N3HvyIikmyDxXkMDCZLmhmd7hcXrDcLPDJC83ZCjY+JZlR1DnRKcj9huvY8UH9Vf7p /jucd8c00z3uNhWH48h+39NtevQoRODGakzBaZksKlOrNNbKLzbkTEhJEhCMxsmZYjRGBoDcwI5C LBBYuKVsvC26KorkmIrLMqJipioBIlkJszDkhIpZhr9Rc7ZY8PjyGZ9dPuedoy/ze1/6Xd6dfomJ mvDJ/BN+/vwXfHLxOQk4si2VEi6DyZoGx56pOR2WhBA5amYcTveoq4pxs+DBy485PLzLO7rlaP8t AobFcq6uzp+xWs1f833/g1+vN49TNH/2N3EBmN//0tv/1fSgaeq96d1X189n51dns2EzfGW1We4v hwVX6wvOlq+43rxiyHNU62VjVVlaWzFxDZVrqWyNtW4XsVwph7UVunIy84oBUkArha0balfTWrkc rodrnr74FOUsR9MDGtOisuV6teDF5XNON9ckrZlOpjSTDldVJfouocyNwi4XHmBUsVwBejczKIhR sR5rh9Fb30HC5kinFZ0xO2acyhGTPM5oZt0+jevIpbc0OeIyuFKuJ6V2uHJdLoHtl00Zg3WVyIN3 FmF9w+vbRnbtTA3lh0lbxLhBmQJHyUki2pWEmWplMKrC6EroSVp+Yq11MUnpXXnMLe6CUkLLjUqT yv+/shWVbXGuwzYd1tUYU2GqGlPV4uYtK07rHJNuQtdOmXT77E/usN9MaFQgjGtepSl/vvcN/unB lzk7PGG/azhUgf3VitnVnGaxoYqZ2lmaSrZN2WiC1vRaE40ma0UKEe0TtvyuJQkokUIkoAjq5o2/ PRhWpTVIMe+8CxkwVmOdlgcpRMZ1QCdoG0tVGbRV+JxIKeES1NHAkHh2/ZwHrx7Sj6/44Ze+zt9/ S/r+dT/w02c/41989M+ZxwtOXMOBm2CV3gWRajRW4qyJGvZcw/Fkn/uzIwKR5/NzHA1NNeFw/4S6 qkl5ZAg9i+Ui+hD0GP2YrX/xD975yuIvnj/+rV4C9vW33iRpfSdovrce518b/Irnl5/eqe2UqprI zesijVEEHF7fCqAtYZPO1VJaxSSuqDCQQxQopDXyoUXBN/sYyIy4ytJNJryp71FpxwM+5ZMXj4gx 8O6ddzjqDokkFmHgyeUTqsmUO0dHHDYH5Jh5/vIp84sLtJZ98VYjIJgwwZipLNTfjGYk7zr9LX48 qYqVFhbBsRJ1gMgBZHZhlZCKBy+OxtrWJAMjiklS1EWlmEFah3Tjlc/GoJUMyHIOUpbKLF1+gaGE GZji3dep/LOWWcE2xktZIfIYIxQapD1ZF7qpLmvSHYVMSw+uVYRsEalULFb/kuuo1O6A5DQQVWLU uSgbKdFsWTaB2kA9JTdzYq8Zh4zOI42qmLTH7HfHzOo9wnDN+SvP1eKMizTS+hXfTz3PdeK1ELi/ uqKeL0mbniFn6spRNzWVSTgd0CniQ6ANNWurWCqFywqbZa0aNWhjMNbSuowaBkwI9FmMQmlLkNoF tdwEyO4mgka2FWmQFN88RoyTKDiti6whSliH0UaqzWHDcnVKHF/xteNj3rv3Td6+/3XWywW/evoL Hp1+zMv8nAPTsW9bKi2r6JhFvGa0YWIso0qs/DWPl6ccTO7whq45rPfZVD0Pnn+It5munXD34A5f vvcuoFiPsb24OvtuDgOtsWno4/8J/PS3egE0s46sqCKpwrQHEPHek/1SDoyxEqqgJcXXKpFbOmVp taM2DmNsyaNUGOOkj1KebXj3NuE3G4F6puCJCnTtmHZ7WNsQjeHzl4/55NmvsapFHznapuaNOyeM yGUSUqJy4uBq2pplZYhJOkCjtejpd6AQdtThGzDXthXYbhA0o7IslWGdA330tFpw4ZQXWyeF9yN9 6HHOkpUhphttoUEAFR5FUjIMjKr4D7jxJNz8J8ohT6EQd/XNMHBr2lEFprHTOIgUV1VJOIB6BB0Y SCKV1rfCVXdKuVupRVsaSqmMhJQrZCSfIzEFckpoRPQTi9BaocnZElIiREG6BSX6gBADSjkqN6Vp 9xhUZDCWuYJVTrgcOc6BIQUm3tNer3Grgezl7+CNxltHshmjJLexSYlJ71nnzGAU+ED2Rb7nBAZD ZbA50/kBXZKNhyzSdb0tBgsWLm9/jlwi1AvtJ8dEGgR8q38jK6jcu0kESDGPzIcl83HObM/w7be+ wRv7b5Ki4tniJT9/9nMenT7EqMx+1dEaR5FMSNWrJAjEaMOEhjsp8Pl4xdlmwdl6jkpCNP787CM2 JnPU7mPV1zk5OuH1o7foUzDJsje/ePHtEHzQ6PCfffcP/b5pH/03P/0nvxWcmPUqkHWSgAmraasZ zmRxzSUlJSeIBj1bamepVUXtapqqliyBGPDBE6MnZxm2KCvCmJSLOsxojHbomEk+EMaRlCOT2QH7 7YxaV3Ta8ZM48rOnf8mVv+Z7b73H/dk+LmvO5tdcn10xrRpm7QTtNLp2bFZrDBnj1DZfpKCgIsmk XdOkSKW6LoAOpQS3jcIrwyIqrmLAuExtFB4ZMrZBEccR70foMsooUpBScSwTaNBEtW0vRDqaSRhi uQB10Sls1X/FRRe5sdTqMjy0Vnr6bXDCVsNqDOgW5TSN7jFmAAaGICGTopiUIdY2EFXtzFFbwXSQ tN9opQMpoRk5KZQHpRKJSB8lR8EZTRgH+mFgWK/JY9xReUMQ9V3IiZACPgX6nOhzZtCG5CqstkxC wvaBuI60ozRRg0IYkynhlKG2FYaEi5nppif2gh9cb39rSuyPWQmET2GogsXkBFGAqv1Wg5FlEJsK YTln4fqb7ARNX4RkbIeExTKeSqhMLBWgwTCkxIXfsNKZk8P7fPP1b7Lv9vns2af8/NlH/MWrD/li fMK9ap+pa9AZhjDKFkLrYgCVrVGtHEdmineR54sXrIcljW5QSTHaKU9fPebPhojVMK0n7M8OePeN rxJizxd+vd/Pr/6eCRiVc32Vx/8d+OC3MgP4wdtfed+HgRCGElxoSUlKUZMFg621xdiOppkyayZM 6o6qQB5DyvjoiTGUoMm8S/VVt6kyxUOuSrmaS5+mtcEamSc460QM4nseXz2mrVucckzMlEoZRr9h HTdcDgvOl3M2Q49OFIaQ2iHqKKmrQcmLH7N8EaRKMSUMt4BG0cSsqHOmzZFZST4OINVFjlS1Zdo0 HHR7VMZJ6KMP5FCirbQilf7bcGNLltWTxdmqvHLb10HJ7GLnENztAgvPz/0md+82YFRblJGwFLON 1YpSCcj6UBdLshXOgtJiLd7+jmKZV5gEhZNvts9V2aL4MkvRKeN9z7pfsBmWDHEgIdPx1lZMmz0m 9YTW1US/5mL+jMvlNRf6DufH73E9vctoK7rRs7/sqYqseAB6AkPqxQadkXZJGZxSNDnR+IgahdsX AV2IVcqUNZ8x6MrirMjFUzm8aRsYU2YCuQx/lRGwCihijPgY8DlirKGra2zlSEYxRhmitlmx7tec LufUk4ovH93nq3feIviBnz/+GT978gt+PP+QI2s5rPdxxuy2Tmyj07Z/B+Q7apVB8JEjzzZz5uOa nJVsXJLnbPOCSk8w2tLVU6b1HrVr0NqozfK6SsOwl5TZu6jbePCNf2Pz7td/cPH5Jz/+/zUTsEM/ yMHNUBsp8RNGHiWbccZgbYWpplSuYWJlth5TYhMjffBE70U5Vl4fssIoU7L44laoW/IrFXqrnvOR cdigcsa1e+x1M945fhOlDfG54aPHv2J9Z+Sbd9+jcTX73YQXizOeX52yDCPTuuOk26fRDpWVZLJH 8RegElFlQpbMQX1TY+8QWJpUZgGWtbIsEV2ATBgzYwoscmISPTom6UnRDFrRa3n92pRwWQCgtsBF JdJMbv6Qs+QeIoMtmQXkm8n89mxTAANRQjgxphBay+GMW+KueCGVgdoINynETIhpJyPIqhipEEdk LqsykpM/VyWijigtVV7GMOpESKLecDpJKGscpVoLG/rUMxKwCLuhMrVw+ZSYhHKKEEYijqGesWlm jFWDJdOQqZQM53ySda3PHj8syaMhuQm5PWBaOWqbaTW0OZN9IKTESmt0TLReWsFsLbGtcRm5KPqR vBnJQ2TYEoq2dKZS4Cd10wrmnBlTZEypxAUYdDayLUoJQmJUkRQ8lbW8dvA692b7BJ85W7zkJ6c/ 56cXf8Zd03BU71NbJzmW2+1OqSZ0QdcklUlKgDMTXZPVDJ8yl2FgFVfcdYdYd8DVaPngsw/ZrHqU dnzt9a9xp7uLPs4MiwvO0tPDjd98fxUnMfW9ue7Vmt//Lx7h54Ef/Y//UhoB8/fe+sb7mhqnJ3S6 Y2JamrqmqxvauqNrpnT1lMq2wtpLnjH09OOGtfcMIe408LoccKVujDl5N32/yWiz2/eoTM9zQYg7 VzGdHbBXT9gzNasQ+ezyKT5naqc57CY0Vibqy36FsorjvQMOZvtMuilDDGw2o+zntfSrcfvB7MI9 isMOVTYGgpZWJCoie0CdS6ZA0ZLXrqKtO+qmQ1m96y8jGa8s4hYwOG1xRhcFWtq5/SRpwWJKWo/a 2mS3fgatb5yCbAeCheirbsRJEtOlbog8RuLWXaEnB7axZ9JyyHxCiLlZa6IRc5QpXH+lFC5KQOj2 SsoqY8th7WNi8D1xXDHGnpAHSAGnLLWd0LV7VFVHVoplf82ryycsBsWmfYNXB++wrPeYxcBsGKmH kdAPjKMnKQPZo+KcmEZCQayfSgAAC6FJREFUBk1TtApZXnVniUai6oLWZd5yI+ixzuCsrAu1lblU IhW3ZNF+7LBmNwIxg2xJfdEMaCcSYF1plMr43hPWI6rE1+83Na8fHjGta15dPuXj5w/48MWHDOMV d6t9Ol1J1XeTTrGLttelLaNcwkJhK5+MEtXokBNT09LZmq6eEHLicjVHpYABjqZ3mTYTTAVjHriY n7vLkA8XSR2MptEza9ZX/foFLz/4l7sA/s33fv/92k7o7IS2aqmrmto5KieEHqOt/BA5k2LAx57R D4xhlNtyq89Xt6Eb2zXY7cm7zAJ0UphUOlQjJdqWM2dcRdNN6WxFowwbP/Di/DlP1l/Q1AIV6UxD axu0tlgt/WPbtNSuYoie0fvikEtELX2jKn+vjPwMqqzQ8m5YI4lBJiumOdOpXIJvZJqvEH+/rSuM MfIFLS9JxJCyvLhGiwzWbAGmiB3ZYLBK/r0qmfWkXBKFijNQFYz4Lrto6xi8hexSarvHK8YiK0lF 2zjytI1JlNdPlxw8pYQynHQsLZ2UzSqDjuKYi6X8p3juU4psUiT4kTyK9iHmSFIBrS216+iaGc7V jClwvb7g4vwpfqxI3T1e7b1B71oO/MjUe1wo67uciVqh8oiLG0waUTndiHeUzFkwhmTszkWpski7 txWTVjLY00bLes/IzxhzJgTJntdKk4qmg5x3YTGpSMZVBms0thaDkNHQr0eGlViZZ03Fyf6Ead3S +56Hz37Fg88+4HT9gk5H9qqJDIy5JeIsVmqlt+tYuZBTSRoyZR6kS97FmDwWg9UWZy1BJS6GC/qr z3E03Jkd0dUNVVuTVWbtN2ox+GYe9EFw02mr3eb3ptPnf/i9f7T+kwd/9NduB8y/891/6/1J1TK1 NbZ2qMrKFyRrcsr4MDD4FaOXCCcfwu7gW6Vx6iZsUb7wtyyUJd67zFflFcwWHSXqO9hUor+Kj1+L 3c4agzOGNIywDCzCyLP+nCFEZvWMO80ee67FZsN8vSTpIm4pl00o0WS7iXjZkuWUCDFK31s+HMou 2ScDyTAlMdGeqYlU1pJNzTgOjKEvITcVk7rDodBBFIBJKYZCIrYlLcaWvYNR5cM1Sr7LpugTohhu wN8CcbpykEM5yWUmsMVqK1Xgo+Y3oRzGySWTFdmLPVbwfamMEXS5Y4KEpCiLTgadFDmN+Bzx+UZF SZKwkjF5UsjgNalsPpIBrAiBJs0Eqy3rcc18ec7i/AV6bNHdCefTE3rbcBA905iok0ZpSzSaTR7J aaTJiUkKNHFgSD2b7BlVLgNV0NphrZMYOK2E4RATIQgXQbRfGucMphKFZUQEPjnkXeuZdu+zkKMg o3PE5kilFdUtnNhyLZw/7QwnBx33D6f048CT8xd88vIjnrz8ENSKzlZFXi7txVZ4VeKsdxWWKjOY VKrhLd3als8v5pF1GljFQdqiMGCi1GNOOUwOWKuZTQ+pqxrnLEsfuOhTNeruuNVWHTg7H6K//MWn f3b9174A/r1v/YP3Dci0X8vLKUPqRIiBkAIxhfIL35atN+WN2ZX82wuA0v/GwsmTssdqh1UOU1Zc W7++SRqzE8JIgIMpDAAVgxBzUaxWS54PF9S2wxnLxFVU1uJTpA8DK78RAYfWtFUtQ5l48/FvwZHb YaBAa1SZ1Cp8lktvQqJTnk5HKlPhTC06/tSTjaJuJsyamRT9MeHKkGljZcdeKUVdsGCpvNpGa6xW hf5rSkyZLkk96QbAoc0tjn+pjPQWa2xvDv5vKHuMZBja8trkKKYmJQFpURmUcWVwKLbiWMAn5ETM QQalpQKIOeFjT4g9Ko0lUlyCVq1y1NbRmpraiNAr5cRqc82wvEAvV2hziG9PuGyPCKpmL0SqJPh2 pzWOAOMCH0YGZbFYKrQwDZRnmSJ9yoQkg0yrRAiFNaRKy2A3ZXQpkrIWC7sSaASpXBIx5pIbmbfQ pd2B3DJMJX9CHjAjiXKs1pFNyNhK89pBy8lew2I154uXX/Dk7BMu1g+Y2YbaOtm6bC3HtwRXquRW 5l34zI1rdbuWtkpaQoslpMg8bRjyiCkbAyEaj8ShRxtL4xq6qqZrZ3jTsNFOXYdQrf1os/dhsd48 nr/8gycDf/TXuwD+7fd++H4KI2McGLMnpEDypVxLvmiqdaHr6N3B35aRFBHOtveXVYxIbBNpd/id qXBaqotsy68jSkugs0zOlbayKtTSkxulZAiZwCTNwm/</text:p>
            <text:p>4bPGcmBP7bUdtK6w2rIeB88tzck60dcPB ZI/KOuLg8cHjSb/BBExJwB1bGqzMLaU0q3KgyoGGTKsdnXa0Jf0qKE3VTNlrZzitMTnhUigXgCMr hQNabbBlk5BLVWC1VAPgCur7Vjm/HQRuqUFsyUGp7DWRAaC2NzmDt2EizoIzKCtuQadzmR9avBYu oTE3hundYUd0/LFckiFHxujp44YYe1yWdilpi1KGSjsmrhGbtq5AK3waGfolZrOijYlUHbKsj7iu DghUdDFR5YxVmUYnmjxQ9VeMceRcO7KqcaoRJByBTRxY+8wYLFWWwVm2GmqDqg1RC/LdllBYL4uN 3TY1F5VkyJng081KtPx+k7rBy/dKM5ZNgYqZHDLrITMUO/bJfsOdScN8ecnTl094OX9KP55L9all AJvzrcq3hJbqsm3IJVinxNwImbrkXGllscrisJAhZE+fEwaxP0cDawbWmwXKZ+wYmLYTJtM7pHqf wdZcDEuer1fVat3X1+vh4Z3Wf/KV/h/5Z+lP/srzAPPDN7/5foi+8N9KSZySWF1Lz1XSt4tMVV4x rexO8rp79XOUWK4cdi+/0VbWiFqXIdlWEluivFOSqbkCayu6uqO1FZVSpAKzrIzDaUPlwQ89Z2FZ mP+KztY4LDY5YkyY2jGdzjDGkELAB9EoqBJtlZEvkOzOZShUZTApFey5bBE6rWhQ4mJUNZ2Z4HJN 29QSz72twL0nxUzCYRNUKVKVMk+syPLyWW3R2pUy36B0vnEG3o7ZivnGKmxuZQtuU1F/I1tgOww0 BUBagbMFyqFRRtqfpJIIFJMVtImWktSnSIyeEEd8HAl+xPueIWwIyZcTZdHZoogYA7Wr0a4h21qI xFlT6UStI1YlRmoWesq5PaRXNS57urBg5q+xSrQFU0ZU6lmOSzYYvGupbU2nHdOcqQovwcRi6NJW 0O1Gwl21lqoKJQKgMUtCsCDBFbpI+0JBhRFT4UgqxrIy3M6nUpY0n3Ij0sfISCRpxcn+lJPphMv1 nMfnz3m5eMZi8wW1acVerOyOPbmDpN5a3W6fnBuZ8k4atxOqGyUwGis7KQapnYlknNI0yuB8JgcP BEKCUB8Sqz0GBSGM1dXq2o5jfNFV7qXfW1+fXf/l+FdeAy6HFbV2tK6SVUguIM3dGoNbhNe8uwRU KX+4/cMVSo5EeG916DdfcK1VwXcW45tWRCWCIFUsps46aiOxZEOx/nZ1y0E7ZV1NuLJTPvfPeHX6 gL9/8k3uVDOmroUaxrWEPWYjf4pzTkjDaQu3FUWiUrFw5AUmb8noLMSgFZkG2KAZsxwQYyc0qpUk 2AQp9fisASu68yiDOKVyiTMrbYbZDuK2wWZ6hzPJRbwjZX1ZYG/zrJTZJrVCNiWQw98AOjE7O/SN 4WWb41dYygms7yF6YkiyRUyu6AMUIXtZe5EIOeDjSAqB6AMhjbI5MZo6a2wS56TSGW0NyVSgDTYm HJrKeWLaMI4bdJJ0oBzFUZd0wMYVzTAnGg2uo61rBp/pVnOujWM0e8xMRZsMVQxUyXOdAsH39Npg qwYbpBK0FpQT4VUagZDxXrQettjPXeWoUFifiIMEhOrCYPTbpiunHTlqyIkxlhyGLDLy0WtiUiWm reDDFHiyrA+VQme9WznDVotxcyTUdi1+Q4HdRd7EUhVYpSRsRFfUDCzSyCZFWm2Z6JbGNsQcuJq/ xMWBMcDB9EvU00Nm7QHT5oKcwyxl/XpWvJFV+hRY/FUvgP8XwN/eXSwltjYAAAAASUVORK5CYII= </text:p>
          </table:table-cell>
        </table:table-row>
        <table:table-row table:style-name="ro7">
          <table:table-cell office:value-type="float" office:value="509182" calcext:value-type="float">
            <text:p>509182</text:p>
          </table:table-cell>
          <table:table-cell office:value-type="string" calcext:value-type="string">
            <text:p>Cleira Oestwilde</text:p>
          </table:table-cell>
          <table:table-cell office:value-type="float" office:value="1" calcext:value-type="float">
            <text:p>1</text:p>
          </table:table-cell>
          <table:table-cell table:content-validation-name="val9" office:value-type="string" calcext:value-type="string">
            <text:p>BARD</text:p>
          </table:table-cell>
          <table:table-cell office:value-type="float" office:value="9" calcext:value-type="float">
            <text:p>9</text:p>
          </table:table-cell>
          <table:table-cell office:value-type="float" office:value="13" calcext:value-type="float">
            <text:p>13</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table:content-validation-name="val10" office:value-type="string" calcext:value-type="string">
            <text:p>RAPIER</text:p>
          </table:table-cell>
          <table:table-cell table:content-validation-name="val11"/>
          <table:table-cell table:content-validation-name="val12" office:value-type="string" calcext:value-type="string">
            <text:p>LEATHERARM</text:p>
          </table:table-cell>
          <table:table-cell table:content-validation-name="val13"/>
          <table:table-cell table:content-validation-name="val15" office:value-type="string" calcext:value-type="string">
            <text:p>ELF </text:p>
          </table:table-cell>
          <table:table-cell office:value-type="string" calcext:value-type="string">
            <text:p>You understand wealth, power, and privilege. You carry a noble title, and your family owns land, collects taxes, and wields significant political influence. Though once a pampered aristocrat unfamiliar with work or discomfort, a star-crossed love led you to strike off on your own in pursuit of independence.</text:p>
          </table:table-cell>
          <table:table-cell office:value-type="string" calcext:value-type="string">
            <text:p>iVBORw0KGgoAAAANSUhEUgAAAJYAAACWCAYAAAA8AXHiAADUSElEQVR4nOz9d7SleXrXh35+6Q07 n31y5dDVXVWdw/SMZronaITSDEKyhEDCIggJBOZydY3vtb2uhQ2shcHLC2MMaMkgMFEWICEJK81o NLmnezpMT+fuyuGcqjpp5/2mX7h/vLtrZsRgY68LXFj3rXVWnbT32ef8nvcJ3+f7fB/B///6ptc/ ffm6+b2PHKsAfvrn/7kM1n70uz/w+J/5u//L3/2OP/ff/AVW+i2CjGjEAiUSsipDICgKjdKOyDsc Eq8EVaUxwmLw5CKmJSpmlQCZM5/PyUqHBI7c/zgf+tGf4Hd/x3dw5uQR2kJwbWuP/+3ZF3jps59i /823uHnxdUZ3rpA0uyQ4BrMpURyzdvIczaVNvBRk3rL7yrO42RgpofT17ySEAKC/doT1h9/P/jxn ucpI1lfZmVW0pWDrzeeZ3LyMlgLrAypu0mikTIb7KCHYPPseBtuXmA736DRbHD77fgphufaVz+BD QAFGGvS/o3P7/4nrpS98Mr2TbNxrZyVhco19tY4EnNSNsrS/+Pc/+9Yv37m9/dNVOfj7B5Ps3I1x aVQIxFowGExxAfaBTqtJM11Cm0CIC7zX5Ci8ByECUga8D2S2pBKCg2yIdbUx5ULQXz/OQ9/7H/PD f/gP8d6HzrDegOHQ8dytIb/+qU/x6j//h9y5dYvO6iHWHnuK5YN7yUYDsDlJOaN15mHW05Ttq1ts 3XyVYriPUobu0hqD4S5agg0BQiAWgv07Nwhf/SIrJx9jN25xvwLX0By88wbzm5cJgA2Q9jrcf+Zb 2Ml2GQ/2MOtHWOseYvvN5+n0Vjj5xLfSP3SKK68+g3OeWEeUtqTRX0b8uz3af7fXp559Yd3F6e18 NGcynSKUAcAGxUS2aDUMRTYjrywdU6GilMMrfa5de5PXPvtptq5e4srVLS5+9UX2S4sUCiMVRlU0 u8tESuEKSyEjiukewlmChtJHREtHEOfv4f3v/Qjf99SH2Th2nCAcyoHqNrl66Rq/8Eu/wJd/6efp HTqOOHYP6c4tsukt0rhLsALZ6zAZ3SbbusV8Z4uiygDo9JpsPPm7MCVc/PyvUDpPHEV4kyCyKZX3 qGbCuYe+jWGrAw1DEjzXPvHLlPkYhCAAJx77ABtnH+bt555hcPErbD74HrR1bL31FR74Xb+PvfGA 8d4NystvUiGQCGQIHHv0o//he6y/+5nXu2fk/l87mB6QB0klewzEMsfUkAHNvh+OmZYxraQN2mAD 4AWtJKbZjGh3GkgJ1kucd4yF5tD5p3nwyY+gXcF0NOHyOxf49G/8PG9duIzLYXjlDS5sbQOBSGtA 0ml1CafOkzz6IB+773E21o/SP38v93bbKBzOO6RMuHLhKi/86nN88RO/zJuf/QRLy8c4fPIerr/+ Za5dvMShBx+kSDXWSeSFV7l97S18qMOckRLvPVK1SONlbl15jsJ5VppL9D/03UzHe9x+5pMEoK0E JBC7knmpGF95865RCUABW++8SdHbZMkIpkrSNSmXrrzKoQffx52bF7jzxosAaCkxWlOWJfHyUfr3 P/IfpmH97b/zjw5Fa5u/b3XzyI/fHBat29PiaCBhavrYEBHrwAEtxKxklkmSTorzBRMrEQjSVkxs JK5yONzd522lMR6PrqbM5gkeQdTpc99TH+HhDz3F5Ppl3tiasXPjMm+88AV+6zc/ye61tzjz4Fnu ec/34NsrNM8c5lu/7ds4s9wjzzOEVuyP5gz3h7z1la/ylWd+izc++8tcuXmLzpH7SI4eZ+/lzyOn M46eeZx5nGIvX6TZXGL71nV8ACkVITisDwghGA7uEF94Ebu/jwCSE/fA3h2y3a06z5KSeQ555uku GTbzEV++/BYBQIAMoTbW2ZB+mXN17zadjWMMh/t0sDT7q1z4zK/QWdlk6dAJbr31ElVVooVg9eH3 YOZ7/2EZ1j/8h/9kM5TTpyeovzOn3SyHFcEG9tQqUgo8Eh88DSPxQQGgjcDOM6pWE+UL2r0G+IBW ChRY5ymtpd2IcSHQiA0CQZZlpJGhyiuK+ZTSxMSrR3mgHzg4dpSHHjzHhz74HVy8dJ1M5QgfIxCU N6/xxV/+RQ7O3kfcbLM/mbH99hu8+NxnufzilxjcusKsrA1kc2WJKtsltFZYOXo/1994icGrF9h4 9Gl6x85w7e0XEEIQgq/DkBRU3iMQGBMxSZq0Oz2itMPNr3yO3Fm0FgQngUBoNNBV4K0rb1NWM5AC BCgEVQiYpIVXMT6b02z1mJYZrQef4trLz9AwEfe97zu5fPVtbFUSQiDeOMLxbp+3X3vhPxzD+nv/ 5Bf/crZ75/vE2vEzqn8UEySz2ZhIx2itCSEg8UgJRVZ+w2OjJILgSJKIEALtNMJ6T1V5GmlEVyUA hACx0cyLihACIcA8L0liQ1kWaA3eefqdCNk+TLuZsvzQE5TblxlNJ7Q3j3Fn6xavP/dpPvnOGwz3 bvG5T/wadj7+htcjNPQbLUa5pbd+mmJvi7ee/QRJ1OTMqYcIx89w8fnPEGwFQiCl5NiD30Kz2eH2 tbc42LpME5h32sTaIuZT5rbECIFwUHpHf/0YaytL3BSa4Zv1LycCrPYO03/gMa689nla3XWq/W2C 0dh2l0bVQWUFxXifs9/2g9zZv8nBa88QhEBLxdGj93H7wkXuvPPVf/8N67c+8+t//vb1/Y8XWfZo 8/T9zJN1IgFVnqNUBFISQviGx7xbdgN4H7DW4a0j7jYQAbLCIqVYfF9d0cVxhABK64iMRglB5fw3 PGeWlShV5zlxYtBLK6xaizh+mDQPeCE4dfY+Dh09wtWLF9l650WakeLFZ19h+/qrKKmI0iaN7gpH zzzAvldkkzsILCcf/xDNZpNMJkTzGZdvXatDF4FOu8fRI0fYjjos9VcY3LrKZDzHi0AwKfnoABGg tbxMNcmoqoxUSrLtLdrrR9gvRpSA0BGnHn0f88PH6GYZDeG5ffUtVjubWK0oXcXwredYPXaesDfk xlc+iZIS6z1nHnkv/eNneOHX/yEihH8/DOulrzz7vscefd+zv/Pzv/Crv/Ln9g5GP2WXNnBqiTxu 4qsSaz0oRUtbKuBrZiXwCCS1QXgf0FrhnUenMWVhSRsRpXPoUBtkQxiqyqKURACR1rgQyMsKvklR XVWOONZ4FxDeYaTAtzustTy2ckymGarT5NxDD9LqrXDi3OOcfewaX/rcJ/jir/0CnePnaCxtMrz2 DsXwDq67StCSWHhm0zmV9ozCFCkgCIEQkLmKSy88Qx4CSycfQnU7WJvT1Q3sxiHK7esgJIff/zHG rzzD7OoFCum5kedsDg/w+az+3QTc2r2Gm41ZSZeYz3ZgMsR1VkgmM8p2h7ktWO+vc/Od50FIQBJJ QfPoWW7eukI1n6H1vwc41s9/8gv/ZGdof+9P/9yv/I+d9bVrkYl+3kt9yMz2/oCdzX9ykt5HZRKU ryjLCoCIElk6MJKAWhgTyOCIKMhFAxECKEWc1uEvTgxSSrwPKCEIofZUeWmRSlBUFu89zgcSo/Eh IAS0G/E3eC4pBVXlGE0zEmOQUgCWODYkiUEicM7hIsXRoxtMpl2E1Pyu3vfTbUT8+i/8PDqOKMsc jSSMh4jgKG5f48h7v41EQWvs2NYKUXqEkJSzCVuTOpx2W2tsHH+I0bVXIbIk/hTFPKN59gnygyG3 b14lAE7HbG4cZrR9nXI+A6VQ1nHttRdYve9hxKqhnA5Ie8v4VFHmJfk7b7G8vIK0GeN8SqQ0hbMc O/Mww9u3uPHipzDKUPgK+V3f/rHf82/fXP71rn/2pTf+echmv/fGTKJaK//3UPFXsqz8vBrc+e1J lfzkONnEmRjjCkCS+imGEis0CMhFkyhkCw/1buCQd41sIy4XnwNlNN77u2EzhIBSkrwoKQrLPCuR UiKlYF7Uj4sjzXCWL54hfEOI1VLydR8SQsA5j44kUiuS2LDca7Cx3uXIPWc4cfYRPvx9f4AHP/Bh yjxHBYFMGyil8Eoxn88YX7uM6/SYxxHSha95Yh/u/qxhcYBOUtr9M3Q2DxEOLmNnBxxKDTtvPktp KwTQ7CwRLy0zm4zxwSN8YB4ccdJgc/M4o+2r7G5dYlzMUCEiIWGc7dBaPc2115+nsiWVLVnud0g3 j3Dr5d9Ge4uToIRAfvozn/zF7/6uj73xEz/xxx/97/+H/y76N2Mi/9euxMi/t9RKLuSqfaGhKgoX yETr1Fh127lp400KVYaxY/AlVsaEADJ4ctPG+AyHxmGIQoYQjjkNQvAgFTZuYiJNkkR469BKIRc5 mRACJSXtRkIcaZSU5IVlOi/JS0tiNCJAnCRENieyOYXzCFHnZnFkvsHQytJSFJYsq71q/aVApxnT b0WknRb3Pfwof+rP/mV+4Id/lACUsyk+OFoyRiIY726Tz6cIcgIOCBilOXn/45w69x6ENDAe0Egi aLepqkCVj2i1V2lEXSajPQBUlNBeXsXu71Ae3F7gYIE4imgurTMf7VKOJzSjlBYCXXkKP+XEY0+g ltdobJ6gu3qctNGlc+w+JtcvMi8LQqtPsBWrR+9BN5NI/uYnf/3cqZNnXprNpp/oxtHHR8Uipvw7 vj7+xNlfAn4J4Oc+9eyfWdXiL8lWqsukjystd7b3cFWGVRFlPqbVWQVXkLgppUpRWCwJERkBRek0 aQwejbeOuZX4MqfVb1EVJUYr0jhinpX0WglZXiIEyAC9dspkXixemcAtPJAASp0CYIuK4AVKSCKj /6WiwS88i7WOqrKEAFrXxpxq2FzrcvbeQzxy/n9kdeUEP/3X/musdcxNCZHATQeo8QGRaRNjyENB 6PdZe+xphE4YEjA3LzKVEXZ6nUhrYhKqNGIw2kM5T9ReYvPkPbjSc3v3On5pmWO9JZq9JfTGGbJ5 DsMdNs9/gIKcYncb0+1DtIZaWWU6LTj68IdQWUZhak9fFW9z6PQ5QDLdKVGtFuL06XvDYOcKk3nF sjHMZPyFsw+d/eTzz77w5/9tGdC/zvXzX735x1vS/vUEr4c+ohoeMBvsMRYJiak9lTGGEAJWaJpu gpWaihQT5ogQEI0uzlYkaUSZlcRphBACbRRpYpjNSyKjaCQRZeloNiJmeYkErIdWI6oTfSkZ5zlS CJyDbqs2LC0Fha29WiuN0Fp9XWitvVT9YVgYlCDPK6QUGKNpNiOUABpN1O0dfuZv/k3+xl/5SwRf oo1BWUtoL3H+A7+H7Te/xM7Vt+iuHkVuHmOj26Ml4ealt4kPnaQY7eAkSBmhrGPWXeFEN2VuE8Jw l+lkh5XNE8SmwXSpD7u38NN95rbAbt+GZpNWZ4nZdEQ2HWClxiLp2Cmx6WBbDbCe1tIKNNrEa5v0 2i2G16+xe+0tRBI1woOPP8a3fPCj7Fx4jmef/RK3DnLe++gjL03D7G+85/EP/+LP/I2/Pvy3bUg/ +9uvrabt9HBZ2J/1VUWz23qsmxpmWUluPfP9Ib7KmKHpRIbUTpmqDiiFD5KYAhskAQmq9h5GWHSZ ExtB0eyTxgqlFOKuUTic80SRJlKLkKgkzSQiyyu0kqRxhAseax02QOwrGr5gFncAEAGUqSEH52qj EkIQRbWRpWlttMbUhlUUFms9xkgAHJK2crRjxe2J52f+m/8Xf+/v/C2AOt8i8L7v+mEO9gdcfPZX UVpRVY6lzjIrj38rt99+nqWkSaPbIw8pzSRiEiqiqIWeHzA82CPuH6adNpFra4y3L3HthU+DdXUr R0osge7SJsfvfYKqmHLj8stkowNcqOtgB6Ta0FhZZ7S/QzNJ8CtH6Swt0VMtqligv+d3/xA/9BN/ gvjQMd76wklef/Nt9va3efmlVx+b+uxnTx0//xcjpf/wQ088Uv5nP/mn+dZv/93TteWlL/+bMqh/ 8sLlrhDiL2RZ+eMhL8xKwyjb6ZDKQFN6pCgoRYyME8ogaSmJExKvDInPmLiUtU4gUx0Y7GNlRMME TKwReUkWp9g0RgZPUQXaRtNIIsbTjDjSCFEbhwsBLSXOB6z1aK2AQGktUkpiY8jnGTqKcdaiq4zC NDAapJSUpUPrOtkPAZLEUJaO+by8m4e9WyA450lTw2xWYjTMikAhJN1eiz/0E3+C2wd7fOJf/Auc dyAC0+1tktYSkYwpXInUCtfr0mtEzPpHUa6ktbqGm2QcbF8mHxyQzwdktqLV7LC8foR5p8nUWpai lH5vldFkTDCGMp+wvrzO6toZ9rMD2s0ucdKizC29RoNSBkx3jdWj92KrCfl4wHQ+Q157m/k1R7Z+ grX7H0b/6b/9t2nNB2TasLq2yXh3TGFLjI44snmMT/zqL62Xzv761q1d9kZzXn/ztevA8X9ThoXk iA/83wBwjk7aIO4v0Ysc+3OYlYJQZXXr5cBT5BVCOsrmEo1GQnc+Q5RzbJTQ7yWMSkVwJToIqrXD NG21SM4hMZpZXpEXVZ2gL5Lt0nmWWgmTeU4jiRGizo+mWUkjMagQyIuSTppgvWeqm6SxxpT1XR+C J4rU4nEQRXoRqlUNZyiB9zVEIWXdismyimYzpqocRArvPYPRmKMPPcpf+Zt/ix8d/1Ge++1fhgA3 tt7h+P1PopOYbFZw8oEPEh59lHI2YnVple0rr2MPUtLWEju725BNkaL2nv2zD9M4eZIwHdPOhlTD jJUnv4tTqSS/cZNrl1+lKAomoxuMS8fO/gu00oTeyXM8cP5RJqJiO26yWpZcubSL0hGiLNFKEMsG q6feizl+FB2N9yicp7OX8+yXXmb7YB8hNKaxRDYZk0YNQrvJnZs3+an/6qeoXLH08INP/MZf+W9/ il/89U/+ye///h+88a3f+sH/ryT7n7q4l0yK/H/KszpJXlvv0+3GlBKsDSzFIBuCa2WEtRUra13K vGI4nJFEikgLSiHZsynLXc2gauF8TtTtkQdBVBX4RT4dFl5JiDpU+RDu5kNSQlZWCCFIIkNWFDgX aDcS8qIEs3iM92gtiRYwhIgUPkCel8RJdBdYDSFQFBZjFHGsGY1yGg2zyK8kjUZEWdY4mVICbSKY TRBeMJtMmeeWj//A7+fGjatsX/gqfjYly2bIlUPc8+hTHF4/we3bO9y68TqTG2+wdPwJOv0jFLN9 KGdYPJ3uCkdOnCdP22S7Q/RoQNZp0llfIksNTivs5lGasiIazPAbRzjipsQPPspkfw/V7bE1HpCP D0jbPbJml5PHj7Ndlly5+DJ5mRMtr7CybCgODhBffOdGSJo9nvnVT/IX/+xPcrC/x0q3SRkEk8kQ W1X0lroopdg7mOBc7c0aScSZM/eOfuzH/3gWgvvZVnfp537kP/6h1/+vGtU/e+325pLR/3h448qH pc8xp85zqBfRV4IKhQyWPMA0qzgY55SlpddtMC9KXOUQSqKUYnz9KtMQ01rto4qM0kPlBWkzJriv Ie5xpIm05GCSsdJt4uGuZ4q0glCjU9EC3/I+YIzCeU9R1R83E41SCqUVZVERKYGWgUpoYhwyMlQO 4F0vFZBSMpuVaF3jXHluMUbSbqd3vZgN0FaBynoGc8f+MGMymXPxtRf5G3/2zzDY2+b8t/0+EuGZ FnO2L1/A7lylKEsEcPgD301bBHYvvEypY44eOUneP0RHRgRp8dmcnYtX6Zw+TKvd4va8gptX0TrC zoakaZMQtZgObhG0pLKWpnZkss1qvETcSJlGDVY2l+kFx/W9PS5/+bcxRYZaXiEMhoiXbo3DO6++ wp//Y3+Ct6+9yrGjJ+hGmt3ZiNs7I0KwNS5jEhppizSNyIs5o/GcyhaE4Dl66DAf/93fQ7fX/X/8 qT/5n8x//XO/+Q9+/Ed+LPs/Y1h//1Nf+vO33vzST2W7I77le/8gJ08dJXhLSy4OPMCdylNVDlfW Ce+7HgcEWkqKyjKZF4zHM5JWgyOJYy8LzHzNL/KA954oMiRGkeeWJFIgBQ1jqLwniU3trUINajbi 6O7PCaF+HanyaAJDp0mExwRLSFskBrQtGIeILgVTpzCLxva7V1nauwj/u4bsXKDTSXA+4AnEUrBi FAfWM56VHIxm7A9n4ODqK8/yF37yj7CyeZbu5mFuvfolZsWMQE1OiFVEc+MEq6sbFDbD9lfpBMl0 f8Bs7zLt1cO0Tp1nNJiTXXmWwc4Oznk2T5xh5fgDCD9nMHO0SBhme+y88QxGanwQVLGhkyYomZC5 HGMdrePn6B2/Fz3ZZ75/i8uXL9Q55BfeHoT/94/8Xj735d/i2LFjaAG5tbgCClvinSObjbGipma0 khSdpmiVoo0jzz3z8YB5WXDk0CE+8uFv5dA9m8+fPn3fb/+xP/Rj/8W/jlH903/0C+ffeOuZf7J3 Z3D/9/zg7+Pk+7+dMpvR1YKWligBe2Vgr3QICVoIDoYZzgWkrMNSWVmyoqLViBnNC7ppjDYRk9kM a11NB5ECoxSR0VTW1UyGRsIsLyHUSHYSG7K8JDLmrpf5+iuKDbIqkXimTrGqSwppEEmDqJxTRCm2 sFgh0aK2xCAExkiEqKtApcQ3QBFFYYkbEUta1pRgCSEIpt5TIRiP5xyM5kwmGR7Fp//+3+bv/62/ jDn/OA+ef4K9d94gzAoaK116q2sMswI73oPJiCoodvIRbF8D5znyxNP0Tz/AdHibK5/6FYqyQEnJ 2Q9/jOH6Mc5mA+6ICHvtEoNbNzkY7OB8xdGH389w+yqTOzdQylAEy1r/JM2VDWbTIf1+B9HuQtJj KVGIP/5DPxJ+5uf+AWeOncBpyXQ8pnIBgkBJBQgInqKcU1YllbUgBN2khU40QkREJsL7kr2DO1QV NBqGjaPH+KN/7I+++ejZR/6n7/rYd/70v8qobr/29tnffPaZL1659kr/8d/1Izz4xKNkRYYKgVQK WlogBeyUdZ8uVZJbpSVaYECzWVlzrUJAitpwpkWBCNBMYgprGYzmtNspeE8rjZlmBVorlBTM8pJe s4H1vua7h7pX6BesBqgbvXXPr/ZaUkmixBCKkqqocCai3TAI71DBUeYWmSbYIDDlHCEkhdAE72i1 EoogwH0tvFrrEFLS1JKWDHhqI9wt6xytKh2TaYELjitXt4lkk5/+L/4kz7/w26w/8CT3P/5BjLNs j0ZsX7vImikJVcTMZrgT9xNdeoUbb79M3O5x/JGnyE1CNNvj6qtfwpUVAUFn7TDHHnwPwhhiJXnz C59kNh6QCkX/nvO0Nk9w49lPoEVEVZXYFO574qOg2vjxHVY6y7x5+R3m0wNa3Q76f/65f8Dyyipo x3g8xlqN4N3wU/fApBCYqEkzTRgXOVWekc3H+NLQSNs1LhMH+v01NBHOOG7f3Oa/+s/+y3NPP/30 3/yhP/D9yR/44R+9dObsWf7ZP/5VLlx8hzu3r3/+B374e9T+fPKpYrrV/5anP8rGww8yqyoq61gy io6RdVJNHcoiJbGh/sM7H5BAkBJtJK50IATWexrG1Mj4YoAgTQ1pZPDeUzlPZPTddksjjqhczRJ1 1OHPLpyUMYoQao+SJHphaAGtBFqAbMYEpYiVwnkIQiO8R0eaWFimJRQ6gRBoSktuPaIq6CYtJsEi JOSFRUmBt55CCXRZoKIGMRAtKsbCh5oJaiKW+32ms5Lv+P0/yvMvfJo7r32ZlVhwMJ0yuHGF0+ee on36QcrJEGEt5f4drl27gBOQaIWTCjkbc3D5LaSVtM6+n9lsl2jnBqqA3bVDFM/8OtVwn1hKZLPD qQe/hXee/xTT+Yx2N0ZWHmNW0DLCh4KlU+eYT2cYGch3bzC95dDdXod+p8loPMJZg/wm4xV+QWoL ItCKW3jdZDwb4KxlNBsQx5JG2qWwmoopMRFLnT6tRsJnP/c5Op3WX1le3uS5l57n87/5DFme40T5 lb1rF/UrUXRIdu5l84mP4r2jtBVtLUnV135+CLAaKW4VjgPr6dicmZdYqTjWT7FCMs5KbOWoKof/ OpxIa0VHa5z/Ru7UN3s/hEAcG5xzlKUD6movSWqANUkMxijyvFpQbiTNZkyYzfBAadLFcwYGISFI R2wzoihiWipasWBKTIKnoWsajjQRua+N2QcwUYOmq7glNS2tmFpHUdTkHxkCS0tNBoMRxx5+jA98 5D/ii5/+Bd546csEAu32Eo3NVcZVSdAabwXzy2/gXU57aZlQOQgWLQNlntPvLLNxz71sv3nAxEVg UrrX3mJ3WnDvB7+bq29+lUP3PcJ4vMvw5mXavWXKLMN7yz1HDlE02xgdM93b5fpXn2F8cAsLrJ84 j7jnzMkw3N8nywVxnPAuC+BdzlKduKp6cmORcEqx8CS2YlpMCb7Ce0G0qBaVSSjLijhKERIODvYJ MhAbg5YxUbNNnHT4lgdP8eh7n+Tkh76fcw+fIi8KulpyIlUUX9e9F4ALcDmzOKARLIkxBCFpKZg5 zywIsnnBfF7dDVv/Z6+aSVO3V96t0MrS0W7Hd6EBIWpcynuPlJKitHQTiQ2CrPJESlIhaJVTZiHC E4gijRaehis5SLosiYAKnlJIPHXy7haeslmMWYkjtkPMQVbRSjRlWeeD1tbsi8m8JJ97Xvzcp/jv //M/ShCBRtpEu0Dor7Jy36PEq2s0t6/z2vOf5fhjH6EXHDduXaB1/H7K2YjZjQsUeUHUjCh2d9Dd dTYefA+7rz2PjhOSJEV1l9k4dT9vfvHXOHLmPLIqeO35zxGnbe55+rtoJpq9m9e4c+EN8skBAcUD 7/tuEBlyNBzjfIqJEgwBHRxeKExwRAS8KxCuBFsQFqR9b+s+mTKGXqtPI+mBBmcLhrMZo8kAV0zI 8jnz+YxWu8Xm2jGW106xurZBp7fEdLDH/mBM88T93HP/cYosJ6oKjsQS68F//YFTt1wOx4pEQidO aGtJLKB00DYKVzpms/IbqCrvGktYYFTe12/vJs2/MzGvK79A5WuAM4o0cawWB8o3PC6EupmstWSK wmhDqkCFir5yRLGhHQXa7SaFVAQTcSCbkOU0cSx7xxxIpKKL57AIdERFUwcsFakUlE7cBVadCwsu l0cbCdJx33ue4sH3fgQCCARozXTnBvPhbY40Wtwe7EGSkkeKr775RbRZodNYwpcZ1WzMbD5i/2CA T9tUxYStlz6PnY0o8jG7t7cxFbz+/KcpD/awWc72lQuEEFg5dZ5+Z4mrz36OvbdeYT4bU0nNkx/5 AaKlJd5+/UV0kQW0zAhIRMhBNxHVhMI0oZqjVT2ZgrM0cZTeYYPF825H1RNFEf1olaoqKUOJLS2O gC8nWA+r6RpR0iAESzAJ0+EeMkw49+QHue/JD2AkzEOgq2G3tMRS0dH13fzu2fsQaGjBPUZzUHl2 Sk9H1fHyoKh7fMboelTLfg2vUkou6MK156i9kMW5QBxrisLepSA7D2kzZrMVMbUeL2oU3bkFl8po tFIoJRCiruAaSqBEzU1tJTFjF0i0YmgtbSXJnWfJSPIgMLKk4QumQXNHRWy4ksoLQmRItGRTJBgf U1QZIVSsxxW3x5Z+JyaONfN5SWw0WIs2iiTxPPVdv5dXn/s08/mU/vI6TVtS7e2xvXOH0f4d5GzE 9CtfoELQXlnCRxGdlVW2rhnuefAh9NIKN174LGblCJPtq6Qm4sRjH8EkHWSeQzMwThOuvP0KzEc1 g1bCO1/+BGlniZVzT3DtuV/nnvd+FN3v8Nwn/hnNskJLCUIqpA/kIgFhkJTvtuHBe4SOQcYU5YSg U6RqQbGP1wlCxvhQH6QxERExIhY4V5DlU4QQNDp9RLAEV+HRDHZu8qH3P8n59z9Fb7mDdxYDjFVK sJ4TUe1V9itPz8i7BOAQoArQ1RKJoPR1YTErLIV1RJFahDKYTgsaDYNSEus8zWb9PkAcaybTkjgx RLGmyCu8kDRsQVNaWiph7jx2YYxV5TFRXdQYI+96rFWjyLynowQH1lP5QORKDGBEjAGyAD0tiUIN IXjdREpDXwaaoma3BlWnFoRAKQxFlEIxwMQGU3jy3PI7iYRlUTA4GPDQo49x/9mHee2tlymKAmkM +d4t7nzlC4jpAb2j93D8wSexHkbjfUbbX2EtOczxkw+RdteZ3HyTXnMZ2VphGi6hlg+RLq3SjiRV J2blyNPMJru8eOcmUf8wjY1D7Hz1WYIQHH/6Y+S729zzvu+ms7LOC7/2jzBliYxipAyWICJQMVqn yOAJUQ/hMhAKcFTFFG9LStnAEcDloFMQNSKucATqkt8Fj/WOICIarQ4baysgFNZbpInZ293h6PFN HnnfhzFJFy0DeV5gYo0KHiMluqrYm+VIVWNY3+xqKIFj0SyOFM1GRBprYqNoJppWNyFODNbVYW01 UqRAsQhrjbiu7DqJAaUwkWZ5qcXhVsLUerpK4j04X4eiREu6kSJGkEpBY1Gh5ouKLQQWdGdNKTQO EL5iWZTMvaAhAkkUk2jNsoZlJciUxhvFpPra7CLB0wwFzaRDChgcla09rBA1+6CoHJPJDFdWJJ0m Zz/8PQBMZyO80FTGkBw6QdJdQxKw3Q4qTqgyh9qdsJcX9I8cY//SV7hy6XX8yiGywR2Ec8TCk0jB TukwtmJ/b5dXn/kU2WTA/e95CiMMrY3D9DbWuPzcZ1k9coL+epevfOk3WH/oA6weOc1oMkQjJKIa 4mQTj0JrSahGeBkRvMd7Be/iWd4hQklwOSRrEBw61G0E+zsMwAdLhEInS9gqQ0lJ5SVVsc9T7/04 6/eeZeP0MYpZTpZVuMoTNZPac5mIobccEjWO9DsvH2r6ayrrXKzL12jAMtS4k6CuCl2sWYs03kMi BR0j2ZmWHFKWRhQz8NDSnl6sQWqcgBr/hmRh1W0lsEDm/N1GtacuLowUDG2goySDytOPFVJJsspR oGv8Ck/uBf0ICPX3NyRMbKCjBUtGEagN1AvFJJvgq4o86dLuWSbjfGFYgso6KutZ6veoioI8K3n8 /R/g1/7RBvPJbWQItJKE5eUj3N7eZrx1kda1Q2RrZ+hYS9k5jOw02Llznd07V+ktbaDnA0b71/FC sLLUp9SCNorJnTHvvPAJBqM97v/Qd7O1fYGtK1d5/3d9P7l1rGxd5Obtaww//zqd9hrLccrrN66w vnEKKaSgIgKpwU0IPsOHgK0qhFQIAjEVIFEhRwoDug21E6cQEbmIEITfef6AINgC8OikzWD7EmVV 0V0/zfFj50gbMdPpHKgxpJbL2cQSFyX9xBAJeTci/8vGFWhryZKWaCHqXCzUwKYLtTG0laBvamaB JWBDYF1L+g1Ds90mCEF7AcIaUXu/EAKRECgEHS3paMnUB+6UjhVTT6SkUtBTkjxAS8rFrHRtIF4I ojxnnUBDS1qL19ExC4AVWDH1Y+rXKHm3/lUCXPDcriRXxo7bgxk4TzONaiUXIcjKkrwsFxCEYDYb 0en3+cC316MLeT4jUpoKCUmD3AbyvTn3NTRTMcf3IjabhsHbrxNHTQ6df4xRNsFZT6u3SnzoFKiI gxuXeOXZX2c03uPeD343LZrceOUlHnjqQ5gkIVaKY2fuJ211KHXMfLrLVz/7z+kfOsUj3/lxZOVF bTRYhAh4NII6UfWuRCw44IoCaeL6jxAqQvCI4BCLO01UM0Jw3+BhfBAIX2FUzHy8x6SYExlN3O7R WGkwHEwZZXmNCUUGHxlmzlMqhXOWYWW/uVVR98V8qGGInpFo6ineVIm6cPg6YNVRq6wATL2noyST qkbajQikcYqQCiNg7urDf7cqHVpPKmBFQRkEc+cpAuQhcCSSCAkrzrKKxYsazBwjibUklYJECRqq NlxC/brtoqvQ1IJycecIIPdgsCRVwVzECOcZjnMms5xoMX4mFgOq2TzH6AQhJL7K+MDjT2BMRGkr glDILMP5DKUNZT7m9qTALR2h31/n6tWrUE7pHjlVzxNOJ+goxfQ3WVrdZHbtAtde+AL5bMCRc++h 11nj5c/9c06cfYyNwyep8gxlJDppcmRllchbsiLn/Pu+lVPvf4qt7VvI4ByxDAg8LmgcmhAE0lsU AREqqgBCNwiu9mLeWaQrCa5uQtfO4htDlhCy7ocJSVXM2R+NCAIefOAkx8/eR9VYwVU1HUVoTVNY ggtMnOMOmnleYN7F1KTESHn3uQMwXVR+gRoG6BpB3whKX/fa6lEDQaICFkhU/bm5ryvNlhLMFu9r 6lwplpBqKHygCB4XoKEkifCEqsAi8GGB2Mu6j9nVgiSN8EazpGFZC5bSiNuuHs9f5OQUPlCGcPf/ +sb72m0ohFhgd5IoabCUQjMSjOcleeWoXN3SklJgy4o4jrCupCwyPIHWydMcve8JAHZmBySxYHkR yhMdI6wlmk+IbGAy3AMCzeYyk60rOB8w2rC5ucFw+woXvvo8xXzK5qlHuPf+R7n42V8iNNscffy9 YC1Rs4WUkmsvPsfzv/qLqKBZ2zjBZD7jxnOfpRPHSCkllUzxXmJEhaGiEhEOjRcRqAhJoLQV0rQo qwp0E4fCqwaJCCRUNVwhBFBjL1oIkriWBZoWBdI6tJKce/hDHF1bI5vmCKXoJZpe5BChnhRGRTRt hhOSAxvQUlEVGTt5QZCSSNS9w69Ld+8G4RCgqwU9rWhIaEroaUVX1Z6krQRLSlKFQCTrQ5UCnBf0 9YIa7Ou8pyXrHK6tQChNr9miITzNd9s5ItQiHKE2ClcjSYvXEVg2AiXFXaENRZ1bDW1ALwZNv8ED A1oJMg/WGJYNzLJyQe9RTPO8frELLAtqjr82hqIsaXbanLn3HgDUvGC0fwUXe3yQtLttYiUYlxXz gwP8aEDaX0YEiRsN0XGMXlpHRzFXX/4Sfj6gf+QM9z34Ht547rcYTkY89sFvZ2Vpico7di+9yXO/ 9s944yufoXX8JI8+/V2UZcXll59hPhozvXgBHUIgVBmYCO8MERCHDK8a2Moiyzky7SOKEZ4IZVIU Ba4qCaqNh7pqETHaZnUSKhRCt+pEs6zAe7Iq4+T5R3j6Q99JES/jceAFSZIiAuQmRQmIhSXL6rbM UiQYW8udIqCEp+tzLqLReGIlEaou+7/+lAJQhkBrYSi5DzRUfSDq7tHXXnbZSOYu0DPibnj6mnl8 s3JU0taCvdIhWYzg/yuSwK//dAh1329J17DCxAbaGiJZY2EEGLvA3nSKUJpunODjBtZAw1u2hzN6 rYSiLHHOkzRixoMpBEm3t8JodIAwis1Tp2uDk4HZ1m2CkiSNBmXSQE6H6DhlkO3Tbq2yfvY823s3 EO0lloH2iWPsHewxOdil2+tz70MPc/X1L7F94wpPfOcPcOT0ObavXODyS1/i9tZloqTJI099O2my zJsvfYo5mmPHz3H79hWyZoouqpJUOYxKcd7gnAWd4l1FZAzedCiyKUbHWA9GOoL3SJWCK6mCxasI hUN4TfA5iIjKFRjv8UFQ5BlSt/j4D/0Rjp87zVYm0baGJQrfxOiEuJgTjEHgSKVnFHeZ2xxXZCy1 Otiq4vosZ1CWtEygaCSo0nM0Ucyj6O5d/K5J+G9y3mNXl9KJEncPvqVrZZV3rfJfUSvcvTyBtVgx c57MeyLxzcuW33nZEGhoxWgy4nbucJGk3ewQgq25TkEwR9MocsZRxDy3RK5CV3NaBqSrqKTGKFlT cQJ474ijBK0UYXjA6Xsf5uihY9zYvk6ez4kbMd3+Kl61SZspR+Sc0diiTz3AtMxxgwGNQ6eJGimF FAzefpnVlUMceeS9XL90gZuX3uAD3/WD9E+e5fVXXuSdZz5BKAuWH3iC+46dZXZnm+ee/QWUTHj6 e3+YajpjjuPUI+9BylAidUpR+RoZ957KAsERXIl1Aa314qAEwde8bosEZQi6AdUUCVQoVLQEwSKo EXrnAkWR8b73Pcq3fPBDDOJ1tFGUWUmv16STGiAgnMUQGOUeIwNNn5MJBUmLWWHZHc8ZF55VU9Fv pbSVJkoiBlJzUHwtMEohvsHXGCHIXWBqPZV/t73z7uzyNzfA/6PLB8hcPRImfmdM+9+5ylD3S6kC 43nOC7sZB5MRNjikFLRiw1gmjOa2bnRLwyzq0MRTZTmRMcxKjxeKNI1QSlEUGWVZsT0OHNo4xHd8 +/ehdExe5KATopVNWkBRlexPC1yA6tgG2WiXJGmRNNssd7vsXbnA8uppTjz0NPPhhMGNy5x74mma K4d447d/jXc+86s0200e/9AP8PB97+X2hRd5/</text:p>
            <text:p>aXPQNrkkY99HyKJodWkk65x6cvPoE0U103bfExF jZ4HZwnSkFcVQpZIodCmNoA6Z9bE5NigsZVDRz2oZiihqaocIRKU1BSZZZzvopXmA9/9/XT6S0zy Cu8CJtEkxiCEJNWSjJR8UqIjTa4jZPAYqXC2YDYpmE7mWCnpxTEdXbdp8IG3sxq17+oaGT8oXf31 OvpRuMCBDfS0YEVLyhD+Dz3Mu8yIf9VVhTp81ozSBUD6r/GcKnhGOiGNckaFYUlkzCvJKLP0dYXU DQwFMpszDBHtaoKPWxzoBhUOUVqabor2nn0MQkqKbI6vSozz7FVDeqcf5ujhQ9y+tUXlPMVwj6rX IxKGLJuw3u3RnO1zyXpW2kukfpeLr7/FStqncfwediYD8r1bPPnd/xHWep77p3+HeTbh2JnHOfHg I+zeucbrv/JrzKs5/VP38+h7n6LTX8IXOUc3T7AeOfKdDrq0IHXdcxOmgQugpUVSQJQSXN0XlL7A WofUCd4VFAjEggHgbXl35kyaqG5Ye4GQAUrPkx96mnOPPMFo7sFV2KKi02/inF8IooHwHmcdWgms iHEL4l01zyizDGUMRil6nQ6ZBR0cuQ9saEirip1SYAP1ONgC86HmK7JsBKmUFAsj+GaXXMgsAlhb YbSuS3nvCdSJONToug2egAJRsxICAv0u7LL4AbVXDHih0NRhaxwERQCdxKTljFnQFGUgDhUzKsZG E1lLiaw7EiJiUjiWRME8OEaloKkTivGQYpYjlSZNmuSlwxc58yyit9rm2OZxbm9vUeUzmlpSxg26 wrHSamI6Xe7s3KJjwTb6zIoRmhZLJ06T2SG9cki470FGk4yDO9u0Dx+n4xL6p07x6pc/y/7Nd0iT Jk9/5Ht48In30Wwsk4uKyAnyIuf1/Tvcfu1VdIQl2KruYQWP8xVaRYDGlkU9WBkqSqdwXmOCRUtH GSK8LRESbFlTeb0vMUERhMe5iiwvWGolnHvPB9DtVaT0zKYF1jkSo+l20tpD5SVZVqG1JEkMtqqY TAqkUhTjnCjSGBFY7TbxQpK4gn2nKaqM5diwp2M2TC32ATC2nmiRR5nFadv/HaMCcGWGMTEOQVFV C0zJo+MGqa+YFBa3qHzbSYwtc5AK7x2TynG42WDu/GL2r/6+VCtEOWVSeUZZQYgai3F6RUhjDgpD K9/FOc1u1CEqCiLlmGEICEwUseJKpiGldCUmBCoZIX3deqlMgzDb46B0FF6xmc2R3YTlQ/fRfftt 8mKO05K4qiiNYEWmbO2NyWdz0t4y7aUmfgzzdsnWwS1M2mCj1WYwnnBr+zLnHn4PSgqy4R5qb4dW U/Mt3/eDnDzzCPRWmQ63eOtz/4J5GZhmGfPhNbYvXwPTRAcpUMKhg8WKiOAFXnhKWxFFMcE7jJJ4 lRLmA4JPmDuITUAs2AVxo4lwZT3wWGaoqA3lBCksKxurHD51Gh0bxvtDhBI0Wgku1Cq7IXiKwi64 TjVVdzYrUUqR1ckeIXjKRo8yjmiGQNCCySRnXAi00axENQRwV8d8MYZF/ehvGqfeBRvrLwpuFo4m ntVY0UwbbA+HTGTEip0xkYK9KhDbOSjFzDqq2ZRODFnUQZQZe1JQOsdYRqR2jvGWXWKOxnO0auCF ZLi3V6P9y2uINKXv5uzHSyyVQ9p2xr6PmOuIdigQwTHymkaVE5IOHkWeZyjjmMkmMzfHZCP2XUpR VcyihMul5UEcnc1jmE6EHZSMJiVLswzTS9mKFEtJk7WVNSrj2B0P4dYb2MJw5N6HcaZkZ6+k25Q8 9bs+xFpjlfH+AWUbom6LI+uPU0jFK5ffYHjzBjeu32Cyv4d2GaUQtLuH2Vw/g9WgvUgWrQyHCAXx gtAvVZ1nyFAQdB/KMbGRFNahFFRVhdYaaysoZugoIZQZiAhXZmAdFZJW/zDdzjLG1MyDPK9I0pgo kuhIkc8rCmvx1rO+0sH7QFFUlGVJ6jLmTpB2Ylotw0qZsxs1qCYlV+9M6SVw1BiaUUTlPdN8ThzH pGla9wkri7X1MEMI/m6cele3c2c2I44apG5O4aHKC4pKsKGh02xT5gVZmeOQSBMhlcQpzWwyYh41 cTh8ntWiIHlV05KpmJuIKM8ZFDk20bjU0BMZVhqKyYSquIlpdRAhkKqYgWqQzIeIYECAjQ3BBzKv mYsWm3ZGsI7ZYkBDipqIKYTCYBmFlNWiZKfRZ7/YJWk0aTXXsJMp2g/JihE6PUw/CZRUjIg4IQsK 6yiSIxx58AxnzhxlsL+LOhyTNlLycsqN6xfZnWZMpiN6S12imwNuvvUqW9dfQ9iK2ER02j3a6+fp bW7QjSKGN/e5vf0mWtUpO7mrp1iE81hviePF4aAI5ZyqcqioQbcXU9iM2aRWSxEqQpHjbYHHoKnw QmB1g5jA+sop1o4cI8sKSuvqsw2BJDJIJbDWoxBILVFSsnMwYZYVhAClTIliSFttOnjGJiYfj9kf 50SR4Xg/odVskmUl0nnS/hLzwYjZ7lWUMERRgkmXkeWcSBtGzSaJ92ArruYVhZNERc44BJquJDcp Yy9whUOJjMSVZKaJ9BUNBAbBMASkiTHBU6CRRhOEpOkrsrJiv9I0oxyhY3rScWtU4neuUMaKPFmi 1Ygp84IwHVFUDtvsoaqCkenWqUg2R2tPpA1tUeFQjKykVIo05DRcwSjEVPkY7ysGVcqayBlFLXSS Uu0WDHd2iKQGEwh6HVSCLSu2X3kWrSDa2CA+fZ4H33ucTpRSVY4rN69gohZKet564x3CJMfrCY00 JTUJO9e3mN96ltHwgE6zRffQIZY6p7CmQsSCMNjlnes3wTQojUYrIXBS0YjA2YwKQxRFWFchVUSa tgl+hImWMEqRRhGRjinLCb7MMAq8SAEPUuLCQoCDkn6nS6urcFqghSBYj0kMcRyRJtHd5HoyL9lY azOczNkZTGimKeCIyhm9zXWE0aTecmOSUwxHGKk5sdFjM7LcmhXEwuOk48Y7F7jx1VcZ3dxnezbl Qx9+kjMPtOqhAK3p5jkjpZlXjn4UMXAe7z0WjTUJTV+SBkcmDS54nGkQBUehDZHUNITFxw1yXWG8 Y55V5BLiNCbXMSyEKSeVJGhNM41h5tGupKgMvtzHJTFaG/Z0Gxly0tmIImoRuxwhoJlK7mQVjVjQ TSTD0jEqHUZKilIwKDTz8YDdQtJEsO0arIcZRhRUU4frr6DFmMGtdxhVhhPHe5y87yzSjtnZXObE 8nEGMRxcucz4YI95p4efZVQ7u0SdLlEUiCjoHWpyMG+Sb+0h0gKx1ONo2uKYUMhmj0aq2Ll+nXz/ OtPxPkXU4tSDT+Pne7z8+stoKwyuzFFGAQohwXlLZSsavsTrNqNSUc1u0eglmHiNWMX02hF7+xOU +lp1Z6sSqXU9Ip7PSTpLNJYPgYNsVs+vpmmEWFRYWVYynGQ0U4MMgoPxHJSm4eZUPtDsNEkijRTw 2swyHkxpNHv0uwmrkSMrS+Yu4+2x4+Zb7+BefZWjq2t0e8forxUcPXOSNG4gU431jmlh0cagfYU9 2CFzGg/0I8/MwvZ0hjELoTU8prvEvktoTgZcLy0HFk7KPUJnBSfrEbBuMcNaTxm1yOIG3hYIYJY7 4khzeklySW0ymkxJpGVWVEgCrXKXRiOlkBGyGFEkbYL33KHBerskn0256mtM0JeWcVZSFramBElJ kIod2yDGIdIesrQI6zFRykZnncNnznO+EaP7h2h028yuH7B89Dzzbp/ZwYDcjNh+/kvMm33OPvAI 66ePk80mjCtBv6WZlxWJlIilhFanSTN3lE1PeXCdvVtXmNzaonQZtJdZWz7K2Qcfpt1tUNw64Nve /0G0dxUSKJ1F6RRfZIAniRrktkCUGT98/5M8sd7gi6+8xb+4tUO63KUfJ0RRk8IHtNIEXxCnaS3r 7D2YFCEUamUD3WjiJtldQHJlqYlSkvm8II01rTRmMJqRFRWNtK7MJBLZ7GKMYjTOmQ1mpGmMMpLh lTd5QwRo9ZgeTNm9dIno6i1azT7SdNGp4XAjRs8ymmLIdW9ZlQYRp9y8cYlbr79FeXPMSkuye+Is e+0+3cvvIMZXKDsrDHSXMD2gnTSZnTrDVMZcev0tGpFgr8hpNurlRa1WRC9RFPOS5PgpWhtHiUVg Nskog2KWV8RJwslWzlBEjIY5iRJoJcEGRrljVAb6kcbplMk8x/uSgQs4kbIaxkyKwLCq+WZSSbAF +2Wg0Wxxa2gJITCqBGvasxwHWszpHD9C/FqLnb0tikFFe1Rx4+rb9A+fAKA5HxD11jh0/+MMr11B G8XWzLH9zkXmecZ9Dz9KZ2mZTjVht5eyc+OA0SvPsVMcgPUs91ZYPnyEk+ce49DKMi72NFpLUDnK 3ioq92jvbE19sZYgDFJJhIwwoWJcZjx2+ij/y5/4U+ACP/zIHR740mf5q899hrnQNOKUyWyMEAtt JQLOTnEk5CFHmnpgwMqa8uF8XaEJUfPOhRBkhUUrRW4dWgpcVTFGsbrUZKmlKW1gbzBDKsmoLJE3 rrA5G5AnCYP9EdU7t2jNChpLK4R2j2J/myprMtpTzIdD8iMbjIxhRztu3trn5qVtjipNo9FkOMro vPYGeXuJ+fgA5yLEbIYMc5RWzIYT1O7ziKjBZu6JBXgtKPMZbrTLHaXJ1rrEeHb2Jmw+Bqsra1Bk 5HldbQ5KScNJ+s2IfFThbGCg2vQjST94EIpZXjIrJ8jaHSHrzJb9kNKNMw5KSRQJkJ6yytFS8MZY MHeSWEJXVjgCu1WMkjGb7RY71/e5fv0tDh87x9A0a5TdRLQQVHGDysPa5jHc3PHsmy/xkfvO8d/+ nm8ly2f81OdeZ281Z2U+xNhANprQO9Tl/JHHiLon6G8kpO0l3GTOcOc2k9wzHcwgUrgi58adW7Vq ckAQRIyr8lrhTijyquZi3bizzysXX+WhjXsJnQb/5ce+l2lw/NWXfpuN7jqJHzOfFMi4Tj5lCHhZ J0+larOCpIFj4AONNCKKFM4GdCzI8pJGrHHOkRUlkdZk1nG44dnsGYogGE/m2BCYT+a0JnfoXNum 1TSIXCJ27jDEsHJqmXYjIs8DO5MGZBlNo5nvznhtOKfZaFAoR3kw4Z64xUrscL5A64gQeZaYE22u MJhWlLMZQTjGXtKIAzYkaKHZ6Fr2ZxZvFe10DbVaseIDep5TyQSd58yfeZE79z1MeuYoSZhwMJjh gCVVkTQl3X6f7Zu3YWebnWZMI05oxwERGQY5VFlOoxGxZwUmSWhmQzJl6IuMA5fiKotUinwyJbYR KyawY2MOfERbVQSpcQGKzjpHz55ksPcONjLIyRCpLbSa9fYxaVhzOYOQc1vs8Hgw/OyHnuL4mdOw N+VXXh7ywuAazXaLtL/M8XvvI+6mtHRCNp6wtbtDfHubaj7lZq452pbkKmW4PaHavcr23p2vl+P2 d3GgqsoJQpMqze54xh/86Z/h8//pn6XRaiCN4Ec/+iF+9fpXubY3pNfsk+cjRMjJS49WTVxVoJwj 0YqNc/cDEa4aE7Qkikytre4DlfMoJcmKCmM00/GcJI0xvQ79xHBrUnHnYEKWW5K9G3QmBbosmMYV FJaVjQ3OrC2jfMnUZrRSw3r/NLuTAbu3ZpxYjVjqpdhg65Ug60soEQgmoa0CQnpc0qXbiqAR47KC fFpQVTnjzNKLPaPQqD2VK1kqKsrpDEU93iWDJ6PHwUwS5p5sP0e8+DyRLBFHjjLbn1A6ULPbxKqg u7rB2lIDO8nYu3iJa3mgFbeJNpuYuAOVZRD69EJGT2Uc2JogqBBoLfGVuCsX7oVk6gUWQSwEczzs XER2jxG3JGFeL34ibkKQxJXgYOsWPpWULlA4z3TvVRotxd/88T/K8fUjcPEm00HGqfv6XCliVmUD 5yyGOYM7U67lHjcb4VQD3etQhYhDTZhVJQfXrtH0guvXLuGjzjfXeRdCUJN8JUYrvnpwm5/50m/w p7/jj+DtiDPLh/jYmfv5S5f+Beude4ijmDybERsQSlAVFm9isgCqKHGu3v7QTCOUrieLt26PEBKy 0lKUFYRacCNpxiynMaoKTOclUZRwe/sCy6NZPea/0oIoZaPXp5FI8sKBMbWCjHUkUcRmd4WDXo9I a9rNmhEgTYRY/KuExwQJsaIua2u5btVMaC71wDp6rgQPLVs3uG1hWRZA8GAdXkh8VTLIPCvNkusD RyEEsppy8OU3WR4NSTc2yMeebD5n/9YEu+9ZOt1HnVynHzLEmxe44WeESyv4sMdeWuLbfYrWMqnW NHp95jsH6FaKSWJ8UYPQ0hjmmaAhBcuyZCRibCHY25kjVcbhZpOmMszygrQY4+ZzhrMZpn+Edi5Y ardJOj3Wm4b33HMfT7R6cHAAznNja4c7ecnu3pi8PCCbTWik9eBINixgOsJogTOSgdUQxvS6DTr9 YzCeItKErml8vWFJvnFMtPZiSidUbs4nXn2e33/uSczmCute82Pv+wi/8NJLXNq7xfHlHoWdU5ES YfHB008M3eU2NyvJCVuRNmO8D7TShDyvKMpyIX0N09EcrRXLaz3WlzusScFBZRGNmOxgRnTnDmmU oLUjFQodSYpQETJNPQMR6mUA3tVbIwrPWktDlOCTBHSNk73LlTE+gDE1O0MoRFXUajM6Woi+63ri Rjik1mArgleL0X0IwiKsQ5iYrvQ4H3FEQaeVMpoIxMhxcGmXvvN0Uo2PAr7bZGfnDnI+pn3mMPHR TTploH39JkrN2a4i0lJht7YpGxPeOnScU6ZkOQ1s546o2MM0u7jZvM7FAmjhMKImk7sArxRzHt6/ ycHak6Try1gXIG6y2urTjWDlxCmcabPa0NyeTLk+LfjBE30oKryzVKM5r7k5z968TpFJ0ljTjQRj Lxleu0F2+yK612MynSO0JLUFmdfYzcNsRDnbl96gSYULE3QVPFIEEizVN3FgIji0jvn83g6fuXaJ 7zm8SVXlnF4/xN/4kT/I7/u7/4jRdEISNZhMRqikRaUk4+mMD5x/gvvOniOfTZBGEcURwVpKJyny d0fhF29S0kwMqw1N8CX705Ko1WZy+w4rlaHZ6yAoSKQk847cVWwmEVoEbO6JpcdKSUJFFUUEYwhB gLUEqep7xnnQBrSqp7p1jCxzgjYEbRBVifABrw1CWBAGbMHUBWxi6BQlhRc1kzMAwhPLQOkcnUjT iCIONw23uyXjWQG7I2RPMI9TvHKk3TbVZEh+8Rri1GGSQxvcO5MMxtcZRp68TBAyYZ2EwcEthsUu jY0jtN2MQUjRs3k9MBIkRnjmQTPxAq2hUF1a011uD3e45/Rpjhw5yVNPfZS4myLSPsI0GZQTssEu l/MRW7eGfM8Tp3kgWoLgkUKxtz/mUzcv89XRkPdubKJkoHQdDiUxHamollewytGIE/I8YzqRhHZM NRtz+Z2XqHxFq7PG4aOb6MgrrHZkISBEQISAWhhYWHiwSMI8h9+48jbfcv5h+j1DUzX5yPlH+fEP 7vDf/do/Zjlp0IhjhJ+jgqTdNCjZJXb14EIUQMQSUcyYljAeZ3S7DaQS6EjR7jRYizwdDRd2K7Qx DA+G7A52WWtFVGWJNlXdA1yI+1tXc8h7BvaUohkJYi+YpBEdF3ALlN+5sCDFmVpBWUeIop4OCspA cAjGIJLag/mvDYWMgyNRilZweGOgtIgAUktEZSmkZC48pVCkKoCOWEbSVJpxs8KXBXFVooVjrBxl O8VOp7S29ig2l3GnunRvrrK0X7HrJUpFjCTIMmDHOwzzhMaxLi3rmBUlxiQ0wpwGhpZy3LYJIXga jZiOE7z18m9xmJzxYJu9O7coBxFeHmCXujDIyUd72HyXU/fdww+dfYSubhCExWWB68WE/237Le4N bSY7O4wGO5RVhVhZp+wtM1OaWEGpDZ4ZlbMc6cZU/Q2W4pLNw6c5fOgkJQ4dVECiUSFQ+ZKgFC44 PAGDvjtjp5XiU++8xMcfeYLf3Xi07ou1Iv7YB57kZ5/7FfZv77Pe38R6h8juINdOcOrxx5lNJ9yc BR4+3KBrLMNKMp7XlBgEVGVFuthHI+IGsyAhMlgE1y9u0ZnskiyvMBvOWe0IhF4QjIsK1UoQAqYe GsGT4PFRykplcUIhpFj0CSFWAozBmxRZ5aAjhLMQqD2Ua34dG1kQtERUBR0d460DoZFSolQ9HTE3 9SIi7xzBSFJq4Y6p93RkPbgqhKZSEXlwRG5OP2imIiDaDVye05rMKfttspVlVue72KJiGGBnMmJq IxJlKAcHNLSju9olmB7e5/QTScgitipBJAMiSPIoRZw4w86v/M/8wtWL9BsdBBC3DFQZWTkhjRss twWhf4Ky3aU7d9D2CGOYDnf43MEdtpJNHo3BlwXNZhNHwu7McXD5S0RYqmSZlW7ESqfB6kYLKksv 8oTuKuPxLtujETYb1ecbgqegxAiFDubunFv4upzLSMHtacHn3nyb69mISSjIi5LTZ0/yRz707eAc 2XyIKKcImdBsrtBp157veAOKoqIn5jAZMZkWXyemX2/M6raTWjNhOKp31jjHra1rNNIVIm+QytNq KmbeYbMCteBBpaYGXRMNBMEOnkqIuxSahZ1QugDWIcsMbxK8iQgm+dr3fB2xLwhZC6EAQcf1X8IH gveLqec6pwtSkiLpVxa/QMMTVQ+6jlJFKcAIxZKQuEaTLNL0hKRpUqIkwcxzVseOdKnPar9NkBW7 eDIrqHxg2zVx2lLujdiejFDCYVWDjJR6+eViuqc8ICunbHY3ON5exQdHo9kh7fQIrsTJnMPddVYO H0X0N9nyKd9+7DRPHl4BJSkOpozGc56r9rk/EeRVoNQNWo0+h5fbnDm0zJn7znL+0Sd470P3c2bj JDpZIxQOE2Iuv/06X3ntLZKldUyouPzGm/XfXwJSaJzU1G1nye9cDCYWc3ufvvwaN27tYQoLZQGz OX/y+z7GsSMrjGdTRBSjRYmoPLbQtCLBzUwg8inTLDCPukSyFuvQWhKlESaOWF1qsZcXFKIWln3j 2g5L04I00uzNHA0TkEIRS5gTUSGRAkonaEgYCsE8Nqy6Co1ERrrWRBACowSxlospII2wJcK72mP5 ekKojGPypJ7Tk8UMnAUBwhZIISjLCufqoTKnFM2sIC0rJnh2jKYjDZFUlEHUmg+lRyzYqg5PI1hQ ikpENKiHPbwTZPMhK5M5vdUeRzaXCdmUrihpykDuBaPM0NSC4taQyf42DSZIpbm3n7AUJvSrIUF3 KCrHoU6Plc2jtYetbA1C+0CzvYTrdBnMZxzsj3lyw/CDZ87V+4SsZzbJ+F+vX+KV7dusNzQnz5zh 3NGjnD9/hrP3HiZZ67CytkJp1rB4RllJVnn6a0s0jq1zM5OgA8xmjAYD0s7XwQ1qIQl5965dLGP7 eq8lhOJyOePqrUs8uNwhPaZR4zknj6zwF37wR/nR/+GvMq1KIlFPIwvhGRaBtQSENGxNBUHl4D1S KYSqCXGdVLEagS0tUwvzyYSLt+6wUTlWvSdXFhc3KctACIYlVXcJKhdQIlAKaLqAtxabqnpMPnha YrH3a9HsFgDBI2wFtqz37QUHSuN0TJzPwBa1UXkPoh6YLb1AJwkhz2oemQBnNMJ5EufoSsm+qHcp h3fFar1nVDvRek4zaHq+oood3lUYYyH0kHKCmA+ZNyXrmwln7nTYmWRIE7EyK9iXkpYx9IPm1vYW 85ByZLOLKCoy02FYTtE4CDGFUbjVQ6gix5uKpaVNJntTGs0lrA1sX7/MRiz4sac/zmPNFq7McKXk q27El9tz7u+8h2w24mD7KtgSYSJk2qGpDJUNNM2cTneT5rokNo5ep82NS1d56NxZmi5w4dpFJvs5 IZL/6n2FAklJhUSg303mpSMup7x5cIv33j7H8iqIvqKztc8PPvwk+3/oh/nPf+5/JS8cJ2OBjlsI PJGswwsEcA6lNXFs8JVFxTFHWgnWWfZUAyNzvnLzNiLLiJfazO10EdoEMijKKEJ7v9geAVrWYXBe hjqxFOC9RVqFkuBjg11oYkVxLR5nK4c2Ea6sUIBwJY3RHvhaX7Ve8FjfUJWrixpfZHXz130dE9Vo IinYd44EgQ4CZCCL681gemaxgfomUCWeQBvHTGukN8RGgO6hnaOYwKwRcejQCrevXMPYMUsqYpDB bCppnuwQ7VnUnX3s6jJ5PsN7g6fm0mtnmXW7NFaOE3TCuCqIpkMEESIVLAsBvSV+/5MP8PH1Ewyr nBJDPjrgH7/zGs/vTjnaKSjzCTdvjpjv3cAqRZeAai/TP3SY4xsrRHKGyktcaLO1P2Vv74Dz9x1F Cs3Zs0cYTiquXr9dW4wn4PBooRB3mZe1SrJAfK06xDAtLF/dv8mWH8JeB9NNSOOIJDb8Jx/5Nr5y +TL/4HOfwx06wqGW4c7McSsPHGsGtKxvYe880kji2CC1IeiIOIrxs4Iit/TShDw2FDog5wUtpTCh ZOxbJLbCpxENL2moQBUE5UKJxSJI5pZEWUZpwr6HfuaxWuG0qvU+Vc1oyEuLiRJskaEWYrgIKFBE SYKtHFEtZIhzi7ZXWCgahrrhWVLnWi3v2QuBprPouIG1JZGzaC0ZLwRNtc3xJhDKBo2FPEDQAaE9 BIGc5egyQ+kWq8fW2Xprn0oEWqoGkaudEc2lNXbkFLF1FdHbrNcSC8jdkESugA9sqJjldpe0u0m6 1OO+zcMcXlvixbfe5qnTh/jT732KpLDks5LUG569fYPnr78DWZNpUbG6sc6sExPGO0jhUDImy6Zc vvgm3p3g6NETtOMGaSNw+YXXuLGzzXQ6qxc2dRSry+uEMHw3xxLoIFH+G1nhGs3X1KlACU2wkhdu 3uRydkA+m7K/t0UmLPO8IGr0+DMf/V66SrK0vM61KmJoS9bir029hBBqiEEr2o2EvqoIRrBXOYL1 lM5xZn2FtThm5WBOpSJ88HgXIUStMap9wNkSfL09wi2mkSsbsKKu6NIADWvrxnflELYeOHBFVutO 2DpH9D5QOCg9eCFRwSFtDiFQuXB3EocQkL7WAc0rS15ZJpWt18MtjKtragZoCIEYSR5JWlrgvUMH QSwgmNoYEL4G/F1ARKqujPfHjPMxSdxGdGsuGMLi5gX7qok10O1EDEKLV0b10IhWCR3XQHlBEI5b xQGrnT4PnjnJkc3DzG5d4rMvfRW9f5v/9ImnaTY77Gc51cwzmo54dnqVoVliudcjTQT7kylHDsWc OPkQafcQAyGJNHSo2Lu+w3B/TKfbZ/fmHUajAR96z5N0I3j7whu88vKrPPvM81y/sLVoQgtQQdbJ puQbvNY3hEdRC7e6yvLc1iU2olWOz2PuNDtsLK9S+px7Tp/iJz/2MQaHjyPyPZoqkIeYlvRfqwJd oNVMav63gkOJ4e1xSfCexCgu7I3YGk/oNgRSK9LKkXuBdhVdHVHNZtgowamknn9cHH5qBEbVFZys KqQ2sBBbo7LIxdo5UVYIrREL3Qmgbvss1P9mUqBVwFe+TuClqLdaCBDW19PfVcWK1kjvGXqP947g QZSOphC1uImWJDKgbI4PDiE1Xs7xVtWYGh6p0/rWFRDHMdXtAVU0Y9UrLhuBcCUmNLg1C3Q7FZGA tbhir3RMvMSoCPJtfJTSmg0h89ysCna/8CxHTz7Eza0B3hT8xT/wg5w+epzBwRBrJdZYXtra4sWb txCmQRwmzO9k3JxfYdZLWW2tce6+e1i5XXF5+zWsFOTFgHfefpXhdMh8b5c0TbBotE85/8j9rLQ3 aGigYAEnBXAyYNXXjOqbXSF4jFaUXnBl/zZvjS+yXc2otgb42RjrA7Er+YmPfA/ntGLnzj4uF/RN yfW5Ry4GHhrNGIAsr3BxzIENGEWtrIcglAW+ssTC0wlZnUdQYETJzDlKItr1KEatEyHFQpsdIlV7 MITA2ZIqm4OtEFIuEvea6RqAcjFxscBR660XlaMsPZX1XxvlcvVIvUcQnEM4V88JAlMhsNayZC1b SiBcxe4iuV91MKnqJQepdDXCHQRpUg9xJARQkirNka6kmUBDBuZjC6HElAYpEpCKtNjnWlXvmA4S quqA4OsiI+uuopKUWahQjR5LzcOMyhmGGe3TZ/ixb/s433v6PLNsRjUsGdop+8UBX9q9xhs3b9GP BN1D95IupTRoc2N7lxcvv8krb76Crfa4//Rxzt9zhlP9U7QTTTWesrK6wurmYcrpLmZphdX2Jlk2 48atLa4dXEcba7FKUARH5CRioW0OtZDtuytF3r0iocmqkq/cvMrZjWUi0SA1TVR7jyOHUqwQbPS6 PHZrn1vTA9rrbUorGCNQIsUGT6QUUimYTVhtLDOmlnzUWoGCxAs6cYLOHFpHlKLCRBLnBZWwSO+J TEyi621gauFN43f7ydSC/7NCoqm3a8hYYLQixAvgy9l6ymjxqxVZgVjouDfjCJRAWk/lXI20S8EQ aISAEHU4cy5QOUviLVYb+t5hpCZ1nqYRSGGJtUJ5gQsGLSTSpgQPqaiY6RgtLKGMkDKnCBKShDSb IkJCM/JU85JCQrvSjIqIWSshDiXSlbTLklEyQukGjaJgvL1DNtyhFI6NZpcv7Q/4zm85x//zyUep hGA2LRjokt39XXbnkj2XY7Rm5/oe0CRqLrNyqE08nHGwm2OHU+ZRg+VmhydOHyfqHuH1N15mfDDE jx3DnT2ulEOiuSONGtCouHJ5n49827ejZwpiIHEGqyDGUyIIwdVzds4tdK/qywVPHEXMpxkvXrlB 95E1bmcDejebbK3OWO/30OOKc8dXmJmMq6JiTpP7okC1GJRpNmMqB6HIseUMJxKqypHGpmY7WE8a KsBSAqqyjKVAV5pWyxIJQZEopJMQLNUCILUelK4LDmctiaqVv/Iq4KoKja2bzSEglSZUxd0RNhk8 QUmEq/OpzAcq5+hQ9waVW2iBiQVpkYATgkIE2lITpEDawMgIemUFqoHz0JHzempHpwQbyKM5roSE lDIKgCTNHJNQi7EZUdFreMaZRGiLTRy2CDSsZ+IK3py0eKQlWG8nXJp7tEwRWrJ16SqDL79JKO8Q x4IrW3uQpvy5Bx6g10jYznKsKNjbvsWW80x0znDi6HZWuHX9OuMbFSfuv58z927Si+9neHBA6Tzz TDEfbPOFr3yVUL3FeDrl6PEuThiOpAn3Ns4jQ8LaZotLNw44tD7l8XNLSLdw9UE4pLPMvECqCGNq 0Voh+ZfGzUPwaKX56s0dbt7ZZpgNuTq/iby5h/O18JlptXg86nNcVFgDNogF5ACFF9jRHvuTkjxE aFlvwXLOUxYllZds9BJaiSOIgAiCsgAVeRIhaZiUJKsoinyhnVU3ZlMtvh5AX0gjSZJE1/pYPuCK HF/Wb7V2vV/kT3IBJzgoCrCB4DzKOTJr2SPUYrUE5gRWa0ll1qUGresVJkmC0BrZaAICGcUEJIms c45IOnSSECUxNo5pFRImJRULFq80TH0L5wRWl2x6j7ARQQis8GTugFpJUbChZijhCUKigmF/d4/h 9GUi6ZilMb21c/y1j/weHljvcGN/jHJw9dptXtzZodNuI7M5b04H3B5OQAYObx7iUMMRSsetkcO2 IryesD+8wFK/yWDf8fzzn2ZvNmC12+eJ955jrX0EZyP0iqCyM+Kq4vQD9/Abv/llZFsnGBVRyXpa OIlSlJCUIaeweR1GhOJ3NEmItCHYiudev8RWMSaXFbvXdhnu71D2OygX0NLziHQ8ZGrRsmI+JO12 SUWJKKaUzrOXgxOSNNVYH6iKWiCj02niEVgLKlKoRIKBIA1G1IWFsVOaytbAyALolFLVlazWCG0I vhbelXFa88zerU5thS/zhQwS6BCYVJahEgjnaFcVSMGBFMRSolW94aK1eN8aXVeOIRCkQLSbJJGh H8W4OEJEGmKD7K4iTIwQAasjkiqiqSK0neFxKCNRylCGQCUlS6pCyyYaiVOCVeWIXE5iK9YmsNpI uGUNe5Wm4wzRZIaPYCVV4B353g1C5vnrv//38Cc+/CQ7gymNKrB/e4fPXd+i021x/9Iab4wrSuFZ WlmhrRLevvwOn/zy60z297n5zgtcfPll8jFsHDpM5St8NebRxz7ASrPHV966wrUrV7k52SftGmJh uPT2bTaOtHjui1/ijUs7yMl8Si48ioDWBlk5CjtHVR5khEBicVjsXY9TnwxEJuLaZMCrW9cpneKC H3Hri9c5KEZM1lvkohYZe9DPuFfeZknN6asZQkfczhukMlCWFWW1YK/6gBeBdq9ZS7lZgbSOKpQk 84LmQjPUhVrtxhIobP3YxEjcYqOXURpRVaB1jfALWXsQE6HSGJU0kGmz/iVczb23QEMIutLgpKRw lqYLNEw9JdSSkspoZGRoG43ViqAVOjZ4reuZTAFBCbQU9RInJDp2pC1RT0GFgJcQQq1QGC3ESwIB VUOZNHuK5YakIzRZWVIGx0qokM6hqkBiZ7QYsBdikI5Gq0kY7JGcOsbp+99Pc6PFDz32EB86tMnu ZMC89Mzmlt9+/Q2MnnDvkeOIXoPpfM7sYMDx1Q5Rr8s8O6AYzdgbFxw/cQitDZlIkWXFV778JkZb Hn7kJIkJ7N64yRc//wr91S4nT62zuzPh2KFDvPHSNQbb+/zhP/RR5OMPPYivqnr3sbNUriSEelNp 8BYdAkJYnADt7KJZW1dVkZTIIPjNl1/huatvEpqSAzfj0nOvMZ+XpFIjZwUpnvdFOSumRM72yWfZ AoxMidIGVVlRFBYW69QQAT+HYjZH4SiTGC0NzjoyV2NXXkClGwTrwFdktn6c+LpY6KuyDuOyVkoV eAw5i2IYGTdrr7Z4jBYCaSu88xDHqNigfKgbzIsk3wdwAlIFURpjmk0SLbHeL9b0KoyqPaMSAiF8 rUizWBujqpxJGDEPgtLV+6C7WhJix4G3bO1UvHV7wFuDIbtFYJTHqFAgQsGyd9ywCY1K0KFWqpbC oUSHVEVs9Jd57OHv4IeeeACVV2xvj+hrzYu7W1yd3+a+1hGWTYPbOFjqsH/tOrPZiJUTh+mkKwQ7 J58MaPbanNjYxI23ubRzwLETh2m2V/jys2+yPd7FGA2k5APJFz7zDF0yJibwzMULfPtHn+bsqXXk f/23/yn3Pv40rW4DgacMX1NXiYEciwkK4wWVdxSuoqgybJWTO8dqv0tv9TA3A7RUwjjJKS/lXPvc G0xUXcJ7HzCuzdm8ZD4r2JsWyCBotWIazejrNka4RUdc07V30KEgRdKwgkmoyAOUKCQBk1maeVGH IZsDnnqGYyHDTSARClUPo6NDjhCBinq4VhHQIa+91l2FmEAQII2pN4vdFWQLd3M3ISHREqkUKvVg HLIZMEismFNWFVlVb2FVWiKdopqV+KpeR4xWGFsibYEJJc1YMc4yLtyZ8Pkrd3jp9pjLpaRjDEcb glU1oAqCpcTQlgUiP2CYrrIUOZK4LnriJFAO9pHMec+hoyyZmAujCS44tsdztm7cpNVssX7oKFEq efHGNT710muEqMGVnV3WpFws34rYPsiYjCty73j75bepZjPOP3SKh584T+Yt+SAnShIaqePzL3wZ P/ace/g8z7/4GpHQ7I6nfPLZt9FvX9jinvs22XrzeZrdHuPRkAhF4RzWuVptjlDjL0bTXmmz2lqn 106J2g2qWFOOx1w62CLkj9FO2tzsDmlfnJGsNjn34XOUU41QkqXUcGh8h3FRMW5sIpWpabZ8jbWi oph1N2MyOED5giK0CHlG6iTSBYQvCT4QZILCE5vAxCakVV5XdFGDgoCUqr5JvMeXJcJUSBUvkPEK Q0xFvf1U6LqhHHxALGjJGii9r/GvReiHUNN1pMaGgKlkXVJbiReB4BWVL4lpICOB9BXFZEZpJcZb dMiwXhFmitBM8BS88NZVLg4KDjKBS0sePrZKV0W4ScZsPqOIEv4/rP1XjK5bfuaH/VZ605fqq1w7 75NTn9g5sJtsstkjtkiKnvFI1MgzHtszDhJgCIYhWZZt6GIgWIBsyzBgywNrxqI5QeAM0zA02Wx2 7j6nT+wTd861K3/xTSv54q1uyrp23ey62NgbqFrfWv/wPL+nUJAozzzAGQlbckETLRsmctTUGNsy rC0XsoSBbzk4KQGJUoK37h8yDZ5Hxxucywd80B7wx++9x/69XVZHAxYnLQ/zB1y8fJH2rsDPJ/z4 </text:p>
            <text:p>1XdobQlrq4hW8sG1XXa2N/jFL32C1370Lnd2d5nUjs2NMR975Uneu7HL4e4xG5nmD/7423zlC59E V8d32Dj3Mjr9JsqWxBBZhgYiKF2wvlYwHA9Y3TjHwCgSNLWtOTo64eHefeYHx7RtSxSC5qXI6krG rTqSDhQ3P7zGxrObnBmdpaTFh4ynzZDZ4pi7rWcWzvHovGVtrUdrA21r0crQ1paDo4qNmFJJQy/W nN5BHYNLStAC1x+Qac1ABQgpykBZ29OsG0EkolON8JEQBd76rlEw4KLFY7razvmfQWhFjFjgJATG pwNREg26q5Fi07A0EZmnnXY+OGIDsWpRSUbiGpRocFYQZgfgJNoMkNU+y7bFWk2mBYvpPl9/4y5X HtxC7vR4dOUMz156gtVEMn94wH5bsycS5q4khG5pn5QLNttjAjvkeYEs5xRnMvy9E4ZxSVJk1M6y qDybvuUnZQmLPYZF5LHBOmUq+PadfRazE57fGnHn4IglDUfHliefWeXW0X2WM0+YHTNeP8cXfuEF 9j+4w1/84HXW1wd89uMf55mL2+wdHGBM5Je++BkmtuXbP3ydYZEzWUx46qnHee6ls+gDYUhFghj0 CZMT1kbbrJ0ZszVeJTMJJJL5vGEyP+LB4TH7Byc434LvNFpKCpKk44s/qPd5KmyzaRSzXkVWFrzx nRssXwlc3NimHmrS1Q3Wbk5Zuf4+xfNb9FNBGlqcrVgqRZFnzEuPUAGShLG1HEeJFpa+kjjrmS6n nCQppqnQ1qONQmYDRlqSFzlpIpFt3TXmMaJijTI5cVmikxTvFZqaoIaEqBDiVNp4ulz+KyV+NyGP re2+0xpnDMYH0rLtIoFdl5AaTEtsW9rWdvVbW+FFQobnZLrPfllRlnOmbsm9wwU/efsa9w7mfOGl 53nk0TM8MhwgE8fiaMHe/oK7UiPtggJB2TaUpkDKFifEz9j7XiryecV0WiHTLlZFhEBdpNyYeJYH JSu54aneBlvZGjdnx9zf3yfRsPbkGeLGJvWH7+NCy+tvfYDzgixfoyyP0DLw4IMr/OT2IeO1ATYK /uL7P2Q9z8nzAZ//1z7JsBf4yVvXmMxaknbJM48/x2c/+wx7e3vooRJUo5xXXnwRN9+iag2hqni4 d0A1P+ZwWWGXDYKIo8voMyoh0Z1KQGsJyI7RNG9x2tKXPRpfM0kbxME9+NCTh5y18SZsDXiKi9w7 OMDVB+Tpk8QY6SlH6cHUC3S1xMYK6fr4LBClInU5i8axaOZMK5DthDxvkQxZLo+pnWOWRS6PLjEa FVwe99lcXcW1C6IuUUuFSzsYrZGeptV4WyGVoY10fC0iTppOu6XAN5Yo6SIV2oj03dwoOMGsKgnW 0ngYmIDTkrLqBHaJDqAyhv2Co8k+b9+6yUe7J+ze3ufWScmtwyVmoPgff/ppXnn26a7znkyobE0z 9/goyBZL5qlCqoQ0DzhaTAA3E8TNLlW+lIrWN2TNIaEV1OsbjGZTnPTceDgnqy2mpxmtnyFYy3v7 e9w53CfPe1TVgkfPrnJm5ZP85WvvcPveVX7umRcpLgiu3Gq4cu8B1+61DLVh1O+BTLg9L4nFkM89 e4mxcfTzFdIwoD065OOffIF/89d/kY9u3uR7X38bbdqK6fwhk8Ndrr7xDrO2wodOGqKEJCrVpRAg CdJjpIHgsbhufVJ1EXIxRm5NjtBpgp4V5LplaSWpEuzfPebt9CEvKQmDnGx9zMef+Dj7syOK+UMY rLLUKbHxaBmgqZi2lkuFo5Q9xu2CaVbgyhrddIvqvu7TWyvo9/vQbjAplxzYKYeLktdvXycTgY2V HudWRlzY3GBr2JKLEU1okVmCSWTnD3Qtjes48P1EYL0lxE5LPrNdtV4UCdQNUUXyWFG3lnnVjSlE 8MzqiNApgoh2JQ7DeGi4dvcj/vidq1y/WXHz4S6TpWWcpvz8k5t89RPP8LEzW0wenHDsAqFq6AtD ezKjUXQDaiFwzqOU6cKalMQsJohJwnxjk75aEGJCWy0xicfVfQ6KEc2Duxzfu854JTBMzpP5wMny hIf2gGyQ0080D/emLBeOSbkg8Y4Lgy2KRHD+8UfpZ6usFA/YX8xOefiae3v7PL29xUufeYXQnpCJ mplvuHP3Bo9cvMgv//LPc+fBXf7rP/hmV4LsH8+5c/MWr37vhxAjSZqgtUSiCETEqarUEUmCIrQ1 Dd3aQ0lBPlghWRlhsgz12BgxMlT7DYO8j8taZu2M9ljzwZ0rFOsZn76nWW5sIFdrsiQnSAUuYGuP kopGJDysHDuyT57kLCMsosfVJRoFWpDUIHODjoHUOdKiR7/X51m2OdCCc6MhP/joHX74zh3m0nDB POCzz21y4UzF1jAQq/OIviJPMloV6eGpXYfVlkKwaCMudtEi0jW0swVCSowsaVyD9QHNT7Vrnlb3 yUXA+xaXpIyLPu+/8x6/9Z23uL5XUjaBVsDFjRV+4+Vz/Nxjj5DXkjv3j1HzGuwSN/N8kHhsaGmc pomRKh+ggkOrwNImFKnHzY6xdkzfTjsKNFBIw4Qe2hrG/oj92/tM04qxgCJJCVpyXwpOTjMnD/Z2 SWXKnbsPeDhb8szFx3AyZe6n+AbOndlk89E1ZGXZ3av4V9/8EU9fPsvf+Guf5qSac+uGx17ocfWt 62TFKk+8/Ci3rn3E7/7lq9StZKffQ+daMDk8IMYuzyYCMXQszRC7g9W14Z0renV1g/Fwhd6KYVys USaQSsnJ0QHf+d7r/PXzj3NpbUzTapIVR3mjxWQlahq4slfST1qep+JEOqbZgGJZ01aKthiioqcO oOtDer0BISYUrWUpJDKCcCVY2XVv1ZKqjFSDlmzVIRDMlCTLUh7fXmdcPMfd9QUfnJxw7+Ed/vl3 7xNDn0vn+jx17h7DxHB++xLPnt8gWxng5y2l76b0PkZ0u0SGiNIerMedFvk1nV/RJF0uT6YUGoet HEEGVnspe/cf8k++e533p5619T7bVcU5bXj20THPasPN128w9TVBSIzWyGbJbvBwWLMcrVAtBLrf oOSIRCdo4VHSY72gipLsaEpxZpNlaLDeEfKc3JY0MeX2/Sl3myXjVNNWESUTDlYG/KQ54drRHtXu nP39BY+dW+X8Ixdort4iFFDt3aZsC2IeEG5OqDW+havXr/OLn3+Bn3vpcW5Mj7j65kNu3r3Hf/Oj N3lmfY1nnrzM1fducNvlpHpA0yyp2xr98OSQg0nHdAr2p88aaKnIi4TRyhrrwzF5ryDLDFIXiLLk oDrg2p07TOZTqnJJ3XbDyBsPHvLUExe4KY5ZOVEkAeZpRs+0nNx5j/dGA9x0lZ1gKbbhw1vXWF/Z ZnVtjXJSYXzNICZU2jELDb0sIm0kzFqclmTdHJVGJ2RR0lYR+3CGSSPSd6rOxiTIIuXp8yMubPc4 OD/kRz/5gO989IDbbxd8cDsDFRnoW3z+qTX+xi99mpWNi/j5EdPZCYlNcbWljhFVN+S+2zrUIRIN qBBYWIuXKT5JKH3DoPUEKXlwf5+/+PABtRQ8N8xY15FHY48waOHhgjcPLKmoabOEpDFYP+O+UkQh UOmQWShI1hK8CEQ7x4mEpOhhfIkjQ6c9XDVnb7pkdaSxxuIEmKTPfDlh92Afk1paaTlrcpYrAyqZ cuPKFX70ndfYKHZIC8nw7IBqGgkxcOvOXSbTGV94eYsnVoc8nMy5d3+PeFLxieefZOVMyu+/9jpX PrrL4f6EVBt+7RMv8tizj/DqR9d4/9o9PvP4o3zl8y9x/GDOuzeuo2fTE9zxg+5KzTXjjQ22RluM 1lbIVKQWPVx5xO7JPpNbFScnx/jYcQ2EEBilMSohz1PKcsa7N+/wlfOvsLKi8C4ga4WeALLAMOPo 5kfckjVrjz5CXF0l3txDrctTN4umVS2ibtG+yyRcUYoqWko0YRGg6OYCiXNECcMQmLcgJpb9fsZq 8MjYEo/m1IVBEVj1hq++8BJPrN3mvfdv8NqkAtnHSce/+OFtPrg54e//+ue5fP4ikzajti19urAd GWCOxEZHLgW6XOCNYImgbySxWbAMkVmImJMZ+0cH5JXj5XMaeaIZOEVlItNaYlRJYgUxT0nJuCvm 1OWURA2wIuKyhGQ6o7aaWPRJTELEcTALrPYyejrgkJz4BBM8spQoBfPW42PDYn9CXZ4wGPQoWs+i amllx95/76032Fnf4mMvP8+bP3iT0coKrlxyZGEr0YjRiP76Cu9cuc/ugwPSLGX1/BmOdg/5Z3/4 OgthMKFhczjm137tc7zw1GN851tv8uM375AXGXcPH7C80vLvfO0XeOTpTfSwyHn0ybP0Cs3W1jZt M6daWu7cu8PiaMrhdI7z3Y0mpERKgTGGhC6AqYmWVjkKVVACP7x1hZNfnDBdGlaMYTzSLPcdIoOR zlF1zeL6HQ4ev8h6CAwyT6YF9bImkQEWM07cnLzpurgwXGcz9ilMYHc2x/o5yhqWdcu6s5SjHmqx pPSRtGppvEdlKUkq0TYivGC/WtDMHcNijScfPUEennA4XXDSNDSixw/uTJn+f/6I//lvfImL25dp 4oyTVpOTkAhFLQK6AQNEG1gqgU4KmmVNqSwyRqqDJbPlkmbRcF4ajsolXmsmbsk8MSgrKb3jbrPP g0nFgwcHJO0E1dtgJctZCoPwE7YHj+MWKbmaUYwG3W2V1Z1LO0pcmiDKOcXJnLg5RInAwcmc5ug+ JgpW0owoIFSRdJSTDxOu33vIzYfHrF5a4+q1O8yqluqkwieBFS2wrmaQrTF7OOGdew948cUnWFkZ cu39q6g846VPfoJr73xIb2Wdf+NXPkvey/nP/svf4fjBQ4bDAYVK8QE+uPmA3/rGj3jpkTX0qohc 25tx794Nrty9hV+U2OCR8a9SS1NjMNIQ1OmMJ3QGjBB8p9dqLUvpEFLz7t37fOPGNX7lwgvEQrIh HuNB/y0W0ZHblDy2ZGtDdJIyv39A8JKYDJDVAqk00xAwVuNdg841uo3kgz5RLsmUotmPNBZMPWVB yoN7+6TlEplAPIzUbUQGC70EpCc6g/AN+7Zmta8o7IinNjeYry3YPZxT2wWjccJy3vL9998njQXZ dg/XVmgRKVEY5fEuEISgVgJvI0m16CLp0gQxW6KXHr9s8JlgMltQzlvqJLAgYzHf52DviIcnE0oq JApj+uTjLTKzwqKek2rPaHCRbLOHDRn2pOLw/h365x7jzKqkpUsa0zrSM5AtZ8xdBiLFuZZ2ukTl mtDPSRY1Rll2nryIUClv377DnAZzNGWvOiBHMKlrVvpjnLcs2xpjD7ko+/zKV77Ih1eu8tpbV/jF n3uFF158lFe/9x6HW2u89MJTJErzxns3uXH1FuMiQ7Q109aS55qtfo+P3n6PycE59BvvfcCP3/wx 3nukURgUmVI/Y2WJU6u6xSJsl+buoj8djiqMVIxXVljbPs/Gas5JVXLtqGa51dIjYzA07Iz6PDiY gnYYnbJz4Qzy8ITd3UOKx5+DpEDGQGlyktktZrFlJTVoF6GtibJPRND3khAKDqsjtLKkOiVOj9k/ WVLZgBz0WbYzQjklHEV0luLKmiNnyRLD/olnqHNy26e/usPOKCWUgjVZc1iknDw85HX3Ec/5y6wM U5yvaZSgR4IUFaWIpLKLpXMCUgR2WTFvK7xpaIMjNJrDspNTR+k4mNzn4dFtpnFAv5fTLiMn8yNq e0Tcj/i2pSg6vKVODticbTDo7ZBmKVtr5+htDUkTjW4iXkuU0kR6hOUEfThjfnaNXGm8ksTUEF1g ITzr/RxbrHFkHYk6IU8TvPWs9wumZU01WaBbmM4rnnnkMk88fZb11ZQr94/4y++9yyOP7LCzscNr 334HK2p+7a99nu99/31+8oMP+JV/7ZOor36Z1z58B+X6PPF4wd29GbaGlcGA+eIEPd27TRCBJNUk pPhTBkGMp1YKW+EiBNEtWoueoVhfY6u/TjIcsqozgoFZ46jKknvXb3OxWOVYRbKZQp4JjNfPcvt+ RVpJhi9t0B+uc/POAx48vMUnPv88/X7ByXSOuvtjwnIJSgORaXRsGIXRglxpRJoy6bUU80DZWg5O 7rDYO8HpHvfVgtn77/HB0XVCNPSKHO+6wzGzkcvbKzyxdZlF0nB3v2J8csT58QXYWCddlFyy4JPI YjHjzevXeXZnh5XRkKRXkCSaUGzQa2sS15Fmom+ZTRcsYiSfNjx0xzQYyvkc7xRzBVce7tJOjtA+ Yz65z4fHu9yZzImLJQvXGTle+dgzrG6dx7YtP7nyAfeS6/wbH/sKaxsDeo9ukemCyraILEHLU/El sKz2UYeWwc4m9coa5d2bpwCcQLCSbP0iaTrg3rxktSf5uU+9wHvvX8M3kQbL2x/tcmEz4TOff55H Vsesb41469UP+PN3r3Jme5VF1fJP/vBPeOHJywxWNpgd7fL8szv89kdX+eab7/KVz3+KV168wOGy YWOUcvP9Jf/sL77NSgHBR/Rk7xDpwRHwsUTELnIXJchyxWh1g2ExYG11hB5k5DGl8S3LesHR4SF3 pxMOFjPU0hGkwvqW6/fvsLQNWTYgy0f49ZrzKxn3VWRtdZXjhzeZXD9idWWF0XgDspx8/x4P9o9Z TTPatmQm1khlRZIIEu/RiUEjuKQF89Tw8N4ub33wFm99eIOYJry3/4Bmusd46zLSwuHuQx4eT34m oblxG95ZvcLzjz3FU2ceA1Fy82SP9XTBueIs1dDRNAIzm3N00PBq6POiSXh6bUg2GlJkPRSWZVUT 5pb54oRWWNJacEjk/qKlKRvSylInkdvHDzk62mN+OONkOefhyRFlqFlOKjyglOLS45/iK1/+Gs9f fJQrD6+ztdZjy2ueemSNZOMiTVkx04HW5Kgo6Yku9L2WMwod0VWLbzV1rgmnu0xiINECvbrN0oxw y+vYwvOxp3a4fe0OH959wPmLl7lwaYunLg9YLfpMZg1vvP0hH947olAJJzZwaXWNx54aMcoK3v/R XdxQ8HNfepZPPPsYP37jfRaHE5546hGMVLz2YJ+8FeSZA1IGyQr64dF+RzqOhv4wZbS6xni8Sl4Y 1pShVpLlrKQqJxwe3OL4xBNqh3cVXoAMobthtEIJgTEF79+6zWtX3+XRz30OoS3D/iYb50vK6Zz5 zV0mzYJYt4y2HkMVPeooSdWCoY2cSEHbSkamJZOKOmqEzsA5ZC9jNbWcW9kmCwrT2yDd3OPuzZv0 ZMYnn/9FPvXFX0bEJX/+ww9YvXuX9298D4AzZ57g4cPr/PD1V7mx/xFfePyz7JwZIsucKsxIBwNi XSGkoyLBucAsCBohMNajxgJkSuItMnEsG0Ebe1hf0iYSrVImJ3NmokGFKdXDXQ72H3DclDz78qc5 s9TcK4fMjo+5futtxhc+xkvPPc6XXnoeFWB+d8Got876zg5bFy4ghaJsLSJKFl7RxIANFgQksSDG wCwsEFVLmhfguleniZJxL8dsruBipLULDo6WvP/RdY6C5he/+Ckee3KboXRMhGG/rEij5+rtI+7u H7KzvsHTj+9w/tw2k6Mltw8Oybcig6LPq999my996kX2Dyb8+MoV7p8sGUvBPGgaGVhLii6YKkr0 k5cukG+ss5Kuo6RjqhcspyUHt4/5YFZSlxOcc4TQWZXMqfRXGcOpDYGf2tFjDCRJTtU2/LNv/Cmf f/pZVooxZy6fY9UJjn70GkfLJTZPca4iv7CCKHqEWYk+qeltbLI3WdA2LatpjzQvGOuEIAIiBoo8 QYSM3BRceuUJ/v2dlJ9c/zT7t65yMFEcGcG5YY983OOt65J08DkqtcrmimJ18xyfsg85d+YCf/71 3+F3f/Bn/NKLr/DzH/syJo9UU9t5JoMllyk7vRRftsysI8s0MTjCWkKzENjakSrNSQNT70mSEc88 tsVdcwc1q9nrn0VMKg6v3mLriaf54me/xtoo5+1r9zl2F/g3k98kyWs+9WiPx1LBG++8ijo+RPTX iP2C4eqA3qBgkPc4bmqu3V1wb1YRgu90YAgkKxzNDlDtks085zgRhKhZUatsnN0kpiOSxTHXPnyP tw+OePzSDr9y+RwxgYPJgkolrJqMRQP/6vWfcGdvxuefu8jPf+kT7B0tuXHjBgd7C85cuExZnZBZ RxINB7v7fPEXXmKQF3x46zYHp81cP0pcFCihiHGJHq5scjxfsHfvTRaTkmVd4UNHxRJCIIQi0Rk/ yzMCgvipF68Lz/Qh/Cy3r6omGKm4N1vw5mtv8Bsr59irlzx9bo3dK5vcPbxB0IKYZqwHGCLY3bvN 3W+9xc4LFxm3jkkzZS7PkCqD9J0FKu/n9FrPXIxYYhn0Iv0nHyFQ4PaPeETAyVigqwVnk3Nc/tqQ H9xveeLFv42+8y5msOCzz/8GBT0und3g6tENLomEp88OUYMxbzy4zeLAcWa4zaWVEbNeznJZc3jU 0i8kDjCZRAqDTHokyRx8Q3GyJJzP2Rxp1i9scWQ7NufKezf5X/z6lxnlmzzuGs5trvGFZIv+IMFq T18NEVHx/gd3mN6ZcpQUPPbIGo+cfxTZzxlnmizJGJrAXgpSJKRa4bDUvu3cSQtLdniIPLOCzQvq Rc3WYz3y82OaYUZ48DYT6bj42Hm2VnO+8c4HHO2XGF+xeXbIC5ce58atXfb3J/zqF5/jsZef4mTv iD/71qs8c+ESZy70WdgjXnnqMb736i3OXV7lw/u7PJMX/Oq//nHWfrzGlY/usramGKys8tHNXepZ hdIJ+gdvvIZGEDs3KVpokkR1jAIESnqa0FlGIxEfLcF2rE9BJErJQGtk2mdlvMLa2EC+hbUlb9qG 5xf7FHs1dfIkq08+Tu9kj9AEmnGGXx9Tz0+Yv3+FvQ/vkIwT2hCovOFyrMiloHSCgbKgEpbOYPOK sJjR1hnBtDT1lMXKkIk9YO1Io/qa6uYd1s4M+dqlIVFaqkef4sz6gBPviXXNcy8/R+qfY/fwiCER 1R+x9dyjtPf3uP9ggm+6NU6uJdY7ZLTERkMdMSpQFIbaj0jFEdNUcjFRjAdDpk1khkd9dJUvvfQ0 n37uUWYP7hMOFrg3brHQDU06RUvNYeU5rE6YC8l4a8z5y1tcOHeZUa5QIiXrZegQaBeOTeM4lDXH vo/RCkMkLBYsbcW4KlnKc/h0xBkfWekN8XpAv1zy9Xdf5c0be6Qc8nY1ZVJFyrbC14H87hF3di0v P7nN3/3Nn2eyN+N733mPBx/dZL9pePySYm19wLUf36a8/AhrZwqWsyXnzl/g9//s2xxOn+MLn3iZ V56/RH8woDqZcPfWnJkvKUzaWex1YpDSnBpUT/XgUdBgiU3Hm6pjQwCUgdVilcGgh17tkQ1XuJgO sCoycy1MK8rZPrv7B7xz/AZPXtzkXx9/hruHE3bWB+xcOMO9yQlrK2dY661QX9nj8N136eeSXkx4 cO8mzqwwt5F+U2MLSUj6TNSCzPZJloZEFhzFlEEzJxGazXGfti85vjvDTOfctwsuHbcc5PcZDUbk MuGDW7u0UqDllNHc0FOG7UGP4aDPRyfH9DYGPPLoReZ7c64lir7w2ChIncNEi9QpHhC5J1m0rOYF e8MVVOVxSUodIhWeJwaSnZcewVYtP3r7A+ysQhpJnHarlyCm6LRg6mZsZRnZmQs8fWmL7bUBk1rS ZktQkdQ5vJYgAsNguZB6RFgQrUQlFdMWYtVFqBiRsbaxTV7n1NmQC7nhndd+zO+/foWvfeEp8Al/ 8eoVSjtjnOSsnNnmE4+fZ+eRguhTHt7e4/tv3WR3vmCrKChCy8nxEZ/++OP85RtXubn7gE88fobf +4NXOZrXFKbH17/3ITd271Jka6wNhzx8sMfxdIlJNYH4U3aDwHtLBJy3HTRDCqKGwaDHan+DUV9j 1lZYFX1korGi4aRsqA4nvDu/yYNygli21DGSiQQtJfjArQ/uIV9a4eDwmJ21IZtrO9zce0hvEBh4 xVs3rjO9M0MWNcHWqDKhKSKtjbRlQ5UXjJRh2ApmEowuEW1KtA2z2E3An9wwiChZnlmybEoO7jzk 5oMjVkvDoT2mIiJkRGmFLqE3HhJf2KBfrLFcSRksFizvHnFnWDIc5zw6qfC9MW56zKyxtCJBewE2 0saupPQysjYe0i5m+FOct28sZjDk0qUNHuxVjAzYdknTBuSwzyqa3rRm3k84m2ywtrbGud4AkSpm VUOicwYhxwpLcAHRtCxqRaJzxjTMjOLYgYiCZTnHDDOMGuAPHtAmjuiHbPf7nMxm/O73/5Jf+fxT fOaVZ/jDH76LrBpe+dijPP/UI1za6TM/qXn9yj1WB31+cvuA/eNDtsdr4Gt0MuSRRy9x684DVFVx 96O7PLqzTbbV5+HNXX7ly5/mu+99xHsf7LKSL7gaPIkqyNMemYgsgzgFX1mHN4JBktIbrNMfDFkZ Joj+OmMiS9kSli3LmeXG9A6Hs31mZQm2s6RHAVJIEpGQa9BJghIKITx/9Pp3+OXPfZYXnvoYV/eX PLK1zuBwg9DfZqEDD/fvIYTFOGiamqWICFES2wqXrJEogQ0teas7gV7UuLrERE8QmqhCx3mPoEVO bzDmzNkdnjg44eH0GC1TojS0U8fSzsjWezx97kmSQnHcLiiE4MKZNeLmJerljKtHOWvJHFn0uL6s kNAlvi4ivZ7F1BYrJco5QrS4qFgLXTB4z2gm1tFvLZfOr3Fhc8DxtAunWllfY1Y2TJbHPD0Y0MsM VRC4esayNRglMDoiZNLNymQgRAnlAls1OKUQDSTBc1yV9IyiHZxhYGoOqhxpUqpMk/UK/uRffZ03 r73Noy/8NV578xrxcMYv/coLPLa9hRMtb79zl2+/9gGHswl/99e/yHOXL7J7+0GHRrcpmxuG7Y01 vvmtH7OoW6JR1FXDk9uPcP3661gNv/HFj/Mv6reYlFMylXUuExEpbcOkWqIvPfYo6+t9RumQVEaq KJmHFnc05+jwJh/OK+zsmDr40xlXJ+PVUoMGbRKUAOdcZ5EKEQLYaBlkfRbzE/7j//q/4N/72r/N Sy9+luVmnyeffgY5GHVEvJNj0JZAH0QklwccxbP4aokfZAg/wnpPEzwmRIIQRNmFRBrnUZkiuICV EY3GLSypl5x95BJnwwXAEaTFL8CqDLO+gmki7WzOej8nkHZwtBEYWbA5d1SrfarWIYxmLBtoZxD6 SAzkKdTgl3Nm0xZRW8yoICSabGuVXERE6wne44Z9Bv3OKBucZ7gqWd24RFQNdWsQbY3ojenHiAuC KCIeIM3R7ZKmshACKgSiDRglCFZQtVPqgUaJHlFrzhiPNykb/TVmh3t8472/5MnHthmngpAPeTQ3 LFLNvd0pr77xLu/tL1FSsJqkTI9bzp/pkxd9qqain6bUC8UffONPiTYj0YJp6UjzDFedcFIveO3t G7z83/sy58+tcP/Hu6TjDCUsx8uaIAKf//zH0Jc3NnjYlhzs3WQ+aanKhqadd+BU3YnfUpOTC4lz LcoYRBSEeOppw/3M7ULk/4f3oKRmZbDKw8Mj/qN/9P/gP/37G2yOBoTVjKc2Bzw4Pqa0CSpJCEpz dNKiTjx65KlWJU2zwIlVhi7gXTdxRnaewqA5HXd0ANqMmtoHchNJVM5yCibvnk2TryC3Bcr1kFbg CDBcQYnOqiVCQFiNDgEba+rasuJbTlLFXOSstoFZTBgEAcM+9mhK09SkSrIoCo5qz4qtiUYgRcI0 sYy0J0sETciAiEg6bpePKQ6BxmISRZNItA0kbUsTJD5IlLdYZ2ntqYNJCuQpQScKkAzpOc0sd1iZ Mcx7pFpSNpFrV3/Ir378EdzqFrO9+xxPa+YholrPM08/wTzAhta0SYpvAneODnjk2XNsrY+5d/c+ pBBCSbQDIiWp6vGVLz3DE+dW+O3X3mQtHXJnb4+vv/kun3npMou64u7dBxyXkrzQ/PUvvcjLL15G futHP+LDN37CndsPWCwmhFCSpRlpntPLV0hkSvAOpQxSaYLzhBiAQPSR1gW8bU5HE5xyoLpRhLU1 PgaGvSEAv/O9f8FkPmN254Tp1FLLHm3eEe0K0RX+0yphEGaEFnydEesa4yE5vSmDD+ACeeuwPuIc JFiiMESZ0NOCpK/pZS2JyDH9BPIhuOEpsymgTceuR6QUiaLXzygMlFXFvOwOTJv0EWmK9oG4sDSL GSw1vnU0MSCEJo2Rs8pCmjFrBMpHXIgEL1jOWuYHNSoYjOuaItFosA1KxNPIFIvwkbYWtKoh6hYZ OttYWzZ4H0iEo24cjbPYJBLtkuAdczliODBkRkNUSNPntQ++x7XFTU6Wjhs3rnH3eMm8tqAdQjhy b7m0s0auYVODA9oKeknKYNiyEIpOlxTAaOq64tL5MV/+4kvcujfh1mFJv1eQOMNkf8oTz57lkccu cHfviJ21hP/4736NL3/hZX7vG28hpdJkSUKeZKRJhlIJWid4Z2maJUJ1NvUQPN61+OBOh6KdETSi f7awjlFgncM716F+YqRtO4JekfV47d33+Z3v/RBbTbh3tI82inPDhCbmpDJDFRGd11jrWAbPMlja smLpLfWpm9nSPRelD1gpsVKckgAtSWywpo/klJHlI1EYUAHiqYs7CEhaKAIUEikLiB0YTHpHX+mO JWoiaSbJAvh6BrahbBxhFukLT6EddZbQoDCLKWlT4rxExAbpUmKaorVHszyNUmkI0iJETdZ4JBqh BWLZELwnuBysRvkFvilpVYoKjuXC0lhH4yNh2XkjrciIqzmmP2TQG9Ivct649YDvf/tPqaZzbs8C m4MeZ8Zj+ukK48EOs6WnFg1f+vwT/MZf/wznHznDom45auc0y32ePP8I/SzBhxJQiODIsh5HRxX/ 8Pf+lD/89lv0TIY8TRBREv757/6IP/rjb/ELH3+Wf+/v/E0mPvBf/PYf8PqrHyH1KdcgBA8EhFQ0 bYnSCVJppAgE72nbCmNylNR4VxN8i9b6Z9IaIRTGKHItUKe29Z8eOOcDaZaDFPyj3/mvuNI6Lm5v 0yPSz1aIQXOSglKCocoJwuF85LhpmM06KFkrBWVoKZQ5fQ4cuQtkLuAlOGEwWqGIlK2iG9daou1C An66R+sKQAliQCSDzOPawKLqgqKUkLTBsVy2jKyHNONBMcaHyOG0xtc1SZ7jZUIhLSJP6fd6RCVw oeNIeCHBBLTU2EWN9J7MCXA11sGydci2xrWB1ku0jmS5QaqEICSNg9A4lJS0LlA1llZqDtycJizJ R2uMhzmZ1iRKcdg2/Pmf/VNae8KaKShcoMKwKFtsWJBGy+5ByfWPdkkqwfbqiGADWZJz8+CYe3uB ne0tzhYpMTpAIIRGKk1ZzXj3vau4RqLVAIkHk/L6Bzf4s6//hK/+3Of4d//Or3F//yb/+J98k9fe vEtRJGidJLi27UD01pKILgicYLGYLmKkuwMI0aOURKmM1rW0bf3fuq1OsS10mvT/9pfBEpwlL3pU iwX/8s9/h0QEHtnewgjJOK+xSUYrUhIWJN5wXFuSZMSeyhguW0axW7nMgkPqhCigioECRYgRk2iM 6og10O0wfdaDbKW7rUzaRZ14B00NoUWIFvD4qMjbQKUEGAkeVAy0WYJKDakU1NFifI0io/EZ5BnB B+q8wDSeQnScUy8Vvawi1j1meU3f5bRlhRWOGDQg8aFmohr6YQUhPTF4bC0ITUNdLWmsRAaoliVu VqLagOtL9OERt5cFw7NrJMYw85L1fsE/+8N/xftvf5fPf+Yz7JUSIyvSJUwFjAYrDPspW4XkO9f2 OCgdW6spH909YpSBbwtOJguee2qD1XPb7L57Fa0iMbYIkQKC9aJHiAIhPK01zOtDds6M+He+9lW2 1of81h9/i7ac8/d+80v8+Xdv8Oa1D5C1azqcjpBIqdFadzxNkXZ7nxAwWmCSHBEiCotzjlRrjDGn N1VGwOM9OLoBmZTqZwfLRoF1liREhr0+3//29/if/Uf/Pv/L/93/luNlw5lL57gsUkQVqYC4LInL Gi8XCGoWjUSUFmclpmzABxrnSIUnuEiMGnykbi1WJXDaZUlToKTu8EepBOMJeYAM8JboDL7xaL/s CmwhCNZiQ8AkXZ2xFAlDZSGVIDTeC0yYQVVivGJkG7ZCTUTShM6mH2IgaWe4CoRv8LZmFluMEFjX 4muPawuEsVS2YTlvqKcTFtWSppVEDzK2tFXNtA4cpRFbLbh5+4AD60mMQATBWlLwzddf40++9Tv0 +qtc3FzHmoaFb3FWQGk5WUxxWpIOhgyUYPfgmLevPsQ7SHTKUMD+ZJ9aC5574hwhREpvUHKFQFcb RgxCVNTVlGWc8cmnL/Ef/K1fZ3MQ+D//4z8gNJbf+OLnOLt9ln7fgRNIFSWJgChBSUXA43zEeY+U ilxHjAgdbEMKUAWBcBqqHUEqlAiYn9EkA6mOP4NqxNNoEiE1Qni8bUnzIb3ekA/u3+D7b/+E5caj tCsrbBeemNe0Lej6CCsccyt5WNbcr8FbQesk9bSiLxN0kp2C2QLWNVjXkoiAVAKpFK0NEGcQU0Qd ELVFWgs+6+z0LOn4aZKAIQiBalq0j1SqR/SWRFh0E9laLBi0JW3Q2KBRbUO9mBJri1YpIniM0sgI zktaFLrxWNvQipxCZCxk9/+LrCWLkhNbI0KFFJKyDfgGlFBoIQhVw3RZsoglThjuH+5RBsewn1JW Nb60XLt+jd/+l/+EIjR85lPPcfZ8n4cPThCh5bCtqGrY35/Rrxq2tlZZNhatJIk0aNk1YSEGVEyQ Fi5sFDz13BmWywOq9ojgBTDD+orp0iNNwte+8Bxf+6XP8odvfMB/8n//fdZH8LUvfRq9lvPa1Svc u7WHVlmHXndRI4PoEkejIVUOFwTWNkQCUWVI8VOGcodgsyh0VChaNIImdmMAIxRNWyGlwZgOYhti wLsGf/pUKhHp50OWyyn36tv02zl3dMHqyoCL85rbGxUsK5gq7Eqgig0PraJX1yw2t9jwJd63VFaT RgjCI1OJjYqyKsm1IeYarRzWK0xsOvc8EloFnIBQWN99GjRNB7b1CrEypl8u8bMlTZEyrmb0ljWm n6GKhH7q6Mq2LpKYWcWisLhMokWKbmOHnDQCGSXWNhAXNBgqu0S2CVK0JH4ClcFKQyo7MmFoPGVY 0vOeeVMxbzsEuIjgM4HICvJeD4dm5k+4u/c6vjlma/Usg6j5+g/fZX684Oee+Tj3dveJOxnp/ZbK SlIVu/pJriJijRB9YrS4WFEkOVEoEJ5f/vQTxCD48P4xayZh78iSpI6PPX2RV567QHQtX//WT/ju 2x8QsGxvX2Qxr7l+c5fXf/wR148s66ZA61PAayrBommakgBkqaT1HWtTCUGMAiUiwi9PD5ciSzS2 WlKSg5JEV4GMGNPHuS4CLoafMkwjiUlBiE6jbZed5cwr/PltyrfuYEbnWVuX+Cv3aEzJqFmAXCVG Ty0i90PKheWCOs+wjWNVO7w0XafXduMIF7u6qfUjVBXQ0mJjg001yijSWNAESSoVLYYsVhAVTnST /fF4yNJaVOIZRM/CG0zqaBIYWodMBDF0Dh5VesrgsYuSolbIYdf8RNv5A7xqCEIj2hZvPVmQYCyx SmlFQAiHAtomIjxE6WjrElE66mVDFSXOjHDa0XOehQ4k0pCuCF578ybv33jAejFA4fjw1kMO6orN fo8itRyUcy4Pco5axw9u3uMLn3iMv/nVz5CkGT946yccH7UY5QlIdIwk3jJ3sL2+ym9+5XO8e+0e H955wPpI86mXn+PypU2u3t3lz7/5LjcPJox6G2gTePODG/zk7Y9YVA3Wp/R7KSa2aIklekEjc1xb k6Y98EsIDiETVAhI/Cl4NWCjJjESKQTWedqoMUJ12cFCIIJDmIwOY25pgkdpgw8Bbyt00nUewjcg JHd3a26OLqBWZ9i9XZZrQy5sDmmWkuXkhPHmJq3IyJPIEZH1yYRZO2R9aLCtJSQWERMIXdilVF26 hLWKkWypvUdpSS4MNjZEBy51pHWLootkc6Qo5fBJg/WRoAyDLHCysMS2JVeeohTETFC3HttYKueJ MhKlQiyaTvVRe+J6QW48TaNQqUSqSPSQRNcBPZxAh0B1GtdHiF0elIi0zjIoA9OoOEJh8DRFgptP mUnJ+</text:p>
            <text:p>vrjyH6OTzTzvX0mZY3qpcjG0ggQqkCkMHMwrVra5YTWB5aHJdVhyUvPbnN43FKWGiGmtDFH CUNvtUeSKdYXkg+uPuC7Hz5kHccLTz3K1qUNJgdT/uBP3uS7V26RtJGz/TG1CQyd42iZMg+eXPcw SYsOgrlp0KgeUQSCdxjThSoaaboDozXRKgIBBdQxIUZPJgXOtqAzhBC0tiJNep0CwEdi8Ag8UoTu dhOSEC3S5FgXCBGa0AHUjpeHTO/sY7cvsXnwEevtBu+bhr29A85evIhbLlldz2mqCi0N78WUy+WC MlkjSRWDWNLESINmKFOigFw4XGhpm4jWEhEibXRgDZESs1BEUaHEAK9LvIgYYUB1cziZaSaHByzv HSIHGSFP8anhWOYMj+ckrsHMKkwvxZ6U2HnNoZZksxMSvYXcHmAQECC2oWOphojXUC8taaJOiwpB sIFWOGhb8mnFgkgZFZWFJZAFz1zl7M01ol+zvr7C4cmck90ZK6aPXx5Rix5SRFK/pF9c5NbNAzJh 2b5wloez2+zFhu+8cZ2r907ANTR1g1EDTsqatdzz6Re2OSg9v/OH3+LuwwnPXljlxc98jH5R8K3v vM+HV2+wO5mw0dtEqgETvWBQS6aFRnjFtpLMhcCQkVCjY4IMCBLRYrRGS4XSioZuVhRDQBtD48CT ooRASoWzDTZ0iRBGJyQmx9ASXECHBi18V8D65GeIxZ9i82IMaJ2g6OLM27ak1ytI10ZceOXzTOvA P/in/5z/6x/9Ntdm+xT9LXzsBq6SSIyBXTTTyZTlZMK8UXjfAbIbAbYVVC5i3ALVLkCAtx63XOLb hvaUtlc6RZQRFRJEDctmQXniMC5hMZtwcncPM+51NnsEcdhjo5ozUAbGY6SXCOdJhGAYJZIFVU8z n5XEpiZKQXQe6UHamnlwxLZFie5P5wJlWwOeZFaSTmsqYC8GxGKO8IFSJgRgs8i4c+093tjfYysb YCd71CrQD1NC0KAN3hmE0jy6PaKOFhkNB9Ml06olMw4RNbfvLrizN+nSaWMgly0vvPwkJzPBb/1X 3+DkqOZ/+Ks/z6//2i9Q1YEb9/YY91PwhmG6TiEtxlRkOGLSoIKk8FV3qJzGSU8b+ziTIgkOYXro 6AGPJHQVPQLhS2IQZElKYgTOVl1wk85J0j7ClUgaTJLTho4B3/iO5a4UpKbjpzvnusAAIEZHDAHn HUIqDnb3ePsv/wx76z2+89qb/K//X/8Zuw/uEqXiH/72P+LW/RsU2QCZZgQs/TjFR7Cu4nateVCC mS/QtmURSqx1NJWk9ZGFh+VijrcVbWOZlwtmboFwnmNX0pRTbG2ZlJalnRLckrqZc3BwwnBjQE8r 0igYphpjHYwLzOaYYtCj1gGnBHqU0gwyDC3DfEjEcnR0Hx8Cy3aJEy1zHCrU1KGrO1slce0C4Rsa W9I2DhcDTXBkiwarFAsh2VBdpN1b9x/y0fX3iMs5db/H9HiBbWEhEmrV0FZTxuuSv/03PkvqAnfu nVAuG+qqQRU5MaZI2SNPG/JkgJI5IQR0OmSxEPzLv3iHT79yiX/37/0yCs+f/OF32D2c8/GPPY4V FcvFkp5UNEFhY8AjaYPphJ4IlAjUiUMHgArpHTpREESCExGN7fJgvO+CMUWGNimumWND54AW0iBx nTQ5yWhjRLQVUSb4dkGads+poCvcJQEvBFKorkNC4GNAx0A/y2ht4J/+3/4PZMMVjiYdnGTU75Gk Iw6OHvAHf/xPuXjhPyBNDS4dE0JLQDJDkLUVZZJxIBLy2iNpcaGiyYbkbdINSxWI1BGEQtqAtwpv GtIaareg0Q4XoE/EG8Ph4QRTWtZ31tg9mKJThReKkGh6aU7YXCcKz2i9YLbwyOBJNwrs7oi28fQk lHVLtJ7QeObVAiEESapY0kJMCM6CpRs9RGiio06yThRISn2KAhdKc+Vwlz/67rc4Xta8tL4KTUN5 eMRSedaCYyagJzMGMmE58Vw7POr8CVFwbvss53eWfOO77+LCDC0HBGpmyymEyKPba1w4W/Dxl85S Tk/48fff4bV3H/CZn3uaz338aR5ePebPX7uOigmFGTDzMzzdZD4iMCISYpdL2SApomJRwKhs0V4m xPIAYXoI0cmPT8UbQCTYJVL3CW4JIdK6iizRnCqxSKQhKk1sZx32B6ic6Eb/UnT/rqv5qRYhSbJO YtPFyqNMQjoY0TY1WZKiFRhtgEi/n/PR7Q+59eAaTzz5Ir6xBN1nHGtEOiC6Gikie0KTWUcqNH0D eVUilSYJXYRdi0IaS5e427mAvHdImRC9Q4tILTQ6SpqjisKobulOhUITioRcdz9EllMYr5Gsb6D9 hNg2pEIyD5GoOySpEh1ZWQRIS0cUgrYNJKnCpxa99JSAsY7yFE85n9U4L/CyG36aYJm4wOHePebz yPnHL3NmZYjbP+RouWBbNKQ+MBeGXjHg3n7N9a//kKEe0E/6kDYUvYY1tYIWmtZBbBecuJKdMxv8 4scucOnSFveOFnz0+g0qBZur6/xb//0n2FiVqGXJn7x/BT11rI37HLsGYWqGdogzDukdFoM0Eh8d WQJtTFipPDPdooUPCJ2hcATVQ7RTlCmQwXWjAtVD4NFSd/hnKen24hIhVLdeCZYoDU50Tt00Oqxz GNkV7lYoiA5jDM5ZYnBIk+FiILia0jmkkl10GxBVAaElSzIWleP25JiLTtK4ir7Ou0+HCizkgMyW BG0IMsW1NU2I5EZx4mvWRdqpCmyHyhaJOg1K6hSyiNMgpigQUXY5inGO8JJFOae0irA4JEszMjOk bAK+XpLnuyycRkSLDJHD/SkT7RllCfuTiv5KwlaieRgkwkkaoQghEhwMGsfEO2ToUI+IiEeQh5Y9 J0lEJFG6O6hA1UqSYsT6uZSolty48SbTyTFSpqTrAXPlhJORZWwSTuSQPoppG1B5j1v3S/7yxoec TEuS4YAL6z2++vRjXHryEnv3D/num1dIdcHOpTPsXF6lb1LciaW2NXsHR5w8eIjJeygMfWUJFCxV g7YZrQkQA+GUudCzmhhavAhImaKVbsFZghmDrYnSgNCARZg++JYuxASUKVB2idQ9nLPg5qclOAhl SGRGcCVaCmLWR7olzpcYbU4DJS1NiGipiadANykNQnazLYHABzC+IsiELHMky8iD67eon5wgZcSL FpNkCDejZxRlSJHWkqWKNhi8SChii6hqXNaCSLqEa50gZBdI7H/aSoTTcEsJvnJkY4Eucu7ePkTF KbO54Hg5Ze/ejCfax9kcjboY7AOHVF1qxu7+CVXd4HWDOJ5iQqBYP0cUkiyqjuSswMRIU9eUQtLQ BQlIAtJ1oeGtF7RCI7MURWC9KXnQROpSka/2sH6AtFPm0xOqakaWSi6cW2E5WZAuNUFFCqmpm0CV tIRjyw/2F2TC8fzzF3j5ibNMhcIvS9778U/43rsPCanhVz/1BM577t/eY2OnYBQKpOxxXB8hnUTo yEmoQCf02wRhahoVSXwLRNJQUCtLENBkGhpLv7VolfTwlGDL7nFLBuDr7gcvBDI6nEi6DjB2rXNw NcFbVDIkhpbuRwQJDqKnEgkJJS0aHwIm7XURbwGMjihp0KIbmjrZ3WKJyQgx4FyNaxtUnnYRasET nCcGwcQ6BlqxkxoyP6DVmkiJaAMBjRQS1zZUiSdVCfPa008DC1r6Ld3hiqefm26J2aXBZ5KoQZox w03N1deuEK7NKQaryJUBe5N9jqe3ePzsKlvDVagjNYrb0wOqkyMuqSFHpeLAT1h97gyPrY7wVQMC 2kISWjoPQJpC26KFoHXd8Y5Nh9kuI4yS0z1rvWBpCg5nCxrh6KeSxAsOS8dk7hk6QZ4nnNseo7zk Rz+4yWETEdR44RnJPjuXdwhVy8aZAZefOEN5ZcqbD+8xP1gwqRrSTGGC45vffpe5jQgtePr5x/nK ixcxsUGalIUHrQry0FJ6gTUNOkqKEGi16G761pPpjI6dr/BK0dKi2yYiRAGiJUqJaGcIlXbDO7sk CIGkI60EVxJVhgjdsxalQsoewS6IAVrXoKVGEogYtASdFwhfonRO8CVGpTQ+EE8bBR/dz0D9QoIy GRaFAazV3RomqUj7MJ0EpNO4psTlPThNMvRaoZuSkBWYAKFumGjFhgenAq32uChJXYIXEVpQmcQq qJeOnkoIRUZoS3YurfDiy0/z+p9+QHv3mKovqJUhLWZcny7ZX1sQE0EjoWoq9EnFB43jjaMJ6XrC 39KPIVVnukiQiDzHSIevHCpCRaD1EdUEUIKgJU0VTmd9HhUFtZAcxi6Mfer2WbjAMB2QIRinOR+J BdFOuHot5+61PQ5CydrGmLPjdTa3B+ysjFjWFYeLhnIx4zvffINrexbjIrLQ9IYJgpzQWqaxQZoe dTXj5ge3OXh8k+2dIabtIgUzLEZrRi5ynDmGdUIk0AbTgVFyyQxP3wmErTBJQogCjStPzRAgZUII 3aeGYBFm2P3yfIuMgWD6SNclLETviTi07NCKVhikETiZoJoJoBESgl0SdY/gHFoZfIxIZYjWIbUk uNjhvNu208sT0VrhfMCgsc4zHG6xISSOgFWegzZyRrfkBkKULIQlmgQZA1YoSgqKRclx3mPNepLg 8Zkg2NhZsVQk1AGtLVJL2uDRekkWc2wj+fSnX+Cxi5f4k2/8JT/63W+TmBHWeAbJgF5REsclYhhp FilZiJSqR+sXXCguUYxSZkp2cXjKUBEJVYPVAqRGtw2N7DDhOsDx6S5Vmrxb6LuKNkDfRJau6wDT fERAkEXHPFoWYkksK04O56xtDnjl0+dYW19lOl+wezjj3Wt3sW3J6qUdnt28jAw3uDmZ0DMGhUX7 FBGbrqMkJ+iSMOzTVCVvvXGTr/zCC2yOUvqpxrWSOQKVNIxdhtWdg2qVBCegxaGCoo2RoGAYwYYK jel1t4UCEWbEmCJkAslpagOSqHIAitjSyoj3vuv27AJLRkwGZHhMdNS2Jp6KAVW20tUv3uFj1zFK AVpELA4lUtDd+MII/7M4kyg6P918sYAIz154AhmhWiyZVTX91Zy21ZAYQgwYemRyQY2mRZMKSyVy kqak1Jo1K6gySKXHiSWFHOJPDRq91OB0ShKhyiRFbZkHx2i1z6/86mf5qFry5nfeISXgpWK/nNOG mrWjjLTIqHWgbEse317n+WcukY1G2HmD955AwEWNUwKBoWxKEgLaglOCqu5GMZ3atgRVYK3EB8ea 0fzocJeDwz1WdsY8li84ntTUwnOuV7A6HPP0zhpuCMeHLT/63k+4ut9yMF2wkil+/Qsf5+zFgmSU c38vRVkPypBESUXAR8uQBG9KTMippSOqHm9+eIsnL55nvDbAxQzBDKUT8IbSe4poaVXGNItkTYe0 SrQh6ogOmmWICPpoQeyeLicJYoQwXd2Rxq6YrkXys0HYaRQkUahOMnP6PXZGEF0K1l/N2eVf5ZjQ Tc09GtvWGNHgZYKzgSQR2LaL1pUBXPBou0DpAVVbcv7MGTazhOXyiGXZcu3hCcOPP0EiNFtNjUhy iliehqKXCDIakf4sEEBay2yQkoWWUgpyNMJFKjHHhgFISREjVmYUwlN78FXDflMyjIa/+/Nf5s2d C/zo+k2OHzwkMwq3KFBZhigU8WiBWt1g7bHLPHV+g4AE24KE4CV5LFlmGU1pyaxgKTN6scTVgYkU aERHX5Ya0VTUDkgLEPBw95AYM3rBsjGUzJaRbOmYLhcMck25bLlye49XX38IeEaDjF42YHNDsnY2 52TZcHRvjyu35ugYQGQs4gyBPI0iDjTe4BPDqA3UsmKhe9y6c4/BeIdhr+XBcUoWFUML3mRUWqBs IKk8k0xTtH0kDVEIAo6e9CyDQUcESXS0Qp9q2EFEi3M1mM4E4ZGk0WKFAJFgVIToiLogCIFQOTE4 muDxbQ3JCibpzJpGdTWXE4ZEtEQV8eRARMlupKF0gQ0OcGhpUEYznU3RUvA3f+mrzEuPn9+mlZql q5mftOykFaXIyVuLVZFcOVxUtFHRBk1f1rgoqdE0VnM2hRAVwWpKLI1IyFSkSSV5VAQr8KS0IVCY IYGaSbukMJFPP/8kTz5ykd/75g+5fv8+o/GQdtlQLhfkG2d49Pw2z58fkiY9TsqaqLpmJiUyEwWu tqRNyVEsSJlThUgUGmLFLApWRUISNbUwzBVsaMXuwUMm1T5CDSndgnmpUMBxG/jYziqPPbOBQPDw g5LxoEAnXUmSRo8tPd9/7UNqV3HrQSBWgSzPsH5CXyTU2hJdzkI4RloQfI2LCU5bisRw/f4hT3zs DGd2drh38BAQ2FziwoLEp0QsrfKMvaEVFi0MQiraUFOGiCLtjCsRQUCSYEmjQwhDMEMCIKMnFw2p sugYkXhUdOh42ri7pgu9jh4lU1AaEUqCF2glO8mM0iQqAgqhexgtMdrQS1IaVzOvpmBbtNLI2FL5 Dgf+9PknmFUrfOfNV9lfNowMjBcTjmf7eBGofWDmGpCKipSUSC5anJuwXCyIzmNlSh0kbfQE31D7 ijJ4okpxUWAqSxsiMTaUrcU7z7xpsG1LKcApiXcteab40mdf4elnH8MOMiZyickyVnbOsLO5ykox ZuktTkSs7hjwPkba0KBSQUwGeFtxsmxpnaAS9lQDleIINEBDwAVPg2L33gOqJjBISoZpwnA4Zj5v WRv1eerpLVaV5s13Dwi1ZHVUYNIMqVISDE0VeevaEVdvL1EukKQdtz9VCXOhUHFIP2koZIYTkhKD lo6eGKK8Y14Z7j90WFlT4FABvPOUAayKYPpIKdAyEmWgoaUKJUp2qWk5NX/1dtEl2Edxqvg8Rcsk 2qOjpxQpTijSaBHE7okUIHDd3zQFwS7RKiVKCC6gCGAGKCCGmkggNR3bybmWg2qBEHD5/BazozkH 5ZxcQNtaLp95hMuPPM+VvY84bJe0raDfH5Mn1zg62Gfv4hOMC8FG1IQ2skwzclEj0VjvOXSanTxB tZ6AYtYqog6kwjBKJL5taYVgEKCSLdqLTp8kQFSWtm4psgRTOSojUTHy+FqfR7/4Eu9ff8h7BzuE ZUN/lPDi+TGmyPHWUyQpxIgWkoURLMqK9HBGCN34RJeSRmuiXdD4BpVvQfBIOjpzKi00Sz6oHHmW kYpV1nqR42WLdYIz4x7WCH741i7Xrh6QF0lXnsQabRyZMNQqZaWVLJGIxHVa/CBRUjKScBIagkrQ gS6LMSwp0YyjpwwSn7Zcv3qvuzzyhKgagjPkqo+lJsQaLfosgkPRxWelMiUGSFTOPFZopTw1msx3 4UIlKX1dkeBZxIwmJFRBoAgY4Uhp/6ruioJEyu6gnYY9Bp0j7QytDVGYruD3LU3sAszL5QE2erKo GIy2eebc06ys7+Au7XH99ge0DZwZ79BfOc90uSBkKZt5n0Ak7StWLp3h9odHHB8/YKt/Aeljp1z1 DQuZEjDsZOCk4H5Z088d46BYWAlO0GqPFp6+NhACTaLoSQXWs4yeFQI+MfTSBCskbQYD2Y0OFqZk 3B/w+Z0x565uce3hA4rRkL5JyKTDDwyti6jWctw4dk9qHuzuUi5nXD6zQXR9lBLIUHPUembJKtsx YrSgUh5bSkaJZN56VgYJgm0m80MO5lNObu7RLyTz5YzJLOOd6yck5qf3gjitaQXOODKXYlXd5f4E jcWRGcnCBryMJLJjBwUEmWiQFCwVzMWMqAtMHVjOS2qtsCowtBqPwAXbFepBYyjJZIqlwYZAwQpz OUNFg6RAxxhREaxQxChJpcOi8Si8UxgsKNHl7CFZiOJnxbwQ0LhIiBGVSJRKMLHG6gwRA0Ea9pdH RNfZ852KIGF77VE218+w3tsg7ycsGtCix8WzL1F5RRoXLMtJJ8wTglFwFKtrtMazvlKwMiy5dvUm O6s75H1F2XhWqamTPoVxJNrTbyP7tlN09nstsu3ho6e34pgFAVExWzTo2ZTh1iajPCMBkiTFGU1q JNJ5Qh05nhwxOTjixu6E4eULnN1cZzI9ZPfkiPrOLm94x1h3yQaTuqGaOObtHJcp1vJNBsNVvEjp GYktO73Vgeox1F1wQB011gpSFZnFhKs3XmP3YEFQI5J0jPeK5f6MzFWcKJhOWqTwCCUgalysUCLF xwaCxkqBNIaChDZUBK0xFYgUtO/kQpUVKFND1AgFRkaIGaMYQBhOlEO7QKEtMKLRNYmrsCFlIKEN CVIqQshJY6AOLQINqqaIBToxBqksVSVOJRAR5xRRBJT2ZFis0FivESKSx4ZKpGSxxUeJ0x27gdP5 u0JQOg/NnNI7vIJB2mNgMrbPXMYUG6z1exAELjgmoULYGcd1Sy4UtV2w1AYhCra1oG5qamOpJ/ew h1vYomB1q887P7nPu++/Q++VF1HKMA+CflxQigE0EFxkJ1PMbeRwAZs9jxGRqk3pScdRWSErx7Wj ht2bb7OZNKxv7jAcJIRFSVU5WuswDh4c73Ll5i2Uy8g+eB3qHJd6TOoIdaSQBXuVwDGnL6BB0B+u 8OzZLXaeewnrI4u9vU4ZEGESu27QE6mBFWASOut/NbvPveMTapdg1II0JgwGG+zJFbSfMWl2mU7m DIoB3kVcWFDiKUSk8TmJqlGigpihmdGYlNQppqZltVE0OtAiKaJFhtCxK2RgYCXHxkAMxMQjhaev NVOTksiazFuqLCUNGhtqhBwR3Jyh1Cz1kDoekoUUy5CUgE61wjqBPu2iAqCkR2nwTrAUGd7KTsYr ApHu6QtCEoXCR0nPdvkpJ9ERtCBzCm0KtsZjdtbP0OutkAxHbA83mbkls+OHhCbH55LYRJJmAc7j TUZiclIpOXQtIlY8lg6ZFDltJSgbQZF5xmPJuNfjww+vcmZjlacvn+tWJiiEDyydIksEvRhZOses tUSpONPTxADWQ9rWSB14/vEzbD5QvPH+D1k0Ff1a4JYlLtFdRrSAgfA8sb7Nw6ainJQEu4t1ffpz SW84YDTcZHszooY7jPNVCi2IecLW2ho94TlalkjdQwXLzGhiW5GlpkOQRyiCR0SP1hkn7YwLWxlT G9jdq1lIiQiCfqYJYYypAsXwGLFylsQJJot76IWgLAzrLnKyXBJCgjAzpgxY9Q0TWtZkglcNE2no xUBINERwuka6hFYGcq9QUnCiIhvWUOaGQd0ipKIWmuhDp/Wnh2SOlQPmoUTIllwMsArS6NE06EVd keshUjeoaCFmCOFwNoCMnfRDWLyQKBVOBV6K1ju8bYihZuEdjc5YzbcZDAuSfIPVPEOvbDNMMzKT QZ7Seks5qWhiRjYqKGTDZDJl6gzDJKMKjvRUAdEPFYN8wODyNtt5znQe8NGhhSQzAx5drbi2f483 3nmVXl5wduc8znlGweGUxhlBKJegVohhzrJtqNMEYQJjadH9ITpX7KyOuby+ymoKvraIoJiLiNGK YQzUSlH1V3lMeg5277GoKo7rhuX+PueeeIaz/RFL3zKQkA0SIpowbZEyYF3L7sKiW0ub9EnKCuNP 5dpEfJCE4DmWgkRBaWvKyRKjE0JmwbUYvUrQAXyk50sqrcnXn2awIsHkbIgLLI9v8XDeIkRkZCLL +QLnanQUzLRGO8c8ERB7rPolTkp87OQDiU2RUTBNW7SzRJ0wtim1asB6ShRaBRJXUPuWNHWIaNAY FC2NzNBIVPS0QgAVEY3WKGKsSXTGognkKVgXUUoSQmdUTIWjkgnWZUCDq+b4YJFGUIwGDItz5INV xv0haeyR9FNimpD0MkTjcVJAWXGwv0ctJWvDASoJnEwFi8rTV1NasU6NIfctdWgZR8mFxy5TXBgw ImWuDrh/ULE1yklpUdua4VGf471j3nrjLeKneoyGKS2BjTxB1kt8vsqgbmiR1DIyqStSr5kVitWs QskRi/mcKGC0sc50OicPgVxKlI1oASExFEUBvuXChS2kV8y9Ir80w47W6MWGou3gdQJoypaZ86wV iqF3RFPQ5oLBtGESUlpfok4lSAsPmYDNfsbB7IjvffMviFnFk089xrBWXEVh7JyeyrDSUwvDIF2h t5LjvSBESaJ6jDafYDhcMJ9MmeUpQabc350wMoLgU4IWGBHQQmKFZ05CgacTKTVoMyJDonEsiaSi 6RQYSDLlid7jKUnTAcLPaWkIcoAikrHA0QMsJtYEVhE06CQ11HVLplOGPcWinhNCwchInG8opWLu E/AQ7TFSRpKBoTd4jp1egSu26PVzelqRJJGoCqIwZKZ75kobSYxlOjkmSMHWaMywn1M5h26ukcUl pRjTj0t6Msd6QSYDKxsJ2zt9EpOyX7asDgy39o84mfSRawKKHJWtkKuWyYM7vP+24PEXPodcGxEW C4o0Yxg8M+cw2ZB6seQkVvT7GmMlizonDyUPpaJQimG/j9OGwXTBvKpYxoASiqRuyap7LH2kzhOI LRkRbzSimbBoAjJVnZVtGZiXJf08ItWQh7VjqBqc9whlqb2h1jnSOyZVS5JpRnmfed3y4x+8zv0H t7j83KPEIiE9qRgoR2sntMsN8n6OES1F4tAmw5khQtQ4YQnOEKSBXsqGKNB5H+kEN3c/IAuRouif 2sssou1RaEcuAjWCRudo3SC9JMkUuA6tpILHhcDQwZHW6FTSdwuc1KT0UJSUwgMD0ujxFDghSWKJ BLRziiLr0/gKJRJAoYXrItSkxzUpMrYEIygGK6yO1tGDC4zzEeO8QCYZsvC4qGlkRt9XtDbircUD eSqwEZL+kFWpO+iFbTg43EdYwShLmAVIUBy1njx3PLGzzjOPPE6yNsTOlxgpyNM+2zuRg7JkfW3A igCxskJ1fEDrDftX3iZi6H3u85gkRTpHKyRTkeBsiaUlTTKWtqEIklTVTEK32F5qBaElzQeERBKO PWpa49uGYwGJjRSFJuKgcjQBpIegHKVXDFtD5S2tD0RxwLQZIJNOpzY7rAj9yGHQRNfBTI6almgD WmsGwvPt177HnRvvkfZ6FKM1QpvR6H1WTMGtOiLDCWIB6wPFclqTZQ6TtrRaEGXo3EC6IOJYlhN0 lvL8s8+gYuCN935AujihaRp6qyk9xkipmOUJI58jgqS2LQJLCBKjM3AVqdT0jCfqQB9NEwRKGgQp 3dRNo6OCsETKgPcQ1Qoh1J2QIDeaIC1GSGzTIoLAZwpbRYKLGNWiiyG9wTqD/jqro03yPCNLEoSW SBFwrrOWF7SdkC/Q5e84gZIRWXdrkyRK6uiYLGbMjvZZX+3Rk2PuT2qkSRiqhuEgsjIqyNOEFokM kYEWTAKsjFc4OD6BqiFNeqRjiVjNGUwCbcy4+tYPyJTi45/7Ml41NNZjQoOUKXmaYH3DPCoGJse0 c0py+tbhUw0x4Oykc023FbdnNQ+rXdo2UrSG3sAgG4eVgYWQhLJHYE6IKcMkYnWLznJWdHcrHRxM GGY5MWpyG5A2UivBclbRxEBmUsaJ5LV3fsz7N95FIxgPc85vj9lfHHNcVvQCjFzKMhe08z3afI1U ZswPjtg4I5EUBKuI0qJSjaJgGSvkouWOrfjkz3+Sxx4////8k+/86SOPn7vw5bt399mb3Ma2Fb6s uCMUKuuxtbXDoNdnPrNUyZx+AzZJMFqwVAPGSbfGMaGhDN0KB9HVViYtsbYgSyw6WITIu+cVFM5P iG2GSzS2BVdCHhxq2EMWq2ytXmA0OguZYSORCK9wqobosU5gbcQY0EGQJJHWSpSA3EDTCkSwhEQS g2DRLjg6OSRLC7IkZazhkQx2rSBLIplwtDLFZjnSWWKaIJuWPuA1tInAlx6TRsJAsdPf4N5kRlYU bNcLrr3/YyoT+flPfZl+EjmeB/q5ZNlUGCnRUrAMnnwRKAuPtDArazaipUkVB/N9zHLOAzEmswKs IFrPZOJBRpKmM4YsM0ERDTEZUMUlQa2z8IZaaQqlmZQekSqMhLqWuBhZ1AuUlPR8ZDBe4Z0r7/LO 976FtSkNlmcvnANZIJoTbKMxWtAftbReUISK6ckJ62cuo46nnBweMByt4ZIRQUVCA0blbCbnWPT3 qW89JE8Kvvrrn736X/6j//zv/YP/zX/yP/o//oN/OFh94fL/aWgEa0TaTHD/4S5X33qVu9YiRlsM hCBmmqqE0FZkDHloj9GDjPHoDE4n5HGOCAUxNKSJxYp1GiqaWYnUKegWcXb7fFxKgZ/O6A/6NN6T SYUcr7PS32G0dg5TjFCZoQmK3FWMQksQHu8657ESEJSgEpq0cfgASQIeTyjBS0mRapbzkgdHDxDO srW2hQ1L+qJkudBM6wlnzmZUdeDZSxe59PijOOepnEM4R34KJakry9605txGgROKahm5fu02bjqF yZRZNaUsLI8+9iU+/cVfQkYolxVpT1K2LTE29NIeCZq+LWmjpxElkNEPltY1lCGh105pbM3NYFid W5SwICXRBpqokSpgqTG6jxxv4mJgGBuElKSpZuITVlKNlpK5h9J2CbS5LMjzhL2jB3z/j36P2eII P3FceGabl7/yRcpqwWzaUp8skKFkt3Xk7RqVPWD/4CEb5x5laM5w9/iIja0R2doKSTLGWzqcuuxY /baccnAyI2rP5efP/uCTjz7+n/6tf+tXf//v/4f/l+0NqS5vr6+ysiL4+p99g8nu3b/10hd+7t/e PrNNXbXg56zkW/zBD7/93xzfuXb0ysuf/Z+++uM3uHrjDov6YCSisusrm2Vwc2ZtpFCRLB+MsqxH o7uAedFfG0clc8YJ5MkWbZ4wLjYpiiFxdZPE5Pjo6cdA4mqicFipEV4ihcfIgO122SgRkSISvcBH ibUOKSFPJZVtOd47YbbcZ2tjhxaQviGpJ9xZJFwYt5zbGTLbXXDxictcevZpmtkMUdVEpagi5AJK ITncr9kcalSmUEqyu3/MyVsHzP2cxfKYLC6ZqpynX/hFPvbZj6MA01qWVcMiNvRNn76BELp8GhVt ZzW3c+oounqxnJDKwLQEWXerijbUVCmoxmC9JDc5QntCmpP2Cgi+i+AVkPYGzKua3EjKRuJ1IPWQ 90e05QGv/+jb3L7yDstpRKaSv/bVL2LObVPNjlnOZoQIg1Tz0ZUHrF56lPOrA378wzeo6prh+DEW rUP3B2ysDSHvEWWORNHFz2hi7ohNzcnRBG8Fm2dHnBlv/K8+++UX/99f/fwnDvjvfH3rT/5yUGyN qKZzFuUh54pHeP5LL84Bfusf/8vB7/3+7/L1r3+Tv/O3v/a//+a3v/s7R8ftu4kOHNuGem+Xv/8/ +ft/6zf/zv/gN3f3DijLGvHik89FnQ8R/SGl6DEipzcY0faGmOAZ2AVCR0IQGNNxCIQHnwhqYejb lgqDdgEtPVXsOA6deUIyTDpu6PFsn/J4wnCjIJF95sKh60g92aff6/OpV57kZHrArdt3KcZjnnvh efrDEdV8irSWVAimEQolqI8rDuqMx88IyhhxSrO8ecz9d+9ypGf0FwtmMmB1wtYnv8ynX36OeiGY +UC/qclSgVYBrQfEYNHtAi8kUkp2RKRJIr7y9LXEiBI16jMKBQsxp58lZHHA8WkwZpIkHE2PkU6x Pys5sh4pBb1Yd66XNEcGz3TZUIz6JK3lzXe/z513bjGt9nlw75AnvvhJPvOlT9CeHFHPG45mD0n7 GwwHGa+9fYsnz53ji594mdeuvM/rr/+YWdlndZxSqVXW+hv0BoGkvw5kHYglBrTy2DSiyJBesagn VM2ML3zyBV+Nx1/+D//mV7/13z1c///80tnOU0Q0mRyiC4HOhkShGdUlCRYlArEVCNGlOiEMUTao NlKElkZJtDg9SEqggsBbh/We8XBA60tOZiXNvKZfKJTZZFlV5P0+db3PtGx45eXHMJnixpu76L4h ysD1N97gmU+8jM5yaGqC0qQC0giLPBDrOXXdR6SSQfDkl1eoo6T88BpWBaRqic2EB69+lytBc+lj HyOzgZBkHNuGERqhLTs6EnWOl57EW0SMrBtFb3WVpUlYU5FBVpBrRa93jmXpMCls1Z7WRYQMbGcD HtaRUSE5W7XMW9Ctp2cMNZEZkb5sCbHi5u3r3L31/63tTGI2S8+zfL3jmb/pH+qveejqwW13p+04 JDFhSORA2DCIVUiExBAESCERwwokFlmwQGLDCrZsAEUCIgUhIAMOIgohthM77nZXd5erq6qr/vGb z/gOLE5lhxCKxP5bPt95z3ne+76uKzaJp3nScXD9Bl9+9/MwbOn6gbNmSd9HZklCjJHD+ZwPnz3j 5WctxXFKce0W9SdX7FZ7bGLps5SkKVFuhzcrQjHDCsWu25OKOUEPeDzl4QHiUvIb/+X31J23rv/X X/zl//Qff+ebv//z/+Qf/r3H/18Gqy0PyfI5ALPOYUKLGTxaB3on8V6OhQoVsd7jlCAKweAFWoP0 r/hNViACQDd+2hYpPYGLyxW75TkHWUosjuiGnmRq6Ose7x0HBwuOFgd8/PSU1l/y5Te/QmVSfvOb 3+DJi8947+FrXKkEEQOKyD5GpmlKl1xRN5FpOiOEADJwfOcWdqt58unvE8KAnFwneM/T3/stdr7n +9/5IudKUTSGOipMCARrmaWWITqkFExtjYgVUjoyI8mNRg+erZLU+55EBJyD1juUlwzO0TmH7jpy BEUmsdYhZcmwj7jBs5d7plXF2ZNnfOfx9xC+YTi/YhU6fvxPfgWKyHYX2fcDzbonVxGbOEKw3DqZ cr7a8u2nT3lTFdx77fuIy0958uIZfX3OTHjMdc3QR1znSUWNyg3BG+ptTzHroM9wdUe5mEA24dNN 0OI3Hv3Zbbf7kZ/9q/9gH50n5FMyMzLO/OB59ytvn4Z2+FN/42d+evmHGSw5L6bMh4GsbTFxj+o8 XsJ+UCQiolXEy7FtUScW5yIxgjZj9yEqiBp0BBBs1w1SCYyxXJ5e0m/WFCYn2gkgKYqM6ZDTBEft UhaFZRCC/fqK8tpNpotrDLLD6pKug90wMLwK5VkRSQQIDHk1Yy9rGt8ShUA7xaFZceetKSd3vojB MrUVR4cnKC348IP3+c7732LWKvYuUsqWOmrWHtoQRwKMEshkgrIDjUnRzrHpWhriK96EZ+cjg4NU jzTmIHj1Xhmpg2cfIjYqVBgjOjEuuWEqlts933z/EcPmAp/sET288eV3OLx7Qtf0sBxol2d0mwYz nRCCwUrDjdmE2zdO0PMph4czXr9+gDycUswXI57z9BS/2TIwotE32zVPXlzR9muy4TNwBmUSYu3x +4aKlnnfcLkbMOnNxV5Vty9icnt5tb399Onz25+8fHH77Nnp7V/7xV/58uOPX/y3f/tvfumn/1BP rLLdUeIIUjBIiXOvYNtxvKXvUQiGkXuAwWr/B3ZCxtrnGKIJUdC4Fpl6FAWri0vi6jP6dMHkqMQ3 DiklibLs1MCEima35WgxRcuW1q85mV8nNYKLdUAPNfNME/tANewZpGIXBYUYmRClNpgiw0Q/Rnhe PX1a47j1cEIavsBnLz7FpY6sKjl0BZ8+ekretNz/whfofcIQO3qZcLrvuY5BKMGqdigfkXJAlWoE 9caeonfsvcMqSx8du9YxHVqc0jT9+MW3kyDWDhLBfog0myVUc2g9H37rdznbPCHPMnbPG5Ks5Ps+ 93mE74ldy0YGXlyumBc5eX4wPnGloA4O71oqL2nEhLO6pWtbposZrm9YLtcsnz/mjSSnlCmuaUBE mtYRrCWwY5605PmUbbNHLZf0caDpJMkbb2Pu3mUaHDoYhvaKoHMmStNstzy+2L6TPr36V3/7H//L nzo+XHx6N+9/6a/8tb/0y/9Pg5VGT2MU0Y9HWTSAiLx6ncK4iCNS+0hheryEvhPYZOwBBg9RSHTo cc0em1UMdUe7fYlPChZlTuw8QXiUdnRNxKQWVQ64PuXu3QfsukuG5UBxd8EgDKfPX2BLOJ5OUNGz JccEj6XH8wpmljjmoaRpBSFEehlpakeZBfxky+TOCVf1hq0XlPoAO+twUvLx6Tm9/ZDbDx9QmZJV EFwTntYFxABVldIikfUarUtUdAQTuZCSPlp0iOihw+1q1lHg6RicpOk9jetIEkOMgrpfkRYVTRS8 /+gDPvnkKROriJ1lkAPX7t2jOCrYtueQTunOPyYOA8XdGyRZwAjFoDzWJIhhJLwsbI9Tnu2qY1Ek TKoZy6ahri/YLF+S3HhACJIMQUpPu3dE/</text:p>
            <text:p>CgocDVt8Mgu0vQd0Usef/1/cHDzGuXkOqGI2KxCqpRt HLDXbnJ8Ap9uWkTf/sTTqy1ny/DXf+7v/rO/OLl//9d+4Wf/wvr/OlhRS7wTKAl+eDUscVRrdK3A aHBBYTR0vcKkHmshDhEjIVoQQbD3DRFDGHZcrk9RMaWqDhDxD/ZdmlIVpJlm23bs1h1JqSgnkmFn 6a3n8mxNu/k2m8uXHL7xxliKHTypDDgVRwxj58cU5qCIOmJS6LsxMWCCpw8WY3rEEUz3x7Tvf0pr 15R1gpxBMZ3x0eOXrHzk3YdvcTzJWAdJ2wQ0nn2AAx2oo2FY77FaY7RE+y1XLsH0WzqhSESCjQOy jzjtWW7PwAd2siBbR2wxoVfw7OUZH376mKgiKynwruf41j3ee/c1om9xytBtt1y8fM7J4QH5NEcE idZgzZxms+L8skEOO+iPKE2FkIJN0zDNKxblDttseX71hHl+DVtYwhDwJpIpRWoMbXR0lxt6lZMh xz+2kvT1wOmzF7TVhkKX1IWFsqQsNL5tIVuQJBqdLXBRMrhOijT8u/3V5uO//wv/4m8JEX/9n/6j vzn8HwerdQKjInGIKAP9INBipKZ0agyjTXQEJH0SCEEAkURH3ABeyHGz3qdoBfvdBRk9WTHHx9EX Lbxjlk0ppxW7Zs8w9Ox3a+7fOkYkCQt1jbffeo9HH32dPCYc3brGybzCJynU7ZghN465LSGvObuI JFrSvWqXSQnejwHdwYOLGVZ7rt3M0M2CJxdbtnpKuRcsioCfZSxfnPJdq3nt/hvYJKEVHZXUbPtA bFt2MsGGgdIEvM1RfaDut0ip6UOHEZIiDghpWXUNQ9+xmN5EesGk2HPWdHz3asnVx59yrEs40Jyd P2eiUk7u3UMWKY0L5M7y+x/8FoXUHN57fdTfddBqgWy2fPvpZyw3HV0hef/pJ2x3jjKFtm5pYsZ0 uqDtG9gsWe/OqdITFBoRMtREkKoE0QuSSWRoHQMtSuRsgmCiLSHV9N6RCcfl+ZK4PMVnc4zdo9Mz kmnKYA6IQqJCwGcJ623zWpb7/xw7/+s/9Xf++de+9N491Hb5H37+5/7y1/9gsMSf++rPxF4q8lyS ZxneCQbfIvG0o4YPIcc8NWO/FyUkbpy1MT06eBwRvz3lai3QuaayEqskawwTkTCdTtkMe+qmJYTA th74099/g5v3p9T7gDFT9uePeXS5xKSWaZ6wyA6wqsX7SGVz7h4lTCaKT57VnNfNWFuMCukjnYx4 AnmSIIJBRUkTO7SLfPRox+nFmqPygJh5ep0gu4ZtkGSLBXeODpjmBZNpgXRjzEbGcZPtZEb0A7Xb IYUkFZq+CRgdILRo35MkhqPokMUc7Tq+d/GM88st25WnEw1ZInn2/AXD9orptYe88aXryChIVMLv ffsbvP/ilC994R0m8xyNJISWQQq2n/U8+uySTkp2m8hx1bGVE9LWE6VC2ZxgFf3VFafLC7Ii5+T6 bRKjkENKeVBwcDRFMfLm1zvHvt5iCWPVbd+htaDxEaUFMYJroXc1ykqMimS6oMklE1uiUOOJNpnh NfiuRktNplNi26ztLPmdt+5f++j0xdXP6cPrx2Qy0ojI2jsiA6k3dHI8G8fSxIBSCYqUIAaM1OOa QYy2ghZB39SEOlBmDm8Vg8gZRINRkTRJUYmgbxweCLojDwrnPSGMAzionms3brGrHV3f47qBkNYU ScKA42SmKDJNHgNvXMvwF9B2kTBEnBrZAVscw86jcoVTERc0stTcu93T7FP2deRAOLrCY23gMGaw 2fNsv6Oe3eLFfuDBFBKTIBQEITG+phMOIxWhMwxqpO+IGMisJZEJVWbQoaNer3n59JQnzQ4ZOnIH +SRj1zrqvifLjpldmyOlRKUln519xgdPv8ub997hZHaNJpzRRY2SKTmRR5tPKNUBf/zLD2m6jsdP PmO/djRxrHNlElIfScoZy27HsG+QbYutplTHBYflCScHJVYGLrZbFhMD8S5X/Rrd1FzZEWteasV2 M+BVxKYS3RRoBUFEmt7jfUefRMx0ghAasd4h0gRTpQgv2DY7Qu+nySk/9s3V0x+bH9o/r9/5whuo 6NjXNRe7Ha7puVxtwHkW80OMht2+pmuacZ8VxusJpcwoGveeofH09Rad7gn6FsI5BtFQZhOSqPA6 sKv3JEKhJNS+RJg1Tu5xHJG5gT2Bl13HJox1sqSLJInjms3xWc6RFbhE4pTGZJLXpeR7T/ZcsadL EvIYOQDWyjMoyAUIL+jXO2ZVxltvV3zj/c9YKc2sl2yDoEhajDB0QnHerFidX9DkkVvXb1MklmBG vsNeFORDQ25bZJrSdJ4yleP1ze6K808jZ/WasFqig2CeZlwNEZlF7KTg7PwxlUxQsynVIsFETTc0 fOO7v8vR5B6v3b9FEDucS9FCUCrNRR24vJLkaUc6Tbhb3uPsbIW8WIGxTKSjH91+SK2YL4658C/w XeRkfsDB0ZRSSlIRQGoOioIyTfFB4s5gnaXk0rDZXrF1HVWREIxC9ANtGunxZFHhYiT2hq7x7N05 03JKmiQMg4KdJGYCbTQkmriJtHXDi3N/rI3wGJ1QLHLmk8Wrl7qa1TAQVUQ6T107wjDwcrenu7hi 6xpUDBgp6dtIM7zEZBnOHxC9RySBuSmQSuOixwj5CoQr0UbhNw1mBtakDKuWMou8Nzc8uZLoo4TT iz2gOVCS2cJS6B4fDIvpAfc//zlWV5d8+N3vcvIgZ3gqUX2LtY6WnNJ5mroj5imEiFKKSzSTectb N3M++EixKweMiWxCP6aL4oRr/Z70MGXbwcfPnlAJzd0qskkXCN+wJ9KZDu9TpPSc71Zo0TBsW3a1 Y1JZDqZT0A7ZG5LUUPc18iIiTInXcO2gIi8Ng7J89OhbqA18/offI0k0m2ZNIjN6tyVPJNMqomNC 4xy/8rUPEfE77LsLVF6RiogbzAjCINKGnplIyY/vjHY0H+hWLWKuyVVECoXRhqt9JHbbMXoeBHki 0WHK5WrNEAKSlKADJsnJg2BqDGsV0FvPut2y8ZG23iB3mqEw+FBRyAmDdohutIGkAXbdHo207IcO E0Y8o/aQ5QmFSGlRtM0OIx1KFMyqCe2dG6wuljx//oTOD+z7gVIYQhR0wSJDT6IqpE3o3UCSJhiR 0Kt6DMMKS5AtRqYkyiKNp1WGokj43HyOX2p+2wmenK4Z1Jx8scC5ltnhnLu33iaonHKW8PB2wqMX 73P/Jjx52rNvUlwxoIADadmjuYrDaAijZXA989uaayvJZj9gjCQZEnJjicKzB44HSVtliKYjiz1p 7JD7MyKCF+qA1XrPsLvECoGPGw6JFFlJMbPklQQXCAN42VGgiXLGpTjDK4kv50xnGamLXLVrXjx/ wvUHb1CVCU3bU6qStdsihKQJGbnyfOmdWzx6tuWj01NSGfmhN+6CyfjgxZr94JgbhZcBjcQqRRsj gx949vSU/voRC5tTGkWZ9mz3njZKogxYYZiowNZ1pKlkcnjC9uyMODQQE6ADlRFsyr3pjHDgSXcr wukSUdcEJVCdo9ldYNoaW5UEZQiuwYmBdNcik+jHPWfogVHzvO87Nl2PHEbGp7cJQ+whdszLnLfe eMjn3nx9XP93VzRIGqeAgSwvmdqUuu/pJSwmKUIP4CLKC6IfyA0Y7YmdQIsEJRy+7imtx04nCGHY x47nq8j5umdIZkR5AxUDbbNlCIHyWsH9B/eZCc9bh4rJTJG6niAUTQJVFrk5T/AyEFTA6hwjDcdv CbxShK3BxwQlE7Q2DHLAR0fZeeZJzXGpR8amCrRKUMk1VajRRWRRRd48STk5OCCpEg6zlMRZwqvV sQQa0aPVgEHiReDhvYokV6yi4vTqJcXihDsn11GdgzBK8LQqKXSFCAHfC27ePuadh9cxesKXP3+H r/6ZHyc/uEZzsQdX4/WARaFRBMvYhdSC/eZiBOyKlnZX47pIHyWJ8CRxICjDJHgmukD4gNKBgxsz rFWEVw6l1u9YbZdsL09JcBzmU+6cHGKzgtYItE5JlSDUDcPlCnY7Kgmb0OFcgxRCEBAYlVBIiWeM fbRAGyPdILG9J4mBssgwwmCd56AsaHsHTQsijKsFKVFmxEAWSvFatSCfLnCRERs0jKbWIAUmeRXW 66FKp0xvHnE4WXAxGL519px+GDhvN3z7vODbH15wdvkRdfQkbksc1nT1wM1yxs23f4jFm5/nB9+9 z7t37pCJiNu2NN3Ag1nkvet2hJDEQBw0h1ZwcmRpoqO0Y52JAQ4oUa1DiJY2GrayYlTpjT+Yx56b 1vIgEywKRRrEK8kRvBIijvcQIhAGS9/m1HSsouH4uORoKoko6vqKpm54885DKqPpg2fHqJYpBVgB HYx59G6D6xqOcjNe2aw36NSQlhqioMON1gutiFajjWSGxRjNi5cv2HeBQbTsmxZDTxscg7ZEo/Cm ILUFmUlIRSQIQ7WYkZQS1/QYZ4hDz5N6y8VyiZJwWFXcPD5hIhNcW5MpTW40bTcwLNe0m5rKTvDT CfJq6EjlCKhdDh0xDPgYMWGgcwMqGFIR6EWKzTLm1tLi+HR5SX1xgUwlLhTIIlKkKaqLNHhUVpIf L8Yq9+CJUiCMRAhDkpYsSMetuoRiUnDr+k3OGsVH5w1leh1DyU/+wBd557WUj682tE6Dq9n1HUkr SW3CfhiIpWJ27Ta3795k/vAW92894M1bc+4dlaiyYlqkvLfQ7M3Asl7TNwYOLX6qmagMo9X4pSoF ZpKSyx1HEdLdkj6fENOMaRQ4LzFppFKG1EVCzFBakMcRiBIGw8ZHYvQEJShNJHca7SKyshA1Unou zp+QlnOqLMd5Tx0DlRhPihaBA5oQMCLgg+Xl4DEm0LUWH3fMrcXkObHZoIMh5uDsSNtQGDoLIpnR Dj37ixUOy4ZAr0DTQwQdIlGLV/gpiZWaqRgLx9M8xab5uE5SCdYHzjcr1vtLXIjMD1Ju37hFOi+4 Cg4nIkVlQCnW9R5WVxQyQVuhiKFjEzwmjuBXqRO8GwBFCA09jqqsmKYFm77GtQ2r8zUxKgIKqSRK FuAiOlNoYzk6mGKKnGZ9juo8+86TZ2YEGGmLN5EuTTEicFhMEJll4xpW2y0/8v2v8aWHf4zb14+5 OnvBB9Mpra2IMbJqAyrZ0fse50oW9BAUMREcT1I2Nyp25zt876jKHB8807DjDVXxUiYcTBfczzJ+ 9fwR62VLWqSgLdaZVxl/TSwT9H5NFAkxtRAisVMEvyF6QdSGoDQ29qAt0khCN9LsgshRqcZpSbbt UUkkVQJhDRfrNZ/Wiq8cTYjRs4sgX4UMAyNZ2uExOAwLGgMy9Ow83MoVuijIm4jykse7c96bHbM4 vsVyd4lzLVJpjBOAI88Knpy9oEost2/eQAyRThgUCmVh2DW0MeCQZCLQC00hDFsdIc3QaEK/QUpN EIqXFxuCLTkxdlxbyCNkXrE8vSTvAzpX6E7QNo46XCGVFDhliRLaXrN3irYfsEJTxI4oe1w6KnH3 Q8BFSbN21KuONI8Im5OLDt0FhE0xNmFSTMjLlJyA8oq6jxglwChkYkbLQ9SoJKC0o5oXTLIUl1XE ILmzmPL6Ww9wrqEoK+7fPCSJA8rmLGTOrjGEXWDia4a+o0l61n58LL9+fU5WzthsB9qmZXFynaGq mKqeN++ecPNkwhvHkXder7hSgc57SgIyg+gtQeaI3Ya9LzGxRwEu1YSJIagUXeXI2QRtBGmmiLPp CB2TIIoSJxMqdphBcNYIunIg05ZWKF5cLrlTpOR5TggjhlsRaSMj1C4OSBSFyBAWpOtothEjA9Mi QWk4yhV5VZK0AhkUN2/NKUpLDGYM+Hmo6SmERrrIt5885unFSwYJhcpJdWSIkCYJBZo6eJqhRcSA lwZlMiZmIDGCJJ3g3YB2EV/3XJ2fsd17otTMioQbZcrhtQX14JFDxCqJlQp6kDFGlO/JUGTWI7Un upqh3dLGgV7kpMJSphn4lqZxPL24YrV7SggNIQnYpOTkxg1Ors04qipmBxVBjAKBZh/YuCVBehSa aBSNaikzTxoytFfsREf0gbvpIYKMR08vePnse/Te8fhFzbPnSxaZRgowSUKaWAqraHRNNyi6XY9s JV0/wSaWN1+/w5ufu4FzDuslt26ccNpb6u0Ftn9CR+BH/+i7PLh1TN87hB2j1Y2N9HuLr+ZUlaQh Z6h7tGsheHxWYMqU1O/JLXidYl0HQpHFnlZaSrVhS0WuIk09oCo/QuiulmzWzzg6uEMfHathQykl WkhMAGN6VJJi0QwRisyRxjH3dSPJ0IVB1o400xxenyKCYBc9B0XJzeMbhBhG6aiVBK/Z9A02S2na lg8++IT6aoc2HukkhRjZXfsIx69UNNvgiESKCCovEQK0EKSzAy5lN8rm944r59nVA8IkHFUlNycz 5rcO2Xc9rQg0hWeqFVIwvoT23uG1QA28YmQqapEyMZEqLbDaEKJkv91ztVmyW/aQ5BxWM46ObnP/ zk0e3DghrwrsK0DtMEjW2yVKeZRQpLlGugFLhzIFaS+w1mBVZLNPuXc85e2bCR88e8m//9oj/vWv fodf/u//i0DHrZsnSF0QEkGWdkRjceQkWQTfI53AxTW77Q4xKO7dfcCsKLlcR9Kp5frtIz54tubx EsrpAdfuXudHf+xzY0BRWBJhKIaeFoFvegQdhfPkiSWgEYwER9M3QIIeJD4YitAinUFWKZNuhcgq lNdcbQL7tOXEVjgUy/UlaXVEMZ3QdisWytKGgR4NokcENd7XJh5xOGXXGT58tmK1b+gTj6g7lvWW QQmsWtPIgJwahLLcPjqgLFKG3hNkxGpJEJEhOHKbsrm65OsffczeOTrciH1KQCpPD1TKorx/hVuP 9EKT5SOJUYnIopySKENnI0OzxbUb2l2LthV5kXDv2iHTowNc6yl7yQqP7KXCCEWqDIlQpEKx9xpE IMsgk5Eq0fTBsao7Lq+uuNi8wKSC9177Al+6/xrXj0pyqUioUNkMJ8FEQbvasOrXJKJE6xSlDAJQ NpBoSZM4RAywU6xjiyodP/TFE96+e43PVoGz84ZGznjr9ROOCoNwNUYnCGEw3pAojZOCIheEvANt GWKC3+7pnefWjdusuudcPF/x5tGcOzcWfPSs4WK9xZ2vePdBymv3Dzlfb/EmYKVD2B7VFdhEsUZg TEeXFBgJsx1IkWO95DSfkOode5sTbQ8+4tMJcdBI1XHevMSXYLyk2/ecNXuOjo6pXqEVWzFmySwO ozKCk1gR8CqhqR3f+vA5Hz55xsVlx9OLJfvNFqUls2mFuRybMQ+PryPtiD57/cE95tUBygcMEoum 61qi1tgi4aMPfptHHz9GJxl964hKojCIIHBmipSS8+AJQlG5hl56klIiB89UGtLDGSYKRO1YxcCq aWl2awoF10zKm/dv4oucfu/JjUTmUuIBJQS97+lDTyN6hB9g7xG6wGpN3bf4vmHd74ndwFvvvc3n 7t9nMp2wWExGRrnsyLXHG0HbRs63S/YNCKNRFlIhaRuP9o6YSFTbIw0MQ03uaxqfc3T0kJ/8iT/C n/jSPVSimJWSuTHU2w2rzQWr9QWDUISsI1MBmxRs5OGoSSGSJWDnAksgmeQcVzNOr5Ysm5offOMh s7Li0YuXtKsdtq356lcfoFJFfdkQ1ZwCwRB7uiYhqwRXu5SjfniltIsEFXBZQxlqqpgjWkk1eLo0 J1UNtmgRUbNEc+ugYjYtOe22NHnBzWrOZt+gTYWkIQpPEBnRR6z2yKklnSasH59xvm35/Pfd5Yff WnD/WJHPMjY+kJaWOi9YFCWHiyk6BDofqOZT7t27hVIFPgbKNGGqcmLXklhLUWb8z9/6TXbbJTYv 2LZQ5QlFYpG+QcQe5VqaMBDleCQ7o8kKQdeOsaT5bIJSClkHooy8rNcs+55apsxMxg88uEGYZLR7 z/8G7sf1Y6LSAEcAAAAASUVORK5CYII=</text:p>
          </table:table-cell>
        </table:table-row>
        <table:table-row table:style-name="ro7">
          <table:table-cell office:value-type="float" office:value="391900" calcext:value-type="float">
            <text:p>391900</text:p>
          </table:table-cell>
          <table:table-cell office:value-type="string" calcext:value-type="string">
            <text:p>Lola Jani</text:p>
          </table:table-cell>
          <table:table-cell office:value-type="float" office:value="1" calcext:value-type="float">
            <text:p>1</text:p>
          </table:table-cell>
          <table:table-cell table:content-validation-name="val9" office:value-type="string" calcext:value-type="string">
            <text:p>FIGHTER</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1" calcext:value-type="float">
            <text:p>11</text:p>
          </table:table-cell>
          <table:table-cell table:number-columns-repeated="2" office:value-type="float" office:value="12" calcext:value-type="float">
            <text:p>12</text:p>
          </table:table-cell>
          <table:table-cell table:content-validation-name="val10" office:value-type="string" calcext:value-type="string">
            <text:p>GREATAXE</text:p>
          </table:table-cell>
          <table:table-cell table:content-validation-name="val11"/>
          <table:table-cell table:content-validation-name="val12"/>
          <table:table-cell table:content-validation-name="val13" office:value-type="string" calcext:value-type="string">
            <text:p>HVYSHLD</text:p>
          </table:table-cell>
          <table:table-cell table:content-validation-name="val15" office:value-type="string" calcext:value-type="string">
            <text:p>HUMAN </text:p>
          </table:table-cell>
          <table:table-cell office:value-type="string" calcext:value-type="string">
            <text:p>Your family is no stranger to wealth, power, and privilege. In the glory days of Neverwinter, your parents were the count and countess of Corlinn Hill, a large estate located in the hills northeast of the city. But Mount Hotenow erupted thirty years ago, devastating Neverwinter and erasing Corlinn Hill from the map. Instead of growing up on an estate, you were raised in a small but comfortable town house in Waterdeep. As an adult, you stand to inherit a meaningless title and little else.</text:p>
            <text:p/>
            <text:p>You were meant for more than being a ruler of nothing at all. Rebuilding Corlinn Hill is impractical, thanks to the volcano. But in the last three or four years, hardy settlers have been rebuilding another ruin near the city: the old town of Phandalin, which orcs sacked five centuries ago. Clearly, what Phandalin needs now is a civilizing influence—someone to take the reins and bring law and order. Someone like you.</text:p>
            <text:p/>
            <text:p>You're not the only one with such ideas. A knight named Sildar Hallwinter recently set out for Phandalin in the company of a dwarf named Gundren Rockseeker. They plan to reclaim an ancient mine and restore Phandalin to a civilized center of wealth and prosperity. Since your goals align, Hallwinter should be willing to assist you.</text:p>
          </table:table-cell>
          <table:table-cell office:value-type="string" calcext:value-type="string">
            <text:p>iVBORw0KGgoAAAANSUhEUgAAAJYAAACWCAYAAAA8AXHiAACJdUlEQVR4nOz9eax3a5bXh32eac/7 N5zxHe57761bt4aurm43UwOOUNLGwRFgKTaIxCJGsWkUIosoDnYcwMYDMciEJMQZ3JiALJwJSEiU GJKQCDuOkewQYuimmxpu1Z3e8Uy/32//9viM+eNUG4Ll2LHve99qKl/pSEc6R1t7r+93r+fZa61n LcEPKL76znlqLh6QJUmpcybX8+rpU/xikaUkLSC3NcpN2K6maAZEUIyyJDczaY44mWPkgkyB4AVB 5chlYTHyp7Mx/N0fdsP1m37ONwX5pm/gTeArDx/9gQdnj2jXZ9QnFawa5qGnUJ7V2YpV1bK+aFnp AhEVgj2qbsk35+TpCLIhyQoTZ0gwU6IMICSyhCj4UVT6c2+3xfZNP+ubgn7TN/B5472H5e9Xm/yf aB9d0uYFXbyA4Tm3diFlOY8efAGnNKZ/Qb/AIBOpOuH0/JJSF3xkD6RxIt/WJKdw4wFDTkgWk0bq vEXJgDPil57o5tEnx2e7N/3MbwI/UMJ6py1V9Pxdl2dnIpU1MWmMjESgffQYaRpOzh/hg+MYj6R5 h84qNqsNlw/eofSB43HPnbtDh4A0GYEcwZ6FEiEtk51p6hXrBxtA/zW++0y84cd+I/iBEpZQ6nfk 6+0vz4qWlSiY7AF33OMuH/L+RUPQmjLL2d28JGlNVtSs84ByErss6MygVE5RG5ZxxssJiWahIGfC LyUhtxz7A019Sd38QGoK+AHaY33p7fVFti5/2+nZKflmTXIHjv2B4uSCt9pLirKirnMkiZQSRhg2 7Ql5LuiPOz78xgd8+vIpy/EV6mjBWcTiiAxIBD0KpwRxikQCz15dMQwTv+4nfuS//aaf/U3gB0ZY +HiSZ+ZrDy+f0IqC5y8+pfvwOwx9R/AOgSL5SBIaIQReaZw7UKSCZpOzu37Gi299QNd1TEbghSaJ BBg0M0ZIZBgQRuCtwsXINEf07P5bv+KXvvcDJ64fmKXQTeGXFa0iCMlu95TDzRVu2JO+9bNkMpC9 9TVE0vS2h3hEIliWgAszTdGyrY4cQk+dGrJMsaTI7AISQySRJUUwAiEFUiQ8gtv9jixZVevq93zt 3bUvnfx9f/nZLrxpW3we+IHZBHxhVafq0YbN6oTucIf2HcqURD8ym4a33/oKZbnCztcsVlFWGaG7 4uXzA+WpRs2KF90BrKBYJeRSMNojQmRELCCRqPvfY2JKgjxEBqO4zA1T8qyd+N275J995/nxT7xp e7xu/MAI64uXbVKVAanJ0AThWauaIyNMPUpUtFWLKSVaKczZQzK3cPPiKZ2PtEYRA1zPR5poiEYz zT0yZUQcIL4nLIcSMEhBNkXmTFLMDtFk5D5hc/PBB9+9+dKbtsfrxg/MHksZQVgCLnoyZiIaG0as j2SUHJee3dRjl4QQHjft8LJgu6mRErrBgfScrU/QwkJIFCojMiNSAiKRBSnAIhBTxIfEOkaSkMjF MSIQ3n/h/cerv+33XD8wwvIpAzTKWrrZks8TRxcQi2UXDS4pxmnEkxBzQgwzbumwRnGhSjSeu37E hwllVpRKIQqNSAI3BoQChCT6RL8kFmcRPrB3oLXAaYWkAO8U8Hvef7z6p95/vPrb1v5/2z7Y3wqH wMkFiQQkQwoIn2BJyPmAlRqBoj92dMGTZke0B8YxYAXUTU5Kil03MbmR3g/kywKZRhoBNqEQxNEj nGUWgAQnBCIkljnRMyKE+vlb+ueA3/vGDPKa8QMjrJyJ6CQpJkB8b3M5s5MghGRbGqSRjP3AoZ+Y hSf14l6G6f5/VmWLsoHdAou19IsnmZwi1/QejqPlqHKcCwgBEcmJjPQ+on1Ep3/flvaf/pzN8Lnh B0ZYIKllwgmBpQQgoNkUNSrTYB15iphc0h8Er/o9Y7Ake8SKiE+JPI9sm5ZcBpRQeBlQi8CmSCYk 8+hxYUY5wcoK5lzhPAgp8UpQjJ77BNLfwPuPV//bN2GN140fIGFBUolRQCYmJJKQDIUcSapEyYQV JclotOzZdZHDocdaSRIejSKmSFvCKq/wMZAo8UuPGxNaKfJSo3wg5IIQEzJCtIEo5f3+S0aE0t/b 7H/vnuDH3n+8unyDZnkt+IERlkgJn3K2QhKXwFEkcjkzzJ6ilJBnVEogQyJVDZsUmcJEN0wQDIVI GKEYSSx4sJG7JPGTh5RwzlEjCEVBrqDXiUBCFxqzWMy8kOc1Ic9A35tdEhHwLvA73qhxXgN+YISV coNIgV0SpCWgIvgFnKwpJouSkkJrlBDIFJGlxmjNcBy4O95x4z3eRcIiGIVDZZpmGRBSMuCxLrKk hIqRXCiSzmhnT0qJiCCVirKoqVNGihkQmGlARBL8V99/vPrKm7bRZ4kfHGEpfZBakE8TvjFkvWeQ AsHCwc/EAEJrdKEQTMQESQqqTGOD4zgM9EtgthMmSaq6pi0rdCkJQpCUpCdhZOKIpokBmynCEpCZ QtclIgvYuCCiQyRFxkTwggnxZ4HvvmkbfZb4gRFWrcWvWJcFq6ZmRiAyQW0EedJEIbDWEpUHlVOi AEmUBlMUlGVDTQFYqqKmWRJCgaglIs84KxpkDisjCWVGkRJJamYt0blGFQW1dYw24pcBIQzC5HgM 2icqkT754Fnn3rSNPkv8wAiryYpPNtv2T7/18JKTXEImyEJCZhkAIgb8HKgo+PlMl7KeY3LUoqBp My7XNSdnW8pNQ1oEeE8ECmlZKU2R15wQMTphFKxHi6wkIiUmEUnLgqImYklEQHAsFDL9B972L1j8 wAgrRv0wzPbHnA+UqiaVGaksQAdESoiUM9uBrt/Rk0B4gnCsbCKqQJHDSbuhaU7INmuit5AKamGZ U4lPAVJJIFIUFVWWcO0afETgCeREMQMJj0Q4QcaISYKIyN+0fT5r/G2ThP4l7z9RZ2fNjx/H0Qpp 9F/8Kx/8Oz//t1/5I1/6klTxW93NntHPbNfnuExhYiKGwH7co7wgiUSYHVPQNLUgATLPaZKnbjc8 euddTFZw9fIFTz/+BJccdaVQYcPg94SgESlAqciFIQqBmMDGnqMUNMmxoMlJSCLxe++1JaNg/i3L Mf3sx93w/3pTNvws8bdFPdav/vEv/YbDwT2667p/MSaLEhW/5P0nv/nsvKzFzK4P9l8xJsfKjGBH plyzMjl+XFCZogg1MxM6CGSpGaaEPSbKyuBEQoQIUWCMJsgGGQIoQVo8HSVr6ViXNdMyMacSpoVF R3IjESWwVDRLj1cli7DkKCw5mgVFTqMsVmV/QmU2fuGk/C9Jo//ad14df+ZN2/U/CX5BC+vH3l99 ZUH/7puu+/XT3p1YMVNlGVWZUMb9z4cBVFIcwkw6TlRljcoDmXVEDNooXPTUSSNMxux7FApVSoyw SKWoRQmZpKpKGqnYk4hlxrosuBVQW8+QgQqK0rQkDmAlU1wQKWdMGVJ0pJBIhWHjRjyCIP6G8YXI gYQupAxL8b9Iy/Ctd1b1f+bjbnjxJu37nwS/oPdYm/Lkaw3mtzzdTycuzKSgaNqWi8tTtmcPWUbH p7dXDLvAOPdY4WjLFYXU7Mc7WBVk+QZZeHyUKHIgZ5USsikQjaJAstmsWW9XOFXT6khlStpVRltU RCkQziJEwMUjxhsoZvLMoKsGERzTqNCnJ2zakpBV1HnOqgAvKkIYGfsZscz3IY5SkMryy0Knf/39 h+1ffNM2/o+LX7Ae6z/3i74sPPHPTBiqeSSJiJGarZE021OKak293iK++Q3uxonm8i1qbUgxIVIi 8z3d/kAjK5xQGO0QQrMsgYBAxBLpPab0ZFrSVhVFuybZkbY5IU17stQzZxG9aOboyJLBlBvaqoaQ E7PE7uYOI2vOzx5TqsDKrHB4sAvDdMc0BIwKkCqkWJBKEuMClf5KmCJvv7X+C0VKv/5bz7rxTdv8 /xf8ghXWi/5W5LqEtCCFJd+2bA2kusTomnXdYuoT6rzg9rBDSE0Mgb474oxFFxX7F9cc65K1kuik meSAYAPsED6AtLhQElMi6ZpVntjLDWJaSMogjUccFUJCLjOKuuXy4jFZ0zLZiWX3MYUsWT18SN0U GCS5jows3L285bZfWNUCVZfIRbJQUy6eKCIgkaVkDOknypT+9PuPV7/pg2fd8IbN/h8Zv2CXwq6f /xReY+qWy7ee8PgLX+GtL34Z3ZzS1its0yJFhjp7wtnFW1RC0ftAnDtSVtC2LVoKxHHhcOjo3UiY IimzSEqCmBAC/CIRAkxmMHl27/GWkYBAmUghLKIsOT09o3j8FnmzQukcqQXOZ1y+81XeffQIqRXz MiISZAi63Z5N6Vk1LSU1C5owOXZyIVKQkIgEGwJ7IX5tgj/55cern3rTdv+Pil+wHsso9Rs8A5v8 MdV2w2pzQpVl6MUTyxazOJbplpgkpcp4NfTMt1eMbiJ3CYcCo5CLY19lnCwzIq8x0qILjfUGH6Go QSpBpRUxK1mXCq8nChUJsmIwgk0mEWXDtjqhySS7cWY6HijyNavHTxC6xNy8IAlFEJF+Gbk4PWES DYwLRx+IKVBnlklusdNMrhxJa0RVkfUzCPHrrBTxy49X47eedf+NN23//zD8ghHWFx7Wf8+HL4b/ 8y//+lvv7bvuLFo4jJZ646l0JAWHrS844cDtsKMY99ze3GByhTl5jERgx1smVzC7O4Is0NqT2poT MYOUgCWMgapuyUrAJ4yUFEWDaQvKbItSFn2zYVXO2FFQ1yV5HvDTghjvODhDCAmlDM3JuzTac5xn ZOxxxyM+NxgpaC8vaIRjuu3o717R5JJMXbK4A5iE1AadFWRC482CjIm9Q240/+h7j1dewu/+4Fnn 3zQv/0H4BSGsX/zFd35tlP2/9ku+dPpfTyH9vYTwd+96SyszXPL3nkaXODty9fI5N/un5HigQCTN 7uV3GUJEy/sCv5hgijNrIdFpQEQJFIQUKE2ByCI6L2hFgLxmY0ryoqIsBdiGzfk5d/MdSmuyfAEv meeO23ggW18QnaRZZfjouLm94Xi8w/VHFjeR5i35NgedkFR4NbBSCiehw6EWT15llNtL1K7nOHes yOhy2BxnnFHolP5xeV/c+o+9SV7+v+H7Xlg/8bX3/7P75fC/Kk0lUPn/oCwqRFGRxB3KwIN2S5I1 6yrx9NhznO6Is2MCysbj5sRxGThaQRIZqpyppcESSTEiqUhFok4lKUWySiK1ok6SrC7RZY3QkTJr qeuGep2RxGOWwwtityNfJElBLAIhATc3RCm5OxosL1AhIFzAhpmkDVVpyIoVUksOL19xu9vdd6jx I2pxtM0p7arB5pKFI8pEUCWlWhhzRZkSnRBkU/id/P+F9R8Pv+bHv/QTQzf9+dGNRHKq0wKXGZ48 eY/3vqxwtqcsWmoCd7PG2A4hJZQrNJa5t1wNHbkqKIzHigwtBToPXCSFDZbC5KgcZBDIwlAFzZAW VKGoyppCB7YnZ2w2p5yWBWN1yQN34K7c0vCMsYQUDcwTXjic08R45NXoaIqSopYYFBbFYVo4PSs4 PX9AP+4JMnFSr/FuYUpQrVc8OD9hsYFDf0UmNU2+JiXJ4hJZKnGiJ08SnQnefrz+NzLST3zwrPu+ S2N/X38VHr39Cy9u74hO0ocJP070NzvGeeTs8SPOzr7AXG8ZsoJlnAjzQmFK9Dyznxb6YWSxDknC OY0xkSpBFAGjFO3KYHIQQbBuCtpckQlB0+Q0IqcSgiIvedCe8aA+uY/cFw2lEhRaoWRJTiIXGVpJ cpVjSgUip1A5a2kgkyw64YOjkYY5JW53Vyw2kMkVCctg98SipiwM1zc9V8+uMH1iiTPzovAxkptA jSMJhRYgBEzwn1aC/9P7j1erN83V34rvW4/163/0h/7xv373HLsElsHTriPqRLE2Hnv7nN3+CZVU bGTEVRv49EOOfU9uAoNzHPodWRCQaQQCkydCUASOKDYI44le4q2iqB0yQS5L/MrTmoZKafJMsLQt TVUS8oW8LHgsX/CJuqAoP2HTGnbdfWGC1itsFKA6EILLqsKFgJoFQgSq8pSFyNWrl5gig1lxZztq LFl9ioqewyc3vDgOZFnO2aak7zpSsaHIAsJ6MiFAS/IkWUziZF7wUf4apdMvBf7CGyXsb8H3rcd6 6o7/mN9bRNOiFMSUkNaTrdeYwqCFxAtJANYB5OP3oKjY7464fkAYjZWGxlrG5DgGi3dHpCgQIgCJ 5Bw+Hhl9BCJBaZqqpTUaUyScMnyh2FA3LZVMNJliEjWPdCLLG6QpMFlOXpdcVBltnlibllWxoWpa cqMJIpGAo+25fXnNMt2RuiMvPvk2w/GGtlnx/tkp765KumFgdJYQF+wSMG2NMp79zZH5EJhEwsSE DAERE1FUCBGZKbM3y9a/H99XHutX//gX1avb5YtJxH/q2HUXY0h89fE7rE9WPL+6ptquMJs1uQTX 3bHdnjGMAy+Gj9DFlpOzR9xEy+3hu5ROEktN7mBZwM4OJxYwkkIuGNuwOVkjPYSUcBJKH9iUK4QU xKgRVc7pKiNW5+jREcdbYvkOcRU5q2vuqpJiTEQ83gicyChURE+CMVnKukIny+5qpHu1Z8GRR82n /Z6qUPyid9/n/MkTtnXG1SuPNJKTouHB+QPKtqabOw4vbvE6EYnMYyLlNUHMEEEIjdACkvg/Pn78 yDx79vz7JvzwfSUsLcXvCGH571tviUfHoiUuzFy8/Yu5ePzDhHDEFQVGavzLb/Lxp6/QUnC4uwL7 CdKcEMuas9PHXN88JdgZSyKlGUVBiAasYyCgxJG3tu/y9bNLnglHePEKpRRNW4EUEBIPihOa5iE6 daTyMZPNqP1TBv2Edy4PdMf3WA8f8VTNJJtYKU/SginsCE7woBHI7JKlf4pWin6cmaOnalb86Fff 5+tffpds84Dukw/49ofPWK8bVqcPaNsT9rPF3nxEiIJtveVuuqOIAo49qdHIe0ERE2SM8H1WW/d9 I6xf8v7bv+vm1v7+ee5hAFko6lKxe3XLx598wNuPvkYqCsSykMnIMQpevfiEXIFeNIe55zC+RNbn XJ5tWKUHvLx6jlY1UkwIBKXJmIMjRcF2XXCSG8z5KT9CxtO84DRm1JUhJcibivOzM/bqlMdVYAo9 YjlHiBPa/BN8dsYPnUx848uCL93dcXs80I8zSS6ImNhWOak9IU+etx6es+tHJuGpy5Jf8dV3Of/i V8hX54wvP+KbH36Due8QqzUxOq4Oz9i/PND3I8bUMPQkYahIjIWktgHvJbIYIf17u5n/CfDb3iCF /x/4vhFWUMNPvnrhKCUsWUWdex5lLUEZrj79Dux2pLNLqqLgk7tXuMOOItNkSdKXGaUI9GPHfPec Iwtle8KDkxO6YcIEyWw0LJ4886is4fxkTdM2rIqac5Gx5A/Q3nKSr+HhuzwsazBQO4kVe3RMSCnx /oqYGrytEKsVj5uMLlsTsxdk1Sv2XaJuc85PzlEm47B4TlLia28/5KvvPqR++A4Pz845ETUfPfs2 P/ONb3F1vUNVGfvbA36eEbJAxR6dbcn1wLxAS4sse5QqmUaLXhxFoYjAfaxB/mT9eBOGZ/vf/maZ vMf3hbC++sWLP7gM43tzJigXoBCYbMMQR2qTs7iFj54+o7ndYx9csLt9znLcs2pPado1rV6IKaNZ rfDHnqHfsUTLabVG1AF3mAl2JMhAq1ds1xWb1QOeNGecbbYkIzmbV+gUuDh/iCya+3UlRHKd8L5m DppSepRagfa4pUPrMzbpQHZZ4AvNqjMI+YITqynyBhs8lRJMPvHk7Qdc1A84mAItcp7efsIHP/tz 3N1do3SLl0eqrEWVFZl0eFfTNpEwg8kLRNfjp0hQE1FCLmCWgiIEFImOige+/1XxrCk+vOnnN0zp m1+Xf9n7b18GN/zvd0H+uFwmElCuK2S2pe9fUMSGdVMwiIU4AI1k6RJx3qMLTV2vqIymMopFJIbF Mfa3eFegtEWZkiIqmpOCdWko64fUueTdh+/x3hffY3OyQgnJTVdxUibieksxHUl/k2lCgmFxrAuD VxlFmGF+wWhyMlWSZM3u+Iy73UQcPiYOiaPrWVg4XHfUJyveOnvIkG/JD7e8WALPPvlZPv3kBqcD ZdA89QuVk8hasfSWaXb4JaLzmeALkl9IJGwM4CJaaMZK02aSNmgill6AWNxfkJn+jR88695of/k3 7rGCSb9o9vy4XyIZIEtFmZdUWSLZlmF/QACnJy3LGdjjyEtp2QgBKhKDZY6esimpomStSnbqjFc3 PVIqNmVBVeScn55y+fAdtlmFqQrerlv0ypCrNQLNL/6K5NpuycsDx6cCIeHn3zsj4KTKcUKy2X/I h5ygnSGTL7lTD7hoFqJS1FXgJm7YCM+xW4h24OHqguziAVtR08eAiJbYfYq3jmZjiLPCJVhlLcEO zJPFB0fBQocBEqSEziVRJOoomM19vXwzeLwzDFmgkLAqV6Rs+LtGa/814D/1xkjlDXusH/mRR5mO 8mB7Xyxzx7xI5LbmJMvQQnA8HAgx4MZEcdnwxbzhECPXx5kUBzIEutZsswZKSYMgCdjf7fnOswOb xvDe2xdIAq14wOrJBRcnW05Pz2mEpDy9uB97YgpEDjMVudsxx4IUA8f+jtktCNmQQgeyRC5HhFjY yw21GHGxIlcDLsspvWcII9O4cOx3FDKRVw9ZtydYe810vOXliyte3b1ACc00Opx3PLu642U/kWSk TBEtG1RKOOGZnaNUilFHsilDyhmvNNFI4jATrEeaRJIZ61WOkDlxjqy2Zvt/+8sf7d8Ut2/UY+ke KWQqvBTYkOObxGmMCCKDB+ccHhAqcXx54GfzHZUsmMcZGwKZMTR6YVEVq+QxpqGPBhcOnF40PH5w yhcePyGQ0TkoqpydqTgVBf2DRwTRotMRHzJe9TnlvCMANgdzuMNlFlU9QborUvEYQ09VbZnEllZF EB1ibiBpRq9JOjJEDeuMqlojVUslAyFfoQpJijXqQcP5+m3mOKOPA4fumtDNhFd3oDXBKLSRJBJC 5PgAo5twY0DrwOw1SnmKVKCrll05IudI1BXH4NnKDFTAaP0xsH5T3L5Rj/WLv/7FIsF0c7dDak20 PdrneOXwXpPsyN3gSDFRCMEgoVFwvm549PiStmkoT7essoIqX7HdtLjC4EPi8eW7nL31Rc5WG6LP iIUjLyo28Za+epttJtDMHMQp/e6ONs4cfGBVt/ROcFEpjrLkgbrhzrVsisR13HAavs1evcWKiavF 8FC+5LvHNZV9yai2DPvnlKuHuOmOwWmS60EZhIQUc9oiInXNGBJpOdDdPmXfTXTXz1jGjmHxpCTw 457eTvS9JQwHrg4O5Mg8jRSL5JB7Kgw+LgRfk2czIFBZgXCBusj9V7/+1V/3x//kn/3zb4LbN+qx ftkv+3H+yre+TdwH1PEl191CSiOFEui1xhjN3/ljX6HeXJJvc1Zly+l6w+n5CdvLL7GpDULlqLoG GrIMLpSH5pyTx4945+EapCJ4z2SBcUeSX2bXwXHZExbNg/Scp6YmTInTxuF1xZfMU27NGY3d8Wp3 zUCke/4xB2o+xlCln2bHQMeapI7spw6vPU26Yy4fQnJIIWB6ft9mzSeEjWDAyVNA8lY+ki6+hn78 HlWh6VIg9EfGaWHoO2Y7M+0HXOgYp8QwH+hvr7gLAdf1+OMNRxuQU8fNYnEhYOZE0pBliaU2urf6 HwXeiLDemMf6bf/Ab8jWp2cf/KWf+eYT7yc0goRge3rBk3e+wuPLnGp9xq/82o+RmjVFFNymhBYZ qlDEfsAlQ/KOS/GCV/ItluGOXAjIMnSC7UmDmD9lF87xNz/DVW+Y7cL+9hYfZ+bFovyIS5JSRFKW 4YMg+B43epSS9FSIYU/Kc7JMU0jNxH2DUSE8XhRk0mF1TeMHnMwwSlNmCiE0+zCTTYLZWaResClD yUglPKE941RphF6RtQaJwOiGEB0BUEkiRSAmhUoLu/2OTLWQehYncM7SHWf27oalc9j9HUuwBCTB dzizSu+cPP6dr+L4h//UH/2ffq6lNW9EWL/tH/zN526a/23fnryHPbCqV3z9x34577//Pl959zFn 736JaGA8wnz1LZ69eMkYDcv+wBwtCM3Gfszz5RSCo587UoyI+cDiBIkJPzk+Gme0m0izJxMOhwYC mR1BSJYEMWZkHPGyZgmWMs5Er5iiJYsBMkm0UOYCL3MuRMaVFGRtRT5/rwkbiTA5nAS7dGjTIrUi MxUyLfglkKTA2Y4dJdvxyGhB1gmlFFAhqhypQaFI3jOhOV9VWDQyCpIWqAS5KajaFVrXFGLGak1G iZcLaViYgmUOI+NO4PwMbuZlGH/H//qP/6v/o8+T489dWP/Fn/yH/9BjEX58Wq1+1ZPqgvq8plSB h1/4FVw+eshZ0WMnx3dvdlx/9xlPn32L67sj3t5y1qzo5onoLD2a0s24rECIRFoCfhjZW48Unsov 9NFQqpmVXOFPc3QKECNVXqNi4tTUdHVGbSUqWiSBudxwohV3MRF9R+UsTreM8w52A50c2MgKm0nM EunThJkls+tZUiAqQ2YtUYCMGb2YyUQGIhGANiUGC71bqMTCEBMIQQGkvGSyDjlNhLLlKBLtIlmy RKVW3OWGNMwc0FxUM1l+TlaXnFYtvs5YVxXJr1DlRD4JbqeIsLAPI7kofq9I/Tf/yB/9H/+pz4Pn z01Y/8hP/sP/HY/50TKXv6ZarWhPVpSqJM8Kou3plpn+OPD0k1cc9y/ZDTfIY8+SC5SV2HlGakjW k6LnaAVl8mzrGqcV/XFCxQFdNVxs15iYY7JEUZVs85LsbMNWFBR1hTAt+uRt3ltVzCpR+MjSrFDO Y1cN6tiTe8dMwkRIIrFbItreslt6sqBJriOkBCFyeHFN3hRM6w1qN8LSI0ROn92gppqBAxKJT5AB s5bkx8BBR7LDjNKJxVuiFKQhkJRgUh6mkTgnUnbfp75XhmlYeH695855DFDnkrxW1PoUfbHislrT lOa+ia/XpLJmlV1QNg1Lv+uT0H+vhH/zX/ojfyD+h3H2nwSvXVi/6Tf+Rpnl/JNFufpnFQXbpsIS iAaWXqHsFdeHke54w9X+iunqGjvN+ORAKKRSVCYhpUCJCp0nGgpEIRFaUhrNvD8yRMfKrNisWnKp kMpQVIqmWnFx/pjyckubnyGblod5xbtf+VEWbxHS4KUkKU1SGrWMxKwixYCKkQLPN6+e0w4dUSVs zMnCgveBlHZcvfwUKVqa84dkVcvu+beZEZQsDCqyOjj2cU+cC0Juv9f9T5N1My/twKkv2fs7goDM ZMgu0muPnI+EqIk+MvuF6CZ6NH3veTEeePXqyBWWJiVEcngaVnrg9METVqZhc96gdEVSkWPaUGwu KVXLSal33dArQ/riH/mjf/DmdfH+2oX1D/z9f9/vNmX5z7uq5Vx6+ikhQkfXz3x8d8N8vGXpZwYn UeMrcimJWiAx6KrmRN93yVtlGa0RSFNS1xUyOaRQDD6yHPdYNKdZQ5ZDnGBVFpxcnrE5ecDmyUNO VicsvmGVCaxzXHz1h2lDZC5aolRkU0eUiqU5pTi8xLVnVGFhvLvi5bNPqOsEwqC7AzdUyLvvsiOS p5KTt7+M1znN3Tf5ZAwopcjoGH1OlmZGe1/xEDOJFJCUYuxuWF55IoHOH2lChhCGLhupqbB2QucF 09jjp0Tw9/1Mrw4Hdr7n6dVA7xwSh/CwC548OVCSEkEtDc3DR2zPzimykgORSj+mObsEkShivAlu +fE/8kf/hQ9fB++vPdyQmuafX2cFIkVudzd008xhv2O4uUbPiX0YwQlMUtS1wZJTKE2TaZqmIk8w 14rzbE1TZ+hSI3WBsJ55mVCLI8trskFCmVAYzlclJ5dvs9pu4eyEs/UpSqzJjGXICh6enfPy+aek 84fo4y1GCKKUCLdghIKUUNefcDP27Hd3aKkYZ0XnBdXTD3gpWkxaMCeP2Z5c4n0guBt23QC6oIi3 HMWGdbrhmTinTSOurKnjzCG1ZIMnBok290fWTtKKQ5NTHDsKZzAB7PdeeRMlrZbceI8AzpoG3cPU BJajJamS3GRsVE/inDZz5NPMJ7d7nn3rp9k8f8Sji5bTR0/Q6gX768D27AFV256NR/4J4LVUQ7xW j/Ubfttv/bNn3v7aiObq6inPr6457PbE4yu+fPIWX87h/xFhN0ZS6qm1ZooBHRVtlXNaS1yMJNPw zllLU68pqgy3OGKC7nBgGj3DOFCSY9qct1ennG5PKS5aStHg2oazQlCv38HrnJRBrXIak/Hp2PPo 7JJSfK+mSQiSnQlIrp9/wjTN5EWBEFDYjk9fvkLriUU/Ynt6QpFlECLRHdjdfYrXGtMP6LZgDIZW WQ5HQVVAUBlOGaI7ovaRg9yRDoolWqwUiJiopaT3PTIJ8mg4zDuUMvjBI6XgaBeQgu44cNu/5IPe 0DuPkIKkPK1qOTNwkSI2JT5xE7ubG26S53GR8eiLX+Zsdc60/iJN2XBeluPT/e7X/ck/9gf/jc+a +9da866j+DuFH/nok4/54ONPuX32bZarVzTVil9+seKHzk75aiaw4UAgYa2jCh4ZIjmKmcScBFIK pLrvZ5VCYk4JPUT6ybE/HsjmSFEXPCoaticnZHXDtO/QJNQyc91NdPYG6SfO1YGdd/THjlNtENN9 nw2lNEZK+nHk2N2x+MD2tCEZg0mBw/4GX25YvfOL2L7zLvl6AyEQ4oCPR0K2YSMsx/IMn3KC9dyJ FXIemWKAucfOgcoIRCHIUw45CBEogqROkRgjUuWMuoQ8QxclyiYKo5i8pVAahcAIicg3nJqZlkCm DcJKUrQwHNF9QinPl07P+Oo7X+Kd9Sm7myPf/PbH7I7PKXjFtAQCVJXJ/vXf/JP/zeqz5v61CutM Gl4dRq7unjPdHih0wdnphnfaC0qhEQnapNmPAjsZSIFBaaJSHH1g9pIoMjZK4MuSZVqY5wWbAmM/ MR1HchtotiveOTnjweVDsqJmWQY0JYlI8ok2jKjDnoPz3B0K8slinaUsSl51HVobjt0txxCIMqPM Ci4fPmSz1WzHF7ycI0tzxvnDB4SyQSlIhytSCoQ0kxVvc3FyjpUZaM1Z0qyrEjkthGaFXDwyCUxw dFNOZ2eiLkAJ2nWNLhPo+/MQTZTkCGJMaG1wIRBkIpcarRQRSWkUJZJCRRoVEGmmynJEjOQiokpH IUr0fuYsRZ5cPOattx4Rjjd859ufsDz/Lko75mDJlESnz37leq3C2hMwcQRKygzKvOZcF1TRsU/3 tVdisORKsgCTUZAgioWwLIQlsS1zzGqFWha64cjiFpoh8Ly/wk4zm9MHPD69JDeKOY94O6JkRt2u cFJRtBLfrtCp5HT3DJUc7eEjksk4HjtSStxcvyD4wDRN6PApz+aJTX3Nq6sjz/czRghWm0uai4L8 cIfq9nhGEgmjzkjJo2XFXr/DhiOfyoqZkvi9JbZHs0yCJCXZeMRHGCZ7Py1Dr1CVwOQFkNhlhnW8 LyHq4xEtFJPzIATDMlPZGWUyTJZofEllEu39uW6MLLjcPubJakWxrvHLgn9xR0Fgff6Q7HzDMAVe Pr9hmj5BodFFga6az5z71yqsauwIZs260qh2wwUVeXB4IVFCYqyAjSGEQEoJwQolKkICXUCrJHVd 0RgFzlF5jTp6nh0GbjvL2ek5j85OqDLJnAfsfsA5R9O25LlEbRpStuFJCjyVa8BDd8V3lwJzvEZ/ 9JfQfUd/9ZTFWtzVC6Zyy8N25KOPF9TtFfH0LVaPL2ibmnTTg9CEeMCoDSkZzk5nAgYxXZPfPcUd RvzxiulwhXQLTAMRwRgtu6FjngLae0yYkFFxxJIvLSFfKMo1TZ4jCsPAjJIKF44EaxncgpQQjUBp QZXl1E1DnmfkUQGJrK3ZrgvqquYxgk0Z0G1FQ6SVsJEb8gL62yv6V68wRY5fHMF/9i3mX+tXoShb snlmu1kjyZDdNYwGpe5zbUkC+n5OoCCRSPhM0c4FSRlMo9BCEEPA+gWfNMNouR5uuNx+iS+9cz+Q 8jZXnPSBY53jTcWpVuTbhpRKFgd6jmzOKmbeoogTWfCEqePOnCG7G04LxeF4g6LixI4cdwFvoTh9 RFVvEHcHJimZlxljGpTaINAIETkeC8Jyw8/d7lDjNWHKsOVE7hakE4xNzWYc2RlHNuQsekbIhM5X rKsKNR5QmST5hRgz8mIBUZB5j7ULY9QIHdDRkpJilgbsDFKwqkpm4fCu59rOZH4mmyNSCYSSVOtH WJOowhbnPgQEuQRpaqaxZ+gPEATa28+c+9cqrJsU/sXzqv69LilOagFdIlUKZQRCCLJJkunISa54 4TUNe0Kf4SSsQo7NMtycWIoMO3qWcebF2HNa5XzhUYWVgW6JtBS4kw31csSWguhm9gdD/+G3edXt Oawv+Or5Y+w4MOqcrZix63fQ446tcPfNQZQgysTu+gBqjTlraeuS5cUtKYHzI1JGXNij5ZpEQOqM q+GAf/VNOCSUjvh8IrcaZGCqKzJ/5EaCmgpE6dBCk8mMvFpzGF6yf3Vk9/IVt2MP1pK/3VJFQzeN hGMixIWyhspAph6Ru1tGqchHRRCJdbFicRNVioRxTyBnv37Eg3HmkNeUuYd5JhOnnOXPuUst5WpL nRu662/RrL/wb2opP3OX9VqF9Wf+2B//p3/yt/52Z2f7+4owspBocofMN3R2AlHcnzBZoFcjlzZD uQ6br8jyRAHoXOCDY+iO7Bk5a2tOVg0fHF5x+1evEbnii+fnNKfn1M0aLXq+3T/j8OrIpx9/yrj0 PH77Ac/7lzx4+ISifoxsDO/Z56zKDZ25pO6eYvxMM3zCR7Scn25Zt4qb5x0JWPwNIk3k2duMy8fo 4gQhJGF5yfHbL7BREPSCXUowC1FJpiYnt4Zg94z7hboYcLPnxiYWu3BzfcOLjz5lx8TSOZyM1EtA fGqQGCye2UcamWjWJQ+qM84vr5GxIAk4qJk2FqgY0KbhQdxx4wM7N3B6ONDkgkYNdLEi6CNPfGJq V+QnW/TmlBMlEJX6v6vk/76f+pf/0Gfusl57gFTL9PtX281Gj93vTNxghIBsIRw9ScMKDQEyEQg2 orKaslSgI0IUFApujzOHEFlVJedVw+088fHPfcgHV0fOMsWzmyvez2vc5RkmLNxe3xIXx+TvT7D0 3/qID59+ysOHb/FOvcKVFfzw13n7KycULIzrS148/yaljWQXl3jvufqZb5Fpy1g36NBR+BI5P6Ns TknLU/ZWMt28ZDrcELRkyhV5OZDZNaHR1ItlevYpH3UvUVZwZ+D5y1fs7/bspyMvjjPF6HBlQZEJ lJQ8WK+JPvHKLWjj0GXDKgSWYLBzz3UfyHWgVo4ZiZBggqBVhn1Z0XYHlqQouEGYh1QmYxc0q9ky asW6OKeuYBQZYbPiXIef+4P/0h+6ey28v46L/s34qT/6R+L/8A//gec/KwXzq+eUCAYCZRLMVaDZ GWItSYMkqx3CVMSsJJeJolL3X1CHG+qm5mK1JvOWdGPJleDLbz+kyTKijbzyPfKTTwnBc5wsuq4I 84xQmqtpYe004/Ax38ggTJFvffAdfskvf84v/tqPkFc5YUyMw4yROw50uI+eU5wWpMqzziaukyR5 S1NUbK5f0u8SfX8gZYIYA2pZyOMGu4mU/cSHH3+DT779lLvliAXmbuDDvkctHpMpyiRZXZyQViU6 OZos5/R0RU7Geo7ASFlkNHlJBFx0COeJsWcnc4wxzD5iF3vf7ihpBhkQS6Q0a5IIJJE4rWCSJVNQ nNaau2bNVkxUbcH29PXN3/xcKkhPS8MjGbgWCV0A0hDK+6HbUgtanWgzh8gMrVaURpDKlmWeOfYD ShgetC1rpRl6y2Wj2Gy+TNWWuAXKJfEyXeO7SOYCYLgLB+aqZpciJ4eOMQSmETIcRyW5/caHfNAN vPj0E77+7ldZrdZ4AfH5tzgMHePUUalz2v3C7apGiluMhO6qor+LjGEgaVj6HlWBWxLSRLrxlg9/ +hP+4s/+ND46EDAtniQSrdJs6gxxueFhoZHZimhmHNAYQw7EynDaeGp5gkoJbVoQ0HuQ4YpAwxFB </text:p>
            <text:p>mRmO4wHrDCJXxHnH0Wc8kgPbqiQIWOuMl02LyibWr3rakzVnueJVdUZ7/rB78PCd11ZC87kIq/v0 p5mPN7wdBcdKE12kjQkE5DFyaQLHlKEoQEcUFiESh/0BCTxqVxiTIWePUSDylpWIqKQYgkdVmkd3 EM9PGMNCdfRU2RnOBx7MkmFd4ubA1Rgw8556WPg00yzPXvGX+lu0jXzpvcckn+HxxMkitKI6duxl pJBnlFlNVhqy6RX94hnnA9EFdJYRhpGmOuG2u+Yv//R3+MY3fxpjJFlZsDIl2u05LU/YPKw5rSuS qSgrgUwKYomLErtMgGcm0GiBkfdTyKybyKeJpmjx+RojDIqEjQlEQgnH2E/sAoiw5+3NJamQ4O7P Q8romefAmRt4OWkuHz1gXVjOs+ruH/ov/4OvrfXR5yKsq+sOlQ6crPV9i54guZ0972QCqyVaVgRx JE+CpAQ2GDgemGTJe+uctinQk8P6CecTGYGRAjHfkXRJcD3UJ2SNIfMGUy2o2GJtx5Il2pQR14HL wbGfGqiOiLljmiQX5RY57PhrHwTOVhvWdWQKBVsh6YNHtolhd43YJky+xobEFD5FhBJTlAgpUXJN d9zzl7/1bV7+7M+yPtnweL1GGMF20nRnKx60FzQbEEJQhgyRl1g9UskzJjkRhhUu9uiqRltH+l5Q VNqAR1LNR6xpSTJSpcSSQBY5QTrGaWbykYfNmkwq1BFOH53zNHmWccQguds+xCjLrV3YKkFmonmd nH8uwloJybHesGwU5eSYrCHIgLURlUsyJUmLw68ajHP3qRgleXyRc9JuyGPChwkbMrSfsVkiOQuq IMsloniL1UZQZCWl2bBXC2/Zglduh3+5w928oJ9hlRbauiWVGdWcoaZAtbngWXfH7pNvYL7yI5i6 IqUj85QhyxVyFOgsMQ8dIY4El1BZjq4qhBQsQw9K8Wq3w/d3PHzrgu12i1Ql6zgRNxVvVYZYSBqf cdgkMtGSokRsKgp9glMLq83EyAX14vBuZDp0yBDIipzgS+7sSNUfcM05BkshJDHL6b1ANQXrZJFL pB8GzoqCUuckawlricweYEPH6SQgTlzZDcXoHv+Z/92f+6m//z//a19LdcPnIiwpGiqREdYQAMYD MsFURZpZUmiFKHNI4j4IWCXOt2vO6hp8JE0SBAipkG3FECKFmTGrU1ZVSXWyoVmtOckVzpSUSrBe PEI22M0J168ymu98ik1b2uGOQ1HxdtPiTwq6/o5Kt+SnkSXB/nigUSs6DUWWKJ1AaAnJEMOB6RBZ XT4ipYAQApTCHTp0SjxZ18hQka0MlT8yDoF1lVMgmYRhulixbVa4IpHLlnaVmOUJ72Q9nTslLgX6 cM0VJVpJlrsDIgQoIpmq0cP9sTBXNahlQGQlGkfKJJVV+NlxvdzyheqMbt9hTmpyIbHtA9ZzJCye l1GQk+inhetXT18b55+LsEQKuDJRy5LYdfezRYUk9RahS3KtkQiiWChVTZYVrEyGkRoxzgSpAYlL iYFIViiSaCnrnOzkjLppSXnkICTRjZyNipcqUdgR155yqh07KRlfDsQwIlOC4NA+UcpEWwfk+muo +RPcXDLrPSsRMaIiWylkqJFZxI5Qbbb3yWdrmexCWizHY0c7d+igSG3GyXFkzM5oqx4fI/vKUJ/W VFXLnEfc5El6z3jriG7PHByxrGicp9OeLJOY0wIhBYfuitorMhMY6wrhB1oLO7kwL4ooBAo4zgtZ mFiJgn2aMN0B83BLLGpMU+PMGe7Ft+DkMdDQ2453/KheF+efi7CCSGRLg04dvW6Q+ohKkUnDVkiC ErQYumjZZInzSpPlGWIMzFqwaMnZlDHmE00QjDpjnQsGOyE/+ZTnDhrZs1sSdAvHNJPJgsxP6Kom X1WYtkJuM4J6zPbqE/Z7iZWeXJXkxUKIR4gW4QTgibFELhHVGtwyUxQtpjhDGcne3VEcEoO7Qx8d aTzQG0OTBIVdCDEyux4lZrK6Ji8qfNfxrY9f8uHc43ZHiiVwy0R29CzBsjk9BZ1R5Ipiu+akKdBC sxMTFsOagtx4HDmTdDi1wd1c44XGi0RUiYJEQUEfZx6aDTZGZFthsopob8iFYAoaURi8y1ns/JN/ 7o/9d//kr/2tv/P/+llz/vkshQiEWkhug21Hwn5hlAY5eVybyCLoJMiznKglsdJIIbCtQooSYS3e RFCKcZkZh5nJT3RXd9jRMcwD1ie8C4QQGcqCcrYYAQHJaVOQXaw4265Zb87Ybk9ZhgNZ7xAicigL 2sMLnMkIWeBkUohmRfL3Ey/y6hwpAvWq5Th0NHiObqHsDhzHBS0kxeJpUuQoIi+NgrDw9mrNzgbu vvspzz59yod3HcFFjplBKEGYA+V2jcjPuPrwU5KRPGhz+o+eE13iosjwmxUPHuTs84ptrqnVikkm YtTYXJFcQqVEXmrSAYwxtKoiAovgvq4/RUSsmXUgCUFea6Z9zvO7ER9N+To4/3zCDRFKQBcjooMq RHZhRon7DxOtHJAoKanaDC0kkIhFgQJOU86oJnznwVqe33VMr67puglPJEnFeakZypKZkmq95vbl J5y98x5+dcrTn/l3iN94xqfqJY/f3jE9fou3cs80ew4u0PaSvi4oVUB0gXDRoP0EwiDFOavLBq00 Jrtfvveiup8raFs2QjD0jobEq6rCjT2FyalMhvWJZ8+f8pc+eM4iYawNJ6PgMpPYpkAvHWrTsJgt xI4HDyouLi749Bsf8Z2rjmnp2ejErt+i2BPdhuotgYoFYukoRXPf1mmekU7S6pGVLrhQLSF6NsPE zXIGKEKREZcF4QZEAlNJumkkT69HAp9L1+ScAWUNRIEQEkSORLAnUkTNNjUIkTAqUWpNTQZJQIww TiAcNdA0a9qq5qQ2mMtT8otT1qct9aaiuHzAL/nql/hCa7C7K868Qy8z9TIStOH0fEW62PDs6Sv+ +ne+zU5HhrzkREXcEhmiofcCoTT7/YDrR9S2YbO65PTJKRdPfoTNxQ9Rvvs2ympWdiQpQ5QVdSHp rGdwDikFhYbCSH725Qv+nx+9wGjBW19+zN/xlceYkwIXLbo/MNSS8Owp6cOfJvqBmcTx+hanFA+2 JesnD3nw6IQqzznLTzk7WVOYmjIrSSmjKDSt1hSFIRB5KCWrrCClxPrslCgVKleIdN8KCTxdvyel RAwgpUAU+k/8C7//93zmXuvz2bxnLfj7I/SI+9EjSVhyO3JoLJnwqDQRTIUmJ44jsqlgGlFKoqTC 6II2RhQt5kJAP9DkORKYl4TJE7e3e9zQI/Z7MBL30XeZI5Ra8oWvf5HiZM2Lf/cb9P3EN28Xvpg3 kGmONlHOnlxpYjoy9/Du175I9fB9vraCl/qMul5T5hGpFXcffZtuHrBCUQqNQ/GqbnBqohmgyBR/ /dWen/vOp6yAB199wObJJW5W3Mg9N15QCEGqDG5xOAHBKnYf3eHWGXXb8vC8QTYNK5OxkolQ1Dza 1CiTsx9mGlGx0wsETZY78iM0skR4T/vgEUVV0iWLjQtZkkQBPoB2E955jFE478n0aqNU/pk7mM9F WLOBKoAioRKUemDwJTMdYVqotKSkZrCClKAUCgfUgCgVRVURukAFJOXwVtPqnIutJ4gVmQgMMdHt O+LFlnfbNbMdUMtEioZVo/FGMfcL21Kj+oXpds/w/inzVLMd9xzLmp2bmZdr3r98i9Mvvke2rblN no2N1A+34J6iElRNxa5YUx56kIlp1RCmkcnljGZitJG7GYoIZ+c1Kas59j32+UTSgtOqJcsgE4ll 1eJVoClbHmEwjxsqndPIwFEoWq0RKVFmDStR4YVCGUfrA4aGOfMsrqXQB1ZlQ6ZzykdnqCAZ7B4h WmQ2oruISpJJeNoY0MYgXUQngbHTZ8755yKs9eCJQgOCFCcsFZ6OvW15UEGWZZwARxYIgvS9pvsm u+/SJ6JA1QIdM5IsSSvH+c01Ma5QFrQQXNQt/bogRUXmIrOb8c6DyDB0vAweOs9yuSENC97P+JQ4 OX+LmpmdCWjd8dbJ1/jCj30NYdY8EjPfZMOv2H9MeOeHQT0m8gwhBHpd0vuedgIRIQemLKMTgpW3 nD3MaR78EKO/I4kc6R1lq/jS5bs0YeGIYpUryHJqU2GkQ0qQRiFmsAk2WQBZYMJCWWjGItG4gia3 BJmTi0BQEXaewkhcCmyqM/JNjbsekB6MHejcOWq8A+lASiT3UYYkYAyWOB3/OPBf+Cw5/1yE5YWE YgFbEceRaANnReKw90iRyEPClxoRBVoERCloBKjkMLnCpsQ2zwipISsM20JyayR3+wmVrol+xWRv 2RYbRG5QbSCKFTKp+zG4vqAcA/JU4iL8nDLIj1+SIanaFal+mycm46R5n4sHTzDnGxKGm/HI+/mB D/InfMVoxnGi2X+AExJDRhY1jkDpNVOhyKLnpL5ArgJPRMQmQ+wybGppDLggWBuNpyEIT50bTDSk NDNZg48zboEkAzmCLFWEmChNQVWeEAnM2mMQLHkgThJBhslG6mBYzQvygSb6gATKZWL2O3J3CYdn jLMgzxfCckvKLgFBSguXIvtN/EIUllmBGDXX+QHmiAg9pbV0qiC4CVeWbEvNOEFhDMpJtDHkOmJ9 hlCRPgTWSpGX903W4qljIjCKLZX1jH26TwqPDr/SxNmjKknmYcoEl9tLQhZI1pHMu7za5NRJMCjD 2+2W84tLis0Zwi7440xzsqZKng9FxteXZ3T7t/HWshs70pAQSEKumOdILo5oXVMLjyoUT04fERX0 hzvm5gQEmFjR60juAjmRJBTJW0JKTN6SGc8y1ZjMklwkKUOpSnx+BFORl+W9HQ4DWhVIZhYgsw6V ctrk8ConuPvhFBG4C47FCnT/EnF9i8gyhE0cliNSrcmUxMyeu/KzTxt+PmUz1Zore0eaItaDspoU PSIM3MWaJ1Jg4gl5fockEfXMff1oInhBqyIJjVT5/aELEVgoWbctFWuc31GXhmAjWktssNRCMC6B tABjQr4t0TJjco6H2YqH7+Xc7RzrwnJy/pB8e0bwjliW6OkI7pYuVDyUA765IH7ysxit2XcClRJE gcoSOovEGIhAQ0EIkVlYRH3OOimiLHB+R3ALDR7SCUEMkCJSGDq7R6YKEERhWbuJPhlEkzACdH3B 1qzwKhGTpMozordMAtIyYGuHnDICgU17Slbk93OrpSTYmRgd4ekHjG7ipK4JynPjFUIM9y+Hgkp/ 9qGsz0VYh+5A1w1It2CVI+UKpkgCktOMy0KL51mCKUGja2BBkFFkGm8MEn8fHBGCNECzavG7mbnJ yBZJsaoIw56kF3TnWegpnWbIJkqrmLuAqSSj6ymEohYV55uazfaUPDN475HTgKgaUoJ5tBS5xMs1 Irj7UmRh2KwSr5zAu4D2FYfcIY45IkskYYjcJ6xb0zDXFZuUOHYCm27oFk2bOuZw3/FvXiaaAFaN TDFRz4FeG+qtoWjfYt1EpDzHlIZDtycvR0alkX0DacLHCWNbvLul9BXLKr8fdG40S3+HdJZid4vT kL31hG5xnBQ57RmMi0BGS9FuaHX5Wz5rzj8XYb34+AOoK4QXhDihwoJPcBYtNkUwmgeL5RvD/ci0 IoGUBWSgrcEGD60kLAtSNITySDVWHIRglZWETODxkNcIWyDDTBE7Bl1SuYRSDdU24eYJWbVs2scI LcmzHLnZEI4dyRiEMsShJ8kMMIRlYpsLbPGEkNf45Yp12XIrA3lW4qZI4sAkJGUEbSyCHCaByw60 +jFdXbIygl3vKG1kuL5DxsDRJ0plcDqgSfcTYeuC7OyU82ZLnm9h22BEJLqBssnJXAG6J5Ql2SyY sgI5g+lHotJI5xGNgON9ucwhLaT2kuLR12hPtrz6+K/gbSLDILMJ4T25yv6hkOL/7LPm/HMRlvMJ JSJpdUoxLSz6hkIqjnWLdpbKCbqUCFGwTAdEdYZWAukcXvZgMnIriKa/31fEFdjIprzvdhflit7f kZInqZxQKYx/RG4cJtakcksoEtqNPNisqasVCY+UCSskElB2IaTEsnhWJ4apPMHtnpEVA13ecvml r7N849/i6eioqgPBrzmaBW0a6nokygAe5KoEkYh9ZGkidQ06nbI6qRC7HdePC5puQUePEYFxCOT1 fRec09UJqtbk7SVeG045EChYQok2gmShVCsmaYk2UskaqxbyI0gxUw4F6SSBcxzuDoRK4B6csT0/ R5HTCIMXkXGeOK/r5SiK/9pv/13/5L/yOjj/XISlpUAgKEjUZxv2DJheMRc9zcFwxLHRNUXccZwT MUWsS4BGyAVtwaYSc5nACQY50OgVzkqUSAgGVvIcVMfgFaY+EofHRPsRNGfoR28Rb2+QrSSTFSlF YlGBtURz/+kdfMROlmyzJtaGJ+6WnZZ8Zwp8/fIRWdUwn77L45/53/D04oSmlXi/oU4jeb3h2N+h WxiiIKqAzzUnQZJ0iZOBlaxYHhY8mhJ6NVF4wTwdqAqB2BRs84qMjNDUbLOBq7BB4ekX7oOZh/vw QIojy+Kpe0VfBmJIdDiKVwPXK0l57OmXO7zt0NuastmS5IpoX7HkOZ7IxmSEEF/8c7//v/cvvzbO X9eF/2ZMIhcqRC7aFS4Fxqnjtr7irE8c8Ig54JWgzBp8svgUycWEdWuM9sxpoM4LXJ8wpSVayew8 QmoQC6REVXeItCLPPcHCcf6UVGxQDx4RQ+BMSGxVE3QCf58BiHmB7nvuMx6JZq2ZNw84t9fcBkk/ wJmb8H7B3D7j1asrfLVi7iNFcZ/PzOsWOXhO2wfss5G1taSg2RZb4lrAAMpUiHikiitkCdErpIhs dE16GFBjIG1WGD+S555hVGzMgTvREocjVmq0SIR4ZOwFLoxIEXFDIiaFsTODz1ARDnc7nPOEZSRO DUY06NDjhMTHEh2PBKW5XG1eK+evXVi/7zf/6i9Ny/CHgloRtCEmRfAC7SJzU8Lg6OaZVbXhtOiZ neS+IzFAjw8KpXLicsCmFUkoTNZAHkAu6CjxVIAHIlJZDrsjSUc2F2+TVI7dPSekHJEVGBy+zPCm wMwjQkiWxdGsa9z6knddx90wMVNQZpKdyxj/7T/PalUh7kamJBFGYsfEVtfEEPCFI4WImANZLnFC 440miEAozinGPUiNV5AXgdzDIjKWOqfxB1xTEaPFmBofLZkp8OOBEAUaQUyWwEzoJdbtseOInBeK s4bx6ojtPGsUK1WwuEByPVFIhs2aNRlJ5ozuDhk9LiZkDMh1+1p5f+1JaOuiyUjUUiAyICZclHjj iTrQpIQTYITmPCYEnv1g8e7+CDs4opAo65jigp89iQnnRvwi8FRUdUTKhBARNyeCOmDP34e6RvVH 8DOpSEQpiOG+F1UlFpIQCLtQFAZRlqzmkaf7PXdeMN3dEG/vyKLE3d7x/DsfM+2OCAdmtoRDzzDs iM5BSkijkSkR7hIhV9SNQoSaWi+I6FjaNXIYqFJBLg1JRvTc4W3LNgmMKKhioh8l/XJ/tF6H+6T2 nCaGY4SlYx6PWOeR0nB76Bj7V8w2ss4CNiWkAFOuGIaAkuZ741ByWlmAj0whsYqBOj9/rby/do9l bYSkeYBg1it0usaRCAKUqEHfIL0iEvBEgnNMy4xVEahROqDSTF/VGB+QcWYxjqopiWkgxRK7LEBL nvdYp2jrh9iqJaYFkSyN3BBEQFiLCIFkDCpFkrifvSMFDElid8/57id3tIdPGaViSqDPzjlXxX1c yHiUWhi7Hnt7xd18oJORprnk7OwBRd0yiiMqglwE5AIlIijJxTxxXbdUaeSFPKNII40/8HK9xqSB op+4rTR6GBBKoqQgCcHs71CDZA6BveiIk0GEA4uPiHFm1w3EEEkiIb43uVAg8I1BJZidx6gOIQUi m2mEJJUrHnN8rby/dmEJkfBJcovm3cXSAc7NRFGTrRyha5j6hVhHHqgV3wnX7OeRPpOsPZhMMMyJ tXO4xrOg0XPOnDrQEcqelFqKqqfvEpaZ9eY91nHEHx0iBoKQiEkgsPimQfc9x+ycfL5DDoGUBIXq ef60p/vGv0vYH1ldrniVbXh4fMXLWqCalrKqyI4TL26fIm5uGIlY6TmkirKsKcuSrugQ0RNnh64E wxhZlzA7wbr1HHxkGx0Ig2tXcPeUoxS4GdowEYQCGZnnQJlNjL1CBIsfenySiGDJOstTE8mWkTBY yuQwy31tVsggTge6EPBiQiZQKmdnD4RJI2qPqh/xXffZNwL5m/Hal8JczWSyJwbL6AeUkmhyxpQw 2Tm6FHigdwdqmZFngmmweGuAA95KZBwYUiR4iRkmkrD4xTIlCPOI0AFnI9ZOxNwQtMJ1B5RP8L1C NikhSYlcFqSUFN0dwQbs4hmj5fDpd3Ef/1WUsLzYnvLSak66O26SZrh+xnx3w8tPP+abT284XL3k 2mx47iXSCvKbZ+yff8jVdEt2gGlZSAJqbUlIQtIsIqDmkYGSIz1735MtE4VORAu5jRxHiVgiLsyE GAl7C85ixcjKR0Z/QKXAjRg4sY4buzBNPWOIeBLalGRBcCMT9QwHr8DuGf2e2DkIN6SYk4qCOb2W wtF/D6/fY5nmTqnl22Kcv3RzdUW9bUALgvXMwtFkCp8kswBIbFKF9DN2HlgqmO29y9a5JZsSY1Yh 3ZGqOIVlIhjD1O3R+YDIH9BWBdntji44Gl0hxIwg5ygCLZoUHL3QNDgsjpmRNC6Mr15wtD27VPGN /UvMJHkrV3zNfcgnecFb+2ueJsMDrrkTOR+++pjQD/x1pfhllyfo/RGlEkrVxCQZjwNaG9oqsHiD rDN2N57q1OP3A6GoeDFahJTEFEmVIi0dPm9wiyQ4xw2JXNzhJskNEhc8zh9J1vI8a9CHl/SdR2ea KhPM2sOc0DZwJRNqHui+8038+Y7aRhbv2eT3J6vvh/6+Prx2j/XP/C//wkupip86RoeeJ8bbjm7o mONISglZlvjcUxw9UQhKvXASZm7CyOwVY4h0wWO6O7oU6dJM3ll655lCZHFH5m6PHSBvc4TPOBwP pEFg3YiUHklPJOFcD1HRxR3zlPA+oJXm5YvnHK5veLFofublpzx/+oJvXz/l3xpu+OkhYZRgHxRn yfNClLzYOz55+ZzvDgMvb+74q3cdu95yvD1wuD2AnxhcBykRayhYcL2jbaDvv1e5Kb73E0DY+8Cs EIK+X5jHgSXcsh0s+xmcFQQxkh0T+6PDB4857uhY7lNd3ItTIumZ6foFYuQQLXFzxmnxELlqMLIk MxNCJH5+kvTrwudSmjwLR7QT+7Hj9vmHHO6uycya9WZNrFdIEgdt0SlxSY0UCWkhTgpJYLtY9ghY gH7PnQDVHVGDJ/QzMfaofAUM2MOemBwyLhjr6SfNsAROEvg4sw8H2lnTp44wBVLqOc4TV3PiG7sb bm/umIWm1JoiRnzbUPULfciZhUZLGN0RECxCUKXI3dBjiQx7ycu7V1Smojo/ZbSO5ZiQdU5VBFyQ ZPNIFBI5jfc9qwUIKbGLZZ4MdRiJBGQyTGpEDgLpR8Z5wLjI4geSh8VGxqnCcX+8rihXKJsQCPoE bpOzffiER1/4Gs3ZA05PHyHzmnkpiEiUEK+V+89FWOOx4zD2vHj6jP34ktOs4N3LU6pVS7MuMVmB XyKj7airgrpeEa3juu9gjEy24s46yvnAmAzDODLIhTlF8nkkqgyjNfPNSH+8wi8LjcxwWiLtgtSC +RgRKScB0QnSaHGtQMqGpTUINVAryUlbUWnNrARn9SXvFgsHMnI7I5wlzoKvtiWP1ltMjHR1zpfO tpT5wtXuu9h+R71+RPHgHQ6twSzQHQVx8YSqBilwFlyU983cdSKIhehmvB/pJWjtsP3IYREELGHu aTvPS3VELZZJCpJYcHYmT56VzBHG3Z9kGhMiLJiHjzj9wg9T5ysOfiaRYZoK0ogMni4Wb/9f/tU/ 84dfF+efi7CKlGOEpN6csS2+SFFqlE50UqCUwZQlowxcK0vYGB6WFZ13mHlmF3oOaWHjLXfOIvqA jJFjP0C/pyOiNxsiif2rG+xgWY73w5TkEtFRYo6CXnkWBHrMsG5AVIqQZdj1loePHuKLktM84/zs Lc5KT7Vuee/UMKSMVjr2ZEy9ZGN35DLj3UePuGhWXLQFc15wddeRL4kf+dFfycPzcwgRqpZDXqAT RJ8obEdEEOMMBEToWeZEsBOCSKInmy2Tc8SQiHHC24nZa3QaEXNglJrVIihFIIgE1DRaQ14RdUZS llQkmgcPqMsNo/UUxnE7ZSgRsVGR5kgicgx3xevi/LVv3v+Z/8rf8xCv/xGlt1ymd3i57JivvwVT RIyBpAV2pZGfCPIs0J4UPLrMObt+zsF7ClcR4kSSmlYHJjrEXDEXGXKayFtJncAOPWEYOQpB2bRk /ZFZLpiqYSVKJILkHS6bEV6QmjU5BZmCiwePWb1v+OjpN7A3jvzJF3inyShVAYNFELnQPXcho0KS 9EK+aP6OL5wz9pLJdhRmQ/MTP8SP/PAPsSsyCJ61LPB1oh86tiZn6B1KCGSm8UtkVpHRd7BwP6oX SQgd0wRl0oy2o02S3TjzKYb8OJBkzl1acKnA0LPJ4PJyg8prCJ4hJvKmpmsecaJnprFG6MQmdxzn FvwRGY5ECuRrnB/x+keehLjNVfZee/42uayoXk74bIswQOgha6izjCGXlCkDEhfFmneLU/7idMVj O5JSxOUNUQQkGWMaMVGDSUxa4oeZbrglJX9freA77g5rtq0n2YXeaFgWICGEIq3uTzGKDJaUaEKB fPsx72WSp9knrNKaJEb8EClYOOqCVs5sSPRzjusSVTlBKrm8NMj0hHWzpn5wyW1VElSBTgpPoASm ds3uOFMJR0gOnGKaLSkVpLQDFELN2INnUlBnil2/R3hFHyLC93gnWGSJYbofpqkWhJsoEJTtGtGW xE9fsSyeebUiN5boAzr3JC+xSVEbwe4wEOLERkPXPNm9Lt5f+1K40fWvCjqwbRpkjKQY0aqCXN0H CYVAFwW5kSjlkV6RipJ3z0oKZzh4SFohvKd3GWOIuCRYliOzkFTrFfvrA1e3HeMwoYTBzQJYGOYB PzmsH+9PPGQBIzRLviFP/v6rTQpupSfTM+JszVuPHlK0GhE0mbc4FKWemNR9vypdBdCaVCmklmzz Fc3JOeJ0Tco2zKokQ+HQaKCPUKXIWGkQkl06Yn2PdweWeINxgTxCtBlUljCCHTu0c+hp5mgDi9CQ BSocXbxPc0mXCES2YsNKaqooGXM4uJkZSZIehMYkAamk1I4+wOAyDq4jU+Lj3/Ibf83vel28v3Zh zVH+lPaKRCSmiEKhfQRdILRicgtBC7JcsV9GVFjIZ0+93XKyKghC4JTBTTMJj42KKUQ6b8jKmlJb doeONMy4mJjjgBSSSUzoWKHQ7OjQUTFbzVxOkP7Gx3YE1ktgLxcwAdO0rNQK2Rjs+SNWMRCrR2Rp QhaeReU0D2BqTmmzgkNWUhhNJiVzoVFREFBkzOyjZKsk42Ix9gBEZrHCT4YgPOthpOMIS487HjlI gQSci4hx4VZAMd1RzxaGDC0CEUejIsej5EQV1A/XFNstSYDa99wmj83ul1UhAjFYJAkpElkl0GLC HxPj8fBa4w2vXVhDWCj0Go0mCOhChxAK7zX+bs94uCUowYetZDhMXB1vMQRO6y1fzT3CBeI0IYRg TgHhHfiM1jhMZXj1smOVHEncl8LoeWBYBqSoSHmi0z1bVuxSh5GaoDfAfW3TzyMKcLYlkCFKmOqI JKPUC359QrIzSbbY+oLT81PYPiBvDEOzojUZx9WKyaxRubkXrKjpk2Ajjuxcj42eWdQkJIqEKAJK 1xyExE2Co5hZSk/Zgy0XnJFcm4F8CFgpucslyMhdtEgKEhkq9Wx0w/qkRURBELDvO4boSIl7T70I mizSe4UAjC+RK8MUM6b5sz9L+DfjtQtLaiDzIEomEmtdsRjDcPOC/fVzbASnKlIyPJeWqZ/ppwmZ 5bxz+oSQAqO6v00pxH2VqLSUqmYYI3LYcYwJhGQuIksyZMrgo2S2FhUVEwtGlNg8IeR9Yd9oJFsZ 7+NIrabNE7nQGJHhcnA4ksgYzlbIlSS7vODkK4/ZfO2HyIqcQirSSc3p2TmqPKNdl5iyuh82FQ4Y JAnNFBNFLojB0rGQxQM2jCQXCFWJXhIBTRALepEkD2YIFN6AVoRZgFW4NGJTCfLIOCVCTOi85rRd 0UQ4Hm94GSKqUCgdCW4h2Jne5WhzQGLo7B1envP48i1Se/7On/zT/4d/9rXx/rou/PPIFonXkllG 3kqKwQa0gHGy3JBQRLSAk7LGaM3xbub5cM2JT/fTULVDLPcJ02gF0XpEkExhgP7AmCKdGJCAEQbj Ivp7fbWWBCFFJmZaoVFKEuT9I69cYC8lQUjmxWGkRfiJPt1gQvb/ru5Nf3Zb87yuzzWsea17fOY9 nX3mqnOqqququ2gEOwgdVCSIUWIwkihSNokagsaYRuMrY6KJQTBR25IQgQR9QTqCJARDbEXswi6K ms6pc/aZ9tnDMz/3tOa1rsEXT6G8E6i9Fa7/4L5/n6zfdf2G7xcRBLhhIM4nHL75BukXXiN+eJc+ 0KSdQsiQXEHpOpbDFhkHxFqRK4XGE3BrXJnrADF6cmmRwiDdiB8kt+tDNTiBxJMOKaPqGboBpwwi WiKrLU3sieTIQIqgRruccuyJxoZ7hwXSBwghmNSKc+lReUFULGj6Hd36OXXbMdMZtQqxu5IiSDk6 PkLLUFxfn7002eSX/yr0nsRDjOBGgHAOB4RaU3Q7ynZGEbSMhWKhYlrVoTcbzvMb9qOEwzTjk7Jm LsAxIoIA4zuwBc43IALUYHGhIPAGkgQjBEloSDtD6z3LZM619EwjSedv7VasE9imQwchYb2itAm2 XDFuStKqZNtWONPdmnS+eoQU0Hxe4j7+MaemZarArBSn0wlzGTGttvgHljDOGVSIdQMTddtA73wC AmJg0AU63yFaQbt1BIGndTuU0xg6tA/p/QhlSxVL8sEhTAhuAwj6UaO6NbmekmQJMk2pB8PWt4RS kOYhdr4klJK6vqHwmjE8Zrd9TLPruXMQ3V4DPGzcywv/SwdLArEO8UIReXBC4CxEWUjQa66uNpy5 kUhKhhScNLTbmipbcX//mMP5HeLPfsDqMGEmwCmFMArfdNRRhPYDcTRHupa+iZC54cAb+iBlHHu0 zBiFRXlH37bIMEWzpSUgFA5GwcZ3yMfXfLZdsdhsOUsCZn1LnwSUN2fI9gYfFbTdDl025EmIDCNq OpLznrPQc3XpmVVP2bvzReJFSkSBFQ3KRhAOBG2NBaR3CHerpCO0gNEjjKLtLLGW9KIn7Q2XY4lE 4oaAVvTc9n88g18jfcDxNGIaxBxnc87dFZ9vt6AkXZYwSzOCIMLvPLt2R/N0d+umpiSDlIydBeCl yfnx/0Eq9IBVHqkFoZRI79AYJlnM5OiIoW64ub5G1SWbJILe0BpHudmyxvD6YsbeNGDTNgjjbyV5 BIzeoJQg0IJEKXrRETqBlSEpYBEMSkFoGcYW52q6xkN7xmUviLuRznna7TmrR9ecffAR7SdrKjNg hCab7ZGHOWqmsOVIudkSDo4gCgjSGUJ5JgbGfIpqB5oby+MPTvnge99h8+gprj5naCtEs0J0K7AD xo4oVyNcjLM9qQbvPG7wEHpkaWEU7FyMEwHgEdLTe8PoAQHSJGTGEy5T9N4xTnuunj/Ftw59UDA9 uM/+wSFpeisVRVVj+x69f8TeyX3azhMnGuftSy2QvnywnGezrvDVORs74DpLmDh8skElgv1JiGwG uhamIqZXCTd2oKsrynLFUTLn1XuvU60qOgZ86JE9yPR2LVwEIKynE4o4MeQipvIKhEULiR0E0ahx vWUMt8Q2IukbrlyHu7rh/Iefs3p0wVUNwTSi1lOKbuB0N1BtOpI+xKVQZAEqTzBjwNisudkomiak GSvGLmFUjqEvOL9o+eD9D3jv048Q1w1b3xE0NcI1SF9ibIMTI0JKutaD9HhtCWpDFUHaOJqgwUuH dDD4AU+H9YrRa7p25ME0ZW96wiwuKJ+ccfbkCS7yzO8/5N7RAbGOmGQFQRjTdwOT6Zx7d94hy2dM CsWubiiCjEDqd/7Ut/7C4mXE/eWPJgcV7eUNq/o5SbOkl7fqd6FMaHcl4RyivmAVG9IoQQ8F8dWa p4Elvbikmx/yxt4hDzPBqoejSENs+Dt21sJ52nTkTidZe8WxGyjTkFkHQ6LIMs1GjEyMYzyD0+CK qYI+1Dx67xm7ix1aSPQsxRkYh5L3h57zsxU5PS6eMk1HQl1g3Rbnpxi7pWwDUgTx3BO0MUYZWqXI Ak25E9TfP0M/lEwfztA+YNCWSCeoNMaVHcoLugLSaxi9J3IepwWtMGR2QLaW00Lj2hgvOqR0VKVn bkayxR4nyyPKJx/w8WenfFBtuffgHncPDlFBgnMGGeRkacxukuLSI5I0RThHHwQgJbVpEfBbHf63 AH/pRcf9pYNViJxrX1E9O+dyXHO0H2KNwcavILWkrVts2DIXgiEK6GVFFAl01fGpEKTX5xwu93nz wRv8n88/pGkVsyLD2hZUAEGBMopRTIikoVGw7xxWQOcNoY8wbc+gBrbPO067ayZiCoVld9ni1a2h +WZ9iixbTscA210zGs/HHnTdom4kETdIKYnUBm/+n9qi3wkCAV7czkSdLGaEYQzG8OHHNQ+qu5zG niwIePDwHkQarATdEVXglSTpDGUgmZUVF7IgRLHNPZPKsxVrlIBy1DBU7E1y7u7dZXf9lE9+9Igf 7nZINSU7LDD5EudAyxAw1N4SFQl5lpGJATXZo75Z45SnEyOxCP6yw//VlxH3lwrWn/wP/o1PzPqC fHkPYySyPGNbatxszkTucR0olGtA7QiExgsHszmUI8Qlve0oLzekYcrbecGHOqNrG3wWEpBgfY8w MTrzdGJAdjEyUQyjJIgsgQpp6Zhqy81lQzNuqK9W/O2zxyzxxPMlSvR0fUc1GPakYiYs+XKCChPk as2uHxiNQ0mQ1iEUZJOApQwwKiCYxmx9SGcdXVVju5Fd1WGEg+uR9bokCDSvv3JIeXfOrIsYlcCN DqcE2IHOBcjB4q0EbTGjRAUSaxxCDAw+xbQ9SkWcTKfMopD3PvmU7686TkXLF+Y5+WyKCAK87UFo +mGDGRxS7xNKS+cD8lRwMW54ernm8OAEK+WzX/rm7+tfRuxfKliNTxZ7k0MCU+HGllW1YbCeaP8b sFjibUsc5FAnOCTpJKNLQW0C7EXIPLacdlsWVwmLkwWvHM34wfMrbCORSY00EzpdMjcRXZQhwgF8 AEIhhCFEMA4B1jqsGwjimNn9E97F8+GzDZfXa46zjEk+4Z1liBAR4fEBxyHIfEJmenIStoAVBt06 iDRJPiUqMsY0Zq91fNxdY3cjOz9g654nV1ecNxdUm4bVzvL6QUSUZ/SbHV4dESpHPQjCXjD6HaLW BJRcBjHerWEUNLIlFymjC6i8x1jLq+GExfGSq/Kaz3c7PlM1+zqjOyyQ0T4CS5CECDnFiY5pYOhU hhaSwQucCBl9RXl5QeAj4uXLcz15aWD9l//uH/hXqkCmAwWu3xApDdmEuYE78wK7LDjoD3hadeT9 DV4JJmHGaEv8PGFyY2l8yWgEq6Fm0ii+nB/wVHZsxjUH6RKPR4oc/u75bSGQHkwn6ZUjMj29syTp jDj3LLOC5Zv3uHtTM5xfo7SiMIdMogtWXcLB4T6TvT200CyTBT6NmImfiI70Hh1olnnAZrKPujqn Xnfocc00FxQiwswKZGE4FHPawXFTlaRDT6A9xkJVVbfGTlLg6BiMQIqeG2kI/A7fOAYlEF3Exnco 67BNi4tC7iewT8YnF5f8YH1NNBhmiwV5MuUm0hwKTRTukacBzVYgpEaqhs0w4TU54rxnomes1A1V +4S8il5W+F8eWLWe/Z5ZLEKHgVVCGm5Jogw5iehxTEzFOomYphlbF6NEfdumIKJONePEoWrIxMDz umLZzChyyavLnPevb6j9lEwExLaldAWx77A2wI6QazhVgsKD0AJPRhw0qOmUQoQMk5CfOTnBvXaf </text:p>
            <text:p>i9OnVFuFHfa4E3m60UFb4fIZm6Eh9IbQe3Qc4gMYupZWd3DTcnr1lMaNjF1PF2ist2yqHiEBGbFc GOJoRt/u6LuQGI91LeM44HqHDB29VYT0pGQYV9F5T2w89An4NZs+YMTz9ThgcjDlenXK+/WOobUk 04KUCFsUHOgB6wUiFKwCyVQJPu8F4EikxYiAyBuSSJLke8BAzD+CYCkcGwP3HKwCx8YYkiAhCENM UnAxGqbWc+4shAqtBMIO4Dyu62iUIgEGocF7tpdXFOEB9yYzHq8rmustk70Yow0ikCwqxXqqGRk4 F57QxYTWYgKFiAGhUd5Seo/H4tuBipEhzRHbHU02IEwGww1cC67LkliFRN4wyJBM3cpsl1FK87mn 8yXntmfsW6IkpbYVYQgOBU4y1j3DWNJ0AbMgxKchXrZ0oyJ0A4MBTMCsbbnwFu1bTG0gFpjBARVS KgyKqRjJoohIpvzo4hGfVztcHBCEGplpdBqjgyko0DpAeqhcR9Y1bIKcqRwQIrn1ItIRcbKHFxWl zV5W+F/iHct7Yp2wq2uSwLPeBZTb5yTpK0ykJLyd00OqgAjJEO7hbYv3AQQKagHutk/WOs9aGPwm 4WSZ8/bRjG//6IY276CIWTaCXaTIjcE6jw00AkmlHMo6QlrGKMZbR2IdpndUdcXWDKRyoI0FN0aw qc5RVnERhsxuamoUwl+xGxYMbUUeacYgZAw1qtuCnjE1N1zNF/hxIIgTJmEI2pBJjW88QRIhLai4 RwwF6Fv3DGtGxnEk8h7qkibOEMoRlrCThkAE9G5A1FuOiwmLeEZ5ecPTQXHeKQQjeTSjmVrmQUht LXmsEDYgNprKWJ4MJfmwj5NThNsgw7solQANSsHdmfzGt771rTvf/OY3n7/o8L80sAyeuUrokpKu CtBNx9BckIvXqFzP3dbwufS0rsJ62FOQz0/otpdUjWJS7BDbEO8dtc6JGLFNxZDFvLU84Gx2zY83 G14ND7HhDkWG6xxOQLgbMbMa26Y4DU5bQt/hRkEvoTeKxtao1rEWAnxL0AX0WuCMwFZXtMPtGHHv I3R3CUpxM3TodYyd30BbUCRbdjpDb3dsbIyyIyMw9ZpGtiQyg87hxEhgE/quRhagCBhvrZU4tRFo ySAgbSp2XhM5T+MrdmXACZJ7swIVSD6tN7Rdix0GjiOLjzwy2sfbgc2uIg1C+vqSEc3masPYDNTh U/bEMY2b49fn3FRP8RJwIc7xVZz/GvCPDliIAuFLgk6yiwNQHbQ51lsWQrDWmqi/fWnJUKGkJ0hC lmPMatcjZYzOFKbqiIcKG0bsvKQoR/Jc8vb9Ix49+pxNeY2eTZgME4zvUFHCVlumJmSQG/wQEZqU RnTERuNUA71EIXAjGFujCVCuISRmSHpCp5hqg0EQCE0XxoQILAKZeJxYMmQhKEPkDbUNkH6Drud0 mSAZB0wk2IyQ2R1NHMNQYWUIXYPRFuUc5Zjg/Abnc+Rux8Y7ItnSu4CqCoiGNZPsgL29fW62K9al ZtVUhAHE0wlZmiLSEHRA3265XitEXNJXNdZKjpaH9Diury5ACTZ1TdXt8PEhizikMQF56JuXEf6X 1tI5DjyVjzES5jgIl3TxiGpHQqdpA8Ws8ZQyJlIjflyxqS6RYcg8DamjCY0AoRzxGNwO+fme03pD e77haFnw1cUBu97SjA2VrAlwjH3DgMQ0O4ZegG1wvkU1lt6CsoLeNHTjQNc1MET0rmM3aKy1ZOMI Y0QgDbVPGHyNcQn9aNkYzfnYInyIl4Y2G0kw9DLCqIhR9QS9p7ICNVr02BLK6NYNzEJPydBLVK8Y xgHjOxLh8daAHfFe07gIt/O4saGQC46mGbIa2T6tWA8lrbKkKoa9JeFeRqDBjgMWx7a6prxZU64r 8sWEL7z7s7zy8OvkeuTx4x+yfv4p2idEMsLKCiH4lW/+0i/9tZcR/5fXKywUihIGQedLWtVxlElG 7zCxZ2+EC9ujy1PyaEo8PYDNDWVbg3akE6gKjYunjApUY1kjcUpQlTu6q4q3FyFvZAlXdQvlQMNI r3tkVbMVEc45nLv16RFIAjdSDS1xJ2nLDTsvGaipbUSoW5wQyEYz2h3XY4ywPTeDInU121SSioox CLkOPHVk8QTsYolkS5BqyEfwDYQSbSRRqhjjCaE1GGORxDg/YmSPEQqJo/YJEnereoNDl5atNETG clQURHs5Hz+74OnVNU98SWwFh8uEaTShKFLePpyS6RTnPVqntIMjn005XuzTxwXF0TF3XnmdeOgY XYOJcmZJx2rQKMQ//a1f+ZW3X0b4X1oq9LbCjimdX+Mva5bJhPDtr7O5OWN7+YQsvUO3OscJwcG9 O0zShI8f9wT1Bm9DrJFMC0XsM/pyTVkWTOKGjoROh0SXK8TJkgf5kqtrx9kwsghzEmMoo4GihjFL EWGNGTOyyNH3I61TGEYcEQpHolPGriKJcsywZedSVNYRRftMw56OjFw3hC4ll5K9oMVVDqtj+rGj 61eI2OMkFCqhVZoZKUkyMipNhSExGi1gzcB+ELIygsjd6rErHOYndbjaBCS6xg0jx0nM8b6iPt9y enHJ83xElSPRfEESFhS645WjLzN/823kZkv3+WNuREgcOXQSkMmQ1rboKCaIFxyc3Of0/JpMd5TD jHhYI0R8LUS+exnxf2lgdU1X3Fyew80ZIlY8eO3nKQ7u4b/3V3n27BF6z2LrG4o8IElyQjlhdnjC +kJgL09pdp69Q4nPHSoModjdVo/tQOU9aEG+7ZkXEcfZAR/KDaZv6cMQ0YWUsaHAEToobUnBAiUc E2mpjWYSJQhvgIj5VOD7mDgakTolnU1IJgvupwVtFlHUnlVT0grLG+aQ62XDuLMINaePMi6HFmcs odakiSTAg9KE3jPzkj4OUQyklWOUlpmQjDgGJNPesfMG40fmETyrRorBkZ9kdKVh/XxHJUeazhAF kiwMaULJSRYRnOwRpfc4CHPWuzXbqycoIZkRcDO25OIQ0bT4MCVOJ4i0wlrNIDYM/UBTb37j3/wj f/T0ZcT/paTC/+4/+sP/mq/6X+wvP+by4gnh7IDlnVcQKqMoDpkLz7h5TH7/iGJWIE3DaHfsxTNm 4QLre3CGoVXE85jFYkGqNb3zWOFZ24FKBPR9R9Y2PIgEJzJkHAcsPQ09fS/pxoHWWpTIaMYVgw2o jWCaKCQQJpooDSiiJfvLGcu9eyyKKbODOfv5Hmo+YR7H6MWC+fEhD2ZL6oMZuZ6ii5BwMuHe3iH3 Tu5wdPeEIp+RipxIJQgSwijA0GNlD71Fp4rRO7yzeKGJRUcZeFLTo1TOOHiCseYwTJkMAWc3Jc+q LbUIcCpi390K1mVSEBcFPswpx4HeJ9gACtehxe3qmUUhZU+qPUpqijxnEshbaYFqzdhtudmUb/37 f+yPTl8GAy8FLN06eiUwekJchBxPD7HzKcNwyaSQOHO7Ij8LZxwdv4JSGvB47zFCYWSIFx7lBT4O EK/OmWYJkfXUfYjWMfiWZwiGpuMk9bziFEppRNMj8XQexhpGd7tj2I3QOYdW3Fr+agkEOCcQgFaK SRwTzEMmIsNZT7v11N1I31uEkLRhSGR7ApWiwilKKtZ5glSSOIlZTmcslwumxZJUJbjxVuZRjJ5e emx7m/Ksl8Tqdo4/HhxdHhFEEattxWE4YRKFNHXNZmfYxQ3KeJbCMRQ5TvYERYrJJyybNW7Y4VyN nn6BLIow44AS9lajYZRsfMDo/a3xlYNyu2JoOoSzCC9+G45feBkMvBSwts6xCyx5GFNMCoJ8gikn KKHYlAl2rFivzzC1I9i/QxQEeBwez+Aaeg9zlXLZdAxXPWMcEB/uMYkKUjqsNXgJzo1sDLit4SQX pDrHERA0kArBkI2Y7rYn1wGMAzjLYG5tQZwDKQfKYaBuG/quAytodgOmaWiGK4Kzim31nPHyiua6 Ia1LdjiifkSYHbNdhfaKWS9pYosxhi4ckWpgdLe1MOscdnQ4BEoAocdUBoFHBhLlPdfrKw5EwEwF HKiR0pQEqkF2OSLsSPsBF0simeNDwcQ7+qZCmRFETpqEtNkeaVdT9gGiM8iux5mWKFZ4Lxmblqo/ JxA5weGSyXSfopi/DARe0h0rj5i0llUi0HWGCHJGMZKJFjk0CKVwTiJliRUBkUoYzJrGgTIeaQVt ETJcNXhV4ReCaDbFvFIz/azH+oHrEBZhwK4f0P3AoYj4YtDzgQmxQ4tRAUkQoBWMJsQpR6Nq+i4i jBq2HUxTh5YT6HtWqkE1IYswwKqEwo7YquNKC/ylpzUaoysexyMH/ci1diy6llWQE5ieFRY7OLpR 0LY76tHiTYNTAtMLQhkgVIuyIW6sGIKIVHX0tWI7dsi25Dg4IEosdWvodhEkDUFgKcSE3cKD04yu R0pFFAT0AMKAM/TSoNIZl8El+9rircOIhjCa3upw6QwnDM560mLGNJ+QpBPCl6ST9cK/WP/Tf/3L yX4c/Y5wkEinIcgZ4ph5eElLSqC3OBHj9ZROOIq+xt/u6lLo2+XR3t1KV4f7CStCVAXluMGbBBsH RFIzeo2PHaSCdbylM56JvZX06ZKIsGsRjaPXgnC0xKLFjB0DFiM6tn6gbntc3+ESD07i3ADdFbJp qZor2rGi70rspqL0O1R3iS0rVqtLaHbszEgr15h6y6pfUTc7NuaSbmiwlHg74gdLKHuywCDT23SP kARJQD8qroeaobTMxJSo8CgyLocQGylUH+G1p1UDRgx4L/FaQKARxQTlDK6vQabsq4BQKXokoTJ4 oGw2BIFCiATTrxjaniyMmCwyfDRHM+Jk8bu/9d/+6gv/wLxwsHzLchjs79+UN3Tb50gRkIcDdbgH QlDWDicc9a6mazvk0NFze89p2+TWG1qEHIWK5Z1jzDxkVRnq056mG5BhiFGawte0ZXC7GpUoPrU9 qQt43Q0sZELfeFarG7qyYZuXP1kJk0y9ou9GpOjZ+p8oNHc1iWkJnWK0Be1YsjWerbHYAaRwVLJj 6z3SNmxSyc63nKsBudvxWO2IvGcUAz0doxsQo8RHiokUTNIQrSHuFQiIXEi17jg9Hyl3W9JuZF8F FEFOvevQvUF4WBU1mYiw2qLEAUw0yTInTW918HvjKcb+dkBST7isRkI8GxuBEIjRM5TXnD75IeeP LxhMRZhFOFmQyJHOKgbT/uvO7l74mMMLJ9X3O9ToGAfDeb3jrXxEJHcIlcQ1O0RfsjMOZ9Y8+fQD ZtE+0/0pQkkCMdBYy94k4XgREyd7fCJgc1WShJLd2DMLNIW0iJ2mCkcqPbBHyI0fudKOWRbyZuX4 ThJztrbUV1v2meKlZJqE6MwixhSAwQl2Y4MWEZpbEY1O9QhSvBsQTuBVQxEXjMbivaSJBhIXIl2D No5SxhSipfKWWDqsvfUiDF3L6GLSRDL6W3nIvnXgPGc3O8qyJjEJ1gjmRUIWJ2x2HR6PFpZAKAIK ZmGATRV1LthbFITFnHQcETuLm0lKWkJTcWNDknhCrSM00A0dofB89qNfpxwhEBPSZAHhHl5IYmEx UgLt7ebTCz4vHKwS+7NtawjSkLSPuG4veaNvkU1I0zWsBocWC0Yxw5895vx4nyR7G6FANjdY75lO chY6IZxGvJUf8dTFPG3fx16MtPsald8aj2snyfuAc9myn2ecjj3OwzwXvFMH1KmmbCv8ZUU1nyAN pLFgogytiUAbGifIxpE1oESFcAo5rPFhQCxGnIWtKG9duIIR6SRS3u4IOiFQuqdzmshZeinJBofI NE7GZMogvCYMRjZ9ynroiXYjw9oiRMRgtyyLfY4nMX1rMaNDDZZdcluWWIiI6UwhFxMO9hYc7Cdo AlbrDd24Q1uNXUsC+xE+fcDQe4SEtmnYixxnm55m2xNGEapwjLuBQBrE2LGzGRMt8d7j/YufTn7h YN1s+19VQnO8d8RV8YizT5/y5Dt/neHOCefrU/o2I1+WzFdzWta064pmPmBtixcSrQSZFLhQMNeC dLakM57TZ93tIFyXIOOCxUSSVCOlsWRVipw7Mm2pa09oDYfTgp+1kt+47HjeG+4Pjsq3VEaydCMk IU55pBQ4bje249AjtUVqRSosPlAgb+WColCSjoJBNnQmI5S30gBrExOpjsEGTKVlE01Zuh1eSWRw W4wdbgTndc+wLrm2kpiexne8qSakOQTG06w6RBLezvPbEYNnqkLG3HFyMiM/fEC2H6Iagxp7dt7g 7YSlLXn+7IpKnTEMCYOTSFvy5BKMa7n/5rtMihnPTj+gV4qJyJHjDkcOP9ERfBnbhS8crMvzU77w xa8TDjuyCCY64b0P/jI3N1+jiCYUkw4fTDg56Xl0Y7l6fkY8n3M4XVJ6QeQ9MyVwqQDrCERFEQSI 6B5Gfo/eRCTALohIcofbwRzL2CVkcUA17Ti7gaOh5K6MaJbH/NrlJetyi84LkmrkJgmRpiXZQSck QyzYi0NmuUOpADJBgsd5j/UFUwU7sWMYJZNgija3NSgvYFaCktBFEikcqa8hUwwt1NuA9Rau1hXN MBINLa0VtGZgIiOyWcKeDbhpPfInWrOts8RhRt1VuKgnXbyKnC+IC0HoPG0gWJy8imo3XO86zuXI aEPs1RP64pAoSgkIqJuaIDvk7hs/w3z/ASJOsJ/9gMYM5CK9LXvc/gr4hz0V/ok//M//FWZTlDd0 7ZrD4pDlG1OuVtcwXqKSkCBOCIgZlERMl6wvLwg//RH6/juIPCT2AoKf6HYKBWOIEWsyKXmeT5iM UJsOr2OcDjBJf7tE0EqCwGGEYpeXtGOO05434xnX6ZT360v2GkUgNbLtcLUj8ootJYFO+Xw+pfew F3gWocBmEuUsTlpinTKYBBdAImb0+hrtJnRsUVGICAeyXjNaRyKgKR0XF54ndUu/G8mxBK5D+IHB aBjgcBowzUKGXuC2DQ6HJqSyAwkDuZDEh3P0TBOnATGSqjWE2QS5fxfdjcyffpd12ZGHIcN8Snm9 o530BMu3meUrbG+YqIC4iLj/6tcYx4HPPvucynVMO4dPB4QoEDp9kRgALxCsX/7m710wTb+2f/JF cOd44ZknAX5xwmxySDPcUHWa0SussIwu4E4Sc/z6a2TCcdGsmfsQopTBSe7oBO8AFLu656zu2Ts8 YJpO8KuWbrejCTP6JCXpB9q4YTlE3DEhcSRpjKXFMRs73ikE9ZBz3pdEYYpyitBX1IRkeHamZHvl qS89H6mA4lKwl6cUoUcXgtr19EoRYHhmzsgE7FxJOjS0dsAKkH6gHRzeeda7kr5RVHgKPxJIgZKW yin2x5peRBzMZxzMFjx9/JTICLaRQLoRqSTWe+Z7CWO0JEgEQRDjASEFRiqUSkmmEW57h7D+AWl+ QD67g3Dfx20ryFvqeo3SCdfdlr2hZfCevFiyyC9BBQg30IqcGE+cRn8I+BMvigV4gWCl1v2neZ7u T1NF3U2IeUY72cNlBZM05LB0PBIbrEjAW/ADKlT8zOuvI51HbDasb1ZkcUoaSgQSHzoaYbi82ZKF 8I23T8iWe3z2+IbVjzvOcdx1IUwk61ExKT3Ghsw6BZmj71vW9ExkwFfDkP99CKnHEcGOVIckogGZ MXUd3dhihGd3dc11HXM5rhBxitPnRDJFStCMhE2HSGKED27dwxjougElFBKJRLBTAxOVcyRGLjc1 o3KEQlHkEi0FB8sZd7I5zTDSjAE+sqRJyGYcKBYh2guCxSE2aJBMUVLeCnh4yIZbBR3vDSrOUNmS cO8B8d6b6HhB9Phvc1F+xLjt6YsZ49gROouIFEUqCQLNZqgIfXwrFKcGZDD5Bf5hBWs6STHZCdiR fKjY4kCk6HYkmwjC7IDJZ47LeiCLK0YiHh4dsUgz8HDiLHazxnlPkt7a6YZFzOObHdttzc+9OefB nSOaQfDwOKVs7pDc7GhKw95ccjy9z/qjczCCe51GdIJVKKjHlhhDkQgeOs3H7cCtdr5gZ0IkPQhF IQ2dFxzlGaPq8YNirLeMcYigQiKxQtD1/ifV7p5bU8UeOoVjgMQjSEhGSUBL5SxODWxNyNE43L44 teRhPqePJOXlJbQjVaHIjOXuLMNrRRcLrqhxfmTSpejtFjedM9GSMkoInEEITeMERZiTRB4dZwTH r2N0x+LD73K+LWnKa9rtlnOjSDKNc5oxAp5v2MiAoL4gz/foBvvCzcZfWIE0Xyyne2mKcyON6RhN ABi8EMTZnDw9QU8PUL6h6gWT0DEJInZVhYpCCgQ+jFhXJavdCpMatJWsn9wQJCP375zgrCcB9qcF R/cm+CRmxJJMl7w9W1A8mLP1jo0ciYznjtXEMqDGI4OCN8KAwyIiDWek2YwoVIRaEkpLbzyut4SJ RBAiE0eQpky04WB0SA2hdKg0QokeaSXKNygZolKQiSZyAVp2TKTFDgOqcQRpxp3EIxKFpOdosmC/ yBn6jroFG2mk8cyLiORwiYpDbipL3Te0vWbblFxub6j7Hc7XhIHAqoDAdEgdIUSD6UN0AFrAND8m OXmTJE1R7Y7dzVPkYBBCEmX76GRG7zy77SPK9Rm96Ujz+YMXxcHfOS8ErD/7H/7b/5xIZv9CgEXr KU4JvNAIl5EwYnc1F9Uz9O6akQl2sGQKWt8jlaTtOqRzSOfpW0dZG5RTXFU1F+tr9uIJWZCjhGIx mXG8f8JecYdYDLQMVNsbhIx49d4SP4153Dma3BEZy3KMmegI50dyHXIv1WTOY0dDNk2Raop2ikAn FHFCPQyEQuCxaNHhfMAucgjvcLifvKBCZCBBaRwBEGBkSGpgJm/FPWI14mPPkoFAChrnGW3M/YMC tId2YLCaNBUcFhH7exPyvuOzZuTSbLDGYU1D1XjWVyuuLk+56XuCsSfx0PcJYrhi1XQY0WCtw0mP DDKixUOmRUJqe6rLJzTtDukDEJrMBpDFeD+QRRF6ekBSFO+9CA7+7vNCwPJ6hx8NCImUEWHvMUOH iTQzs+X84hGrpx/T2Jo4Hai7jt4Z5sMBeZFj7YDDs3OAVJRKYdqeR5dnrGvLcjlHB5o8n1MpSIKE B4uQQMVc7654fr7ltL0mTxe89cYh9iTgk67iWsAsSvFBineePop5Q045TiMG7XB9QBbXuPmcPA/Q 05goDEnViHMhDgso3N9V6PE/+du8AEdKqgygKKRFZRbvPLHtIIiYyBbvLDedI/bwxuEB02hBM/b4 zUgWjkwzxfHRIcSaD3Ydn7clFRYRDPgoIBAjfeuprjbcnK5ZnT1hd/oeXfUx49VT4nZFlOyTRiFx oFE6hmCO9x4RO7Y3l/z4u7/K6vw5USjRkxkFEikDUHPSvmVoDH/mz//qC02HP/Ud68/88h/Kxp35 k06cUUYL8N/j888+pouXvHbU4fqAUEQEg+JDv0GsrnBDReGPyZcpvRyYhHuY9hQpPJuuJN1EfFus WD+/JJKKWeKQoWYU0CFx1tFHnizLmYw9V7ue/Q+ecrBMOTqcsnEP2Q5P+XjbMhGWfWNZqZDcK2bB nLeOM3bnj/m82/HqFMJwgh1W7DoosgxbBUwjTWc6jK8QPseLAYegUJbKCsCSCkEiQbmRRBiU6YlV zpYR3zl6HWFkQOcq3p1mvHmyj7KWpq4hHEhjjVjeIU4inj57zhkhy0jx7s9+g+nRMXZT8/T6jBt/ hTJQNxWB9IztDcLGiK4lnmmmhwckYUDZDKhIIlcbQBAHMSqQXH30Hj8YIt5++8tEQY6XAgQYO9J3 JWG7QseHfxT4Mz8tD3/n/NRgbW3zbrit7/Z5jN7e8MmzR/zo/d+guPczvHM8wUvLSM/z3YbW9Gye XUNosQcnNGGJHiN6W2NlzOAF3XrFp7sd8foYMSnIdYu1ikQGSByF1BhjqHEYP9ApRxYMXD2tCd9/ ymtv32O+Pyd4paf/9IKbiy0PFvvMXMdGGjIG9oeA+1HBp5szqmTBbAo+mBEIQ2c21Dogijyqz/DG gLR4GzA4Qe8sC1pqkRArh3OWWQd1JpjrBRt6vAUhBryK8ZWhiCe8enyPMJ9itltG49FxwGSxj8pS 6utzPqgbhszwi7/42/jdv+u3MwavMmx+xPd/8Bk//P6vs7m5QqUh0nh6p5H1FVJGaI7Imuds5Ywj s+E62seJ27BGwYR4kkLTc/neX6XffU569+cRzmOtY7tbMRQpwkDUdi/UGfOnSoV//Jd+78+7bvvt ni3ONKw2n/LZ+3+bg+KE+eGSpx99xtPtBdvzlovNDRMCHk72qXsBW0G53SKlpO0rzrsG17YYq7m+ umHhKpazgEbmnG96bBJzlM1QQQiBwllJ15U0EoxO6ZaWs/cuePTDU/rLU8Ii5sgHXPmGx9sdWZSS jFCPHRjB3WLJu5NDBhVhTIcPHXquSIuUNC3w3iJDg1QFYZ4QRxmRskyUw+uIXI0I4ZjYkSBWTI3B +p4eEEr930XeNlF8cZEynSwY+gqsIBSeyXxJECfEu47HN2c87Wveeu1Vfufv/me48/oXifUV+3eO +OrX3uDnvvwFsiJl6iRDFBBIyw7NNolpjeDRJ1eYbseoe+IgRPkOJRzRLMOJgOlygYqmVM+fcvPo b1LebBhbT1v1qFpg6xZvyrf+7H//F//jF8TVPzhY/8U3/4nfIYT8K6LzBFFEmGbU56dcbXe89aXf ym/+Lf8kF7tLHn92xvPLiv3Jgp/7yhf5hT/wL/HWV38nPzz7DL+N8VgwlvJ6RWsM2WzBa5OCcBJx GFrsOPD49IofP/uIZugZs5RdP/DZ45LWGA4efJHszj5qsaQ+SHn29Iyrj664+vSGrttSWtjQ0+8q kqigGSquXU3mAt64vyAMNbaqEUOI7yUqTJhOQg6jiCQA6z2x1shEI3VIZSVSWNJAYIUiFwk3yoPQ rH7iEguKKNCUgee+jnh1tsDZlqwTXLqSRZqiswm+q7m5fMYHTYMi5Kv/2Bd5+OorXJw+Y335jF01 pZhPuPPWmxzv38X3G7yBsZHs7U+5e/cBiTRsdo/ZPPsRz5sAj0JKTysKpPPIsaO0ksN3f5H9d34z Vhr63QUgkYxIsUWLCqH0T8onL+b8A6dCEyb/LGE/9bWH0eHGgWK+5K23f4HDN97ijXtv8N3j1/n8 b/wNXn0Y8/adBzx4+ArF136Or+92/LnvX/P9s8/5xuwuF1XJk80VvdCcHB/xpd/5TzG/c8jz771H wHc4KxXf++7HtF9wJFHB47OaR+fPmYYLvvzF+xxOAj6pPefnF6w/f875TYlanzKkkvsu4MqMPI9a Dk3Mvop4bGsOTMqhiXioes6compH8kDjhceFFq0nFEYQ+A1S3Ko5iyAmHHtQt8a/Ezfg0RR2ICAG HAtSVtqCVmzNyG/KchbBnC7wrLZbTlSB358R+4Crsub75YaV15wcT1nMjnFeoHSACiLq3QVismDv 0HJ855hVfUlVNkTzGf/4a0ek0wmP1zM+3lWsPv+Eqh8Y2zV2FMwz2D3ZYO1IPntIcvwGjC1jkFGe fghWgMqojCVYXRDHM4poFv7/Btaf++XfJwzum1tr/62xVmRuRScEorpkvvcNjo4t+XLKdnPNdHFE MS94eHCHvCjYVTvst3+Nm08+YpYesY4Hvr/aopXCkDJ1NQ9ff4ff/nv+ZSZJx//cZCwvPqK7bnm+ s5x/9wlh6Nk4x1G85J1XTri/l/Da3oKHY8+vRwkf+owVn1P3nyMCaKcJYdOz6QeM6nmgHJmM2PUb Mj/nQRaxsyFNZ3GpQfQKXzp6DUSCvTyjaht6p3GmQwpF6jdUjScWDqMhEBE7wKuU0jkiKWgcHLiE oyxnTAR+HNCZxgchQZghzp7w/vkNN1lI4AydrylXNwxdQxTFeAeKC3SwD0ZwMA/5noqIkpEv3ply UISUYsreQUiV3KHZfZdHTz6lvXxCKe5x3+3Q4RYh5+y99iVUlLGqWsL8IcnSYG8+ZxInrJqGi9Nz guKI6Sz+d/7s//AX/8If+Bd/z6//tGD9fadCRyiV0L+iZUwSKGQicM6S5IcIq5gfHRJEIU+efEZ7 /pj9u/tkqWZXlpTrkh999zvcnH5GNJvxpb0D8skUIxMmsiHND3n79fscnCzQgSSfDESz14gSkHFK U7asGklsJccPTnj3XoHwjvPVimWc8s5+QV7ERNOUoZjgR8Enmcello0J2Q4DtbM8kCnP6TkzG2Ym 5H4YMmYx4zgikXhzQ1Nf4dY1qxCiKCGNEuTYcVk3jF3PfpqDzNg2Hd2okEIBt0N9WvXQC95JQxbT Q7wFNxh0EBEuDhF9xQ/WFzzTGpnlZElM07V8/PH7VE2F0po0T7HcxYwGKQVt78m9Y7ZccJTHNDpD rEuMUSSBYDKfs1QJ56uKy4uPeLK1mPiIydFrBOEcKcECsVTk+SF5OsEMW0KZYHXCxfUjzp89Zf3k xy9E5u/v/44ls/9ms9uyq0ammcCJDBWkKH1AkgpEPGGoGj74W9/l5tkjllWIk4Ku7bg8vaDsW66a lq8+OOZ3fONneedkHzsKBhfw+ltvkR/OKa8/5ewckP7WGb73DHpkL9MUYUiuCo72JxxPJ8yLDDP0 OO85CB2HsaW1IXmeIouUSMAnXoG64dp6nmnJR/GMZDKj1Z6r3a3ZZF6WdEPDulmzRUEUY6KBhAyx n3P/OObhw/u89cqCePoK2Wt3iPandBTc9CWbscM70InFeMlSOY5nS6rQYNqKWZhRzI5x48B3nn/O D3cGv5+Q7mfkexGxNVyen/Hoh++xq7YU0zmT+Yz9A8mmMmy2OyZTxXK6x/5iBghISszYMkk8vchY 6IBFmrOMFly5A666h1xtR56vPiCQmjQBGwii+QSZHdLKmIPDPeZHB6h1xacfPsI0Ny+Cq7+3VPin /5N/T9O1bj7R39pe7f5gebNl27TkQ0ggl8zTiHg6I51JuutLHl/tuL7+FDWONNEFvnvltjM/jDwv V4TJhC+/9jrhg9e5KzyZesKqOOCVV95k4keufv1/wUVLxm7K2K8xgeLV6YLl4ZTzccB5OMQipSZO CgIdgfcIFJYILxzLw0PUoiRoR8b2gutqwE48VTHlMIiZRhMOp0vaaoeyFZGpIVfI/YS7k1c4mE5w zpAIz5Hex8x7tJjwcdNzcfqcV/OR7PWv8e27n/L++49IA08oHf0YM2sG9ouALIxwzQ6VJojZHjJK +Ozz93mvHjCzlKNpzv5sH2kyrFVcrUq+8+1vs9t1vPuVd1nux1ydXfHet3+N9eVjbLxgEkpqF5K6 EhOGKAGVSygTiXIGLWEQKVpqtqqiObtgb9yyKF5jMV2wKnf0MmWS5RTBHYq9O+wdCT7BUl2dEhaz /xH4qXfC/l7vWH9QCPcr7afP3XXfc316gfOWS32X45MJLkxxwNgZrs9Knjz5DVTXEUhNpxQd3a0t nOsJ6oS77+6TxQFj30IgSaKO+f4xUX4Cz3/Ibi0Qk2c8uxTsti137t/l57/4ZYQRzNuWZ5sLvBR0 Q08kFFsZApbGObbdyDJRnOQBNxcWHQYcH075pG4RbYurKm7yc8LDY7rFITNRcj1CNpbcqWte/8Ir vHHvS4zdQF+WDO4G26QMfctnfc1zGfHWQcbbbz7A3/0F7v7GX2Mb7bFIoPjsU65WN+yFKbkO0Y3D TmP29o5p44AP1yve293QBAnBLGB/sc9bhwVOTciLBadnF3z05DnOSKzNSGcDT977MZvdljjfJ/SG tq3pdoo7h3OeVxUTUbMxLfvxlOfqgrHvwazpfEERJhQP32ViS+r1Y7LkHQod0o8jMp4RZ4oomZEW E/buDuxFAUIns58Wqr8nsP7Sf/bH/vB1X/5Xousg9PLqbAU6RooIoUPW5RVVLUirgTCB601D2Fbc DA7lG95943WmWcDYjnx4c0qE553jr+Mme3ipccbgUExnC5pxBV4TzT1X5Y6zzZZplPHlBw9ZLBKG wVDohP0m56J2/MxRQNUb5nJECMmTWhHsGg7NQB5JfJ5xeX6Jj0Im85zduqS/fkaUv8n0+JBi7z7T qOW42EdNjjh/+hHz0DKWPZvLj7k47Sn7M1YlXF6esVIJP/PFE9567YTJMqPUAdPZMb/rt9zBKcNw 7y6/6eyC3dWa8uqUfhKSTg8xMuJsV/HB5QXPmOBiz+txwRceFNxJPbGU3I0yDpOEq3PLut7yox// dYxxHKQ5X/tNX2HoQp598h2248DB0NL3KVFY0DUd++nAqVAUWYrZO6S79OibDctlwdHbX2FfDVyt TrHtY2RwSKoTWn+rWRpGGuM8+5MpO3sHhppf+9N//o/8tn/19/9UYzT/r2BV1faPC9sjfMww17yy aSgXE1Q2p76+4tmTD5nlFlMsUZuAdnhM1XuisMcHh1h/u5rU+jVUkN5bkOYp3fSI5MkP6L2GYA8n NJlsCUPJWDo+LhW267mzLFjmIbtdx2wU5AqudMFFdcajc82rR1M0kvNRcHl5im+u6KOaVxZ3CI4E fysSnJ+P+PYSMYwoHdC3I0mccrznyPxdHt7T6NnXmR3c5/nf/F/57nf/N86vrtntNqy3NcVY0ezf 42Q54a29OZPFgs2V5frqA750f8EE+KT0fOkXfpZg80M++7X/g6ZrEHFGmKTs+o4Pby542nuc0Cwi +Mq9fe6lksg42sEyjw1tcUAiS84qR931TI6WfOUrP8dkHvP0k3OkvEOhz1i38NlQ8W4eci4cAw1B Cdt8jwfTgiw3oD1hVDANFORLHu4dc3XxCeWwI4+nNG6HlLemmQKHLvZI3EC9qjgd2/+cn3I+6/8C hpNkYqPlsbMAAAAASUVORK5CYII=</text:p>
          </table:table-cell>
        </table:table-row>
        <table:table-row table:style-name="ro7">
          <table:table-cell office:value-type="float" office:value="871178" calcext:value-type="float">
            <text:p>871178</text:p>
          </table:table-cell>
          <table:table-cell office:value-type="string" calcext:value-type="string">
            <text:p>Merric Thorngage</text:p>
          </table:table-cell>
          <table:table-cell office:value-type="float" office:value="1" calcext:value-type="float">
            <text:p>1</text:p>
          </table:table-cell>
          <table:table-cell table:content-validation-name="val9" office:value-type="string" calcext:value-type="string">
            <text:p>ROGUE</text:p>
          </table:table-cell>
          <table:table-cell office:value-type="float" office:value="9" calcext:value-type="float">
            <text:p>9</text:p>
          </table:table-cell>
          <table:table-cell office:value-type="float" office:value="13" calcext:value-type="float">
            <text:p>13</text:p>
          </table:table-cell>
          <table:table-cell office:value-type="float" office:value="11" calcext:value-type="float">
            <text:p>11</text:p>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table:content-validation-name="val10" office:value-type="string" calcext:value-type="string">
            <text:p>SHORTBOW</text:p>
          </table:table-cell>
          <table:table-cell table:content-validation-name="val11"/>
          <table:table-cell table:style-name="ce25" table:content-validation-name="val12" office:value-type="string" calcext:value-type="string">
            <text:p>LEATHERARM</text:p>
          </table:table-cell>
          <table:table-cell table:style-name="ce25" table:content-validation-name="val13"/>
          <table:table-cell table:content-validation-name="val15" office:value-type="string" calcext:value-type="string">
            <text:p>HALFLING </text:p>
          </table:table-cell>
          <table:table-cell office:value-type="string" calcext:value-type="string">
            <text:p>The town of Phandalin is built on the ruins of an older settlement, vacant for five centuries until some hardy settlers set about rebuilding it some years back. Drawn by stories of gold and platinum in the nearby foothills, you came to Phandalin as well, not to earn a living, but to prey on those who struck it rich. You joined a gang calling itself the Redbrands and made some decent coin as a burglar, enforcer, or fence.</text:p>
            <text:p/>
            <text:p>But you must have made an enemy among your fellow Redbrands. Someone set you up. On that person’s word, the head of the Redbrands—a wizard called Glasstaff—tried to have you killed. You escaped, barely alive and thanking Tymora, the goddess of good fortune, for your luck. You fled Phandalin, almost penniless and with only the tools of your trade to your name.</text:p>
            <text:p/>
            <text:p>Someone in the Redbrands nearly got you killed, and you sure would like to know who it was. And then you’d like to take your revenge—on that person, on Glasstaff, maybe on all the Redbrands. And you just got a tip that might help you: someone named Halia Thornton also has it out for the Redbrands. She lives in Phandalin, which means showing your face to the Redbrands who still want you dead.</text:p>
          </table:table-cell>
          <table:table-cell office:value-type="string" calcext:value-type="string">
            <text:p>iVBORw0KGgoAAAANSUhEUgAAAJYAAACWCAYAAAA8AXHiAAAABGdBTUEAALGPC/xhBQAACklpQ0NQ c1JHQiBJRUM2MTk2Ni0yLjEAAEiJnVN3WJP3Fj7f92UPVkLY8LGXbIEAIiOsCMgQWaIQkgBhhBAS QMWFiApWFBURnEhVxILVCkidiOKgKLhnQYqIWotVXDjuH9yntX167+3t+9f7vOec5/zOec8PgBES JpHmomoAOVKFPDrYH49PSMTJvYACFUjgBCAQ5svCZwXFAADwA3l4fnSwP/wBr28AAgBw1S4kEsfh /4O6UCZXACCRAOAiEucLAZBSAMguVMgUAMgYALBTs2QKAJQAAGx5fEIiAKoNAOz0ST4FANipk9wX ANiiHKkIAI0BAJkoRyQCQLsAYFWBUiwCwMIAoKxAIi4EwK4BgFm2MkcCgL0FAHaOWJAPQGAAgJlC LMwAIDgCAEMeE80DIEwDoDDSv+CpX3CFuEgBAMDLlc2XS9IzFLiV0Bp38vDg4iHiwmyxQmEXKRBm CeQinJebIxNI5wNMzgwAABr50cH+OD+Q5+bk4eZm52zv9MWi/mvwbyI+IfHf/ryMAgQAEE7P79pf 5eXWA3DHAbB1v2upWwDaVgBo3/ldM9sJoFoK0Hr5i3k4/EAenqFQyDwdHAoLC+0lYqG9MOOLPv8z 4W/gi372/EAe/tt68ABxmkCZrcCjg/1xYW52rlKO58sEQjFu9+cj/seFf/2OKdHiNLFcLBWK8ViJ uFAiTcd5uVKRRCHJleIS6X8y8R+W/QmTdw0ArIZPwE62B7XLbMB+7gECiw5Y0nYAQH7zLYwaC5EA EGc0Mnn3AACTv/mPQCsBAM2XpOMAALzoGFyolBdMxggAAESggSqwQQcMwRSswA6cwR28wBcCYQZE QAwkwDwQQgbkgBwKoRiWQRlUwDrYBLWwAxqgEZrhELTBMTgN5+ASXIHrcBcGYBiewhi8hgkEQcgI E2EhOogRYo7YIs4IF5mOBCJhSDSSgKQg6YgUUSLFyHKkAqlCapFdSCPyLXIUOY1cQPqQ28ggMor8 irxHMZSBslED1AJ1QLmoHxqKxqBz0XQ0D12AlqJr0Rq0Hj2AtqKn0UvodXQAfYqOY4DRMQ5mjNlh XIyHRWCJWBomxxZj5Vg1Vo81Yx1YN3YVG8CeYe8IJAKLgBPsCF6EEMJsgpCQR1hMWEOoJewjtBK6 CFcJg4Qxwicik6hPtCV6EvnEeGI6sZBYRqwm7iEeIZ4lXicOE1+TSCQOyZLkTgohJZAySQtJa0jb SC2kU6Q+0hBpnEwm65Btyd7kCLKArCCXkbeQD5BPkvvJw+S3FDrFiOJMCaIkUqSUEko1ZT/lBKWf MkKZoKpRzame1AiqiDqfWkltoHZQL1OHqRM0dZolzZsWQ8ukLaPV0JppZ2n3aC/pdLoJ3YMeRZfQ l9Jr6Afp5+mD9HcMDYYNg8dIYigZaxl7GacYtxkvmUymBdOXmchUMNcyG5lnmA+Yb1VYKvYqfBWR yhKVOpVWlX6V56pUVXNVP9V5qgtUq1UPq15WfaZGVbNQ46kJ1Bar1akdVbupNq7OUndSj1DPUV+j vl/9gvpjDbKGhUaghkijVGO3xhmNIRbGMmXxWELWclYD6yxrmE1iW7L57Ex2Bfsbdi97TFNDc6pm rGaRZp3mcc0BDsax4PA52ZxKziHODc57LQMtPy2x1mqtZq1+rTfaetq+2mLtcu0W7eva73VwnUCd LJ31Om0693UJuja6UbqFutt1z+o+02PreekJ9cr1Dund0Uf1bfSj9Rfq79bv0R83MDQINpAZbDE4 Y/DMkGPoa5hpuNHwhOGoEctoupHEaKPRSaMnuCbuh2fjNXgXPmasbxxirDTeZdxrPGFiaTLbpMSk xeS+Kc2Ua5pmutG003TMzMgs3KzYrMnsjjnVnGueYb7ZvNv8jYWlRZzFSos2i8eW2pZ8ywWWTZb3 rJhWPlZ5VvVW16xJ1lzrLOtt1ldsUBtXmwybOpvLtqitm63Edptt3xTiFI8p0in1U27aMez87Ars muwG7Tn2YfYl9m32zx3MHBId1jt0O3xydHXMdmxwvOuk4TTDqcSpw+lXZxtnoXOd8zUXpkuQyxKX dpcXU22niqdun3rLleUa7rrStdP1o5u7m9yt2W3U3cw9xX2r+00umxvJXcM970H08PdY4nHM452n m6fC85DnL152Xlle+70eT7OcJp7WMG3I28Rb4L3Le2A6Pj1l+s7pAz7GPgKfep+Hvqa+It89viN+ 1n6Zfgf8nvs7+sv9j/i/4XnyFvFOBWABwQHlAb2BGoGzA2sDHwSZBKUHNQWNBbsGLww+FUIMCQ1Z H3KTb8AX8hv5YzPcZyya0RXKCJ0VWhv6MMwmTB7WEY6GzwjfEH5vpvlM6cy2CIjgR2yIuB9pGZkX +X0UKSoyqi7qUbRTdHF09yzWrORZ+2e9jvGPqYy5O9tqtnJ2Z6xqbFJsY+ybuIC4qriBeIf4RfGX EnQTJAntieTE2MQ9ieNzAudsmjOc5JpUlnRjruXcorkX5unOy553PFk1WZB8OIWYEpeyP+WDIEJQ LxhP5aduTR0T8oSbhU9FvqKNolGxt7hKPJLmnVaV9jjdO31D+miGT0Z1xjMJT1IreZEZkrkj801W RNberM/ZcdktOZSclJyjUg1plrQr1zC3KLdPZisrkw3keeZtyhuTh8r35CP5c/PbFWyFTNGjtFKu UA4WTC+oK3hbGFt4uEi9SFrUM99m/ur5IwuCFny9kLBQuLCz2Lh4WfHgIr9FuxYji1MXdy4xXVK6 ZHhp8NJ9y2jLspb9UOJYUlXyannc8o5Sg9KlpUMrglc0lamUycturvRauWMVYZVkVe9ql9VbVn8q F5VfrHCsqK74sEa45uJXTl/VfPV5bdra3kq3yu3rSOuk626s91m/r0q9akHV0IbwDa0b8Y3lG19t St50oXpq9Y7NtM3KzQM1YTXtW8y2rNvyoTaj9nqdf13LVv2tq7e+2Sba1r/dd3vzDoMdFTve75Ts vLUreFdrvUV99W7S7oLdjxpiG7q/5n7duEd3T8Wej3ulewf2Re/ranRvbNyvv7+yCW1SNo0eSDpw 5ZuAb9qb7Zp3tXBaKg7CQeXBJ9+mfHvjUOihzsPcw83fmX+39QjrSHkr0jq/dawto22gPaG97+iM o50dXh1Hvrf/fu8x42N1xzWPV56gnSg98fnkgpPjp2Snnp1OPz3Umdx590z8mWtdUV29Z0PPnj8X dO5Mt1/3yfPe549d8Lxw9CL3Ytslt0utPa49R35w/eFIr1tv62X3y+1XPK509E3rO9Hv03/6asDV c9f41y5dn3m978bsG7duJt0cuCW69fh29u0XdwruTNxdeo94r/y+2v3qB/oP6n+0/rFlwG3g+GDA YM/DWQ/vDgmHnv6U/9OH4dJHzEfVI0YjjY+dHx8bDRq98mTOk+GnsqcTz8p+Vv9563Or59/94vtL z1j82PAL+YvPv655qfNy76uprzrHI8cfvM55PfGm/K3O233vuO+638e9H5ko/ED+UPPR+mPHp9BP 9z7nfP78L/eE8/stRzjPAAAAIGNIUk0AAHomAACAhAAA+gAAAIDoAAB1MAAA6mAAADqYAAAXcJy6 UTwAAAAJcEhZcwAALiMAAC4jAXilP3YAAM/6SURBVHictP13vG3XVd6Nf+ecq+1+9un19iZdXUlX XZZlW7axjTG4vmDHCQESIAQSkk8SEl6Sl+RN8kvIL5CE0MFAwBR3wLhiy5JtFatLV7q9n3t62X3v Ved8/5hrn3sFJiQEtj/Lvj5nn13WGmuUZzzjGSLJIv6nDwOO8hiEvbfeeuvR3zh4UJfe8PqjPPfc MllmuOnmccIwwSAQCIquAgGxBldBregCgtHRAptbfX71N57lNXfPcfjoFJutCK0NEyMB1ZKLMQaM wA8cev2EQRjjKjBG4HsSz5G4jsJ1HRxPIgQIBEqBlAIhBK6yP4/CGE8aiq4AKTBa4CpBsebjeC5C CIQBEAAIYTCQP9eANhhj0BkYQAMG8aqfxzoj09jnA9pAfaTApz93lmdfWOXH/8lrabQijNZoY99J G/s6xmiMNhgj8r+1/zZGA+BIwVZ7wFYn3vlOQkCaGrZbIak2FIouLz6/QrsT8uDr9pAmmiQ2KCkp l11+/r9/kXe980c+8iu/+t9/YGtrmyzL/ufX+q/wIfr95l/4pEKhxn/8qX//8L/6V//yoX/zb95K rxdy6tQmY6NFJidLpGmGMYLAlThSEmUGIaFWclECRqoBvV7CT//3J3jtfXO8/g37OH25CcYwUgkY rwakOsMAlZJHqxPx1NNLHD44Sq3q4SqB60ocx8FzHZSSCGWNSgqNlBIhBcqRKANhGOOJjFLggBAY A66nKFd9XN8jSzTKWqW1GglG2P9jtM6NB0wmMEJghMmNCrTRgCDLDFkGmTZkRqOzDINACUmSpPzM LzzNO7/tEMdunqLZCjHYt8uMfUuhjTUmJMbY99PG/tLepAZHCdZbfdrdBCEFEnAcSZpo1rb7aAwj IwFPPXmNJNHcde88cZyiNRSLHqvLG/zaL7/Aiy+evPPWW296LkkShBB/Xbb0qoc0Bv5nh+P6QFT4 H7/5odtuv62KVBBFGTMzZWo1nyTNAOsNHCWJM0OqNUVf4ggolXziJONnf+kp7rxtkje9aT/nrrbR maFYcBir+mTa3qXFwEVrw6OPXqZS9pgcK+A7At9TuK6H67q5ZwIpJVKCEPZiukoi0oyoF+EIQyFw sLZi8H2XSq2EclyyRCOtbwLAyNxT6aFRaTACsMYqFCClPRloTG5UWoPBIJTBkRKlFBJBnGTMzVXZ vbvK088tU6t6IEDlHkeI3P8Jaz6g858LpBD5v+3P4lQTKEkpUAgDwoDODK4nGR8tgBF0OjF33jWH 7ynOn9nEcx2M0URRwk1HdzM1Bz/8w3//N8GeszTNyFL91344Sfznh0JjDMVihc997g/ee/7CpdF/ 9KMP0G4OEAJqNZ8ss+5bConrSlJjjargShwpcByBp+C//soz7N9T5d3vuplXLjaJ44yCr5isFe2d isFzFQXf4ZN/dIpCweGeO2ZI4hjlKpTr4joKATsXWwBSgBQSKSU6SUmiGKkEgacQ0oYtANdzkUKh dYYU1ndoo61fEAahDRKJEfbQGOvp0NaANJgMtACtTR7CAGlAQ5Zl1nNlBp0ZOt2Ee+6c47d/7wRX lzq4viIJszzqSsDk74F1X1irE0IjjEEjEcYgBXie9dCuzOhFKWluXAXPZXJUsLbdpz9IuOnoJK1m SJZmZLFmebGN7ym++7tfy///Pzxy7OOf+PgH3/fe9/1Ou7NtDfqv2XFdD97f5JDKAaT61Kc++3fr dZicqpEkNg9KEptrSGHDFECSGpSEgisRCMplj9/48AsEvuK7P3g75691GYQpjiuYGCngSkmW2Zyg WvH4wpfOEkYpb3z9HnSaIpTEdR1cR9kPq0Aok+dW9o5XQpClKUkYIyQEvkIJQe4E7bXTBmMy6y3E MKfKPY6WCCSIYe5jMMKGpUwLTCYxWttwaKyBGQNagtaCLDWkqc5vMvvCzVbMbUen8D3F15+4ylit YPM0A2CQCISxF1cKmXsuck8prkdoJfB9hyBwqVU8xkYCCp60YTTLKAeKyXqBJM3QWjM6ViDLDOWy TximnHx5jX37pjh8c5Ef/Uf/8JchnSmXR5AKpJJ/vUexVOPPO6rVMYDiM88+/fpbj40Tham9UsJe MonEkdZzZJkBDAVXYgxMTxb548+fZ2Wtxw/9nTtZ2ujTaoVIBKMVn8BXJKlGChgfCXjssStcvtrm HW87gEKTGY3rOLiuAozNDYS0IQORey5BmqS4UuN6wib3UmAzF3uJjNEkaZLnSSbPZ2zOJLGvp4FU g840hhtSAQ3GaHRuFFkG2gg0Ap1ClmiSVKONzBNvgRbQTxIyLbj5pgnOX9y23k9Yz2wDr/0+eVaX h0V9/V5H7ORCOrMGpxxJqeAwPVakXvXJjCbJMqoll8mRImmmieIMMKSZ5ugtUzQaIc88vcj3fd8b WL62Uvp3/+HHP+k6rud7AUrafPiv65BxlPLnHQCPP/H0rdcWz3DbbQfo9eI88zRIaT2NUgKtM1Jt 8uRdMD5e4IWXVnn6mSV++PvvIsxgab0PAqoll3rJJ0k1xhjqtYCXT67x1LPLvOcdhxkpOoRRiuu6 eL6tKKWUKCmQw3xESqQQJFFCwZecvrDN6nqfcsGxFy83fo3BSAe/4O14Luu0ZJ4eg9Y6r8hy48n/ 1xibbmXaYLSATKGQ9ibShjTNSPP8cpgPGwwmMwgt2G4PuPuuebYaA85f3ML3FHJoLMag0dZ4889h jc3sBAwp8s8prGGZTKIzGx5Hyj61ckCmIYxTamWX8VphJ+/TWqOU4Ogtk7z80io6g9c/tMC/+r// 833LKy+93/fLKCmRUv31HXGc8M2PGIAvfuHhd0oVMTlZI8s0QuZ5jZA2NAlBZkBJ8JQgKLg0WyF/ +JmzvOfbjzA1VeH81SYGje85jNYCMmMvcKnksLLW5jNfPM/b37SP3bMlWp0Ix3XwA98GhJ2kViOE Db1SCMIwplZyOHuxwYsvrzM7VcrhivyeFzYBdz0Hx7XhzIY8G7aNsVWZHpb9+UUx5PlUYjDp8P0g TRM63YhOP8ZktjipVT0KBYWQkKaaKDLEkUEnhiTSFAsOW1t9Xnh5jUrFR6c2JxNCIKWwXkMppJCA tJWn9Y/smJwAIYfhf1g4aOoVn8l6Ec9xCGNNtewxWvUYIgr9fszERJk9e+t87nOnedu3HgPgh//B 3/1ZYMIPKjYCSPXXckhy1/ynDyntBXjpxWfunZ3xcozH3lvCWJzleggUFDyJlIJqxecPPn2GA/tG efCB3Zy+2CBJDY4UjFY9lIQ0M8j87//gM6e545YJ7r1jmvWtPsp18H0PKcwN+WWOkimFkoI0iglc Qasb8/DXrvKG++cZqwckid65AFpDluo8ckuEcKyX0jbMZgxDkw3rNq8S6MQaBkLg+YosM7TbIRvb Pda2e2xs9dls97m83OXkmQ7XlgZ0OxkYhecoXFdRLnr0mimPf3WVZiPl6WeWCQIPv+iggSjOCAcZ YZwRJylaazxXEbgOQiiMGd4Y4nqiKK0nFrkBag0F32GyXmCkHCCQ1EoetZJPkhqEFHS7EbccmwYB r7y8xvu+8xb+4BNP1778yC99QSBwpAdG/rUcTrvd4ps9fD+g1wvdldVLt+7dN0kYpjveQOWhyBhb 3biOxFOC+miRx568SqcT8Xf+1u1cXmrRGUQIIaiWfEq+YzGvFOrjBf7o82cpeg7vfOsB1jZ6KMfB CzyktNiTlNYbSHIAVEESxmSZZmyszK//zgn2LlS5/eZJ1jZ6SGUvRmbAZAbXEbiei0FhRO4FtLB4 kczBSSNtjWaMxa0A5UkynbG+0afTjQmTFKkUQkmuXutw6vQ2i5dCVld7SJUSFASOK3GcPEE3gk4n otPNaHdCHvl6g5/814+xe98IUzNFRkYDlJJEUcIgzNA6w/cU4yMB9UoBz1GkOaIq83zMYlxy50bT OZgshKRW9ij4it4gZXREkWSa3iDBcwRhmHD/a3bxxc+d5TUP7mFissBP/MRPHH/Nl9/xdwrB/IdI 9F8LtuVE0TeHG0qlEidOnDscx42RvXtmCMMkT5ptXoWwpbWQUPQUpaINgU8/t8Tb3nQAqRQbjRBt DIGnqBd9TGbIEs1oPeDlk+tcuLDFD3/vcfqDlDQz+EUXz1d5Ei0sTkVevUlBOoiJw5i52Rpfffwa vU7C3/2uW9ja7lu8CYFOBUJCoejiBy7SUTmoaX8v8oBnMjBa7mBWmbDvoZQgChNWVztsbIegHBzH 4dL5Bo89cZVTpzfpNBKkkihP5LiNQWsxrGlITYbAdgtcz6YNn334ZXhYUSn7zC1U2bN3hP37Rpmd q1LwA7rdiLOLLWrlPtOjRUq+m0MaNudSUqIcG3KzPJyCDelpBo6S1EouQaJwpODKaoswtsVIreZz 5KZJXnl5lTvu2sUXPnuGLz38Oz/+7W//5x9KsjDH6P6KDcvzvG/6Cykla2tr+7a3NzFmAqXkDrxg v5E9iWXfQSeaTifm609eZX6uyh23z3DmUpMkMyipGCkHuA6EUYbvKuI45atPXOWtD+1lYqzI6nqP oOijPAVkCCkRRuYmBa6ryOKYNEqoVgNW1np84+kl3v/OIygpiRJQjkBrg6MkQdHFLzggpbUbk9kE 3EgQOgdEFcIYEJpMWtjCaE2zEdJsDuhFGo3H2TMNnvjGFc6e3SJLYHKswtz+gDjNcB3X5n9KoJAW gdd53pafHykFrW6XNNV4jkuz1eP8qS1On9qgVHSYni2xZ0+dAwfGmV8YQXmK5eYAT0ZUAwdHSRIN UgjKgUPguzm+luaVpQVedI6H+a7Ed31cp875a00GUUq7HXHs1lmuXGniOBnjEy6//Mu/tfDWt3zf OBQ2e4Pmdcjjr8qw/jw3WKvV6Ha2Dy5ebbO1OeDgwQr9forME0ltbOVSr/hcvLTNK2e36PcS3vG2 Q2xsDejFKdoYKgWXasEhSTIwmrGxIh/9g1NMTxR58N55lpY7OL6DW3CsGZm8yspzLNdVZEmSg5+S aingk58+wbGbxjl6eJyl1Q5SKrLU4HmCQsnDcRy0tnkT2lZSwhjAtp7QWAMTFnmXQtDvhTSaAwZR hk4dXjnR4ktfvcjpM6toLRmvlxibLhG4Pv0oBiGJkgSMIdWGNEvxXHfn7hfC/lMIgee4+Aoc5VCa 8hECkszQ64WsXulx4fxlvvrIFaZnShw6MsGhwxPM7xohlpI000gDUWboD2LKRZeRcoBylO1YmBtg CywUgjGMVnxu3lvn3NUWzW6E04144LV7+NpXLzBSL/Pwl096L7z45X979/H3/1A46P6Vh0On0Wh8 01/4vs/K6vKsdIbtBrnTchieuIIjcZRgqzngytUmC3MjTI0XOXO1QZpqHCWoFV2yJCNOM8ZHC7xy aoOtzT5/928cY3t7gFASr+jlTWGLhEspbb4qLZQRD2KMEIyNFHj2hVUyrXnbQ/vY2A4xwiLfxYJL UHSQjsr7bTbcIUTeAB4WAwZtIzlIQRJrmq0+280BCkWvBX/0udN88avn0GQsTE4wNznK1bV1Fte2 WJicJM00Gm2LGEcxGPTRRuN7HmiNFmKnMY2x3QIjIcwSRGYTc4WgXPSpVgogoDuI2Frr8OXFC3zt 0cvs3TvCzbfOcPToFDNTZXwMUQTbnZh+lDJWLeC71iOb/PsNUXwjBVGqKQcet+wb48pKm5XtHqPj RebmazSbEWkKv/kbv/V37rnz/T9ZrYyuJ0m4Ax7/lRjWvn37/swPhRBUKhWUkodLJZGDeMM+lk2s lTSM1gKuLLa4eKnF1ESJSslho9knTO1JrQYeBVcQxRlBYEPpY09e48F75xipBaxv9ClUfJSjcqZB HqZ2vqAhC2OkMHi+QzjIOHFqnQfvnUc6EHZSpJAUCjb8CWV7etoYhhi2zr0Wgp0LPnz5ZjNkqzGg 20koewGnT2/ze3/wCpeXt5gcGWF2chRjoNcP0dom0amxRYC8oS2S6pTA9WyVvAN87tgVWQ7MMsSs 8qJHGhDa4gO+q9g1N4ZmlHY35PyZFmfObPLowxc4emyKO++YZ+/uESpVj043Ynmzw1gtoOA5KOUg pYOxaGoOUwiixN7cBxZqVMsei5tdjtwyxdpanwvnN/jUpz7v/viPP/n9C3P3/ftev/VXa1jNZvOb GpbvByRJ7FUqRZTM7/i8laLReFJSLbt8/uQGxmhmp6u4jqIbZnk+IakVFcZopBJMTZT49GfPMVLz uf/uOVZXu3iBh+u7O/gT2CQVDEoKdJyiswzpKMoFj0ceu8rcdIVbDo+zstlDSUlQ8vF82/KxVeqw G5e/ZGYxMy2E9TJSEMYpm1shm1sDfCFJ2vCxr53ki1+/iNGSm/cuEHgeYZzYUKokQkprXGbIPRgC FQKhIYkT3EKRMI1xlMR1XNIsG+LJ1hB3fKb9a02esxrLdkiyFCOgXPKpVaeJ4pT19TZfe+QS33j8 Krccm+G+e3az/8AI2tGsNUJGSh4lP8PzfXxHkWkb7iUWssu0IdMwUS8QeIpGFLN7X53LF7e5ttjk 13/9137wJ//Vff8eI0iT5K/OsIZA6J82rF6vh1QulXKZYsFBa52jwQYHwdR4iedeXGV1o8tr71vg 6tUWvUFGlp/uSsHBdSBOoFb1WFxssbjU4Tu/4zCdts2XvMDNm8W2LXtjh59ME4cpSIGjBBvbIUpK jt86xXYzQhqBX8gNUxgyY5B5o9jkZASRgsKQ5YwIraHZCmm0BiR9jZsonj+xzmceOcPiSpvZsXGm xmpEaUovDFEIjDRkRuAqZSthndkrlvd+TKop+j4b7Ta1chnPcdloNakUi1QKBeI0fZVJXf/vHJ0z tlCyodO2okymSdIMKQTzc3UyPcLGVpvnnr3G888uc8dt83zL2w4yNhXQ6MWk2qGQGhLPoRS4FmLV FslXwn7+ONEUAgdHCd5w/wJL11pcW2zy4Q9/bOFf/PN/e7xam3k+ift/ZUm84zjONzUsx3EIghJj Y1VKJcc2i/N47ns2t/rGMytMT5YoFS34GGYZxkDBU4yU3LxKExQLDp/89CI3HRxj12yF1bUuQdFD 5X1AKS0NZeiKpYAoTjF6eNLBUYI7bpvCcSTRIKNY9fGCG71djvUAmcm9AAYjbV9xMEjoRzGDXsr6 5ZjVlR6PP3eFp1++hu8E3HJwF9II+mFkDYg83zO2ge27DtrAIE4p+F4e2iAzmlKhQDeKWNraYt/s DKO6wsp2gzhNGatWSNJs5/nDhzE2tCopCZMEKQSOUjvPE3n2n8T25pqeHGFirMr6ZpNnX7zKuQsb fMc7jnL0+BSdyLIrEp2RZJpayUcpW6UKcuPSQ2xQMFr0eNtD+3n6iSucP9vm45/4nX/ywQ/8078Z p9ENZv9/9pBTU1N8s6NSKTMxPpH0einnzm7gOXKnfF6YrfLI166Qac2D9y9AJuj2EsplS6WplRxc ZV392GiBl17eIMs0r79/no3NAY4rcX0HMDt3s+3fSRxHohONTjWOazEpNASu7bVFg5Ri2SUoesjc mDJtUCbPo6TM+S3XG7nNxoB2O4JIcunUgE99+iL/7be+wdMvX2NspMre+TF6/YgwjiFnMQht+34m k6DBlRIJRHGMI20bRgnbyc+0ZqpeR0rJldU16pUyuybHaXW7rG43cR0HJW24tuRE2/90lcN2p8tm q/0qwxvCCJa9IZEIktgi9LNTY+xbmCEKMz78+8/wqY+8zKCdkWiIUk2UpDQ7AzKTIQWAfd/88iGk otNNuOXIBG/9lkMA/OIv/PJ3QTTtOAFGC4yR/8eH88ILL35Ti6tUqugsvHzu3BoFv0Kl7LLdSKmV fZaXuzx/Yo03vHYX1WKBTiNho9Fn16ExHCEo+5IsAy+v0E6c2uD4LZN4jqSbaXw/T7TzUCCQKGls G8cY4ighh/kReTmd5jyooOQTlP0d1qXAhjtthkZloQWpLCVnqzFAGo0JFV/+6hqf/MIpVhub1Mol SoUaniMZhAn9MGKsViHT2c7nAtDoHPl38F2XKElwHZkzRrlegWrNwvg4V9c3OLu4zIG5GQ7MzXFh eYXF9Q3mJsZxhYPONBhwHUUvDImShIWpcQSCJEmt549jlJQ5aS//jkKgMURxjFKK/XtmaLd7PPXc FS5f3eY7v/N29h0YJU0yhDF0+hGlwEVJB4S0uW5+oykp6fViXvfAbj7/hbM89vXzzle/9pl/8boH 3/OPjNYIIf+sQfzveqxev8WfPrq9JlJBZsLLnU6fm47MkCaakarPdmPAr/2P55meLnH08CStRsj5 yw20FEyMlygHAk9Zotpo1eeZ51cIPMkdR6doNCOUkjie82qGQc4mEFISDxJ0ln+5vGemBaSZJih4 +GWPLKcIG6NReZWWCpmT8DQoCKOYjc0+npG0NjS/8/vn+JWPPMVqY5PdUxOUAp9Gq0PJDywjIDfU oePQuSuV0nYbjIFqqUSWaQZRgpCvPvlpzpLYMz2J4yhOX13CYLhp9zzGGK6tb+I4ynL1pUXKB3GI 1hmeq3AdSeC7eJ5DlCSkWfZnLrBC4CAwWUYYJlTKJW7ev0CzEfFLv/IYTzx2hdQoMiNIUxhEGWmW oLVmyI4U2PeOwpTdu+u87kGLCvz8L/zCewGEcEiS5P/4cB54zd1/xtqEkATBCH/0B79xb+DD4UOT FAKHs+e3ePnlNapVl/uPz7G5PsD3FddWu5TLPiMVj6KwgwOuEgzChMuLLe68ZcrST3JPohy1w0sC MMLgKkmWZERRirRVAkPqrs4MQSHALfr5hbdAqhpeVGFzFolBKEGnHRG2U1zpcP58j4/+0RmePnkB pODmvQv0eiHLm9uM1SrkkxikOiVJU1xXobXJe6IKITW57drcL0nphyH1coU406/qE2ut0Qp2TU2w ur3N2cVr7J2Z5ui+XZy5fI3F9XX2zE7a6lpZGMZRNj/NtPUoylF4Stn3viGRFjfAGCq/JcM4xpWS m/bPsbS6zcc+8QLXlhu86zuOUa/5pKkmERqlDFJavjzYvNGVDmSGB1+7iy8/fI6Pf/TL82f+zRNv O3zo/s8n8f85YCqVCnjVIX2CYATovucjv//h9x49OsK+vSO8eGKNS5caZJlm7+46o7UinU5MsxPR 7kcszNXwhGU9ZNpQqQS8cmqLatnj0IFR2l2bFCtvyEUf0kM0eeuROLR3lyXzGQtsZIZCIaBQsuHP MkNtyMQYMmEncGTODm1sRUTtDIniqWc3+YX/8TxPn7xAoeBzx6F99PsR680W1VLBgqsmo+DYQqMf RcSxxcbsZEyOP+XUFa0Nxmh6YQhCW1xj58KDVJbSkmYpcxNjzIyOcnFpjY1GkyN75kjSjKW1LXzX I8s0/SimXLSkO2PIkXQbKpUUBJ5jDUoI4iQlShKbqxlLXXKlRGtNpx8yPTXKnukpnnjiCr/0a4+z st7DL7jEaZ4maJ13P8DklXcUJhw9NMFrXrMLreHXfvXXfgbADwIcz/k/OqTWmlcduRf5zKf/x394 6aVV3vXtx3nyG9d46cQae3aNkKaag3vGWN/s43uSq0tthCM5uL+OMtZbOVIwiBJW1rvcdHCMOMkw GKSjLNsgr4jydBKlFFmSkSSpPcm2+4UxhqDoUyh51p1b/4bOrNFl+cWW0p68xmaIiAxRCH/ylVX+ x8de4tLKCuP1CjfvWaDXj1hc32JuchzXcXL8yHqiUhCQpClxmtIL+ziuRJvhuJRGk+F5ilIhoDMY 0I9DfE8ilUE5OW1aWgM0RjOIIiZGa+yfn+Tq6iZLmw2O7Jqj3QvZbnVxc8wpTdLcMK8T/TSGME5w XYXvKRypUFLSGfSJ0wTlWINzpGOLCAT9MKRQ8rhpzwKXLjT4mf/6CC+9sk6h6JPlp05rndN0LCSj NZQKLnfeNgfA7/zOx29qNa/d7Dg+aZyQJulf+pBR3Gd4hFEfJV2gN/NzP/8Le3bt8kkSzaNfvcL7 3n0TV641KRd96rUiYZTheA5La11qVZ/psSKOtO2VStnlzLltCgWHPbtG6A2SnN+U41Y3usx8AiaK kh12ABhSY/B8D78QoPP2iKULm52QoLVAKkmqob2RIBJYW4/43J9c4yN//BJrjS0WpsaZmxgniVOu bWxSLReoloskWUYY2STZcRxGymWiJEUKwSCKiOIEJwdrEWCExvclgafIMk2nP8BxcobnkJyXA6E6 ZyWsbG3T7UccWJhmbatJo9Nl39wEq41tkizFUdJScoTBkTqnIgkCzyVOLONDCInjSspFn1qxRLPT xaDxXImQBsdTlnFihB39EoZjB/bQa2b8zH95hEceu4wXeJBXowZI0nTnnPZ6McePTTM3W2Flpc3H P/7xHxHCQebR6y97SEd5DA/X8XFdn5df+uI/eOThk9699+wnGqT8X+++me3GgDNntzh+bIbNZogx MIgzOr2I3bNVVD79ooQijFI2GiEH9o1aHEYbHEfiua496XkSKbFjUUlk7w6hLAfdZBrHdQkKPphs B58awhOWNixRyiFJDJ3NmDRKOXmmxR99/ip/+OUTtPtt9s1PM1Irk8QpW+02aZYxVR8hiVKktJwr RIrGeqlaqcAgCnGVw3qjhesry5XPSYBgKPgK13Ho9iPavQGe65JoSIxlrcc6o1qQVH2Hou+TZhnN bsjumTFWG9soJRitllnZbFIrFUjSlCRJkdKxlButqZTLaGPoDsIdbMsAtUqZSrFAs922429K4EiB 7zlIpZBI0lQTxjG3HFqgWijzoQ99gz/47Gm0ss9R0hpXmmNr/UHKroUa99+7G4Bf+9CvfhCSquM4 ZDr9Sx8y8EvYo0ipVAOof+jXfvXvI+HuO+bZtavG5FSJh796mX0LoxQLHlGYIoHV9S6p1hzcVydN UzINxaLi9PkGpYLD7tkqg4EF+Lw8X8iJ3vl0jLITxVGWh0YLKSjHISj6O17qRu7RMOVXjiSJNJ2t iCzOeOaFbb7w8CKPfOM0/Sji0O45ip7HYBAjhaTZ61MpFnClTZaVFIyNVBhECdfWNikWfOamRonS BMcRJGlGqxtSq5QpuB6B65Npl4OzE4yVAwZRQrcXMlbx2TdZpR5IFBlFT9GPM3aP+bz20Cjvunc3 u8YLNLsh47Uaa5st5sZHSJN4JyXoDEJKxSJSOkgh8FyJ7zlst1qWroQd+TI6Y25yDM91aXS6eI7l bEmwnPp8qBVj6A1C9i1MMl4b4eMffYGPfOoEWlmGq5NHjTSf7mm1I97x1gNMT5d48smT1a9+9eF3 u66fs3z/kscwzxmOem9vPvNvPvLRz9WO3z7D6GgAxvDsc8v0OjG3HZum0YzIEk1QcFjf6lAsusxO l5GZzYvi1NKDdy/UiGKL9TiOxHEtLRdhkEbk5D1Iksxy6ZXl4ggJftFHCoHW18nDNwKISkmS2NDa HCCBZ15o8qVHFnnyxHlSqbl53wKuVERxihKSbhSitaZWLKFNRrFk71wHSeC5tLohM9UC9UqJkVqN ZrfPzFiZ7UYbV0CpWGL3qMvxeZfdI5I79o5QLbq0e31azS1unnb4vx7YwwNHJqjIlLGyx/mNAXcd nuRtt47z9iM+t8wV6MW2+dwbhEyOjdDq9ZkfLdHvd1iopewZ8/E9aywLU2OEUUKn12OkElAIXDzP BQHTE6OkaUYYRThSoskQaAJPWWZInvB3w5C5qVGm66N89tOv8Nu//zwJksBzdvqpWWpotEIO7B/n bW86CMCHPvSrPw4Izy3iuoW/1CENKYYU5UiA8kd+/1d+ZGMTXvea/XTaEb7v8NLL60yMlSkXPYzR xJGmUHTp9CJ2zVZtqycPVUmsObRvlJGaTxjbcTHPcywWlKdQwzvVaEOSJBZdz+3GK7jInFSYO7Eb GKA2J0tSQ78VEriK557b4rNfvMiLFy7i+w5Hds3bz5hlIEEpQW8Q4ipFMfBzzYcMYzStfkhnEHJo ZowrS+sU04j7Di2QCIdmd8DkSJHzl68yXdaUPNhd1+waNRyeK7NvqgIIrm12ubC8xSCKePC2vbz+ rv0cnAyYrSh+/dErrEYue6drvGaXy+5xnzgTbDY7O554uu7jK8HG5gav3e+wp26Ikoxa0WdybJRL y1s4QlLw7Lxkmmp8x6VWKdHpD3Bdx5Iita0Uh5WkhZ0FgzBmZrLOzNgYX/jcaX7zd54D36VUcq/j iFnGdnPAsaMzVCsOn/zUHxxeW1v5sHIcHNf9Sx3qJ37iX6B1husGRIPz3/qj//AffsD1XN717TeT ppqrSx1eemmd++9cAAG9foznKRwfTp9v8MA98wS+JMt0PpVsS1mT41aup/ADz3Kthv4xBx6TOCGN tcWttMFx8+fuUHRuTPNNblQZcT+CVPCNp7f55GfOcebaIuVykf1z02RJSppdN0QlFa1OD891qJaL aJOihKDTj9hqdZFS8fcfOsZ42eXzz1/g8HiJY/vmePzcCoEjcB2HzVaL4wdnSOIEKQwTtRKTIyUu rrWJtKDVTygrTRIljI2WGR+psG/EYXO7wR+/uMXxo/</text:p>
            <text:p>uZKSSYOGSl77DZ6uNI6EcZroL7Dk3x1Lkt xiou83Wfta7GI+GuA3XOr7RZ2uywMFknzWxDO9NQLPh0+gOUFBSDgq38DHkxInfOQaZtzjVaq+AI xYsnFlnZ7HLXXfMUfLUzixhFKXOzNVbXOpw8vcXk1OjYA6958GcynWJyMPp/55BZGu/AzY88/JH/ /MJLbe69ey9ppimVPZ56Zolq2adW9el2IwahZtfuCkurbQJPsTBXJU3zQYXcEnQ+gi6EyO+oVzc2 ZY6SJ3G245WEFLiec71FkmNWQzRcCEWSaHSWEIearz+2ySc/e45zy9cYqZTYOz1JlGakwxGwPNan WUaWk/B0ptE6s+hzjpyXfZfAhW85tsD7HzjEl165wubGJh984CbWOwlGQDcS/OGTFylXa5QLPhdX tlGO4i2370EC272MR89ss9bo0dzcZrvRpmccvu3OBW4d1/zXP3qJtazGnbvK3DkfkAlFqjW+p7i8 3uGeg5Pcd2iKTz+7gu/Awoiin6RUfc3fev1+Wp0u55bWKQY2NRE53aZaKtHuDXBcgeMoO0wiwFGK IK8Ee4OQdq9PFMWMj1aYn5zga49c5Gd+7gmUpygG1sNlmcF1BTfdNI0APvK7v1kN40E9SWKare3/ 7UP9q//7/8YPKphs4+hP/uQ//pdXrzb54HfehkGzvtHn8ccXecP9e7l4tcH61oC56TIHD4zwyNev MjdT5uCBOvEgvWGWjzxnMxaHCWyvSiDz8SUL/sVxRpak+ZiZrRpdz8n7g7ZHaIbJu5SWPy9S2q2E Rx/Z4uGvX+XctUXqlRK7pyZtqW0s00mCHTsX1ti7g5ByIbD6D8LgO4pOGNPuhczUy9y3f5L2IOLQ bJ3Ds6M8euYajWaXW3ZPsbjZIfAUUZLxxJlN5iZHKRV8nruwTrnosGuswuJ6h1aY8cpSk0xDoGC7 3acdG26bq6DjkC+f7bB/qsqBWsZyx3B+tcNYpUijPeDATI1vPT7DF55bJDGwa6KCwnBhPWT/dIWp kRKPv7KEclwm6xWSJMEYi721e32MMVRKhR0yIYCrJEpJtlodpJCUCj5hlFKtFJEoTp9dIZPw4Gt2 E0UpWaZJM83ISIHzFzd46cQ1b8+e+Uv33H3fs0o5eK6H5/r/y4eUroeQkhMvfuZXvvjFMxy7ZZ5q zaNc9HnuhVVGa0Wmpkqsb/SRSOami2xs9mm0Qg4fGiPq34g/vfrhumon3mdDzyQEaaYtMLhDq7UJ OTlopw3XjUpAEmcokbK+PuBPPr/GU8+ucPrqVSrlIgvTE8RpaoFdbSzgqST9yMIBrnKs4EeObJvc +HQeKhxhB22RgqXtLuNFxT9401Hm6z6LqxuMVgs0ezGu4xC4il//0hkePrnF2EiNjU5EbAz7ZuoI oxktF3hlqcvHnlrk9FKHZjvi2cUuR6ZL7ColfOqlBlq4vP3mKrWiS2cQoVyXh19eIcsy3n33LM9e bLDeigk8l7GC4fFzDV5zqMq7753l/NUllre7FIuBDTdSUCsV6fWjnBJjjWmoFVYu+jujeiKfo+v2 Q8brFarFEh/7/RN87k8uEfgenicZhCnzs1UOH5wC4POf/cRPgfgJ3wsC3y/wv3NIqRyicOvNn/j4 b70miuH+++YZhCnNTsy1pQ7Hb51hZa1Dr5ewMFth164yz7+0huso9sxXieNsJ2/ayYaM9UAyrwSH ld3Q/tI4s+2LHJQSwnKmhk8zxlgmpNYkicakMYuXO3zhc2ucv9DmxKUrFAsBe2emiJOUzmBgAT+B 5YBrYzGzLMuxqrwAyMH+VIudHCTJNJmxIEYWJ6xt9+j0Qt59fA/vvX0X+6oeEyWPxbUmW50Bu8Yr XFpp8OiJZS6vRZxZ7iP9Agd3T9HqhYyVXW7dO4VwXVY7Kd3I8NRiD9+VxEnEIxf7zNUU9+wbodMN QWecXe7wyMk17j88yqGpEi9f2WajrygEHmEU8/yVDu++Y4xvuXWCV85fptmNCHyXZrdLpVjEGJPn W3KnwJFSEicZSknKxYAoTvI0RDAYROyeGQcEP/1fvsazT2/geRbqiOOUwwfGGBt1eeLxr9UuXrzw t4HrSev/4kM6yuXyxS//2Cc/9QgLC+Mc3FfH8xxefHkVkxqO3jTBxastdAa7dpVQruLi1QYLc1Uc R+Vxa+h5xA5WpVwnp92KvBo0CGnItLY52U5Lh/zC53JAWWoxsSwjSTOiQYwRmlOnO1xb7nPi0hWE lOydmyZLM8I4IUlSwjii1evlLSHbwecGzySErRCNgdGixFPg+x5hptns9FHaWF0nZRvCq40+k+WA 9x1f4P3HF3jnbQuM+oILy5sMkpQ4Tri21mBpbZuL19YJ44y5yTprzZDLKw2yNENIQZRJmiEsNVMC Aec3Qq42Eu7ZXWJspEimNUmS8tLVNq1eyjvuXMBzBM1+zJl1TeDAy8sRlzdDHrppgiMLI7x47jJR akgTe+MUAo9uf2C9fn5jKino9kOEgOnxEQzQ6vRyB2CIk5T9C9OA5uOfPMnS1QGuD812yNGj09x0 0yzLqxG/93u/+QkgbjRW+d85pNZh9euP/sGDVxbhjttnwNiLcuFCg11zNdJUs7jYYc+uGtNTBa5c bdMfpBw9MsagH7+aypp7Cyltl34Y5uy3tU/QiaWX5Pa40+LJUk0aa+LYGlSaZsRRYtmXWnL8+CSL G2t0egMO75pF5xeu0++TpRmdfh/XcXLNLJG3LCyl2FGCKLWY2u66x1xV0Y9i9k3XSTScuLqFr2yf DzHUfoBelLDRCZmpB7zr+AI/9rZjfP+DBzk6WSSXH6HZC2l2elxb2eTM1XV6ScLltSZPnFri8ZPX OLO0xXY3Qgt3By544krIeBHedKSOUi6gObM64NJmyFRVcXimQrsfYYRDo6/pDBKevJxQ8jSvu3mK iZrPmSvLZAb64YCRcpk0y4jjZIdzJaVtTQEUPJep0RomB06V65BkGb7nMlIpc/ryEk99Y404hkxo RkcDFuZrAHz5S5/8EYidQqFkAdPcG/5Fh7O8+PgPfOzjnwtKpSJ3HZ8hSg2bq03CQcLdD81y8vQG nXbMsaNjVCoeX33yGqXAYf+eEbqd2PbG0LmwhQ17KpdztPN7WFYm1qFmae5Bdtyc/V2aDYcULFUm y3MiJRWzMzUeffJlFle2OTA/l/cLBd3+gE5vQKY1E/UqI+UycZLgKkWcpoBtd4SppuJpHtxfpB5I vnGpxVYn4uZdPhmCk8vbvPHwlP3MN8wFDuN7u5/S7qUUfIf79k5y755xNroR17Z7rHdCBklGmmky bcPqeLVAZgSfP7HIhaUtRisFLqSGm+ZG2T1eYr0d8vkzA/bWFQemSlzagEarx4nlkH2jDpMlQ5am xElChoMk4sx6yHxNsH/C44GbZ3nm7CoXl1Y5MD9DueDhOQ69QcRIpWR59kKSZhm+61pJKFcyXquw 3uxQrzpobRjEKZPjIzQ7Xb762EWO3TrO/L4C3V7MzYcnmZ8t840nT5a/8pXP/+BDD33HzwdB5X+Z uOy8cuJLP/r0s01uuWU3E2NFlCN4/IltqqWAuZkKf/z580yMF5ibLZNkhquLLWanywSeooud2bku HGaTc+U5lqSHHaiUxg6PZqk9+SKfTLHUKkOWCbJc9YW8LSHy15qZLPGZL53n537lOWbGJij4LqnO iNOEZqdLnKRUS0XGqlWS3JgQgiiOCXyXMLPj77dMOtw26/HiUsippQ4AiYa50RpnL7dZafYYLfmE OdvgxseQTTqIUsKcVlNQkltnRnDmLXSSGluNKmWlnFxH8saDk/zu05dJjWEkcHn47BpXywVumq2x 2AIlUu7YW6MVwupWgxNLA26eCnJ+fczi+hYj5QK1coGtTsjXL0a4SjBfU8R7pmi0L9Ls9dg1PYbn OoRJjBClPBzatpSjpM2DpaBcCmgPBrQ6XZSjUI6Doxwm6iNc29zk6WdWmJrbRxzHHDk8wcGDk3zl 0S6f/MTv/NxDD31HC3jYwPL/imHJz/3xH80boXjT63eTphlJlLK42ObQgVGuXmuztNzl5iOjFIqK ldUerU7EoQN1+v2cPsx1PSo76iVxpMpvfJFfGGtIWXrjRbOtnwzrrXRqQ6TOrFxiZgyTEyUeffIq /7+ffpyRygiT42WSNCVKUrr9AWGcoJRgbmLMjrZrjSMlg0FElCZo6TNbk7zppipRkrHdS7mw3qfd j/EcS9cdrwSEmeDiRpeS51gB21zWiBtDOTbEKqwnjhJNox+z0Q3ZDiM6UUwritnuD1jvDFhu9PEQ /I079zBR9HjzTTP8y7cdZVdB8cTJJZq9PlsDh/VOylS9gCMVOkv4+pWIs9uSYuAxUSux1miz1R4w US0QphkPnwu5uJlSK7nsnxtnY6vBVqtDuVQkywxJmqGUAmPPZ5xmhFGKwFaLBdehMxjQaHfwHMVm o0kp78t+/YlLrK8MMEbg+4q9e0YQAr766Ofp99Z/G9hjBZf+F44vfvkV9uya5ObDEzhKcuLUBuEg 4fCBcZ59YQ3fUxzYW8f3FSdPbwJwcN8Y/ciW+EPGksg9kHId+9I5VCAAI21CrJP82UKAkDtjSsbY /uFw4toY8ANFsxPx337pacBhz9wYYZigMXS6vVx0LGFmbAylFEmW7Uy9bHc69CLNgcmAhw763DxT YKuXcnq1z3ozJPAUtXLAaAHqAaRCsdgY4DqWMSCR+cCDHgJptlswlPbLm+EiV2seKs+aPKwbYecb twYJnpIcmaxx6lqTIxNV/sXbbuHv3LeP1fVtzq42aA5sQ9xxJf3+gDiDy1shgWuYqwb87bv309hu cnWjzXglACE4s5aw1ExwHYd6KaDfDykHHkrAILKpQKptD9ZzXNIstcCwsTzCsWrFhsJBSKfbJ05S JsfqrDebnDm1DcbQaIYcPjjBvr11XjnZ5pOf/E0w5qUw7DIY/MWHXFyDO47PEMcZvq84f7HB1FQZ YSTnzjeYnioxOhaghOD8pW0mR4uUi+5OeS+VVVMZnmil1M6trrHlP0AWpztcKpFPK2e5zrmBHYUe gyExhvGxgM9/6TydbsL8ZI1BGOE4inanjxSCdr+P77nUKyXiJEEY8FyHdr9PqzdgbrTAGw8WyFJN ueAwWfN4+mKLesWnXvLxHMl4xSfJMgquS6az6+zVvC1lJY4sm1WaoWwTOyNlQmqE0LlXs4j4TitK WmPbHkQs1IvcPDPC1e0+6+2Qt9+6wI++6Saa7S6NXoQQiqLv0u7H9PshUgoyLbm40WKkoPip99yF l4ScuLRCnMSUA4d+KhmkDrtmp6hXS0idYnRMmiUopUgzQ5ZpOxuJ/bxaW+p24LkIAXGS2BAaxTtJ /5WlBllq6HYTds3X2b2rTqbhC1/4tEGElSyNSZLuX3jIUrnC0Vsm6fZiOu2EZiNifrbGmQtNBmHC vj01PF+y2RjQaoUcOjBGP0yGkNAwBqKNsaPyMr8Axg5KamwSmaWWPoPhht+bHcaq3kEeDL4raTUj vvr4EgJJ4Hk4StEPQ1KdEmeaOE6YHqvb8KltCE7TjK1uj6BQYP+oSzkQdCKNI2BhvIzv+ijhkGYG R0AtcOnHhlrBwZVW3MMiudexN5WHQMd1KJQChCRXXNaIHe91I8xz/e8cOZzpszCGkpLMwOWtLvfu meB9dy6w0uza/BKYHa2w2eiQpJooNaB8fv6rZ0iM5mc/cD9vPjDBlaV1njl7hWarjdGGlUaHS6vb hHFMyZf4jhgyk/J0U+xghXFmmbyeZ6lDUkqGpVSv3wfg4tIW7V5CpjMcRzA/WwXghedfEJubl95X Ko9SrU79hYc8cniCWiUAKTl7sYFUgtFqkZOnNikUFLsXqgS+5OyFBkIIDh2s0+tZRqiQYqcPKIRl c4rr5rbDvUojqy0upR1hSnWewAxHuAwIbe94Ywy1fLrn8tUm0+P1XMUF+mFMnGR0en2KBZ9K0SoG I2yvbHGjwfxoif0TRXzP5m4VT7DRTVluGcoFjzDV9KMEow2xFsRGIoVBCivKisAaihhOEgt0pimU AkamqpRKLiaNicJwp4+5k48ZbsgyRD66Zj2yVVU2w69NL0q5aaZMoDTNbkQ/SnjLLfMcmqzy0vkV HKkYLRcwyueffewpLjb6/PO338H/8213cahe4tTlZVa2m0igH0UsbXcQQlLxpT2POdxihVVs1R4n GUqqvO1lB2TjOKHouwSBzbMuX97izNktHEfQ6cbs3zvG+FjA2XNdvvHkU3eBodXa/gsP+foHdjMY JDiu4vJik2LBI0lgq9GhXPaoVAN8T3HhYoORkYCRWkCUWP1znZnr/Tlhx6Susz2tcWlt2zeZsWq+ ac6tH7IfyDEtaazOgDa2snr6hRXAymub3CtlOiNJ7WhUrVRCYt/Pdx3WG20g4+BUmTQecGi2jDGG 1MDJ1YT2ICPNrHpeP4qpFR3aiSBKodkZMFkt5LJGuR67EQgjrXxkZsiymN1H9vGm73o797/lNUzM TjIYDDBZhiMkJrWdApEPRGQ7vpid1MCKSOT5qLYKgoHnWuwPODpZ4QfedAtlX3Dyyiquqzg8P47y A/7px57kky9d4/U3zfNzf/P1vOeO/TQ6PUaqZeYm6kSxZqsT4TnWU+5MM+X5Ldj+acH3aLW7uLnk kh0/c3dE9cDw/AvLJJmg2RqwsFDj4P4J4gReOnFyGqw4nZX0/p8ce3fbAYkkyeh2IoqBy8p6n8zA 9FQZoaDdS9nY7rEwXyUMLVZjhzTz5BuQjq06rBeyYc4IYam32hL50nzYQhiRC5Sxw2bIcrlsqQTd bsLiUgclHbLMGmGWZQzCyMonBT6+65FmqV2xkiRsbDe4a1+dy2tNqqWA3eNlenHGC8sRmz27jcKR ECUZWZYxUrGs2cXVTRyTcu+BKVqD2F6QvMVj6T/X4ZFdB/dw5M338tr3vpHv+tH385bvfAtTMxOU Sh61esWW8ErgCBD5zfPqACl2ysxEa6qux0S5SC9JCRzL7JwpO/y/77wdpSNevLBM4DvceXCeeqXM z3z2GX7xq6d4+OwyypFUA5eXL1xDa0Mh8Gj2Y1q9CE/txIyd3CmM4p0h304/ZHq8Rqc3QEhJKQjQ WuM6klJQ5NSpNVaWu2TGqvzs3lMH4Mzpcw9ANimkYrjE4887ZBJnOEqwttoljjWB77O00sZ1BAtz FVxfsnitQxJrDuyt0+vHVhzExj8Qwk4pD7GpPIcaxogkSe2ioxvKdy2Gzaf8xA8bjQbKRZcLlxss XutZsC9OrcvWGVGSIoQicF08V6GNIc0ylrea7Jqo0Oom9KKYB2+eYnEr4YXFiJVmhiuMZY4GDsvb XerlErtmpnjq7DKXltf5wH37qBUc4jQfjzLXA7o2BuUJqqNV/FKBcHOTXrdNcbTAfe9+kG//wfdx /HV3Mz45RrEYIKXA9V0KhQDHGeabua0K22mQUpJqQzlQTJc9NjsDfE/huXBhdZvpkSI/+c7jlGXK 105cJk4zHrxlH7cd3MVnX77Kzz78Eh976hxjtQp7p0Y4d22Vgu9ijGCjPbCwjw2EIK5z0oqBR2cQ 4nsuY7UKvTAfd5NmJ43ZNTNOfxBx4pUVgsDKf+7ZMwbAU8+84DTbW4nWhjiO/qeH7A9iAs9hY6NP FGuUcuh0BxQCh9HRAvWaVexzHcXcdJUkvdEkchlrY2siPWQPGBDCkv+yXIFY79Cfzc5/xFAs/7qT oBB4vHJ2kzhJ8B1JlKZWfzSHE4Z9QNdRVncKLDbTT2j0Qr7jrnmyTPPK8oD1Toqn7AvXqyU2uwlr 7ZCJ0RpfP7nIxlaDH3rDEW6dG2WjE15vpOdsAJPfEa4rGRmrU6qXSVKrzjPohrTWt6lM17jj7a/l /ne+idtfexf18Tphf0CaRPi+SyHw8F2J61zXYxj6k0xbiUqShGOzIxRcRZxqrm33GCsF/Lv33c1r 9tR49vQlvnryMq7rcMvCJHvGatyzd4JOv8/85CieFDTaPQqeSydMiRJtjSX/PkpKemFIGMekScr8 1AT9MCLNMpQUubKNzL2bvbInXl5lMMjo9BJmZ6vs21vm1MnL/rmzF99ULJT/QnaDk2VWt3O7MSCO jV3hkaSMTlbwfEngSRaX24yPFVDOsKF8Qw6Vg6JSiXyFEQzHTZPETtjI3DUb2CHv2cVH1qKsdhUo IYlTzcXLzaHZ5kZrdpB4rXOteSnQsaHoeyxtxKBjPvDagyAEz17qMIgNBc/CH+VigeYg5sTFDe5Z mGC66iIrDq977X7qZYflVt9WeLCjryWMROvUSiV5ilK1QlAK6A8GCKMY+tx+s4t0FRMHppjaM82B 2w9z8cR5zjx/irXFJYzWFEtFXM+1my1ynfY01YyVfQSGqYrPd96xQBSnthARsNENqQUBP/qW23jy /DqPnV1hdX2TwFW8Zu8433HnAX7mT17kzLUNDsxNcmpxjbFKiX6UEqYaVwk745jLWAoh2Gp1GK1U mBod4aVzlxACO/YWZwgk2mguLq3iuS5L19pcXWyyd88ovutw+NAsFy+d5aUXT9x2y9HbPt5p926w hD/7cBwlCcOErcaAguvRag4wBmamygSBZHt7QKsVcfuxKfr9OL+rh9JjuaHJG7wOJhf80qRpvr8m b+lYQxxWjDnsIOQOO0K5itX1PktLHTzHLhrQO6+TC9Aae+mNsaIjzW6fJIl51z0LpEbw/IU2YZxR 8B0CP6BWKbK41ebZM4t84M69PHhohkgnlHyH7iBhvR3ufCeMhSEwNreSUlIZqZDEIcVaGeUoSI0F 3aTAmNSaf2boNbtIIxiZHuWe2Qc4fMcxrpy+xIWXT7F04QqNzQaeFxAUA5TjoNOUZj9iuzvg247O EbiKzThFSSsS5whFO4zpJxl37prknj3TrDe7JGlE4Ag2212+9dY9nPrCC2gq+I7KixNNsxcyUS1b bVZjiNKUMEnwXZfRWoUoTthothkfqdk+rdYkWUoUp5SKASPlMkvrm5w5s8GRI5P0Bwm7d+Xh8Kln 9n/gA3+TTqf35xoVgOO5kq3tPp1OzNzkKCurLRxXMjFRpD7icfLUJkLC/j0jhNGwL6h3PJDNm+QO e9GmV5osuQ44WvdjdnKpYY9QInYAVCkMnis5ea5FoxExWi2SoUl0Rrs3oOC5+QSL3qlyhBCsbDfZ PVmmGBQ4da1LlBgKgUutXKJY8Hn5yjpnr67xPXcf4K237GK1OyDRmiiOckiBG2APhSTnZwmojFTw A5ckCqlPjttQfkMOJnIVl2FT3GhDr91DGAgKRW69704OHTvC0sUrXD17icVzV2hsboFUFDyH8xtd bp2tc9/ecba6EdeTV7uISQmbnG31IqS0a/vSBNpxiokiFiYnWKiXWG71mKhV2O5Yhkez3WOiWsVV +bS1tgPB1ZEqruuwuL6J1oaFqXEuLK5QKxVYWu/gKMX85BjX1rYAwdlzG3S7dlnp9HTFGtbTz7/O 81xmZqb5ZqJ9O4YVuIq1tS5xbCgVPdq9iPGxIoVAUS17nL/YYKxepFYL2NwKdwYdhsYyLKK0zmkn xpCmhjRNX0Wpsdql5tXvnp9Hi+EJkJKVtQ5RZJgZDWj0uigpaXa7BKMj+K5rE/Y03QmRBd/BVYpm PwUhKRYkI5UyrnJ54vQS6aDPj77+KHftmWSxaZvPVsgm/2x6aOTW4lOtUVJQqZUpV4p0u11GxkeZ 2jNLNIjzD51hdN7SIRc4MTansSvopBUP6WyTxhET0xPM7d7Fkds22Vpd47nHnmVteYOF0RI3TTv0 c7qLzkXdHayoit0vaF2o1pZDFWW2kWaMnXDaM17jxaUrzNYrKEfiKYduf4BG47sOrd4AgImRKp7r sNVqs7S+xb75aeLMht4ss33FvfPTrDdahFHMntkpFq+tc/b8BjcdmcL3XQ4dKnHipRNzZ8+e2zM7 O3O5n4Oq3+whlZJsNezEbacXoY1maqKM41he+nYzZNd8dWedyI3GYTG4fBVbTpRL88PqK1zHqvhT RjUkBQ49WpaBRtBu2zskCPzrAGuWEqUJwwVEQE5wcyn5HlFiUEpQLjqUgiJSunzl5cvUZMa//rY7 uW1hguVWL4cF2SkysrxcUxi7Zksa/IJPfbRKuVwkSRKiXsjR19xBZaJGEuV3qLA67jobfi0BQmGM JDdRG+ZTC21EcUZzs4lfrlCdnMxX8Vntq0GmKQYeZd+j5DqMFTwKjqQbxfTChIIrqQYO9YJHxXfw ZA6yakG/H3LbwiglV7K0aYdbR8pFojRhaXObWqloOfHAaNXieheureB7HgtTE6xuNqiWijR7Ayql AkpKGq0u1VKR0VqJTEvOndsi8K1U+u237iXLQl5++ZV3uq5ri7M/53CSVNNsRlSKPusbHYLAZWKs SLmkuLLYJssMB/ZZNsN1sr7YQZGtqJfFmUwO/A0bIkMjVGK44SpPxMm3TuR9NW3sNtEsy2i1QjQJ 2mhcx6WVTzAnaUY/iij5PmGakaSawPXAaLvAEkmYGnzf54kz11goSf7RG28l1YL1bmgHNI1mqJJq MEhj2WRCCIrFAl7R7ot289yktdXklvvv4MgDt9Htdne8LEZep/6YPNxr0EPWTn5+pJQEfoEk1aTS VtAnnnqedqNNMXCpF32QgqvbXTbbIcpRPHl5nVaYEaW2yR44ilrRY9dold3jFfZWPSo6oxVa7YmC GzBSKdLqNywAGnjUikUuLa1x+8E9FAOr5iyVoj0YkCQZh3fNsr7VwGAYr1dY3W4wWquwurkN2FmF JNOMlEucP7dBqzlAOYp9+ycAeOaZ5x/4zu9833+bmJj4cz2W0+nGdLsx1VKZlY0OM1MlXFcyWg94 +GtrBJ5ieqpEoxnl5/WGxjHYC2sstJD3QzDi1d5paGRDw7Qh0+75k1LaSlQb4ihlda0LSAaRHShQ wiruGT8H9wZ2QKLd7TEzXt2R9WmHIB2fK2sNpgLBj77xGFGc0QpTq8BsrAqMkDYsi8y2bLzApxD4 eJ6HkJYyrY2hsbbJnpsP8sD7voUsjUljO1EkhzeTRXp3CIsmFTuwHNgq2UhFmqREUYxfqbB86RLx 5hYH5sdY2WzxlbNrPHVpjeVOxES9ymi1ykrfFh2pTmilCY1U88pGg6+fXcb1Pe5aqHPvwgiHJqs4 AtpGUAwCquUS7W6fZm/A1GidzXaH5e0mvuOSZClaaFrdPtPjdUZrFU6cv0K9WiLNbOgP44R2b0Ax 8HZE6BxXsLLa4fTpTW45NsXYWBHPg29849mbbVGVWLHfb2ZYzVZIFENfRWitmRqvgNB4vmJ5pcPE RHEHvb2eiN9wDvPQMlysJPLwyA3GteO9RJ70Im74e2HXh7iS7e2IpeUOlaBgL4bvMVIts7bVBAwz E2OsbG2TpBme69Bo9ygWAjrdPpmGte0u6xub/MM33cLkWI3FzTYqy9CZ5SNZdQ9rPI7rUCx5eL7H DkptJFmS0G402XPTYd703e/EKOg3+ztwisHm2DahymW5M1vAWAqNtJ0bbaEbqVxq9SJe4LK2sUqr 1eOzlzb5zEuXWWn28YsFDs1OUKuUiDNNLXC4uLrBZrOL63ocmhtj71iZdi/izLU1nji/xtXNLrtG Szywf5Sjc+MUpWZ8tMbmlmF5Y5vDu+eZmxxjeWM7H3mzAxSuUuyenuDq2qaVQZiZ4sLiClGS0htE 1GsVuxdSDheg27Tj5Kk1jhwex3E8br2lxiuvnDi4vb09JQRrvd43rw6dbjfBVZKtxoBi4FIqehSK Dp1eRH+QcHxhin6YXjeqvCi0FAx2EnS73P16wONViNcNRsnwb4YtE0OSakqBy8pqj14/ZWq0hBGG /iBkerROq9MjjC2j4qbdC5y9ukgvDBnEBWrFIlutLhrBVrPDdm/AN65sEmaa47snqfoOy9sttNE2 uXV8XFfhFQMrpJtmSGPQaUy/20M4kqP338NDH/g2tGfYXtu0eqlDuCQ3L7uTL79R8r4ixm7DGO6U djwHKRQSw9KFi/y/v/kFPvPCJfqpYXK8zutun2N2tEqapnQ6PU4srrHcsAXG6w/N8LpD80zUilQK vp1lvLrJJ548xbm1Jq1+TNmXFFyfLM1odSNGqyUur2yw1WozM15nY7tFmmZUSgVWthqUCj6+63Jx aY09s9N4rmKj2SZNLf+9UgjYanWYHrciL3GS4Tsey0ttVlf7TM9Kbr55F88894p34cLlm48fv23t z9MrdRxHsr5pdzUfPzaL1hm1qsvSchelJAuzFeL41dM/Omd/Dvt8FhE3140sNyoxNKgboIbh74e/ i/PhCmkEV642EUjcXIMqTqxBz09NcH5xmY1mi/GRCuVigXZvQBxnlMcCCoGfJ6AevbDAZ1+8wpde vsrd+6Z506FpbpkfpZ+m9BONo+ROfmc0JGFE3OtRGR/j8L13sO/YYfbcdjONxjaDfpvRiRHiOEHn q4mHuLkxVtpIGoHJ8hxLa2uojkIIRW3PND/9Ux/mQ7//edqdLktbHQ7OT3Js3yQlz2Ntq8NL566y vN0iDBN2j5V41+17uGPXBMfmRsm0phPGJOGAThzz+gPTHKwqvnDiMk8tNggcRZwaulGKyRJct0i1 WGB1q8H4SJmRSomtZgclodHpk3g+i2sblAoBu6btOY2TBATMjI/S7vVxHUXB92n3+sRJzK65SVY2 tjl/boOJ8SJ79kwAmm889eytN9106Cvb29vf3LCqVY9CwaFWCZioFxFSU636nDq7SaXsMlILaLVv 2FgwzNlFDhTmlaLIG9A7Xkobi65zHbdC5GrENh5isEm7VIZBlLG03KVWLlIq+KxttVBKESUJpSBg tFqhFw6wo00Oo9UK5aLPxdV1WoOI7iBktFrk6P4FwjDm/NIaj51d4rGzS7zjtj285+59zNeLtPu2 1dLoh2RZQqVaZc89d7D36E1MLkyBgbjR4sTjLzE9M8Z4sQahZV9aXtOw6tNondiFmnqI4Vl6SpYZ xqerbJ25zD/9j78BwLGFCR685QBRmnDu6gaL6036UUycGUqu4v33HOC1+ycZrxbpxgnXGp0dXVKN AGk4s7iCo2O+7egsx+dH0UJyudFnqdGhPlLBdR2mxuqcW1xmdatJ0ffxXIeRSoVOL6Ld7yOl4Jb9 u9lstrm0tAbAZL2GFJJOf8DumUmAfMIaJkarRFHMhUub3HH7HJNzZcolePaZ52/6vu/94DeHkQDH GM3ddyww6CXESUq94tl8pzFgfKxk/dAQKsdu9rSJ65/Klm5I6AUCpEYKkwuWDd2buSGkWr2ANLPC Id12ytZWiO8pqsUCl5fWKRcLlhevNaVikLM8oVIosNFqMjFaxZeGu/dOcm2zzSuX1xDGUKpUeO2t B1ndbPLKpWX++MXLfPX0NX74TceYHy2xuNLk3oOzdKKQQ3fcyh2vfz1Rr01zbQvPkWxtbBG2Okwf PUCv0c09lW1YGSFz48pHcY3l8utUozONkpJCwae71eQdP/BTTI2UePfrjnFpaZs/fuYMWZpQdCUa wZ7JEe6Yq3P7/ChHZ+skmWa50SbONHLYSRX56uBkgE5TEgPtKGWqVqDoufzi184ySDJmCwWrrWWp DbR6A0arFbJM47seu2YnOXPpGo5SlEsBz5++RBjHeK7DeLXGpZU1auUSrmdXtQzCiJFqme1mlzCO 6A5Sms0BC/tGmJvzWFpavGnYE/5m86yONgYlLQfK9QTFokuvnxAlGXOzFbu5nutuxiZ0uVG9qlU0 NCALO0hpJ3gsl/JPWbQxoCFObetEGEm7mdDtRXiOolYu4iiHOMmQuaLd9UXdVkzDcxSDMOLwZJXv uOMgVzfbVDzFe+7cx2deusxzZ6+yMDnK2+89ylqjxVNnr/EfPvs8t+8a58Jak2KhyDvuPYAIAlrr G2RpglCSQlDg5RMXGBmrU67WaDXbtp+Zt6AwaS4Wa8NimqakcUQSx+icbzZzYIEvPPIMT750lsmR Mh999GUOTtf4wL372Gz3CTyPwzM1FqoBKtP04pTnrmzRiiL2T1aZq5dJtJ1/SpKYXr+L1NqKpilJ peATZ4Z/+7kXudbss3t+mkqhSBhGXFpdB4aDKwbXs6DoaK2KUgqlJM12jySfRtozPclGqwXCMF6v YbSdKdBaM1qrsrHdYKvZBgRLqy1uEzMcOjTF+QuX711ZWdkfx+GFKAr/rGFhBJ5nu/mOkpRKDuub PZQUzExVSJLrhmRt4nou9WpbGRqPQAqdtzjylo3IJwbNjrNCa0hSjVAQJ5pOOybNMkpFD1e5VApF uqGV6dH6+pIjJR0wmjjNaDTafG5xlT954TyT1SJF3+XFxU3u3TNJzXd59soGm9tNDs5N8J0PHuPp M4u8cHWLsZESP/PHT3Hr/mm+/c4SG5tXaYeGkZEiJ89vcunqMt9+dDfr1xZJ44ThxMtwk7dVHbbK zZnOl1/mE9fVks+FC1f477//J8yPlbnjyC7eed8Rasrw/NklNpo9siTiyto2L16MiBK7VOnsWouN Tp+5WoGK76GFpBj4lF2YLruUiz6B6zBZCdjsd/mDF5c4uRFxZM88hcDhyuoWnV6XNEk5MDPG+bUG /f6AoufS7YfUK2WraJ1qkjhjEEeUiwFJltHsdNk9O0WWZXhKsd3uUioUqJcKdHpdykUfRzpcXWoS xxl7987w7PPn/EsXFyeP3LTvwg6v/EbDMtpYYXtHgjaUii6LF5oUCi7Vike3N/RYXPdc4vo/7UNy /YfsbLQytv98g2HqnWfFmaUOK2mIE0O3b2nHUqh8+DOjFHgMZR2HHHTXUWQZtLp9XCkpBT7NfsiV zTYAp5a2ADgwVQMEV9a2ubK2zcLkCLfsnWVqpMRKo8vlZpef/P2vUaoWGB+rMDlaI2z0ePLxF9m/ a5KSE9PYbKKk3OkSXA/z+QKDOMFkGi0kjqNQykElKadOX+COvXV+68feTScT/PxHH+XnPvUYRhvu OzxDoRAQC5eJkRpSp1xZ3aTXj5gbq7JvegKhFK7rkXS2mQgMt+2awJeGM+tt/u1nz9KODQdmxjgw O8Gl9SY6S7hpukbXK/Hmg5OMlQP+wxe22OoOqBQ80hwOsjuS7Gd1lCJNMzYaLeYmx614CIJG185q 7pqepFRw6XYHBL7DzftnuLK+xVajz/zcGJ32U1y9unzkrW974xP9bvhniA7OMGfyXElmMlxP0u7E 1GtB7l10nneLHd62GM51caPRmPz5FszKZ1Z2GJmCYX/ODqimqbU8rQVJYuj3E7LUUPR8Ov0+YRwz PzWOMQbXUTtAnqMM5XKBQhCQJQlSQODY9XVRzhVTEs6vtQCoFwMa/ZDF9SaL6032zk+R5nfYi5fW +JYf/21+9Dvu5R+/9x5OX1gjjmIOzxTZurZKhiBV4oaK1uqAGq0xqSaLY0srVhIt7M7ASEkeODLL m+7Yz7//yOP8x999hCxNmB0t8+bjh7n75sMYFNeWV1lttNkIB8wc2s33fs87eP2dx5ianYYsIxsM 2Lh0jg9/4nM8fnaJN9+2nzccn+VCW3N+tUHJ1egs5PC+ETsUISWv9AY0BxG9KOGB/RM8s9jCU5bC FPgulVKR3sAyVDzHodMbsG9umpLvM0gStJSsb7cYKZeplAIGaUyr1+fI9DQLMyOcubTG5cvbPPSG /RQK8PXHv/7ev/Xd7/uN5bVrfyaGOSqnRSWJxvcsgh7HGZN7SrlCyfUQd+Pj1ZsLrudQN9Cs7PNe xYG3yW+amZzzfp1GE0VW36paLnJtfZPAdalXyvSiEMeRxGmC77k4jkMUp+ydKHFptcF2d8BkrcB6 O6Lku0xUi6x1BgzCmEDBQ0f3cGiyxEajzdmNNq0w5fVHp2kfnORLp66xtNVmZb3F+fPXeO7MCg8c GaezvkmUWGR+2EUYDnoYIZBS5TRsDVKhhMPmdpOxWpn5/bv5rcfO8+EvPsfpc8u84fAcb7x9H/fd vBftlvjyS1e5tLZJtaIYmSpx96797JmfJc7gj586Taf3IoMoodduE0jDUlpmMfH5T186zbGZGn/v gf20BwOWG10KjsNIwaXZC/na+XWKjuDFpQb37h7j9QenOLnaRWtjN1kIQaVUoNMbEKcpmdaM16vU KyXanQFuoFha30YgqNcqBJ7D+lYTgIWZOkJCrVzgya9d5ZYjM+zdW+HcuZPHgyBgfGyMNH31BLnj </text:p>
            <text:p>51MdQgomJos0mgMEMDlezBvP16tC86eM7NVlptgxquFo9HU/lv8eK3OYDkVr872zUkoyUru4aBDT aHc5uDCLMRpHKjJtiJOEqbE62tg8QZiIWw/WefzlLdbbIdViwN973W46vT6/8wK84TX3843nX+ST T5/mH7z1Dn7wzcdptdpc2+7gOoJCocDb7zrGyeVNfvuRp5l8yuO99x9grOrS6kY74Rxtl4cLKRAi Qyqry4mwFZFQLgjDPUd385HHzvPPf+8pCtLl9fum+bG330W9VGBypMznX7zMz/7xN7i8usH8ZJXR apHtVsggNWw1OznC/M0fDx5Z4LseuJlTV1b48Y8/yXvv3M3eepFBktELY6QU3DY/RpgZZmo+9+2Z YLMXUw0Uy62QWqmAQDBSLrG0vkWj3cVRDr7n7HQxOv0B7U6PYhCglN26dvHaBpMTFcZqRcvJmh/h Tx47y9cfu8Qdtx/kw7/7wuzp0+ePHTy490S73XnVZ1bf+paD/9p3JdWqQ3004PzFbQxwaP9YLjd0 /clZvmN5CG7eqOAnBEiZ51AmXxcy5MQIke+5kbYhm+MSdkjCsLzcYXm5y/pmn1anx0itzMzYGGEc 43sum80uvUHE7ulxSr7HaqPNeqvL33jzIY5OF5guOrzt5nH6rRa/9Ngyd91+Bz/wwe9i98ICURzz lRdO8ej5DWYmakyWAzZaAwYaxqs1bpkf5/MvnufyZpfv+ZbjKN/HKAfHcRFC4hXLlKcmqc7MURqb wfV9VN5xUMrF8QssjFd57uIW7/+pP+SWiSo//u57OLgwRbcXkkYJnz+xyM994Rk22l081yFKoB8L 1rYaqCRiriJxi0XiBKTR3LXg8Z7bptkKwa2Mcm27w1a3z/d9x+uoOJKvvHgBg2C9F/LstQbPX2uy uN1jpuqzUC/RjVJqpYDldsSF9RaFgk+lWEIgaHV7hElMwfdIkox6ucwgilne3EZrTakQMDteZ7PZ ZbPZ5u5ju/E9RZJmFIse5y9tUh0pcM/de/jc519h//7DJ44fv/WZ9fV1BoPBzuFobShVPAx25W6v nzJS9fO2xXXPZIaTK9/MYwmbW70KW88d0nXA307mJNrk2qBAvhm12Y6IE0O712OiXmX39CSDyK5P U0Ky0WgyXqswWi2zutlgaWODH/rOt3Nta4uTZ0/jK80zVzVidI6P/t6Pc8/h/Tz7zFn+1jteR7fb Yu308yxfW+af/PYyP/7tt3NsvEQngXLB4YsvnkMAvqP45S++xL98/2swboJyXUoj49TmZvBKJYyU xFFK0gsJt1bpbS6SpZpK4LC81uFnPvIk3/e6o3zwdTfTTzMaW9sox2V87x6e/Np5ZBLxxmN7OHTX g4xXS5RLRb70yBN85stf4T/9xA/xve9/M3/jb/8YTnebf/zGo3zy8dOMLhzkB9/zHra2tlneaPKf Pv0sh2WD8UqBb1zephw4lH2HQxNl9owWKBc8emFGmGS4SlEJXMDquUdRTC8KGa1U2Gi12Wq1mRwZ AQSr2w1838MYKBcChBBcuLrKxFiZqfEq3V6IwOA4HiPVAt1OSKVsc/BnnnnuPsf5gV8c9heHD0cI dpgJ/UECxjA6VrTtFGyn38IDFqMCEMJuZR3OENr89oZkPTeuHZQ9N74sz60Q9su6nkOSJnT7KZvb PaSQHFiYtQ1crSkXfJY2tij6Lkf2zLK0vs3pK9cYRAmDKOH4rXdRn9yF4zpM7Znhjjv24Xnwi7/1 UZJWyCc+9yX+5LFneOORXbznrr380qNnCKOE2b27qO07QHt5g6+cvErBc3nfPfv49AuXWW4nHDiw m6528EsVnKCITtNcNFejPIXyyxRqk5gsRGvBL37heQ5M1Tl+cJpf/vKL/MAb76DT07ztb76Z6vw0 X/nR/0qWJrSeOs3XLjb4Z9/zbt7z1of4we//Nv7WD/0/fOijj3DmygqN9iYHi4J/89GnWBTj/OpP /QDlcpWCdxMvXljiuce/RKkSojyfdx6bYKLkI4Qg0oYwTWkNErQ2uI6DIyVe3vlwlYOSkn4YUi2W mB2rc/7aChvNFr0wYmykQpxkRFHCRL3GxaVVNJrbbtqVD88Mm3SGctGn1bLrAaenJZevXD545swZ rl69+qpQ6AxZoK6j2Nru47mK0XpAllryHDmR7cbpG4wF7zB5G/ZVNJkbsqobqimMIMlD6VBV2XMU 3W7M9taA7UaPWrlE4Pt0+xG+69Lt98EYDu+e49SlJRrdLuViiYMTiq888iif+MpTPHjnUXRm+PiX v8rZH7u48/676mXGPPj79xzA932eutLk7z5wkKk9C9z9ge+guH8vpz77FAcOvoxpNXjLHft55PQa H338PP/+zluJWjE6igi3NTLwkL5r59biGFc6qPIUYW+Dr798hc1uxPfcv4+VbojR0IkNczfvY+aW vSRJxH/84Oug16c6NslPffxhPvq5r/HP/t57KEzt4eOf/Fk+/hu/y8f/8HF277qT1eaAAw/t5hP/ 6G9TOrIPrizy4U98jn/+07/KW+Z9KpUqZhAxXvHoxSlZBnGSYrTG8V2kYzfRZtqw3rEMTz9fjJVl tqIvej4H52dY3mqw3elaLYye1cJo9/psNtvs3z3OeL1Cu9Pb8Q2ZzqjXCly4tkm7E7J7oUocDUYn J6coFi0x8rphCcuvkkrR7SX4gd04lbyq8WwYzq/YaY4bakWZ00j+FJvhxocgn87B5iaZtoOpRhi2 WwOSyKr+DsIsb4vYLaNxbDlZJy4s4kjDzbvnefHiIm+9ex8z9TJfPHGV8y89RxbHeKnh9ukKuydq 3LZrkrsPzFAtuJxd2uSzz5xlPJAcfNeD3PG+b0WUS3B1mZsOzfPmuw5z+eVTjNeKPHRsnp/77BO8 77VHuPnQbkLcnbUfGDtFJHyLekvpgYk5e2WV+/bWqVcDUgRH5iYZiJRDYx7dpVXKR/bxT3/kg7zy qU+zd26ad9/5/Xz3f/lddt/7fv7+j3wX//qfvo/3fe/3877vfS+sDqCXgs545cxlPvbrH+PTX/o6 5185xQfummNqtMbZtSav2TdOP4oI4xTX9ZieHWdiapLNtW1W1japlH2uNbs8f3Vrx7DCKEEgqJWL hFFKZqBUDPB9S6bMdIZjHC5cW6FYcDl2cI5wEL3qiqapZmy0wItnYhavtdi9e5wTJ9u7ms1WVUra rzKsoYqekrbk930nZxIbhmtQbHIu8yrvugHZ3HzYA+RVQ+WvgiOEsMJkworK6lypL0kMW42INLHh 0cl1BVxHYXTK4vo2cZpyYG6aqbERHn3pLA/tr3Ns1xj9MOUD9x4gjGJSAxXfY7QUMDZSYbs74KVL S1zdbHFtvUVBar79HW/lzg+8CwIJSxv5tE1K0u8zO1Km2Y2458A00yMFXr5wjeNH9xLm4vqOkgil LF6VaVACx1N4ocP9+yd57tQVNnsJo5UilaJPliWIuE/z8gbl6jgcP8bq0yf5+V/+Dd5y3y187t/9 bT7x9Zf4j7/yYX71lz7J7PwUl5fXqZQCsszQa3fI+j2KacQbDozz3/7Bt7DZG/DwySu8bu8oxVIJ CkVG6jVm5mYYn57CdRWPf+UJdJpS9Er8yelt2mGCchRF32e72UYIQ7kQkGUDNpoD1rab7J+bplzI aTVBgUEYccfRBXzPoZtPZRljx+YzranXijhScubsOnfdOc0jX3ulcPbchQNHbz703HCjmPVY2Aou yzLSzFAvuGSvghnEzosPQ95QzsfJdaN2jO2G5G1I7FNYbnimc4ENbXbmAxOt6Q8STGaFbaV0LSNU G84sr9ENYw7tmqMXZ3ztpTO86eAEf+P+QzS6IYM4phsJFFaMZL0bca05oH1+hc1WlyhJcIzh+N5p vuVNd3HfQ/fC5rb9nDqBLCPs9NBRxFitQJymlH2X4/umKTlDIQ0XCXaFh3IweTGjhERISdFT7B0t 8iedHsZVKF9SKbuILLUqzUqSbrRRaN70wXfiCcnn/+hznP/Yo7zrNUf4+k9/D//597/Kxx8/zZSW eEmDiu+yf1eVO3fv4rXH9jI+XmNlu4efGt7/xrtQ1RGC2giVWhXXc5DKIYpCBj27L6jgK9baIVe3 +lR8h1QofFfRj2OKgYebCxJXSgWUkqw1WzuLODv9PmO1ChKHfpjk5M0bpD0FuJ5kbKTIhQubvPXN e6mUBJ3O4PD4+NhzUa55Sm4bCCGJYruqolR0rBGoGxPxG8LhkDbDUJnF7PC/b3BQ11EsKchSk7en 7WiVIwW90Hbq44Hdzp6kmqLv4LuKF89eYr3RZt/sJL4OKamUb3vNPm7fM8l2LyTMeVpCk4teGLba A9phiOsoDkyPorRhsl7ida8/xvj8PDESpQwi0+goQTqSTrtL3OtTmamAzHCkg6cEcRRZrQcl7bo2 R4KyXluSkS+AYLgYXAqJ7wpQGeWSYzUo04SC7yEch2h1iyDNePC9b+PYmMtjjz7BueUWqlDmH3/X Q/y9t95Jp2UVn8k0g96AgZSIaoUNHJyJUfbt2U1lagovKBJ1u0T9PlGcIojQaYROIE1SfEdxeXtA 0Xeo+A6Z49vZwiRlol7FaL1jSCPlEpVikdWtbZIkwS0EjNeqJEmW59NDR5J7Ley1nJutcfL8OoOB Znzc4+Qrr8wdvXk/zWbjumF12rHNaVK7i7lQ9HaId69mL+RrSMzwrhV5GMxR6RtCoNFW90oK0Kkg TlOMEOjUgNZkRtodLlLS7cYIYzVLq8UCm802K1sN9k2P8b7ju6kHUK8EZKlmrWkHGpRSVlhEWI0q JSUzIyUWnAquIxn0BoyPV3jgvpuo1EqkbsDI/BToDN3rWcMqVWlut8jiiIIzhtSGILBjVzsCvAqk zOOAtMmk0FYu0q5Oi4myjDDN8JTBQ1BwHHpxTBYlmCxGjZaRAwlJAt0Ohb37uV8K4nBAP0pY7mcY VUQXJWkUEsYR/TDCCTxKnkehWqMyMUllahyEJB7E4Do4vo/JEpJej7TfJ9USR2Ss90K2+zF7R8us NHv0sbpiUgiKvhWaE3nwiZKUgucxNzFOb7CEMYZiEFCrBEhpq/ihxxhCCVGSMT1V5YVXlrl8tYmS Mdpkzq23HmN7e3snBXI2N2NKRcVWo4dXkAS+svqiilc/zHDcK285D2lVQ2cmyZu1Vp9TG2NXnumU JLXT0SYPg0ma4bqCXpgQhRn1QoF0M8Nx7DAlwLce28W+8RLbvT5bnQEYmb+vJss13CQCaUDrDC1A OJKw12d6vMobXncr1UqRSASMzExDnKA7PdAG5bqgDe1mEynsZgppBIF0cB1JlsYwZMRKci47oDRo qwkmjUGQEiYZUZzahU4SXGEQOl/l4iiII4TvMOzK+xOTiFKR7voS2cYGWZQgHQedlUiiCNFtUZoY oTQ1g1et45dLOF5AmiSYLMFEIa4E4Qqibo9sMMBojU5jhMlYbsf0wpi5WkA58GgOoDcIKfqepWIb jaMUyrFN6DCxCoATYyOsbWyT6gQpizdEKXbYwkON2FLJpxR4nL+wQVBw6Ha6bzfG/GGpVDq147Gi OEUpaLUTZkvFHUrMjcm3BTsNCG2FaoWzQ0U2Q+sytg0AJt8vDbHWVg4Shju0wRiMtgq+y6sbiNTg +3ZblQE2Wh32TtU5OD3CVrdnOV0aDBqNxsnfThiLn6XaKgIXiwFxEjM/O8qbHrqD2ugYYQK1eh0R h5huYo3CcxGOgiRka6vFIMtwA2w1KqDkO7iugsz2CYXWGDTCcTGOwWR2KysaSFPS1O6tKTgCJ/98 RhsCL6BYKmLCAUYKZMGKx5koRKIpjY3huT5xo4HRthLMij7FkRGU61OenkI6iiyO0XGIkg5aZ/b9 0wzd72DS2OZyEhSa5eaAVEMtsCvotnoxgVfEl+A7ea/WgHLsbutWp5tLSWkC17WkQgW+L68rUHPD qmRz3aFMTJRZXmmxf2+RMOo9KIR4h+/71w0LBFFsk2hHSTvEKYfGZV/b5m8CUFaD4VXI53WrNsYw CDVxYn+gc4OS8nqPcUhjLvku7UaIyl2jXZ1iCXWTtQIlD7o9+zrG5L1FYV3jML/JMo3juRTLBcJB xNzECG9+43Eqk5PEqYNfCew2jMTmTDiWy0UWY5KYktLM1Aog7NYMyCh5isCRkMZkuHbvs8kAByEV ECO0JosGOKEdBi14ipIrCSNNvVSg6Di4hYJdUKU0WRJB30E6HkIYlNFIXJxqHZkmxK0mQnmQZhiT IZSBeIAj8w33rovJUjKTgoSo30PECa7vEscRrhC04pTVZp9qoJivl7jW6LPaDdk7U82nvIXd1moM Uhjsujh7h1oZcYXvehR8h3xNt+WF5jfw8N8SiOOU6ckKZy6toFSdXrd5vtVsfziOo52BYgcgijLi WFtXqa02+/VQZ3IBDIGVdDZgMmtkOxZ8PclLEkOqh3R3c0OeNiwGcpIchsbGAM9RZJlhEEVcXV1D KQdPClwlUIqdja1DAUaFlTg0icb1fcq1Eu12h5nJKm98w+2URseJtGMrJmmQhpyan/tXnVpQDdg1 UaAwKJCEGb5v76B6waHoKUzcBy0xrje8X/MwKDA6I4kjZJYhBfhS4GqIgFKgGPEdpKtQrsqN1p4r k8T5CZMIbK7jVSukYYhOMpzAwxcar1xASTBxjPI8jNakWYQxKTqLEVkKOOg0QWiD6xpeurhGHKXs nSwwUSry6Jk1UiPwHUkYpnieY1fPCStU1xtEtgAi1983GtdTuK7Yuf5popEClBX/28HB00wzPVbh xVeust3QTEzqqVOnTjfTNCLLyZCOEIJBmJBllvqaDWX2YMcQhtWhlDrfRDHsAA7R+FwqJI/Dww1b 13mBN3g3YVkOYT+m2bIthu3eAN/ziJOULB7koqt579FcR8dcR+E6HmlsT1StVmar1WFhbpxvfct9 +MWABMfO0mEQKgUl89exN4TWGVI4NpzHGVqnePkQaz/MuGf/JH4hoNcLkQUFQTmfRTR54zwli2Oy Xg9hLPvTMwalM1ueD7nvGHSSIDwPh1wbTOdtMmW7FSLLUNKlOD5B0umiZN6w1xo7rJhBmkJqMEmK jmNMFNuKHUXWjyi6inPX1jh1eY2ZuktqDJ044eKmXf6ZuwZ7c+aDD51euOMUhtV7u9u3Wz08tTOw qqSw3irn0wmrgonG4BYUpYLL1laCFFTqo6P1ufnZQa9rWQ5SKWvRwggcx+G6GeQ505/GsF7lfa7/ hJztYIamvfP7oYrvDeCZkjQaA7rdhHLRJwztJve9s1OAYGW7TZLmmzoZNrIFjnLIUisPWSmX2N7c ZmZ6hHe8642U6qNkyico+ChXIB2DENp6V5OfkSRCpHadne71EVmG49r90GhBmljNqmrBI44TTDzA xD2b15jcayUpWb+DSQbW+aQaz3VQSqNSjTQCVxkcnaGjBBOG6HiASWOESSGNEEmISHVedgqcYpHC SM1+Lp1YaSfHRXkSsgQdR2RhBGliMTg0Qml8R9Bsdnn+7BqzNQ9PGhSSleaA5faAsXKBDCvTOYjs UGoYx8RJsrMpzGAIAo+i75Omab7kyn5XR9rocp2cbiCz7bk4yZidHiEKU5aW1tjc3JwYrq8TQiKl lIRRinIsBXhoDFbv3Gq4DxN5K6o/zLGue6sdExuGum/S2tlZyiQEnqvY3OyTxJo4Tej2Q7TRRHHM LQf2cHa1xeJWh2rRZajBZfM/u7yp4Lu0211GRkq8+aHbcEjodVtWHc+AUALhCtsz17lBpDbhFlJi Oi3Sftsu33QkRuZibo4kyjSp0Zg0JQ0TskHXQgVWzRcTZxBHmDS2rSlpE36hJdIYHGnwHIlK+xD1 IEvRWZKH1tz7JgNE0geTIRyJMRm4CrdSxin4qEBgTETS7aKjhCyNMTomM1lORdIIk5KGfR4/uYjv KMaLLt0woewpzq+2aQ4SaiXfrpjBriBe22qxstHAdd0dJrDIccB2r08QuPZ8DMfmhbHV9g3+Y8ji jJKUuZlRsizi5VNncRx5a7FYYGyszthYHbm13UUpheMoW3flUtliWOkJu45tOFa+A4wOFy8NU2lh e0kW+7jhYa57uuFvfClY3+hijCQxms1ml7nJES6vrFNwFcVihd997AxKSgLXYkZKCNIkQwrBxnYH JQ1vfO1hPGlobm6h04g0GpDGaU6oz7lkQ5pqZsv9tNskbG6hkwFuLiiLNkiZIR1tt2ggSLOELIpI +l1MElnQM0wRaWy9T2YQxobZouMhjUQpqyisPIUxCWm3AWmf/6+v/w6TM73OO+Hf8+a3cuqc0MjA YPJwhhxRJId5xCQrmJY+i7a0DtLa67xerde2ZiVbcpLTWk7f2vJalK1AK1ESJY1IDuNwcgAwyOhG 566uXPXmtH88bzcwlL6vrquvATDdQHXXqfOc5z53UJCzSua5EIayQBMfEeRFm6RkcYAwFTRTg9Al dUekgYvnTog8hzgKSJMkZ4coqGRc29iX805JY687QFUyFCWVdk2qjqblo42ALE1pDwa5TdOhRkES AfqjCVEa06gW0TX1iNWbZXcXeCI/lY5e0zSjYJtYpkK7fcDW1qY2mUy4des2t27dRun2XTRVoKuS MqzpqrSEzCS8gCIXxpqmHgLvCKHKAjuco5AFFyc52/Jta8Jv714ZRLC3N8HQVRRFFuRss8LCVJ3X b6yz2Kpyu+PwP15eY7psY+sacSKNZ9NIPol3PLhE1VYYdHtkSDvs0B0RuyMi1yHz8qMjTsCPyaKI yBkSTSYkYUQaBKiKoGprFAwpMhX5zUnXpGQtiQNizyPzPQgj8D2IfBLPIUtjgihjoVrk0dVpaYx7 GKuma2h2AZwR2aCLGA0QcYTIMoTvIOIYESby7wtcRBohQg8GHZLOLqnrkEUhSRSSpglJIG+xJJEc 3knZ64xodyesNky6vQGuH8kEMD/m5oFsFofwgKoIJn6AqihUioXcOlLOrGPHJ00TFmdqaJrUJR6u 43KfubeTV5DXxRRBmqVMTxWJw5Dd3d0HNU2jWq1Sq9VQPC+i2SjIZIcoxTK1I5PTIyON/EkcshjE 2/6ZQ76WTEMly7/mbU3rsLdJpoDrhvT7AUXbQCDXR1EUcXJpjnq5xO3tHUzT5NlLO3zr9gFVWz+i 2nhBxOnVFivTZUZDRxZ8HJGGIcQRSeCQeg6R6xBNXHB9Mt8n8ifEYUjs+oyHQ5TYp94somkapq6w 0CyhIaiXTHRNkS4qIiHyfJLJBAJfHoGuR+w5iCQhSzJKts3phRo1WyVNUhQlxbYtVN0gi12yURcR +uA5ZFEEUUDmDsnCkCwMYdwHd0TmTgh3t4iGA9IwJMmZAkoak2UJmVBIowgl8ul3utxY22eupONN HNq9IZqmYus6OwOH3VGIke87BaBr+hEMoOQNRxESO9za73NsuYFuKFSK1j1HnnydlcN9Tv5Ij+6z EIQxjXoJgK3tvTnDMDj05FecfIOtCJXAly66ipq3SnEXdVU1Je9kh8V17xpHSrmiRErC7y3w7Ogo lN1N01S6Aw/Xj6lXbPwgIkkybm51cP2Qx86fpFouQBwihODfP3eVV+/0aViW9DM3DeYahRwwFRJ1 jjxi3yX2AmLPJ3BGBM6IxJsQOiOS0Ic4we326HUPaCQjnJ1NfuELr/HkT/4O7/6J3+Zb13ZZPdni D97c4pe/tU6j1SCNYohDyASZ75A5Y1LPRcmkvlFXwDYE37q+zVtbfY41C8xWLNoHfZz2Lqo7JhoP SQMf4hgRjOWs5XmQ+AhiCByyUY8skC58xCHReETseaRRQBJKK4DAm5D4E7zxhBvrHepmBknA7a0u miJnO1OBG+0cW9MVeeypKmPXxfX9XF0ljjYkm3tdVhbq1MoWrheyNFfHD6LDvpRjV+LbWknuupNC FKTUqjYAly5eXlUUhXK5jG3b0nit13exDBMnz1AxDZUwSpCmYhItE0KgGxpJEnE43Iu81wohiypL xRF+dYQ13NNBM6BgaLzVkdaUlaLBVrtLvWRi6SrfuHiTmVaLMFUJkox3Hp/CCxN2xwEnpzJ0RcEy dAxdgqNZlkEsQyjj/EaiIgE9zTLlXKNqJGHAsHPApNPlRDHl919a5999fYvXd0YUyyU+/q5j/MNf f5UXNrpc2hzy1z/+GOq4i1kqU37i3ailGsn6LYTroJBhlSootoWiq5TKFi9c2eKf/sElXv/J7+Zf PPsWF7c6fPDcFD/0yAyNepFo2EOPYxRNQ6CSpDF4E4RpkwGJ64AqzdGSICTxE2I1yseLmDCSbAlN getbDrpIKakRL6y1ZS6jrecxMrA7kq6DWn4R8/yQ3YN+nucjoQRdU9np9CgVdR69sMi1O/vMtCqY hnaUkyT7yl1Y6e7Yc3d0zVLQdY1mE7a2dk7t7u6q4/E4iaIIRdcVugOPYlFn4sjdnWmoSJ9z2Wmy HDE/lGjLLiXu4kw5O/FucOFdOOLeESvLMjRdYafnIBSBrgtGbkAYJ7zr9Bwfu2+OGT3geFXjM0+e wDY0zs1Uec9qk0maoZnGka4vDCKiMCLyPaLAJ/QcIm9MFLiy0KIE3wsYd3vs3bxOZ32NRcXl/372 Mv/4D25S1FI2xgm/+Jc/yD//G+/ld//aU6yULP7yh87xzkWD7YvXMOsN1NOnoVxElOuAgmJaGPUK ummAohB0x/yl957E1gXv+qnP0yqq/Is/+yjPXu3wlz77CqYW4Y8HxJMeyUQO5Fkqj8QklCHpSpZA 4BJ7IYHnEychaRDLod1zSVwXLfK5uePgOD4tK+b6nQ79ocT/knyJK+P1UlC1/PKW4bg+JcumUS4d pXyNPQ8viHjo3BJO4GHoGvPTVTw/4lDmRqZIeyYhkXpJlcreJkBWVLk7nJkus7O7Ve31esvFohwv tHLJZDT2MXSFTjdmMk6YnlJR/RhJdz7kY2WoKmiacoSuHjGhU4nGykA/NS8u5egz7nZRmU7f6cmQ pSCKiMIUN0rw/Ij3n57H0AVBFGEbGlVzyPY4IhICK41JVQtN1fD8gMlIdsdEU9F0lUPPiEzTSKOE cDImDHxi3yPyHFYKgs8+v80/ee4Ov/Ojj/LnfvFNzqzO8/BHHofNfQrEfOYjZ2Dkc/tGmzQGr9vF Hg3J4hDFNklRpRO3ZZF6EmUejRymygZ/66P389d++SV+9LseoP7QCn97s8+H//U3+MMX7/Cek01G YUKxFKPoIVrRBk2gpCFJmJIkManj5XaZMRkqqZDZQ5EfoBKy3hEc9GPmSwk7bZedg4ncaQq5LSmY Jl4E+2OPSqkAQnYrVVVIkwTblCFMfhgydlxmmzUKlkFCwNz0PVSZu3dADo1PcpzgLvRw1MUEUZjS qJVZu9MXu7t755vNxlqapiizUxWCIMbJc2S6/UBW45E19NEkJdFYVUVRlLsrHyFIUsgNeDkKhcyk XOzu2kcW5WDo0+951KoWk5FHEEZkiXQEduOErhcwDGL2BgHTJZt3rTYJhC5jUgKfFMHET3C9kNAP iT2f2A8IvRDH9fEcF2c4ZNIfEEwcoiCiZSn8wfUen315h1//849itGb42pbP3/ned8BkDOfvR6yc wN3Yo73bx9QVlHKFYHcL+j1EqSoX0ZlEy+V1OyIKJ8TuhEl3wkfPSvuf/+srazBzng89eYaHlyv8 xV+9zkF3xGRvl9FwLK3AA48kToi8AL/fwx+NCIIIkhgFGZwUhiGR55JFHnd6Mb1JxEpNouZr2wPS RLJBpE2BIWVy44CdoY+lCmzTYDTx8o2ItFEA2O32MQ2dRrlMGMay8I7mc3HPrw9PmTTPnXw7PimN iwWBn1IuW6hKwubm1v2DwZDhcIgyPVUiA9qdMdWyRefAxfUidF2VneqIbir/q2oCTbvreKwIKZeX RP38M9NDhkP6Nh2mZals7wxxJjGNqsV47BPESf5OSrF0TRqJIH3fgyTFcXxE4BMJjTjNEFFAGsnj 049Tgigm8kNcJ8BxPDzXxfN9/ETmb5W1hFc2hnzh8gF/533zXPi+D/AfLss55KMXZsh2D+hfukSq GDheQhD5aCKltjBDoWIRvfmKxK+iCLKQLJFMhDgKcdsdotGQse8zZQrum7L56ms3Yes2TLf4vocX uD0I+edf3SJ0xrS3d/EmDrEfMu4OcPojoiAkCSOSWCaiksnbuT+ZkAQT9icJTpixWE5xHI+tvbGM 4lVUKaE7hDdUle1RSJxmuH5A2TbQFMFw4pMh83TmWw0AvDDi5tYOd3a7UnybcXR03vta//995Je4 NJGi4krVYHd388l+f0iv10PTNUGlZLLbnnB8pcnW1oheL2BhoYjnvT0m7hCtVXIPciGyPCjpaLMn YY70nndAKkmDkGHoGptbQ8gUSpbGlhcQxVn+zSZvu1EmmXRzibIUEWcIdEIEJQGRH+LpMpItzd2I 0ziVmE+mkakJqkiwTZXLW2Mubo348+85xhNPPAjL5/mdi7/Fig3W5lV2NQu0Aht9Fy2LaFZsKf8P I8y5GeLeHso3/xDVLEAQkKQJGAbuxMHt9smSEC/VSNKEj943zxfvDMnefBVRgNWaAcC/e/GAE1Wd p89YtNs9pmZakMYkidQvCk1DCHlkhXGKF0TEcSCPxCRl2krpDX1u74wYufJoSFNBgqRNk6ZoqsZa T6pyDE1BSRNOLLR4+fomYRTRqpRZnG7hBSH98YSCZdIdOaRJHuSQpd9WTvlu9I8h5h3mMMrs5Qzd 1AgCh1OnVpaeeOIJdTIZJUoYJqws1RkMfSaOvPHt7blHBSSPtbspOVLRo6BpHBnaxvcwDWVRyT1f elhkOe0mSzJ2dkbYloEAJv7dZINJEJGkWc58kPbaEqCTSa3EmUSohSBMMxw3JAgjwjAmCCPiTL7j 49xTVBcpF7dG3OlM+PCDc5y97yzi5DnQDbwg4PRUgYotuHP9Jltrd3CGPa5tdjjoSyNbfzhgstsh yhSC3S2yXheRpESDAf2dHUa7e/iOQ5QJDkYuawcDPnzfHNMm3Li+AZGJXptFVQV/6xOPcScocnMY oiQx+z0HX+hEwsjHBYUgEYzCDD9KZSKt0JgECcQRg5HPRtth4EbS/ilViNJM5m8nGUJRCFC4uT9E 0TQaRYu+4xNlGcszLeIkkQHj4wleGFCwTDRVkxyLSOo/sz+mSaVyhfo2WFJkdw/EQyDVNHVCL6PV KqiKgl4qWSh+kDA/W0HXVNa2erSaBXa2HcbjCNPU8uKR//LhvKQeIsyqyDtWdvRMsuxuAhiHTIcs Q1M1RiOfXtejUSvg+yFeKI0kyqZG3/UZuBGaUOVN5JCqk2ftxEjVdJwJvEwjEhqappEJBS+QRawb mozKTTJu7I2YDPq8+9ws0/NLpIUqFAqQZXzmHas8u+Hye+sJaqXFj3/+CmLco66mrLcHDF0PJUvw ej0me22CUFpqR46DH4f4I4dgJPV4fgydiU+WZTREzFzZoFOY5V9+dZ+/+ovf4lMPn+B//cQ7ed87 TvPC9oShGxE5EwaDCYlmESoGTpDhRBlRptIZekwmAZ4T4Hohfpyy1/fojXyyVBClAj9JEaoq3Zmz FKNk0XECdgYOjbJJwdI4GLls7vepFwvMter4Ycj2QZepWpVjs9OYhk4cSbN/7m54ONz1HgZnybH5 buO4F9FKM7krtSyDJIWb1y8NsizxHcdBOXTLm58rs9ceUyhqDIcBe3sOtqXljIV72mP+l8uuJfIh PXdAzqtYrpKkmvlQRqYbCu32mMkkolkvMnakrF5VBDNli5EXsD+SQVFZlmv5lLtZO2Sp9IJPElIE YaYihI6uGWS6RaYYmKaJYVmASqtg8sDxWUrNKRTdpjg1BfUK2Wabjxyr86lHT/D0v3me//zGkBc7 GT/x3A7LhYgKPuvbPZwglmYkbkAwnOD2OjjjsbzFBQEosstud4cYCkzZGv/n713hc5c7fP+/+yp/ /b98kfvna/y1Dz/Epc0O3/HeR/jAh9/Fy2sd6fbiOYhEWgclZESeRzTuk0UeQRQxCWKSTDDxYvb6 Xm6kAlEiZXKKpkpk3TbQNJ2xFxOkKbWCQQYEgbwUxWnCTLMCgKkbVIpFCaAaeh5Mmr0NEjqat74N FpXd6u2/j7MMVVMwDbmV2d1ZPy2EWi2X6yhCAccNOXGsSRwltDsTiiWD7a0Jce4yfNT2Dmsrk0Q+ ubAURwpbyCQJIJNWitlhYaUZtqGxvT3C9RNKts7ICaT/qKZQsXXiJGNrMKFg6IhEBRRUIW8sce5v qpDhJTKON4kinDBG1TSEIoG6Q1vssikFAnq1SaZqWLUS5uw0OC5iqkR9qcXf+9gD/OSn38X/8607 OF7Asxs+f+53tjF1DS3xWT8Y4oQZXpQwHo4YHwwYDh163R773R673TH7I8k3X6ia/PSX1/jtm0Mc N+T0TIVf+atP83OfeR+IlP5kjFat8q4f/ARnzy7T7Y1JMogC/+g0iNwRjuehZKkERVN5GnSHDl4s VzpRnquj6hLyyQwNxTIwhMLBSGbmFEwTN5I3Jt1QMXSVdm9EGCfMNKtEcXz0phf3zMWHDSMlJT06 G+8iAiD+SGElSYZhqpRsjSyFkeMVHGcoxuMBmrzVJdSrBcpFk2u3D3jP48fZ2hrR7Xi0pmRkR5rJ MS5LJbVYEQqoedxHjkwcdqw0PTRck0Wn6Zn0Ot8ZSRsgVeAFEUmWoQs5yFu6ys32iAxp0BFm0hs1 TfIMHSQDNI1TxkFCuWTiZwqZaWKTSBhAkWb5qQDFNLEKBYSAwlRNkr79AOwiyw+d4UvXN3n6vhnu X/oon3vxBte2Ozx3a58/8+u3+A+fvp/McdnZ71GxdYIgJIgSNMvET2OiABLVQNVUzjct/s3XN/js a3uoqsJ//J+e4v0PrNAd+tza7xNFMbV6CcNUIYh58v3v4o3nvkmSz44iSQmcifQyTSERCoppY0QR vd6Y3jgAITtVkkm+epLKjYhqaPJ/iJQre30AVE0jdOVaRldV4iSjP5rQqJbzG3ycU5Qla+VIM8rd eeqPkp4O2Q33NjYZHFUu6CiqkIq3OBJbWzfDbqctd4xCCIIw5uTxFvsHDhNPRpxtbTsYprSRzO6t 4PzGlyGtBw91apKyJGkoh2wVyfJQ8YOY9oGDaWkyyCmRAJsQGaaqUCkY3DkY0h57lAsmqlCk+b56 eB0WJHlXnPghXgKaqjL0Y/RiUQZlKwJFV8iEwiSRXU4vFrDrNfBdmHhkdw4wK0Xe8a4L3NrrUzUU /vbHH+M//eiH+bvf+06udzz+4q9dZWphHsWy2B4F9LyYSSoY+DF+rBIZNtgWJxeafP76gH/19TsA /Ksfeg8ffGCZa9sDDkaSCJiEEfMnl9HqVZLdNlqlwux992E3WqBphFFIgkAoBgiFUrPG9GyTkqly 0HdwopQk79yZkoe755YIWRSjRSndic+NzlBSoVVxBBFZhkF3OEbTVOqVgoxRzpuRyMHQw5PmbuP6 NgKBOJyz7i2qu/PV3FyJjZ0hYQj3nT3dWV29YJ45+whKFEtKrR/ErCzWKRcMrtxoMztdZHvHYTwO KFjyBpHmQgupCJb/kmlIJ980zY4+EtIjNgKArilMnJD9roepqzLbGdBUQZSk9NyQmmWSpilvbB5I 5z5VUlgURT3aOmZZdlRcAycgE9K12ElAM608+DxF0eROUQGschl/5BHsdels7NLf2YeDPq3ZFg89 dIrOaML6Xp+9vsun33Waf/PnP8jeOOTP/MIrbEc6S0uLzMwuYBZrCKNIpheoVYost8r89qV9/sav XQTgZ3/wPbz3/DIXtwZyZ0qK7/q0puqsHJsFP0CIFJEmVOpVirUyQlXJ8kFcMQysShW7WkQzIEwF QQYJsuun6V33HlWTP2/fS9CE4FZvSGfsM10r5VuQ5KgEHDegUixKXJFMLkWQXmWaKjnwR1vdb78a ZlJe90eKCnlhKxZ17KLGt168xROPzvN93/+j/9AwzH6zOYMSR4c7PoiSmPNnptneHRFnKb4Xs7k5 wTQlEV/GseWIp5DkP9OUNt5pvlVMs1TGfqTZUcq9rin0hyGOH1MtW0zckCiKJJNCCG60J0fvk1fv 7HEwcSjZJogMTVU5TLdQ8+JSFYEbhQycCFPTJbCZgpLlolhVQzcNCuUSzjjg2uu3uHpxnW67T5Zl +KMx3mDC3EKLk6cWCPwIzw1Zaw958tQMv/</text:p>
            <text:p>JXn2auUeHffvkm/+j3rvDszS6BXqRUqlA0LS7vTvhL n32R/+1zr/HYiVn+nx/9MB9+cIn17jC/CceEnk9zqsaFd5xGJBFhu00UemRphFW00A1NWpErkqEr 8uesagZJptJzEzmoi9xWk0PSpUqcStxPVQSpyPjy9V1M26BVLhDHKUEe0D5xZXpspWgRhnIqF0Ky cVWV3KXw3gCAt3crgaTkvZ02I38d+jFnTjR449Iu65suf+2v/lhYb67MAUUATdM1ojhG16VQdXWl ycUr+7x1bZ8Hzs2zvj7m2LEKtqXiejnkcFjjQqCpAsvQcNwoPw6zo/9CArlus9eTYT71qkyH6I0D khRmqhY9J+Jg4mPpKltdl5du7/KB+1YxNY0glp4OWRyjKipxHJEZmkwSnYS0aiUUJWMSpxhCoAsV zbDQTANn4rPdHhIEMSoK84stCsWCtKROInwvZHFpmjjJWL+xh5bp3NobUTF1/vGnn+R2e8jvvLbB N9cHvLg5Ig6lHUA/iClbBf7hp9/FB84vghDc7IzQhEKWyCCG1dUFzj1wHEUBdzwhIyUMM4QmleFR EKJo8kYoFIFIY8gEhmkz8F0Ohl5+udGIQslAVTSNKJOniwo0Kwa/eXGTG3sjVuebxJkgiRPCOMbQ VVw/wjINmfOT37rSNEPXNSmkJS/URJqfcM+xqBxex/PhKrunqNI0o1q1iNOUL33tBpYpqDTO/x3g Zw+/XgNBFEvJHamUl184P8PLr21z5sQUvp+wuTnm1Kk6YZjlSPzhtC6fiGVK1kMUxPfcEPObZCI5 1b2hNJk3NJXByMMJE0xVpWComKrgVsdlumSxH/v8waUNFhtl7l+YJkp9FFVGz6UIhKIQRim2qREm Ehwt2RpRpuBmCQ3LwDIMRBDytTc2SEXGYrOAqptUmhVpMBZGpIn0iifOWFqZxfNjttfbGJbBJI3w vYhKweCvPP0gAyfk0noHx40o2gaNsoWqZhyfKdEeuLhxgq7rxEGIosDy6jxLx+ZwHZckkkVgmFJT 0GkPGfaGpH6IbSqSxpymJF6EadvoVpG927uMxg6GruMnKZCiaCox4AUxSgoL1QLPXdvj96/uoukq fhhTsgsMJx5pkmGa0l/U1FXiNDkqmMMcxSSVo8i3axbEUVTe3Zc5PSoq2TQsU6NY0PlPv/giTzw2 J08fffomkGcOgfLW1T0MQyeKEhRVQg+nVlsYpsY3XlynVrXZ3nLwvBjDkMfSkbQrP/5MS8XSpWV2 lt4t/sMnHfgJpAr1cpE0k+c+gKrJQisaGvWCTtcNOT5VJIxT/sdL19mfOJQtC02RCl3IUBQ1H0Iz FE3HDWOEoiNQiRSDTFPpjz1+/g8v8/Wre1QNExLB1FwLwzJzuk2IH4VEaUYQxnhuxLGTc8wtt/C9 MJ9HUoZuSH8S8NWrW3Qdjw9dWObCUoN6yeDXX77JN6/voWkqQgHPDTAtg3MXVphbnmY0mdDvj/B9 nyCMCPyIKPTwxiOGfRfHTxgMA8I4lVHHaUa5WWHseOzvdjE0aaAbxymWaSIUBT+Qb4SFSoEX7hzw K29ugBBUbJOyVSBLwfE8bFOuknRVxdAkFHAoZjksriCKMQ0dcchgyCScoGR3844Oiyo7Kkoolyw8 P+aXf+s1Hn5wjh/+Uw8SRDaWXZh2PZdOt0en20N59Y3N3Ar7LlYV+DHvfHiJ3faY/tAjCDK2txwU FXT9UKeXc7LyRAvb1uStEI4qG6TnehRlDPo+tqVJl8D8ifpRihdGpKQs1CxUkXEwDnhwsU57FPAb L98gyzLKtkWUKdLzQciMGcf30TWDsReTZBmGpmFaNmGi8L//8gv8/d94haEXstossbIwQ7VRIY5k QSHku1UV0usqTFLCOGX17AJTC3VcP8oDDgRplNEZenTGPqMw4mASYOoalq6x1pY+6n4YYZcNTp1d plIpEQeRxNZUFRWFKJSAp+tHJLGEYsI4wksSRuMQd+KjqDqaabG5uU8cJai6ih+maKqOUDVcLyWJ UubLFi9tHPBfX1lD1WX6ar1UxNQ0Bo5DnKZM1yvEcYITSKbKUUHlb/Y4SUjilGLBlDPxPS7Xh6ff YVElZPK4FoJ6tcDmTo8//PoVPvbhM/wff/0pbq110YxpLtx/8k3DMDBtHdPWUeyCxiuvbWCZBkEo 3fQcL2J5ocbCbJVXL25hWTpb2xPG4whFlYSye0kUWYYsGkXIpIZ7VjmKKvCciP32GIS04zZUBV3I s7rvRnlrzjgxVWTkReyPfE7PVnhjo8sX31qjbJlYhkmUpCRZgqlrREFAFIfE6HSGDnbBQlE1Xrx9 wO32hE89sso3bu7x0X/+u/zMb77EN1+5iRLETJcLzNRKVC2TgqZJ6b2CtN2O4R2Pn2J1dQo/t1eK kRZLiiKI83d7Gie0ShaOHxMG0lVv6dgsaILh2JdReUciIXmtioKEKBYkikKcZSSJZHOITGr+CuUC g6HP/kEP1IwoTGS3URUGjk+SpsyVC3xrs8N/fWUNw9SpF00MXadgGCRZymDiUCkVKZVsDF2eQlLc Igl6IpWF5QYhGVAp2rn/7NFhKLtXzsE6nKmUXLL31o1dXnlji89836P86J95giDyuLMzYWb+ZLtZ q7w5Go6JgpgoiFGf/tCZZ77+wjqLCzUKRdlCFQRJktBqlnj1zW2mmkVMQ5eB3iUd3VCOsBCyjEyR VkLDYcBkEqGqCofeSpquMhqEXLrSxrIMKmWbXneESFP8JCNMMiqWhiqkpL5a0FnvuhRz1PjV9Q7H WiVOzDYY+ZJcl4lD/W5MuVTC8VLKBZ1UKOzs93nvuQU+8ehxHl5usTn0+K2XbvKr37jG829tcnu3 x6XbbTb2hrT7Y8ZeQKYITEOjYNu0qkWOHZ8m8GKGIw9Ny+g5PvWSQbNiEUQxaZrIlUiaMd0ss3hs Gtu2yJKIkmVimjoFS6dcMKgWLaoli2rRoFYtUDQMrCTF8QK+eW2Pte6IqbJFq1Vnpz+h2+uhCJV+ 1+XACeRiPslo2iZfvr3Pr7+5iaarLE+VGTkRrWoZoWjs9gZAxspci0zIrUVvNKFcsLFM48icRWgK E9dDCMHqYvMegkG+qhOSNSH/VM5apYLB9l6f1y5v8emPP8r3ffcFOsMhs3Nl/vC5Lc6cf99/fv9T 3/H50WhIlkq1ufbAfXO89uYOX/3mLb7/Uw8RhBGWLvD8mNmpMksLNV67tM1H3nuGTsen0bByfEmR 70q5I0bVoFQ06HQ8jk7zTEK5/VFAGCW0mia77aHkCAkpS4qTlL1RwLGmTRCnFA2d1VaBtY7LcrOA qSn8/Nfe4sc/UWKuUaM7HHJjb0iUpDyyXMP1XCyrxHZ7xLHZCrPNKq4bcm1nQKNk8S8/8z5+88Wr fPXNWzx3bYevX9tBAy7MFllpljk5X0PRdIIEimWbWqXI4myVJIMwihBC3sQO5xahqNQrNgdexJu7 Az707lO0ahadcUicRKztjXDDBE1VcL2QsRPguAFJGmNZBuNJwNXbbV66ucPVvQEfe3CZD52Zw4tS 4jChXCyihAlfbo/Y7Lt84NQMQlP4wo09nru2C0DZNhi5IboqQysnQUB/PEHXVLYP+izPTtGolLB1 nb3uANMwJOqeSWspP4yolQu55/zh8AKIjMN8iXxBh6ZqkGW8dmmLh84u8+GnTjHyJ2h6QBAWGE7K PPH4g19McuLh4UPzvJCPfvAs//G/vMCbl3Z58IE5wkDiIKNxwOMPL/O5z7/J2maPMyda9Loeuq5S KkqabpbdtbkplUwMQzvyGAWJZfV6LqapUa8WufHGbfwoxTYUKpbKyE8YuBGDgk7N1vCjhEZRBgtt dF2WGjabPY//75ff5G981zuoFIrMViK+dG2bVtnguKkjRAEnhoO+g2UouAJIBW0nRPRGeEFIFIb8 b+87xucvt3nrwOVqx2Pgx3h+QMNSMVWFyX5KWwiuI1B1FdUwsCyLvp/S7mtYmY+eJTx/ecJXr++x WtVpX7vN88+7DFOVOFPY7fRwvIggjBgGMTcOxuwP3h67Nl/RedfZJf6n953jWKPAMAjRBh6CDNsw 2esNubI/5ux0CUNX+f2bB0dFNdssMRh7hHHG8kyTJE3pD8bYli4zh+KUt25tUS5IrCwJI3rjCfVy SYLbaZbH+Vry0MvkqkiQHfaBHBCVw06paPDc89dpVEv8yKcfR7cjMiWlWrZ58ZVdrML81oc++N7f dF33SGIGoD54Ye6ZqabEgr7xwjqnT8ygGXeVzc1GgdE44NqtA06dmCJJMopFDdNQj1Y5ApE7+ClM xiGun6BpIp9dFG7e7uD5CbOtCuvbHdIko1YwqNq63OLngF+9qCPICBO5pQfYHvjMVS22+i6dkceT pxep2jo39vpc2unz2FKDBDBNCz+MsXU5mOdICOM4o1kr8xuvbXFzp8vPfOIc56YKjMOU7XHE5bbD pQOXa12fjXHMgZ+QIsUkaQpRGLFcNVkoyCSJ3mjCdnfE40tV3nmsycU7bXa7Y5QU2aFcn87Y59JW n62BT83WOTNTomrpHExCnjxW4Z//4BO874HjtIq2vJUmMlIlyaQr4K996yY39/t87MI8L++N+fwb W5BlrM7WWGyW2OqMURSVhVaDg8GQOE1YnZ/loD/m/OoiBctkt9PDj6TPhVDAti1J8wlCgjDh5PI0 hn5okZ7nBimSIiPyublatrl2e5/bG13+ymeeYuVEAfSIjIjF+WX+/X9+kfsf/s5//Sc+9V1f7vf7 b3vzqE88uvSM50ecWJ3i+q0DNjb7nD87S5Qju2GYMjdT4Y3LO5DB/HwVyLAsDd2UwomMu7x2308Y jyWeo6CQRCm37vSJooypRpn17S5NWzoQq6ogTiGKc65VAo2iQZRIflW9aJCmGe1xSLOkc7M9Is0y HlmdpWqqfOXqDpqqcHK6hFAUEiTj1dJlPpCh5Bxu3ebDj57ixTsDfv3Vdf7Uo/N83/kGD01b3D9b Yq5kYKnQHnlsjSPW+h5vtSe8uTvm9d0xl/bGqALun6tSsUyqtsmNnsfnr7T58vqAr64NeH69y0t3 ulzeHbHecxFZwrtWqjy2XGPsx1zbH/PI6hQ/+N5z6IUK/YnPxA9JIrlRUAwFXTNY2+ryC9+4wrtP zmCbBr/2xtYRPGNpCkGcEqdyV2fqGl4YUS2XsA0dTVXY2O+yNNuiWS4xdgOSLGOqUUMRAk1RGIxc VFWwOFvL+e5ZDq+/XUhhm9I1+Zuv3OZ7P/wo7/nOJbB8hCKolCy++uWb/N4X1/i5f/svf6hSLg1d 14Gc4JllKVqcBwWEYcJ3fegsP//fXubK1Tbnz80Q+iFpGlOrFrj/3CxvXt5hdbWJphdxnAjL0qS4 NTvErDKKJR3TUIgSGXIZJ/KGowjQdLmfahQ1Ok7EKE6Yr1pccSfUizphnLA7CpirGHhRgh/DYkMK ItuTgJKp8ruv36ZRtvnUAyt8x6kOz13f46GlBpWahmHZMlBcEZg5jGAZ4MYuHjY//ie/k//07Ov8 2K9d56+8e5l3LpZpVQI+dP88iVAYRynbPZcrm33e2BpwaXfCMM7oOAG/dmmPF9c6FHXBtUHEtz+m dbiw3OC+xTrHpyu848wciYC//Usv8fJanx956hzf965TeBH0xj5a7qQjdHn8KJlC4of8169dwdY1 njwxzW9c3GG/N6Fo6hxrVbi83cU0I+qlAkHosLHfoVWtMJi4bO53uO/4ImM34PLtDU4vzmGZOhkZ tmniB/KSEicJpaKBYSqYhk7o+/eM7ncfhq7x7Neucv74Ah//8BmE7YOiSIM6v8i//jdf5RM/+MN/ cN/5cxth6DM11Xrb12tJkqEbAscNmJsp8+TjK3z9hdssLdawTZkD6Dg+50/PcOVGm1df2+YjHzzF cBRQKOiUyvLIynKOVqGgYxd0vL6PKuSyMoylQlpT77qbNEsGtzsuy7qgbKn4Ucp980Ve3xhTMVVM XSFOM/w4YbFuoyiC/XGApsBnv3aZVtHiT73zDK/e6fLbb27wme88TxRJSogTJXLHqCgEiWTMELns 9yN++MOPsDxd5b9dXGOCySNLdYRuUywYTFkWJ0+afOixmPFowsb+kKtbXa7vjlgfeuz5GZNE8ODJ AqeWpnn47BIPnZhjcaoIwx5pt0+9WkIvV/jC5V1+/tk3qdhF/v2PXODEXI2doYcXSe8sEikqTbMU w5SZN1988xYXN3v8hfec4U5nwstrBwDM1Qo8ttrkYOzSHnkkdoppaBALDkYjZupV0sTg1nabeqXE 1t6Ea5u7FG1L3gbTVOZA+j6moVO0TN68us3cdIW5mQqeH6PkXStKMqZqRd64uk0cC37o+x+l3EoI c9elxDX53G+/TGoV+Qf/4Cd/yPN9XGfyRzw6tHrNpD8MsC2V4cjj3e88xvVbHb70lRt8zyfux3Gl /V+1YvHw/Ys8/9Id1u70OXe6yWQSYRekECDLJKtU1zIqZZm3kqa5A02coJsmaZLhBzEDoXJ2rsCd nsfeMGChZnJ1z0FXFc7MFrm8M+GBxUoeVg5+lLBUtzE0wWbPBzL+/Zfe4Cc++Tg//O6z/MzvvsKj ywfcf2KeTAiSNMGLBEVDIYwhSASGDjUlZuegy7vOLnF+cYr9gz6jRGPc8TA0n4IxkeCnbVEolTnx wCwPPaGhJgm6bWHVGpRaMxjzs1ApQRrAfpvu5h7boc9Qdbm9NeIr12/y6nqbB+arfPKxk4Rpyu32 KI/8VSAFXZGhDarQSBDs7nf4Hy+t8djKFKuNAv/sD9+i74bUSiZnZyvESUKhaMPIw/ECDEPHNrUj w+BqqUB/7DF2XXRNYex4MklVUYjjBMs2pLeEgP7IAQXWNjs0akWZEpJKrt1cs8LE9bl6c5/PfM87 ue+BCuPAQVEEk37KcC/gs7/zJv/gZ3727x1bXmx3Ot2c1vR2ZoT66e+975mDA+9IzqUKwdJ8la+/ sIamqRxbqhFGMXGcMt0qsbUzZHt3xMpiHcuU8SimJZUcQmQyS1BIuML1Y8IgZX2jj23oVCoFrq+3 SZOU2ZpFBrRHAa2SSd+N6U9CHlgsc6fnM/ZjpkoGcb7ZD5OU6bKJoQvGfkIYJ7y6vs93P3IcN0p4 7to2T67OSBm7EERJhq4ITFUhzFmnhioo6RkjNwRFo1Urk6YZGtL1yPFjJmMXdzTGHzuMHZ+hlzCO YZIIXD8l8AK8Xp/dS1e48rUXeOPrr7B+bQ1/PMH3I75+dRvPi/nkYyd5+PgM7ZHL2JO+9AqSoGYJ BUMTstAUhclkwm++vMbeMOQHHlvl333tOhsDnzOzNbb7DoYCu6MAzbBRFcFg4pJlUCpYKIChy443 dDzq5SLNaplKqUjBtnA8H02Vcb1D12U4cVmabXFqeZad/SEF26RU1InjlHrFptko88uff437Ty/w P/+FR/FjF4RgMkgZ7Sv84q8+y8yxB3Z/8Rd+/lNB4Ml5SpMuzG/7+JE//dAzk0nIYBCiGypRktFq FtFUla9/6zbHlptUSgZhGGOZGpapcv1WR1o1VkxsW6NQkN9YhrzOqkIhjBKGw4AsFaxv9jAMHdPQ OOiNyRAYiqBR0Oi5EVGSUrPlralW0FiqW9w6kEqhmqUTpYnkcccpsxULXRWM/AQnjLm80+NHvvM8 31rrsNMb8Y6VGWIhj/AkzSjqCoYiSBJBmoAmoKhL381xmJCgSFarUNF0A9UokGoWYZwQDIa4vSHO YMTgoEN7e5ed9S3Wr91i+842/siTSmRVJYxgHGRM1yqcW5omTlKGk4AsS2RWI5rE+7IMTUg8TFEV hmOH27tDfufiLh8+N8dLG11e2+ozXy1SKxhYhsrAC7nTnRDFESXbIk4zvCDEMjTCOKZSLHByaZ6t tkxKm2nU8MIIQ9eYuD6uH1Iu2Oy0uyxMN1ldmKU/cukOx8xOlbFMSe9enKnzP77wBmmS8VN/9ymM UkYYpUSuYG8j5ubmiK++ts3v/cEXPzLVrG8lWYphmuiG/kc+1MceWX5mdsam0/GJc7eYKEo4sdri zlafi5f3eOjCAmkmF7ZzMxV298d0eg4nVqfI0pRiUZcC13wEPGSHTsbSyWZ9o4+uysAj148wLR3H 8WmUDAxVsD8MKZoa4yDGiVLOz5YI4pStvk/RVCmYGkmWkeWONo2SQdFQiVPB3tBlf+TyiYdW+Z03 7zBftZmvV0iOiIlg64dbfFlgGVDUMlQBXiKIUxlhEqMRC41UM8Es0WxUqFYL2JaBaRrYtoldsFHM AqlqEika4wAmPnixQpyXkBfFZGkirSoh5zxJTpmmgKZrCAFDxycMIn7rjU3KhkqQZnz52h7f/9AS Nzpjbh+MOT9XwbYMdNPCC2O8IERRVMIwIowTwkjK5hZnm5SLNnGcEMcZaSbnzLHj5Rz3DE3ROLOy QBiH9EcuY8djfqaCZem06kWee/4Wm7tdfubvf5il5RKuG1LUi3zzK5vc3sv43a9e5qd+6h/9+Mee /uAvjYZD4jCW/hl/zIdasKxnpqZKFIsa/X6Aoog8XheOH2vywst3GIx9Lpydxc/zVWoVm6s32ky1 ShRsA1WVqLvIca04luQ+z5duzOtbPRQ0NF1h7Pq06mX2OkOqJQtbVwmiFCeMKRoqfSeiYmucnC5w MI7YGfrUCwa6KvfwUvkjKFoarbJJ2Ta5uNlDUQRn5xt89eoWj69Oo+m5zWQmI1ZMLYdFFIhTQZwp mJrAVDLCVCFMZfElQJKlmLrG7tjnVt9lvR+w50S0vZStccD+0McNYsJEULIN6kWLKEoJfOmNLjJy iwJZUHEi/05dldbduqHh+CG+H3J5Z8ilzS4CwfNrB/zQQ/NoCryxO0Ylw9YEcd5VayWbsqUzdg+5 WtI9xg8jKqUitqYTxXFOiZFe7xkyQCAIY1bnpyha0rLIcQPcwGd+tsZMq8w3X17j9uYBP/njH+Ch B2ckyzTV+Tf/9mtc2Uy5tTPie/7En/jvz/z9v/M3HMchCAK5N83SP/ZDLRaMZ6IIymUpyQ6CBIQ0 Ly2XTOamy3z9W2tUKhaLczWGI4/ZmRLdnsvFK3ucPz0rB0tbwzAUEJJMRiY7xsSJ5QZcUVE1hcHY 5fh8k829AYamYOkaZVulP46I8wRWN0w51rRplnR2hyH7o5DpioGqCpLsrotvkibMVCwWm2W+dm2X kmkRJin9icejx+YIkxQVKa4wVCHpN8hCi1MpfNVEiqnKFy9BYKgqN3Y7PHfxOl987QbPX93izY02 L1zf5csX7/ClN9Z57tIGz1/b5g/fXKczctkfumSZYKZaIgoT6aeLRLTjVF5ADFWlZCmYpox3GTkB XhDzO6+ts9F12Bg4fPhUkwvzFX7/eocwSYmSjEmYUimYIBTGnk9/6JAJQbVUZOLKW16SpNRKRVw/ xAtCDFPafyMkTtUdjCjYJsszLdIsxQ8TXD8kTkPOnZ7lxdfusLbV4e/9r0/x/vcdQ1EUrl7v8i9/ 7lu8ccOlUm/xw3/mB3/lp//hT/2AHEkiDNNAMwxM2zw6DjXDwLBMdMNAXV1pPdM+GFOwzbsEvRzT CIKYxfk6SZLxlW/c4tTJFsWCjjOJWFmu8+blHSZOyPHlFmEUUyrq6Loi+UVJhp6b6l+63EZVBLqu Mhj6nFpustcZMXZ8WnlMma0r7I9kx3TDBF1VmKvKNc/OMKDnREyVDRQhk8TSXA859kLqJYvz81Xe 3OyQZIKt/oS5WpGVVp0oidFUiRXpuf2hEBm6IqXlcU4tUwREqaBoGxybLqMiCXEV20TXFQ6d6gTI 4kBy+f0wYuyEnJpt0izZBJEk1UlGb25rLaBqa5QMieMNnYAojPnmtV2eu7qDlyS873iDdx9v8aVb XTpuhKYI+l7EdNlEM3RSIdg+GOKGMQutOqZh0B1NKBUsTF1DERAmCeV8oI9zN2c/CBk5Ls1alVq5 LGX8UYzrB+imws7+kM3dPj/54x/kE0+fYXt3xC9/7iL/+F99jf2DMX/yk+/mP/3f/+6Z7/r49/xl ISCIQw4VGdK+KiGJYulAlKYkcUwYBGiP3L/It15Z58r1NudOz5CmKbqhSFQ2zRgMXd7z7uNsbA/4 tc9f5Id/4HFCZLDTU+8+yW//wVusLNY5d6ZJp+szM13MsaoEXVOo10xy7za5+kkzMqEwXStyZd0l iFJsy2ChJWko6z2pj9sZ+kxVDGpFjYeXyrx0Z8iNtsuZmSJZlhInd7fx270xy60yTz+wwFeutWmP fH7lxWucWphF1y1IfMgEMQJFkxcMQYapKSiZkGh2kjJV1GnWLExDZ3W2ThLHjPyASKSohg5C4Dke tVoFu2CRhjHuYEI8CekMHHoTmT4mHadT+e9kUC7olEwNQ1EZej79kctBb8KzlzeJsownV+o8eazB lQOHawcOJVNlaxwwX7MpmiqqorLRGRMnKSenisw3bC5vDVBUhblmjb3OkIPBmIWpBromTVpMXcPU dRzPp2jbLDXLFPWEbiDflJqucGeng6ao/JOfeJqn3rvMb/zuFT77y6+zvjHg1Mo0zYbJL37uWX76 n6gvKgpsbm2iqirFQpFisUgURVy7fg0hBMvLKyRZiud68lYYRckzD92/yOZWH8+PaNZLuG4kMSn9 rvrmvrMzvPTaJp2uw4Pn5xgMPOZmy3hBwsuvb3Lm5AxpmmEYCqahEYaSzVOwNd64vI/vJhRsg4Pe mIXZOqaSsb0/ACGYrhfRigVatspezyHKj0RTU+Sy2tYomhpbfR8nTJgqmXJ2SSW0oSow8mN0VeXc XIW+F7HZnTB0fd5zYZWRH6PmtEiZlipIM0WmLgiBIjJMTVC0VFRDI4xllqJqGVRqJaabdeZnp1he mOHkiWWqpQKVgk2tViHNwPUCoiiGNJOMzNwIT1UFtbJBvWigqyqTMGK7M8Ed+3z+zXVudiZcmCnx /lMtum7E711tMw5jRl6MoanMV0ySTALDI8fj1FyNkzNF3rjToztyaVSKtKpl/DBkMHGZqVflzi+T NghxmrHb7VMtFnhgpUizqLDRi0DAblvOpX/rR9/P9LTJv/3PL/BLv3qJg57Dg+cWeNejx5ibqrBz MOQ//dfffNcP/sCnP7+wsDC4+tYVatU6VsEmSRK2t7cBaE1NQZZJ3aKmog6G3jNrG13OnJrhoDNB CIVqxZJxbwg0XUaSWJbGiWMtvvy1m6iayvGVJr2By/FjLa7dOmBnb8TZ0zOEUUS5KF/4JEkoFw2u 3+rQbns06wUOuiNazQoiTciSlPbQY7ZZQrNtikUbO4vYGfgcRvpULBk5UrU1iobGRl+i162SjL9L MnmWKUJhEsWoquDCfJ2+E3Jxs4NtGjxxdoXOxEMV8vjjiHN07/Vfzm+qEBimTrlaplwpoagKtakp jp06iVUoUKhWKJTL7Le7ktCmKHhjB0sRmLqQ2JmmYhma5GMVdKmrjGO2uyNGQ4+r2x2+cGWXZlHn Tz28wMhP+bU3d+m4Ia2ySRCnNAs6hq6wO/QZOAHzUzUuLFQ4GEy42ZbClGa5SK1oUjA12kMZH1Mp WERxgkBh6LgMJi7HZuustAwUYKsXE0Upw/GY9zxxiv7I4Te+cJm1tRFCETzxyArnT00zngS4fsiZ 1QajiV//z//1cz/0xOOPfemRRx/ZCYIA0zJJk4Rut4uqqtTrdbIsI45iuQf+9Hc/8kz7YMylq7vY tsFo5FGvFrBtA8cJyRJQdeUIIC2VLL78tRvMzlSp10uEUcjyQp1vvLiOZWpMN8ugZBQsjTBJsG2d zc0h6xsj5qbL7B2MmGmW2dofYpsqrh+TpCmzU1VCRaNWMsh8n64TSX6WpaMpCqqSUrU1yqbOes8j iFNaZYM0JSexSfjAjRLSNOX0bJXuOOAb1zZZmalxYWWOzthDKBm6enhjg0TIbB41X1jHSUqlWaZS LUvhp6KQiYwgCgh8yeScTBw8xyOKQoa9HrHnoeVsCkWomIaOZWqYuhT1hmnGfm/E7sGY8cThV19b x4tSfuSdKwz8mF96dZuBH3GsWURRBF6Y0CwZbPU9xn5M2TZZaJTojDze3Bzw6EoFVcDBJGQ4cakU LOYaJWkCUinnRmvS+z3N4PRig8WqytBP2OzGpGlMGId0BxMmbki5aDFyPN7x8DKnV6fo9ib5GCVw 3YBHHjxBsdKwf+pn/uWfv+/c2W8+9NCDtyUfL2V/fx9FUajXG28vrPvOzj5z9uQ0tmVwc73D/v6I 4dhnZamBaWh4XkgUS0l3FCWcON7CDxO+9NXrnDs5jaarlGwD09D45ktrLC80MQ2VYkkliTMMXWX/ wOH6jS4LczU2d/rUygVsU+H2zkBSof2Yhbm6HMQMg2bFptMd44YJaZpRszXpfKLAdNmgbOrc7rgE cUaraJBxaEAiZy4vTomzjONTZXqOz7Ov32a6VuL8yhxuEBPFibwh5q6Fuf5DGp2oKoqiohdMhK6i 6hpZGuNOxvh+wHg8YTgYAeCMhjiDIapQpV9VivQO0zUSJAU5JqMzmLBzIK0rX1zb50p7wntOtBh5 Mb/x5i6VgsFK06ZgaLTHAbqqMPQi/ChleaqMUATr7QkqEQVD4eGlEs2yyZUdSZ8ZuD4FU8OPE9wg ZLpWZei47PcGlAtFFlsF5qoKa+0Is1IgTj0OemMeun8eQ9e4s93j8YcXWV1uyGCHVFojgUDVNLa3 tlhZqHH/hQfEP/qnP/dDranm1kMPPfiaHwT0ul3Jh//2wjp7auYZz4+Yna6wslBnOPbZ3O7T6Tqc PD6FbqgEYUwcSf+pKE558MIC7c6Er37zFg+eXyBJMhZma2ztjbixdsCZ1WkUJaNQMBBIHvjV6x3m p2rsHgzJMlieKpMkKZ2hi+NFFAsGs1MV/CDGKFjYasbWwQQvSiiZKromhQlhknK8ZWFqKrcOXIIk Zaos10NJkuVQhJBzUpKx1Cww9gK+fPEObhDx8IlFEhScMDryrc+yQy8CmZIShrGEDTKIgogoTkhS CPwQz/FRFQV/MmHcG3Jo5JshkCpQgRdFhElMSspo7NHuuQRBwMFwzG9elFSfNMvYGAY8vNKgXtAY +zGTIKbnhARxQtnSWWkVGHkh+wOfZknnf3nPLJMg5uq+T7NS4PaBi1AUVuda3N7pSagnkbw4RcDE CzFNgwtLZWxdcG03wrQ1OoMBjz6wwmgScO3WPh967xnmZyp0uu4RYSA7UmNlmGaBzY071EqCdzz+ OD/7r/7jJ7c2t9JPffITXw3DEMdxaDabby+s82dmn1EUBT+U8q5Tx1uoqsr1W2129oacPjmDoUlR a5pmkqCfZjz5xDFurh3wyuvbPHDfAmmSsrxQ59WLW/hBzNJ8A0SKqkkd4KW39qmVS4xcH8cNmKkX sXUV29Jp9x36Q5flhQaaqhJECfV6AXc4ZujF+LEMQZeaOEGUZlyYLQJSj+iECVMVMwd3D0W1EKcp fpQwW7NJ0oRXb++z3h7wxNlligWbkRdKI44M0lQehWGS4IYp43HAZOwxGfuMRx6TkY83CQjcgMDx 8MYecZBw6GERJQlhHOF6Mno3zDLGbkx/JIMvvcDjV15ZZxzEHGsWma0WubAod4GXtgc4QcrYl+rw EzMlqgWdW7nZ2kNLFT79aJNGUUNVFL52Y4Sh6xKLSxIeOj5F0S7QHjg4nk8YJyxM1Rl5IWVT8MSJ Gp1xyIGrcGO9Q6mkkSQZWzsDPvWRCxQsg+HIzwsesuQu3/1QFGMXiuzttEmTEe/5jnfyy//jd5/a 3Nr5wMc+9vTPk0miJfD2wiJfxSRJRhynrCzWqZYtLl/bY2u7z5mT0xiGlqs+5D9WLlk88dgyL7yy zq21LvedncUwVCpli298a41Wo0SxYJIhZUtvXNqjYJoUbIO1rQ4lW2JS5YJJtWyzczCmP3I5sdLK zcAUGjWbnb0BbpgghKBs6/mLKBmPDy2U8GNY77pM/JiZqiVnpfQQR5KKoShOmSqZKApc2+nx5voe x2ebLE3VSdFwwoQwgTRTJDdEqKSZckRCDKOEKJLkwyhKiMJE5gopCkmcMPEDvEAyZ/1YGqiFscSS qrbOXm/EZ5+/zu7Q4/R0mapt4IQxr2502Rt5lGydmarEEacrJpoquLQ5Ik4Fn3xoio/dV0ETGX0v IULn1bU+iWoghELRULiwUsM2FaqlIiApNSXbYr8/Yb5ucWGhxGYvouNk7HUGnFxtUq2aPHL/Iqqi 4Ljh3awkNf/5JRKSuVd8bFoFRsMRznCPp977Ln7tt55d+YM/+NK7/8xn/vRn6/UaruuSxMnbC+vw kWUQBjFzM1Wmm2UuXtlhc3vAydUWpqkTxZK0lyYZxaLBww/M8exXrtMbeBxfadKoFQiDmBde3eDU aosgSHn2y7doHziUSybLc01ub3VodyfMNuWAPDtbo1iyuH2nw2jis7LQII5TCkWLZtlkZ2/A0I+l alqXjs2TIMXSFR6cLxIkgvWuy8CLmCqZ0qYacWRlKVdUGY2STsXWubk35Etv3qI9mLDUqjDfrKGq OkGUEOSeqLquUbZNSrZFwTKxdR1NEahCxTQMKkUTQ1GIYlAUDV0z0DUdUzexDCkryzJ45fYuv/D1 tzgYe7RKFrqq0HcjJmFIraiz2CgwVTIpmQYjN6IzCdnue0xVC3z60SkeWbRxgwQ3hn6o8eylDl4G Tz56ghtbPQLP59RCHdtQKdsKD662KBUs9ocB+90RUxWdsm1xu5uwddDHNjQeOX+MuTlpNRCECYfC 5ySTJmxJ7ukq16sCaa0uP8nQTYIwoXOwyXc88SCXrqwd/8X/9rlPfvKTH/u96enp4WAwlCkm9xbW oXktgB9ETE+VmGqWuHR1l63tPsePtSgUTNI4JUsyglCG9Jw5Oc0X/vAqpLC80GB+tsrmTp8btzpc ODfPS69vEsUJ1bLNbKtKHCfsdkZYps5Uo0SUChbnmkRxzPpWl4kbsDBbI0mk8na2ZnNnd0DXiagX dXShkGWCURhTs1XOTtvEmWC949FzQlolA01VJBZn6BJKyEWpRUujWjCkp9RWj69cvI0b+FQKJo1K ibEf0HM89voTrmy2ubHbYa83Zqc3ZONgwEanz8ZBn/X9Ide2u9zc73F7r8+lO/u8cnuHl29t8fzV Db52eZ2vX9ng+WubJGnCqdka87UilYJBvaRTMBUMTUFkYGoK7XHAZs8FoXBhvsLT99U4VtcIkgw3 ythzFDY6Pq+u9/jI+85xYrXFq5e28IOIJ87N4+cXnShOSDJoj0I6/SF+lOBjM/Ji9jpdoiQmClNm Z8okaUKSZUeXl6M6yjiUGOYsq28j8WmSQ7a3s84Tj51j7CRz//Sf/9yPPPboI89duP++Ld/15a3w 8AvebgspzSdmpkrYtsH1WwfcuN1mcbZGrWoThilpJIN6VpbqTE+V+b0vXcW2dGZnKizN1Xj9rW38 IObcqRneuLRDtWJRrxYpF0y22wMO+g6rSy10UyOMUhZn64zGLtt7AwZjj1a9hKbr2AWbasFgc39I 34loFGTh+HGKE6e0ijqrDRNFUVnrenTGIXVbQ5PEe2zbQNdVspTciUXQLJlMVS0Oxj5Xt7o8f2WN S3f2uHMw5PZ+j+u7XS5t7PPm+h4v3djiG2+t88L1TV68vskL1zd5/uodXri+wcs3tnjl1jYX7+xx fbvD2l6P7c4QRWSoImGhbjJbs7F1qVpyoxAniOSiWJGClO2Bx0bXpVY0ePJEnUeWbOq2ZNuOg4w7 Q7k4/8rlXeaWWrzz4WN4Xsi12/s4bsg7zs5RKRgMJ9I2IEvSfHXkM3QjphpVtvcPCMKIM8cW2Nrv USiqTLVKBFFyD9NdPhRV/kmW3POH31ZcilDQNIvNO7d56P5VZudWzP/jmZ/5cyvLS+tPPPH4G+q5 07PPKPd8kTjUz+ePIEiYmSoTJwmTccC1m20qZZtmvUgYRMRxhutHnD89g65rPPuVa8w0i8zN1Jhq Ffny12+wutxE11Wu3mxz6kQLyzAp2Dqbu30UTWFpvoHnB5AJ5mdrtDsjun2H7nBC0TaxbYt6vQhZ yn53wsCLaJQMTEVh7MdEKUyVdJZqBrqmsdb1aI9DyqY0HAnDGE1XsYuGRKQTOXdpimCubtMq22ia Qn80Zrc7oN0fMnImqCKlaKiULI2KbVCxdSq2QdnWKVsataJBq2zRqli0ygZTVZO5us1Sq0i9ZGKo </text:p>
            <text:p>+TGcyE4SJXJGVYWKrau4YcL1/QlukFAvGjyyVOHMjEnZlAvzvg+bfRm09NKtDvuTkMcfWmZ1scGr lze5dusAhIqqZLzvwWU29odygE4yFls23bFHd+QTxjGjicuJpVkePrNKuzsk0xKWFxsEQcwffeQJ 2rnINTsUr/6RzwLDLrC2dpPZhslDDz/MP/3Zf//do9EQ9fTJ6WeyvAKPQnuPkgDkX5ykKa1GifNn ZolTeP7lNSxDZ3qqjOdH+G6MH0Q8+uAiw5HPl75xk+WFOguzVQoFg+dfXufB++a5s9VH11Tm56vo igyCur3RYWWhiWnoeGGIoWlMNUu0uyNG44De0CFNUiplm+WFOr2BQ3/sM/JimiUDXVXouhFCQL2g MVs2KJo6G4OAzjikYGhUChp+EB95IsgZDKI4Odo5Fg2VesmiVbFpVWyaRYuqrVMuyLmsXNCoFk2q BZ2qpVMtGPmqScXSpX+FlnO+4jQljON7jH8FdsEAAUom/S92Bz5rBy7NksFCw6Zpa1yYK6ArGVEK PTdjfyKDNV+82WXLialXLZ586BhbewO+8OUrUsgiBFvtMe84O89M3Wa3K8HNvVHCft/F8UPCMKZe KXLfiUWiOGavM6RSNViYqeCH8dExeHcUErldQpZbpCv39po/8ihYRbZ3tjHVgA984H189pd+833q R9978hk3iIhiedNSVLlPEzmWIZAmq6qqkKUZK0t1TEPnW6+uEccpi/M1vCBmOPAJo4R3PrbC9u6Y r33rFqtLDU6stBhNfG6vdzlxrMXtO12OL9fJUsFMs8bmbp+9gyEnj01LSkcQUS5aNGoFhmMfP4jx /ZD+cIKuadx/doHtvQEjN2TgRbSKBoai0J7II65kKdQLOvWiQXscs5evOmabRcIwxnVCBFL6r+VW 42kmjshwhx8pGXGKZFCGKWEkfafCvPMkiWSoxklGnMpfpzmJ8HCcSBLQdUGpbGFYOkQpIydireMw 8mJWp4qcmisx8SOmS7ILHowjhkFGlGkkScqX3tpDr5TloD9do2gbfO4LrzPVlGLWWrnExI/pDiZ8 4smTOF7AYOKzP4ppDz1IE0xD59j8FKWijVAE7e6QatVgZroij0LpX3TUVDJy0xRNRtNlqXT2+2Oa 1pFBjGUX6Q76DHtbfPzpD6H+wKcuPFMoqkRpQhSnJLnh/6Hb2z1fLu0Jw4iVhRq1SoEXX7tDr+ew utxCVQUHHYc4yXjisWNsbPV57dIWS/N1zp+e4dadLq4nfR3aBxNOHGsRxAn1SpFrt/dw3YCZZlVy wcKESsmmYOt4fkgcZ1iWTrs/YewEPHR2noPehJEb0vciWmUDXVE4mEQYmqBoqFQtlVpRp++l7PRd ojTl2HyNNINrW0PcQPK/hBCYmoKMmhFH78wskyFQhik53IpQpcwNQJE/oywHzJT855RmcrUk43UF lqVRrtjoqmDQ91jbn7A/DiiZGqemi9TLJk4QE0UJ1YLO3igkEZKq0x75fPnqPoVyiVOLNTp9h2rJ 4oU3N5mdqoCA0djnwqkVCobBW+u7tCpF3n3/PF6YsrYvmSPD8YRqqcDSXJO9zoBSweSgN6basGg1 ykRR7jaTyZnu8GegCIGmy5t1FN3FBv+44jo83UzDwvcjtu5cR/3Ae1efKZR0qhUDVUhQMY4z4ihP 2FTy8/bwbZiB58fMTJdZWWxw8eouN263WVqoUa3aHOT0jofuX2Rnb8xb1/ZYnK9x7tQM127u51Qc H9PQqFdsbMtk4vhs7PZp1AqUihZxLPd/pZKBZehEUcRw7DM3VSMII7bbA+Znavh+xNgN6TghzZKB qSl0JzG6KjB1lYKuUC1oBLFgq+sydEOW5yvEScpOVwZGxon0a/fz9Ctdk8eaQA79pbKJYapYluT2 F4smxZKRu+vIo+jQOfrwTagbKsWS/LwoSLm9PWBtf4JQFVZaBebq9pHr4cCNSLOMFEkCbJQtLm4O eXmtT61k8djpGd5aO2DgBEycgNPHZ+gOHLI0o1EpMnJ8dFUjiDNevbHFu+9f4oHjLa5uDtnuOHi+ x6OnphEKtAc+BUtjOHFYmKtQKOjEcSK3B9x1dleEXJ8liTQrFoqEIvL31P/Ph8hA03QEGuqH3nPy mSTLMHWVUlnHsFSZQ5fK1QZw5GmVwdvgiGLR5MyJabb3hrx2cYtmvcj8bJV+zyFNM86enKHTcbh6 u83qYp3VpRbX1w6YuCGjsc/SXB1FCAqWyc7BgJmpCpWiLQ3cMiBLKdoGmq6gKIL1rR4rCw1ajTL7 B0OiRMbRJWmWCzHkcTJwpXmurauYmkLR0lCFwmbXpT3wODlfoWbpOEFCECUoSPTdi1LcIMYNY6JU 5jIoCDRVwTJVLEvHsjQMPVei6IqUviH3jIahYdk6paIBWcbugcPVzQFjP2KubrM6VULX5GyZZFLR lKUZ5aJJvW6DovDCjS6bHYeFmsX5lSadScjNrR5CwIffc47tvQFrm10+/V2PMBj7XLm1w8FwyFSt guPH3NnrMVOvcunOgPXdLq2KxaMnW6y3XVJUyORC/fhqU353qXSWOfSbP3ykmeDQiiG34cjXZcrd 8+/I/OXtnUwoAvVDT518RuYIpqgKUnVja1i2Kt2UfRkqqWnSYebw6zPk1V1V4MzJGeIo5aXXNyCF lcUajhsSRQnLC3VcN+L62gHLi3UWZ6tsbA/oD12iKGF+pkrRNugPXfY7Y1YXW4RRkn9zKYoKpqGj axrlksVrb21SKpg8cHYRhBzA3TwSrz0OMHWFRlHHj1KCJEVXBJoi3Z0LpkF/FHJ7b4ylq8xXpeJF usMICoaGrslbYxCnTLyYkRMwckJGTsTEjXDcCN9PcJ0IZyKZoCDZsYapQQoHPYfrmwPaw4BqyeDE tFzRBLEMtEpTmUymaxozrRLlssVW1+W1W13SKObEVJH5RpFUUXjpepuCbfCnv/sd7OwPeOnNDZ5+ z32cOj7Ns994iyjKeOK+06zt7FMuGBwMff7wtU0UVaE7GHJuucZ9C2Vu7XtkiorjueiG4NTxaYIo fltBKXnXOZwTlXwRkeUcfk0VR+bGMvpbno+ZgEzJ5O8zydJVP/T+488I8iSvFEQmjxE7b/22JUji DN9NyZTD7nXYMgVxlBKHMavHWpRLJi+9vkGv73HiWItMZLhexHSzTJJm3N7osDhTY3amwvpml4Oe Q6lo0qxKUcbV27tYls5UQ2bpCSXP2lOls3C5aLK63OSl19cZjj0ee+AYM80KhqFJk/8woedEhHFK vahTMFXUPEo4yeeGasFEVwXbfY/eJGCmatEsWThBzDiIidMM21Apmhp6fpGR3TvB8SKGo4CxGyKQ GYCmaWAYKkmcst91ubk9Yn/gYRkax1pFZqqW3EHGeW4NGbqhUa3aNOo2Qz/mtds9dg4mLFZMTs6U KJsyQu+lmx00Mn7g/WcYBSm/+9xbvOOBFZ565yl+60sXWd/sUSrYNKtllmda7HWH+dyYMRpPMHSd 990/T01P2enHRIrKYDShWS9wbLHOxJWJq4dROvfOUXcdGSWbGOVwLDr8fyI/M8lNRQ4vfLJ9qR9+ /4lnFEAIRVYoMv1cUSVhrWCrFIs6QmRMnIgwztC0w3VJnhqcgu/HzLQqLM7VuHR9jxtrB8xNV6lX LUZOQLVYyOVIPrOtCo1akVsbHXbbQxZmasw0yoxcn/WtLseXW0fuy6qqkGRpHmMnKBctVhYaXL6+ Iz93aYr5mSpTzTKmpjEceQy8iP1RSKNocKxpYeoqYZzhxylxmlIwVGaqNrEQbHYd/DBhqmxSL8oU dicvMDU3G1aQXl66plAs6DRrNpWqLdU2Xsjm/pg7+xMGTohlqCw2iyw0CuiqIIgSqbVUFAxLo1Yt 0GwUCJOMKxsDrm8MsBV4aKnKVNlg4ieM/Jg3t0aIDL77sVm0UpH//oU3ObXc4If/5OP81hcvcfXW Pp98/8Ncur6F44XUGi1m6mVM4dMfeaBo3HesxbvPz9DpjNgZxXipguN4rCw0qNdMolCCo9K66NAZ WVLayd2DRF5lSSqPRzlT5sWXZm/b1hwFKimgfvQDJ5+RhSeOqlXk/S1TZA60rmkUSyrFgkYcSuN6 RdxFaBHSb9z3YypFk9PHpml3xrx6aRNT11leqON4IbqqUbQNXDegXi1SqRS4s93joDfh2GKD6XqJ a2ttAOZnqnh+jKrJIIEsp8QEYYRt6RxfmuL2Zpeb6wfMTlUoFi1mWiUWpsr4fkR/7LPR8+lMYsq2 wlLdRFOE9AKN5Ay3MlthJrenbA99vDChaKrUCia2IUFMy9TRDBXT0iiXTCplkwzoDD222o60zU4z 6iWTxTzFvmDIE0DRBKauYRcMKnWLer1AkmZc3xxy6XYPz4u5b77E/QtlBII7PY/tYcDuMEAI+OiF FkVb57NfvkWrYvA3/+xjPPfyOl/8xi3+/l95miCIefnSHU4vNDg7pdEqpDx8vIlhmtzc7mMbKo+f mcafOGwOU/pegpLFnD05m7co2W0yBCKTaqKjAMH8pU2PoJQsjxkhj7y5dyg6JE5m+cZBoD79gVPP CATq4bwvcrBUKCh521Nz31HbVilX5KrE82IOnWqEkGezEBBFKUKBU8en0VWVly9u0Ou5rC41EULg +wmqqhKGCa16EU1TWN/u4YUR507O4QUhN++0Ob7YlPztVKa63vt9RFGCpqucWJ5i92DI5Ru7zLbK 0nxMV1mYqZHECd2hZD1sD6Lcq0qjWdSJUllgnh9hqiqzjQK1skkCjLyYiRcRxAlRCkIVVIoGJUuX Or00Y+wEjCcBmqIwVbGYr9nUChqGEBiawDRVDFPHtA2KZQvTlpZANzaHXL3TZzQOmKvZPLhcZrFm cjCKeGN7zMCTvC+Ad5+sM1+3+PVv7aCZKs/8z09weWPIL33+Cj/2/3kPJ1da/Mf//nUmbsiFhRLv P6FTK5uUKiWiOOP1W20Qgvc/MEcWemxNFHYHE0qWzqkTU0RJRJYdRseJXG8pGQ2HpwOZ7GSKEHki c5azIuWyWigKIndlTBIpxtXzolO/57tOPiM5RZI1IKOQpERK5NfODCm1UhQFVROUChpFWydJIQwl MYxcpCByabufpCzO1ViYq3Pt1j5v3dxjql6iXi0SRenR4D07VZP5guttbFvnvjPzvHVjF99PWF1s EfgRQpPfuCIO3ylS94gQnFiaYuz4vPbWJpWyTb1SxA8TlhaaGJpKrzdisWYSpoI3tia0xwFBlFIu GtimznjiM5oEKGS0KhaNkomqSGqOH6U4fowGkCb4viQA6qqgVpDrnUNKsm6oFIo6uq2jGDqKJh10 djsO1+70ub0zwvdipsomJ2fKLDdtDCXj6p7LlX2Hiq1iG9J//cHFMisNi2ff2MdRFP7Z3/5Otjoe P/cLr/GRJ47zqe96hP/rvzzHfsflxMoc17e6nJ6rUqqUsOwCg5HHyzf2UVWFDzwwz07XZcsRTCYu 8zN15qYrKGpGEMk8EfXwGBMCVcnT63NVlRBvz4I+Ou7yUSVJoVTQqJV1ojAjSfJb4Y/98IPPiCzL c2hyJzxVTv1JPvUfgg1CyMBwoSjomkqpIJO8ovhuRqF8IhI8DIKIYsHi9Oo0Eyfg1cubJEnKwkwt p2fIC8PxpRbdwYTLN3Y5eWyGeqXA61c2WZipYVk6SZKhKBlKBioyriNDhh2kpBxbakmfzMubCCGY m66x0x5QtHXKlSKb7REzBY1mxeJgIqkpYZqRKQqo0rkvCBOGk0iGrqcyOKqgyyE+yTLCWM4ZUZIR xUijkUSaoGUg8wMROF5Mu+exvjtibXtEu++hIJiv2SxNFakVZecbuQEXt8Z0nJgTLWn2MfYTjrds lusWL93ose0l/Iu/934cP+Gf/IcXOdMw+e6nH+alq3s8+7W3eOqd56hYNpdu7aPrGk+cm0eoGnu9 MS/faGMbGh98aIHNYcLLNzp0+0POnpijUbVQNPCjCDV/gbP08KQiZ8QeXhPFPf5nsuEckh+EUCgX DcolHUNTMC2NKJYsY7VQNJ6ZnrJZWSxhWQpBHB8hyqAcnaWHdSsyOfOoikBBpWCpmIZ06c1yYYNQ DsN9hFSMZCknV6aolG3euLrF5u6AqWaZatmWwQUKHF+aYm2ry8Vr23znO07R7U/Y2utzenWaKIhQ hSLnvlT+IDRdoHJo7BazONegUrZ4/coWjhfQrBa4vdXFcXxQNNa6LrYuON4qUrK0nC0q3Xn1XPYu 40dksGOSEwQPI/Wy7DCmWGoQk1QaZvhxihvGDCcBB32f/b7HYBKQJBn1oslyq8hs3aJoaSRpRncS cqfjsNH3sQyV5YbF2I8Z+jEzRYO5msWdjsuNfsA/+4n3YxgaP/4zzzFb0PjIB86jVSr8wq++wNlT 05w5MUPnIGDiB9ze7fHYySlaFYO3NoZcXO/QKBnct1jlS5fa3NzcR6iCY3NNmvUCCYnk1qmyQ3E0 uGd3X29xr8ffPcWlSBC4WjaolDQyYOLGJJFUcwGohqk988IrO7x6cY8kSzlzskGjZhFHMsErzYCc Qw1KDqaBomRS2KrID12XlkZkilwTIHGQQ2DNC2JmmiVOLLfYOxjxxpUthCItCyVHW3BiZZpLN3bY 2h3wHY8d5+L13Vz5UyKI0nzNJJ9TJsAwFHRFIUlSfD9mqlFmtlXl8vVdxo7POx44hqapjCYefiBt kpIkZbpqMVMymSoZ2Ia8+WiqQsFUKZdMyiUT29QwdQmG6rk8X1cFhqaga5LrleTziK6rmKYc8EsF jZmqzXTVplYy0PNIPjdK2en77A99bF1huiINUYZ+QpIJDKBS0Ml0ldc3x/zTf/Ah5qZK/K/PfBEj S3nsHcdZOr3AF754mU7P4eMfuo9e38HxYprVEre22vhhxPsuzLM3Cnjx2h7HW/KN+9ylHSqlAq1a iUrRpt4okKkJYSiT3w67Vpo3jsNGdXhcpfmArygSCLYtlUpZxzIV0jhDAUxTxQtSQj/FMBTUn/3p Dz0zO12iPwx46dVdvvXSDsNRyOpKlYX5EmmWEkVyA46ALE+cSslIhBysTU0i24oGtinNvvxA+rEr 6mHWYUoYxpi6yqlj0+iKxhtXt9lpD5lqlijYOralsTTb4LW3NgmjhKW5Bldu7nF8aUrCG8iLQZZH wyiKQNcFqq6QCuh3PcoVk1OrM6xv9rhyY48LZxa4cHpWZiBqKjs9h/2BJztWlJDGqRxGM3nUZklK GEZkiczrMQ0N29SxTB3bVvPnacg8GUujZOmUbJ2iqWPpCroi9fxhnDAJErpjn91BQGfkI4SgVdLR FQjiDFXTMDSV0dDj5HKNc/fN8OXX9/jJv/sUD12Y4a/++O/hjz0efOQYJ88tsLXd46vfvMn7v+Mk pYqJ60VohkBXNfrDgGtbHY7N1EiBl67tszxd4mtX21SKNudWF9jtjKnYJcoVA8MShKEkHQgJU92F m/KjTt4KJWVGV3O4xdYo5iNQlkqn5USRGwrblG/yIExRP/rBY8+0GkXe+dgijzw0S5oKrlw74KvP b7K2OWRhrsTKklx6SpujnJsjpGVPksqo14Kho6tK3kk0bEMjCBIZAKWKHCeR+YRhFDM/U2V1qcXO wYDXLm+SCcF0o8TsVBnb1HntrU2qZZs0S5k4AccWW4SB9P5UVTlkZilkQqCrCoEfMzVTRNUygiDh zOosEyfghTfW0VWN86dmWZiuMN0scTDw2Ou7eJlg7Me0Rz5DVyqQ3UCmd4VxmotHUqI4keFOUYIX Jvj5jdLxIoZuyGAS0hn59MYhQzdi4AYcjAMORgF+lBx1OkWRN1rD0JlulHG8kO2+y8efOsF7njrO L/3udf6Xv/gETz6+yN/8338fd+Azv9Li9Ol5SpbKF754lXqtwDsfXaE/lIZopqni+yFEgqHj8+LN fbxYx9A01vcHzDVL/IWPP8rlO30OehOWZqeo1BV0QyGK5U1OQTomq4rI9ZUZcSxvgJqqYJsSMC8W NGxD7kfT3J1HyY9LRRwC2dK7Q/3w+048I4OTJKfp/Nkp3vXEPNWKycbGkFfe2GPtzoCpps3sdJE4 TmVlK6CkcncUIxeWpqJh5MHTqiYoWDppnFewJv2z0pzjFUUxlqFy+vg0uq7yxlvbbO0NmGoUeeDc IsOxz1s3d2WSxdChWS9SLJhEcSw51VpuTwkMhyGVmsn3f+9Jjq1Uae+7HPRcVpaaWKbOq5e36PQn tGpFygWb+ekqfhAxdgNmWiWmqgUUBeIM3CDFCRMGTsh+32N/4NEeerQHHu2Bz8HQpzPyGUwCnCCR VpiZvKrHWYoTJLhhkvtRyRhiXVNRBRQ0OD7foFiyuXirg+vH/O0feyff8b5VfupffJPv/+RZPvKB Ezzz08+ReCmJqnH+zBxTdZvrNw+4udbhfd95SuJNicxy9P2Yl968w52dHifmGrSHLpMgQlU0RhOH n/zMO8mEzq985Sq1ksXSXIP6tCFHmiRFPVz3HdLaE1lg9ZpJqSR5/pom5EmkiaPB/m4yq+xWqpoS 5ZHNmiqkHXcSS+sdRZFhmGGcsjRf5sl3LLAwV+ag43H9RpcoSpmdKh75JShCorOayKs8UhCp9G4w VJmKZZgqIpPONUr+rji8vkaJfGcszVVZnmuwudPnpYsbWKbOU0+cYnO3z9bugAwYOx7HFptH6wOQ ESmuJ23DP/axVep1C9NQOXmiRpqlbG+PaVSLzM/UuHmnw807HUpFi1ajxEyzgu+F3N4eYJk681Ml 6rbOdM1kplZgpm4zVbWZqhaYqlk0azbTtQJTVYtm1aJclPOTqoojA98wSokkbE3B1KmVZdRJ2VJZ nSmzNN9ko+dxee2Axeky//gnPsCJs01+7G9+ge/9+Fk+/tFT/NQ/+gqGorF54HDy5DQr81WSJOX5 V+7QapS4cG6W0VgGXBqGxtb2gO2dCY8eb7B90MUJoGQqOEHCg6sNPvTwIr//2haXbu+xNDtFrWHR mDEJg0R6TSjkNpZydWUYKsvLRVoNk2rFpNkwMA0Fz0uOMMp7WcZZBoqWA+pJRqqASAXqJz56+hnf i3G9mCDMSBNp7hRHCa4fUSrq3H9+hqlWgSiMKdi5Z0Kc3/7UfJ8kQEOQZSpBlKGjYWqanINMOZyH gcRNlJzrdfgEgzCmYBmcXp1BURS++eptegOHJx89we7BkNHYZ+wEmIbO0lwtj/6Vkba+n/CBDy1z 5kyNwSAkCFM0TXDqRI1mw2J3b0Iaw5kTM4ydgMs3tvGCiOlWlcW5OpahcuV2m632BDSV3shnvy+F sFGaEUbSXAwhj3E/TvCiBMdL8MKUTAgMXcG2dIpFg1bV4th0iZXpAo2ijqUKWs0KoWryxu0uBx2H p55Y5f/8u+/FKGn82R/7TT759Fk+9V2n+dxvXmFlscFXX9hkfr7GQ/fNMZoEpGnG7TtdVlcalAom cZweod/9ocv2vs/TDy5wblrh4uYQoWqMHY8nzsxzfqXO575+k56TcGJ+hkpTo1RR8SfxkUhXQljS IK7VMJmftclSQcHSqJR1SiUNy5J2oJ4v9aWKImEI9dAJO7477CeA9uKrO6OlhQqlokEQJgQBaFqE aagYhoJhyugz3VRYWKrjuRFZmhypfzNBDuPL4d1UUjRVMi9JFCzdQlU0dEXG//b7HlGckOVDfZa7 2URxRETCw/ctsLxQ5blv3aQ7eIvzJ2aJooT+0OWNqzIwqla1CIMY34t4/PFpHnhwiuEwyH/YEMUp 40nEiZM1pmeLPP/NHTY2HJ54aJm56QpvXNliOPa579Q8x5anqFdLvHL5DmMv5th8i8nY4aA74hDB 83KJlKVLQzNDVbB0lWrJwNQl9KKqCmVTpVqQ1gIHI59JmFGqlen7GWvbB9SKFt//9Hme/q5VOgOX v//Tz/Hxp0/z6e85x2///k0efnCB33n2Go1GgSceXWY48lCENGmrVSxajSJhlBw59SVJJr3ao5hL 22O+55Ep/uR3lvjC63souAgiNvcG3NkbMl2vYRgqhZJG5MekSZJfrOTsbGgquqpQLetYuoahypt/ klOYalWDSllj4hj0+yHjSSiBUPXQGjTH8zKBomT8v4aCFSjFWEcIAAAAAElFTkSuQmCC </text:p>
          </table:table-cell>
        </table:table-row>
        <table:table-row table:style-name="ro7">
          <table:table-cell office:value-type="float" office:value="719082" calcext:value-type="float">
            <text:p>719082</text:p>
          </table:table-cell>
          <table:table-cell office:value-type="string" calcext:value-type="string">
            <text:p>Sheppard Amberleaf</text:p>
          </table:table-cell>
          <table:table-cell office:value-type="float" office:value="1" calcext:value-type="float">
            <text:p>1</text:p>
          </table:table-cell>
          <table:table-cell table:content-validation-name="val9" office:value-type="string" calcext:value-type="string">
            <text:p>DRUID</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table:content-validation-name="val10" office:value-type="string" calcext:value-type="string">
            <text:p>QUARTERSTAFF</text:p>
          </table:table-cell>
          <table:table-cell table:content-validation-name="val11"/>
          <table:table-cell table:content-validation-name="val12" office:value-type="string" calcext:value-type="string">
            <text:p>LEATHERARM</text:p>
          </table:table-cell>
          <table:table-cell table:content-validation-name="val13"/>
          <table:table-cell table:content-validation-name="val15" office:value-type="string" calcext:value-type="string">
            <text:p>HUMAN </text:p>
          </table:table-cell>
          <table:table-cell office:value-type="string" calcext:value-type="string">
            <text:p>You spent years learning the lore of the multiverse. You scoured manuscripts, studied scrolls, and listened to the greatest experts on the subjects that interest you. Your efforts have made you a master in the field of astronomy.</text:p>
          </table:table-cell>
          <table:table-cell office:value-type="string" calcext:value-type="string">
            <text:p>iVBORw0KGgoAAAANSUhEUgAAAQAAAAEACAYAAABccqhmAAABg2lDQ1BJQ0MgcHJvZmlsZQAAKJF9 kT1Iw0AcxV9TRS0VB4uIOGSoTnZREcdahSJUCLVCqw4ml35Bk4YkxcVRcC04+LFYdXBx1tXBVRAE P0BcXZwUXaTE/yWFFjEeHPfj3b3H3TtAaFSYZnXFAU23zXQyIWZzq2LPK/oQAhDGkMwsY06SUvAd X/cI8PUuxrP8z/05+tW8xYCASBxnhmkTbxDPbNoG533iCCvJKvE58YRJFyR+5Lri8RvnossCz4yY mfQ8cYRYLHaw0sGsZGrE08RRVdMpX8h6rHLe4qxVaqx1T/7CcF5fWeY6zVEksYglSBChoIYyKrAR o1UnxUKa9hM+/hHXL5FLIVcZjBwLqEKD7PrB/+B3t1ZhatJLCieA7hfH+RgDenaBZt1xvo8dp3kC BJ+BK73trzaA2U/S620tegQMbAMX121N2QMud4DhJ0M2ZVcK0hQKBeD9jL4pBwzeAqE1r7fWPk4f gAx1lboBDg6B8SJlr/u8u7ezt3/PtPr7AR+hcoW2H1FMAAAABmJLR0QA/wD/AP+gvaeTAAAACXBI WXMAAA7EAAAOxAGVKw4bAAAAB3RJTUUH5wkKAC0Yln7BNgAAABl0RVh0Q29tbWVudABDcmVhdGVk IHdpdGggR0lNUFeBDhcAACAASURBVHja7L15jO3Jdd/3ObX8lrv08pZ5s3ITJZEyRYmLNmohGZFa SdkKYyoSFUcOHGdxEis2DMhAEiSxAAe2EAdBFAUQYieyYzuCKC+KgshyEliQEQeBpdiiFtMWJVEc zps3b+nXfe/9LVV1Tv6oX/fQCBDQtjiD0F2Dxsy8133v7e5bp875biVcr+v1/4P1h77rW9/dNO2/ 1vSbrxDf3NeS/vOtXfyv/+GP/tULgL/wQ//R8Tq63++b9v174u3h/FEc7/92mi/OcKWw7npc1zP5 hkeT5vv7qdkP6XXTNDfzOL0Yy3SxipJWp0/QrlbiSWiamcaJs2FgLIlVbGl9wIsgBiZgIZhv+75p +7UoPxMO449ux/QP/thf+h8P//13PhN+4fTrvw3v/8gwHr5sOOxPKAUpYCqYU/CGM48WY5wn0jxh 00xJmaIF82AOwAgSCOLQMjNPI/vDxJQyhYK5QhBhJS0rH+iiJwQlRAhNwOGQBF4cMQSa6AhekOu3 1vV6Jdd/82f+VDfuL97kNd/2aYp5OpeUD1ZcRItgc2bIjtFFVn1HiF7nudjjhy++LY/7b2nb9RfG 2J6b5p+Mon8ven9AbVituhtP3jr55tC27xjMHY/7cz+f3SvlsMeVQhsDxJYpRA6Fsh9TPBzmm4dh CodxPPdlGtfR5f7ohrR9h6NQcmYcE4+niUNOBPF4XN38Bgg4H4htG7tu1Ubk7zZZfyYH99u5cfvo DHX+nYr70DSPb5zGYZOnjGat1cMZOMMUclZSmsk5oSmR50TJmYJiGAgE8ThqAUjzxDjOpFwooogr eCe00tD7SB8cMVr9aAKt8/R4Qoz4GInO4UUI12/J6/W5Xn/qP/kBX1IOP//RH0ov3f30a7br1Yci vC2IrbyYc2JanGGAOkOdgYPGGcGh5tEYw+1pN7+2GNtG9TgE+c4m+G9oPckFl7ym9nD+6LXieWLM JaZxcDruzXJGtVDSSHEDKUQQR1cKpIO36UCaxptOi3kLyK5gc8TEKMXIs6E5UebEYVbSrOSUKaoI 0PpA1zTS950c9eu3h/XmjsRuH0SG4BjAbmbTpxBpxHtGp8woaoYYoMKcEyklKPUxJXikFCxDSZlc MgBJHJjU15NnSi6o1p+VE8GZoEBWI5vhzTADZ0rvAze7SNd3uLbB4xG7LgDX6xVYR9vtG0qav+pd 3/5vrx8/uPfc+aPw3s7yG/o8tGKjQ7KKbxAc5IKpQ5wnzZE5BCZxKpLa7Sr2wdRHN3gPr/XZPW3F KU5UPM5GWzlH6wHvFOkFJVDUockAjziPiEExYoEOYdN476QjhAYFRDNNSSQTCB5zIAiuCKrGMCfy PIMWNAR0itg040s5FWerQC6xxCw+JCcuOmTtrATUSMvPJGvG1DAzpmmipJkgDh8jIcSXuw01NBfG nNCsmCqqipliULsDBXGOgK8bW4SCkdTqa84O3wa6tuVk09KvWkwcel0ArtfnePl/+du/8fTe3bvv 6tr44XEc7hz2u+1uf3jSz4f11kbXRpOmDbQx4p2vX2TgMNIkZB/QpqNrGzanK6IY3lS85pWmTEqK Fls2RsE7R/QRHzw+OLIzkjnS7EAdgsO0AIXQRqKHjTU432CuZUoZSzNtBm9CEb8UJIc3Q9RTzJgB ywkRRzFjmifsYHGWHPs8sZp7fGiIzmMIhmJWkKJYKaScyKaYFuZpgpyJMRKkIcQG8YEGhwOyKSUl pnlEpxmcA+/BCQYgUr8vHE4cTgTDKAa5QBYhq0Odp42Boy5A8Oj1CHC9PpfrI7/7m+6g+sGP/8qv fouZvS3laauafDRp1sF5uhW+NdpWWDeRxvv6ZrYEOTHnTEbREOjWK7YnW9Z9R++EMI3Mw4HHuz3n u4FhSAxJKc7RegfRUAMcYELOypQdqTiKFurOaYm+pfOKeI9JQJyHECm2IWcl5wJzxlOIsdCvPM57 pqYhzbVtzyUz6cwwJg4l0c/K3Be0CUTnsAIFo1g9lYsZipE1U0qmmBK9o3FClPqSGx+QVhAHkyk2 TWRAtSClIKpYDLUYABmliCAoHkcQEBNMYdbMPifO58RpbnEGbXC44K4LwPX6nV3f86H3PllSfma6 OLjh8eM3Rx++bTrs3jHuHz/h++hXq55V19O3gdgGXAQ8qAuo83gBrwrM+JIxK4TJ4+cZciE4R9tG mkZoWgdthKZFdiPzlCipMGfDtJAzqBiqMBfHlIUxSS0sqmQcwUMflOAdIhnEcOIJPqBBMAqiASkJ ZcIoOBFC8ICgC1CX1ZhSYpwyUzZyzmgbaJzHTLDaqSMiqBPMO0xrN+AQnHOYCJghqngvOC805mmD JzqHIGBgapU9cJUhMEAxkhampRfw4oheCK7WCDNlngv7Q2LXeMQJEX9dAK7X79z6Pe/7iqg5f7WY fcCJHJdhuI3yRcHSjZN1cN26ZbVq6duG6B2g5OLYm2MsEMVogFgKLmXGaSYXxUvBHYxhn5n2ifG4 Z73yhBBx6xWrbotsRw4XA8PFgcPuwH7K7NQoqSDZ8OIpCnNSDnNiN01cTImkmdYpYdnUfd+z6muR aruWEBp8LKSkzMU4jIl5TliF61ARiggmHrSQcyaPe3KZKVNHGxpcCOAEBKL3IK4yCOIQPGKGM+pY UZSOtFB7htNCNKU1aBBmEdQL4h0uSB0DFFRhUiWTSBowExoHnRdCDHQ+4A0Oh5l7pgwl03XhugBc r9+Z9Z4veO3N3YtnX5W2/be64L6BnLYe65oQN+vVKqxXHu/rpsnTTFJD1ZhNyCagtfX1zoia8HlG SwaD1hsyAUPh4cVMu25p1562bWljj2si6h0ldKQGLixxf5i4vzuQDhMuK1EcIvW4TFkZ58whzYw5 sdPaaYgTun7FZj2xXc1s1itWfUcUByI4HyEUcqlMgJWClkIpBa+O1jXk4Blt5jCPlFlpQyG2Dd47 vPfgHKJKUcAUZxVgRCGljElBXMJUEA8lWWUItBCcULqAM8A7RGpHIEYtAgYJQ7TgTWi80MXA2nm2 bcN21SIYj8eJfZ7x4RoDuF7/rKf+17xNspZuGscvx+zDw8XhXWCvjcHiqm1puka2RyuONg2aEof9 xO58YBxnSikcsjFmxVLCrFACOISIEHF0MbBagc+g+0x+aUc20FZo28jRak1/fER3tKHtI6qeA5Hz ybj74JzD4wsYJ7wZsWlo2pZAQFSQ5eRXhFSMOWV28zkXh4F9f+Bos2GzXrPtW2KoDEJoWqIs8/w8 kxf6LmogeE+IgZLhkEYu8sRYlN4KTYw0MeKcR9RImhGoSL9zKEopiqGIs1ogHJQE45QpuYAD70Md AxDU6pwvVSaAiix9CSRVDllos3GkQuM9XRdRU6YhsduP5JSuC8D1+mdbZcobPO/z0X9L1vI1msqz ZG1UHCoBjS0mDZSAFNCSGZJxdpgZpolxTqSckaJ4EXwMZCAZBIS+jWwF+ugICJqMOSnTpBz8xHQ+ EXcT7eOBo01H10SCBNqmwTupRaXkZcMagxVCcZUzDw68wzupm7M4hpw4TCNFC1PKHIaRw6qjb1tc aAjBc9x3dN4xiGPYD+Q8o6q46JHW07hItsKhzMw54ahzvZghCOKElFNF631AvIB3qBccHll6ei2F kpScEqkUioFIZQZQKGYggl9EPV7AeSqWIBX8nLNwPiSaZqJpPV0bWK16xHnmOeGv38LX6592vfvr vvAE5B0U+xDYe0FfY0gnztGGQNO0xKYlurr557lwmBKP9gOPhoFdqpRW23a06zVdv6INLWrCoSTG kplVKcu5JlR6SwUKkEshTROHYWQYZ3TOOCCGiFlF5504vAvE2CAhUKibb0oTyRRz4FzdlPXxQc3I WkjzzDxNzGkml4IZxFC7Eud85eGzoVkX2a4h0dVXa4KZYaZQtJ7atoCAqpRcKEUppugy//gYiN7T mKvfqRlkpaTCWCpwaaaIcnXSB+9ogqcPni54muBooiMGR3QOZ5C0oKaIgPOOGCs70Xh/XQCu1z/d +povu9303fZ9Ah8uqXwdWZ8LZo2LXkLbsmoaeh8ICKbKlDIX88TZOPBgt2M/jfjGc/P0lNu3bnLj xinbzYYmxipk0aqAm7WQilJUMaubX11F0hUjlcKcahdRMPCOxgveO9rYVG491PY7xEjwHgUmyxSp dJyaUUwpZhUMdB4u/0yVuRRSKZjaglN4CkIGyoIBZM2oVYWfW/7xCA4hW0Xoq3RnadkNUilMJaFm 9fU2ntY5GnNUiY/itBaS2Qq5ZPKcKVZPeR+gi8K6qQWg9ZXViEFoo9D62hXMWjjkzCEXkirOjN4J Ky/XBeB6/ZOvP/aH/+CtmzeefpdN6YPM6T3O9LnGSdf6IDE2NE1D6yrHbJpJOXOYE+fjwNlhz+Pd HnOOo6MjnnjiNrdv3+Bou6FrYmUGdNnQaqhqbX+1bi79jI2ZcmZMiZxzFQI5QQQ8EJwnti0xREIM OFcFMiIvi2fcQq3Vza8ohlt49fpclWJLpdQWn4pP2LJ551xqe75oFuaSyEUrjeg83lWgzqy269l0 2dj1/+eSmXLGiSwGnUhAEDPMasGhdvIgVUh02TkohgvQNZ4+hFr0FgzAe4gewsI8pKwMc2Y/Z+aS UVUiVWx1jQFcr3+i9Qe++zub6bB/R3DykVVsv1pwr5HGRY/gJYILdSMWpZRMtsSsxpiN82HkfDgw jCNHRyds+g3boyO2x9tKcY0D0+SI0dPEyKpRHMI+zWQt7Oe66RtX5+BixqQFL45WhJwy02Fglyu3 voqRtm1xvp7opksfbkZwjpQSU0oMeSYtHQYLz29myxj9ctEopTCMI7lkxLlaSNRIJTOWxJzS0ubX ze+9Jy6PpVRPwVwy2RQnQla9KjJmYMnIXlEpdWxQXU56YS0Bpw2WDSszqSh5wQHssqVYxoJLUPAS CpBacZh0Zswj4zxjObPr4nUBuF6f/fr3/83vO5nH4d1pPHxrmcev1ml4Nlhu+iiV1zchW2YqxpQK Uy4UyyRVpqRMw8B8OKCqi3rFsGmkDJ7JYJ5mSlbEoBFB2gbvPWrKMBeyVS5eSz3pFCNjZDEogk8F k0IhMY8TrhkJXYcCJo7gqypGQsABglG04ApXtthiilWdTS0AS7fAsr1yKcwl1w27/JVST/NktYgM eQaBRkMV+YjQ+oAY9QQ2Q0QIrkp3o/M4E0j164tTRK3O+t4WcM9B25ItkM2TpomSMpNLDCK4JtAH TxS/dB1GKsqUC7Nm8tJRzEk5SxMeuBivdQCft+v3fvDrBOFETI7JuNAeSzy+BT48fvzghUd/9a/9 dPlsH+tdb33G3fvU85u7z3/qbZvN+ndrGr9+3l+8Jo/7JpLpfFWd5VLIpVTzSlJGrSdoUanOtZyx nBHvqh5+nDg8PsenAURIRRmnCnoFAx+qP0DnGcuFg+a6QZY2ejHTVQ4/Q0cBpxAhzYmyO+CzgvOV Yy91/g3OYSGguZAkVa88etX6gxCkjgKXp7d8Ricw53zVMVzWBl1AOwOmnGo3EZToPHL5eCFU/b9p 7RBYEHxXgUPUQK2alWrpWVR9EBbtfyEwqzJrJk2Zccp4EZrg6F0FEQVXcYtcGFLtTpIpKh41YZ4K 95l5HPJ1Afg8Xt6JfK0TeT9C570LPgSn4v63ktJfA84/2wcKoV099drXve/s0UvfrtP0teT8bBku orcZCQWHx4oyZ5gyjAWKOcQ7JHo0ZWxOtZ0OAREoOTHs9zwoE7uLqq83HNlAUsGr0XghOg+hRYMx J6tSXCoLcHkCW64YQZJAISJOyCWTDgdsmsEJWgrOlLB8kYgQxdEQFstN7SmCQRRH60M102hehvC6 KjRnqCwjQyq1xb4U5kiV6hYKxfmrDsBJLTMiFRiMzmMG2Qxndvkbw3vBS6m2aKnFwDtXcQwTcIWk jqyOnYXF4yAUXSZ6FxZhUcVJppQYszKbYASUgmlhSsasel0APl/X5YklxpFiXzZP49PT2UOmcVo9 +I1/eHir4+/8feX5z+ax8jT6rtu8pUzzV+/S2XNOcxfKRNd52hDQUpjVGLIjWcT7yKpxqAiTGTkt J6YDH309KTUzzyOWHWPwuCZWoA7BL4Oxx6rNNQRCCLjilj/nM+ywy8mZCiVUJqAgoMZUZpKOC4Og VQwTG3zwy2auG9Y7h1ehWG36nZMqMzYj5wo+ViCvjie6nM4G1bevBhLwodKDl2aj2hEsyD+LBmD5 maouYCaGU3fFQihCcIIXh8dwqlddhheITuiCZ4oN2YSclIhgVqXOqVRZ4JSUKZUFTAU1j4lcaQRK qUEk1wXg83QF7zQE9/fmqayS6lPT/tEbL55/vp0Ph/dYHk43b3zafcczT/4vq81q/5d/6uf1/+ux tutbvZX8hKb0xH6+iF1QVn3Dpu1pnecwHNjPyiiV+1+3HU0bSKo83O1Jc2JMMyqKj4Iupngzw8Rh zlMuEfxSQbq0GF+8UAU7wcHMInhxlFLVeFyCXgu4V1ASxsKkk+eZaRoppaBth/cesVoA8oL8R+8p BKacKtuA4ILHGxStDEAyYyqlzvx6ual5GcuwxYATPLkIavoyKPcZ/UPVARhjSRXAo4Z5JPE48Xgf CM1CZUIdm1TJC1sgWn0NbWzBeTRkfKmPMRVFy4gWZZiVMSdyMcSqiCoDV7/oJXzkmgb8PF1f/rve wKpvx3FMh5R1Gg572Z+9+IRZvt2sVkfd0baTEENK+vDr3vqFF2947kl+9RP/74bgD3z497zOO/f+ /f7ifdNh/0bJKZ5uOnniZEMfIzkrD/YjZ2NBXWS96ln3HT4GUlHOdjvO93uGedH2l4IaxNiy6jpi DBWld0IQoRNPCAFZOHuRStOlnJnnCVs2bVoowasCIGBeatxV09THRJhTzc9TLTgfCCHCJTKfSt24 viL6WWsMmBg0IdYNt5zkeTnNr05/VSiLrdg7xNcxxolDFyCRS7pRakcGVaKbTdHlxL9EM4Q6JjSN p2sa2tjgxS8S5apFKKaLCMph4iqNt4CJ+FqspnnmMMzsx8xUqojKFluwlepSnOcaS2blmgb8vF1/ /qP/uwHTd3zz1/6WOfdXktnQbE+/MIRwu4nx1Hn3zZj1ZuXX53F+QcuSO7Wst4B7/bvefjrsLr5e TD/kRd/kyc1mtZXjzZrNqmUeExfjxP3DxC7BcahvZ1xFoA9zYncYOIwDJRckF8QUcx7vPE3T4J27 EuNUkY3DxUgIHmeGlip7E4HoPHOpQRdQOwYzQ7wDJyQz5lLZgmbh1oPziFQ8AhGKKpS8GGgMj8N5 CKaLWcjQnEk5IT5UvMA5RMvVKLD08FBKbakXvr+YLQWudgSqFa4UCVWzf4kHLJCjW0a1UpTJMt4l tDSIOTwBJ6DUv8tZ8c4IPoCvJh7JguJQZxQrzGVmGmemMZMy2CJ1dlqdQqYGpWIX3lWR0HUB+Dxf f/1n/nYC7n3wg99613uffUkiaQjTeDid0/g0ymo/ZDc7u2K9AF7zji99Wky/fbg4+2YRfVvv7ebx 6amcbm/SNI7zeeLsfOT+w3Me7keKBJpx4vH+QNZCLsZuHNmPI3Ou6H3rK/2mWE3U/YwZ3nIhAWOA NkaiD3WDoTjniAun7zWQtW6uXMqisLtkG8rCEFTkPAKNq7bhYnpFj+mlwMZKJeC1tuyGgfeoWh0H zCqgiFauPdXCcVlMzHtyKmhKRCcQA/hl1l7Gg6wKOSOhKgyDeMwbmg1xNaU3WaFoZppgiJEutrQu E4PgIwR1qPolQkzwy2/JRMhizLme/HOamVLNOdC4DB65egpEq8ipiYGur+EjwV27Af+5Wevjmy86 xy8y7o+Kzs9h2mjKnan6w8FEm/qG+Z4Pvy+KcGd37+zr0378QMnT25tgT27Xvdv2G1bthkOaufv4 jPuPLnj8+AL1gTYKjlzb7ZyZc2GYJkpORF8DNroQK4g2j8tcW3AeRMGyklEmqSCgX3T0uhhoovdI 11WFHlByYc6JYZ4Wcc3L1KBbPrwIzgnee0z/sWG8nvQYagXNVQ/gqZ+rYiRTUk4vE466mO4Xck5c zQCwUjP7ci74pbDJMn5U/U1ttYV63EYXQCo+UhWAntBEihkuV0fglBJDFMx5cNA2jqgBzYouP6uC LRLjRXMxFaZUyOJQ56oISA2xKjYSVzuibhXpu0jvHdFddwD/3Kx+c/qbZR7/3H68P6Rh/11pmm5Z ylbUGIbpKhvGih6Lkw/4Jnzb/mx+u9N0u4udHJ+csO7XzLPx6Gzgky884Hz3kDYGTlcdq7ap5hMM Tbl+lEx0jr5p6ZqWNjZVArvTZRadCb4Scehi8rGqrJPkcKUCYCaO4BzNIuIxceSSGaepbrPJKr6w gFqxxotedQYVRv9MDP7yBIWEMuUMZlW15zxJDBMlpUwaUqUPXY3QkiW2rLb+EGIN9EjDhBYlXoqI nFxlh5sZU8kYEPtIwOOKozYNgdj3VVk4JUSVXAqHrJTgaIPQeU/soGRlTIX9XBhyIauRypJejFBc wBYps+VMDUf1mHME71m1ge2mZbNqWIcaGHJdAF6F9eFvfs8zTuSdJvbp/Oy9v/vRH/0V/Vw/5w/+ yH95/oPf/8f//v3f/KWvyON+mqeRPCVyLtz/jefZLZ837i7Cqt+82RlvFbHbMfjYdx1t02IiPNrv eOnxBYfDwKZx3N723Fqv6GJEDYZs7GeFQqXvXEOzmHF8qKk5MXhMy0IHLrHW3lWQzYw5V5ogLGg+ rm5cJ/WExtdIq6KFMAe8S0ipm98v29ygmnWWU9l7V7X/Us1JtrAGdllwqO04aogVzElVzs2JCPhm mfXdJd+/GHbMKs3opHr45wzNYrJZ2AGTmtq7sI5XjAAI3nn6piWEQHKekhMYFLlM97t0IDqcKV1x uFHQAXZTQheWomIv9XvEDBUBq/hFbIR1GznpWlZ9oGs9ja8Mi7vejq8CRw9PO5HviCG+92l761N/ 8k/80fi5fs5nROzi8Uu7eTgbSp7LOM/shpFxzpw+c9u+/Gu/EoDj9e2bMuuTkvVG9OJWq551v0IQ DsPE3QcPePj4EZu+4+nTU549WfPMtuPOquGki7RNwKJDYrXg9l1H17bEGDEHKkrwnsYFPII5wzy4 4GsRMKXkTE6p6uSde7mdvtw2i8bBSfXBu0sTzNLlq0G2+vnLuF81BpdGH60+BdOybPjFnKNKSgmd E1KWiJ3K0yHBL0m87mWgxEBT/bxmkS2XtKghVZFScFr9DNH7KmqyOpObvqwvCOJpfCA0Ad8EQqwg qccTpJ7evo30q4aTTcuNbcfppqWPghetvc5SZIIsG9tV2bMLjrb1bFeRk3XHUdfQhjrC6HUBeHWW qT4E+8XtZnuyCt13nz3/8C0/9G/8O59zSvYv/Hf/ra67la66FarC+fnOrOT0fz3/0vSmL3mz/49/ 4I++8/YTT35nMPtipqFvQnB92xF9ZJgzj/YHzoc9TuDm0TF3Tk64td1w1Ea6UBN2VHRB6almmBAq 9w4VaCtGa56WgJP6brVY/y2uOvScCpKWu7eW/DwTqRtaFcsZtOCMJdjy8tyXK/tuvjzl5WVNv5pW PcClSm5hDIL3BO8xbKEbM7oUBhbQr9J8DjVjmhLTOFFyxomxahuONyu2657YhNoZLDN+2zRs+p51 09KG6g1YDAaLVLeCdyVnKDUizEnd+JeaB3EefIOEjtisOFn13Nq0nPaBVZDF9CP4q8c2nCjeFUJQ usboG0cXPV2IdCHSSHVrXo8Ar8LKh93duD3+uditPmwSvjUX/dRB9GPLIfe5BQOPbknOGR4eCN22 f8fXfPUX/Ht/+B2/+puf/NTZvN+9RUp+v+X8XJnGENoe7yMmwn5OnI8TyQqrLnK6bjleBdZNTfHN qRpOctEFK5NLrK3y9VaBNsuKN4eIx5YgDPPgVK4utRAzRJewS/sM1d3Svovq1cb24vDir8I8silz zjVYdNHYy0L/XWr1axdQ53I1q1Th8pKLGSUXXK4KPx8ciEPrLV5VFDQnvBOCb1mtNvRdT981pJwJ 8cBs1Y3YLqEbwYcribAt+oWa9VEY5olxHHFXmoA68Zizz8AQ6vVIWWtseBsEaZVD13AYZw5zvTCk aB17EHCuYhqNg7AoltQUxKovwXuw6wLwqqyf/Nu/sP/It73vE5PEqRT3bC52PLn8itzT2B49gc8Z mkfceqJ78rXPPfuRYqiDv/Lw7vMnaHl2OBzWqUCDJwODFYZS1XBN07ANwqZVulDBrikL+2wMyUi5 OvOweuJO01g3onM1KjsXxHnMAypYqbf0eF89ArlUHYEJC0KvVzN0cL6GaMrLU7R5h/nLdFyhaA3R LE2DhbCo9RZuX/VlI5FBXoA5W5oNrHroDZjGCfGepomUUpin+cpy60Pd2Ouu5/j4lPV6TRsbUp5p 24ZJCybQXt7scxkeasqs1Z13KRbKqgzTBKr4Beu4zBDwAtkFvLhF+qyYKK4LiATatmHdt4yT4Upi 1rIYpCrP37p6J6AmGCThGXBeib6hjR4v127AV239D//z39x95Hu+q3jv+lLUtV/6pvxKPO/q5GYx VVttXlDbPdzkeXzb2ePHd+9N7PdDeosO56eHcYgqUi+SbBosRixPePGsm5aTqJxGo3FKMeFQMoMq 2QQRh3cVmb5My3HeV3qt6BX6bq4m2V6iIpc+AKBeiKlKQa8Gf+9qAIaEsMzhl+29exndX3j+omX5 ULIq6TLVJ+fFP790AWaYSL1so7YFOOfw0TOPqY7WchntZZSs+CbQbTectD0311tu3zymX/UojmGK RF8DPk2qWjBNifFwqGalUpjzvOT71Vx/5+pNRSlDgiWToN7vhxmehlIM7woeZXaKAj4IKlXj0DWp cv0YooY5wQWIUpmPXBQbM2JKdNTYsCbg43UBeNXWBz7wXtntXsI5ZwLN6T/6pdV/8P2/7/CD/8WP fc4Ygb/435fhzAAAIABJREFUZ/+r5lc/+aBNKbnNZsOjlz7pHtx9YTNM6auytbdHCU8dLvarg2ZZ rdasNmu69QYLnpwMdRN903CjVU67ugl3uTCWxGRaU3ODEbQsKT41vYZF5iqyIPrLCWdUMcySuv3y 51DIi6AHBZfASQ3VtBixEEALLAKXK6RvaX8N6uYvmSllhpTIusz/OdfXsAB6LJvOSn085x2uCZAL ea6Xb4boqjJRhKZtOTracme15cntljs3NjRtZJcyvkr7CE4QZxxSYodhY43lmnImzTUN2XyVPLeX akVgXrIG1Iy26NV1Z23MxOAXbQMc1IjR4aUi/zF4mrbeYRizLNeWA2LLxag1t9Br4eCkBq40DT5c jwCv2gqhQ7yz6P164+wb/ZBeerx/6WeBlz4Xz/fTP/5nnwrBv/vZMX/DJ3773hZM5jTy4v17si76 ZInrzW5/3l0MQ4zbU1ndvsXREzfo+wbNiTQOFKesgufWScfNo4bz/Uw5GzCtFl1zjuih9ZC8kXI9 xUWkgmxyecJ9xrSzzMOXf1yVtRUPQKp+XZcNjHrC4qF3ApYKY56vTDy2pOQKy+m7xHWlUurtPVZP ZPGO2Dra4HHO1eKQS50/liSfrmuZJJHGTHZKjJ51Ezldr7l1csxTx1tur9es+66OFdMEKG0TiSHg nFG8MGuhSX3l7edpcfxxRWsGcVXktEiJfanW5czMtKgFL4vaZQiKlEyTHJumBonE4FAWT4UujImD ohkthuTaKTkzSoZhyoQwkcq1HfjVKwDNCvHhxej4VNTprSXPefbr+x/5V77vY/r4ruhhZ3kaOYwj Z+cXPP/Ci+zPR5585gZvePMXuO12M80pnf3E//Tz6bN5PufkdN1371y1zReXnDrVIqlkHjx6wFBK 69tVe3H+iKEUNusjNic36E9O6IKRDgWRQnSFG6vI8banWUeYtLrNilXnmqva+oCrefdLC+qcw3uH cumk+4wioAtXd2nsEYcP9SJOll5gcrZ0Eu7KP29Lcu8+Twx5roq7y/t6RLCy2GtLWVBxWWK86pji XE3NlcWLYEtXUr0H9ZagUgqzgGsiq9WGm5sNt46OuLXdcOtoxVHfAI5xqqImA5q2oVmwh1aq5Rcz ctH6OUWxkq+ez6ziG945mnpo46x+31kzqSSixkU6fYlxZEqR6ncQls5LcL76KYzKmBQVSoJcamSY X4rJPBsXjAzjdF0AXq31Ez/+UfsXP/yhn0/THPbj+Ue8b748nK7+1Vb49FzfmKbukuN++cQUQbyT 3nv5Ry7LTwCf+myeL8b4IJfyf0zT/HTw7rUx+M7EkefC/vEFiR3juKftVhy1gZWviNxhmNg/esxw vmMlxo2jFT4GHg2J3VQdfpqrQ8+8oMVhmSr0UVuw+QX5voTuLvf/FT9X8QDxlTp03lezTk4kYF5E NOocqSRsqpLZYRwZ8sxsNQfAFufepcCHUuXAXQhVhYejWbslY8BdzfdXwJvANM5kgRA8c0oUlOPN ETdunPLU0TE3Nj2briF6IZGZ5sxuzKSi+BjplvsAMcMkVoejC0QFn5WHJuyGQ537S64mp1ip0hjj Vcb/kBeB0RIlHpasATPDJ8BKvV1puRkYAS+G97Z0SI6SHQlZEoVfNlWZwTwmZq47gFd1Pfrt//vc q3/JFZdid/RUK/03OOFg+x2+TGClor+meFMaQVTV73eHVc7lVz/96XsPgI/fOT3lS97+TvuiL/4C ef3rn/Pr9eqhk/Bbf+jf+neHy+e6c/Pk7N7D818YVb603xy9t+1XZiApFVIa6gUWTb09xpPJ08Du XMnDwHz+mF4Sp5uGzaZhLoW7D/cMF3ssZ5wLRFdJ5VSUOSvTnJlzro644nCl1K5gmf0x/ce88ubq 5RjBLSIVq7SVar2yC5Vq/JmsuuSKLiGcujjsHCHWeTiEUE95E4IJ7jI8xBm2tNuI1Oz/JTrLckYQ 2r5j3a9pVxu6JrCKjvWq47jvuBE7uhjxvrrsJNQcRFcg0uGXbH5Z8IZLkVEjji5GVn3HmNKV+1GX 8JFCpQSj81c4ST3ta/pwXkRDjfdVG+CsJhGXqvV3S5KRc4AH72rikIqvaUcyIzlRLnMMzBZrw7Ud +BVf3/3t75e/9NM/a9/49jc7NL05pfRNF2f710zzoya8+PBOF72uG9iu4hK0WW+uPTk5YlxNpqa8 +Ol7zuBNZ2cX39vCIwFUiwkSuq5t27b5P/OsP/YbH7/3qdd/0RMG8KVf94Hpp378zz2fY//S+kaT us3azFSGcSC4GkndrVa0TcM0HXj0MIPzhJLYyMyTpz03jjtiH3jwYORTn36EDRPbvuVo2xHawExh zBOHPLGbZ4ZUzTRxSdDsXcQjJAqqixPvMr42OMTXzaqlMGlhnkdKyojzqBnDPC1AWC0kuqT8hEUV 2LYdIQbwLyfhUgpcPtVi1HFcXv6h5KKMw0ieE33fcefWTU5Ob7I+PuXmtuPmKtB6EC3YkJiSMhp0 LtC2LbELxM6IY8K04LUwpYnDNDMkI5dqyslquBhZ9T0h+CrV9XUkmYaBaZpRV/MFqqW5fo3OM95P 9ffjA03TIL6hODjsJ3SaiFYwWUJTqPJnF+to4BtHkFxHiGyVdmUZO+TaDfiKrrc/s45g7/y973/3 s48f3HfzoF+pWr6mzOnO4dGFyw/vuxtPPcfR8W1WRy29V1o3cvvkiNXxG3h4vv/Ex37tH37s4Yv3 zrd3njt56vVPf/Hx/vC2Ry+9yMMX75YHN0/YP3mjdTk9VPPhcvNfrg9++PfPP/QjP3zwDm099LFl N+9wUgMwYqhS1XEYsGEEEU47x83Tnjc/e4vtpuXubmAYE8NhpDWj7ztu3jgi9i3nWTkvF5TziTQo WUud/ZdsuuAFE8dkNR7bgLbxNM4RpdpcL+m2kjNpzpRSCLDcATDT+lBbZufxGH6Z8X0INH1X7/DT SvkNKdc2PuerNt+5CoapKtM8M44T05DIopxutzz3zFO87pmnuPPELZ67ecTtbcM4Z+4/3nHv7j3m swvQ2r0EcZj3FCAUYxwLwzRzvt+xOxxIWRCtEeF5udCk63u6rqs3EnVrzDfszs44PLpPmqZ6+cdV WAjksrzOaaJ1tXhJU+84UKsuRC2F4qo7MJuw2P/x/uUwU+c8TqBYWejY2n9dF4BXaP3YD/8Z93N/ 62+9bh6H71BJXymCWLFnTHlt27bt+sjYD3ua7TGbm3fYbj0bJoo4jo42+sRzdx4/2o8/95sv3P3J X/7thy987ZPPfMnJ6ekfPD87Oz1/6a58+ld+ZXPcx+6p042Mx8e3s++e/E//5J++d/HJ3zz86R/5 YQP4G3/xR7Yff3RxPKXkXZnpYsPeOUwu+WhbLrqorWvXeY77DU/d2vL6Z27RNJF7F3eZk9J1kU3T cHK64catI1zTkQYlHBTXnNeWXiC6RT6bM37Juxtyru44gdi29XorA6/LmzgVyljI+TI9p7a8qkZs I33XEUKoRp5U79jzMeC7Fu/ATUbOpV7rVaodtuINhpWM5IzOiWGayQX6VUfoO27fOuW5p2/z5tc/ xeueeZLn7pxwvOk43000dx8yTAPn00AYC2ihpIKqkLVy7cOcOdsPPDg753z3GFcC0TU0MWKx3tbR xbaCj94R1sdIu8KpYeOB87neJZgXduRS7JRLYRgnnNb/7qXFxK7Ug0mNZIXZjKZAzlLvT4hloS9Z ko+ro6L6ENx1AXil1h/513+f/7Vf+eWvPDnafsujnP6FQfMbTQrmci9O2lW7oe1XxHPPZrNldXJK 0xgxC10703n5xKrvfiqsV3/zztPbX+RjnB/duLVbrdfbOeWbzvuug/ddPLj3Fb/+8Y9z66ln33Tz mdd9r108/mg5+J8D8i//7F9+wrR8034av/4ffPKlbdrv3CUMnUriMI90zojFk03pg+NGG3nmZMUz t49ZnxyjJhSq9Pbk5AYnRx3Ht4+IJxsKkTIlzBYOQBaN+iK1y6YMBbxKjbfSRYMvFbCqyrxS/y4V cs5VOKNpcdQJ665j2/esuw7xHjWurhJzvtrbcs7sxpnDYSSlTLva0LQtzkHOVZQzzTNTSmRTNps1 pyfHHG2PeOrOTZ6+ueWZWxtee2fLrZtbmq5FfODWOHJ2smV/GEAHSlLOdyPTsgFLhnGc2A0D54eR x7sBVxzRTzRNJDSRWFpCAz7W+xIbJwQPpYvM655pPJDSVPUKpSKjIoK6QrKZMRtMCt7qPQELg6BS 7yZMJZMMkhdKdsvXVxOTXd6vKAvzUaoK8boAvALLQivm41ti57+tW41vHtO0bssxFgNWErFpKz2m mTbWMIdUaqprW2e2Xde3n3jqyVu/9ce/4l+6/9f/xsfSa97whb9Vcv4ZfJTQtKt45Es+nLfP/8bH v4DYPbc6ufktZR4ft+tp9yd+4PsffuLTD37XnZvHHyxzesfj+/dX+/PHmCpt2zKXzGGeECd4afHB s1233Lm55elbx9w62WA+</text:p>
            <text:p>cJgySY22a2jbjqPjjvVRj7Qt8ySMea5SYH3ZfX8Z6mFmzIvirmjNy+9j Q/S1WFQJq1AEshiZwlwShzRhZmz7NSerDcfrnq5pqjnIDFV/dQVOLoWcMrtxYs6Fvuu4cXrEZrVC gHGYOFfhAqFtO9ax4/R4y80bR5wcb7l984gnb59wcrJmu+lpugYJDh+ELjqOVh3HqzXjQbnYDZwP I/tUU4eDBYaUGMeRaU5MczUteTcTi6ctLV0pWC5oo2BCO8+44GkcdF1L3/eUlGGur1/VlktLDdXM fNkZSL0A9ZIdMKTeKrQUzlIcaMB7I/jlhiPclRfCpOIw6fpqsFdmldhLaeLtILyuL3mtTrB+Q9zv 0OEcfNWlN6sWS3uGs3vMouzSRD/PtJvVHYP3HPaHF/3D+FtAOmg7tVI+1fS9RS8xdN1Hm83mUeia 7xsOZ2+59/yvP3V6dPxNm5s3nznarHaPdsOdi4l3Pv/CwzsvvPDpcPboAYax2W4YU+bi4oKkGXzH puu5deOIO08f88QTx2z6jov9yL2LA0kz621H07Ss+nrhZp6Fw5DZTSNjmivQtATozJUgXExqdnW/ XxMjm76vnHnlNqteILjq+psnxnnmcBhom8i6abmx2bBZtcTol8tDlVIqj1+0Fow0z+Sc6fuW26fH PH3riOPVipKFXRhpFfq+JcbAU+sjnjg95vT2EScnPccnK45untBtNkiINUW3VFBP00TrhVXT0PiG rAfOxwPn+32N5nax0nYpI8UQE4qBFkPJqEJKBScjXTuRS8VHxCo914TIuushl5pwXGpE2qWWomoU CrnAZA5rhLZtiDEQYnOVA5BUKWpMBo3Wy1aMgojW+wpMmUyZUdI1DfgKtP/f9703/Xx4W1idvN0H v2py+0spzZ+MRGLs3uCOTt40Dedy2D/Cx4DlkeH8QbXGmjGnwtGcb1zshy+biv4d52t215//r/8z Bcblaab3vPHpX8urDgn+hlgep93Zl+5U3xTNbovmebc79MU1t+/du9vcf+klhv0FEhxN3+FjwaVM ExybtuHGUcudGxvu3DhlvdmSJHDv0QV3Hz5GsrJpGkLf4ny98nuajP1+YjocKGm6ovhscdeZ6hUM XwUtdqUODE1DiJEuhGosugoCFTQXyEq/6diuek5WHevleVPRmpa7ZOGX5XQNBsf9mlsnW56+dcTN o54uBuZJibS0zQkShG3f8eTmiNPjDdvTNZvjjs1RR7fdcrRZE2N4+RLQKZHmhGihESOiWCmM08z+ MJLmRPANhjGVBKUQkNrRmFEUSkmgM6UoXVvTjb13mBihbav6sO8Xt2C5UlBe3hOcLpOJTTFL/D/s vXmsptl21vdbe3qHbzjnVFWPd2hfOx6CjTEmyMxBWJFjQxASIMV2CINjyxACDtgEhwSBgEAUohhQ FCdWGBISpIhIoEQkcoLixBgbLEMAGxsB8XSvb1d3TafON7zvu4eVP9Z7TvfF4NtILos/aksl9b3V X9fp02fvvfZaz/N7/BrtPYSA8zaGdVTQSsnNMhkauCLEpgTRO4y5vhc89PIAeNFLQvic6N1XRde+ 2MXwrnThL3dz+s6I074fviI6vXd46l8p8+RmP7FME5oz0iWct/iq5+epe/z4+UckhDf/8U+Uq//4 D35zDeP92sWYf+83/M4G8B3/6CemL/0FP+sfhRj+QvLpxovfn54/f+t8ff3G04cPJQ6D1Jjc4eY5 N0+vzQbbW3Ju5z2b7QaPY9v33N92PNgP3NvuwHc8mwuffHzNk0dPuYo9afBUlHkuTOfM6aQcTjPl eECX6VPGe7p64ykVCd7IOLeKFO8IKdF3PRu/WndbJa8kXyfC0A9c7HdcbkcuNz1Dl0Aac8mIKrUo JTcoSmiw6zo2/cCbDy558/6W1DmaViYpdF3HK2nPfui53IxcbUfGsSeNiW7b0W96xnHDMAzEYKPH thTynMnzLShkIZBxWqwJWCzGvDahaGUptrm7YFs3NxM75pyZzws5V/K84ChIcLTgGN0aZd71hjxv 1p8QsZDV8v6E5FVYpWrqy855UghEt+r/WmOSQkPICFqhK5CcEr2dyl5tEuL05RPgxb//W70ntJ9N ye/Q+e+U4P7PPqXvT5JIQ6+eppuL+18B8rnTNDNd31AbBB8QZzPh6+cn3n7nWedi+CId91/9IG6W YRw+IbX937qUtyUFBfir3/P3D7/uV/2i/69N+lep6p3ql9eSf/71dOrKM0V9ZJ4m8nQibUf6sWPw 2BhuGFAVhmDd/T4GcMq0ZK5vJp49OXC6vmG3F5xTlgzHOXOcMtMM85xhmZF1LHfbdaeYIMYSNRSn 1WSvIRE7G4mNfUdv6h7yUvDaEG3mWtuM3Lu4x73djqtNIqVARfGL9U3mvCBO8R56F7kYBz58ecFr 9/Zc7AcyytQqqa+MXcflfsd+u2Uce4bkCEEQ53ExEkNkSJE+BpyL1GUhnybycaJOC0u2TeidATcs DMQTxVDlWpvZnb0ndt6Q3GWNEVfFrxwDUKa8EE4nCwLBEwaxePAQCX1HtwqJ5nmmVr0TRtlzyTwM Nu+rOAJd8CC9CZN8uYOi1FZZVvqxiEMb5MpdJsHLA+AFrd/zB/6I1zxfyPN3PlucvtFq+Q4v7S/F TfcD/9Ef/pZnAH/gj/3R712Op2PwfttqG4NPr2rVLpc1xHL9YTkej7z7EO02w+dt4+Zq5WP+rVbK D3J68va3fut/KV//9f+uAvzF//Wvn/+Nn/Nzv3/zYH/YvXbvFUU//8n1k/T8+TNZTjfM5xNNlDFG +hgZ1ECW4j2tmSPPuUBrcJpnWl24fnpien6knM/MfaK2zFwKh3nhOFdqc2Y6qWY5vdP6NgOEsv7Q 1lJwQBcTfdcxDD1DF+mDOduKWrOrtgwo/TBwud/z6tWeVy+2PNhFXHDMteJolosX7YfbdZExdby6 2/HR+xdc7EdCHynO0ZzQBcd+03O539GPIyEFcAVpFamgLiISjeVXG2UpTMeJw7MDp+sDy3FimSul gcgaHyaOIUaiOEvlaZXqIi4aPSi4iqNQm/nziaZ3kOAR7ylLZjqe6F2wQ3jd2CFEUkroGu2lpdyF krh14iGriKiuisLgHL0kWi/gMi6bjqIoZC13AaqtwVItVbm+zAV4caudjw9ijL86XFz+St+mfanl bSf6jz/rX37jLpTzQ5/9sec/8nd/6Idil/7CQZ89VtFfrzF81jQd8a2RMB+8LgvH50VKzvfDsNnP h6edj7xTl9z/yMf/npzPTz9F8PO//J2/Pf3rv+RX/Njnf8HnPw6OevXuJ3nnk5/gnU8+5LycKaUR 1DE0x9AytTSOzdlsOAWm5jhMDXl6tD/7+kibT6CN8zzhszDnwuE8cV5sLu0FqpY18uI2vhvmXHDB E2JgKZaKu+0HxnFgN3SMQfAtkxucczZzT82oOLbbHQ8u97xxOfLG1YZXtz2VxmFeqKWSQmDbJzZ9 Yps6XttsefViy8XFBtdFNHi2u4H9ZmA7dKSuxycLHVFpTDmjpZA84Hpq6E14Mx8538xcPz/w5PoZ 880N5TyTa0AXR6sOUWccv06psSGLGXycD0gwvFmjoU2Yc7YxZWfTi+A90Qc8pvSb5hOhC4RmvYAo HlxEQ6GuE6LSrMEHa6CIc5QYKSHQxDTATpQQPZ0YDWgRYRI4LJljKWQqfjVfFRpZXlYAL2wdDzfb cbP5VyXJx3z0f1ek/cA41qdf+Wu+4c7v/7W/9t/U//a/+h+f+W363oef+NFtGLZflnb3aDdHWjHm nQ8BrZV6nlmapulwk+aba0JwfauNj33Bl/4kfsD/9uf/+G4u+jnnFt7MpYboMst04MnjJxSt5Kr4 hiXltsaSFw4z+H5kiJEcE+cmcFgopwOnmxuWYjZaWWm5banM08w0L8QIITgQ4+20W/zWGsJhnn1T 98Xtnu3FJZvNQAyCNAOAnopyyJlTto750Pfcv3fBm/cv+dDlyNWYbOMWwRMYup6YIt7vGHziqh94 Yz+y24/Ipqd6S8rd73u2246UOlyIFqklFW2FAmQVVCtNG8syc55PHG4OXD858fjpcx7dXLOcz0hp OOnJTTksM7lWg3+4uFYRDa8BCcG8ApijL5eKOHD+ltpnJGDvHFIrdcmczieDqKaePiUCij3Ye9Rb yGpRU1be4tVEDLx6C0jh1jS0Vhi3Wr/aFMmeXC2+PWozObZAeSkEenGr1LY7Hk8fytk9vti5/6Eb w9/Y7a9/EvPva37rVylw+A2/4Tc87Hb3ng+F2j1+5Hxr4mojhQhJyEuj1on5dMN8/ZwoXly3SX/l O787/MD3fU/9pm/49++qgFzbv3S56b9yr+EXHc7LeB466XtTj+Uyg3b4Zhr1uTXOpZCbM5nqfo8b B7IX9LRwPmSOR7O6bgYr2yU3lmOhZXuDBxdI3t7mbeXa12ZBmnGNpnLZuujjOHB1sWcz9oAl2uTz zE0pnGqlNuhjz+V25EOv3eOj9/a8PvYEB8dlJi8CzXM5bNlsI/tdYp9GLtLI5UVH2CaWFFHX4aQj DUJMrAYbt+bk3T5THFXNYTgtRw6nmWePn/L08TVPnk288/TAO0+fcVoyCIwh4LwjSyOXivNKU0du jVyN1BNjtP6NKlO1Ob7zEKo14KStuLSm1jPI2Z49Egiuw20qQxdIMeBCgBhR56hrEtKcs6HUgbCa p9ytq1IVv0p/a1hHjGWNJm9CXjKFhveWH6AvD4Cf/vWHvuVPpH6z+cLjzc2XPPzRH/+H5/Ppx7a7 /q9d3Ot/bP9POQDutALKT4TQ/ZXUj3L1+ke+uJ0O21YWJHpCdPghUnJF8sT0+BFdHF69eOMzv+Lv /4MfEjbbvwV3aH+0yQPn3M+lLh919RCSy3QRQhDGcYtvPdF5s9Quigwdb7yx596rH2K3vwKpLNOJ w2HmdLS4qRSFiy6y3Y4s54Wp3LAsRrJFK00DiwbmmlnqYgcAQkjRorGaMnQd+yFxOXjGKOS5kefC NBfOLVMRRt/zyuWWDz+45DNeu+LB2BFr4TTPHOaFROJy2PDK1QX37o/s7nV03UiMPan3SDKlm4Ye CT3BVZO/rim+UiuaM21ZaFOlnAvn6cyz50fefXzNw3ce8+jJNdfnzOPrE+88vea4ZFSgj2IorZTo vCc6R27CnCvTkvHOEVMiiPmQmtgBMLgOH4RCMTBqbTS8CZeWYk8FHM/FI1pAB7a9Z1wPE2fNZMs1 VIOkt2qAVfWrj1puUWfONAe1GpBlRZCD0pysIKVi4STu5RPgBTz+S/K0L73Ybf+V42777R9/5+Ff f3Bv+uF/77f+2dNP9bF+e/lYW/vLfa1DCvFzD0/e2c5PH1JrJq5s9+AirVWmJ4/o9w9ed05+Tcvz SVX/wfsPgCXnYVn8azWf9nm+doGZTe/ZX1yQs+AXJTUouXCcCw/uX/HWR9/g6pU38GnDsyePeX44 8+zZgfPpjLjGxlu8tHrPjHC9LEy54STiBVSFpXmWZnRgxUpfH4ONr0qlG0bGLjIG6LBoMCognpA8 Q4y80o289coVn/HaJW9d7ei98PT5jQlngIsh8vrFhtevLtnf29JfRdzQQUjGCrSgXDQGiGJsgrzm AdaCzJk6n8nnM/lUyKfMeTpz/eiah598zCcePePdmwPHlrk+TTw7nzieZ3ItqK90Xcdm3HA5jIwx sbTGnAtzzvQhWBAnlmhcpSFO6H2HU+GMUnOm1jXhuFSWXHFNWfTMjZpWX0TofaL3CfEe7TpLBlbF qVDzYtFqOVOdPRE0rn0HdeZwXBrTXJiXTK6FKm0FpxotyXkhvEwGegFz//ON90E/y3v/WRedPPzk 4+MP7z9Tp0/3uT/9rX/q/LW/45t+RGv5pKSO6XTDUQvHU0FTYNNFnPdoK0zHI4enj4fDJ3/srTBu XvPd1acQhW8OT6u0TrRmV5ZMdI6L3Z7XPvIW4+Y5PHvC6ckNzw9n5mlmt73kI298mO7yPjdz4zhN PHz8mIdvP6ItJ8YhULXD3QSy3HA8nHn7+RnXPJu+Q4Kl2LacoTaL+wqgmg0MmgulCX3fG2QUK8Pd itDqhg27sWM/dnx47Hnr3pY3rzZcdRFtyrHr2EXPg+R5bdjyYLxgO25JIVmwxRoNbvgRC8NAGuQz LBZTVlqlLhVOC+V8Jp9OTKfM+ZxZ5oVymqAU/Joq7Isx/pJ3zCJktakDruBLZqoN79YCaJ2eoKvy rlUy740JxTu8mlw4e5N/aynI6nR0a45fzplpziYwSjP4QJAO8Z6uHxFxJPGcT2dqydRcWLw3BoJ4 vLevp67N1/O8MM0Lcy3GFFhtgh4hRE+K/uUB8NO9XJ4bs3vsQvjRjeeTf/7b/9KJb/9gn/22P/mf zb/l6377j6Lt/3XBfbHv/P18mN1ZIaa4IqyEWjPHZ4958vEfHtL26jO6y/ZF/+Hv/2N/8x3ZXu/z k9f6C2PEAAAgAElEQVTeefbuZ07TTRfXSO3dOHC5G3iTnoN3THpmvn7OeZ7IrdH3HbvdBvWOeTnz 7OaGh48e84mHDwntzOXljpnGqSqPjjPn48zNzZkHmxEfIyqWO1/zgqgQXST7SinZ5L9NER8Yx56+ S6gKTe0Nm1JPP46kiw0PNgMfGTs+tOu5t4kkHEtWxq5n13mu9j37ccuYNgTfIVFQue2B6nuuP2R9 /2banKnzQquL8f2OmXqeKfPMfL6N07YNGT30XWRojWUpdDnQpciSDVIqreGcNfJKa0ytotXIPRZ8 YrHo1anh0ZwFnjSvOHW45sF5cM0Sfj24ZGNHRGneGAc5Z87LgltFWt4lgg/4riOuycfTZPmIuRmu fcA4im1lprdq+QhTyeRmFGLUWAqdd/Q+Wmjryy3707sG7+ZY6//u0O9N3n/in7uCEPcDdZn+jJec x+3mXzvOpStNOeMRpyTfcAGm4zMe/njl4sPp57xyxW+q8/Pp1W75IQ36q28W/+Wnw6P724Rc7Xb4 dI8+JtAD10vk0U2gOeVUMq3rkQCqC9OxcP3oKU8fP+HJ02ccz2eiNPw5c9Yz7rQgVZmXjDTllb1l 9ZkO38i3cEu59TQVmjhDaaeOy83Atu/NoSZCSo7d2HOxH9lfjby6HXmzG3jQBzZhzQzwsBsS+13H 1b2RMG4g9iiOJoquCKxVMb9KaS1hh+YoRcnnjM5n9DxTzsV4A5U749HSTHobgpA6T2ye1KyxGUIk JCXh8K3hgyO6QEOZ2mwHQLW3PWIOOw0eicbrw1WW2gzMuSYduRCIPtB0bZguGdVKjIJzBkRpLVPr QsvewOch4p3gU8DR45xwWiaaQEFBHV7te+7VrTosvXs6WBiREYHHEOldIOBeHgA/3WsTpPRe/971 XF9/d9Iv+D2/9/d9WES//z/9o//J6YN8/mr3xtvvnH7wb/qu/2Wd3K/zpOT5RFujqZIPFh55PHJ6 9hi/e/DacP34F7z64OpHdl347IdPD192vHn6he30bJwvBrrNJeo7UopsO2GOgkqgqEPFs91uCUFY 6sTzm5kn777D9ZOnTDcHXKngMC28rnS/00xulX47rKEcDi1KraYwW9Ruy1KrKdgQQt+z2e3Y77fs NiMBMXpwimy3PZe7nnubngejZdeNMdJ74+oFBOc6ht1A2o0wDOCjKeNEKN6Db0RpxsRvDV2MRCRt leqWTDsX6jmjS7ZQgpUu7J1b5+pi+HNsTJpzsyaamnvOe5MxO2eW2tba2lfQFTdu6aRFK8EF+2UP I2vQaXsvEBVWfpe8p5hcBxNaG80b5EPrmiPoyooxswZg9A7tAsUnmhrso2La/6wWPFKapTNbjJr1 JRTBB8sgFAF9aQb66V9f981/uAFPvvEbv+m+j92vBJ5qaz8KfKAD4I//8W8uX/1vfdWjMFwcfBxb d5otDSZ4vI8Wfa0Whz3PZw5P3o2ui2+8cjl8uWvp2fn6nc9+9M7DV+py9NJ13JOAumCptt6aT1N1 5GIjq8v9nhgj0zLz9PoZ77zzkJvrZ+i80DkbKVGb0WxtxGDNI29R2k080GhNWKowrU3AXCxfTxG6 cWR7sWe/27DbDEgppCCM28R+O3K5GbjX9ey7xDAmUuxJvkOiPRO86wn9gA4j0tnc2wFNPC0EVArK AsWMOLosawJwo5WFWgs5NzQbW/E2SlTF07nA7D0+BGiNrAvnuXI6Z05TZirFXH7oXSJRq+asayjS VnR5U9RVHJWEWOS5qo0ddW0K1opW00rk296FCAYFUHRlKDbfaNXwXdrWP08z9fYAcJYL0IVEa4Jv jlnNiLS0wjlPzGXNG8zF8hPEQQyIdxDdmipcXx4AL2o9eX5IfV8+T9CHvv3zhbAOwZeUOsH71PoB qWfUG0++NDH9eExIrJyPNyzvvJ3evth+7HjzPD/8+Md3jx49Cl0X8a0wukpyFcVzqJHnizCfzTYb u8j+ckfseqZFuD7MPHpyzfPnB8psQhcJzt6tzd7A2pSQAkPs8C7Q8GQqE0Jpq/21WTIQqnQhsN3u uLy44GroueoCpEA/BC73Aw/GDfeGkYuhZ7vtGS4GUhwtN2Hw+OjwNaK+Z+k6QhC8t+vSidCJ4rSZ fLcIrQi+Nlop1FJp04KbMy431mi8W3yAzcu9I6RA1EYq1dDcrXJefQ5zLWug6C2h5z2KsHn11/+0 a+ZBqw0t1Wb3YgAVtZ1uT5pVg19F145dW7uADq1WDUizrDJdswhrMTl1k9sAVcsUSJgpq9Vmt341 S/Q0T8zZgCqtNSgrREQczjU8hg9HXz4BXtiqeYqZdi8F3796MX7Of/8tf+Q09dPN1379H/q0yT+d j3TeP1T0H/ep/2gtm83SzpTcmEqz0lIcLgbqdOD63bf5+NDthq7nkz/+cQ7Pn3P/jdfwWGkMwtwc 14vj+bmZHyDPpOTZDBHnPIep8vyYub45cTic0QYxmYZfnbMbtRRElRgiXegQ7CkxK8xqPHqHkWuD U1x0DF3PxThwtRm46iL3+0QcIpvdwOVu5KrfcJEG8wTsOvrLkdhdIGGDDCCu4bJQJFFCQn01cD6r JLYp5EbLjZobLPbebtmaaTplZK64ehvIIWuSrsJaycQY6Koy+MoYPX30qAhlVd21lfJ7q24ECCHi nV8PAXkPMd4sh7A6h8ZAc8ZBVAQVXQ8KqLUipSK1IjHY6LDdbsy1kdeMhWjQc8BbbFltbqUeW2Zg aQZCWfLCsiwseSYXyyLUNTlJHDhZD6CmiFoV9fIAeEErtqJJpVz16XOu9sNvPC7L4Af5v4D501YA UXLn+Y6panL95iuD6hfMx8yUTzJPBafFUNDeTC5Pb254+8c/QQiBp4+fgDRKXfX1LXAgodVzOBfO 5zPLfMCxEMKGTgp1PvP8pDw/nFhysSAJJ2iKZt/VZoDOXIkOvAt4HygIU1OmYp53t9p4vbGqEOcZ +oGrIfGgd1x0gfv7gfuv7NhebOmHkU3cMISO1Dm6TSRdDMhwD40X4CakncFXS/IKzbwGevuudtTi KTXQ5gxLIeSMy3Yr1mphpGTrD4A1/hx32cWIE7oQaKFRg2c3JHbbjs2h47hkJK+pu0XvxE1+jROP IaDengBGD7l9x6+6g9uJhNhpZXFdQiuNPC3IUglrBoECywrrbGvGQW2NMte139CIfaD3HU0jrbkV uiK0NdzExEEFLStUdNWGqvDewdMgN1Zc+ksl4Is7AGjPg9bvjsGPFf8lS2l/Jy7x//kgn913ob5x 0f3gD75TtqThV2gpP2ueijsfTrQ541E67xiSI4ZIcoHT08csuXA4VcZdZz8Ia2zevBSqVubTkfl0 IC9n/Mr2y0umHg48PRUONycrYWX1sDdF1ZpRSzbQhHqh1PVW1Gqz71apKBIct6nWyXtCTOy3Wy62 A/c3HW882PHW6w949bV79NsRFwNRBpzvITrc6HCbhHSR5h3g0OZo6yZy/naHrVK7atRdqRnNBcpE awu1WWeeXNCVFWBJpG0t4dvt4BARJYgQ16SgPnq2feRy7FiWheenQimF4myi4Zwn+ohf39PqGndZ X7q+272+V8qvPKTmlIp15XVV57XV3CPNqhFZI8RLsRDRlQZCLdV8ABIIXqlOVprQLUrttjqIVkmI GMZcBPXuPcDoCk+ZnOLWsenLA+BFTQOSe9d79z818f5m0V+bS73XS/eBegG//0/81wqcfsvX/DsP CeFcVLg5HDk8e4I2IYlDu44YOnyIbDdb8IFyOiPLhGZFl4q0htRMOd6Qc2U5PGU5H8hLJUhC8Dw7 TZTTzOHmzOn5DUrDOaE0tV4BQFvBlwqtKH0uVl5rXnM2lXZ7zRTFNZAQ2Wy33L+64P7lhlfu7fjo hx/wkQ+9zsXlA0IXTfVGormBOUTa4NBerezXE7hME8h4nCqxFSSsV9rkkOxwTQmlQl0odWJpy8oe yEjOuHLLJKxAWxt5prhjRWV6AY+lMAXnGILnsk8sfaLkzLJUSsDm9y6QfDTVnayJRythpzVdZdFG QHKloaKI03VcJ9RsGYTBO7K3EBVaw4s3XX9VyjJxnpSqGS9GJiqaYbbKz4vgO+sFqFgqUAj2ee06 mD3narmINEO9W/UvliZU7WuML4EgL269vnGnSd0PHHP5ET2fUi51kKXIP88/4+b49NilrizTc51O J87nM0igrLScGANDCjy42pFO5nRrpaJLYV4WjocT18+uoSpLLjx99mwt8xs+OlQaT68PnJbCdHPi NFlOffRioZTasAraNv8t6ae0RmkGuNg64WIcWZpyXCpTW1YiTsf97Ya3Xtnz0Vcf8BmvP+DNDz3g 4pUr4rC1rnQtNhePHhc3tK6jBRBZkDaBFkTBExB5X1Bmg9YcmoFSaMuZVk+4UtEKmWYGpGpAjKoF kTU/YI0TV+5aCSAN8UYosvkA9MHTx0jykRgaoa0Vg1vf57fz9bVTL9GbDqEayjzQCGLNQi+mHeh8 orkCbk0EUmVZbJzo3HqYNOtjEB3qBO/W2LJmh0Wrlp+o6ki9A2dmnxDEJNnraHEuC1WVs2JNybtR oD0t5mpxYS8PgBe0vvFb/lwDbn7Xb/u6j1PLj9Zan7XKB4r+/qp/+zfL/o3P9U9/+HveLKcnYz4+ l7xMlNVaqgJTcaRc2Q0duzGaS60pdZk51cI0zzx5ek3fR06nA6U0Hj2+4XgzoVXZhoCiXD8/8uzm RD1Nlq8nEMXsvYpl2FMhqv2ApSBshsS2T1x1HQ+GkX7omavy6DhxI+a4u9zteeuVKz77zQe89eYb vPHaq1w+2JF2vUVzNw+SrAaNCZdGNA5UJ8ARLwuiZnMNtPdlCZqizaqRik4LbT7TykworGo7s81K W/l6UnHacHes4ttGoLHy1SsuWIPNe0d0nhQDXUp0XaarakTeNYW4Uu/YhphUAoK37v76NCpUOgfe +XWyo2hS6mLx3+oEVxvi64pO407FJ+szoC0VCWJN1VVRmUteU42EQTwpCcEHghOC5YXTojL0ncWK lUKZvTX+5L1YtlorteSXB8CLXlLbP2jkPy+tff9+qfkDfiwcH/3wL4zd7le14/kzJM9Oa5GWi3nZ IzSC5eI56KLFQ08lcZoSU57Iy8w7n3zEcp7YbDpEhHnOlKVYEEU0l1mrhaVMVC3mNFPFNzX9ejC4 hKI4NfdblwKX+y2vXW35jHuXPLjY4vrEMVdicGzGgZA6PnT/gs98/RU+88Ov86HXH3B1/4K0jRAE XIXQobJDvYfgkdDjnPkEGrqyAxXRgrgjIsv61l53P83K/PNEmxdKXWf1q8CmNXs7W+Xi7l7/ntvA UkFULIrceyLQ18i2H1iqclZlqJWNLmRpd+ThWuxwac4aiN47HI7m1NSJmDxZsbA+57z1W5K92edl YaoF1YaIo+sjPqwOxtsxX6nU3FjKQpWFEDzd+t8LVW5uFqa5sC2NzXbLZhxoLqDNhpIOSzdO0dOH wJQiFcGvmYMNSylq4eUY8IWvgP64q+3/cLU+/t1/+s8sH+QzSdRHpz+bFH95zpvXQzrLsNnQygK1 4rtADGk9zW101EfPpo8MXcc5deScefrOI26ePKMfO7oukqJHxBN8pHUWIunXN3AV3uP3AS4EQoqE YGyKRKAPgd0YeGW/442rSz5y/5KL/YbaJaZaudx0zBLox5EP39/y4Qf3eOXBFZdXW/ptstLCOfAB DSPN71AX1hShsHbBhEYC8YirOJ2sClHbtKqO2pRWM+QFP8/UNXAT30zvVgUtFvwp1SYAVcRQXrS7 tOU7XLnY96IPjtolcm0ccqbvAkOOLFkpGZalUKWwrN8jnOG5HCaWuqsw1oiztgaayO3TIjrzdORg YazO4aLcCYxwIMHjnNBypS42kdFoEA8vhgafpkKYC8F5UozktAaWIlbTqK6pxB4NkZYqC2q48ZXH amKC8PIAeNFLVZ839Exw9Y/8zq+T3/cn/hv9dJ/pfXOdq6857z/zNOx3fW7sr46kKFBMFaiq1OlW 7KHE4NmkyJASKXUocMozp4PFYw210PcBL4EuCLVWe5t6T+cjVSu1WvNKvbcKISWGJGyCMPjAvos8 2CXevNzx5tUlr1ztGbYb5i7SHARVfNcxbjc82Pdc7EaGMRE6Ad/e2/zxghZ2FN+j4ldE9Xu8asVR VQhSEJftthcFL9QaKQ3KkglLw5dK0IoLjSqKqw2/VCQvpnSr5guoDpvDr3WAdcsbFe4qi+ChD44x esbgGbxjCJElQo7KEiMlF6pmkwc7j48RQWgt33n1qYIBehsFu+mbaxRphOAYUqLpe9QkMyZUgurK MrCmp33t1rF3tRgWLFtVE4PHO286gLowF6EEm/U7bMzXi4cQKanQKJRi/QZVOwXMPvRyvdD1Xd/3 t/W7vu9vl1/8Zb/0Z+UuftEv/iW/YP6u7/wbz3+qz/yin/dzYh/9l0Yvv1iVRCskV+iHLWlzRUgJ bcp0OJMcbPpIl+zmOJ4XS/DBfljaUvGh4b3clccOx6ZLOBHOS2ZeCnmeaWtEdgieMXVsu55NDGyT Z9snXtmNfPhqz0ce3OONB1dcbreM44Z+O3K52/DqxYZX7+14cG/LxcUF/XZL6FeyjfMQBE0dLV7Q /EiTsDathE/tjtqwxLszwplabLM4tZ2sC9RTRmez1K75Y0b8qYosC5ozWhTfHILlH8rqpJP3Ggoo t6ht+87oOk/P63tfMSlva1BKvRMEeRGiWxWZzpnmoK3gkRXZZf4BTxNL7DU/v/1+vpUYK9RS1kAR ayzWtZEna2/ARqCO1pRWrV+RUkffJWJYCcHynvmH9dBYkwAtEFR1zWhYE4ItH/xlBfAzsf6D3/vb YxfCLwzBf0le6n/3P//F7/jEr/11v/yfWQl4JwQnzQnN60LnGmnckF3PTGQ6PqPMM0spzHMllwEk 4D14b289EXuf+iR0UUiriw2xxletzcriVRBCs9tInM3EBx/YhcAYHWMUNkPkajvy+uUlr9+75N79 PV0ccLFDdiPD2LEdAl0f8F1C4g5SXFlYAbSzt0ZMNJ+o682/Woz+yboJWcn2aKY2h6sOJwuuCD47 pCpFHK3rCFmJFZoWI+fUhlbMFbcGFIZVA/z+zX/7ItYGuoqYRCrBC5sYKb0abUcdtTbmJbHcEnpr w60KnwIU76jBW8BpVus/5LIivAM4k3ATlOrLXXYiq3GqLSay0qIUqYQuGsOwrg5HcYiDGK3hGMLK Z1SllYZoprlqwqQQEB9NAxA9oQZiKWRpFK1QzB/ASyz4z8xK4t3ow8dSiD9vastfefVjT+Wf8lP/ /p9/u81ao05nypKRtMHHjk5BcyBEhwQli7JoMxXZmrCbmuJKwbeCeCH4SB8SY9fd/sNBC9ogiZDc +o5drxtx5jz00TF2gYvesxkSF+PI/e2eq4sL9lc7go+oT+g40G0S3eAJXQdxgNBD56GrKCOqO0gO dcE8aLdl/0+1qiK1EbD3u6yz9tYazlUkKlUcQb29kVsjU03J2NYC17W7ph/i78Q16DrKgzvFnsn1 HMF5xnGE1MFsWohzzmzmzrIPEUpZVl2B4sWhIYKuzP1s6r1SCr5ZAKp3EcVRpN3pEG//2NVUSHAW RlKKPVvWKAVz/IlbD3fQ9cZvrdFqo1HQIqbedCCd0Fw085jztNxwZCgz5AylrBmBL4VAPzOqQOc1 ij9E555U5+ftvfhp+ga3P6BKLo2iQggdXYx4Cq4EpqEn9R20hdwa02I6fVozlVfOtLUzn0JgSIl9 H3FAbZXksRvFe5IPq5Z9LYSDJwSh9zAEYdMFtl1k33fsxoFhHEn9YOQd76E3i6lLHmIPYYRorjO6 HtwIOtB8oElY3+A/1ehk3aQNpJiDz4p1R1NLG/JB1g1129sPsExQrQKQdjvnV1Ta6sUX1FnVY+OB 95242HxVcHgf6aI37JafOeaZYQps5ninsZ/FMgxE1CLJXUJUaL7e+QKq2gHRO0dY6b7nteO3TjOt dLf5hbkCW0NzXf8/U+vpKjYSsQ5/uxMzrRDW9/2+9x4XDAueggc8EiPZB2sQVjs01AvqXk4BfkbW kLoaQ/hrXvxPpOj+4c/92K/6AHoA09O3OIA36+42CZ0TAj3LvGM7binnG3JtHCeLyiqqqLNMwWV1 9KUQ2KTIrktEZzeHukQRjwq45b0fWhFsnBeEvVQ2ztM5GINj7Dz9aIGgquZ2d64RXVtH+wFxCXHB mn4+oH5vYz4KSqSZIP6DfeMa9lati0E06XCAl4r4uCr4Mk0CmQRnwS3FbrhmvYSG2YKdYhYg56BZ ArNTd9cDUDXDjjiPI5jev1aSK3Qx0nWRvp8ZMszFUVugVHAr+aeTgFNlDnJbSKDBJi6DTyTvKVLJ bu1XyD9R/6wTAKkCUu6qFEQtbLTktWIwn4Yga6y6MjfrTXgcu84ziLDx0AfrJbgUKV3HcZpozjPX jAsrrfjl9nzxazMMzTv5Iefcx4P4dz/I5ldtiPPEcYdzQt85xlAZaNTm6ZNnlzrmPIMaA67VVUmG acorgq7MuD46tsnR+QjqWYCprbep99b5d86gI9EzRMc2Cn0IRB/p19is1EUkOGpV5Paa1QysVY2u pbQ01AWqbHBScJwQTXev7/du3p9iufWX2AjLYf755rw9C1BCyBRd7bUrtutO+373S+9OFGlildKt dPnOqS3vK0DMYuxUcc4RQ6DvIl3v6RZPn7HxHCbzjcFUfjjheY1I8PZ2d4YAk/W9fzvuEyCII4in qOJWK3XOxXpAwTQYzttnW6vmZ7i1Zos1NesqPCrF/Ap9jMToGGPgwgd672kO6BJLqfRzz/E8c2Am rZAT93J7vvj1237P79c5l8fTsvzYUvLxA2x/tFWccwzbLbuLPdvdwNAbx827SvTNnGvjaLPgCucp G7iyYcqwZGOqGAND9IzBsYsduzgy+kRyqy7HC5Iivk+kNRtvSJGxT3QpEWJHFxJ9SMS06uBboeVK WxqlZLRmXCuI1tWtByqeRqA1QTWbqOfWMvdpih87AKyJRfA4B0FMdle9wTwEa4R5aXjMJtzCyt1b f7RlnY3bydMsvqwW0GIOuhUkyvu1Aa1CzmbVRUjes4mRsUsMfWJIiT4Ekje8V4iRTX/7/bLo9Jgi MQScc1TMS5Hriv9DiM4TnceJWXtbbcynhZILPnjCGjAidxSSNV05ePA2WVhaYS4LyzzTSiV4Tz9E tn1kFyI779l6zxgDfZfoU2dTCxHLcnDxZQXwM7V+xzf/wfrBxQNIU4JzrtuPHf0QSOGMzDDnytIy zjd2V3vGzcA0nTlNTzmdZ4ZkZb33wsZH9l3iIia2MTGmjiEkUANdUg1q6bTRdxZMsfWBixTZxB4f B0If6AaTxaawwimdqd2aNrQ6fPa44myMlSrNF7w4RDKemzUPs0OJd7137iS5P3kKIOv/bq5HdIvo mnXrCkGwjviKGyskcA1CpvWRljvc1NCSLUyTWxrLewguXSsVef+9r22N3jaLUl6TeIPAxjtIEVdH XPW0OlNaoWLVR3LQJaGJ5yIlZOzJyTICOu8Jarf7uWSWag24sPYFlip3giTvTPaLKnnJa09W8NFR i3kbpDV7KgA1FxNB5cowjGzGgf04MPaJGAMpOBSYvZCcW0EoRnRKPpJ89/IA+Bd0tab6SNB/NAQ3 7DrGPurVqbV4Q6NqI6RgEtA545+</text:p>
            <text:p>Ak2fM00QXhlXZZiGfY4zsY2QXE31MpBCozZpgRY02I60yJoeG jm2wA2CMEecTLjhicqRkb38n7i6zvq3IK6keqbfQi4o6s6I6Kp4TykBjQ8OkvkK72+T6qdvwU78J 0oE0AmdW9CXijWxLabTmqC3ifENiRXWERXHeFHu1VQJroq4Y5KPJ+5r+6xjSbLhm063iyMCyfn0e SE4QH4hdT1CPikOkEZ2ylEoIjm5tSu5jJG16IJBCQFWYszLXwlzeo/SIGNXHOcE5Z7BRv3b3ayPP BhlNySPBUxRKUyQXexooaDHceUiJ/XbHve2Oi2Fk7BLBOaMSYw3BgIWLtFaJwTP2A2PfvzwA/kVc zrms8J1N29NAboPXLxx8/nVV9I2II4SO1HdcbEfmmxOnJ09p2RBYTtydY00xMcqQHJvO3G3OKQsL RZSKp7QZ0cLoBImJbUrs+sAQbMItzV7bLnlccnaRrlW8QxAPzRWqU5z4FbTZcHLrPuuoDFR6Gh5H JcgZMXsNVe33+JS+wArv0AAk1Hm0OkrzOD8iIVFDBp0JOuNbAD/iifgoiDvT7kQ+mBbfOZq4ldtx 24moqzrQr6ScRhZY3ncgNUDVEcTRxUgKAd93bLvEse84LJmlVUTsYN4mz67rib4Rg2ep8PRcmRR8 bmjLq07BGpPJeYYumTajGHOhlGbkJWcmIFkrkJoL01yhTuZhEJCxp9/teeXyktf3Oy6Hnj4IXosl COlac6lSqrk4U0rst8MKaH25Xuj6XV/3G19zIm81eLd1ux/7lj/5pz7tU+C/+LY/V77x63/TdfL6 9tWQyzbyYefI0QkpWCy11obmTF0mlnmi1Lwmy4bVjy4stbLUemeuCTHYDVoqrthb2VJ7MiEIQxfZ Dx1jF+mc5w4j0wQXA64LEOwWbVXW17OCU9TbLSniPqWddttoe/87GxqOxW51WcGZxFtS3ad0AVWt a2/dLEvBVefJXpFW6Kt1w5say0+aaQfcOg5VtY2v7vYtvbL21Lz7Vla4T93wmG1BVc13cKvsC55x BZLuu8QydtxMC9fzzM0yo2Sj7DhPCFa+u9zoM4wxssRG9jMzhiI3RaHJeksLlFwpxQ4Av/ZTVZXg PDEmWq+UWpinhbZu5Ivtllcv97x5seHVraHVnDPFoKpJf5u8798reLoust0M7LfDywPghd/mIp+b Qvj1pel3ZZFPYiSKn7R+99f+ZgGV//zb/mz7nb/lK4fW9LOBXyqo8xI/puq3ISgpCr5WjocT5Whr LL0AACAASURBVNnC8XDg5nCgtEbXW+afZdjDPJ05TJ5j6VkACdbhVy/0tRB8odQ1BMMFxuS4GCN9 6AjrrWi9M4u9dimYT12gFfC29000FOyWtabV7a/17U7Gkdab16EWDIaTGa9HnFSK7mh075sQmIJP AIrDVSF4xemyxm6JhWIipp6bC206odMRzTNuJd5WHFUsQFOwr7lpRTHpLjice28o70QMW34rFKoW qqGr7j/6wEaEMCSkdRynhfF4hqNJjpsrt54mlmosv+iEjfdoSixd4pQnlmxA0LhKhn0IKLPN6HkP WVJQ03EMPSF6i0c/nMhLZRgGXt3t+Oh+y+u7nqvRnIVVlUUCDTsQa1XK+uQYu8Smj2zGjmF42QN4 4UucLAgHcTKHEP6Z7W8RLr1zX/RNX/PVl3mZukz8ZVMLP3+qXRib33uXR3GKj3ayz6eFfHrO+Xxk rhUfAzFZfl+h4ZNjUAhq+XNzzrS64FNPFyLJGbknF4NDJPUkEXoxWc0tPksdsJb07lYwI+umQSGo KdTkvQZbu2u5NWBC6OyvJdg+a2rJPQYes3JcxrsC4bYSCJLxMiGugliUGKXiSqCrwbr0K9gil0qb JphOaF2oWle2ptxtJnc34jNVISsf9/1jSa+6QnoNpdWk2SjPr2h1sTyB6AUfbERZtZFbY3DBcGRa LY7rOKOt4FWJQHKOMSU2qeM8zTQs/TmKxcCXpawI8LVuckBw+BDs+dEZw6GUivONcbNh2/fsUqTr AqFzJO+pqlY0VUtgoi1oVYI4hqFj2AzEmHDy0g344g8AkbcVvhuRH+n7vv4UB8X9EMKX15Y/b2nF z8vyOW6ub50yflNFemmCtDvlWCmV6Tgx5wxOiDHSirNUWK3E6IiSGPytjn2hLBN00cIhcHg1Em1u uhJylKAKrd5ZZJwTXFA8FV8b1JVI66sdDtHdBWwgxqdrsqbgqJqe32JFbaNrxZUJaTO3fXyTsBXE N3RVCYo0vJ7xegC3gK+gBbIgtdIZFgitiwFAc4Z5QubJRpRiVlw+5WGha0PQnHB2Ztmm1nVQ725V ec4bdMQp4j3BeWMJrAah5hQndviNXeB+7dmmjgLMLXNzPnM85zWM0/7dvQhDCGxTx9wNKJBSwjlh WTKtNJxYsq/WFV/mHeKNAOVvSUYihBDoU7LZv/eGbw/O+ARqlUNDqEWRAhSzFEvX0Y0DISa8exkN 9sKXKu/Wpt+LcHLe/TMPAOf96IP/vGXWL3l+PPB8udltyhRfvxTyZiQG84aXBVxTolRmZxvUO0fy oK5xXgm9UaxZ2Idgfv8C01kYOhute++IwTrFdx35tXQVcYiu970LhJCIK9jCreo3EWghIDHhQ7DR VPA4b+V/aRGaJ2rjluUVdMGVEy5fo/VMZa0sfMP7MyIBxYRDngmXj7CcoS4gRs6hrPCC1c8gbSbk CnOhnGfakm3KsCK4xdnXG1YjkIE7BK23Zpy1YeoclWD2XDFuQUNMoy8QaYTWVuOhUmk0b3+v95Ft H9gA7f9n792Dbd3Ssr7f+44xvm/OuS5773P69J1uGmi8QEPbXiAEUwi0NBghEEmZgKWxylQMGjWC WpqOF7zERGPKUDFlWSbeUrYVUIMxUeOFaDRlSFIkGgMEaOju0+e2L2vtteac3zfGeN/88Y659gE7 UKWtKUOvql116tQ+a5891/eN8V6e5/eIcVOh9ZUyIB8L8b+ckpMbbFPh+d05acrMw5V5XNY7L8bN cqCvK9KjlzM3jq3SesN7Y9kfSGViInwSSTKZRBpDWNyZVFhlVDl+0hE4eZqYNls2c2aTlfyhb/n6 ny5UnKU1669+w+//y48/9dp+8r7+wz/0R2+Bn1D801orSXhwWJY3Pr665ur2hm5H9sdzlpaYutC7 h8UVY8pOyULtGmtwH5hLj/18shFcMSzAvcNSYa2OTsH928058u41DXG6D5PIcBNCZACUDSXPsX5S v0vXkJSRXMKiljPkKJMVCUur6+kQxLyT+xGt11Bv8L7Gy6cpqgPbIz2syqqdxC0sBziuQLjc4irX gQqzMcRb0d5JtdJqhHwy1HVO7L6TQj5htzTsvag8cyOelIOnSuAOHRaSXfXRGngcHmETjpYoaYh9 0iTDHdjpVikid76jLoKrDxkzzFmZ8pZ5O7HZFMTgkBLWKuKdrHAkmAcGWGvsnbvUo+W4cnahiPuY uQSVKFDfUScUMVydlHzEmXE3qC25UEpiypAfTPorIWGuV7fN/zvgb33qtf2n/3V7e+trUr96cs3D V1/jcHPFbjNz7BHlNa8CtZG8UdQoWchFkMWwCIVD3HF69L89unh1Y9OJQZAHI85bYpMT59vCZjOH 7XRERwsxcFeJufwuJXZ5Q5k2YwgYD1Yw/RTJCSsZP8VODW9/EQsnnkK3Rl0PaN+T2i2sK+oWpBx3 3Bq2NtBO9hY9Pwt+WGHx2OFPgmW76+PdO+IV3DBvNF9p3sKAcxroEe1KGi+jEWIdHxNBHW2KW+Tn qRmmEVwqZrFV8CG+GbLqyOAz1KB4qCg1ThhUY9yuLtDGGTW2JIoOh19sXOYycXY2sZkzvXWSK76b yL5jVuFalL0cOK4r61I52ho4stZxNzYiQRkWDQn3iWzskfuXxSF3ZuvkEopKryOc9DQUFSerpvcL uPj8inn7nk+9iv/ffL36ysut5GxXV1c8fvTEaQeJIEmLPr0q2hyskRVKDiy0mVNXw1vAHrob1XtM 512CZtscbx3rlW4N94ndXLinyvlg+LV2G8CLaqQU9J004KClxAQ8TQWdUrQHlkEzljJdMybDUvys 246b1BztK7l2tO3DktpatBtpzAl67L3hiFgMBfEerrgelp6oZhi/z3Eabg01o1tl9SPNRygo44U7 PexjvmGaIOXIAfAhZupOb+lOJNOJKqB4j+Hdnec/gkoHmCyGmGPYxikZ6BTNPfZuQjgFpzTkxi6U nCgo2zmzmxJziTYjFci7iZJinpPLhOaM3d6y3NxSl8qyhksw6QAkebzoJTs5DxZEir9zVic51F7v /n1OSlZIHn/v5o42l8+snj6r+fQZyPzmv/Cbv3H7qdfxn97Xb/imXyEANzc35y+++LH88ksv8fT2 iGzuDSlp/JBjNhdwiJTCMOIutA5L9zt3azOnWuCxTMaD1xyvjd4qZh1Nytlu5t7FjovdlmmaQv12 Cv/oUVRGia/oFOhuyQWJJ22Uy6HJ9xEF7jwz4TSEZoI3yG1l7rdoO44ATxuBuOO/MYvZQu2w7uF4 wA8Vax3zCv2AtCOpt1HlMIaUIajpfWXtR8zbXdkevD69y9EbO1lkykxzZrtV5q2SN4pO+Y7tZzaC TVsnGUwSRqlF9C4qLI3KSjzEP30Qe7sFEjwiuU9WBmGTlGnMXHbzzPl2ZreJElwxJjV2WbicJ+6f nfHg8oL79y64uLxg3m6RUkYWig8+QJCDC86szjzawVSUXISpCJupDL9CIquQUiQgzeokb/S1czw0 tCO5uubF073Laf6CF6b0/u/6937Zc596Nf/pfN1c38gHf+2/9bPf9ra3f8VxqW985aWPc1w7m7NL Ls7OuJiF88mZJycFWGZw33xIYUOdl+dMmWeENEQ6wjQevI5zaJ39WmnWmTKc73Zcnl2wm6e4oUxo DayHU23KE9O0i+85KZYTpqeUmQ6pMTlse2IawMoer+RYp3VSb7A2aAHnjJTh0zZA0JYxUxpyx0Cg e/z+VtFeSb3GIHA5xvfqY5I/qMHeK742bD197zH5S4qlZ7v0IPbEpLxMwjRrCJu2E7qZSJuZNE2I G1YbdUl4zZThHrTXbThOVUKMCRreV6Q2qJXeVro3TA3JQp4y0zSxnTMXm8xz51senO/YzgVEacFx YUrKRZq5Vzacb7ecb7ecbTfsNhs20xzyZ3+2ZpXhJswpk0oml0zJcfNPCTZF2Uwzc96RU0BDp5KY kpC80+rK4bgEsGmNANHpMsvP3BY/tNb3f/G3fsP/uW+q1eT6X/09f/z6U6/qJ//r9/zmb54fPX70 6U+fXn9F6+39tdsLV7ede/cmee7ejucvd1xuJnZTDLPW5rQx+VdVVFJgp4sy5QI+sFMWAMwiwpRi F3x057ZakHLdmctE1hIS4RzPch+3chwAmWkzk+coRRlAi+5hBJJkqDjZZBB7oI+UGnFQD7ORdIth YJNTGM+wuQtiiinhHdDT2E3BOtIjdQgz3NrI32uQIm0nXDsRDEp1pI70L2KB7kP6exIzkQUviqSR rpsGstsF1SALOUK2SD1amw5iUsfHn+lyqnwUI43Beh8QkhyZDfRh5XZSVqZSYhDpzizCVDIuzqGt 7NdKbbGfzykxy4w4HK2xLYntcGUG6LWQl0ofrYsmjTSgEluayAZIcUGok5MipLHxyYEWtzBy0Rvr UllqI69uLGbUaqVO+o6u+nMvZ5WNp49cV21Xq/8t4Ls+9bp+8r/WdfmcKedf+NJLH3//ix9/8acf DzdnuwL3zifedH/Dm+5vOd/umPIU+fADPtG1kPLEPCfmOXG0Qs4FcSga8+/WOmKJIgnPIRA6Ntgf jWWJa2dKcJHhvMDDFKuqNhS3OUc6cC6ZpBOJuIFWlCRG1k4To6pTJHzzKaUhAIwe/dTfe5MYGg5W wSn6WsYenRwpuy5gq4anvzVEPV62PMVmzmLC3h2EBV0bsmp4/O+2E+A6hn1kiodO35KMft0xyzgR 8KlJIHXWnLApsxHD7cBVs0jbtUovAlMaEI5oCcyU1YTsC+LGgpJRMkJ2ZZLEJmVaVgqJyZ1NgmmT IljkUDmOOHHNG3KO7AbtxrQ0NsBOg1K8mTOb3cyxVY7HSh8ejFyEKRemtKHIFAxEtYghG8RhwWPl O2U2ZKxW2rJyOFYOaydXd2ooqfTQZXdweedFFt2IXBuyVPf5v/h3v7FL64s2e3q77z/4b/6n/9X6 qdf3H/3rW3/fB7cs9d371x69f39z/fOX/c1Pq/ubeyUpb37Tfd7yhnu85fkzXri/ZTtnkiitDcxM SqTiEU89XrhmI15qbMrUAzTphJFEJGrX6s7t0rg+VJa1cpaVsylxuZ1JOVPdWXpndYtAag0vvbqg NkQwHmpAVUEnRcozBaDLM+I+p9u793HzD+EQoWdCHE8dGYALG3MEkxbrssHMktfRcVszqh3pfUV9 JbcaSbwiMMI1EMeJ2URUAoAmsgSOrJ+qDMmxUtRg+pEjSDP5JcjEwZ9yuD2y1gptIsm48ZPF9G2U 4i5p7Oqj0grGYKLkie0MHaM6ZJypOPOkVHdkjb395IIy4VqwbCBGWmNtmTUxa2JOmU1OTElZRUbK T8Bbckqh+SA2HUkDHtrd6TSatKAI54naIzJuXVfWtbI2I68DUmAOt1257nmeCp++EWxKvm4nKZeS Pk2V7iLfy5l8CPiRf9yX4A/9+q/XaqYO9mv+wLfbT6YDQI71M1T5RWtvX/bk6vHnitv5vcsL3OEy 73jnG+/x5ufOuTibSdJoK6wHYe2KaYqJcY4X5lg7N8cDqcAsccuGft/oolhKzElHbn3n6brycH/k 5vbIJitn08TF7gwtT1mOC/tl5dA7R3c23WMg2Gxk2TeSK0kymjJlKkwbuaPTdrOhWGPs4QfV8gQI SRlXJdWOq2PaB/BHsK70dpIRxvc8LRXEIqJ77UbtLfBXvQ+ajkdwp2fSlMEk5DESh5OnQJJPEl6E ZUSCR1cSh0wSIYsjRegX50jeUKkgBw43AjWDFWqv9NLuxMMZRTR4imUEgza3OEimiY0mjMbRK4oR UObIEuwpkxWyhES6qyA58gfRMG+p5gB3SLD7Mj6KnFP8enD+8ohMFwmgKQKrGUevHGigUSkc1kx3 4did6jFEzbf7dgcTbGQOPcnavcziFPV5dnn3TuX5HkvDT3vDLt38N//+L/0bv+A3/bF/8I/zEqjw zk2W9zTzHwD+/k+GF//b/oNv3W2m8p4nT6++9NGjx1+2HOvn5u3l5RvuP8DqkfnDH+bNm85P+bQ3 cL7bcVyM6/0T6tJpa0KLUGZIgzu3NOd237i53TNtgRJpQSrDyZcEGbFSYs7RK8dWud4vXB9WLnZB r9lttyRVjq1zrMbRIj02DY9eGvAMxck0cKW6ss0ZzSVuXnNSrUhKz3C2/ZScO+AbehInxTS7tfFg W0etQg2Ho47J2Iln7y08C8fWY9LvBqOwiP46MckGn8G1MplgqniO7UXKhZ43YEJpFcRp2mJ1KSe3 QEKkkHJiswWzHUalutNuBFsbNqhG6jAnJYvcHXSG0YncQNHEJBnXjEgKlaYP9pBH+lK3WM1Nc8I0 9AV+mvIP6OfJadnVqa2zrvF5qIKqhj7CYw3aHJpnig8VZ1dqVY6rU7uPikBZpbCmiZ4M90o+3CxM U2baTWMqqdRu9OSxM4T7Be4ZiCQud1Oi4frnf8c3XO+kvfT+D37ox7W3fu8f/Lfl/3ryaOvuZ72J FFG/mFN6eX/8Ase/6rbaX/jJcgCsx+NZEf8Sae2rj0+uf3qrlM3F/Yf3H+x2LPtNf/Xj8uZz420v XLLXzEtPDjx58ojj7S2JxOXlOffvncFZicFeNfbHxrpfWHOi5CjNS8qsEiWpE+TfnOMxXw4rh2Xl +rhwuTZEEpqCFmzutMHQEZFB44rQyaRj4Dim/Y0g85DySNX1EdIx4r/M7tZ9p75fBofPRTAKzTeo G9DQ3pC64usResW806yFyWd1am3UvsYGREY68Bj4ZxLFC21yvAipO92FnpRSckAxp4J0oRzAWGnS BpTjJC1KY9MfcN55t2VjnbJ2bDnQ1wPWKm42VHcFyQOJ6I75KRT0mfHHJWYbUzbcLDQHKzHkdCcX ZZdjjVqB6kp1wVQGbtzQFCTj1Y2ljfViCnrQKQasWmU1JbuSe7SCrQnrCoejsSyVWjvNFUsFyxP0 hnon+2GJ8mFSZJqipwTWHqXZ2C9LD8nkg+78jDlJ32w03db8l4Dv/XFvekhnWT5/m/SLe5PJTNqU XN6wK++9rfZ5a29/5ydL6X/98OV0LOXdtdbP8dYvSpr/5+ns4rslpy/oh9vPL+JpO0+UzZbjTeXl V6949Opj1v0Nm0mZRLDNRJ8SrTvVYuJcNJM0ZgWbnKklcxRlXYxlNdjCPMUkuKCoGU8Pex7eFjQV bmpHHOYyMc0T01zI0zR+JdKUyKWQdYrJvAqeovfuoiERTqf11NDY92cHQCjpIqMvQKETPZ3DdAm6 gN1i6xrpOMsRs0p1Y1k7bTkJghpidej3oxbxU9msPdqJdGL/O2ZxkKmG+MW1oy6UHIeDqI6UIKXL dJfDgMT2wPIEZaaUiZYPNFZqW3ARsk6sKdqcrYcmwHqjA10TsyjFhTbwZUmD9usYh6FM3OigL5eJ 5PHzvF2JeDOtFIEZmDRyIMtmIm8Tbd+IscPwY4izulNNqC1TLajLh75ysxx4erjl5lhZGqiMgNcs aFVMErmvC5YcrzmmrzjNnIUAkXaPHPPmgkNuzV+YRd43a9KU9fg//t5fvpLyx/75b/7Dn3Aw2GxN k/PureovbEnOTVk0IxvRt3ST+7si7/6jH/zGz24iP/Jv/I4/cfz/44v/i77xl8mVTJc//OTwnvv5 8JlZfAL5/pzzXynT/Ldvrh++wNMn75mlp2naYgK3xyMPHz/hyeMbvC7IxUy36B/vbteBlipTrPSK ZFJO1BLJM+uI/WoeGO1NntDu1GXlsBx5si9omtkvFXGYSiLnCBANZnRGSkKnWJvJiXCrQsrpDlrp SbA0fHT6Y/BeftIFGkjC05aeN/R8iUxnUcbWBbcFXxteK81rPNSHTj82sIZYC/XdiaPvMqTH0MRw OhMxg7Ahdb0LA5FEcY81XQ6cVhq9c0gPTsm8dyxuZASmbFKmJuWoQ+Pgz+QK1Y1sMbA8WXiTDz2k 2HDvDT+B6rjZW0A5k1JKUJZnF3oNE9dqnZoDhFpzZpOd3TxxcbblcFxoyw3d+x3P2JwAjhrU7hxH JPptW3m6HLk5HliqgxTmHHOWlZOYSslLb6Su2Mg8cw/k8cFtnIoDKDDcYa1Bg+enLO87L8lTkrOH S/uzwIc/0cNf20Fp/jzqPw3nvokssQKSeVbpF7N8Ie4Pr9f+Z4Dv/0Tf44/92q+TX/off4f/s3oA KJae0/YFK/lffrIunzWJv3g2b75js9n+hUcvfvjlJy9/+OpCqr956kyTclyP3Oxvub29odrKNBXK 5hydN5DDlpqsha99kH6SJpJkpgJrKagKi1WWvrL0QveJTY7gSatCbZ39sSIJ1lpJpyfKLbBU1THX ETVlmHSciPkSzaQ8Ue5u1yhblWcmm3AAPgNzowLTOb55gOkGz7uYH3gd7r6GtToqm9hYeDOkNdDo 23HBxIMNUPvdS94H/GuyTjJFraAYnmxM/icmCSJAzRnxTrIaVmQc9YYPS613UDNmH0QhUY4p42VC ao8+XiUEQ72zDBZC1sSMYWK4QEXQMf1vPtaZ+jqzUYpBakqJNPQEJTuzgXnCp0gl3phz3jL3djv2 h4Wbqz19jQHInRzCAmK6WKVL8BFujis3x5WlNchzQF1Lpu8r1wNPrIAeW6X2hknQ0sxgNWExYe3B ETPzO2157043zyY878p7Bf/5O+lf8V3f+g0/9dt/9Zf9Q5jxd11Yte7JjHMXya6cuXA2qNVlSvLZ k8gXqvH8J3p5/tSv/vp7Z0m++EP/ztd93j+rB8Cf+ZN/vM/19l0b2j9XNru3s7l45GX+O+98bvf0 M++Vz5vr7Vvs8EjPNpmpZOpaqcsRr0dU+t3AR0bApgw8PDlB1hH8GCMoUUdz3HQmQusBBKltZOaN aOvenR4/8gi6zOHKa61R10iSdfeIpNIEMgI0REmamSSTRUckNiPrbrCnmoWk0PuzlWDKWN5h0zlM Z2ieItiCeEE7mUY8c9Yj1Tdbjxd5BH9C+A+0JOaNstko8xTBqFNRMhmxhFuYgHJSco6IM8klPi99 BgLtUuhSwkdfhJSFnI2UOqo2ymy5ixNvqlSJePLTbOMU3plVXzdPeF2uB6csYp7BUIwQIPHsezMy BpI6aegqNEemw5wys2aKhHs/Qk4Ct3KKFau9c2yVm7rwdD1yezxyXCrNJVDh54V5jhmO1443EBPy sq7Ms9B8pvWG9h4nrUv8AMY+9i5CwOMe6II09zcp/jN3CdVJp/6mtz393/7gNzyUVsuybECy/6+v 1Z2j2+5iNm6ZNCKMSWjr8nx23qnG2etfmj/323+5TrsH+fjwxZ9yLvaLqtuP/Je/4eteessXX736 8776r/4TqQY+9Lt+tShsENTVj//Kb/q2/sn4vr/mm77pwfLkpXdmSe/M261bnj/aW/3+QnvTxW77 tQ8u7/3U5fqg82ZGVWlrhd6YUxhmEmHoMY/bhaRIHoiunGi9x3psEG4QQ1JCejTmvRp1NVYiFPIU AXbHpx/hIcfVqbXeJdeGrTYkp3r3CCuJxDS4/D4eyNObEKxCQ3odwp+xjy8TljdYmlHJo0Iwehdo CfcU+C4P330JaFdM1w3cZYR9gmYoKRh9nidyCoNSqlF99PGCp5TI6ZkK0A20dZQ+nuOCpxzruRQv X0BDnNri5q4jf48BDDV3Urc7rsA4lkhjHmLO3ZqwD+x5GlJn7x4fiTvJbGgdTm2FDLVhrPQcixnH CC3F4r/HGfRgoYvTCRNYa51unSZOXRvLulB7R1PibJvZblJgyHCsRTUlKZHbumc5GvubkSgq0PJE V2XSOJ/DgTXSUzUEHw2kxaroQcLfu0na3jSXcr+sV2dzn/YpcbUmN/rUJn5GF8nu0S9N7mQNM0l3 Z8aH3eF1s4NyW0q1L753MX1Vrv3nZe8vqfj+te++/MvAD/yTOADypqRz9y/OKpd7q38dePSP+z1/ 8wd/2zvo9UsmO/5sr4tL0r9p0/xXTNNrh3rzM1TkfRe77Vty3WnTicUg9TU4crsd3ldah7WtHNeF dd3gm4mUZqaSKUmCZ3+6lTxuzU2KB1IsTDlrDxClDhmpDrzVXabcJMhxCFoUXEfvipBOCjcG5ksE ThFgA7WNjA7CI3os9R4HgCjMBbYzUtKdqCeiscbgrS5IXZBe76y8Pl7+ahYmJTNEjSIZ1UwnhzEp K0kK2YJVYCkSgk0c8XhmFSWFxgb3UzXlpBrBm5Yyai0SjmIZT6+VdencHldqXe/wY2KOD6NVDEEl ko4Dkwwatt80wCHuY0c/EpibClWH3NnCBSlDtuu1xDCx+x02rTksHW7WxnG0annKqEIf7IHelerx s+j4oEIFyWhTCrucKSIcR4KQA3lKTCWT63rkiHOLgsY+M09nWC4jLzFYbMEoC6yRW6CkejAfMiJv zCm9b85yvilpmdOUM4KK01rSW/G3W482MzlMMk4xjczzVczKEFEB/KVv+foLO+TP3p7zlUX1Aw6f kYy3ZPEuC8f/+td9zdGrvfo13/adnzRF4nd+8Fdu/VjfPZ1NH5Akzy8HufpTv/tXff+5piyCN4ND M9bWpfdON3vcHviTb/qWP/Ljiph6b++Ycv6Abs/eY9jR8b8pm93/oN6fHm8f3pvE33I25a1uNhw7 TLVznoyzufDcxQ5bhaf7ldpXjssSRNizMxSlqFAGqfsOyxVLvEGEiRe8WQhDVgs9ehqIKYYUFXdK EnJKdE8nxxFjjIZa4KieFbjcUX7u5nx3Q79n2fPPJmMKJdaF3MVgGOpG7wu+HEn1gHilR/4XrTnH 1rldVm73lWUEWk555myaqbMz9SiX53FD0jvVVhZb6A20T2SZmTCS2oB5xHo0dQ+qskDVoCwLDVSp XTjertxc73ny9Ib1cKTVHjOJQVjGYgbQLKPJRzCa3LEHZPAFbdzQpx1/RWgD76XjzBj7SNQTmA5h nt+Fwx5q43ZdR6ZfHN6O0Xul9UptUWXhKf69G91BU2LOYX8WN3qr9N4Qhc2c2W0K+bBUmaLqFAAA IABJREFUvBpao+ezDpsLhbkPfXXELAuGpiitaI5IYSqKF0WzIMLzZvbeo2WTlGXOldk7M1lWk6nF jzbST1SZNZFEMe3sk6NDXvnog8j32PS+XUlf14UvcfgMVZ1Bijg/81LceukXV/ifB374k3UATHP6 /O2Uv7Ym/fIqclZy7meZj59nTUnCc3JbjWPV3Ju0fWvfdRD7a8D6ExwAz1uSz0mlvIk2fWSty/fl 597y/c/nvh7+j78vmvA5dXxOPF2OFC1cXszcO8u4JA6Hzs3SqNZYlpVlWel1CcPNuNFTitN8yiH4 EbHwjCcbKTeN1QoNZyuxThQ3em+jOe1MokwpU+11UeExzEZH2Rq39hD1eCcmhGmk8I7fT79j0vuP Rf2f4nBFUW9k28N6Q1+OpF5x6WgZ/p7VubpdeXS958nNgcMaYheRxJwnLncbLs5ntuczuzSTPcU+ vC90i1SdVGbOz4SLrZHnGFTemqC9k1ulL52mSvPKhIUVOEXS8s3DJzx6+IjXrq9oa2QKdoySTszj +As1TqIdY0IofprJ+F3vX8dqvY71urXwCuSTTDuQSWSMJPG5NYRqQquNtq60WkMENGW6j1t+baxr Z0kWQBIBesNodNEgDovEYdKN3mMuUzLsNomLbSGbeTxcNlY4msh5pqhQcySrmYPQUDslwszgSnKP 8lCVrFIEL0sPjXISR5KxSUovsGokniSBlBMlCxsJOedcdPdgmz7vL/3Ob7j5buHs3PTLStYvRfiM LmwEwYWEpheytp+VhVtx/uYn4wD4z37bNz23y/qenvUrPOmXg3ymCHmT9F9IIjeWRLLAJAGBSlBM fHGzj7Kd/9pP/Cf4BNzvLlQTOa7rk4/99T8rr2X//Ldv7d2SPUdchbC/PbBVYb6/Y56iXH51Dr16 b53WG701+tqGmCbKvJLLHZJb00iaSREQUh2WZtQ+RCQigceyENroEP2oxkTaJQZUpwlz3KzRN/Zm A4TRSF4RKaEJOHkAhkfeT4M/f90BYK9Hb2k4BdenpOUGr2u8A6p0axxq5+p25eXHe15+dMXj2z23 x5W1dZbmiCbu7TY8ON9y73wTcWcm3LaVaiuZGJxOecOD84XnLy64d1Zg0mCz1Y4slbqusavfTHEA dmcRuD2u3L52xZPHVzzZ36IyMeVNqBiBpidysES2IkHniUF5KAJtzE9CaKWxUTCD3mOAlnMIq/Q0 BrTgHmpUOiaKmdG7BQnIBuU4pdGSS6wNGxybg3SyBMUofBwWA8UUePMQVTXwzlwkBqdzIucBhWzS OCxH5Law3eyYS9BeqjvW61jXdGoXcjOsCb0JvQtmhU0J4IF30K7kXMhqbKIyQQTqCaooSk7GrJUN iY2n+yp8oLt9rguzGj/Nnc9SYYN7mC7iE3dE3gh8hv2YoeE/6tcmydsu5vy1ovrzVnh3ct9OLi7K Ozv4IvH5FCKcVZIUdz30lN42H8v5TzQnCA4MtphzW22/VF/vJX9bEr6GZfnCVJeNF43V637F5sKc lPM54xhTDlWYn0g4HghsF43eMxdSKXEnOUgSUlZyil7ZmoWNuPmzNnW4aLEASqjIgH2sSGuhN/dn 6X1iglWnpY7MFSyhRCQXKW5W3EmtDyvy66bbwt0N90wWKDGM3N8ghxu0LVSE1RP71Xh0u/DRJ3t+ 5OUnvPTyQ54uC7fLyuG4cnU4sPbOxW7L82dbnjvbkDWxdOf6GJl9u1nZpMwmb3hwdsXz9y957rkz dttEEqOujeOhstaFLo5MmUQimVCtsiwrx6uF/c2RZW1s5gRbJ6dEE1iy3eHBp1HOV5Q2+v0ufaTy xAYl5USyTtKVQTiHlMZFGZ+UDW6gpdODFlqHbmHsOX1sIjICRRNGYrVQhMJC0RO7IOzLSZWUItdg qY3juuJmzEXIRZGs5GnOMTTpnd4XWBLbw5YyZTSP26dH5rp5o4uTkjHlzpRgnZR+NtN2EzudSNbw JlRJMTmwMG8cWmNZxoZBhPPhJptU2anuUuHzq/FuzJKL33dh00+IpZPNE5fmgqHzin1SJvSTcD0J H0ni16o6ZYEkLiJSKowXb6x65MSCT7uc9L0rfOVf/H2/7q9/1Tf/gRf/376/OdlcaC4/eGz+3y/G R7ZtfZCy/qxOf3ftaxGd6N2pLSSwSWHKysYKWcuYM8dwqNUwxEgqTCmzKYXbQQdyjwy8ksNDvlsb a1uQ3jFruLcg3WqJBzAnwlAYNBlRxUxoRC5dSbGWzGUgtHsnrStpykPVF3r7kAGPfZQN5n63Z97/ 8fC6xNYg+5HU90g7In3B+kqtnaeHI4+e3PLRV6/4wZce8UMff4VXXnlIa8ZSKzeHA4+e3nC7HNlu t7zhfMsbzjYkTSzNeHR74Ngr221hmwq7vOFie8X9y3Oef3zOvbPMroA1Z1k6vUZ+gEm0JYJG+rYZ vg9qjrtgXoNMxClt+Fn0iQ9fQrzEUDUMTWn0TzYqR3OLxCLC5kxKwSYQSBaZiZQUCLW6hh6j96A7 eWw0iiZWa0P/31lb47jW4cDWgH0MH4F42J7NHKud47Jyc1jo1tjNU2RHupLnHEOHyvim9cDt/iZ6 ypLwDN0qtnZ67TQaSCWnha06tkm47PBkgUDCyeZ0n6I3XCs368LVWjksBhbs+i2ZnWRUlK3qZPDm EwPv9OmeqKea4yRsFodHjQysN/3p3/CLt63b8o2//8/8uIO4P/1b/7WsyL3nzubpTZdbtMP+aP6w Z3NPZzvhYy68pImWhZROD6yfbnE/GZgCKyXiGfncAv+SLfb0z/3eX/V3rxdY04btdivvulR565kc 3/mLv/zxt/zG79SkIprS/77Af/uaTh95h/v7xP3t1e25xWNibhY9qI0S+iRhFYk+WxCsGcuYBhcR 5qRsp0yaM6w2THdxM52mv6tUKsORR0MkAB8pl5AGp5gcn/7StTtrb9HD6pgtzCEIE5zcIeDmMpBj kMwG8ScswyelIj7UdadWwonevx+Qeo0vB/rxyLLfc31Yeflqz0dfueKHXnrID730Cj/88Ze5fnLN WZrjP7aVhJEcWltYV2EtJ+jG+MH1znFpLL5ww5FHNze8dvuExzfn3D+fuNgoiRzQ1NZorQ7rdKgb t2cbtrkweYBXNSXmySm5MeUI3jjZb0Px7ONKD7S4IYhreBzEcAlugg1ptEhHk5M1oxKLRPGMekSg p7SOhODo2ZvHxiFpYkqxoTCLFmNZ11A+umGe6HkAUNXJBC/SRuZDbcZa2xjBhBVZUfLcnSpCzzl2 /t04HvbsU3DDZU40cXzp+FLxvmAKvRRyFqoUjsvocxr0qbMvjVRqTCSXhf1x5eZQOTTDRLldJ6xP mG+4v1EmlfiLWoQ5iobsNFlo1DWFSWlf4VAchAcXal91WK3duP8N4ObHOwCSyL3LSX/Bm8/yp7/j olRtcJ2M3DI3TcndJ5R7qKg8U6+GrdXtLqP9dRWsIP5mcX7O2aT7pNPniDhrntidbeTt93R6YbKP Pvz2v/qdReFiklQ8fezpdvM9f+rb/pPrX/G1H1AX1erKoRtziwos7KSwdB2GnNMfF3txb8bxWHl6 e2DbO9kzmyKU7YTbivU21lyOJphzYpcz+/F3EIRSEuebgkpGkzJlqBYATBu3yrJmag3hUBKPmOmB xNYyIzmMY9bBq5EsEoafSUVjzy7iJK/QMrJCykecjvRbOFzRnz7l+tEVrzx6yotPbvjow6f88MtP +OGXX+PFV17hyc01kwpn2x1nmwJp5sHFGbdrI2W4v5154eyc3dkOyZnb5cjxuNBr5bBW9rWy9orq Sl0PLLedUjNT6YjqSBQKUZS6MYuw1cz5ZmbrSkqCFAkhTkpMGu2Vloyk0DJ0CeehjMVIlP53BRDi Y0xoNvgMTlFno5ELaIBbG591JbndMRBOMmvPIXueRwjI6TFc+hIXs0+</text:p>
            <text:p>4z3TLpBQmLkkjAHVkA6hM 5DRhZniPxW7RQk4eJJZJFCTFYKlW2vHIYZ9JLYVAoclAPPUhZhCqK6tC3yvWwHPjuJlJmxLIaoxW G+uxsR7j4epC9ErS6W4UlPtbJbszAeuQTeqINM5jZRgKLGia6Gr3BP+5zfxl6/Y/faID4Hf+61/9 Qsn61rMpmzfelTbpK4umd2eVmhPsirITkSqyeORXfRoSZ+Dr+ndEdQw+XzfWi5VucedtSfWLNtk/ 20brNmG46647f+/Jvv+dkvS1WfkenfQf/KzPe9fLfxhw7ybi1rxz6B1pCevxQ+/mLO11hhU1SupY jxvYemdZ6timhGV3TpmFUHQWa0HZGVw8SQEFNReMyKCb54J6GlP9qLhO1tZuTqsn9WBDzMgikDOW EkwTvWSaGNobWnVsBOKlp3W89Tg0NRR5eMD5pB0RP8J6Q316xfVrT/jYxx/yA6884SMPr/jYa9d8 7LXHfPyVh1w/fsj2YsPzF5e88fKc5863nG2nAHAQsM1tyZzNM5vtFi2ZtdZg6a+Vm1q5WleWumK9 o64UJGK4UvgZaoG1OL13ZpzzKXM5OHyzju1Wjml63PqKpETPAWf0cTvrWP3paeaBPxNbecRyB9xk eCjcKMLwHkKXTiWk0GF8il3LSQmYUxo3+2nVG7d+6yutGasIqhGaOsnIacxKmRLTVHCZ2Urh3mXn cFxxU9xi05O7xv/kZLHiaYNSIr1zuxzZrJ3JO162eCogaaSjRNjEYTWkr7TUsZJJzVELiGVRj9x4 D1tkxhDvCJ39Gj3Y/ZLZzSXkqBJBUjaqgeLOJBJrqxw/vKkLhmzW5J+F2rtMrHzC3l7lc7ZZv/r+ Jm22KT0wyV9UTd68rN5OWXBJHVXznsQ9upf0oyd4sdGIXbn9KINL61DNdU7yjiTy1inFDWrrwtN9 30r146Obem+32f5ASf6hlNL3vf1tqwFsc8+FJr0vHGslyxSndIrsvLU1mgfVtmTYZLt7oOIB0CHJ rtBg44GnWs3IdApDWSdK0xDTSIfq4T0nK95DP95aR8QpKTHlSP/p3cJ+uza8BmJccoF5wufEWiLo Y9tX8kj2wm28/AHndPWAZegG0jSE6wvUCjfX7F97wv/9sYd834+8woc//pAXH1/z6tU1T55ec/v0 hk2ZeOtzz/HW5+/xxvNz3nhxzhsuzrjYbdjNhSkF99/lRCseyLEeB9ChN657o68rvbZobWqU/FjI mqsTcvfW2apwWRLbeR7zLyKSS1MMCF0GWlzpGqs+sViNK8I0NA/9lOsnQVa+25KIk9UpJTIYVPXu YespQCLLYtQl0OwuSiqRCbhJiRth5CnKHe7cReNdNKeO6LGNFuaS2GxS5ABuZ1w25NkpG7i6vuX2 eqW1Tqud3JOG7roaXYU+JvnVDavLYLsZSYKyEtgkos83Z62CV8cnp5QQQOKNvtqdjlxVySXWhuYJ S8LSG/tl5fFx4bzOPDdNlJyeZcOeZOWn3luEOUXvY7ggkifV2b1/wmHgLO2tF1m/5GxKl1PJOSV9 c0OmY2NSGT29OppivvBjhIg/StfyCXXHYccUiDOqaNBnj964Wp1jtbNHx7W8cfeGl6rd/u1bymvf /90/qN/+u3/t537k4x/7OS+98tLl0xbIqW3u5EF/wZxWg6eXU4ogz1xYe4RUlimRS7RcMTCUeEBU aD5kQB7VV2jKo4WotbNfGvulsp8quLJaeMw3WdimAIfMc2wUenfWpXJbO3v3WEvOCS/jlusS6zQN 4gx9KCIsKkqxmEkM7ypCVAm2Hjk+vuLll17j+z76Mt/3sVf42CuPefXqhqf7Pb3dsp0zb7i8z7vf /Dxvf/4e9+YND862PHe248H5GWebmZwYlKARtywhUhYvCJF1dd8cesNbY2mdQ63s14VWG71ZePB7 p7fGDOxSEHXCZ29jGzJMTmPzb3ct4vBVmI0cQws0+l3iUOQKmipNYi0+JQ//wegibeQbPpsqxsg0 e6bQyTrW5mPjIGM1OG7g8WxGtZdV2RThcpO4v5u5dzZztttQ5jnSoDC2c6JtCm3toE6lkZvGUCcP l5Mmxei49dj7Ssh2U++odiylEHYNZVNzBqvd8SykHLFE2sanMA1dgDoiU6yxEsEh7JUny8L5snKZ SxwAaYQ/3MEp4s8o4sxE2k0b3LWNUh6U9Bzwyum9/MFX/r581x/+I5f+yoc/7bzIZ22ndDFP2XJO igqLRW5aOgmwdCCi7BO9/FGJuPsnIhqNId0Qu4mQNRJrrhq4uT2tXX75b/z1t3/6933wh37hF75d vud/efIObfaBN16effnjh3L/caustdI3naLKpENy1cL6mkWZc2EuM4dmiMaqNZ+suBal8FyitESj twvVXmOSwE1nhaU1bg9Hrm8yWyIva7FYB/q2sD0TppLYziUo0e4c1pUnrXHhcD8JU4kdYu5K6YMB kGLnHqmYI48vj+2JjcppUH11ddp+z8PXHvNDL77KD734Mh955TUeXj3ler/ivXE2Fx6cXfK255/j M194wFsfXLDJE9upcDZntiUz5xyHtwRkA2u4d/DAZKUUv2ZAmaAbtVUOdWWelHVp9NrD09INa2sE o0rwD5HR8lmU7cjrFJCnEtBPzEMbrgXuqMkynpcmJ0GzhnNSIptwHcPTXoPD7kNBmDTgLbNOLLqS pZ7AaqSU0NEiImFjbt1GanFiUxKXU+bBLvPgfObybMu0mfEk1HWh98qUY/+/2+YQK4mRe+tUHCmK 5XFS9YiXahahj1kTyQxtDUtlCBVC4pkQZuvMEo7BZJAtOAJxsXYmCfSxJAnDSnd82IuPzXh67Dwt nV0UdYSgMZ4pHFKPrPcioaPWlFAzNlk+/U0bvuav/pZfkr/sd/2Jvwfwd//kf/7CvVnfn5978EVT 22/ONzO7edZUIqHFRFj92WQ/+zMpn/wYWau7/8Mvvz9z0A0GZfyIUlQ4kzlVMgvqx3FW/eJv/lb7 3u/4Xe/5zLdc/PynV7dfuRzye6ayOfOeWVdjtRYU2ZIoGjeDWExypymx2RQ2daUN+sxJwJ9SmH9S DwadtobqaW6SsTQxaafkmL8c1oWnh8QmhhtUi9XhNgdHL6f4Z1rEiF23ypPauN+N7Sni2pypK6Vn pMfN7yM1l27jyI7yGRxvx2D/m6NeOV5f88rLj/noy4957eEVT548jZu/O2dz4g2XG97+4D6f/vw9 3nJ5znO7XeTvidC68/S4cqhB+g2hkow0gk5rMVWfy0TOMeR0GX4D62R3ZgKk6aKjkDO8ayCzfBib iIQlNKE5dPdBE4Y25lMRohqKyO5w1GH48XgP+qAjC0bRqPA05YFMjylhPEoSt7obk3Y8K73M5O5k jgFjxZEU84j4xtEmrz2+b8qFszxxOU1cbCcudhNnmwmScLTG0o70tZKtkBE2m0JtkTiVe2uIDp+0 CNk72fso5RMaEry76OfTB9HdYzswTCDSnV5t9C8jEDoFKDHbOMdy5M2LxVojaaJ3Y79UrkoFYoJ5 qij7SUDW47T2FGvDnAXzjuBvz+ofqG6H7/gtv6TtU9n7Yfm8aS7/YtnMn1+q6TxFT1RyTMYZkkwd /VMaJXN//eDvdW/7YBf8qJ7AhmoyDQi+qpA1onWdILZ2TZt53nz6h/6j3/7RB+Wwm82/dLMpXyVr /vyn2/L8brclTRvcb8ICK8JmzkxF6RqvkQBTFraTcMgy4r9i9aQD/hl8SH8W4ZVOkMtMNienzpQb Rws45aGu7JcEHkNVAdouYb0EZycJqYejbk9jb52ldlp1WJ2CUYaTzU9+VJc41K2OnD1gGirB1akd jkvFlj1Xj5/wsZcf8/GHT7m63nNcFgS4nDLPXex484ML3vbgkrfcO+dy3jDngo7npNbGsR7GnRg9 b9HAoBlhXddxM1vPI8x0uFhbw4aZ57TmleFpiNiuqGLzXY6gB5Sz5DAZYUMJGQd+v+sEw3683kmC Ty2CIJ3wZ4oNe4WSheHINNqJk9BTWHMVLENqw2oRS8KoDtIQFLVgCt5VphpwkTkntlNiM8XgUDQF pqzFcLG3Sh0QlZx0aEaMbGZBcxEhmZNqx2w4ySQiiOjOOmU8x7BOzGitspjSRUkmMdiQisoU5XuJ PZoMvoATfyB0ssRaxacZp7GsR672meRwuUuMPIcAJY6XrrpwIPzpG3UosKjdr7W/t7i0B0nfVihr dX+XtfZF5vpW0qyuEWShAwGFg4+bQUzQHgv/MGnAPKaBz0wvz15+kdCDN2uoK0oil8hmKxqzhFDa dZLIg7yZviqJ/9QHKZdsvC+5vPdsTpf3zzKX97bsLnY8fTrTLNFcOd8kyqT0nOmj9CzqzNmYkrG2 GLz21gND2UON7ghJG3MeB6gGGFKMEG1pZdKV1SsmEW2NhbwYnF4z1qZx2EX95SJ4ZmyADDvEADfT 0OQxC0ChK3jBurN6w+p6ZwaS4RVelpWb66c8fnLFi6895sMvP+HVqz03ywoqXE4zb5hnXrh/yRuf v88bL8+53G7IKYcQB+gWCr4+HnwfBigr+dlLPlozc2OtFast1tMSZXm3kESftAoVp7vSLY0XPsI8 ck6j3SrknCNXwY12jIBOH4eFuJBsBk+YLbgaPtyyDOMbNohJTkz/x2q5D5ybiZC84K5Y6uALLge6 Nxrx4s85RF9R1RndWijMRJkUcjJSCQ6ESMxGlhaHmDWjDDPS2hrqIfnOGp9fjnlGnCjaDO3OkeCP h8JpuLcGjlh76JJbb9HiSWLvidUTczLy2khahw0y9vdIHyVRJyVnopFF2WwKa4VajaccyMkp84Yi emdTDTyTnpaszKlH1LEJDUm9c79keY9pemF1McfvidlbDMlNJ+qoJk42lsi8j3WOrAMOMW5vex3G oUkeMId2NwzsbjSLX2msDDxH+GQhhnaehnXQ+sX/w9WbLklyJNl6n9riHktmZS1YGreHM/dyKOTw Bfj+70GhCOUOyRkOulGozIwIdzNTVf5Qi6gaQgTSAnRVITPS3UyXc76Tkv1vgv9LwtM+/LdU5XMp hafTgb+8PPHHxw9cv10ji04j768sM+RjlitJIMtcpxG4J1Onk1BNhKnSKGIPzoLMZO5UoCZijUUm 0R8EGdwYHj/LrlE+G+HQzMVZauaUDxxJVDPoOsvmgVTw4t9Xf1rxEUKl3pQxFNTjecqVtm1c3t74 v//jD/73f/uD//P3b/zH6zt77xxq4dP5xK9PT/zy8ZkvT2eej0eWpZLuO2+NVON99DgA7s9ryhQX JNmEIEd8mfrd66Bxc6YczlRVbl3RPhhDuepgU9CRQZy1wMdj5eW0cjqsD9KR+WwRZoPjjx/MnXgc swOfoA5/uCTlMUtIcmcNyA/GqO9ViKQcqcsSvgBjBntIilkQiSY5NhBTI1BS/H8yvdgmwS/Y+2D4 HhWsWoSyuNI0KFJLEsp0FZY7Q97GmDU3tJRoFnZLlyg5s8XeVzyCKJpbVAwYm0RiabaE6qD3WAUy Cj0XNHdSjmlxSUIWpa5Qa8Gs0nrn2hu5w6KFp1zn3pVHr5typiAsaZCSsfkSppYEePo5S/lckIiO U89ICi/DIyXlLuuVaX5JmMQ0NJOp0/SSJu22pzVY7qb3CEv6iAfRNOKiVcIqazadWFODb3QYuiYZ /+TurmpsXXNeCnmpHI9HfnvpvH668fXPK3//8zWcWhIRTxHbNeEXKZNSmW6EjojOA1lwKUgSajaK 9BnHNaOratxoJVkAKzx88ZhgGg9rj3Ev3cMm6ykQYEWcU114zieepHDwsO66+eO/LR6WVDwINzIc WuDE9m54H+Q2KHUw2s6+3fjj25V//f0b//3vf/Dn2zvV4OV04vPTmZ8/v/DT85mP68qhLFBqVGo4 2jt7a1x6Q+fLP8YAqTGLSFGU51TJqUa7ah21nSQ1ZghJ2cfgbWtct85l63zbNy77YPS4DZ+Old9e DvxlnPkiwlEkko0kDgDXCAKNnf5kY8ysxMCHfbdQMxclBiTz+VlPbcSMUmPGfJGnamimKbnfNzkh pkopVuRV0gz+CPtwdiFLVKIiCRPYzfHeKGMEcciDoGyW6dqDB6GxSco5zwrgbhec7qSTdaobQxJd oocpPl9qtxk5xOObqa5kddKAXkIhlsdcV0zQ5FISeS3BU5OIjaYrZaKKd1dufbDvg2MqrItQ/PtR mQjxhk4XlGqUYGsp5FwS1DRIJBNSn1z4mqlVSHkKXlynj1pnSe/hd6Cwdmcx2AllZEiBnTa942bK rg0dI3rkNK9ZSxSDlsObv5QHPEVWs6KTJNM1pJjrUqhr5cvzgb98PPF/PZ/4+n5hHw0zo2ThUKMf TBKT+XUNBVgh9OilVPKy4MQAKIlQmpFpuM2baKbTpiJ4cSxPTYYJOhwVYXgB79NFGA9QBlIqHMrK MS8cc+YQJLJQaJYjrFFaJAk9gfWOtsbYd7THAekewIsYd0el0Mbg9bLz+59vvL9fQ8VXFz6eDnx6 PvNyPnJM98iuKMNVla13vt1u/HHb2LrN3f0ACjmPmMNI0JGFMhl5kRgcftVExtm18W3febvtvF93 Xm8bW4sW6rAsfDwf2O3M5p2LKed1YcmFsizkEi+L3GdeviBE5eAyzQASVB/m920ipCQP56abTvfg d0mpz0G5SOQhijnJy8xnDIqZ5EC8eQ5dAbMCEEnUUjiuQfxZljjAu4X3P3n8Gk8TEe855MEPWbLN CmBiGkYKv/46jGzKmwhNZg3jSrY7nU2ozNQVERYdIWG8m05M6GNKH21n8UrJlUU8wgqJeCPdOikv LCWx98QYTt8HWkbcpvNE7WYMBuIp1ISqXHfDJfbipBS25AnAYK6ISDEMCy2CPQqz+3ovpyijsn+f BdwwdpzVYmjUu87By6BZi8/BQzXp6Tshdp893uKOBw6F3GdSjIDpoDXQY6KWHGmxx8rpGDfW3jvq M3Az30fMwrIUTofCYUnse3jvS13I64pLJueQ5ZayBaxlQi/yXYmWQkpKEQqVeh8vFX56AAAgAElE QVS+RqlDco0eOafogU1ItrDkSs2JtSTq3c4qgueKl0wqc8evoH2j7Tda6wwd0SPPZ8VyVDK1VEpO mA8u143L+86vTy+cDisvxwMvx5WndWERIZVJ++3Kvjf+eL/xt9d3fn+/8t6UbTiqgRvLEmGbYCyS wYQ2jE0bm7a5phayQdPGt37l/bZxue6MvXE8LHx6eeZ4OHA4FFScb63RX995qpWndeHpbJzkQMrB 1BO/aw4WLEXvf9/hC2m+AzqjynIcP4/tTdzqD9gKoBIIMHGdK/6YW+S5pvYUJqM+I8LVYoLv8/l4 Pi08n1aeTqGUtBZzG3Un4kBiY7WWHO8kzPWlUn6ccI95JsUX5QwfuIU6LKUWXHqJVUJNQk8ZzZki aTLTnIMMFoybZbpBopNqRpOQJfSzmbgRbzo4pBxKmjlJ3rSz98xxBhq6wDZ6lF5qofHeOn1TyrJw /nCmLpFcMIgeSHuU6Mso+PEI+RD99UxS8SnxTSW+9nUMustMSY6M90QMkfatk3QO3eikzExmLYHj zgkRo6myNOdA5LPnHLIw0RhKbRrjOm+RSef39VkOX37bxwPrZe6BZJ8/4POhcjxmtlZAM7UupFrp VvAZ1hFcv8LusXtMY/pn0nQIpgqLc15WTstCEdhHx7cWoqsEUqbISws1JWqycI2lSB62oYx8J+9G aoyjDGtBH+6DrmPy7II7LxK9+rEeOS0LyzqTgZKQl8T5sMTLXwunJRBnKhLl+vvOH68X/vuf3/j3 19fpBByhXSDK30I81LFtj3Z2b4Nrb1x7x1IiSyKrM3Rw8Z3NjZoLn19O/NOXT/zzrz/x66ePPJ9O uAdc89qVPteZh5I51wxTqekW5q0YCfvjAs1eSbogY4uIcOuIZ7A1pgeph933/vI7UeXeU5cf8JTY sMStLQHqnXbeOxSmqSIlhsYfTpWX85kP50PIuYvRUuc6Os0iyqymO/EpWIfMwWppI/DH6Z7vbgQQ UWGbxJlqOU65FBbhLEJ2Z8yoZBG/V8OoxzwhewxPzGCY0kdntJjCNle6KcMHh6VQpLJK7Ip7V26p s0wQmSfhbTRurbPfGpdtcNs6tnfqunBQ5bSsLLNdaTbQ3sCg5pXl6Qn58MRTPpEOBclrGFc0TtHh Adjou7NvzjbGjMZytA/2bYcxyDjLmlgOlcOSqMeVshypMnAzhkZb0jvUPB4uO5sAyGRTV6CKDejh awtBksbgLIbTkccXB1H0f0sNAu5hK3iLG3UM5dpjArzmWQKXFIMydYbXqG5SvPxRTjrn08rz4cBm hmxCb/2x6chT9pqmJiDnwF/5DNKM6foWE+c1VBuIMpIxJEAUoY/3qaFQmhrLFEqdD5WfXs780y9f uL10fvvyzM8fn/j8fObD4cjTupAzbGPw1nb+9nrhX3//xv/x9U/+7dufvL2/s7eOS6asK2upHCSF KNGMMXb6vrFvN96vO+/NyMc1SEk9CFfLeeW3z5/4L58/819/+sL/9PML//zlmZ9ePrAsBy7bja/X C3/cGiKJl3Xh07pwLJU9Cc1Co0KaNCax714R97nnL7gteGqPF5k0BW7mU0Mg95XFHbcbQ9YU2YCW YhblpPlnWgz96oLvYc0/1sTT88rHT898evnA03FFxqCnwU0E6wI69SkCS5o+HIvBcJFEed86C7CK Qwl80TaEPgJKeEiOFqdplGZlnoKmM7cND8AhgWtt2rExOEqsGm4i6FDabWMbGU2Z3WLOuRRm0qmw 5ByU2K680zCH1RxPwrs2Xi833v68TWKu4UPxreH74FQSp5TQXMK33V7pHQYnDi/vaP/Ih/SFw/pC PqyU1vG+ceuN96G0W2O/dW63cJFt6nRK2EX7jbHdKMD68szxVHlaK+W4IstKGQK9h4waYSPFumdK Q7lrxuUuStHoUSVjqbBYongYS4b6BKyEQk11UGaE9qEmDmuagM/OrTW+vsFS4MMpBC0lh/vMVDAv pJSouTBKTP51cU6nlafTSm4Ws4BUQ0EHVDIiJVqqDGnCPnTm1xvG1jeSCllOkwoc8eNWBWlCmn2R uWEjWoGUHFfhvFb+hy+fYIQl/MvLiX/89JFfPnzg0/HEYSkggTDfW+Pvlyv/z+s7//76zn98u3C7 XABnORwoNVPWyjpXpq7Kdm1s22Afg2FOXgrn44G1FlDncCh8/nTmn3/9mf/lt9/4l7/+lf/68ws/ vSwcDyeEhcv1Gx+vK1+2WIcvkjji4QNQo7vNIaCRZripz+rZGVhyUlooHOfaGDrtgQ0rOikxEfA3 FcBzo5SjtZKqEXmulZyMJRWeSyYdDyx1pQ0jZfj8cuTL5w98+vmFjy8fOKaM3q6IKd0yC8S2yydu zOOSKQnWVFhSoVzanAaLhmEkwa0nRsBewtKJIVIRMmKTcTaxUmU4WXsYT6IECPpqDbfaITtGRqxE zJgbu0oMioZyWzt1GdQcbqvWQ3/ecc4z+OLmxnVTLpcN0RikiAfC+tYVXTIs4TlIHim2oztXu9G/ DQ5ivC+Zw7FQDgUsYAt7D218u+5stxvbttG3jpkgZYneUna0X6OnOi9kzpxSImGoNZJGAsxSBSsF z4WcleyK5plGw8yDU0d7QpPHACsJeanIUgMBNQKBrSn20miU4At3nb6za0RmbbfO+2WwVGFNEfl0 J/KazSgsCplZAs8wC2aMd56TZSxQVcn8DhWfvWM8qA1nM6WahjpTmb9WZx/s+NyE+Pzzk9zV84ar RL/uwtOy8t8+f+bz8RlDOB8Wfjse+HJYOSxLCNImYnhYILJLcc4lc0yZy4g0jFQy9XTgeDryXCLx Vlrnfb9x0cHl1mndOL8s/PLxiY/nE5IzH84H/vrpA//rL5/5l7/8zD/+5QvPn54icNUL3oxaE0/H lVok8Nnq6IhQ1aYdHxLBI+Lf+6yHUGTivHMcpJEcrCjjsU6fi9oJEwl2YLkfACIh7S7OyRLDCmUI K8J5Fd5a4+vWGPtKejrwD//whX/47Wd++vzCaamkobRJBdbRZsCJxKpQCpoSSY0y8yG6dUq3PCWJ I3DIEh++RdAbbXrJ72jl0hVPgS+qpiTTB4bZegtSjMMocXAsEv2gp5D4+Zxuq8Leleu2U9bC+XAI wUR39jFoaiSzcE8R1NeYkIYCTFJCRpTpPUGvsLpGSZ1WSo3pvbady6vzdS0cTwuHQ8AlmirNjD4G +97Z284+bngfJItoKZ+5c3gMBJUR3ggRknZcewhhJLEsGV8SVsM5JirUorgavYP0Dl2xXDAxJIUr UpYMtWAuEchhYSDx6f7KHoEQSw4feymGbUZrg63dMEu0eiBVwWaKk1oMeOJmz7FnlmDWReswYATV 1jSQ1VmEzNzt39dUErFwTTXQ2EGGJJlQTanEfER3w9rcrth0wclk59h3+fKpVJbnhZ8/JCjhdPuY hadpzx3u9N0ZFv3pWoTPp4UxjrTWeHtLk3WfyDVTl8JSooIxEse6clgO6NE4f6h8+fyBf/r1J375 8MRSK5+eTvz10xP/8+cX/vHzCx+fV8qS6KK0fUdvitInVTljYgwfXM14G4PWGzIKxQ9IDjy4is4J QMiDEcWIDEO/49JlrksfMOVwFurUCvhDhRpr8rUknj2RvXCwwjEnDt3gauyj8XKqnD88849//ZW/ /PSJD8eVbIPWd7YWVWzre3jWJVNTHK7BLTDEBtuIjVY5LCUSRl0e+0JJQRXBNA4EcYbFDryZc0jR T3outFRIuQZttN0wEiNXhhp53AMaJqxymirWub+/uQTdZtvDxDGtyd6Urp3bhCMspXIswr5kvH+f oApxKIxu7CVRcii5pKzUZDxbZ79Bb8rfX688PV348HTGaqVPrnuIOOIGTATL0HVm0nfFXAPZvJT5 IYYfoaqRRiSvkDPWQvpqKTLeCnAshWLQW2e0BqPhaWEAIw26bpiHaGrvxtu283E0ctKH+Cl8/xlJ S5ScaT5wprgZOoTRQlY6HDYVhsLiik4uvs+BpxFVz/Z2i4He3jGg1kqtC55irCVilBKfxZIyRaP3 Hw65LJg6Y8AtdeiNdtsZ1x6sQv8urpKHXj4UoVVSZBnUSjlELt4pFQrCSIq1ztg7rTd621mS83Ku mAjv+07JmVvf2Huj3jZuInEo5oWE8HI4sH78RD+eWM9HfvryiX/+5Qv/5eMzz8vCy3nh0/OBX44r h7WANnSLy6vvRtsC4TXcaSMwZW0MbmOwtUHfe2jzc+zYXeyHHdpc60kKY5Jp2MkJo50/+Ajyw4ER g1SzQHnfVQRxqIFox2tUfX0b3G43tu3K6Wnhl7+88NOvP3F+WmE02uXG7f3CdttpfWfQQ+tCwebq Mts08OFcRmfbdkpJ4bpzK7hPTNBUeQ3z6c2P8s5c6U7owTFGSpEWJxMLZR1J9aHeMhI9F5IR/cfd umkzS93ndPO2I6VSSwm6koENZW/x8J8lsWbhcFzpgLYRPZdD9WC8tV1Za4hBqEFzqWhw2sbg7brz etm43W6sKairMnu7qCrmpLwaKgaTwDtcI+G1ZnIKMs6uipnD3tg9WPKWFmzfGEuiTljncjxQslBr DGRsOidtDJo7+22jbzdG22mt8b4Z2xhTZ/EDU9+n+eievBves/izVGMD4TFe1qlVl/uYOTm5SKjk vLDNtmeMhqixSkhDI7wyRF81hSoxzQNgIfIDTY1VwMchYKMMbNvYbzt9i0Rfv2vg5g4852gZRIMh WBxKzuHqO2SWVKeoqCMaUt8AWA4c51Arn46VP487a1242k7OUDRQamkxntbEaT2wfjpT+ImMshxX nj8+8evHD/z8dObTUjmthXUN6o9IQscADcltb0bvFnBSc277ztZHDKvVGL2HDBgYtYc93vN3djoE us0r7n26Ez0Q6Ag+gR2x7pu5AbNKcjGGzQpBAkOWdbodfWfvO6/XG99uG0MSX7585svPnzk/HRCM 2/uV/fWd2/VG6wNlxFaHMO11iRV1pDT7jBQ3NlWKTYa6MCOiRMi5R8wQMZGmx0Ao8tTCPRcGmkkT 0h2xgea4tQpOtvjmm2XyMKptdBLbDHPUe7Bhd5oM8qHh4iS1mfueaENIm7Og5JI5HY5ch9H2Tpul 00q8kH1Xug9ydnxZMc3kEetJsc5omfdt53XfeDksIaAxRWw8JuCLCGqNzkC1020QoNuIUcopOHLX 6zXEQPvORW+oKQdd0AytOIdSaccz5fNHyqGSl8TiK5piZdhV2Tbl+nbj9u2dfrvSxsZlX9jmHOBu T9YaqTMVo7j9p7Rd8YGSaK4xfJqWUnGhlhI0mTS1ACnRWmbvndfLjVtrLEn46e69YFKDptIlZLCB rq4CTSREYd4Z2rC2Ijrw24gsw7th64f0IJsw4DRFQd1Cg5AdjnIXF0WFkNUpU6c/1LiNWGcuKfGc F17qkafTGVuF8/nIy/HEy+nIp+cDv76c+eX5iZfTM+dl4Zideijk08qyLpyXyodSWBLgg6GJbglc Hx4BHRaHjzvXPrjcbuy9M+Y3IXOTQ3FGbgiZosussGamgWeSLpgLKm1GfQmeM55LlOBThl0mc93u PbtGxSBTKGeSaZq57IOvlxu/v914N+H48YUvf/kvfP78iSTG7fLG+9c/2K47o8+koTTJwTG9Q4mI v6pxPEcsWeR9lD46KhmVwjELy3TjhbPtbsz1B5TARGjE3hKDbJFJhoN6eJNNhD6TXxiBJe7i9Mm8 ax6DklJKQB2aUZuRZZDQeXvVmWoTSOtDTZwPGR2VW8vTGeeRnadBQU0eAy0fI3TbY7rVoqQIyfHe OXULhZZOvXWesc4qJI0Nx5ivWfnPDBBGbyFG6tD3znVcGGOQbAnvd1bWUhlPnaVWnuREWsJ74EkZ bXDbG++XndfXK2+vG31vJPGJaQrpb5o+7zTjuNcSaT/5Tprx2fObT5wY4bPIgRNLE/qYZ0J2n5l5 +xjcto3368bTYUHOh3gQVe91BU6aUdU+kdSRZksKh+fw0PwzFG930488EOD3NuC+ww44ZezV60yh xhwZChIVVDKNKtJj82MlYRqNXs7C8Vj55aeP/Lq88PnpwJfzE5/PH/jp+Zl/eK788rSyPn2grgsl KZKjCmO2lgs61633SG1BPSEW3oo2jJsq1965bo3rtbH3eHaTB82n1BQipTn6lx8hMndpr0/CcEqR QSigKVbn9X7DJ4nf61NZa4pruPxkqv3UYvh62Tfe9xvdnfPHF37+y8/8/OUTT8eVdv3K5ds3Xl/f aT3WCzllisechklhjuDYaVSbQ+EimSSF0tWDWpqMY7lPi9MPg6DoO6XkyDCTUD4rEaMsw1AJ/bJZ hFmMKactOIfRcQpbighyG4OhjixLcOYmQNGGI8VIqU/de54xALHCEgJmsB4KdS8Mn7dzSWSM1Z2U wuZK16CzKBPwEOW+mdJ6DOVKjsPFiL2rZL4n23YPN2ROcevadM2Zse2B8dp3p+1G69coE+mxiqNz KwUzYZ2DzROHh6R1u+68vV/5ernyx7d3vr3v9G7UEjjvWhZKWUilkrJQ5oSoLoVa0+SWRWepBjoc hjwSuGu6E43nv/P4SJCgPO06aPvO2LaQ8yafuQPxIgyH4SlWcWPQVbGSkVzClFRC/NJbh6Ek9UmZ jay6ScZ4UHHubPuh4dqvFgBOUcNbuOceOQEzpizlTF4WrM/gS4zlkPmHXz7y8Vz57eOZXz984POH j7ycX/j5IDytgpzPsRf1IB65lkf+oI9rKE27MAZ0dxoh1GIY21Deeo/S/9bYNqP1u+vQkQo5Rx5h liBXhQR45nQz5eZp4GJhF/cpA5aYfy2EZ8Y9BUFdpytQLZgFd+OdBcV3G43L2BluHM9HXn7+wm+/ fuHD04Hsg+31jfc/37jcWqxbSwjDQKhzAvkA2orHdoIQReERllqcirhFmTY9bmN+c4ccOXNFKpoS LYUAqPr0TPeQQEqN8tMEkgXHZ0+VMWOoTFIYbDyUYq0HFDH1cLmFDHXqUSRy2nwMpAYEQeafrWLk nDiWOo08oRor5lSFRqF5ZlGPnDe/O7Trd2evwCDMTNHfRfmlGv2vDydZhCd6Yh6GMcnex6ANuG6N timjGa49AI0SYo1E3HSXtvH3ywUp0Wu23ni9Xnl7b7xeNr5dLvzxfuXaG4pTSqUuwaMrS54pNE7F p0OvTKEOD3LTfR5gHmQc+wFKoapouXsnYjCo9/Xn3mgtbt5Sl/hvFmjd2XcnF2OsivWG6xKV4Cwr q8xDSSNpxk3RKcbB7SFzNQvzSwwWUwwkp3LAf7g23Sw0Ct3YeswzhMSxHIJ1Z42LDlJN/I/PT/z2 cuYfPr/w65dPnJ6fyfXAMln9EZQoEcZks2VVGN0Ze2xOonDRcBQSwrXeB5e2894al67sKgxN08ri 8+/EyoHkJQp3USzbIyLMHRJKSj6zAHioEKsEzKakuFBi0Jjp9wrOZrWUp0tAjb3vbGNDxajnI4fj M7/89MKX5wOiG++Xd16/vXG5Nrrm8F3g8/BJlBQVZE6C5NBiLETV3tUibHbbKCmXufoZJJs+cWTu JEMbLpamoCFepyyweKJZONNycqSE7DS5ka2HnVVmYqkEhGN3p5lFDHkH77NMm5eGSpRGFiEAcU07 GEofElN5c0qKWcWYv+/usBwewRbZQqEVZ3K6BzTHA/hYbY2wNI/AQ/XhYTKZxpWCz+TXael0Ze9h p902Q3fFRp+fHWSxeQDE8EXV+PPtio45pOk7r9eN15vyfmu83y683TZuo0eSq0RLlGsmFZlX93d7 r6T8mCLHARCI6n3KPYdaaPxnsKSaMixFku40T1l3rEfUFEkopbDUyloLtWZozt6MpMpx7/je8NFx i2BPIaTCSR28M8aI+OwyB782NSDudLVg39316zMU9m6XtYkucocxjNveeds673scxosUGomLGl83 5fOp8pcPZ/7p4wd+/fTCy6cPlPMxHE8jRbCv9zkFDX5+YO0iLnvbg3Q8NNodn4DN7sZ1RBxZ243m wjYBMUtxao0DIMi8NYZ8pjD7fvy+1Y+fmcw0beG++g74Z5ZYtU7HKvNdfMzC7hbjwBhOgKkN8rJw rgeOzx94Oh3Jbrx/e+Pb1z95e7vRejw7ielczHelYlCqJAklF5YMh5zoXXnflNu+8XZ5p6SaEZWA R5iSNQCgOnc4OlNe8piNphRitBuNkKiRNYZGfQkEdDHlSKCPEiFr3QgEdptZ68mMfSjZM54nTs48 GG/zJaQ75kZHGdrwFj2O3+WUYdKnq8c6bgRKq81yq4jTUmKIsIhPnH8gmEbveGuRENujp21DaaMD g0UDYNpaxroiDFpy3DLW0wzh0EmCEZZ51IgI69xNv/155evXy0ybUXQo+4BbH1z3jdu2s7dB64pS Y3CTIp6bGTMV3oVQCiKxP09Z40dQM7oPbj2ELznl8BDMbn48uGqK6sD6iCBYSaxrZqmVZQa1HlLl gqGjcRmwbo2+NUbrqK6IK0kMnUlCogTy/X7TO6Qxe3h3bjpXjPOW1cmACNVcwnOGJWHd2PfBn9eN v1823q+D2z7nC73Tt8blXfm8rjwvRz6uR86lkpOAh4XdLURQjCm4mYYw0GDuj3iZdLag3WLVlyff oVl45lcvDOs0lFZDllvKIJV4mUeKqyRrZGNKbvEBp3gJZ+lDniwLlSAI60Tc32naofxTMjYvvjkI dQ+l50gMFZIUjqcjcj5zOJ8xN/7445W//+0r769vIUJLaQ5+4/tW+ZFmazFTIkJFng6ZK41hN963 jT/evlHufYLMoZ5J0HZIoJYmPcY4jIlJXhKUIAHFqRUfpgDVI3t8TwurhCTWBnRR9rn+yuqITePP UDLKqsoyNIIaVZER0+BMvHBDDCZ+OtDZQmsWngWbLDcRDoSb6ub5e5ZeGfP2ipTUocrYdgShjT3y 0meTfI9xjrK0oZqwXkPww2CXmXsn4Y6zu37CId9xIjmcZ9aVP1+vfL3tNFeOOXGe5qNkccv2oVy2 zrYHuOJ+Uw6f39eciEuSR7BuyhNSKcyXwGlDGRoGEpFEziEfxgOTxbRA99FR7bG2XRbWUqgpUyWH a1JCk7B15fUqfLsUXs8Hno7KWgMgEfOeeO731mlm3xOUep8VWwwKbabVDjd0ug7Xe1RgOPgZ5ly7 8fXW+</text:p>
            <text:p>ePa2G4xL3DRyBuwSNgpKbHm+HrzYx3lgSCbKcX+sOb0ie5SxIOTcG8v7x58mz+/4T4BrBVy QX2EO6/CKoklrXgCzQKiiAcN6m6SlZkR5Dm0fkoEfqRpKU9zB+8+zWDz8/H5CcAcSM+L8taMS4t3 YTnFYFNOJywXXr994/f/9yt/+/0r/db4cFw5rXNud9dd5Kg4xOy+KwoKUEocSqGlgQ7lujf+fHuL GRfTutkseqg0lVnN8nTGKW5xkqQcvuQhKXrkXNgsVHinsbHllS0vMy8uxDKdyS03p3pMIgfCZjNV RgfnHrf+HjUsyWB1Q7Kwp0gtqjZQUZoJfZ++81lKZXGeUicB7yoMm9y4NFgSiCxRibQ9SDVmXH1H gSprrE5yADaHwr6H8MktBjQmxm4KRTiUqG7MokJq7qFSnK46HdFrf71e+Y9vV67d+fy0Up9Wjouw JnCLnvjaOn0byFoY5jRz2hBaNppFT5wJ/UESn0O7mDgXC0ZD13iYRWDNMeutJcpg1XAZDlWadQaN nIW11qgAauDIk8fGAYy9dUwjRfb5dOR4PPKZxCFMgQ/H5TY6Q+cD76C9oxatUzwbQvc5Y/FI3l0c zIJ9v+/O1p1vw/i2G5eb05vcbXKkHEao53PiuObHIa7mpBFVK33Ew19LiHBE56L5vpJ0ikCZFmhL iWyhwmtzdlEknjNDOEQvQ05OpbDIgS6OpjFL/h4V0Fx6JlsQS5gYJuMRZFsewaE8qpLuGuvrR3jI 3LnkxMC4tsa3beeyDdIhs57PHF+esWXldWt8fb3yr//2d/748z0ow3Uh5Wj5Sg3KT8lhi5e5ecGD F5nTDH9xx4bS9sHbZaeYzggvlObOopkXLdQwxD6STv4zE1++I3QlkZYactk+KNY5imClMkisbZ+K whSR4jKriBRSyu5Kto7awL0GpHICQSORV2ID4QYNbnvn2g3RKIs1hZa6iLOle2pH3Oo9T7TY9DWo Di77jvYN2TtvxIT7WCwmvEBdYsJ+2WoIW/Jct3VjMycfhMOSYEmIZ2qPA2J40HuyVLoJN1VurmzW 2Tuozvy6tVKShERzixQfkbgNkhidwtUPnPUWc4pleVCop9j/u+Z+tllMv3cpwtED+JhzngPBWH25 fheZSM2UZWFdV46HlbrUsO9OL4GOuCVeb5nfLxfOx4VDEta0hhhqDpL2KehaVeZho5EmnYRl9qV+ h7lMOIXOTLu3d+NyS1zM+bo13qeW4H6Yp5Q4LAE7eUqJj6cFkrBLYvcMY+Ln+0DqfS83p/70mbmX 5s0bYh+bba2LPLiC4GQHSyFxT7awkiKmi+mXSAIphsIZqBZLYr1X2nPeIDKhYSmH+nIm+tyrSjdj zOFukVBGhuArMh0uW+frdeO6K4flGBqMFP6Yb9++8ee3b7y+X9nbjtXCW2+MafVdVTgumbNHNTKm lLxIjNKWEpHxETwTsW9pCMVtYISds09e3HMPtLH//154d8PmrSNzjy5I4IUQTAvZGsV2blKj9445 NPflqSfH5i41DDXxwA01rNi0RsbgMFSGQq0pfPUzNWdryiIVxEPPPP0KW44BU9KYV8SHEHAMQ+hq cNvot4ZeGq+RMYWuncN6oCwLqYboJ3QIMentk1uoBrkIUALTvGQOc3Zx8+AjppRRhO6zXchpRngx b6ocoiIVai0clsy1OLk46wKSCjevXMfGeSrjSsn39hIdMwR0Ys3SzAeYSWATWS1zRsP0d8RkPbLg Kq2ER38pgRwvSxiUutvkE8YNetsbX9/fOS2JJxFWgQ/5QJYfEn+/W9gxkXaEC7MAACAASURBVJiA pxmDdUewSA47bApR023f2Denm3MFLtNvIJnYt6cQZtVl4bBEiOmxVoyQj1eTcCVhVDUka2wgvIYw B517gRpKOOL2HWYPopXx3b4bCryIq0t5IXmdQ7tZHcxsPheJfIocFGcm2j4+LwtF6by8IlUqSNuu irjF3+YwU40SfufKgzlbVy67cumKdodd2d9DtPX773+Lvh/nuEY02U0bmxmFzGlkXIXFIS0RKD0F x2H8ynEApKnXKDnxdDpRhLsePh4gcK67koax1yhdaiyjJjpsYBK7X1UluVDSoCZhpBp9kEfklHsg tkaOFdZqncUUswixyCkkj6UbfXeaOEu6O9KIc9yFxWSSTuMlLClcU3FlTfaZJGTubX0mtMi8TQTY PWG7IrP82bbBq0Ppg1W3UKppCjIQzlIcEWObffjQkMguONIHXkOsk5YARW7NHi+Cz4FjIVPJ9DSR FWPQmgahx3zm26WQ6i6J56eFw5IYw7i0wVkHnGMWIjHj5NYizEMkDpBSanw99+SaSZ2JIJaCeEFL o5TBooWSl3CxuZPFWauRc7AHNg3XWx8jfr6m3K43/hCnNg3p8Fo4LNHKmMQcJ6UZdZ0T2TW+3sgD f3AdmQcW7my903Zl606XQGGnJCzHWHOWaaHWCUY95EKZcVy3YaRuqPTQB3jAR6UP6hL9cLoHa87s PiVh06Zuc3Mx8ZePabw4LOKk+XK3VEmiFLHJVguDWJXEmmIGFlqAaEWbS1CmJy8wpxywmFggRWvg QWACwXKO6X3y7/oHyUhesKFcN2P/40L7453rvvP69o42DWcjEff22sP63F3JWmgu9GLUKhSJYWuX u8Q/lL5ryZwPlQ/nA9unZ4pNMFGRQk0yh2OxbhtCyAVnLoD/wA9kljXmwYTzeboMKTQiDtnUuXmK SKuUgwaMfY8tnmz95ELvsZryHH2mztVKLs5y3xB4EHLJ92CGwCyTEiNnqilFHCvfgYwy2X/OXAnt Yby5DKPNSWkXJeeFnDrdCwmjMihJyXfUdyJiuVJEYnlKSC2kkknu4UycK05ckHuysYSSzYnbddsa I0eijA59UGWXtfL0fGKtid4al+vOzUZsYOYtpQa7Rvnt7tSSWGrmeos+P8YnUy34gE6kWBnmmSmX Iv4qVIU2Y6hHCE/2xm1vtBGfY9/hXQe679zed9yF5+cTv5SFw7JEPLiMqEZEqJ4j8MVmNDg/lAnC Y5hpek8hnklDItSlUmqw8Eooh+jzUCtzwr6boa3T5cbeE3uKeUpSyCac3FlrjsMv8cCJmyk+2fhj BKZN557+jnvPHjOqkgaaM2NWUwWfZhphmQcAEt6JOs1tlnxS83wmaMUMIM1h8V2KrTg2N24+5dLM zAPFHxJ4F2i70m877/vGdW/0oZxq5rQsJAlwzWXGsad5gN1FU2HUnqyGKToaI/B2CeF5XfnydMYV Spdg9C1SWKe45KItMuJNHlHFPs/1uygG9UdW2nV03BKHLGjJ7CmT94EMZZNEtcRxykldjNQd6dHv icjkro9Yx+l3Bv9SS3DZ5w1YJJj+XUMmmcw45MLIhZYTRaGIkqqH2UZ5QDkqO27BHrwM42ZK9qgQ uiVWjCwN7SGBlTTwZCQpLEUiA+CwhOagD0RtbkvigEMi4rtbWJIxDUNIDheWyyxzbztJdsyMyzbY b8BIHJeVp6czpWRut53+vnGVzvco08kfnCoxM2XJwjpdlveBOSm0/WVOu8PdF5LAuxt9zZnjEsOi 3oybNMbobLeN7dYYuz5uzasYf4qTU8Wk8PnlmafDidPhxJIyQ3po2ycaPbIBLRyPPoWBP5TdPq3c JaXYrz/iyzK5VHIuFI3MwXTP0fM49K6mpO3Gtu/cUmKtmXWpFBkse/g3dCksEu5HTUJviu0Na21m WYTzzueoUCTWb9wHuRWkTOk7MoNj4qCIZHqj2TzwZpnvkhHV6ejT4F6m7xbfmhJWJJyacwO0eFQW KkKDqDQtgsQshdKybTv73uiqs2W+5xTG3KDkyjFFgO6qcei4aFi2tTxMYUMH1xZrfhvKc135cj6H 8W/MfkkIEGFKUMuM475/MGLf9aTc89Jkkl9CUplUEUuMFAjZwz2uKRUqzsE6uwg3yVSPeUIahBc+ J8SCjd+nMSVPZBEeWPOcE4tWhnd6b+hEWXldHvjoKL8fyhncc6Sh6GC1xjDhMgoXi7XYqp3kmbac 6A6LjyDiCHT1qXGPliOVBDVPfcK81O79tvygg1elW0zKZzRiJPdIfF+7RtiqjcFti7UPBsdSeVpX KIU/rk5rxl4CEyV3E8n8K+OhpCxCKXOwdUdS1nkgzM9Y7A79uK8S54R6qeRcGZoinqzttH2n7Urb Y42WmsyAisgNWA9Hfv/2xl8/vvDlwzNS4p4pY0TZPvFwpHs+njCQOVTsqEelSM6kBVaUZebURxWR JotQyDlclTaTdK53nsIYqDk3d9qe2ZYIzTjUgnul7Xm+mJERMNqg743WdvYRg26mNFfM5uX2PdW3 eLgX16nAujN/8lzxOSlMSg9tfaz/6hzskSarYiYCx0wmx2j7Iff9Pl+zKUq79cZ127ntg6Yx2zIN Bb8kR1LE9W3NMR90oOTKIUdQTtY4yNRh74bZYMnpMbS9Nqe3uPTMhVozp0OlhJM8SoXJAKGUxCI5 VHGPPW/+DjPMEWRgU1WlApuDjQgGrBlWUTw7W0ksphRtXK1ySzkm9+ZUi/GgCtQZtNglaKY15VCY eXgNSk6UtTD24AOyd3Ip2BL9XjabCj+o+p2EO0aGYRSLjcPFJab5puSxkeTATqF54qgKRadVNF4c KTFXTimmq3fpodyHSD9ECMsc1zcNVSE4S7SP4XybD9sd+dV0sN3L+Vxi0JULbiNuzyn8kZTB+0ML UO8SW0mUSdDlXiWVGH+pxlNtY6K/NFooQUJJWSu5RH84Rqe3FpHgatx6DAKZAZLDjW0b/PR+5dvb hevtxhgdyyuSM2UEH29IeAuSf8dc6bw01ALK6ZrwpSI1UzEWDlRZUQmy9CKwpkypddpng6gMzj40 5iseGopOGNG81imJdq45za1IaMu9ByPSTEN2KxEMQw5rMh6OvbuApsyWr0ZhRp917n23cD9EH7kg U7CV/D5NDNajE1i1u5fFLGqORMjnfbZDOpRtb7zfNt5ukVOwRxhHOD5Knna8wRiDMWBog5JYjyun pXAs4CPCfG1WiO4hvEokXBMb8KqD4oHb725BXLqvQ/z+bCeJwsfjDx0WSGKd6TQrEUk0cijypgYU BXYRDurUEasgzQXJIU/tIlTrnFXpuQbYUcMENNA5LIo1lGuISFoN78ChjyDbeGS5770/4ruyDpjK RXWdrrZMlcGxGj1lusK7JnZzmlg4o+Q7lz2MPtAHM3jDpld5SpIFKPmRBWgSb7H0Eb3tCCT6nWWg Fi/38IGZk72Egw9YUgRTNjM8K10Gxoj9dK2QBZNGShr72xwGK4YTsXtxqh+IymmtnSRj7vuVIgsi Ego9jaCOpjoP80ERC5PR1ImXFBNqsylDZQT+atdQmOUYanYIhNotqMxb6yQOJApmY9Z7M1NvHoyP 9RdAzuSpB2hDH0z64J7EnroKrMAhBeHY56DResbGSqcwUkNrC9OZGSYpVmsSCs/k9kOeozNaDP8e 9et9NuL32HmwH9bcI1BYceB79B8PysEkJ9UUrMDkTJpv9PhxbNxBuTMsZjIzfV6kjyRwgorVduP1 2vl6bbz3QRvz6zebkvT0SKrq6NxmaBxUKdgKNaeQwU+4jMxUQSOCcEs4j9jm14GFFHhrnVJSnuGf 8RvuMLi5KAm1lEGfqK9870PkexmTpjsKCVWVDBglYozuQw2VSunh4h8zr61qTJ/dQCVH+X4np86w xzEUaT32ucPmLTWQXGLQpz0ELCnRJo9e1KlmMRAUYQeuGr29zaDGAngOu2hxQzT6sXQPeZiJtzIs WoySH0pBC14zxojhnPqMA4tBjoujKLsOfMQP0WabteTyUIaVHEktuwWIylKFnCJNdoHjmik5FIp7 GxGcoqEjK0kgB75bcNQ76kohSulOUI9bV2462DUYD0VgLYW1RGy4+BQJzGgrc2VXZVfjkHP8ugKk SP5tbbC3Tu+dxQ0n0e/wEdPHvOIuCfbZCt1XmQFa6aEHmWF2JmPyDeZQ6459C4Ef6pm1FM7ZaUnC kyLRs2uaRKZpGJP/tLYOCq6qhghG5DuP767U4z87euF7MK1MVcHM56VMe3idrfL9L7M0DwB/DD7l ByHS5HvzY9ykEwfh29b549L427Xx1oOajcYhiscaEpHgasoMt7vbkKcqVSSiz5LkGZISehumE1Fn pdOHTtJR53YLQ1g5ljpnhvme6RgPtd/XSvGAjzHoBbTk76c7E9mVl2gQRg9YpzlJEy53F1kmyQol DpaUM8WNKo0uGZ+bg/vmUuYPymMdQBrR09xaPIDuIahoKSzJRQ33xO6hYDzcAzI81F3qxmYxec4i HJNwyAnqAXJhVWfJ0W/50MctEW5ogxwima2HZdZjDzctnMS/G7OSKnP6a0Lbohxbc3w/qxRqKmQJ 1WVNiQXhNpxdhZtVFgpPNZHJPB0CrjJ08Np3vm433m87VQe5ZooEGx9SPOgSyUJ5JtwG+UWjvxxx iB5K5rxWTjWxiD+iqQWftKIg45gkyrpyOmYOBY4D1myYNdwGooqzhy27hIhp0eh55YcX6u5e9JTm KszIbSezUuop/pu+h1ffhSaQRUlpsFo4RT1lypJYj07unawhDmMGhPo9KSfFlqOmmNLfMy3bTFNm wjl0chbyo4+/h32G/oAk7JO9sM7b1GcYTv4BDuEptA8+8wPlYZSfyJY5tzHmilDjvYpLr/PeOr9f N/79/cbvl0Yj2s487gPqmD3lNDd1NtsK7VPnEIlDNiXwkZOYH5ueMqP4JGVsDgD3rXPbGq0rNpxS pT7YbaYT3uBhwolK+O7n1vhfZi7AFHeQI6qqeGQH7u40jGrhTrIUt7D/gDxiSkUtM6XHKay490TQ 9CD+xYs810D38ianNJ1lU2dgkVykHqef5YKmPGGmsHhUBMMi9TbJRCKvC0vOrEztfImHyS1akVkE BWhk9uxdIwdP3B7kHJ/Qi5QTkqM8rD1j6uw9DpRiZVJg7xz5GbHmYCb0CeBYBM5L4bQeeTlmpGS2 3vm67fz9svHtfeNDgVPN1BIpQ/eXAJH4Z0lI+x5qOuYMoORgDixLYS2xFyZFf2oS9uitDVSdw6nw fD7w+bhwrkJrlUPOlByff+Q1RtVz3xSl6fVz/64eLfOlZEI/zRKHlGZcVwoFqY0ok8WD0DSHZXWp rCWRa4rbDSe3Su4Loim0Gzx+TI8Bdc2JpdRoLe4O0NaCdjzH82b+AEvKD9Fz5HvA6GQBTAdfeqyT 72KiqOiYQ7YQIinJZ4iqxB76zv4z5JGYNCxu4rdt58/bjW/bzvs+JqbOKNqppAmEiXfEPZZNmcCF exKKS0ShWyQR3+ExwdEwqlROpXBac6zrVbjdoLeYEYkLRebGUGQ+0HOSHY68CS+YvXnw7J0loiMo KWKZJAui33PXuwRTMKmFxRdmOIHGhywRKtJKQVOJH67HCkR/JH6msAjvubAI4YIrmTIyx3nOXiQx 8CmwmK6sXGCqsOqc4+r8cHYJb30plVoLtYRHW5aMLwGgHOqMW5uOv8RijrSButAtJtxJBwkLFLjk OVyDkmNluM/YrN4VSbCmzhjClqZYtQ/UAqNlHgdg0xjIHpfC5+PCyyHjJXPddv64Nv72duPr2876 FFPzZcmsS2QvzskNpXynCN3z6uK7yKwzhq3k+HWlFCiBIx/i7Da4NiXnxPNx5ePpwE/nleeS2Eo8 jOuEei7rSq4h3bZ5+2YBHyN0IfOBfBxQsy1QS6ylRBmbpi3XLARmbg8uIQLHHnLgZUmkEvOAkita QHpDRo/hl31vV8Wd4oESy7WGWjIlbiKgoVnwiUL39H2oF/DVhOXAaAWoM9a8WWLz0mOpSppOvXti dfSwHbFwI/L/kfVmO5JkyZbdOqOqmrl7RGRmdXV1s0n+/+8QJC9JNBro4d7KOcIHU9UziPBBxCyS YAHxUFmoDHM31TNs2XvtWLwIxI8Ywa7B4tfH0Se31nk/Tj7O06K/Y1rwLpg4Z6ajhPupvOIem3Co aQ1JreKrq9g37N+5ON05+QLw5ZL9xFq5HeMRWQYhz6GQlJzwymAbYd3fRI2WW9KQEE0M57znMH38 pG62EDfemB1xenO9ihl9RI08hGBQhJQ4U0VCNDchdow68XloUKJakqwPMdpvsvluTH4NuScZp1jB qltJL2n4fDwZQLJGYqgUKkdKVL8jCVYHJilRSyYV6y44/I4Ux2TLCelCRFiT7RTnCC5UOsElG5qs 5Mgag8FPZ/D46WTmxHEOsyirZQHERbvh4yWZk9EHIoW6RF4uC89rQYbl5P/4dvDH14O3W+fzanTi dSlclsJSE0wlCw8QZXicngKxGFR1SQb0SHioyJ9fCzvD8N/n9ZL4fKn8uBV+WCtPJXJ4WGYpq9ei ZZ5eNsJa6aWa8t2Vcftg7G/MPslEtmLQUROpTmKfrjUM0JtDTeyFD5oIs9oi4MhyuY+BVVjjZK6J sUQ4gONe4GonquIbzRSbyVvBprfxqjJGR2UaONPrvtX/P9EhN8FFxDmnL2xK447Wuld2G9Eo6Hwk BJnNTlshu072XexL7mHpGKC292F+fIEg0VD6Y3CKPefbkrjkxJrspDyD+ytiQEukpGITGpm0rnSP kC/JobMGsKDrJIbJpUZKSmhf2VfhtQze+mCMxxTAjzvu5uttPkZOIfhdJDotaFqY4H6cN/V3/sUM ApXA4YrwwzDk5Krgdy/1NNb9C0hiq/fdW4AakltkMPpg+O1LfMXu9+ZghTgdMUUkZCjB6CfB8/Va EjUFknvK783EZxOa2M8d/KUxOMXg7TjZVHlKRigaOkgZFlc/JdjxT+6O5HsVmDMMza1nUxXU3JU6 hRBhzQYrnfd1NvsDNichKGtNPK2VS8m8ngfvR+Pbe+fto3OOySGWNa85s9bMUoxn5lXPj+vFUKV7 vViOwdyY4c5Hsu8tTqMHDYWUEp9fnrjWyt+uGz8sleeaWFN0e7b7+4NlGi5fnli+PNO3lakZ2ZX5 9pX+JvRbJ03YciQkC4YRrSbu6N3985YRCY/pUybqaulT7eaQE7EdOASWGJhuVpNZqPM+fu2MOe2+ 68AX6+4TUnbGYlgYLSKjExUfKfJ4ztWvBVHtxIgYrkxUaCHbOPN+TY3iu6gTgXUQxMfpTgEKDy3E xqIRnPvo+ReXGIP/5VOEoZMaEluuXJfA4izHNr0O3iEjKdszee6NNsXGpdlPeuKEKA3sqXN0O9Eu 7pW41sxaIm+YQJxzupcVfA91TLE8OsHGVsVz2MTg+W2DeyQ3O2g0OEaeAiFRQ2LBas+7/3vsuJV9 TOIC2qmIW3/D/N4/Hx4VpfoYt51zcmKVUX0OWwDC45tDp7neRkyc2ei4JTplJURaTKSl8LQVywOo cjRhDEWT0M6BDOE8hXazZNo1BdYAPUYOTaSg5Chcq6AxM+JCn0Y6GjL4dijfpomgXQepZBZzezJ6 oEnkFC9RFI9fU8hrJdWEBtulPy2Rp5LNqXd23veTD4EzJjQpXZyTGGxlX4tNGSwBeLcZ2y5zjkGQ +TgK5xyp/rC0IdYPMDoiwmWp/OOHyqe68XnJPNdANfu+bQBDmPsHbTRGieQfnlj/8SPLttp3eyj6 lpnfIufrB+q1c7jwVtZATibo3nYFrQgTDc1MMzFa1j7ZwzMQplj9d06FpNXAHjJJHocNwa57bVil vS0HplNltbSlVis4jSHYOJpAiLYI3TUldTpwjtHFPju1Mg1mIljrlVXZCang0ezgczGrYgsepff5 wMNFgI88LVYQiSGjaTqebtKDEHNiWwovtXKtSopiwFdxSK/XEAQxnuBxdo4xzf25WI9gUitIFRHe ZiPTKHnh86WSQrZPcydooeQ7PzyIkWRE1FlldycTDwHknkhr7rOvjgcT341liifUTPzJYruM4I21 akfoGVxo7JMotvpPP+7ZRNKbiDxSyh3eMMwMIWPwl4p1j+IGv2cFzmmdeyUENEXLI04TIcU7B9oY DJkGZ+xejwUc3UZu+hDQhEYwnPlQahCuPvHuiL3sY3Lo9HZh99gz/QsPj4fbKMfWfjSmcutAWvj8 +Qc+f/mBy1a51MRTtp2aMdnPwXuzYExaqnnKQzLegQXLWEp8lFbexdQxrXVY1JDQIURSTpQSyclm /r1PRp8exTYf/ZoLX5aNl5LYol9ThvoxtXOcJx+tcwB6XYnPV1gWMwysCnmSwyDFgH4chDHcthop dX38/e9vwu2WOPpOE4ORokLkdHONnRROVX6smXLJ1FxBhNoHM1i/Xi7x8XtmmvAZvXdgK5mQbL3N pWBOjvCY0YvadCC66Dfu0wQsGIS75u7HeFJyIxLfTy1+Hb2z/q3i2xZnu1w5CzEFck6kYrbh0c3P f+udw5HgT7XyXAtLMgvVKcIxMXu8eMbDk0s6vZHLKctnD6jXwodpxTH2XEdSsGvHdamGPnNmw4yR fKpDHkXtKCU2jhGCo76cXu6zYuP8WYGkOeLsfxNzkdDC3R6fzH/u99xBIIndSR6IK53UGYmugI+g 3o1ufzKFFAo8LKd2Z9dhnWcAZ1RmSlAsihtipmthaHoYUDQEohiv4KNPzuNkP05Dh3scrHUHf4oR Y5M/FO9np+XMLcDt6EQ67wVCaohOdFpEt8lghIymYmEUxItA5cGDC9EWn2MKt25Jw/L8xN///nf+ w99/4tPTwrUm1hhIczBb5+2YvA8jIW3bQnd/xfCrm/W+R6s3G5Mx3GE2/WgapynW8fvUICY74Y0p flUxd1rJgZoi1zVzzZElOItRlDAH0k9uZ+P17Hz0zozR0dsO40zAKIR1IzcLMumhj9lyWCt1raxr Zl07f/42kLeddhgqresADk6ZnKL0CS9vjf+1K+lvifrFSckSKEEevYvBGfjDUWB5zVzrwporoqb+ h1ysaFWFwyf7OoYJukDI+dGSHFSsmFbgJFqjUb7zBex5z8nqtkMpvjsrjAZjmJ0w5YcTIGLPUyyJ WCPSlNvZ+HY7+Hac7HOSY+RTrlxThqB8dIsFf4zJkEAOyT7/1IffJicDrAwXFmc3h22Se8jNtKji SPS2Tt5PuHVLL0pK5D6mzxLtl+OnDfsy5Tvn/aGW5mQv1f3YpPcxjAWGgmfU4/2XWRJFDRY5gt1J zUEXvhdn6vft/HunmhUXpGB/X3BTxH3YVLyB6MQyASHZAhDd4aYh0Pk+612Cwye78rY3bsfhkE07 48rdNHH3WKhY3fcwkOke4P3jYMggL4UYO4HhjT1GBE4pEHN6NK/ItDu2Ne/YkbJ1Y969d0XWyvPz lX//t0/8/Ydnark36iSGDFpr7OdJb4Miwnqvl9JoJF01y+taMl/lYB8n47LZ2A1veVIfo6ZEygFP 2Fo5iUPy7XSnTvId6BiQCiGaXbjIJI3OZKIpcmud1/ed42jMaZOZ/4/LJSbvQfCXQGxYF7ISSiZt C8sMXI/BnJGpha5KH52mg31MPk5Dhb0dndnNkDtT4Lot9jIU8wtMZz9oNAGbCDEn35nv0ykhZYOS VkfFq0ZGyQ92QkyZHH0iJmbZVUzHqSmyxmLtSk599tIlcxE4H+zu/bc95S4mGtNBgzLFQCutD/a9 83F03ttgiAmW9+vLFLg1+9lvzSYXl7JQ3X0kahJ7dT2keVS+98kYQpxmpgrJNLfRlfO06r/3HtiH IGrXkDy65fvvfPbg8YbgpITginmMzmvPZu+9iyYiribfWXnJxilB7IGIJRto1IWPiZKHoYs1BQcz BIdc6CNy7Br/oyPPVqFox6sYickWgDDn4zPej3bJ0cxNoYpSooc5BEaf5qprzRcM0xpmSkhKTtnx ogyxhWTOQZuT4zjZJyCZxDQ+wGpuucUjzwHLGhzD0NMlKIvDTTrmC9iPxqmJZVm4Pl346dPKl6eK 0Jz7F+ldeD8P9uNAWqOqsAYfuU1zKd+DLYvjv47WUP3eK2h2ouGCpVNr3SHX5uDo3br/3HfRh1Fz d61sIVFXG6PlMtF2MFNkWyKzNb5+fef12wcvt4MtpceC7xAG03zuoExVdLbvVJwQ0RRZFrheMspm fXtN+RiZPiEjLNFMUP/2tdEj3FLgH58/8eW6sWU/VbnALDGSXW2bGk2MZaJDiEEMwhmNIqRJDNhS kkeCw2PzCPfNSDOFDu66zDGRgzsOze9t+p87M0VMhEzZNsehSutWc3aOaeKpKrfz5LY39qOzn4PD i3NSgFPMiCUR9jb52Adnb6SUqKk6rTsaliwoNSeiRG+7Dpxi12RM3adoYCm2qIko+zHYR3wkbjOR PMewwo9kGUbB6Ko67YUt0WyYpUabmaf4gC00nwFn/csdyNNRIoapsbKOO6DbAhjhbopQcxYqARyt NR2zHVNCkhGE7kTdo58MGba75+ixZG870WTqqk4miRAUSeImkkhX80Vb7ZY+TCPBFZF7ICSqvWAy BC2FUBfoDR3NwkDBqp9zEJYoVqeWDf0korSj8dFOzj4oqbBGKEnYJ4wR2ZuwtwElsW0rz08L1wWW PDkmNrqKiTYGX/ed275D7yw5sXnOYCAW323NJh7Z4CQSvOTkjrnxgNDDEDTFWmrACkXPybIVUrJ5 8zga5zlY4mSrk4saMDTFzMiFshS+aCD2zusf7/z68xuf/t2NuizEnO5JMtgWwrHbopMTqvmuZCGj c/bIPO1qdFkrOWWu2+ClJb6eiTUPNncX9mGYrNf94L/8+id9mMPup0/FRoyxkqPrSV71FYegYdCS ZTuSKzZJ7Y6eVFl9c5oZn944Wdh/h6p25I4MCOIV3+Evh3oTnXXYyfGXcwAAIABJREFUFaOLXSOW XMzP0gcfZ+Ntb5xj2OaqsJ8nr/vJx9msemwOh8sKt2HWcAleKOvJUUJieAfGnY8QsAmUBiujCcHM XE0MV59VfaM2LsCcgS7ThF8xlkFMSp6e2grhe5WQ3oEdvqPbi58eCas7jy65tGlBB7tGTF+NZNr9 NGh6UIJwIKjGewjEXH96t2OJ/VrDvUo8gbgS2vtg76d1CsT4FwKsi5guZIo34KhXLetyVzy9Hssx MOZk8948orutzC2FJwFJibBUB59AyIkS7ChY/N9f3SlmOsJkP63yfKpQlkrIDgMR2Ify0YVTAlup XC8bl8tqnwNliYHNXY4frfP6fmO/7eic5JqpJZGnHZXPOdiPk1hsElBLpgwfe7lnXMM90XGvTANN ZoAZPo8OVzPrBHdxHG1wS7Zr3dmDBhiopGVjdTfj8brz6y9v/Pj7G59+eKZsy/cy05KhFsKSDYeV 3TRDhz6sU6HNR1FoipGlRkO/pUikU+OwLIcW1pL4Yz94/9j5I39wXSvb1aYASyykNMhzELxLQYN1 7uHFKY92HPy47/SfJHfylFoxzPSR+N3Bo/mhliuTqX6qCl6kijsYp7nx1ANzqkIfk/ez83YYW+Me PGue6bj1xtmbgVT9AhWnaRLTR8LqMBGinZy72qa85mKMARFi64zefaw86dOCYYKyOIB0aqBr4JyT Nu1nzilSjKER/Kp/P/oE5owMERvHRLVfLPZDjpAe7S45mue9i2XgA2aTFbe4JpRyN7xIJ6qNojRC zH46CI4vv19AxO7RqWRIzl4dsDfhaAOwhtrUx+OqcP+T/Mg5dKLDZsdhKtH+VW679cbWlHyKaGKI 1TFDmxAkUO8BqWAmlqmBWMxElN0GqsHj0l1oE86h7H1aY47CWdT94IHXIby2yS4CpbAsK5fLxrpd mFSmJJ6z8JQgy2TujY/XG+ftZEwI1YWlUmhD2UW43U7WrVBjYKuZc0LNVpUdw26BKifwBKxlyZJ6 wpTO1EHMUIuN3xJWvjJTQ0ZFpX6HZyZLGUa3iDM7r19f+fPPV/6n/hPo5i+Nizi5wLoQdIdQrVuw nwTZybJbM69/f9FHaSVm1gSjqDfdmDf/eatcPhI/v37A7HaMPla2JJRoKcekVsmlMRCyXUPvCJuk kDBrMCUQ8ySLUIaRq5IoI97NUDz6CFUzfUaCds8VeOQ6JvOXBkAsY5FcN5Jp16jWhb1P9mkMxxjV r3fulp2Ts3VLK4bg7WLhL4xChfydAzHn5Bxmc36uC9tSiNo5bsp5gg614hwHfoZkmpY6kwFRThFO hYaVx8acyPc6vekzMhUe7b2IlUsMtxyqRzfvgQ9nUXD67upUaXtoAmbDPe3l7zKpsTyghHfB706i Fc9Jp2hOv+RNw+O++7fO3oZVv0XQOWxs6IKL2CTc01zmKejTjD3FrcqoUWytlj3R+2AEc3ypRnTa qA8VYrSMwZgmrPRhBRcpCdFmMdZP4EUnfUIbFikeM3iB5gCJCMLHOfhonRNhW1eWp42ny8LzUiFm lMQlB0qE0RrtaPS9c56DUyN5TGbKSLKa6T6VvU3GErkuma0kjmGgB/yKM6bdQ7PqA1OdQ/S+WKG7 DzEG6/2LIdppq3XGEKamR+WVxkAIBcKgKpQaiONkHgfahm0rf43WJTsFoNMXrgp7JByd5FZx1PSj h8NrWDt0VgOeCIGaE9c1U5It7GcwkXWckxY7OQtJp1/rLHxmBnclT3UTUCZOr3jza1zSSJBOlGAB LrGE4d22m503bzF0nPYTSNFyI1bumZhRCEGIMsF5mSo+q78TmRByzNSc0JToA9a8E4Heu49AlRGN 0nSnKUvwmje3Co+eiQrjYqjvp1KoUTjbylvr5CP+JeBudGhxf4O667VN72xwM1tOfoHvapxyQ1zb H7pw9sxRYIneV/4YbnC39diG4H4B8dmpZoti9qPZF2cgGMrjTqoPb7T4zNoE2WwjRKzcs+vk1hsf /aR1M4CAzY31QVdxN6KfImw5CAQZnD35/NRGkpOJRnNW9WmronmVMmEmp7BMejBvfjtP+hjMacm+ mQep2g6DwumjtDlhiKnzTSLnFIbYqGygnEej9UYsgfW6sL1cze67pEdP/Jbt+HtrJ8fZrDXHceS1 CHMxeIWVU/pnR8lJWUpkHcFKT9XGP60row9KhBKVJVsC0Rj21uAsYvyD4GgzEXso21CGo7BSnATN jx2llsjLVlhrYAtC8girWQxdELqPCFEoBXI1km9MVvhyt1G7ODa7MNuA3kkiVtUeIjUl1pJQCtex EIY7SdughdMTgH8RoaO/zDptQckrMVabjbtxIuTo0w9T2HP2br1pFnUJ1rkQHMqBZj8Z3LsZhCA2 cpCQ0Cg2Jh2TrgIY27DkQHKIVImRS3G9RSNfLju/lw9+8Rec4IJ5MkFb1a+0cxjVaLrhZyq39cLc CttTpqaFs8PHsH7D8zyZw6Zl6oahPuza3CdepiPIYkG/fD9BW9mK2W/HNIOIyqS1RC+ZdU3kZO40 yyffE3Pz+whITYEvyTvRJdAk0MRoKqvYTkIwUGEfBt0M04wNI4AU+0hZfMWfk9thavgcEyl2n5QU H7y/+380mA12ih15B4F9ilV7TTuaT4bhr6fQR7Bsg0473or63Ws6P104QvNQSGKc3ZJrKXJFqRgr YU4r4OyiHKLsohwThz3akbAfJ5HJy1Phh+eNT5+euFwWagkUBlUHayogNiO+9U5z9v45IJo0TsmJ WszlmON4RG9rCmzZWITDI73T0dm5Zifm4uPIhEj0KYcZamZMzBA5jcrCPoQ2gBVyifQZTEPAjsDX deXztvJpqQ8REf3eSWdNFAnCYgtA+ktw5i7AYpmKeV9EdVjTcwqUUonZ+g8RowHdptGNqkZGLpzR x7b3hCmd3BI1Gsd6MiiLUKqQorkhQyyua0z7fD7xDsHToMUmXPkcNslIgSLRR4fmSjTKj9rz53rW 1MAxBcbgUqCkyFMttCns0h+j9FoSz5eFv71sfH3b+PVbtbLWs1FKRlNGs+lqMibnOWhnY47hvAzh t5x5WuBvLy+sS+XzS6J56etxNHq3kaRgV/Oz2TTvmIE28WmXIdeyiPdQIpAEYXhfuYls07FfIWRi tNVX/KWbvmqqmylihJICNZkDrykcJA7fqdqYJp65972rqXb3KQLBvAJBrMSyY7PqfbdZ+HcWvS0A qurQTLtn24li+uc1ge8YjTajre4qrthaHfRwsXMOJcbpc12vb/Id/0Dpmpw76CUhApr04QBTCfSJ GXzm4DaFU+7Ow8nsHaawbYUv1ws/Pq38+LRx3RZqjWxJ2OIgU1BRy++3bi+h2FSDkCmpEmtFtHsJ hT4gJTmYbTfgLUDdyk9DtIDJo3TUq8NVzTn2iKy4D+</text:p>
            <text:p>L0u253olAIlZwNyT3wa5d3zT2vC89r9eva d1jlA0uc7snM5Hfoic7hZho7KhuybCIqxGwg2BDuxZoGUn27NX77OPh9P6gSyAWObEnU7Jl447EI UTKLQgmTmhvbjGyqLIuSUrEYsfMP1HFqFuwxYfheSBuj9zLGe+CMh3FM7oyPcMfFGeLrbCbQBoWa DU56SZkR5FFLR4ClJj5dF748rTyvld9f7drFVEqMLLUYkm5MJA9yWEhxc/6A8vrxxq9/Bn56qXx5 NjL0dak8rSuXZeHsVgFnEJ3AKSbonhO6T+aSXwfzHM41C9+9zdkRR9PTd98JK2oCm/JdqfR5ubXN KilFckiungYamUMVnZ2bWqrumtTDH0ZxMQRzprgWcefH7dPwVKMpQRM12z1USDau078Qcz0AIsNO LiGaFXO0bvegaJnySKQP6G264cO9DhhLPYbE1AgyvQzEsgTzDmcgssRCwKLR0/v33vvkozfO2Wlq aIjgJyUFlrXy8nzh89MTP24bP9XC81Kp68JTClyyojroo9NHZ2+d29mYY5LrSr1s1KcrWitDP+j9 RuuNMQ2bk4IRfh71XtLoMpxf5+Kr6z134hKO7ypq7UpB9S+JN3uwU1goLCgf3h4V/GVTSomUxToB CPz/26NScoR7NCb/nMxhu1kfxlag2+gupcCyFNa1EAnIEG7t5O04+a+/v/LfX3e+9sFLSaTNdrEh lgAUr5TrTWgzMbVTAjxl4VObfBqNa1goJGIf5CjENJDiFl0Nj9akGKvd/Ysdv60MZ3prttWcy8OF aRQjHP0egtmrv81JyZkUC1lN12liFtw2Czkmllq5rAuXWk18nUqNhedl4fm60EfhyBmRainTdYOc 2Efnnz//xi9/fqUsif/YJl+uG6iylMy2Luzj5PQFZfT7ydgcrjPe26TcC6DuxTeXmEV/cwpwf5lT 9KJQ4/F9dwbqg0U/hhAzUMNjnh7uy6StkUwNnBPKNM5/ccxyU2ji0AVXPtQTdXNYQEfJpGwrf4jZ j7CWQNS/TAFwXWGqmPovBo8cqkjOxGiKcB+KE7ttV3SIRsaSSaJiwRfMP9AdOKoYzjpj148mzmcf k/c+uHUbwcRcrMhCjOu3bFdeaubTtrDWlZyL7RC1sKyVC4MlmIfhnJOzT25j8j7NmlxyZbs8sby8 MEph6YP5ETh7p9+NWNGSnHbMDT61MQCKeNOSeLDj7tyNXsKxoCwJLjmwLomq5ua8Y63TnXUQTRkH 67ZvwTgCqvoQHr9vj3dXoC2mep6M/aQfg9lsce3TKt1qMhJ1ysbTaWNwfBz89vbBf/vzjf/y2yt/ 7A2Nkbpt7FnhsAdck0fNh9C7GbDepm1Sl6Q0jUgczBJYRiQyyWGSkqBLMpMNNhdPjpUOwa4vMQhp mKNOfUIVvEszeTmryr0lUB7mtdvZ0TbZimVAlpIeBUBjmIXQ/nnhsi58frmwPW/8x7995m+frjxf CucInMO8Juu6sFyfKJcLpyrPL5/5b//6Cz9/s/r58bnbODXDZcucs5jDcohdT+8A0jvmTE3cPsck x2jVW2u17rOhgmaxlSEal02CMrpYDt6PcnbwSgyxzvESQCQzkqvoYsUgBTua3hn9XYzpVlQpE44Z eBf/715MiouDUb0UIqe/LABOMJ79Mbv+Kw3GyDNWx2QV5EoPkRA9vz3tyBc1WB9gicTi9BWNJO8k kwxNI00j5+ieNjNxR1SRCXtXXtvktQ1u3osXsbx2DPaC1lr5/HLhc0k85UyMmR4SPRlmvKREdpjE kMQ5hNs5eO/CuwZ2jZRUWdeN5Xql1cpyOzlTsfyEiL9nlkRL+XsJCGp5hq7q9VgmvuWk5mWP5mdY U+BaI89r5OWSTcXO7qtlEkMnRqHkRAkrOSROgdfeeemNz31+f+kNxOecbf9uWkPfXpmvN9r7oB+m MQUgFdMYoptf3t8P/ni/8fPXN/7Hn2/88+s7r/tOjJHny4YS6JLI3ctbvIAsYZbd6fP0m0yaCOlM pGxOz7WYKSjdG3xrpiyVvqxsUVmCkMowM5NrVWapNU9K7rbpRY8np2jaFkERGcRou/CtDW6nFadu W2ZdCjmYw3EOZyE4nPV6WfjH317ItfAffvqRH64rW1JuEugSeS6RbdtI1xe2L19gWXj+8iN1e+Z/ /5f/i3/97U9GO/nx05V1KWw10JbCvpfHlU31+4Q2+uZ89o5J325frEu2nb0L3WHIxUd0fcIpPMg3 dgIYNtK723X93jyCPWRx2s4Q46SowR2MxGK5AHVAQpNAazZm6VHR7B3sXjxqmOvgDy1WJhEhavx+ GgkJQiEm8VKOe2uYGXB6hCJ4VNZy2daW43jzEH0UaJ8DT1p1tdKGcw6n9QRkwPGoKlPe+uBjTpMN g4E6eTANlRIil1RYgk1ASrEy1bP6C3wcnH2nBqGmwuyd318/+O395LWb78K8+mY1jaXQrxfa0xPj eLVeRyKxBBbXAZLXRIeUHC4ZmV1pUdGkZJ8IrKVSSqUuC+ua2WphTYF9KoPESIlUAktRdASGmF0W Eq0Hzn1y3gwyWeYkWiEdj5hiMFOZHid8fUO+ftDfd87jIGF0IXTwse+83Rp/vDd+fjv5Yz/5epz8 /vbO++2ACU+bh3keHL/vvbXBj+DZOyS7AzFOGXwcDemN16NzWQpXTwmuOXl01nwvmgyqsUknI0y7 DxJqevQFECzM5oVNDLHTIUF4Wq1x+cyRNs1405kkEYqHgQLRroizI2rQkuu28OnzwvVp5eX6zBoj YQzitMXlcj+Fh0BeVpbPP/Cfrp+gLry+fuW//ud3vr3dSBFedCMRqbGw1sXu/zgxSdSx9Ja87WPY tf1u6wsxEKZjhrzDPLgzUobQPViQSY+x3xLMDBS8nfaO9CbaL1bQR11zUlOcPeqNRmhYz930GbtG A1NUYA22Q8cQyME89VYYYb13EfN7yxATtPBSCu9sQ9VtwZbJDhK91FkeQaT7BmVIbD95TCvt0Dno CieT7uYOxZJ8zbRPRNQaXVQcw/XXe78JSBGDmhoY0I66uRjKurVOezs4tbGWCKNz7if//P2Nn7/e eD/NFmwgiUZSIx3NS+W8bhxfK2M2zmFJvi1HsqXPvZg0edFFRAb0OBnFqC0lRdalUJdCWSq5Fgv1 OIFpF+V0fn7JkaaZ4KWwCMgMzGMy9k7rw6rc75t+/E7l1T6R/US+fTBeP+gfN8ZspByJEtmPg5/f vvH//PqN//zbG799PZAQqTXTekPmZAuVNdlLu+XAlgJbMU0o/qULMJVETHhp7SC0STsnX0dH98a2 ZH64LHy5bMSwsBAQHWZwS4mWbMc3A3DyYldjC0RVcomkYFfM3WvazmmtwGsNLFooqTDFIBtvbWeI 0PpkpTz4GUNsZPdxnijw8nTh06cLpdi4UhwMY/mVyeyNGQ7COchEnl+e+Mf4kf/4ty+8//LEb7/8 wbf3GxrgeVnJKXHdNkxxO60ZaRpHXEQ9ju+pxumhhRuTSiQMN/MEg3WYcGaljffKpxDUsFC5UGJB JCEqhNDIKIslDUwZ79BmcneVUpI1/qLWoDvV5u4jeP3CdNsjg6FKTpnVKadJPZLpt35B6UEd6z2t wUbmoyZr3ItOQrSizODVYRqIA3rqqA6ESojZhL2htCGM7j4GPDE3g8MbsB1Sv3vsoxNjFYzC43js XCKig/3YKdvCGhdKChQV0tkQHcwqpGsh5sR+7vzx+sa//v7Gb382Yl64bt7jh7CmwVqtsu1tsbv4 cQi3ffDlZWWrBZn9MZK9j9oigShWYd0mHNEE3+saqYtl1HFs160N3o5Brp33MTgUZrA25MiwFOQw FHXoYtMaMcdhjm4Fvt+lx7SI7NkZu4WpznGACqMHXlvnX//4xv/xb7/yf/7yJ//67Z2h8OPTE9ea jTmYM1ssPG0rz9vGy6XyvGSuxTYHM7Xo47sIIbDUSBdjO3QSU5TjNIF26rD24mT29hJsdNpU2SWh MllHQEemlMSSHBt2b4fKER2RMCZDB3u363AJUFIi5kJ8SpQUiO/Kx3nQTyvGqbmQfZP5+r7z87cb t0MYGRqRnIWskOZ82JlPFYYmZoP++g22yidZyP2DT0vm8+WJb/Gdj/1A0kGOkeu68vK0kVO292UI +2zGMgjmZUi+qeYEzKGcOknJoANWZpm80SYRQ34QUSeWha45WzttTIxhY5KAN/e66DCCHRunqrH5 sh/pHd5hwsi0Ygy/z2e3RYoGg1AEw3LfySvm1/cyErEQhqpBEXqwFl87rhptJXn/u12UjYQauiJT GdKR6DbUbDu4qsEgB8mSjiqECSpWCdVUaaJ85z165Fi/02mnWOnFWiIZ6KMhLITk+kFryPsN2Qz6 WcpGiJHX93d++/rKr3/uvO3K81MF9cqsHFlKYC3KbdjvcKpwtmElHkDNycof9A5698IXUaaY971P 4bTIIzUGajaQafLC1TbhdjRyOXndD977hSNspJpYJSJyPOLfojCbMM+Otg6j8h0xrWaLPA7m7aQd k+bFnCUE9tb54+2Df/m33/nf/tuv/I/fv9F08unThacSuaRoI7gYuZbCp+vGp8vGy2ptOEu076dN o1SZb/DevmS7m45JDMXdkZNJ59Ya8WanBivwrNRkQaBTlG9DOUcgC6xDCTmSXUBNjxIZnwJ48/SY 8L4rNQ7TlYIxGi45MXvi6AOd+gB7BoX9mPzxeuP3t4OPMfi2D5a6sZXExdmW92zDDJMpgXh7pXyL 5LnSbgd0o3IRA60JHJ1jaVzWyqVUMpbKFZnWr+CdAiVan0QJgbyl/ChCwG2OOSaCBoMsemQ2+rG3 hU4OFn3NMfoxetgdFcylluJjPKiSLZGVJ6laR7n6L8F7VCy2id2Xa/IeOzF+fooG+9R0pw496hhs rj8D6r1pA1sQZFqnnYZOnYESEiOKqeDDjnBTDDMmIVLT9DFOfIRHUrbjnnpcc4jpAUMfNHT75Sef Q0zfgTwktYTAFpL1xRGcTRc4+0Ted9ZD0byS84WSTS/4+rbz69cP3vfucJHAGHZHW5bKshTzcIfu zIFBGA2Z62O2bUteppr7nZNBVzsBxJlMhPIHK0WrPF+SUJNYO3TI9CG8vn3wdd3488uVv+mVn5YL lcpxqvHrY6EHiy3P9wN93dGYCNtiyn/r6L4zX2/094OzDaZ4iUyOvH/s/N8//8a//Pw7v7zvlBz5 6bry0+cnnjz7LiWSa+bTtvL5uvKyrmylkGJ0tPa9Lt3Sf2XaBGSKsp+dszVCjGxL5jkuNIl89JOP 2w1p3UJvz0/8cNlMF5pG4ZkzchFIUwnZtJCYIKgVoYpPGUqES8m8D+G3jwOdnTV3Fhc1o1rNmemx CYm2mCcSKon9FP7525/8+u2NTy87Ly+f+PJkOPjVGDd2kkiBnAXGTrslvs3B8XHy+vrB7TgZyXZf Gcab6L0Ta+VSEulpYQYhlkgf06hBXnFeCORLWZjB5oPVvehbCsyZyHpP5MHsBqDA0olukXTnsbei 3qdAU77/0Qcn4n6Pt7x7BCqTlOzYWPwXGoMgMRNILFkNkpFtNfxroaIBFhSmG4Bcl7iPKMXrku8m H2HaSiL2mkiYVn6iphxPEbvjBjXvipi7qwXoXrHUVREfoyU1AeX+994RlwBLDKwxUTHnZMzRRmgi tGYU5i0GllBZQiDNzuiDP94av713PvaOLN+7EGIKLEtmKQs5ro97+pidKAbEHA7QFBdPk5+2Wlfa sMryHGzyEEX981s+PgezquacKWUBEu9vH3zdVr4dP/Ax4O+psBU7IZnWUogpMvpg/3rjVr4Rx6Rc F2IOxNbhdjDfD8Z+MtVqs5PfQz+Oxj+/vvPtdrKU7EyEletlIxCZM1DLwtO68vmystUFJXF0Qbu1 GbUBtxY4R0dlUIuhxybK6cg3c6JESi1EWZgS2NuNve387p0PxevZCfYsnd3owWMOaqnmoiQQ5jR8 +TTcW0j2vdZkP9Pb0fgqp+sTJozrnYYUI5oyEiYkO30ExRqZXzttBGawUXWkMHJizREtwSYU0Ua2 0gYf0+rjj97QMM2fkhI6lY+9U+NJDYVtKYQYuCyZmKB3e2cNt2dx67wuxcwh2dT1pHbflQBREz3Y PVicyxd8FipqZROE4IUdZuWbThG6LwDf+5OC9a9jUcTgVuKcIiVnikK6N8wFJZXIUmAt6neXv1Sq hsDw+XZQ2/HVdYf4OIEG+rSwjmJZccv6O1A8CYnCJFu/nLPUgnfUBZTz3omH0oLFQqM7XLMYn038 6H8/RSXs5d9StthwMqdWJJiPIpq/famBS01cYoLzZL/t/PHe+P1mTbil1MeRIqfAUhO1VEJcmOOg N3PQzdl9N7Q/IoEYlVyN/c8wIrFoYEnG47c4c6Jiu37xeu6SMrVaPv/b/s63/cbXvfN2ChoitVaz s2axFoKcmHPy/vWdMIVx29muhSUHSh9om4w2ma0To9lghyb2dnI0w1JfSuHHp8q/f6k8XxZIlX1M RhfzP9SN67KQU2Lv0MZp5ZjRnrGzw3kaK3KpFoaKMTDmNA+EDrqcDBIpVcsVtMnRGx/vHybuhcAL T9RaERHGGJxD2GOkirDGSA2FOG3xGWOgCWJJrO6qW2LkVZVv58F7DywpkVOy590LaoKbL9QTmGtJ 1JTYj5OznxztZG+ZJfvdTSMRZa3Kko2O1SW4jX0apXpNXNuCDjj3xr53dB7MGXjeVtalELKwlciS MpFs7Aq6WadLdXZ+sbm7DDOQzBiImhEdRLEssiCUYOOMoWYTvu+a0T/zEBMKxXfQmAIqCZ3RCl+C jZLUF4mkkWuK3gIrzBGIOVCqstRIjdFPEuHRuwbQxeb93OecrincgaxDAnMYnCGkwBVIPhNQ1Giy NTM0+nsWHy66u61jqo0/m/ccBBcxq3Pf5/20w/fjfw6BNVfWkiFOYoFUzELcu1DXxLoWnp43nq8b a63MvvP+cfL7240/33f6mORuMeOwFnJKRu4JDjgVtbDOUGKf1iU/p4U8VIlhUksklwxnputumocu qJu+ithDuqXCkrL9HTmyFDs52Jiz88dt57ePnXNOcs4sOduiS7AsoSrv7zfacfDxarn+pcAmwZx3 MRNiZMlGzu06OI5JCsIPTwvbklmXypctUWqhh8qIgxnGd1p1MBvuKZO3/WA/b14N5uPNZhTnQyKr ZLZqduKc8iPZerROSYYoX9YFGBz94HYe/PL2xkniekmWlByDPgw1VvrkSeG6LJRgbsmuQm8TaZ3m 4NolJq4lc+sOGPX3IDjyPmPTrGzt89QauSyZ67Ka41M6ox/0sdB1ZaiJsqcqAxvpJre/V+lImMSn BfTJxnka+TqVceu83w7OPnnfO9e1sl7MYp1TotZkzyZmnc45B1K2MVKY3qCjbq3F4sH2hAsxqBkv 7jumCFHuo2/HM2Eimoj16YVoHfWiEQnRZ/bRG3Tt76oh0J2hqmpI7yXbzDyHCP17/uB+vO/DOwh9 fh/EjkjhATZzclFUW61DNKdXsF0yhHtjjUeA75x2NbVc3MutcCacAAAgAElEQVTSxCqtiCZiFsxT cPe9iHw3vSVVKtZKU3NEs1CKRVpH83quHLlshefrwuWyUGpmP5XXo/P1Y+f148Mx58aPC+7djq4e KcOOlVOZGq241Wuh1Ws+otep3xt5pkyr/sKCHzFBypFSEtuysJT66JRLyUTgnO34+uf7jd/ePnht nR4Cl22lJlvAzzHZW+M4Tm7v3UEUht66hsRLXfl0vfD0dGHdihFxRyRFZSuBv79s7MOovDXde+1M u9BgVu8+G7duNnPxn+U8O7Nbp4DRuQaDydnN8VhzZMmJnBYfB4uHvAZLySxLYclXypk4RuO9nYyP nWMmarJcf5uK6CSP+WgK2hw3r0617sNKbDLWLFRiYM3Z5u7BCD4ik6bCaI2iglYL+tQUuC6Fl+uF 93Zy007vzTkJXm8ekyVJNXJMUxtDUKIoS1SW64XiDU9JAzIGrZ/cPhpvrfO2n1xqYTsT27pwWezk VnN61LnlEOXR3x7vDbFu753hNPikGAQjOnQjOMMvOo47JWx1m2bumSFYXFeUGIbbgbMLIdEEtWlz 1PvurdNf/hwsUBQi2Ud3f21/m1ij8BiDMcXuPsF82FnC90xKtFZbjVaModwpQmbxHaSHXuA3FIbD R9QM0wws5KPWDm699ep3QfXmI7fBJ/fTVyw2HaO97EvO1JQgWWC51sy2Vq5rYamRkJRd4FtT3o7O cTRTnekMuiuOkZFghMmUTtJh3YgxMjV7bbUVj5qIGT3v7ie6YaegyYQwyDEwciQsC8u2UmvxTDpu 3oqsayarsr+/8ufbE7/eDv4hystlpdRqsNNmhrG+H7zdDv742Pl6nJy9s0b46XrhP/z4hf8UAz8t 8VFZVqLytER+er7w6uDLc1jnXqyBmoxPMGRyzoPz4+R53Tzskuhn5u0wxkRKmZhNj2lNLARVM5da udRis/Q5eR/Ds/mdrVbWfOHlsvBxnvx+HJ44Fa61Uks2wVgDcsIbdsI4c2CtiWWxfoVEpJ1GT5rB JiwlmCEoemNxl8kZT0Y3T4KK4XQSsFVbAL4eO/uHLQA6prli3dikwN7hz7fOtU6WEpCYSKWwrVe2 dWOpxXoSz4P9PPlojdve2c+T95uSPgJLLVyXjfOLwW6LJ/As3ct9xGawgD7FQjiojZQ0eSGk5+3d 9ZdioOTAUrPf39UKOsS494i3zuKE0mhHefP5Ww/gdNtvH3a8zyX6qpb+UrBwrymKSLD565zy0CBC /J7Ku7e9SDC22j1CqGSL5tItxMP3uZ0SHIM2kW7dCBo9668mWtYUvMzS4Cfdm46mDUypIZvImSBE C9Js2e54MUZ6Ml9+KtkWgZooURij8XE2vt46r3vnOAclRIZOukxLUgTHWLt5I3iZl+pkymSIfRc5 mdVaxdBmc9wDWwazsBGApfkM3pvINRNzZDa7Qgw1caus1R6q/YP393d+ebvx+37y9wRxydRphRqI MJbKx1LQNjj2xp/HZI7On8fgrZuY1vrJkiOzd95vNz72zq0bHv02xLvsoleD3797pffO+2G21a0W aslcttXyHGMSMiwlkaIRe1Xt9JBiZCmZigWHrE7e7tLPa+FSF1IIPPeV8lH47e3g9dbY1eTsWE2x VyIyLATXonAZkSuZp1ypMRML3LRz691LWO6JWNdI1ApVbzTTPdrw6685Oy9rYckFlAembQ7HgSV/ 3oby2k96gcsSybWwpkyKzqOMK/3YOD42bkfj4+y8nydnOzluJ0OUmiNP19WuTWKmphCU/JgzEx+C 3ynTFgBVmyZHJUczgxhz/sEqJOdoLjbgFMM0z2FMASt6MBR1TCbkPQAg0xaHpsIxJ9KD1WUv9mDe X/47ksoIJ9GcCGqFHjoNjJiwmcvd/GNYMGtcueO7DN5gINPBMAiG3JuKTH8Qd2FNEXqI7EOYqLUj hWgdAFN8MqAPllsOkUuqLCWQi9FaS0lcayVFK+3QGIi1kGqllsJWEkEmx9n5+rbz++vB23vjOIW4 FeO/iRjII9jVImPJRPNONEROhjQGNiVJ4Xs12bzzCKZB4CJWoaYSEc1eZhpJ2YQpEVsApkJImVwq jI70zr6f/PLnK7++vnNrjR+uK2XJNjaUhTGutBgY60LYFup153U/aMfJv3595Th3/u3rn+aDQAnD 4RndnJQSlEtSI0zxnQidYyZFZUqndXlUXF23gEwhj47myJZ9rp0t+FVzJvviWzH7aVmscagk2Eph zaatXGplyYUlZkr84DaMi2HV3DYa1gmt2xVqeHNxXRNLyeSSKAjSm+UyxCz00YVBot3drbBG2c/x F9in1bWXHH1jNF/H0ToXFbN1TxOPb+2kndB75noNlGLJ0eTlpZcl8+m68HbdeN87r8fB+y3Z6H64 u1B3fs/fOMawJutgCdjHXHvcc3UedumiBvK2obfN/h29rdF9wtj9WjRY641PAUSmQQtDprhwN8Xy 9aN335VsNTrHQIeZPuZQSzKJgyVCYIRobUWjc9KtBUfSw3N/lwanimX8FQ4ZnCrffQxRDMwhd/eh Eg3naeQ8R45H7PpyyHxwDESxCOy0B6B7H4JiBqdLifywFK5boawWy11L4uWy0Lvw+m2nkVnqhfV6 5XJZWXNExuTbrfHz641/fnvnY9+NU5iTJw8z11p4qQsvZWXNKxIWYjRoSu92DZoheI9i989oO9a8 H3HSnYFh37amTI2wVSM+1xhpvmuGXEjJxb6UOGOkjc5vf37l5z++8MfryT8+wfpU0TCRJmzLRqqZ zz9O/hfMTPR+Dn7/9s4/f/mZr7//ya//9isfrTM1sKXItVYuy0KqkZptl4wpMYPBVnOwK0MMCQmJ rVa2Ws0fECPhunHRhZBsulGjuVEnttheSuFaCk67J3mnXkyeM1FLI4YQeVoXa2R+2fh977w1b36O MKMwTn/UszUNTX+RZeJXRaWWSIkVplN9ZZCGUnJmi4mRM0dK3Lx4NLh9vNZMKlb5Ntqw6UTvPI3J NoUkpktNlD6Nk1GGCZ9vbx+cyaZnZ+vEGLleFj49b7y2ztkncyppP9E2kC58vL8z7iTw+wIQXK00 YKSNiQw75VVTTMQbZ2JKj5abECyD39z0c/ZpLTJB3VEndC/zSIKN5DyJFMSMQMNdakG/gzjGGPQc mSm43dMU4N5PzjHo4iOSGB5rgNx908PabBrTrMwpEVO08IUY2stGs2Ktqw5zNA+7xYE1BLobiwBk 3gEZZgqaTgIpDuP8tBZ+2DJP12os/WDHwMtaeZOT/Ry0urCVlW1bWJcMag/R728HP7/e+OX1ldaa jUhj4loKny8XPl9XPm0rT8tGyguHJJc4bYEI5UIq1Rh/8/7zGSJNg3gvIw97sHhOIGUTg3K0KHR0 Y1OJyV6ylJ0qY332X7994+ffvvHff3nlf/7ywr/7dCV6zfi6VLZSWS6BtFbIlab/L1Vv1iRJcmXp fVdXM3P32DKzsPQ2TWnygQ/8//+DD5wZYU+TDRCoJbeIcHcz05UPV92zBiIlAqCAygh3M9W7nPMd 4f268rdfjvz7f/x//Nf/+y98/fLO5brzsER4MizLQgye6A3BGrzzGOeZvGeyuvVoCA+Db38IHqqu 6dyoEN1YYTpj7rdZM13DQ4xV3Ts637qtqUsu1FzYaXjneIgKZ3l8nDntRUm+e2athUsr7LWNtsAR jUq5c+uaU9mqtntjum6dYWt1tNLjMxWdaelhaykDq2uMbj5C9IRgyUlR4Zc9se2ZQyy4ETVurKE0 FWFVZEz5NyhVQa0o7s574XSIfEgHEGGePTVV9i3x/n4m74m9Xe9sTqcRXf13uG8dwsweutW+plUl jpauYgXr1J1n0Sn067ZTaiVnwWG4PaKNyjZuV1cthUKVSqkqxb22SjNNddbjYLmZc0oRdqvVhuYG VqrorntPypoIQV9ujPoKUsmkPZOr/owxjImnEVVIpUIvOvGrNIpUlQGjSsMmRU/v4S+1KCGYNuYV t7J/DGmW6HhaJl6WwMNkWKJ+oc4oGo2uQ6lrrtToMMEzef1k3rfE61D+fXu7crko3856/Z0/HQ78 +emBTw8zD4eoO2oDtWVonYDn+XCiT5HD4UAXRyoD5jqyCW8SaRn0mmKUvagCF4W+KDC2aVlaK5HO NGAwajXW3/+6rfztty/8X//xV346RZ5OE48x4iaLRAjj1pUQacukL5R54ac/P/Pp5ZEYIsFFvvz2 hcPs+PC48OE068DPaF+7TJHTEjmGidkFhYfS6TJecGDbE9d9xw5ruh+hp2akBzsr99utNeFqGmvV FyDvhZrbYO5nioPgHU9T5s/2kQ+HIz8tMx9r43zJfL9umO0CZSNTCdYyW8sklgxcSmXddkpJ7NHy OM2cppnYzWi3tHKUkaYdnWV2kVogt4T14Pu4tZeFumVaSez7yrat7DHgJmUzOBy9DoKyUR7Dt/PG 5Xyl7DvBwTRZwmSYgg5Y58mz1wWa4XLd+c+//8q3799Hha8qPWeN6spvi3wR7b1CGGwA+rjhNVhi L2Uk84BBIZJrLqSa6UWINtDFctMG5hHA6IY+uw54f2udUvMwWugE2xkVsdyow7nqA1DGDyvW0MwN 0FE1s6DfQjd1aLfXCl1P2sm6O21ly2W0HrcViBkRS11DFm63ZpN7K3QDn4IoE2Gck0EMk7McfeAY ArP36nMwijdzw6e656x/rtGDyvSOyYm0CinvQwu+8nbeSHsZeXLaPz7OEx+OCw/HiWkKiLM00TJf TGOeHZ8+nKhpJzhHqbDnfhdfyQBWODN4dmj8dGkKLaHa4TxrFKMVT+vKULDjIqhDV9BHlNjn798R MXx4XDgeJv714yPPhwkXFbNuxA1XpsFFjywT8fnIP3ivbIgGf40W79BJvA9a5ltLiBOHw8zDITC7 gBs6yxs4VIaqToaV23UdWovROPB6m1cNzvxNK/FG43spnN+vrOedtGZKyar0mCwxOK5bxns3CD0e N0fEepo1I6G4seWEN0IwOqsSMWQRNuvIuXBdK6ZnrPEEZwnOaQPWdP3bB058coHqB6K+FnxpHJ3n Kc5c/cp1T5R9J207eUm0WZmLCqsZKQ+tU0TNdu9b4u31jejg8TjxaCaC0xjw4PXCdjZwXiLXfaPS uawbed/pteGicyqzNbdCQLE5IvqH1tqoexsin07ZR6imccNvru6oWow6s4YYptzowAMAslM1uXRQ fY00nFRy0zLPGvU9GwvOCd728cBCLzJCSizWNXAqhTW1EcqIAO8qPMJaPNrDemNpRbHIW1IIhe1d 1WLWYKu6B7PoUKlmNZTcV4LK4dQhjtFhjNBZrGXxgYMPRKM1T+2GUgTb1V9QTWPLmdQbMgWVOadE ei+cN+33vl42vl93tj1D6XSvIhIRYYme0xyYY8QGR3eDdtwrNnQOD57JHtnOwrbupL1jqrr0blFX 3jmitSQsqTT9axyeUjomZ6XO3h70ftNvq+7iJi5iYNO2fePn337l//wfE5XO9b/8mX/78wsvHw9Y 5zTpuVQkZ8yIj2eOHD5+4F9yp143fM/qExng0m7AesMUA1PweKfrv2vKSqceaHapA1t2a/vGcnhv +h3WG1uSRm6JLWUue+Wtdt5y5nI+s170oJVaNSj1GJmmSs2F6D2TCyzOcDjN2OiYiBxLG7MwuY28 tIWyhtkY+kGzGN/fE2+XQi5nXo4Lx3kiOp1LJNQ7YEQNW7V75W1uDV8rB7E8+olvIbDlTM/KkWy1 aDKWATti6lrv1FK14gmeEAPVwKVk3G5Ydo/HKjRWBHGWOAVCsLxdT2Oz1TVctmRctFZtri3fIZky RD40DU6og7dXBzrcGEtwIKI2yGY8RYS93+7OqlPyLvSioIUiHdcFd+uhjYZ/pqo03SJDUCG3tPWx 9+/jZbwBPQa/sBl9UdsgvDhQRZuxOj2+U4krqeowpOmqGRdUO+2bav4Suten9Ds+qw5fg+3gZWCx ACuOyQdd8Rn9mUqpSmwNdpTxBmuE3MAHh60jTWfbuZhx0bdG3gupjLmJTkn1C3Y6j3FoX+y8w3iD dZ7QLPOsD23pibytbFlNKrZ7QnQaAz4GfNFarkZ5AGl8+bc25gZUMaL+hXBLFBr95C19SRgk6FZZ 9yv/7y+/KvatN7aa+ef6gT+cKk9+4mQDk1GrLiPVxkye6fHI8fnI6bRQ150kGuQhRj8j7/Sf/z7k rO+XxForW62kpJbsOIw9U/AEozOqTFN8e+304imls9WVy564bpU9N/ZS2dPOnhK1NMJNwzIGxnqQ NN5z5tt1p1mDnTsGbfNajdiBKuu9D7Gcrmen4LReqo73y4Xv51XX4L3zsEQ1gVmVTLfeQCrWdkJ3 5G4xtTOJKKgkBM5bgsG5qEWzDRXScdO4dPY9q9cjeg6nA6e0c7mc2XJn3RvRCXHyiFX8mDcwWcPj PHGOG2+iQ9/qrLYANzVZLj9elFYrJRVKbir5rD9gm6J4Ur1NDXTryN2wZeii2/Z6M/h2bS2aVYSS u6XxoOTXWnW6mUzB0/HdjhGX9nxVOrto+9EHI1A6Y7UoP/h2IhijzkaFuAmldvaadSI7BDI6vR8M eXGoy1+/WNPV8PT7ft9IJ/R2t9c6awjeEzw420c0umC76v7j5JiiGWgyjy8FM7ICL1vh0oQQ1HSl K8d+lyeTy2D1KYDColxG6yziLNZPBAxT6uSwq1uwaeiI0FisxYh60b0rBKfDNSv6Wudex9B1EG5F ZwBORPXu5gc0pVLvqsp75qcxGPFczmf+8+96mr6nzNc18y8fnvjnpyP/Yk/MRzWh3FVZRiA67OQ1 8WlL2p6MKDDrDL1Xtl1XYN/fL3x5vShtKWUuW4ImzF4VlA9z5OCVRlzppK5inLRb9lTZ6sqWMvve sFnVqs1oxHYMlhmjuYIxMk2eJaq1PQNft0QGDrXpOtF0lqAQ2LXsKvoZKkHpDWud2pMPlpJ2vpwT l5LZWgGOHOfpHmTbulqSG2CaG76afvd6zN4zWa/KwaIzq5Iq1WiupigSm5QSplumQ2A5zjyXBx2u X1e21MmTZgx4J4ho8nCTxsFru+pHa9uNwVWpg1qiMcJt4K1Kr6Sk+3rGi4hRlZO3Hq9dyejhNIY6 NktudeQAKjvNGNXQGzsSiEVwzZK7YR8bhFIayRsmNLHH9JE86MC0hpQyxCSNknWnbT04p9pqDVIA GRl7JasnQRN+K4Y6eIFqxKiGEQOlw5zatLJQfbsKfG7QkTL+vqEj0pS558z9z7djHuCj43DwPJ4i wQqpwHmkFOvlrgEpVbwCNpweuimPv/aKNY0wRR5iYAlC8A3rOs0KBQ8mYq3BsNGLsG2FdUuqS/cG YxxeNPvOjy2qht+qrLuidOaeK8U7ypjV3CLJRQb6vGq2wq3/v/3LmCHNbo227vz8+atiuy87rx+/ s/70SK9/ok4Lzx/UJTeGGuhSW1etoNsdK4OvUIq2QU2oRUhZh7r7njlfNl4vKzk3vHW8XQLfp8gc A27Eu1VRff6+67BaelGmZEUjwDBYG4jBMQXD7LV0dgc/9vnCEgPWCNdaqJvKzA/Rs3iHtxYbBWdV 5qzxb0qgpt56e8Ml6Nr6bU2kWvFNh93LwY7sTWU4lKKak9sKt1vFts8uEK1ny1fWvHHdV5Ztxhur SPgBpC19RI23grWW02EmpUTPmVI1/achTMETnVqTL0ZbRxmy7xtK0+21qrEka8DFTeKaeyffwBw3 O+PtITC6q20jsLCJOp38WNkVvWaHinUgvORHBJmMIeAt07wPDNOtakT0dtI/95Zl11jLSAM2v2PC 3YZEYzDZWxsDFvX8W1Ex0viRbvJxMuo/yOjv3W8ZbML/9ND3sQrVrDbNvZy8aBKPFyZnOPjAwzzz cpp4Pnpy1hzDtTTWqrnI3nRiLzhxQCe1xlYK+15VZKLxRCw+8jQfOE1eiT2TwYRAtZHeLaUUti1x vuxcLpsqvXJFolKF7NCtS9F8PTO0/yqH7hpkWeq9CuijvBdjdD5zc10WbQV/n9wlogo3OxJ/0rbz yy9feH+9cv12YD8/k/C00yPznzJhbJcaQ/qdKnnPGnNVFJO9D5t1LxnbLL5P2ObwxmP6rozKXduA JpWeK/tWcLFoKKoowLSJULIa1xarBh2MtofRWOZp4niYeDgGjoeJefaYsX+vVKxxOGOoVI12H5Fv gn7f1kLAqj+GDm2kTVeFgVrvCd4SfaCtO++Xjd9GoEz3gWmEkLSR8Fwrd7WfDApzcFpFdjp73lh3 z7bNTN6Pw+62+tZ2qeRCCOrSPMyTRsqNNOI1Zx6aZ3LaPpZxABjnfoS1toJbc6WU21oAkCGZlU6/ pcY2zezrt8jpcatvVGgMGaY+YKVDatyn4a5rzppOotVeK1JH7FahlqaqLTwON6K9+pDYas+j8mNN GeqKtMNWaFlfpOAa1o+cgK6CF2kdQyUYjW7JWQdKRgwNS8ZSJKuqsPY71Vp+xxk2KDO+904zWo5P 3nJ0SqmZJsspGh6nicf5wE+HyDEKv+0b72viyzXzPXWasZy851kqi9WDbW2FayqsW9Xwz6iehmma eVwOPB4iD4fIcpxx80J3E6lULpdXPn//xm/fvpPeLmzrRq1lUJOHUrJo+i5VDwDvDbE6ssIe7xVP </text:p>
            <text:p>77c0XO4EaGN/fIb2thwaJiyDwlVCVPlwTI19zbxevpMvr+xpJYcD88uJf/znF5YPR+zkVcr6nvj+ uvF+Wal7IqXCljqtm3Hg31rAjscyiR+HpT743lqi1ReArhsi6Y0A6jp0GukVneExRCX1NH0+o3M8 HWeen488v5x4eZpYZk/vsOXM67ZRRk6hdD0kS8lcGZeWaURRvUSwQ9ZWOll0ndeoODRs8zhF3teN t1L4tisTwUSPxEhg4PKHXt1azQcoQ4ciVtWH0KmpkLedvF/JSyCYgLVOqdZGvThlV1el8Y44TSy1 0FplKzvf3zpHazlGT1x0NuZ9UYm9G+DaUnHa87eB+jZjg181acaqfbNIwfYfdXHtuoZgpNJUV8fA TecIpehun7HOMzfyT71lqnf2WgZR1ahab/g+S9N8gN40f613Gf2q3M0qresHmZLCxOqk2YVW3UJI a9jeMcMS2hHoma5ZnbiueKfcdao+4oaGsaffqT7aHw93obNM0XGKnufZ8bREjkvksGh67aOfOAWH 9Mp1L/x23vh8Xrl0xxwnjtHzYDoT9p4nvzVdqzYBH7XEi9GyTEbZd6eF+fSMmRa2Xnm7nvn16xd+ +/KZb9++wbaRsiou7eD8Ke89azpM08y/6B3LgFiK3OYkoz2jayqOGLwRolN1oxl0pHsldLM9Wh3c OS9E43ENzpczv34/A53Ty2d++fLC12/vPHx8ZvGe/bLxy19+5ZdfvvH6tlJz0VyA1IkDyVWssiDX mtlL5TXtvF4Sa1JHpPe3ecZYOUbL7BxHo1p6ax1d1Fl6xNI67L3ijeFxjnx6OfLp44nnD0dOp4gP hpoKl6vGbF+HWcgi9wSe0itrKbS9U5sjitPUM2sJAaam2ZX6fephGpxwiI5SvSZF7YnX8xWbGwfv EBFlB4rBuIZxjdIdflf5uBs8gz2p6zHtiTKSsPvv7PC9dcqedS4wUOXRe1Zn2fad8r4SRbmdH2YN 5dUV5sCaFa3GnBm/rEi9++It+kFioFktlaX10b+pFzw3sE37wSzqf95LIVcl6nZx90ShG2G4FA3c LKVoFtxAZd17ud41P6C0AeW4letjjzoMPrfIrVwbpUIzDawn1KCrml7UQCNuSEnRFNiqlYRW81oi axio+QEcubn7bhhBq6lE3mlqy/MceVk8Px1nno4L8WiYo2UxDtOEy9b4cs38/fXK1+sVQuRxCize afpv67RS75uRTEMGNMQazf2LrjFPhmmesfMDxQYulzO/ffnMX375hc+/fWV9e8f2Qmr6UHgDXtRb karOYXQragjOMVUZfiqtNIxT26+MSoduCdYwB7kzAdpALPWuqb2NRjEWV9U7Er3FL8K0Ri7bzrY1 1ssb76/f+fz1jQ9fzwQMl9++8P/813/n57/8wva+wwhTrUUIVldctRm2XtnylbfLztfzlW/ryt4K MeicJVpLEN3dx8WyxImDmwnGa4U6gl9C0hbWWuFpdvz0uPDp0xMvL0ceHiN+VtR6MdBLIQev0/Xa 6WIGP09bpNIajPjtYpuqJ53G2y2ToxDYUhmxdA1nOsfo6C1gNrUtny87UhptihymQPSOqmJjbG3s xeG9sgu9U2txa30cAjqI77XDrXUfD2vLhdQarRZiUPqUXniG87pR61kTrWbLHDy9Zs3G6HUEAXfc Mhk2dICSW9YbWSwOzYK75Z70Piw1ZkiGq6CsWkPOOmFWw+u4fW85fkYnsA1tDfbcdbLZFSTgrTqa GDoDZfspk7843WnXIXcMRtlsTRrXImxN04xTEVw2dNH8wN7LoPG40ffqnGE858oUaI2R6EytCp/Q 4EwNfew3iKg3uO5YQuRpjrwskQ9L5ONp4fF4wMWOGTyEnBuXkvm2aqrNVhOTV1DmzU05YAuDrDu8 /rZjrWVykeAM1hT93xphy/CeV/7626/85e+/8Le/fyZfVu3jcyMnmMRwsJaTt1y7puDU4MGoI9CO EI7/KbnLaCqSOEs3aqoyxjJ5zxItSxS29QbAvOHTGykn3K7eEDvrVH9ZJhWI0Ul74XLdeX9bef3y hkmJv/3lb/z7f/t31m8rU7PMxiNNn7e9JXopXHvi3ApvtfJ6Xnn7fmHNGR8s0zQxD1v1wQaOMbAc glph3YwVzSOorUHJYNT3/3yc+aePE394OXJ6eCYuETd1jNMhtbWGGCzHySF0rruwt0JGsVCma0tA 1UHl3ndtA6OauYIVFueQrqx9O/r46B2lVmotrLmzJYWLWGc5yBgS31gbeKxreJ9wZiQliVUaV1Fy 0Z6zDhx9G0AdfW40B7ORk9K4nTEcnAadXPfCl3Xj+nykt9gAACAASURBVFuhUjlMnjUXXteVBkxz VN7G7CxNUw/ITXezk70FgGhQqNz640GTuSneGqrCKqUN7bl67421g846qLSiIp3cbzkA2n/akWVn xfwgrvY66DWQatUiommST/QWZ3VNde2NZquCO7smF3VXxyBROQFi5Q5x1NkFYJqiw7PaLGvtqsiy Vn3gTWPD68BNt65rlGNwvMyRD8cR6niIzEvUoAgKuXXVjufM+7bxvq4Qg95Mo1UaWGI9XNBD0ltF WIugmGqn7rHUOu/XnfT5O7/tlf/4+9/42y+/8fb9QrRaxaypYipMi+cQHYdgFMQSHK47JFv2rYNJ upZtY/9/C9cYluBmLAUVlyzO8TB59slB6ndDFEaVdzkPkrJzyDj8YvDMU6SVQi3CtlUu5wtvr2/0 tPPLr1/59edfaCuY+MASgop2Wieh+QvXmrm0ytqrqkopLJPjOE08T5OKhKzlaG/qy4j3EWM9yFAF Jt1UucVwOEQ+Ph/50x9mnp+OhLCovZYdSh0tzZjrBDtMEpaa1MOP6IrZjiox5cplX2l05hh5mj1L 8LQqOsQznclbpEV6VV5FDlZDksrYaozoOl2MNEV2V3OnURmaYvWt+iFKL3rwpJ2UdmIM+GAJ4kf4 7ai4m74zIEzec1wmri1zLYnPb+/ktLNMARMMuTSejgeeDtPA+3eHpWOsg1yodZRG9JF734bxpg+K jIowXIe1aFBGrUPUYVEW+QgS7SOnXvqIEx+uphu+q/cfD6TDYqUrDqqr5Thn3W9703HG44KWSKUL vinXzndwTUf7pRel2Qx8kpGufX8zdHNTf6j7UJHSTb0IAssUmeeJ1ix7rrxvKylpKo2dGgdv+Lh4 Ph4nTqcZvwRV55WBVS+NNVUuqbCWTAGW+YB3gZ7zwC6r+5DG+Fwr3nbMCEZpreLsjLWR12tl/fkb r+XCr+fE37994XJddTA5BlgpZx685eEYmGZN8ZFiidExe6GthrdcNPKNpvvP4dY0XftdYxxdhNSK xpdb4Tk40hRpm6H3Qu0NKwpPLUUR17aJpupKVSGWs1r/VUPaCufzG5frgRAdzTr8NPG2rryuK652 ohg8nW4N1QnWBw69M9XGoQrZOuJh4RAjR/RwtsEzYYhiMN3TEyS7gZOxnYIpGg6Pno+PCx8fFx6f ZsLsERkJNDkp2PMWENPVzh28pQBb72yp/Rh/3DQUrfCe1NMf1520Bw5TpFQ9gGIUZh84OE14vpSM rZXQtd3C6DoutUZoKqYzXWPqFC6hK0MZ3IM2T6SSocO275yvV6ZlYvYzTiwleEzJqubMZcjVdVh6 sMJHnZLzW0q8r4m9Nh7MzMM8c3gKRK9x8a5UJeM6a3Em0FsdHLVG64LpliADFeUsznmcCHZEDpdS hr1u3Gy3IPRbTqQid9UijOYNGmMR25EBJeit0Y1DboTVES+3t+FHGOShOxarq6AoGos1gi0G01TS o4M7h5PbXGH8de+HDbVaUtHyxHkVlnx8OPK4zBgsly3z18+f+fK2Ik1Tag5L4Pkw8XhQbb6yDkc7 1BROse8Kr1j3ShOHD9OgtSZdsQ5MWmt6aNLaKN1+b9kz1Gb4/J7Yv135/Lbz+W3jfd0IwXE8zIp/ 6g3TCsfJ83wMullIheuunv/ZGd3WDER/b6hRS3Td58bMQIaLMg2yrheYrGUJnn0RqrXKny8V0zrX vt/t0bUqwNX0rgEbRldx7+crP3/5yvE045cTD08P/B//+//Kf/8fP/PzX7/CtvJhWfj4cORwXLDR s1fRodd15SKObYocjgdmHzCpINaC94NzP4JppVElY8QSYuB4DDweAs/PnufjzMOsLZW0Rm+7ltEp UQbq/fZyt9qpeMTqOs4YkDwk0cMNWUaDm1tTbJd00vDHeKOzpiXqCxiCZjliLFOpCpsZEu/UKtdi mAcKHgq0MgZ5Fh8CU6sghqkEujR94XNh3xM5JULUtaJYjzNC7uYezqKuTsPRe+Sw4IdZr4kwR11X Py8zYeDN3Db+j9YaJZNgyaInpIiGV9qR9CzDWiv9viDXl38gHErRN17VTdpblq49OLVSnVM2n3N6 oASDa9BrJdmGFctk9JZUAY4iuUpv2CbE1km96m1VFZKBWPUQiKFJRgbBSA2uCrjIrdNsv2ORQNhz Q/aCj5Gfnh7488uRD8eZKJa3y86WN7ayY6zj8DBzeph5OMzqYXdWpaCt6LzDgDPa852vheveacap Pt4KrVRKFXI1A2ha76Qe10RXTEblw6U2Lnvm9Vp4vV75+rZxviYMcIieaA0RnVw323mYdNBVc+Pr OfN9LRhjKJNnLZVcMqU0epPBKtTvNDij4RO9UAukrOKVetv3O8tyGCKV1RIlc62VYozKmlvF10TA YKq2hBXY9o3P375jY8VOM8vDR/71Hz7xD394oYnn1+8rr5eND0vkj3/6wJ8+PhPjxGWFt+9X3vnC 1w6XmjiGhWAsG5qaXKu67ExrGH9DuFdicBwOgZfHIx8eJ56PgUP0BDGY3Om7QlNqa7RcybUrUajp f5dEVaVi3GhjVXvShio2N1XDeqeW31IKpcPadIVba2dOnSSCeItYyzzPhBCgVkXIFV19X1pjLWVk BTa6ZJoUDWoJnlgnMkWTqpoSpowxNOPJW+Ji3nF1Yp4movcDiaYV5d4qrRR8bwQMT9PMEjyPNbNX VRMu0TN7r0ncpePu6aF9WGw1KYnaBWuclvYydsOlU0fiKEXjlJr8EIvcyL7Uqmm1Nw/6mJD2qsol 7/QBDE5z4Hu9qc/HTSjth5e9az9s6QQq1VTyUHrdaZwiiBVlCKIqwBvkTlHZDedgDhOn+aiIrtoI sRNj4A9PJ/7wcuDjQyQ2YfGGz9sju/d0MXx8mnh5OjDPAbF62nbTsDf5bHeUruuqa2msZeQRjkb7 RvIt4wXbxoMj3Ywchk4ZwY0pV96uO6Vlrilr+T0sr3iL+LE16aoQDIPHmFPles2kVFTR1+A9Fc5b Yk2F0hrBdUIwzGEg10SwVddXtSp77pLUfGNpTK5D1LSmlBxCY8ueNVfWnJkrBKt/P4hR01dKfHnN 7CTCtPDh8ZH/5Z8+8fzHP/IPX1b+6dcz2/nCn55P/PnPL3w6PeEISFrZ2AiioZ2tVvK2UcXwnnZW 6bRecFU5dibCFCyH6DktM0+Hg4ZqLFGdcEZjsVovyokYsuvaDQkhoeKjVHSeZC1EqxNy2xkzsLGx aZp+7EXAeQQ/tigjYl0aVWDvjVYGPl60YrbWYJql24orhlyyWteryrDqsKIbD3GKzE2VfDJw5Ycp 4J2nYVlT4v31jbxtHI8HluMJZz3eO4KoSnZvyijootufGDxeIqkW9pSH5HpjLAO0+rxBNYzpeqMV wTSV29WB19JYbf3B+ygpU1V56e/14q33e8l/y4msRm8SWlPqTlRcUxQhC6ShPS9NyAhdGrmXEdyh gIvcGnvrNKdq6l4r0gSH0K2m3lpUEpz67QXrmoYysF6TC8Qw4awhdogBljny8eHA82nm8egJI0X1 U3lhCwt7Knw4eZ4PkeA1GDXXqgRbbwjBY3ofxF3LtXY9bYVhs9berHW9KQqNa6lkjWLCW8WZGdEc g1wK17VpboE1TNOEcyNbNAZkDMMMjWJuzAIdZpY6Ar1b43rNvO+Z91UPktybTtI9o/wUapO7y6x3 w1bgPam5CYoiv/yAWlhLx3NOegDsOVGbaqvvA0XRSLbreee6J47Tb/ztaebt/K/8QRzL6cg///ED sh/543Hm4fFIsIG2Qlo3tuuVLWf2kln3jbwnMIarQLYqo2tN5wbGWhbvmWPkOIChB+eYxOBH69q7 cgCL6JpO1Y+aBt1No0kh985aKlIqVQRvUd/HkBiDtnhmxNVbFECi53HTjAhR0lCRGzJPfRJ9vFzG GMTpv1+AdaxpDRrgKk4j6mPzhNywkqhGV43z5JnjhIilvRXe3jfeLlfOe+EjjuOiMX3RGkoVVvqw 8aucfjJ62VqXFceXs0aXF73oXbgpq0ayc623gr7eJbh7a/iqPfNeRy5e6+RByHHW3neT0vvvMZ4q TbWWagzsiV4LNH8XFbVR7pshIlplhHBSkaKMNdsVW1rqYMSL8tNsU+9AM+pcc01/idS1NbFNMeXW GYINWKWSDiy44Tg7Ho6RhyUwOyXR2mCIJvBsD5zlwvcv3ziJ8DCy4RTKqfFowXnCPCvHrlSSCOei Ip9gtDWx8iPXoHZhq50tNy1Bb+ozMYpNHx+dG8abbga+3OrhHKdIjBE/1ol2cOo7gHWYAKE59lK4 bolzqrxvja1U5EYqlobplXUzXLeu7gsrWKsCpTVrtaAPu778zmmkW+2GePVY2cm13KPA1eOg5gNt ETukwvl85efPr/y3//wZ5hP75crLKfDhaeZgAj0Zvq4b728rP//6G1/fXtlK5jXvnEseQ61AnDT4 1FroOSG94TBMopZn59X9aWrH5KJGiG4Qgg7/JNFEh5Slyd39WKwlG/VO7DlRWucUdB8fnM6bEqq/ b9mwt0waq2M3ljrBObxzyHCgWtGWtpTKjj4TUcz9eVi6uhi31nV+ZTTgdC+NKtpSytBeaOJVV/dg EObscO+eb+cz5/JON16x+qcZjyWKYTKObbxzBUspuuXBWHwQKiul7WB0E+du2V0ieiu0u+dZbxL1 Yzda0al+Gq+24pZvJ5255wKIkfvJ94PRz6Da9rt6UM0pMkDdquDLrVF6JqO9vm8F18HbwXZDd/Q6 we/4LsTRYvSRSdYbmjXY+t0gZKzDmqCUouHec84wTZbjIXKYJ+YYNH0lWHwwHOiE15WSMhSD615n IaK+LGctzgfsNKka0q7svXMdCrwwRX0wxrqrFsh2sOQHeVjGarKPPARjBhLdq6+hjS/SOoPzipFe nCVarci6MSNfUZFRLnharaRWyb2x5aIchNaIHn04W2PfK3uG06wtibeqsjNArrrSdKIHngJX9SBq QdT55o2GsI7ot9o1eUhTjAw9BKiNvGa+fL3w3//zZ7L1nLzlk7Mc5okJx37pfHvf+OXbK798/8K3 9zdWYKuFhGC8x08Th2VR6MrAmdeaccZr9JoZ85OhJG2D3SjSVLLW2rD9ar5DawP4adCQFGtxRuk+ OSWFr1qDDbrnv4feNJCssWC1agQ74/Z2xukhaXSrUEYrnHsZCDY7mJo/uJOa0mvwYvG24Y0Sq4Ux UL/H7OkaVpOVVPLLdeO6Jb6/nZmdYXKCtwHpQhBLN0K5b9qE3HXJ7oy2G+IBqYjruL2OeOeiQZRq UtCysAxSDkWda7VpryNGbWYiqvG/iUy6qMUXx4++QsawUN1Gt6NAGXbSRryXvgCpdWpN+kWJOp6i FRbvNL22C73e2HzqTBMUB16Hi+1G9lE0hNXMO+Pu+2LQyCisI06WZQnMh4VliRyChaCwTn+50vYr 396/8z5NpBY1OsspsNS7gHjl39XeSCJstXDdNjqNGD3OufsQKKOx3GVACaXfdAlDZWk0UCR6i/ea I1ibHqDOKYt+8YaDgSiKWQ/BD80Gg42vZJ8+WIu5FkpOWKM0XY+QU+d70eDU02kmozmFkzEjKrvd WYj+xloYlNtmDIfgWKJn3XWzUesd1jDssZo30HOm5sb5dedvf/+Fbiofj0fs6YFP1mOcoVQoNbHX lXPe+LJd9GdznmVeOBwOmggcIpMb8x3TKc1hGNSgrje4gRHxZkZ1lTTqpe5IrtSqkVrUomOjrh++ rg81rGPds34OweNNIFg7DkJNtfK5YkUtvQqj0LmNMYbJ6h6/FPVZqIVeSUUY6M3q692abhRGeGir OrRWMGvDSB0brxuDQUZ7pwzBadK8xFIqKSdeLxfNGIgT1mpwahBtW6woHk5bGYPpFkwcg8qKtIa7 JsVglzrss72NU1Rls7d+XyuBQu/gQsA4h7Ejb2/AG+ljkjhovjf2WC2FXsZjZQe4aSju2rCH0tVj rRPyH3E7bQQsGNFqoY+T3VgHYkcgqLmjynvXpkKwdHEj6dcSgnq+jYhScafAw3Hm+bhwOszMc9BI rN5pOVGvF9L5jffzO5dnTzGWOE/M3rIXi48BGx3VGlLSG3VPXeEcXmENxihFxg2N/po69KLeCwwi TXHevSksRaxm9TlLrsrqq4MLICIj172qLsI5mBcN8PAjFRdoSSkqJXd1WrbC5AyL05s718Z1S1QK H/aFVAuIKjKDsQOq1Yd4m0Eq0JbKIJyWwFomzuuuztExoB1Ufv18B7k318b5/YL59avKyp8bJzzn w4L3ATk6TLPI1ZC9YaWz50RwhjkaXhbP8xR03Sv63VrjlHokeov2WiBneslU58hNsKnRjGZN2VbH APaWkaDPYf2duc0OMGwqmTULUwn4OmHEIN1qcrB12ms7S6Wqa8bYezBOcKL48K6tcW6Kxu+gs4HW SBWNpKcgTh2oZax0qVoJy8iObLbdFZi1/rg/rVGvQa2Breih9Z0LeyoEr47QZhRh12zAedH8BNNH UKkgLmCaosndut90wUP9LF3TgOpN/3+T9OoPLE0VY9bqw2p6o6P88VLLmMrfklErpWRa0T0nA2xh RLmVrWqJMpjV6kcwMgw9al1EHGWEkehGoQ0Fk6JHa9dStI3JBYNqQ9cduDEaNDJNnhiCfmnzxMPj gQ9Pj7w8njjMEefV6pmviXRe2d/fSOdX0raRsFQX8YdZCTC7xUePD47KKLW3xr7p1kHcAF+Ml8ha uavJZEST9T4OJ1NwbSCj+iAui6GLvvy56mfSmqX1ouo1lDknYplmSwyedBtOdqXJlKyuQI3hUtWa d4a1VF63Qms7azqRcqb1iPduaO2FDe5hr23wgShgxHGYPQ818u3ND2RXwYm2F3BzGap5q/VKXS/w zWF9JNqFt2PiUiunKMRDxLtO2Bfc20I4z5xqV9JyMDxH4aSbNForNDKCU/GSqYolr1DzTk2W7DxW BCttTNiHkxShNH0Bah8U6oH07l0zo+haMW1Z2FNhHoGqtXbF0qFW6Bo9zSo8JlhVptrbqm4wFHPT 4XMtdbgsFZdXa2UviU4lMmLpxjq51EwdwqzJdrCNirYaVeULGoPemgaczgGzKe3qsm+kPeGMpXmd HRljiGEmxo4rbVCUGzhHc+6enu3uwfa9Y6xVemyq5FKwrahk0YGzXiffacebrgo2UeuQxZFp7EVf egGaMfeUHhk7brzDWKPY7TrCRaX9COU0olpnMbjasYMY26oMiEJRgvAtAmsYNtqYqlojiBnljgwW gVNxxRInYpzABg4vJ/7w0wM//XTk5TDjxZJy4ny9cHm78P76Tt5X6BnnBOsjJsyYMGGjI6JEYm8M e62UlLiuG9d1o6WK8cud3c9tW6laSE0z6or+Nk4wrmPrCDoZKKk6fBEpN/YbLyEI9NHGiH72zopm 3YVArfry1daptVDKjkghRs8Sw/CUQ+2Zy7YiVVNqck7Qq4ZGTo4YLC7Vu2RVzWad0jLOQHQLS4w8 LJHzlvShNze8OsobGGrD3jupVWTdWM8r12NS7sEh4B4WwnzEiyesmdP5wk850eKEt0b3+KbTe6H1 mw8/j++9jcmSiqq2VPA2Ye2uwh2jt2pubSRLa0AHYhAstRday/T6I3yGkVJ1KYVYEoeaqL1yzUX9 EF0FW8sAwNI6Tgze6z4wN+3/7Qiq6c3c2yPjwJpGd50y1oq2aNR8oSBNaVsGIRhH02w4Sst6c/dK LpVUCrUUjBgm7zFd2HJjK5oLcK6NXfT5MWKIcWeJO5PzBGPU2OY94nRW1FvFGasikTbiolQ8owx9 h2bHYw1enO4rrWAHigtR4qxDQRIGhULSOsW7uy8AM4go9obKGozBXHTFZWV4B+xAjmk/Za32aF09 yPTSaU7GwLGOFF+dXrdaEDMGLF0XtNYKwXmmMDPHmWmZccvEy08v/PSHJx4ePcEKbWukbWd9f2M/ X6h5w3nDdFg4PXR8DLquQbDGIj6MSCbB1kLLieu2ct1WSqr4RYdmTixdxrT8Hu81hqhG/1k3YIqz 2mOL+ZH+u++FXBrWdKS54SXXg0L1GQykulNnWNYKJNdC7Wm41gJz9Gq4atqj7vuG1E7OhbTrSxyD JhovwfOWi4JDxwmgSciFPtSK3hrm6NlLIeU8fr1h+hjJT4y8Rpwh18y2bpzPV/ZWCQ8z89MDcziS +hU/XzkuETkdEDdhAe/BGgWzGdOHmq5xj4MemYitq2R9z5k57xSjEI7aGltVxZ61BufUl2HEathH 13QiGd9Hvx1YVbcmqWn02ltKSFMSdLD6wntx1Fx1PiY64tpqxbSiPy+ivKx2W5SMbY/pdNPv2D3d nw6NDCOnz1kNEEWJRn3kGuRWyKXoitaqhf4Qtb0E1YFsKfOWd7bhZZjCzhJWFusJ1iJOVITnHH0Q s5z4AdAo9k4c7a2C0X/ILZpajEW8oInnN7Ckzvfd0PT7cYqW4XG/pcyYG8YV/cJ29KaTIZPsThAc 1apbT+7AyjZSXRghhk7LqzyWh8aC1V6ui/rJOzqY9KJf+hJmlrjg48LyMHN6Xvj0xxeeXx5xkti3 lfP7yvr9lfT+hqNzPAScmXjG85wnXHQ0MtSEaRZjPcYPqa0ihdh3RTilnLFjZxysh1rJooW04l3H 8Ml2XbF1S7NqYrGjRSmtkVJlS3UccWMY1Q16nrSRfdipbaI0Yd8b10tWOW1TUVKMFuc1hNR0SKmT 90YtOizdcuG67aRc1X7sHEfncHS2WmHgqA3Cxiifawa6ZgomB+UWc/XDq34zgok1WO9ppXJdr9Tf vnBNf2Y6TRyfHoj2xL5VHDCjIhumiJWOtRVIGNHpdamwFm0Z+3jrTB8BNWNWkZtmWho0MSkVpfX4 0S4ap307ohjZVvPYHOnncUuaLq2zN20h1lJwVY1axqmSsmO41M5WMm4vmKwAT0vF3bImbsrOcej/ UMjrPEck4MRirUJtmjRV/cmtf/eQhdbKSMJuY7+vFZkxGvltxnp2Tx2D0qVL1k1aSYXsdq7ODZ6j enWcdffpjitVSxZjhV70w3ACfXjFRQxWdIDknXoGWoeUK3vSU1CMVgT3bQCqoKoY+uCk6W/f7vvN PhDh2uvqeqr1OkQp/W4mYoA5rVUoYkmZkou2DFYrgdtAZowHsV6npY/HI4+Pj5wej8SHicPTkZeP DzycFry15MvO+vrO2+uFdr0SDZxOD9hp4tIqX3aDd4lSK6VmDI3g0ARjb3Xa2xotF/Zc2VMhlUYc L8FtINZHGU0XxDrMGGpp9JUhOojWYrzXAWwpatYxukR1ZlREvanMuetgrjbYc4Et8X7dOF83fai7 EHzU7L9h+ii5ctkz615U/pobl5R5XdXg8tQ73hkNer3tshUESBf1qdXWyMN4MjvHHBy1GqSOYbEZ VJVxUYsVrDf03tjWldfXN97WfyMVLUXDMjNvgcMkbHak9lRNMlYgiVZIwXVdYXUNP21NmwDGwd/G fn/NypvQBChdCUevtms75Le3z9wap0GzrarBic4Uwoint1xKu8eK38RSuY5D3EDp+lK2XS+xrWk7 G8zACBnwTlfGakxjzHkGcRpUai9CEQ3MuTkQ3bjwGpDzmI/1qoMzcztNBJEREOphjgPGM1iO16qh rHXEgDkxuFvyU4jEx0dcjLicNDzROVXj0dqgw9oRDCF0sWMyq7tvXU9lJfK0gnEKmeiiu+nurFou a6F0JfSarr8ItLH7dDpzoGlPtutARwY15dZ/9rHLVOaf3iyqVNO1k1CwTldu92Tb2fNwOvHp6Ymn 52eWxyPx5Dk+LTyeHpiMoa1Xtq9vXL5/Z9s3Ztt5OD7w/PETNkTM+UyQK2XP7K5SiwqKYrRMTnu9 kmHNlZ7GMKqp/XNkkY51p6Kj1IwDLnics8q4R8vk6BVTXo0lt4ZpOumfo0U6qshTDRteBl8RbaUu W2ZtZ76+XXm/XojjkF6iA9vpojfMWgpve+IyIr1TqrxvmS/XzHUvuhKyQph0uEut7B2K07atilHq U6oEY1msJUdH6466M+Cx9UeiypDTGmOpUqml8O1dib+fv11ZU+bhRZgeAk/PM+nLRP6+Ui+bOixF KyzlSTasHUPkLKTf0Q2aqJmuZ9WG1F5Yy1XTk0zgJEF5DbVich6FitV2qt62M4mGsEyTDtJEOKei kuhB22lNPRqSlYxdb3mUSdOzziPCxCN4pyRm78xQU5qhB1GNUkWNTE3UBStdq4oyeJjGqNCo1BsB pGMpWKOtn6md3owOiDHqPZg8IpMq6Z3FbIlrTuSqycoa+DM0EzFwfH5hOZ1wo9IfVl2V5+h/0BNZ nMoj1Smljj0ZTqo6ZLwybriOYJxqk3veVSJsjSKkeh+mIi2hdZ1j2GrikhtSdXpsnLrWnDV3PmXl hgjTtBpuvXTvepYO0o1tyhdcDjMvH17446efeH5+ZDpNmFk4LhMeoV7OlOs7+XzG9M7pNPN8OvDy cCQsi9KH18z2tvL+fmb2B7Urh0AInlkarRRSypAyrlY16QTVfjtvMV4UbFIKe2pIVoKxt+j/zqg1 V/qoKoxwKW3EQ98MOaPTGcIsMWBt17nImDSvuZGA18uVVBKTm5iiCoaq0d50u2bW3HjPRam3rZNK 47Jm3s4766arsRAM8+yZg+bybLVSjei2Z4SvtKailOgs3TgQz9Zh3VV8dCtx+xCimKr5D845TjZx vWz85e/f+LevX/n08UQ8HHj+x3+G5jAYPrff2C87PRdS3ylWb9Rgb2kROt9odYxVi2hy9LBX51a4 lgt0mF2niS4pqys0r0EcpQvbLStgT+x5AFkmzzE6Co3z+UrOVbF01lCks+ad0hvOOo0qt5bmLHls 0XJtiqsTMM7cU65lDAatgWR1c1TF6uVWtSXLpVGdUevw0OGI3ERDg6hcRV2v9Qd/A7G0blXYJoGj sXTrEC5Ygb2rOck7TUQWAT/NHA8nDqdHnLc/kQ8p/QAAIABJREFUdo25dfKIx2pF561miE4YVOA2 HFQ3mWIBzMig6wJ+OOA0ghW6cRjpOAqTVVpKCEH7kC68pU7pme5Hb2e1h7eDdaZ/hpB7R6qKkWTI jq0z+OgGv13jw6d54vl05MPLE58+vfD4eCAunu5hMgabNur6Trm+a/DDcWZ5OvDh4cRpnsitcbm+ s75feP/+xvn8xj88LRyMI1ivoam1UvfEvu70UonW8jAHToeJwxKZxtCtoZi0dSu43O64rTlYjHUK UskasgqdkpMePk2dl07xxjpc7TL8BbosKV379Mtaue6Nre541/BGOASHn4MSd7dMbln1+7VRRl/V ELYt8f6+cd3UMWisYZk8S/R457jmos47KtbqvKcNBJmzwmIt9IBJyoGU+sMUdjukW1EXWpwm7IfO dt35j7/+yv/2t4/845+eWJ7/xPz8k956Vo1k51++s52vpC1xzY3aHZOfCMapUrQmVaZWbQdKM5Si FUrthb1leu/slqEXEbLrpKzml7UpuSmlnVo6tMAy6YXkneZRBKN29F5F0d3Shk+h4GzRLAWrL5cD fNFLUG7ZbP8/We/WK0eWpNmtfXX3iDg3kpmVXdU9GA0EQRD0/3+CHvQ0D1ILGGEepJqqrKzMJHl4 ToS775vpwcyDiVEXCmg0spnkYYT73mbft5Z4S8haUtPIyyklkhfcCHf25bE5GToTvMt17yIcMx4z vOrdR7+vw4/Ziwvo9wHPPBQX5p1jRiDpWnoKGqZKeVLEmvPEPGkppFRHqcLeOox414QHMSUT4+4w b2YtcQjRC73qAyF41NMeAiHZx2BoUw6v0MLLlDnNmlhqtdOao0rCpcRAKM6SflWjki5o7NjZIu2Y qnrvmaeZ02m2I7JjuMzj5cKPT898en7g8WlhOUVS0mFRHoVYV+iFnBLptDA/XDg9Xlhywo+B3K7U b6+8395532/0VnlMnpfoWUSQ2rhuhW3d2PaCC575MvNcznx4vfDyfOU8L8xxUkNs62xrZbK65ZwT 5ykheFazDpdhNqVetTfgTQTi9Q1xmI/uxIChkeptNJVnrAPxgyV7luA55YifMrXo2mkvnd3sQcl7 iImcBrXsvL1/4/W68r4V5gzTlFiWiWWe2fpNScAWBxYc0lSeWh1EIkuAFjbWcBCH9e9Oswx6TYkp MU0LaYrUsvG3n3/hv/71B/7yl5/4S/7I5WHh/OmZlAdB4NuUeP35n+y/X7mthXVb6T1Q02zd90Er RbmC3tOwQI2VqrKPyrWQwntZET+4JWHGkRpcpfE2Cr0VIoFTVITXVgpbFGKAc9B13GYDOMWrB6LR lPdWCVXtyCF4TiQC0FzXVqqYVk/0zzScoddSJviBrxC69WecN8mt8jF0LdhU29YtpIcYUlyLrveH hdkrup2IpNsAOiWihZ16Tji7dka02BW2m7YrnddHz+jefnFncw5HGvpECYec8SgpDKXXiFhysOtO PgfPbFCPEJXHV6sijMVpZz84i/Ae2QMcyUdlAopWg2vXVVIMRgo60mnHsSiqhXfOiVNMRENbheXE x5cn/vTywvPTmfkUNWctg0Qw+MYgzhMuzeTTzLTMpBhhdOq+M24rbtsZo6rNuHc9tnshtErfhHXb KXul90GcJlIMPFbh0/PKn15W0unMKU28ldWsyY0YBB8Dy5w5TYm9Km69tGauxE7vVdOLKRKzasb7 0E5E/kPzT0TuqvIydPiYF6cu+ujJTm1PpQyua+O6N/bWFNwRdCg5zQEZlbf1ytfbxtfryoubcD6Q smYmpn3HiWBweLzodWMfg9AGiw9alQk6n/FN32itdWJMiIMyxJDUSQWm+8Zv//yNv/78O3/9+TPn 8zM5Bc5PkeXpAv/2A9k7YnRsHupvX7ithdYK+KTD1KE4t9p0G9Kco3sFveY0cUoLjc7WN4Zoc7Gg AI+0wY3GlQqjsgS9duoKsLEWRYsnF5iDsLuC9eBIUQektenV7l2EnDUiHtF4ucMzetCHE00V67aC 01P0MAu2GL/S4aOmacQGfL3rlaCY7LZ2bcyoSWpYd8QzxmHGkjtdS+y7GGMCb1mZoDM6Z0yq7CD0 ii+D2FqjN88YQV+vPppcEnIPJK9fwe+Jf2dHcFNs0xR17LR6OFlH3XvVSxdTTAWJSHNUN9QngKK5 2gCf1J3Wm1A7lK6Gnmz/1ihyXzF5M+3Oi4ZbsujKJU2Zy9OFP3185E8fn3h8OKkDsBVSH8xhVkCH X4jTiTyfVCUtnXG7srcdKYVYGtkFUo74HDWv4Abddca+06Sx113rnN5ruMl5Lmfh48OZP72sEBdc yryXTd+IovhzHc4l5hy1F951dysdUjDvYvIwZaaU9MY7KnEMpqgEH9/1rd6sjedk4KSSwqTOvOTV 2bepX+/1fVW2YNVptg8eSY7cA1I6tyZ8uW389nazQovHx8Q0TXf4hUOHaK4ZzXdolTlEfZhLVCZ+ LJoMHb3rfMA7hjMclg/0VtjKRhuOz79/5eeff+HDeWJJnWl6Jk+Z5cOjrupS1rdlSPz662+speHc Tuid0T1DIs3cgmJCmRnP2Wem5Uxxg1E9senQrHrjTnTN4mMouOjd3UY9higoRhSeEp3gXaNqnpMp Bj0JCexFT4B7dczZMSfdLngJrH0YzqtYmzLqZ8WDG/pzlOEODr2KcZ2nS6N1oVXH3hxrc2yWqwi9 q1TV8P3BzNxg5OrDwiZm107xDuJxrTNsLoP3xhrwpJCItSoSafRxD6kcFFAJXm0zBo+47zC910nj CCTRUEvG3zFcw3UFHgp6/MeRJMLwlCqqDrUAR/eO7sTCR+azv0eNA8npGusY+PmoWfnTZGZecaQU ebic+PThwk8fLvz4NDMvCRci8+jM3hGNu09P+</text:p>
            <text:p>tROHt87o+z09Ya03VYtpv+JCfFRa67WQyitGI1V G1suBIg60Dvoso9LpoZANf56MwWUz6os13COphQHagfyogISJ5q7SFkR3UGGUphc1OKQvR1a75Sm LT8ZAx8Gc/LMxs0bDsq6s24b1+2mnPjS9UGurg0t44xA6cL7uvP1beVxziz2c0o5EnO2pqW1PkVU ImPy9+L1ihajZ86JpVauIQDWdxjGQ5ChLUOLQ0tf+fr6lZ9/+ZUPDycezxOXh6xkpykxfXjApcAc PA8hMIfA719flWvQoI+on7kghOhM7tqJw7r3Wd/G4jOubYTW9T6OQ+KBuRsoklTJPrM4FnRVFqxk dl9qi1KxnRwAz0gfnr0VmlQjZ2nwTYZo8KnvyNhJLuJtcu88tp7seIkqX3ViLAy9WteimrhSFWIy ujYQpanefUi3ko9TqYporFmJRopzdwewd9i14JibheMsrT+n5D1xdE2edWP8Kf3HiL4efHL6ZfG2 u7ejOCGQY9BWlgM/AvRgSu9OIuqvi37wPN50SoNBNUqQU0y3E4sm6pVgCrrjnHwkmTJcerdShk7R 56jUl+giy2Xh+fnCp+dHPj0uPJ8iKXlGCMxkcnD4OWtbsejWgl4YpdLXlXG74qSppDIlWgrseKp4 fIzEGHE+UERFkw7Nd7sYLFjiiF7IQY+P1dtq09DjbehTPgVv+3/Ql4lYRlzXXoInOc8cDRTSHc3r B0+wDLsbeuzvnb1qcSolx8muRKSk145WKGWlto1eClRBor87DyVoc7OK+gXfrxvrw6K7ay/kpK24 WqtCX4+NTNOHtfeeKlVNQXYSqjnynrUgc/z/YKeIDT06a3qv8/rtlb//8ivPDw88P1x4ejgRU2R+ PKtNOF6YhzAPXZ/lFPn99SvvQ08+pzjoXg+sfhRK25FqnMDQ7yWyMQa0To4RYgSvV5ouQ6W0o1Nr wXt4mLR1mGO4x4NBv9QDPQXqyC8iLtKdZ4xG7JUqjjj0FDFGpQ2NEoNn6h3XG947xa6NQRRzbtKo Xb/wpXZqUV1e743RK77r56iJs06C4IKKbv0Q9WAcDz6bI3gRHW4i9we4uiD0IeW8Wrij/VffVGi5 wjsYovc37wfJD7IXC9mYVopDKa0s++Adowt70yhq93exl24O7Nf3Lmhs0bL7brh7kccNfULn8AcQ RVK1Mrb3zkPBGNnbnjVlTsuJ548PfPj4xMvjA4/LiSWrIXd4R8yzrmQietJBtKBUC6N2qAVvuCfv PT0o2unbptP1ZZ54WDROKy5qAMWrfdWnrGw3GfcnawduZefasbedAh7CAZwkaJnHacIyWja9jo5I UHOrhxQD4gO+VEarSOv05BAvFDTmelvV9jvPiXOeWOKE+Kh3R2M50HUh07gnde89fjFZy74WttvG VguLRGLozFF13MXpkK17R/M6k2it4y3/PkANNAFqDizJk4NwLdp78E7df61WYlSLTxPtsv/9H5+5 nC88XGYul4UwZUKM5POsH+ZTJr2c+NhelNQTPVPaeN872SSYMhqjDFovFBpuNKY2CB1caeyj0F3j zEJ2UVt4IrjWKN1TW0Go9CA4MjF5Ug70IfiWwHVk7FokCv4QXuJjIoxE7406dkqzQan5MwKO4QLD Q/VdZwT96K0IuKanyq6pz7brl7/1bjj+ZtKKgXQd/InYNcPCSI6DG6Bf/GCOiTbMWl31xNjvFGKx zxak0Em+EQ9r7LD/YPSd6Dw5as0xerlLP9VzLgYFUW5gCEo1wbXvKT6Dgej0flBoZDtYHWRcN5xZ hPVtFKLX7rkx1bxmgEGEFBx+aAkouoCPkbTMnJ8uPD498vD4wGmZSSnhvYIidC2hxpjRCzTVjSEN kYr0cR+MpaCT9wK818rv31be3gsPU+ZpyWqPjVnXlF5wQU8F3lKO7g/yjNteeSs6yOFQbB8JNBLJ RVro5BBILtBHZzfX3Wz12mRQVeedroPQpOQQbYWV1qmlQ1Bj82ky48wQtjbUEDuOinGkef3giTUw 7VSvSPO9aiS4acIyBshJh7mKv/ImD9U9TO+DUiole3p2do8OLCFwivoQeL819ipk5+hUnds8ZGKK SBPW686vv3xhmTPLkphPF6ZlZp5V2ply0p9dDkyPCw+1UltnWWZutfG1CG9b5XZdoXnaUD9FcJ2x KYhj7DtbVajMYgm/EDRe21GpRq8D5yrIZHl9hdpwVNd9xKOQ3DZ02yJOr3y4zK1qRLf0qmwCVCUe THArwVP8IEgndtvhi86VmkBpg1YGvehmTY7EnzNUzv3IdqRy3T11HW09H4ikqFmAYZsjZwCfYVc3 o3wQnGZRtMEIcRuNMQ7fmIY9koc5eE5ZAZ6qidMhVTcghxJs4l3JjR3HsgRTyGlYxXXobpiiOlqw wZmG2pHRaG1P+sOeNBd8T0o50YBHMApP614HTMtEelhYHi+cL2dOy0xIAQlabBJnTcKhRynKhh8Q XTb3XdRWFpCTZr2b9+y18eVW+fnzG2+v7/z0PPM4J5YpKQHIa0KNPyjE9WGoU+ggg7pVJQOP76ZR 0VUIySdSTBRpxKRsxFuPlNHxo8PoJITpbki2hCVahnEd5StY9TeazWeaIyF61nVlu+3UquKJ7CMp KSxSabYOww3ZmV4rwu9Nj5oRTZLFFI3eHHQeY4GsFIRdKvvW1Ao06RUuelh85BwT5xT5Ehrb1uk0 IqLZCK8YNRGh7IX19Y2//beKD448X9Te+zgzLZNqYqtNHIMjzomnx4WHx0wRIe8Neb2xyka5DvYi ULSBt4ZCk8FWdmpTdsQYwfILg6b4UpBKELmvrr0P1gUYVBR4G7zXlOlQVL70RgxwSo4lZMSLziZ6 A9FfY5gZK3g7OVnFOg7Vl7ehWvAmus2Q2rVA5b+/MO5OTHuxBHMU6MPJ+ITBEUIkhkyywF0Rh4x+ L0NjNi9npSFnfyZcZPhINGmO/kuHvhmiw1Yx+nb/oyfycIppEaoznDXU0P2pR4Weyo03nXfQRKE/ dtmiz6Nh++Wj9YeBGLvosSVZ29DZl6cPR+lCjJnz0wtPHx55OM9clonFWG7ejmHHQFNao3cL7PjA knVoiEt0r9PV7ATxsPfB+9vK79/e+eeXb5R95Xl54MEm9yGGO2/ge1BDBzFBhMk7lhj0pNO6rTq7 gT10Ih6CRkQziZwU5jGKkoajOZYjQvI6alNDrypbvT2og/a4mZJjmrTB54KjSmPbd/Ztp3f7yw46 pFXkm56AvP/Dw0tgq2o06qIFJR80mnxse5ydyoJz5CkRa2O/7uy1sNdE6cF6Iok5Zc5zZp4rfuu0 rlfG2Ae1VkLQOYd4z3q78ds/vkDMLJdnPr088K9/euHD8wOnabq7mmUMvBtMk0O8eimec1ag57ry JcV7qq72Bl5tv7VWHWBGQeZuEhP9EE7RI3NkTlraOU2KcOsCtTT2oeEm7zSp6YZXSIst4KMLxOTY ZNCGQFUFfRNN6IkP1j505sZUOlAVTWE2Ue38GIrNHwxG0BkN/fsp+phEePc9Ym7hV40ax0hMCR+8 GpyqWo/EtgEhaLTeBZ1bBR+ILhJcxBGJ0t0f8N16LPR2Bz8+APJH0Kc76rhKZEGUcOswGJBhjLah O0zXxWKRUX9Ny/Z2FO7ZDS8W0SjyanFON4QglksXXSnu0qnOsSwzHz+88OnlzCU7znPglKP62qJ+ wO897161sYYO8+asJF/nI8OwSME5Sq/s9cbr+43fPr/y9e2NnOH5kplz1LKTG3dejowD/WTwEhGm 4LnMmSXuxLFT2mAUhaE0VE7iYkdPt4klZ3IOjLVRGviox+0IZKcP16y2RQWFGmAhippeZQqclsSS In2YlWjfKLUgoic3H74z5nB6NA32exkWL26ts9WqR1wLptwn4aIchm6glzwnUm3I9UapO2tJrFVD Jz5G8pS4zJmHpXDeGtdtUDuENrjebiCDeZpUmRYC+9Xx9fc3/vb3f/Af/vSR169X6p8achGc13Oq NDX6eOkM8TgXWWLgaZ65nhe+niZep0Ddqp6OqjkNuzEBvcNJ0eutBM2hpImcxDIYnod5YUqR2gdr Ua0WQ/n6x1Fb5S7Hy9BZ688x+0DzGiGurtO9wlYnEkmcXY01Kl2HSkibNWFB9JTqNADGUYw77mhW ejrcMWJfVGcvheg1Zi0hqCJMqp4AhnI29GXnzX0Z1LDlsg3mnZ4AhjH6uojuiYN+GXvXo8oBDHXO ms5xmGZYn4jDFpJBdOpaWmMtjbV0UnBMTu+9CuXU2GO3H0LxQZloQ5FgrWsJw6PJrhF0Cl7GYJPB 4+OZP3048y9PZz48LORQeVgil3nismRSst6+A89Qv1sM4DPZO22FOa8m1injnHoH1tvgulW+fr3x 7fMbUiovHy48P57oDN7WVdmCPti9XB9+0ps9mLUie1kmUvzGvt+4rZ193ZSQ5vWfj9KVwTdN3ObG Zc6Et5U6GjlMhJCYdHRB9zAF7bdnry6AZpN054Ly4K1/UPfGXhrrTQNKIQftk9uDUJxDUrIHur5V MfqwQ+/C+6ZtwTlqXTShqbS9dVoIDBM+x6gPklIba6lcWyfloAGaHLgsmacy8b4rcOS9mXn3thsW TrMccZqY28DVwe268uX1jd8/f+P9euXx5aQBseDopeC2HV87faDimhiJIjwuEx+fztxuK19bpV07 eaD8fydIQps1otKMFlV4ow8RNUUpgGQix8hr39lbY9t2fUJGjXUHp8zGoRtGrUa3SimV1gVcIjhP dp1VlCIU5ftLsYum9I6Ve2/NPkNH7d2pwcjw5aNrDFmMKeiOXtAQhjuOAwfQhD+cFeT+6zr33dPp zBwcnFaj3dDVZOxDe/TNvixRUbA6MR5D657O6bHGtLJacTyOBKJ/MINYjN7Za2Mtha0LPehT0A99 ConpwkYbSBuMmOl4FZOagCGYTdcHXRMOPGNEUvS8fHjixw+PfDxPPM2JFByXSfPrB/hCVx8NN+q9 gOS8J0pHStEmsY/M04TESCmNvXW+vW98fr3y9rYyhcDHxwtPl5kyOp/fb8wha9chaYtRuhIIgoPk PMMaYDI619s711tn2yo+6VskOWHCsXiPT4mHOXLJ0YasWp/GkpdeLacswRGTFkuaqdeHriGYTRrR h8JD1tvOtjV80NbZUdF2RuvB+buwVT9zTh8UTpFl11vhei3KM0SlH8r6F3Zne327R+acqbumEG+1 MrWgRa7gmHLkYUo8TZFvsXHdlcu3j4HbC2GKZDdpx36e8M7R98bX1zf+9suv/OXXRx4eFp4eHzQ1 1weWEGNUI0dHXfMFB6cl8/x0YuwbVSDXTOn2ZYoqMEW0wFWbDm+j/XcySc0UA9HrC2yvla0UnCh8 VOlLaN/Ewwii7Mqm3YDa9aF2nK4UijKoYup1tC1ZSqdVrejKGJan+P4fhl4ndNiuOntB7sPJYKP1 buAcjF+AaHjJ8b1hegwKne38g//uzDSSriLBxCkOOrtIjApPiEGPosdzpRkifHS5I64UUHiIeRy1 dW571YeGKGDBaN869OjNQr36f/SqldMhoDnXkKG7cq+/hxj1T1LFkXPmPJ/4+MMHnj4+MsXA7D2n WXVd2VJ9YhXO0QsydqJDjS59x9ludTg1H0NHhjLhr7eVt2/vfHm/8VYby3nmw8PC4ynTRufrtfMw a4HCuaGd81px/bs441a1YbbtRek3TWgOQvLMKXAKkTlMTDHhkzAlvTYolRYFeVoEdBJdJZ2ip006 oGxFle0dR4gTp3nGOce6F64W/Km1Ky/3aKUF7ZbHoey5Hh0jeLuWeS16SacOeLsV3q47jw+zaq5z JOWoeXLbR6uXD+bTREc9e9tauAVPcll3jl47CZdomQavp0tnO/WyFyX5GqiC4Cnbxq+//Mp/WSLT nIHE//KfAg9Zj+z6G1XEt2udUQo7ws123ed5wT9daD7BmnjbdAPgkpbG5LirNyNaWdV8yKB1oTRP c0NfXKVQeiUa2GQcADob/FbbynQnNssaVCk6CBbNrEgbDFeoeFoPbKWy7oVqpio5QK9mfXKi3MNe B6UpRp5x0LLEVngaGy4u6obBYTMjqwUfV7zj+i6i+LgwiNGTnDPFnyL5ZQjx6XIC6Thpesf1x+1C /8XD/tTjaCYdK6SmiDqcdgNqUw0Vxqh3TjHTzp5QbTgN9QDBpsagkkpvQz9wiq8O0YisOkAKPnE6 P/Dh5YnnpyeWZeFI1MQQ8SKMsrO1RpRB7krfFT+U3R7CsUeBNNNTpIjAvtGG8PW68fn1lc9fXvn8 duVaB4/nRRNqc6Z2PSF0wzNJUylqKQ26GomqH6y1sW2Fujd61WuUeMHFwBS0jRVi1C+f6zZN0GuV E08plffd8Vog1MzJm/orOm526nPREUYgp8ScM1ttug7bdmot6s9L2JDWKtjeJCIm/PDe/ob1u6rY a+e4bpVvt8KfWmdJyghc5swUEuu2UnpjiA6eznMkiLCtitba1krCIengMWrz8ZRVhHlrRkDyTr/A UnSlnDM4od8q//ylMaTR3IRn4qeHE8snBVdw1gBQEE+UBmVlLzvvvbF35U2cp4kxApuDOBq5KZw0 HGEqE7Do+lru4bbSlKUIcKuVMnS4653ek4eVn+gqCt1b0wgvAef1yymt3zcHIoPohnkY1EO4bZWt lvs87fjyh2P7MIbCXHvTtGW/j0AVb+6wF2NkuKikbPMFaEhXo8Uyjo1d51jGeyNNT143RS7o76uL ED89nvXL0ndaHwbr5G74USy4TYOdIi40YnwcT3T/WnunSDfKieKXgnxvsXV7enpLJMbo79px0MCM tzCDc4FhHW/vA3OeeX554tOPH3k4mR45OKrX1VgtjVp2uuzE0bg0FNk1J3rM9OFwUUNBYTnREb71 Snt7Z902vt5Wfvn9M//8/MrXbzdaF5YpcZ61uViqB9f0KO6FUQZSBmLV3SZKcN1LpawNGkxxpo+d SlWkmY+EEBk2X3FdISJNdIHoxbGVnS+3ymnuxDmTvGeynzFD+xU5JWLwdp9TVduXVdN+YSiq7Vgf HT2K4AUXBdes5GXWW8TpRiForn/rg/dS2WrlskSmKXJZMo/TxNtto2wV8aqWXqZIZpAQbhX22tW4 1wNT1D57zIEle04Ztq4V4ux16CxN48zOKTN/X3fevjbe3jbe9kRyif/ppye9SpwUE8bohADJN2hF NWq3la0JkcgpBGTy3OqG8+MuUXVyzIGibZ2EFAbB64m09M4w+OeBQksjkOxeL85REXoblFopo5Bi IqRJtywCrmmIpwV7wQWNFPcq1L3Rqq5uOaQ5Rn8+0OJNDCk+muH5dega5Pjye0JIuJBJKDYsOp3Z 6d3am2hYISdDmhmJA95lks/KA0iO7gfSdJgYL7Ne+KULW2sKX3NmRu3KnzvMM7hAc0L3R8hAnzad hvPCMmWdE6g2hSDcmfaC4pw8MHxgBB2KOFRbpXgvHU5VMbWH9yzTzOnywMPDmcvDxDk5ZtHdsgyo VZBScPvGCCp96FhIJ2j/AKeRXj9NSJzZ68513bm+f+N6fefttvH71zd+e9t4Xys+BC6nzDJF+8EL oevgRLFYuiJSvLcYtETnIEewaJkz+63RetM3PnrMr6VSi6LRgzim7MnJ4em0WlhL4FYye2nU1KiH JeYw+PisFH6Bve683W68XleyCEs4iMFKDhIUxhGcsvHEyCKuW7xVNKEWYlZ+oUAthXUt1CWbOSnz 8nTit9vKeL/hbE7jnCNnHRZWp3jqKsI+bIoRPCEn5qWwFE8q3T4zopsdq7cyhOH1z7iXzts/v/Gt /I2HZeI///mJpzlw/o8/6VXBYqy6a9ekZVkre2l0H5guF8Q7tlapoxGOdWbwBqHxBmHVctaQo1n3 fdU2J/3nW4z4rl9M6RrZrlI1+y+dIElX05Z0LGYddqKSFjErde0KGFUVZLqzH4YhxESGwk3GMFSY 2NbAeJtOT84pRfCJjvIAPEPlo05P25rV1YTt+AN/UFOJieCyAUqO9aKpwZLHPOmHSFFHE8ew7t4P cJHhglpN/oiBHmgzLjhOPtGl02zzqTzGih5oAAAgAElEQVQTua+h6rAhhvMMf0y0h3YNfVLOf++K TPIwT5n5NPPweObhPHHKjpPvzAhBIA7HqJ1Rd3yv+gPJGfEzzBGfvZ7dnCfEBD5SGtzWyre3G9e3 N67XN663wtt1430fVHHMKXCZVQ2lswxFpEmzI2Bt9C7qSTB82XAaEQ4OclJ0WFjVDBsk6pBHRJmG u4lKguNh8iyT4sF7b/TuVZjS9Y2z31eaOmhMQX9+a21ct5Wv7++8XVce08Qc1Hzk6Sja0xOc4suT dxbz1v1fb51BZ3hviqpERI/zt1vhdmrkKTPNicenhfO3ifjq1DdgeXYflL8Yun4g8fq87U6ryQnh NCXOU2XJwm0b1AEpG/ClY9ox1ZqlM7Rb5fXrF/763/7K//7vMx/nyL8+nkiXGX+cSm1HX6sFa7bK 8IN60g//VgqlVU2PGpnn0K+nMGxNrJHZIy8f3MHuU8PSNiKtCn3XN/cYXcE1XiGm3sNwJq1tWrce XQgWnR5OMwGlNSpNGQ9WrJZhxmH0heVR0lUXueezxGkiNHql+cSU6OJ1o92a9mJSsGiwWRC84aMM f35QnbXEZE1GDiihJk9j7V0rhGJwzxi+p/icutRkqFqpi4Z3dBao5CBFh+mXLFreGLGAkKG+dcdg jwUXvhdLgDiwgIvdtewPH6PjsmSeLwtPl5lL9pxHZQpK9pmds+uFU85ejvgpEfKCSydccjhfNcst mkOotfP19sbb9Y3b+5X1fWNfK3Xv+jYKKvxYpsApCG409r0w3ISQaHY827uacb2LZBstVJOcKode iEGIcRCaI0g0DLhZfoARPZMEPkyRy5RwKTPGuzWyDRmGY7eYcUTIAr4PNgbvtfJtrbzfCttWWUJW Au1QOETrjug9OcHUApMPZDq7iEW/9W9BjMSsaWX9e79dd75NhRAn5lPi9DDx8DizfJ34/Lqy18Jo kea85hukGxBTA0Ha5PTE4JBUaVNjm6CVym5kTG/diGZv9hhVve6Gbod+/+0L//n/+q98Op/4t08v /K9/+cjLHBEplLrq+q0Nc0A6xvDqXJTBKApxlSDWxvMIRSGaIeocAk9tzjZGnTkFu34addl33IAW MHx4NUeSYwRHC4K4wl4rpRSkH/bdcGf5ja5q8mHx+P/+f8bo1Dr0qmAq8j6EalHi5B0xJILP4AOj DaUy90GI7g8wXjkMm5pcNNqUkrId3TU6lS4JmhaFnElIYxv6BtZxfrCpfrfhggPp1lhrVi8cDNfp dNzQI/boGlft4Tumz/uBuGFEWcMloek4Z6+0gb5FaWrxHXrZIQRn9drM0znzckm8LJGn2TNnxYrN MRusUeETKUVVHsUJHzM+qEBCok5wmzjWrfD6+sb77Urddvrej2+tcvxjZJ4yp+yYg1djcW24oJa8 YRTgLv1+x7Ztnb2lLa1xj2C6exIvBW05LjGo/8/EIs/zzOPpwnLeEf/OEAuuuLtS1XbQDtc1RXbr nbet8H6rrJs2DvWAoStZ5SoYoSk5Ug3EGO549mEDUeeC/eb1A+S9/hrrrqzAmGZ9GGXP42nm+eGB z9dKaY1WK8NFqigizomWtCYfSEFXbAhIiJxi5JQqKcDWRCnP3iH3sJF+JqIxwGXyvK+V//O//oMf X1746dMLJwf/859f8K2xVY36qvYtqlNhKGGqjwaiJxIN1Dj68Gb20Y3I8XDtHV1dj6b8ixjujoNg n9mDR9l6V9+fIfG9KFx13QplK7rCFjFFnV3bev/OrOR7eedQhg8L/IgzoUsrhmzXAXo0ealz4b67 daPqz80Hu95orgPjCzg5QnreDvoqy21SDZuGdSZ0MBydXX40hTQsmNC/wx3RElBt1UwnwnCd4fvh jqUPG5KgdFk3bPAUGhLkuyh8DLy0wwRm2wWFj5a+M0JkXmb9Is6J80nV3R8uiY+PC4+nmSlroi+4 wGiVWm7azMsLotpTYt/xfVhoQ9OGa+28325c37+yrgWpQhpaYNiCJvRitIdLDixJRRK9C9E1LZlI Y0j/nojk+/c9DJ1Qi0RkRES8Bk7CwEdhiorqukyR85SIKUL0jB55fvI8vw/iL18Z490wT/rGyOiX PydPYXDdG2+3nffrzu3WqEUzDdHr0bUNpw2/1pmis2Owu7c/DmKMj/qw10rpoYPXv++1D/xWSW87 OQUWF3mYZ354euDnryvr9Z3aNEevfXOt2CptxopV3qtsxiKxKTjd+Ng/F0QfypjKXYYVsxz06Ekd 0hj8vz//k//t//gvvEyOZQ48psjo6pLIc2I2p2Qp3arLhRgGzgekBT2mu0FKASQSRE+Ox++79c7e Kz4oFl0kMIZ2ArSJp8WqtQ32oc6/YZgvN2Atlda7GskPIZkYM9MAts5765/oQ2UYEl/ln5jFSEWu 0iC4RIj68jheBK6LSmjoSIj4nL7nQw41Q1MtXG9/MDuhD+jatYKsD71OjgOCEIP/HioYJl1Q8q+7 RxJ7Q4MPaJZ8ODEiqXAcHsRCDGGg5Bn3/ZhxJAidVL17DF2dJXtLlNEptdkvJ8xT5PGy8PR45uX5 gQ8fHvj4/MDlfMKnqKeU0unbgOFxIYKPuAHSCq1vSsoJEZkTeKGsO2/XK7f1Si1CIOFTxhHwdcd5 vVcFHDkkllkJwD7oyg6zEzGcVX/cXaOO0/5EjE6vIjnj4oxzlUgnB6fAjJzIUfvzyQfEJaZz4IPM /LnAX//2C+u3N12zik6TT0G7+ZKUANNE10p175Sik+sQlS8fsd/iUGZARe+IOBNpyZFj9d//BPL9 GIwBL8SpZ/C6bcR3x3ATOQc+Piz8y+OZX1tlb4XUncZ1B4gfjKHZCp2C6zaihMCwXIk3orSY8caJ roDdUDfEAIKdBhzCAvz6z8/8O40/P184pcxfnp+4TEnXmtkzk/WI64S2WXx3npQxsQnFdcR5skt6 OrG38ZBhJzpFZ5cm7DVY5d2EuL2xNcVrrxYO2lql9abkalGM+0DoVsY5arpH28JW8fbS+EMoy8C3 3kPpqOvA+trR1rSChX2wtZ4Yy8K6HUcYUJH8zjI3Jia1NaBHScJ0oRlxqPZ+l3fHGMJ9ynz0Wr3p klvvjGbRXfRJenyg7n0AFFUdTX0Vg9JRUtAWUkc145pyO86q4J0Sf4ooFFOCSimWJfN0OfHh6YEP z4+8PD/y/PzIw8sDp9PJ3podZCU0j5sz4rOSfEzTVfarHpdiwsukBNzrzvV2pbSKEMwBH+2h1uwI 3XHmfMs5kaekA0qnyS0nTrkFTmy+etcXKPo8ecKcSKeZtCz49xU/FFI55USek06mneb5R0z4OPEY HT+WwfPDmfru7zBJ52BJkLNjiwHXxvd+Bv5e8/ThGAbpW6YzdFh5yF3lmJcc+XIFSh7FGDHSkE6P tQeAG+x15+tVJzgfnxfOU+A/vJzxvfP3r19pHZId8LoM9l5IIzIRyc7TveNq4BHntVmao8bHpSsQ xQ+BNtT25JQrOSzrngO0Lnz59Rv//n//lVEG/+O//pl//eGFjxfNGITklfcoEbr2H8KUGWlQXdV/ mfcsMTIFb/LbQRmN0hXcMUajdcdWG/VYxYmjtsJebmxFI8/burGWnb1Xkk9MYTJxih6/Q9JTTsQa vc79/+79R2rXD8Pxe2+0JTsxucNW7G1+Zqv3oTM0BYd+dxoes4VhA/wqgyqNaifVdPRIhijAb2hB y/uA69o7wYngx8FICxZHhFY0teQtj4/ACEf19Tsn0AdHjmodOYWZxSdC0LTU3jprc6xDBST6e4/3 N81e1Hn2cMp8fH7ih5dnfnh54IeXBz49PfL8cOF8OpFz1sGH5QmGE/w8kfMZSIzm6OtK7Tu9Rlor 9Fp07daEcdsoreKcBnFUNKEElzY0x9C63uMiTu9g1sMbtufHf396c69pet1RWwKOHslnOD80Pv/+ hV5V5hiyI02alVchiqe7yLDhVz7NPFxOrPMJRqW2RpWkM5FoUWJj9MfodcMRtUiFNSuHChE1eto8 pQs+dJ32groWDBARgoZCctKPWW2dUqFFSPZnazIoW1HrTRSeT5k/f7rgouO1Vm7vG7V3hhGD19bx sZJT5RyTbi1cMCGFFraGoCg4lDXhuw6S756HoCvnaBDU2Af73vlvf/+V1gbfbpVfX7/xbz9e+Onp zPNFVeOXmExIM3ApUvair7WqcrMlK8ehjMbaGtfS2LomV4NLCIG9d77tO7eqHMvWKvu2UWql1kZd d0rRn0eJnTIJKU769ynaXo3eq8Bn2FrbKy5fLHF4fwoc/+txyh6DYaAPObK/6EtpGPgERL+4TsNM ynbQqf7oWjMeB4798Gc4LNYn92uJnn40Fh6HaEIM6XinyCBE2WWtyV39xQgMceq014OzvhE9yqKL iSVmHvPMEiMig70V2Av70W46lq3idaMg6pWfTzM//PiRnz688OPzIx8fTzw/LjyfZk4xEIbu+juV RCCIp4eEPynam+Hpm+7MHV1bU/tK2Xeu68a+7sS9gA/Eeba15rANgT5dW1edlBOnm4yh1xfvPMN5 +7PrX+gfFq36w3VKPNoFtuGQEIkpqlW3VoWmJkfKB15Np+d7H1xH430Iay3EEFimGec0irr1THGR OehQKHlHiAGfI14jgvrgGQp1aXY8ZKi1qJSOd4N4b2sG1ZO3xgiRGANLUjPzaI0qUAdMVu8W0WxI a+q091x4+jDz6fnCv+yDf7pX3l7fTdMOrTX83sih8ph0BrFEz5YC1+jVVuTgdW1mjbZeu9cOwTCy rQsmAnGKq5MBX15vXG8b397f+fLtI6/XH3j/8YV/+9T4+OGZy+VMXjLB0nDremNQ8ato7sEN9t5Y a9XWZNVBdvKRHBacF8oovG0bb9tOcEKvjX3ddbbQOrKrnLPZF7Y4mJ2uWKMX2/R4w8aZUchpHHb8 oaBzHN+H3c97a4ZQM5PxcVcw4rY44wgeX367TiH2EOhKYm7GdBBRmSoybLwbdBDetYIsaEgp+kCs rRFs0nxMkps9TcR5qyCqImyIw9NwEvAka9rBMk0sU+aSM48nJdOse2PcwBVlo5UueNGKYrMBjBd9 q7x8eOGnf/0Xfvzwwg+XEw9LsgipEOpG+1rZ34WewccTYbkQnx+I5xMpT0hp0DeEGZc88ZSJt5nx 7cp1a4jc9PeaIilN92MfveG67nm13ss9rNKaPilDGtZyDCpcNBayHtfinaOwtc7XvfPP2+Bt7WZr 7bTRSBE1BwVvDDYNRb3Vnd/Kjb9dN37+/EbdNnKKhNipQ7jWznUEZvHMbigcNUaIDQkRiZHh7SGm rhiTSgitdvY14EbQNRkqV3XSkFaRrKbnOWW8GxSvD4/G0fvQz2DrjWttXK83pMHDfOJ0Xvgf/vIJ j6NuG0W0yFKNU3jdKtepkoLnMgX6CFxXvdOK085EPV46JuEgOYpCbPFBrwI+ePoQWmg0r9eB33// RquN9/eV96/vrG8r/8l50mXm4cMjc0yMa8W5wWgbe9/Z18rr1llr1bWdMQrS5JnSzOzPNgvYFMu1 dYYftFrY941a2p1t0Yajd/UE1q6rxRgdc4gs3jO5iHhheHNdWnnGHauAQ3kXNevRjCDcWtHjv9M8 jBMNXPX6vXR3N2jbpsx7dy8e9do0Y2KrR9e1ZTg4WIJQmyZXvXfkEFlSIh7Ch3H058VAEsnaUa3R qj7Nkg0nMoHJRXx05ClwXibttkfduXarkK5tsFVRcWYduKEDouYc0UfO88S//PjETz+88PGHF54f zjzNmVMOyqSTjt/16dtphCiEUydEhTf4mHADIxqbowBh+IBPM/PJ84AjzTNpFE269UDb9QEwJJhI QZmAOTh60DzC8ZWKdl3R604zZoKzmJMw6LQuvG2Nz+vgt+vgbWtc15W1Fk5z4nlJPKRo0VS18r41 4ctW+ef1xi+vVz5/vdLXzUCNQduVtWtOveuJJdqe3fmmUkz542lyfB/qjWHCS0dweu+OHqbomKNn FGA03QsffYqgF4lhLoJh84bRm4I/1kog8ri88aPzzOeJj48z/cdnbm1w3QvX98667Wyl8r4VW3lm TjnyfJ7xztP6ru1Dg2FE7wgZXFOgxV4Vm+28roz1TWYfflOQbb++8fnXN/a3G61UxpxgSaRzhrO2 3UbwuBQhFroXNhHWDrUryyEGvbIG72kCa9MNS++6/6+tU4qmDGvRfH4bGmY7RB3RiFUJmJxjcp6A p/lhSVfr4/z3cwC7u9c+1NZ0cCOd4A0KI6LAV5y+7XV16Q/AHFbMvVeBxX6eGkvXtzyiq87dJD6t DULw5BAVJOIj0ed4h3TI0CFYjokQA41G2x1F87V0hBgSE/qk8ymQp8hjTiq3BG57YS+Vb6XztjW2 TdirYaxao+HwOTJPiZfHC//y4yf+/KcXLueJ0xSYE0xRmAKkOnC1McrO6JUeYUszURpxDKRWSun0 Wqllp5aVVptFjgN5XnhaFi40vGzUdeP6ddW7rphhZSgrbo6BU/bUAT0Izdu+vw8c6VBBqp6pR0uO CUMqt9b5sjY+3wavW+PbbeP1+kYZhT8/LvzpceYlZzKBvQ1qr3xdC79dV36/fuP168b+tkOtxCB6 xRmDXjtSm9ZCAwR3nCL0b166oqScNQfDMX8WfYvr36nmEKKHszh6C4waWbu6DcucyTExhXRPEYpN 5R3u/nDtAq9vN/6fv/9KkcaPnx6ZouOnT09srfF2W/nsdB+1753rVphjYE5R8w7LjHTHbe96rera Mo2T2ENNZbTvNEoRRtNTqVhi76g1RxPE7gI///ZKk8aa4IpeAX/68MzkEq51+nDsBEqIkIPNdI5e ha4kSxu8t5X3beXttt25fHupbHtlL7pi3Gvn1lSv5kzNnWNkiZFTiGSi6tvNkjzQE+WhS+MPzEiV 6+g6rrRuo49AsMzAQF9m3qb4uGBoNn/n/7vjye8O3uTB33RWMhar0Qt9r3du5ZQyc/YmnRFimoMO 5ysqsPTgokeCQyTRp04/NdMUayY5e6dB02huNPGqVqoqf7zedq4CRTdO5Og5E6hDy0KnZebl8czH pzOXJake21Vm7zglEy9661bLoIeJMJIy8k8nevKUdaPulV6rHlnHoJdCK5XSLS+eMnGZSNOEDwtx 2rTCaCah0RqjNlLTf+dlbpTRCE51TLUOonRcSAxn9puu5ZXoHdk+nHsd3Mpgt2tDq5W+bzwkx4/P Cz+9zLwsicnrXXntnffSuLZO6eHOlXd5ENDXRjveVl3Pb8ObKXio4DK0pr//3u9rI08wl4O/r2m1 4al76MUF2nCUFlhvK+u2c50iU3DMOVooSI+VAhrMEsNHe40Pf73eaP90fCudp8uZp2Xiw3nhcUrM XgUxn19v9CFc90qOG+eUTIMe7O83cNucasKzbouSc8zZkzbP3vTNeOxZDhNvcqocF6eFplo7//jt jTr/QkGopfHLxw9cLheWGEnoiCSkzHIOnHqn34JO8/fCummEd22D67ZzW1cdHNfCuqo4tNSmzc/a +bYXyhCmKfPxfOJ0ufB8OfEwR+24WHJW52p3PSbfkZx6LNf7Ohqo6tUampoe7Bbc8cYSCM6ZG8N6 KRbgUTirGMfTId4RoiMS7h2eJmqGpneS95ymmTlPxBi19dg2YgwH2geFGuKJWRnjIu5OKB0dnFOx Z/KCpyHeaz55F+omlF64lZ21NEZQSmmKkUUC0hNtUezz5XLh+XLm+WFiCeBbwVVHyI4pLEwxkrya iMm6u/VEbUM9zJATZS/00tjbZuFar33/1m1taQLFpL/ucAGfJ05nfaqGmNjqits2nOj9aK2dpeqv VupgL50kQ9VL4QAqamY8OojoFWctwmbNQI9HWse1xsd54seHEz88zDxMkeQdq3HhqoPuIi7OxChM qeu6TNRr31FNm5piPd0H08M30mhEw13pcfJ7mlELM4bTugPZ9cOTnCcnT8wOuXm2rbDOhZq0ven1 6a9hLQcSlEIU0SFkcYqx/sfnN35+K3z62PkPHx95ynp1i/5CcPog+nYrtNF5W3dGH8ymisvJ8zBF tjnybWsUy45E+2BPyVG7Ofm+o/mV6xAcPlluZQgVPbr/4+9f2a4bb7995YcfP/Hhhx94OC9cpszT +</text:p>
            <text:p>czzZeZ5iUwEuhP2Pli3ytfrxvtW2Lu+7be1sJUb276yr3q6rAbvqK3zbd2pAk8xEPLM+XzmfF5Y sqP2RhsWne9Wvf5+bryr7g9iz0HEGr3al1+HzdbQMMaUMjE9RpR2339OyKA3YQyvUXww3r/Ho8Wk 2htlaPN0ihOnKZFToovj67ry9Xol+q5PK48qukJU+ok2jCI+iCmp9c6QY9JJMhtdoFdH7VAtTBSy 52TNoxAOxp2+RXwYpClxOZ+ZcyaHwEwntgI+45omxLx6sAnTQogQcyTHTPQTNWsiTq6VWgq325uW jHxiDkqejcHT7U28vW2UzTPyTA6JU/ScL2fSNJPajX290n2ki/DeGvHWaXVwuzXWMJijVmYFFZME 51iyJ6GlmGtpfFs71wp1aCS6tI6UwY+XEz8uZx5SJpmVZaBj75wjeYCrFddXXKs4rxFsvC1uYkLi hPiklWbpSNCocPKRePxd9EYX/TNgpwYnCnzf+yCMgAxtZopD23dRfZBtHIWnRvSzorMP6WSMuH7I JzQiqyZpPQF82b+wb5WLDP78ceFySYRw0cn664232w3pjdu+cSvOPuTC0ymC6lK59ca+67/fixKQ yPrgK93wWKJQlTTp5gIHvTS6bpZpTfj2ZaVthWsVXvfOPGfOy8xffvzECE/4PJhipEvkVSKv1fFl q9yuV0bTa+u6F96uV97XG6UOStVUHaKMwVsZSgQaKjxN04JLMxLRN3BrhDHYhw4N/X1n7+4ZG+e9 +fyGTZZUJALqgcBZSMu5e4Q9dMH1ind6Wjym/M1kPgcrSJk66pjcWtGW5NCH7pQDpzki/19X57Ur SZJl12XHhLuHuDdFiZ7unumeIQn+/9fwgSA4zZkWpfKKiHB303w4FpFJolBAIVFVmTeEuZ199l7b dN62xM+XG7+8veJMYfjzdUUVglWM8DcVQtZqms5bhx/OpNQtZqzNLHcSiTC5gLHmsbKyzjE57fFb ZlgWx7IcdA4sjXl0zRtRsU26+srFWgVQLhYTHF6Ctg11vbb3MkxKpavgJZ0pqDNNHoJJp5admDJl TRQfsHPA2aD6hV+0DKQa9lKY4k5wmZwy617Y5sqZprCUpm+aFQMOSq5c951fb4Xfts61Ckk3cKQR sPp8XPg4z0xWWw5rr0pLHnxFuiLWY9JAyTRrmKOP10EGMJUuyg+gU8VgvR1W6QPXDOvtMgwgeitQ o1RTH3jXL5KIMvp7U8nXWqU+K3tBHYYzqDDmBuhFDAmlcd1X2CJGRbLa+MeXK23f+c4LU4Af5wPL 7Pj8ccFYmBxst41r3LmlSO1WUWzO8nTQbcvrZrjETGxqJlOGpFCMocU7KGb4561+Fu+BNiPgvYws fuf1Wkm8EEvBOOFwOKjnw0OtC8EHSrFcr5HXNfG27aRtRYqu+mLKWqe2RrbSSFkV9vvKN/dOGOk7 RkHrlkZGZuDeJqdP5DZKXO8kofsMLqPqTkwbbEktae2t6i135EBGEwSlC7Y1QtXDp4vQqpai1l6H JKhOzlYruWRiTmw5EVPVwTBYLe+hs6fE623l7XZTzqUp9x7A0S8e5BGXVJfR8LQb9UdrhXUlVShV 66LvB4jrCnG0RvCm6wgwew7zgfPhwPPZcjo4pmmiVtj3wuIss7ekpuy7uwfCWcuyTPiDJ1qhNaHH So0bZV9pSa9UwU7DRaWlEIZCRw8eG4SUGn3v1C2ybjtls4Rpxk8LNkx4N2GWQog78zUQQmKLSgDa a9ULdLsXKqj5KTc9RX96vfHXS+VLEYqfaCJjhVo5evh4mjnPM3IPEvXGXoUtC3uu7DGybhfe140U C8uks14mIKYoG78rmFNaoRohW49MlcNh4ql6rrlz21Ziq0xNKa+9apW7wvA04ddro6F6j+sQjKLB 7EiMpSEeOgPWe2TMsyudRKegfhBrNYotNCbp3LbIv//2qiYnJ3z8sLAcLZ9lZraGq6hwtdXKZVNL tT0GpmD5ZO6Brs6aFY2N7VjrCCKklojl23KMO/By+AWGKQox9FS1njw1bm83am3sp8jTacaaxvVy wEnQw37PChJZb/S4E9pOLUU5lUYDTHlPxNz4NsQnaEWZtZYcd66Xd+oeNGjlhE8Hz3HxTEb0Favt 8UdXf4l6yNqdICGKXm2tIq3pWNnVhXlfNlcjFLT4RPo9ZKTFJ2Z4DOh6CyxF15xrzmwlk2sjGIsl 0Grnfd+57YnXtws1pdGs7WTQsr42XVjRlNHjZOhugA0LOSnXTEEJd0VS1xZh9LOLqP/YGcNi4TBb TqeJT88Hnk8zNnj9w+XCYQrMPpBKw0hnmgUfJlzw2DDKKe4zX9UK77rv4/fWm8ksWm4mVuGlhpGo 8yoE0QymbKQUWbdErtrAEyojGqpV5JMXjpMQk7CNtU8pDcJ95aPawEus/ONl5W+/rvwUYXMTk9M4 Z9x2bM48zZ7n88Rh0RVb7p2tVNZYuSZ4j/By27iuN277BrXixOGtpXQZX/ymTS+2I2jSr5QB4/CW 06Rtw+Ksznu5Ir0+sNVfLcNKeDbDsurN4OzdYS+jyK13zaS7YQc3TUszgpPhRtMbACgQ0w01+8u2 8dPbysl7sIbnpwnvLc9PC7NzuMnRrGHPV97WyM0Bk2fylvPi1UW3d/2yj2yJQ4VHZyD3b7wxI0zT +1fKm3OaKsxZjTNxTaM+vPL68obpjYtfMcZSC6Son+NaE55Es1l/L+fw1eBcR2x+iJB3klWwqqFg UJIUcB233OAck5x5WgLWWyYsLelOvgyUdyuqTZVaqH2YocxI8LWvjUTjXcONNJ9udXSfL60+8GXW Osxw96kXpI3NguZyWteuxFgLJMUbkkoAACAASURBVGglse7KrLQi6gOQ4HQt0tWc02rDBI+zyhPv XVc2tRa1Qe5JjRRaA6xlJqZQKer/H6UPUlUw86L4pTAZjscDp/MJCY5iOqE17aF3gaUok9BNo0PA evDqs3aIwhX6YLfVQStBMOLx48pfB5nHDSiWGIf3YQAvlL2W913LM+MOWc83ISKtaGJvssRsqUm/ QKV0mtMYaK6dt63yn5eNv/9y4ecvG1c3YU6GCUOJie19ZWmN754PfDxNHA4OYyGWzi11rlvmdSv8 Fhsvt53LurGlxGzBi7q8+thV39tj74nDlrVGqg9y8r2MNDhHy4WSG92a/2/x3IeoqIe0jEPGGvla 6DJSh711Uq1qMhnBoCCOY9AsemoqONbaSLFgasd5S+2G9zXx08uKsereezpNHILj6WkhBK0P30tn izu3TfHgdgkEbzjPFtMrN6N12MYoBm1yhuyFlto9ejVceN/k6wfj0ITR6lPqIB7rTHx93+ml4eRd HXOxkmOhddWjDgeH9RbvAosTKplYGslZjG/Dwae/hxMeV+l1i9RUEK87+sUFTrPn+bRwmD3eagQ5 Z6MwkdoouZJbJvdE6po30Nd5QHkGc9J8zc+OfzaPOjeqGoww2nJ8b4yq42tRmhqmuL8GprOWxNoS uTdq7qNRWw8qZ73XdF4byv4IixhxGPGUNpxKuejJmbuWStiuffFZOwENmkoTp518tinEQhOfA9Ft LW4+4E6ByQnHDsYEhS+2jJOuTwtntTSka/rOoQpoCQ47LfjSKflGKYVa9EuCdF070hCvqUXbLNW7 gbxy2Clg8kxPOyZlatlJqWIpUCuTVXrvHJTqEkToqbPRuPXK+7Xy81vkr2+XAcYA+XDAe0s3nT1l 1uvKj4vjxw9nPp8PHJeJ1DI5ddbUuW6Jy23jfa9K4d0yMVdmdy8P7RpzblX1hlrpzZHFkcdVT9l0 qkzTMkHZMqraWKuZharXTNMbvVoFurSqI57V67ovTvWFsWcu3ZCz1mZ3q8UWk9V16m4beyqUYtiz IWY1nkwdwjAuvceEfdObYopZYS6HmfN5YT4uFCDlyF9/fuNy3THGMI303OR0HpYyuiNNh0moWOVU 9k5u6IhVtMxF5GupDQbdXgnk2B7cyZoSe6v0ply+tGsNt58sT5OAX6jzQfFl97VjylTvBoN/8Aru yn2udEkwGoh9U46ENMN1jbxdI84alsliJkW/mQ1KK8QRPiotk8f8bo1Q7ehtkPuC3wxW9oB+fIt2 /xo/484CVePa4B70O6di8Lha55ai4ngMLHiNujuHcYIz3QwvNirCjXRYb6pYtq7uolLv9lCrsA3b 9Q88FBKxFus9bmwSrGHQgVTYehRTi0Em1QF8dxpPzHo9FWM0U3+vYy6aX8aoAKL9g+oAJKOM/HJv uFHXk0oi2gePdUoGch5vgzai9Im2Otr1wl6T1jjXqlVK3Ywab8fsKgGD651tK3zZd/7+W+LvX1Z+ fn0hlc58OnEKDmtl+AYyrlV+PB/5w4cjHw8zk3Nsu5ak3LbCZYtctp3bXrhumTXq+khEgySglVZb Gd7vXDDFUYMbOHO9iaSiv59plaO37DiMaRpMaSOsTh0Ra7Url9oQq387MXgRHhqXCLV2Jf+2Dr4h TkM5fphejKmkAnvWP8OgW+CMw1kL0tlj5K0mSkqkqHPwD9Mzz+eZf67P1JLZkuGXlyv7Xmiiqy1Q +IUf0dROp1lLFiGmRsz6M9dBAbJBBmDzmxldNIp3R3M5Pw7UnMmxkHMjda1G92O8lAHaxDqERvCO w+RIOdBlbJxqpedKLmrOciTwTslP7asoedsTr5eVORicnR7agB2iYelFa+/6N2lIq+5LpTI9OL5f K8HkXnJzHxHM1yNgMAjqQIq19vU96QNo0mphb0lbpoZbd7Lq+WgdXEtFv7CTwVqvNs2udcvOjA9T 16u99x7vteyzSqV7My4sVrcEYWLxwuTA+WFQbcLkLVPwmFZoJdLbhDWW2QW2srGlG2T1shcZLLXW 6FWDE8lqgQVehpiWKSlTYx55fB1VNPQyhBJbaD5hythkOI/xDidatlXLhq3C3tSwVOr9eikDHKEr wMUa3i6Fv/628r9/Xfn7lyvrujIfF6bgMG4wDWJGSuW708Q/fzzy++eF8+Ro3bCvletVn/yXNXHd C7eYWZOKNrUrXsyJxpNjUf+9BUzK2OIwXok+xlqqQO7qeQimcz44WuzkUu5xy0fJpBKLdLNcmiLF bK1YKl7UkFL7ndpU1ffe7inPzGw0yhuc0n4vubDXOubiPspGHN56zpMwmQqt8Ha9cdt2buuGeMfh GPjhwxFvDJdoaF3Y1ispVZKRAavU6VcG6mqyhoM00ty0hCPWofyrx+QRi/1mJDDG4IMd1B1dKd81 IeuESYwWk0xBOZTNIFkjz/vY8kxT4NA6zQm0SolqOtK+y6Z6yb3Hz6BbAWvZc+H1cmPyOso9nVTx t7bhbBvOUXWpuj6YGd9wA/S7rRjP3tXEJY9+x4EPNzwi3dwNRtWMh+XoQrz3EJZCzZrFCWHi5BaW oKCbXCu5VBztGyMJ937kr6EYMTA5hxF1OzG84qlkCoUmbVg0HbO3eo124EPHeYdzM94rXNJ7Cy3T 8kAfj5ZdGTvPnDK3eGNfV8UsdcE6yzRZ3OLBW2pR8EO9rbSSNWIsTseI0c0uo2ZJWoEqmCxqBBp5 eWsMYZ44UIkCr2um1J1U6zBz6APUiRCmgN0yresbvLWCWybCPIE1xKR4alLh8yT88/mJP3448mHW 1d+eKm9r5OW28bZGrnvmFqseAnsi5aqn8uilb0WzAuueWTCPAknTNCkmTsEnFHUmzkEIkyEZyCvU OhI1A1tW+v/bI19KJ8mAu9iOVMVa2zZan2uldEuxd3agzr1zsBxnz0sBbHnsnRUwof+eE2HxFoPn su9c484WI/4wEybHD09HlsPCn3//mWX2fHkJvLyvvF0Tayrk2ujdDeHR4C2crKUfDnQy5X3FBjte pzoSpuZRTnMfBazT20yp6n131mLGatZ8U0bbetXYcO9kETaBo1N0+XnS1imXdcWbRYa57Btt5b4b MHrg5FK4lcKbV6998JbZC8aBBMFVpwGorrebewW46ZqKVIxm587t7ffd4Yj0/n8FYApyuaP7e1Ot oWm8PuVMyolWdPRefOA8zarZtEaMmT0m3P3LXutonnVGQzaiEoQYLRWwToYXeXDy9vHBsmCNZbKW g9VRwgXLabEcjgvL4YSfFsR5RJRkaqpGLZPL4zo20U1jK4X3feP9y2/El3da0wqq43HCTp7ihK4q hxJ/jNqWnSgC6u4BsMYqT71WOmm02XSsiUjv2GAJ88xkIYsh141bSko9al+VcWcFPwUOS+f5kHha blqEGcJAjjcu1wse+Gg9f/h04r/+7sT3xwUvlr023mLkZd15XXcue2IbKcHbnrlFBU2eRDMQPgix G7ZUiFumWkfskJphrubBkhMv2DJMW2L0IMjCTYSSsuYHWqMZnQsVua6Xg9oae4bqOl2U3htGSeT9 Z1cy3IibDkLP5K32JBRhig2ROFqMKlsppGKpXXBuZnaWJkLqnffLyr//7RdSrmx/+IHvnk98fj5w nIQPS+cfs0PsSnlprNtObErz7QgHhOACx3miGkuqFUacekuFEivOKRTEGPNYESrvTz38NrjhpzCD rjOuyH3g3WPk9j588c7y/dORT0vg7IVJtByk1caWLGKLbp+G//7u0uwD+V5rIZbM20UPgCVYzCGo e9R7fAVLotLIw/XXe8EMQpOMIjGlDn4LENEglLkLAQ8GZR0Ur7EdaToW7jESo7ILxBjNK4TAYZpo AlvaueXI7XbBycAG12KoXcWVw/ALGxSMadrYXPZB+RnrKFrVPL+bOE2O82Qw84Q/Lnz/fOT5dGI+ HHFhARceUEUjFpxQpWOtMNtZTT1U5ngiLjt5S9RtJ6WIoUD0NBHdidMGVdZiulNtwGrPmFj0hGfw 0ZpeHyUlbbe1wjwfmScFfeaksIr7X0GtDJjJcZw9h+B4ntXU8/k4kepOxrKXRoqZ2jNPc+APH478 +cOBPz4dmJ1na5W0bbxtkVTqgDmoKFp6J5ZCKpXJGiYHszMEq3LPnispq6c8VRU3XdOUYm9a6tCq 7ompBTui1s52ctP3p/WCMQHblf2nnVWdMijOtmvPgPO6Zi2tK7XJ6ge6NgXC1K6mIWsMznuOB885 w5u7kXZdOYVW2UthzfDUPIvRqGkOM9EkrpeV/+iGinC7RT4sgSkIp+ORf7La0XiYA9N05ef3jRQT 215JMiAqS+cwW5pdSE0Tgw/uvdVYbSttMPQMORVa1cQfVRucW7ubmb56CWoutFypVfMcRgwBw0Tj II7JG54kPNKCKWa2rJ8p1xUfZ7uuqEtOlKyBLrDqvJvUA7HMkz6FZ2UUJjKl9+ET6LpxG8PA/TbA KA6x4xHfbMUaN7Y3/cH1139V14amthEvLpSUqLUgYdLZfwpY7yk1s+fInnZSSjilh+h1ow9J1Rid OQY8bZQqGg3EyKhebtqHtwTP+Xji6TBxPljkeCCcT3z/dOZ0OODChNhAF63jygM8Wpo2rNxNRo2G scKyHGjPHxCE/XIh7yutaZIQYxVYatoAprh7idnoQNN5SewguubBRjPaAuOdw4rHU3HdsrXGWht5 PPkmsRgHzamzSwYSWmmzbdRJqQtwjzqDP0/CH84L//r5xB+eF56mQO2GWypcU+a6R2pVDoJzRttu 0XZZ6I/X0Hs7NJM+VG+95tU2/AhGASqtVHoq9FwUZVUyPSn91hv1x5fB13OYUSelQIzW6gCwwtwU CDE7q1y6rkqyEf19cqtaNFqVPmS9R0TU05EKy+xYt0ztakndS+aWGnsOHIZ3Y/Ge4zRTaud62/jp p1/J1yvvh5nz04nD+YB1jo/nRcMqc2A577xdVrbrjfebrq+enMfPjvPiWHMjF53plUR0h9c0mDQP qSAUgw8KQa1N19bGycNRiDGKXiuNboVmDS033i8rs60c/YJ3EwdvKd0TcyUFR96rfnmHGaGPB0yq iZQjlIoYy7Y5LjerjUTWc5o8UzA0o74HqfVeOqjFJaLsA+kd2wf6S2SEgsakIVr00seMr8K5qqa9 Vv28FyVb9VYfwqiKnbpZS7WxbzstF/1sKBFVVMn19usHcTxl+wgV7HmEM0QdcYv3nE8Tz08LH54+ cj4emI+ecDoyHU56ixA7Gmj0tC29ULrOUTkn0r4Tx1BTUqZVfeOOxwOTc+yTY7s54rZiasUZYW8K rbBWRcTgg86ytmnG2ToN87TGnhu9jmquWW8M4hzkTC6J9z3zukVijWAKi9Pd6t4MqTfe9szLFvmP 31b+12/v/HK78OW28rY1cjV8d5z408cn/vsPH/i3H574eJgwzTzAIqlkYsk6x4/ykGr0g2uNMBth do5lWbAuaKV6zNjBd2cYRDBQHfSiEegWM6SEHT/jbdU6K2cUrlEEch9mLmsIWnCvH/ZeH9dY0Y2t FrDWPgphNLGWqpKSehFM11WtDZbFdY6TYT445t2Sk5Zh5gJbhjVmDtZqASrCvMw0McwlMksnxp2/ rDv9ZWVeFj49z3x3mvh8PvD56ch3ufDl7cYvPzv+85c3fn3duV06J1lYDoE8gDnWqzch54HM6l23 DmOEsUEe6G2MwXv1ImjMxCk0RbfMhMljnDINt1J5WZPCY4I6+8448hTYQmZzmZarduuVws5OB/ak dmKLIUgmx8S2R9wUkOBZgt5MlY7ttS+iNhgY8z6asGwT/HAMInfArj4krXGaDB1ChDNOPQHDAXjL 2lPQatX/F7pdwshIrWb2PZLWiEOYlwWXURyzMYbJet2Xj5WenR0Ej3iPSY2AruFOYeLTYeb548zz hyNPxyfCFMAJMgVkVFaXXddBNav7qfQ08FudnDJpj4PEo75qI4YQPM5oj7D3QguWVhyMphTp+iKK 6AvqnQXbMHa419AtRv1G1DJo0sqKEEYGIdXCvmdiTOScFZbYK1vSTP9biWxbZH3f+T9frvz7lwtb UyZ+LfD98cC/fDrzp89P/OHDiU+HhcmJFjLcW5Wbpue0Oaayl06sddw4OrNXYe0wq510z4VUCsF6 Zm80kSn3FthxqpcKNWNaI2DYjdMnh9HbibcG5yy9qBEFMyqju9pR+3jqVQzVKcvukaY04zpZhqBU GjsGZzs+jL7Irkz5ZfYcjoF9eEAUPKFcwD0XnHHa6zh51Y2S5v6bgZw3Xi+vxF/eef3umfj5jDyp eejDceLkhE/Wcp4n/nZ857f3DdsbwUDo4DFM1tKd3s5a62P5MXwBZsAxhgho3ehFcFZXacPMVKue rmJlWIu1KPR9U7bhh1PjYwfnHccZDlNiCVHjvn0wLoY5bd21qGQaTcQ6j7cRMopsQRu4zbiVTZNO +ylq50ZvVePmouagNpb+YizW3PWt4X6U4YJFAbkpZW4xcYk7MSXdBFj9Dtn76rgUSmtqYMpNq+/m gCtG8dN1cOGdeJ0Zlhl3XrSIcki+xghuXvgQJj4vM6ePB5bzgSXM9G7Ys3ayxRiJ60ZaN9q+k5NS fUzP9KpNPDkXrVqqun83o8MtO6MQyS70lqAW3RKYgSbXRMQ3Lrn+CFAo+HDgzFrFjkBMN0IdwAQ/ rKRbgZorJhbqXlhz4RILv77t/Py68dN15fW6cr3c+PUWec0N5xwHP/P9s+dPn878+bszf/x4VHuz 1b660pV4pKkEQ2yNrSSusXDdG9c9s6VEN5V5shxnx+IFJ11rpGojOM88afS1eEc1BikFU6oy9Id1 2zvP7ITZQx6BEmvH0+7Otm6FWq1++YtmN3LJekWuhlAb3nqscyB9VKzrl6mJoyKkLmSjh0hM6s2Y ved00NGpZKUk52aJFWJrzF0pOcEaehOoFh80KPbRaBfEZV35y99eeHvfeHue+f0Pz/zuh2c+TjPf fRf4cPB8OHr+1y839lyZrKVI5yAdbKM6S5aB6+LOW9T6sjzssKeTIwSvqPtBpK6lkmOi5TZi719B nR1Drk1ZCenAtRpOzhFm4TB7jrOWceesB4jWjus25B6YMnfBsUFJjbhHrtIw1bPYgLeOw6z+EQzk TQNc1uqoqP5+bTzSAlE1OInor1sn0JT0u+fKdU+87xuXfdf48oDD3iExtKoW/tbYYgJrOSwT5yXg Wh0zRme0AzcWI8zTxOl05nBUwcaJxbqACwtn73nyjnCYcHPQ+SUVpIwUWktkCpmKaaNb7d4IxPA9 P+JRunLzo+u85UZthdpV2Lj/d9Wg5SOivy5tKDtUnHUE0au/7kPreIP0XbVdQZimV6yEgbCuXG6J 1/edy7rysid+2TK/vq78+nLlp9cbL5cb+7bRjHBaDnw4nfjuaeHH54U/Pi3803nmw3HCeUs0umOn NjKdrVYVCouyArbYuEXVDkrNYLpWNluL65VeOnsqxKL6hhuwlYo6Is3dFP6oW1PTlneKDq9RuwDc ncFvO/duoVa/tt3Y4WxLtbIXIaTONAxTSj3WejjpomYV1Ktee2dv+jOU0ljE0qYAIoO7aMF4cjPs FeZeR2pO9YV9EIyCEYIYTsFzXjy/XhI//XJhXVeutbM1Q/lw4tMSmJaZ78RRwpEYM1IrL7eMSOSX S2WL7es6zjA6HL6yZ80w4LSmOPvHbXOIf611rHsI+hqGGhuTUhprrtxSZQmOYOE0WeISKLWx9m++ 8Kg129iOjMquu55TSyEnwy7gu2HyHpkFF0arj9G5v8Q06MH3zg0V5K3qsmN00Zi+aUItnVoqW8rD WBb1dmqGdmAGvl5Uo8ldCd2tV+bZM8+BeQq4WsAZwaL7wdzUbLF4z4dl5vS0sBzU5GP9jHUzsxUW o733XXR7UMa1R7l/DeeFPgdMazjntZQSBUG2uVFaIfWicNAGHl3v5T2Ta6KUTB1RyvaoODJfixdG M3Gj4iQwOU8tbXiuGzEr1djdF6w5UYpam/eSeVs3/vG68tNvN16vV36+7fzjFnm93Hh9v/Dl5cYW C/Mc+OH5yI9PZ757OvLDhyPfPy98dwg8B0vwugNeW8HVii+F2Du3UtlTYU86Vmy5so9iTQYBxlmL MwZTCyXCGht70p9WrL6RWvQxDB8i9PHUwKhoa21l9nAb4pgZOGk7DkpG0avpOiI4q9fC0lUtjsay DM/7vXzTyNhdG4OrHWmGWju1F7asWwhv4BA83Tn1tmfA6C0oN0Okjr56DVZtpVJ60fpwEWZn+XCa yd3w08vOf3xJvKUXblsl/pj5/eczT8cJ8Z6PZwdLg1IIPtOtZauF97iNL1sbP+dg4QHeCc5bhXmk jJuCcvFGTfddQe/fMPqMQNAoLDXr+7emSq0FK8LBW9Lk2WOmtUq6Z/A7OKuHc/CMbcQIVzUVKHNq oz2rg9fXNrhRV94hDh9BG/ZjrU/T9/HuBLSiNm7XDalXri1yTZFLjOyK7NJ+RbHj8FBqd26F2iDW qui72TN5h3cWl7MSa71RbJOxHe8MszMcxHA0ltkG3eX78FAeS2+UVCgj8tiqfnCtCA6PEU+0jW4V 3GmNRWHYnW79aLgpw8XQaHEn327U9g5J1dVyL7EcflUnlm4U2926eWxLjRVwTlXxrmNyHvw2WztT N0wG1j3yC4aXy8pffn7hLz/d+NvLysu68nLbeL/uDzTUZUuInzg/nfnT7575108nfjfoMofTpGy+ b3brKWdV6Etja501F9aYWWPmlhJbLVQUrDJ1zQ44cRhRn3gvnetu2LJ+EOUOaG3QEJI4DFX1DtdG 4xKPFh4R3SzksSLz5mElUTeg6KFhrSLa+uDDp+ZIpVJzpDcZdmOdpq3VvghToCUFXVLHvhlw08zJ CtswFj1cKqZT+t2hJuwJ4l6pUujDmm2t5bR4Ym2su67Xtlvmxd7wFraceTpMHCfPHDzHMLFMC+In mndca+WSEnGv5KRP9pyqfj5FCJMWkcSYSblig94mc8xfW3qMfm5TzGpm8woJbb0rECQ1ciyU4sAp 42JxwslC83pwpGIeSNbJwsEZ7i7luyuztUauSiKKLeO7mtaCeI7WEwbTcY2JnFRXMMMXidVglLQx DniH64ZemhK4ys5WsrI2rXvElh1aK26Ex2ow18Z5ChznQLBqOHbaW+aZp5lpcRxOE0+nA4clEMTg MbhmMJXBJ8/UroJUyuqvHlZyDWgYgzUeL7p6yqhYEYzF9gIW+jTrFzilIQAWooEc9xHnrUhv1F7I rWOSqpk+aCCgD02gDuGndSh0ymjoLWizTmvjAMlgeuGlbPz0Hvn7l3f+999/4z9/Xfnpfec17mzr Tr5ulFapwHyY+Pz8zL9894F/+/GJP3868DlMLMEjXi2Zrd/91o2WsnrFG6xFjT7XLXPZEteUibWq EDkqqI3RMhWxqm3E3Fh31Q0WNxDsRvFe3Wi7ktyzFOPJcM/I6RupXQ158B2cG+OWMePqqIlArBC8 h5oVGNa1R3CPHet17FBjhR4w3ejtzmbVXmZj2I0+TRxKig5GiIwaedGqqtK0TbpkFMJadG7PYiho k/DkhKN3nGfPltrQFzKv71di2vniHadl5uNp4ePpRF3ABss8O86L52kJ3CZPHH6EUsYtx8mjDtyY rxV3vSkZV8a4YAaLoKSCc3ao9KjPpSkmLg8qsz7lhckLsxdSN+qdqF1vAl0j1ZMZ9Cvz1dt/L18t vbBXcMXgijZhBefwy9hYDK9/iVnhs10/z2Y0OZnxfioRrBFHRVsxYEQbgDoKj/UDItpNp6dKzUUr 5q0wufHa0HHzYlmOgdP5yIenA89PBz5+PHI8zLoya9BzI/VNGQC5UFsi90QvejAYqjoIZ09xM9WE b2iI/asS/Qh1qj/bDopJzZkaEyWWx6wuDFtqqZisIIYgakluHaIKCdCU7FpMeZhjKhUzQJNlkFza WrnEnb9eN/7jtwt//fWNl0vkukX2YZm8F6RNwXM6H/jT52f+2w8f+PP3Z358npi7YGqnpUK776Hv qcWigJTc4BY7l7Xyei28rUUDP70Pj7tey7wIcwDnNOhySZU9qdAYJCgOWsGDivBqaDZiFBDJeBqX sbYLwCLC2yimPHT9IIioH72YrhAXUefcbFVriaWyZr1y+nvHoRikDYGKDrYQumfueg02vXPLmmob 0oESoMbS+s6ip6tBp9/DTs5hreZDtARTwSSHYDnO9tEzIeiB+mVNvF5Vo3m9bpxPB56fTzhvmQTO 3vIWPGvI+qAY1nUzdI5etdXKmeEHqMM8861rsH89KI0xpFyIuwa0cm8aQb9XtFsGU9ETWmXOWfWe /rUDULoW5jz2kdSRWVAdbC8Vlwxz9LTQMMGMLgirJSIdYu3UpDfZVqC5YcZqnZ5Vp9tT0m7I2ofH xQxup9rynXOjC2CQrXPVNqjRWH3PFbkPTzOfzgd+/Hzmh09PPD0f8FPQlUk35JIpNZPR4oce1YDS pOLNpPBOUzVs0ay2nHQteeyjmaQAvSdMVetrd5sSbbeVVgu5NOKWyPumHem9qV+g6Lyp1/yOc1pD 1lB/AoMM201CSqUXBmxBa5k1CKKq7uWW+NuXK//jl1f++nrl9boTc9FVTk6Pd7gZw+l04F8+P/Pf fjjzX74/8v1xZvZev3Alk3MezEKvjq0R1EilsubC6xr5ctl4uyVuW2XPGtPVQqf6uEoGxR4TK6xZ MwCHEf/UQiuHwY0kn7r97g1F6hMYq08RgrPMzvDGwGh1RYdZ7/Q1a13vEKPVRkb2w/RGrcJaBl9A OiJtPCHU5q4GsYYTOE2OJh2b1CLb0M3DHJx+eY0+PanKuO9dQzDBeWYrOKOOw4KOcmKUzz97PwxM 9fHc0Nm5QM/cYuTXdeNzqZyWQEsJQYVUr73jj/+u1Ubzlm6H+WvUvJdUaLU/1m115EK8V7ekQjp1 lneiCYpSizb3dsFbwXpNo/t4NAAABd9JREFUsuZRwx6pBGkU2x+i59e43rjK3/WqWhUImws1F+27 aGOLJY4w90cWBYBU1LxVFQXXm7Im91y47JE1ZWqDIIHu77Z8o0Kw06qzmnX9h9GC2snLYH7qiOl+ +Hjmu/ORf/p05vvvnzicD5Q+2kRaI+VISTulaXVWzxXT1UM+zZYwhCDnlFdfSh3NscrRq8bSWiXW RC1Z0Uu1UvaNsl4otdO6IF0G8qhQeiP2UYjRDMahsd67yoohjK1FauohcCJQVdyqZuyG6RhjKbXz 623j//z2zv/8z9/45bbh/Fd/vFjRkkbvCN7z4Xzkjx9O/PPHA797Dsze0ppoi3FTrHOwFi/j6mYM LXh6aaw58+V645fXK7cIe2nUah6sP9sL3jRmLwMaoc68PWsXn/6l1z3pFqqjNlFxdhyomK9FEc1V xClgdG4Vb/PQZZTsbL0+WXvR3H5sjZiror+MsugbkLvBVF0NStD5/1400o1TjJg3HGZHMYZJlEtQ aLpn94K3/WvXnVGQqumF4NQVOA8O4mb0amvHrtuKJdiGFTU2FaM3pLuw1jFctsr1/cJ7bHw8Thy9 GU8/daTKA72n67NmDH20JvdqSFui5PZAad2jtdqSYwckpmDEMI00obPKUIg568bEBkQsk/dkV4mm 4KQz2U7temjc/9/yaPgyag67h3ecjEZ03VaVWqCIPiCs4Cc/ykt0bW5qwYzi0DoarK5b5HXduWY9 mIK4QcMaJbDjMxkHni7Tsd6zzBPBW31vu66T3e9//MzHZebT85HTcSHME3tWq6OuJQot6245LBqO EPF4N3HyWqFdgzqriJmWb+S4KcW0QTFe3Uo1UUshxUSKO/v1Qry9UYpgRJHFk9PVRaM/AJvGoJRY q1QUzbrrdY+ms36vmsjqGDX0tDLQymDF00rlty3y9+vGy3Ul7RFnAlgVFXFqWplC4Pm08LvnI9+f Zw6zjNprtVrGXsnDDKU1Y17nLmMwofO+J24x89u689N1pVSl6lgZ/QbNMIlhcrqz9s5Su4Omvm3r NV5ch6xke6UMg003X7FYk+icaYzQq6VZh/jO3DtPsxl9hZrlsEMA7A6CtThRBbwYTRc65x4seosl iGO2eqXsdHrVW4N3aNrTOeYqTOK4JvW0u8UxB0swnV40Zqo0X/W1ewOL1QOod6EYHQvqSL+FMRLZ kUlJXb32tWp6zzuv/pK98mp2ld4npRr5ZtRvIEKXijjR9bS3CLoqK0lpSWrH1ptTTvpklQ6UQTfq quC7yeF8UCUdiKmy7lm3F2KYTSOKoYtFbMW3xtQ1RRgG49I7SxONirfhyRAz3htr6U6rO1pWdh9W f90A3ll6cNAcrjQGDVTHkpJ523be1o21VBoaWpq8U4tzVwPaXhSAUkvWB+bkWWZNOD48Bt3gnk5H TnNgmbwaSKzFFHXliRXavZHEC3by2BCwdsLZmVl0DVbmaQSEbvR+o9VMK1Frqu5atHLF6LWQU2SP G/u2kbO21E7O6JA1PPBNw2jqerJafND7fXZrD32hDR9/Q8NFpTf1EpiiTcZNP8DXXHjLmdKrstXH 3NbHHC+iwskpeM6T5xgs1hoyDVcbNEMxGiwJ1g5smcWNdVIZSlssWvrxEiPSHYuzeGOHKKlPBif3 bjfL4wftKJffyrgB6FZFMU93ZtwAQN9pL/fMu+jT3lvD7A25CLmqlVgwGGnDXjyQ62O70oz+WaSr AciOJ6/+bahGY8h9bAScszgZkBCxtJofr4d3lsnojG1aZy/3t0m3Rk46doBl3ViH9XtpqQz8VZcH vqwMN58VOyK9DiuZlBq7LUSj/gVpuo1xYihGX0PnHc4KtKZNUXtWJqIVnNMMQBk9DrajPQ6Nx+rM W6sYMwRbGyV3rQibLDOCH27ILkYtt3JvX9Jbg7cKd6ljo3K/jepbJ0oDtnqoUyq1KcBGZk2z2fHd EycjbCQP6Ees2nG4paydCvKVV2idrmFb0exKqZVW6phuLd7rn5URo6Yb/i/6yLAlwY7DfAAAAABJ RU5ErkJggg== </text:p>
          </table:table-cell>
        </table:table-row>
        <table:table-row table:style-name="ro7">
          <table:table-cell office:value-type="float" office:value="280074" calcext:value-type="float">
            <text:p>280074</text:p>
          </table:table-cell>
          <table:table-cell office:value-type="string" calcext:value-type="string">
            <text:p>Surina Daardendrian</text:p>
          </table:table-cell>
          <table:table-cell office:value-type="float" office:value="1" calcext:value-type="float">
            <text:p>1</text:p>
          </table:table-cell>
          <table:table-cell table:content-validation-name="val9" office:value-type="string" calcext:value-type="string">
            <text:p>PALADIN</text:p>
          </table:table-cell>
          <table:table-cell office:value-type="float" office:value="14" calcext:value-type="float">
            <text:p>14</text:p>
          </table:table-cell>
          <table:table-cell office:value-type="float" office:value="9" calcext:value-type="float">
            <text:p>9</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13" calcext:value-type="float">
            <text:p>13</text:p>
          </table:table-cell>
          <table:table-cell table:content-validation-name="val10" office:value-type="string" calcext:value-type="string">
            <text:p>GLAIVE</text:p>
          </table:table-cell>
          <table:table-cell table:content-validation-name="val11"/>
          <table:table-cell table:content-validation-name="val12" office:value-type="string" calcext:value-type="string">
            <text:p>CHAINMAILARM</text:p>
          </table:table-cell>
          <table:table-cell table:content-validation-name="val13" office:value-type="string" calcext:value-type="string">
            <text:p>SHIELD</text:p>
          </table:table-cell>
          <table:table-cell table:content-validation-name="val15" office:value-type="string" calcext:value-type="string">
            <text:p>DRAGONBORN </text:p>
          </table:table-cell>
          <table:table-cell office:value-type="string" calcext:value-type="string">
            <text:p>You understand wealth, power, and privilege. You carry a noble title, and your family owns land, collects taxes, and wields significant political influence. As an honest, hard-working landowner who cares deeply about the people who live and work on your land, you are keenly aware of your responsibility to them.</text:p>
          </table:table-cell>
          <table:table-cell office:value-type="string" calcext:value-type="string">
            <text:p>iVBORw0KGgoAAAANSUhEUgAAAQAAAAEACAYAAABccqhmAAABg2lDQ1BJQ0MgcHJvZmlsZQAAKJF9 kT1Iw0AcxV9TRS0VB4uIOGSoTnZREcdahSJUCLVCqw4ml35Bk4YkxcVRcC04+LFYdXBx1tXBVRAE P0BcXZwUXaTE/yWFFjEeHPfj3b3H3TtAaFSYZnXFAU23zXQyIWZzq2LPK/oQAhDGkMwsY06SUvAd X/cI8PUuxrP8z/05+tW8xYCASBxnhmkTbxDPbNoG533iCCvJKvE58YRJFyR+5Lri8RvnossCz4yY mfQ8cYRYLHaw0sGsZGrE08RRVdMpX8h6rHLe4qxVaqx1T/7CcF5fWeY6zVEksYglSBChoIYyKrAR o1UnxUKa9hM+/hHXL5FLIVcZjBwLqEKD7PrB/+B3t1ZhatJLCieA7hfH+RgDenaBZt1xvo8dp3kC BJ+BK73trzaA2U/S620tegQMbAMX121N2QMud4DhJ0M2ZVcK0hQKBeD9jL4pBwzeAqE1r7fWPk4f gAx1lboBDg6B8SJlr/u8u7ezt3/PtPr7AR+hcoW2H1FMAAAABmJLR0QA/wD/AP+gvaeTAAAACXBI WXMAAA7EAAAOxAGVKw4bAAAAB3RJTUUH5wkKAB4dEn9QiQAAABl0RVh0Q29tbWVudABDcmVhdGVk IHdpdGggR0lNUFeBDhcAACAASURBVHja7L1ZjLZbdtf3W3t6hnes+ZvP2KftbjN0NwQckCBRcoHl COSAgYDiJBcZxE2UC26iKC0HRcqkDMiycRsaO4BRTCKkoEgJEaAojkk8YDf0cPoM3znfXPVV1Vvv 8Ix7ykU1kYPi0La74XR3/S5LVY+q9vPu/17rv9baJdxwww2/Jjln+Ue/JiL52+XvUzev+IYbvnO5 EYB/jNrfcMMNN9xwww03fOdEQjfR0M37vOGGG2644YYbbrjhhhtuuOGGj2KOe7MKvzFuFu6Gb5vN /+3UoPNPCnPzYm+44TuXm0agG2644SYPvOGGmxTghm87/uMfQ8arP6aq/KouTWlUUVjlrNK6QLs6 ueX+uLx33//Bz/yOcLNa33ncnJofwejl6/E8/uyP/1nRhUYnIyoIKQQpXCGz6VT5Maqu77Q2SSst JiZrVVaFFiaiqLLKBSgyMiTYkeJW+rYZri7GqyfvRcZttoXLbrbELY+yWx4hxSQrW+Cc41/+gR+4 8WRuIoAbvmEq/BswOV/ac1lUC1OMztmsSyHVMfX1bhMmWtmqdGVRlFNXlNPC2LpyrpyU1k2FNE3R F977PHRN36xerNv1atVvV6uh221cUTXa0Tqnh2o+H6vDw7E8ueeLxWGYHt4Kv+1jrwXgRgA+YgfI b9Qov4kAvon89z/zP8jB4YHM5zOGccjf+73f+3W/pL/23/0NGcaVxDRoH73yKeqUUGSlVVbWaF04 6+pClROryoUyek9rvW+U2tOiZyKqVmIKpXWpRFVG69ooPSGGOo6DG4Yhd7uroTl/su1Wp1e+Xa9i aFYpDld+aDaJvFPltFXTZavqeZuU6WPKfQp+iH4c4jgMfuhiGPoUhz7lmJJYm01ZJzeb53r/MFf7 x7ncP8mzo+P83Z/5Xfnjy/pGOD5iAnATAXwd/Ot/6k9JP3p++nM//utbZEFfXl6oy9UlXdelz372 s/Gzn/3s1/UMH3qFUGqlJigzlaQmGVULemLETArlZrWU89rMl2Ux2zdVvW+KYs9YvZCc6jz6cuh2 bmjW1jdXpm+u7NCs7dhsrW93qm8a+t0m+e3FqIZtb2XsjUutkrjr2r7pfWyTcb2Us1aXkyYrs4uw S0iDtTttiwalGi10QJ/IPTkP5DRKip4YfQ7BRz+GsWnGF++9MwI3PsM3OF38jUaQH8kI4HOf+wmZ zebKWktRuHz79u38mc98+p/qqfGjP/ZjqkZppbKOJiNGpareCz/4h/9I+jXz8z//nxqry8JoVxll pNB2TCEN61U7/tbf+un8e3/f/3ck8D//T39TbXYXzodx4qNfiLBvtDnUyuwrzEJlOzfYmVXF1Oly WphiVttyUSgzD2GY+zhMY/JVGEfn2860u7Xptpdq3F2qcXsuw+alpO5K0rCV0G+JvgHxyWpJ1pik lPY+qXHdpLEZ0hiJQRk3inZ9RHU+Sxuhzdq2YtwO2BFjE4exSSF0WalOa90ZV/SuqgZT1oMqq15b 1Rkjja2rtlzOu8nxwTg5PBnmt14bjz/2e8ffebdON1v7n/zm/0gJwJ/+039a3nzzDVuWZaG1Fq1N nM1m4/d93/eFf1qNQD/yYz8mpVKm0roWReUlmix4a6qdNsXQ9138oR/6of/X7/bn/8KPaqvMUrTe R8lMlASj1KXAWpmq/dRv/0y6e+c2VVVlgL/8lz8vu92GerJvjDa1Uhwoxd1EvK9E3TOmuGOlOLQU c5vdzOBqm4vSKFuK1a5QuTRhKHZnj9zVi3fN6uqZ3l2dS7feStts6cdWUhyRNGDySOGiuCKjVEa0 QpzNaE1KwtDl3O7I607lbkg5+Q7imHMIyYecfEgxpugz2YtSgxY6lekl04uiV4bBaOmt0b21bjTO 9jjX6rLcuelsUx0craqDw1W1v1i5+fLS1XurkCZXl2dlM7ZN0OaL+d/7D/7zmzTh6xSBb8S++EgI wI/9+OcEEUXyc6PlRGltlZLBaHt+cnJnY62Lv//3/77861mgb8Ti/MxP/EUdiFVS6QjFYSRPEBmN MuegLjNmu3dwx2vTydX6mdmObe0o9w/10YPKTG6hTeVJV52MD0eG55Tj6v7te2HfneRnp8/VrjnX fd8Ufe/rmPISLbescQ8KV7zmdPHA6eJ2KeWBzm5BtpWzReGUceKDCc1WN+sXym9X2m83enP6WDYv P5R+95w4nqFlCy6hqgIzneAqizU5q5zIPknwkocRui7TDZluiLRNlG6X6EYhhIzkAHEkR0+KAqLR VmFLUlESjbFBaxvARFfqUNYqWEPQSoLREnJKfuz8MPa5i8m0pppubV2vbWVXpirOTVmeBSmej3r6 wu2dXFTHd9bL+681P/j9f2C86f785uT8H0kB+Cs/+VOiRNSm3d0xVn9CKT0H2oy8U1X1ExHV/9E/ +oPpn6Q6/rd/9WdE7a5KFAdKq9dEqwcJ9gEv8Cyk/DQkzhA6LUkUuUbrk8rUrxybo49P9fQOxtDl 8PQybr/Y5OZ9T3sqMfc6Ss45WSHVAguQY1H6ntLmdWvt686UrxS6PC5UvShVVatsihQxRlAqewm7 NbuzD+X8g1/k6snb7F6+YOjWoD1VDZOFYbp0uEmBrUrMpMraKZSEPHajtOuRZpfYXIV8+bJlfTmw awIhiWCUKKdQxiBiyBkgY4zCWYN1lqrSlKXCOovSNuescE5RV4LWgJCVSI4+pm43xGbTx27T+xzi oCT12uSdKfSVrarzWCyehPLgQ5kdfaDqxRPR5kUK4Wp8+birJtOwvP96sod38p/4oX/tRhC+CXwk TMB/5Yf+1Xz5X/xH6a8Xh4Ux7o5C30059yHFXd/3lznnEfi688RvhDo6UWoncW6Uulcb+3FjzMdj 5ijmGEPyL7LKj5WSFymFXSZrpdyy0vN7Mz1/o0qT1022+4k8iMS9lEbJUCipZj60u2FssuRYGzH7 1hR3Clc8KFz5SmGqB04XJ065fZXsRFM4U9Zai1LStzK+fMzV4y9z9eIpVy+f0qw+YBxfIOXAwb0J e0d7eXlQM1kWuKmBHPF9YNgGus1Asxlltx7ZrEdZb33ebAdpNh3DEMCULI/3WBzNWewVGGezD5ro QXKmqoWi1GhjMM6JLQq0M2itBckIgmQhASlfHyw5oycx28muz+16l8amnaRhSMQUCH7IfmzysHkt bYe3wtXV46TdB6LUB6LNE1tWp66qV64sd9Xefg/4m+36jecjZQL+1J/9ibfKevp9KPVdISXGNPxv UY1/N8Tw9N/6N/+d4RsV/v+Zz/4ZmS/nVNNSlFGCoJSKgJdxjJKTslqZqdXmQWXLTyzc8rdbW358 kHwUSCmndJGSf5GCf0mKjc1Kl6rcK+38Tmmqe4WPt3Lf1V236jfD1ell2L7XK3mYXflMtNpYa6hc MSlseVya4m7hygfWuDtGFYdauZlSrpBsdM6ABPLQEFdnbB/+Cquv/izri3cY8zlmNqfanzI9qJkf uDybF5STMmunyTnTNwPNZcP2rJdmlek7R+eNtCNsdj53Y4LCUE4Ns7lluaxkOa+oJ0UWpRl9Jobr D4krBG0hy3UqkEWLKAGBnBIpZqKHGCFlSDmTEUTA9wPDrmFoOnw/ksZIHAZS18Uw+iGEvE2o8yTq KUo/ytp9iCsfu3r+3FSTlxi11qVr6r1lP3n1E6G++2aYTmbxcLGMn/7kWzeRwbd6BPD/nLq6ypWq VMqyIPppwN/xOezH6M+Af6wAfD0n/w//8A+rsi6VtloLymiMVaKMEBWIEp1sEmZK61uVqT42dbPv WbiDT1gzeaVRaR6VYESOou/vhKHZ6pSGIhtVU02sqZYYWeZ4Ounad8z5279UXb74wLRZF2F6dKiP 7l1MDm4104PjvKj366mr9wrtjpxxB0rMIiFVFGOispK1Jo0d47O3aT78+6wffoXd2QeEeE55CIe3 XmNxaz/Pj2omC41WA9H39F0nuxee3VnH1dMd69OevheR2THl7TtUixm1s0xbT0xQzSqW+5a9PSWT gmxEyEFL8JkQfM6SySKkJISUCdEzDgNDs8th9MQxEsYgYQxEHyBBTuBDzClFICM5ITkRQhYfEn4I pBDJGRUyZYreKO9LFcMikk8C6pWo7HNvqmfGFc91aV6WB4cXeVKuY9duxu161/TdLl6dt3/jb/yP 4/d//790IwLfDgKgRWeDwidVS8xHovVtEXWotSmA3W/2+X/uc5+XSKeTjpUSNRHRC6vLWWnKKSm4 lLzVRkqjzMJqd6fQ1WuFqt5wQd+Xbndo+lVhJEpRzyZSTBa53B9zylFnJRbjRHwR48qF+FXr8y8J 6u9pk35FFdvbTo9vzG1R39k7utPvVXNm9b4rbDHRMElZ6oAqPEaHmAn9ljRuCVfP6B79Mt3TX8Z3 /4DJ0RXTk1c5eOU1ZicnuNlcjFU5x45h9YLd2RXbi57ty4Htecf6eUu3cyKHJ0xOXmH22ivMjxZU tUORkBzQKmCNF6tGCF6SjzmFRAqJ5L2klHJKCT8kxjEw+IGh7Riajjh44hgljp4YPClGBCEn6IdR htHnlDKIAlF4JPuIRJ/I1+aCpBCEEJyJwagcCxEmScleTOnEh+5+P3TnNHLRD+PF0I0rd7G5LPYf XswPD8/C8e2X1YNPXvzsi273e25VNz0G3+oCoCRngSxZHFkvBX0M5kgpVX/hC7+y+uIXv5T/+B// 479utf/cT/yohNAicbROuVqh9q12J6Wp7hS2uuVMsS851cRYWqSyys6tckdGyiOd9GHq1suwelLy /ItKYiccvGLsrbcKvXc3RXROGQkSxQ+Xauy+LMn/nKT0s1SHUat8Ugyn3np/UZu4CnMd49RZClNq rQudcjRDDLpPUY0IcWxJ22ek0y8RTr/AsP4wZ3PO/JVK5odL9m4dsXfnDsXiDknNGboou/MVFx++ 5PLtHc3phqETRjuB6QHT2wvq+7eZ3b/D4u4t5ospdalzYROSO2J/JeN2R7/e0mx6+taL5EgOiTBE whAk9B7fDQz9wDAO+H4gDdenvQApBnKKZIGshJBg7D1DH2TwwhgVPpHHlAgp55Q0kBAJwrV7gFFZ WaWc1UoLpkxKz30MRz74Joe4c22/HXfN2pyfrcq9gzPG158k5INBTR5uLy+f/eRP/cVVpfr4g3/y 376JBr5VBcAowRqVUzZWw0SU38/Y/Zx9/fD9d804jr8hI6gua90MQ5F8mJnkDmdxdm9uZ6/OqsVr qrB3R8WhUnpiszgzhEKNqSLKBNF1TrHyzVM7XPyi9mdfJm63qOdPpDx9rqvjB9rMlwTj2HjPbveU YfdFSvU2VXmKK+YUJ6hY7VRsW42ZOB1u5363ZNRz0ZUVpS1BlIx5YOgvyO1z9PYd9PBlbPE+sweN 6NJijEMrIewG1o+foV8GsjtkjJb2quPqxcjVi5Fum2B2QnHvAdO795nfPmZ6NKeaGqwJ6LxG+lZ8 syWPW+LQ4ncjfhsImwG/64nDgO88/S4RukAaAn4Y8X4kxgA5oUVQxoJWkDMhg4+RMSZ8yMSYyVlA hJQzISI5RCRnJGd8SvgQckZxXdOKaEE5owSJOqFsSLGMOc9ElLdZhiGPPbuuUavd1dXl7sX00fP7 i1sPb83vv/r2/luffH/vznefAd3Ntv4WFQCrDFa0ZCMmSq5GZC5ZzTNStV1nQghf9yDKf/0T/41S WZyQq3W7mVrsbJKrgwnTO3M9f3WiJm+UWV4d+/b24JulM64q7cSYYDRJax+TibnXKV6pnN9Fl79E WJwSxh1+9QF+8y7+5R2Kw3sMrua87dlsnhPbrzCfNJijVynvHuBmAm6H9GvJKUmwPWPoGPseUovS CqUFlQdM3GLlHFeeovc9Kh9hqn2UziSfGXeB3WokPH5OyldQbUimZvSZ7bqhz0KaTXHHc6Z3luzf 32dxskc5cRjVQ3dBbC7ot+eE3RmhvSKNmdBbxtYxdp6h6wlNy9iOjG0iBYEMKWUgo5WgjEEbgxhD FkWG656B7CFExECpNaIUPiZcgCFAzhYyxAyDz3TD1wo7mRyil5QiiSwxRPFjkBhFp6xc1uQxk/qY UhqDZ9wdr58/P5nu758M6/PjYRz3+pCmL77ypa/++H/yw88P3vpk9zv/0A+EBze9BN9iEUC24nBW ZLRJ9XZkrEzKdRBKH6JNKfVf97PE1ErJUSbeNaiTIhf78zw72suLW7Vd3NM63x12L4+vLh8uz559 pZy40nDwmlTLN4ViSTMGGYYzIb7D/vKLTE5O6e/t0Zwf0j3e4M8atut3WW1e0CdL23visEbLmrR3 gJ/cJ8Y3SeIQvcFO1ihboabfRSzuMWJpt+fE/oLaWOZ1xXJqmcz3ceYWkpaEITK2LWPX48eRIXj6 ONB3F/hdS+aMqAxewRBb5KCiLkume5Z5taMc3oPTDxky9GEgD1tCs8VvG9KuJbQjvs/0TaZrhBiu HbycEkpn6kpQhQNXEJUmKQF1fbLHqAhRCPF6BysJlFpRSUYpjXMWpYTgPWOAkASUJsu1mTiOGT9k IUuWnInJZ+89wxhl6AN9n2TohX7I0vcjvU8qaENGW0VZKJ8n/fl23nSPDi7PN4ezhw+PlrfvHO49 eOXLfdd+8OE7710C480W/1byAHQlRhea4UqH4aW2Egoj1FnKKsrM5K/DB/yRn/68KsY8N1k9MMp8 HOQNm8zdSXDLmdTLSld71rqDoPu9tnky3bz85bJ5/Is6RIfaO2NyuEVmxwwKen9KTl9hWjyjrjWq tpilQrUaEaBuCd2G7CvKcoHWDzDlIWbvDvbkPvroPnpao8QT+jP8uCXofcYUyPGU3J4Sd4/xCsZ+ zjAeYCcjug7YyuEmDtFzMJ6kB7QOaOMxeo9UbQndDmJAKSgqi7ZCVWrqWlG5DuOvyF2LbwOx9YR+ JLQDfhdIgxAGYfSZcUz4eN0abEqDLh2u0hS1RheObC1RNDFncvTEmIgxE/P1Zo45gwJtQCmF0g5t KkRZYsykLCQUYgxoTf5aRJFDQikRrSWLQIhJ+jEyjJFhCIxdoG9Hto1n0wTZdJGhG8T3g4ok2/eD 6y+39W59Od2szhe7blhebdv9p09fLt75ub/78D/7d//U2cHR8e7f+Pf/wxuD8FtBAHClYAqlto3o zSOlVSiMLSehejCJelpk5X/NvoWf/PyPSOgvKVo9d7Z4UxvzKaPspyWaN4tkj+fZVk5sKVYX0eRy yH2x6x6aofkVbVnjt57ziw27D7+Kmy1Rewu88UQu2MSAdDOkivjoSYXB3DrG3C4wI+QwwapDtD1C qtuoxauYxS3sZI6uSsQo1henXJx9CF1DoZ5QssLkM7ycgr9i7BUXZwfsTMl0aljcXVAfLDH1DCkm SDGg6oQeE26xh+8axnZFHHtyAiVgdMaZiDEerQZIiRQysU/4RvCtxTcQOkXIQjCKYEEWitpptBVM oTFVgSkMVitEabJoYlaEEPE9oEa0TYjOZPW19EBAaQPKkVVNlilZShCNUQptFGLcdYehAiUJrRPG KLTRorWQc8b7QAiJMAZi1zPsBjZbz+XVyPllx+ZqS7tNdC7Rllr3Y6p3Q3DN2k+3zTvL6tGT43q+ PJodHR3u3737ZR/T4z/3X/2Xq6MHr8Qf+E1eZPLteFHtR0oAskZjlIsRE5ogMa3LVAwLKg6wTG1d nv1aP1tOXNnqW4fzXL25L3ufCsl9akjyCZe4VSs9nU+cycaqVqP6tNVt+0ylcC5FOVDcmuNnkXHn GdaP6FePkN0eICjVsV1F8kVBdWuBmu+hJ/vg7qP0ISZ6tFhceYQ2BVo7qPeJyjJsLtiedwyx4+XV Gdv2jGU9sLeM3JoF8EKzqa9Nt37LGJ8QestmnBKtYqDATUBIhL6FkLAxo0KPjg06bYmSEGvRtsQY h2hBJJNJpLggmQHvBkbX4/1ArAZy4VFWcFZTWI1xGuOuzbwYE6PP9E1E5YhRHq2v3f2YMyFEUk4g GZUSiojOAVImJ01WBWiLsg5RhqRAGYU2FmU0SgmiMkobtFFkEWKMhMGT/UgYemLIxASSIlbBtDLE MeBbqBYKXxf0wbLtk6x3QXZNcGMzasbOjrttHfphuts1y/PV1fLg5Himgn9/Pqkvcs7db2p0ViR/ I/vwbwTgHyESdZJsE4VKoVKxO6+T9wcc+js5tiepW539pb/wud2AydY6+rFVo2+NqFD323h8YJff ta9nv22R6k+3Pr0Vx/G2SX7iDFrXBUE5xpTYts9oN++BbyjrPexCiDEztIFuVTBcbAnrFToI1lTk zRxv9igXt1DzW5j6Frl8DdFHaEa0UehygVUDNm/Q5Ygfe5rLh5w/eo+zlx+wDhv0RLG8XTHZ22M5 P0TlJaWdMjQzBnvFYFYM7YgfEm3r8RctruvQMiDjDk1Ck6DbIN0WNQYQjZgKLVOEipQsWQxZCnIu SZQE0xMrS8YgpUFJQExGGUEbhXEGZQzBJ3wz0m47hmZEUsKZSOEi6ExWiiSGLEImo1VCq4RVQs6G SAUyRzFFkiYnT8oj2WgwjoSGnEHSdSRgC3xIjP2A7xpy3yJ+uE4ZRKONoI0gSmH1yMR5Kq0glwwp Uw+Jqoxsq0BXWT32dhrH0UXvK9+sZkO7mVtFfVaVRX77K1/9K3/x8y9/5q/+1f6P/LE/Fn8zInCT AnyTCCmokIIyrpSiXkrXfFjRb46y370u4/alltwGzHOldKu1EWtNnTEHPskDjXvrhL1PztPsrTTm B2zO99P6YTX6c73NPb0yBG3ZKcUubejjJUplVLmkqncUKlBNNLP5lHBkGDcbSAW2PEEXb+LqVyjn x6jZPmmyINgZWZeIFrIIY4IUBoQ1dX1GaVua/Jhx/R5n736JqHoO7sywE4d0mRSPsOWUamZIuSak CYU+wNWRnIUxKXwKtNuEImBEYwRUCoReCKMlJ0WOgdzvSLEhZ0UWDcohukCUQQE5BzQBWyZyNuRo iGEkdT0xjnhToNyUMEK/y4zrQBxHnAOlISnwIZFywJgAImSEbDSiK8ROwEwQPcGWC4y29Nsrus0l Q7MiA0o7QhcJQyCTEaMRa4kxXhuc44BWwqSu0EaTxZPxKJOwhb6O8upM9I4QBBM80zJSOcWiVjQT TdNZhqF0+LjnR6+HfnSbl6f2ate5pvcq9oN683f97he/2UjgRgC+SQy+ld5YKlNmMzkUd+EKN+z2 k9+8EcO8HShViuNjPW43BGNiVkuSu3usyzePzOytmZ6+LlFOdsPVbLf7wA5Xv4gaHzH6K0KvGLxl yJZgIBcayglhmgmxRZUB64R6rshTGCaCj45k56jqLtSvEd0h2DlZSiQJEFEEUgp0fYB4QdKXzOuG wvTs7UXuPlgQ4+u0ux1W9aTNlu3ZiqvJJbN9g7E1ykSM0Sgm/7AqhngP40hOkLMmG00kEbEEbUnF FEUke08YBvw44IeB5FtyTohorC2w1qKMQhTELPgRQp8gdSgVMEWJ6BkpT67D765F5YBzEVuA6EQU iFiULSinNcY5si4w5QxTTlGuAFuRbYVWQmwbhpenrF+cM2zOySmBcfimJ3QDWUCsQZcWpQFjycUE mezBbEGKI6m7wg8tMBBLg3EOaxw5CdlDDhlywuqEWFCVwmiFLy3EaMNgFkOvtGk6duMmXz1/OqJt LA+O/M/8lZ8+/1t/+3/v//l/7vfmGwH4iPD5v/kXpHu4E6dVNmaW3eRICjPTdesX0a9fGcK+8nay 55Q+qzOtZnQ+2X0VijvHMrt7m+UtLXa+SU3xYnismvEr2PQFSjkDpdkGRbOBcQsFQllopLQEB9ty pDo01Mcl7sBiKiFJxThUdKEgqxKtS5zSmJTQw4jEAYlrhBekuKYdFFENUPeMnVDPSvZuLZkd3OX+ m2/w8ulLXjx6znZ1yosnDePwNvt3L5gf7mFzxmSFjxXRa2IEIVOIYK0hiZAFkly76cZlRK5H7mKI 5MET2oG0axg3K0K7JseOokjkCnRy+CQ0jadZdYxNy2yeWN4+oLr9KtrN8W0mDqcYM6AXEWUEURAS xGxws0OqxSHLgz1sVYEuMJMDpJgSFShn0Nbg2xWb5yt2uxXr50+JfUTEIi6QlYGJQYxGO40tDeWk oJzNMHtHqGqPKDXh6pKx35L6SBw8uc0wVbjaIMGThoxvB0IMZJXIGTKKyhhKK+QspCKb5Ox0Upnb uy6G06uX/fnzYjx4+qRzxoRyWl989fEj/9b9B9/2IvCPDsn9ah/jIyEAP/L5H5XmWa+mWUlIHoyg tMFisONYSPPyMBd71k729u7bcnOgkt80z23bjzMVZntLpxZVKZPObkzjr9iOj8luxeyook4LCIm4 MKgDyE0g7QKhDYx+S0oOa/YQdUzhDoluhpQTsDUYRe416CmiEln1RPGE0dNdXdJfPkV3H6Lkkjyx zG8VHOxNKMpDkAlSTChqQzGLuMmUcjbj9OkeF8+f8eSDR5y/vGL/aMHhQjMpK0Tm5OBIo3ytLKrQ xqGMJWmLEk3WGgRECUppomikTMS4gqsdYRvoG4i6ZAiKtr9u0Bn6wHY9MDYN1axk9sonOf7uN5nf ecBwtePi73+R1K4wbsTtGZQriKOlcIfYxW3md+4zOTjClRVh6GlXK4ZuJDbnZCLOaaQ0hO6SsTlF ly31vTnZlwgFpqwplnPcrMI4g9ZgdKIqDa6uyJMFTQ9nj6/oLq9Iqx2hGckh4fsAQUgDxCTkISOj hxBArmcNEhqfMkkUSmc0GW3FzJ2aVaXcUqLaIV017ZP3d+vaDk1z17/9D35h853QK/D/l+58JAQg Dj0ICplolCgBFAmdwAyD1lcv6sqduLJM87v1xC+TSYwfaNbPnevLwpidCeVcNbpnk67w/oyyjFST EyopULlFiWWWQAbP5lK4vBS6VsBOMMtD1NEdZHmLWC3IxYwk8+v807Qoo3FWMK4l557BX9ENTzg/ f8jw4hEuksavugAAIABJREFUn7F/V3NyeMSsuIfWM0ICiaC1whaWyZHD1FPcYh9dz3j4RTh99ISr R08ZbiUOj6aUkyWSS4LXCKC1QbkaippsK7AOSRpR8A9v3lDq+nsZB2h2yJCQWOKzous8se9IXUNo W0afmd464OS73uDub/80B6+/jiln+N17DC+eEXYfUpxMqPb3MJM50c+wk9tUx/dY3rtPOV+QsrC9 OKc7O+fy8Yf0L59jk6dyhqJyeGnw0rG4vWR+5zZpMBANxhRMDvYoFxOMVSjJSI5YLYg29FiabsXm +RPaDx5hduvrKEcpSJnkPaFNKH0dHZl43bSU4vWmDznTtDAEwThwNlNacKW2zqqZXpR3mnbs2peP mvF4v+0vz7ocQvjrf/Pnwh/6F7/3O+pOwl8tCB8JAZiUSkRhlFdG0IqsRJLKEjOmuZRpXpmj2SfU gZ3YvXI/qdSjlJXcrdR4ulYXvWUlFRsZWduRXCby1DB0Cl0LtgJTeMT0UHmMuYOZ3GHCIfXkkP3l MWV9gir2yOprp62yuAL0NGCMUJgRyzMkrvDqBZPba5aF4swsuHrsOX//BfRPievM3m3FdH+gmB0i aolnAuJQdcnR64fMb9/h6JX7PH/7fU6//DYXl8/YXDVUVcQVFmM0ziqsMShdIqa+jkh0QTYOcQXi NEpnQtPSn69oz84JQaiP7uMi8OKU5qohXK1xw5rZzDJ94z53f/c/y61Pf5rJnTukFLl498uc/71f pnn8HC0Nau8AZ+8zOXmNYnkbESHFgWH1hO7yQ8Zx4OrsgrP3n7F+8ox4cUaVAl0WRGvMUjF55Tb7 H/sU1f4xsQukroehx3zNi0ihJ6dIyoqhywzdjourlrPn5zQvXuC3W2JIaKvQotAmo7X6WgnxegDJ iKCiELKABpFEb4UhZHZtRpMYLaQxS1mawhTlfokf+1Xf5asXTf/oq43c/y1d9aAc/9r/+vP9H/4X fud35MWkHwkBUIIokUIpKqAICe2D5KxLjDlk0Z+xTE4tizliJrodhYEZIWnoHtJdPcSPC8YcCXaG muzhr2o2lcHvDVSHgcJajNXXdel6j0l9H1u+zrQ+YVovEDMn5IoQEzFFUs5EMhFBEzCyY2av0HmN VwPz0rE/PWJR7XM2OeLJF0vOv/qM8ewJx28MHD7YMj/YUswP0NUSXc2x1QxblNhihlag/UDe7nj+ bmB1eso69dhypJwonBMKo7GmRZsWpStysiQslBXiNFp78u6KuL7CFEdUh0dM9hfEZoc67XFckSYj 1dEB8wevs/fJT3D86U8xf+U1AonVsw95+YVf4OKX/g/y5YCeCSpotCqwtsIWJaHf0b18Rrc6p9us aNs1m9WO9VmDXzWotkOR8T6SMsztglIZ5vWEajLFy0BIgRgyhIEYPKFrCGPAB2gbz2bVcPrigquz C/xmQ/b+a/0BGS0RawQh86vvxBUlXLuJ16apIlMaGEym7RPDGAmSiV0iTNH1wtUhyWGKaRiuLnbr Z083srx/Va8ft2EYPL+OG6duBOAbTIooEalE4iwTJ70PNgZET44pj38L890jJuUeUsxZB8VZm9mE Ocke4vZKdFGTwwKTMn7MdNs13dmanRKKE5jnJcv6gKQsMQjGHrNXHTOdvYK1B8SYCRFibslDQxob uuhp/MAYGur8BDM95eiuoihL+jwjJ4Vymv3DipPbHVVhefoly/bRI7rzU1bvbNk/ecHyzpzFvX1m JyfkxRFNuyQEh+9GxPccHE2JzR4SRtrV7nogZwSSx2rPbJ4pC1B4YhuJXQClECuIS1TLGfNX3mT5 8d9GOZ3D06/Sr16g7SX7JwNmfkh1+CqTj3+G6ff8M5QHSzIduw+/wOWv/Dy7d79M2LZY59CFRWkP 6ZLhKtK+fJfm7IrN41PGTUPf9bTjwOAT0Qt6TFgs2oAuwJaa2cJSs0U9ewd/8YJmNzK0HXHsAU3O mpBgaHvaqw2bq4bNumHTNAztQOzD1056RY6JFCJBwaAVogMoEC2YfziFGBPpazOiRjITneltIoRE O2byGMljkGHwOsKk93I8XuyaZC62xYPLi7B+tIlJ7/gOvXLsoyEACWXQU6XVnijmMfiCUZOqE9zt 34GKH4f9e/hs6cZ0PXgztkBLrCC7fbRaUBSG4AP+5Y68iuQ0xy7u45YP0LMHqGoCSa7r1W4fY/dR uiBLjxpX5PaCbnXBbrNmNw70cYC0IwzvU1TP2eMu+s5ruPkRORrSGFHaMTmsePP3fJq9N17n7P3n rN59xPDkQy7eechw7ukvb9Hfvku5d0jUM0Kw+CFDCCQ/MLEtcqDop3OGITIOgbFpwPfoDDl6QuwQ NWKnCjdZUCyPsIe3qG/dY3p4QlFY1LAihJeYacfsrQeoeg+3PMHt3cWd3MdMHWG8ZFx9wPrdv8f2 nZ8nXGxRQaFLTbFnKWYJwor+bM3uxZbm2Yru7ILkwcfra8ICGqUtJiusUlgt1HuG2aGjnmnU2LJ5 /yHjYNjuAn4cEYkURYk2JT5rmm3P5vyC7XZLO/SEGMlByKnA7R8x3ZujVSB0O5rLFX3T4GMi5Ouu RK3V9ZRijOR0nSoU5roluTBCZ4XdkMk+kAOYGAWjXVAyH/r+dny52tWPn5waW5xP7n385d/5wvv9 2cO3ww/+wT/wT6Uq8H996X11+nyjQmgV9IIkRFQ21uaDk5P4vd/9Vvq2FQARZUTUUhl1ICILSbGU oIRin7w8IpaawWjiEBlHj+q3qP4xMX5IcAmlZ5iiws0dBsHOF1TtjFpO2Dt8ndnR65i9e0gx+dpo a4KUCShEelzZYNIT0vAluvMnXDxfsW0iIoHCDeT1igsGbF+S5ISD5XXzz9AG2tVIsVxy8MbrLF8T Dt644Oz+MRdfXtK9uM2wuuT0KxtW7z2inD2lWDrQmrEDVEIXUBaavWUNZkaMiqEbGLYB30WMU2SV iGjs9Bb1wTHTg1vUR3dwx7ex0xPIJf17v0L38P8k6xfo4wXF/ivo+X305A66OiJp6K8e4lcPaZ9+ me2Hj/Fbj4oOYwTjNMXc4CaZ1Gzp14HmgwZ/NWLi7LoyY4WgIyplJIOK17P9KivKSjM/sBgF43Zg dbrl6qWna6/vACgLzXKvQkqH99BvR3aXO4Ycieq6dJeTkFVBfXDE0au3qScZ3254+UHJ5eklw26k HzNjzKR2IAdPJqGUwmlFSFA4oSo0gyQ2Y2DMAinhru8hkJwpfIx7fn119+Ld99+QaE7d4RtPmsuz 3dh1m2/G5/unf/qnJYTAOHoZRs/YDxK8l/m0VkVRaMj2iz/7d2xKykG0gtfXXh1JRMLFu2/3f+mn fqrLonw79FGJ5Loo8p/4k38yf8sLwJd+6X+Rn//iV2t0PBIVTxRp4RRFYZSUhaMoLcpqxgz9MNJs zug27zL2DxGzophOKG3GKk/OA0kfMb31Maaz78FM38TpCUYKlKlIKFKOCD1W75jYFbVrcS4S1Rlu WNMvLthdPWd9MdJ1EW8i9eAJSbh87xIlHxJDxs1nZOVIUUgpIsagyxlFXXHre76bw499DImZ7dMX PP+lL7B7+JB2fYaQ0cV1I0vUEBXYMuF0h8oJozV2lqkmiZSvjT5xJWqyR333U9R3fivF8jWUc2R/ yvDyBe27z+je/zLEcyaf3Mct5hADEjbkVhGGFdn3xN0LxtVT+vMnpLZDxKGIKJ1xVpA+M5wFxn5k 3AVUH5iUCmM0Y4Q+ghPBSsZIYmwTQ5vZ9JGhGKFQlAZyHwi9R+MpJSEJXMiotoXQk/N1/8JIoI+Z frz+3wSjF3SdkUozPa65ff8AY4T9e3e4PFuzXje0Y6IfAt16zbDbEXyAJBitqQqF09fVBdX0pNyy 3kbGPl97BkCMSUGudBoOdi9OH5jJwfP91cuHqw+/ev74F/7WN0UAPvO9v0fe+cqX3Ha9LWi6MmdV gSp3u6HabdpaI7Ui1YRhInGoJPlSBK20ztYWvSrrdZouz6WsLurl3mVRltvlcq97+2IdPn6wiN+y AvCTP/kj8svvPKqUsgdG67uFcneqbOdOK+cMUqmEy5GYhGEMbHYb1hcf0Kz/Pkl/iJs2FG4PsQni SNdlgp3ilvcoDt7ALV4le0Ue/NfySU+IA0btMPaC0nxIabcYU5AZkEXF4bgkk9AVvDzr2JyvGVKH CZ50tiP17zKuTpnev0txeISYElZbNi/OsYsDyoNjyr19ZseHWFfhJhPapiVmGJ+XZOXJWhArkAMx 9fjo0SFiU4OWjLIKM6vQ0yV6ssDOjnDLu5TH34VbvoEUR4RxoHv5Abv3/gHrv/23iNszqjcfYCdz rHOEizUpNGR5SvIDsWuJ2w2h74k+kqND6YzSPdpFykJBD76N9FtPjpmi1hSFQitIPUi6duOzJAQh Jmi6yLrNND5D+L+5e5MYbdf8vOv3v6dneKeq+uqbzvnO6e7Tx3a73W3HRAlCLCIUFsAeCTZIIKHY </text:p>
            <text:p>sWQLxCB5g9h4gZAgEdiJ4oREKCABURQSOY6FkmyCkiiQ2MR2u93n9Bm+qeZ3eMZ7ZPF8SEhICAsl tlObUi2qFm+97/+57+t/Xb8LNq2mtqAry9oYcp0pvkBa7uVzDIwCfYJOFKeYGIfM2IPSwnYHVk0Y RpwTmtUKeQ71qmZ3GggxM0+e7s4ynBq8T6RYKBm0yqiSKPMMKSGtQnLFXuV3QNNMyQWjjEFYT93x WX/Yf7W7ev1VLeXV5Y/+Szfw5+ff6fv4v/uf/77EcqvK1Ks0jmrqBzVPXvkUtVG4X/krf7k11q61 NhuQnZG0Uypt0fNWyrzREteqhA1lWJc4rbKPTYqYlE0pxg1U7X0epjdFmy8z+YsSw9Wb4O+/88t/ pf8v/8OfnsI8xHa9iRfP3suyu8yxXpex7/h3/51/u/yeHgD94LGito2pX7Rq9dWd2ry3Tu0uSnKR WeLsUVREbeimntur73G4+nXC/Fs0uwdK8Eyne6IyFFrm8oioHqF6S3V1S31IONVgxKBFKGRS8Wi7 p5RbQh6YQkSSQasKVT1me1mxOn+fD7/V8urlnn/0dz/h9tNXdN09jyqNGROH79/RnxTmcaDa7RBt 8KOn6LfY9WestjXtpkXXG7JqoGppP3iBcob4cEtMEalq8tST+oE5CdIux+MyD+B7quYx9uJjquff oH78Q7jtC5QU8rzHP3zBcPslpy//McN3v0M4POCaCqcy5fpIrDTxNFFSouRMnAJpTJRp0ctResF4 54gocBbqZhHeYtJUm4LkzEIIhikW5gAhLZuRMRSGITH1ET8mchCYC6HLeG0wlaFtBS2FZBJxSMxj 5mGA46QYinAMhfs5sx8S8xRoqHhy4Xh+odnMN8yfjby5v8WtNqjaop1iZQVMIUig2ipWVUMsinnO zENgOPRM/UiZR5Qf2eiMbBp0pXi9H5lnTy2CGCcZ57ItZ3O3f3//+adfF9QXZz/wo2/+znff3P2L P/j8/5UfUD5C3vzH/xn/4P0/LP3wSKJ/MOhUK6FGqcYYs8qurElqU6LfhWk6Kyme49yFte7MqLwT 7de69GvDoTX62Kp8aojHOpXZzT6b0wOqP1CmWaaIPhTrborwupT8JZRXSnhrpdzautq73Vnn9LYX YQA8JQdKif/Fn/z5/O/99B8vvycHwJ/6/C+K+1+nxmX7fCXtx+u8/siV9fNS3CqWk/H5SBV7VBT8 2NLfXvPwxf/B2P8mVfN9GrfBmAt82hD1Y1T1mOwuKeaMyAbGmTJdE1hipTkGKBFrIu5sxtqAKIXP Dd4X6qpitWpZrc/ROi+vjK7oD57awOmtoOJMmDyxT8jNCeMF1wVEa0I/EnyglEJTZ6raIm6Lu3wP d/mU5CdSnBiHnhI9zgpuu6V+9BjtFFoCZdoT9yPyEOFRQWVBKbOQdDLEeU98+A7z3XeY3n6P8cuX zDcPSDIIltwHppdHVG1AMsRA9jNxyou7MKoF7mEN85wYx+UqUllBnEE5jc4CXsgTxBmiL/hYmFJm SJkuZE5DYugTxSd0AouiKgoVIM6ZcczkpRpkSViOiW5I3JwSD31hSsKYhTFCPwmSFau1sKqFncu4 8cj08o4+XSP1hvrxjmbXUNUGcsHPiWlK+AzJLK9NToG+H+huT+AnKhWpjKBVoVKF9p21WWWWbYTR mqqsYpifnN6++cjtLr8c7q5ff/9X/94M7P/v79W/+it/Wx32dzZE3+Qp1L84eucnr+fv/EMT/WBz mhtK2lijN9a6nTHVzhp7Vjt9pp2cmcKZUf5MG7+xVlZa+VZsV+dx79L8UKX+YOfpYEN31GHyhFnl 6aijP+rZe+UTWonVToxdKecembrO2linkDXCIY39qb+7OobgO9UNg6x2o7bVtGv1/N/8+f8qxEw6 jSb/+z/1/wSm/q4NgPp/D87q+mIl7dc2svrhVVp9tWR3eSrUcxiV5DdE+RI93ROuI9PLe4a3X2DP b9htW87PnlPq5+zTM9T6Q6rte0i1W+AV8wg5QfaE/hXz4XO6u7cw7dm0sP3qJXb1Hmb1Pr5YhumE WMXatdimQhPx4wNNbfn6Dz5l20Sud5HD9R3jPpONxhQQPzDdzIsjb4Hhk31k0IXJKJR+wO3vqW8/ p+R3eK/DCVVZzGXF5oOPWb33VcRlwukG/8lAmmfUqcDxCA+viLUiz/d4vaFMt+TTJ5ThCjkekRFU WlOUJw6F8cYzjGDPGqptRfGQhwXxXWKixEAqwpw0p67QHzNmTFinidqgq+WUVHzCz4mxV8QIicyU I4cp8OYh0g8ZnQtOQaM0RhQWhWRh7iOnweNTYYyZbk4c5sKDh4cp0PsICCIGrQy6KNaVo62FSid0 hJyEGAwheHK3Z5oH+huNVTD3mWHIDCIEp5BKUzUGELqu52HfkedA7TRNY8llJqbMTkNdC+MMUSAr hVS1TTHuuofDh23X/dBwd31VVD79xb/5tyatlf83/sgfyb/4i39G3b38pMnIRVHyvORymUgbSLXB V9A3OZw22U/naHsuTXtm9XpX62ZTObuuTW4rFRvNWCsGq9SklHSCHGXqH+R4vJfT20EO13N5uI/R Jzfruu1ttTrpVbu3u+beWfdgnN1rV510VfXG2VlEcvSpTdOg09yt5u64S4Xe2bp3ru5NVfdKq66I 7jUMK638n/5Tfzr/sZ/4Y+X3xABYT/WqUe1Xmtx+o5H2B41pnk9z2Bwfbo0fP6PWv4W5/IwqX5GG idqeOKs66s0lZ49+iPXzH4fVh6hygdgd1m1QrgalKMkzz3vm4SWNOrG2Pa1RTEdFCQ/0x8TxVrMx NdluyCkz9z0dnuwUqmTmecTPnjDNWFXYrixlrdFF42vFdAr0Jw8+YbWibQ2mKthGEK1QVhaFf9XR rEdEOfLFGvnac+pnH7P9+jdZPXmGrhT97XcJ+ytiOJBSRIsi50KaO+hekcItJQhlPJJPt6RuZDpk hjshnDJK5B1mCygZlSI5aMqcyL6gtCIK9FOiOyb65OnHSJoDtVJkY8kY/JiYpkg5RBgzEgs5C0PM HObIfe/pT5FxFopSiBIqga1KeIE9iqCEMRX6yTPMiTkJQ1mO/VNRJDEYUWgUFmiNsHOKjVt+9nNC GYXSCmsLWeflVDtmJh/pu8Khh30qzErQjebZB2vOz2vyM0cxLXevT/RDWFgDMRBTwmiDVBXVrkWJ xkckzkHHaW59jI/X3fHr4/3VQ31+Npg5aC35/i/9tb8W565rp/31Uz90X5m9/3rw8/M8T1sjvrHK 1zVDbSSt3araVE3VVivTVC7W1p6cVtk5HYxVXkffq3k40fcdU98xDie6/T4fb/d+vEvzdFyNU7ro 1PZybx9f3lfnZzfVZn0txl4jcgflqLQalTHROFNEKWwqUnKRUgpCQSkp2lWVNlopKVYVsVKcNYKu DL3Paf4Tv/AL6Wd+8id/96zAf+F/+usS9ydjQ/WkcatvNLQ/bIr9apF4Mc8P1enqtyXm72EfvURv v8C476MHSzU9ZlN9SH3+hObiB9C7b6M2L9iqFikGsvCux5JiLMkHYr5lVR1o1pZy8RXG8QXd8Y44 nrh/6Im8RNdb5tji48wcTzim5WqgVsyhEMaBPA6k3kOMWCkUW+gonKYEIdM4MAK2MdQrjWsUtrXY TUuzqWnX9SIWmi12c0nz7Bs0730TUznSdM345pr48OuEfiDlDJUmO0NRheIP5HkmnDpKl8knzXRv 6B8Sp8MEZFyroVaoRmNahTYZwozEZU1XRDNn4e4kXN9Fjv2MJtE2hWptySjmqdANieN9gCFSUair QshwnDJvD4HDKSChIGLwyjKmQkmZQQLKB6ZBE8USUPQ+41NCaYs2i1fAYhAKFr1keHKm1oVKgxNF jtCNgVwLTatQrUKMkGIhTInZF7osnBQc+sAUCi0abWq2Z2s254rVLuLaNd3DRBwDwaclV+EsrnEo ZxnGgD8MRD8Tht4gsp3644vx/m5cvzfG8XBY5TC/Kt7H4sez0h++lof9D6ah+zj7/hl5WFubq1WN rR2uqlxVN8pVrdKuLqJlgDJC7kSFCcqM7wb2d6dy//ZU7t6O6eFtCt1JhsCjo7LNwa62d9X5xc3q 8ZPr3bNn1+snT6+a84srUzU3yrh9RvoiOYiKWSklSkQLGMTagnJx7KrYH13qjm4hOBQAK+haQSgq B4pEtTgef/cGwCO3sfPGvOdm/U0Tmj+g6vUPIP5JOH3aTNffkf76e9idxtYvCGFmLNdMmxPDiw/p d9+m1O9h2kvKXKHLhGiWtFxJjN2Bsb/Hh3uYv8DlT4nNiJw/Zv30MWfvn+Fz5HB3z8Or13z26UvC 8SVGKkz06Dxgq4huWlJ9ST8m9jd75lNPHEfy1CE5oLWmpOXpl1QhxkjfgVIO1xjcWlg/bqgvntJc fEh99gKx9eJ51oIyiXD768zTkXB4xXz3PcoUCJOQo2BqQW8ddlVBisRemG8L+SFS9pHxKPRdofcZ VS222GptsWuDc4IuwLT44UUXjn3hep/4/MZzfTczTpGdUzjR6DrhjzO3x5mxDwzHgE+CGLA+M8bC /ZB4c5joT5GNGOqVpTUWSqKbM298YIiBGVmsztbic6aIwilFraBRGcnLSlCzeANSScwBEgWrNTku NQP9nKliphVD0cLxGOm7zDhlpghzzEyDp1pXnJ2taZodtj6jXdWcXyqef5jpTzPdYWbykawVpnGk AqeT582rO8L1njDO5Fi0droO43B5fLhL6s0rPaX8hCK3hCnLeNzp8e59FfYfahme1VXZthtn1+uV Wq82arVaK1tZJSpJKYEYbxmnE/N0Is0jcZzwp5n7u7Hc3PTx+DDMY+f6wqMH9+TpzebJk7f1o8dv 67OzN261urJVfW2suVN181CsO5p2Ndab3azrddK1zUgoOXjJIUgJXqUsKoWkS466+Mlk62wp2aKN KqJIEBNlLqWkVApG5HdHA/hzv/Tn9IrKjYeXT1ysvqVS9c/lXH5kJn2QUrfp3/yG3r/638jjA/XF x1TmAj9NzCrTl8ip+YBBnlDkAmLF8HCAfCCLQleWIonT3SsOt18w9S+5aF7x/vk9lWwxfo0h0jSa jauxMjMfLF8cBu6+832qnDE5YXXBrMCsd6i2MI2R/fUd43FYIBrKYJTGiadpFKt1hdlsKMoQh0gp mTwv7HxXa6wzaFchpkaMAwlImYmHK+abl8zXXxIOrwhKEydDGqEkUE7QCiRC6AvzPcx3Bn3MqDGS YyZQCKpgtVoSh7XB1hZdQOeC5EQpMPrMzX3ky5vA1Z3nePJLazCOeVJMQ8KPkXkKFJ/xAe6LMMhi VEqx4CcI0dA+qnnyqOZsZXBGEWJiPxleThVjFxn3Mz4VmhQQBUYLVmW0LKldXQoasEohsuBUSsyk mOjHSFSCkBENeoZ1XpiBd/eB4RRJuaDcAhit24rduuKsUbhSyFNGKqhXlvVGsVk5+m2zlJUqRdaa Yx8YhgOSl1JCV9XophFrxDjJ69Cf6K5eVX4cnxhlepM9Jp5WLh3OrR4umpVat6vattuaunXvKtIV RhdymvDjkb574HDc0x1P+CEwHmZOt31+uBlDd2wH2b24d5ePrtuzi5eby8svd0+ffNk+ef66uXzy tj47v7N1dchh7pKfxtvv/7b/t/7Nf/13ZPb5pb/xK+Z0Oprog04pqpwSqZScS0mZd9rsP+0B8PN/ /U9rGVmBem7I37Dx9IdVPP3BEPPX/XE67/Y35vrTX5PYv+Hs0QW7WlOnTIxPGMojjl4x+BqCIqQD x7AnzBPj1DPMPdopjMpMD6/p7l4TxiNnX8ns1hvOWouRA/HhU1I50Gxq1vHAmXvLug3cNGsOJ4+k jKWgDh7T9dRVxhm4bBOpqojioNmQM+TpRKUD6/OWs6+9j6lqhtsR/2aP6vYwQh4zUR0o8VP88RrR GZGAlUI6Dpy+uGa63ROmAOuGQCGPEZUzgqJ0kcBEv58ZHmZSn3BaUW8sc5WRIcGQ0aYsx2gUJhtK BCkZqwvHLvHmPvLZm5G3txPBZ1pdcKIwBYapEFLGqIIuUFlNroXDELnqAykn1sWwc47nZw2PntZ8 8KLlbANOR0rIdJPwZDBcHhMvbwaOh4k4z+icMFKwJZGzYhZFhWCNxjiL0UskeBUj0QfmGDjmd63C spiJ7vq0rB2niCqwqg3rlaNtHc5oVg5WZYbDHUPqSF1LtW5o1hXiLMZYqrYiZc3xFOhuew6vHgj3 PStr0esV1mqcKkobZVUa1+HqpQu3V2dGldjYJLaJplpJtV6vqt2jS1NvVygnlDLTDbf03VtInuQn pn7idJg5PAS6fWTqAt1pzseTD0J9Wj97/+bpD3/r87MXH3zizi8+MVXzuVbqlRh3S4qHOI2DMjpQ chYl+Sf/+M/8jp1+onUCcimFkovknCk5l1IKlFJ+4id+4p+eCPiLv/zfi+mDlUM+r5J7v4mbH27w P1oK/t2QAAAgAElEQVSZqx+v3M3HOt9dHsOp6ua96PIZzbrw+PGKVS2UOYF9D1Nf0jYbajSSInHq mE73hHgkl3uU3NBqaJ0ibR9wvufqOHDYW+5vBXeeqf2BcR8Zrm7oq4rEyNQdqcLAthaOgywZgzkS phmnFZdnFdvLlouzaskrVGvM8w9QTYPkGSuJZt2w+8oHaFdxen3Hg/uU0290pDFS5gh1gNQtuYU0 g58WwMV+Zni9x+8DiEWcUPRSq10KBA/+GCAUfLdoD5VdjvpeCkEKmUwMhd4vcE7qjKhMYxUlFQ59 5M295+XNzOFhRk2RtVJUSqNQDBm6kJAIVoPT0AMzmTEVXFHUSTizhkdbzcUzzeaRpm41plJUVqOr QFMnNtvCDzwujB8IX9wbPrmCm9vAcIykHKncO1oPhcYIbaNoVhWuMvhppjsWwhCIc6awNAeVpCh+ AcO0jaWpFeta0zq15Px1wUqmTIFpHvFHYWpr7KqmbypU46CukaolJM39w8z+piMee1rJrHdu4RIK SMqokpTk5CjeGiNN0xbaFlatku22UZudVqtzjXIJHybGqWPoT4RxXPoWpshwinSHyHgojMfCacxM NJHts/7RVz64fvbhi08vnj/9jfWjR7+lN9tPTd280ci9VrprtZv/6L/yr/3/9vv/q//yHy38f2zP +ic+APLdwSUx52vaj1rab9dx/WMVw4+4ZvqocZ89qvh7VegPqq42PH4stNUTzh6tlpy4FwyXtPVX aVY7RCtII2N3g+SRFBRWEk55zjewbSt0WvNwobDK0T94Pv00kp8GdquBsX9g7ArzIIsDzhZSVmyk kHUkZs8we4ZQYL3DPX3O5nHDbiNImKHd0X79A+rLC6wFTcE4R3P5HojGmZZwc+CkDHHqiXOmEoMy SwS5zIrSCX5MzA+R0FtUUdhKk40iipDeqf/Gg58SShWEhKsKldZMc+bQZ4Y5MAyRoYd5FroxEwlo FO25Zg6Rl1cTX15N3O09umR2lcGhUFnhMwSWq5VQcEUTimGcMnNaKL+PrWWlhJWFbV242GVsm9j7 yClbVk5wUqjVzM4lNnXCOni8VjhVYYPwZsjMUbBK01pLkxO1LqxsYbPSNOuafhRiDjQKxEZKLssA EE1lHVXlqJyirg11pbA5oLNfUOQx42OkxASlYAaP7LtlE2Q0yVmibZmS4XSYyT5SKVg1gtaaXNK7 EFLCGJGq1VLvNM3OqNVGqBuhqrSs2oq6FXQ1EeKJqbunO3ScDp7xJMy9EEeYOmE+ZcocyTkTKpP1 xeV89v5X7z/4xg9/8f5HX/tNbdSv5py+66fhTXc6HPxcJrDpJ3/yd6fU9J/IAPjLf+nPSuWMfnl/ OM/kH2rU7sd2rH88Y78Ri/mwRHceJl3TzXJ8GPDTOZv1lqpeM2XFnGu82tBisWHCP8xM80jf3TMc XxOH17hyx7Z+4NH2yKOLwm7rqG2Nf1bx5OKczz8ZePW9E68+9+yriC6JMCa6fcSnQlQL1RYUJRRc yeyamu2jM86/9iFf+9bHrHRiunpJPJ1weWJLoq4ttm6QUiAn0nBHGnvGV58xvf2SMIz42hC8JcxL m04ME2qakcGTfCKOYIvQ7gzVznJUFXMn9F1AzYXVVuNaoVmBniDPihQV913ki9uZwxiZZkizRidQ OZAfCr5E9kEzhMThMBPGiE0FK4JBk4qmy4VTjvQlEf4vMS4VIrCuFE+1xmRhGDNX3cjkR1yEJ/ac +qgZZSLiEckIEctELSe2tWK33rCtLB+sFdWZ52Iu3HhHFxVjjGTKYs8YE8UGklhEYLupWa8dIUb8 ODPHTCgKo6Cy0DSaujY4q5EEEjOkxaxnnYAySzNKSaQMIQkxQAqJJMOydi6eovOyfQhCDoWUE0oc tm7ZPbacP1Osz4RmJWKNQilFKWqhIJ0C480DQx8YTiNDFxi6yNQX4iioCComqpxQEslrU8yTTTAv Pjydf+VbV9vHzz81tvlOKemTkuLrHMtxGofxp37qP0r8Ln79ExkA3TSrKeZNo5sPLNWPNaz+kM31 j8xa3g8h7ebT7PwhyHy7Zpo36Op97MX76HbLmByTOifbC4LVxOmObn/Nw+01tzdX9Mc3qHzLo5Wn fpQpTUGFjEmaqtlRuQalHcknTvcDD6+ge8isao2giEoxTIFxigiZqqlot2s22zXN+Rmry0t2L55x 9uFTxv2eq09n/N2JdcrE4Y4yNWTyki2Ye/zdA2F/Rf/JF0yv3xKnGR82jJOgu4JWgdSP6OjRORGj oIpQN4pqJVBr5k447gv9obAysghLbnGulVgYx0I3Cq/vIl9cee5OkVIMu9qy04U6F6TzTDEyzcJU IPlMbQS30igWInDvFZ0UOrNoJrbAHBZVPUjizGhWlaFExcEYbrZb9qWgU+KLt5mVg7OzwhhmXt+O nPoATrO5eIyzhrXK/KHniq9vClYJ69rSK0s/FYYpEvWSHxiGQJeg9YVVY1jVisZpGq2YcsaZvDQX hULJkZyFXPSCPUfI6AUCIqDssirMAiGAT4VQNCUbFIKSjFEJXRVKLsQAJQNF0NpRNQ2b8zXnzzVn T5YQljGQoiIEYZoL/Rg5nWb29xPDMRInCDNEL6Q5o3OmNgWnC6YGmUEqldfnxtfPtsfti/fe2mr7 mZ/jZ3kc36bxeMy1CVW7+meTB+BDMWh5vrKrb65l8wddWn8rFPtB1PMmTns7v/1MppvP8JOiVE+x Zz9APvsx8uYSVTKVayjGkOYD8/4Np8Ov09++JNydGE89c/T0+8xhD/d3msOF8PQRnF2MNJtEsYZ6 nXjytYpE5vBaGMkYDbbSbFth4xVWNNV6R315ye6D5zz68BmP3n8P21i67o7Dw2uOr97A6YFml5m7 zxnvOoxZk30kjUfEH8inAxx7VIyghHFOcPIoPdKYgg4zIvkdwCZT2cy6VUxZuLrNvLnuub9O5D6y faSwuhDHwrHLPNx6bveJm0G47QP7MTKFSK1goywXRrFRi4DQTYVYMlionMLZxSBkdGaIwnFY3Hpb Yzi3AcmKq1NiTIUhK66jpjeWYAzj2TnrJ4954SrqOfD9L9+S+j1PLxtOo+eL256Xh3s++PhDvvHt H0RrzavX1/yD63u+87anFodQMyNMkhbnnSkkyQyzJ4yecppZtzVnbcVZbXAKUlA4rTFKuJtnjuOE WMO6DWwaR0QRCiilMVqjixDHxDB7+jExzxmhsG3grDVYswyMlA2CoJzCaktlLVVlWe8MZ5eaug2o EoiHTDcL3QCHLnPoAsOYmMZEGAJpTov1OAuqQCXQVrCqFkZBSoo0JyTFsmbyK+2PjctXxZQ3cSo3 JPpKYqLNEsjq537uPy0/+7P/Sf5nZgD8zX2Rl7/yV7dW8VGtV9+uWf1wEvXBGOftPN/ZeXhNGm8R s6V99k3qRx9RXbzArC/ISkMYSHPHfBrp9m/obr/PdPcJNr/h/WeRr37omKPh7ZtEv8+8PSWmveLw UDi/8KzPEs1macBZPbJsRhi9MBxncgHdaipdUVnYtbDenVFfPGH9/AmrJxeszg05jkyH13Rvv8Tf 39G0QrUGwwG6mTgbkvfkONCUAZkiMShKVswp48dA6WfWKwuyrOREFZQIlUmYUvC58NDD1W3i9irQ 3SwbgL42HA6Zw1HRT4m7+4mbh8BND2NahL6NES4cXOhELYUE+CLEzFIfZsDYBdWNMigKLiTWkjAh I0VYiULE8MgKqs7cR9jPntsEutZ8/f0zvv0HP8TZmuvrjjfDgS9vX3Hfw+ATU8rsCXy9VTx5suK9 p1u++YMbfvU7lr/2S7/G41XDxRZMFlalsDFwZgWDcFSKFBJ+8IwBVCik2VAZwZChEpwVlFYkpTkd A/0Y6VtPEkNAUJoFXa41MRbmuTB6Tcqa2hk2rsatKyonKMVi1xbBmgVi4rRQV0LdFKR4xiEyhyW3 0Hdw6IT9MXE6eaJPqJwxJCRnSilopXFG05hCY6Gyy4KtxHewYiE3rfaNy50hPUTKvlBOVgjWWuZi dMqwWun8cz/3n8vP/ux/8PtfA/gL/+3/oF7+jf9xrZJ9X5v2m6KaHylUH4xp3N37O90/fEI6fIpV kc3Tr7J79m3WT34A3WwYTzdMx1dM3Q3d3Rv2V6+4vbqhO+1xVeTDDwtf+Zrh6WMHyfHd7yY+/8wz Hj2nMTMmxfUAzX1mtY48eaE4e+xoHymqUejniJ8yVlncxtGcG84fJc7OV9SbDXZdITowHr6kO1xz +/nnnN6+QWKhPduwOW9pK4MJnvBwhFSwVli7CrRjKEtirp88IQbcJqBVwhhB0uLT1RRqlQkxc3XM XO0T9/eJuctLuYgP5GthPFqGVNjPkT5EupDoc0EbzXltedEaHjvFSiCUTFcgikYphdUgrpCdII1F jCNEEImcM+BHjx8zMRikKC40NJWgJPL9Y8/1JDzeKj66cPwL39gxSEUviVLDr33yBW+uHdqsmYMF FEYSVs98+Nzx3pMLpEz87f8l8Pr6QOp2NFpYbxy7lePSCLYUKmfYKEWWQtaFrGZ8CqSiqI3CxoII NE3NzlmGPND1M5NfkrqFhQSURJGsQ9sKbS3aWSqjaWvLatuw2jU0lWC1oAWMAqWg5ISUgNOBOAeO p8BpFrpJGMfMOCbGMTPPkRQiTsqSmDQFLcv1z8iSorRGcArUOyu2xIJWYFtb6rM62pX2MeYxlTQp ydFaVUpqVIjGpFKoa5Oszb8j5f737ABwTprp5ouvlJh+3Bf3oyfqjwbq3X7qzXV/zdy/RYUHWiUU FchXr5e9cVEcD2/pj9dMw57+/oru9iXd/S0pKtqLC+7XFVcrQafEuvE8f6bZ7RyHo+ZuDw8HRR81 4wRREudjQoWIthVqpRA7orsRNwX01lGcwWthTIE8PaCiX/jy6chwvGe+v6dMAV07qk2FqzRqTpQY yRGMhloXbCj4rnDcZ+5PmSEWqkaobVmKNWUpwywh4efMHOE0ZF7eR/bHTBhAi6VuLRHDMEX6Y2Ic I3NKuI2way2b1rLeOh5vLM8bzcYoeFcfVpX47n5syJh3jsNCToU4JWLSy1qtOKac6cLE5DMaYWcK uSzJw512aLvASt98cc2v/v3vcRLLd972HG4OPGbDfEoUDbpWvDBnVGOk//KaLyWxP2+5/vyOrzcr 0qBpLWxUYl0iTdBIVmiBM51xZ4p6ayl6qSgfh0AOYLSi5HcfMpPYaYVsNSdbMQ5LG5DKSyNSyYmi FGbdYBpN8hEdA01IVLNgJ2i0UBuFrhQFiDETfCTFRLKLYHjfCaehMAyFMEfCnN5ZiBOVSkhM5FRQ jaFdGepm0XF4Z7XWgIoFjWAqoWwc1TNLdSGYJhQfB2KsEalKdraQhJILpSQFaBF+f14Bfv7P/hnZ 2Fpa26isNus49c/UNP8op6t/Pgynb84+PJ19cfdDz81wXCyfxjG7luFwgw6v8acDw+GebuwY54kQ F3BEzqClpm4btG0YphWvrh2n/cjlbuaDDxyXjw3N2i1uZ6dQkyGXgnUz1iQsGa01ymq0KFSM2Clj cw2lMMxCLhN2uFpiojlj1HI/zUNCcJhGYWuN1kKeEhILKIM1GZsj4Zg43iSubyL3x0hAsa0ttROI gQSokEnzco88dMLdqXB3yMQAlTWsdw22sqxzoZ8T3eiRENjlwEYS1ihK5dhcVJzvLNtKcMYQVQVq eXoXPxNDYS41SVUUUUyHkXjfk0MmZYhY5pwZS6IrC6Qjp0QphZhhZytWutAFz2//3e/y2T/8PrrS FK048/Dt93ZMIRJFgTFo0WymxPiPv+S3fv1L+phJKF64CnlsaHNkR0BLoaS05CWcpllZNmea9ZlB jFoqy1K9tAKHwjgmhjEtBSgG1k3FtBV6vxiFJEckWSgZUQapLcUY/LisBhsXWCtwKaCjQiWNKpZY Cn72DH3Cz4JyjjkLD71mHBN5Xn7fUhYUuSxuRp9YqEPG0K4dm3MDMRPGpRVZiqAEtFKYSqPPNfap FrtBo32Vw9ikPNdo5yYrShudJPoiuSDL1+8/EfBXfvnvyG+//k2llK6ttbsS5UNN863s+UPh8PbH y3j1QZq69TwWncaImSIxKwYso3LklBYTRXck9g+k5ClolGsw63Pcak2lYbOyXFys2Tw6x61XDIc7 Xt5eMc2BdR1QWpPUitWmod5qlI40deT8kaLdWobO4GQpGSkRiskYFalUwiQBD0WlhUya3lViJUvK S4ml0RmlFkB4iIvN1uiI+AWIcf828Poq8HofGYLCOIuzNSorpn0gxEQZCylnplzoZvB+yeC3raLd OC6ftmwvVpi2Zopw6mfCPKHmETeOyOiXp2OrsKsl6x8ri90tr4kxQtrfEo8PNNZR6h3FrhluOnS4 oX/o8dEjImy0xq1alA7sx5mbOaJKoVL6nbael924Eja68PEm8qzN7CfN3SB0XiHWYiu7QDp9WFqK 50DlI8lYsrEUoEHYSsHh0cZTnTXYjUPVa6zJlDChTaY+b6gf70AJ033HcAgMx8I8FnJRmNZiKoVy hUQmlERW9VIJFoUQhBiFdL7GGEXthNZmnC6EKJyyxni1pD5HxTgWhgliF/CpMPsAcdFmtNZL27MA GVIQsrHo2rB67GguDGatIEakWlKLyuqlAl0prNXYS4M5UwqTqhDVOsd8UVK6yClsY4y9q0O0JkSl FN7bImJ+/wyAn/+vf0F0692XV/+oXYvdVEke1XP1fqH6IU/+UbW6/KbfPP7qOLzdhf61DqMgs6bx GqJiikLMhRA889RDFrRpcPUK19a4dYtdbZfSSu/ZrA1P3zvj8v3H1Lst19c1V19oru7uePBHWudx O4s7c+xWheqdIWXVGlxtMKeEnjwyBWLKeKXJAoaMQ2GKoNDLPz9DiYoYwCchsTjklGSkpHe774zE zHwMHG8CX7wJvL5PDLmAEozRS5NAECRkSu+Jh0yQQrRCNmppIW4sttLUjWN7blmf19S7HVLVXKJJ MZCGgXT3QLx5INweySlSZkPUBakE6zR2u6berMi1ITZmeaI7oTiNpkLnFcbODPczfioUMVhtSGE5 ZR1iARamnikFMpgghEqDNTS1cNEWVg42rtCNUBQYW5hjYRIhKE3WBRx4nwgxoVxhvbZcnJ+xffKM 5vKCul3AokEqwuAJ+wdSOBJ9RrTCrmtUXWG3M3XniUGDrnHtCmNZchR+IqSZYgtZIMXCPBV8AKks pjZUFkzOlDkwHRJdV2AIpLA8tScPs4fZR3IMCJHKFKxVS8tSESQvOQgyVK2l2TnancE2mqwFEUEb vdScVQZtBaXUUrm+1lAhKUsVgt75KE+DqBdKqRuhzJJLEfJsTEkiWnzI8vtmAGitlRK1sVq/aG3z tTWrj1Zl9VHI7qNE/Ep9/t6T1vnttL810/gFcTaomKnJaBGcUiQSyQi5qVBKo51DV5pq21Kf7VCu JkVheJhwKrM5b3j2YsvZ43M2ZyusrbnJiuHLQLzb0/QHTA6srGXlNBIVNiokQekG8n0HfU9MiVFZ WtGUIjjJOK1BG0wpqBIYfWSYFqZ8yIpKKUwpmJwwsqjAsSvcXSdefel5e0r0RWFqh9UKZyCVjE+C VsvfjjIT50IpQtMI9YWhfrSk5jQa0Sxv4GRpV+fsLrYUJcx9z1C3xCjk40g8DeSpULYVqkqkqYdy gWlWi/e9doTDNSkOQEJfGNy6pV6NnCrP4e27o6/WnEVN0xq2uuCLULRGvYN1JoQHn3h7GNnUFZVz nDfCzi0nohgSuUS0EqwTklF4a5m9UGzE6sJqbTh/esHjD9/j/OOP2XzwHs4mKAEfLP3DyOHlNafP X9HfXJFST/PCUb93QbWZqaYTxlbY5gzTXpBSZjodCccj1dyjTKKYTCAzewhJoRqFrpYVYpky0z3k EJkPI+NpXihCSZZrg6jlw18CTufFYuwgzIl5ykx+MRXp2rDeCptzRdUUCok4KbRdKt+ozFLSYgTR UExhTgmGokSLC1l2UyjvZ1P2zpRBSylSxISgD6LLKISYU5E/8Sf+pAjEn/6Zny6/ZwfAn/wLvyAq o1u1OV/p9uMt2z9QleabJP1hUfqp1GZHMk1KyfRD5LiPiFisNhid0AJWLX5vRCHilu/GopoavVph nEMpSGXG+4HUacaHE3maqa3w6LwizxtkvORm9IyHgXjXUWxGzhr0qoasiXMmkZgOI+E4EKdISIry fzL3bi+b7ml+1+f67e7ds3t3VbWqatXqtemZnulODw5BSIx6ImIMmBgQHRHRg2QSBBEFxb/AAxE8 MI5DYggYZxyEZAjoBBGicUgwxNl296zerF6bWlX1VtW7ezb3c9/3b+vB/UbFA5meacUF63AVFOt5 ruf6Xd/v9/NNGkSwRtCW+UCXZ203ZM1hjNwdInfbgJqg6xQlQRpm7pzfR6Zd4e2V5/I2cDcWcqVw naZdaxadpjKKpqlZbJZYrYljpN+NDLsj2o+YAg5BG6GIIsZE7I8k9oiyKDKYQhwPxPEO7IR91KIX mhIFs27QK4euMipsyds5W5/9ADqiTETZgu7WKLOgXQpVK+j4mjAE1KrDrBYkag5vt0w3njIqXGOR WrMt8Hbvubo8oFJiN2VsUVTKEI0hqkCOPWkMlDj39dlKoZYVy5OHdBcPOHv0iLP3PuDkKx9grFD8 LSUeUMayfOeM7imsnqw5PGrZflJx98Uluy8OZNfNFWm5oLKn0M9tSLbGdB0iQjoIedhC8HMSMgmE RPSBoGZMWJgKx90cyAm9Z9hNjEMkiaJpMs4phEgpCZ0LeIhFUSJoo2g6g641rtG0naaq072CABSF iAY9P5lyniVYpQWQ+66CLMZgiLeLPDx/6NN+8npRbN040zRrqaorbc1OKxmUlHG1YNSW6Zf/6788 NXj/cGP8H/tTP5//fzUAzpszUZGqyeZsIYsPu9x9Q5L9+pDTRXKq022l/U2Q/ZuX3Ly55nAX6Nbd XB1tNKbEmeMuCmU09/4VsmhKXYE25FCgjMh0QKYDfpe4+kRzcbHh/NEpXVdhHzYYzjEpcnl7Q35x IN2O+N4RlqBUIQ6RaR/Y3owMB0+IhYxGlME5RVXNB6ac86xJe2GchOu+cHMXOdxGGiDXijBl+l3h 8DZxuI4Mh8guFnylkVIwajb4uNrQnWgaJTSdY/lkQ71eIKI47EZ2b/b4yxtUf4A+zZjyRlFKpPhA iIHjsCdeVUgVyTIS+x4RcA8aOGlQsVAtHLrVZA1StsS7LaQKlEFqjaocqsq4rsa2p8iDc6rVCcZn wvUNeiFUH5yglhXj21P8qwP5TY8zII3laDQPDxU37eyEE20YEwRjKW0LbgZ7qN7PSktj0Isau1mx eHjO5vEjTh4+ZPXkI9qHH+Lv3rL93mvGm1tUW7E6PaNeVjTVktacUpWe4e01+6stU+uwS4U1AT+N 5HwL7S3m7CH2/By72qC0nUnL+z1KKaTMjcH+dsBPkewMPgujL8RjQHJGacEYhS2ZVgecVpAKKYMq QhwKcchzbfnC0pxYqoWZ4S5mrh5LuVBEEKMw1awszC1GMjcWKT1/rsUgUrAaJWWoO/nyVIVbwri2 iouFMqcPxeg3Sus7EdmrUo6Q+xzpfcyHmGS/7fP+r/7lv3KEHCGlXFTJosqf/3N/7g+9IfyjuvAf </text:p>
            <text:p>eQCszKkxSlZukkd1qt7NSR6nks6CNp1qG1N3FW9fjrz64Q/K7cuXZCz1opOq0QhzTbVIxur7lUnN qOaQIZVE8RPIhKiElIRRQvCBmxfXXL7a8fDOc3K64fS0YrXp6EwkvN1wvdsy9QcOtwHTeRoDPhTu 7jy31xP7fWAKBb1SLM8sy/W8zuVQCD4Sp8T+kLnZFrbbyNAnaqPoNOiY2F9NHLQQszBVFp81zmlO nZCmCX8YmXY9vc0z7LOZZcfQ32FWNfXZAzYPKrrHE/2rV4yfv6R8/hYVPJVt0bVBrCKrRDrumK4L +mSJWS2wi4aSA+iENAZdOXQjqIr7AeooeUltHmJVTfTXJLmitEek7TDrx7iT96gfTBh7Qv+db+Hf vqVdXNB++C7qpyr8zRXH734H/8VbynGi2XScXDQ8Pm8YgmEomikNRJUptqPaPKNZPoLBo1LEna7m N/7ZKe1qhXMGSXtEDoTdZ4TtjjIEwtUO398xvHqNsQYVPRJ70rTj5Al0Fy1IRGk923/3mTwMlMWI Mga1aGmfvIe6eIguiWMJxONAKXOLBqHA1lMIKCU4LWgl6M5gnCYOgXyc0ClShtlCTlFYrUl5BpNU VmiaTOMiWgoki3Y1rrJwbz22tcM1FbZ2aK0RbSjKUpRGtEJkZjQYZ4CiQ4iNHzkNo7VTmZZetu+E Eu5y7nZIfcgpHVNKQxbTI2avVX2nlLqxWq6Vyrei9DYh+3a9Hn/cfoEfaQDYqdSVbR4a0e9KlCc+ +tOJUkejlI0DYbdjf/m8XH32CWF7Sb06wzqF0kJKc+m3EihKkxFKmV1s5T5YQ45IiaCFwnxkUVox bA9cvbzj8vk1D84WtI2jbRQnZ4bTJ5bjtWN65fABpjGjfaQfMjdvAnfXiWEsYIW6htbO135/zPhj YjxG/Bi42UbeXieOu4JVitWpZtMqGoHjNjCMCXdaY04rnHW4psHWFimJ47bn6tNbwhjx+0ixBsme dHuNr2vMck3d1LjTBtucMNiRYd/DYY/xHrcwmKWhWAh1ZKrAnp9RnT/E2IY07BmvPieLp+hCKpmS ChhFshYxK8zqHZpqTRpOCGFFUFegLZmC6AV6dUH3kYLUIOV7aLXGmlPqh0+oT59gKkdffcL0xZdY Nb/vu01DXjwiLs/xtWEqHj/ssO0p3eYddNEzgMRa3HpNdXZB1Z2gFUy7TxlvPmO8/JjUFwRNteoo 447Dt3+b6c0r8miwK0190VA9XFGtasKYyTKTkQjMbMI6UcY9eb9F5Yyta+rNkrRfko4jaQoEPw3Y Ns4AACAASURBVKPDcioQMtoIplIUZ8m1BW3mCtEEKc2/5nUqlAJKhBTnUtimgroGawAxiNRU1Zpu tcA1FaapsG2FrQzGarQx8wAQTS7q/xhGWmm0U4hkyXkyOaQ2TMkeh9ANfnfuy3jMJgxiFkNUaYqS p1DskKU6imIvom8oXMXIZcxchlQut/vr6//sL/3nu0qraVPV4V/6N/+N/P/JAPjbf+0XxdlPVIp5 ZbX7CvCBz+GdPqduKlEkhnJ8+Sb3X/wOrz/5XQnHO5rlQupGk8JADpBCnq/pSvCqUNRMexEKSuZM u5ApMRKjAhRaaarWEafI8OqSL35LcHHk3Q/OWZ0ZUrhj/WDk8BXNne4wtYAWhiGx3SZubiKH/fzX XKyE1ibktmc7WnZWE8aZhDNOkb5PDIfMNII5sbQLy8l5Tes0OfUcdwEhsTpxbB6f4ro1uuowtWY6 HOmWL9k+vyaPI1WrcI2GQyC/eMWYBjhbU58t6S46mvqUQxwZPpX5sBfSzOdvHNVJS1t3mNOnuJNn VN1D4t0Nd8MdxzefzZdz5mLS0hlSB3rTUaqAPqmpzk6I0znD9jnT8XPG64/Jk6I6/Unc5ifovnaG qTakm5eMLwbMcoVZP6Z9/wxpN8iiMHzrS/KXt7i1sHj8kOZr30TO3yHkkf7V75L9HtvsqZaP0KUm XL6mXO3IMpBFIc2CnBNpuGZ6/dtIqnEnH7J89iFpfMo1e26uP6bfdYRbQxwMRSf02hBkXq21npuT stLo1lEk47fXHF58QXXcQ4qYqkJixt8e6Q9lXv+VoI3CKMGIRsn8JNKrDr3sMG1DEUXO809pTAUf MiVE8BHlPZJmupOyFtO2LJYblqenLM5OcMslUlf3ilBClEIpkFLIORHSXDuHZBT53uFTiXJFO+NV UYPT+timxErbMWo3pBhznBdRG32pQ6TxKZtjTGaXi7vO2Esl+guj02el5C8o+eU0jdd//Rd+YfjX /uJf/JGHgIj8aEzAVJ1Lrh62+chD7+OHOZWvhBTPszYtOatxd1l2X36Lt9/6n2R48wlOt1TdCldp hPmNncJMepkLz6DIfAxUAlpDMYIglDg7tlBgjMbVNWVVCMOBq08+RxOZ+i0PH7c0q0DVwOZhS4oB GTM+JOKYOO4TMRaU0rjKsDw1NLaghshw6xn6udI65cRcMS90VmNCwuVZ6pPa4s5a2kkxHDPzWyXh aqgWs3phqgrravRHhsWyZbh9Q7vRmMrMVWUxErfXjNMBhjXGXmA6R/3+GmpherElh8DUR4rMUpI0 IHpE9A5RDtQOMRFKpgyePJX5Q3ww5BMBWzHuX2BdoWpOyd4Tb/aEuy0hXjM1hulYaPyEMQrzYEUa 3xD2N4yvv8TJU/TylOrBH0HMEqV/gP/yMyTsKWUP4x02XWDrE8w7P0uarinhCmX2lOmGuHtOvN4T rjbw1YB75xnKLDCLr6DqS8LNa9LVl0jjMFXD4r3HUP4E9uyWw/Nr4u6Iv2mQIAwCUiuMnr9UYhTx mMFHkksUfUkcB4xVhH4khQyhoKaIShmYfwQyc5qQFJE8YcRgxICY2RimZ7SYc/p+k6tQJVN8pMQI Kc9/lNFokyhMpDQRo5k9ADoBATLM+2oip0iIiZxnWGpOgZzy7LRURRRBkt+RQq9LKq6kQympLVIo JpMFU0xxOWaXUzYxZjvZUh8D9Z0v9vUU8heTj58EzPejrj6ru+7Vr/xXv3RbL2X803/m58r/axtA kUqLbk7Q8q6f/Ach5qchp7W1nTMo1W/fyP7qC7k7bEWjZNnUVIsaZRTJeySV+zScwP2/ku873JSA KFK6/9ZnMwdoEERpjJ1tt4PAsB+4+/IVxAP9bcfFuzWn71gWy4Z4JhzeeMYtBK8pSdMuFM4kKqdZ ntVUFnI/MfkRPwT8mNCV0K4tzapCW814M9Nk4yHik6IsGuqHiuWY6F/u8bcD4+GAVBVG7GwLVhXL szOqCobVMCsSMr8LxWdKScTdSH97RZk89Xsn2Ecr6uYE1SiOn28Zr3qmfkLtPHqfCGEkTK+YrCP1 gRC3FGcQ2yAhwBQpYwCOFPeWY94Tdp/jlhs4ZMKnt4Tdnqg8efk5cvMK++nfY/H0Q9oHjyldIo1v OD6/Joxfo3r6TezqgupijXYN/qFmevUD4u77HL9/R+73uMffxJ19SKkeEA8f48dPmLafMu1fEl5c wc5SpEe6iN18HXfyk8RHE+Pd/8bhB7/F8eZTukfPaE7eZbM6pX58izt/ye7Tl+AT4+sj+zEyaUHV mnUt1ErIV9Ps9NwY2B1I3qME4hjwU0ZE40xGZYgFsppjxz4kYoiU3YC66VFVhWlrbOeoWkPVWUxd o+oa7SzaaUplEQySEyRPThOpDPT9ljFcIztHqUBXCaUjOSdyyvdqQCKlREpCShCnQI7zRqDIaCKG OA+arBBlRBkrSuuitChlBIVgsqCLFFNsZ6U78WXxsOT2mffmfRX0h8Z071vN72nsd8LUf7I9pMtf +C/+yniiUv5X/vzPlx/7AIjeqmzrEyPqCSo/Kcqfxhyqvr/WKQVse8b6/EOGm+cEfaBImo96GQpz ZbPo+y+/UggKUXM4Rqs59VVEkZE5NkpB6zloYbTM0bY8xzytVeQwy2rmZubCWzOnsYaSUaqiOzuj JtKFLakcUDXUqwYDFFtYakG3hv5qmt1xDxs2X1lRbyqOX+7Zf7bDHxPZR9CJaqNZjA1xO5L7yPHV EYyj0iDxiEwaFYQ87ol+AgeqEfTSopyh5ExImfByx+HzW3zONJIxXYVa1NhuJF0P+O0IfURPkX67 I1kQq7EINpTZoNLc87uOAX07kvee7AQfIn4/cJfviNtEej3ifMTaQuwjSWckj8RjmI+TLiLVRN7v ya8zaRyxywu01aTxknTs0WgwQvE3TK++Q/QeMw7o5TliHqNNwbhIOvPk3ZF0c0f47HuMCwVftUhz Cm2LXp+hXUV49ZLDVjE9XtE8+yM0P/NP4j66ZvHFd9j+5m/jP/4usleEDLFS6FYjtaGuF9jTFrWp SP5IPmwRV5OmwrhLjNtImhJKC9rOhz9VCqIU2hpyyfPbvHikT+TpSOg16mihrVC1I9eWUhnEKURD lgSSKDYhZl5VRz+QJiGpTMz3z4cpEePsFM0lk2c4ETnJ/RYwS4cqJ3TJOBG0yHzLk4SoCW20aA1z JXiZYapWZL4v7MlSGY2rF2LbharWSi/OkdWjHE4fRjYPjN187NBfdGl7O68lP+4BkLPJyZ5aZR6J DmcpHhfR35nb7VsyincffMiybnD0XH1Zs3v7CSV5TLHzLz0Fpea1FZm1Uq00Rs3Zd63n3HqatzlK nqNVkkGMQrTCtQ5jFa4ymMqSi9BvI0pPrNYzI06ZTLWoWLxzTikF3xtCyVCPuLVBJSGLxVihahRV M9dStyc1y0cN3UVNpeZ18vD8iAye2A9Uy5rmosJvG46veobLARoFLqGyIu8T8WqkjGEebJXGbArq gQV3T2K3mlJguh0JFKIk7NkSZSpSKPMvRp8RnSkkdrvE3TYRtaJtNacLTbO2qM6RrCZrDT5TxkIW jcqaKInt6wP9jScNmY2BdaPJYQahpGSJxxdMd69p3z2n6ipUSsjuM6ZXn2HMCm0aUs6IRIwLaLFI iYTDc/xwg9m9wD36WezFTyBlgZZz7OKOcj7AXUXa3TF971tIB+rBe6Syxp5e0H3lH2P87g8Znt+y vXtFV/0U5++c0zzs0ObI+PwzjAs4Y1EDhGNmOHrqswXLBwu6dx+izpZMt9f4q9eIKGB+RsYMIRac FoyaicpGK6wSirFkEVLKlJDnjSxG8hTxkkkxovqeYphLYRoFdmYvFqfRlUHMbBwLfsT7hI+Z4SgM vWIaMiFkZg1hNntRQDFnA0CR86xQqDxjubWeexMLuRTJ2ZiUlZSScspak+tG0TYqV3XE2GFWxVQR Y50yVbtUaVGVdLJMOW1ATpWxm6LqdlutPvnrf/W/vFn6j8c//Rf+4/JjGwBZpzpnNmh9qnVehnCo bm++L2+uPittfVaW735VnTz4iqxXa8EuuNm9IvoessKkMsdhy2yamKEYs5aqjUbr+ThIut8YAkxj mJt8W029sNh2Loc0xmIqgzKKEhNxN9FPHodFnxjsQuFcxeKiI0eLZEXaB1S6YrVMgHCcNMEntIHV kwq0QoqCEMi9wrWG5TsLyj6Q9hPDlz32qw53UdPFSC6J/vOe4fWAskK9cIgpiAtkH8mhkKc8p+/0 RN5NxOOI6gPaKRSakjPT3cj+OjL0kH1AjR43Fapm3pBynrMGt1s/B1JOK04vGpoVeBHGQyRceXQp 1FmorCFpwd8GDpcj05SQTmOlorYZYzQhOaadJ42eGHrcOmGVwgxg+h3YI9lV9/VqmeMxYGuhXjvU qkOMEK8/pYwTefcCqRyZieh7sqqQdx9QXmrS9R3+h58igyctnmE371GdfIjmAdPtP2D3yWu2d/8L w5u3rN87wdmJUCJm01KXgsuJ4ZDgGFFrwa1qmncfYZ8+wdxcU+qK6eoS0oHVY4tp4HgtZJ8gzaWm YhW5MZTakUXh/bwllGq29xZRBOMYixCngN97QvRkI0QlHCkU5zC1gZzIITH5yBQCIQSCL8RJKKHM K77cx5T/EfpcK5w1c2tTTqRcyPl+MGjQRgqlBEqelDAokaMoRmPFx0FirCRaUxKSS5EiiBhRU2vt cdHU26ZZbLtqtX1frfpFMuE0L949oT5ZlWn/rRQ3l7/8i//R9HM//x/+4duBf+1//G/s+FZ1wAnI SRGalCczHF9Jf/spg9zxYvMVvE9kZUq0jdjVCWqM2FgwXs3uqJzmI58IioLRc9IqZ5hCwvvI5AtD UIxHT/SeyisWpbDSmqbSc7Zeq3m1U5COnnE3cTAV6IqiClUNpgatW7SqCcOI3+/Jh4jtDNXKUsbZ E25EYVuDrea7w7T1iDFQW9xpg397xF8ODCcNxWlUazAnNeXNRDxG/O2EswrjNFSaEmfOnPhM6QPp biKpgj8OlDEhoaBKmSPCh8zuruf6xYAnY61iLZqVNrgAmdlGHIaRYx/nxa4oVmMhChz7wOHGUwFr EXCGXGmK0uAM8RDoD4XKamyTsdU8QOMIsS+U1wNpKIRVg0uWyivyNKFcQLcNwWf2lweMKBYPOlb1 Am0U43SL330X/+YFbnOGWjSUMlGsgUVNqhrCi1vGj18jVwF5VOCDNWrToRYWtXSUw4H+018nvP0B x5/4CZrTFdzuKGLRTaEphlwV6jZRLy2qLmTlSdkjTYU9PcXHI6IjKmZMyOjJwDAfDpVV6EaTG4MX wUcIUWZWYC6UJKR75JiPGT8k/DEyHj0hFSaEqYDUc79D8Yk4BKYQySnO1/+SUbOweH/YVv+nQK8V RUOJEZGMIs5QktkwVISSSiqjaL1Txl2Lqa+UdjfGyNaoNEgJIYUUss8xxZJSFslol3NcaRnOumZ/ MS33J1V/6PQhrKXPH9qHjTWmrnBVCdXXRB22L4HpDz0AdFg4Z8xCJTZQVhlckaK0JJgily9+wPMv tnRn73F68ZjO7ug2JzRxQI87Um+IQ5kZjjL3ySnAGTCqcJgy19vI1XZiNyRCUfiYSSXjhsRJUDzG kldC2wjzs3TeHkQSYRs5SCEAdg3SeELoaVdntMslx+stuxevuQsHlk8L9SNHPhbilSfdJGqjWTx0 +Al2V5FYZkaj2jSYUAgvDxx+sGM4RKqLjlI51KYiHybiMZGGOOvIypCskO9jwDklytHPg8E4tv1A fzlQ6UJ3WlNri/dwHBPb3XyLmLqKKLAUQ8JgG0WziKR0ZD9F1J0nRbBmVjCGkIhJsNtEkRG1cuil o9aKmBJx5+n3gcUm4nTBNQYxEPaRMgVyL8Sunt1rribuQfuCay3BZg5Zk68mQi80qw5japJ0HPc9 6fqW5cOR+kFLcTXStiQMU84cjoXw2YDYV1TPjoRDT/3oAaU/oDpPuzHErcNf77j5jW+jK0ddJWa2 iqbeGGptqDNUrSbLxOHN59DfYLozxDmqkzWTSow3eyYmkr3X7RGyEaRRYDV+l+h3aeYFxswUE95n /FSYwnybiSmTQiSExBjjjBwzDhcENWRKiqQ4UUrGOqGrDE7PpCUpiVxmqGoRQUShtEGJmotQChhd cE5hrCpFSYql9CHla900z6vVyad2ef5Z1a1e1k7uVPLHOBwCMcSSUizexxQzIYsbh3E1HceL20N8 cnMbnpR0+6iurs4WF9ft5hv2aeestSfvFUxTihn7//kX/9L1P/3z/1b6Aw+AX/2VX5UcxRqtFw69 1qKWWXSljVNN3UmlK/HbW/n+y+9Iv/yIx0+f8dGjhg8vIo/OMy5lrl7A7ggxgTaCEjVXRJFROoNk fILXB8/l9QSVIwK5ZJwUPAGlPKlAKpa2JFwlaGdAa8QZ8piIdxNKa2JzZOqvCZsNqq1QSwXOcbgs pDKxthrRgj1vGF/1DDcBuwxQKXRbCAdPjoJUFllVsJ/mtdlnpiAUgRjmS09K4KdMKJHxmEkJVJY5 LhcTHCZUqZGuIqkwk2ZCwhfFUmtCYrbRHgP+ENgV0Gb21qvaopxjsalRKnM8evwx0iOszyxVY2gM lD4TfSIdQTuFbR2L1uDeWRDbETPFue3XJ+gyxYGuQE+C1mDqguksuluSI8TbI2wDSWtk1eJ3sL3y LF73YArJKbxX9JcT/ujpRo89W6CLIJGZlGwN4wDpsmfyE8FH/NUVrhLEe5qukM8q+ikxHO6YbhOh nhFezdLQnBmqtcHZCrGKVBJpeweHO/JqwnRLFAlj6vkSHz2hPwJCVIopFqwYLAprhLbW9KngEzMb YcrEMRB8ZopzOUoGUIqmMXSK+XNaMip5pASUjVDfx71NhdEKTYHkKTmSiszyX5mPe9oUzP0R22iD swqtVZ6mMJQib1S3+IHdXHy7vXj0bdMuP3V187ar9VFnH0LvcvYhl5iyCj6lkBhD1j5SJWOXuV49 CEf/jn/z+sl0/fnjMIaHoT6/GCaq5VP/1erk4dFt3rm7efQsAdd/8A0gFUos1iCdVbJQSJuKssY2 0q3O6boTcVUtSdfy7c8/ZnvzgrP8IbJccX4aqZWwe1uIMTNNmQqFVrNbq5iCMtB0QhsV4Tbz8jhh ZGbCy9yRiRwjqoxz9rvMa1aS2b1lRHALi/YFGSLsC9H2jPYNx1VHroB2wJ4I49tCfDmCKSzeaTEb R76dm3fy84HmkcWuNekY8FHIjaN0BjaOPAT8zUjI84Eo+4AiU7RCxkQeE/1dnPsBagtpHgAyBbQY VFUhStBOzeCJ/f3AaSxV5+h8ngETMdAfM5XTWAvK6VmevFdM/DESUwJX4ZaWZesIVUBuPVBQqSAh Y1tHe2FJjSZvR8qU8ENATjLagm012ip0Y7AVmE6hpJoLVSdP6gNUQnfSESdh7CN3bw5km3EXLbkI gzccn0eOx4lFgCYWbJOQmDFLh6wd4RDxV5lpvKN5e6A7MzgrGJ2p1440FLK1jGMmThmOcQ5pCVSd hroiK0spCUkD+J68vSROO0y1QIJGogavycd7b4lkYs6YAFVS1JXG1dAP+R4mIkjJiCTk3ntCmT39 zimW9Syy5Cz3bctgRc+uv8YixlKwKKXQUpCskBIQKTOmLGRSmhmQcz3cbAvWWlEyYRzythT33C42 v9NcPP6Hmw9++lt2efLKT+kw7t6UePOy5DgTj+ZfGE+OGR8Lv/23/j5/9N/7d/TynSev9i9ffnH9 3d+7OL5uHt4ddk/2/+tvvr+4vH4Sx/1y/d5Pvq/bzXVCHX75V39t/3N/5k/6P9AAKCEjpmihOKVK U0qufcymmEY1J4/L4uwF3aajemNZg6z3exrf06ma5cphtAKd8CHhxzCXaaDnY1+jMY1m2QnuRPjk UJG+P3A4zFXarakgZY4lc6BQOzVPUWcoGlSG2gh1Y9AqokYPd5kcClMo7N1LfOlJKlE/HIj7QriB 6dZjaoNdOagtdBk/Jsx+TufJVGY6EHn+HtcKaQWbQJlELEKYEv6+3danSAFCKIgVShKIID7DkMnj QNxFSk5UrUbJfAwKYyargjjBVoZ64ShBSJIZQqCUjLOgjcEURx0jSgm5CH4o6ErhlhXGRJJAGWZg iUnMoZfOopQQAuShh5CwItjWYjo7/xLKvfQyemwN5pHFrlfkL3oIinbhkAfCNmSOtz3l9ciydaDA ri3HMbK/nAgpMdxl6nXEnTS0a0d6UOOnwP6tJ9+EOYo7JJrWoJhZ+6IKpjFUtWCjYAW6VnALh3SO WISiK8xig2KiTFfkOJCnQOj3TD0MW08OiWq5AD9CnIhkwpjYh8z2nuiz23rCEGZFIyWm+QVLjPOX vNLQWaE1s5KQSkEqha0UlbUYo0EpYoFYCkoy1hSsnXMG2kSEe9jpNpGG+YlrzHyQTCknH+KItm+V W/zQrM++pRerj027/PKP/9l/9fjh2fnvy9H33/4n/2n8H3797+0//rt/Z9Ivlnd1u3ollOfq7s2X Kh4+uP3Bpx+FIbdpSh/VF09vVh98Y/vf/f1vXf6pP/aN6UffAHKhpKKQYktOLmdlc0xK6kZc/biY 7qIoW9MoLT99/oz33nvMu+8YNsuMdrO0FyXhc8b7hNMzEKMwGzVyUXSrmQf/3uuab77bsfMDzcrR dTWHo3DcR6Zx5DhMTJVimsA4hS2KojTFCYR7qc2XOVqbJ6K9xnOgOqmpWg3vGMYSma48YRsQqxGn 0K1FDhPpmAhAHhOIgjTblqWySO3QPmFdQaNIjSNFmT8MQ4I8S0AoTc4FXQpGKfSipoR53VQlzcS+ WlGUIho9J/esobFmrhP3E3mcIGRKDICD2mHsnKbU9UCYImg9l2xbh3WGrIV8iJQEpdZgCqiEqhR6 7VApzK3EJc5/t0pQjYCpUG6BchpdZ+xyPlilUiHbhNKwqIW8cexvesa3A3ZlMIuK6kHN5DP988j0 MjDsMu1pZCVCva4xbu4kkK0wDXDcF/ox0XawWFiUghgLxchcq9421JWhrsCdNUhXkadMpsxBIGMR W8jDlhB2hH5kvJ7oryeyrtCVQ2WNFIWUgg9Cf8zchMxuioRjQGLAqkQW7rMos8lMW0VjFZ1VtNVs Pktl/v9v7Ez50cbO0BKZJVytC84Z6sWSqnUom1Eykf2B4WaYa9/CrA4IwhRTLiEPmO5autULu774 rD59ePl7f+dv9P/6X/h3fyTzzj/7J/54AgZg+Jt/99f320++d7f/3u/e3P3w+zf7zz4fer58X5PW pZT3qtXm2u+vx09KefPh/8UC/PsaAHNRY1E5Fx1jsqWIlVxE6YZUVQR1gg9W2qx5+uEHfP3rPyWP T3tONs+JcZinfhaizEm6VNTsFVdCmGDYZcoTy2Jp+Oi8Rr9f2E4tm3PDamN4dav57GXg1QtPHDxq YSnezpltp1Ei5JRnm3GYP/hZC34s2KtZcjTZYNeWxZmgp0R8MzI/BgvKCKrSSNBkHxjHQE4FqQwm RnRV4eqG4jJJxXmiVxpZNOigGIdCPk6kcSRHT9GR4vR89FlVdKsWUcLQTxzf7AlXPY1TmIUmbyy5 cohyGOWQXAjTgXgrpKuJMkyzdXa1xNYVep2whx3+sEWbOYlmRKErA40jtZmcM3oBogIlHFHGUW0c slxATKQciIOnINQnhupkhV0+w9gOLRFte0QdMR8k8nVPef4WlyYW1fz2H+8S/ssd6isn1A+W+ABD n+jvPNMhQZlQsidsJ4rMmveyUkyV4nZI+CnRxcw791juWT5PNJ1j87hjsWlQRiOtoziF0kfCdCT3 V1CtUNWKoiPIgVQSIQSmnScKqMX9l1lZ0IoUBZ8yb7YDl9uRWs1EYskZYxTOKToLjZsx4k7PPQrd 0uIaIet7V1/IZImIEarWouvZ02GMxjVLupNHuOUKsQJlTx7fYjd3HG96/JsJDgUTc0mpZBHlsc0u u+WN1Cd3qwcfDk9/dgG/8ut/4DDP8uw87T//4VEv1tPi2fvD8umzaf/i+XD72Rc/halPrdM/YU4f XH/yG7+1+9v/4B9O/9w//kfz738ASCELUqTonItWFGUUqigtuRhR2bGSqsjJM3n/mx/wM//ET7KQ zym7j+kPnu2dYppmFxZlhl/IfRS4pMLxENnfaowxnK4tzTdaYtWyWhfaZuLZPvDgYeE3paP/4Xiv uc46b6XV7OwbI+mYyL6QWk2p1WzjjoLfZXyd0KIwrpDjLMWUe7a0MjMcBKuIHpJPSJgtpekYZt9B Y9HnC6KxpOMByNimII3GtRo57SAVop8IJZFUxrlM1xmWmwbXLiHX3H1+wza9QHZHtE9U1iCdRjcN VbdBZRjfJvw04VeOOHiknzCnkcXZE1aPnpCHHcPrLxh3d8RhhCki1qFXDrPWiDHoukOGCV6/RqYB vRTc0zNwHWGvyNOIVgdq56kbjd3UmPoMLQ1aO0RHcr4ltq8IEtBvbqhuC6uP3qd+rMjHA1pGVBjp TjTxgzV3n+zZvjxwM/Qsp8BqWdM1Csscye0axTFnQpjo+8JrLbTO4LTQaqG2UHcZt7437iDkOLs6 tTWkYcCHDMeG1B+Ix4kYMspZ6o2efwCYG4RiEXIWRAqtzSx0Ykmh1npGjs88U5ydyzzqyuCa2V9i mopmscRU1XxrSoGUJ8REjC0z2IREzAGMwrQN3YOHLM8v5uxHHJgOZ9jFDaq75li/JW93yJiwXlNF U8aJmHzyBeOr9Xmyu8MfKs33z3z9awVIQPrvf+1v3W5ffJ7DOJo0jm3Y3T29++H3H3Uhvff2W7+x CzG+mEmHv98BQCZJ1lmKESlaEKU1KhZUCrnUmPJgdcF584APPnrK069tYP8ld4fX3L21XL1ZMBwy JWZkVgFnGdBqUpnfhFcvRrK3rE8NDx50uPUpTRtxZs9Z3LNcwPG24fODosRphmPc24R18NAT0gAA IABJREFUzpRjIB1npDedRRYG7TMqQUqJcT+SQ0CJEMdCaQzFKFKcO/MwQrp/mmSrkVBgypR9RLmI ay3utCZUjt2XgRQHKp2obURpi2sXKFtRYmY6DgzDAe089VJTrTWLkxWuvsCaCvqBQx/IhyNm1Lg1 2KWjOV1CFLi9RqxgThyBTE4RF3q6ZcfZBx+is2fctNx+9jG75z8k9omsWsxGcCuD7RzGbVC9oowd +fYNhJFq06FPH5GHFUwR7e9Q6TUmZ4wesFXB2DXWPkKUJaUvEeXJckvRI0YLq8W7FLUgXB0Id29I 0yu6tUUaw+VNYPt25GYvdGPgYQ8XjWJZzeuz04rT1lA1HYcC+1RIKvOgcSxOO5anDbrRJJtJkklD IA0JXS0RVZEJxP6WcHjNdDcSp4juNMpaunNHGT3xODL5zJRmZ6BRhU2beYZl01m0VtRW0VhByCAF a+b7i2kM0lpU22LbE7RdUIoGiYgZcVXAmLm41I+eYz9SRKOqlnq1YXF6Rt1YckgMboNpT9DdCr10 +J0j7Y8wRUkDWr0KLu+GKk6h2t/dmXEYJn5M/8Rik+rO7jbPnn2xPD9tbr77cb3/4vlDszh5atvL u5DLzf/dKvz/PAByJqeky+yfclBMKSIlBhSFZrHh9KOfEaeNLJog48tvM95+n6uXwvVr4fYqsL+N +GOEMqelYlKoVChSQBeOe49KAR0sYVDk24JymaqeWJ/CsnN8/SOoSuSH39dkDFmZ2d4ZMvngUZLQ JwZzWqMrjbqb5vLIkgh9Ig0apTSqUpjT+V0eDh6sYJygLEijZ6tyFrLPMGX8dgIK1SIjIogVRKqZ KVcKpJEwzcfJ5mSDsQb8QJ4SqERsHCFNaOlRq0L1uGW4awiXI/42oZYJXTxT3s/Hy2lez93SYipL KgXVJQjXpMMlzdkTqvd+mjwdSVcv6N/siK97QgZrLLoSbKlpz3+K5qv/FOHlS45f/A7h9g7slvrB OzTdY0w2jF/8JmH7bVLzAiUB1Q33x9Ul7HdwOCLTiFlVqPUC1bWg19in75Bun5LevKbcfknZX/J4 qRmfnbC7XPD6y7fcfv6Ct+c16/WStjJU1tKsFjz+6kPcyrC7fYuOR9arJSdPn9E+OCNbiGkg9bfE vqcMGUmKoi0S7221thAopEMk9BFpMqaVOYijZru5yxlNRhuwjebZhUPVCnFq7lw0Cu8LfprVJmME 5zJJCVGB2IxthGpRYeoFys7/jVYa0OQEMUZSGBANRs0otqwjivkoXTXntMsl7fKU4+qKoX8t/eG1 Gm+v6nzNGvS5ZHs63hwv/+3/4N8//LgGwL/wz//JAqRf+qW/djfd3X5e98el2ZzonHx3fHv5pHn4 +NXf+Ju/Ev/sv/gvH39/KkAqkLCiaIA6g02lSA6xQCr14n+n7c1iNd3y+rxnje/wTXusqlPndJ+G boYAQcpkK1FQLBKSgIUxRliQgOIYEiPlInfORXJjKVe5i2RLKG4aLKOA6GBsWRiFJBIxJBKKQxwM ATec032mOlW1p294pzXnYu22w0UbqyEXRzoqqcb97fW+6////Z5nS/PWp4QtM8l9kQ//4a8zPLzP 8d7iBsVyyiynRHIJo+rqJedY9+UClIbsK7tN+4h47RjKA04K7Frx/FMN5zvFtpc8u9Y83Bek0JQi qjsgZEoS2HOLfdaxum6QQHhYSCmRRSG6R9CIUjRdj900hJPH75daS15JrAXdPB4qCUoKdQW6RIoo VeulJVIDokpGyZGUF0qobx+2X1FSgjnAXCUXsfG49ggiUjTYa4V9ZkmjJQ6JNEVy8sR0fCQjeWQB KQVqZzCNBBMo8Zbl9RcwusV2V2hlaLuW0E3kV570/kjqLdnUJysX34i5vkSmRLy9wN99RFIF9cbb mLVBs8HLnrR3lHAAt0de74lpIecz4sd3pPuXlHJAnVv0pYU2ULTH9Ft0d04xmjCfSK8+5NJk5Nc8 ZfXNz/hov/D6oxuGjz5ivn1BHxKXW8Vut+LJZ95m93TNfNOR5jtMZ+ifbzBnO6YxE/aZPCVKqNmV 4kYyihwFJQvgEbklJWHvKFN1GhRRd/CSjBEZK2s6TynJeq1otxrZCmQjkFrhnMB5WWGwGoyKpJQJ OSPMjOkVdlvQXYdQDVoZpGwQskHqSgHKyZFTQBpbVeWhVpetkQjVYHOHlB3arlB9T261Wkpu9Hq4 UiNvxeTfHo6Hu7/6135y/Je/68/M/8bXXP6xkX76b/3XXXznd242Jb+bh6Nc7m6e55w7KeX1cjhM P/Pf/bj/wf/0x+IfegCILFFoo4ReIWSTs9CJIkKM5Bzpmk5oHSj373H74h3effeO5eQxsqkaLQvK JESpHjVjVG1q5YwUVaZQrKZkxRBCreq6yBQKQUsebiy784arsxZRLG8/UyyLIMSEH3Nl+a9b+mct 27daLp9oyhR4lRNxydCpSoiJpYo7C4jGwpJJuRDuJ7JT2KsO0xmkEoxjJGYwplZSaTShCGSo3D8l vhxEoK6zYiYe9xy8Jx0D8fUJowtaacQYyPpAjANqY2k2gu5akY4NcZnrzjzVGLBSgthJ8ljIY6jM uZVG9yukLsynD1n+0QnheyRHhFV0zzpEBP9RpNwUFp1Y2gPhg9/C+xnzKD4R0cB0Ip5+j0WNqNgT Th9Qhki5c5QBUtpTtu9AUsQPD+RXe0gz4smGHAx5vVDsgSI+QskLzGZDvmyQ+y365ce8/S+8wb/4 bf8Wx9Dw3u+95t3//X/j7jcO6AzPzhVvvdGze/4J+jeusOuGcOpJ4UQuA8shsdwG/MnVolizRvXA PJHHCT+CmyPR1W2G3lqSj6Q5Ug6OpBVZ1uapppqJRS6wJNxRkGINP0kjECZTVJ30d6uMaRQUUwUf ItH0B4TdE4UmOk3BUpRFmA5lNmh9hrUXmHaN0ucUYWq3RRTqGiYR40JOoIWgM2ukaKG0Irm2Gc/f uwoufjrG4x3xYt60rX//N3/jBfDH9ibwZ7/lG/JP/9Ivze36/EXSTVJtv1DKuiC2y/F4vum2p//p Zz8/fccPfH/6Zx4AamWkxFgpTFcQ9rHkVKELUggjnFD+jsPtF7l5/53ywTujKFFzcSlpG4nWha5T YARGgVJV0Pjl0LQUssIbVB3eJCkQStASUSkzv1iIexBvNmw2VSOtSmbOhawAozG94vxZx/WVZdtm 3FS/qUBUrpMolFJLIuWxkISoiqk4OJTsyKZFtwYREyVXi48xpjYRjSCXQn4M9ogMyMrlFxJwiTg6 4n4gniKcEvrsEdCZEmWIhCWRFkuWmrIEZK7NMOEzLJEyujqUjI+mmUcegnq0CpELsXj8q1ek1wv9 2ZZm12G2DeUKymEiHzJJR9RzQRg+5LjcYcoG7TVl9igTyMfXBDGTckPyAyVm0kNAPHbqxdkIopBn RwkL5fS4NpSCPEhKA+iMkCdSPkPkAb2TZHp0G7F+5Gp3xepbz3i2i9x/bcPwzj+mTwd255XkO99J WGaQCrlqiMEThoGw96S5gNYIbVBGQFLgBKVE/BSY9wuyVUgjSVXFg0hgDGQtWJbMHKr2XFJggbxk MJUArZR4PAQUptOERaPtY1sPgZAZ3S6gPC4VUvlytNdiTEvbrelWJ9J6IPbnqGZNERYhVTVQyfpQ E6r2Q7TUpKIxsakOCNuahn673e3f2g9hCWaf4/hS3y7D5q/++E+/MOvNafv0jeUHv+NPxD/qIfBD 3/md6X/5lV87Pdy9zPN4TDm4y+xcB8J6yer1tA/AP/sAKCopimoEqgVhato5o6xGSinE8D7+5rfE 63d/l5fvvEsYDXZdVznlsQK86iUyyypPLIUvaxD/CRqcKlkQtql77VXEiIjMkWFIuFQrl8YUVCeR </text:p>
            <text:p>QGsLqleolabZaK4vDBcriQqRMCdMKZhOk9e27tQliKWWM6Jz5OARKSF8IRdNsC1YSU6R5CJlDpTe gqjcwhIjeY6IU0AWUOoxOSIguUQ8BKLL5KUOO7MuFFPqWjIU0kPGv5wJsW4XyiEg82P671jFmDll ysGhSk3oSSkpcyY+jGAEZdtR6Ck5k0dHsRJ90WPOJelpZn7hYB/oPrFGKFjGB3y4R3tJMyqUaqqf 1kaKhawiSVYHX9mHGs0eGuTKIm1L3iniMpDnhXyXYKyxa2EtcXlJGL6Esgq9akhnV5zGV+x/+Ze5 +lf+HS6+6Zu5+Je+AfeW4nZ9wN1UrsLwpd8gLFVy2j5b0b6xIvtCOC6QPJJCXiRJaorQaC0Rqxbp AxzqLCmeHBiJUhpjDFpJmk6SVeZhiNzvIymlRxmoIOVSZylUOahW9eCWRmAahdD1hS6i8ELjkySh kVphrMAYgZCSxiZ2myPbzYFu9UWEbchqhTQ9pl3Trje0/YquX9HvdjRNA1rV8pdMtO2KzXojtqt1 e3Hx+vr29Wt1mJdmlsdtQF6XIr9Qlvze9HJ5/bf+zi8ev+1P/qvx+tnTP9K14N/+U/9m/Omf/ptD SiUKZQaztheFQkipCdGb//K/+i/cVzwA/uav/TmRvjTYnHdtFqJV9fILkqKMKlJLuB/EfPsl7l+/ 5HR7FNZcsW6ge6Sz1Ofwl7v+tSv9//0bpUdWQGUE1MMgC1VBoVJi+vqjGEEpmRAKOeVHfp6m3UC7 yYgcmI8RVRIxZVQHnZGw07XtpQs5RvywEF8khEuUMSISEBLhNBNmiMOCP/n6Tazqny+PibgE0hSQ S+XJy5TISyGkwv2tZ7p16ARGCkwrKS7DklGdBApThIcbx7j39LKix+y5pVjBeAwMd5EQMn0RbB9R 1IWMGwPTw0wuYA6QlkQJ1N9DSqTQ6JVCP82EY2S4cQxfmjEXEtNm+rXF9JrkEmEMqHuH2DSIroHW UnpDkhIRAyVnVEhInyq0NUNBUFxEFJBCgYQSHPk0kY8DNBbQ5FWPV47p4QXiN/8v8nCkvTbkeE9W kPsVKSmKXShuYb59PIhjtazKpkW1GrV4lnvP/NqRkDRXPaa3yB702qIajX8IpCWS2gJ9JfloKQgx MkyJVw8Lh1C7I0opVKnY8Op9lHSNZttmepOZRvkYCgIvFHOKDJPAe4GwAmXrmwOiHgRna8FqlbBd wFiFNo8zAduhmxVN19OvVmzPdqy2G0zXVYJwY2j6FbppRNc1qnn2pLu83F4vQZjB6dX9frm83w9v DIfwhVn076b4qfd/8Vf+z7tf+Pm/NX3v9/25P9LbwA/90A+nn/m5X5xKus1C5JRSNiWLZAzlT/xr Rn7FAyDdfIuUJZtSaMmyVQJdBCQlUEaiNTWhd/eK03EQMa1YbzTbRtLrWoooqdZ/6/+Xx9es+sSv 8IRUN5iPK8dKDBI4JAKFMqKy6hUIUQgxk1OlCCFzneDqjJsS/gTWVlVUbuoXTzdQjCRlSZkl6eTx J4+MILJ4/IB75pd7UsqkMUJKmF5DI8m5Tpz9wRPnAFqRdUGGhEoJN2fubj33ryOtlKzXkrUVpDkj xkS7rYMhbyTHnDmOAbVq6FpNWWtSTsyT5+E2sLjC2aWlUZJOQoqRcQzsx0yaM93DRFGipvukQmWB dBnVSsSZxu8MNx8uHH/rxPq54ROfXnH+ZMW6MxzvB8bbpT7xdyuanaoJx5WlNIqUZCXxAjJXqi6x fvBLqFdbcaaRShMXV315vqEsBYjENaBa5FnP8cN/yPiF38A8PUOdt5QGEg0lJ3Tfo4XF3R2YXpyI g8e+cYa96mu5S6oKA3nlGF6OtE7QPBVIW+O0prOkORJcIBdICKLUeCCkTB33JAYXOfpCEgVrLFrW IaHSgk1WGCXpba6/RoFcBLlQJSEyImUi+oL39Y01pYIUksFalDFIY9isNeselF7IZSKmW6QUNI2h Xa3o11vW2x2biy3byw3ri45u02Lbjq5rVb/edB3ozoXelPlMudMTMZ6eTbF/Jl17kXL/7r1UL/76 5/77Uw7P3F/6S9/+Vb8N/OCf/9Pl7/29/9blLNLp1OqIVm0b49mZ/MpDwOyuZaGxUuhWS93oIlQW CKVFUVoXLTKjS0wPgwjjUIw1YtUbOqPRQpDEI/VXykcA6CMthUpRrYAQ6jdepk5xpUBbjXhEhJVS SLECFpD/9L8CRJ8JThJaRQmF6Aq2LeRcGJJELBl79KBrxlxtLBGB33sSEBH1QzN5OC6YImgahTqz mJ3FdLoSd0JG5kKWkgXwISOGTFsK0hckgmAlw5JwriBaCRqaUJlywmhMK9ldtlir2Zh6h51EIXvI SFolES2EXvEgCm6MiCiJQZONBJGIJVGMJFuJD5l579nNme5cUnrwnWK/bvndl/fspGNzofn0c8NZ HxmD4+71wvyqcN50PFu31Xaz0aReEYfCdAyELDHSYE39O2Dq17DEWmsVaBKqlqJiIjsPYoaHB+z5 Bv3mJWlnSHd3xOMtLvRweV63LW6hEQUZgW1HDBL3aqaJ0PqI2lh0b7GXZzSTZLx1HD84wP2I2hk0 Am0V6/OeFDOeQpKGjCQKgbBwuWvRZM4ODUcHY5Esqbb9UtaVzpMgZlXr1qYODdOj9LWxhZ2thTNf CqHUUmcMiRQzuXhSKhUFJiEKjWxtzbfkRAqJYYmcjiekWrB2T9O1dOuWdt3QrG0Vxuxazi86thdr 06/71VmHaS+XlTp9cHE/pKd+Gp/77u1nofvE75TSvKu0uPnsT767/Oh//LVf9SHwXd/1n+df/dX/ JgxDmx7FIFkIylc+AIKWpUgrpGyQohEZJaVAGoMkFbEcRRoPxCVi7AU0taKqtHpcy9QoboV+VhZg eSQDUR7fAsRjL6BkYkyVpCJlFWyqynkPIZMiaCtQzePPeyzT+Dlhmpri83MhlgyyEIqkxEI8hipt VBKKqgqyVW15lVKhksuS8DeBvhHoRlW4h9E1Ehwro812mtKCixmfMsNcNVFWCNZbzXmnGVPCVig8 qVQEVYoJkQRaaDZrw+rRWxdiXY8WX7BSsru00EriucFl2B8SZRZoYWg3GqUSJS11TqEVy5SJc0TM gaIkWhl0a1i/0bNTnpVKGKMocySLhFgCyxh4/3VkOpvpz0baK42JAVly/UCPiewlDZqzVmNlnf/F mCtBeR8w0iJMS9GFKYzEMaHcTN/sa7ybHUlZymaFSkeIsYJibAu2JUwHxDyQiyKL+uYW44j3EX22 or0W9JcWveuwz9bMX9ozv7dH7DTNuqPrWkxnq8nHR7yvBiiDpO0Fl89XnD9puNo7TkfPcYgcxsjk 60AvZiq40wtmI1nbypNUOlfVOKCEQlCIuQprYhHEGIkxEkqNL6ecsFI8Ngs1ElX/rbKgpFTbr3Fh KVOFhkgBUiGsQvfQ7zTnlz1Pnj/hybNLfbZttMiTVeFhtWbaJfJlJJ/7EnaOXRd4+P0UP3j1E3/j l4cf+Y/+3a/aBfBt3/aXv5wa/MODQDkWkUU2SSWTRNKpIBCmCGOKiIdSHn4fTh8JKRTri+ciCIlS A1lX2YeLiVISGpBSQqkOvJITjRYV66U09WqZK6UnJCQRoVUN1YhMShXcYKlFDSFqjDguGW/ANILg BX6umm9tC1opfExMLiLmum2QpSCUQnQNUgtMqgIKP9f1GQYaK9BCEl0hTx6Zq2DC9qb++Bw4DZHB PyKfesWZEfRWkKwkzon4EMiuMg68B1RlHLZSINr6mu1dxh8jIma6jWR3ZekuDHmj2R8SL+4Tbso0 Fs66hqYvhJhQraqlGCLOFdySMMdMr2FtFF/zpuXJswsMmTMhGaeCv4+EGdquXkWGO8/0xQF3m5DC U6ZA9IVhgnGI2LTQ7ASmk8iSmZfM65eBMg9cJMXztztCq7hPheGUaMm82S6U5Z5X7w341tJtFE/O ezoK+2MA/RS1vSDmj4mHmTweSUsEq3Bzwk0T6hAJLtdX9UbTPd9V4KYL+GPABUdBYdcWpGYKiWlw eJ9ok8CsOlbPt3SN5OxhYroZON0EDjoyzJlUKidgcTD7zCANpqu9fmNKdf0hkEXWNmeOKFEfk8nU 8lYs8pFCmCk51otrLJAVojx2sEStuRstEaoOc4UQeJdwU2Q4RR7uCjcfT3z4pYHN5mPOdw1nG6E2 a7/q+2A7vrgmP+xCfH0xms/sJvHG1qWz34rh4cMf//HPHX/sx/7iH1tm4CsfADmJhCPkhxJySUZv s9S6ICiSJBQZckIKK9aXbxC1JC0vcfORZVnqqa4VayswWoGC4CJuDiQJtjc0too0k4LiJIsPTHME I1k1CmsluUhOJ0dC0K0amlZRsmAcIuGYyNRZQ04FbR4HiqlSWUOor3yygCoJTAGhUEJW883KIpJ8 dAQEhiljVgWtCjFkRE4UJao2W2REriyDKZRaKJGK1hQaK8hGMi6FJT4y4YsiF0XMkhgzWtSBp/Nw OiZO+0Dfgm4UqpGAIk2CeCowRYSraTYpbQWpSIFU9a6aQmIeA/PRQdE0G4vpJE2jOaNUXuIM94dI 3Bda2aC3mk+WQG+hG5d6jyZUDXrR6K2mKaAbIKa61YiFKCWxUXiXWMaF4ucqxWgN7DpySgQkafS4 YWGyLTn15EsLBjhFlCy0fQef+DrC7gnTB++QyseoHInBEedIGhL5ppBINJcrVGtoL3vImel2YJ4D x9OCTDVBFkeHmzzeB2Kp857VmUWdVW/i6lmH3UhWQ2AeIn5MuDkxuczDmBlDxA8CEeocybQS0xqs 1SihiIsm+URKGUNtrsZcSDmTiyDJQqJAif8EYCsLqBoRIQtRV6sShJAInUFXZ4CbE4e94z4d0LrQ bxrOLztx/aQV52c0mzWmW+2t3cRuexbbthlX9+Vr+5DZILr3P/eT/8PhzWd2+fe+88+k//8OAEFO cQluWSZr3bHZtoOUnaMko5TFrK+E7K+F7C7pz65IRrKcPOM4cbo/ELOiXfesUl3HSCmYgGVJ5JRY SVG57Ao0AqchlcI0e4QRdJ2iaSwqSxYfSSWTksJYRZGCcCr4YyZ5ULJgTKFYSUZXelCQhFgIEUQu WJmB+uuYqGgbRddaxFqy2kQON4nhPrJexXrXzo/wyMeACF8GciyJGGEq0BSBShnpMsnBcoyMp4gS GdspYtHkJFmcp+REDpnpBIf7yPHBo59p0AIXBPO+MI6R00PA7z0y161GCAodNJq6AVm8Z94vnO5n 4kNAWcG2FKysHQlbwKXCcYrc7iPLAXZnHbu14JOtpyViRJ27LFESvYDe0J21tBKUSAif8EsiLFBa w+qZQY8BGQL+dCQJTddbhDWInAg5EaZAKQ7pPGXWzEtTh3RlwcYTJs2Y67fJV09RVjG3LcvL1yQO JFUqjGQY8dETYqK7XKM7Q/9kSwHmmxPDfiEMC0IpZK46r5AS4VQgZkRKuCcdq8uOprfYlcaeF9Zz wh8Dfg4sPtENgcMQcUsix0LIdS3YKEGzqk2/YCV+FuBCfcUvEH3FhYUKrv+nG62SESXX3Maj8yIX kDIhiiYLhdIF02vkSqNDKXn0ZBeLCxl3TAyj4+ZVFrtdJy4vOnl14VaX13fmTN43zc6vV3qzFVqd O1nOUglfevFSvP7cZ39iVHkOZiXKf/Af/md/vGIQu75MHPajO37wSsuH95pUnsvy5rncPbWy22ih pNLXn8E+TETb1QCPeEZ7HGnCeyAUJcI8BDTQNHWglJRknAPh6EEquk6DgOMCJw/eZ9qQSCHiFoXz iRxTzXv7SC4NQmmUSZQ5sLhc3QHUL1jJUIzAZ5idYDzVMfbZVmONQT3OIvxSWW/kQtMKbCuYDgU3 RJyWCCVQRoES+AJ+yRz3kXnK6EZjtaDIzGkqHF2tpg6nwOkUaHuNyYopSsiSaZBMQ2AcHKdjxE8J VQpjkNydBDYUQgw83AVOD44wRdabR1uNKyQR0Snhp8J4TBwfHMs+kILAFYXPkp76pNUIlpQZ9467 u8A0GeTa0ClNawopVT+eahKyJNKQkMagmjqpL0tkGSI5JGKpWYPza0u4d+TRsX/las7Btqy2XSUF DwvjXHAh0F8p1hcw3k0cUkKUSI6vkCJhk6O7eoNn3/R1uOdPeP2PfodsPiSoG+a7TJwiJkVk45Ha kxpJSpK5NAQdKqM/ZEjycW9fcBlUTog5I28WwpIYj5Fu17DaWbqtwV639E8FfU4I57iaPcsYGWeY 5kLwdUitDEiTQNVhrtYS2RmIhRIKUoIKgpIz+GqKSmRQooJIVRV7FJ+QJdOoTNaZCcmQLYttaVd9 bozIOrhIKrFEUvGBMDk9Hxd782rS9/ej+HgbuboV9tmhv3j2ib26fOv/6bbd6fw2f+LpEC//cYir dy3iA2vtvTJx+vm/89nY20/lb//2P0XT6PJHPgAu3/7WdPztX5+W4eXHS9FfWGK4UlLu2tV5i2hN adayefLJspomTg+vRYquuvLsCqU0CsgxM46ZUjJtVCyxEKRkKQI31Sy9besTfXSZZcmUAI3PNFNE hDowk6LSV90cGaeESI+vY4/bgGyqO4C57iqlECyxMC2Z49EjSqZbmTrgKZX1lmMmxVxFRerRtScF wRXcVFCNIAtRtwUhM50SD/dVBbXtLEbUIeX+mBgfAslF/ByJqRC1oCyCcIyUIplOicND5HDnGE8e RWG7MxzHghcJbaqf7nDrWI4BJaG0krIIpoeI1hkdEvEYcQ+J6FNFVilFkgqfYJ482cOEZjoEpoPD nQIuClzMBAG5M4QgKVNCpC+/BRRMLjS5EnVTKsyHjBsiUQnOtoW+1ehdYY6J4+1MEA59rtldCJq1 YSiBsBeMvqBLIaTE/auR4RQxa0HTHGnvb7Gv7jj/5Ey32SKtRW1amqcrcudwReDDjPeJcvQkFkQj yFIRMhRtUNaSUyDFSl1Lhfo5KPUtT8yFHCJuGJkPkeUis0nQK4HZ1iunFYYuJjYusZ0jyxxZXCZk Q5YNCEFOVR5SQrVa1d9MQFTVchUSyme0i/g51LmFAKnqIaBszbsIUR9EpwBHNMldlJGAAAAgAElE QVR2ue3Xvl03szViNMoOErMU58pyGuzh/rTd3+3Xh9uH/v7VYu4+buTxXpscxvNV825rLuJm04oL ofSTUdrrHNXOJflFO6eXOfjhaF74X/lf/+fy9//+r5WHh0P5nu/50189Fvx7/+S3lJ/6ic96njx/ FYdBjtPLjTxu13r9dK2l6Gisbs8v5DZ8kuH+Bf54B6ttRSrbjugdKQUCkmXKKBeJQuITRK3IIePG mTxkaiiuBoaUKOQxM0aPUplGw8oKlJAMQ2KII8UoYhLkUF/9WiERpuCLRroayJl9ZnYR5xNKFFwq yFgHOPpx24BUFAQhC7xQRKMJUhOyrMx3n4klMS2R8eQZj452ZdjqajtexsLH95G7G4fK9RVQKYVb FONDQh7G2jlw9Wrj5kDJBaUkIQj2+0g+RGpOpXrpGg1do4k+cHOTcK8rYVhn6IqgF5VdZ1QtJUlZ iMHz6qPEfEykImvUOCYaWRDKIcOeItaodY9cCtNhYn+3MA4RReHsutD1lWFXDByiYL8v1W3Xz+hG YleGvDUsr2bGw4wsmf65oWvAtglhEifn2b/rsC8VyzEwzZnJSIrMGJVo5EecfWHm4999xea8wWwi 3RNB+/SMIgU5ZI4fDsz3CyoUsAnTG7pe0DSFZZb4XFuTdRxVsWwxZbKWqC9be0XCT54we8bDiH1t aa4sq+s124s1nTUYnWnsCdtHVkmS9AXJXhExuGWh3H2EO96SfajaMN1gpCYm8C5VsG1IuPuZcHDk x42RtIr23FKM4eEouHmI3A4B0Yiy6VXspRk37e6mu7z8yOyuXsp2s2eZUjje9+vDw/Xm5vUb6xcv 33h48fpiuT32r16OItOoZdT9p77uPX31yWElN+YM3VwM5XIbo+pN8qqU8HHIh+P77w+pZJvW61X5 +Z//hfx93/e95auGgv6FH/nR/D+WMn701/7rVz586feXPF2a8dUbKbpzadq+7Tptmk7qpiOVjBuP TN4z6x63eGKsuCZSBTFWhWKpX7CUq6o5QI41FCQUCK2YXGFyCSMz27Vi1WlSEQxTYhk8gYIwGiUk FkCrem9HIDLonHGuijWijxQtcEu9ywspSAKyllhZ1eTTHHFLrhSbTqJ7RY4wL5HjEBlHV10FsUAW HB0MMTG5xKs7x+HeYVWhazRtU6Ua85JJiyenQpaqwjyh7t+NRgpDSfWJtfiEjwlBRLaCLMEtkdE/ lmB87QbsNhq9rvMAVe0WLGPg4TZweIjsbxI+FLZrxfVGIUtG5kiJglIaMBK3CPZD4P7eMR0jxoDd KLYhYzooKnMMkdfHQPERuZ5p+7oy80IylsLoInqA/f1CFIIwJo5D5jBGhjtXb8gxsSR4FRWDL+A9 bVzYig/54Olvcv31b/Dk02/wRtmwPVNsrhQ5dMxL5vhqIZ48ZgV6LWh3HdoJhtOCj5HRBXopsVrQ tXWW4VF4oTCi2qZEqWq3uM+4JTGNnnkSTIuhXUs6K+lMQ2vAmIr7xmaykLTdhm71dSzDc+bjnrAc SGlCiFhjzNZUuKmAuNUsd5r59UJYqtpeakVsDcd9Yb8k/JxZq5BXxS9NSndG2i/azdPfNudPvyjb 7rXwc9TW9qZpr3XTv21XZ59p1tuv2a8+fOPwcr/58Pe9HY+dzMwtJZjVW+/ZzdaYpLRY5C7H3C/k EHQaolVxLiajVMyZiZ/727+Q//yf/cqHgPrDXhF++q/8Fb7nu78r64tnBWObEufr5XB7Md/d7Eoq TYpJTuOR03Dk4e41x9ORKSaGeWFxDpR5TP8VSgqk6EkpIaWk7Syrbctq22CMwChB02pU++hoE6C1 oOkaApohSI5L4jglJl+fwlpKpDJkDCFWzlxyGTfV3XdJ6bGkoRBZQKrorJRr8tC5yOmwMA8OIQq7 i4Z2rUkUTnPk5tYznjwx1RZZkpo5Su6OkZu7hfHkIFXeX2MEjRGPXaMMZKSRmEajZIWY7jaGzcbS rhpWK826l0jzaExWEiUlWtRDMpVM0ypsp5CNwlqNVQpVEiVGUoR5jBzuPbf7wMOUGKeE0YJNo4iP OHDVatp1R7PqOB4iLz4YcFMAmYmA6Rv6TYO24KLnw9cLr146fC5omTEKSmNYAtzdLzhXm5WTk+z3 8HBTuL9N3D/MTIsnlIDWNU69L4WH7NnnBWcEo9W89IKHSbOcMnL2NDmyuVLYtcE5xTAVxpNDd4LN ZcP2aoWQMB8XHk4LwxTRVtM0mraRSK3Ioh6LQtTimdYFZQXSGiiKOGaWU2Q4eI5D5uQEC4aIRRSJ LAFdZhSJpu3ZXL1Jv7tGNx1ZCELy5FTpv8ZqupWm3+g6Y+gUxRXKmMg+I9YNs9S8vEscD4E2RDYm x7Xl2Bj1vl6d/bZ59pn/Q60v/u/spt9VQryP1C/QzUu7u7xbXVwPXSOTklGN89Qc7+7Mfo5yPDUi LlactXdm3QYjmpXGtDnQL7nISZU0aS1C0+YMUZYEIii+//t+gM///Oe/ejWYvvpEUlbt0+H4MsT4 Mrv7hzTeu+l0m0OE4/6O25vXvPzofdwyVjw2kkZbdPH0jaHrDSULXJDMc8Y2lrOLlss3WmwnuX25 MB8itqmoLbTk4c4x7gOTLwhJZbInQcyaUgpG1pVdjpElFmJOCAqNpN77VU3PoaqLIIZMKao28VLG eV8PgP1EDpm20xyHxBwCwxy53zvu9zMsCfMonswlE6MnxAKuYLxEa816K+ktNLqgjECvGuyuQbcV HrLsF+LDwqoRrC4tzfWKphEQAqfXM6ejJrRNbZLlTHCRHPIjohpmD2GBPFfGgciFhcQcE/MSGFIh IuiMBuoMxIfC7AVMAn0f8Uzs946bY2BNpjf1wAwxcRwTxyVxmuthEktmrSXLAi9uA00eiVJwfPCE MSFJiOOAUFW97SJk0VWevy10TUcugjcnx2p2HHxLQBOzxPvAeMrchRk7e0pKmMsV7aqhudSYh0B8 daxT+8EzHRekkLSbnm6TeHhIHKcaNDtbKVqrsEbiQq5UnlLIqnIBpKbu5oR+bD/OlDHijwvLqeO4 0jwYWLWFdRfp+0ifEisZabpLzJNr+vMrhuMn2b/6EuP+BS45xLQgs6l/pus1WIveWcb3j/ijZz5l wpARMSEKJfiSxsFNshxuVHPzfjsd3m2evfEBSR+u33wrDadRjcf9Qyn5oQR30z99fhdLubt24gTm a/cfvHxy/97cI4RsWtTX5Bf99afVVbcZPyHEZ+5nub0PZXM0eV60H6PLNssohQknIbSNv/B3/27+ 3u/+7vJVHQBitS36/Hxe/IcPmfIxfr7NQ5qOr99Px5s90+A4nk74NKHUQm8V64se2+yQStLoQmcS Sgt8Khz2Ne1/cd7w9FlHu9aoKBhkpO8Um3OLaiQfK8XHYWZcYsVSbSxdr5l7TZgDioBVmZwjPkQW F5ElIaygtZLWKDCSLCUp1VShT1WIIUQi+Oq/G4aAlJCVIt8FMpHjGBgnRwyB9dqy7i3aaiiZ4hyt Fci1QbUtTa9ZdQLlA0wLWkvaC8vmzTXN2kBKTK8Fs0hon+hbyea6pvxEMKzIbI0k9R2i1UhdBRbZ RaRPJJ+YFpiiwCeB9prsHHEOlCkTkiKVyidojEIUweIzLgqWJJAjxOy4eYgMU2AZPe2q1mlJidlF 0oNjdJn9ITIMYLWm6xRZSu5HagGoVLZ+SrV735hI10lU29A3Pca2aCJWJIxtkEpyHR3DNHI4jUxR 4akpQBECelwYX3te7xJPB4lsNaotVeslwS+J6eAwStJtemzbslpH+t5xnANzgHURrJTAKljITC7h XCUEYSRW5RrG0ZVlh6vciTxNTMeGoW24bwy2M6xWgt02cL55YHf6iO3V19Fffz27s0v67Y62t+xv 1hzuX5KGO5bRIazFbFvs8w7aSicKL2fi/YQYBSpX94ALIqUxObHsDyqF2/56fXfxlj69/vhF+I4f /qEvJ/T8z/7s5ydP3jdP3zqubbd/GhiN1KOmfMPty5tnr2/HtfrttZY86LP1R5uuLE9WvXob+cnb keuHlOTJp9anLDwpiVySLEIThjF+9ic+l3/0R/5giOif6wD44e/6rgLEv/Fzf+tQlPpIbnYvjHi+ 76W6jrl0LtyzURsuP3GJiQfacuD8fEV/dgn9BX6eSKfXbLaVVf/64xPj0SG1JHiFXBRk+chokzSt puk0Z7uMnxJ6ANMZtluDLAU3S44PtS1XciYjiEqylFJdBkKilcRag5A1veVDZPGRUGSVM6o6L0gJ Ulb4VAhjYl4c8tHy0ilJs265vu65OO+wK0tcPKeXEVES/YXl/O0LVucdUsJ0MzK89wAu0JrIaptp dwKZNE0xtMHgXwTk5FEuIlcaYRS61bQ2IHDYVtBctigDySmm147lIaFFZnfeoc5aZIZ4cgyvDtzf O+4HyTArggO1ePwYmbOgSIWSNcG4jI6x1GivAbw1jFRvQDp40inhvMA7AcWg+8dZiBKYVEguImJB yQKNRveGs+uW3dmKptsgVztKtybNnjxOGCsxnUB1GX84MLzILC6TpEG2Dcl53H1hXknsRiMbQRaZ FBwpBqIQlCxxrrAMAa0TuresrOH6okONqsa0laCR0KlC09RMyd0ca7mnLuWQOeFDrGIQLWqasoD0 gewDUUkGKbnXipe9ZLOVXJ4Vnpze5/o0cvn8LTZPPsHVN34jy6c+zav33uHug9/nePNF9ocjKnva qxXmqmVlNb45YPwePXlUkAhZV92Zkn0WYZ5cCDcfhPVtm//9v/xTf+Ab8gd+4PvTz3z+89Pip/dV txqvvulbD2Z3dqdafcxWf/Pt777zyf3LcvbBrteb1aZ9M3x8vnse3pRdvI9KPTjWe5dXs47jHumL 10ihhSgxinmawj93FPgrXAamjPyw6Ob31Pr8a9fJXLT2arW9Rktt6dYW5jvK8UNkvkEYKoJVSGJ6 lGdIQUiwhExwifF1Za9Pe0cJkUghG0UTwfuEVAWta8QSSiX1IJlGwTRCSALZabrGkBQkJ2geTcII RcqCkDMh1fJPiJGiQBmBkZUJqFVTJRmyijslIHPGGkm/1lw/bTi7ajC9YRlAjJqyFFZGsF0pVuvq A0hGsshHom0IiBQQRSGERKlS79KyIEMmL5E41aFRTIVcMnJJCK+QpZpniqrlJ0GhIdP20FyqukXo M2bSmJDZbjT5rCFZzXKCcIykk69GIV3nES5kypKQRdC3DevzM5r1GmFbEoKQYs1FxECJHqsS667w +M8IspBmj381gs+0O8PFWys21xuU6sgofIosKRBjoDHQNQq7VQQU5qBZZCApgd5ochQ4tWJuA2Kl a+hpcZweZoajw2ew8vFuX2RNZvqElZlNL4lYUqpXQCkyStR2aCkCnySxCJSucyTIjzq62klB1A6w oCBLrrHwVEgelsngB8M8Cqb9HfP9DX4ayRmuV+dsd2d03/AZtmcrPn5vx93rD1jCA25yiHVB7TTy okWc9XBf8WbJFhRFSCF0LMIsAe2Okzp88Er89b/wbeI/+alf/QOHwA9+//cnYPqlX/8HXkuctmYu fpoDYpK2W44ffvyp+1fL5Tu6s0Kd1sacrvX12Sc36+ZBiLfuJs6HR0b7VHQpiKQpXrSt5bOf/Rw/ +qN/MX1VB4C53Lk4jR/50f92i77ebd64WF3sdra73Ol2paUEf7rj9PIdPn73H/Dw0e+R0kekeSIP Jz4uBZ8yp9ExL5GYC0tOhJzROdMoRdtZmtuAbRRaRkqO9cPr66vdamORUjAnGJLAJcV5b9ltG1oj yE7RWoF6ZMn5UEsd0hoarTExYUqikZlGFbSpkAtlZYWDKgG5gPNoUeh6xXYn6Tcgm9pONI0mTpk0 BJaHsQ42l8T84PBTpMwFeYq4uxlKBqWIx0AcI0iJ0ILw6DNMpeBHT1wyymUiHidkvbrkQpwzJNA+ I11ABYc2kqIjphS2WnB1rlh9fYO67BkOHYeXidOHAyIu2DZRjCaV2lWQCRrb0lw9o738f5l705hb 1zSv63ePz7CGd9zjqTNUnaqungUSAxgSOmCCxHQEPhla4xeQIX71E4kmJsYE/WKi0tJEVLChGzAE YwxgQ6sIGKTtuavOqVN1Tp09v+Na65nu2Q/3OiUaqR6qjazsZH/Y2e9+91rvc93XfV3//+//gPbk rA7R0oKMM8WPLNOBnCZMk+hb6FqBaiTL3nH9i5l0M7PaSDaXTfX9h8h0fcXhkwPz65kSAuWSihq3 a5KLhJjxoYZyFBGRncbIdRX9kGFyDPvMm2cDN69nXCg0K4WyBtkYihB455DJYVSksYoY6xo0i7rZ UaWud89bW407strLoa5eRanJSjkmUskUqRG6QSnJViVOiTgfmX1huobXO8V4r3lz9YZHrwNf2B14 7we+j4v3vkx/eka7vaT/5gnXLz9iGN7g84jqG5JVlO2KZB0+TqAynRFKCdHkmDe+iK0Lpn99o81+ tP/U2K5lGJI16ka0vT99/3uH5vTicPb4yfDN5hfmu6988KXnL8cHqrGNVt32sXn+ZNWyS7q/jqq7 z7BHWi+l94WgSslKay2MafjqV7+av/zlL5dfdwH4w7/3d6cf/9//4TDdvPo4ZvWPkhLnQuqTVrdf 1tJskhQ06wvSA7DXt/gXN1y9/Dp+f41MhXmJzK5mpVdTr2CeA36J2FbirWIYE0oHTKNZrQTGVI9/ jIk8JUYXkVKyzJFYKta7ZIFIhZVVFFlxX7YRtK2sxBsBqrOkInBTZhkccfLIlNAy03WFdiswK0US qm4SJkFZIjFkhjuHixnZKPwUCXNEpKoOW25nxoNjHCJuTOQ5o2MhjYn42iOn45ry4JF7h80V9RWW RHGJ5HLV5ceIoVCiJI6+3s8zSF8HSTFkhlvHVAp2rSCUap4JGYaIvQ+oJrFuCuYU2qEQx4K2kvZx g1kZSi7gJSJYkALdBLoTj2qghBEhHGRPGAPeFWKRmEZg23ptyqa+p8GKumZzDj9Jok/Mw4Tf3eKH uQZkjpqyKyQlCHNhmiIxFoSp112pDegWISVxnLl+OXN38Lx+NTEeAtUdEZDSgDGV+RccKXiC90Qn EcrQtLri3XN1awqoh0cRmAguZWKpnWfF0VVWhchQRCHnRC4VF2eUxBqF0rJK0JNgvyvs7xz74Q2j C/goeT8VVucP2J71GPvdrE8uuf70I6b5OTHdYYhoHUEVfBaEkIRUQhkpupLyWUE8nJZ88fJ6ev2P /8bL8Z+qxfm9P1SA9HM3h/2nv/AzaejapI110cdFN918/SsffNfVp4eHWqomNcvJpXRP1WP/Tt/7 q9m3V7GokeJjzrGUkmUp2aYkygcffJh++qf/XvyhH/pdRf16tcN/7c/+ufKv/ZF/Y0mjG6J3RhW1 abN5VGI+CT4gtBHStogIbpx5+ckn7J79Ci4Kxtmx+IQUBa3Aqgr8qLl/9VvxPhFCqjqBYwtfC0DG LZFp8CxDgFz9BVV+CTIVGiUwojL/u15weipZN4ltVzi7aFhvDK2tWMMQEznWFVffS/oTTXNiEI2k SHHUfhfcIbJMsZpvDgG386RDQMnqT88ZpjFycx2YpkIRda2Hknin6lXlkPGHQHYBoRUYRZQSPyWW e8c8ekKMZAPl2MamkMk+IV0iu8TiE8OhegXcWO27cUksc2IaIsssSE5Ue2tyiGlELAElJSePGrYP DP1G0bYaXSRlcog4o1cOJe+R8TVC7IAR4kgOHp9K7VgEhCHg7hbc3UJcquIxiUwIgXl0LAeP20VC gqA0QTaEooi+sBwi8yFWxoipGYzIY7ENmWHwvPzmyIuPR/ZTpBRojaC3mbYzmHVfu3bvSM7hloXD 5EHBqtdYVZWAIWayANNprKmagHLUnFSAY1U7iiOYRlKvRyEEYoRUJEprjFUYU2lOi88sXjDNcH/r ub++Zrx5gTGJ/mRFt7mkW59jjcUoBTGQwoKbZ3Y3gd1dYvQJJaWwUuZSsheCg5DmJmbu3/ut293f /con39bi+6N/+j8oP/zDfyD0l+9OUjfD+qR3xqi47O7E+OZOHcZiYul0VlthtyfBtN0Y5WpXpBlK CnNOKecKPtS1Bpbs3JJ/8id/8tdfAAD+6o//RP5D/8ofiD77bKU1nWyeKKHOhJSNQEglJdvTU9q2 Y//qE+Y3zxAFOms4Xbecri2bVtGbuq/edIrOVlKLLHU4J2IFeRIzJQtkKhgyrcz0tkY+W1k5f34J OJeRaJSsH741EkkmTYHgMhFNOtJby9HGIWJCIbBWo1uDNJqUayhqDdBI6ALNRmNXBlEE0mesq9Qg fWIRKw2moqcao+h6zerU1lTftvoW8jGowtoabipMxRwtc2Z347g/OA5LZMmSmCqAI0yx+hKWxDwn hiUQYk1ZqgKqcnwIBVlVsGXyEMfEcuuYbyb8FMmAsRJiIY71IR7fDOxe7ZkOE0kEkluIhwW3dxyu Fq6/ObC/dqRUZwgiw/ByYv/pgeluxvlCEAoXBd4VSs7EpT7ksxMsqf5ZjAVixE2ReUlEUbmQ+IQb PPv7mdubiaubiTdXI8MQEUdytNGCzaZhtW2xva4dx7wgUiRn2C+ZMUgCGm0FXStoSsEogexqAKrp NRIQ4Rgfl46HT6PQzXEdHDMq5trR1RwMQkrEEAnHDYykdg8xwzQ59vc7xr0jTAtaZ9qVYfPgkubk giw31cbud4w3A4ebicNSEEILqzValSIlPsYySsX+6eOT3Z/4l/55/5f+11/6tkXgr/3kX+bf/c9/ LO5ev3ZKM+UUR2Wlw5jkbg9yHme7BEzJUGTr7fmTg266Q1nimJIIGVGkFEpKIaTMGCvTT/zEX0v6 N2ojnMISSic/DSH+govz9ylpHiupVyIlJWXGNtB1klWj6dueEDNdb+jXDdZWTFgKsZI5EMRcsKFg dMGH+gGkGMFnRBEYK2h1FQtpBdJUyIMW4CQUUTuKtpH0vUSp+uGF8egx1xlDRqlSWYSlYKVAy6N3 WyhyPl4ZlkSZAjokGiMpjSYahfcBSg0ntRuDOrUkpTCu0C8eUkE1CtNJlKlfz8SC9QUtLVpWJSFF Vt49qbITAiwLzLlKs1orEAnCUlhcxscqXmoaSadB+</text:p>
            <text:p>EQSlVJUp9qVqJT3HnfnIURK9theI5vMdFM9 BjFGwuIJo2MZIsVavE7YziBzIbrANDjuX8+oVnLxbuU5BBXYPRsYPx2qM7KptOU8JJgStoMUItOc mIMkUu/dOSWyr1c+l+pDZDL4HIguMs6BwRcGX5h8JltZP1tR1XS2b+r3JjO51IRlJUCrioubF8Fw 5ylKY5RipRRGCoqWqL4KqHRTEXZlijgXK/vwCJcpjSZ7SfaalBKh5BrvFjNZVppV2ylKkZUnkME5 watPPfs3X+PmxR2H/YHP/8CXePDe+2jTc3L5hHYlsW3HcPVVbt58gzfjwDIFFquMNWIL5cm8uC8K o18fxnD9bDeHq2/+2O7BO3/028p2v6cT5ad+7mdmIR68TCU6Y1iEEGPJed598my5/fj14xJLE8r6 4ePt07ebk/Mr2fT3SiafwrRASUIIAVkX7/XP/I8/9RsvAH/8j/3xDOz+m//sz38yl/EXtWjebUvz OWV0A47D64+4+fhnGfcvEELRtw19L+h6gW4NuWSCo07A03HqrgumhZIlKUrCHOqaSoG1og73iqz3 uBRorGG97qp6Ttbpf9sLmlXdOsxDxAlBVKCsJAtV3WL3CXfvWFPo14p2JVCdJBlFCZm0JOIhIMno 3rA4juq0iM6l2phPLHpjyV7WbML4mS25tpklJbRK6LaeTsZopBAED8EJchBYI9mc1LhtPSe8UpjW 0J9YZJCMInE1LRymgtaGtRGodIy2KrnaUrVAm0KrKrrMLZEUM8oI+lbTNJLgIuNt5P7WUUqhbSWy qXbe6QCHO0+YHH52uMXj58jmsoElM79ZmOfM/auJMCx0a4UuuTIDYsLHzG6XKzZryWShEVqgVV2l DlPGZUEQCkN9wHOEdHwffKqmGdtWGze5UqQaq2k6g7E1jSeH/K3DQmnJZm2ZiLy8mQhRE1zH463l pKvycGULZlupwnpjkUNg3AfmMSB1wbYC3RkEqqYQpxrFFkLGRQhCUrSqA9wo8Q6YIyWC04ZxgY+/ vuP28FU++eiGL7z/Me9+7+d58N47nLz9RdbnT1nuNNc3no+vPub2aqDphFw3TZeFeLB4/z4u3uz2 7kafpMOHP/ts+ubP/6fhnR/89rbe3/vP/bbyD77xqadZ3arzx+Hiy2Jqz06HF60d7776le+5e/7m SWnW66bt3tq+98Wr/nNfuJFKjyoFLwQJUSSliOKCfvXxN/JvuAB8K49sme8n+NDSf82K/vtENj3Z m+Jeg3+GbRJ2vUaEgJK50n9yveeJUqpIQ0pKSqiS+WxwK1CEVhFCIRaFUmBVXQd5l4gh0VnBqtMo xGd0R1KGqlODWNQRMV1BIDEU5kPksPPEMaAbQas0otEoW7nwPmWyL+QsWLLAL5kpeqYooKS6H99a ilS4uXAYAsOdx+8cfVvTeq0UyFJlx6TqgQix7qRThBRrSypEoWkVlIamyWQNXavr/z1Vn7qxivUx VKU1YFRGl4TMIFHEI2NdSFHpQ4H6XnyGWxcVT7a4xHAfauS1rf4KaRSHQ+Kwi0z7CZEj1kCz0rRW IVxmOjhubgO3NxM5Zk4aTauq4WhxiXmOdb17XNFqXRAik2LBx8zsM15aijbEUIGqMRVKkghpESLX y5mokfEFaBpD01qkVKRYXaB5CVWHoEAbxXZlCUZxcIFhn3gRF0IuTNlwikB4iUqZdqWwK01p64nP qqEkWZ17TUKZgthohKxU6pgzMZcaMqplVZKK6hIdrgP7G0+6c3gnWHae/ctX3D+74v7FK6bDhJ89 559/F7Pa8M73fx8zPc92lnH8kHEaROikkUptYoxP5mn+4u39cN09PH3z5u9IyM4AACAASURBVOvj bvf8+T0Vx/ptX7/z828XwP3NT17E5Vf+Ydp3jV/2Y5C2X+bdLqiSzg+ffnwiSn6r5HSjTx/u7fZy ISxj3Z9FlVOWLqK/4wIw5TkEFz9ty/ZrvQovSzZnqpQT21rRb9est1vG9Yzb7SoUw0Pw9R5HAWVM TQuWqvbx5AoJ0RJtFCYdoR5ULYAPApfAOzAdSFkosbBMGZ8FKki6Y3yY85JUNEIWUhB4nzjcOcbB kVOFNRghaZVCUxAhUFwghUyUiiXCvMt4FxCqWnjblUE0mmUujFdVKry7X/C+cL5taW3GyIqXirEQ fKpFLNTUWqUKUtZwEiFE9US0kq4pGJtJEuYhMY6J4BKbXmKPcwMlQZEwubrRcpb4WCOtpJU1TENA VhJV09uIsQJQsQqzNYgMStfgFqEFuxSZnWdMifVGs9oY1o2oIZqx4ObMMCVu50RIkBbBiqqmXKbE MsfKzW/qxkDL6mxcXGLymTkrilRIoXA5QK5xXkoprFKIHMmpVPyaFAht6FcNXWcpWTBPiemwgA90 MoOUaCNp1wbRGmIRvFIzN3cz06vAbrY8ueiIjSLZxEmnaDuFzJJGScRaEf2KHA1CLgi7oNrqLVDa giwUWapxTQmyBqUFyRW0MYQoGQZfUXaNpgjJOBe+8dHAcP+LvProJe98/zu884PfzZPv/kHe/b6W 9796xc3tyPOvfQMfolCUhpLO/Ty/c3t/uD2b/PPb1/trYfT0aykAn71+37tP00//zz+1G+3WPfqB 3+ZPPvfesrx6UebXL7+0vHl+Nn76wYXwh8/17/+WG7M+O0glnET6nBK5UIKQUn2nBeBf/P2/pxRK alN70kjzrm37B6q1J6oRwoXAm2evGa6uKN6jlQQ085xxcyKHYwKOECgpkULU6X89OHE+sSwJ59JR LCOJyEqCjTX9pRaFdJzWFnyqK0O/eMIcgDorGJfEfvCMg8fHQlEKZTRNb+l7Q/GF6d6zv13Y7x2H JTC4iPMZbTLrXtH3LUJIxtFzd+e5vnVcXQ/Mk6NrdB1sqioE+mx4N8+JaY7c7gM3e8/iE5SMEQWR CzHU3yU16uwwBV7fOXaHqnI8X8OmrfZfayVNo7Cq8hF8qEVGyMr8s51CWYs2qkJSxPE+LgXKSpq1 oesUVguatibZpGPSkWkEp+eWk1NDa49/XwpCESwZdkvibkiMGcaYWHylI6lcbcTKSPLRn+9TzesT utpolZIIkSjJIUrE6BrVXX0On1F7C6axnJx0bLeWvhWUXFhcZJo9OcQa7qEVxtZI767XrNcNtrVk odhPgXEMCKHJQhOLxkdDDAJVIlp7TFewm4fYkyeY1WVNds73SLGgTB3SqkZjOoVuJVILSsr4OTOO hsMA48ETXDgi8Sr0NiSYh4XxcGAaJ5almofCvKCVJQnNfsqEeQE3SitRuRQ5J7KyaqCkneib27/+ P/25+Xf+4Hfx43/lb/2anr//8s//1+VP/5m/EHfj3Vxympu+j7rrhWq6hlJMnA6ylOJK9rM0cmzW nS/ZpVJkTkV/51eAj99L+fHOHi7e+Dc+Li+iEHtluiLlpSj2ET5I4jzUKW7WuCwYZwi+mnlyDlAK TVtzh7yv3LWUC97HOhCMBaE1pqUKd5RAa0H0id1d5fZlIUhZIGIkhooSV0KgGk0UgvuD5zBHwtGP 3zUa3WiEkCxjIi2R4W5hODjGJeAq0aFO9q2mbzSiSMYhcXs7Vq9AqD+8q15zutJsWoEUCTcGZldp NaFUZ99uiiwBzqRl1Wm0EnWa7zOpGttJKXE/BW72AWMNm85gFWgKIWfI8piRACFn9nMhBmjb2r5q Kcim7s2FCoSlxpIRQbeKprfIXCg+fasDswa2K03fHt1tvQRf8WU5FZSR9CvBelOYoyKUjAuFEmAl BN2xKEld1XcxV0VlYxWN1KRiK7YrLggNQmiE0FVxWSreOxZZDWRtw2bbsmpAllrUg6tzBpULsVBp lEKTi6DVim6tMG0dCkYSVy9mDrtEFok5Zu72ke1a8PAscrJdaFcK02XUukE35xR/gr93ZP+KkhwU gVQV3V7J1JllDNxfR+73ksMimEL1ZMhSZ0/qyGoMUXJ3SLhfesnh+obbF5/w6N0vsX7wLg/OT3j0 1mOuUyDdeFYymlTyNqb49P7m7n2jeNGcds9++i/+jeH66m4Gfs1Un/cfbwsw/8Rf/6sv9OWlMJtN tqt1nl52T93tG5mXceuvn50rK69Do2ap1ZS1jksU5TsuAP/xH/xTBYg/8R/9FwOKm2T0GKTKImjp FombAnnZYZQluogrikOoD3gjCiVEMomY667WhcTsE3P4LC+gMtdKiqgMvc10SmBlVRAefKnrPVkf eKMgy4xWCqFUVRuGyDQ7DkeN/KqzrFeS7cZgleDuzcw0eKYpMoV8nDkIeiXZGEUvNXjFbvDcTZ77 YWHyNRn2/HzD5cpw3kPXHHfmIeG9535JLElWGrE0nJ8oHp43nK4lrUkEXwilMLv6/519xkfJatVx cWY4W1VJ8BJE7VpcRMqCFpFhiby895A1F7T0cx3Ol/aYxaCg5IQfPPcuQNdwfmFqaKtWLCmTUq7B qVliRE0aykWSsyeFTHJVi9EZy6MTzWnTIsn4WFgi1cUnM/aYhZeN+lb0W2ckUmp8VjgfsMGw7juU VhyWQvQJkQIIWdHmRtN0tfXX5bMIt0xJiZRKJTdpWWcJ0rJ4STHQN5ntVtD0BsqaJmru7xzzwZFz YicVd1ZydyN5eCZ4eJ5Zu09ZK8Xq8SNse4HftIw3K+bDL4OYK8VadGQhCQjuD/DieeB259ntAsPB g6tQWKsyKmdyTBUKKiUZy7jLvPr6NdN9YXN2R1w94PHjc4ieqSTUcItJrmmkPB/283to9erpbvfx 9Qcf3e92w/IbeRbXZ+d+GQ6vhLKlObv0uttcxcefOwu3r1NeDl28u9vORQz9o7cXoZu8O7xK33EB +OwlZfZCl4lGu6xkCXcD09UVYTxAdkjTkFKq9+sicMedcM6FHKpaC2rL6WImxExCVpaArFr76Kvb TxqJUZXU5LIgphrs0OmaGqSVQOgKCHGxOsRml/Chyj+trPd+Jap/XJjqt1eptuRLgI66Pmq0ou8t UgvmvaOkOvRSpuXktOPxw57zlaEVR60/VZAipsByKLgEm9Zwdt5ydmrYrhStqRTZXCqEZPCB/RRI uebLn24azrb1VC5F4nwm+ICba6GUsp6Gtjd0jWHTa6Qs+KWQU6wtQswVaDIG3uw8ZqNYrY6Rhqoc v2Y+DhPrUCxnSUq16Nb5pYAiMFpyttGUTe0epiVzWCCR0bp2INpAEvX9y0kghayfg61DO6LFal29 GbHyFRopaaxEWIltNX2nKhEqJqKLHCH8VTkqBUmoCiK1hiSqs1T6gm6gbSRnG8VypsAXprFKr+cA OxT7xrAMkjAVTobXnEaN2Tzm9JGmu7xEdwJzKwj+OSkdyFLhs2E40pWvXs8MQ2Z2iXCEfqaQ0VWM ihblW0lDAsniBek643YvGN/c0L6VEetzrCjEtkE4i0pJ2Sz6eYyPhv38+f3V7v0rrd+cvPP0/jeS Fvwv/+7fU4DpL//kX3kt2lXMq3wXV+tLkcMqDjIKrSFnXUoSiMKv/NJX8m9aARAqgypFNqYIJcty 94rx+VfI4w1SaoS2iBKRIqKUgCRYSo1c0rKQYqpRXUKjlKJTsk5DZF37pJjxLhJzbe2iUGShyKpS fSg1+slaiW0URUhCFixOMDqYUx16bRvDaWdYaUVaBGql2Fyu6LxluJ+ZQmYeIlnUCCKtJe1G0bSS RGB2knE2mK7nwdmKhxeWda/IoeKgRU7oJqFshUs2UnO+sbz1uOfswiJlrm63ucaQLyGzGwOHMbBd WU5XlsvTBmuPHAOtkSqRl8AcIuMUKUKy3hg+98hyutG0RrAMlUg8D0uFl6TEYYnslswkFFslEaVG 3aQYSC4TfWXCKFUVhCllCHWbUqSoEuYagUO7rmlB01iHrkoWlDbYXtGsJJJIWZYal+4lIWWEyKhG 01gB0TDOcH+I3B1mjMq0G0tvNL1StJ3A2sp2yD6QQoBYCxRAyAqXFSspUVZSpCKJzOIjjDXOXRs4 PS2wFPYlc/BUZWIuzCFxdS/xi6R7lTl985rx/u/zuR848PT7fwurh4/p1j2714r97qsswTHGxP1e cne3cLiboAgaLZFCMSaPdx60OgaIClxIlS9IzY1IWlO0oQRwL75JVq9JokWWTDGmgkN90FJyGqbw 1t2L3fud1M+3n3v08u//5X/P/wv/6r/jv214b034QQjxf7supBDmlOKrnMu9pDxvHz3elvOzNi5j QYqYy4JIsfzYj/1o+U0rALSNkl3TSqOtkEKWHEhhIgWHmyuOWyBBaBolyKIQs6yDLSsga2KGkBTV yJkwIte1ldEIU1l5PtQA0HjEMWvKt9p/bU1NLtYSqWWVo4TIUjJeKNoGztaas7Vk1QGiIBPIJAlB MnhwPqNSYiUkp63gpAddEm5JjFNFh2mp6TtLbw0yQXEJUj35F5e52QVuDoEUBadbwcW20KkAAVyC eUkM+8D9LnC7S+zHiNGS8xPN6VbTtNU+GnMhuiq7lZ8Nv3xl1Fur6FeKfiWxunLc5xkO9579wZNK wmcBRvHggWHbGWQOuPkYyyYlptOoxqK1QImaZxCXfIwoB2lFlWNHyTQlIonZVbVc04A4GqhCKCSf WYbjSlAIWlO/pkrxiEaXvNkHbnaOkiONASOqsKrkmsgjZe0KUz6GwIqM1BJTDJOH+zEhjAOhWK01 2hoSNf7LCxBtT3Oq6RdIeSEPGWkFtgjGAC4WbvYZGQW7cWF2H+NyS4yGx++9y/bilM2jL0Hf424+ wI+3uEmTF4f2CUVBo8hSkWXmLmeWVFWnrRY1AdtnYjpupanD0ITAhhkpZorqEUKDEpjGIJWQbSz9 POcH+8P0+X7fPBvfXH36jZ+NI/BtC4AQopRSRClF/JNF4Ed+5A8XIPwPf/PvxMNwswjFGKbBhhh0 KTmmlMNxV8xvSgH4q3/nJ4R8rnrZrU6Ulj0lS8iUko42ywyqYKzCmpoGZEuNbW509QOkY8aCK4KS E4KMItVIZy1obI2CnlxiWgKpwgRrtpsAoTRC1ZVTRCKFJAnwIuOFQGhN20DfSKwFIStMMiyJ7Av3 U+DNXWCeI62EVklaXaO85imwmxNXt45xyJVMZASiFNyQKCKBqO3h/T7y6t5xOAQ21rBpCq0JxCVz N0nmoBmmzP3dwu3eMUwJJSVnJ/U071pFpu7uvY/MSz6uDwVKKVpbd/5dKzEN1VwjqqVaWcESIrd3 jigLzbrlfN3y+NKyMoKweFKQFGloOoPtDcqaapmNAT8k/FS3FNJUPUaRdZA57RzOR7ISNKYGsaIS MYGbC24MhKki0NqVrEM0CdnXdeDdAC/vJgbnuTxraVuBoq5csyjkLI8BncfrR7UhoLSkUZYpJw67 heBmUhAooWmxRCVIpUCCtjfIVmFPE00ShOKxWdAWgVgKw1IRaV5KRieYnwmm+w8Znr3A/47fwTs/ +L2sH57Rn79LH0YOU4R8QJdIp2poqsmgFTgNe6MYk0BHaLREq4IxElezVWoEfBKkqCjGYkSGUOlG xVhknZOIvs0mJ38ye//2fhi/cPfm5pMU882P/Yd/6vBH/+1/P/5aisD/25/9/t/3ewoQgPBjf/ZH ZRadRAoRnTiW3d+EAvAX/9J/Jf2b0K+67YXuVo+NFBtCFGkacPs7RJjpe023lejPIsG0oShFERC9 wy9zte1WOzqlRAQeVRKaGqrYrzvapsXOCaMcIUAOhRzAp2rTjckzhhqm4eZ6MgxTvTasW0VnauT3 /RDICJZUWFJgCYFxcfgl0OWCtBavWm6c4v6+MHvPODv8UjBSsrICmTxuiBRRmIpgzqK23IeFaY40 Es7bTJsz805wnyKDy0xRMrrCMHnmOSAknK4t294ija4ta6hBk94HpjnVmUKNa0MKwfrE0K1A60Qp olKMiyYLkEqjj3OTi5MVjy57tluBVrlyEIpGGUu7blBG4R24ORDGQJw8yad6ai3HzQOBUiB4j9SC vm8xus5klrkWY7fUlOe20ay2hm6lUKKqPJ2H20Pg1b1jHBb6reHiYsVaQZkmckyg8/GkrArOmGoi r5E1Xdk0iqYIxoNkGB0pRXKs8eeylRRZmf7F13xKs2lqCFTIaB9RMRNVoag6c8laEJHcuYy7zoTl FmG+QhxmHn/ve2zeuuDs8XeTzRn73c9j9IBSEeckskCrC6tWskmS+yGxnyK9VLQKNlagSsYXkPL/ OpCSzxhKlbNroKQ6cBWCvpFCFNHeDuHy7n5899VL88Xcnrx8qxW3P/3f/ieHH/pD/9avWgR+tef0 j/6bfzwD+c/8ub8gip/5k3/yj/3mdACyoI1S5023esu267dETps4TSz7O0o88PC9RzSbL9Gt1/hh wI0DuUaPkUPAFwXFkk3Fg5csEHKNEQobHI2O9L2lbRTaSEggs4beEqJknjJ+8MzTwiSpwY8R5qhx SUOhZhHKis3aL5EQ6tR9iJHDEhl2A4rMumuwjSEIxS5Ro7kPuQ6kfMQaRdPUk2qeK/Zal9qSD1Ex LhG3BIwQdFahlcR7OCxVCzBMCVdRgoSSEELSWkVrFBLB7GD2CRfqsDT4ijkLISEFGCPpVrrGd1GY 58KyxFr8gmAYq5S1aStg8+LccnpiMbZuWKwyKFW3AFJLQihMg2fee9JUpc9CCaKQOF9YhoSQBWNr 5pWyGmtNDWHxmXkO30Kdt62m31hsq8hC4Hw1aC1T4e4QGAZH20outg0nnUGlwuyrAlTbGp9VkN9a AedSh5GKgtGw6hXhtGWXIsPtSJ4C3bbFrg1CVT/EMin6TUOzaUBKbK8pZFIONDITZSapgqQmPe8l LMGQ7wXy534Bdi9JYeRx+iJnX3iXvt1wevGQ8Wxm7meWOZKoDIG1lWSVGd3IdIjMjaKRgkZWAVFK 1BZG1kF2ThVeYz9T3hwFUQVJowWiMfrg2C4uPb25Gb7QXx4+Hl99+vLV4Wb59YiDfrXXn/gj//qv Hwn27V5KKNsY+7Rv+89b074Vnd+Ouzsxjwfabc/Ddx6wefwWst9y/ewVN8+e4fxMOgzEYQQhaTcb jIVWgMsKZU9pzAoVHDYv9LYSdkOscuHeQtM3hNKQbSJlwcEVQm5JRRKCo8SMRqCURErJmAR7Xwge nCvMLjC4BecdMiU23QplGoKQ7EPGuZlSwCJYycLKGFotIQuGMbMU8KVSZSiJfFTntUrRaoWRiilJ 7kNmt1QhE8j6SwgaoWiUotMKkWAaIqM7ptjGUu//ORNSRh4Lynqt6NdVwDONhdvro1YiVhy4d5E4 e/qN5OJhw/ZcYVZVew9VPGOtRFEYD577G8fd1UScE22j6bdVAOOKrICSDKaGxJMFCKlIyRBSXV3G VI1UXaPo15amN4wedneBeVzwsydGmF3NO3h43nG5bWkELD5yGCNWUxWBSla5Zz3TaqBrjMiYEE2m 7xq0MkgKdyEyLwE31Ci0LKr0W915+i5wso2sV4reapaQcXP9+dEi06rPNgv1fZgk3BVo85r+xqN+ 7gPyWANMmyfnnF08YHnoGDZ3DPf35CzArNj0mm4duV8c02FhzoWuKKzQSBERx5RqLURdzwpBQVJK rroWAZkjq0JLrFay70w3Fne5H+d3xvurd/efqE/Gbn0DzPx/9PqOC4DRXde12/esUu+LGC59jG00 hvMv/wC8c4FVIy4H9td73lzv8u39kJJ3OR5G0u1eSaWk2fRS25aiNbFYzOkjNpfvcLa5oFWKvNyT pmvC4TXx/iVpHhG6JcoeI1dsW0v79obV+VO61RpKZHjznKuPfpGrq5fc3i0sQuFiwY0Ov4xIBJuH lzx6/IitbSne4w4D5FJ/2Ck10owaNFKkYMqlDqmKrEMcKWugR87YUgNDtZIYVWPQXC7MsTBHKEVi JOjjvVYZgxZHtVuMdT06JTJQr3THQZwUWCUxR9TYPGZmavLwNNSsxRADKSa0rdeDkwctpxctTaeO FOO6WvMeJgEpJXZ3C4e7hbJEupVidVatzMoqNArVZpQSlJCO0t5CLolgvrX2pWsVWmu6VqNN3boc Js/t/UKcHCIGUIKu17R9w8Vpw6qp2pD93jEsic1Gg1Q1ZVfU+C0h63WglLrOLCGhVGLVW+z6EetH j3j5ySsOL29IWRCVxYlKGzayzl/Oz1s2G0sKiljqQEMqAeko9Q4JlQVaCLwQ3CWNPRRMuKFRBaMi az/B5Wm1EeueJA6kGMlI1pdPsauOV8uHvPz4U6bQ0DeGXhqkEqgYcDkRYkEJyRGBQC6CWKoEvJa6 YygOQrRG6WjTevI8GnfjO9evdm9v3n74/O/+7f/+cP/mdfqDP/Kblwr8HReAH//xHxc781IoaU86 s/mCEfLdEtw6pExqWrbvvE9ZTrl/8bXy7BsfpE8++Cjcvn41+/GwaFGCDFHgvDWNaVtLu5JrHYWS o4tClEbI9UMuv/ADrNdbDvdXuLuPMdeKwAHHDWMuLHKFXj/lyckTNhdvcfnoXdYnJ0gy19/8gI+K J+bC7fScJQQWoVCnG7bqnNNVz5OLUy7XK9ZKsbu75/k4EGJEKE2rFJYaKJwFjAWGWO/DayPYmipn DUGQZFXrSa3q6uyYL59KJpVSnXGlMimMFlhrMI0lZwguVIR3SmSqtFRLiaZghMCqujXRAsIYGXwk hLre8lkQc6o5CyJjrKXbNHSbBtMaYoboInnJ+CUzzzV+zS2Jw+iQKvPgvGN70bA+rbmJuUiaIwQk B8Ecy7c2IClB01YfQdNIjDEYo1BWEVNhGDyHg2eZF4zINSOxkdiupetbVp2EnNjtZu5uHB7YGA1a E0KVQysjEEqSkDWFN0FeEgiPaRQnj844t2tU3/N6s+bw4g3eB5K2jCkTZs/gAntf2A7QGY2VGl2O 6V6l4HJgiRUeawUUoRiKQGXYqJb1UNDfeIEvM3o8ZbmVxGxIwtT4shhpTx9w9ugxD4fM65uJ3d3A GDKrxqKkQsuASJHgBSWqqpg8dgJJStDquDauXIcMaFVEY2TrtD2fx/K5mxv/jnnER7cf/uLtPM/j /xPo+f9rAfDBi66cbFWnn1rZvad0/yhpTIwT+/t7Xl99zPDm43L9+tly9/zZ7vDNT2/y/vZay3In VutJn13IZnuytl131q625/35wxM3DWvx1V9oD9c/b269Fu8//R6a8zWHVWSa7hlFh1idEHnM7ZUj lw0Xl2/zue/6rTx45/No0yKkqlw/oUkhIVfnbE8/4m7YEbWhOzljuz7lYrXiciXpxIIf7/iEPa9e VkORVFWbIERt810RjLkw5ErUbVHV1k8VqJSiqj9fK4RR1fREIcf64GcKS8lIoLOWvtM0VtcTPVdO HUIhlaqUW5HR6SjSEaX+oKT69WJSpFJqipGqppVc5NFxCMOYEDLglowQtWtILhGWyDynKhYqgnYl Ob3oePBwTddW3Ln3ghgKMTimua4T/VwHfEbW1Z4QBVmoYRrU+HU/eVzILL7Go217izWSrlO1CJgq /Q0+MY6Bm92Cc55+09D2Bt0agj/6IijVLZkhFEXJFbBaRCLbCmU5uTjl4ovvc/36ll/6qf+F6w+/ RpFbWlnAVOn3bkm4uLCyml4L7HHwHbIgCkVS8ltiW6MqecqTuQkZu1T7eXM/IlQhjZbkCwVFiIFx HEBYTraP+NL3rMndOf/4f/sH3H/1l7FPnrDWFb3TKFH/zSMQV4vq6hSq8jCgxptJWQceJSUkGNO1 Wx/jk7theXd7//rp7Vf+0at5nud/pgrAut8IRL5sm/4LWnXvlSIvXVjkcHfDzccfxhe//I/imw// j2F/d33NtH/eFfnJyshnZrW+jqdno33yllg9eLhtVtuHtts8adZnj9X11eXKfHA2fPL3t7Pp++nN S7s+uVAoK5xsuXIJEQTkptzPLlslslJN6tbbvDo5LaUIckFIo9X6wSMpjVLt6YW8fPuLjIdd3cd2 PeumTqGbcEOeX7L3iU4FViaTXDwq4RKewlIEYxZMqeBDoBOCWYIRhaiqMaluVAuiZESCkuNxlF3x XjXErpod5XEGUIG/BUOhkTURSGmDlQUrEoIaQpJyIZZ6NfCJalNVohaGUsNNEap2G6Ew7QJ5ziy6 GlkyVUsQfKp2WykxraTpDW1rEEbhEixjJiyZ4DJumpmGmWkMSCXpekvbaKyWpHyUNh/ZiSUnfAy1 rVWavq9EHmOqR6DanQvBBfZD4O7eMS2RtpecnGj6Ve0gQkyUUEhUD0IpglAqC0CljMwZYSJ+HFFk nnzukpOzFeP1+xSVuPrkNRSFtZYpg0+J4BzRB7ySNKqKc2pKlQKVSalaqbWsmgVR4BAKjYdN1KwW aAaHXOrnKkQlOM/zQJhnjJB8/svfT/PgLV6/fskHH/8S9/s9smtYd5ZGV6VpdjVSPkiJNcfrnEj1 4T8yEFLJhBiQUsu20W2QXLoU3x5vr995o9wze/709rjS+2ejAGz6E0Xmad9tv0do+46bxtO7Vx+L 1x/8vH/1S//4cPvpRzfh9tmzjVZfby8vP1ydnHy92axeiO3JnVs/WJrLp2Jz/qDvTs4utW0eC8pT rcsT+T3vPx4vmqeI/sndmw8fyK7b9p/7ojEYcdjvGa9ucjnsArcHb0+6aZ5fDVevvzYnXeL65FSs +rU1tF2z6VbNybt9//St9uHiFdNMcaEiu50n7m64+/or7l++ZB5vkePMg8Yi3cJuObDEzCEUdr6S eiICTSFLQXCKg7U0xlb9gTzCJn2hiKqRF7mghaZTil5LNkoiKYiQ8TmAqgiqFGtYaXXM1Urhj+39 ksHnStQRuRx5GFUTYOSRiShB5yMToNRMPlmgxBqOEUs9mVMRyMbQe0pLMAAAIABJREFU9FXVGAvc 3Huu97HKsV0Fj0YfCYtDpExjDOt1w3ptsFIgqAEbqCpk8XN1xSmtaDqLbm092XINclFSUJLALYFx v3CzcwxTxBrN6bnh/KLBtjU8VCkoSZCyPBpyBCUrQoQ5F4wWiCUyXb1i3jbw7jknJ1u+67d/L8Fq bq/uWE2JzmiCrxZpBCylCnOCFKypAau6gEYSSZUYXN/WOqgrNYXpdkxsThQbqmuxMwVBpi7z4HD9 TebDu7zz2383p++8z/OPfpn9y495/rVP0JPDNC3rRiFVJiWPixkXM22qQ1Xb6EpNihWRVhLkVAe8 vSnaK3kSo3o67IYvXGXxzaeP188//Hv/3fKl3/XD33EX8E8Kh35DBeBv/e2/qcNUHmzaiy8rmu9d DrsHh+tX4uqDn9vdf/iz1+HZzz63OX5DPXz4NWPM11ar7pOzi/NX23ef3F/8tt8ynf6uH466fVsc vvGJmefDazcdnrn97XlZVherJ289NGeXb6ckvzB7/13DePPOKr53YXxo1OGQ5tc3c9ztdieq3DQd V6UtNwd3tyt3z5eikxAydjm1pyo0l2j7UAl1YWxzYrqVLRkVfRR5mAhF0D36LpLd0PqZ9rBj++iW B8MbDuMtwzz9n+y9aZBlaV7e93vXc869N+/Ntaq6q6u6p3pfZjMwA4PGIIYBGwiWYAuBHWHZIUth g+wPirAUsoOQQwo7bGSQjS0RkkJoWASDBwEDBsQ4YMAYIQQMs/T03l3dXVVZmZWZd79neRd/+J+s npGRYNjkAWdEfemuqMq6ec77/pfn+T3MmsA8KNokA7CcQq+fSCJXbTuU1oASX0OWWGiMxZpMqRQD o6j6l19YhJo2ZLqu7Qk30mrknO9GnqckErBWBLayijMyRPQGySDUCpOkXG5VJiaxVcu8QPBbmYQW jYx8XzkRo6LrMnXMdG2mlbICIzNqYRQYQzX0TEaWsvRYa0k9qDVpRc4duUMsulpRVB5XOomAQAhP bYjUTaZrE/WmZb1saJqId5rJyDEeOorSYZ2w9rRWaC0D0HxuDVeS35i1kyjwNhFWM+qTW8xe3WJy /xV2tne4dHmfo0fuZ/36MZt5Q2kUXRRuRMyZqKSi8AkKnXvisBCGMoIV19JoSXsbYLbJzFvYSQZT aioyfqrR2pFzZjk/YjE9QjU12zsHvO3z3k3dZaazH2PxwvMUg4rKV1il8UYQ7ymLVT1EhVcGX1lJ qWoC7TqTFokuZlSIqvBmUHp74FJ6Uya82syOr//CP33/Gpj/W68AlrPVduXGD1tdPpna+KbF0Wvm +JWn7xx9/P++3k5feXF86eDZixfuecbu7r9YG3OjyWla37rVcPsoxldez4fhwxTj+7CBlLVq2/Vs FtfzW6iiNJeeGI23dy6lGB6cX3/hpNN6E9vNI2a9nIzXbTefLY9Wy8WrowfueXly76VXi/vuu+W2 ds+SVZtVWqpm0VR0cVet6su2CW+qXHGtGu/f5w/u26eshilni9ZKjcbsPPwWttNTxLalmZ6xOblF u7hBs7rNcrlkWbcsu0ATO7rY0YaWGFpS11AvF2wWC2JM4oPPkNBkpVFZhoIlCZcTBtlrB6Xo0ISU SUFYBVoLrz7ESBOi+PetQTuHdoaif4BKYyhNpjBQWSU8gS7SNpFGZZHT9om5pr/JUs64pFFEVIi0 baDrAp2CkISVSM5CYbKKwlmKwlOUnuFQMxzI/Vg3EjUW2oBSgZgEoVUWjmpQYCsvN3hoeltzYrbo mM47mkZETQDeG0YDy2RoqQp7t+IxfXis1lIF5SghHlollAOtnEiGdUQbR9wsuf3cJ+liZO9Bx+6o 4OqD9/J607CZv06pCxqtqLP8uUpJ69SkTKkkhEUO8iypUoDRosVQKRFTZNNk5o1i2mq2h4bCZcqB pXAOcmTdBqazKdPrL+R7/ICHHn8LdVDq5ad/m2fuvM50MWdcCHPCajFhxZSJIdC2Cl8aht6wNTY4 HN3Gok3NbNpS10F5p11V2m2ni6vWqoe7+e1Xbr84nX7H13/B8m984FfTH8i38ynCoc/oAPjQh/+B Wk5d0Szbyyaun1x2t++jCywXRy83YXZTT/zTbnDl2XLnwovD7fHr2xf37wwfubb8si//Dz+ld/nJ T6tGzv0LQPtTv/TRTaPtUns9Wxy/fppKt46Ytg4bcgoXx9VOszu++KIy6hODSw89M7h49bVcDU6y t+uYY5Dft3Zx3VZ6uTlwdfvAputu6sPXnsgvv/CIG07uHWzvbo32LrlqMkbHSO4C0TmMddjxmNhe IXY1211LalZQz2ibOXW3ZhMDq8WM6fFNZgpMjIKUjokQklQASvWCpkydM02WQY+sfzJNDmLWSRGt xIZbeUtlFMMUJQnIGXzphFGvElaLK1GlhIpJbuokQpNsMsmIrFqlPnJddmk9cUhhFLgeD6aziGuy USQDMStxsCmN7uXUCcWmzTQx0YTAqs4C1IxJWg8EglGTWRFxcdOnP7ckMl3MzBcdm6VIzr0VivOw UgwKMXehlJCAjPADtJGpP/3B1YVEiqLj8IXGlQpfaKrSY7yi6xqWx7exzqGrAft7Q6bbA04Lg91E XB8SopRB9a1QmzRLpdEoYj+bUSgxoSFMgqwCMUfqlJkvA6fTDuOFQuSso6gCdQvBTfJG+3SyPE3j 1TTvjCbq6v6Bfuc7v9C0MfKJ//PnWQwqzGggcx0jbsl8PoxsBW2nlGPvvjHWKIryBJ2nHB83tIus tFHlYKe8WDquheX80W6lDofXnjj+uf/j76+//Cv+Qv5jrwCmJ97GLo1TDPd0sb4cwkrltr5eN9NX Gdjnth977Bk9mrw8uPrYbTPYWn7dl37JZzS0+Kp/9y0JaIDmu//Xv7My3gSUY9UtCpWay9VwUu9e uu9pE4a/vfvY573wwBe852i9mK6//uu+/NNOxM1moz74k//s1vLo1uH89ZdO6xvXF5tXX0mD7Ut6 76GnjH7Lu0Zl9aBRxqJ6cYatStRgQGJXHoic0aspavoam6XCblT/wrckNF3KdL0YKCQ53Xt5NV2U BKQ2JxL0gRQQU6IOgZSThFAojdMaZy0DpynRd63MrjA4q9FKhlTWKFKUcjlFMe7kdM7+Ew5fSmKj Rhu0cSgkBCNn0IieQNaLCa1lk9Gl3nWrFAqZhoc2EjeJto2sm8C6C3Q9d7A0BtcrCUNMxHWDyht6 WQttEsNTbgMuZQZWU3lHURoKJzr6TCZmyfGTsYZCO4vpbd9JB8lqbMG63m5bGootKwYarcnJUK+W nL36MtXFi/hiIH/HsKBtGlyGwlhxNSLDyphhnRTyU5fqQ52rj3I/qM30BwKsloGpafDeUA08RmmK </text:p>
            <text:p>0kgKsRuE1pXNSVdvJsuzblhu23FRlE8+9fbB8emJufXSM2o5X2Gblt1KVKymrxKTUpLcvAzU44Tf GrGzN2I42qGanJKeeZ3j20vqdWfjpJrkzBVyfAT09biY3fjNH/1A6N+TP94DoN6oIkUu0nW7MbVR kZ/NOtxJlX9Bucn1HFaHZjhabD/0aPPvPfHYH2hY8dqd/yu86fGvvd0ez55Jm/lAL2c3cqpbu7vz 3O7Bm54bXLx053Pf8471we+gg66qKn/4Xz6zWkzvHPrL97VdqmvTnbrpyaGffWxVqW7jfTOrth7/ HNzWGLVYk5sWEzrZAKBp0Szmc6bPf4Kjmy9wMj1mExPTzYbDkxMWizlN3QgAQ44RIckYLdFTMd1V zxktzMHzVY/Rmso6xlbsrTYndBROoHD/JUVpRUYpERY5G4U2nJIEA8iTSsyZRAad0ERSyj2UW0RK slJTgEH3DIYmJlQ+n11I52uQnj52kZB7GAsaoyS0JUd5abuY6FImdJE2IRDVGGTCoTQhi6TXAiOj UUr3iC5PlwK6C3gizluwTrDmRmMpUHipArpEp+es25ZcywwmlAWMK3KOuBywRtqtJiTi2ZRgFqjU MJgMaDYJ10ZcUrQZkihWewm6HFTy2MgnJbOYjpz6aYmSeUgMkfW6YzFtyZ34K8T6mzMp112IJ4sQ Du+s52t35/Vyb++eg0tXrl18/OHHBkdPPWk/+omnOT28zbg4oCgc2mragFCO0WzWgcW8YzFXHFw5 4MEnLnPh0ROMiyjzGrdvtvr0aF21Y7u/M6oetEa9FucnN1fTO8s/9gMg56x+4Ad+wCt0hYpdyvF6 JJxmw41yvHNjb++e069875es/7CGE3/7O340w4+uv+u7vvMwbRbP0i1uo5rO7ey/fuWLvvT2pTc/ 2Rz8G0wQX/S5j2Vg/dF12/7LH/5H6GG13Tz/7G798nOX5s8vxwsXyurCBeWLa+jSkbUWOH/dkmJA K/logilokmazWrNanNFsFqjNGtMu0V1N2xq6ZMnWYosCi+1L9Ygx5m6ohFEZqzIOjVOGkdEMlKJA rK8pQzT9EDFKOlIXIkpbIQJ7jbWCqRKCbY/eSX3azadMsWNf2GYl0ejnjZbqL7ukRXuQs1x5us9b yFlMODrKMBINhdMMlKZL0ubIWlKMQjpJ29HkJBgBlTEKjD7nPPZ7/ZRpYiYlSFGhcqIYSNmvjQik tFKYokIVQxo0+vSMrBvaLtMtI10VaIvAoFQMvWJYiEwZoNtshI6cIt7Kms0qcCbTRWnHTH/Tx7vD WFnFvnH9Z3KOMsPpz4UYM22b6JosAZ82C36+8ME5e2aMebmL6ZnpZjWlbcflaHJte/vAPfCmR+zm ne+xs03khddeZV5L1N1AG5ROkkxsFDpCqCPzoxXttcR4b4etyYB2PicqR0wvc3zU6PUybW0Nyvus zo+ZsDnUtjz+zj//1cvSuO7b/sEH8h/5AfC+971P/eAP/ZBVORurdWcG/iZKvdS2zfF6szzp2rZt 6/UfukgBwLlyoyfuVjL2NOQQm1TPurZtPvfSPb+nf/hbBj784//9J2bbT1x8xejicqfDw/b2K5dW r3xk0l4Y21I16IuPk6qSqBQ5ZlRqsDqxtbODf+LzGB1c5OD2/aymR2wWp9SbOavVkvlqxdl8yXy1 ZhMiSRm0NqiuuztNz9oI1ERpHOCtoURR5oyKgUgWp4fRElaZ5YHNUreDSWAVymlMIfBNubgSKifo othog6jJBIeuSclgrLARVBdRQTYYRiusdhKLHkX2bIyiLAwq95zClCTBhywZhUaTcyRacfh1PZ8v pUyXDaskcJcIGCVVQyajc4QcaIMi1KCNprMKq2QAqVVCayXVSw64wlPu7RMSzMsbtFVL1FDXidXR ktN1w+TCPnvbQ5RpqWyDokMZT8JBPwfRIWL7NsumROzR6edlflKKrMBlOaCCEr1EuutEkEM09FQk bQzWGEhgMKkalJvBaHRrMBx93KN+PXXd8bRrdm+f3FqppLb2L10dvbUcD46Ojlkcvsbx4TFmscJr mTcYq/BO4ZTF68T61k3mN7aJy/sZ7u1y5c1PErOiXU1pwzHrRfKbOu8blx6uTDrDmlvdaj5vlD76 3ZgBfygHQD+d1UrriFJTlDr1VbXc2t1bfOt7v7Tlj/BrazwJaDVrC2eSCrmtV/XXfeVXfEanXrF/ X6Njd7Ix7khrdeotKx3uxPrwYybppMLJFH9wjWKyjxpWZO9Q6zXWGszOPm44ZHTpCqHdELqG2NV0 bUe9XjA7fInTwxe5c3LIcj6lXtes5w3rdkOdNK0yYDSFL8A5jDa0ZGKMbygGkdtY9SGVKZ7nI2iZ 7neJdQ7YmPupspK1Xc49gafnLiSR8kalJVwlaaEvaUU2/Z+lwGrx6huTUCmIWCX3lYISC65OgmtT WaGSKBXl9wV0lhh1Yy0Whc2RQZI1Zvq0lloGbikjDseQZAWGZhAVMYubUuqZDnoAjLOGsvCsnSO3 kS5HmnqD1kOi3yeNLxAGmbo7JS9ewuUNujRiM7clWS9ROWBTv+/XAhnQyDCUPhfQ9j1/4rxq0vRJ 6FJDKSXRa0h1REyoTLRWr633N9xw9LQx9hMxhNur2ExOZneU125vPNzem4x3Ju9495c5PdziQx98 P2cf/xjWaEbVgNK5vq3TWB3pVmvmh3c4e+V1iqpitL/H/tV7ufjafSxXHSfHM6OMGURj7g1GPUno jvPsaGX2L7c/9EPfc+dbvuXb0h/pAWCtrGyUMW2Gk5hzt1mvm6/56q/+ff3F/zqU0e/0de89l1LO uZ7NvM5ZYdr2M680uiaFpt5089lCdWnhB1uNdV2s6xNmL/0ys4/9GuOH38PBE+/C79+D9g7dKnTU aFdgB0Mqe6GPmhbzDzERN0tWN3Y52x5wdLTH2ekd5rMZ07M5J7MlzXotyb9ocjbkqGWYlpHAyiQP pepv9NjJND/nhPMOqw0xJWgkGlwRsLqjNEbUgz1KPCYprzO9yUTp/qZLPaNOhpGhL4NtBq97oU6W AWbbpfPgHYyR0dg5kFXRAzmzphPZANlomXkoTZkynkCXs9AnEBGOUQqrtMipY6KJiRg0BQXDAKMo XgtNBgKpqwn1EhUavNMYo8mpI+ZEosG5EcVojN+/QtreoVkc052eUKYjvCmIakB0JdE6oMNGcNr0 HgBxa1rVd0T9YFbea9ECGKWwOWNyvlslCG06k6JUC3ImpE1WHOuyup59cWNelEd61pzO0rR02hxM isnVnZ0LFx945PGxcoU9vP4yH9tsOD45xBvHoPDoLG2P0oasPIs7M248/SLV7jYHO3uMdnfYv/8K m9USoxoWtbYpqp0WfU139ZKwWefNavrKL/9S+zf/y29d/Nff/YPxj+wAkH0tEaWyUioriN/0jd/4 +z51fi8v/vnXe9/73vz0008n44u0jgrV/T7UkE2XadqofRXM9oWQVsTAKutilJtmo05Or3P6kV9g cXLKxQefYOe+Byl2L2GUITcdxK5f44ntN6dEjonYtiS3jb/0FPv7jzJaz9nM7rA4PWL/5Ji9sxNm 65pNhOVyyWYxo25rGTYlGfAZozA5o5Mo8nJCqL5ZVlheKQmhSPJgmpTOI17fmKAri1LyApucyDmR ciJF6eON7lHiWbEJkTqc33f95iIjdN5+VWg1dyuM8/+ncz/PQEp57Xrjk1J0rWCvktzjBCShyetM oeWlUjmSYqQNirXKrDtLkwyFUthehpvbJe3sNmFTo3RA0UGoezpS24e5drjRFunhdxAWc9rDW4Tb C+x6RR56kjZEV5B9QLeZoj9hV1nSfl2OxCzJP01vOMp9p+VUFAiJFv1DSjI0DT2YtChUD6gOoV0v 1916vtSG5r/69m/P3/Hff2+t1fHNZbv6xO3prYcw5sp+WVUX9i/aL/nyr8MORvzi+/4udzavo++7 zPawwJqSZDxJa5bLwM2Xj9i+coPxpW18MeDggftpllO6ek48WrOukwvJ7Cjs4+TY6vnZPHRd8E+9 5Znfr2X493QAfPM3f3N+//vfH4H0B3nxf79fTzzxxB9o0BG7tcqxM2YwMLrbsZnahC4rrZ2KJpHc gOVrv8z65U8S77yL3PwZ9qsR1WgiRo2YyCGSY0eMQQCmMRFCoI2KoAuytbiBxllPOZwwPrjMxa5h vVoxPzvj8MZ1DjdT6tj1jg654WyfhmuQ/tVkKdFtISYaqxMGLeabJEm9Oee724ecNWR9dzug6NN6 Y7/+y+DPC3IlMJM2ZgKJoGWfn8/XZEpMRTqApQ8vUaB0xiLDNWMEImqtlkQnFClKhaOUxvZnRoqp h7XSl9viX+hSYN0k1k3FpoGqMliHRMaFNWG1IbaJnGVmIVN74fATIinWZGPpti8RB3uoy0/SzE5Y HX4c264IphANhPeo1OGEP4vS521Wn91IJvQagH4Bismpb5cMOfUBtkmMPCFlSuvQOencBBtWc1Of HurcLDXA3/irfzF/5/f8d2dN6F46Whw/r617pPCjC4PhqLr20KOcnh7z6rveza1PfozTO7cpzQWM 82SjiBhS3XHn5pyjV26yd+8Wk6sPMT7YZf/KfTTLJc3mVWLYqE1QZTT2kkJ1dPVMazW3Z6en/9vf +suH/9lf/58/482A/VSe2L/pZv6mb/qm/JmEFfx/6SvEjVYqFdqZkbZ2S5VlmdXats1cESPbk31U bVncvMMrz32CmRvxptEel648xHi0jTYGOoXrV1qKQNIyuc+pZn3yGmc3r4OyVLuX8Fs77Fy4n+HO mLxeMHvpWbbaJcWtZ9loR1BekNJGosm1c2gtvbQn4TSSUOMsxgoGXGVH6mPBuyig0Jg0MWpikAdb avhETAbbN+NWQ6HlYKjQDLRh2zmShmyEpxijKPtEEyCGF5KgrYwG6yT63Nk+0ENlESgZqRi6ZEna kHtFZJsTdReJSQi5KNXLmBVdFivuctmynHVUpcH5PpotRTKR3M8fQjYEXZA0JFPKn91FmjbSNQlb DigffJJ2fszq+vO4GzdRfoShIjsrir8YUTFCVrKD11YSfXqvwLkXwCD70Gg82RgikkWRcqbrMl1Q KOMwRGNoh6rbTLr5yTi3K3f+nP2Vb/trzXf/7f/hKKf0wny9ePH09OhRYHc43uKBq/fz+V/wbn4p RV7/pQ+zNekwRYfvSVVdTJgucPzqETu7A8qdi4wubbFz72XaTctmtqBrOsJaqU7ZIml1IcX6rSan M7te325ee70Gbv+xA0E+G76aO8fGaj3O8+lePL29m8N0qPPCkNZov8Ng/yp5XBIvZxZkZuMJt1Yr zGKGKQcMncM4A6G39dGDKLWmShOa+TEni9ucns1oTs4wk31Ge3vsLndw7Zr6zm26xRwfo6TRKkO0 SkQ+SiAi1mq8lmATZ8QTj9F3NfK619gHDToqbB+EKvw8RU4y5EtRPOaZPi2o59ZrEjornDGMlMZY AaPmHEhZkaKlDUmoy7r3qCf5How2GKV755p4IQS1JTMHkzPW9KEYKck8QSXWObHJYFAYelyW1qxU Yr3pWM5rBiON857S9QzA87489yGvWckchIRyFsoB0Ti6uoOigt1LuAtX8Pv30F0/I64WMC57Ao/q MxilDYpCRcdm1TMP+ql8zv2gE/rGX1KK+7mADKwy2ily1lahhsS4163X+13XFp922XRhg1KvbtrN c9PN7HPcqrjgnPW7uwf6zW/7fO5MZyxP7nB2chu1WLDbVxwpZ1Zd5s7hjK2XDtl54DbleEQ1GrF7 770s79xmXTesuxkxK1JimLS5GpV+om6a67HcPvrhH/rRsy/+c9/QXfoMWmz7mfTjn7UHwGzmY4oH +ejWvfnmcweqqId6WGpbbGO3rmEPHqcs99myFdo7WhLTVlDQdrPG6AFDI1QZlRRGW6H1WIv3B+jQ stq/l9vHhzz9m7/MnXWDqgZsb40YkSjrFXazQDcRbR0YedYSEEJC2yT/TcuVHa3ud/qZHBU6ZhES 9cETSRlyHzLqrPjzUzLEoMittCyql+yqnjCUsvyZWim8ERKzUz25FkjWEJSoF4NKdFrRZkPSTiTH fVmfUpAZSM5Eq8hWmAXWKJxN0AVU7qiTlO+bfvMw0AqnoDJi0um6jtVqzWKu8Q7sWOOsEgmR7knB fVGTQotWDb4qMFu7qGqL3LZ0TaSzFcXOAebK/Zwup2xuvg7nl/u5uUlnXEYk2ynhFRRKYr2SvNtk paVliYkc+5wJJTkAzvRUZtvPaJQuc2Svq9t7cpeGn7Zx8iZbkw+7HJ5dxvUrfj27bNEX9g4O9H33 P8RbnjpmsZjykd/4daZHL7BVOHxVgjK0aKbzwNGtM/ZffoVqUrB93yMMd7fZvXKZxWrNfDEnhI6U tQnGToIyb6rb7i0q61c2p7duffj7v/8zsg3/ia4AfvTXfk190TveoX7k7/xP4/Vrr11NZ7fuV4tb +1vDe6ut/UdUuf847D3IZvteNrZijQZnJbKsrVnnyK2oCOuaXdsx9B7nLSZC7AIhBrRRDMZ7XH7y C+nckHX7C/DMv+DmczXX+w94oGFrMmJQjnAxo1NEa7mjjc7EWuKvYpCVH0qRs0h9k7YiTY2x7/Mz ykj/7SwYJ/t+g0IbMbkElXsmvWC1Ykx3ZcoKcZytOhnyOSV2V2MzyWhSUUCUoZjvpatoI6tBk8U3 39MMtLVgjOzLQyQHiX3PvQ9Bbk+J265zxmupRJySW71uOtp1Rxxa2HKghK+QRa0kKC0rOvxsHb4a Yob76GobFROxbtjojB/uMrr6OJuzKZvZKS3yd5WFEY9GlJdcadnxnXe9Gvp1ay/+zRBTICb6rEWN N7LuVNaCcqASRikduna7ni/vMcPx+BMfe14/+eaHk8g5VNoqOTvbNK9g1s8UtnigaMv9YrFkMBjw 0JNvg2rIYlXz0uyM26sVV4aWUWGZRU3TaRbzjtMbt5jsDihG+/itbSb33MPFzYrN/JjcnRGbQESp mPJ+6uLjRaxfbI5fvlGf6PVncgCYP8kHwJe890v1a7ePtlY3X3ugPb7xTlWv3lb4rft3739quPvA 23V1z5PEvfuZjfeYFQM2xoH1GOuxRUE0nk2ETdvQtrXEkuWEuUtzUTLJd55yawdXDvFFxeT+J9l9 5EmKCxdpq4rTpmUTMp11bFKmSZmWNzwEMYqBRjDakc2mY7Ns2KwDQk7LPc4r0rUi/Llr9LGm19Hr uxbgRJYeX/XmpCzziqREKNQhrMJ1gDbJmi6QaZWm1ZagrCgItRBMlDVYL6acolC4fh7gC4uxhqg0 XczUTUcTMy2KJinaPmgoStjQGwScu8ZbQZ6V3jCoNM5LolPbQb1O1HWmbiJ1CGivGe1fZvTg5+Av XCMb1/fOmSGBKre0p7epz24TMhQqM7SQc6KLUeTEPVNB5Tf4o1qB0RnXMxZyir1gSkRbhXO4wuIr Tzks0EpJWEvbNV3bTbWvPtnF5sY3fNVXxR//2Z/LP/2zP8+P/dSH0nve82ez1mwZ4/e1cffRpoHN hu2DfYbjMV3bMQ+Rw8NDJkXLqCxJ2qC1BMeWZk3hFcVohB/UWSgYAAAgAElEQVQMKEZjiblv1rTr De16Q4yKkJQNKOurauO8nSU4/Nlf/vXZ/18BALNXr+tuNr0U2+aJjHpiuHvv1Qs7l4YXHn6bqe65 xlyVLPHMsqLpJ+Zt09D1klJjDMpXzLrAfLng9OgWBxYubu8y3rmIH40l3LTryFlRHVzl/r3LPDgs aJo1L33it/j4R36N3+wCR89/kjpleXGco8iWQiUZ+imFyxpHP0jrvQRGwZZuZQDnZZenjaH0Fu+N 9PFK4si0UrLadlZe2iBVRYr9WkvJEAwlfXtRSIUROtiExLqVFBu0ePqNElWf6mlFSqd+DmFISUrp 2Amvug4S411vOkKPuo4pE3MS0RCibwhJDq7KaJLOdEnRrAPLecdoZLEOVAVNzKybRNPKAK5tWqqq Yjjcgq0D2sEEFztSbFjpgrZNxLqFlLDOYlLGErE5YGJEdQFaSVfOStOQCSFTkUUo5eQz0Uqhwnki kcF7K0Pavh1DyQrUV5627Ubdur5g23pv+vqLI2VM13d10go4vTYqPd106ysr4x7x3hdl122VZzOq wvI57/qzRFtw+urLnJz8Fs4VbE+20Why29GuW9YnU+Y3X8UPh0yqCcPJHntX72e93FAvF6STTNd2 tktpu26ahxbr9qlJNXn+Z3/we6fzxWL5TX/pr6Q/tQfAP/lnP6bvPPvattrUD4+KyVv9fW9+aHuw dbC3d9GP9i/BcIuQZRcdk5HxdZQA0th1RCsuPW00DYY2WxaLNat6Sj074cJmxfbevRTlCOM8CvDe o1JGW9DRsDvZ5p79A+7b28HNtmm71K/aoAmBpDJRyzquSwYbpOmNUdZRpdf4SjPsnYESRZ/xPX1Y FvbyUpvebKSzCHCyFggJJvfDLrEkKy2YdGPkdmzqRNsk2pBkiJjPG4V+5pmEa9fmgFaJGCX3L8Qo ODSEUSigC3nRJennDc89vSMxQL9FkLUgQIqRzaZltSgwPot+vxM+YBcyoUukrsVXuwzGY+xoAtUQ s54JN1GLnbkLIi/OvVVZ53x3/WhQqHNKk+tnLFpgKimD7TUX2mrZnuiEcQbnHb5wfa2SZfthNMYa hVaDnNN+js2l+cnhbhZQx93Se6v0TUa9tgn1R3VnrlV2WNSxfWizWFQDPeZgZ4fHH36c4z/zXp7/ yJCT499ma1ThfUH2ihA0q+mG2a2bFONt/NYedjBgvH8P2xfPWJ6e0TVL2nZD6EIR6s3l9Wrx+GBY PX1485XjRR1e/tQD6U9VC/B93/t9KmyaidPums/63ZPBzrsuXXrooYN7HtweX7hXa6epU8vMlSxd ISVvzIROgBkhREIIdG0jGQOSUUVoGpandzh95Vk2h8/D+gRfjfGjMaYsJF7r+DaHz32M15/9GOv1 gna1JM+OqFLLUCsG1uK0JsdOHihtxNxzPm3OGaOhKCxbA89kVDAaOMrSUHghAjkte3jtLMpJf6qV 6AhkpSd7f2vAW01ZGAovuoLCGarCUHiDNwaH4M2dEQGQVTLNR0u6coiJtuvYtIF5HThdtUxXLYtN R9NGwWT3jAJvNFbr3nUoVGR6zcL5BEIrgZno/iBASSqQYMbks4htpl0HmloOh65bMbl8D7tXrmEf eCtsH2BDK5+X8/jUotYz6uPXqO/coA0KlwX+AX20WSdCK2/E3ei8leyB3vHonMU5Jz8LrTHGygFQ uj6URbG15bFG4KZtE0wIMRpvriudXm+b+uifP//6XVn8j//Uz+Zv/pqvaBZt02mtozFupLXet5jS KWO9VpRFwdbuAdP1klsvfRJPg7NQlEYqgZTRqhbatLf4wQhfbdGGlqbZEOpWxGgBQkg+5qQKbxY5 x5NNXd/60K/8Zvun7gD4a//jf6F2ywujgR08MqkmX7hT7b57Mtx5alCNdoqysM4bdGUJZcGJKjiL hhDOpbmZlAIhdGw2a9qu6WWi4uGO1tK1DfWtV2gPXxTVWlOTQiNxZj0p+PDGK7z47Ed57fYht49u 0ZweUbVrxiQqLZmDVeGpXEFpHaVxFMZSoCmNonKGyjoKa+8COM4tvlmZPmRVbvUYM6Gn7qQQiUEa bnVefqvcK/gkpMJqRHkYAnRBgvj6ntgh6j1nJX7dqYgn4HPCaY01Vr53bxkVjklhGHtNoRWlNQy8 o3QGr5VYkXtXYe7bE+kwegJRbxzSxghnUBtQkrcY60C7CazbxKZt6VLD9pWr7F25Rrr4OHG4Q5E6 Sp3xRvT665gJR68SDp9j3YhfwRtFUoqAognCUHAkJpVmMuhfeKUhRpzTd297CZvOuMJSVgXWKrxX DIcWYzQhiR4hdjEanY8g3AyY67/+4s1Pc8N+4IM/w5d/5XtaldU65WS1UoPClEOn7MDkZHxVqcHW FvVqxXyxYjGbkeOM4aCCLJkRViesS9gi48sB2lV3U5O6Zk1qG3LIqm1qG7qgjHVRKb2cjLeP/tNv /YbVD3/w57s/NQfA93/f+8zF6up25QZvGvnR54/LrfeMB+O3VtXgXuONMy5jXMaNKxiNOI2WszrT dJFeBAZkQtexXq9oQ5CVm9JkIztolRNmekg8ucXmtU+yvv009eyYGBt0UUJRcuf4Fq88/wk+9vGP 8PLHfwPamkGKDJXQeawxlEVB6RylliShyki0VGUlLchZuQViFE9/ipkuarqk+/VYIqVIqAPdqiM1 kdSlT3n5011Ksfw3mWzrJMvwVDfEupWyuTfkOC0rwsIrSpepbKQykcpA4R0D79kqNFuFY6uwTErH yBu81uJy9JbCGpxWYqWNiRYljsPzl1+0htiehqSs7SXFol9QIRLbSNelXrYcCCR2HniI3asP0e1c o/VbDIgMTKI0sLEFZ8mi7rxKOn6RxWqDShHf3+gxy7o1x4QnMqkU49JivRc4RxvxzlAWMlRJSVoc 6y3VwAvh2GnKUtqEpCRWratjgjDPhNu62n7uX7zw6v9r+PZzP/Oh8DVf/TWL9eYsGLSq7GDLKD1S KZWuKK2vSnQWRNvh8R02Zy8zLIf9IW96YEzAuxrtCjAebQuU1rTNitC2EvqyqQlNZzLGKW3aqqpO Q+jmX/tVX7T8iZ/7lfQn/gD4b77zP1YXRtcuDv3ozeNq+4tHxeiLS+vf7qy+aErj/ajEjwd3f5nC 0yTNusssallVad2LfGKmaVtCVihbYFyJ8QXZGFxsGLSn2M2MPLtDXNyi2TRs6iVts6Rbn9GdHJLm cxZnd1gc3qZWmjol1imxjomglAyZjKZyUFkkIssanDEY8wZoNCR6j0ASikyXqdtICBmTIjok+ZWS dO698AVFzyLIb3gDkhwkKfStgqwTxI/ftxWu0BQVlGWmLLkbAGKM6VWFMiFXujcDaaEiK6P6sl4E NW2/7Wh6f0O/gcMoESOV1lA4I3kGvTVZZZEcSzi8pu4ibdugnGX3oafYeeAJmvFlWjtgQMdAJwpv 2OiCWVC42W3S4oT5fIGLLaPSY1Umx0jXdqgoPgprEEmzdyStWTWJwllGpQWtxNTUdlhnqCqHdxrv Fb7oU5idoWsim0WTUmzrrNVxNTl44Vu/+c9N3/nYQ/EXf+Mjn/Zs/ud/6S+k49MbjUavc8paK1Na W4xVoswhmsHONoPtbU5uvcb0+jOEJMlRReElC1NDUcjPCZVwRYnWhrZraEOgawMxQAzotm7KGCIo 6pDjdHJh9/Qvf9t/0H7fD/5U/hM5BPy+v/sP3Wi4PXDOX/S+fHLgq8+rXPlOq/WjWnPReG3twOG2 KkxZSCRXP9ndLTOzSnNnqWiilJ9ZaXS/c06mI53zcjOSC2c9brJP3t4jDUa0qwntyZQmfIzUndGd XYDG47qaXWdZ7+1wFuAkJGY5MtCJAYqh0gydFsCnUTJpx/RC+k/ZU2Wpnc/JwSknkjIYpYhKo3UC Ky/POc1GiBNvYMZzCuSYxfKLQEuVJFKIrgBxAGqrz1txrFUYbchZYSzQZNpGev4QFZvMXbCGYMf6 qf85IbmnHfdALu5+e+dsQiP/7hSBIAyCkCDohLFSJ4juIeB8iR1so7cuoG0BMZJUwnjFqLKsoqVy DsYXiDtX0YdH6HYBOUvAi0kUOvcbDgEqEQOVbsEaTp1wEFPKGKcpMHSNluch9gwFo8UZqRLeS+KR NlqFyFBnvWOt3W1X06GQUT9dMv/vf9XX5g986G9Nbz/dvDDdHA+11oV1fkBKpgrV/nB84C5evJeH H30zm9Mjjl/6KMVmxaBw5AR2rRjOM7Y6w3iwRYkqRvjKMZhsUa87mlrRNktdn80GzSLet/T+rVh3 tDhbnr7UXX8RmP2JOwC+/++/z3tf7g4Ho8eGg/HnlMXwHd7aJ6xOl5VhC6uMqQpsVWArJ9BLpSBJ H7rlFHsDw6DULINQa1TMoA3lYAS2o6lbcugIOZBcgVWeVO0SBzt0vqTWHhUdPpWkTUNzdpPlrGN2 3ODrwEE1xIbIPEXqnKhToqs7Vk2gsIqB1wxLR2mtrK6QctkYEaIU2qCMQds+/IOMdhLjpXKmi9L7 2yT3JjmgVEKZLDCSrLnbNCbVpxkJm08rhcCJz2/zvupoMykqrJWbHS3WmRA71k1m0cCyi7R9pJU2 mtxP4w392i8KRFRGiULi0Zzbj1OvZRAptFei/U8xkYLwCbJSpBiAgC88djhBjfbQzqNjJJAxzjAe OmKrWXjD2WifsH2VcvAcdv66ZED4hLWK0vcxYyHh0FQ6s2VqjHGUVUloYNN0jArPsDTk4KUPD1HO U7KsRZIWMpDX2NITYqOV0oWxepRSW6q7RIRP//r6L/3r6Xv+l7+5yDo8s2jPbF6mgRlccqWrqrRu thzZXHv0rdRNw+L0Fs3846ydw5kC01gWy0gxailHC1ant9DDCa4oGIxK6skWzSpTLzqst9RNGG8W y0fdaDJtFutFyGr5Ex/6x6uccvzaL/uP8mf9AfD3/uH3mKv7D247VVzxtnqiGo7+naIq326NfdAY LhidKwxkY2RK7uwbk3bVc/ByptSw6+HS0NDEzHSdib1DDGMxJmNtJHUBgrjpkzWsty6iJ/fC+IB0 OiNt5rRtpmsCwQZCWxNDg86a0mjGSqOiwcXYr+XOe+FMGxW5EfqupSf4aoWzmtLBwFucU2Bkmh7p feop08ZA15fzOiVMSuIoNALcVEpahxx0b4kT8ZA1imTpIZiRDLJyi8I6SCmKn99qnBPL8huDRtnn 6ST47pAyOQqWpo5STTgtm4WcpcO0VgRTOorIJqHokrQJziSGWvwG6W4BI/zD0NVErSlHY4rRBDWa iC25C710WuGsBH5sF5rpcIs42mM4GAp9qG2JRkv6buHpoqDMfOWpxiMGO0OM1uy6humsZbPJlBFK ayiHFUn6L3ISWEruTVPnwBbnDfVa55QUShuL1qYfJP3OX4Npp5W/s17yfGrSVmWrgXPFQK/Mm1xR bO/s36OuPPAoxw8+weELGxbLW4xG2zSdYb7MVKtMte4wdobREau20FpTDqDa8mzGQ6o2kPKq7Jr6 Qj2dPjYrirOhLQ5PX50u26494l+JGv+sOgB+/J/8hEZpU5TF7qAaPlL5wecWvnqXrco3G2+vGKsK Y5Q2VhRsqae5oPqVdJ+2m/opr1WZkc1cHmlCtqSsWAFtm4m9JNc7LXFcXYbYEm3FerBNsXWAHe2g fEkMxzSNoQuWhMcWHjdqabs1OQVKbcnZyL7ZgnPgrEA82pgJMdKFRKcEz22S4KqSgcogEt++qsxJ 0/UvfghBdvJ926CiqBSdNXhlgExKsS/95dn0tu9htQw8sZJOEyRFgxQiXdvKQ24k8UdwYZkc5NAq +pfPakOdxOIbQiB1gYAhOI+2sj4zQVoNbWTQRx+T3iURILlC5iBGa0KUdkKlRCbQtivicEK1NcEP x6hqiOrA1s1d05RRmcpktgrQVUkcjBkMRiTnaZcNrXUY47FWUfhIbAPaWexoC3/xMtZ79idzUnXG 7OiMNkZslPDWbCK0DSkJ11Ar5LNqEyorvNPZaB26iOBClFJZ6X/t8/tt/8l3ZqD9ru/+b48a1Xz8 pDkbJM1AZdyIHe+3RuXBwb3mocffTtduuPnclJADXYwsN4rBUlEtYVi0aL+iUxGMpSygHCmqSUEM I3LMajFfVs3s5DLkp9x491Y9nU1TUkv+lWCRz5oD4Kc/8EGrshvtTg4uF2X1uPXuHUrz9qzyI5h0 gMkVWlx0yso+Wfest/PdjgA4JJVVpt8Rp+HSoI/1dpbbS8PpQhFiS9IC27DJEvuIrvNXUeWESR02 d0Qth0Xs032ysWTv2aiN3Dg243oIZ8wSMbblxECTs6HLioCsG1HiCjJK4a0iaU2bQCB+n/JCJ4XN Cq0N/pwRaGWq66zBOYvWfW/er7ZUL8DRZJo+Pisjgpu2kxZBJSWhpv1QLgbIVgkTz8o+P6kMXZZI MDQuGdHNKxFNZecZeYtWUKtMHSJt22KIWCWtSu7zA2ISlp9T4uBpUiZGaHKmrgNqp6AYbeEGW1CU mByoLGwVipFXVCYTVKKyGYqSMJigBluYcoharogBUrKUFqIWvddiNqU8uMT2hTdRXdhnu1vBzRdx +jbNcaCpDaV1WK1QXgDiMUhYiepnFlpBWWhKL6VPDiG3bZvD7wFYYyu/yYFbq2b+cZVyYZO1WRvG xtw/HE7G1976BYTcEVY3WJ+9zrpeUzJiMU94H/EDgx8EVG7QqkNbTTnQVONMV2uausCHoOvVZlJP p/cvb7z+Fh3TnZ0HHj78lV/71ebmi8+03/gtfz5/1hwAs9VMffiDv+hLr3d94R4bjYbvMt5+YRu7 h+tmM0kJrRDL6rkN9HzQpDkHO6i+BdB9lZaIfTE0tKKQw7yByepCZFOLgF5Z8ZCnLoiqLfU3tXU4 Z0m2T5+JmS4mbGHwGFpnWaWGKkWxxCpFTLLfVTnhtZTXSRmpVvqXP/eCGZA1fUgJ1eY+FEQ0M9Zo 9DnqR58T7nubjtIYk+Xfr+UQzEl+qZR6+q/IjUPv8E0atBWoh/EKi8VYBM3lJFAzJfl8kZEZGhES kcFbReUsLYZkLAOvcSYTS81003FnIdHq2gobQGWZt8SQ6JTG9OSerMRDsA6ZTZMY+go3mmDKARiH tRnvFePSMC41I6/oghwAyjm6okJVQ3Q1wFrJS5DZaMIZqCpLmp8Smg5rNcX2Hm15P5PK4MMLHHW3 WNyssbUVCKuRSir2kmqTBNuutcYXWnmvdWiDSV1tmvVKd/XvzuT49r/4V9OPfeCfLl9+8bdeJUSr lPEorW02ZrSze2V7757BlWtPmXp2yKvP/gaL4xeIMbJYBrTRDCeZcpjxRcBkUXkUhaEaQbNSlLUj pYocom9W9d7m+PBRlfOdYmv71Rd+85+vcYND+qThz4o14ORgovbL/a2iKO4rB8VbikHxNj8oH4k5 7a1Wa5OzaMCtdWhtJIFPJJt3J+GpD9bsITiy74+RlMXUo7Xuk2SUxBT1Rp3eRIfO59QcS+tKinZD VZ+SZyek2S0SosE33jLeKfADw8kicGfasekagVTqnkvf58Sl3hmTjQFt0cr0ibG9Lz7KzRyaSOrL TmsUVaGpip4sa0Xc46y8hK7PISSJdNeajDP9DzrInMCSKK2Uzl4lSqsYFI7h0DMcOgYjx9aWZWds GG9pqkoOm6Q0WfA6KGsFPdiHklirKUpH4Sylkdt5u8rsbyWsTmyaTE6y7Rh4GW7aLK7HkDMYB8aT tKVJmUXTMluuGdx3hcvXHmJ49UnU3r3oHCnp2Bk6DoaOncpggbrLvLzRHM837E+v4xeHsDkVMrD1 5JDwVrE9tFTWMrCZi5OAGV9kuv9m/MgzKe5QL9csby9IbW/08j0PE/neBWWuzg/L1DbNJsR4pH35 IlrfDM1m+quffOl3leD+yPt/JH/je98TlUTVbpJSbTbGGeUql8xWUY3cYHtPtZsF9fwWoWloQyYq izWm1yXI9yHPXn9hBHm1LaYnTEfdbDY+dEEbo+uuXk39ZP/2T/70z4TPmgNgVazUu554l1fm/6Hu zWN9zda8rs/zrLXe4Tft6UxVp+r2rXvbntOgQZMWJzT+gcY/iBJEpUmDhgYVRIgDoOnGoGBDZLC1 W2ZB09gtQ0cJEokJRsV0Q8Tm9r3dt+vWdKrOqTPs8Te877uGxz/Wu3dVq5B7jQF6JyepVE7OOfu3 33etZ/h+P19ZZpse4HgYuubUoLfqzlRRkdA0+FC/JdWZnz9DIO3WQSd3n1U9AIp9sppSveP4V0mA VKHc/MKSC0kcyQW6HGnHLfn8Y9L5E6zU+bcLjs1JQ9c59kNN1rnZHcgpI1pnEsVgjsvDa31pG19v GzfvqSwzR4zNYI/5kBLVGb5Rvw+xGhM+w39nbmmpS2FmJeAtLtsKTg0f6n6/bR2hEfpe2awcm6Wy XiiLTlj1sFkIm4Vj2Tuapg7TqrmnphLXP7/erG0QulDts0GqN6BYIrhSK4ziZsgoNLMSMBk1YakI aKiATIQxZbbTxG5/YP2Zz/Loc99E+/o3IEf3CWKsfOF06TnqHYtQK4pk8P7B8epm4PTmY9zNS8r1 x7QSCa4hZ6NtHSebwMk6cLrObMILrH+d/</text:p>
            <text:p>fFbhM2adnnCeJMZXz1n2FVQim99ra3qZhXnKtPfOQeC jWOMUywX4sN7xezD4eLFix979/lXhc37k7/+e8vT4SpdxKshi46oFlfUe3OLsFh0Tb9snCCYY7+7 ZDhckourF5YTfCs1ndrXSDf5JNoIS3f5kDKOsYlTclaymvhtvzl6+Z3f+Sv2P/JnfjT9HW0BPh1T /Lf6+is/+lcs/rK8u7l+/tH4YveFk+297jG5Pd6cynq1fGOc4iqW7ETnldQcl13STKOYb/3bqKzK qPlEe19uPzSM3gn3WsGrr/51My4o7Eqh+IyzSuMhdKT1fXJ/hGmDzDCONBRKznin3D9yjLvAcOPZ bSeSGm2oh4vFjKK0Iix8laKq8xXckWWOGhNaX3f+WurEPRVjiFU44/2tP7/W8KJzoCYFpTIEiVBK rgacIGhQ1NeDSp3QiNXqoYHgMqKV+18zSoV2fvHHAotDZgvsXWGcIKlR5tZKxRCpp9pE4XIXGW4y N3tHExyrVkkZdvtIjpkIHFCyaT1Q0hzTKVBKzUvwgGt6rFtTXECz0QVl6Ru6ph7uqRgLJ5z0jrNG WIcGW56R+nuYNvhyQ9BEVAFXHX73N55Vl7DyinL1PotXP0k6+gUcTr+D7vHE8ZtP2O6eMO4m2tzU tlHnvIasWDLMZ1BREW3FhU3O+cymceVP7utXXdn+M/+I/c9/6X+Mz7/4hctSyruHdGOXSC5S5HQM tKH57KPPfGunqno4XJHSnmG34+oq1+FtK5yqZ+0MP7eT/SJjCaaDECZPm3rpovndzXC2ffniW6Tb nMfdzcuLp0/GP//jf+P9v6MVwPd+7/d+1b/3F//KX27Xr56mYX81opqK2cLh1sH5Y6eu8z54dTU5 p/ZtVdJZX/j5aw6DlFmhcpvsa7d4CNFPhmWuGmTa+Yi8VavlO2GOYTmSnr1L/vCL2BSRbPjWsTjy hE5RXw+jdB2xsVBcLfsjNZ4rzvvwuzSdef6QioBVAm/QmfRbctUEaSXV5ltnvVZHYKkZwLOlt5pZ xHtUfZ3Ie1/RYyqzP2D+SIQ7I5LMiULq6uHi5wMFMsUilAnJA14KwVc2QBMEJ+VnVRsVySPV2z8Z Y6yy4HGM5BgRy0SMYZYnqAmtgpOaOrRPiV1MuDxw/NY3cPa5b2bx4DO0m2NWjbDwZdYxVN3BuqnV x8VBOL/JpMNAvnqFf/UVunKDk5axBExdlfU20LqMli24BtqO8ejr2a8f03kjMLA9vyBdvKiA1lBZ BbUCmy+UmZKUc5FSypBielXEf3jyLd/+4V/+X3/8q4Zz/t7f859w89e+WCY95BLKkIsNxZgwdSqu a/vFomkXbde1lALbiyfEcSATSPiKbJsRcuoVHwQxIcc647KiFWiC+OEwtKWIK6WYhf58tdnsfs5I gX/0h/4Uv/JX/JLy93zD/cPl1Zj3+8Om5HKG8dBrWIcQQiVACb7xdfWXS1093UrSZkXdbUaWmc3l /UyxUaVYJca4W128r1q2mIwx1SEfViiuxmXlZ+9SPvpp7LBHS6FpA2HhcI0Smloy523GYtXN3fL5 J6lx1dMc8lnmCiSVegBUW25BrAaIxDSDPmSe6t8eAE4xN+vdC+Sq661MQXEUqbFlpjrv2UsdwFXQ D64SvyqkQ+fSMswioHmgWm7R4KGhW65pV0uarr17+W8hGvX6rifoYhnoFjWccyrGONXoLid5hpII 0SqpuHVKP8eDjQi7KXGIkb7NnLz17Zx8/bezfPiYxWrJIlTDElZRaJ0ax53SB+XmIJzvCueHRLp6 Sf/qZ2jjNSKByQIJpYjROKPVjA8Z1wr0Pbujb+Bm+TqL1gh2YPf0Q6YX72PRaFpH13tUbyvXOzak iJoDi+Mwbou2TzePHj/5Fb/mVx1+9M/+918Vp/93ft9/zK/9h/8hWa7U3LFOg9k+prydxjFjhKZZ rdu2WyxXay+YHPZbYpyYpsiU6iGkCupvKztfK9ucKMkoWWm8R1VknGITx0MXp9iF1fFNs1iWn1M6 gF/+y7/bgPRH/vgPbs30eru/2aWY4rgfyvH6lH61QnRByVb71cbf3fC37ONbp9f846sPuZW7rD2h 9tVYtcYugnKy8AyxsB0T+ylhOXPwLfvuiNCf4pYPKDcHQtyTUma8nCqS6izQBVgfNQxjIV7W3Xmr yn62qO6nkcN24Pwwsjp0LNqG1vs740yYKwMxqdl81Oqk8bU9SbeGvjLz/UsV2TgRMHcXMWaWIUZa gVXv2Kw8/Vro21zRYlpvEHH1pisF8mRkPNJUNWW7WbM4OcWKcTi/4urpc8rwAgsgVoMvkzrECeuT wGmjnMaWq5vM5UUmT5EpJl4NiRwNZ1KHhqq4nCuLXz/UlLYAACAASURBVBsyCTOjX9+jP7qH3HsD Xa4IRKQohUozVgftXNWoCkctnC09by9W5H6N73tk8FAKwRcGhJpYXqlGvvfYKsDSoTogaUu0iOBp uw5te24u9zRFWGsNMaE4Ugxkqy1IaIMgtnQ35ZGYvSn74bXLL79zxdcQ2fXWP/6P2sW0LXH73K7T zfUwTu+lKYJZMsVOlidl1Z597uGb39abZb78hb/Ch2//NcadcSOZIAbiyRaYSqD1jm5plDFRDkrU hpIbjjYdV1c3R8Pu6uv3F6++4+XbP336c04J+PKjvfy5v/jfdCKlm3JuU9w5l5y4qEipBhgM2mWD bysqK1Mn6vNFdjuBqNRXV3fzc2LUrG/nriR2IiyCsukdi9YTXCRJjcoqrmEMS2g2mLRY2RKSMe4y TYjkviKnO28sWmH0grMZUKFCuwjkpWM/ecYhMu0Lh5hYttxl/zWzaagKZWrLsFkIQY1mDt9MqZYW lcXDDN+o3L2U6xowl0yJmdY5ivd4UwI1slrKrNs3qxbdsCA0S6RZIKGZ7bqCNi00K+IwcojCdijc HDIpwZhgSDBE6sk5wWI2CC2C4NaCc8pUPFxl7DpxGHLl/rlaKUUT0gzvdKr0qw3t+gg2Z0jfEyTe bUgchr+NGLfaOq1a4d7G41YLxn6NNAuKBJRC39bfs09GMVe5ir2QF57cd8TQ1kDOGPF5wK3W6Gvf TOwSh66wb2HlMi4NyH4HKYEGtPM4Z61Ivm8lfvZwfv65KeWPgcuv9pl+/Av/Qfvw4+e8+2N/laP1 g+lw/eXLIV+WMqaSLPn6HN7XsDp9fP/Nb1nu99cuTTe8evYBcb/n5kIwdaTiWBaPrYXWN0hrhDYh Y8GCsFl3pDRpvJlO4s35t159xP2fUwfAH/7D/5X+hb/054/E/OtGeVNVHzrnVwXvpyHLeLmHMTNt D+TTKvX0fYNqtdXWcYDeueVEZp+8qz0dc4jE7QFwG8DhtHr0F22FSRxGT0BZABcSOMgCLw2ShTbX 0naKxrSdCGK0xVi4xNAWbKgTfvWObtHRLRrGnNkOEze7iZSMaIUYM5YzbS4kX1eUBWZ/gLB0SusL xaqbLlotv70ldJYMj6lgU7mz/BpCEuMQC5cHY7QandWQ6bTQ+UK3hO64Z3Vyn/VrD2kWLWKZ8ebA 9dWBp88vePXyksuPX7B7dcm4S8QiTFZbmiooLLRbYxEyS6+sGtj0sDl2VZ7tCpaFZ4eMpVLTigVy yUy5kOMB3wTa1YawWEHbI94TrH6eHmjJBECKEpNiAotWuLf2LNc942KFhSWTtQTbsWodWoScE6Uo Ea0DluCYJDD4I6awxu0/IMQrWB9jb2yQY891imQdyX1iGc/xvIMertEckdIC5sVxXOL02e35y28N Tt79wT/3B59++z/1T4zfET73VVG3Hz98cJe78YM/8ANlsdhcpyTvThzsxfbptBt35f7xo5+/WD96 6/XPfvPKc/BqExcfv890KFy92JNimdkRPeNiUW+7bo+LkVYFFoGYF6Rc9LB/9dr17vre39UHwF98 /1fKk//tF3pyHyhdR3FH2eRxcItvdso3O9c8dq5bBfPeTMkJ4s3AuN2R4ohZZv3ghNB7zDPTce1T PdycXPP/mBF8EhrJbGFtfK0EuiBca1VQmUESx41r6dSzcDXlR6gR3DRKCOBDpePEmBBJuFQhnI1l egonGw8nju0YOAyZ8ZCZBiVHh+N2z18IoXr1l2F2p82iJjf3Nobh54m1U1ex4a5gOER9vclnEU8Z Ctuxfv8OI1BjsZp2pN1uWceOo+hpuoClxP5qx/n5jqevtrx4dc3l+QXjbiDFQkJIMifq5jrA7J1n 4ZWdF7Yd7FZwkIa2cWiBhYOlluo/yIUkSsSqpHjcoqvXcSev45cbAoXGEkGqeKpxwlJh4esaNWWj SKHxcG/h+ezpAj09pvRHDHSE4YJlrJuRNidkEuLUkOSInB3j1QV+/QHH3QndcEEeModDYasrbk7v k7MxlIm9Jo7aB5y0Z6yGl2i8wLcjpFGbRbeIN/H1aX/+LU3ZvLf7G186/z++8pV3geFrfe5/zXd/ twH5v/yv/+jNfnf97uEwlMN4SBqa67I4uuxWDz/z4I2fd0Kxru/X/sVHH8hhv9N9ydI61MzQuKKg SPb0Plb9R1K64Fj1jeSbQ5/H6/7vmgPgT/wXf1wSXgvqap6FhQ//h9J5db3TsHK+PVEXHoF8XkW+ UZFvdK597EO/dKhzddlMiiPjeGCcRnLONIue0Db4makXY66hD59aF94Ou2zm4VXD4CexVkh90Log 9KHuwP3cKhR1HFyDuADeEfyc0iMgjeKXHjWhM6EfEqmkyu0tRpkixQmr45blKnBSPPtDZn8dmXwh xVtaj+Fdpu+hbarDz6xGSlWaluHUZruqw3nFB4/oPCpUj/MBDYqVTBpHhqkwpZqRd0smPhTDdhOc v6B5dkn39hNElBQzw27Pzc2ei/3I1VjYJhitkEomxzgDVapIpWscbWM03lEErg6FiwO82sO6CywD SC4EKoEpJyX7hjQLmCQa0vRw/AhdbPBxwE8e12SCa+iC0quj9dXXn00oqdA7YxMCnztqSGcbnm3u s/fH+MN77PaJznnaUtA4MQ3KbjwiqxHTB7Ttj9HoDTIU9tvM9eXEuQmXpyu886SceRUz1+6YsrkP 6RU6foy3a0o8iCuTF92f2SF+g7arF9Ng20Qz/JEf+e8+LFfP87/8q3/V1xyp953/wndl4Or3/b7v +0qy/f7Z+Vcud/uTl2+efvZbFydf99nXJJ6pyjJOQ2vPS8jDIexfXYVSzPmkTG7mQTmldwVJmcbB ogtM44DF8nePFFjb3GhpN6rNPUTvO/TMo8cBtw6ETSvh2Iu/V8Rei8Zrk3E/J7cRpAkObWYZaVKP NUuGODC9vMYvzxHvWJ6uq6V2zHV7NouFamjGzK2b4ZWfnhGIVEdto9C5GhThVeck3apgi6EnSpjj uat+Nx0K03VhagJ+vSBPjtQWhuvCMCRwnmwwWGR7NXsLuoZGleIcrhHKLEOtPgY3SxrmVZ9UdKdz gg/gXcGroerwwdE0YVZHCt6VWcBiNeQ0t6RcZcmlKGmKjMNANiUVYTpE0mFgeDmn0GigOEdYNhw1 Sp9hKo48qynHYaxmoiL0nbJeeo7WDX1XcwSHBDeDkXMV+UyTcTgkLsdCsjon8LNE2YvQOKBp0c0p 1q1IUyQeBrII0tQYtVvG2BxcOxufqrvwjd64Ol7w4dlbpKN3kJdfZD9FQqcsO4/zwmEQbj6cYAP+ OOGvfppyuGCMG65uOm6iZ0Bw+y2rrqV3MGmiFOFlXnCjLX1/n2UZaJqILIrY2X7RxN1r1rqfv2eR Vv1xnq5f/vWzhf8A2P1/fjn8zT7n7qOYDqMYL59fdO+vmu7ru+bss4v7X//wcS6nfdsfXX783mq3 3y/S5aHrTX1uWzWvcvAFcfUZ9l5me3QHxf/tPwD+2J/+QxoOjfO59VqCz5FghYUf5ax34XWvzWdU 9U0VeU3RYzW3VtzCq1uq6iqZrZLZsmS6Ingo4qW2c4MZUR2mvrrkDjvk6UskKO2yxTXNnPw6m4P0 E6dgMT45BG4PpaodAYSkQudrFdB4pSQjU+qLHHqKazH1d7oDy0LcFcZFIXdg3qGrwHTh2Q55hngU pgRyWfv09ZFWqW9jtPNw0kzv1pW3QiZxcpsAjtP64je+CndEZXa+Qb90dL2j8Ql1NR2jmN79uXU9 oKSoxKGuF1MRptEYDsYwOHLRW0IIxebDYYSctWYQlEQcXaXSFOg7x3LlWS4CbVsjkCYTNgmmnDkM ieuLxBBhwGG3YJA5dkwxmg5ksUQ3p7BYVwFOKhQLdz8nk0+tdW6VnQVEEsdu4mTp0XtvICcPsWbF kCb6ktj4UINGDC5eTJRJOWkF0ofk6SO25TNclTe4ltdJ2rJIA4tsM7KtMBbHIQs7v6xuSUn0rnoR Ghudz7v1VKa3DlkZxmCX52P302PqftPv/IGnq/Xy5t5JN/2i77iXv+2tX/RVJ3L9hn/1txtw+KEf /o+evnx6dfXe01evNqvXn9w7ef2zfX/25ur+Z14nDa+Rxwfp+fN707g/Sjf7BTE3NI0bgoo24BtB Xc1AaJtAdXz8bfz64z/0x4Lbu07NL7006+DbE9TdV3OPAv4zjfjPBPRNNXuI2VEp9BkJRUSLoBnc aOKGgkYrGjDpMNpSTT+5GOMs6MneU4rj8uoaeQpHJ2sWJxuCd3eILdTdIbNr9T//V5l3vVqNNQj4 IjPAo061Uy6MOVEQJLS4tseFFu8i0nikDZgT0jZRpiv8kWN1rLgLx1bgZntARFj1gTIJbii0IdIt hLarZKJknlgCuWaIUXKu+28vVZM+uxIlZ8w8SZRihagJi5mum8M8mlsbdLU2i80y4npv0rYCywas YJbJRcisyG5V1/s5kvLEeJjYXSnDTshRcWI4FUoOpORJxfC9o13U6qOIMhWj98pRI4iL7A7CU1Pi qESqRdhpLeFTmih5qn/GZo07OkPWJ7Stp20Coe3IpsRYkLa2RqWUu2oglZry28qeZQPL+/fZndwn NWvG3QsOU2RqA5uF4ULBTcJ+J1w+Vzpfsw/3ztiGwE23xpoli8bwzpHNYb4lUOPOTSKFVHMRilHX 9o7CxlHSsUvlc90l3kk8NuHB0cJ9sUe/cpjyx3/1C+fXf+Z/+uH0S37RL/2aYvn++V/67+Y/8Pu/ Zz/G4YP9uHv16vr5+8G7h42s3uxO3/jcGXxOSn7r+iK9vkvlnsasTpJO5gUqq7GVakXvQhVg/f96 APyJH/phbbbV9VmUYGYBs7Ypvg2EXq7cGpUjcxw79Wdem/sOfeRFHgXRRx69p3CSjNVotBEVm3e8 WSq0YsqFbNB6WAgsreCzkLIStRJiK/X2QD68JI4jO5+5eXGBaxrC0bJGQOXKqLul1fLpyG2pss+c b3FZNaQzOJmpvXXdtZO6VyziyVpXS+qqrbWow3qPSYZhwDVK2zhOV47t6w1XHyWuLyODGIkwswtq Us9qUU0+KoZKrnMIzXeWZJtX/rd0I8uZOF+DpRREMlaEdhdpumpwalqPek+YISF3WQHFEK2iGkVA WwjHmF9hbkHc70nXr/Ax43JGtZpqJqsSZBUoqkQnaFG09Wjj0XBLIso4B22nIJ5xqvFgjSqbVub0 IhjIxAiZQrt5nf7oFLc6RZcbOl9omgCuzhTMqkrR6SeHQCpVRdj6WoUcrxc8fNwyPHyNq/UJbF9h KRPVMzpofEFbRSbhcJFJJNQ3bDdLds2CQ6lAziZUsZKJq0M1qUrKW2qR81WEVbKQKjdATBpfKMc5 Jy9WeoEjk/Qgnx8e9nv/9tMbnvRh+ep3/8n/Zfub/6VfGL+Wd+xf//Xfk2cn3/Ab/p1fs3vw8Bdc HDXtC98dvXSb4WJ5/2YsYtjliybn1JQo3nASFdlPNSeioeYvuGBf+wHwp//gn5Zc1WFV+p2zlJJE lMadW6/mFiJuUUSWpqxFZNNKc9LSnDrxZyJ6VtTOED1T3KmanTizTRB6oYSM6NZMrkxknFNzl67S Z4ZUMVOtwsZ5lgohGTEVJoEiHqdCa5l0OCdd/BRCSwzK+fNX+PWK4/WilvRIhVTabVRVxWXdegSK lZlTV+jEo1qx2o0Kna8ld5Ue17SZOK/YitRyVQpYW1+EJmR0jMiYedAH5EHH/pBJY2Y/jiSDwYSb aKwGx2rr2LTCskl0IRG0Gn6sVJ5dSYUyKxfFyryuzDVPMBdEaxDezWWcrb8Ny6NAv6xgT8g1vOP2 9Ksm/zkGrEcWJ0hYU0pguHzB/sVT8u6A5ExwVWdhpYaAVHu8MqGM4lECuXjaYtWalgo0UMwxjspu qwxj1RwsvMyfHUyu1LAO53BH9+mO7+OXR/huQesTPtzavCvOLLgqiBKUkiNxipSU0FZZdh3LruHR iePq7Izh+D7y8iMav4VVy9AVkk+IOUKGw81EHkfoenabDXtdkHOiywnVFnWebEqxuuFA6/NwG80m M3exxEhOsZKFcS5lWeecQi5lc4j2oEh5I4o8TvBTMcYv7w8ff/Rr/4MfvFBJabm5bxsf7bf9un/x q64K7q/emFzhPI27m5fOX7V+ddPf+wxLlVbL4Wh/c70eYu6dqzDYw2iYtzrTos5LvuYDoH20ksNV Ci5J6xKdurLE8sabnDTmTp34ExF3lMQ2ybEpqkde3JETd6QiRyBrhyzE6MWsQ2hNJURFJpQbE16i XKK0TliL0eSMj5k+Z3qFhVcaDElVojsAk9Z1XStKLzDGPePFzxBpGEtBQs/ywRkn8WS2ssodZac6 AcGXWgFkqyTdlMsdBsxr/X1udu85TTjJFYfdNZhvGHJgN+5xJRJCpMSAW3n6kyVlNxFvJhrgXih8 yz3l1AeeXgjXk5IMrqbCdsp4KayCsm4dy1ZZNELnoZ3Xj8w9fFaleqkq9qQeEHXLUZyQxsK4N4bG 8C7hrYCfGf1B0BDwizXil6hfIK5FNCC+wSSQI5jeMI6e6SZDnvCtJ8u8OSiVsxAtkxVcUDwOT6Gk elhJtlqRWSFNhfGQq5kmF2KuSUlJ5sNXQSTgV/dpNg9omp7gXD1s1Wq7RcFLFVj5+RBMkqvOwSnJ jMNuRxwONC8mFmVP/+gNePE+S7/n6FGDW2rNC3wViWmEaUJMya5lsMDBaj5fjYerXopqIKuHwG36 kGi1DEPNHzBXn8HbrZK6ojn73qx457T1KqtpzCfjuHsA+4dO9St9u/hgs2hfLRf91d9/Fnb/d6Do 3+rrt/22f+/2906/9Qf+1Kv7OSptWPplPO7PpkfYh6d69XITiXXbY44p1w1SkUzD36QF+NU08g/8 W79Ljh6+5lzbKA5XLDmPtvbRsOhUl4iuvbhj5/w9UXngRR94c/fV3Kmhx6K2EmfLpNoLsjChL1gn NQZemR/bIkLxQlJlh/KyKOeqjAhBCs4KLmbalGgwOu9w3lX4RjJGM6ITzEmd1IvQmmAp4vZPsTiy T8JQejYPH/Dw9Qe4ZZWr3uoA0Mriu50plZ9lUJRPzZpmboCvSjxHpg1K3zXsXGCfHDcRehJujKR9 hNOAX7eUMNthp8iiQLtRGvPIJLRq7KzSf1Kp67+rQ2Z/SNX91nnWveOkhZWvLsEaFT5r+sVmXz4z FrxGhUkBm4xplzmUgh1yXYd6hwuC7x0eh3MLzG0Q3yGiWM6UlCr6+hA5THUoWGLCFZnNR9Q0pVSI BYqrBKGqKCx3IR8O0GJYyqSpkGKea63CYZhICCU4TIGSUW1x63uE44d0TUOv0M7MAwG8GIGClio/ FqrC0AdPUSHHkcuX51w+fcruyTPSVcQ3Ld2DE+6t9zz4OsUWge3gGRLsr0eMVFs53zCaYzIleKVx iqibKU0er44iteS/NVHdGsjKzJJQc3dGKwW8mWA0qnKsQpvitMo5nRo8NOPxlOWd3Vie5DI8/Qvb 9PLf/s/+1I2GZnIlxWZ7mf793/SvfFWegt/x3b8s/a7f84cuki7fW3bTvf6kvNnG9EDTeDzl0UWi j9TI98MMh03yNyEC3fvH/mnvvG+984vgm6V6t0HKSSPutJf2VEVOTezEiTsTkTOcnJnIUUHWsbDI tX+flw+4DK4Y6szUWdXdFoWJ2jtOThnVsUeZVFggHFthnTKbFFnFSDdTYK9dw4W52g7MuK3WV1OI nx1lJdWVq3eBcPiIfP5lPr4w+pP7PPrMG6y7DvVNLdswvHziF8jzFL/2/ToThOokvsyGmUaFRmeY RhC64NmKMBThgNJIVfHF/cS0bynRERpDjwPjDvJBQIzGZY50Qhs48h7pOnRe/U1TnZjvh8w2Kqae 9pbLP7sCbzcaxapj0Cn4tq7e1AlOC6SJeB1JW+NGqqHIZrVuaA7oMuLXA2G1xbVtBaVMA+kwEg8T h6sb9pc3TGNlz1MKEqonPsdSf5kQS2a0EedG+jaw6j197/BdtfxOY53hCIXGGarGVEpd7ZmRpkye Rly/wR3fw509oO88K00sXN1w2CxY8paxoqRcQ1HVKV3fVk1GHDl/9ownX/gJ3vupL/PiYLhFw6PH a9548w1ee3yBNYmrQwO6IEY4vziQDxkzI6JkURpXMWfFaotUbg9WV7kNojq3jXWNHEqtT5wJlApa deq4y0JWcSL0vm09JS9yjscpptemmD+f0Y+jho+XzfJjbfyzNugzjcMLE/fqP/2e//DmX/ue3/JV aQiavpmk5BdjXr5dxD3qz8pZF/TIvfrA6+F6qaZVPG7KaDXB2f/Z7/+Rs4BTL84ncogltimOy6bp 1v1yfex8c6qqZwr3HXrPoScCx2a2EWQDsirCooh0BWmKmitlXlHND5r8rL16Fd1nEaIqB4Q9wk0R 0txjH1FY50Rnka4kWgFznivX8BGeZxnGkllI5ux2vykQRJBSGMeBYRrJBgvdM01PeHoBz999nY/f fB2/XrPqF7OBJnOrCyx3ZqFbdeBc4s2Dp1vQiPda8/m0EnCdU0znD9WgzN90SYVpl9hfjPR9Zcpn hGhah5bmcL6hyQWvQt8Ii6Wj7SoHcDcUrg+ZONmcXye1h8Oq71/KHaKsWP18zVe8mFkmx3S33yzz AZbNINd4MKcJaSb88oBfXuGagEiNoM6HPeUw1hvehKkIQ/YMQ8Jcrgk5qVRYKsKUMocpEpxgy8Ba W9q+J4SWocDNIbHdJ8YhVbwhlQpsargixPnn1SxX+KN7+ON7LLrA0pX6GUtdgXZzRTDPP2uWoncV tjJFxptrXnzwhCdf/hk+/MmfYLvN3Pum11l/w2tsHvQsVue4ptB0DhNPHAtX7wn7a6uqQN9jzYLg A8EH1DcV1WZSmY3MUW1z+wF1jiRuzhmkujfBqvpS5O6hqueHOkFDKa5PPh3HlF8T1Svv5EJELnK2 F5Olp6XwVLr1R+9262e/8ft/+JWNcWuHwz69/ePD9/+R//z/9UD4jb/uO8t/+yN/dPv2B+2zLOGn 3erBWevYuHGgidN9i7EPWCgadCpIMvBd1397wDVBwsLElkXKxko+CU1z2naLU3HuTOBUC0dWbJ0o veXSWbGA1e89ZdGMic2MDUfNmfNqlf4ic8isClmFUZWoyoQwZGMX4TJXssuZZk4tsSqRMIMsrHFc uJZ3pONpytzkgSAHWldoXFvLfqBByTmzPdyw211TppGjAF4ST89fsnvvJ3hy3LN5402WZ2c1fmnm 1tudnORTXgDqsOvTzYATwXuH91qDNGWeEqtnEs8YjewrqcU5T95FruMV40LwTb0xpsnYH4QhB2Lw xCmiKdPkyDrAZt1gLjBmx3AoTNMtRuz2ASw4SzhixZRZhXjGGTpKYe6zK3xTnMycBJnJ1TWHL1O1 CDbdUOK2UpRu77WccaWGb3inlOQ4HAq7KTPsE6YFrLoUZeb6Jyc0vaNZePpOWbYNrl3W3f/1xMX1 xDQmgvj6b1UFrKLPpoRbbOiPT2mP7+GPTujbQKdl1ivU0r+bI7zcrOMQrZkEpSSGq5dcPHmXp++9 x/OPPmZ3s8euJlrbslyMuMaIKRC8Y9U65IFn2CnvL4XzLAylYWzX2GIzI+EbfNNRpOYBFpRcQEvG W2Uz3v4bdK4UnbpbsPzdkJYc69qJUo1gzqs0bVeatik5rbF8T8RGsTTlJIOo7jQ0577pn3nkPc35 ncLwtpl9oJ/7tuf/xm//vTt3dBZrH5j4Pf/mr7p7SP/Zf+67yvd93++/MZEn+/bky8k16+5oKC6m yZ1/dM/naV2cdHlmTfvFZv2LMW3BLZ2wCrBysFGRlaisBBZitRVDaKTgTRD0NrBScHaL3Cqf4Ljk FstVX/oswiTKgLBD2RvsClxMsE317TqicGyJdUk08353csqleJ7ieWpwaQmYWEpmpcJmbhn8PMkv ZpQykUsN7Mwlo1Y4Dnuudu9x896K66fvc/zwIW3b4NRX2e+nXIAzn7L2uZ+qDG4BGk6rS9BpHRT1 IdA0LUPTMo0wGZg62tYTnFGGicNkaFOjt4o4igYkWGX5T8YwFF7uEqOvQ81FZwTn6Z3QBKszj3lm 4lUJ4nDUzUcGcjTSWIhToaSMUAjLQLduaFeB0NT1qOBQPOYdJgZpwt3q7EXRIsQpUXJljvk2oE1g zMLxmDnZe3aHwjTpHA8GWAQpqHes+objRctJ19J0DdE1iAxI0Dl9B3xjLBceC57DkNkfJlJKNKsN 6/sPWZ/dp98cEZoMZSSmCjhtG635g42vUWjOYcEz7nfcvHjGy3d+hvd/8gu8+/Y7PH/6DIY9x4vI ibuhzeeQVqTmFHOC80YomcaVKqByHbgeaTq0qe1hMsNbwfmA964yGWZHZp7hoDI/97dIuUKdH3hf 50piGZNqXy4517lNQVTrDlF949VSK5aXla9EKSIpmT7G9C2vfKNv/Ec063dK134l9d17ltMzo5wj XIu67W/93X/08Dt+83dFgL/8I3/YfemjKz+ZSnTNPunieTp+vAiitKqZ61fEqvASEPWhbf/JYtIY 2mt1rrZepBWzUEr2UvJc+MwglDlKVmYarQmEUvs4qc6aOtCResJPqgyq7FG2RdhmYVdgnysX/jLV RJnXg3FPMusSaUrtKycVLsXzgQWeo2ytYEQ6SRypcKKOtQhNnSgyxkSMEbGEcxBDy5DvIWSWzUga z0mv3ufynS9x9PA1Tt/4Onzfkss08wDk7uWvw6zbqkDueAJ39N1PsfzaOVr64D0TkKzuiENQghpT qsEaNpU6uGqE4D1OIIkRk7JPjpe7zNPtxOY88+A4crLyLNq6cqKASrmDlwYnqNThmYqgWnfuaZzq bdkpm3s9m/sLlkeBEASJGYpW2JarcAzLDkfViHficEUYxpo3YCqznLi6KY+nxDgqhwGmqLPugUoL UvA+0HUdfdvShoaMMMSEBSO0Std6fDYWbc0JBFSNBgAAIABJREFU6IrjFZHdkCqu6/QRy8efZ3V6 n0Xf4exASQVLIK5+zk3weO9QU0wdWZT91Q1Pv/gl3vuJv847P/WTfPDOu8RXLzjt4PQEjlsIxUNZ U9wa3IjIdU1TnmJVdDctLjR470nqMKtZB9M00YUW70O1VJf5hUaqSKrMg1c1pMjdarhuKGpKEubr rEDcrNOYnyLnUOdRGhHLzkp0ZgWDJpsupHASVB47p58TH77JvP9AnX+vpPie5elJKfEjm+KzmA4v f8vv/APbRd+U//1jW3hp76nFx6ThtCA69MfbIpy3Ni4oZVmmFwubRi/Z1OdUPl8xr+YqX0ZUDa3S B6sa8k9PyG/XIFiVY85mlfoO1tVUmkv8QZSdKNdFuUjKVYL9nGST5r60UeHMG2+5yKnUsnMw4SCO cxzPzfOxNgxiONKsZAuspOoDXK3imXJiu9uRpoGOjO86DuuHZI6RKWK7D3Dlkml/zuXb/yfLew9Z PXidbrmgzIEXda3zSbJLPQjsjjFw6w3AbJbsVt6diJBKZkyJvoDX+qvkVKGXudJyXDHKLqKp0PR1 FVeR4o4EXE+Z86vE9X5iN3luDg1nq8KydXg3U14tMVI/Yxe0Jn+R68+hQB8cvnMsN46z13qOH/YE N+ceeqkPfR4rLi1X7UBFdM/+Ahdo1wu8NvWSiJEyjliMSK6rxFUv6Lo+4KZSZdAiGIpawEpgHAtT nLjZ3XDYTkgyFsEjS6UPdaBnY8LySMoT3WJB/9rn8J//++hPTlkx1Wm/+tmI5Wi9zn6IUtWeKbPf 77h6+pRX77/De+98hffefofp5pp18BwvPYvlS5rlPfz65+OWJ7jmgPNPUTlQUiTF6g2RZqYhqRBk NnvlSDwYTbsgtA7fOEwTOecqwJpBoXJ3Y9RZ0RQrNQpvVaotBedrA4C2yKxAlRnLlHEkg1JCvbws zxetSBKnVmSjMbcqHPkQHuP0Gy3r8xx5mtP0xJx+lJHznfk0abvxuPuaDo/cNK4lxzZjbjvFVmMr qqtCO5ifEjLt8S6V9e2/34nOuMxPHv7b/7a77VNVrNVuf57wad2DRlEmUQ4y3/gmXGflItZS/5Cq pr2d8+NuX/6HPnMkGW+FgykHHNfieGaeV+LYa+0zpRQ8Qi/KZk7NuVVkxTjx4tUzxt059zulEImr M8rqHoyF8moixfeZ8o7zd75AOH2Ne9/8C+iWC9zs+ednTQPmmmBebd0Sd2+PB6f1hnczUSinyBQn zOyOzDtGZosrdI2jCYrkWOO7pxEnDgkOXdTB3ZgDzhvDpJSiXO+g5MiwMDYLpXNVvJRjTQNyWeuG SqpysGlqD942wmLl2Cw8yyDzzlUpviLCslRwKU7wTQvOY3POgW8azLfEmBkut8TtQL4ZsBxrjJgY 2uo8L5hJYOYpqreQheo3SIVhnxgub4iHCKmjUcG1ntbXoeGUIoexhqdszs5YPngD//jzNJs1PbFy Bp2jb7Qetl5RCiXXF23YD1x//DEv3vsKH773Dh9++IQXT56x7puK8Woc/dFD+tPHtKffQrPp8fou Tg2xAznVNWaRAh7Mzft7rYlQOsNUKHVO1DQBDZ4YI5bLLfrwjjxdoawVzJLnPkHE8K7mCOAc6mrS ss7BNSAk8WSUXHx1Q5ZUZweAOo9TEUfpVKwV4ciyPjKxzzjzF7TtcwnysYhcivMJ59ZW2hNxzbG5 wRPHXHKMU8FNzcmmWWrb+l7V9YTDDX4x/0Vit+V7HczkWXBS+WKfOOZuzRcyCyEqbtYRnXIQx40J 10W4ycJNgm2E7VgYYqahRnGtZ4a9V+VYEhsyU4ZdcexxbKUeAJfmiSosXCGXGofVlsKxGGsvtK7u GopBjIlXz9/l/MMvMSw6+rMGHp1QXvt5pOjIX3mfw6Bsp0zZvYOevM3zt79M0/UcnW1wqnUjMNf9 ZjKzA5iHOp8gxe8w4re3UU5YmiBO80BMiMnYTzOSO0G/aWiPAoEGO0xMlxMSM26pNB2s14p3gfsr T4rCOBm7MXG1HxhJaNPQ9o6mEeLBiFO9cUUUH6DrhGWvLFqhacD7Gm4wXo5zpHUDrgXfoKHG2Pmu pV2vcG2DeYdfLFDXMO0m8tNXTK/OGZ5eUfb7etM5waQQnSM6qzMEahKweofvO7rNoqK2EIyIZQdx hJwq3FyFosJgwuWgXO0S0fcs7r3G6t4jutN7NF2Ly1tUa8pR33n6Vml8tTynKRPHwvb8Fefvf5n3 f+aL/NSXvszzpy8w9XXinAdwgeXp13H08C2W9z9LtzH89D5OIuRIya5yFElkFZI6pvlWDq6lMU+m isCUgm8CjTpiCBUwk+fI9VKRcqp1XYnUKqLRRNCCcxXMqd7V/++NpnEV3DrPDqrEyZGyJ6W5ypDa VnnvcAqlZIkx+RTjolhprfgj77pHwfd7dTogYqlYWwqd9avGci7kOPmcJjcNWL9rbDrrU9yHZnNP XdziUb3rf2898eVT0c+3kzH7NDRD661vTslOmZy/6/GvElwl4yZV/NIUa+hkq8ZxgE1bb0JVRUrN uC8ZBnEcxLFFucJxgyM5xUvBW6qpsSWxEePYg2ohi0fEM8UDu5tz4u5D9hdf4MOXPUfyBpsHD7Hu jNwGpN2QdMk+wnj9EfbkA5596a+zPjtjfXpUmfRzAOhtgOhtqC53rQB8yok6HwIzs0/mdCFRotVg kepgMnTGkbnW0S0bJDU4P5APEUsFGyPOVZNR5zwlKVMqNBOIekquQQI5u1pG+lsfw5x+5G7/bsHm </text:p>
            <text:p>dVnOMB4SOUJoBPXVuRiOz2jPHtAdrwiLFucDOSWm4cA0FnLcMrzcsfvwnMPzK9L1HiuxTn9EyWYM lthbYsp1d96ostws2CwWdJv7NJsjtts9ZYhk11AY0Tlam9kgtJsK2yGSxxv6+1/H4vN/L+vHn+Vo 0dD5GlGmSg0c8UrralkuM23p+ubAxx89492f/Bv8zBd/kifvPSEfJvpFT6uZrhfWJyfc+7pv4/5b 38b6weu03YjuTnFDR0wJs9tbWCmuo/i2vtApUaQgztOElqbraJpA03hMa4pynpOWUs6UuZW6DV51 WjmFXj3qKv3JzVTmQCK4Wk04FxDVOdOhltilFLIXDI86pW0aGu9QrTkW4xQlTsGlqXEltQ2WFyrl SLAiYtZWh9tMerNipSQrJRWwlahayc7y5GQ8CGnEZ3UzH/+TAI1yB8b49Es/3/hSOdbma78/iOPa HFcZrifjZirskrFPNfRBi9GqsQzCcV9LueQCU4ESM95qiuyIslNlV5StVVFQr9BIIcWq83a5sAqw cEaywjiP7Q7/F2XvtVzZleb5/Zbd5jiYdEyyWKyqrjbVIyk0utGVXkEPrBeYCXVIPV3TXV2eTCbT IQEcu82yuljrAGBp1NMiAxEZCSTyJM5e5vvb6ciwf8NKfsT13/PxrSJtV+jBoXxESE0jJUq3eDIn vyZ9/sjH3/wDz3/2c774278rM2x+CAx+2Psy/ChavGAEVRQiJVqV+Vxrg9Ka7BWejMuC5mwuTEWc lHPGLA3WWHQjme4nhvsJf/JECaIt7ULSQGvBtILWWPwYi5JuikxSF+pR1y1bJhISH2GcMilGZplQ qjj1tAY9JwSeBCz61zSLC8z1FaZriC4wbfccbgbGu8/l4+MWd7snHgcgIowkpIzzER8zQ0gcfWR0 ESk116uGRbuiubiku3qGXm8Y0meS2ZKMAa1RMRXxEDC6zHHyTPNE0/esvviaxS//I/2XX7PWGZNj eWerzsKIjM4ZlSMxCsY58eHunj/8+Vt+83/9F9780z8wDoJV37NqNWsNVxc9z1++5PnP/wNX3/wd 3cUGqweEfI5La8ZjmV9K858Bs4JmSU6JOI34JGg6jTENpmmxjS22ZUERL6kSxSRESX9KOaNkZQCU wlQ8QRmJNgoty01CZ1dq27QpZR5SPbRFUwtebO241KaAwFarUuWeIs5qvI+EWJihEKKIYVYpeCXJ NMZQ2MdIIsuchQkZI42l6RYgBSEG4UIZU3R++mDX672qSKZ4yIuui6GGYwSpcFJxSrALgvsAew+j z0yhdNaHVEM1jaS1svSzqzIeHEPGR9ARBMXhNeXMMQn2uXjvOwWtLFbXOURi5aV9TMwykWVCJYUW keAOSP+Oby5veK1vadI19/nA4e4ji9s3LE1DN94SssfaFtoFp8OWz9/+K/cf3jFNI7bRVeLx/5Zi Z/FEElytxFpJ2rZBakMS5Q3SZfivjTdlVhe5nFpxTsQpInIogNKFQkiLA8bPmfEYyD6jTcDahO0y 1giavmUaM8P9TAiQx1AdaoV7L5XfCi8TsxSciGiVsAaMKbJpkUvrb0pHDvkdB5/oPqwKvTd6hvsD x5s75u2WcNjDOOFnz+QyU4y4XPSDOYELqRaLStrO8ux6ybMv11x/8Yzl8+fQKCZ/YvZHUpwwArLU JBFQqrQnzc5zOs5477l4/XOe/+yvWP3sV9jrF8gcyD4QU6YXglYkVIxn2BnnM/e7HX/47W/5l1// E99//5bj7Y5mucHmwDIHXjWZ19fPePXll1x+87csXn6JtWBFQHU90q2YdEf2p1K7RkvqLsndRbny zQNJtmXwk0X6O4fiGMwU30YhwTJna6aqLEVjdAWBBdYoGqtprKxccqLRHUbXejEhi3lNga44Uq74 BlLUirdyo8tCoISssugSPJMQhBDxXonkPaSE0qr4WHyNTpdClMNPoXKpd5cxYqpMWyv5eNrnXMQ6 0pT8uOJ0gyzyAx8ehGBCckyS+5i5c5mtK6dCiNVqerZraokxpVZKqOJ4GwMcfSImChgoJE7AFCNj Bi8FVpdTXsSIj6EUcsQMOeJiwIviMVeJUtUaDjT5E8/6Hdn07E5Lpv3A4e4dzfvfodqWZv5Msoll kmybhtN+YPf+t9y/e8Pu3fdY/Q1N1xVON6WzcqsGbzxaZ88fpRxUgywaf0WmEF8l5SbUN+gMoiaX CWMoiUQLhWk1GckcBcOUCKNgnjLMCdsEegG9MpimFlIkgZvLwyZlUQLmFB9UgClmYt3AkinzejGv SFIUpFgorPn2Pcf9J4Rpys1h9vhpJswj2UVkFlirScpyEpHbXWS7nQvPX9txlDb0K8PV84ZXL1ue vexZXy+xqyUuOU7HHdPxljwfsLEUqrqqsIgJpingpxnTr1l88/dsfvYrls9f0HQtadiRYkBLSaeg lwmTIrlKV+8OR9788I7f/8uv+cOv/5F4OmIuLmmVRudIQ2CtFZedZb1e0F9c0iwWqLTHMGFsIjUt srkmxBnnZrLuyXqFN8tiDYkzJFNdlhkXIin5SvdVF2DFBWLKCKlodDmtO2vKDU2C0bLEoxlJCJEY C52pjC4V7qos/lYVcVf0ZUGn6rSEYkqLsSRXydrb8JiIJElWk6ImBltGEQE+xrrfpHIwaVVB7tI3 p2IozzgJ3Zhzw2yJz04ChFWgVZn5athjlAJPqYg6hswuJu487H1mjJlQyyGUyGXWqT19JVEnMceE i4KQSh2WrOUOh5S5rWUYVsHKCnoDisTkPc5HUjoLfAJZBCySK9HQYQjB06QBI3eQPZlrjO1opGcY 7vCffiB0HUY51KZnA3w0giEZ7AzbP/4XPvynC1r7v2N/8bd10T7Kg6V4NAPF+vEgEMqCGDM5Bkz2 2OzLaZuL2EcYhSIjva8cvSztrb0uD4FNLJYZt0nMXjDvItu9Y9gHVnvJ9Sbz7MLT95b+qsXXslBF QqZIChBr2WgOxZuvG43tCrCozuUeQoGwBbeJkRQ8MU7InLENqKVGmYsSCZ4zUmTmOWDvfSlBmX3h 85XAGM3VZc+rFy2vXgguLyTGls0spMg8Hhjv3xN3e8QwIcaI9EUwE0Jk8hk3TUgtWL16RfuL/xn9 zf/AqjWY6Jli6QvotWBhYGkyOmVcFNxPkd+/veHX//KvfPvnP+E+veOib5GLVVXbBbIogqMcBqQ/ lSu3jCW8JDtM2jEbSbCvmcSEI6D6lhQbBmGJuWQVQiAlTwiBkBQuQ8gBrUu5aZLF/IQQdI1g1SkW bbkBSKnqKFlYgJwTKRdreQoRrRUbq7hoFQtTQlzJiRQ0sbokyy06PpjQnrpWc80lkLLcBqRsagR8 +Tt0iBhjy2F89rWcI+9TJsVEcDMpenRoytyZtSZWhBZVaqBjpto1JVGWH8LgIocUOITEVPl8QbX4 SZBSld3N6nodiU/y52r2fI228jExpYyvQQ4LK1mbAoi4UD7mmHAJcoq02bMksRKaRjXlhAsHVNyj 0z0pB6a8YsxLphgI04TZfibHHqGgWXRcpInlSSJ0SwK2b3/Lt/8n9F/+Hd3zr2gXLUpoFLGKmx41 AbkmMeQnH7LmwMjkIc71h26qTVRSZV+gSmp/GBPzzoOPaFukxN26YS01wjqSEkw3gvutZxpnJue5 voisVx3GKLpWIrMoL0SkB11GjoWabHpNu9Q0S1nKI2shac5VC+ATyRX5rRACbUxpk6nlkiImcgzM UqK8pMmWyxaOp5kQIk2rubpUPL8yXFz3dJsNWV2RzYKYEvNpYLrfkvcH8hjJThVGRQi8D0xjYHIO Lr6g//qvWf70b+hfvsYoCd4VwNgINo3kspf0KjGdItvTxHc3A7/7/hO/+/4Tn2+32GlAd005CZEP oSqCjJaJRkWMCihZZn0ZHSJ+IoaZIa0Z8gYn5hJImjVD7TlUJEiBlGqFegafy/OYUybVSOhCDWqM NWitQRSsRCtRTF35vIhL3qHSitYo1q3mujdsWkWjC+Acc0aYcxBNSZGOOZUD5gGTy7V8SVRFai2V lQWc9al8fbFpp4dqPPHgxinrLsWMMqbctA6dBaXIxhQjSe2niw9+bUWUhef1MTPkxJgSIQeUgE5X maxQD+21QqvyAwG8P0MLJULqfF11MTHHYgtdarhqJStbBDSDTwwuMUaYE8zR0yTHWgSeScVKGZyy pOgJbot0t+h4T8qRMffchxV3zjNNR9r5hGwSUUuMsSy7E+sOFm2LQrPf7vnTv/6ZxX/9Z5bPv+bZ L/+abrkoPG99nERd/Q8L/9wPSGnpVTLX1zJhUioyYUTJDRTVBGUK6JNdwN87wl3ErCx63aIbw9po FrZEjzdS84M48unuyM0hcH1v+fLS8+xZx3Jlim4LgRC6cNq14E3rUmHVLQ39hcYuFNKWTsPsI8we 4ROiU0hpqqtNESP4uQiDUorEOWB9YK0z6wtNWilOB4l3kaYz9OuWfr0orUjtNaK7JCIJ04kwBeIh wjGRHIR8TvFJBO+Y58iMQb74Kf3PfsXmi69YrZZkP+OdBzIrK3m2kKw7DSmymyPfftzyz3/+wB/e febTGEvhR7PAO//Q4SCqXFPJRNtauoXFWFlANzIyDDC/xQ2Z/dAz+CUz44MzzqdIqzKaVBx9KT10 LZIUQsTawFuwseJC7Gi7DpTFJ/Ax0WqwtWmaVIxZWgv6RnPZG64Xhqve0BhZswyLdVvJsy21jFvU 3IVU8+lzDX8JpautMA2qaFFCBpMkWZdxvWTTPlL3uW4ysRbMGpqyUQ7nAgFVZ34JIWbmlJhSAfNi jmTOiTMBLTO9Kd15CImtyGdWmrHSfxEeOu/I5eSPsXbcVU2BkaWnbWkzVzrSIMpV2EtOIeNiueLG 4GkIXChBpxqi7Nhh8P5Ie3rPanqPZY/MhUIbvGDrJM4pLnwiOcc0B3L0JOfRqVzXoodpguHjD3z/ L//I5vkLll/+hH6zLm27Ij2If860YKwzN9Q2lixKZ6AP5Hkq8zkRQglhCLVrT5ypHlFKQguVJGDI CB/KQhaB9Roaq1mueq4uFDe3M9Mp8jHNTDGyGSy91XSNpmkMShV8QhY7JNEUJyFjImmF1TUevJrU lekxpsO2FnJg3t/j9yfmfSD5SI6Z6NMD/VnSdxR6uQTTYZYr2ssL7GZFlBYfBZxckQKTsXX2ZdET rcDPkFwohRwRUB12c4F99XMWX/01y9WaRsBQr69LI3i90rxcFnfH54Pjd9/f8Js//MC37274vDsR skIoS9IWHyZUjujaF9AZRddmukVLs+hRtkdJhY47pP+eOH7PPF4zzGumWTHPgmkufQRGeRYi0qpU 5NKi9itSBEE5Z2IGn6GVksZq+sbQtwZrTYmNV9A3usz+unAMKRW/QW8Vm07TW4VR8gFbMtXaLavD MWZZre0Fk3sk5OUTz8pZh/KoQExn7OlceFvp/LO8razlekOo/h3tbFMfTvHwAqYkGGKV7YYIMZFz SZ/tVMZYgRCmZKRJRW/K5jElSZoSYwjEEEmxXJmoyHmKkZiqV19mWplZGFiZzFIWQGvvJaNXzKkA RiklVHIsZEl0FaZnUB13CcJ45HL/huX8DkVABEvyiRgjc8ycgmLwgmHKpRfPOYQPEDQLqziEgBcG nyTvf/OfWF9f8fX/+r9x9fIZ6ezuIj1pCqobQMqI2sg7h8w4z8yzI08jatEgcpG4plzLOYWqaHEJ +6TV6JVGZg1OkodISoGgPNII1itNZxrWVrNoDHdbxzg5dluPO3g2C0O86MhaI7OqqtNyInifGH1C HaGdBX0wtIumcNKtQrabkgIkIv6w43i453gz4PeJ7DLUYlIhiww8m6Ij0P0CvVpj1hfYy2vUco0b HfPhRJoOmEbTrHuapvx9qTW4KSNCIOVqAc4gmwWLqy9ZfvlzNl/8DNu25ODwIWKV5OVSct0rWi34 uHf8/t2OX//ue37/7Tu2w4zzkSYnUkVXy7U21jHUFOS9yZiuR/XLsgEIiQ4fYf49fvjANK6YZ/AO gktEF9FhZK0PrEVCZ81JrAhCYSi3lyL8q6drzlgl2LSK64VmtSyb8aJRpalYl/j4xmikKCOYludQ 2YL8n0/inGsDdO10CzyCx0qcowR4sNKfcanHNPSaFF1BfJ94WNyiZhicPxefaHxCfY61ErnUU5NJ EVzIjL4INUIoTjqjiry1VYKVFYWXVAU7EEKghWBwidPgmaaA9LGIX1KuJ39ZlEpAZyRWZXQKmDix FJJeaRCCKUsOUTCl+kOv7biL5FjJRKdb5q5nVB35eECebvH7d4R0RzQLojeEKdPmQCczu5S5d8W0 swqKhVdYV65mvREcyPikyKpl//YDn354w+nDt7gvXiC6FVpoZJofXI+5/p/y2ZQriG7Cn7a46Uia TshFUxRiKqGMQukMIpZQjKgwQdJog71sUY0mzZJw64n3GTdOJJlQpkpgO8FXLzTPN5JhaDgePPOp 5PxNQyCkkZwlKYJtNLYRKF0KUkiC5phZhZYLe8ny+gqzWtNfPkO3C07vfuD+7Y6bT57pkJCmQxmF jKWwREaPzRERMzLVdmAyOc740x7nZ47jwHjaI8KMUJe0co3pe+xmyXw4kYeZHOYyLytDyCOp6Vi/ /pLrr3/O9RdfkBCchhFy5tlK8c2VodWCzwfPb9/c8k+/+Y7v377n7jhxkgYdRsywJc0HTJ6wRpFj OdkCgihSMaPZBaLbIGxbTtf5A/H4HdOUGMaIGydyjBhZ6sYv3R1pdHSyxYsrboRBZUWXfPH/J10W poBGBTa2bFZfXVku10UoZLTESB7yAs/9kloIWi1pdbG8C0qCk6ynuxTnCf1sOc9VHPQIRGvJw4mf nxrXzxthpSatKqd7ucHV6b9iB+osHquNzzmDXppzvHRmSpVOCgmVS3Rwq4sGXQuwItMpqv+90HxC yhI4GBN+9oQ5lCTYdEZJy+5mqo5WCkqqSwpYmVg2BTCcomTIxSnoUinGLN8n0MeZzkikMUy2xQmN iRNquke5W5IYcLrDeUWK8LJzjGvF6C3HJEhjYkqJOQr6pGumfL0KRYESlhxguPvEze/+kc31M7pv /p62tYgkfhRqcn6jUhalynseCactYTohMpgq3dSqOPZU1VGECnqGUBITtFYYq4hSIJYt0UnSbsZN E9lFtBE0tshg+wYWbaJvFKfekAKkmIhzIDhHjJCdJjuJVhW7SIKUFdJ6mk2iWQsaKUvv4DSx3x3Z bg+MGXLfobsGkQTMJVVYhoJjyJwhRESYISpSiGTvimw1D0QzFhxBFUkwSiKtgQTRxzq/FvVozIHc 9nQvvmBxdU3TNowugEisG8XaSkiRu73nuw87/utv3/D7P75hdzgRhCZIjZoH1O4jZrjHZk9reryQ +BDqBiDJFRyNIYDbI1yC6T1x/Mw4wuBKi67PlpQVOs4s3R4p9+j2GUc2hFyq4kX2KESp1soCi6BX il4rep1YWcG6lTS2qFszFTOotHG57Yqi/vsLY10ZCWs4+xOGSTzJpjj7UJR4ZKR+ZE8/B9qKh3S7 2g1Zv8MTDcsT686ZoEZftOYBiAg5IkLRKi8sbBrNwhYppkwZETMipio+8Oj64lxI4AMqe6QohhFF xJCRVdGktaqFGR68w6hMZ1oWXQPKcBzglDJzjiVzLSVkjujkaeOMFB3BNiStUSlj44hNB4wY0CIT smWIGqkzP+kntFlwyB1/3gY+jTNznplFZCEsGphjYAqRGHPRm19vUOM9b/7z/wF2wdeXXyP0JYKi 1CI/JgYjBAGYYyKMI/m0I7mZptG0TUtvCodtZDULUejCUPEPYkZOGZECKlGDORtmMeG3kTjDPOYS wbUwGJvRrWdpNe2qJXiBnyPuNOB1EfkoEdF1ZleqCE1QiTwP+O0nJjOifMfpHczHiXG7I0wnVtca rVcldfjkicGBKQlFFoX0IGNEpxMy+0In6gbZaEwfiVmTQk+WmhA9KRR5c5wTcYYkGpABoiOLBN0S c/0Fsu0I3qHIrDrDs67Ykr99f+Tdx1t+/+07/vznN9ze7dBtS2MbnI+I0xZ58y39dEtrFcZqhK+R 6dVym6UgzEfc9h3x9p9IakGa3hNcYBxgTEtGfcEpDwyzIp922HlL016QxQaZC82qciyjJYIme2QI dFrTqx4rIqRQNp4QMcbUujaBqJtezqI1jP/PAAAgAElEQVTO8qJWmPPQ3iweFncJO02VaUi1HamE tZxnfPEEyT8vZ1EEQ2eV7pPYmhIC86ju/XG25dnFWBuZlm1hPWNM1QUlyLmIFBamvBhiJrlY6YVS Jy3rRw6JydXFROlsV7KYfRpdOWKpi5YgRpSExigWTUPbtmTgOCWGkBnPCyRVsDE6GiJN0yDaFbNe kFGo6NFuj5nvaPJQhEZdA6HYVxvtueg8L1eeD8fAD7PHk/ASpgo8BpE4VsmuJdMtFnQ6s/32P6Ne /JL+r/+INn+DXC9LC20OZ7qjaCZSSbEJw4F83KL8jG47lCp13iU2vMpEpUTkUMBPUWY/PxfwT+SM Xme63hA3HSIFpp0jxXrDokaBC4GyGtubcuWdBb61+FkQQiKn+obWDAIjIuXRGtAuwH5P8KpMsTHR Lyxy1SAixCkQTo40zKg5IEOR3hpZagLoDfr5ArG0hW4jkeaJICEIQ0wJpVOVTJdhqdwky8OWUgkZ FapFb66xz79Cr5YoIgsjMAjwjvvDiR/ef+a7t+958/Ydt7f3BKHQ60ts8CzvP+C2H1DHD1xdGdaL FiXh/pAYx8gcMi5JEhbpD6jdd8T3LY4lUewZQ8PoTkwSnBAMk+e0PeH3R676A5fXHUczsosjah5R 3RIhW7QoWo8UJ0QwiNSW97nWr1GVeSI/9jWcbeVnOX2mav3P8Xg1x0E8OajlwzrND4yTEmeu/7HR 6kxLnxkq8XQ0+JGc/THq/nz6l4zSM+Yn0I0tdValogmWTQEptBRokYk+FjFOKIs9ZqAaGFIu+vDj HBhC8VW3Ulbtf0FCldGMEQ5zROfMQksuuo5F16CtZX+aGb3jNGcmf0YpEjkFmjjTiYRdLMn9Bqd7 VBZoNyPGO6S7xYgJ0xpEb1BzIoZyckrhWLYjjY6MPjLlaldWRWefkOylIopILzJtZ1n1huPBsHv/ hrvf/gOLzYZu9UuiEGWzqwAmQhJjxs0zfjiSjlt08mhtqmGoAqoiFd+EKgICUZYOPiUmFxF4LAmZ Aqo1rNeLmhDkSbF6zYkkn/GpZOEbDcaULIFoFT4IfA1VEaKGlIhMQ+lQyCJhxIiJI8prdLdErTeF P4/gbk+Mxxl3V8w756uu0RJtFfKyRT7rUS+uwBjibsLvjrjTyATMGqKaMYuAaKl+EVHR5sJ/J++I LiLbZ6jLF5jrl+jFEisCvRLIGLnf7nn/7jPfvf3Ah4+fOO72SAFNvyB3a8T+E939d+jt92yWka++ vuJyZUkukETg06fENEWmYHHJIPwRdfwz7sNA5gqWHePccnInRkbGec/p/p7pbov2kfVVz/MvJdqf 2A87enfEx0sSGitBKIfLvliIfUIpQ9t12MailHqg284uUVV7J8WZ+k6CKOvpKyjj4VlhWlWnjXoE 6YrGpK7DWo5z5vXPs/05eUuI8yDwuNE8WJQ5bxA8bEr5SaqxPn8yS4FGljjp+oU+JrxPuBCJIhNN 5T9RkGB0kcPsGL2DHFkaSaMVvVUsW4NQmmOEcZ4ZR8d1m3m+Nlysykk5ucTgItsxcvIFwUyx8NEy BZo0lc61bo1oOiISGRLMM3Hckf09svGIriVaTWQiuMgsSzrvMcKUipx48A2zlDhdTEaCxClnhCxf b9qG1cIixpZwuGH68Hum/X98oE5yjqX5pUp8i2vMEdxImEdUCoUxiAEfMiMCQy7WT5WxMqFrUKif PG4UtG3CtAJdiy9suyYnwbzfMQ+OXPXcwWcml4nJFjtpW4wluUpDtRI0WqGNRKuSaGuVJLsSDCpE xnQrFi+eYZcLpBDMd/dMnz7jtyfiOCFEAWlVFsVHcClRrzrM8yv0xRWyvSJMiXl+y3Q3crof8UqQ Fhmx1EhyvboqYlL4qpwjSVIMBNGgLl5jL19hFhcY26C9Zx5mxuPAu/c3vP3hA2/ff2K3P5ATdOsV ue25G0fi3T2r+088j3u+/smKX/39guWiYX+X2DmBkDPJe6aQ2TnB0SVG5wgHTzQT8zEwB8dwVHze feDmdsfh+w/ocOL5Fz3Pv7Zc/8SwSkfM7o7DzSs+ZMfJJXRvMNagVMEFYvAlxLVpaLRGVZekSBmh 8sOcLcX5PvToLD2fvqqCcbmGuWpRqt3PCP15o9BPbgoPwSNPxGny6e89NfAK8UD/iSe4wo88LvlJ M9D5Lyit2IKUSu5+6V6HrOWDBjlniCHjcsCl0lC7MppWK1qr6RpD11ocksMYQTh6lbnqNVfLhr5r 8BEmN7IbAtspMQZRctZShByRotRLWyuRpuAEKQPOkccT8zwijabf/BRWHlUZg+QzQStOSXA3JwYX yEkwyJ5RNXiVaRGo7AkIrE7EJiMag7GKpmkR85548wa3vyeEgJcSEasqMWZiFoQYcPOEczMhuMKW kFE5FC13EjQU4G1xrmDKkEMkulB88rL0GbhpJgpHs1xhmo62b/GjZ5pnJEXIk1zJBBxyRkaDVRBD 0aJnBdJkjCpBlUorlLHI1oJoELqlvVizenWJMhCOB4bhhvnTnjiMpFxuKpJcOg82BvNigXp9Rfvq a5rVC9IkyMOWNAfmYWI8BGI9DFRXU3ArV120kaJ830rlRtWiNi9oLp5j2hYlFTkmjocTNx/vyuL/ 8InP2z0hJLq2wXRLotL47Y60u6UNB75+AX/70w2/+PqCZtnxeZG4OWpWzz2T3zN5uHOS985iR426 13gfmNVY2oxnxc2Hz9x9P+Puj/RNYrPp6dc9zUpxZbc03T3v5xO3x4Fxmll1GtsUt6cPkRADgow6 g3IPiNwj554zDwBw5nGNPg2WOZ/CKpXUKVNDaZQ4+03OGEDxnoiHRuvH9fo0wepHK/7Hpta//O3H 4uGz/+0sE3woW63zjDISY+SDmigLyexLmktIEWskq76n0UUQZI3EaIXUutgNfeRyoVn2PdcLzaIz ZKmYJs/25LmbMjtf/O8pFIOLyhmjNdJekK0mKlMAkQxiOpFO9xxTxm2+pPvqp6zMe5rjn2hEIBRF CvMU2Z48p8kh1Yaue463KyYpGMkIP9HJSKM9opVELfAikrQBF0i3Hwn3d8zjiJYdOUmG4Jl8wkeB mwPjaWCaJ0IoNk6jyxhlZJE2rxrFplUsmjL7zRVAJReWIAnFac7MtweEEixfrugazXJzwXSM7G+3 BVVXEttkvE8c7mfmg6M1xXqKqK00LpGagGk0UQuSMfSXF3TXL2kurmk3PW2f8cMNbvpMTAdEBwhN PgU4BVSK6LVFv1xiXj1HX3xBf/HXNIvnzPMPjONbUppJGpK1RTjkEoRIzJEoElTlo6IkBhfhlCTp Fr28wizWRQSTE9Pkud8e+PDphg/vP3F7u2NO0DQW07VFaBQCzbSjjVteXCR+8brnlz/d8OrqOWrZ o5rE56Phi3eOaZyZh8DnYPjNuOLDtmF58vTNFrsQZG05Bc3tXjBNCRPANuWkdF7gvOTlOtCogWeL gcXpwGnaI5JFqwalNCHUyrjgCcEzOw8UoFudW4ISJQQUMHUcMJUNOyP6KZ9/LR4bq89pUzXnIZ/H gVwMeWXjkDWIpW4Of7nghfjv9gc8/RL9EPmFqClA+Un6rayKo7q7V6WRSgljJCtlS/GkLnFNVj86 lVIGmzOXtrgLe6noTJELTyFzHAO3R8d2TMxJ1N61Av5JkdBSIpqe3BhSTrV/LZOO96TtG05+wHVX TBfPISfs8HtM9uSkGZNgN3nu9p7ZK1bXr7j4+n+kXV/RiED2jml/xy5uEZ8+IkxPJOFiYNItMQTa /Zb54xuOH98SX35dHh6XmJ0jZE2IEZ/KbQCpsUrTCE+joNOl1utiadn0ks4WVSNzQsZcrJgpkSaY fWR/O5TMfr3GvFiyWm9YnmZO+z2Tr2pLU7QR3kXmCZKSNJ1FGVHi1seEm6k5AQklM6s4ENRAlC0x OubdTBhvmLd3pDwjOwW+5AnKKNBth726on3+mvbVV9jr1+hmQxwn3PYWt7shzhMZCUaS5gRjIA4z bp4J2RXJ7blouXhWywwsNbQd2JaUYXaR4TTy+XbLx4+fudsdEUrzxfMNTVMyBo8OhnFGjHs24sDL TeDltWKzbiGvafoLvnwlOEyC3/zrPdpqdvcju3Fm3Ld8ioa1TGxsZLUCYSVjlgyngAypgLsIYgDv EtElUr5A6oZ1F7jQR7aHHfgV5Aajixd/9oFpdrjZk/r8eGDWnknOmvv8yPM/nPo/XooVyOMBYD5f 6x8P5ZrRkfJDGtVDQu2/cbKfr/hn1erDn/3LG8CD/12cE+EfqmdRSj4o2NQ5cSaWq3lxGJ3jjHLh +mt7S4iZlEoEWNsIlNAPySs+ZobJsT05bk6Bo8sP5obifw5ombDCIpQhSkuIrohRUiKcPhO2f2TW iWyv8O0Lsr9BhmLICVFynCSfj5HbrSeJFZevvmT5N/+B9fVzlnkEd+J0857v7r9lf1d2W3IkpsCk l3ht6Kd7ph9+y/4P/zdTc0G+eI6fAmGeibL646UmS4OShlZJOiHotGDdKDa94WJlWHQCIxNiLtp4 rSRGgHSu0H0nz7Cd8TKj7j+zvrKYxSXr5xPBbbm7D3hXnH2WwqsHMilJfCrXbSGLGS74REiRODuS P7HYRta3BxarFm0SpBPWelpbXJu5+hVIEt032Gcb2i9e0T//Ge31V5jNNe6w5fj2D4zvfsd09z1x kJA0iKL0TJMn7xNuM+LChD2nSuayYZW25UyUkqQMUSjmUCLi9vuBu7sd292BrDTPri54/ZNXKCk5 HAb2NwcOp4F2OrISJ54tPOteo3TLcb6mb6+4fp14cXdCaVXKZpTCIYiDY/QwNA370LNMAWMgiwCT p0kBK2rCUIAUHDnAKb4iqQW20WzMiS7syPMzYlxhrSWmVExNc2R2saD0SlZhzZN6NApjFgUkmR/W bH4yLJ2Fuk8zOWSN0+cBsa8gYl3ISvDv+k+IR7Uh1HCYB1Xg431DU38j5eJBDrGg8OfCgzMfUesZ ULIEUPAELDzn5sVUFH+x1iRpJdC16irl8o/1OXMYPfcnz36uJ2M6hygGTJiq+MWUrrcUIQSMUJhY ktMwEtoW2bVYm1AhFslxjISQOETJbopMLrN6dsGz62u6q0vscomcq4lj41i9/Jo0HFHsEWYLJpGI eAEuOsbbHxBv/4D98n9CtmvCNJGcAyur6yoW3nwesATaGut1tYKrNSz7VGSfPpJ9QmYwRqIVpRzT ReaTx4+RKCfCuCeE50Rt6C/XKF6A3rLfzfgoSElgmhoGEgQ5RbzPkCU5lhCIeUqlnARFHByJLdMe GhOwxpGb4kknCeIUiUPA9iv6L16w+Oo5/ZcvaF6+RBqJu/+B0w9vOX73e8J0Q46ZHFSxIedYNqKY 0BMIVyzGgaZkNyARSpfXpiFpQ1SWKCQpRoIPDMPA7ANNv+B6s+b6+RUXFyvmaeZwKJ8b5pluHmjF kT6NEC+IXKOWf4VZdej2W7I4studmAfoXn3J4qsvkTnghz3BdOxtw0xGu9JR14wHFvNY4uakRiJQ OITUDPonBH1J0vdoOSPjhAsRj2a5aFh0FucDjTUP1J+qPZf5LMut0Xqh9jPqVA9t8YjyS3E2lT0p ERGP1t+nVJ8U/Cit6r93y3/6daJiFPlMUeYfB97oXJVFMdXyifMGkARKPVEa5YfQ15qd/4huwqPc N6YAGYzRxW0mKnKaEzFnZh/ZjZ7tGJhiLVjImRgCJnoWMrJqOtq2ZRIwh0CMCZECOpRswKgteXGF 6Toa6RB5Lkm5PjO7zEHAyUNG0S5W9MsVtm0QsmANOguwPfb6J9hphvs/gTmgbC50XjF/MR9v4OMb 0t1H1PIKN44lmVhnove44YQfj+Rhh5GOzipWvWSzEqwWGSMjIWTcVF6bFKK404wgp4TzidFnfCgP QhxGnJvxeNqFpZcbNt4RiezGsvlJJELG4nlwZbONXpZgkIpCa6NQjUFpQZIBHzxaZXRTBF3x6Ain RJxziQ7baOyqxV4t0Jct9Bk33jO+/SPDt9/hPr8Hq8miJSOLtz2XcJgsJTaAdIHsZ4KAEIuLTipN TOVrkm7IyhZJcQwQHNF7bGO5en7NsxfPWG2WaCmZxhnvAi5ESBGbZtp8wkZPytfk7icsv/gFdh0I 8Z/ZH264vdmRnKC7eol6+VfINMH2B5JQONXisyYHgfCBtY9Yv0U1ESuL8UYLh5QrXPMlo37GnB3R D4jkCFmQpGWxaOhNyaZojXk4TctNR/6Ivz+DgyFXR18F785fWVdjXajyx/r+v1jMZ45f/DtP/0eV YEkdoqoPqMlCP9oAzhJEn/KDk+h8X8kxP2gCZCGlC033kJZTDQihLP6cYkUqZbkllHTzGjYqmOfA 4TixO82cppr0U1Nikp9p8FyvGvrNitQtmCZHjL5Mlc6Tdkfy9jPeeXx7iWzXGDEhvMcNgeMAu0ly 0JTiQ92QVUsQFpUFImVSDMTkSvHI5hXzHEjjTZXnJpZNcQsqaUhxS7z/gfDpDXF5xZgk0lj6lAin A9Pnd0y7W+J4QK8Ui5Vhc6HolxqpBfOYcGPCuZKf37SKVQ9SJQ6V+dgHg88C5SPTXcQdD4Rwz6QW 0FnksmURPNjMoCIzAVIoSjWbCVGSKl2bBXQbi10YVKtQslZzR11CKzYSMQTCGBBSYDqJ6SQqjYSb j7i1J/d7RGgIxxH38T1pPqG7ddmoQ3k0kixV00mbEjITPWn25GkiykQIuYZhnIsyDegOYZri2sue nDxGKzaXF5jGsFz2SCkYxpHjcWCcHULAyioWMtGksQBx/Tc0L37J5Tevsd09h097Pv3wnuFwpOnW iMUlHxc/QWbPIkgIp9K7oFYcneI4D3g5sNAGpQascmhl0TKhVEdoXzLJZxyHbxn3EzKUslXVWLq2 5XJpaIwpJjUh8DHhYmHCzrbksxhH1cMyVtm4qs3JJWVKPkTPS/HvP9X/Wwv96efPjMTT+HqR5V9w Ao94gC4ihfxgDsg/Ug39pea4ttHWdNYaJ1pGh1QjsM+VyVXe+PBnsmD2gePoOI6e0cfqrBPkGGjC yKaHq6sLRLfkkA0xuwKkKEuMJ/LulrT7hNcjqd+guzWNOIF3zGPi5CSnCLMoJ5A1Ldks8aLBBI8S guRnRPKFz9cN2XbFBp2K6dOWnxqp6cDtEMdPpJs/EVeXDItXKNWgQsSfDoS798TjPSJOaL3Cao3W mpwl0UOaQfhcSiZqjFTOxXB1mjMnBy4qoiwy0unomQ9HwnFLvjSoZYOeLV1oMSKgExxSKon5qrT4 CA9xSkSZSpWXLlLuxkSsLcYS4cGIjPJFoht82Za1FmgLUnlC3OGCJE8eAqTdRDzsIWmkaQhTbcpJ EEr/G0IbcoI4J9zgGe4HhAy4CdzkSLES2kqVuO7zaRRcqVa3DcqYElsuBSmV0cCFgE8JnRM9AZtm DANN+4Ll61+x+upv6DeW6GY+vj3xw5t75ilgLnpy03KfDAKDNhdoacqCVEtSiAz5RBCZbFXBVUyi bWORFKsFQV8ws2GqxjKZQZnaeNRaFq2lsaaoQOvrjDUCTzwB7ySVuhOPDc4xl/fhfFdI5wyDfwvJ +zdO+fwg9Xlcp/mMRTwpupH/jW9+xgF0qrFDj913VXec8yMS+QBXnL+hfCJzrE2p4iE/uzAKKdeo ZFlttAkXilV18IkpZEISxOBRYWYlHFd9z+bqkiE3zIeAj7E+aA3kEwx35OEDeS2hW6PbBS0OGaei iJOSYEpTjhICa1uyXeNVi/ATIjqymygl2QLpItaN2DQjsiMnyo4fLVGAkB7tjvD5j/jlBdMXF9CC cIHpuCduP8Gwx5hCgQok0UvmupvaVHh1RC4nY8zcHwWnmNmOmXkuM5nUkpQV8+AZtyPu5oB+vaJd GCZvkL6h9RkZii59VJowG3JQ5DFg/Ixq6m3LBaIo9dRalUBWUiIPkflTxI1lAzBSIHTJjBMLRb5s iesWaSxq9ohJIKKtfH5+eP+</text:p>
            <text:p>GUG5XQtRaMJ0JznM6BuK7E0I7QpS400x0oeAAslBXKRVhUggehKJp O3ATMQR8RbyFKBhFlhKVPMYNmDBizEi3vGLzza9Yvf4pWt0xnH7g+29H3n4PIRva1YqsFWoYENog dQ+yRmNlQRMHLv2WhRiKVFsrbAebtaJfWDBLnOiYY0PKFoRBygbbNPSdpbMWo9SD4i7VhV209UUn k57ERUme5Eme11Cl/c59lKKus/9/q/9Ra3Be6CXNu+IQdYHLLH507j+9RZwpf/3oGBAPC1zURU81 J8T0+Oac/5E5P24WSpa45JTKjCEe5UgPUsdQkd+Tj0yx9rBLBeFE409cdJLVaoFqepID58cajQQ5 JJQfEeEOaQZkd0lWLTJLDAOtGskLweWV5i5LPm9DcXnZjmBavCwnlSCVfPocSvyz8wQ30uQZKRNS GGTUuFkw51B+0tqT9+9Id6+JlyPZB1zMnPZb9u++w93fYE3xg7e6mEZstdC6XMBCnzKRyJwin+bE 3glS1iyUYqEjISeSTJiFxB8T928G7HrPpRS0V5ZsGtwc0LOnlxK9tMyNYNwXwVGMpYteKEGIkKMg R4UQpjIcM8F53KkEU0otMJ3CrA3qqkE/65DXPfpiVYJOh0R2lcWrsW9jzKXsZQ74AOcq6CwyIWfC WMJWlI0kqTiNDuci0oDTHhFn0nQiurGwR0ahjWL2T1Hp8pw4F8oJ6x1NdPQqsF5fs75+QXd5je5a hDgS5g98/jSwvUtgO3K7ItkOqzVXF2teLa6YTgO77YHpdMCNJ1Q40aqRzkSMkqyXhtcve9rnC8bV gi0SHzI5CRAt2SywtqE1hflSSmKMru1Yj0nR4sm8/sAJPkHuznmSWcgfCYbO7EHO4i8W6I+Jvh+N AOfeyh/d1B+Bvqezgfj/GCHON38tz7TiwyaQf1SVnVPNwcuPAOC5QOT8wpSQJCnLD+18S6jxYKWk ooB/pzlwcgGXStd6RqKTpxMzF+sN/XpDVBaXHDGWZt8zPiDmAyLfQ+sQrYUkkTFh9YnejtgVnJzm k5PEu4SLBtm3ZNsRdVOvoCXVtbgaHXEeie4E2ZUwU6HKvOQy3jukDiQtYLyHwz1yOhHdRMiJ0/aO u7d/Yvr0hm7ZFlqUBDGSKAvzFBSnGcY5EZNnjDPf7hxDsjxfLlkscgmgzIkkoWsUycHNn2ZCvCOE yKv/5RrbK/JKIweN9RFlFRiYBv+gM1dKIHWJXZNSA5aUdW2xjYToi6fBCuxC024szXWLetFjnvXo TY+0DcyQoiSFYu8NKeKi4BgkhyiZfCa6gExF6nZOsBWpbHTISFQlTOY4RfKUkC0YNxLHA8nPGKtR 1jLN7gFAFraIUmOMuNkzjRPz7FjiuVxGrq6fs7z+AtOXfMectvjpA4fDkWnKyP+HtPdqki07z/Se ZbfJnVnmVJ1z+rRBd4MAARJD0GlGFEehmUuFfoH+o+7mSqGIkSIUIQ1JmTEkAQIggPbHlUmz3bK6 WDuz6jTAGTJUER190V1VWVW51/rM+z5vXRNNS7QdTddx+eSCq7Oa+7d37HY90zgw9Xu6NLKyE51x NBrOz2ree96hrjbc1iuUyEQfyFmTTUdmgzYaI0tFK6SmqU0ZtM5qec3pxAh8qLbzO09soszYYhao XNR+PNr1/2YfkB+eY/FQ6n97OPjtWcA7Mdb8Ruv/KOOztO5aLU4mSEup9wg3sAgQyg9XJpV5qQqO N7tcstSUUkvbIBBSlZRUUTTzISVGF+hHRz9FXFblc8OEzjNtbbm4vmK1OWOfJS4+yJFjiESfsG6P Tm9xcYcPEaJH54gRjkoVWquUGpegHyOjq6k2LbpZY5oOoW3JtpMKmTIqOcy8xc5bbHYlfIIIeIyQ VCREkLgJtNihpi12vGc+3OFioN/dsd9tkSIjlaWfAm+QHLREpmJKGqMjhJLS42JgjBBVy0VjuW40 jRT4CClJlAItitNuPwR2f3/PrZsZfOLZx2vWlxWaxJiKIQUyqga7AjEvQ7ecSxaAkUgtcTNEl1FO ITBIGalqaM4M9fMO+2yFvmzQa4uyuhCbnINhRMwl8dcjOHjog8AjCm12zoz7iSQzyghqq5C6Liix JSLbp8TBRUbnqb3nrBsw0RfHaVWjqwozTKScmL3DWrkk6khyjAzDRPITm2rm/XbmydP3sBfvI6uq aDbmN8y7LxmHQxmw1aZEruuabrWiapoSgpEizk3Mwx7lDqy1Y6NnNnpkVRnO15arqxX5yYZZdZgo yEng7Bm+DZA7pJCI4Ak+I4SlaytiAikd4+BwIb2zW8/H1viEkSmVcMyCOQCqhOU89viTxW+dA/xn K4Fv3e6SBxzYYwNxTuU1PbAIHlS/Wgq5gAmKcCOltGi5eIAaiCNh9FEm3mlj8MhwsAwAxUIKEqIY IFyI9JOjnz2Tj4XCkyI6zZytLFeXK84uL9B1y32fTtDDstqPCD+T5h1hfIufe8IalBI0OtNojyYS gsC7zORKqzGFklRb24aqqpafpfT+QlukqctrjAGZIyoGdPQICe2Zpd40uMkwvxmJfgI3IqY9YjoQ syyRUBm0tqQs2I+ByQmE1ORQEnpyKkYcJSQBENrydG25aAxnWpK8YJrTKVA0F44HXsDtq55vbvcc 7j1DH/n4Dy5pFdi1Iu4TwmdMlUl1RlYQQ5mxFThtUVSGIIlIqqoq9Nq1oF4J6icN1bMW86RFrizS FHNXHmfSbiDuBnI/IShfd/SwGxKTL1kOfk6MfQAJTWeoNjUC6Hu/vI+KxNjnwP0Yad1AdT6ipx4R HEkokAqty/88z0VBaLVeSLyRaZpp4sB5M/B07dhcPEWtP0CKQPY3TLuv2d+9xnlffByitEqYiqau i+FpnhnHgXE8EKaeszRyaQPnOrJWkbaqaDtDvbHE7gyZL6CXRB+Zo8LpFdmskVohcgT0MlcpGPSY YJoDIT+IdfIjQMepFXjE5fPLYHBWxrgAACAASURBVFzDsmYvG7VvP//HBCoeeQtK6yD+QeFPPq4f 8rfL/cWpKN/tI4TI6LJ/zCfBQIyZLNLJYhhzscH6EDGq5NpLWagj6dF/T7EglKWWJwBlKtFFjLPn MM0MLhZmWYwQHbVMPL2+4MXzJ6zWa4qlZ16mmCwsPVCxJwx3bG9vSckhryy2rli1icZERPZMfWYc ZrwvfLhy8EAnJbUE4kTyriS9VivQDbEaCKqBLJDOo0RAScXqueX8BxsOW88XfxVxB1327t4VwYdt UFVbeAZj8eMfciamQIwzMoMt6D+0zEQydVWxWVc8v1B0VUFlD0Mx+aQYkWRcKBHgUgt8pXizH9n+ 8oZ9hnEX+N73W66vNTlIggulfLSZbOUSRiFQIpF8ws+BLCyqq6kuV7SdoDIG0wrMusaeVchGkWUu XLw5E3eOeDOQ7gby3pU3SZJEl9neOG63gU7J8vWnVPLtcoWuGhIZP4QS4YXEqAJamVIZEjb9QLO/ Ie7v2U+B1lanedM8OcZ9j9EabTWzD/gYuKJno3dsqkDVPIXmKTLeQP81u5sveHvrCEJjuhWWitzW iKoudOsQGMYD/W5L3+/Bj5wpz5WNnClopaGpqxJkWku8Pmfw18xeEcaJ6dAzxwybFcJatJbUlaGy 9qRvqa2mqjQxlMi0MgiHrFkMUUdfTVoG5cUTEnngCy6YHMRvWQWcLtG8JFLBP6wHyN8i/4iHGVzO 6fRdxElxWMRa+jRVzPmo+i1lwxIVViAghe1ffMu5iFEeoY1ijEUfwCMOGWXyP7lAPzkOk2MKJbxA BE+VA6tKcXHWsTlbo43BR1BGFZZ9zkRpSNIj/B5/uKG/32JszUpU1EZSyYDJriTpXGhUL8g60FSO S+8wcmSTRmz2OFXhqcgJLJE6jXTaIapIbQVmllQJqs5w/v6K9390we52ov9qx9tfB8akoe7AWMI8 4aeR4AM6l5TeKZZSP8dYgju1wghN3Wi6VrNuLetaY20hL8ecwQhMIwgzRB8Y5niSayqrCcby6s1A mG/QY2JjzmlFV/DmK42eAtIqcl3CSFMolUQKiTgLZCOoOsvqmaW7LHkNwi6IcgPESBwcYcz4PhG2 I3E7EccMTsASna1DIgwT929n7pf60ChNJwzWwzAlhCxrVCXK2tPIjC6FBYODcZpw27fMuxt2w4So a+rFGptiYrfdk1PC1hWHfkCTODOezji0bElJFtdk/4rgf8r+/g33e4ETFbKCCkuqKmRlkbZUEtPQ sx8mhtlzmR0XcuRCjaxVYt22PHvvgva8ZfaJXS+5cZa+j4RxxrlIlgZT19SVYVVZzrvCsZCiDAPb SpNzjfPhlAmg5Lcz5fKjdkCcEF/p9MyK37D5/sbt/o+S/z0MBpf8jyKtPzECSlKQkA9zOkEuOoD8 qHzJx/jrI6dsiUCOOT20COJY1CwzgUVHcCz9j2VIjLn0/pNnmANzKJ+vwoSVsG47urahtmXd5I8v UCyyYmlISkMYCfOOqZ/R+gKrK6zKBdcUZ6omsXnPUu012QbaasKEkcbcY/0b4nSNN1cEbUhBIec7 6vEVa/cGKffUFupoaZSnW1uePG958mJN3SpeP9UcXnqGJJC2IefIdPuS/vYlw2HPuYDGKpIq57mQ slB+lKJuKs46y/XasK4LI3Dygt4npIwoK1kZiZ8l8wCunxFLKdwYzbqpmc4i+3ni9cs7vvhZpg6Z 9z89p+00OmqEzYRa4MfCIUAVXLkwEru2tFeW7pmmvdRI9PI3hTh78jQTdhN+5/G7iBsC3kViWOy8 wSMIyBSwi9T75d0eFFyuO5Ky5METRMLohMyeyhTYpZUCqwoOe06qhJzs3jJs72AYqLoVVXqQzY7j xNAPKK3YT4FGJs6ryMpmsmhxw4F88wVz9xqaz+j3Bw6jZk6lHDXCEk2FNLZUHrOjH2f2k4eQOMsz 5+LAhpFWG1arlqtna+rWsL33vJKJ1xH2QyDMruQOmJraFFl611jO1w2r2pz8/NooKl0zL1CcFONx l3ai8HCS+ywQj0Uj8BvCnH+iCOi3tQAntd9xg/fImHRsBURe0r2XLYV+GPg9Vgnl080eU8kTyzni gsCFSKb0cEZrlCyGh3cqkfzgRPIpM0UYF7YAqfDWqqpi1XWsmgqjBDuf2U2xEIImR4wRKUp8srQV 0tRoU6FMCeRElQ0DYUaqiKwtPif6IRLnxEp6nsgb4vYnuLxHr65ouid42yH3rxhf/pL9m2+Ypy1t nTC6oalnuo2kbsp+XiRKmacb5LAjvvoF4e4l/TevOLz6kuRGNp3iWZtZV5CVxskSAGIrRdspulqy UhIjBDmVks8v6i9tCwFYkPGTYLiB0CdS8qwSPEEwCUMvMnsXeXM7s1mNNJsKcl24fVbS1uB1MShp Y1CdRlhD+6xm/b6hvVTYWpEd5MGT9zNxPxJ3E/Nhxu098xCZF2FSEpKYiqaBJAhRYJXhyTpz34/s 9o6dnJFZklNgP0ESJan4Wad50miMEnSVYFNpJhSHceKw39LMM3Ve6MopFg1A8EVeHEu7ODlPl2fO jGdjAjI54vgVYi9xs0Noz9AHhoPH+SUkVRmCWiGlRUVPPzteTSX2/Grashm3tGqglhJTGWQlyHJi HGd2W8GbRnNo2uKjiBlZr9CiQimBUYLalFQfqxVGLtJdRGl1RGFqOsG7+pn8QON5AH09FPz5H/Hw /2MPgdMa8JESkZz5TZXBQ6uRl1nEO1K/Y/+eUyKEQPQBKC2Aj+XfWZQBhlKyIIV4CCvk5AR7SCFx EVwsTECRIlIK6qamW3dUlUGIEjl218/cb0em0S2DklJtoCtE3WHaDcYopEhLfl/5J2dBSIpxmNnv JsYx02iFzSPi8DfU4y9J9ox08TH+4n387p79zecMX/yaMcx0z56SW42qDc158d67ITD3EaJEqQbp 7glf/jVjNuxfbRlfv8XIAvzYmMyzVqOswWmD1Iq6kazOFjZgzGUwmARVJcjCkEWFsQV4onUi+8B0 1jD2kWmKdGOg7R35NvN6B3OO3IyJbuvpXo+oDKvOoBRUlaCpBXle/Aatob6uaZ9XNOdlPZkGTzwk /P3MfNcT7wf8bmYcIuMYmebIFAs1GFUgMCGlhSUvUJXh/FLyTKxR7cTcl4dLhBmfcglyERL5tKZR gnWtaI1gYw1bq+lnx3DY48YR3FjCWlxgcp4QI2phSMzTjHMOIwc6NdLoGZEchFcLbakjzrDbJfbb Gecg05DMGXN9TlANbprZHnpe7Xs2h3suxjecpy2tTCjdIIwlysQwbnEobqdz9rrDrTp82BNDQDcr kJZqoS0ZrU54LqMedLFalIH0yhaB0Bzi0k7nwuFeqmRRTP2nKvsYMhNF8Z1I/v99pPyw2xcLN+A0 kF0Gjce5wOMlpT4qh0500VQy5FJKRZbpPIlEVRXhhq3MIwBhXlxxBfqglxbgmKTrY8GJ+aOgZzkA lLE0qxXrrsEYQ0hwmALb/Ux/GArlVil0LnvoiCLpFtleoIRD+x067jFiQilJmDSHfWC/G5l2Pfuh lOtdY3iqD7T5Dje8Jac7xPxrpqSRVeCmsRzuYHs/cVAeV2nsuUW3kmkK9LvAPCWisCSZGd++Yjdl 7m/6wpCvG0JMTE4QqWm1prMSYzLWJpoFDBpzeaCEkagnFXJVk1WFMSsqY9HZI3BAwrvMPESmXc/h Zkfz+QETAr+4jdxOkvUouNrOtCIR+5r2zGBaTdWVIaXrZ2Q2tGeautXIAPNtT7h3hL3D7R1+74lT wLnM4KAfoZ9SMV4JFqIwJAl54Vkrq6iF4v21ot3WvH01kIa5lL1JIFP5uw9z5jAlKq2QCLpK0bWG w3bEDXf4/R3p7VcMRnPIkr1LS8aeQVcV85CIKWJyjxV7tBhISSOtouoELiemQ+Tm1rG9m3GzItkN cfOMfnPF1rawvaW/uaV5+5Lu9mvW7g2X54lu3SC0ISjJFAK7uy06XOJW18T6iqw7otuS5hlVXWBt TVdbamtQukSySVHw3qeV+QL1WBm5DMsXQRyJ40Dg4WZeVHs8BHgkCudRnDJ8/ukfR15ATGWV/xj9 rcTJCvTOfO4dN+C3FQMljisu0ItEQuBiEe9URheLa3yYHbAQRo+bg7SIQtxilAhHfQAZpQTVqmG9 blnVBoRgDIlx8szjTPSxfB2lEKGgl0lpAU1lhB9gPiD8UDDVShBzYp4mpsEzjoJplois2M+KFyvB WR2IaSazg+krQnWFWXXcbyz7SRHczOg9k1CkypCVxI+B+eDLAZAlSWTGfmC/8wwHhxGC1ii8j+ym xO1U1jRdioWlXyl0ZZBakMaAcBEpBFWn0ZcVQq/QssOqFaumpqo10ixDVZ+Jbmbc7rj+7DXNz18x /e1bhrFUXS6UEJYwlzdik01hKihBcI7QT+RDTSDhQ2a+GZnvRsLg8VPCuzKf8TEzBpgyxMogVxld KWxboStb0o1rg6oUQpfKL8bE1eB4ej+wvxsZdw7vEpslnMOkAng5uGOghaA2Gi0Vc+8YtreMrz7H mxWH5pIYiuHMGI0yhll6pIBOejZmpNED0Z0RtUXUlhATwzgzTpHZCWIsrhudI53fIrLDDW+oxm/Q /iWtuuGiGzg/r+k6WxBzKuNTYL+9xTS/R7z6Y3J9TjrsCNu3pGnCXqzZbDZctZKLTUdbW7RSxa// qLBOucBbjSrJP1qAy+U9ox8X+I/K89OKeynVYyoxQAL+ybLgk9U3p1NwzcNxUkaPy3j+WJC8ewA8 qI5SSSZN+dSXxZQKBlqqYkChlD9GSYLIxfaZSglUDgG5iIeKQ3AOkTksCcKi8AWMUmw2HZuuLjHL OdPPETfPEEOBIcgSTZ6yh+QLNTd4cujJ0z1hGkm+YMqTAiVmZNoTomRwLT4F1AIzNVZxdnaGaQwp K7wTCOVo457bzTl3g2E6zIScmRKMSVFFWay2oyfMkRggZMEQJX3UZAW1jFQi4lLgZhKk7cw4SC4M tJ1iUxtsVWOMJM5T6SsFZCWRRiG1LBjzaGjPntI9OUcsPH8hBVJlouu5/OBz6suWJC23L3dIXcQ3 YwY/BWIWeJ9RlSQlRUzg7yfGX98xS0UImXkMeF+w7TFLopSLPTuSTabqmhL22RlsZ2k2LVVTYazB Vhpl5fK5ZRgcvGMaBm6/2fP2mwN978k+oVOiPzj6ned+FizJ8CUxR1fM25Ht3S3d15+T6mvun56z SpKVlKAlUimSlKy05ExnLqxnZWZ2XhGkJStDDBNxGovwxdbgQbmRavc1nZhIRhHmA4k75OoWrWc6 VdGuLXUtqXVCyKLRGGaF1h9jnv0RcfT4r39SHJD1Nev1OdfXl7zoBJu2pm2qkogl5AOlJ5fe/3jQ aSmoVMnWPBKReWfAX+YC7162D7mTR1dgzv/lecCxqigD+PyOEIlHpr28SPmhVHbfPgP0Q8++nCKn WGGWrPUldzw+6i8WT4DMhSKMeOCNH08lHyKTC4wunpRSUimq2rLpGs7bis4qppAgOqJ35FhK/ySO qSxpMUtoUBZpKsRU+mkf7OJMq6g1dPUBrS7ovWVyns1acNVpPrzUfPRBhX56TTa2lL67e96+OdCo hBWQVXHGZQTjlDCHSBaJ4CI5hOJjmAXbwXGYSpyUIpGix6eIz5J+DtgoMbHkAKgRumlJCO4jcY5I oSAIch/w457Y9wQ9MJ0rqvOIzBUyWYSuMaZCryo2H1V80l1w9vSKr37+GV///eeMfWSOmqw1SkpU AJMFMivqVYMVETFnQgxMPjNHCCjSIj+VZLSRiNYimhp7/YzVi+d0T89p1xVWxkKjVcWlJxYEPFKi jCITGMcDXzffoNJX3L4+4PuEShC0Yicy4xQxObIxUEmBNppRwnR7w/DF3yPWL8ibF2QJSZmihZCB tVVcZbgwgZUOVEJipC5xWWkiTT1pGBBComyFGjM6THTua/TuDVJlZJwweY/uDqR1TU413mXGKaMa 0MEhUiLKF2CvyfqC/vAVd5/9HS5aqqszNuuWs3XNuhXU1mBUUSo+vr1TXph+y51b8jAk83El/Cgn IJ9Wc5xiv8Ly8PuYCarkDf5jqoD8aMiev/Xwn4bwi24gHV2HixBOLsnSx2+iT36h42lyOrnKqyxG noj3qtz4j75ZyTYrrL746IXFRTg0u8DkSiJwJqOspV41rNuarjY0RhJCIHmH94GYKVn1AKFgtpMQ BGEIqkKoqrz4CCFZfC7JM1IatNKAYgySlAXnTeaDS8UHz5/y9DtP4MV7UEEabxhfZdwcqWRCHgVO SiKyYB4Cw96BVLgxEF0okJFJsp8DUQjOW4MKuXj9UymyQoolDRiJ8zAeEoe7UOhZ+1DmGloQp4KV dq973N2ArAzN9YRo7tCyBVYIVpj2jGq9xnZnnL1YsbnsaFaKFAdef3nPNBSbbZQCl0pwi0VSt4bK 6PIGXybT3kiipMBCcsKSMZVFdyvM2Yb6vWd0H7xgfXVB01hkGJDRl5nQSe1ZMu9NpYkplHzF6pZa CWxOpOCJcbn9MiXFh4i2euFFKmTVErZvmT7/Gc31J3TPPkaszphVhRQBJSVdpdgoaHVJoZZZl3Ri PLhE9gfSMCFYoY3GmoSJPZXfotNMJT0rHejWZ1TrpzixYt9n7l9uOXiPMJomzZi6g/PfJ9RPmHcj u5ev2L9+hf7gx7TX73HWWjorsUahjlP/5fZLy4qcRw/z0YdvlCzEZr6NAHv03BQFHjmXvIeQ0tIG qEem+/9M2Z+Orr/fvPXzI6uvOLl582kZucwiHzEBReldT4qhBwdCIZBmCufeR2afSPHxdJNT1Pfx zEiptAbOR2aXcKG8IZSSmKqiXa3oGktjinHFh8B+uVldLnhxKTKBwBRKsqqnaOaz92g/lblAdCgh USYxjS1v9s+46UsMddcanq1HXpzXnH/4Q+qPfoB/8owo7hD6/6Ge71g/qahsKV3zIsVMJAiBODqm WdDfOdxQAKY7J4imZAdcrDR+Uty7wBQjIgYqqUi2UHBImbn3bN84Ui1ZLXFRwifCGMAkogukmEhu pn95C8KXsI6gyKNCixX12RO6D99ndXWFbT5g/b7kxRjQ1S+5/fIlw25mnmCOoIZMjUJJi5IGpGYi MZEJRiJrRVUpjIolPqxdodYb7Pk5ZmPIeU9/NzDdJrKfUDKX0AutkVIhjAIPaRfp73puv77h7Zev OXy9I9xPTGPk4OEwppIPmUMJG7UGTaJRiaFqcPPE/uYbmpvPuHj7lL35Ibv2CV0MGO2K0hQNSuGT KlHgDWQZcIMjeV9YCxG0EqxbiF4QJoWOmroNXKwlTz78fdqn32eaHPWbN+RD4NDfMUSBCAOy+w7y 43/J3D5l+7f/J/3nP6eqOtT7P6B6/lGJxCMUbYf4FpNfPMrsk6XTdiEu8wBBZRRZ5HIwp7wEvDxe By49+hINloX4R68EMw+23+Prksevd8SRPbr1T9J9HicRPVj7dc4PpcqJJLpADgrKq9CCw9HWmh8k hd8GExw/P8SIC5E5REJceiRjqNqGtm3oaoNVBQQyjRO7w8QUAFVcVpqSLuyWHiagmFGkBMo79DSi xgMhNMzynN5d8dXdxNv9jpyKwvDMetZ1xp6/h7r4mNyuyTEQZRHIbK7XrFZ7VPbMKT/EKsdImjzT NjPcO/ohsZ88e3EOz77D2YsPuXp2xfz6K8Lf/BWHQ08/OawxuCQIWZScvSmwv/WIlcQ05dbNLuD6 maQlwqdymyQYbieSANNNhXx0M8CkqM+eljmIFOQnz9H1GU8+/C51vWJ98YxXv37L/c2OeXDMLpBD xswJdJl9xFicdmiFXmmaswpdF5GQMLYM+FqAgfmwh+TJwRNcGcQZY9HaIpVGakX0if5u5O7rLbdf 3uK2I2GZk0xT4m5cchhiwIiMVRopS2JuowWV0bggmcY98fYL1OtL8tkHuNU1QmmkMWSbiLkm5Jrg DUnncmCKiJsDImVUFhgRMYDzgWn0pENC2MDqww/5+I9/yPWnf4Zef5f7r36NH/9v9pVknmaCqkjN 75AuPkG2Z4RpYPeTf4dzGfudP8ZePaddtbQ2YSWPhttHxFeZa8jTAZBPtvkjB/MYBeZ9fiD0PIoB e7yrl2Kpso+l/H9x4f+ONehBcHSc/h+lxkvgiHgHOPpA7D7WJToevciUEpilDQhxWWksvV+WSxx2 LmW/FOKRtOHdwMIQE3MoAImYEkpJmrqiqiva2tJVGiMSbpoZDgeGfgTRniKWVQqkXHhwKUOUmqAr gq4JEcJui7p5za5/j1eXH+Lnnpc3n3O3m8kx0yqJlQV2gVkhTYNRDsKBHB1VUyGvKs43jlodCp8w CHwqwMs8ReKhtAL3U2LrFVP7FPnh79P9s/+Ky9/5lPzL/4S+/Yr99oY3dzuqmDiESO0DrcgYJGEK KCGxOYIJVCIx3Q9opbCpNIBZSOZZknpJkyVM4O88abfHjxF1rRArTwgH6u4Jq81zNpfPOHvvDr36 JebLVxzuDhx2E+4ws5tGmBznQqJCQmWBNIZmpWkvauS6IVlTkGLJg7/BD544e1StEUaWFmUMjHPx xedUXCzj3nP7amR/5/BjoDIKpRSZjAuB/TAzuoBRsK6KB0OkhCIXVoLODLpwl6a7Nxy++Qr3fIe6 cEgliNbincD5Bu9WkDXCBoRIRDI+CSwSqxKtciif2L8N3H7TI11P83Tm8tP/lt/57/4HNu/9KYFz IoLXv/j3kByaLbY+Rz3/XfLVx7D/hvzqFeGbr0if/DeoT37MatXS4ahtVVaTUi5cvdKrx1yQaLUu +Q/Hgt1ohRKF+iQXFLpcqoLfgvI5rfyEEPiYcaLMAYTIv0Hu/W3S4Mdbt4dp4yJg44ETkI4aAB58 QjEvxKIiBX7kIxAPRJ9jKR8XZ17x94tT0kn6LdDC4wYgxHw6AFJKSGVQxtBYw7qSdKbELW8X/pv3 nqrV1I3FavBjYpwc3vsiSbUrcnNGrDYccsd8d0P72c/xHxv8h9cMacO2F/SjJwaB1pLKCCqdSqbB EsogVEaoiDGKXGualaVpDWJOC6hBk0ImJI/fz4z7iXunGdffgSffQ199By5ekM6ecvXRp1z80Z9w mA589dnLslPuD+TzDVZramNY1QqlJa1OGAnJS+I2IkWi1gILaF36dz+Fkio9RsJUFsRKeGLcMe2+ xo8D7uxAc35FvVqhjOby/WuqizVD73jz1Q1vP3vJ/uWMYeKitrSdwWpDPqswK4VOETm5EvjSlsCR PEzEvsffjMTGImpDmBz+4PGHWFaSIROnwLh3bG8ck5NgLVIrQhSMvnD+k/fFzCSXGC0EkytMB6Wg NpI6Koas2d2/geYSc/M19uIZw9kTJmtA3KFiRIYIMpN9Js+ZaBaElcpEEsMhc//Wc/u6Z3h1x/WH K777Rz/iO//sD1k9/SOq9gnSOYg9btrhkyfJprAStCGEwPzVzxm/+hItK/L1R3D9PquVZmMyjVFo rU8szLxsylIqMyYpighIytIGKB7HfpeAmEqLgld7NC9gkdGn/Lhff8jiEI8IYf/QEfCQBixOar9T sM8pBlz8FgoQpJwe9AtSPKwqC5r4UaZYzkUKHCGWWf/JzPA4dviULZgWsnAq000fihCIHBGi9JKr JQO+URkfPId+ZJgD2mi6laVqFCIHphAe5MC6aLJFc05qrunNFePNz7n8xX8gfa/GfK8Dl5mjwQcg xZKkYxWVjsg4FbmwbEBZUEuootLoymBbi9rHhcWuCN5D9LjDxOg0h+op8/oTxJPvILtLojDMHtYX l5z//h+w3d6w296x7WemQ8+b/Y4QFN265YXVdIvoY4wakUust8iZqRKsDaxysS2mWeBlJLtITgJl a4S1pJxw/Y44bxm2b7H3FzTdE2y7wdY1trukXezH090dw305vHMjqTc1at2QVlVJ7FlkwCiF/KBD duUBjj2E15EkZ6gCwRdwaOgTIZQwGD8n3CyKw7BVZGuYk8TNiX4sjHwrBVKXQNisFC7BuAyAIyVo ptKaySd2h4Hx5i3XL39Ft75gaM6YdEUTJmp/QLiepAPRK9IYyTmSTBl49mPim1eJLz+buX19oI23 PHvxMb/3z/+MD373T9D1U1KIhN0vmd7+hH73Bo8k6AtylKRhR5oC+5/+BLd16O/9CeL6fVTXsWpy aR11mfoLKU/k/uOtGjJMYQlBMwKzDMRjKqX88bmolnSfKZYtmXw0CEiPVolKfrvyf/Qwf4sB8C4I 5BGw75Gf5x/igRzRbjFl5JJbph8nh4pvk0yWHeKcil109Euv8w6F8GHeGGM6UVJDSgtoswwArdFc NJqNlYgUmSfHrndkVfHkouHszCBlZntwJRxESWpjiUIRvWAyDaH7kLz5CrH7JfPuC9Iva/TVFj1l hG3JVYuSe2ojaYzGyESce/w8QuqAipRLqIWQJUgvK1mCPmMJPfFjIjjPMHhc/Sni4vs49R4H07EJ jsr1NHFGV4b66kN+8C/+JU8//ID711/z2c9/zk/+13/LMEGSAX1el2GcUMQkkDGRQkSkYhEukoeM Oczo4CHq4svPmejB7wPjG4ftyu8x7u5xNz3zeottC6oKYZhdJtzvWaWeZxuF8DUxKLy2qE1Lddki yITbHrfb4W93xBwQZxXpEHF3gXnw+DEQEMsaVpCXv3cEfBLFrr1cdWEObKfIbgjEEBBC0KwafC4C 7SwEIRcx2OiX+HihiGiMgVQ3xHHP9PnPqbXhvGlQ3YY436CGt8z7G4a1x1UW6WZMlYjKcLfTfPUV /PrLHd98uUOEnu4ZPPvgA57/4L/n7PmPsNrht79i/8v/mbvP/5pxnpDdBcY5wnDAf/0Zzgt2b39F uv6vWX38J5jzazoSZ7Vh1ZbWhsWOq5U85QDGvLhkWcjTsTzA9QICyZkTKLSEe4oSavMtKb54BApN MeMki5uwPFc+ldW7VkeFR/XvvwAAIABJREFU7W8fB7xzET9iBfKoStfH0v9o2uNBw3CKBpPiEaFE 8DDhT6lw53wuCSpJPDpW8jtmhJgSPpa9vw+RlFIR/xhNU2k2laZW4LznMEyMk6epV3Sbjk2jmb1n 62dEjrSNobOSmGHcBvbaIM/eo7l8H71/QZ6+pP/6L9n9+7/j0PwOzp+TpaWqNLUSxfSRI3naE8ah EHSzJWMXNJjCGmiqiJaRGBXznBmjR/jAlNbMF+/jrr7LPFtmlxFhpo4j6zxjhcQ0HS+++3s8/+hj +vs7rj79MWef/BFv/v5vCV/8hJWfSLPgIBp0FOgsUFGgcrHujqGo9+wUqN0iANKl30wh4XYZ5EQ8 q6haS5o9Ye6ZuwO6tRitYU6EwZOEpJaSuhF4YfBzxs0JlfJiMZZESqahe3vAuQBdQwyKMEbcIkH2 LpONRSi5lKxiQYGrBfmdCL60d/veczd4EJm60jRSkVOJjHfLLGmePYd+5jA6ZFX6aiUE1lSEeWD8 xX9EJU/baNrLJ4jsSMNb0nzg0EgOsWWVQSWBmzOv3gR+8avAy29m8nTH9fua7/7hn/HpH/wp58++ T1WtEO7v8bf/Bzc//1+4f9kT0nmpJH0guonx8JIhrJgvf4T85MfkF9+j6tZshKezNZW1J8FOweLL ZW33QOc4inf88iBlVeZiSkLvE1OIVLLM1qxSpW040TzfxXinTFkrh3SK8JpDxsVMK4uBTIp3CUHf pv6dOviceZz1AUWoJxYEGI8yPeLRDSgWs4KSpX/GFclnCJGcE1oIkjwCQI4CiG8TzHhEj43MzuNi RlZl+LeuNK0tvdNumLjfj6SYOK81lytTwBlzIHiPEnC2qjhvJMEH7vYjlZWsLi+x+/eR+0+w/cyb 2fEfvzI4O3ATBGnONE2DIWNyRMeEGPcwHSCCkAalKwqQRrJuIted48uqMPz2E+gwoZJgrp/Rb97j bfuUabqnmbeo84bKCDba0wKVTNSbJ6j2O2w+1lz/QeL7/3LHN3/5b/nyf/ufeP13P2X/6mtCfYmq GiqjqQVYSrXhfDGH9iFTJcHFrKmFQsgEKhCmQLyJBJ+J52UQF2eBCEXRJ84btAqYI9lZPVBf/BSI 9z3OFk4hQjLfjPh9IATI3wxEFXB1gxcCHw1BF1SbkBK1kOyElCQhQCRizKUycmU7lNBII+m9Y54T LnmCD/TzzBAcc/AEF4muxIiJccRVlnbVlJhzqdhnOHz1OSFn3rs+5+llg9JlcLlLEpsAaxEucncz 8sUXe774/IBwmQ9fwCefXPDHf/6v+cG/+Fc0XU0OWzj8BdPrv+DN65nBnyNUTRpu8cM9Pjp60TKc fRf16Z9jP/4D9MUTVrXhTBfRkpRqQX4dFX5HD3/BhCOOW4CycouLsUerkvAbYmY3eVolqI2h0pq0 BKW+c2k+iv2KWRQAiShl/bSsz6v87ejfdxkB4kgczsfhYD55cWJ+nFKc3y0/loPiNANQSpByGQyl lIsTMARSzGS5/AZkuUVOZcS3XEgpH9OFUlmrIVCq+Kk3lcYKSMGz3fXsDiNKCGpd6DFH+qwUkroq A0GpBTIXQ8m5T+RsGM+uyVefIvINw/iKb4bIPPRsXcFXVVaTc+LgMttZUTlPFRYSkBQIrUEEcgJN plaJ2kp8FMw+MU8OJdcMm2t2asVbD8PsOSey6VacrWrWwpcpfpZlzWU02liUUZy1Ne2f/jmb9RmX P/xbXv7df+LN3/wV/c0XDNU1VBVZqxJMGSVZlNvBh4w4wCpmmqqIbqhKqZ3GAMYjkiB5iCGi8CTt sWR0ligXkCREXfQVSmbSMONeR8KcSSjctjgCEQYRHHEOuOzwSpeH3BiULZEVipIOlaUsmLccETIQ YmCefcmwRywhpyMhzmibSW4ib2EMMAKrqwuuPrlmvV4hYoR5RM578AMpV9SXl6T1NedPP6CrNSbe gRvxZO6CIsgKbyriPPPmG8c3Xx7w23teXGu+98lzfvij3+O7P/rnPPnge9RqT+5/xvzyL9l+/Rm7 foNPdXGzTj3jsGefW/r6KeHqU5qPfo/22fvUVrK2gk1jMUad6mklwKpyCByz+gQPU3Z5apNLsI5W YFQp+1MWTKEkL1WyHByPV+75kWpPLuu8mClgmUy5PIX4TRb4ow955HecvmZ+dBFzek4fmH3Lg58f 2YGPeG8pZSkVRCzZbc4XQ9ASRqkWt+AJLMADCOSIDg+</text:p>
            <text:p>LA9DHTEIgVMlUX1nF2kpkLqu/7XbPOM40 7QopBSFEBp8YA9jKloANa07rkXXXEGPCTSO+6XCXH8LhC5L7Aq9u6Z1iOxtithghcCnxerasx4om QJtzYRiIIjAhQ/aZ6PJi99ULdqnwD4JasddPuPeau/sdfpy4amsuLy95sl7RiDLI80hSnGE+kFw5 XJSxnL34kObqPS5+5/tcvv8+n2nFVz/7a+7vbplzJOfidRBZIbMCKQk5cb9bsv42iqbRKKtKqCYZ 6YqMM2aYp0D2pVoyTWHVNy5gg0MsDAVTC9yyUozjSEARxhL8KnWFXQlkjAVqSkRSYKLaqAUYEUk+ 45MkZgk6LTQhyCqSKJHojVYk3SHsBW1jUdqSpOVKVuRqRdutubjYsOnakgE5jvjdHW484FImVh36 8gWbj3+IIRF+9dcMn/8d4+vPiJuOPlxy7yLTwXHz6y3T3cj1OXznuud3v/tjfvDjP+bpR9+lbldo /5eE+3/D3a9+wptvLHO+JouJHPbMLrD3hlu5Yd58SHP1Ce3TF6zXHZU/0GnNalWjtD71zkqWG12K h0n+UfkqlwDQvGgDnCirQb2wAyqtmUMsatVcKEpSLM7QBczBo4hwvahqfSoPfyp+skdzuQcln3hs J8h5USY+aHdCKt6V4+bhNOcr5vmF81mqBy2Wn04sKkCRMznFIohJqRhMlETlhMplHyB4HEDAyXDg Qin/Qwil51GK2hq6SlMbgQ+BbT9z6Is5xtjSa7oY2U+ewSWstdS1xhjNfo6kbKhkg3MOfRtKBPmq Q118iAs79ruf4nwP0iGyIOfitZ9Uy17U9H7GxUBtnpB0RYoaKeKpsYpZllgz70EGXFY4fc7OPqFP GoYtNkXa7oInl+d0644kJpyWZGtJSpUJuwCCJ8WAtIXqs372Iaq9oPvw97n4f/93vvh3/4ZXv/oZ 034P7UWBk0pdRC0io2qNqTRJafzRfGOWfEUjS0lOIAyLojAEnEuoxpYyUEn0nEGVUFKlFCEImEto iSzeVaTKIDRy2atrUW55ZQRSl6slxVy2AW5mdImQIz56pJmp14XAI7XFdpfUV++zevKUzZMrVufX tBfXtE+eo5s1IUvmEBlDIsqqbIj6HfNhyzyNYGvy+pKweUboe5AWfZhQn/0SKXq8sLy8n9jvR+Lt yPMNfPRsxUfPz3n23T/k/Af/inYtMfFnyOGv8Dd/zdtvMm+HZ4T6Cvovob/BJ08vL7nX75NWn9Cc fcBm1XBeSxCqQFO1Lg9aOubqLRP4ZSYWj+EbjwNzluBPtVTAQkiMlEUNuDwrKUUQ6rS3Fyc1YbHr lsBdcTL5pCVIJwpBzpJ/iBaQl/mDX6rnuMT7hVQGsEaKUzzZO5uHo5wYgT65FRc3YE6xGIKOwwRR MM+kjMxpgXEcByLLi15WCz4UCbBfwiGN0awqQ2skWmT62XG3H5l9whhDVVuEUviU6CfHHAXrumZV FUHQHMsKTRuJrUasogh8KoO6/og+Rm7uDuC+XHbmiSQ06BWy2UDT4ELP7GaSqIkiE4NG60I6ziIv YY2J5Cdidoyqodcb7vUZY9S0fkdVr9icX3BxtqHtVqSgmKUgaYMTxScvlIQQCG5CBoesGlS1Yf3s Od2TK5rWUskZUZ/x+u9/SnQenzwqSwwJo6CuFbYuYJFI0YcnIVFaErVC5lgOa63JURB9Io4RiUOf KZS14FLZSasiYFFSkmbI5T1Ilo9ja+Rp6HvMuklLCExarOAhZ6K05GaNrTvaqkNVHbrpsE1Duz7j 7Pqa7uKK9vySZnNBuzmn2VwgdMUYEveT53YMOFnSgcM844YeN41kpYm2Ya9b4n5A77+H+eYLqnZN 8neE7Z5+78gy8vRK8dGl5oPrmqunG85ePKd99gxr75DTXxBu/i/6V3ve7j5gn5+QbUX2Dt+/ZeYJ vblmq9+j696j3TxhpQWNTERTIt3kkTK1pCpJKR5FnefTwE48Etcc++1wVJIucmArJVEKJKmoMZVc ft/5VL4fJ3dKPsh1Oc4EUiaJ/I6Q6PEU4IG5kZlDyWYorUNZ2woKmFaJB8JwfrQmDMctQEqPc8XK i40pl1WOVJDliTFe3iJ5oZ2Kh6ljXkqQtJxEuVh6rTWsao1VJb566Ef2hwGhNXXXUjcWpMDPZeAo hMJogTouRqUsHvRFSrxeVczjQFAS8/QjhKzZf3XLdD9jw9eEqadqO4TdUK3foz1bkcTnuH5H6u+R 1hOjJgpFijPROxSO8yaxHzzTwRObK/asuJEVA5KV1Wwuzji/uqZbdzRtQ/SSMSRclNRRUGeBkbJE WgW9TIwiwvWQSuz05qNP+Wj1P2LOrulazdc//Q8Mt79mjs/QVU2lDUJmlE4os1izQ2GFp1CSeKHM SGy3QreZ6B0ielT00CrShSYlEEH8f229149kSZrl9zNxlcvQqbNUT4vp3p0e7oBcEBRL8IF8IMA/ mMACC5AAZ7e3t9VUdXfJ1Bk6XFxlkg9m7hHVy8cqoCoiPf3a/ew75/wOWAk2Zd+jNYTREoTNNdWC KCRRClx2uBmfDpzU65C7HUOBnM6ZL0+pH71kevqc6dEzJsePmRwe08wX1E2NLnSSVfMX2HrPxaZn a7a0xtPZyJibklxuG0oeE4EfRkI7QjFS+ICdLyhOzgjHB3TnK1xnKIPk8ZOKL56WLCvPdNZQHhxT zbfU1TdocUMwr7h7f8u7HybcxccEXaHsGjus2RrNtj5mrU5Z6WOeLZc8XpaUIhCcS0Y3lUI/u2Wa liIn5f6GmCFiHtnTQ+yyJBjyFdjtFm/5gfYx2cPJkM4db5MHduCdp9/H9EDfh+7Eg7TffWdnmhQi LgSMj/u9gY8C49MBXqr7Fm+R55V9sU8UeVkPehxMHun9PQA0RwlRGQvzIMYQ4o87THZyQooM7w6A 3ZtLpdIIEbHG0bYdfTdQ1A3NpMnVUIFhB8soFdNSo5RM/HQpUTq5C5Uumc+mbNZbWuNQVUkxO0Cf fEa/adlcrKntHVUROZhNODh8nGQl1+OGFnfzGjUDjSeGxKIfR4PwjqkKjDg2VuEWhwzlnDZKUJLZ dMp0OkGoVHdVlgVCqlT7FWFrE9FFKyiRiVe4U0q9heiJuqQoa+anZ4h/+O8pmwn14y+4+v4ruo8/ EMeBAYEKBcJHok9Y9qjEfnfjXWocUkpS1BXVZIKeNBRKUaqIPAzImUcKTxwcduXwbQodRREJwhHS zZ0gCgKJYmvjiIkRTwXNEl0vKZs5xfSQcnHC7PiM+fEpzfKIerakns6pp7PkQ6grZLYCe58mwNFa WmO4Xres2iG1BZHefokwlZqhkidA4Y0hektZGChKfDNFLA7QywX2UhN84PRkxmePSj47E8RgoSmY HDU0ix6t3hDNJcPVB65eD3y4fsR4+ChVld++Ytu33MRDbjliqw6Q9ZyDxZSDWZWanEKgqat0Xcqp vDSW6zwB3N/A5d+O7Tyot8+xXuvjA+09YcCDuMeAqvzqD+Ge1rsr4HEhpqkr3Evy4iFhWNwvA/fj f0gdm3Z/HYj58Hk42T2U60VuAwcTArpr28STl+nu4H26s6SSgSRThfwBiPueg1QVnl1Ru82/253s eYIQUlLo1A7UmZG263HOM6vrXNYh6I2jGy2VVhxMKpaNxkRFZ9MGtc6YKV0UTGcz6mmL6kbisKGU kZOnL+j6LR/uztHmmlkleLysOT46ozl8hurvCP5bzOWX1KGgnHUY79i2A/3gER7K6NAiEIoFYXEK 0yUyeEqtmDRTtJJ0mw3fvf7A4vCQxWJBVWq0gvUYc9VoZFlKJkVuSMqjoBAiLRf7FhDMnn1KffyI 5csvuPzzb/j4p3/m5v0rhs2GIBTWSuoARQVFKVIZZYg449IbBoWSiupwweEnz5gvF9SFIooBF1uc GOi2LcZtsG2PtYlOI6oJspwSVI1HM/rUyGP8AEVJNTuiOXrK9OgJ0+URs5OnTM9esDh9xGQ2T6m3 EMDbVJLhDGYzJGSb8xgf6b1g8EkDH4yj0IpJZgrEEBiip3UGbKAPOqHWQsqnWu/xGsaiQtVTqBus UKg68OzxlGfHioPJmACktWT5WDNdRgQ94/UtN1995PJ9yYZT4uQQd3tBd3nFdR+4KM64jEtGOeV4 1rCYNzRNhfdpVzKf1mil6IzDuUhdqLxA263Y01iQLRo5gbd7G8f9SG3yJCWIaJX+7kMU+5ZgKRIz IOaNf8b1J3lQgPHpEAm5bVjJ+yDS3wJAw57XmAxIu+k7hpRUEg9q/sIDKdFHGENKKtrsEUlljRKi 81ibLLjhIb00rx4fYr8f3n98SFcH6zzGJhVAFIqyUFQqhUv6bccwGKSS+7t/bwPtYDEusJhXLCcV i0rTesF2B1cUkUJCLDTFdMryYEnbD7SbNSFIHp0u8f1jxttnWHdJ1EVCTjcNSlcgK8JoiNvX0FRQ RawdabsxLSKloBAWXRbI8gR7+AyzOKV2EoUnBokbB3rucC4hzm9bx8FixnJWURRiX/OsENlCKn5s l04fPYp00BbTCfqTn1IdPGLx6a+5+u533Hz/RzaX55jVCmcGquhpSJq0FhGtAyJEghCY0dBvO2Zd iz6eMj+eIeQEH5c4GVD1mnH4QHdjseOaGCPF0WfUL/4VcbLEBBi6LRPvKCYzmsNTZsePqBcHVM2E utDUVUnV1MiqRKh8zQue4FPk2jmfarydS5NfzG91kaTkSV3m3kiQwRNdqiWrpEaKgBthMDaVxMSA CxKnPaYoCV7gh4CxkYOZ4PlJZN54RusJKjI7nXL2xVOmywmhvWbz+h0f/7rlJv4jZv6UaFq69TUX 655r/Zh1/YjrdoJGczhJiO+yKnHOU1ap2FVIwfig4kv8jfomSFv53ZvXc89J2FnnbV6EVzoZh1TG h4m8KRRSZO/AvY4fc7digP30fF8KIvaUIB7sHHyW2xOPMy//MrTnR7HjvLS8R5akQ6oznsGl51QX VZnsisAwOMw4Yp1LEp+8l/qQMiGrxP22Mu4e/pDu8Na4nIsWlIWiKTWlAtsbVuttQnTVFWVVEIBN ZxiMR0vBtC6ZZk6AJ2mnwUdkiJSShAnTNYcHC+w4st20hOA5mGnc8YLuyRPO12+xMuKLirircY4Q vCMOl/iuwlYTBjemYsqYdN5SO6ppQ1EeMM6P6eslZb9FeouzAm8Nchxw48C263Grjv7kDO8PmE4L bClxPkFF6ipFX5W4b41VUqRlXExMQ6kq5GRONTtgfvaU+ckxy5NjLl59w/XbV7RXHxiHu6Qq4KlU YjHqkPIZZhiJN7eURWA+jSwPJGUzQ6oaJRXGRlR1RwgB0/eoYkp5+inLX/x3qPkhzjrs0CEFTA+O mB0e0ywP0iEoBSonBYUfMaaj77bJ15F/vgsRExMi3oVdH6RGKpVss+q+Pi6pSen6UShJLCWFi0hj CX7EWZcKSrzHGYMdB/r1HWbdU2rB6YHmZJbMYavOUx6WHDxacvDolLKUtK9ecfXNJe+vDuk++4I4 W2LPv2F19ZYPpmC9fERfnLFdj5xKycG8YdJU6CIt/YpC72U1JUT6d1rdK1273j0BRQbkJJ+LeNC0 k69pWcIr9b2EGEJIE1OUxKgemHjyCZLr89IS77/W+sXDtu0H2/zdEi+h9wI2P6c6w0t25aIPfQcu QmcD29Hl+j3QRbZmJvZ/xI4Wb0w6hXXABolJxdp5q5xthXlZ4fPob5zD2LSJl6pgWmmmRSL7jqNh u2lBSOpJgy40o4vJHgocTGuWs5q6TB+QjIEiBlqbftGqyHfICMfLGZUIbNZbLq9v6foOqSSnp8eY qxOCXbMdPYOLzIVEyCKNPd0NUipkPMCUSf/Ge2R0zOrAWE25LaZYIVgbT2kNVXREUvWXc5642RD1 ClFvuLIjoxk5PD5kMZ9iG01lBNUYORQi1ZFlq6VmB07diUAe4UcICRw5P3tOOTtg/uTvWH7/Je+/ +g033/+F28t3hOCZzqYcHsyp8QjnEVoRY2TcbLl59w7Y0pws0JMGpKTbjJi7NcOqY+gc09NDqpOn zJ4+o2wmRGPQxRN0WSUYp1ZJGvQj0aVAi42pC3KMit5HRuuSvOt9WuQhk5dBKXQug0XIVNxpPPZh QYWPWCcZrKMdHKvOsR0cxhiCNcRui7s5x/dbPAH7/gcwa54/KXlxIiiI2Pz/XBwdMT9doouI3d5x /oc3vP0wY3X8M8TRU0JwbK7PWd/d0BaHrMKMlSmIYWAxqzk4PqKeTJBKI/Leq+tHlk3BYaOJMi00 97HZ3RSz24GFe5NNzAfDjqoddwacENEZDxZ3E8COu7kz4YQHfZqSFAAj1fKFv3H8ib9tAMr/wvlA OxrWg0VrnV4SIqlaIpKvHnI/tfQ2sB0tnTEUSmXSEvdVQXGnP4aQiiF2uiL3WOP4wPgTQtxbhq1N f6E+SGShM0dN4Kxj7EeMdUwXc+qmISAYrWM0joNJycGsZlKl5Z/3nhAi6oG7sJBij6eqdIGez3h8 dowxltvbGwCm8yXHywOq1YA3FucjUSWWYIyasW+J0aJ0gTgsqGudjE8EikKgQoTgCGbA+wHnI6WU KKVQCqTydG1HNIYiGIboccHne5VkDE1+WyS996CS6Ljbusb77PZufHImyzICXTbogyPqqqJspqhm STE55eNf/sD1m68Z1xsoKxYyUvuA0Gm68cbR3t4R5IbGTylnFSLCuA70F45xvcWhUbNj6oNjmvmc qq6RRqHqaaoDjyHtKLxJ/Y4hYKMg5B4762IaF20a++ODysrE8swGMiDEBNuMeUpIuKu0mR6soO0T Mry3qcchSA12jVh9RLz7C+H8Na5do4YNc93z/LTkdJm+wMYFVFWwfHTEZDnDbm/pPlzy/ruWS/lz xsc/pywK3O01d3d3rGxNP3nKxtdsjKPUkuXBgsOzE+pJk2g4hdpLb6WEWSmxOTPx0Guj8iEQd207 D/X8B2GcZPdNCD2pBVolNcUHf2+ayxBRmV8K8W8CQtl1vX/OYowP4sH36K0QI711rHvDdrTMJ3Lv JdhjwXeKTwTrE6ylyz0MlVYUSqCNvYdcRpJxOEqVJoAo8hib4Ry5ADRI8SBe6HHOYs2IHQ2eGql0 ioTGSNv19MOA1IrJdEpVNww20g8OQWRapzuZzhZk63Z55Vx2GdO9qZApdhlCgos+Pj3CWcvq7prR C0pdc1BPmA0ls+jRIsEmo6yIocBbj1c9Ak9dNyihqBuF0gLjNaZdMbYXFAd3zGYzeqHxhaaoC2az CULC3fUtY9uhVUTGHjHeYDcldwjWg2fbVYy9RokJSkrmKmmx8f8nQp3uf4HgHSL4FE8uS5ZPP6U6 esbi7CWLwyO+05rL7//E3c2KoAXLUlF5TxE1KhuJIgqzdbjeg/GMK0d3YXF9j5odUR0dU82XlEVB XSa50YrIYE0qd81zYkDhhUruNR+IwSWi8TAQQ0hQTF1kZ0wOruAJOfgVYtgvrzwKFwQrC5vR0w+p 88AHTSzLtE13PWr1FrH+DrH5AXP7lvFqzWICz57UnC1LphOREodK0yymHD06pK5rrv/6LZffnXMd HjE+/jnx8CX+5hu693/mZvRc1y/ZTl7Q3fW4sWM+n3BweszR6RF1XSKJTKoi1amLFB+Pud8vENIu Z5eZz+CP3cEgJakTMt43AKWMf8CGgMnFm0Lp/SEQ81YtinvrvQhpLPcx5pE87j36Ib9gA/c2X7Hv 8EzXkHVn2PQ2XR3EPaRn9+zIXUVfTOpCbx3WBQS5il1JtHEeoVJf2H79saeK+jSq7GyPsDcc7NOC PuKtwzuftpJKo3SiqMboabuBwTh0USC0xkVYtyNmNExLxawuE8Ryj0ZK9yjrUzipFgmsUMj0M00E JyR1WdBUCVdlh4FoR0TfIe2Y0M1C4IgQJCIm2StET7AO6ROgsywlqq7wg8TZLXF1Q8lHSjFhNX9M Wc0oZhPqw0N0VSGbI4roOJgoounp+p472zJ2BbIo2XZgjE2eblvxdCY5mSp0/jIJn8fAfNwnN1ZM 2/UcUVZSUTclh89eUtQNk+e/4PLbL7n4l/+H8cPXtN0aJOimxmsJsUCKVPtlrce3luFuZLgZCC6g Dw8oz15QHpzkZmdJUBrjUx9AFDu/aeZcIZAheQecNdixx5sRlE5utodLshhSyApQpLG30GkfMDrJ GAWdJ1Fyo8SpEkcAO8LYIbobyu07inCFZoWNW4TpmR7UHE5SCYfxASci9dGSo5fHVI3AtmuuvnnH x49T2qO/Rxweo4SlvXrP9Ye3rOKSbXFEFyp6u6VSkidPHnP66IzFrKHWCY4yrQtKrfaTWaIn3+vs yQ0I999+8mIzL/4E+CD263KR6djGJQ5GIdR+8ZcyNHEfpNNSYHOxjssTk5IPOgSybdjnKVjFezOP i2nZ2BmHcYFCqywlhh9Zi3cLx4duQSFSulFJhRQK7XxIy4/scd6dMDEEYnTJN7gDI2SDyC766/2O GOxxLhCEQugCrYskmXhPP4z4ENFliY2CoTfcbbZUIrKcT5nURUKB75ZMu5HRpeVgVUgana4ozqc/ nBIRR1IIvCwYhjXc3cDFBVXYEKQmSpnY7EGmGLAqExB7cMR2RFQSLUFNaqLTRCxqaCn8awrV4CZH OK0R5QSaA+R0xmRyyGGjeLqsYNywub2iul6xDZ6iCmyC42YTWA2Om62hP2uIInUDNDIJqsEnp2WU 8n4cUBqEwDtDND1NnjXVAAAe7ElEQVQRKOspR598wdHLz3n86ee8mWhe/1Zy9dffI/oVOkSKQuNt CaFMz2IvcK3EbAJjawhVSTE/ojx9Qbk8Qet0tx2joHOBIURUXnilTW/mN8SA2P0u1qavgMp345Cr 46VEZN6DkOmNkq5KChslvYPtGBlMap0ulMQIgXUDrM7RN6+oNq9p4iWF3BKUR+mCer5gNlc0jWC0 nsFHYik4OF1w+OSIYFpWV7fcfRzZil/iH/0cXWv8+jV356/4eDWyXX7BIKcM/YjwnpPDOZ9++gmP z06ZlDqNvyimpUodFz5dV6yPSJ3q7nbk3Z3rdefBVyL3IJIkPsd9CecOkWd3HP4Q9ocFPMjq5wPA B3KEfjf1yr/J+4s8oeUi8dzyY31gsCl2L4RIf6+Z3q2zCqVVel79vqErbRaUSvHkHeJcO2tQUSGV wOUR32VTQhBZoshhoQQnSL+aCwFjLcNo2HY928FgKVCFpipSU0t0FussSmuKZpJlv5GhbVnMG5bT hqos0siT3/rWBwaXoCJzrZgX6RBIOnNESsW0EhQivVlvh8DV7Zbm+hJub5hPAkGpvJFWRFniRYMT JTqk7bPfGqJJ9z9V5hosJN5ForlGNx9Z9sfYjeYcSagPmOlpOsBC6ul7Opvz+NmMR49HutFw2weu uwStvBoCb2/SdnbM1WmPZpKZikRniSHkB0pm73myTqdDN3UhCDcm778QTA+WPP+3/zu2OqAdRsyb r+jMhnIoGLcVVGVawrlItAFvLW4cic0BcnpMdXBKNZkhZRpTjXWM2w1D16eDJyS45tj32HFACU9d qGSQqRrKagq6TJXxIQWhlIiUpUbnuLB1gWE09M6xNpGL9ciqtVgPQZd4VdIPPfb2nPLjlyzcDzyq bxBmy2bVcX21pm09s4MZywU0hcNJsEqiqxJKhQ+W7ccruo/XGM4Qx5/A7BF285Hh+z+wvjxnFRe0 +pgxlGB7jqYNn7x8wS9+9hlPHh3ljoGE7CqVoJQpqONjxARBlacbm005db6CCrnT/iNekJ13cb8P 897vr1I+qz+7Om4lJEomlkbgXlWQGTWWQDp+vz8SQj5Y/t2Xfu7kRmMDndkBd3P6MEuBokg/az/+ 7wN6mQQkxI8w5zrYERc1IqSaK+dDchWlm/8eAgrpP9rdMxL51zGMI23f0xuPK0oqJSkUaaHmbPrF yxJRVIztSN92FMExLVUe4VUqSPAhfYnyw09MUmCtkgEjda7BtJJUGrYh9cpfbQxX1yse3Vwi1ncM uqY3A847JBBkSZQTvKgTzMRZQqcJNlvidQ42C4ksNXLoKcdLDtvXbLC0ZqQqKkDii5qVkNx2DiGm TCZTThdzlsHSbDZMqpFZH1DrwIfW8uo6VaJ7HwlnJU9mUDiLypl7crx0pz3vXeIiEp0huoEYPKqa s3zyjOPNLzn/+jdc3V3QX62YjAPdusSgKZvEVBDOEZzBOoeUNbKeU00XFHWdTScJYT2s72gv3+PM kK52wOrmmtX1NcZYDk7PePHF3zFv5uiqyXdcnxKhYbcTUpgYMQHawbJa99y0luvtyM1qw9APKCFw 9ZKxmBBXV9RXXzO7+T3Hh295cii5vTC8u+r5+H6DpODpk4LFNFJoh1WSUGgoS5w1dLd3+PML+rsS e/r3iJPnaAHb63Nuv/0DmzX09UsGNcX4JGUeH5/w5Mljnp4dspxPGI1Lkl5++IuM7LYyo9vzg+ci 2NxzoLKsuxv2d92+4YFPxoeUo9gtFdNEkYC4KnsC/ANr8e4AgPsejRAiWisKBQK1x3yzx3ynKP5g Pd3o8Bm4s+sl8HnE3z2jITt0jUvdHCEElFL751gAOtoxZQBC8WONN2+3Q4bm76CDewhhZgZYZ/fc gJCj1BKStz8z/aIq0mbZWupgOZwWzCcVQaaHnxj2ZaJ9NgDVefRXxHQwhWSyWdSKUkZWd57VauBu 1WE2a1R3jXAtfWv4cPmB5fqWA/sMKTSimBNdA1EhvCd6R1QqOaaEJLgU45wuNFYJIlvK4Tsqccc0 3OIuDL0fOX78CWo6p4uSv151vF31/OrxjE+OKk6PDjicjxxsOurSURWOH24tb29butGBr1FnmpPK MdHyx+tjmTe4u1xFCESZvgDRjgg7ooqaptRMTx5zszhmvH7NOFrieot0EJczKCRyGHBjj/WRIkqU 1JRNjSo0PjpMFIxR0/aW1dUVZnPJdBY5OCxR+g5jL7j8sMFFwdmnP6ORRcoReot0I8RkBBqNZd1b 7nrH1kS2JtAOnvWmZbveMHRtSkaqgk62jEFysnnD2fA1z6rXPD254vC04PpKcn4eWK0Ejx4JjiaB SRlAhdRFUCqikpjVhv52ixoscfJTuif/Bjc7oNx+z3D+Ne8/3rHRzwjTJmcOHDMtOTqcc3Awp1Ay NSJJQaEFpRYUOlJkaGwRBeUDdDYZadb7kA4LIfMzcJ/F1+J+OhYytVanwlyBzbKbVDGVxEqB2ndk ivymD1k9SdXozucCHVnsPQJkNcblcL8JkdZ42uwMLTJCLIqU3UnSXzrGXNjV83lMripSIqHLVV7W 6nEciSFSFGLv5U+ZZIiZLqKF2NtaQ4ToA2a0jIPBGJf0YK1AF0kBkOntLPKoi0x3fB09jYblbErT NBm4mMYgFyOjDww2UMjIRKfARSQy+FQ9PqsVBM+q6/nh7QXfvvrIerWmGrYUZkWhLSKM3N59ZLW5 ZRwGyihRoiHGOh0Au0pxEfYpqWCTU6uaVCyKSE0gqA02dAxmw82NwYQAsyknRzMWxwveb0ZeXbd8 c9lhfeTFUcWyKjlaSOraM2kMhWj57sZwven59txRxQIOIycTRR1AqSJ1ISgFsshSZ0AGRxSC4BzR JsOSLmtK4SnrBlXVRKlxPoAJCGnRpUF5iRwszqRG46KoUWVDUTZInZSQ0XqM9UznU+afP6cIM2aT wHQmcV3Jo+MeKW5p6THG0JuA1RHGkTi0OO9SfHv0XKx6LtcDm87RZwfo2LfYdgNuxAUYosXaDc24 YeFe8eTwDV/8NLI4WLDZGD5cjVxcOoqq5HBWsig9RRHwWhAKlaEwFsYe5yRm+muGk18S6il+3LJ+ /y1X719xtQZxPKFQZQKIxkhRVsyWC6bzxJ1QAlQhKVXq8JMiIEQai0sl8EJmeTtxEzxpH+Vy5p59 tZcgET7SpIBIpN7g09hvfQLOxCjRLlIW6ZDR2QYs93Vi9ynAPbHXy/+qG3AP3SEdKr11jNbvXyAh x7l3zkF2bsF8ABiX0r0qj/9pCZg+D73qHNNaMhUqpbTyMsQ6QEaEzKgjpdJSIUKwjr4bGPoBax1C lUhVI4oJShfJ+52XDlIX6Q0XPbWI1FWRwiR1jVbJghx8GpdGl0xFE0Ve/IEJgjGmJt5JKbm+2/DV t2/5D7/5C//xz2/o1itOQkcjDM1U42XPOF7Styv6tkUWFTKWhFBC0EhtEDLmfEqKa3jjcE4QdMm0 liwLiDrg4kBnrzDdwM2NoJsfMP/0Mf/65ZxPhinLUvLDdcd/frfmh7uKXz6e8tOzCacTmE8MEwVT Lfj2ZuRmM/KlHcFI/IHkdDpSFiVCN0SRdhVSJudkoSUxBlxweG9Sy06YoGKyZClACUWgwIsCgca7 9EaQg8c5RSwmqOmSYrakqCqk0hijGIaeMLY8OZtxsvw50zIFmcCBe8OT55KyGPnunWIce263A4oS 1/WMbUtvA52XbCzcbiLrjWNs+4QEDx68QYtAVIoxQDt6Zu0NT9xbHjWvefbc89k/fk7fSv7w7y/5 6s/vuG3v+Pz5GY+WJVNtQEVMqQiFQhEo3YCWirh4yub013SLF1TjBe35G777y3e8eXND6xuWqqaS EulNetsVBdVkStXU6S4u0zKykgnnJmKOvce0+KuVoMv35f1bNAqMTx0Au816oRL7nxD3mYCdEci6 RExKNP0Sk7/Xtc7OwLgXW/bT8p788/DBz3rhDrgT4s7GG+hNmpiVFAipcEjU/oq+u1akgt5dVRuk lK3KMWeVS010qsGL1GUytpiQCbAhlQcgY/5DJzJqDAFnHcM4YIzB+YhDJ81dF0iVTA4h5tBwoZFk +oxO7cDoAqTaLypciAw2MPqkIzdaUOnk/DNRoLUGItu254c3H/ntn77lj9994IerW576NUfFwHJe UIQZzgmEGFDDNbG9JM7OQJZ4UeOoiGLIkU6JFA7weAJ3feTKCuaTCS+fST79zBCoeHde07/f0rZv cLdHjOuXePMJJ9OGf/z0gLNlzZubgY8bwzeXPcFHPj9rOJrUfHImmdYF06blh6ueq87y5aWnGz0/ P3KczAJ14Vjd3eCDYDKdsTw5YXJ0SKUl0RZs+ppgTCoitQM27zdCyEwGZKIb+9zqbPLeoamZnD7l 4NFTyrIgBhhNwJqWInxkrjXz8piifoKQNTFYlGyR05pHL45YixnfbyvWG4MzG4beMBqJjSUegfOO brC06y2264hmREaHVmkc3Viwg+Vo3PKEC54275gvXjE5/QeOX/xPbNYlYfIVLYEg33E48xzOoKwi 1JJYJYuudo7adojZF5jDL5C1QA8faM9fcf76Nd+9vuTixhDVBB1VCtjEAM5gB0F07r6Qc+e+zYu2 BNsI97bcvL2PD9w5IVN6UsouvbB2JB+Z+yZk2ClT4j4bE9JhYJ3Ee5Ws6YK9kzDGe8jorkeTbOUl 3t/pXdiRhJKc2rtE3BYCtE53busCQot9OamSuWxkH/MOuctTpetKjvJLEdHrIVJpn40/IaeEkvwg dvVCeWsoScs6l22/1vuUd0bihCJmhrrcnaxCZPtt2hrrokDphMDaack+pBKRziYzyaxU1EWyHVsP FkGjJKMZuTi/4l/++oo//PU1r6+3TLzhRGw4bixLXYONjGMEt6UYb6D7SJge4IoSKSu80JnSknFc WITweCG4Gz0/XDtOFvDipeD5s0A5mTA5nOFVgfl+zc3mL9ydf8rV5U94+fwZzw4bDicVx7OKr8+3 vLnp+dP7TdquPp5yPKl5Vqp855Soi45Xa8NoA5UQFCqg48D63XdsLs+ZTqbEv/s1VfkLqllNKWAy mWG1wYmUmEtfqpB2Jz4gisSUi7kGbDQWA8jJjMWTlxw8eU5ZaLx3DIMnuI6JPKfyLdJ+QtBPk2zq HSIYRDQU01P0wTFtP+OiCwxtx+AFQVQondqYK2mohaD3qcI9BJschVFgouC2DyxMxyfiikfVOcvp DfVxRXP2Bc3BP+GloF6sUM23FBUsG8tsUqIm4KvURSgsKOcpXCDIhlBMEMMF3J5z+fUrXr++5f1t ydYqGiVpfURkE1l0lr4f6NcJ6abyNdb5SJCCKNO1cvew73L3u9adEBMwRiCzIiCo9jWf4oEnII32 Iebtusw4VZ/csVarJEcjiVFkdQ3KLDP6mFyWw2iRCAqdMfVR4nPHhtjLf+mtHmMyEimlklM3F9wq oTPIBJzd0bkTW0LKxK9MLUfpWZaAXm9GZlLiKo13cn93iCHkH5Jy/ZFMChY+yYXxPijkRVKQhZDI GJHBZ5uj3J++WqaO+LJIgZHdXcX6QG8c1ntKCYsqnWSjDwQ0SipCCFzfbfjdX17xL9+/5/1dy62x vJSO48pzVEkWumIcPdYrhA3Efo3vVvRSMlYVM5ltv1Kh0PioMuAx4EWChBghuRth3QVcB4+e1xx9 smQ2kzB6fvvDB24/vuL64g3z+SI1HinJ44OKg5nmbFnx5dsNX110rEbPPzyfcTLRHM+nFFIwKyJz 5fiw8Xx1p2mmNdMGnPe0V++43my4+v47rv70CcdPzjh5+ZLjT35KvTxm227RRYXUNVHohJnCIr0C WxBExHqHcQaqKbOjI46ef8Li9AlCCqwZMc4jRKAqLCKuCO4mwTkZwfyAD7/DmWtux1/x3jzi2ivW Nk1zUmnqQtOUmqZIiPNiOafwhqErsKPF2ch123O12eC7lidqxd8dXKPEJWNpOD77exanv0KULwli i2+30N5Sa8Gs9NS1h4kklBK8QBhPGAVjnFK2lzTvDVe94+1Nz3eXng/DHFlImjigVUQLm66tRUUQ PcN2w837D6w/eY782QuU1lhvc+ru/qUW9wJ9ivHGjOXeLb193OXt7xl7CZwq9jZhJUQy5FQlo7EM 44gbfcoDxPI+nRcSoTfsZMRwv/hNcmxyE6p85/dpCMfHBB9JakDI00xM0uJuqpG5syDL6cYnOhfc ZxrEnm2Qicfr3nFQSYyJuFCkDoD8S8ls8ojILFU4TMwnS0jooXQApE12OoVS0HlPId5poUqlA0Xr 1KOWk1JpS5lG/0kpqHT6A41epINHwHrb8vrDJf/y7Tu+/njH3WA5w/K0DpzNFHNdUMZ09xX5nuXH Ftd3jKqCyRJVL/F2gvAr8JGoktsx6bgy+52Sph2dQJqUwGuOKl5+Cu3VyNvLGz6sPrC+es3q9AXV 9IC6iNQFTKflvujxq/db3tz2zEpFOK44mSqWkwqFRzuDIvD1Bs4HzZkrmB095ejZFd/+/r9w8dVv +fjPGxaPP+PlP/3P/Kt6xsGTF+iiQlcNCIXjfvlEDETnCCK5z4LQqOkp0+OnzI5OqaYTAoHRpqSm 8CnlGXEQbwnuLdEPxOH3DO6SzbjkzfqQd+2MIRimZaCUiiAkUimaUjItoJaSCQ2NOmDT1rRtR7vd ErZ3iHHN57Q8L1dMy2tGsSLOnnL2+f/KwemvabeW87fnXLx7RXf1gYJkt5U6QpVShcqnpZoIkiAi brjGbd9zeVvy3c2E98OUDZpCBwocWkfm2uKVZ5Mxdt56rq9uWN2tEtNCij0zf5ejT8Tj7L2IASU0 USYC074gd38tTiO/ziEeRdwfADs9PmqFUgkAYp3fJyZ9TBjKH/UB7Ix3O8BHjtRb5ykfpBRDvF/q uRAe1IPvavrEfgkYYpL7bJbVUzuxyJOBTF4jEe8ngI1XdD7JC8an8EbI2n8UiQhrA/u47yg9vfEM XqQWmAiRtFyoS0mhkjq6Q4tpkZDiUqVuQSlTV7wQYr/19zEyrzWzIklhzqcPvNISYwyv353z52/f 8P56xfl2xDvPp9rzfAqni5pJCNCbPbI5IHFmwJgRUzT42SG6f8poHuPb9/hixKsJ3guczwEkH5BE ZpViXismhUdYsENktqj4/KcLPns9p/uwwt29ZRy65JkfDdZ4al8zqzS/er5goiVfv9/wzcWWbrT8 6smEZaOoq5rHh4YQPSZYOuN5N0z4b198weNHM263PTd3a24/vuHtl3/lZmVQ7R0//Xf/B4e/+DcU VYPPGr8VmewjZDYS2ZQiqWbo5SOqw6cUzQQhBSYHekyI+C6go+fRLIK8BvefiLbFj1fcjS94237O d7cNt62llp7jqWReaW6GQOsCWipqFVloT5CKSs0IesIQI2H7hsK952m45pczwXHdsQ7X2HrC8uyX </text:p>
            <text:p>PP3if2G6eMLrP/6W//wf/j1//P1v+fDVd7z46TJJd0gKpSmytu2VRCiPiiODh4txznddwfdtgYsp JSiJVIVgUsGyMoxy4MKZNDrrgtvRsur6H9V3i32CT+5rvmP0yBAy4FVkiEnmACKSQzUk+KdQoLOc p3JHoJPp7S7yi0QplV6UuSfT+eQ90LlOPOYHOTyMV+VDwLjAZHf93pV4ZNbAkHc8MS8gd3i3XQd5 iIGQnYLOp4NNS51ewPlzlTuJEdAdJWPaAee0UtgRxHL4Ic08WqbRYcwmhN44vCdvsNMPKLO+mFx9 Hu9TA0/UOzqQpNLpCpASgSFrmSKBQ2VaBjpU8vi7wGrb8erdOa/ennO7arkbLIsQWTSSeaWolUAT iMpSFw5TBDYxYseWcejSeFU0bOefsBneM/RfI+yaqGpU9BRC7imsEk9TwaSUFCIVjbgu0Mw0y7OS Lz6bsB1bbtYfGNo1xiVt3MUkharcSfjiqEET+fLDlu3geHs74kPBopagS5q64nASuDGGfjTE6pDJ 8hOe/zf/I11zwvd//jPjX3/P9vyPXP6njzz9yS85+eU/oaTADS1mHBhdZNQaRa6t2m2tfaBAorP/ wqDovWcMqWyjHQLd+SUTe4k9M5TlJZGa0ZzwcXzJq/aUj12CY5zUglkpaIpIk9B5LOrIRDpkGDEW +tHRdS1j9wFtv+GJ/Mh8YjgqA4o1t97w5Cf/Jz//9f/GrJix/fiBL3/zH/ndb37D+7uBvlninadr U5ipiYlV7yOIMt2Xu1Fx3Um+31S86zStk5QyooSnkIFlGVk2kVJ2BL9FxxYdA04VrAZL2w2Mxmf+ g0I/MPWkIyQZaHYFGjLeS3UxBIIQeMm+91LL3Lq7b9ViP2IHKSiLgrIsGazDOk87WCqt89idPsfk tk1x+l3gx3mH9CI/gw96BBHYIBgyQGcYbfrZOh1OSLHvL/DeM1pHP1qs9Rn5L/YP/26RKbMMqTtR RgO4GIjRJx2aVFvtokST5ItKJ6/3aGI6AAabxohSE3WJ1JpCJXT1LtUXQkRlYIRUkrrYMQKTvjq6 9CFWWlKIdNq2LnHvtBCsuoE3Fze8+XDFxdUdY2+IPmbwhqTIlBytLLoZQVuCD9xIMOOWvtvSjC0q RrbNE+7mP6HbPEabNXrYUClFJTQhalzwyGhpdKBWqcjBm8DYefREoWrB48clV9cbbi9uGLsNzgwI ZwnRoXRBr1IDzLzRVGcTQoS3Nz3nG5PCVkIjvcbLirq0NNYQzZbBLAnzGaef/5xhcsS2PqWZz5l9 OESNN+ADMnhkcBBS8MpY6JGUUubqL5U87dYyEYKqLgmyYIiS3qcNdVFpAoKLD2v68wuuTx1nj2eo 2WO28md8sE847xu2dkTJyLTSSJmcg4JUZnpcBkRwbHrDTRu5XPVcXb3Cb/6F2fg7TgrLgZqhwoYR RzH9CS9+8j/w6ef/GvvuO374f/8vvvwvv+Wb84Hh8DmKCjf8wPp2pD+pKEdPpdOyWavAEANXfcmH TvHNreKmTw6+UkQqHWjKyGEFBxWY0INZU+gtFQVOJcNTu23ZbgfscWBS5tajEPaI7Biz1V1k/T8+ KNzKy8AUgssyeEiLRJGtvLtlYBQiHQClpnIlqksyeduPlFrtOwOUZJ/oc/n3SJFdj3QPMjkPWn9M gN54tr3BGJu0/CKZ7xCCQgkKkZx/g0kHQAhQaoXM9OfdzkLv04KgtyaMmxHaMfeFi3DPEpPpPlPp dMKkBxd6k35IqTVaKBApUqlFSrY5FzP0UGQlIMl/k7qk1hITcsorxmTK0PmKESKefH8aDW8/XvGX 797y/uKObWchROpCUxQCXaSlTyk8i4VlWltCG4hOUGuF7R19t6a6fQvrx2ymJ6yaF/SLnzC5XaGH V6iiRPkJxpcMXkIM1BhqAUX2egTv6btEgAghUhXQFBHhR6wxFAIQ6gGnLWJc2kQ/O6qptOTt7UDv Ipdbz7KSOfyT9g7OedrNlq4WBKUppiccfFazOH3Ocvy3PPE3TJ89wXd3YDpmx4+YLI9pec1oPU6n BY/1MBqBRzJ59IzTL35GMZ2mt5C1qTVZKybzOYvHP6V9Z3j75grjDijPHtMvHnNpau6GVDM2KSXT SqUF5RjQSjJRARWSCWU9Su7agfXmFrf5hmb7V47DHY90CtncmZHy+Fe8/Pm/43R5xHh9wds//ZYv //n/5vriFtMcs2rOqJ3CmnMuVyMXN5azI8/BBFR09MFyM0h+uGv44U5yvUm69qQUTGqYN5FlA4dC UUVwzhLDiKKnEBKpFTCyvrvjzasPHC0mTB8t05Qa7332Ox6GzOt2nx37Ugi0Uvgd8isj5LzKW/Qf uQKTdB92y7WsdDmfavKsc/gHy0DrPTZ3b+wmCZ+hnsmMlK7iuzo+4wODdQzGEn2619uc10nSZCCE BK8Zbcr0KKUoyhS2293/d8u/Yld7NlhvBwu9gboIKJGLP/IOQEpJIdOCQ2Q90mYQSPog5J4vr0Tc +6LjA3yJEGkJUeoU4BlGt0cf77rXjPEYT9K0Y2QwhovrW95+uORuOyTOIEn7VFoipc/qgmcyccwX HkekLdPPGkNkHDvC9hzZ3TE0jxmKA1xzSljPwfXJCeZrnBdYL9I0gaNAohCZ4R4Zx4AfUymmFJKi SDXm3ll0USZpJd4TWAeX7oWLpkCQ8vCXG8Pd4JmUGpWXVIHEQBi6lmErEM0MoWqawwZ9eMiRfMqh WFFrR+jXYAeaxQH1dJb664zbb5W9J5W3Fop6ccD87DGqruh9ymQQ0t9r3TTMT57SXrxnddciqzn1 dIGfzWg9jNbsp7KykGycZz1GDhqSwSdYrIPOSjrjGcct0XykMm+ZEpkqqJUlyEi9fMTTlz9nWla0 H1/x7s9/4tUf/5mx/gw9W7IpDinKNV6WrNuO241js45MRKBUnsFYbreK92vB+UbQD55CCHQpqQqY NrBsYBIkYtzV4Xqkckiy9CUi3bbj8sMF65eP4GyxD9v8yHuz3wXEfQW3+JtdgI/3Gv4DSkf6b3PM 1+9ovnmDF0Ky+e7cheQ+wR1Na4cGlxnc8SPiULxvEN4tCJ3zqeAFuY/li5wYDFHkRWH6ZymL1Hew 0/6z83CnWigh+P8A2Xeck7OJi5oAAAAASUVORK5CYII= </text:p>
          </table:table-cell>
        </table:table-row>
        <table:table-row table:style-name="ro7">
          <table:table-cell office:value-type="float" office:value="669278" calcext:value-type="float">
            <text:p>669278</text:p>
          </table:table-cell>
          <table:table-cell office:value-type="string" calcext:value-type="string">
            <text:p>Tarin the Spearbreaker</text:p>
          </table:table-cell>
          <table:table-cell office:value-type="float" office:value="1" calcext:value-type="float">
            <text:p>1</text:p>
          </table:table-cell>
          <table:table-cell table:content-validation-name="val9" office:value-type="string" calcext:value-type="string">
            <text:p>BARBARIAN</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office:value-type="float" office:value="12" calcext:value-type="float">
            <text:p>12</text:p>
          </table:table-cell>
          <table:table-cell office:value-type="float" office:value="11" calcext:value-type="float">
            <text:p>11</text:p>
          </table:table-cell>
          <table:table-cell table:content-validation-name="val10" office:value-type="string" calcext:value-type="string">
            <text:p>GREATAXE</text:p>
          </table:table-cell>
          <table:table-cell table:style-name="ce25" table:content-validation-name="val11" office:value-type="string" calcext:value-type="string">
            <text:p>LONGSWORD</text:p>
          </table:table-cell>
          <table:table-cell table:content-validation-name="val12"/>
          <table:table-cell table:content-validation-name="val13"/>
          <table:table-cell table:content-validation-name="val15" office:value-type="string" calcext:value-type="string">
            <text:p>HUMAN </text:p>
          </table:table-cell>
          <table:table-cell office:value-type="string" calcext:value-type="string">
            <text:p>You previously pursued a simple profession among the peasantry as a shepherd. But something happened that set you on a different path and marked you for greater things: You stood up to a tyrant's agents, and this marked you as a hero of the people.</text:p>
            <text:p/>
            <text:p>You come from a humble social rank, but you are destined for so much more. Already the people of your home village regard you as their champion, and your destiny calls you to stand against the tyrants and monsters that threaten the common folk everywhere.</text:p>
          </table:table-cell>
          <table:table-cell office:value-type="string" calcext:value-type="string">
            <text:p>iVBORw0KGgoAAAANSUhEUgAAAJYAAACWCAYAAAA8AXHiAADNfUlEQVR4nNz9Z7Ata3qQCT7pzfLe bG+Pt/dcb8pXqUoShbxDQkIIhEB0M4ygoyfongYaNaYHtUSAGhjkQCBTVVKpjFQqd11df4+3+2y/ 9/Lepc+cH4U6oJsWMmWkef6siBVfRGa+7xPvZzLzS4H/P8HvHbyOtZ2SevXNwPFxj7vsv/g6r73w qS/9gv7N6R/5sR89vb5psuF8hjTbECjQ6MHiAp50kcASGWtVEt3b6KPXoQhUlsDxwClOsO882Z3/ 7w7zK6vD3zum9Ymf+RE9eu1fvvTSPa4/P+ZDP/FtmJJKK0hTdPuU1qpfFB77y+/6vfb2vd/+5vHV 1z7eu/2Q3bzBpfgBxXQc4dt/Xfi6BO2ryJ/6Cxo1DxOqOv5dHr7+eL0pkBc7qM4IZeLjLC8yGh3w 1scPMQjYuvQcpdwqi+YbpHovsxjGkdIyIDITHuGBtYq/qHKq8wC1/h9QqpdhrQSdXRBEa6x9Uys+ az0ivuMvdX/v+PZn/u7rre2rj770mVu058/wV/7MU/RHATMMbP8okNdOzW9c+eEGgPXKx7553Oh9 fPelj6JV1tEzHdbdGn714hsy0XvkD//U+OsWyK8w4tf7BP44TD/3MU2LRr8V3rz3+P0v3OetT/0a X/h3X0A5+l3YWKLuOxT1k1x4T5oz8xbPHP426u3f4k7rJM30+xjpOlO/guUMMIUDLuovI7X2uG9c 4W7xuxgd9hm9tAVyDFTdSDR/fknw9z4ffeSdhd87hwf59X+s2DbpE1Xqb9TYfdAjacQxBJiEWUmb hC/ff/s3VwB06xpi0WdWLpPrjZko80x1k7F99Kgoyt/99YvkV54/1WIFkf3y8Wuff8dvv3KPtycH uHGTU4szmqX3cxQT4ME1rn7kF5jcvkbdv0+l26LQ+xTP3PoN1N0xdedRbls7XK8XaE+b9LwOl/Tb LLoPSMbPcrz6PqbemM7rYziUoVwF7fg8ovrpwdbrvwFw/vL3/pr7yLu5sGgSC+7w2u/+FrWwhyRa rEgOu/tbq8Fw+CrA2MjHEraHWyzjhy7TkUY/fJzUrEOE/L/Yn/hnia9rQL+C/KkUK/rcP4tFtz7y 6rT25iP3tz9DfHiHiZxktZBh8aKJK8nYL1ynV99jFPTIFEuYaoFhYYtUkIF8m9L9TyJYXdKxx9go 6Rx043QaXd5s7qJMblK2b2LIFXpr30lfljg8HOEcGaDoMLf+SOLGP/qw/dmf+8Xx659Zm+WfIVvZ 4F3vfpLrHYfRmw9QC2mEZJGSbjLdul50P/Uzz24Ll/+91TtCz1UIYyHFUYt+pDGNX2DmHmflYOdd //Wr/9PBnzqxJjef/3szb/TvD69/4fFm08cf5hBSHqu7h5zKd7nmJ1H8QwrRPc4tFnn0ycv4cxvk rvwo/cqH2elPuLP9JZpzKtnGA7KdAWr6Co8sCSxVUmjiHK6zS2d8jzn3iBQCo1PvIFwQOL7ZovfA grGCmAAteP37dWn4MGFPaQULpM5XWEhOOTx6m17jEKt6llziNEGqwMznhVWzTxiLs9YPGRFgShZR WOfYzzLpj4HgN7/e8f1K8adi8B69/t8IwmP/WxS9/I9+qtds/jf3DmeMh30GjsoZMYld7VCUkiSS Ep4IZm8bY2UdSVTozwy2Rj1i2ZOkCudRGvuotU/Rv/2AXtQjmVqlJSxx+tx5UgkPyW0z8YccTCGj R4jaFZTUKpHZILbzGl07gKlEYTlArWrQ7eJIH+BAUFF23+TeG68zOD5i9QPLXHn6rzKY2UxGNkfN Hc4tpyFzgvFbL7Dl5yk/eIVUaZ27c3HOBhaqUkdLnfop4xv+zt/4esf8j8uf+IoVvfxXziOJ3xi9 /BNBt/32X23t2/QnMlYvYLU3JJPoUE2EmAWJoeWRGtnIhTiev0Z3lscZ71CRZTZGnyPfu0F6YR7t nX+L8p/7O5x97AzZUEWcfYnua1vc6meYmkuEvkvem9HoDGhN38Dfuc3ucIZ37rsoP/Ys8XQf6yCE rg9iHE17lZXkFnKgUdk4izPL4nRturceIKRTKEmdtUKCacdDCcaEmRnJIGQWRLiCxTlZoK3Po2iL WL7x387e+u2/+H+JQ/1nzaj+sytfjxz8UZC/3ifwf0f08l9MI0g/ghz9zajZL9X3itwZq6Ld7SEO D1gSM5hrSeJzJqIFM9knmzQQZAMts8LdgylxYYwqp1DkNKJioDo7TA92caUyXuUxxHN/G2njdZ46 /Cz9V19muj2m7l5iVvgeFmLPM39wl2AmgvQqam2e2rSMfuUpKhcV7Lc/wr0tjXxGIV8ykINjyifX 6B700DIi9beaFPJXKUw2yDgGR7ErTL1DnIdbxNeeJCH1OLbWyAcHKL0UYfqQW36RM/oUDl4x/y8B 6R6vIYg/CvzVr302/vD8iapY0cs/JgCEr//sv0bQP4aQ/UfOIF966bbB3VqHvVdrTJtbLORtimUd cdVB9lUIAEEhaVRwiPNWLSRZ+zhG7R6BmEMXptihR9fT0UJIeAcU938R6fga0nSO6NyPYr/3wyTU LQoH/wz2blLnvUyX3geRTRAzmI/PSA4/jXvvLsPsu5HOfC+JjEDPE+k2LaZdEzlwyE2mZDYucy+Q aQUjzPZNgrSJc/QWgzCBZwVQG5LUpgiaQtTTmVgtTog5EnQZOG38SPjv7U/+dOY/C063AZ3jr0da /kj8ialYX+7ywvXo+R/+ZeTrstdbkHr+kBu3LIbbdRT3iHPVfYziBRbKBo24z1w/Tn84prxaYOwa dNwIZ1yn4k5J5SsEvSPEhw/wjRWC4hyOMqYTpZiYRUQjxqqiY7l9oh6kM1cIn8gQ6z7Pyfv/knD0 o9SrzzEri8QO3sAyBFTNQqs9jy0nacxdYO28QfLGr9ELZUSnjdRxmS/GGAkRx505jO4ybbGNLtfY OLlELCrg+o8S7r2BG48R2j4HvsuJtsSoEJE05hGtHpoZL6lZ9Sngk78XH2vlWy4aW//W+zqm6A/F 112s6KUfKyBE34ks/z2mZMBhdKyzvfM8n30jQaV7wMLiGCkWY3P1EdTiZVytQ7LvEdezRJsJJlYK aGBN7qOFNnFPZZSuYiarxDsPmMxaGEc1iCdRYlVGloyuJulnP4iaHdDuDTDSDlJmHdtO4FxaIHbv 37Hs3aK29lfQlALBW7+MpZVRKyOi418mKX8Xh3Nz5NY/RP7+r9APUkyjkIyU5PTckP7oInuff57U O1dIje4jxy6hSx5yZhUpMaTRv0ZJ7tJSYGiqZKIOhpxk7ElM3DFBFPsE/8nkyrCOf5Hyyv/w9cvU H46vm1jRKz/5o4T1D4GfRJLeQa+J56/QRuTFzx3hHe3yrKrhFFzmowSxxTn8hMxU6aLtW5jZPEFO YNQLEZ0t1ExAUD6B6ZbwoyaxTIWYMGGgnyLu3UOaHiA1G6jRMTEljjdr4GpxRsoFtHwOMbCJrDpy MsVQfYYgWEBofYnMzf8Ja+Mv4D/1/RgPf5npfoC6UEY9+DWs2fuxVk/C0jdSaN5mbB3QddMowPm0 yX8YieRrfYrFEfUgIif2abs5mrkq8cE2alZGOn6F3aaFmY9TzIT0EzL16YxyBOHb//4fipe/529H 9X/+z3njY7D++P8Rv4MH14QF80viVDgPEMXnngm/Xrn8L/E1FSt67afn8R+YyKvXCLZDfDeGHME0 zp67wt19m/YLzxNzbJYkheQCWGmNTGIBYXGOmTfDbE1QS1XkhMvhvQmO9pDqQoZaX2bq+CwdP4/9 9F8kPr+MLXYgOUWMNhAZIh7eJbK3kDrHjHsd4t7nGbcPSMy/A6t8GiEaYOkjSq7DaOUphuU10rd/ CvHWT6It/wD2mW+Fa7+Oc7CDqiwxr7zFeJDCnnuWKJEkvj/CdSJ6touRF7n09DoP33wbMbXKlWKd 6VwJ07eJ5CRkNwjcfeZXH+fgSz9PMMwhVCLikUxAErcbYC/wNybHr34nxx9bIDVHJD27ANAc7l50 G+PvIDB/WDAJVbv9L4H/99cyl/81vmbrWNErf7kA5U8Tdh4hdCH0IF9iOkjR3Wvzctvm+HM3WR/v sLGcJJJUJpUY59bmmWYrmOMQry0QxQOmokEQ7FMUkvTSEb2xhbR3jUV5jKNn0FYfZ5A4iSIucpxZ plpKEYgqRr+DJrno/Ru4g4dw57MI9gBkk1Hx/eQqF2imVjHNPqYn0ZfjZM0Ayd5Gqr3IeKhC8hli 49+kfk8ici3czTWSF3+cbiKgMnmNyY2rSLKDKEh0xZCHN2bEZm1yj17iVGWTsLzO0DWYui5i7YvI UZE7r36UijWj+KFvRxmP8ISAycCAcwVWRzXQ9sDOMlv+TgLX+QkvjP5xVNvhIIhxfsVASnV/Sih/ 35+ota+vuljR7j/88eBm8zmp4hWwZ+8AQE+AtshAzfHW61dpXtsj/fABSzFwUgo9OctcRaOwvsDE WUEZ3kOMycStGG3LxRC7zAoaXszA7gXkmlMqyWNQVKJCBs/3sJodkBSazlkWFxfwiit0ojyJ0hwR OrLSJjGqIfd2cOtXUWsvMbM0kieu0MtcIa6l6SbnyBgwrjyCYtokXvr/Is3ugZpinyqlnUOc1m/j 6t/C5KkPo2bi+I3rRMfPA1NMc5PrLRkpvE8lNBHnL5DKrBFfWcbqDAkQ8PY+R3tniilsk7vwbgpe n4EXMR5MCQpL5KwaCXMEmskk9gTatIs3tZjJNp2xTlZXSK0Xfko/861/osT6qnSFwYs/uRB02ilF enCJdu2npYwLegpmdTj1IazoHNPRITc++RbCzkvQGaAKcYKsh18qsDoXJ5PKMx3E0XsH2JHDKBph eRN0TUQrzhMOhhxsDzgdOyAZW8Mqb6IqJrOgg+2pxBIyptMhJdxE2r/GpJNhPrtCND6BK5do5dZR E+v0li4QFs+Trz4Ku68yOLqBvvciQfEkavwxGvOXSRgegpKgufxtxLzbpPo3qNoB8pV3MDg20a// DvJ1F/3Z70Mqr+IFAx62ajwuHrOaXOBV7yIn5GOkcIAa7dJrLKBn4wSRwnFmCUW9iqZvMnULeGaA bveJ0hWSk20E2aHe7VExFKLsjMOOgzuzOJHSEeYjZv008uHeVyONfyy+4hXL/eI//FElrP8wbngF oQ1mAmQFart/1338r3/gurb6uPrWF+jc/zytWzMW3TZDQ8KMawiKx6m1ZeKxNB1LR+zdJZfL02hC GO0ymItR8VZotvbwuy6bqSRSZsa4OEdSlqm5DokpSPqMuJ4kEnoY4xl+ICIGXcKZiiAGeJVTTCcJ KK4zzZwgI4lM8/OYVhe700advE7i+C5S2KdvzCFTwHrk+1FXL+DNxkTDPiX9t2H3iCEGRs8j9A9p F99PZv4S41GTcOszjKwGK8kMuzPYm8Q5k3RIFDapRVnSmxvQHeJFPndf+1csUkRYeIr87HWSskYn iJHnLp6Qx/e7KHqa67MK3WaDK6tTMunzSLJBP1DIxcSXLSH7TcmL7x/8l3Liv/6vpGnx/I8nwzem M/N8FCs/96+/0nn/P/MVq1jO3m/+TfX4dy4Ttr8X+pAyQF8EIfjfmY4+fmf1f3x9Zp/6ztlv/k90 X/oM28MOa3qRA2lC5JeZX4goZS7gCApKI0B0a8hmls5siFEuk0xepNYPCY/20COHklonuWBgmach GjGa9clHWTTfZxyECP4x9kTBzIqIyjmEsIsiWeD7SN0tDClgfHQNo5dBjZ1i5jzCNJaGpSUk4ST2 3AFRZJP1PwF3XiB66YDh4NspX3ofnpijP/kGxM0BqdFvgT3hcLRGqBaZzgJScYPo9FOM3vgIrWZA KScRqDka0YBYZ5flVRVn5BKIKjgy5fRZ4t4UP63CRMFLZhF6NbrWGFWLUdBnDLwUs71rPLpQpLLy BGNXwe+raNEBoVB8WohH68Cb/+e8TI9f/O+lxr3zCan2Xb61ROS6IfBVF+uPXbG8N37hpOy88DRK 5l9hDwQ0GQKhRnV9xuj40Qftc348G1pvHAs/sHLrS/+mee2LzEYJeokeBU8jtWwQlE9wsWgQ+Cqz zgRZn6AmDI5rMt6cgqFISM0pnd6AtVGLTC6DMh/SV5KoVogYzugNZfJ6F0GXUc0EAQozUUU3Q6yp QCjEUOMhcS3FrH+EanmIrosYt2GmE2aK2Il3MZo/gSGI+FqWaWQRjwJCfUqyvo2695tEyjr+2W/H rTyCHyhMlYBq/1/Bvdu0B4v0lh5jbm0doXeIZE3ZfuXnMfKbJDTw/CxG1EdbvoBrVBGNJJOBTWq6 y373mOLaGtNrO6RiQ9xohuQd40USuBpGZoUwmcDJL2A0NDSzTScMKHb7WMkk6rkPfbeZr/wKwGz/ M4tCPJ4TB5PPqeGxfqc9Z5iTVzi63uLkSvxu4dv/4ek/vjq/P39ksaLX/voagXMecfWjBNsQBJAs QhT9PFj/Qrj0v70O8Mlf+tjpXHL3bf3VT2nOUZ09Nca426OaShNfzFCs5JFDn1KUxhNsIt1hgIDf 7LAjr7CZzTJqvIZ0o0s1H5I5GaM97SOJOqYY4DhTZEHBLGaQkhlIL0HuJNHUQxBFXDVCte6DmMN2 SijhhFBJEukaRBFqGNBTRJT+MWb6Is3SJhkjg2s5hEQIsw6+CqEtI8sTUv3PIgU2buoSgnmeY7mM FEtRju4iH7xMb6+Df/Ibickwk+IIrc/SvvE2Sb3MKK6yrhfYLsdYEVaZZldQxQFWu81ha5d4Ook2 7BGbNciqY4IIurMm9iiHsbBJFF8FtUHW1bCiGNZgB08wSBcFYtXHmI2H32n4o0CORz85tsRNvd9h bzhgNvOw+zscHnf5jr//sa/JSsAf6SDRr39IJ195C4TTSCGIBvizf8rpx68JhR/9xd9r99H/+f91 MqZoX1yzf7PUb8643lBQfI1C3qS6kkVRVSQ9ID0JccUQq+Bg1fv0o3mORJuT5CntHjExGiwmI2om +Goex/FYlKfUfYlTpQJC5TLClUfpdgXMmUZXdIl7AgIhh1qek2kXLwzwnBhKNKVPkrwxoEkKeeQh pqYI4wgxnKHbJnZ+AwIfWZWJmBLKAYE1JQxEHDONZg/IHr6FmnOJlEUsYY5WYZOELBO/9R+YdWys pXPogopRiiG/9RnatdsMswtkxBRaKsVMSxMvP8pEHOCPYpj132TklAgqPqnalLx8RBT5jKZdJGMR af5dMN1HS6fxxzaj2Rhh2iWQMlR0wNzB9i8ykn06rk3/zhAhNkabTFkrDzhIX0DOPv0zZx597K9/ xez5ffhDixW9+uMf4XjnHJWVDTynzsKJMbW3niHMWMJz/3wC8PovfaGU3/oneldbvpeeXNdtrc/b 2zbpvoZXTbG0uEnKiIjaHoulu+jVNW7OZEZ3RywoPrWVM3g3ehRGbzG/7OLK59HzU17vjNGiChkn YjCtMU7YLOUvEiyvo7GEJ8aZiTpeEU4FFn4UIRlZZr6PgEBCkRgFHpEvkHGHeKoGoYSmmATxJLbQ QhtGWIKKgc3IzCEqi7h+B1HXSHgOnhASzEYoyTSzoIPuKiTMA9yxSJC4SEswiB3cZtq4Q+b8I/hR Cj2aENv6ZTzbY0QMQVwlUYzjFh/FlROo0RD/+AHB9k2282VO+H3GvsmSeoyXWsbLbMLURUuHtMYz Up2ISD2iZilIIUi6huFPGFnQGTuMRh1WBAM79YB44QmGiQx9K82FhYt7uTObX5NHb/7AYkUv/5hK GP4C/uS7ySz4COKv4dr/QHj0f731n7br/ct/njuYxD+T9j52OWdEHI9UDg6PCDtD4hsbuJsFzg8n uFqE4PmU1+PUGi0eNHVOGlkmpoz2sM10/JDqgo6cy7HTDylpWWqWjBx1yNRUBosSjtXBt2OE0YhB tEElAnE1iVidY1OS8QWJqP8AIRoBApGYpm/VSQZJJNsiHIpIeQMEiWkrIspbGHEdKbGJIMcYiTJm MUYw0enLGSJJIZ7KMw4iCu4es0hBkEIstUJOs5GENraXwiGFNHkd35XQUmUcJUk+aGK9/SvIiQId 2yGVey9RWkPIXwbGRFKE8Oa/pR3EcLwZ87EOavZd+Ok8oZ5AnrWRhYju0KLsN+nNFD7f7VEWJojB HEkFJuP75BWdVGZEMXkCtAl3WKK5N+HiQp6MsIvwzr/9NekK/zCzwjiG8d3ELkHK+/NC9a/98n+p kU7n03nx+ctps0hrdp83XtuFXBbhkWfRwoDCtkAr/pCFQgnPiHHrVp9+L4RFmciKEGo3EdsdMk8u oqgpul0ZL2jT6fUpH08ZrTQwV9cop6AnzBNJESkvTXvWoBgKKIl9vHufxgpDBDxkSceatRGECCF0 yZtzWHadQFbwhhqmoeHbPQxvGTWMwPGRxdugFUjKApr8BFawQXZ8jTC00AegqTFU1yAgRNcC4uaM w9hJCpaIlAgwRYeYVKC+49KWYD42piuvYiy/j9HeF8mZEr61BbHLEA2Iogg5nWBaeQJ5+1PIqRWS c/MM9TmkKECadZh6SdSjLVTziA5Fpr0Dzo1zNJJ9ykqXdNRHT+bx5jWyiU1spcS2FSIc13lnZhtB vPcGyvjffGW0+a/zBxcrmgxR05cmpUskso9d+72/h5/4qLCnG0Up8H4ysff2Y7J3/YyaXWb36Iha bcBs5Qrz6ZB1Z0QodcgmDeRSiXHLYL++ixUGkD7H2mhEs/sGCyOZ+Kl5bES2hhKFpMRckEKLtYhv lCltnAZRg9Yh+XQS9+A+QhQwtxAj6Pn4YwE7GiDrJlGkQ/YsiZSLGOrYqoIqaISBheT5CNkc9brC wuJ/nHjkc4xmq3iWjISL3d4mUc8wta/jDnwq4m3GckTaSGDpReJaDiEqsBsbk5/sEgkZuuM4ekwj 0GIY5QPSx3tM/AWCSoiYWyBnX2Y8PkKxa4SDBG4xjyzE8TsTUuvzJK3TkN2kH59Dc44IU0XCbkjM azARxyj9GkN/RDnexJZsmqLEStKll90goaTpGiXq4za2NcBstVHtBwgb4RZu9Jzw1M/ZXw2J/kv8 scvi5Hc/+r2dcPDv9O0dstKXeNisEovG3G/tUY+fJMxGnB2UMcIHVJdloniFdt9gv/6AWG6dlUyX 6V2bvN7Fm7gUz8V4OM7TH7eIaznSbpPyUg6hukykFREGN/EGDjI9+pZMzGri+wKxpTnABr1KIJeQ MjksihwQYzmEvqwgFTUYCszCCC+UUCUVURRxjDivvbHLRm6Zfr/D6zd2CacPWXtwj/yCz8nyjNzp deKJKhP5NEohQ302IyGmCFSVYfc2mZaHWVToOTpxvUA3cZps3oXrn2bsuZi5dZzMEjkzQNz+HYLt OlbKJtj8SyjlRTy3TyJdJejeJhRU5GDClBToPvpBC3t8hNV6GSOWRlaypKQAS4J+5RFyfshuIk2l NsHXZri9YwL3mAV1vEcm2hLe/W/f/xVw5Q/FH1ms2eGrj9uJ/PeaX/riX9eOrmHJY3RL4ObhdXIr GX5jL4EZnuAx6T5zaodBQWeiVvA7U+7cPyC7tsx5L4bb28X3Jcx8hc5aiNSv4XolqqKA5txAL2+g lyXGNZFosI03HSCIIVEEiWQJ9eJFCDwQfDAu4CY2ceQyUWDTjnyyswhDmtLTVNR2n7E7QEylidRF nGiKH6ZRBIGjF97GV0TmP/rzvOHfpKjEyFxM083EOH/6Bwk3LxAgoYhxcmqLrrOIEI5x61uodo85 o4c17GLqLnWviC/GCePLyN0vEMkGqZHEqLyOPH+SzPFdwv51pu0RwsJpnIs/TCo5w/FA6R9gA75v ovWbeNYNMvY+zrRLaJwnli/hyVkkyWaUnSPmKrizNoy2mTQP0BQN2+lQUBqWIpcuid/+i/e/crr8 wflDizX7xL/L96on07GsfF1vb5vcfRMnqjOxJETbooPL236BycTmROCxKg9ZKo7pmgXevDZk6O6z UD5LZebSPLzBqbjGaKGAGMuxewRzsQGxzhh9KSQ9lycgh3vcwA86RJGPZETEFlbASEH6OTDG+NNF /LjBoRRH86f4SpZq5GAFIf3mAHdkk5i0cYsZvEBGVECIn8Y3Wkz6OaxJg9iDI0Z3/ymxgcniey5R PPscTnWFkVpAEQRGExnEBn77GuzPmEXr7DSbbAp7GJkCSiVPwpARfBF3vIMpDxhYCuY0ycwaE1Va qJ6HpZ8g9DMY6i5612fY3cZ78u+TX1zCj3cIHzSRmDCrv4Hp7KEFPrasklnOYGU+DPaQUVTEUD3a DizXPo/k3KHnFEmqDl1PIiVN0BaeHImP/5XUV8GZPxB/ILE+9o/+wTu+4c+8IzNoWuO02/mpWmbp dGxwR8y1X8C2JPxmhGnc41pyk8/sF0gx4ik/QBPqFJdNxkOL3eNdDCeOl1lkaTJGdF2ahkt1XmHg lOkOtjk9iBBMGXPBQtQVtEyF0e41gmEFc7GPJC0jVs4gLV2EcEpLfwRjdISXKKB2bPaVLoX+BGss cPT6C8waR0yMAZvrF4ivnKKbPUPFGRIligSxAqOjLZRmi/69z5FWLVbmdUYrT+KsP8fETJLtNBDc PmZvj9GoDs0GTcvHacmUBJeB40AyTcZ2aQgqI1XjhG4zcSTS2RRdP8RUDeKKgJfxCRGJBI9sRmY6 NVGQSIzexE9/kIPlb2SOW0R7LyOFbYxYiG/JKBJ4i88xESoogU2o6uBZqJKD1euR6X+Ctlxhe9Sl qpYoCmPC0hmUzBncYvazllr5/xD4SqGw+vGvskv/Gb+vWC989K3k9OjGTzpv/fq3PvPnv6ksZs6j ZiLc9j7JgxcR+iMmPY2Bd0y9Uub+bYWxN+LpUzFW9AmNhkWz28WLdHRNYcXV2B6PyAUthHnIZ89z 9djndGefh7rPlWUbEuvE5yTwA9xOHz9MY54t4/dKSMkCAhYd7yR6NKQdzpAPB4S5EsZ0iLO9hdS+ znFtRK7SJjb/GK21RZJL72FqxVAEjYQeZ2LbHB21WG3cJCsdI6bAXJIJi++jJenkWi2ajRtU7T0a vQmjtsPUDSjttxknN8g693GrVxAjELMWgaug+w06dYm4JCAaKaIgoKPmSDo1vMISqh+CImEU58gt bSEMHidMSIjiFNwGQ3GTePeIKPUaqrRMmN5AHB0zKz/LJHEWdzYjG7aQoyF+oYxRr/NQ9lk9vsp1 ZCaHDZTkiM3EaZr5OSqaREqvIhVFEL2gI6x8Z6F44aN/IsT6/Ec/f771+m9dLx79Ck9895/Hu/ID KPvXMXq7hK7Azo19xvMNEvIqH70+4YzW5WQmjjoPR8cT/Hs1wiCJuqAy14tI2gPuKLeYK3wDx7k9 lFsJMu6AMJ0kWR6R23wMJSnB5BhSFbxJBUGJISgigpSkY83QogfIboq200Y6gDC0CftTDPE23OnT XTOR8u/BeP834chVFC/A8yEWWUi2R21rH6P/OWQC5peSGJk8kWAhqDKTsU/3sIs5tglafQQjgZ0o YLg9QqOKG4SYswG+YyMUq2iTATPPJwxdZEREIcKLNNCm+FMJQ5TwoiHEVAp6kY7doJpe5tCqkYit kdRDbDWPou4g93cJ7VWGdMgmN8Ab42y8g0Z8nqh+GyVjkh5bGGkbzxVod+oEokvK28fxQnbcRfLp HPeIM/NEHklD0tCpBT5n0y7j8lNOI6x+2+n5yid/v5x/bcT6t78aDX7p/8H7fuSbETa+HbFfQ5z1 kb0WR3cPaY9adNczdLYTDNU231VYp5Oa0D44ovFwxrm5NKIYkcq0Ufd1rFwP2ahwtaegNrZYmEEs LyCWTYonVkFLEvg6gjzHBJGkYeGEZXBaEDwksqDbzzNsjrCCPRZEiWC3xsPwKpfTCwxWn2V6+RmU 2KNsNSLU3Ve4fHKFdusAo3lAp3efbOSTmx9jLJ5jJuXAqzNpO1jjAWrHI5gZeIKBInsEegLRmpEw FcaqiZcpYzoR2UyW6axNOB6QTFc4Di2WgX0B5nyLrjfBFCISks7u4Jj5dB4HnSCYkJIyuKk8oj9B lAX6ASTtA3wtiTqKaDfGxKslBE/ASyRxhRmucYdsuEoUCzEUGE9cvHCCEMkkkkXcKIaqZKhbEbIU 8aCn0FE9TNNGH8SwzRFzbgZxZZ0Lz77n679AOn7707zzERP56e+Bw2Pk4TbyYpXhns5s4tBYSHD3 QUTBn/Heis693gHbX9giIw45s3AZQWsTTGWCA5XGYpdu7AnMwzbzzSaprEGoZMieGSHnV0ASCQOT UF5i4k1ASeMrNkKtjujUqasy4XZE+/AlxpLI+thGzPeJRCivnKP33I8zyD6GfLxD1rtN+ugLFCyP u7/xeRatHnJVI/QDYpfmILHEpONyp/t5nOYiK70Wu5LGScEmiqeJx/exhTUiNU1cl5kJGmLzmGyu gOm3sGc+ojvCzJcAiXSsQHckkku4MIsT5ZYQZj7dyS5ltYyDjivoZGMlBoKFaSiMgywJyyejD4j8 LHrKw9MLFNICjb0u7mBIcjnPdNqkUMgykPpU1QSBD2gSeTNPpJ/AG08xmTK1WsT1VRKMUZwXeGFr Gf38POvFJINJh/awwcrD/tfCKeD3Eetn/v7/8ou5258j87f/CeORQSJsw+JZrtvgNe7gZgpoe01O 5zKkpzMO2wGtgz3SepL8XJrisMdIa5FoJnAW0twdlFDevE3BmODRQ/UWMTYUovwKgrJMLZ4lbacI 5WPUdBrjeIfu7gzZGOIq89gPGxxOH7IgWMwnI7ruLvHUJrPz34hw+Qn6fh5lOiWymtj3HhC2x1it Q1KGiXc2jbWe5uIARuMe4yOF0c4WKT9ghE3od1lQ44ymI0wjh5dfw/BzDLUcMddG0kwkYw77eI9m PEFoDVjKLtB242DvUhCzTHIF7M4IRQjRmge0MCnqOZS4husFxHWFnqqgeSpivYaiq2A5hFKcMLtG qNQJzTzyYRuTEFQVhRnxIIY+MpnYLkExgxRrkIzWCOU+orKPkD3BTF0Ct0V64uJ7fYpzqzwS7DEY mAjpkKKWw0wOyS6mv35i3f/0b6iHd3v/PHzrl77/6Q9fYOylMcdvESWyjLsOd19/maPbe5zKx4hX CyRGTYbuEYOOyVzMoVA5QWnUp5v0MdUC+4sxRq7GYm2XlAHZahxrKBE/KWHMB8zSG9APyVkjJEJm M4nxTp2pfx8xW6XdzGOObpGwHS6X+kxaBYxhh+V3vpf9U9+Bpq8xmFkYdpf6K68S3d1jnLBZLYwR 1ALquSXESYuj4y73dkQGkylFdYYdhgzHKywnd4jKp/EnEUa6ix+FRMMYmtUiIU9wZB9FzzFNpEkq afxEGskJGQ86TI9vIQsu9+Ih67kx3cGAqamSt0PmC1lUMWIQmShSyFAKSI8HSIJKYGQw8Qj1GdFA QBSbRIKG1Bli92z6/TGL63NIsoggzag3OxSKSaLBAEppnHiFVuwykj8liDJoJuhmmqHuIwUS/jSi stwgcDKEtTG0DrmvpmFu7usnVgQ/G9u7+kOPvduBE3OoxzcRy3GOJwWuf/RjzI32ePsLr7D2gx+g 1u1Svj8iXA44m8rTzQ1ZcR7Scvoc52Ri3gnG9T65QKVQLSIk23hjAePiCtrcZVBjjO0CZraHPCkx 6/4us6FKWYZGeQm74XP04AXOTH16qSQ5vUXm7JOoz/4FDtVzOGGSoHaPwYtXaR88z/z0kPnHz5M4 laQrPEP30MN57RjRPWLYWyTh3ULXK/SHN1GVZRLyIQ3xPIX+QyzmMLQM6ZSOJCskTqyCr9EQqqTs HSLPg3IO3y1gWXtM9h4gKTJCBNbeMe2pTy5VwjfTyLk0gjukQ4xs0CUMBTQ1jjD2CFQDvCGhZiB4 PkKiQ5TNQjSFMIkcS6MbMyaDCYIgMrMsIKLXHVNJJ/HUNeTeFvOGjmMUGBohykRA8F18IYZmLCFr U7z4eeJHAYE3oj1twKRJcVr8mon1nw3k7n/mN/9N+961H1ry36L47u9B8S1CJU0zdpo3P/kJar/6 s2ycKCCHY46jLCVhjCrpSHqcSmDjJTM42l32gjnE0Ee5L3FqrY2gbtKY7VKMacydXkOqVPFma7h+ i1guz2z/AKvbRSt1iRs6O6pG/Q2TxPFbFHP38QdPIm0M0Oa/Af/yD9ANLA6v9rCu/hu6X9rnUqZB 5nSWuXc/Q19bINiZcLB/QLy/w9HWLkZqDtPUke0xZaWJb1YZqSsUzRGYZRL0iArr+KMmam4O1YxT 18oke4dMJxaxhIbtQdyAyf4xvjsEd0aAAdkU2WQRLwoYKSYVp8NRo4+CiyUZrC4vEygDQnJghxAF 4E8QAhuEOOF6HOFIQpAGECoQqcwa23S7X96OVJGlL/8qMunVJJFvojJljItUyKDlzuDFqiD4RLEY 1sQnVHTEvkXW63D37sts3bvJ4+cfofD4YygXv+trO3jf+eJvJAdH0ns3otsUH13G7mtM9ICau8TV l36Xws3PcPLkSXbSJqlBi0LgoKTziHrIyX7IQXidwF3DY43ZccAVcUpyqQXCCXZa9zl3xkfJXGRU fZaMMEPJCFg1m/Fbe0Tep8nFKzRiT7I9aDN56wCNBrluh8TyPJ25x4k/9wSRskyrcY/DF96kfvsz nHQanHiHSvXCO2lr56jtdug8fJXrrSZnvIdIoxSKrlKVJOJyDd+MISolKicvodRrONVz5KIZgajQ cySSi6cYKypyECDWmzj0YNBg4FXRDYVOrYY/HhKvnkRSNWJqhD0eciCX2VT7WK0G9XYd/AA7AFW2 8GcpxFgawQ0gGIE7QhbTeKsxIj+HOKxDpELoISQDoqZNPGUynthIkkh5scTh1hFBFIEloigmo/4A 2xeQrTHdh18kvhEnVbxCFKWJwh6KJeB6Io6Wws2u8OzGgEExh+8nvxZOAf+xYj3/mzfSpnj7M/m9 1qPLj8hYXhxnNODIOMPhtbcofPFnyD61ye/clIimQ/LWAen1M5QEl7ExJDOIMV0vcOQHVA8ldGvC 4lwH9Bxea5f4+jlipy8S+AV6sSmqq+Ee91C7NbzZHvJqhnHuNLdu3yHxoM3SrI8WWqhPrTA8/WdJ Fi/QtiY0Xv047ZdfId1uUTgVojz7vQhU4LhOY3+L8b0WBPfITEOcjWfI9Wv0Y1Xm5iRMQWWg54iI 0JI54v0DAllEz+ZRY0mC9iFSuoI0m9Ax4sQO7yAbcSaiRFKUELIFGlKZtLeHKBt0ozKp2T6SNUTO F7FtG911GHf6CAIkUwmGgxGiLFKsziEqCngzBNFglFJIakmi6Qx6HYRqgnCgQ+QCPooYcLRzhCSJ 5MtZ7KlFtzsikyuQKFboxBLkszFcM40lt1APv4TvqPixFSQ5TjS0GDZ3GedjBIXT5OQcmmxTrLoI J3/oa1ex/PHslZK9dbJ8bgk7UaLVErBmJt27/wGj2WLt276PX9nrMbn72yyt+Jxfu0DXPWY543FD S1FfKBAM4py4uU0n12e+WGEydhjLImvvuIi+dBmCGKGcI3+3w0HnTfLRIcPcCtUnT/Dyrsr4Mztk +h9hxSiTObNG7ZEfRqguEPg6t1//OL3rX8LoHJOueOTPXqaYytJ743l2azJCr0Or1aS6IuBrFRIj hSCWpaGpGKMRD92LaPNJ8v0ag66LfPyQaSVN2R/TG4cEM4vMxIXhfUI/RDJNpskVUskkvpxFMyYc jybo/ggz8DHCEVYwIB6fQ8mXYGbRP97GCSKQJGRRxHYdssUsrd09bF3AzKSIYlmEvIk88hDqNUI9 gzCvEfVEpLRA2JoQxUoEUUSuPKN20GI0HJNb3KDfvcpk0CaWypB7ZA2v2SMKPbTyJZTcKnLvNux8 nJZdwT+IEfeuMr4H04U9WpOIi48/jVde/1o49WWxjn/rH9wdvPLTJxfe8TTj0ydwdzvs3N1heneH UfMW7/6+b2Ov7jL4wkdYrcR5vJBhlhNZlURu6KcJqzqbuypH9buYczOWjDk0b0BDH3D6ylmc0KTe kUg7TQ5bD4h39knFVWJnLlFLrrN99wh9NKR6+Bbx9bPoVx7DX/omHDnH8KXXGbzwRa5N7nN6s0Dl /GPU5nL0do7YvncN6/p93DCOFhNQU5CKr0B2kVoIp907HIUVFjIuvUzAbNqDZhNnkmKuJOA5Hh1X </text:p>
            <text:p>R3CGGH6bsTFHPC4yngjo82uYZoqJH2dY20fo3yUW07GjkFYkMFcqEIoCrm0xI0DuNDAUhUgB1dCY jGZ4ExuCCCOdZjD2SFQzBFmLsCNj+iJhKokQ2TA1EeQQp9FHoo/kqIR6Gj2RwTT6TIdT0m5AYa5C fb/GbDIkvv8aihghqhKD8Ty+FCesvJN0aJJtXEce9Rn5S5RiFgutQ+6XNjE1H3uW/tqJpY7SJ08/ m8N+6kMc3dnGe/5ltKtHkDvgxDse4e2Gwu1f/nUKaZWV1TXS5w1Sg2O2KleIddOYd25h1Y84U5DY RWJFahHfKFGYu4DvZ0EYEbQO6R7cxzT2yZbW0HNFbnSzdN/+HZzbQ+YEl9ipRZz3fxdh7hEah1fx PvfvGR/tMsz0eG59hVjpcd4YPGD4azsI3R1k4Zh0LEnoKuTSfULjKfAUvGOPpdIcpt5hLZ4lsJJc XIvh9yd0eiOySwskpIC3t3RKeZt0zMFOP4U2OKCfewTf3SI2HdOtN4i1bpHIPUoqlyGTitGLJAQl hqTGCMc1nH6TcjFHN5uF2hgiAVWV0Q2VIAhxXQ9ZlklkTAa92ZffN5x0iYQI/AyRP0XEw/cDprZN amFMYF5AlDsETcgWM9T2WwxrD4lXN4mEY7pb10mmH2UW8xG6OmqsDXKMyTRgEjuBsH4Ojd/i8O0X yWsVdtIyG5eeIl7NMdW/Zl4hJ8M+3jv/DsPmgL0ti9lbr/PkkybVd3+Ql15q8YWf+1lOqvdZN8+y vtjlsJZgZK5hd3XiN+8yau+TXs4yESzmzDkSj5dAUAmjNILkMet6SG+9RfJsitjc++hJBW4OHGY3 b1DdPyJ5MUJOP8Jo48PMdjtMP/lP8SefY841mJ0wmV/+Jm4NPZwvvoHXvINw3CKXlhCSIvMbj+HS Jko8hzVxsGcBdjhBVZqE5kVSngOZOI29FnKlSJBdZmElTq8esajcIZuaRxQUbN/jzu0ZldkOGaFH dGSjBAahYLJ2Mg5OnJ41Ji1HTCMX3Blyu09UrdAKReKKBIqE4wT0OiN0TSFbSNNt9IilDGLxGKNe n6gfJ1JUiEIozBDkCmHPAsEjqXmQOkMka0RWAqIxBAGyLDIaWiTyIyorawz3PRqHbRTNIB4LEG68 wqh6jkQ+iatWQfCwN76Z0sShd/06twZxtOB55Pd9EPF0jrD3UBOz685XXSzrwhUePtzjS7/xCcQ3 3+DRyhRp/iJv3jF56a3XORd0OXP5MqvnK9xuW4hmlWjQJrG/jZzoMAoVKuM2ztIyuXMnCKKI7swn HoyZDmtYfYHlp87DXIreLEOtfkRn6zYrnQ7xC48jnz5JaGxwePUq6a1fY8VRGcyfQ6BF21km9cYD 3K17TI+bNIcWTy+kia9uMkwYOIk5QuM8hj0jGTsil0tjxTNM2iOk6YBpYBP3Ve7Wx5QGNQTPwAls Bt045WwKX44RojC8+Ton1zLIwR49O8tCSWU6tSDMMB320M04qiJx3JsQCW2CuETkBdCoY7seqWIe MxlDnDrkUzGOtusYcRPfc7FnNrKsECLRqe2SLxcJFhaIDAMnBF01ET2BIJlGqjcR0h5YIsTiiKpJ SU4jMGLU65BbP4uqCtR2D9AUAdks4RfzxKQhDCTk4X1GMRlbXSE89U24I5+T9w/o3e7hm5+nlDuJ t7B5YNWPntmd+d3Ta8u9r5pY9ycm7V/+ZWpf/ALfdqbD3A/8D0zu3ePFj/8W8sMdnv1AluDyk1w7 rqGkFolPkxQOXqc7GVOMn2Jp/RDmTpDeWEeMBzCVMdQJ3naTyLHJrSxynFikvS0xdDukbuywqkWk 3/Et6MUTDKch46sfpdB7keXNJ2npI+68Wqd2f0BnMiSZ7qKZGcq6wjc8tkGw+jSjTIXl7i3CThOx fUQyn0WYX8J0HRKCxMnVPLVZi6SepDcwWZYPCB2H/sDGV3ycKMAXDHxDYbjVIxuzyKSKTJwsF07l GDT7aIqKo0g4ep6pN8FpjcHvUM5W8a2AcE5DqrUIgwh7NiFdKuK4Q1RVQdUUAtcmmSthmjJh6JPO JhmPLFAzoKoEQZZwckhoaojul/eODzMqYn9KmIgTGklEt4+UjEFXJEGfSW0P05QpVwuMBiMQwE2t ICcDQhukWZv88V2uaxNKYpwwuc7mYsRtc4/+268S7+S4++5acX3x0gNbT3z0tz7yz779m7/tr0Vf DbGEn/tbfy3Sv/Aa587MOPPnHuHuqMStz+0wa+3wzlUbZfUK9x7usJC+iDnr8fDWDTZzOkbOZ39i s/jUOsnCaUQP0D1aNRB6x8QLPkFig4YUsnfvHnJfZvFwH2chSeHidzIxDZz9hwT7OxTlAfKpCo4V ceuLW+zdu4OUyzLutSGIo0oe505Vqb7ze9ht2VTNMcP+mPNmRH/3IcFiiXy8hCYI1Lwxpm9jSyaa VmQogta8TjKxhixFEIR0xmMiy0OcK2J028gxkzC1REoS6TUe0hnYpKp53HiB2GCXYX1KsRgnMsAd Cti1LYS5VTJxlyhMfXlMFX55fNWpNUmmEqixBMHcEr4tINfvEBEhKxqemECMGbjZLLJnE4oBSCLC dExkJMCL8JLzSE4fye+DLxAJEsJBA9/tIykqoigw6vaJ5+bxTj/25UWjlAm6jFG7wSuNFmMvYmMo 0cUhL04QegMauzfJplfwLr8fqxSjNx1/6t0nz/4Z7ex7g6+0WKJ97wssX9FY+/Cz9N11fuWTWzRe +SKVbIZeaoOHrSwbuUfo2fv09l6kXNIQZQsxHufEOzeJZc4TuAGBZ3Fn7yHi/YeoUYeaeZKrVpKd F65ivL3NsjGg/Nw6xae/m1YU4L32JYz9F0mkA+R8nBtvPuDoV15ldLBFaGuMJYFZTiaVH7K2OEf2 /X8OSy6xqfRJtJqcLMSwNIf4mUcRRiGiKNPsT4gLCkoqTUWL4ftTYoNtVKmCrEVMYgUiZcJCoYg/ v4EehQwzZXzVQ4grhJpEqMwYyXESaZF4OGTn5oByIUdiM4fTDREin8LGGuXqGnIqh6wKdBttnKFF KDmYiRRKvoJbnMPREwSpOEFhASEE3/UQwinW4Q5yYBEqIOAhBD5RLE0omnjVFSR/giC4RFOZSDEg piAmUpiJBKP+CEmWkc00oddHO95CUDyUfgOmNk5unXNFAzyPYVBnUu+gtSaMTp/CuPQeMtYh5cHb nBcHPHsi/yHXi/7WV1oqAOH1v/JI9Og3v4sjy+btPY3pJz9OYdljZqaJDWHuyhPw4ICdu79LZv40 GSVP8TGbTO4Cgp6EoMbhLIl83EO2t6Fg0sqcoDFU4eV7pDSbk1UN77E/i+VJtPaP0PbfIL2iE8gm b+y3Sb3aIKENUVSXfS9Gp9OiPZtiVJaQFqucqKwyf+IHmE4PMIJ98hGUyh5h28UVRKLBmIbikpZT CFKMYdwjNVaIeQOkrICXnGfUOSI7C5gioabSTKdTkGL4QF6KMdQbaBQxLZfR8IDUmQLUFWrDDvls BsZjREFCNAQEX6I/8BlOdoiTJLO0gm246KoIlHCzBYQwRHLb+FIGQZIQhlOU4Q7C1KLXGZC88iyB EYfAAUEhULNIThOUJOKogWAkCQiRAhdmUzBFxP0G4H45cWqCMAwR7Q5BfBEureFZMcRwhiLCwLcI 9t/k+MEBtY5Aqlpi5ekPws7nyYRDTGkO99n3oZ9411dlwVRo/8LfiMalIS+/VSZ2+xXK0qtMEt+A KlxljhJNx2I8HLAix6EUkSzmSJ19BFmaocpJRqMRk8OH1KU01XSSm+I8RmeIsPUy68kJmUvfyTRf 5bgxxnl4iwWtTehVect36Tx/FafVZLOicOmJEjvtMc+/PmPzTJVOtcBsRyClFjj3De9F8xU63d/B FtJs6j7DHpT8PpYpo+tpdGGCHk8xwUQejwnNECdVIJ9SCTwJeTrDlw1GrRmzVJPqUGQiV0h5PboZ k1w/Iog8gjkFsWbRj8kwFQnmFNJdDSGlwGCMkghA8Znd7+MIBn5FI2sreNoMZZomWs8RRDFAJJIV BMUARIJIRB43kQZ1xISBa2YJ5CKiCIIQojktXLXCdFYn60/oCjKJsYUbgq5ERKaBWBtAMIAoRBAU QklBEFTEyMFLVAnmUyhxg8iFfmAynTiMxs9T/91tZoMhpx5/nOSJ08yXJoTHB3jNBN4zz/xE4sz7 /slXWizZ0nxe2U0xaX+ehVgXO/koyqTJWhBnVzBJCXeplp8h4e+gntsgubwKlo7jBVzrHBI79hir IVKqyF6QRHrtOqVgD23lFNFjFziiwvGL18lbdfIrWaYTk72Hr6Jv3yHsGpzdEClVTe62mjTuugxF D7+8iRikKQj7LM2piEKGWbyGcJgi6zso4hTNEhiNa0i5izheB1Er0esPyCgdElIG4gtMU0kmDYtY VcfRlwhFl1hKxxAW6asPSDshk8jE7PUIxRhjeYrnyWS1OPGp++W3gjoOSjCDSYquFpKcGWhmF+n8 FcRBHXc8RfSnmOQIkuAHMoLgE8g5onSCqD9CFacEUgo/USVKlRBEASkIUTUBYXKE6Fj4loM+7eHZ Dm4xiajKKEkTUdUgqiM6HZBS4AMR9DpDshcMgl4aP+uhj8b0WvuM/FPEsiUkLHTXQK28h+xGl1e+ UGP3+j3Ws3n84gXk4gFaUSPIld8DfOXFarZc9q++yqY6JMjo5PIKalzCa6aJ9bssZBdBbaNf3sCY Ow1ywIHbY7TTx+jfoJXLo6W+hX59RLT9K2yspjAuvo9QvcDgsM7o9hcJum+hndvg4OoRtf27WN0j Cok5VhYmOFmVoVxECARebm9xfuks+WQO5f5DvFQaPSYiiQFm7wF9a0be62EaecS0iLJwGTmMMJXc l29vuBFoCcZJmeHIITPYwUZjGj2DIgxJRS5jKYPYs0mlThH4NvrxIcSz9NUUhjohXreIVlSilo4c ysjlDmEnQ+TMSMdnOJFI5GrUbh0iOXskFIhSOaa5AG1+iXCWByIkQcCf2MhBn/4YckqAKIq4kkIk qgheB2+vzdbNXRq7W9yZaJyrRJwyREa6TtIwsAydYPMshllEjCKChIno9hn1psRMFWESEvkRkyMR Py2gKQHR8T1ah0OSm8vMZAFrqpJcf4y1VovrV6+T3lqjWlkhEcsQzq0iyPGvtFNfFuvo6JiwdUy8 lKTgzpMdx9m+/RpuasT55Cr1fIyTJ+OI2QugTTh6MKV31KErP6C8dpEZF5lc22LRv4v66Dm0yx9g 0hYYvP4yauM2GWGCk9e599oNRodHVGIa0/wKgSfQckeUvBK12w0MTWTtjErc9ejF87QYsS4phEqO 4f418rM+a4P77ChZ0pZFqElAnLjkQwTdSEYvLyLaHi3XISsEKMGQoqTQP7iOVlY5mi1TEbYJxZCO EyOt5RGyHsQEIi8gVBIESw6iIBOaPZhC2PEgMUNyBKJQJi7mOW7vkhp/AT88j7wAeBlsYrDvMDGb yJKIb4cUCegoLu4kjjW9RzAOuX3Q4mi0x42HHncPHjDsONTNgO/MSDSkMqnFJHo3opm2Ca2I7mf3 KZtxhLmTmGfAHEsIsgRSRDjMIJb6RH2Hu/Uh1VkMTZVQpRpSrYeQXUY3Y2SiPM76JarHNWr3tjl/ KQGFRQTXJbAffJXEuneX5+I+5x6Z56gz5e6rd4gnkpSkDNqqQ3XtBJhFCAb0Gh61o5vEY+sklt7J jeNTrBxcQ5tepfrOp+mklzl8eR/x6G1GD94gWphHnrQ5es1CkGIUcjnCyGEaG5AepjFiObTIITOX ZKu2i5leQSgV0AcTqoKDIcVwGiMmJgieQUqZZyObQE8e4js93Nom3XQeVReJxwu0p32CcQfVdjCW VukpNqpqk/Fexd5ZIC/uo4QRwfw5fBFG3pREQkMKPNIjh54RkNQknCjACH2CYhrJHRKNIzxDQ7VU +r178PAt3MUKYiWLaaYRJzJa3EA+GpATFPq5Akatyf50xAv3WhSGXWqzNodNn6vTHq2jBzhikow9 plqCD5xK8u2PnkLtF5ilItIpi3Exg9q8Q15sc2wdkb/Vxp2mIHeSWELHczwiLKKhgysbuNGU6XiE v2CgiOB7DpneDY79TY7icyTXL1C4/SbhQZ0HN9I8kmoRac8gKuWviljC/r/+YLQoC+yJWe796qep GAWSFZXYfJlMtUSUqKLqIve2HxD0ZpRySVrxZXZrBtmdGywbE6RLaVqtFhwP8Q9HJDOwpZkMDizU UYfM3ByyE6GnK8zab9Lsq5xcrHDQaJNIzAjVOO4YrFIJL3uKlHNIObXJfjvEzMXIXr9DuDiHnklh LA6gM+Tmvk1pUsfILNA1NGJZg879h+QKRUo5HSeCuCRjeV1SQgpZEcnk2rjWRSylg156FDeZIXRm yHoW0fMZTlpkehbTnE3aNwl1lZE1JVHv0srMSNRhsHMD4fQZRCFiTjLwSTDOiMiRSEKCI1nj1ksd ws497tZnTKfbXK+3Oe559HSRsWvwvvmQd2ci3pGpklhfJ5buMGuaCIkOsp7H9sbI+SRhvY6cBjHp Y28pON48ghwh5JaIGSKJWIxIFNhVFLZv7lFZjrN+Yo2RO8boZTj2t/D0RcIwTaYwIDg+4PBLt5mE Mu//ljNIT34QXzv/20Zh7YNfabHkxcUF7vQEojdqLCQylCqrSKU6qYUi4mKFbk+kvXfEQTtCWb/C sZdAvn1Isn2Vk08VmSXOsnf/02jbNWKFCmoZ7k8yHO+2mdclnOQyop7Bd1pY9jaN8Qqx9AFd2+ao G5GzFbKVNivVs9w6rDOXPkPaiDHruETIlASH6iJEGwZv377J0Y37RP5pEvIhe5JE0LhJSjG5Leyx tS1wojqHWqhQNRzyqQJHnUNOrwfk5Tn6dpa0cgOhsIxyfA8lXMIrnyf0bCJdRZeyiNwhrccY+wZG vYZgDWk1+wTtiH5rD0mJEY4VAklgerpILGgiOlkS4ohptsSNj9zm5ud/mRenWR4KMn5syKZWZHU5 4sNCn1NBxONPzjOJYgiKhh3AeD+grYksmHNI5TTaJIUztQm1FaQwwG4LhJs5OJiAbRO0d4kWTjCO hsSVPHJCZKhqXFlcwo5vIk3v054MORx4FGb38N/5LM1Gk425Il7xiK3DEb2HBSpP7mA72a+0U18W y779GoNhjmWnCevnkAoNMhvnICjQqDvc2dtm+0tbXHz2GXQ5ze1bu8wPBiw+V+Wg8AzuWx/HvddG ThtsWS5jy0Bs7VOW85hJk7HnsnO/TyVv0W80GQwlOgMZVesxV/TYCOZpp/LcGzp0hwZFUWAWrNKf jhFSfZTFD/CGrrL3yiHHz7/J06dlpobDpcUSkjOhUYiRQ0EfauilAz6ztc/V200eW0iQ195mM3mS yVaTOaNDZJYwzRrJXRMrq7OxP8LyBfqzMstLKsnAQzSS2H4ceTJFNhMY4w5GJUevUSO2bDHpmUgv fYr68jOYKZFOYYl42GNm5th+0OHsSgr/mbP89hfHhLMjzjbg/Rs2hmbwzOYKkVBGtJvEKovYtgxa Gzm3QHqkEGkxrJ5F1y1jiCbq4wZ2KyAzkRipEsbaAPfWfY76fS6d1KjXe8RWHGg4ZPIajmbSlwPm ypuYzg6V3Zu09t+iVY7zrGEwtmckls7j7n6JRv0l0q3/FmV5+asj1jD5BPq1exx6NstFl+TqCTCr tEZ1Xn27RbL5kPNPXqKYPM3ew3vMJSQU8Q7T3rcyee3TjDt7EIfjiUjjbosFLcQQPdoJF9dKMXGG iOYBe/tZBDlO6I0oZcANBGKqQJgK6bcGtI9d0FY4qF+lUngKkZCBrHPvrc+z9cpN1go+H35fhqh8 FlHqIoo56M1YMTPsBBZnMstsXC4SvLCLcXOfj96DoqYTz7dZNH3SGZkVZUpkipzy79PJBdzVlpG2 uywn5pgfGkTJIhMlhuz08Qs20x0Hb+qQTRfIZG6hFb8RvbhHt9eiLN6ndq2IIzUQLi4R9W1SYouJ WuL8pW/jx3v/np17Ec89dxIzmcUPh5RMOLCnWGMJKdFALyVIJyIGXZ1cwiOVzDCddkn7GhFD7Ntz eGIPMblKZ9qlKkjE55ZYKy8hSpDP5Gm1OkixFQx2ELdeI58dMV06SSddJXviSWzrTYKtJv7FU6iR RnJxQlKv87Amca7+gNnCV0msz+8keWT2kMWLm+gXi9ybLTDZadJotVB7eyTX1smtfJjunbdwRyFK 5y4HYwdb+FWE9HkCpcjk+oBKvEbOLFGek3gwVCh5+0ztCL9vg3mKnH7AzBNJ5QU8GyQJml0Nyzuk ZYk0hQwlp4bfW8JzDtDnF1lKaHTuvcJ7TnmUVp6hGe9Qavt4zDHoPSRURMxJg7gsEMxGyNMKP7RW 5ko14OStHnfqAbfaHV5TJDiIkS9GzCX7/O4kYv7AIFO6Q1kxmMYOsBpLzKzPklm5yDPPPYm1t0Mo 90ifP8d00Ede+yDBJEStXECcCwiuXiP26FloPUTo5xmVNIrpE0xeeUA0fZPFTJVHngnJVja40x+w dGhzN1oir0cUvuEZvHSKUdZE8dPEetvIboTgTBj5S6REh4HvkrLfYJa4gqo/JDnJcrTdZm1BJ5tN UDtoEU/FIYpIxCSCMAdKQFntc6fdgeQ6+nkR7fgdhM0XefWGysLGAufXKyw+8j62X36NycE10k+t fnXEUt/8CJt/7f04mRPsaHM8/Ng/ZXx9H1cNOP/YN5Itv5eHhwManV3K9piJKdFxHyNV8bG7Q8z2 HbR4gKunqWbTbHdsoonFUFGZ9GQiNUE0GfFU1aBfztJu7KG7Gd4e+RSzLogy0cBg6g6Ri8sUlDG5 jMwoYxIJEeefvIK7+wLt5kNG/YBMaGGqMo1pjGIsZGqNSKs6HcUmJsw4DkLE0mV+8GIaq+Vy7/VP 8rvbFvuNAR1bwQ3gwJlwz4/xlDZBGDS5Mwz5wJk2eibB2mRAOJgRTH3yZ07QCXVisZBQj6H4NQJb pHDmFN29O8wa2yh6DrpNkiqEHZmkMoXpMXP5U+jmFfqzMeWDNgd6FV3yceU0x8vPoaVyTFwZXWxg ra2TnjXB2ibUA3QppNrvMhi6SMMJZtxEEgNCr0skrSDKEpl8imFvhJHSkGZ1xL6IXJgyyJQYdNss eDpSfAGqOk/GVT7x6VfYbh9RNp5CXk4jvzKg/tAj3Ul8dcRafDLFqPQI272A25/8CN033qYSwNkr 76dcucwNMcascY10Toe+jeebJJQ+8S2HavA603iWXspgLGTpNvaIOiG+JyDokI3NyEozcmmV1gdW OZGZp/vxMfqKwNm6wt54TK8rI6ohGwlAhcL8GkalgrNwjujhVRSrwYQchXyecvcetzIn2RwckfcO cMdLFLI5Op0WUn6Z5NnTOL7MsppGqqRRThu8u6Jzfiixs3XA2299GiHQaBBxtX/EFx/K/EVF53wu S3IpxzOnn2VgKDyoHyKLBvJeD021aUoi1fEELzFjOjEwUzG0d30L+d0HuM4xNJoErkXN82lFGkWz QmZ5kYO9HrPjHr6RYnFzDiWwqW5WuBkYpGd9lMDGHc6QZIlZ5BEzC5hFj1HkIqsGemmOXNBl3Lfo j0dE+RJW6wBFXkJRZIrVPNZshh+5KGaNoVDB9CLOjB/yxu7bLO6vUjr9QdreFYo7H+Pw8JjO9qu4 xQ8QXzjHdDCgvTP76oi1fnad/cM+D976JO6tNykmFZbW3olRfJxrozyD8AgrniYmlxnMXiVtjRFb NxgEBQZ6CbuXopEdM3nYxB0ccCmfxqhOeeJcmcWTGzy8VcdRdPaERZpbdeLFPEPfRlDr5AQJK55l 6HaJoohqPE2qPMeeWiCzdYQ2bCEwRYwipBSgLFPsNjieuCxXzpAsZ9iTS+RKTYTsWWaSgRL38FNl NH9If6ChlM6jbho89/QTFC89jj18i2jvIdmrDS47Ot/01BW2DjqYpdP0CwWw+hwNJEp6n6FsUrdc UuGUUcxnv9OGWRY/6lGMmYSLG8heFiF9Eq+1izdo4ntlylWot5tEV+8yyGXJ0UX0XOKXzrBffJK5 dIzpIERUFAQjBYGLKGscR3EqxgyvvoObjdMZeJBZIDCmVO2AsfsQf+oRhRFhGKJqMr3mkGQ1heAv 0hilOeeqaCWV1d4OcvOQg1GM8ZxO5lyVUecB+28sIKUmVC9fYv3eryLEx18dsbbuhHx+9DxL965T kbM8culZmtnL7MlphkGA3x7Su/2AmRJH61wDv0Mnf4ZRbZtkP4YX80g+rKMNJB47n8VfNtFTFSYn N7nZDbDLKVwvQH7xLr3WAcpmhWwhi+/pHBx5mOUAqZVi2hVZv2QxsBusmRK7N65RySgIyyVOLup0 wj71UQFhvEeuUGY6v0oxnyZh2eRzpxlX8qhhgmNjHkVQ6Yo2ScvGlRSGQprJcYOF/DwHpsqCIPFa Wyc5nFCt5ImmD3nzjVeQtCSlHBgjm5Li4oopsqqH5AbYgUWum8bJzwjEBGVhzNATgBizvMG0dYij FVlJzBgbWdwHB4hrJUqawam5ZQbLJfRSiZnjIja3UQUVLxKRYwlUMaTn58nIHWb9GmlRwBRcpr0R 9e4hoaoRS1dpHxyRmnZJljI4wzGu61NdLuPYExZSRe60uhy3QrSiRs5dYpI3mRv/DuM3BBKPvIPt SpHx7j3m741xN7+DaWoNKdKMr4ZY4hufOSL79lViaoXC4jKvx57gljbHbS9O2LjP6OEdguavIu5+ nFBtcKyeoNWLUJLLnF2MMy/s8/6NHD/4Xad4/PveS8/fZPs4Rut3b9C6f0AkpSnnlwnkHgsrOVKV JLFclb2ai2D0SQYKapAAJcORm0Q6HhENbM7m2sijMaES0QlCpJlIv96kOH+K48pZQs0idBwKkkqo agSWw3g4QZVVvIPrpAddMuqYxp6POR5SDEaMYwOyoUqw+l4uXTrH7lGDl7dvcSJfwUWnd7jFtO+R yEkMkjEUYUzgyOh6ngwSiTMqSSNGIpGkoycJRJWkoiHPeuTCCDmhoOXnuduPaPllUpUKJ0+u411+ mkpxk8CGU917LPR2iYvbBNOIslVHms0IDw7ITo4JiOEaEoGcIpNVWFjIUXED3raOaY9nRIrBrDtB kiU6zR5hGJKIJ4nFTRqSzXZHQa+PsGMBY2tKUxaINLi98yri/OOcOl8loop+4w76JI/oNN5Rb977 F01nIn0lxZKTcwL5vsJSXub+4p/BE5LoYcSTk7tMJ5+jpcepzF9ir9XijL+KkU2ypvZJ5wxm/Xss L6wSKxWYluO8dO8ewUGbbFln0BfIVF2KeYual8Ltt7Euv4/NZImrhEihzJwu4Tg9Rn6GSmIHegGi kcQc7lCP8sTm04THffz5LKODIQsb89Rz8yxMDxGFLIIQMVILDEWJ1cGYPkP02SH2yUu0O1MCXcZc F5DsFoP1S8z290kKXRokCUsVnnnkGfaPX2Sv8iEuryvc3t1hQSuRv5LhZt2jIA7RZgPsvMa2otNy RyySxnSHeEjUPQtfBEkQEWYtKtklXCTSwxaDxVXUIOSTD8bIR7cojA9wFzZJ2D1K5BDaDimxzYEn UfR7LJlgtTRGG+cIFQMRnUkyg+xMiJWrXBg1OJYSCGJE3+0Sd2L4nk+r1qFcyTGxW1xW89S9CFHJ INkNylqcbrjILDzm8EEPNflFpqk1wtmAsKEgv/cRNN/Cx/hRL3TCMPT8IAjS4kT6USmjWH8Uoe48 uP8TFWE0LxftMenVCuL6BxDNZXKZFvq4TUzZ5U7iIvrSOu7L13k2+YBcJUVqM0mtN8K69ZB2YoHA z7C/0yD/9gTVFhrFpZMsFCRml9+JrjtaorqUqX3hs6iVC0jJIi+nnyC3/wqC2iL0Bxz2FpC8BqMw S9kaMjY2mHbaxDWRhOQiVnS62yPGqTWW1k1qXYGFXIxQlqm5EGVlqqLD2EghRSbHUolYX2Aj73Iw U1BNjeGBR3b0gITjgNgi67Totobk4glG3SX6h01UXWEukeRz7bvEmo9Skl1Sapq67BP2uoyEgKoX MAm7DByDUm5ARYmjJQzqoU8pvYhvj5GmHZQrj7Hi9nlw9R71e1tYE412Ykx57QZX631u7vqQXOQd 6QG+tk5hPUXg6ugpCcN/iYo+TywxQS8mEDUNMRbDGIokcFHmcghjm6hSomSoyJJMIAjkASPRIRrl uDXK8UTUpulIJGImwUIO7ThFbLKPZLaY+BJdzaLtaZiTu7T7dQrK0o/N7B4jUSCHeaE9GwQZUc25 YfQBTZOG7njMMEwQi7p0gjFV0WDPk4Kq6nyvMFb+wqEQ+crE8sNgelbJVUxZTfjMzn0PU9KYooPQ CxgPjnnVXmXgaJy8+QpzuRGnHrtAa7bCje1d2lt10ooNvsz4oB7KqvmxleUrc4e7e89lUlVyiQhP tnHD4rvu3Nn9HVESmVx6CiUxB5024b3X6bQdKlkVNWYx60eIUpKiP8ZWd6lNPDJmGj+3wGxiMw5G SMtFgumYJb+Gpcuk5CRhKUlM1QmiPL7VRBAjjN4NnIMt+oEPx/soGnQHImCzF2osL4nYXowXBzno 9Fk3Zc5k4FZzSDyd5Iw75N7DbVaWl4iNG6jbM0YVGbfRxFc9XLVCUT9mt57kdGFGr+si+QGSIRPo c0j1NzmdKzDxNLoFib/43qe+vJmuLPLJX3+ehvMmrZjIp51tdrsm0/4R3+/2UVMmb93cJ1ZeZN58 wJlkGU+Mcf7pNQaXNcx8lTCzTVjaRLnzORLaGqIqMPOmxMxFIqeHL6SYn5eZDWaMkx8gP/och2OT eTFET9j4nTj9UMQVJ6StgNjxA7yNLPGtL5Iufxf1sYQQznD04QXbFvCSWVRFvykAciQgyh6iJyAr BhEGpjvDRhTjmbg0p8soYg7P8/AjCVm58AQWGaaCjyLK2GMH281gtANOqA94+c6IYKmF2Fpg784O KWuLglwkkzTeXMze+sUD6/3St/2rz/wU3PmPxfDm/1EWn//Hf/lvNEd9CpUL+MYG+oMXie58Art3 SC6/Qs9tsZTLsu+PWDLv8nb8HBdFhYW4gy/mUBWJu3cHnJkLqE8dmtMpm2mBmRNnKBsYoylH/oSd BzW6h5/DH8Tpdnd4s3PE/bFCUVB5rNJjXllAUELMSELcbWHZWWx5hUo15FHbpZcqoPW6pHBxejKd qI8/2mZXLlORLbr9BdRslVK8zlZchV5ILojhzzr4szgREoNgSDwu4ScW6d29Srw6R+5bv4d6vIAt KGiVDIlf/Ci1XYFHljLUtwa8YKqcSPSxdY3v+OaTvM8rc/PXPsvPTSO2dnaQbJfPv7rI+cc3+M5n N2knDQggWj+D4LmEUYTjWuDvEFNiNAOVXEKi6oQEssak/E2sNd+mnTrBmvQKx3f6dLY9tGRAdzih eVxj+cJ5YuEUXy+QVUNSchbPDcmGY3zfQ1J0RSDCUkTCyEETJUrJPBIwpynMQhBDEB2RfmAT0xSE UEW2tFM4ShbLHpJpXqWZrOC4M/Zvf5Lqk1d45KyMsN+j30i25zZLKW3i/lh0XL0VSPXOoz+9sw2f +S/2ta/83W99aWDHng6rl2gFY6JP/yyFwQ3igkW48QjiwMMTIQw9osinZifp9Yc0g2VOpicMcnna xzPmizF8TSM128b2YljFTbSYx+3P3uBff/oNXpodsuj4fHsmwkokeNjq8ZG+iBsLiKYOgSoRTJr8 xF/6XpaeeCfB1gHeg09wenLMztQlXFtnZFuU9Bm7rSn1YYaF+CGDYUSioNCMiUzjPlqY5iB+klzC Qk6do6hrJC0FJQTXrDLtRAitA2RBwx/beC0BoV3Dk3QIBcI9n/d/3wc5vXqdljPhu57N8Lnbb9I6 bpIYagxIsvTBH8Kf+wBL//KfIbeHnFJH1Id3cZ7f51NHN1l8+n0kd+8Szs8hKCqBkiAtSLjBjG4o sSAHtEcBGUFjGNYIGyJWpKF5U3L6MnupBNbYpui08eQGA/EMKbnGUDbpPaiRWxSxgzKuEhH3U8im iuv4BERf3ujEDekLMsFohKxKpDQTIwTbm6AgEZNFohCmnoMcU3PYYcicMMWPx5nr3+cz129jqQU6 d/add8/nfsf+3ndXzvzwv3vs1f/1+w1/KDjP/vJvhP93g7cv/MjZuKiYvzV2l54+Lp4iddBG3/vf 6R069JfLSE745eelfJ+4aDBwbWbTAXb8JNXiGEnxsbQScuTTj2sUSgHCQMK14hSKJmM/4PDuIfXr n+az0zH9gcuzaxne+cFneOMLn2Z4fon37INn9dG9MaIQoeUKKO/8Eex8BopnEQ6+QDJSyVbWSV64 iL/TIZoG+LMD5pMHpKvfQWp2jXGixEaixoN4mgVjimToaF5IPGcT+QmifBpnEFJNKdSjebxUnKVM numghTMW0K//NvP6s9T1ZRLCEYIWZ/WbzzOXeRRNFFhtfys7bzyPX29ROPcN3BuVSJVL/LUP3CU9 u4MSXsGJfHzb46AzxUiaxCwPXx6AsIgchQRegCoqCEYO324SujNEJQ3ZHHLrGq6cJ+ve5MZ2SNaG rjmk1ciTUWesVTTCzXXMYQIpoWOPxthqk7SkcyTKzAGCISCHEk0nIqPq2K6P63tEnoTIFBMB1TSZ 2A6mD2rcQJJsZEFQWA538PQYg2QGtfYaFyUBOZv66fnJCw/Xfnb6M/zsl6V54m/+0n91piBo8Y8e Fj/wTiuWJrv1KsvjT7FjFhifOE3SbhNETVLjED8eoaoR9UOBVCgwC+toYogc6chylq2DKacfrRBM HcJykZwWxxBFOl2bj778JW4dyTSSIr/w3qd4x5/9fnKnz7D75vO8eP2Aii8R6iLrmyV2ifOhxSrr eoQ8uUOs30F73+O4d445d+VxFFnj7rFA0rpKoVplGqgU1BrJ6jJZbYJx+gkeizxEdwBilijKEIke AjaC45PRdMZaj7KgcMstkIqlSGficNBhMhwz3b5BJd3GT8eIEjJeuMyg9CTKsAZrDidOnMJ58wXi zbtE2gB5ukX2/EkISviZObwwot73eTrs0e2JpMQyVq6O3Zwy9ExK+QDfS6I5Yx4GEgU1zSQ5I2gL CIMEvfgAcZxAdzqkFAkjHedqp03khwhEbLunMCtTsqKDnFxC8ANUQPY97NmYmS8jRhKj4SGOWUAR RAzRJyFJtNwAV1RwByMqosZU1ZlNbDx8ZE/eoudmMZNpZGsyImvW5jLRd9Uctp/79HT6X51fAj/3 935U/aG/87Puv/ieb3rpsLr8dD/KMr/7EhXvPntn3kP3oMRa920kv4apyRyqIqYVMnEj9MmMhcsL WEdNjroVYms5Qm+CntVQ/ADJUXADH3E85majyw/+hy9QHx0xGWj8o02T0+XTbOe/kYP7N3n0W76X pcMeYWLKyBdRrIA/q2aonD9Jevg7MIrw8ZBXlpE3ShzVBsyGPZztLeRuxNJjp9jtzsg4WzQ76yTn DNzCKXSnhatvEkpJfE1HHPsI8Rn4AjHBZdK8jZsxSDUO6X3uRVi5TBQ55Kt57CBkVD8gM6siyFPa UQW8t0kVBcazAhN5hmm5DMcDiuqAIB7h1moIoQqjJloYUhFlfMEhlwVPMIkP4jiyipma4pQeR+pN 6I4fUvFFwijEGohIY49m7yHi8QRn7l04OZvsAJruhJwcEUxdjIrEVLWZjmakkjKO7RNFEYEhUfEl pEIKw/exPJ98PIWMRYRAKKWIvD6ekuB40icn+kz0NHHFJBAiZjMfORMmaGS1WdY6vmXZqT8fhuHB e37xs3/gG0gf+eF3CdPQ+R8//v/83r81ElbkuClSbm0hKENamfdxbSeNdvRZzsvHtJIqcVXjYKfO pUWDySBP8ak5HFHhuD9D6AywpgGun2VhLokthJjFJBlN5/DgEG3nDZ5SBxhZnfc/E/I+JcMw2mOj 8UsIaOjv+yYqsQqB6BC0OqitXWgfMdNM7KiJpqaZJuKI+z2u36ijeTWUvo0pe5SefgLn8BorlRVq uT9LtnZA8eQFHClLI71MMhrjatp/3M14REScUJfxkxnMfodQDymdXGXY+/LLosHMR09r4MdRlCFj ZwjtIbq9S+vOdeJVGYQUncQGG1qd4dBmJAcMhyYZ1ScWSxKMXUQpQhMMQt/CD5JEePiujh7Z6AOB SS7FqP6AGTKu1yPy4iTSAoYq4s6fodX8LUp7t+</text:p>
            <text:p>jZLby0gTUViLLrqLNbjCOVhDPGEGRsPUvGn9KV NOzuDL+cRnTG2L7I2BVRjQJZU2Rm+USSwlQJiXsBSRksLYbrT5kFJqb05Y+DymFljROzo7+69IN/ 5+f/oDL9p0Rh8A/EQfjfTeU8mWRIp6ez4nR4Mf8u7Gv3mGt8isozeUbtCrPZgHq9zikji26kWV/Q 6dkJ5P0Og+MOqVBirzlkLWOg5DKkhAgvirC6fbKxOKWn/n/M/We0rVt+13d+55PTymmvtePJ4eZb OapElXIJIQkjZGi629ANdoOxaCzTxt12M0xbxpg2mDwGwWSBbIJAlpBQSVWqdOvmc889eZ+d9145 PTnNfnHBSYBCXyT/Xq/5Zq3P+I9nzfn85/97+KufVoEYvJSy7eAZTTh7Qrj33axEHzFJcfwjhpc/ gqV5dBcRjjMlLFxmrkc2PuXwp9/EqzTpd3XmmU7r5VscTUPanWeYGDVEENH8yAdZTUuqMiI1Kyhx Rl4Z4K6OiK0GerQimUR0xq+D4ZKWCkE1prl5GZHGqMcPkegYlTZlawdLZMjIBUWhkU6Yv3Mf3Swx H/80/lYPkWeU6Gj+CO/GZWYXK7yazXjpU2+5KKjINEX550+36zjAaLZQyhRJiZpMKISkor9Xre4U ENQVyqMmJ6dHDK4MULY2aCglcplhzivsH13w4qc88koXjSW55lEzTBAl5Szi6WKG4npIVaFMBY+y FLuwGNgpifCo5uco1Q0KShJVQFFy4Qc0XBOtZmmf2/38D/2zXw2qv/1//f7/UvH44bx5k7WUePkS O4dX9Kvsvv0FRvsPuf7hG/TsHg/PfppF4dA3DHrbBmmUEfgR4skEoWY8W4WHi6vMeUh6c4vNWpsy jmhaGu+IAdeMJ6zXKaHj0antMJMJ1cigmKYoxQZF3UVWa8i6QhbVqZw/wF49IipgObPIFyNOn1zQ fvQFNiwF60qNLFdo7DpEp8dYsWTYfZZ+foJvDTg6njPa+C5asymtYIKy2cQYvtcDKMsIa3iG6tSY LARxvsIQAZXnnydbgRKnqEnKbL6kuq1TaE1EqSLcGGRK0nmOhtNACIlR7yKlRM2nSBmBpnC+f4ZT rVMUOmWwYhlkSKFg2QZWewNMk2BjD211TiZLFkGJJhUMq4YuM1YoWEAQu6TnKvauS1IKxMUacc1C T2vkuzW04TvsD2NuNFQWwzOKxlVqSoIh4eFiQqXaom1bkCUEQJAIDLFgEtWQes7atDBL0IWGqwG5 hlXRIFfQLn3ue3/FqP78f/gffNpeHn+TUR38sFFxKPUKN8pz7pcDxOIQHv8EjhFx42oPBgPCr76F Ws/ZSg2Kq9fxsSjO32AV7tKUB8wDSSDrOJ7AkAaz0yd0WtdJGj08eYYqJaHvMzU3qKcJLMa4roqm TKBeo4gMzPGE8GyCrWY8PFF4Pr7PWZizGB6wmgoq/iEdeU6y9yFqA52i3SF/dEqGw0jYXNOeMssP 0A2XqHAZnTxms37IZPAy+fqMS2+9TpAIalWfSdygFZyhSZ/XX13y9O4/45vbMWn/Kp4ac6E26Euo 11SC8wu8doNYH6BIlbymI0yLzOtTrFP0SwalouGuRnBwD9W0SKMQr9EiszyatQYoAYUfoYgc2b9E 1vLwMoibA4rhG8TRAstPMPRzZpbLVtPhXm6wlF02b0a0yz3O8zHLu4dkRR+72SWyNOrrTZTkPrpy G6vZIVMluYipWXVaHYVWWXARrXCNGjYBjXaTlR8SCcjSFM92UZSSKFUojQhZCKrSoEzLX9FMaAD+ 7B/8/d9TBrN/0O1scse4zm1OUBZPORRV8kfvUh3/dfpmysbLv5GF5tEc36U0Dti8fINRtObMt7EX 52SXeuj3TzlbhNjVGl5pM4reZrqSPKlf5kbdxVgfsywiKuUjLpQ2DSWi51QYiRodc8Z03YMwpe4t iR++gaG5RPkc8+kZj8cXjJMK1xpLSreP29igX7/EcqOGCDUujjPaAtLJmNpL/zanX7nAvP1JTo9H 3Hv1Kwx1j7XxkJZhgKpxR9zkVvEGTGdsGgmZanAhTY4efQGMO3xl8hz9v/+Puf5//J2c+ym1Sy+Q v/nzuJUq+dkYnr+MJhfM7JdprO6y7t1C0dYoxQojG5HWmhiDPtHjA9qDDfKyoNjcIKeC4QRIP0GW sExT3CBHyyPyLKF02tSVJzTqOstVim6kBF6VxmgC9jaDm7+RLAjYXSnMb8Y8Xaks1Tv0tr8PfTyh tVywDBeY1SZ6GVOnRayWDDyPMPDRdImTRkxLg7q/pmHXaCngqymqCqrQMAxJnhsIW4FCsNaD8FcE 60/+8H/2eZejv7Vo1llVWtwMD/DNJovzEeq7/5jr/QJ99yZ6t0peUZHrELE64rRe4bnzlDvjNdH0 DPslj+PjBU/ePOaTz1ZxzCUrY42ubKNoR4yFZDR/SHNl8GCUQc1lfniAd0lwpitEqkXmNgnWQzRX ITcrPMxSbqgJp0fnmLmLV9GoXmlTpG0utUtsu0coLNInj5Cpj5XVme1toAYKy6M3aVUqhGufu69/ jdHFMf7wjMP7Kt1TD/n5P07iNcialygWGcyHoLocvntAvj4no8loXaJFX8N45xZW8zb55UsYxldI 4xgRCNQkJay10Qsf2fBIVj4CC23wIYLJKWYRU7aaeGad5d1vYPeuooUXIOYUoYayiKGuY6Y+mFVk GlHf/zL3mi9RsWuk/ohCgnAdpq7NgCUPn0pErcMte8LZxTkDr00u4U31EpuNPsWFIBotKaOYKFtQ rzVYlClJVtIrdVTDRg191mmGqjtIkZMCaR5TFKAoKnlWouoCDYUsjkl0DRDf9MuG9ad/6Ie+zTSy H5feNZpZhiUzVjiE+wfsXryL84lrWN3LiOGrbG9VUCMNk7eZeps8u1L4mhmS2lUUHjIfblGfLug3 PJoVk0DpMFuPaTkZydLEMUJWy9fZq3wYy2hQOXlMLx+hq1dRygJv/oTTqaSMY+J6jWg6pMGSoVHQ sXRmvTrmukJZJKSDHWIjIH54RDzeR9+8RPXGR1CWI5K7X+F8+7MEesHe5QH+Gz9Lm4giepVaq0er 1kMJBWslZWP5Lk83bnNU3+bZ8CfJFRXz3X/C04OcVqvg2d6M6x/+BH23IFBXXMwdrpoGSrVDmafE h49Rrr2E2hYUyhUqtkRJ18g0INa2cZI3KRcGmd3GqrqIbIGY2ZSNEql3KTsOqvCp2SZ+IUFVkJqC Mj8GNUYI8KoOcSGxZ4JR9QU4/ArFxRtESp1sWfBWvEZdSBxdYZwf0W2/RBwcoCTnVOrPUkib6WLJ ZqOGNCVhkBIkOaamIrM5oWpRBDMMw8W2LZIiISrA1gpyrURN1bAQxTf3nParyi8H1d/6gz/w3UpF /KTVqtPIEppOysnRHP/+PW45X6X72383cf03U9z7Iv1mhjDqrIs5qaKjaB5rKyEtBQ2nT6fvUy0j epsGriaQVpckXVMaDcp4TcOUvHT1Bcp4TKRGCKPE3OugfvbjGLc+ir3dY6bW6X+4Q79ZUj59Qk+e 4Xo51V4fabioy3Pi7g6+00Ec3SN9d4bqBbRe+jjOs9fwtxuI6YJ11mHXGeE9OSF0bjLo2titNr3+ bS5GKY/PRuwdnxA8PGNp7KKMT8nmY/ylz2g2Z+fSLt/6vMnzmzbf/L2fYvfzv4XlM5+lUtfJj1/l 4njM/v6YaVUlUwWz8zXKZI7QdMoyIdNalPYW7W5CmegoWklZdVDauyh5iCggrw8Ak2Kry2rrg8xU BxQVhANGi3YxY7oK0TQVXVNJBVjZmvOzQ6JhSrFWOdJhq64hJwlROEQ9uEM4XCJNHVWm6MsjosJB ipCmZaNHAaWAUpe4SU6WJeRajCwtsjzCzzREOsfPM2wHEAJHmH/Uc60faNvNV+CXGCv3p//A7+sp Cn839aznTctjehEggn0WZoVmWSSf/k0f0F/v/z+UjQdvcO3JX6a5uaB0P8XhIiIaHpIdd6lbI+5U 9ijyEFerU3/2BsNXBFJJMLZaHB5P2WoVlFLg1Z/Btxaknk7H/RizUYFVnYGwyKsa8+Scyd0ARzVJ 777JsDAx+wZGvUchVU6xaRUxpdVndjClKVa0Ozrz29u0NrpcmJfoxaeMlikn6zVrXcVftshtH/30 LaJnvp0b8wec9K/zgclfJ6sKtNtXud2JGXcs8mmNndWraIaGfnAf8fzHeXlvj7D0yW+9hDo+I5IP qJttuqMxsSIYJSHGukU381G0I6onTzj3buO4FchXqLJgle1iX3IplCmEK5K9l9HrLdTzIcbklGTj OlFoopsLsrCCIc9JpjlnuKhGwVZFsj4bk3dauEGI36xjnH2R1emSpr5GU68xeraGOD9GKXXOCWhd zBmhs+vYmL7P+fQEu9ag3qnjRzFakVG3LKgJRkWILiwcmSK9AUWyKuZZXFR0V1WT9EdV3f47puX8 +P/Szr8U1p/6v//hjZp+4saq804iTGsxmyF0H8/q4b7w6QcfMofjG7/jD3/qzg9+6Z9uLA++5bL/ o8SXDFb2x1gIH/n0bSz/MXlZ54nxQabRiG1bx+yOqOYvsaj/U/D2uGSU/MLZMf3d51BG9ziWNt3C 5818i9uuQdU54ErrKg8eLMiVmDLaJxpXcFoq+48nZJdu0KzWESJmWWh0wzGLtUJDXUFd0Nx5Ab9n 4Okqi9gmCCdMixnToEUcSbbkiMO3NdSbe6wPD9A2nyU0Bly5nLP9276PPJsQei3s+BxdV1A7Hqf6 b6CXPcaZHOGJAqOzQ95rU+QKmTyj626hxQvMIEJu9LnS16mO1syv3KClxfjmDRT/KbJ8bypGGAga XQOh9pgNdaz4jMytE9dfpuY8ojQMIrOCHgQUukvF0mA4QSxmqDvXyQ5mMJ2TGwaqomAqHlaZs56M iVPJ3ImJhvv0Nm/QbrW4OJ9TFjqkIaabUKZNHNVlJx6yrvZwgzGB4mKHEapp49QcWomGKMRJqkQX i2CtV9TgLytm5W+ZCLXIZWDajv+/NfSLYP2Fv/gX/qPw/vEnGoX63Udmi244ho0Obr8bD2zzzyV2 +8/c+J7f9WT/4S8Mjh+O93ZXS462+gT3JKPhz7J5rKMScVj5NrIXrlJeHFNfG2SKRjF8xFBomFUH x3AYho/Y3O5RZCGFWiHNQUkK2nFAWgoMs8cwUQgbFezxkA1DY9mxiCLQ+x+iF54yShosDZOOF2JU JfWKiaWDfekS04pCKep01JQVMR2hME/qVBcH1D74MsGbr+HufxnPmNO+0mLy+hcQ2wbj2svUTI0C lVoa8/U7B2jrN6knx1xtJTRcA7nRJEgyyqbx3tjefIRiWRQyQ6xGVG8PqBh1tEttkopFttslOz8h dis05oekscfK7CEzmyw6IkkshACzuYc2fsparbLsXsF0LeQ6xxQz5GyNCM4Rhcpyp4NaWmybkrRd J9Z0lrOAlQ3BJOb4dIKRa0TWHrvKPqfv3OfFjV3GHjQzQb12grD72NqQebKJLBQ026QUMUYhcRX1 PCnKv5rFmb0sE80u9f++5rZ/7pfz6PS/gvXX/9Lf/kG5OPm+xfHhbzaUlKLSY8vR2bh5m8Kt/Ied 6uV3r3/m5Z/4F5/Px2ffuiem1y7SJ1iPHxK/8y4vVqs8qQxweteJI0hPCyrrEXazyeTVV6n2Bpib b3DZeJn1lW3k/JAoWTOpNUl6PTrDC5Zah61gTqu9i+2qxAU8X4l4s1wSDXUUtQRVgXRCnI7JC5V+ zaBabzAtdJob25TxnCwJqddttNmC5Oo2llYjPt9HE5JS0VFlQpRYbH/bx9CaVYpQYmcjRNZHlxdM 0xKjkGRlimG7ZG/8E6rtHN1sUNauIYsGUkRk9hVIxqA3WMRrPEdB9tqUUpJrbdLCQW67aNM106JC c3pOrlsoFRU1PcWsDCilQpGWNHs2ZbJJdvSQarJPWGlRnI1RvA0kKko4QSUjb7dwcpPJakY7XTFf Bhj1Gmo9xSIhi3WEO0AUU3pyyOGkjtASFtUp2rMfoHZ4RLqaw9EZj5tdruomaTGGRfZWvFv7g41C 95KinDUc74u/XEi/CNZP/IU/d+vpbLXnX0z+VhoMcW0FuzsYDS71zjxjc35Whp9Xw3V+/TMvp/9i 0fDOn3e95PCvjMwQ8jeIDw1q3kd4Q+9gdbfJpELv4T/ktPIs6gsvEQ2/TrEacaL77NUqmM91OPRT ZnOXlqli9TZ4cXnON1omtTAmb+pcOC0u+W+iCZ1zd49ts+BJqpOsTygckKVEUZs0ehqVqsnkNKfQ TfwGWJmCO0iwRR2lYRNZGyzmAXU/w4syFm6D7MEd6g2d2pXLjKu30A6/iNnvczSJaakjgplPmBdM vCrNrQaxWtJ2IpZRiWaXaKlKZmjYhsY8VqkbKrrVJ69WKH0TPRpRCptCcRFpiVezyFUfWUo0tyAv MnQM9PUD4vonsDyf4dNDcnWPhtuD83vYlkERggweUHaaFHNJgs0os9HzBTt5xNk6p97aZCRU+mXK uNDJo4fIdYLjVqibCTPZZtvdZ6U9pXj8POf+FDX0US5eof/yyxTcouM0H9SvbL74q4X0i2C1Th7+ hOaZe3MNlP42nVT9k3nf+7mPfP63/YN/1aKGWShLKnxjf4U+u418oUUygzxZUMtT5qqLd+Ua6uGC wycuo9WM57Yb7BgxZdlntBQo64BqxcHe+BgV5YzRImMduWhqgpu8TZMXONN26K+/yJvas8hJh4p/ xIY7YUmHgh6dHVDKkvtPDTY3CwaX28ThHKW/TbNW52y1oFobIEOwgqfMVJWyKLCTEe+eudy+vGZm NolP3sKNS6IyoNqyyE7mbHRdWM6JNm4RpWsG/Yyz8wVVW0WcnyM0BduqEwQjmpqkzH10w6MsC0ph sKrdwCYk11WYRBSugt5pIKOAFFCHPqWbsm40keMDlKqNojso5ZCgMaBa+sjAx8hWJKmPPdHJ8jmB e4NGMmFFnTKe42HiVCqYccowcTC0CDmPUNQVYVal0Absdcc8mcCVnQ+SSIfV8QpVXTC40SeNPfSk xF2uX3q/UAFoH3jB5bDcPn904f+Oem1j46Pf/wN/45da9JWnFbIoozfTWYdVSj9gq9lGjsb/VhoF sddv/HvW9ie/QwRv4n75JygrXXQvYK/W57Q/4OLsEbNC4Fy6TLHaJ53vo6Bh1gViFjDQNohlSZUU vBdxklOsZIpaT5Fyk2Pbor2WnJYVzPMVXTsEDOJ0Rstuo9dUTqMSWwUpYSVy7DKhnJcIHab7AZvi Pk7vw2RlxmQS0dh00VOVeCHp1VXSNKPYvomRBzRFjNHdYX30kLLepNQ0ijIlWEXYVUFpashSRUku KL3LqI6J7AzISNCXM0QeUeKyShxcXZBOctwGOMsnBGzh1c8IZzXs7lWUfIWfZKRbH0ddvwEnM2oy e28bwapRJBMip4s7HCLylNr2Hov1hDT26Rkq8wgutA5Ge0olXlAWFTSrScdccrKKWTdHlMKgVA3K eZeksSSzUyYs3k9XaOozNz65fFqX3/7vf/fZL3fRp623SlQR30mC32rE8s28KHnZdVTtR/7MPsDZ o9ffevKVf/x0PZyq3XaLj7d85v0b5KrkYW0L/aikdsPEMIfY7x5gNVz82002hgv8uM0yvIyb3CNU I2zrOp2sQdq+oBw5vFskDLwmopiRh8cUpoGoSDr9JrHSZFqt0ZhEmPUco4wJ3Rbm+oBVbjEwfM6j BCuYYr18g/XgEsXbb7CrxxTmNqoisfHJdIs0MaCAXqtB8dL3M39nn5s3jpkcHuBbKpY2p/7MM8Sb LyBFgnL0GOnWMeZLsuEh7mLGfPAMbqGh1xxEWmDFE4RWYtdsElw0z8I5HVE6BtIE49HPoh/vUzYv kdz+FKZ3i/jaHqvJqwyG51DbQK4SylWEO99HR2NsGWSLFFcpWBUaXSvnwFApwj796hhZxKjNOtWo h5mGHIczAktgdl6idvk6QX6HyUX2B/T6On5fYYlb/4fTX+ki5Zv+6wD4V3bQnnW6PzIej9SO9tPs 1K/iby65urfN2+p1xucBn36uScom5YO30AYpmVXlZOaSLy5QY4VwPqFsSS7Vt5i3a6jnHkGiog0s 6tOMJPDRk4KuK/FLFaPdZhIpWFpBcxlz1qvQEBGq7uD6E2LLoXExwkAgho9o2iHq1seZPXxExRSk FY/MbGH7T8gMhdJo0KxVWPtTZlobbS0Qty5TVELs2iUqTJm5nybvdhkdn1ArPWyjAseHlOcXTI+P 2Nio0khL1lvPodk54myJVoRIxyKvVMkjgRbN0J2YPClAaVA4NcSlLewoJB0+JOvdIJ2eUBcaqbTw I40oHaMvVCqWysJp0Z6NiA2HPC3IyoKkVFAjgVFboZvXicNTlDk8nZd8cqdPW33Ecft5treWFK7H RvIc4rW3hi/8iX/wvo4++RUfQv9ycviFV3XVf4fPvrhN6rscbt/gJOwx8y2uHX+D/Q99gsobX8I6 PYHnB7zlXMF68A5obapyglEbk2+8jJ8ck84ug8hxOy5pbcByLaiejzD6BgQ2Za4xfeqT1Wye8yLs Wkp3JRCmit/exKNEUVqIygw5n8FsRb53CbmIUcMx0vMorA4sj1ipFl01Z2o1qUkff3PAYqRz8ujH 2bv2DLK/g/nBa6xWOcvQp/HWV7GSkkeR4LKyQB4dk4sC1TIpDBPz4E1qSsly7xlsNUS0WyijMdrx CWlvD6XMWFUG722PTKZIXScz++BpVOYzwuE9KuEpZjQh8W4y9c9oWnWa/Rh5XkEiEckEV7NZGhXa FBzPcmbxjHkQsCwmOErB6dkKQcI/PF5Rvf0RrvfW3OjfYlLXaNavMdJehj/xD95XA/9GYPXPfqG2 6RhML383pgypBxs8SPoE7/4VrjY6vLbOaR/dQ9t9jtXOdyDfuMumLhlnc46TFfuLHt8vTebzEtf4 GrO97yWLNyhik5paoJsmcuxSOAF2XiCt946ClrmBZVUwQ1hXVJQoxe9toMiAyXqFqUgmRZObtTZj f4SMStaWTset4adTOprC1OqxI9a8MctYRwWVR1/DCCNODh6TfvjbuVWRxKRo87ucrh3EfEIzOudo JKjWShTNpmJnZKkkWk/w/C9SK2GxsYcrMmTdRR0dosgKSbtK5JvoqxmaUMCPMZSSIklBiTANFzWU KFadPI+pah5qvGZZ5FSiEHV2jmpbzL0NFCPGn0mMdM34eIieb7CQT6jKgIpjUlFd3jWbLNQ6H9tp ETzzG9nLhlhlwGDnxvbZ2z8jBs9/7n2rWu87rAdv/L3v6YzG33rnfMjLToXA6PAIsKIVn1b3uX/t t2PNzlhnS6LBZ1hIm97sq1QUF9Fv00yrzNIadxcJvdpzrJU1jiGIyxrJ9D5VPyfdqlNdrVGTEr0n yfq3cNSAi2WEsyiY1Ho4mku2XJPZfbrVmGZ7g8kbv0CnLokLBWN4TulZmA2P6cUJZes2y/CAUVgg 1xf8/FGF6+E79M+/xmpjwCvna3rnd6joA2Q1hWaHbL6A5ZzMvYWnnHM6s+g2dbRUUmQOm32P8Tqj 9vA1GsWStHuVXKhQ76NrOZniUVfWBPUenj5HnPus2iYV30emHukqgzRFMxymiU+fHGcyZVxCki5R qxYXYg/NSnBWEQtUFCmxlA3UnkM7azBdulQrISfaVTYbW2xYBV7zJfz9O8wVjd2BQVKkP1Lq+p8C flVt9f+yvO+wOpc+QeGc4cYWnvqUk9wlX5oo8ieRV34LBQY78RT53GdZtJ7F/erfoLm15tj5AZT0 Mebp17nsNBk5A8qtLYyVySK2qTQk0ZMUVAXXyTFnOWXbZtLZAj+FrKDd7BJHkmYL0hK0SkhLjlnr 1zDNJ8QIVM9DtlvwVJL3r2AmK3pyznh2yjJzWDw94mumQnnvTYzWiDdae+RHJ9SlybaxQnUk+UJB zceIcht0hyx9yKG+TU3NkcmEk4VDerLAVXXmmUKarxhcuIDLaPBBKr0MNZyiGzpFy6OyPkfOQU3G yGADoZmsVnMcXWWs10nOQ9o7bVieMa1VMc8PqXgOR91tzFFJZb1EC6d0RMF+FqC2daI8x08rZNmC inmL3NqiiFXaFY3USehHAUGUM/dVzOQIXXt/J9y/r7DKsrxcxv6PHtVhY3uPY2BDKbAWZ4ymOU/c Hap6yKi6RTpwyCYRl402wdXPsXwa8eHWiFm8wVkasT06w2pfIypCnLQgMnpo9rtIXVDMciaGR1nq 2OMl+XDCuFWl43qkiYYsbWytRENlHU2ZnerY8SnS81CQqMsx2AaK1KkQctb6COnpq3zhqMmG9CmG Cz7aO+QkkzjBU96aKYjKkpnsQWZiOZuotTHBecTQjonXEeXynMAseXhYsKeMaAy2ebhvcn07Y1Tt IJMFjI9o2hVyp48y9ImrHpY/pKy7iDhEWBVax48ogwwjj4m3r6GVKpmRUkVSZgXhKmbHLimNOnqR 06uHZOcxBQqFUImHE/JEwZQCPTil+VKHXXULkcck8yqjLGV3McexNTaqdU6nS2xziWq+b8UKeB9h +ePRs7JM70hdp9u+jZ+esJ5FVD0JOxkDv8MiCTGVJoY5w0l9anrK4Ue/E/PRMd5rP4X76ZdRBhbp dM7o5B5XN19EaxrkaoMs2cSuvUJ8f0xWNxCbBtp5Qnw+x36ui+OlrNOchgjRLxb4W3U6io5SZFRm 75CpOqoFTu6R5zmloVMIm5nV5+z4EavHKifjY3qXfDYqHcwgIJE+r1wUXIT7HEwUrh9kGNWcTXVN Vi5Z6SVaPWMycSnLY67X2vQ2K+R6hfPVDKGb0NwjDzSkGdBormmcvArac1B62JN9UEzkIkEgmXa6 9A7uoi+HlIWBvLfA3PsoVsOlLHLMaM1Ak0w71zDNCq1oyfR8jUJOiI6Yr5H+ir6oQ8VkWdtlrbxA tTaluzB4bMfvTYSdLCm6l0isOVZLITlfgma8XxSA9wFWMrnQEkX575LC/2SaGtQ1GydMWVo65loy rgiKzhbK7md5YbnP0u8hjr6GWb9N2HNgrVB79HWcvQXx4RMmSUTzw5/lYLbPLDhkYPeZV3tUjYin 9m361S+ShTnKsaRcZwhPpdmsY2s578wKqm2dd5bnXJvnyNYARQjalZTzREHp6jhJnQf7B3QVQbA4 pNR3sWYXUI75dD3iZJywLxe8W5TMT0L+6dEBtxwTO1nxjlCZ+yX16JDtfM6OZqM9MEh2fLJQcjA9 4/lBm1zdRRjw2qvH7OYe9cQnunwJmY6oJiamd07Uu41qGZSmg56vyPUuYhWT6TaZ26fuqQTWFkND UC1L8qwkLi2srR5luGS5yOn7Q9RkiaoIpDA4OztFKWGn7ZI2KsTONopUOPUqVGYBmqIihMJJuqKV jugHNaJqgpuekCbv6zbWrx7W9PSOa6TnQijaq5pl31BK7Z9fqVMQyIyOqvN0YwczPCPruWR1Bzec MdHfQs9t+nWHt4RGX53R+kAFV/0cnrbg8ZsXmA9eZ+zehMMFdXeXIp9Dpcqg0yMYexj+GlQN0TCg 6zBezFETyS3D5/zMIaqYaMqUjDZpqZPmFcplQdFosj8es8gVclnhLG3w2hf+CRQxR8WUcaHy6OKE PFG4eUklH+Z8vm+yi0G13+bryxRd1em3Empqk+2rPVZBjPtuSGYuadg2PRJWq6ekioJZ0WB9RqJP WQ+rKEmd8bzkI9YZxmCL1NwgNwUxJrY/oeOPyRtVxKDLsbDoaikb6QqRm0yFSmPQRlnlWLqHszwl a9rUVZVFsiZbBVTCU6ZKyc7NXd4MVar+jG7fYSU3OWo8RT9ecKLdpj65i1lVGXUk9dCgrLXQxPt6 79qvDtbi0as/UKjGJ6Xq/N7YNtER6KqNVAvirERVdUqzjR1n5MYVtHxEMZzypZMGtfUBnqWTqT5Z 4dKJH3LjyvPcHy14eNomVdck0yHKo4J35ddxblxh4LTxlwu2ixUHzStsn71GMU8QNQMpDdLDJeqg ROts0hyd0W5cY5GBuwLfUohCjboaUYyWDNIzFlzh7756xLv3vs7+xV2cDkTFkktqg997qUNnsEmS Fqy6gme2e9QrNnqtw3OjJXH4kOuejnLlIxS9qyyilM8M3yE6uIfT2SZaj9CzJluj++gfsGgqdTSr y6a74NFQofQMRhcrGm+/gX7lGaLt57DzC/TZO+T1Peh3UBWD9umcZD1BOk1yXFqkGELBtwLKWYDV 0pGaxkpo6CLi1PC4WWZknW2Wjs18WNDWbKplzlgYpIXOdj6hWA/RGgaeKIknPj2rJNvco9Dqvz6w 7v/U33fOWrf+4g17cVrY2g8XpkliXsMVJZamk+UlcVpQUTRmRYyRpVTqdcrgnNm+wSrRUWbnqOMR st5lHucUP/PTiO0q62fblPfucXRksllp4XS2UDoznjm4YOfia4R5Qk2vkQpBx46RbR0l06BuoF7M kDOf7EPPc7DO0UQd/XyCUhFYgUW3knMvXGCNRuhZQv3KM/T8KeL4CW7+Vf7Yd3wAS4sJ/U26g20a Nz/CbBkjLZu2oxDJOlF0QYHCXh8K6yWiym2yzjac3SU19liYLeqXXsAufSJjF/9UJbz6Eh/MAwpd pbvRBKHgbhRoMmR47sN6jn54F7n7PHrgo7Y3iLpXENMIVIFZZAzpshsHjDQPiUK0XKIoM6i3sGdr FFvlPJjT1yPEicqZCb1Wi4u5wiU5hUabVJV8QIt4W1pY1SqWOaRjpBRFjFbY7PuSblb9MeF2sl8z WD/64z8r2i/d+HdHX5n8e5r2oLjeUZ93a3uUpkZTMSk0A6MUoJbIQqChIlSBpVrohsSkZDFPmCgq J0cPcIKnFIpBrdNmdu8pV8UR4urnOXt6zmRpUrVHtDd2GVsW8cLF6VmkVgNL05iFOg1H0LC7jLfb eI+/QnGaIyxB9onn0I6nyKlPlkYUPQs1HDG+9BI3qjpXHYv5eI0+eJbjEvK9bX73i99g8+VvRySX Obu4iyy20W7c4smTBZXBgGi+JipTkukpdm1FdrLmScOlHo1Zyzt0mm+y8nbwtFcxnz7lqLlHmuUo QUBrsk+cdGjevoRYzigNh6R3HdWuo88Pqd+u4h7fo0xKzONDCtOg6FxHHa9RCx+BoCygouqkqkeL hBQNI8kJzQZ6mVPEORN/iSZjFqnL7vorBO2b6KbGbLVAu7pFNxOEyzXTHYXqRp/zyYIkmXKRGtwQ Nlqljr+Yox/e+fs73/t/yX9NYH3hx978zGGx3G0eHPyZS/bbbL78TRh2H0wLKClLiZaWRIkk1BLq lkmhSNJSsAhDFqpCVuYolS3u33uN1atf5nnHw+tVKHQLtZgzuH6Vc9tGLBOceIVa73I+i/DTCHGW UVx1kPGMw8TEmN1FiQ32jRatMiRNNDStgIaBoKDcH3HlUkK2eZVkvUa0PkVdzBnmOppRx9i9jtG4 SpA8xFF1lM9+J4Znk3pVuhON9VHCQqRcfq7Lg9fusroYs9RNGnoF29bwrQYyK9E8l0oxJZnk5MsY 016jOSaJtKm0a4xPH+I22jhVlcJtUFMlheVSOHW0uiRyrqDpBpkIUYsVhiMoqh7yZI6KAlUFVA2V Ei0YAi3K3EcRdUoynFmANmiSyJR8OUOvV5ivMvIspatXSOt18tmUe49zeskCsViyXVHoViTXn9vg yZ0ZaWnStz3WpsAXBZXK1vtp6l8O697ZrHk4Wv5n8d0HP3i7PG1f613DefnbEfYeZZkis/cq5rpI 0EuVhUxQMygMSZ5D+s8bKQUGPavCcVnQeHqAEcDq2avs1krq0Tl33ApJGZHEBZ4K+c4GtaOS43xF 5mfockUpGxwvK5j5KbklmBQz6voVjOAeYQmibyOTAr7xiH63ZNy9ghKXzKc5npihXq2xODrj8maL 6vaLjA9epVQ3oJghG21OVJO2VofN70Sv3ed6+S4X0Q0UT1JJTjnILapYTE8aEKXoVoekquHLGnKZ 4tXhZF5lqxbiTt9lNjFQKCjMFmOnwm48QygKYh4iuhm5blGsQCtj0kvX0YsVRWAgFgGmdkFabkJe ki01dC/D9dqkkYEwLNR4SGZrKKYGxRl6kTArJMUsJQ+HnJVNWlmMQCWXBu3hayzLHq2Kjrkssdsa pabTae5hXOzjdCTLvKRmm8ida/9mYX3ltcdKMA1fLx6+vXvzusXlG98ClS6lNBFFQlGWBHmGjoIm VfwsRhMqWS4Zr2MaSs5aCJoNhzARRGVOqaxJxZRdM0M9e0TxoU+Tvf6Y3WzKaW8XM8+4UEyghxG+ wYXm0lUN1saaWlrBmyQsjSXdvMT2HIJ0jdt/gXz+ZchKinnGznbJ/d5zuFFAyxRITdBKx+TnFots TTgqWVcvU1zZoLJuQ14hbDfJFwFRGLBY+GjRMVS3CCcBJ0nBZV1hRzWJohWydNCLkGVccDTPuWro 6G4dMTpmmpr0qxWkbjMZ+RTqFvUgQk3nzDMV7/ImeaMGgB+2UUSA6hWIaUjS7KIsL9DTQ4pmH5EW IFR0LyTxPRS1QDMjytxBajoSDRmWqGPJrIxQKhX0tEBMY670dBq7bWILjHaIK66wlhFRoTJbSIxR TleDc0Xhshkx1uo0kphNRcU/ufe+w1IA/rt/9rb7Mz9//E3r0fyhee/ruze2FLaf/RhUtklySZFH ZOF755MmGoksSKKCumaSSMEqTYjiGNPxsNSSKE7IJRSyQElNpv4DhpU28WKOskpJqhprTWMxXNLr WrwyK3jnyQVLN6a9nKCaNWRRIck8ZqHJZOFTLG0Ub5N4csr+soK5cR1kiSpSsm4D4/gU5fCc8dGU ek/nxG6h5wkIlQdHC5LJW8T5M6TRmlA3aMUZbdshiFWEso/uWWROhZVIyY+HjNM2adXhzGsz1woy S3CaJjxKUoJS4HXT925pMXUeHhbkqeDShsYL1wqadcFWW4V1SCZ0pG4BUF08wi3ncOFDXqKOLhBl CZvb5LGLbhZkS0AKTDtEERmGlUAWvteKv0zRTZ+VZiIsm4YrqJcxamlQa1VZVD2WocpGXifSU47X KvMiJdJSguma0lPRTB/X9qhEKbmWM5GZ/4oRHL7vsL72+PU/lCfpf5NePP05dzm8cv3FNp0XP0Eo IFlF5GWGJgSFUVJQouuCpmUjHMljP8RanmOYkCk5h+EKW61T4FIpc4SpUDNy9N6HWQ/vksQR6pt3 KS2D0nPYbkimyYzNKMCKDqm0r2J0PaRiUbNVMHymasiNZUDIjPCNn2fc2KOz+AZp5xJFWZBdu818 UWBlMaaUbAwUtHVGLgSlprOhSjqVlIo/AxRSVyOq14jcHmqRoGljdK/F6eMcdRHR1mo0u01stUTL SgZWl5caGpubDT5m+3zHTpPdHuzEY3qDCoN+h41OlWYrQhgCw9DZ2W2hWgatfgtrvSRZByAUTGuJ KMFwA4hTzOQY2XDI/RKhKeTzGLs6I8ssNMdHVhwKqWI4C0pZR1FACWPIp3QyFaXW4XQYMbNVpGGQ jiJAodlrs1E4ODJHjQV5MiRG5WgWU6xq6L0elboLRsE8lb/wrb/tR778vsMK3539kf54/3c9Wz/n 0qeepbz6ESytii4FuiFwDZNcSoIkJY1TBILx2udoNKNIUxZCkEvBOpPkWYEQkmWe4dk2nlBRZcoL H/8cqpPgp2OGes7JcYBSQkV38Y9KPni1zaTRZswmFxikMiEzz0jPI/zgDrgxR+czYr/gsieRmkt0 +AaVvQ+xjgROu4GWB1T3XPJhiB5JvDxnFs+p2jZN18HMK8iTE5LGNcz1lGm4ZpgrzJMWy5mLp4/I gxWtpsoLH+7Svl2hkptcSY9QlDqd1QXN3ga37YKtmo2f6mjDd2gac1peQJaDzAtGpxPWK59gGZCk GXOzg4bANBdE9i6qGr33J0BOSTtX36tcQYDqn2JUMrJaH02EgEBVIvJJSlE2EeQId0USVajFCvN2 h2IUYTZiGpr2XveRXsdaDXl1FfNuKqiLFEMUqJqNkUWQ51za0Fn3B0RSMjstcd/njdH/CVZVKPpn v+U5tr/5W+lsDDClAJngWDqZoiBLSZimVG2bIFN57XjMZLlCSEmWJ4RqgzQvaNgOZvHeu+BVUbAu JZZpEAqLvhMiPvVvIVNJoKmolRy92WU2z/HaOqHiMiVi8eprdJQKl1QfNxbcDRIezAreiApqGwp3 </text:p>
            <text:p>PIvlkyeE04Cqf4JT79PyD1gtUzYHG5xpTTLPI2zdpBbNyfyY+xOPNCw5UFys4JTk9X2iJyOst36S 5GyEmq3pukdsXRuQVztYro5hSTKtyZY5prHbo6yaFO0B99dtDC0jImCi7rJyKsRZQWSY5LaO7jSo VFziIMK0TVbTBVXLwIkl4sEp6mKCiAOKdQb9NqVuIcKErD1A2Dpp5MDR+XtDmHIDEWSoWgL+DJUT 0EzWLYfUaDFOLRZ6jr8oKIwYt7RQ7ZC0tktPK0hMheNEIUEgC4fNDQclDGjVeqhGFa1eQ23XIZv9 G4GlfeBbXwajRpbnZDJFZgJFEVDAIk7oWQZKaTBazFmul+iOjiVsVFVBK0rMqoK+CvGLgkABN9WR ZcnFak2QxQRRRFnadHeuM6s30O49pXz2g5irKYW7JF/pOGXMbusa5ugbrLImJ0HGSeiSqXM+1Gqj pyF62SEfzSE4IOvrXLgvoJ7dQXYGqNMLjm58AvXgFeaazUZ0n+FZimoaDII7GJ98ETWMkLpNhTvE SR1pVDFyH6WYohrbREIjUySzHLKgxs1KQXDtgygtj40sYqZscdUaslZu0LBjxC2LxuQ201xSrdcp lZiqVkUzxpTrGkL6aIZLNnpCaXbQN+qARlmWqE2TbG1gxe+SKJuYqyH5GvT6CkydQlNJ1jamMSRz tlH9E0QqKQqPpqcgkdSyC+ajKXFzm+p6xKwFqkxIS4uNsuSTXckX57AILTatjFIV1BSXsR5gVvrE tWtg+ihF+ksZ+dXBwvAIozWTWFIjJlB0pABRCnp1nck84ckypaKBXW3S1HQKQCtyVMtEJBDJCmES ExDSMasUikZTW7BYqYg0ZaVpNDe3WO9tc/zWO/Se3kXZ6jG3WzQfJGx+oEHDzHja7DEfPkIGa652 BlxbnHK10eIsLzlcpbx8s8fTOODDYcQ4mxG5J+jdWxSqQXXyFZZRSVF1yAqF3q3rLB+9Q/z8LYJU wXU2EPESY2sbZRZTJgZIqEYeayfHMjXwE9aZQF3FZJZL3jYYLg12zQzLSXHqJuOkiZ2bmMoMZdCi VqjUsgw6CvMYcnNAS1mR0ca9fJn87G2U+QIRWijOmkJrY5lL0pFBpjcRhUTJRghpkpcdVEuiEZFp DqWfo6gjKAsKcwuRwjS6QFY91GVAR52hpi7WZg/54W8hvvsWjfSQvGtzzW/yVTHFLIf0a9cgS5G7 O3Qakrh3C325Qr84QViDfymML/2Tn2lk06+Vj6e7PO8/uhI988m/UiTecst7SlnoFJOC4eoJm2oH cekSx3aNjSTDD0OC6RBtHYSEeU7NUKnZNSZ+iGNp6KXB6cInmq7p2IJYdwikpEwzlGzFMi/JDZN6 mCMsC9fW0BOXiq6SZQlSr9HTS078gHi9pldMOb1+mdWdu+xNnvC02aO3zLE2LSbnE55VPU6SlE/b Gr3nP8zlbsr5WZdVsaAZ9tlfTTjRmjTTMwJTZ9HzqA1VjGhG3uiTxGtMc0G12mFxMqfXSQkdh4oy 51S2aE6OcHst0kmJV3eIjk9R3DaF5qEkc2a+Tbpco5suZrwkdT1mw4hdTM5MlwEzFrpDvwiha2Ak Jpli4YqCWDRBE5jue0cxWc1CKVMS3UJc+hiG9xTmp6hPptApCLUtTMuH5QixSCkcDbUlIZtTGm1k KlALH6wqKnPKREEEPmo8R1cr+PqIRpiwqPRxUkFkdZGFhdm/inl5D6tiYIxPuH3hUd9rcc2FyKjj VC1OjV36qGhnD1gUMUL8ry8c+sKP/PkbVmW/tr44/ro2XqzsRBIcPlbN0VO36ggSJaXQNHb6HQZ2 wDo/Znd1jl40WV1ILGXCs7pAS/KCnudQlJJSgqFoOIrOwSpjGKTYpkrN8JGlhSzW+KqFlyUUuoeS lei1FL2sMGGBrVhM4gRN00FX0IqCtlViSpVVUkPZ2qO6e5Xp6QFbh2ecX79Ge/IA88qAzYbO99rP 0SmGpBWPRGpMBy7q4ycYXYdrScLFcJ9pUGf3SkJVaMhMMko0BlqGu9FheZajBFMURRA7A+qDnFRv Ybz5LmotRmx2kUFENq5Bd0AR5/hVg2JYgeAEkcJksUJZZTiNMxpmne7eFhELKK9Qc12ULRMsjeRC QkUlW60phIsiQao6RrFPqu2i5nOUNEHgU7rqey3v0xUinaIlHppYII+HYLjkfQ9UB2nblMsYxdHR 0gklUAoNhEAkBbLuoJ0uqasJPiUaGqkco0w1GsmCtNIiqNqEmcvAC/nUy88zPRlzJ16wWa0TGV1q CiTHdzmYnFMIBSH+5xf8/sgf+OP/eXw6/Paxdv4B58nrVFWl+oGrJtrmEm+wTeleYiIcbK/JqDJ4 bx54tmZ6McVbL5jGMxqWz7x3BZGnoVwmEk3NUVVBmOf464SpH+FaHoUWEgiLTbHiIhGUUUm70QcZ ogqFebimQKFpxiShgVf30HUTL48pNAOkxF9nDLN9nDv7fOGdNxl89RU2NjTqG1tgKjRlydGeRn81 IJIBiAp4Jq+9+wR1GLFlVciVhHACQcfCn6XsbghwHNJAodXepIgfkRkbnBUt+vkTFKPD5oZGlKmE Z0ck7Q5N0wAFyrwAp8/Cf8LAqpPVTOoLn4MoQz89xO63kWYdQYG928XNE9TqJmWzS2jv4JZn+EEH zzmkLGwKWSHPE8osoLo8IdEbqEhExUC72AdNQwoHTNDLGUVQIqMCpSjBUikNg0LpoFUKyiBDURWI ZiBAXSeUroYiJqiLNk9Wa/quTxnrjMOYXnLOJKrR+M5vY2Vu4hBSKirm+RDpj8iCfbJFgbG3y6px G3u+jx+GxOcXDPSUs9rW9M3FlVcvX/yM4h9/41uMIqAhVcIrTTZ2PsP8xsdxowOm6iZKLiG0S1tL w0LxhVamqim9v/MT92t/9XOtMy0N32WQzEiv3kJbZhl5XpIWkrpjk6UhqyimrttINcYlIS0cFhKU QCERGdl6DpZgLSKsQkMaGkGuYtgGjqpDWbLIwDZ0jDJkEkUkhY1sNAiEy5eRfPBgyG6tQ751hdnR Ad35DnSXhLmFEXpY8xE3t11OZlMG9ZRlq88y0zDLc6RTYyhKeoVAsRzC5IIsMentXMFZPkaNM471 JvZiTq0ScjHYxJagWwanmce2MyY/fItLmxu4dZWhYzCfW9TcCtM9Dys6Q1ZN8rXETUNybwC9PfTe HnWjg4ybOLWcPFBQqhUMzUKGMzzhkDZaKMmCtNTRHAUxaaN7CVnsoNk5ZWghqxWElyHiCUWholoa qr4mj3XQbWS2RDFVCBLkMkWYM1JrBzUe085CHi1S0iyFgyX13Qad5/vkqxB7I0akOaqQqKQEusRt blK7tMOi06M3XzIrIpw8o2pZnKWSn/7G49ZvlH/p2/wrv4mrOx9lvZ7DlY+xtk3CxIDlkuUwDVr8 wmu9bkfX67XDk8Pst1Wqfl1TJIXRi37oD33PL3qvWVMLjbqrEOUZd0+WmNqSqm2zyAqkEhMUGkq8 YCUNmo7DpmZykYf0VYd5rlIiMU2TJCjx9YhqYpLLHDQDJc9ZxyWyzOhkKYu1yXdfNfipyXO4b/0E 55MzRO82jVKnUfGY6ha9EIJcQXULUCusFHhl7vLsoMbseoutxEZPCxKtCeEpF84evfPX0eomCQWi dAmtBtfnX+JIvYHVucxg8iaFt8f0YsTmdoOk7KFsO6yyglns0MsizooEL5uxYdWZT2KUyTnNRguz c5Ny4yaFUQE/pdrOiIoUrUyJhY7r2OSZREElU1oIC6ThUozGGGIJEtLIhVIi0hWx3MThKRIo1Cqa mYDnUPigRDOMQUoRFyiOTakJSimQRg0CgRQxTiMlHLvYhw9pKynzb/q3UV/8NOnhhNboXRx1zaTo UzotinhJUdsltmwYxcSzp/Rdg/nQZyRT/tHrY75LnFD5nm9jsq9w/90Y7don0ZwO2jz4w+7FG5Wb pku2WTmzvue/+G//N3b+tfsUGmQsYkiKDFvLUE2bdRHQVgUX0sQqNbBBLwXCKfB0l0pmoBaClttg tppBkWMgWcc6CzPCUSymyQqhupSUOIbGKqmhmT711iafzyscRBeMj9+mcvg2l5oKo7qLGMXksY/e iCnKHpUopQwilMIjOz/h+e0tVvUXmRw8QEYW3dWMXvQax2Wb68WU+cHbuFYdlIyw800MtDXDk1Ma rRssYx9HU3hwdsjAdLGUKUGp4Q5PSK9cwVYKIhGh2E2qnR5qnlLt9AgH11DjEFXVKBWb9XyC7akU UkXNCpJgSRz7WJrFfDxD1R1qXGBNj8gtF7WaUy4DjAZk0wKztiJZVzErAWVRRakuSXwNJVugqDn5 KEBtmJSjCCklIohQjQXKWcFCVZjpPT5gTlhsupSLgpNX32W88y3UhMeeP8KvdLDTJYqm4PX3WGoV queH1CeHDBsu6ZNjZqHOF859/J/7mzR+3+8hrX9H9uxnpqU/mtwZvfmVH+qubjd6P/gf/fi/Ds4v FW1RWgTrETkSUxP4c0nuNtgxM6SWUWgGSZEQZibJPGRYAUNTGWcJhUyRIkekBaEoqEkXCPBUFU1Y NCWcmgZ+njORJVmp8s59n8Y0Jtvw4GSb2nLGcvsqDGfkhYamlaiVjPw4x/Iko9oG7qmgmpUUYcE8 iJBxiGHZiEvPogzv0x8ozNkgKW3adsFoNWXtVPAWK+zFMWf6LXbEkGnjJpeW7xAkU6a6Sd8SHGsG eWKieG2O75xTrZxhCwXR6VMqTeqmQ7zIyIs1hleCopJSJwszdK9CESfko4TUWlBbTUADNZmQ6zWk LMl7OxBfgFyTd7bQizWa9MkzF82KSEcSpZyCAN0bU55XUNQlBS3KJEY3pviyhl2xcIMZBCZrRSFZ xZwWGv1Hv4D1TwrSJER5/jnWXpf26DFTtYfQYlYXB3izMyZWG0dJSS5mnKkGmxd3+K7f+lnMXvBa a9P/kax9+eelV82e+85/f/H/D6h/EeXYH+KLnCUF41WO4Qo2vCqjXKMoVPJSkPs2A2tFwzUIlAw9 WSKEQlbkZGFCpgksOwFbIhINzbMwsoKVFJBLwqGPspzx4Mk9/vpf/hI/9aW7dHdtkhDKZMrxuUCu x7SMiDNHko5LRHqGqkb0e118Znihx3XziGvmIc61l2j6hxwUG1SvfwSn6hEvoDN9TKbFlKbNoBjT 3LyMTUar0kYqJp7aZenHlM5NBtVNhtMUTTPIz95EDVI2txr0nYS4UWd/tkZZjrl45xjLn8AiRx++ TT46o3x8F+X8MevDY9aLhIq2JCkNKDNUHQqtgRRAt4Y4PkdkJXlmoM5mKGkIRYKmLBFlAbUqyByk JF704doWUdJFWOp7HTxii3xekPY8liLGY8bJLGAV+GR0MDtVBos7OKsnTBaCbjEhcRvEOKjnhzTK KeOai5avMMc+9zdfYn7/Drc3+ceD//g//5O93/GXP6jd+P4fs1sfHW/c/Pz7ggpAq6cx0tComzo9 yyTUHErpsypzzkIVR8ywFYs0zYkdiVfqLA0VLw0p0SktC6IMx7YZK9BWQqZzlURCnBboWc4gPOGu 0WJ6d5+Pbaa4lQqzRYcPfdbgiz/7k1zO7rPaeIFkMcPOU6xuHXavUFiCW+mC867C0/MVakPlZPM7 8OKHHORVnp3/LFFynVSFrhkhZjnTiU+nfZ1wdgdXf8pi9zfQnz9ioZtUihOC5jMkasHTCLLZGoUl oWqz2VOoDVrkc5v50Yxtxcc9m1EWBU7HQVccstRCGUiCuYPjpIhyiRFOiDdfoHZxBy2dk2cuiAIh JXKqoJYRQgTonk4SGhTrCL1hk9BE+DGGfkZJDkWI2miRTQKEAsUyQ8tGrEuLapiSp6coZpNxNGJy us92fRPLA7XdwU9zGlwwPTkhn+q42116Zsp5Wac1PEOKkrMAjmYB8eHPsjeofF3W+O1G/YPL9wvS L4Klmy6TKGXLVPH1nGmSUvorbCXDw6LmaZRlRihbVEXMqiwwM5M4V/CVhI5aJXUkWZpimDGJ1Gno YBs2J5M5DUWluHqbs1feIpsN2Rr0MNoOF2GI39plxzQQlTVUqyjCwdIXzGo9klTh5BtPmDw8ZX0x o6qPCFc32dmbMsliLm2bHD9uEo7PsHY/RM1bU251cdIpuVPn4sTEcXW8Vsr0zMfauYrGDK9cEy1L 1DiiuPICxuwAq3WTsUxJ/G1qyiF71gK9zMm0kma6YDItELubLENBc5VQKSKKWIVYYBdzzh8/wi2G hChYcomWz94bvbaaI2sdVK1COs3J1RRHUyjDjDgcUatI5HqEVHqIpKCMQWYhCgJFnMG8gVBOkXoP fz7GNSKOpxmG1uJscoGa6NxZ7+F3HDqzOor+kHYkiNVTDoyrzJ/e453lmsSpo5zdI5me03Jr8kP/ 9U989N8UqP8Jlp/EdC3JIimoljokPjVX0jJNnKLKLMuokhIUOWEegbTxZYaiq7goFHr53kxgEWEo DWxXIVJgNp7SlgorYvzI5PV/+jqd8imqbKPUXsTKKsyW0Hr5m1Aevcl6f4JxbYt5tsHrr+9Tnqfk 1YRmecjq6YTNj75MGa6Z5yq6uQXmTYL2F7lV+BjVp6yqt5ndu8t65+PcfvD3WV7+XsyjX8DJR8xl jliPqHo+hydzqFfZ3LlNqbrg7fIkOOCKUDiZPSW0VQZXn+Vs+AR9uaJla+SLCCW/g4FCGQrivo0T wXIYY+/Y7JgLZBEjpUph98hTiVB0tNInWy1Ylz6e3iIVgrI0sMsEIVeUEUhrE0oBFQcRjlBiE2H5 SFFFRmsqUqU0CyqOzlmZEY0mpNOEd45eo7C3mSzvMe/f4PPP7rCRaLyl6AwP12xrT3k0mjFOFT52 /hVWYcxz1gVB/wN/+t80KgCtbtlo+hpLyQhik4oGmulwEFno+hKRK8wTDcvKWFOjI3zGRk5XaxBn 4Ms1MlRQFIMgWhFYklZuoCjQa3dJ/RlJEDJ98ohufxNv+yph2ufx+IBZFPLkyR3a85KbckTRqmHV VfR0xMS7hn79MspLH0BP/wbvXjxhkBqsiiUD3ePe0uC52RlPG7e4/PQh1qZNMzghGCoctz/F9bOf w2lucjEZ4rauEK+nJLVdujsepdZmOlpgckTUvEZLr7KcDVFtEy0ZM0wUWl6P0zB4r42/nOCsSvQS Km2H0wJq+THG1jUMU7KM19TcNhkWTjZmXZbkZU5bE+hlAbMAui3kesasVNj2DHJrh+LiCE0PwF2D 6KPkQ8ppH9EpyA0NXVMoSw3SOYVqcLwS5JM5+eottKDD+XhKWM8IH7/CPwrvc712ifsLlU8MHNZV A4IUc3ZBOHvCzWuNL19R7f+m+v/5Uz/2awLrQqq0Y5siT0nUNdI20HJBHizZaEnyapVgGVLqFl4G M61AC2wibY1uuYRrDdNQIFdoRucYXpOqB57V5yKJSXNQnYLf+kGLP/FPh/zNh+/wTPuMLfcCu9Ol 1mgQHT3gvqmjfUPyUrdLqtnM2xa1oEB1rxC3blNV3iRt9dg+ucN493NshT+FffvTaAcn7GtNLpsW bF/CiBKmes6mqjHXusAQzypY5bC0BiiLGcIoMAydUabgFVOK4QhdbyEe7VPEEavGAqei07NV+tER vhESJi6Hk4KuKmn1SsZql1IdM4wVyrUN/pS2AiNXULcylMLiaHRByypxQoPhwQFYKjt1QVJmNLUC 2a0jpUSZrqA8oAx7qBtQUiOIj6h1rkAwRFv5JKJKeniPUlcxVI3dKx6NyCYMLvhTD0dcSyXdwTtv 1Yaa+vayoGrWwmd2+t98luftuV8ggnlY/e+Hk18LVACam8eUmiRRDTRFxUgksdDIpUKWW/hxQqVm cBHEKInEMS1cXTLxbCoKmL6Km2RUCp9pq4YoYZo76KuMMArwi4yqsuCDv+P38YHTP8rrf+1Hufy9 v4FebZNm+wW82xsstL/Dbmnw9bfe4i8e7POsU8V4ARZuTD47I3l6xt3RGc8+U2Fem9JKLyj6N7FN i61uxGnRJhztY3cGnNHhSuZzYl5B1dv0aiqW22CSSNbHX2OjeYtVPEaOj2lcfRbz5IRVvCa/mFEm BX7ko8wnHEoVU6sg9iTFbEk+yqlJjVnQQDm1SK1bhMWETtUgWK8pvYy4iBnRYkHKpeABflJnrgm8 msR2N1GwyJcl80rK5nIJaoNCE+SdPmQpasslDt7FFFep213K2RjVl6xUl0DViMSCnekFT7xt7KLN zifCH9t7XJk9WOVcMy7Xf8+Xv/4D//NPewZfuwdwBMCdXytS/xxWzfTQrQIngSCzmCenBHlCRZec r3PqrkWcShyrpKvqLDWb2FmRrgym0ZCaqZPKgqWeYcs6uVAxyoJCpmy4NmZpQlFhHUf84O//vfyf fuC3wmHOg/CEqALTlY/ilpQbO+iRT7m/AnFG7fiCdJowvnabnv0mb4+bPE40XpKSaDWlGkjuWjdR lR6K6lIUj7iImlyK7hBsv0hyeE7bfYpUNN4cV9lOn1KrbhH7Q8o8opAl1nBMFg0RQkc0tPfeGChA 0evsKPc5j3scn+sUsUFHUSmFQnq64pXxlIHzBjhtVFtlne7gGyfMk4Iru3vEfs7bmoYepcymS8S1 DcIkxYtSvpGUbG5vcrLISVRJtabRKWKkZzLPhgTFADe9QNEtKk2HrIxYRLD2V6hRgK5nnJ2sublr /pQsyv/zzl97+59Phfj6r62cXyLanCVOUqNQQE1mWKpNr2pCCXEpKESBLMDTqizVhEezNWu/ZCu5 oK4lVBsWudpgWgY0DYeWayGKgosoRil8PEBYNVzHYFhc4nD8hIuzv0p1o4W+SIhnAeq05NXRU+TV D/HMXorx+C4HZ2OeV8YcvHPGtZpPY2MT3Y6xfINlnFEUQ7ZaewyXBe3dDsW6wm6xT1Dfpnz3Dk7F YHK+wun06QzfRd+5gmpVKUcP0cZLHCNB1QtWzWdhsY8qC+zdHZa1gHY8ZxF9CFlGKKWLEGNeWwq6 rYK8hL5TYhkT8qGkxEDbVUkTHVd00eSCZVQnTxfY+YpbmynTegOlOETNHKqxwvGbCUkjx1zNMTYV nooNsnGC0/eI1wmpqVMRESvfoNQgsXSygyF70uNUPaRtXWWnHrx+4//9jV80auR/L9FapkkW6uja EumVmEWViqcRxyV+skZJYCo0bCXgaL4meGfBXifjej9hUb/JOrdpWYKB0WapZIRpgZUW2KbBInCR ZY4jJe8u4fW/+5dZP/wZbmx2SLwrZMEJlcqUSW2H8xR2zE2cTkJjEfHGkyHKZZcPxR02OjsYz5rM FhGJPqM9l4yu3cKXHh235GTh8+yljzOaL3CjfdznPsrs0Rdoty9xlHi8eEUwCmLWJ2+hen2My7ep nH+NJQbi4A1E3SXVPJ6cKjhJwKjhUaxyKH3KYkWU5Lhawq31mDfMAdvKmrfDLTZ2L+PHY2bnF1wa bBOXK1bfeIe0fZ1b2xbT5g1mRUqUlFi1DqawOJNQOzmjKGLMWp1wqHAQ3aVSSKrxZabxHFsz2X9S ZccasRQaYazQmY04DCacTa9y+1KGeeUzwDd+vf38K6PlpUGsxuh5QmpplEnAeq7gqhpCCHTbRGQx y0XO/EsX3O4v6HgaC/c6RWrRrWhITWWa5UhK0gISIVhOV6iaQqtaZTiZ8PSn7hJ/7a+x+/wLODef J48LosWYlXBw6gnq2iQ7O8DJLRbP3uT609fIypT+DZtR9SoDt8prX3qVK7014iM7mPvn+A1IN65S kRbj4oRTY5NW/TI9dYrW/wiBBsXFmnM5QwgNIRQ2N1zmiyEXpYkiKgTdy1QunqIXIanWIdNNNCkp +k30UsWIhlj2Bu1Gys8sN3jJDThVb2AsBJKQvj1mlT/P2pSUZU7r2Stc3b7FpNYiUxuE8wV7Yo1w ehyuRjiZgnLVYqdweLJUmA2fcKVXxWlWeTiesUHEMD7HWsWc9XbQZAAHc15fPqGrXSDSGqo02Oj9 Ky+t/t9FtGWcIYRklWmYmSApVTZ0h4AUOxZcSEjCJelRxpXeIfWdHczBbXxpUTFLXMPicLHAVhTS sqRetUniHN3UsHSL9SLk7UlAOH2T5s0bNJ65joirjI4fsPJzVNUnX+UEi4Jie8l43eTw7kOaF0tq Hx8wXfrMZm9itZ5DaYwZmTblZMXFqcLVxRB/PGWvseLL1se4lrzCqtJnKQ0acoIyegTuLcpwilrZ RCtTLg4e4VqCxGxjnL6JHemE9RZ6xaVIMkaVF+ifv0poQjWPQa1R5mPOxoLtpst4GWJXGvQ7Ck3t nHn0As9eNjGSY0Sth3b5JcZFm9lsQTcdYe7cJhBXWEyf4kqb5maPIA85z+fEF2uu1G3Yu8T+RYRa zlkpFWaVBk2zQGsaVMcZsX5Ma/MazccRc8/kqwuXk6+99utt518bzU5ipADVAEXX0dZgSh8/FBxk kvDdR7TMgn5FRW59kNLcplWx8ZIM3RCcLtdkZUnfVJlLh5pmcEqJZhgcn4ekGhzd3Sd6+EX6N15k WmrEF6cY60PMaov6csRTR8WfnpC8OUaICcWhgrEt2etojM5N3PUpJ3bIR242+R/fOuQjaortbXOC zXOrY44Wgor8Io4WYYqnkMN89xqtacaG/ZTowiRfLIm727TjU5KkJLY6GPaaQtFZKXX6+Zip3aaz vosTZXjLE4JCpURQKh3a7RWGkpDV2ii6S7i6T2DuUdNCkijHqneJGy2evpVjFG+y26qy6g9YPXyT zZrJTg5Lr0pQZgR+g9X6iHatpLJ7i7cfL3BGT8ntjH3ZR+92oGbQXsx5cvyEK7UNyrqDHtUR05yT BzO25ejX286/NkpKhqIKLMumkRTYDUmgaczXEZPlAVetRziX6+g3++x0LnOl4yKLHBVBkufohuRS o8WsVGkpLmf+mtFkzBvnJzhyyf7Zmtr9L9G2utDtYJzrjGcnmDWTDS+B7R4XU8HRGyfo2YizpI+j RPTLDHv3OrqtM9Nq7MqvcKnS5O55zjv3luxoIzJF4UBXWAmHq3pCoICUOWcNG+f4PoHQeCzbLCyD mrOkFAJNVRFCJVydIRSd3HAYzB4jw5j+08dYwxWPPYdAMUFT0FVJzSlRhUpeqqiKgUzP0Yw2DWuO yE6gbbGOdfYflnTnb7Ot+ATrmPHjiK2qhqeXnDaa1AaXGE7BCu+wbddIswVHD1bYqxm7LzxH7+a3 YmsatbnPslhyfnLE4FKPx5FPNs5ZJpIiecKuKui33tfRN+97NE3E+IWJs15xTJP1xYLxYUYzOucD xj3Kay9SbfXYrDdRJSRpxCrJsHUbqUg0oRMnAW1DZxUvODx5ih4V9Acp0axP8Y03OB09YefKy5T1 PpPxKb2GwYbrMS8c9MmE87fu8+5yjRfkVJav8Ts/XWPzs9/FrP0bODj5r+hpJq36ZX7qcM5VcYDl fY6HTwRu9SGZIdhWt3kqAiLTodoZgChI3Q4qORtyiVRzMt1k5+hdHjSvEKwjtkqfwoSRU8Nue0SZ SqVIKHJJTUlBQNPJmK41kkwiFAsl96nMD5nXepTkJIqOoylcLCI8vcSwJPn1PfbVPTb8A25oMYZW EkubZDzl8OCILWLKKzfJ10uqmsG5tuTq1R3O9T2K2RkDzyNaJYwOz1l7XTqDXWwq7FYSXvmpIb8w H/CZgY2+caP5643nXxcNtUKRl8SG4OB4TP3uI7wq9NoaSvNF1PYzVFSP2A+4CEPMPKXRaFI1VZYZ qEJiaBbTJGA0mdKs2pRulXkU8+7+EdHsq1S7HsZmG5laVPAxWy6reMlylCMeHuBkGb+re8CN6m2u fewFtE9+mpP685x84y62DCmqcJb3OXzjC3zzhsOBvWIYanzTRp0sCjErCTtem7XhsgxN0AMqRsmZ UqciM7x6RHke8rR7CaEobNUKYuFSDQLqmcQg4Ym2xaAuqZsR1YV8r7kkK8lz3qtUxRTF3GCt2pCe g71NosSkzU3MdY5TqVAxQjJ6WMmaVHUpvAZ5FDJb+FyyYs7rA/IqrMMlRgL1zT2uyyVjH/zlY1JL Ya9YkOk+g/4u6Url9KKgs9FlnkQoDYf2yqFQ1yj6+nd/7W//D3/2oz/4fW//eiP6l0UpBFQsi4Wv s3V2jqYtuX4pI9i9hLHzDJtNA9NKmScJjq7QqngAzKMIWZQEispwMudsOqZS8YjcNooD705Mzg6+ hJUHmNUO69IkWi7QhYo/XbIILLTKilV6j89uPOaHfvj7+egf/X/R/A3/Dmvlwxy++TqD1/8Kl7xd aoxZzQMeBAXnUYVW5R5REvHnTk3m9LA2BpxXP4Q+C8mzkktKznEExiTh/kWJGuRMty6RLwvEMkFX SxLNQDUEll3wUBlwbXIEQvJU9IDyvS+naWA2dRpOgjA6lMk5RRmi6A2QUM6grdZBgE1BJHW00QW9 aIzMS86ORojYp20DZgP78qdJpcpAkXScAi0JOBUDxuchIpfsLBcMe5tsXb2JspTs9GtstVLaVpWs 1qarxnzgWo3Q32XunvLIWv+Xv25yfoloidRIo4LZKMEbHlC/7RFUbzNwurRtk9U6ZLEqsB1oWR6L PEPNC1QDklRlUfpoZUy32mYRr9BylaBwyPdf4dLBNxg6l6hJDT3XWaQp+nSF3fWJvO/h+K2vU3/l AZ/4dz/L/IP/CYVm0bg4IkxN7MUX0Xev4iUqND7JO8MTZiudd5wp2ldLBsU93ipKbpwZyOmC+hWN 1dY2Jgaz44TDeUy/ZWFEK5ZVg1LNKBWFXXPKqmiiRD5FsGaRuVSTCH/wEl3tCbNEkGkKayHIhwLT KsmbHvJkCKoLgCxTSCcUZYG/EBiFix+tKPIWdTfhNK2iKiV7LPEKleWHvp3lwiC58z/Q6FQQizkr zeShvol2MKHtrYnLBoveLlkUMskVNi71sDe2iMZnUBG0MNgvdmhWK0y7p0zmm7Rk/dv/0n/6x94M g+gf/diP/90/8r2/7z+9FwfnobEu+cjBK9y/qZHdO+D5Ky9TfPI3uz//Z//oH/pP/sFP/tocQttx zteXCu7RHRptDb3Sw2x0cDSVVZywCiKEplLTKyzjBFspsFwPReq8tVygJjEGkGYJotBYlxBrOTx9 iPrkBOvlK+RcwloKwuIJk1qd3bhNcv8fcvXuj/Htf+gHSD/0W3h3VDBorphv7pC/e0ZFlQR+TqCn PJoteeXuITviFBFXqacpl56tkT5Y8qA25wP9W9QG9+jwHL4fcdfy6FgJ09US2exxPB7jrub0jYRl 6xa10RFhOSBpJJhulY6/YKyWnM0FeVqilyXeqkATkGeQrQtUUUUq710nJoSB0FxcN2eZz9hw2hiF QqWv8DRo06yY2P4Mz1EY9m8xe3JGluTclnP2rU3yTsHhuEptcU7lcg3drxPPCtYLn41sht1oYLTr REGMKqtIdY7m7iG0FawNPnxZMLFKDkZzNH3ywtmTV553Ort/+M5P/FfK7rjk6vNtxsljsv3nGY+W 3NEuiON/RG89/3uA+DWBdXCwz0accF09Rbt2G715hapjowCrJMEyXExToCIoVRNTSMaBz2iZk0dz qqZNqkryLGGdJWh4FEnOxeMvo23toZh1ck9jujolPEsZrB4S+vs8Yz/hyn/wvZQf+f2MAov+6gEi HlAJhrjnrzM0NvGzCyqWyo/+w5+hPV1h2oL2bMXLgz3u7C+5yCKuXuly9+HXMQa/m3YyZ3GacqW3 wr3U4p3jjO74kHW9Q5bl6DInkgLFKxCWC/MCI1ApVBWijNbhKa22S7ou0TwNGb+HSzZMykUKZUlZ gqIIFCGQ0oeVDi7ErRqKH5FPdTQjRt/d5mlmMTsasumfsWi14PoHsaMlJ09irqhT7J0tlrnG8CBF rZtspDOalmTZew45HWM7IyJrm5bTYXqeUPhThmZMZ7bNm8Gc4Ts/yZXv++04F1PhUBdlfIzTq5Pm Efbu8wzCiDtZk6On7/CBif/6p7vFj/5aoAJQind+kk9s6vgf/2Yqey+ztd3HxSDJc9q2TdV2UIRC qcPANYiF4HTiQxygqwahLTEVA0M1MJSShrpEkQmbj/ZRTZOq26FtqTwNArLDp2h3v8bV6ivc+tzv Zr37w7x9saIxfUzXGLF0agwPvoK33UdRKjQaDq9/5R2OztcsKxq5Ao5WcrRc4Amfj7X6LM4gFNvM 3/gx3n78lLLi4Vltjqb5e821dkkRRpiVAhkVjOdzZpFD3/8agfsCMpyQTzIKfUHUqaN2dE6Ehmkr qC2DoGWRrxPISpSGjlcXqPK9ymamMe29NlUv4/woxIsX7FYSohzO3xqxHk25XI9xB1WS3i7zZcbi 8ZJr2QLl8nUeWxbDNx+jOhrVGtRaOmH/OWpKRq0vCPJrNCtzUkryckKn4uCoTd5eavzcG+8d8Xz1 5/46yc8e8bn8bapTnYfhmtKt03Yus6xXaWRjvquZHFdq9mdu/O1X/9ivBMf/9/u+v/J7/p9/pf+r gaV94PlLnHSeQbEUak6VZRCzSjKqikaQZYyWIf2Wh6fpzMKM+8NTCiQbFY8Sk5VckQiNmqaQF1WE 6TNLVZTaDrmRMK12sFczwicPuHzxBp1bU65/z59Cu3mbMol5Tqic2y2CVY2Nk6fMVz5jw0I7fJ1p YPKzx0cYeoU8DnCKghPdQZULPqFbYATMlD4vb1Rpd+a8dRhy8fA+nZ0d7MLGcsbMC4OFmvDsPMap 25SmSbmYk6YOw/E+e9UpTtsmzgKSik0oLQb6kJlnUxeC8TSmp+VYjkmRQd3OGImQetuiqGyjuYL9 aZWX3cfkreusDQ01EqSVBLVi4oqcC11DX4xJZgsajkFx7SavHY/xz0bs5D49w0VJSux2h9IGYa8p yiYte0yZ5Pgyp9OtMfJ6LCZzfvw7fzOzUNLLAvz5gqOPF7xw8YDPPb/Dch5wMIz4ew++zo2Wx7/z nPP45p+/ew0e/5IY/uxnXm7NX/7cp1bDs+zG22+nh8vx/617+Ph7/vj3/86Pf01GzdDeNX7ib/4X f/+XBWve/ixkBbvtOlGSEOQpLUcnzSWj1Zp6xcUrdCZBxv5wQsU20C0VmatEZYEdC0IzJczhTOZ0 YhNnoTK+Lkjn0Xsbjjxl592foXVV4bnf9B9T/fh3MR+OwUxZ2x20QKD1IuLFE/oYHLz+GpqQ/MOD E17PS14sVwxMk37qMK177A//f43d2Y/dh3XY8e9vX+/vd7eZO3f24XCnuMoSJUupW1mLl7QGYiuo XSRIHD8mQOqnFnCBIkjTFmiBFG0TtEVfjBooAssyEjmulYq0LC+SZYqiKFKc4XD29S5z19++9SHo g6Mm6PkbPjg4ODjLAT9KQvrdAz731DJuzWR/26AdPGKh+z57zphEalASXWqui2+LtMYC3aMUvdam UFWkJEIrZcTqBKu9MXOCT4LMvbLKs1mO1444UgJOiCapbpHKEhOqTzfVSU9UkesD9oYuZzq7iPUG B/5pCr1O9+iY6qSCqWr0NJ2dwyG5lUMnod6wGFkW7/cDvI1HzJgV6p+4Rk3uEAg1FHLSWMQOM+Iy iGmGmEpUymXyKMSLYm5PfYJXL5zg65nH7g9uEQhNjj87x/gverTiCLtss37oc/O9bZ45kX9Yqs29 8P8D4Q+e/8ofFd2/Wm7u/uTX54KEbELiMfNHRPuPiE9e++m5dY/e6iFfL/OHytzCD//t3a03/k5Y 4VSJ81pCkCSkRUxZMxmHEXtxyIypUy8Z9EYR2wctXF1Esm2SoYQv94n6CoGeYMQRvUhmSoxIVYdS HHA4XiK++32etr/D/vsBTl3h6t/7NNbjn8fLZWxdp8gF+kWGLgu42Zj7gzWCKEdTB2zFJd7Z3+EJ RM46BWdm6xAX3Ovl1JWcpiKyIum0uh6nTJ9YHqD0fPxcw5bHOJN1/IFEFEU4I4HjqooiixiDPVRz ipVM4vHpgNtpBSccIQgJu4bK+dYOhSBS0QQ8SUEwJTRZJLElSrHKcSKQixb774dM6W1GhkEUF7QG CUpvB902GKcZQi9E7e7THrVZUGuYS9OMZIFWZ0R3b4vTlSr6GZGmFhDENnpVpt0Dy+2jywsI1pB2 1mRyIiYvUgbJANmMSRo1rg76nPKHbPV7xLHH07dcMl1CSA652Z1hud3nv7xgbW2/t/nszJ/u/q2b ODff/qh++y9ef7z80a0/</text:p>
            <text:p>itvrV65dPCXOLjYpndLY1Fy2leeJfIGH6wmzjZC59gF558w3Og93f+v3 Xnx5VPNXHvuXP/4g/3/CulJ1GfsxfpBS1wuOwgSRhFnDIs8l7uy0GAsyjirgRzDaz3GNDDESKZQA MVEoCCkBsl4iUkQyFfzuLp96wkFF51Rxk+v/+Gs4L/4GbamKlYZkokKqFZSCEarVRPjgLlODHmHH R1ZtXnmwgrvT4VTN5h/NGTTMCt8drZG3TWqOgmVkqFmVmBGHgylc5RYThYlTkbBnTtGliVrpkec5 vl/CEPscpg5NuYKcewwdl6Q35tRoHclS2TN1qlFEtR1yVHeYr4qkgc5S1uaocRmXYzbvxChKgSNv QgYFCmIcM8oy5iyBQFEYtzcRWw1ky6OIVaYXUsbVC6jDTaoVF09QOK0bTMyoWFkJK80Y6jM4nkdQ kilMn+NBn0CQmS336SciFVWjSDMOMh31+BHPbcxwa3kBPl3mmf/2KuG977Izd41xsMTp9gZfnes/ mvqz7ZN/V0b5jz/4/uzO5t6D6OE7ihOtqotfqJKevc7d6DSrgkQcZPwsMyjdekS7u8KhrqJOX2Hp 8jNce/KdWeXez7mzEaz94aeuPfGNN9/rfgxWx0sI04S6aRLLMkG/z7xrI4oiHS8hTVKceIBvaiiK xLw2podEIYLtWMgxBEwwUXRpixJmqhNURH7zuQz/xJew9gKufO2LtKc+SSIVNEQLuhF74hiSnLJR Yl8UGIxa2BQMc5/V9SN++PYOnzMFJisB8zWD+thjHplKI2BKVNhUDE7WdD5VKtCMNlZRJzs9ja6f ZmVoIccZ1uQcsgVHu6vUdZmGZLETDBnGVar6gP1EQbTrOMWYQhaYUiWC8hJRNCDRbeolkZ2sTLZ3 wKDjIzgyip5hqDIJ0MoN0tI8StHGR0aaPENDiOgMTUatDPNxBdE5jzHsEgcRu4aD2V8hFHImShME YpnDQkEtjhmmIZNKTOZP0tVlJvSCnZ6DW44ZFhrKIEZUKlwejknjA1779ibPRm1efLzg/t4VbnVM 1m6/xVc/e+Jn25Xrn/+/E8l/W4x+8tEf3/3eK9ZLk+tc+2yDH4dX2P5RlweDH/DWW/eZdV0aUxX6 YYfaiTpu6PH+T+4yvvAk2vWv8JvPXKf6yveWbrw7uPHfv/Tcc7/z7Ru/hEvO8oJpzSFXM+KwwNFk WlGCmme0W31UPUcvW+iCQjCKEV0RMRCQXJAjkFQVExlfrJK1h4wdBdcQcV78BrK3iXOpyoZ1DTUP sKKYKPPo6GCmA5KoQlcp0I46dGzodSewOOTGyn3ivMDQwcxt/FBiJ+mxUuh40oDNVshoskoheFya mmTr7FX222PujkKmsgynt0pgXmTr3gMkW+ZXJnS2K3C6VzCI+0higzhYpZ2dp27lCF7O/HFAPxvT PjvH+fYRoVzhwJ2BjTWc/jGa6xJbEl4u8FCbZqYygRmuU3Id5CRjLS1R3j+GiQapmJEbIVLu4sQV NGWPbHaODz/c4KwwZFoz2NruIYke7oQG2RjBruL7FlkmIrljSpIG1RpJtIOkpuSSjG1lLMoa31/b R95dRayq/Ml6mRdPTuAIQ+x5hTV3aqZrzM/+s2/+5+L26wfj2e7Gf7g6Pr604S79+N+/9if/HOCp q194afjqv/rcS5UuJz//q7wTLvHa+49wjo5QFip85h8+xjCLkdQJDE4SUqZdDrhy4pCDXZ+3/uw7 mF9+lst//6uc7P+bS0nmnAZ+9kuw4jBnJP/1hZM0y4niGE3S6Yc+eeQhmnUGRc6EKCE7Jm1SrDzE SiyiOCABAk0gH4aMhYRyJDFt5ewbC+Qli1EcYo86ZDZEooyQFSj+kIgasRHSiAPiNENNjhmFGe+O BR4OEp5vGrhiTG8k8ufdgC9+8QmKD9fRE4eHxNzaH/KVkc/eZZeP2jHsJew/XGPRSskvuOyv38eV h1iJwYZ6Hq+/C80ZSsMZRkfbOGkVuymxG4TkUU51QiMIQqZWHuI1dEgS9jfanNxrEVWmqCyViXYO CHQLJ+oSizKhPUlTGNMXGuhxQFH4DDJQ0hhjco45ISZWeoyMOke9iAV1hFqvwuERVatEyc6QigJB NEiFEC+HLNeZTVR2hg62OaB/nDA3YxBM6ogfBPS8AkOa5lJusNE/4lvvDnihfMRk/Qx1scqD9Y/m pUr57bFWyQTNKkozkWWasnTi5qvP/qcnZzvqS7/x3ivf/N7/Wlgcc+af/gHvDef41o03qC/ISNd/ m19dvEi5afHu2OeNm29gVjRKBx2EREAQJ5D1GMHd4PV3tjGuN1laXmZ7J/8pf6PxKkt6gZ7HDIAs KzDVEqHXpTuMmW9OEBYZ1jDFV2LQFKpGCVlQSIuCBFAK6PkRFcWgJEj4yZBjL2KIhCJJSGnKsTCk lpbQ1YIgVNE1EVuCXurgSSmamJIqk1jSI+I4JhpmnC3N83Ld51DPud1TOLr86yw0Nig+usG1pkE7 X6UjVnhzpcu1Sz02SgbPLw0JvEmOPZ9zDUgFmwldYX1nn4l0wJ64S1jYWOqYGW2JuO+xnOUMJk0K MWdUmqdeGkGew26Hai2DWRelPsNwfwNBFLEjj3LuIw4CDmWTfhhx6MTMemM2Z09R2nmLqdnzmIXA oSVj9WJ2h0O0QZ96wyBKEioTFYZZQhgElHWT2Jlh3G+h5h5K0yJ0LcKWhOvvMjdbQxJlUq/Akxz6 4xGJnfN4bYo1LeCxBZveIKCmjBCdKq2TDe5MXTGX233K8RbK9Bzfe+opnlx0mP3fN/7dzr33uWqs 4H7lOzyc+xyv/vHLzEwrnLr6AkunPo9JwcHY4t53v4k9bOPNLOIkKcMJk4dlkydjA/PcIrs//Sny /oiFixdYW7nx8eJdynKCQqNWVgiTmFYnxxcMDE1hkIjMmDFp3SEtoMhz4tGQXJFRZJVQEEnUlNLI J1EcDD3H0FS8SKKsaIj5EYk+yZkoZDMXyPrgkVDSHcZFjFnkDBWbyOuQRwk9acT6BzuE7SOIQi5O 1YjLp3j+177IA0RW9WmkJOb8pMrL0zl3dnNkrU158hKCdZqkgH03Ymlgsrw8zRZ1eoqMKfawihQ8 mea8Q5JP4c2cprU2xp5xCcaHTEgJaq9gUwOtH6JPGhRZRlDIDNttfHORhfEjfLOGmUCvL5CYBf3+ GD3X2BVkigeraJJEu7BwVA11tMJgaKIHAYUiI6simdkg6W3RbRVMKRFHJZHNj/Zo1FKMUh1hHBD2 PRamFArjBO0wRcs6aMOAEQL9wEOqdBmbPY7WDE5JG6RFhVt9nweDEcvGs3ziah1rPyPc3EZMS9TT gCvnnmWpaPHuf30X8+XfxXzqGd787v9gHLWYaX6ad6s1rrci9tKQD+/fpK1uYl2cZGplj7hWQXn6 Ol92FzklmLx9e4cnmjdQumNa5y+iq9/5OCxHt0mlnM4w5eB4F1SNqqaDLNOPUpBqpEnAOAMli+mH Q9JEo2xkSJpAHISUJIM8iykKHQsPv9CwixjJmSEKBWRkjDggT8AthYxihb4XsqD1SKUySechyZ1V lIpOqImIRcEnT4x56MxiGwar9RlSIcZ++BC3qZC4FWYq0wx6HoJxns0HGgv5OquhSe7PoVQ9tosS Bgk7icqsIaGdvEx5+4CWk1N0amy1fM6bA/L+gAf6BOX2NrN+j0yT6MzN4Hb2EKsK60mJ+bxNjYBE kIkHKWNJRpELEgRExyWzZWzNoWEdM5YX6I/3iVQHdSdBL4eUKhoTSownWeQlg8gvU6kOGblNjg9G zPkp8XxOqxtxrjZJ0ZwgkicZdA4wRR3LkZAkAU2AXpYgDhLu9ltspgqLboleX6U1ipg1M/yqxCgq syGmTM49g7Ak87RTcBUd/+l/gv6TDs7kS6j9nPUP7mCfXCax5ohf/wV/We4xTDvEiylOUiLtR7z1 2Yt84UNYLOZ49F6P137+P2l8eJcFbYfzLwj4wiSV5iKw+suwjjyP2ZrJwcBHVi10sUBOCpCgrEk8 aHdw9Rw1gVCEklaiL4MnRuixQSlXkS0NkpRuGpLGBkM5YVoX6cUipSxlX5cppRqhlhOO+pAqNCyB HU9CPlrFLCKEOCeNe7hejxOlEqVPvYCyto2lZBwe7+KePM2T18qkKwobmx5Cvc6FccRWZwvj2MSf qqOJKkm8z6J2jh8JNmcTn8Z4C99W6Y0GRG4Jf/UBveoMJ3cOaM9OI4o5J7rbRAkMpyYZSiF2IOJb NaSSy3JnBwHYi3UmhSGBGmATQ6FQkBNMziJnIwzNQNFKBLmDkHhwZwVrzsJRMjRdQhNF+qJLPdym P32WNNvD78I5q0+8UGfjaMwFVUCcbBIpJqFtoSmz1PMh6SggAjwEWr0hM4XCoTmBfOyRGg4+PrWK TLg94GL7fV5bHXPNSLCDLvMDF/nWmNfkkPeOBc4u/AOq81MUuw+QrR7ewSIblRbVQuD+bJ/y7S67 Uyeoe0dkikzjbo/dOxvc+eEtjI03OWvc4jMXn8JsnMC5/hRbfkjS+/h3CzmNcsZ+Sh5lGKKEFxcI RY6gJCiqSl0tCBRIMhtbLYiKkIVcYCDapFlCIQkkqMRJTNnUiFWV02rI1kBBlH0sy6GcJHSyDLVI qauTDHQPy6qxMYho9N6hPBjSKY85XGsh723TvPIEt+rPsf7qvya7VCYS58i9iM1kkkdv9ahUUtrW NO79DRZPu+hnzpN2B/S9mEvqBh2xiTv2aLHP9NnnMKI90t0Wa+kSk8Us53SJTXcKs+tRqCqLYkF4 wWazBYYg4W08or5cR+wckkkyueWSlOYIvBaB7xNlGbZQUEnHRGFIKuWEXsjO4TZLy0s88Fq4S02a Z+tkfYOpZIO9/TZydYyGgVnv4LdyZjWd9PxFDte2USWD8uw0a0KHSrFA1VUJuzLbWU7z+Oivr/zF OXPnawS9nEYw5CiSMdIeVlPg3kHCk3MeOx+2uHnrLr9/psT1ZgTBZfq9Y4JaE//Pv43+tT9FL1v0 co8vn9vkW2+8R2AtsL9eIezsMh52UO7/GHl2AadWY+aDPYa7j3hCWeOFL08we/lfUNRr3L6t84NX dvEOXqdqR7/7MVh54nNvd0TNUhANaBYKjqYQCRpdz0OJcjJBI1ElYiL8rKAtgpynWLrEMNXQx21y wUASdOQiYBhqzBQDhlKFTqeNbdukaYBmmKRZCaFQORqA3T2gYjQ41A+QVJdocA+9YdJ/6kmEv/pL DvIjDqJllmWN8d4Od26/yY07K3zi0lUytc/eb3+Jyi9WqHkD7GyF8NRnUMIMe7Lggu0w3j6mU2So 45TjZA770S+YPjWLUThElsiEP0QoZI4rNbzYYrk4ZMM9wfRSgqYp/Dyp8SRHBJUqtbhPrehjZwmy kNKcsWjFJfR8TChKVDURUTfo+x0WXBN7YQpDldkYlrDcBk5WEAsxvSjH3u+ihTF5ZZrjkUDZtqk4 GX6coEg6eRbRTx2s/Agp9hHyiL7sYykWW+EZXLfPOWuCcSwz9B6iF3XqpYwhjzMYrPEr03Pstw/Y uvQY01Mvksye5vRsne7tO8S6TLjTwov7mI99nV+zV3G9DQ5OnSY+8NAWSxhaQDGwkc4s4LQfEvRs IuWTbFgFb/fOIK0ckr95k60Hb1Kv26Re6ebfhPV/APqlWGahbLLCAAAAAElFTkSuQmCC </text:p>
          </table:table-cell>
        </table:table-row>
        <table:table-row table:style-name="ro7">
          <table:table-cell office:value-type="float" office:value="427963" calcext:value-type="float">
            <text:p>427963</text:p>
          </table:table-cell>
          <table:table-cell office:value-type="string" calcext:value-type="string">
            <text:p>Torgga Brawnanvil</text:p>
          </table:table-cell>
          <table:table-cell office:value-type="float" office:value="1" calcext:value-type="float">
            <text:p>1</text:p>
          </table:table-cell>
          <table:table-cell table:content-validation-name="val9" office:value-type="string" calcext:value-type="string">
            <text:p>CLERIC</text:p>
          </table:table-cell>
          <table:table-cell office:value-type="float" office:value="12" calcext:value-type="float">
            <text:p>12</text:p>
          </table:table-cell>
          <table:table-cell office:value-type="float" office:value="9" calcext:value-type="float">
            <text:p>9</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1" calcext:value-type="float">
            <text:p>11</text:p>
          </table:table-cell>
          <table:table-cell table:content-validation-name="val10" office:value-type="string" calcext:value-type="string">
            <text:p>WARHAMMER</text:p>
          </table:table-cell>
          <table:table-cell table:content-validation-name="val11"/>
          <table:table-cell table:content-validation-name="val12" office:value-type="string" calcext:value-type="string">
            <text:p>CHAINMAILARM</text:p>
          </table:table-cell>
          <table:table-cell table:content-validation-name="val13"/>
          <table:table-cell table:content-validation-name="val15" office:value-type="string" calcext:value-type="string">
            <text:p>DWARF </text:p>
          </table:table-cell>
          <table:table-cell office:value-type="string" calcext:value-type="string">
            <text:p>Trained as a soldier on the island of Mintarn, you traveled to Neverwinter as part of a mercenary company that serves as both army and city watch. You grew disillusioned with your fellow soldiers, who seem to enjoy their authority at the expense of the people they're supposed to protect. Everything came to a head recently, when you disobeyed an order and followed your conscience. You were suspended from active duty, though you kept your rank and your connection to the mercenaries. Since then, you have devoted yourself to your deity.</text:p>
            <text:p/>
            <text:p>You've heard that Daran Edermath in the town of Phandalin is looking for people of courage and principle to teach some bullies a lesson. These thugs, the Redbrands, have been throwing their weight around in Phandalin, much as your compatriots did in Neverwinter. Putting a stop to their villainy is a worthy goal.</text:p>
          </table:table-cell>
          <table:table-cell office:value-type="string" calcext:value-type="string">
            <text:p>iVBORw0KGgoAAAANSUhEUgAAAJYAAACWCAYAAAA8AXHiAADsnUlEQVR4nOz9d/RtSXbXCX6O9+f6 +/Pu+ffSu6osX1lGpkRJSCCHa9EgaLoHaDGAcNLgRDdIeDWuBxoQaiEhZFumVFK5VFZWZaV/L18+ //Pm+nuP96f/qOkFg0pINcPMml5rvn+etWLviL0/K3ZEnLPiCL/vvc9NypOT9iKLEQ2TkSoh+j6L SCGuZkxE6PoVtZJyYXsLL4zxxjGzDEzbR85NDCmjc+WpX/3Ui5/5KP8P/fH/+g+L/t0H5RIS9xrc 93zx3Z/87CeG/P/1/zX93g8/uy4L+bcfH81+6N6kZnnNRrVk6uNjxKVzGGajWBKLr/tXv/Zrv/Zf 2rdsN5e+pj71DH2j97ODZDFzpcJYRMZqrdToWYOmLdJ2ZEaTkMV0RLWyjaMWVOMZYRkhJAW5KzDf 3Xv6Yx/8uk9HiLPTg9kfe3D/TDVV6ye+tDv4Nhv9fKuvvwf46f93O/zT3/NdDV1yulP/kNPjgCQZ EAkuPUUnd2zCnom+EKM//yM/evpfID7/p9Wf/p3fdm40uvdndyejP7p/nGI1LFr4jE8lik6fR+ua Q7j1n4Pqf/pL39vS9Kz7h//S37371foX/tMHH3v4/E5lP/yFSin6plhS+AmjKKcMpoznZ1h2k+21 PrPpCUfDmlJbEIgalxWb/rlzHAsWWuSjmC3WeuLk5N6gU+oS68vSz/z4z3/qm7/aDv4f+tm/8F0f zETj4WR/8MGjQvpdUjzm7kmIKcZMBQMzk5EaFVrDxZKNm47V+Off+y//9d/5f9Xf/5n1Nb/793x0 Jxz+yhtv3OSYDlf6AmUYcHca0tc7NLaX6VHx4y985jfkH+Bf/oO//5GLq+aVt75092uyhvnxZzvK u5/+o3/xxd+u/1/889/+F7+iYYA/9C3fVM9jmTLOuH+6z9Fglx5NTFNmFEQ0WwaaYDIK91AjkUpq 0NJS5LXLSJqKNxqgmTZ1LYIq4oopn33lld/U31fSX/r6r5XPhmPrvQ8vf+bN49myX6rLZaWR6Mss GyCtq8RHCYt0jG63IBgx2BujKCVFlpJbwqcf3rmq6A3Y2zulGHnkKxchT+mVCTNbp6lXlIn7iUgK fiy4fyCMk4xFKVBVFRtSk7qR80irQ+hI4T/+uV/9/+lZ8Bvf+Y1Lj6zLv/LK/oOdB6Op0xVzmp11 gvmAQ19nVZHIpILl5fXKcLTv/4lf/eUf+E9t/G8/+E+dcDb+tNYrnnr17pwzS+QDlhStNpe/5bn/ /k994rfqw0/8d3/y4Rtnt5//ion+mo/8rsu1KN5S/BDdSZj7OZNFTHE2piogMTNMEQzdgBqS8ZzU EREDA9MREFavYo4PuTOYsLq6hqgmkKW8eu/eVwXW9374uR8cZuJ315XQKMscpbZZf3SbrmgwLGY4 UsLBnRlpekLLNhnUNXv7MXUW4Y0WZE0XM51RaJCrNnpdgblMPy85KkPqtomdBqxZS6iORhaMmHkF pdig0KARZ3iSxlKrJpvEN51y9MNPPfae8E//+I//669mHP+f1p/8+m+XZpX3xwYns/8hnJ7Y9xYp q12DneUmo6RikGVoZUY/qVE7BpW1cfOXn//EQ1/J1id+6G+1Dw5OXxwW1aU9CYogJBFavKOrIgnD b/wTf/N//vn/XF9++Fu/ob4xPvgPpfD9T3/06iPt9uy4zj8ZT87Wj7yoWegll4WaLNEwXYvj4IRw EtDQm4zLMWmRoNEmE0NUUURKLPICOlsrKHHIiRcTaRmXtnsohUORZP/2M6+/8J2/VaA+fvGyZHak f5dVvW/ub6wi5iq9nk0+2WUyGBIkMoF/xNxP8SqJMi4ZaQGNWMNouzhxRek4BEVBnXjcnY3RJZn1 xia5mCFloDgFdWeJfDjDkUM02aG/4ZJXMjYSatsiOpgx3bhIenbK+N4p3ZbEiuvEF9z07kPu6jf/ 3p/75QdfPQb/ZfXB9cfUpx595NcPi8NnXn/1FvM648rGkxhGzmj3GK3dZVmfcCqaNMVllltqMBmU j//86790/yvZ+5//wve2x0Xy4tCTL4kqyNQEecFIlLlcCdnT2tkffO/v+VNf7Lzjqd/Q/h9+9we/ 943XZv/j5ceWkT/7T/7p31EjPfyx62/8JXsw4CTeA0lnW7Uo+zrZLGciR9RlwIbT4QCZ49GcWrJQ w4BaFBAbJiYlpSAzUqZ0TuHI1ei3G9w+us5Je53zZkiR5M/+VoF6fKkhFPALjnPha7F76Pkhg5MZ wTBh30sIzwbIlcSwqMhEg4YakVEiVlDJAtORj6cKOEGCKJREZY3TbBBN54zmIxpth1jVcKqYchET SzVxImG2LPZPJYRWhSO7zG/sMs9VeuIbPNzeRrl0juJ0zBfvHhpvWDxat+s7f/+bPvg73zgLP/Ev vvil/L8AI1+1vvncebcw7c+F5eix66/eISt95FYTNR0TJqA3VKQ6ZDSTUDd6LOsyQZl/9Odf/8RX hAogqHJCwUBRJVIp44KTU9JBnGdEdaDewfrRjbffDgH7P273A+9/vLl3Uv3e7csOxALywf2j71nX Y557+BL70ZD7nkapNaFOSPMQpBQt9RBEm0m8oK9YePoCMalI5Ca5pmLLGbNJgiRm2HhM1Ipw4jA3 Uxp6m+n4FE0A19TWvu6Jd3z8l1976StOp488+W5V9aafaWysvUuzBeLZLq89uEMYhYiSwHThg9oh LWcotkkiFLihjqCLNNI5nioh1wHzqCYEqtRini2QRA3DNMmyiEUQ0jYdkiCnFk6RBBGzlom8CNud owltQmQ2l7dwtQS1XGJ1dZVhNSdRdJ64tsQ0MPnhl1+TvrZOfr5pGu/6qx/51sPv/9V/d/zVgvHf fc3HrRXXXq+Fum66lfzH//lP3Pzttr1s6k4i8qpiled3r7/NNAEl14nDM17vVDzU3MZsyBzsn7J1 6SJXVqT7R4PitZkgvPafs/vwynr7lh9dunF2jNJ20cwOq0srdEYLrk8y9j2RH/v8Z4xvfcfFP/uE bf3QX/jU6xVAGIp/cyEVj3S1is8fnSD//h/8awLAn/vD/5eXRcN6ymyvMxmNkaanhIJMJou4qUAi njHNLbLxHLnVR4yPwQEnCnCLnFSWCaMBBTZWLWDqMpEIlq3i+DXmTh8pVpV5nq9/pQF9+4c/bO+H 0meffOb8k/PgjJPXX2Yc6YzDBXmVUwsOw0Jjo6NCbbCuOnhJQFBGjDwLxbHJFxGq+eXqHkc1YrPF umDSsLuE4YxWI2JYipxNA0whp9PQqDSXPM3xk4DTJEQdZ2jBDRaNBpe7Ju6STqp0ePji0+gXNO7M j7h8fEb3G76OX33hV3hatl7sCPN7/9WTT737X736yui3AuIRxxI6/d63G253RVCEh5S8/kOBJlIk NX/9237Pn2yba86xGvzdH/hn/zj6zxoS+OUsnJ+fhjOOZiZrLZ0HkwTJXOHixhI9S2N832NtuclF t31LyYOn//1nPhn+Vv0TGqLqT0MqW8Uqoco9TGsdt+HgtG0e7E95cySLzs6zf7NZHNnA97/5t77j G/7Wz+39kSsbIouxiKPP/8Ma68/+19+97MudnkX+SX8wcHYXnjnxThFEAZOa6YNjUlFCyAqsbovp OEBiRJqp6HYDyyk4S2aYnktFiqH3EMsUpSER+dDYboKv4mqR/+kb193/dEDf+aGP3UexzyW3vsBu IdJWMoJYIox9JraCJPZoqhLZ/C4GyyTZjEUuoKk6aS0QxgtEcspaxO70ON9ewm00iXWfc3HBHd8n TCs6hsZdr8bKR/glVFFFw5BR9QarZovDaIEowIPhKY12g74hsrPdptPosra8wmz1fRj+PeLFjKPc 5+4rxwTBPZ6zOzeyldW78b3DP3FQzKw8VBA7LtUkfbR2xe/NB3tZLprUVSpUkv6wbuv2ltPk/MoG niqxLrv0HI1ut8thmr9sKrl0sXfpr3zsr37Pz/6nsfrItY3v3B9E/0srDbUpClCRCxax1WB7Z4kr VsnCmzPwTZ59ePNNMuv9f+9n/83it4IK4O/+5b98bS/O3zIQ6RUZnU5Jp7eJ22ghkxIpHXb3d3nt 6JTmgwcsWZNfMxajd+5Xtt2R4IuHc66eb/zGcyyA7/lDf+aPHsX507PR6R+eHN6hpYgsSo3p4G1c 1ca12nh5TTG+RylqRFobiwVzBIqywMpkRL1GFy1ySaYMxiSCjLm0hm7Y3Lj++d/g9+PPPFdLYcb1 ezdITYNIKFiTCkStgStoLKQaJU/xgxgZEb/MiQQNHZlKnCGlMoKsIoga3ZZM01khzAZIacRMcigS j7naZkkGQxCY5hVZXiKJJnaZ0DViEmWZRITa0pidHWEpLrJQsemqiFZBXuksnevQ234SL7bRh2/y 0ud/nbfPFuxUGe3tHuE4Y1SEFIVMyzGYZRVRmGMpNV4mUJc+GRKuUJBjsN3vYzVtHNtmWTM4t2xj CS0yMUDp9HmyUf/uD/zAD//7/zhWzyz36mEokGVzmm6DOM6ZhB5Xz21xaTWjljq89fYpa+d2vF94 8aXGbweo/0M/+Fe//9px5L8llibnzRyxgq2NNRzHok4LmssOk7LN5HCfT92/j/S5l3lr7wbPXOxy +2hO0zB46pkNxK9I7T//wX8qUv23T1/a/qft5fO37sxCpEabraVzFJnILJ4huDCrbWRUGumEJHbp 1gptIScjI81iciNn7i0oBBMvKdEmh3Tsmo9ce/zz/7G/b1jr/N2T4SnzNETVNQQJCilFq5tohkge +1TTBbPAxzE1pvGEsKgR1BiVBFmxMM0uXUXHJmI+i3n97Td47XCfu8cT/MExwcKj4XmcTffwpzMs veIRt+Dp8xrbtoSlVhjJMW0x50pP4gPv/DDPfPN38O5v/ibyh96N0rjEUG0R3Nrlzmc/Q1M6IV57 CKl7jndYayy621y/67HvhczLjGG4YP/sjGkwwa5zpkmEXCyQbJGWKNLTFRq6TjifMx5MWcQxB0HB 83dPePH0CDGC6GjIm3v+j/zqD/792/9PCQphycxJTRsdmyCvaThNttdaiLHOvbsPOKVEzvKv+lXN 0yvrtCQTNc+pJQtBEjCFGjURKIwKf1QhCj5PdF0+/PA1wnBAL/I5PluwtNLggx9/lKOTE+TfzMGP /6//IAf+G4BzDz/3Up2fPuNlFQozFpHOek8lcRsk6SlNS6eqVMosIstb5EJIU7EQBBlTToizElVS mYgSTzoqD+bhs49sX3r6+t6dl7/+iadWJ978W/KwpNIFEDUaWYGgSmS1TDeM2c81cipETeLEy0gE E0VS0FIBU8qJS5E4m5DKKmGlkCQTmq6DU+YUlUoqqSyrKlkYsba8jlFUdEWRpJa4c2OXFSqqho0t e9TRAvl4yqwrc6VXE8grPLG5QmO1zXlVQztLOFQCbj64xVV9n1bPJk9mPNbepujqvH7nPj1B5lRR cXTIkpxYzdAyFVEqycISXa1YpDVhOceUahpCQDL26bbPk2kmSSlyYzZg2V2jWITGS6++dOnHvu+v /fHv/Gvf9w8BakdiuogQBYtcApOYptZHVm1UL2YoLXF+2SArg5/5asGq8xCtUAiKAEUy0dSayMvo bOhQC4S1z1KkMJJLHm/ZjJ6+xC8e3yaeznn04XXS8ZTXb0x+c7D+Y333O67+7dvx/H995cWXRWn5 Gu3TA6xpTrHWYHLgUxY1mqNSlypHYoid1MTuAiVooNYCsRSiqwrN7hrRBLp6VwjCkz8F/B6E5jcF SbSpGBF+ElPnAQvVpiVvEkQjqhREo0RIC/RYwdMyykLClsGUFKZ6gZHbtOWUIySqsqKlr6CrCrnU RpMkXNVAyxNWN7o4lkTt1ZyqCmdxhOtIeIpMJusYyAynDZ4vz2jdf4FPf/rX6DsGfVen3XPpdZfR Vy/QN1Zwt89z/GBAc/EmJ4bM8NYrXLzkkJQJg6yiFlXyEgzVJjdSlmSXwGoxn82J1YIoA0HKGKGQ piXyOCCbvMby6nnEzjpjJI7iY661bZrjlAetkx/6h3/qz/3wH/87/2Otacv4ro1dR2j5hGkBvQrk 9JDBSGBHW+YcAfcy5avlCoGYkoJUFpCyOZbepFAKsmyIavYJiVjUIGoWQZDx6AffQzjxufHmq2RH I56/4RB2H/rtgfXn/8U/+vF/9t/8sZXF0w//3cEbu0iGi1/mNBOdqnOeyeE+HXNBpWnImYcsgFDL tGyddCFj1gVhnLAYnYG9TJp6gPCdH3vua29EsfkDWiPGjgUCQUFx2lhagWGI6JHE7XSKIpbIicCs qujKfUQnp6h0ArMgky1kUQYUuoZJGnhUWQCLGE+XcYSSueFhRRqp+IDjY4lYChGWN5GHpwgdaD36 MTYffoKLjsTsLKfp6LQe7LN7sIsclty8/ymEE+jvHnJU3qFZhvSaFqHeJDw4ouVoiHnCCy+NsFyF xUJGqkKmcUXH1IninCgZU2U2rqQwERtsdWqKJKHutBktQtY0DU1IOE59mtPr2NYmVBJHeoXRcqjm vrq2tvKp7/p93/PvX/3cL0IW0pVTFmmJIoqsXr0A81Pu9dbYKT3ePo6JVpyvGqxSMHG1BFE0Uc2S oIwwc4PpYoEpuCiqTlLPcQOHsaqj1ks8+5Fv4vToAUlc4CoD3vdY/7cHFsAf+Sf/+O/9le/9y9Ii W/zQnTs+iVSiKQE72x3yvIMXeGiyiCwV+HaTy0pGreos7IxyDJrSoTRbdJZMosM5SpUQZtUPVLVP 14AydbF0g1oukKYBB+O3WFF7GKaLVUuM9QV2pRFGUwxVoVRqcn9OKYv4lULk55RihSyoQEFl2jhR TFaEKJnEIU0ET0ZRFZJEJj+d4Agh06mNc+912tqCQ0Wlb4V8+NihMlr0r23g7/u49rsZz0OEw322 4oJaanGnkmkvBJqdFfb8EMsQ0bIMR10FJ0bNBLxaI8/mFJUIVMhiTCb06eslYlqTul2M2QRJLdHL ErO3g2mHzIc5kreL2NkkOi44UkVWYzgubnxw2Vj5YFzUGJ6H1XU4KCJEoJfMeWvi0XJyyjQl7bgo tdT8asGqao9KECmLOZ7XoKJiqQlIKsk8YH25wzAKqLWEniIzFwxaF0y2H3qSgy99iQ2nQL3zhd8+ WADX1Ponb689+qfUB19c3VheZuHvI4chD68tcRI3Wfhz3KTLrCzwQ4mGkdGSQx5gst5ucW59m5PF nLoAV1TJvBBVF0nygnq5hSRJcFwxC3wS0yYUDZR8TFbrCHWNWCUUss48K6iLAmobJwnxa4FSUjGB WrHQtRofi05rQrZoI9YquiYQWQZ2WpHrbVqNFg3nYbIqxTk54WX/DU5Ox7jrXSaTmAsb55kXE8pR QC7rVCVUZUytimystHhItbAlEUWLWB3q7M4jcoac+HNs2UfXbaTS5iBLkWWFMp9RZyaOOscoJbLC Qc3mzDMZtRA4VmI4uY/dbqIpLu1Ol8GkQFcr5nOV3Co5OI7YMqYsnbvKceaxyCyaasIgikgykSDW kNOAeVXRN3IE3/8m4B98NTlOkRiXIZYgkyURTlNBVGASplipQJWbUAkgSORBiKM7nCYpT3/k6zk9 nhEvDknS2VfeFf5m+ta/9lf2w9r+OWW5wYfWJb52fZvHTZnHrJBnWwXnmipbax2WjQaC3qBOBYap Sq+l8Wi/xbPvfYRwEVFVOW5TQbJNbKmBobUwTQN3fpd0NmNeB3QzmSCLyCuDUswpC4W81uhrNqqs YiCiaU1qtUlDFXDUJkvLDpuSQqO3Sr/OmQcSesPFEUUUBPIsYam7weWdbd65bNIrU6xaJRKmeLmG 5vQpQoXUtDg7PGQ4yZjmOf5wQeFH+HFNYeq4VUVnWuMu7tKbnPBwNeKj/YJ3b1p8pJfzrNGkoSl0 9QXnGzJrasnFhs12o8YSNQ6CCK+MqaMCUxQQ5QxBbeAmU87OQoosoWXZyCsalRqTiQV+GqLaHT6/ d8jk1hfIhZowPsPSZHStTSVZ1A2dMNXYvPgECAKCXj79fR959LNfTY6r0EGJYYaKbug0bYskyZFj kdqCgzShrRUgCMyrmDSPaJsqlquz8aEn2U0VakX7yudYv5W+7+Mfrlu6jGNqlJ5A5WpElYhGzPxo zo2sQiwLJlnO6WGMYxQ88+gOqqlxP4F6mpAzYzGNsVodqlxj7E2YjffR45JQr5FFkUUksyQV5KpG nKpI2gQzMxjXOqbqYeYqJ4XEKiG506OlQR5X0G4gIVE5LeRgzHA0w1ENYkvnSm+TrjVimJcEoYGQ +ERxSema6EWCaqxDc0ay6yEXEGQRgqaguyZJqrCle2hZShApmI0YJa1J/RDdtbDSmEJzCNIKoc4J qhBTaqFWIWe1zrhOKD0HX/Uww4BIMGhZCkUtsiQozHUJLcnJG22KKqS71qMb7qEaKwwynXP9dYyF z7+7dRdp4eGR07YctFqlI80Je6sQl9h1ROZ02OnXPJFKeWmk7/pzn3zzld9Obn/uB/7GtVv++C21 LjEMFcOUKPyKdt9FUkWKqGKp3UNWVQRZYFEU9K0lqtwjDgP+zc9/FuWtN7+6GQvgp//i9/2QUYGi aVSSSiamBJKE1lUJN8+jrnd5pmvy3lWLr2s7vPfRDeyGy8noiNfvhZi9LQxdJsibBI7Dwiu5fzwg Ghyx8EumRUqVy8wKFVPPCWSNiWKxYsnkmoMgllBnkCXEmYdp6BTuCuuuQy03CZtdbMvGsXUqU2MW pahr59m4fIlH1lrYakhqGnRp41Qjlg2BteUmKx2JzpLOku3hmCJKV0Lq6aiSidyQmU8nkCRMZRVH K+iLCnlZMg+hkg18r2RYmgyiKYtcYF6kHCYSh2nMUVlyPJ+xPw3JsjF9xcCxVBa5QiEUWJJAZcpQ lehWG62aMMssXnnjhHFgEcYFcp6RegPKlsjHnnma3HQpaoXFYsEg9Hl7kdMWPDRg3G5zxR6gJxpp nSpyob/wjz76RPO3k19leeWKXBcIXoClC2RZjo6BKEjUaY6RewjGlKKqyeuCjtEArUeugmZofN37 n8a/cuWrW2P942/96NrN17/0rSvkdLKAMipYxBX9IkTJFRbKhPqhc3T0DsZgn7OzKRvZjJZq89ph zrOXmxwM32YyHqPaDopXMz7eIw48FDGnVjokOYhFTR0nlEKE026jCQVFXaF5BdMsJysWFLVA03ZZ b0Cj1SSfJhzJIeuWiUbIOPQQBidYzR5rWy79MCCbp8wJMWoH/AVNV0HLKkJJwmr0QYxxFscMpg3W wpTbLZn+ssvCMKkEkSrLmHoGnw8ENAEa6NhCRljEZEFKaOsYMQzSgFpVELKMRT0lLkRUarqayDCJ WJyGaJoJdcxpkeKWEmYyxtQNVBPEzGCr7ZIKOYfHc+4ZJR1dwNBjhFBClg2evrrO5197jbBOWFJL jpOKOFAx5YRm5hKGBZ1ugtJo0M8L7U6Vfh/wf/0twTLFfz+rJIrEwtudY9oV7pqOacqkE1AbKgVt +qbDWTZBq1IiwUOx1xGzAzotm49+3bO/vVL4S3//77ST199wTma7X0rERm+tbzEtasxEIBAqGtQo YoI+rdh5TKe+9DhZqXJwNmXx2pdoIXLXF3h+7uOfnqK4GidpBSOPJFdpNEqCWCJIIpK8QJYtKqGg pxnoDZvCnzKWBKRFxCRLMPUWGw0FwdUQvZTCtdmwV1lkGcKKBTdvcreSeKbdRWk5qPqUYSxQh9By OyxQURHomVCqIX7WoKEGjBMoBhPIAmJPRndL5JaIlaeovRWEIudu2iZJIPKPqSqLpfCYTKggrdBU iSVR5PZ0Qlwt0ehaZL7P0WJMXWWogkAlQddxKSsVvVaYWRqt5BBN1CgqE8vWacsG6CCpDRZ1ik+X 6eKQJatmtbuGKmm4OoQDjxeiGe1wDoLKUlUja3BwOEayOnz8YpfV9z2L8PrzpKWMopWvKe3uX773 9uDm33r1xr2vlOuf+tt/vT7xfXpalzt3b9DpLaFbFdV8QFLYXLqwxHhph0vFANQlwiwgNRts9h9i Oj6mkd0llX+bxw2+H35nuvB+2JE6dB59nEGeAVBrMMpFmk2ZOpiTdTJOTg6xvRdg9QLdOCOiIKh1 Nm0JKxMZix3GwwVSEVGlNbkW44cKM0kAKUYodDQ1pbC7iLJEPZtyHEfEeUhPElhy2yz3HM6tbzLM SzTHQGsLHKUTGqlOHQ6YKio7UsnJ6ZskkxbShcdYbbXQrxpU4z1avodHg7zIyXODsjxiejzibFIz i0U6yzLyWhsrhsn9A+7WMaszDctSMNWA9S0DJd9keObhdi6yFe2ym0mYfoAgyBhug9lgSCNbJRNE DKGiUG2KOsNaatF2lrA7S5we7iPUFUbcQLQ0ykJkd3TKXJa43FIpJQ11peYJS+SlwGb/wRFRLPLM lk5mdmiu9bngy+zdS1gydA6PT9FlB+3iJd7d1bjy2EOYHY1hKrLUaCK2rSf8RfKzoiUOf//v/wP/ 6Ed+5F//lf8017PYQ8fEtU55uAvpchs5KNkd7jJBR5os6AQ3mTRszKUSahE5nJOHJ1hLGwyOz6gm o98eWHcf3PnbSnXKpWe+gcDRmU0SliSR24pOu5qx3nXYWu3welRz6K9T7+8jHvh0J/us1gaephHU IpcaOjMjwUtFvLlI0QzxpyWC2GStaTIz10lmCbU+YUWTOYl8inCCKYCoy3SXzrPmCMyCIZ7foNZN mh2fk5Mzjg5nHDcUmpMJQnOJYFIinnuGR555BjMpkedvkh9UBHmGaOk0ghG2anKYxUxnCeOJgOEH 2Oe3MDsbnJdSxisKbdegobgEwQEn44xhfII+VFkTFCQ5o2xIJFGNLpT4ZYVcyxRpgF8myPGU0tFw 5S6JaCHEMeLMI8wWKB0LLY9Z0R1Kt4VaVCxd2qDwdPwzuJvlGFLIdpyQCyK9rkkUmhxGOe2ZxQpD alPlomUjWgqfu3PCu5c7nNtscn5pjYsXXMydZdadigeqAMmY7uo69dGQZc3oHynGX/7OP/SHP361 tfILd+vy3//I3/4bbwKc3XwLd6mPZ8gYFx5HyXICcc72Ox7lyU6f5GzB/aPbLHbPuPSITHOzzzyr yYMJstvG6jxO4j3/W4P1L3/w73zf0ed+VdtstqiKfZTTjJ7eRigF+qLJcsNhU4NCkXhS9LieNLnd XMJVMnzdpphOsINTUsNArCoksaatm8zEmDQUMJQ2YktDsJuoZ6fIdU1SN/HDDCUM8CoZR7HprW3i OBaV6rFutdktM4TZlNduDdmdhkhyFzP22a9NlhtbLL3vGZ68eon5nS8w3L+B7Zioik4jjBmLFi0m TKdj/NpF1gxKuaJ9qU+70aVrSkxUm0uRzv5yxcrxCTcLH1GuCTSVxXjB2DCRLJnpgzEzzUYRU0pB Jc9DhLpGU5qYhYAoaOSZRKOag2gTpAKZOmN206NjGzScFodOTHg4pz0/5MrFaxwu5eRxSXay4GR8 wMoWmA2Bte0mW7MFb51MSSc5nXMyUdWg3d3iYgVqanHNzOkpY4K1x7GqFGKfqsg5FFW2VzuUT0kU 1xMabREW5lPzcvHUZUf//u/9E3/mv1ePDoSzgz2MyKcyztPql0QpTOIFotFAE3MiMnobm5zeiBnc egVj+RsR6pgkyjAm+zRWriAuXf2twaoXs7/q2honUYrx8gkIEZY1oS5T5JbEDJszaZ32yhJIFtvd mFySGe+PoNsnaCgwBM5OCQoRt9smOBxjGCWer6K3Iqh0vLP7KHGF0Okh1D5ng30kQcTt79B0NTRH YdOcs5tL2GJOMU4ZHiwYZxEtyUBrNajsDVZWNa52+zS0CYef/REOWeHKO34XLSFiuvsyMyEi2r/J SanQc5vougFyxtrKEv2GiqwqiBrUhkZdp8R7x3z6zgH2agtDz2hEFmWvg203qeqQWm6xu5iy5gjY aYpgGxRhTtsqmAYerZnFVF2wlsbM7RzTddGEgCSUSJUMf37KpbaDsdrgaBLBwOPq1fMMTw/Q9A73 bwvM7tzh6sVN1tSUhSNS+BUpFsPSwIlD1nZaPHbuCqPX9pkOFyyttumkUzrNVe688QabqcRgtcGK 3aa7HRAd6tiRxbxe0BAt+pXIsqP+PePJS9x68QwlUpl/7gZ4cxrtTXYcjayEOweHuIJOLVVc/MBl cB7DDxVapcRcDtDDiOLoJkL/0f/8ccNPfvvXvWf16BCnTOhpJqtCQrchYiAg1w7LpwLmgyMevHKL +y/e5MG9W9w7meDHFVVWkJUxkzCjuHCJdGmHlmTjdHQsW6JnuFzZlLHcS8heAZJE612Psdksifwx km6xtX2e3lqflRUJvRyQaG1kf8pnDyUOTmdfLj2qi97b5JHNNa5sN1hvNsjnpwQ3nmeqtfnwOx9m KT7Ef+tVjt864/Rghq+v0m53sR56lBUTvLCguSyz2WwgOSrCvMA+2OeN2y9z83BOp7/G9rkrjDyZ oq640rWoIh9EEUUOyeIZquKimwJFVhJ6C/zAJywFcgmUWsTDJJ3FJNWALFLQHQWjFhnPF4z2TkkH Z6Rlxdm9E5bFNtc230+Sjri8KdOyzrN/PCRO+kSCjoPAtFwQjXKWwglEHqJgcu2hZe74ItlZgDk8 oSpDzkYCp1WFaJTEuYiYCuzvzvDEGLdWWLUFwlQkLz1UU2Zz/Sq55DO2bE6vH7Eo5rTOP0SjK1PN I+QoJZ2XtPIZDU3CbKmoHZVKtslrgYE3A+/gNwfrJ3/H1y1XhfIZWQiJpz6jyQFnVUaYQZUX7Dxy nt67r+BsrKBOCvb3Tzn5ksf81bfgbJf7rRWqqqLXdpDCCBwDdTElHc1wSw9dM+i4W1SzMUVH5MLy Gi0Z9uM5a9YKOxcew17pcdWd4gRzOq7BdDzi7DhFyScoSUaiRaysbHN5u0nZzHGFhNl0SuXXCHaL 5dLj6MV/y/7zX8D3zwhMKDtbXFnvstasUU9vczI7Y9UsKWuFaOkcgT8mmJ9w98GQ072UftdkbcVk djTGbvTZXhNYnOyjlBFFUFLnJarRJMmniHaPSRjiqwZhJdM2mgyiMyxBZSFaICs0EgPFKJHllKzI aMguSVVzKmtotcT2Us0rX/hZlDzBWnkKrwh45MlL+LHEyF+wknu0NZ1a0xEXe+zGJnkBxiig21on v/g0rx0FzMe7zE6OWAlqaqug6a4hpQH7944RVbCDBNswyChRlIDasEjGJc3VDlkpICoOi0qiGg2I ZRkp3KUhmXj5hI7ZYDwM8PfuIZYTck1npWmRaCaa3iacRb85WMP1jf9bWmfy9ZnAG0qDG7nMy7HD 7RH8ipcy7ajoF/vsvPcZnJ0lVMUhzTLksmZl/4x3lmf015a4kgdkt++wOHybL54Omc4yxMYKY6Hi lbMT5Dij2V6j60ScvHSLfG7T39xiZ8tmqViQVRVCpjE8WzDe3adKK4SRh2AbXNq8wBUxJfdPkOYJ 0eQMWdax9Jr56YSju7vcu+UzFAKS1EPtOlx+50MEZ7vc3vU4ORGp3AZSp8vDVz9EdnqbcDhjb3jC meJycecal+2EbBawe3yfx1WBIJeJa4NxnqFKJYLWZH17hVpZIkhrHHuZlmRQVCllvqBRwTyeoJUx rqYzNRRKapLQxI8E1roily9usba5xuWPfjPuhQ8gSAJfevuzPP3wM3SWHiYM73P5Xe9jMbnPYhGx 0zJ5SCtBNdB6Bos0QZJiyiLgoeeuMV5dJpiUFIfHFOEYV2qj9psEL32KwVv72IaAoDSZEzCNFHRb pd1qsKwW1I6M1GohJj5WQ2P2+hlHn/kpFqMMJQ/RdAexKzLJIrKiZno24UGeIcgGhmHRMARsTfyN a6y/8Mf+otJQhH8+Csa//1jQkVOBVpkimyaOsUQZnTDLCz75C69xZbnBpfc+hrrSROrtIGdTuDNk UczoHOwihhWvjsYcDX2ORj5eGDIJM86KFkQ1VjBEM8+hBzFv7O6SqEt0HANTnGPFFUVnh9P9Uwb+ jMlkiiaUqKKKudqn3zyHXSyYr+rIapvFIETWFbp1wtH4lMR0KJwmy4qBXUxIm0+zsuoyvb3H3iSl 37epLI1LF9+DvnMBae8lvP23EGc198UGX3tumyTZ5ebUYHyc4G4ssZuU3J8XrFgWk1Jmy5A5lWPG oxm9zkUOJ0esLa0jjI5YjhdImUSlQpyWGJJHQ7CwVROtEKisDMm2CMOAxbjGWF3nglmgblxDLiqO 5nu88dP/lMb7PsTJ26dsyx7hI9e4cdenO9gnCysiU0EdzNEaCYJl0VDnBMe3eJeRM4ol3IMx0yRm euEdOIuK6u0B7cYK99IIxbvHbGWdRlShdjWy2Zy4L6GGGm5nlZPhq6xqXeZmm/jGCGmniyb7mBfe jXd8j63lVVJZhDjHrWbErNLVUyJ9Gd1PfiNYSl38xMF0/jsnu3fwpYg8hGI2oKsqBO4hRq3xaL/D zZMhZ2dHHMzmPGmLLD0hYXS2GN2/yTQViRYK5vwOXzgbUIU6s8TjdhJg630CL8L1ZmhuH3nJJR8d EJtLGOYqa5s5ShhSSiVZVjANppwOPNpyn6aWIpky7W6T08N7mL0u4XyOGEtobZk10+TN165jP/oI 2xbkikQVSIgb72Nz5xzBS79IOh7g7DRwu8ts9rbRH3oI4+4tvvTrv4ZXtSn1nHcsOZR2xvEs5Nak 5tkLDoGu89rxnKYoMp7MeFxtYq5vUA72EascWx/TkjQ2ao9bRcFGt8u6KHJ9HjPLI8q6YN8PeURR OawL7KSkuaYw9CqsYUBdnzDTv4g2bFBfeYzWYgfvlV+hfO1FnCsfZPiFH2X5oceI0gm3b5whlCYb jT6IOaOGSzaIeev6l6h8l4ddkd5Wl6CQ0QybqxsC+f09AqPN9oaJfXvBq/sTrp57jBiPYZCworYQ Cpt5eoq7tEGyf8jhwR7G6jr+WUF65zWeeP874GSfKspwHAtH9jgOU1one7CikzsNlKqL0lT+A1jf 90e+R0OUfn56dPLRV2+/hSQN8WYTTHmLqtGkyBek2Trh7AA9l9ncaXAaVrz99hmxUfC+0qNsnlF4 OaGqI5DzheGc8UTH1kMWUUDYWedc/xrm4Wvk6yts5hLh4oRZmLHV79Dra7TjA3J3jUq2Ce9dhyzB dEI6moziycylBfPbJaYCxAl1DkJdYA5yHhhw5doFmp0GMz9jfGtEacis4jOfvkxeFZQNg51LOzyy 9TX47YTgU/+C167f4WQK25s2brdEkkruvnaDQnf4wAoEfkY0TdCSCjFLqTC5Px3w1M7XcXzzPo9/ 7Fs5e/EXISxBaZCFMUVDZcvy6VDxo/MYT4AUeHk8ZUWXmOc1xV5Jr2ljKhLzQcJbikfTAjX+JS5t PIry0e/g9ed/gfRzP09RK7Qf3EETNLaNFmGc0U1DcjXDOZVpqwt2m08iSAvuphOu3z0lXWnSXN2m c/sGs9MS2RSos4pGa5k0U0nLggAJ6WzM8kUdfxpRuTqUMlbf5Ma9BSuNJv3lLuFiwZuv3aRtFiw/ 9x2UukhZmnTclDSy8M7ukcYujjggthv/0Ywli78q1cF7R4sZdZkT5SZNU8PXGkj5gqx1njVbZ1ys MypDirOQoq7QlZyBovDCQclj/ohSdTAb8PKtAQ9imSYJsxwm4jZPtCTik7fJqpKV3jLe4VuMTsdY 6xdp9kwaDchn5/ENsKI5XlojxBFXOutExZy9MsYuQNcEbEdkhoLEgn5H5qS0WDFMVlddFrf2iFIb 3RDQ5ZCFl5KHIs6Fh1lvXuXSoxeRvTOu/9Lz7L58nUTQ2LryJIaeoc5OuZ67qJLLhU6DMBwzW1TY pkxZLXC0gjKt6H7gg7T6Gzz9HX+EHXXOnemEruOQr7TQvCNWoxBVgmdaHVz7PK8MH/DmKKIQCuZ5 hYpInOYMvRBRkrBlC//BkMQ+5NpA5bUzn751RufyNWb+AYcnIbncoiGExJrOpWWboohALLiUq9Do srNhoQ6n/MTLJTejGbUk8jU768Srm3jKPXbmNWGhcC+eYrgXUU9PUC2XYaKzdXqMap/DFA1m8wUL y2Zl+TJ1GrGzanOoiNy/d4DgKCwHR1SrF5GqHJxl8mxCnSmIsYKvDJAW0ZfB+gd/7C89vi+F752M E2qnSUcdszAzGmaXRiawkFbZtkVmso6+</text:p>
            <text:p>cZVtc8qbt09QZgN6HQsNOBBgOIp4rCUzCkteGAZ005Jc zRmsbLC+2icd3yYKFvRXL8LhbcJaZXn9Mls727SNlJPQx2k45KMZd2cesVTRcV3CvCQIY5JcZEmS iFSPYAE5HrS2SbMAc9ml4WfceeMuk0BgaX2VDTNkqjSRag3B3eahd32Yvmlwevc1vviZH6fOdbqX HmX96vuRJ28xOfG5MylwV3S2NlwOBhN2ZxWtvks9PsKyNMJEQLfafOw7vot4OGVjqc8X//mfoY41 6kaFHJXEfoXSa9BxZPwq5R2X1thYa7K6N+SVwQFBEJMJMKugFac0FZkHXonopFwcu4QOhIuE57PX 2bp/Rr8HRsthNq8QizMqtUuShWy1czbCJuYlG/lj/y2rTYfsf/rrPHyuxKBJvQi5v/t5KuMKzxoa iSqQTEReuHPC009vkSYFUVWCrHISajzSE0i8iKWmRts4x9sPphi1xmB2gphJ9NevUUZnTD/1EoY3 IljfRJBldEGlljPEuiDXlhCm/pfBiohfEQsPMaugjrHEOYFskU3mCD2Ta9vXGJ8cUikKDXtCMvJY 77aYqRWpURHOBMQsZ1omxKGPF/oIkckiShjYJpcjDymLWPgptttGyTyGQYluWixv77Ai1CRpha44 HJ+cQJ5hxgHjSMI2K/zZhEpx2G4VxH5ILJZAh42Ogr66ymD/Adr+AXf9Cl0qaTz+CN0iIcxFSldh +eo3sLJ1mYZ3i1/5336Gw2GAJi7z2AfeydLOk+S7r/LZW68ju6uoF7ZYTWbcvL2gklp0JYOD3Rss 1xJiWtNsdDj3B7+HYjplXBZI917n9NYdSqFPI6s5uHELwdRZa6sM45RzrVW8PMB2dZ7dXGK13eD6 /glvDI/ZknIWokRZ5DyhK8RuDympeCVI2bIjNnsbHJwOePMk4eqSxmrb4Y0zi62OxugkY00WsSlZ unqej3z7t2AYKT/2v/T4yLUO3YnInTde4XC44NXD17lul6z1be4dgeR20ZMpRTAn07qsKBpZs8Xw 7m38douL7fNUocfSY6uID6a8vX+AdzrlHR9YohQtJnnI8MXbtK7NWNm4RmuzQ1C1iOOQ0ssZpTXy 3/8Lf/HPHp2eiOOzGmyBeTJnIep0kpjIWsNq1SRiSI5Fiwh/sCDxC+plgYtWj8NJyCw+oy9YNHSJ /dpikY5Ry5Da6dLu9/GYwyAjLUucDZvBaILWX2Olt4qrZkzzEk2XyDyPRiUwF8ArLK4aIoO0oL+q MT6LCMuYUKxYFjRKU6QlpNx//bNME5G2LVLpDVZUjV4l4ucVWhnTrNdwgoDi5X/Li1/4BIfs8MiT X4+ydpF+p6A4fJ63n/8E9J6hb2c0i5JJrOI2L+ANdylG+xSZA2pKnZtc/Zpv4YnNVd78wgtY25vc fvkzBFmTpp4g28ukyZQdq6aTBPSlit7KOlYzoRRSYlWgaWisti6xduBw218gzheMvQgIcRYGSTlB kZaY+GPWLQ/byOmrKnuexJIdsNZVCQOJa4aKLaTMuzpPrGzTOPk8+z/1kxSNKece/06y3gXOTv8e 73cDhouc548njPdmvDjLeafcZPcNn7eFCkc7ZLHxDCv5FF/U6Chjxoc6tmGxuvkIw/lNGl4fN5eZ TUb09TbzNCMWc6ywZnHyNqZ2lSobsBBqLGcT2zKRJUXajBcFcZGhZBKFP8etTYpMwL7YoJmE6MdD 4jSnL6qcPPBYutii0zCpdqecngbUxYTr/pzNRkVlbeCi80DKuLi+xHJzmWkqIgVf/sxCTkUUDS6u dmn3Hao050xQSae3CNIUo98m2x8iShGVodOSVA4Gh4yiCkvt0XIWjOOSYnjCQNQwJQdzq43ZUtB8 lazfRJwNEVMDo8w5DfcZXX+b2japNz7MR577VlrtDP/uC7z2b3+RmeCibHyA9z72KJ//1V/ANpr4 KAwPb6BMTxBlieWGhFIKNN77QXaeeS+7v/5rrFx4iih+m7M398h1hZ7jYIkViV7ykOXQkzM66yt0 TJEyyZHlPpo5BStHHBi8+3yXc2wQjBY8mPrszQaU6YKzREUQh6yrNg/GI7IswWm1MIqcl45EHl6C SJoS6gJuXZLobRobNvKb/44vfel1eh98mCvveidPP/osrYN9lrtN7v7I3+b9HZfPH9Vc7YTsDnIG 1ZAzbE6KkMH0Jc51Gsjrmzwptcn9QwxF5L1LLuHOYyjzEa4Ct968i7i9RsfdZng6Jjan6FKX0e0J ihTgXrwISo0tKMhWKT0zFlxUe8Dg3m2EJKesCmTLwl1MKWqJsaowKUJQVtF3QJZgPJmze3RCUoJZ VxSyzlmU48bHVLLJxWaTZcVHqUvkccQirXjksXXuvXod1bBZWtkkPTnG02tKA7I4xpBd0nmOLCpc XYJ7MxuiU+aFgeIIaJT4QUUUpLS2L6PVIquGRNlxMfOS1c02kZ5xcjok1BrUnsGxKrBsFCjdVR5/ 5Dzy/id56bV9ZjfuUS9fZeN9H2U1E7n/9g1kdZ1qvsv0+ueZZzm63GdpqUsjP0F++mN8/cd/F0ev vMhRXvEONWD3Fz7JkR+ybCusWR2G0yNqD/QliY6YIeoNhK6J6UvMioo0FVGiHrUwx/ehL85ZtQrO uw6DFZP9LOChM4Vb0S5xKeEUBl6lchzmyKXCgZqzFJRc3L7EtjCmyEwMXWF6/21+/e5tlIe2eP9D l1m+uMnxJ/8Z7fKE7oc/zqd/+d8wGt6irMHSVYZiyjiv0OUaydKwspK3Dw6wTmb4PYPHdjY5f3mH 27dv0Lz0Ds4/8jhv/frzaJaOoUh0lgt8sUVyf0gRNwk3QkRVwViAIAVkmoYcxbG1IoXMUp1EtQkI uLS6iS/r1HGJ1sqZFwJLlkhWZGiGRTQcEdYT4qKkqRtEhUujyACZIspZO9dlWaso5ZhwmjEZH2Ms ryJNF2RpyEOtJepqxlTIKRcDouECK28hE9ISKyKp5oGno+YeVqfFuWLBfr0gxyeoc57ePI/SU5A8 jXk1hj2PXM44Ob3N/aEPrT5tKo6WTDooCIKNGg958eVP0BRKyuWnePgbv5nN1TVmwwP2rr/AYpoy P3ydo8P7nFWw2mjTWFnCTAuqrXfy3Me/i7Obr3Jr7x7v//pvZu+FH2Hv/hhTkFlzJaJgwoNwxkfW 29hY1KaKozdoGTCqXcQ4QFTWyDWPFaGJ4JTYcc0i86HwWdJsDEFBuiDzSPIoe1nEqaBSTHzKcMBh mrEjpBzNC+rplKeMBfK5DSb9Jq996jruYM7Wtz2KOQv4/D/5Gxx94lNc+JPfi53OqQY5vxgauNIZ 4SJDLQoKuUVV+rilAKqBUopUSsD905wkvgFVStnZQXf2WN64in3+SeZliVL7zMYLJEvGaPY5ne/S am7QbrcJkoi+aqA0c+R744mTBjFTQGpobFct1lyNsygl0BWcpsuj85yDKicrfEaTAMdPmcsCtWJh qiUNp8u90yFG5FHZG8jnu5T3B3jtNoOjGV5msLnS4KUvvInbX0a6tsPCn1OooIgOjlBx0VY5OZ0x SEvW1AIxa7ElzShzjcpq4gQgZAIryzAWKpKTfeog5r5f0ZIUQqVGFjr0z11lp7dFMzngSAzJChut KpmeBWhPv5Mn3vUxknnJCkMmn/4EL967TVpM8ecBh9NjVMPh8Y1z2P0Wfjym0JZ5/3d+N4v7X+Rn fu6neO53/gHmL/wMX7z7gCT1sI2Kdb3HjcWITcHhIcNCdhIEZw1nGXxRQ9ZUCsGmo4Ha0FHqLlKV IVNj1KtM5iHMB5SxRDxLMTSDa7pMbzpjvNJgOMhpCDPOWxq35AZ7013ebHV5OEtxJYF2CuV2j0iM +NRbNzn9pV+i8a6v5fJmg1/4J3+e09Ee3VpAsVsIfsXt/IBls8AroZAFqjIlF8FUFLrIxKXML754 g2951Kd7eQn/7ICnH7uAL5TsvvhLyMdzFNfl2iOXuH8Uc3j/Dr21r6Uoa/zbB8RrW8i6qGwO0ph0 eIbUbrJmmWTlGTu6iS8a6HlGIEyI/YJZEFJKBYmooyKhGxVJOKMgo99UmWcG1vkG0cTDdGoKX2MS H+D0LiLPZeJMoWvlnEQxVrqgzgREKp4UBHaTkNIwUYQKyw55Tq7QaXDdS5iGU3qmxlgqSdV1ZKfD ivgsulGzWUNtdbFcG0tqIYoTskWM4Js4skSuKCijPcS1d7OidJi+/DlmXs2ttz/LQRIwTwogpogT XFGkd+0ZLnYr7h3eI5V2eO93fTf+4W1e+ckf46l3fBApPOITn/91hFojSmPeueHw5uGAMhZ54qqB ZQqIjQa2qVCIBWmu0xZSclmlnE1ROjtghDj6CmocUs4HdDs2og1XdJX5wOP+4IwoUjBVg5aYIvZc Tmc+t08GXGordBuXeTtdsHM6YcmUmRcRjfOPUFUms9s3cewu5564xOhLn+flT7yJtLHC8tGYKqrQ Nkz6scY8CREFET+qEeuYWoSZVyIJEUuGwikVP31jl7r7JtkTl2lmDu+4vMon7q9RvnSbrWaFkGes be4gLSqEsxPsC1sUqk30YBc5LzO8KEbJSxy5QK/n+IHLoJ6hWgZBnnP3rMCPU6o6g1iikFNUWYKw 5LgWkeYRjikitw0ySaQ/nxOLoEgmCjatRodKV9CEArvWMMa7VNo6rTLCXpxwLOQsKp2eHLGx4rK6 s8FKXhHbFeIiRXgj4SCoaCk2DVGm7m5xUV+hs7yJLCkEokQ7nHE0vEeQZYjNHoYiowUJiyrCamyj OhHHd97kbjYj8s/wjgdIrk6ZuMzjCcu9LhvrbeRejj86YuLD+77x99FLT7j/xZ+k0kQ6TZv9l36R Ki0Ik4oVzSKrBM7CgEd6G6ypMpgtNlyNXHFpGA7DouA4l9hQG4QtE61cMMw1unrAQlIpS4WG0SIs RZRyQa+pMItd5llO2tCxJgmiYfPMZpd/eSvl+OCA5y5ImLLFOEyRbj8gsDVWXFC8ERykCDsrSMGc V8YpFhqqpDLorXGye0gvD7iy1ubl/SFUIIoydVVgCxWBAGUtkGY5tmQwKRK++OotdtYaHGpNum6X d777A/wyFpy+RezHUKRceeZJ7t18FVfV2XnqEkFqI/tejqyL5A0XvYLYtQhTg9CX0c9i4vKExaQm qQsQoGMXLLyYqVezaSWcs7Y4nU8JCwHJabMhqijNJn5Rk4UhiqyzrC/QzZoKiaywyNOYppxiFgOG icG8KLngwIrrYmgyWVARb3fZ+IY/SPGpn8GpKy6cZCzO5szUlLMHL/DpRUbPdGiqbeZlStducBrt U8UgGjVVUiLUIlotMCJGs+cMxjqiVhDmPrHappEJGGaO2dxgqaOgODb1ndscN5d5z3f8Ac7l93jj E5/h+tuHuGtXyW69xoNjDzleEOUurb7FzbNTLqx1eXazohG36DVVStOkZehkokQhiTT8kLGk0DYs zoQGTdVEFCNsJWLa0XFzidiS8KMlKjzcnsJOIyGeZQzjirSsUQWBr99p8nNvzfnc3T3e2bc4Wdsh 83OuaBntBwfcX1QEgsyF8+eZ5HB2f5eRqxPoLRwloNOzGE5zummMCcR1BXz5lViARVHHiAhUgs5W x+VgljHC5/bhnLw6xr7c4tyVHb5Z1/iFf7WHeOdtYlfng90V4sImOz1Ef7Ogde1dyN5gD7XWMayS tOFixgaSJVF4AWU0ZZLXeEWMpigINczCgipPMdUO7Y0mca6hVAaSUNHpiFh1QdFSqeYa0+AQJc1Q Gip+VCOrKnMtQ5aW6GYz3pwU6EmA21zj/OM9lkcD5osBp1FEQ/TZvPwOWvKCt5MRbd3nvhFxfHdA GoXE84q3B7cwdAEhkzhUNEIgTFK0usBSDWzHJI5rRLOmGkSorQq8nKhhYxcpgiWjajkNV0dob0I4 Q986x/pjH2FFGHJv7/PksU6qLtMXdQ7evMOgClkSZZ7eUSliUAyTd66tsKRl6EtNmj2JorCoZJkk U+jrLfKOg6bZRHJKuxRI4gl+EWNXDqrYZK6BJugkckBZ29iqiFRPeZBNkbUGmppTegUXlZL/6txV /vVon88MPFayBzSMNlsrFvOFyvHeLkrbReytUXtnLPZmGG2dsM5wIoFEMUm0jLPaQHBKyvkMCZlK VLAdBxGDzJsQ6QpaGrLUspmlBbu7U2xNY3NzhOh32FnrsPme5/jcL/4Yj2sSd05OadsVfpgyenBI 3mgiRomA1CnR2kvYYghqhVOdUI9DBiKIDjTUEqEIUbM57UrCVAxcXeVBYBPHY4R4joyEZq6g2gpR WqLPfTzPR2obWM0lkiDDdCVaCMhZytk0JykKrK5DpyPT2uyTPfsUeihyofQI3tpj9O/+AQ+7Pt/4 riuUlxs0Vts83DQAhe5SA31pB50Wgu6SIFNXEoJQIyoNGrZGXSUYuk2GRl7bHPseVa7Q8kRCu6ZU MnLJIcXAQEfavoDVX2VrfsCNN3+NQaQTlDXrTpOzk+u8OB3QrCUaziqrVc7BZMZ7V7584Zuqtujp Inkp0aRELVMsvU9lOch2E1lRIAV3ETCTGmjhl2/siao+hi0hixaCZWJZTTIVaO3QW1vhcrfknKPR qwSEVGDTEXhXa4NaUjiYxdweHvIJT+ewVJkrOptZTegHHN464SSXqOwNZrqK78+IlJTzbYmVVZ9W r0evt46oijSMLq2qpCenaHoL8oo4VxBVhYbbYDyeMMg8/JsnTE+OmXsL3vX0Ezz6ga9hFsjc25ti OjEbnRWOCoHBwX3kjpNimH3qOkcWbIQ65c6uT1V4ZHUXyxuyKAoQZVS7gazWJKGM5K6haR6LvTGZ 2GCpI6ApBnY94uQQwnRKlxJl+xxFVjOdT3HMLou5T575SLOUTj+n8ODk3guEH3oPT377H+W+e4HZ r/wEPSHntR//v/NU7xvQmut83WPn+OTMQHoKrjVdbt4c0CrBVzLmmY3RmFN5Km3ZIikKwtQmsUTk 0COPfZrWGn6wYKHOadV9OlZFXsgoksvaVgONCiGYE808hnVKapgY3gHzTEaPZMIipNPqs6Jp2HnE i4dTHu1d4RFXQ2xY9CxQ1RQraRD0IpxUIw2OKDEIUgPVSJBwOXR72K6C5LVQVA9FhSKrGecRW5XJ 3BQx6waIOYb9KFH+MsUipBA1lKzghiLyno7NJFxnb7ogLxfcuHGHcryEQ86VTgPz+c+wdxZxZrVo 1Sl6XjCwl2kLAWeVh1tKrKsBd2UBAYkgnBCKIkKVkosKAgWyYnF4cowp1mTUXDmSOFx3SfcHXOk0 abdTPvzYY/zk4SH52QOq4hzW8hqXpZrD0Smy01tDrhJu56AJGfrpKaoXMRIlRtEJTu6RlzqCqdFw DBZFiuxY6FaOmxc8CFUG2oylfBmrGjIaSeh1wTyOUXSZjThimNYIkobXKMjuzb/8GxSr4mQOpSvj 6KtMvJLL/VVav/ePEF06j3rvRd564fP80qev86GPVDTcHS48pvHCC/d4aKdLdTbilZHHVNToSBVn QY2qmASVjCxFCKrBkmkwExOWDIlMqZELB60UcVyVZOEhKTqX2ipqWVNkZ0xiiaZZI8cpwiKhCKIv f7tf25RJg8daTc4yj5vjE66e2+bachfB1eg6KoolUos1ipVSKDZjWWNLtRmOpsidPkpRUjouZd+l 6ZeIVkIhbSD6h+RIuJrFqHJRypwUidwpUELQtq/RPNljGp5gCCuYQkkqxrxvs4Oap9zwM7pSwsuD lEetgi91cvrHEocp5C504phqGiFpXeyn3gOyyuGdAwheoSeeYK13SZIVRvMpdZQgCQV1BUEaIVAR lAKSJDD1CqTFlK7fJR9OEFs9CrvNU08/ysmRytnJAL0Z0TUdTqohcobJsTBhPVlif3HCKIhRi4D5 vKBW+HJpkRWkfM7ptMYUauyGg5UkRN6AMxLWhZqylBBCEV2XSbKYtiGxKGVOvSlVolBXAuVCQKFG aqg8WAS4SYEmFJj9Fvs/97N8YvsK3/Bt70Z/9ilYGxNXCS/+5C/ya+mc9zyXISstpKyicgrc1WU6 CQR+jCQUuGGTpqpyGpzSv/AkRhkwPTtA1VzCokISI0y1hSGHxFFJ2dygZXWQtYT54SlJY5nSrZmP h0RnM/ZF6MsNxFIi0VNWl9uodc7Z8IhHumu8a3OVjiTTcDQaloRQlZiGQS4UiLWK0ukh+ybChoPp F4hOH0U1kco2knaIomQQjBkKKi45WTUkik0aVkJZOIiphlzOEBDpra9wvHtCpVX0igIxLBGNGqHV Ri4qyBLOKwG3pAph4XFQFgwFk/OFwn0/AENE9AeoRxUPP/peLj/zOA8uXqN8cJfjw5s4SwVrzQav 3JxSS210RSSJjxFEHaoMEZs9P8E/POL8ssvwQKa5so5hKVx8+BKVIrB3/4DB0U3SQEKsS+Th+IzM UUlmC6LTBZ4iks8zfFlnSayoZOXLW9JSxdQFqtRAGs8pLJlxkOICntSn0yiIEagSHy8qOJkMWe5f pFVnzBcpuQINUeRuntP2ROzM5jQPuCRFVIOY61rN6f/wp3nzi9ewjR7f/fVXuLbT4+DKNsevvc1n Z89jrPaxRIkwrtCdJqvSEC8XuRGJtFSVPBwTFQVb53Z466VfBUQG6Yw6VbCjAkEpKCQDs73M0nIX N484DgLUzlWsVsLrL72AnDWocxGtrVLmIZLZYkWWUIQhb85Tnty+yLPrS+i1haamdC0HhBxTtygE CafQKLU2zSBloZbIoo3oalhaSSFnZOEhhagwERqYko9LgiqJjCKbJStm7nTp5Sm+UCKVKomQ0I0S mks20+OUy7LNXtvC9CZcc2taWpM7pyEkAp20zWBxRKTo5D2H7jxGNTVEyaQ0fKSDfdLBA0R7nVbD orB69J96H3MnoHdYUlsS06OcUTQnTyyawpdvTBTqnLxSGaUZd/dLPNVDef2LXHnkvVQrClcvXuTw pZc4Oj0iyOGZq1eRxUpFP0m5MzkgrGdUMzCabXRZpYoWgEiJhkSOUIlk5RSzvYrnTdDLmFQssRwJ qe4SKzMiXyfyDpA7qzTbJqcHB6TOKkoRE4xPcAyHWRaiyirP/Y7fhXi8x/TttxioIrLQ4lOfvE+0 eIv5a1/i277jG6nXDJZn5zm9f0QnHyCtbzDPDUQ9oyNoZJJHQ5KQgaLT5+HtJ0gXu/h+QVcpSJKM DWeFPM+I84jlVouNFYtofovRPKJx6Qrtlsr+9ZtEvsJ2v4WtKMy9Q5pYzOKQNA55kJY8sbrGartJ lUJmWZgNHdU1MBUZwV5hxYtJOhqJ0CTLI/IkRBNrIjVHMCrkokTNPIbmJk6t45kSbnRGEFdozhpm V8fw5gTyBDHYoS5GiELOQs7ZXF9F8Qpm0QInM6gtl3Y6RZR0fMdkJCcQRqj2Gn64gLMzBnrMuzuP Mi0SXDUnrHcYiSn18RnjtwfUccD26nlWNleo25c4/+jXstG+zcn+Pfa7S0zuP0BAoK5LvDzFoOSt w33krZIxywSLO+jtqxjYbD/5Dt56waeKC8K8Ri6JOJuOGOUjmlVJ1Fim2bFIZinzWkKRDDpGzTxW 0fIa0epQmwpiUDGoU9JKoi8LEMekYc7YH5EGMRsbK9T+IbXaQDEVyllA0WjQkmXqoKT9ruf42Iff xxd/xWNRbPPkxtNEpo79Kz9K1uny/G7F6N98lm9/z2W41EcVVJLBAXUWURouB7tH1EJEWCloSo4u KNiba7z7uXfwo3/r+1lVLY4yhZZmoJVTTLfJmr6K1RMYxyNcLOx3PklXjrhz/XWGRwEPPfoklnfM JPWIFionas5GojDbbPEhu8/qkoVQ1uRqi2UjwxJ0LHWBW9tklcDErSjFDkaa45UJtSRj1iVCoTGK TBRZQTVUJEFGNmBra52xHlMPJFadgmo6IolLCkGgqvYJVBErq5nWFhtihbHukN8tiZijFQKx2kJQ FVqjnMOiJM2nKMYyG08/zcHrL3EW5tzxUrbO9SgCiYarEOw8Rh2mdE5eIfcKjhcRR68dk+keuhDQ lyVcx+W5XOdnen2ysYej5EyThC1dYRQvyO+55NsxD+56rEl9aqvNE08+ytH9M2zvC4wnE+RgPsIX M6hk5OY2a65GkFRE6S61qgIGcVEhFDGhpeGqDvOJj1TIhLmMVguMZ7CxLpGNBEo/Y7O3zmIcUeUi ynKXbDCnVcuECqRJQtZx+fAHPsSb1z+LWI54+JkPcOHZD3N299f5tTJADQrO9U2i05xbe0dceWyT zpNr7L4K9vEh1rKKkwqc6Taa4dMvFXanC9Y6T/PgE/+KApmxGtJiCaoFQQktOUYzS7KDGuvCFaxl hajwuP/SDd48GrOztIOYetw58omKKYHYY0UzubjmsrXkolUxRV6zbDaolYqWaeBumdRqn2Faf3k3 qtg0hQW5aGIZoGltYlWlWSnMqza2uMdC2EJSKiy5ZKnOKRsO1fQEa3/GoW4gaBKTtMXFyidVdfSi Qq8siraHmmf0LvQY3K/RkgjNdljL5hQtg7bqkuQy8/kh6qHC2rMf4OjVL3FncoLRU1mxDFIhIT1+ nZXWEuL5TXaKZWw8rlsKx9eHpIeH3IoG5JOELhk7DY39rIkd5qRyzbCUUa2EBw/22brtIva3yB7c pb26jWOt88yz7+JBHXKy9wry7iLCEmUe6nTxWmuI41PmdU5UK1iYCJTEvg+KjW1oDOYBUBEnc5YT gYUlY7QgnBzhH3uEskhORpqH6LJBcnZGV2kRVxHu1OMgk1m6vEpPL9m//SpT2eRjFy8Q+CcMb77C 6iMPIQQV+2d3WddbfOGOR08c03qnQfPhHZLP+RT3F8TjAUeBTbuWOE5CBEdB7HR44ZfvYzoShSoT BQGiKKAqEifTAl210JoOmhCydzji+Po9ktphe2OLnqpx//ZNpqXNw3KL/sYKW1aE22qQnyxI19os Vy65VbJsWfTPa7TqGiNbIlwKKHyZjjhHqlNC2YaqSx7kBKZJLSxQVQgrDVUqMUQIU5m0FkiPBcQy Yio3cM2SKAvpxwaSJlGJLqWqg5xydjpEEDTKYI6YnnI2y4iiCUHaATI6isjcthEzl7sHD7i8ZPP4 Ex/gC5/+Ke5IA/Jr62xJHtneCF/ZR7T7HKsPEKWUXLPoJileS6ehdxkexMwpWGsvYVsiB/fn9IqC w6SmSAVGqs34wYLpeMzmUznl0GSRpTx+/gLFc1/PyS95yDYK3bZLa/Uc0t4eR+kc4hGJbNCTZAxL IxNl4nCGxwppcYqiGgRFjVSmCHlNkgv4k1OINSRdY5ycIQs2zWaCNDeJxTFxpeCVGkUds9rrE0UF 9wqNlWaL2lQ4/sJPcfj8Fzn/yHmiZoEtr+EHHqWX8enXdvmwBf3HVjlYaTC9ccr+HO4FMzaEEi/y eOp3fzf54X0ku01LExmEBZWWYNQiTU1C0zv0VtexxQU3375HOB1TKi7nOz0UK+HkbEZUibz3wgpr kkXTSoirFpWX4PcaPKG7iGpOf2WJfn+VnrzPONEJjJBOnpCLIFQpE3EFkRxFzKkqgeZ8SNBaZklS SOsCLANvOuOaq+CFEWJ1wixr0TdF6nyKYeo0kpJMtZHzgLCI8Cuf6LRmHo0ZHT2gW6aIqOiyiCGF 7CUdnMJDzBN6nQ6TYc3xm3dZ+fBV1ps9FmOPk5feJGm5aEpB3ljBFStSb44sZ4hejqR2sJcKlhKD jQ246QuEpUfbttlYbnE2UNnKAk4KG9PQuLlYEM9n5Mo6FzsJkqPzdupRbPS5cuFx5M5qF5wWC2/B XJVQEoFlrYsmiaiagSALKEqM1OjTFFOy3KdWVChyVMvFrBWO5wOaUYnd0mhaIlHYRdNDosRAKhZM S42+opL2REqayKqMl6Y4Miz11rh5dJPBy6+TdzvcGQXIjsm7r21xb6Ii37/OLFrw2hun9OcTmqqL KEtgu7SjCWGdsbK6jT474d6b9+krBXUk4kgOghgh5Ba1LOGKE872oZodcpIaqEqbZrOJaoQMDhIE w+Vrn77AerpAkxUOvSmbaxsYUskFS8LpqGw0+mzZOqeKRxAvUzkKZVmSlCa1UoG6ilhKmEHKRBYx lBrL0MiUgHhRoesi00WEYpQMTR3xNEKWC3YcHSWNwekTPhhQayL3Uo3u7G1OchMzC8jKBQdHt9jR a3Stx0VSRnODVT1mfRk8z6ApxLycVqz1bPYHU/be+jzv+pbfz8/+63/IIpFQfMhNlVtv7LOhHeOU Jb6iYkhjTDOgHpTMKZB96IoJqaTS7pVYa1uE6V3qVMIRRIJoyEkFlt7n8M597mZv8fUfeoZbr/oY dw5Z7rWQu2trFNOQ49kBw0Cki05V1/TMkNMwx8hz6iyi3bZRmBNmBobkg6Cgug5e4rFSpVROA6FO iMKUUmiRpzlCFTHwZvQ6W+SyhaZYNOqK4egBndEVVh2VuC6wHrxJ2rzMxnmF/c9P6F28xokusb1T c2PXpNU22E+nHN/NeLYrMi1tItFDLH0GBVx54hkevPJp9qZjNs0GSV1jKiFlLmBJKoKYMipqQj/E TxMkBGyzy5rgc3+qstVf4kKnxZICZ7lB24/Y6J6jU1csdW0adom2XVPJNYOzGb6wRsNWcOuUSkio apMKFU0oscOQyFQx6go1qZk0KsqDALlhMSxcjKaOS4Qi5HSqMUm1hCtMSOanpHHKWEuI45jZyWvc PB2yFEY0+ksUwS4NVcWIzkhVgyIWaKsie6LOpSLAtA3SykIQUyahxnyyYHRwjCBN2XzXh9l76ZcR 1RXWznWx0Bjcu09SFvipiG40mc8S3KZJ3LuC2C6Z1XOWwoRYqhFZcGGnw+sJWFHEkWAhhiFxERNa MneMZR4/GyNkAsu0CZsjhO947rnaOx1xlpQgh8jaEkni0XJ7LOZT5DxAKzMabZHDzEAuNZJ4RFA3 MaWc3PdoORKl0UMIBohakxVZ5ThPKCKfjtUgUFWSPENrbjMc7fLk2mUSt0Ev3iMqZAaOyGoCZT5j WLR59vGnmCYn2I7K6e0I/+gVeq6CIijYYs6nDkGIDzj2MrTVazxy5QI3PvNLGJqOKpRohoMfeVSa QD9Jmctr9JoiI6+iJuCKYHNg+qhlQd/a4bF+jS9pdBERrC4uNRtNDbfdQHUFzG6KnK6QIRGXBV3X Ra1TRETGZYYhdBBMF7kYU5ouUuIhmx30+ZypapPVLivdjFnewKjGdOsSYSZSNmLU4yEnWUZYytTp GYtFwet7B3gPJpwaKZfEnEo3WCHhqmkzVl2UOsQQdOaNDnUxIo9L6lomF0pOU4UbCbw+Tbn74A7L rQYPf+uf4flf+Eckx2dcWHO4vLHO23szDCfHEFUMw0ZRZSgqOsstnNUnGKlQCg380dtY11/F67Qx yprdWwNuByeohUpd55S6gCRYnGtorDRWuLghoRUeclzANJVJkymrbY04GJPrFlPfJ6ly5CpDabSQ igo5LVDligU5Kh5CXNByDOalihNPcZoXMdUh8WiBoAjUgoPaXmV+eoQkC+iyRH+pTapELKkCZd5A 4ITqyMJf0vFnLk9/7MOIqUd0Zxf3PV9Df2vA7Ezg5f0pOyYksk4xnVJWIlpnje2NTY6u30SyHQzB psyGhHWG7eqc5hEzbQXLjJiFOtvLHfpph9NgzLrZQjXarBOzSEraboPlThtXUjA1FX1NYsWxSDQJ e1gQCAWWkKA0GxThHoKmk4g6q1icCjGOoBJnMkUcoRs2SVjQaLvItYlVTqnCFZbj+4RxjthqcTDY Ix0UCFrMYjRn5HucHfgcHp0gBCEDt0lfUNlPc3qVid0WCUUIRZ1lJJLkhJ2pRyjNuZGtYXfaSInK LLzJiulwsmown3ZY+B7t9ICHn/od/PrBD3Psi5jXbzFxelSjhDQr6LcEak1Dlmvitx+gzCNWe00I IHEE6oZBXasoYsDG6jqTqc7o5C6a2sEpVVJzyrxwyMOI+UHM4GiIuDjzyMoZDVtniIvS76NQIFUZ QpmTqQ1canJDpcSAxMdWW3QQGJsq8yyhLGtMtYnrQhDVHKcV5Clmv82srFHykkZ/BWZ7rNkZcgxe NKd0I9IUrGKM3Wrw0Dd9B5eXJEZvvMn6+Y9xbuca9ewuW8vbDL0Frw4rdgcBouPiXrzCIyuX0IuS 4eg+qSxQ5XMk1aGOIZBs1gqDJjVkKg1Rw6l9kmhIa9ni0lKfC8UCzdFxWn029B7UAZUcIDsh1qJm oaS4+YJEShGCIwJ8JDXBFC2iWkL1AqbRiMILiGYxtjSjYUKUSYhpjFKBMI+hrjCnA2bDhFJQOTvY 5Wi6yyCaczjKefv+KZ965YRb9+5yLw3xtSaudkZY5Dy22ubRdRvJ2aKm4tHsNnF4RFoWJHVGUJi4 WUIVnjETJZKwwA/mbGUpnSWbGJW9l19m+9wq7tJF5NLiNRwW8wU1CklLZ3cYIeUgSBqR3cdv6gTH Y9KiIq8tSrNFw8ipQhl9GS49eYnmymUqyUBXQMokpCjm1Dvi+AACyUCMyxk1Aq5m0em10U2LIq2Q 6oS6TNhp1sipxHThY2g5E1GiqcoEGKyWKmKaoWoZSVkz2H+Lk7jGtnXS1CIOA7w4Ql/u0FMT5KRA lPo0myKp1aEWXHTFZOVij4sPbXMt3uOTP/1vsNd2ePy5D7I4uce8FEHyWVpfJSxTtDpheaNHx5Ew TJ303htoikYfkbquKaUKURBp1gWKqJIJAbYGYjFhESqsbvV5ut1kQ1BZWjvHleVLPLlqYVggZiZ2 UZP7C6oY6sEIP85ROl1WrmxDW2c9E1FEi07dwaocglKhW8k4coFR5RTMcNMptgizLOGcKZHOQo4X ZwzdmPvTjOPojIYi40cCNz/3SV7ePWE48fCLmJYaM5ULzjfP8aGNLSQ1JfCnNKqEaalQKUvklHQl OMgzBrnNTssnjQzcZIRpNpEEi6VgTk9yaAsRbx2eocQ+z37Nx4iTCA2RNhAIOe40oqkqBElMcTbh vneKeXjGsWwSxinOwqel9ImiDoYVUmslWh6x2TB58qEtpllOgUZIiSLoqB2ZJcVCFgwXsTY4FUvO E7M/TKmLlDhOsFyDldzlWJiSFzW6XFKVOVFuE6UlVl0jOAaT2sLJjqjcTVqFTKGX6F2dxbCkFEvO X30Xwf6v0107jyjU+OTY3ginoyE2l6lJODw9Yv/mTfL+ZbaffT+j0Svcf/6nSGqT45NTsqJCLDPK RhdxMEV3WsjqCZPSJ5FshGSOJMgczgL61gpllkDDQFUNynFC023RXNHpJhVzRlhOl26V4k/nJHpK ksq4mcH+PKWWAh7UEf0zEd016PYy5v0O57oWk3gPoW5g0SR1ZbY8iSNjgV17dD2VqQ4mIqWXkC8q Jo2SNAkJyjnCAhr+MaFsECYBx/cH7A1DCsukr4YMyjV2JJ81vYmld0iylKhu0i5OeBAvUYY5X6i1 /52k/3y2bUvv87BnzDlmnmuuvHbe++Rz7rm5+97O6G52N0iAMCkQJMAMqkwVJdO0y6UvclmyS1Wu chJLctk0LVsiJYqkimIACBhAg2iEbjQ6h5vPPffEnfdea688cxz+cD+MGn/AqHrHG5739yNeOGRB m0JUVJhkekEwaPHg2RlpXdG/do346pxulmFrkqSISR5+n+6n/jw7gwHrYoGUfbTwFE0NaFSMXgfU eY5YxlzVbZLVmsrU2LIj3CjH8CXf+ihhcBaz75lM1opbdsm1uxscPn3EwPBB01kvxuiuiawdg16r S6Ykz44OMW2DOovJvAH3/CGzKmLVCKhTotLnxcDkSZ5jtyRamtFkJhtagxxdx996keTZe0yMPu2g IAj2uadPKKePoBZ4t3WSyQURO1x3QwLlsO40PI81ggcPqNjhzTf+HNH4mOff/EccX1RII+dqFpGr hs3uNhiSVQQbB30ePHyXLAdFSay55EXKyPYptAKUQluFXLcseoHLrYGLU8aclgFbdhexWPNEGZiT JY9FRV+ZNKKFVkVklk5HnPBBNcKTKe0Y6n2Tz+/dpGoLuj3Y3YipZIeyWCCCAC0xmXszOvouKzVD SJ/FOqZcLdFySVvvksyO0HWdJ0drpBES50tMp0XbM6gY8KktRUvdwLM0LqJLPKHhKZesaXg2PcFx </text:p>
            <text:p>DdJnY9ZCcBgvaTQN364QlslFnbOq14iqIAg1ntldBAlXVpdyPedhsubLmkR0BxTHFbuDEVf1ilXY IHyXpGzY73Zpyz47NwbY3gYVObZYcln0UGbIjr3D+8+ecGLWEPgcXay4catD2b7FNL9gaOVYmJzm BdJ1LYSqGZQpYm8He/KES8PlptchqWec5w2uSih1m8CRRIZEv5pjBxqZUvR6bWZpjidanJ8+xzVM 9j2fJp5B9C4Tw0ELj7BHW2hZRDmJ6YxS4p0N/GVENNylPT1Cu/5zvPna5+HqB/zu7/w64Tqlu71N ODmGpsEMunSlR305Q2xs8OT5Qx6tU3QUnoRCGXQGm4hMkBULhkGbodFlQysZdhqULkjTDtKT+E6b 0nXZ8DX0Vo8sL5EqI1yFgIUociZlH81wEbWO1SoZppIfPZrQagu+8orP8/mQ/mCN2bXpIVBBgKFr yCYn8k02VjXNsMaItvG9JUezc2zDoJQakhlRnqPVK/aGA+xWyGC0TawXKFFTl4J1WZHrEctZwZHe wxUltoTcMujqGgunpBM2ZGXExQzOVYJlONSFybqe4Tc6ugGv9Pr8MFoir6YUWUywfYNHH77D8Uxi a10Ko4AcWl2HmZZiC59gUjJJ38Z3NCaNTs9LCFPBdrOmGAVcWDqrRcSOb1BdJXQOdgkfjslynZYN rcREBmafWRjTuT2g9fSCx4sJnnedTFVMJ2M8W2daa9g0QM5UVkjhsFhVDEcei9ok8m2284TCaiPS kHx+AkXJRpOzrjO8ay+gb21zdXyIzAx6TU60nDPHI75MCA4GtNWIp4//Hefv/h6R3caoA5rpJZNl Scv18AsdX2RcBA5Xl2N8V0NKB9FEhIZFp6wo6wxVrNjt9NjSS+x6TdVouLVA5R5KGvTjc5bJgmSw gTtb0tY0bnW6zOMUs1VStFrIU0ngZ/SFAqVjOS6mqajXMa7SOLqC61mKkjWqa1HnBq4ecr4KGQnY kx3OizMs0SAak3kxplmXhLWB1RQYumI1S/Gbght+H3FTsrhc8vjSQcsX5JVCQ2fb3WE5VOxKnefn a6oownEt3ptrOKqLq44osjZPyws038PVdRpdY5nFeI1ibHUYyjFoLtFygV7MuXPrZd755tfJGzBX F2SyBVZCFMaUIiUzSz6qFHFUEcdXbN18k3Y1Za/XB8/nhoLXVM1PHuqsshzDM9isZzzX2xi2RV4t MIsQqa0jupaDPD/najKn1iWZabJYPMBvbQAVIgPdFNjCQlUhOBnZ2qHntTifJ4x6e4g0Ipw/pdve IKdhlh5h9q6hPEHLXKBmDlXvMxTmHG+vhR+FTMwVXrwmdhyiD/4NJ41idV6zuSXR9ZQPzsc43nVU 0MXMcx43KX7QZtuFo+k7uL5LHrUJlEZgmcwXU1wz4J5uIVVKW8ZsWCY7QlEYYEgJhobubqDqFYKc xqpYLwWtJse1W4h0zXmnxQ42peMQlTmrMudyVrAKE37GuolW66zTCvuqwlwWhIMV+tigFjqJm6Bd ZmgyRVQmOU8Ji4BZtEZFGo4yUFWOGaWEPhyr55SPByzyNc3xnHmnz0HHZdjT8HEwTZMoLJjVc/5o OsMudTKZoKYGvlagDMW+5vMZB9aLNYENZdOnVCAKxWFa0JMaduNSrC/Zv/EyL+/fYpo85bwu0OoF ogBLy8krBXZJ74bFzZZFae4SbO+hUolNyNToMS5ijMmUkZazUjqL2ZgbvW12XnsNexnh6QbvvZcj e12fq3jJe0/O0XWT2hiQp0s8bxu7qSiymq7vEKuUxtVQVwmXesrmqM04N7j3+lc4fPfbPIlOCPZf 5lNf/gv86Bu/QUeekCQr7EwwnXmk4ojtfYnVDpiXY0Jdx7x4RpE4tEONwzAkxmLLCzj84BAt8Cis FqOdEeerOd0m48V2h9aGSbE2WMw0SlUxcjdx3IhsXdKXFiMR4OsFQy/gpgN6vaBB0pYhHaNgqvdo u2MqTaKhaBoPJ9AxNY95a498OeaOFmLEMRe2CY1LV7PRdn304wv6+3tEfZ9bYcwqBs2oSVNJ09XY tBpiq4sgppV1oSuor3KMVUhamXT0klBlpFoHuyfp2gdo9YL8KmUxl/Q2BW2noGO3WBSSSRbiZynn pclRvKJdZUSaoiU75HXKREm6WDRdk3FVYeQWjS0oLEnQukZeTbhu7VLMpxQyZfnhR/S3bzLcdXny fo0RtKjikkB8vNonNEVTrsnGMy7LkBe2t0kuSzIJT8cnnOZndIXN0Z5ka3+TzyiYJSOW+ZJXNj1m ImcSCm7cvIucxkvmp+/gtW5SZxl+U9OhIi5yaqNBEz4aayqtS7p8zkqW9M093LaL5l+nrc3piIKD zj1e+YW/zvrx76NO32VVW7SdmlLqNLKmNkqm0/ewMovkIiX2NlHPavS9jMlkyeH6Y1PIt+MxBjqt dc1f/NzLCDTWjsfJVYqhEloojmZLinRAaeeYTBFKpybBtT18q2GawEbX5KOwYre1gWh0sjRmUTvo nk+0rKgk1FWNreuYHZ0EF8M2sTt7TJsFyyZnS0omdoZeexzINqtrbcKDLgOz4VHdp2ulrLIIt9Rp Ckmt1WiOBrlBHbjk8Ry7o1OvS7qai1bmqLZBdaHwNZe5WbCxDkjkFVZSMdv1SU5XTESKXBlUuqRj lbiGYLM2eKS3aespaR1jCItATxmakjSJeJbrHw/0Vwl9mYIzRsPAzJZYbRBIci0hDEM6Xoet7jWO 55eoOmcpNHRAAJUSnM4uqVFEyRM0VWM6JgqJp0DzBnS7mzh1RmhaeI5EO03Jp0+RQqEuBdagQv7w ow/YMgPaehezZxLE7xNGOnlp0dndwlqkXIUhdpbQODqG3KTX7ZLaAZ966SUefvN/QtJgHhyQP/sh P/j930SpLlJITCOjKnXCKoV5SOkbMEsZdPtYl5eI/R26n/gMhz/6LvuDGndd0W9cOgEEN+5wWyr2 o2M6n3uFH613+MN3Jzx66z3mAvKqpJ3pNIYkXcPaahgYJVVmoTmCU1Wj4eEBR5FisUwZWQ2rpWRU roiFj5cvMLY6mGUElLyCRdM20MsAy9dY6iUtXfJOZrI9nTLv9lBnFW6/Jml5NJFgq4lQsqGal1wi 6Mdr5kWDlWUIyyGNPm4gh1VMk9SIjk5ZNizliibb4KPVI8pKsLHZ5zKpeXspsMuUz+y0eGHngPP+ i2SPv8MiTvmUclkXMYWCh+WEuGy4KiaIpua+s8m9YMC2n+FYiqJYMdA6PG+byKoiuMiJjYymati2 TI5cjSdxiGG1qIqYrilYFIoG0F0fLUtoNION1g7KysGscOYLTpKY/HCKuePSFC0Mt8a8fUA9nlEK h8Fem/V0gRz0bmFv7TILlxjhGK02EE5Bv+VQTUOW5YplUmI2OkMzwO4PsEXEzRe/RLp6h6hy0SzJ wRsvcfL136HRhmRZjWvMyAufNASnnbFEp19q9KUktR0ss+bTX/0FaNboVoIoBc/Sgk1LsfvqLe7f 3MCfLjj+cIPXDlp8/s6L6Mkf8A9O+mR5zPWORV7pRJWBJnJuFwFtMyc1YdMyyeKEvBnz1nGFUjV9 LYCqoqeeYzsFzXSAHYRoWUmbHrlT8CgTxIsLct3Dt3QOZyG2zDGKlJPcwImOmfRuYnId117QkiZF LpGypiw1lGyIY51WOyXOLLxdD55neG6PgZZTSZtsdYrubmLZbXql4lBo6FHNhV3w/WdTbuzfZtMw qLZf5jO/+HnibsA3/q8/5k9mJ+x4DhvCxxYafbtLGF+xKS1qpfPSdp+NVka9TJhYBQOjRyhLtvMS 13DR+jO89n2cyfs8X8+oi5x2NmQpEnTRMM4EXVNjXSo6MmOKRtI0hGbI3VYba6Rz3PG5L03EzgiR JyzCiG6ho8yc0nSxyxSpJyQiR+4MWhj1nGh2SFMmVOYIr98hX0SkZYqpCQaWzdJwGG7fJDbXLMMO d0yP733vmMCreeHem1wzUpbtFOYO2iCjSrbJ8xBpCaJZhrd3l9H1Iebzp5StgI1rt+ls7fHdf/PP KFdLYBuiCZfC4DU9Y2tnj5t/6X+O9zu/we+8/T5/XXcJVhGb+YzTXGMmDKoGHDllZAr6lQmZScSC 0O3y4TTiOIy5ZmrcMQz8tkTFBSeVwK8sEm1MN5SYpY3IVxx0Nti4FTDLr7PKFpzPL3DIWF422COL oW4RNQXV8hmhFSCaLsuRhbtacpnmGEJDlSmruQB7g5t+SPhBSKN02oOUTUsntDLqC4O8VmR5B1kf oVYQaQZ/8nRCICv+4hdeJr//ZYY/9xVa+5LiH/4znoVjoqbgaSxo2zZLKVkXGZu6R0dKBpbJdZmw ukjxvRaabkEnIM9jhpWO1awwTI/Tw+ccNSEbRZ82JfeDPs9mNbqlc1yuyRoFQqASQdf2iPKUw6sl YhWyXXXxW23cjTZanqIlJYM8JCol68BirxWwqj0MYsJkiUxICY/HBKLGdgY0hkcU5tRZjoaijuZk ZoeulmI2CdlMIfsub0+ucHyb61st9BseD/74pyynNU57gGubVMrEnp3j0hBpNjtvfI4dY03szLGy mvtf+wscfvvXyRdzeqMbXJyk6H7NvreF88GUYe8JB29+loPPv8o//saSf/jr36eaRWSVTZUtKaRP Wa1RXYM7hmC+zCgqk6GouYxWJGWNY9jkwuEd5XE1D+kheJjVDAubnmFS1V2Kpub2KmG1vuILZcaN 3T1G2y/CdsO/eKthnK7RYsW5nvFJ1+M7oaIuHmDdfY0kk8zLFGUqMk1hpQ1Zb8jG/hZkIMw1haZY KYWT6ESNz4NYkssSX5TEoUmYnfFB1GHRNPyv/9SbvLjVob4WYH34HX737/8a3//2c4qNV/iavo0R nuID6SLkhiywtT4zo2Kj3YW8ZLM/oqob2qZP3tQMsCi7LsFMBz1jWMB1q0Mn0FiVHnVQo/wh47MJ A7PNahUiBMxRDKuQwLCoK8lZmjA7vEQXIcHRGVGU4Dldbg50hgd32HEM0jonyDzyJmfY20HGsxC9 mJN5A1yrYBVNQVQs0hDH8GgsD5sY0bRJ9ZzE6jDobbEhplQbPl2p8+ynTwnHFwxdidRXHM8s7C6Q x6x3XuD2m9vcunGH07f+JeXViutvfJ5ifMjV5XPuXrvG2flT/HTMrRs3+OxBzdPFFj/94RPCy/+E L/ytv8Lr2yPemk14fDmnqQ2wevjmiiLT2UoEZ7aH3axoTJOT3CROc/rGgEaDoomZNhZFFXIqBrzU 76NXisHoJbT8EuHv8sm2T5OEvP34AeJ5QqdzgdEW3N68xmm0JJnVlLbLu4uU+yOfbL5gtZ5hVTqi 72KtQ3TToGX3KPdusi0yIjPAf/kuanpK8uwCY8fCmcbgORSrNduax4KESrlIFH/zc5/gi298iY0d ncWjJ/w3v/mHHJ4fw/Aur/S7nIuGKD6myVJkmWPLgDsDg61rd3nZVjxLa5y4ZtEGPVe0woK420Y0 KUPpUFdr9vojhp+8R6K5JB89w798xH2j4aN0iaU7SE1RKxCGoqoEpqZjqpCR43EmSsp4zXyu6BuS dRrzfKqTOI/I1zqaUGz4Fo7bRh+6SKlJVPsAUy2Ypw6aWqJrPrbvoK0VmRPgqohLDVTawW77mHqK is4YVgHj+ILJB0cEgy6JoTMtFVVLY7NyOduyePln/wKbxTltz+ZhHWFtf47OvU9w9o1/SX3vBWYP T3l0dsag1WHT1+hkDrvtBd5f/iuQP+SPfu13ae0NuKFyfhApJmpBX7NYC487RoiqGtK4ZugJICPP K4RofywLoAwuizWF6dKyfbZMj5e2hvzKZz7BSZzzhx+2+OWvfgpnGfL86JivP9YxhMApY37n4YT/ aG/KK3fu874bsrzQyIuGIi8ZZxI/X+I1Gstgix2zwTZ00kKxY0kKaVE5A5y2w4geZ4spdbjiWbIk jgeoPOaZAtfcYnTDpz5b85JTYLPE8l5h80aHX3T/Ku/8+j/jDx+9zcNog434nLcvZ7h+l6/e6uGN utzstXDbNtp0Qrd2oZ2xF8OFLCmERJUVayRdo+KolNwtU7a327z0UoffvLvN7AfXSN79JrYXcLJc YGofy/4HlSRuSlzLZUMzyOqQkdJIdI1COCTomJRMk4xnH6xRwmTDMqnKHLOpubq8RHY8HUMpLjOX TrrgkAAnv0LTTMzARxYK5Q+40+/gDSqCckYr1ok1m9P4Me8fR+RGiV86JL5EVgFDM0Xl8Pk3v8SL ez7Hj3QaGeK297j3iU+z/unvEngmzvFHfP9iim/0WIQVv/d4ypGpc6tX86kvN8jWPf7Vv3vANTHm IjR4X6XUlQDLY1DmDKXDshE4LYfLeE38sSgPPg2FrDGsNpN5i7Ym+ZUXXuJrd3e4mlXc1Bc0nsvf +M//97z66i6Tf/2b/NY3fps/SRN2ZMO23uOG3+V3r1L+qnvBZ29c5/n4iCea4HAZ0WokyVnEqh0x sgxE22BSpfSUzkJFDKo+m92As6LgYOhiH8JMehS1JPWn7FQj5qsjxN4m17uKe1JQT54y+bCPMg2i BwUcjVmuTvDXc4pwzqnh8qnbt3h1b8DB7oDabUhNi4unj0linZ3bNh2jTXMxZn9jxA/GLfT5cwy3 TWqntBKfD+drHv/2HxFe7NAKAq5/4lP899/7Dq/uXOdoGfJxiqVIdZeWCBF1ipACHYsbwwM+iiP2 5IJV3mUVLzEbg9o0sOsFTeNwFQ4JwoSVniOPo4hBk1PnkjWSngWT2MK2Yhy7T5LOGfhDbm4OUCoh yxMC5bBM4HjxsenjzddexRIT7EqhdItACwlfeZOtgxf4/u/8A37mZ/5D/vjRH3Lj2qc5futbJOfP UCxYXQpev9VB+R6OeRMnX5DUxzy87LD6r/8RX/vSq2xdC1hPK46TKYeTJXrjkJPQFw1PpWC/aNMy EpayQy7aiOqMs7pCFwZ6NkU3bPRmjRXPafV32HJN5mWMaXr0p+/y1j/5LvmDt3lu+MyKGYYy2TXb 7BgmYVHxG+fP+dudDW7vdClWKYfn5wizi6hstLJmupoxCtqIrGJleahCJ+/pHDge7cojw6TX7VLN 5pyKFK+2iVSMIwT29IiVFfDFgw5W80UeXMw4/Z3/iadTl7ieoNkdbr14j37bpd/10d0ObqdCZBIa KJ89o0htbryyx/VrBeZYElm7dDPFYtfiLOtT1Je0whDPAWPrgCtifvS4RIgrsrP/Am2R0xrt82Kv w1W4oJEdVBUxrRquUeEMHKrVx97P3V4HsxE4lklSZni1ixQJZa5h2yUD16LbFZSLFOmsQ9ZGC7OM WTUVL7gOkXFFN7hJT9M5dQ2EVXIeXRJoPlocc7YQrJIZXjbnxv0tth2PzN5mErt06yWic4s3dj/L 85/8W/L+G1yYJWIdEac/5vD0nJc6G/zgoxntwYien/H65z7Ja3/9f0tzdsTb//z/wOOBTfjOgD/4 9nvcvX2Ds7rh9x4eolcWUpVsmzpZrpPla1yvgw50dBszzzlTiqFoGGc5szJk1zKxZcMPnjymzHL+ 8p/+NJ26g7t7wPzxlB/863/B+5nB/ZsvUIZzusPb6FePObtaUHZ7mIXOb5xM+HO3FTe9bSatLeos pOUYFLmJKmIWysMrG4aORSogytaciQ0O1Iy5oaN3rxOUOel5hVVFxL4iOl9zW2uxVhGmd41Wbwsx XvLgZM1S0zm4dp1b+wdEpeSaDYumxBBrYqNLdxYSq4oyFLz6+ks4WyvUZUy+bOHKmjqPGFUlh7oi m0RkFJgSOjcGvLC1y8u3bzBZS77+wc+wPb/iBz/+Nt1AcLHWKIoIRUNb1zgsc/ZXBSdJQ3b5iJYu OKKHryeEmY7jCUSsIaSBrTukxRRtYeMXDjIREpeKdd2gtbd5bzWhrRs0/oiqVdA9WrGer7kWdJGa yXNMzGVMLRS93TuIwR5XjUHhjnAshaHAuNXmo2//E2aZzZtf/STvf+uf0xYGh88fYuHxzacf8ELX 4nN1Sn6+Qr79Q7Zf+22MvQHlK1+g8+F3ab54j2/94Ij/17sJ4eSCZ0vomAbb3SF94VPmE5pGoDRF T7Tw+hpXcwm1zzXfZqEtOV8MmZKhMAk1nT94Nqb4rT/ha/fusEHDztAjuP86ex89Qlud8abvUNgG 57aHPzT5yv17jLI5/9+TFd89v+Sg49A/GLF+VLCOdQYtHaSklUJaJSTU5KUgQCNYnnNod9CSJaIH zLfQ/IJeWJE4AW5zQdhk7AqPHz84xLKOmEYJwcE9tqSLt6+IQsVQwjwryH2fQDVUqkYZObXfwvdd EjfGn60pIodWa0qe3qDJdBo7QVM6w84AI244L0/YmV+yDnboRCG5XvG3/7P/IzvdFv/p3/47fPt3 /pCSNZVhYTQ6QkX0ZUNDl7a+4DJLaZw2opyychs6hs2mtFj32vTNhAZJovp0CziUc6TUakq9jTMY EfRNwizG9fZZBR4dJVj6u/TqK9LEpajPsEoXbbvH0D9gtLEP1iaoiMQucKKCG37Dd77+GyxNg1uf /CIfvP87cHrBVWdIpm2yjBtWkxBERm2ZvOR1SQ8f8ZN/9H9h40tforP7Jiq7xmrd0PqkR/7rf8xi mWFpGqbtcK/voMcRdccl1CUvGTEX9hC3sbh3bUR8rHGchux12txuKT4wWmS5BLegmwmW4ZJvnL7H 7gc/5KxlsSe36Kdzjk+XGH4Xa/InOK1NclvQTk5IpcunHZ0TemiWQ5qFmD0f7WKNGnYwVUNR1GS0 qVSDplIcR2cyO2N3L2BReBjNEt2E632bVbHGSQXaRg9rnSO6ini5xPIUHX+TpmPThAlhYjGNK4Lu HMfu0uk5pKcTZkcRGRp5p8vIKxGGh1ZrmEFC+cwhuL0gmRuUmiSQCZdNg2s1yDXUp0smRcg3ji9Z LOdcX/99mtEt0skhLTeDeUPQakgSjWXS0LVsJDltQ9K2dGq7R1uLiBGM7IpYGRgixNcspkVBoCBy LbS0RrZu3WS7MsjzmJZhsmgJCmGyFS9QyRop23QbnR999H02zTbdYIPOjU+yM9ohTy4wlg8xC4NJ lpCUJxz1N8ivQq69+iLUE5JJjLNzjyxUlNVDji9XbLWgMYY8aEvKxuHWxhbjU4P413+PjT9rkpZr YiGZHT1mqw55qiuSomK3N0CWxwi5he11eKVjsJEv2SBnrs7Jr9aYI4f61OZiWrPTnfKC32be2MjS pPB0Nre7+DlM2zVmVXIanpPIDrvX9qCW2C2HRTVDLEs+LE1GwwHbA42W2OIoybhT5dS65HTkcDD0 ydKMmJKg4yIbKKqMPOsQJeBk55SRzmCjx8wtecnY4QeLJf2mYLFxE6VfktZjNrojyqJgZcb0QiBI EVFDP1A8W5Z0rBXqR2ecxQpz9xp7Gw5SCXxvk9hzqEubqn6IMeihjy8onC5NvGBVGigFq1nMZtsg L0z2LksO82O0aMR3j/4Bf3S24EO7gww2UcxQK4WuakAjKhuKsmTgaTiuR8duSGrQEoOyALNMKOya PF6xEA5WUCIbjRdcG3mv7+Avci7DNfWy4DIuaLcj9DIn0E2u3JDzp1M8XVKrimZk00we8/D8HWJM 1NlP0awNFvmabX/IZX3Om3f3SA2N+OQJhvkCGTOuLt9ldjjGMXXyueC0m1BqHSazBd8NPX71mkCs R3zwr34b60aPZ60up48XzNDJhMJ3DNw6I9Y36A6H7KSXdLUBE2tFN9lk09aYOha1WHCzb/BwkqNw qeJzRq1tNj2Xs0RxgIHdGbAsQywpmTJgWFp4hk2VXWCILoXeZeTPkbpN3hScRVNud4YUxYyVrug2 HlbQkEZrliInKHrE6ysafYRcTTnUtrmRlqxChZnnTOKQqgG/0LnTC/hJtaRbFqxGO4jMRs9SatNh VLZwjZh0aSGKDCuHqBKExzH5quKFa12snRLhdKm9Dk1TEi0ruqomERJny2Ye3oD1kmwhcA0TJcDw KpadbfyehW3V3No5QJgeqw8dDq0SY71AZREeYBouUjTYlgmWhVFWuIGgbWkMKoMLYRO4FqawUCIh zRVzy+C249ANGnqVTi0tZAeb3MlIPZs6KnF9i95ui3nzMmI+JigmaKaPKSSd6/c58DLOpufMlzHI LUzvBdL+BgPzAmnu81or4AxJVpt0pUfVnPD43XcYX47JhItRKCrHoKg83EnMYNtD27nLrz8/4ou9 nMFZArOA40nJ1N4ibFL0ckEn0OmrjMAZcS89xm8UV/MxZuBT9DI0+vRMsNQWZv2UT+6aTEKfbnjM FIMXe4KWrqNJC1eFtFyJphr2ApuocAmkyRPtNj0abrmSpnA4XhSIsMBFZwx0eteZLD5kaSk6cUVp a3iag276aAgyrWY7z0nrM1a+z1ZS4230mc6XuF2TpdYwbPZ50x7yfDxGEybCTzibbRJwgSk0dCNF hAGVLtBqaElodwbIbY16uw25wjX6JCaksxm6HbC2DQbTjGR3ByudUtU5thhAdUWIYliZtJqUNDAo N9q8+flPkJcLvnm+wZf+s7/D+//m/03+e79PIXQ8FaHZJo3X4UUbpmn+8Turj63iXAWRWlEqk66p E7Q1jEqwFyj6UjCUkOkFspIKz3IoyohVYeFoCW4Zoq8fIfo77E5iTgYG93b36AzvEGQGalDSSZc0 mSQyLe43ksS6g7A2CGjIdB0jmZNMrzh5+g7J2RG9YMQKnb6lo3wfZ70i8ytSZXLLXXOh+/yzx0/5 e/t9zBp0Ujwj4kGS0lQxddbG9HqYds2ozLmQDr7m4eoNRRljrKYot4XfGZDVXTo5RHbGTOzQZ83C 2MduakQjiNOGjbbArE2ka+O2PXxNw0pynJZBt1Mynw04OTskbtaYbh/T8vHNhrC5i5acUwVb9A1J LWoaNyJ3B/TSlDS1yJuCbc/Fr3WKoiDQJGnVIAXEekPQ83i5vcXJ5BFlZfAk07A0D0RNUffp33RZ a308ampLYLZt9ExnpkY4WxYtrYvMVzSdFl2zTdKsSLbuIUyLpipZRILYVcQna4RuclzH2Ksa67Th JBdcGzzlo8MpzcNHPLj4TxmeNvzYdtlsuRSq4XrQYtoojKzEVibragaxzmOvZp4ktA2NXVdhOXBd pTRSsVF79AIdP6vR1BkyLFP0xqAp1qQJdAOTxXjJPOhyMzxiHMXQvsbA22A06GNVQzYNjUaTuEKg pE4cZYimoojOeZItWZ09I718xvFsQTKLGG4f4OQlWlPhaz7CbLHOIoL795CnMP/gjH7f4fFHin/l m3zFyhi2fX64OiZKIgx7QGO16PR0hpbOqurQkgLdHFOHI9qywvY1wjhC1D+k5xyQZBJT1my0BR1D EmUKt1H4nk5RCqarNYbmEY8jpHtIVLRpSYGSCn+o09VdXtxuMbEC5LpNQkSsC/yBg9vs0RYmKVCv E4QuCCufvtPglMA8IxULQi3FVi2mPgyiLqVRk1gaebliyBqnt0WdKd4wD8kyA2EGBElCvpVilyNS ITHmc9axxFElrhnixDGJGTPJdLY6u0wmz2nfuIGm54jZCkpBXtWsSgFlRWNYHClJa2bgzVbsJiU/ +fDbPMpTttsaP/7xE7IsIK8lPTdjVdV4qsSi5hKTdZ1SJgntdgsbi+ttnb7p0DVzLC3gRhPTOCZ6 XEFSooAXX/hryKHZ5zw7Z2vvFunqMVfzEjQI8jmXacOFarjdyomTnHU6x29KzLzDOskwNgSLs4LL uqI+/xHzKmUczphOFoSTOYajY7VA1DmzNGOj63KaLtkPY7z+kGu6RevFXSYfvItaNJijEe8crWgf SNYfLZnNK4aWAbpk03RJTQ2vkQgckAti1WPolNS1TawHKLOmbdUskxUtemwFJhO3RTWfsbALjEpD zxasqxY3XZ/TOqe2JHpSkRgGhayxSsFG1aKyFd6Nm3QrcLZC5o8aroqMDV2x79o8KK4QSYBhQlA7 1JogFTo0GV7WsCrPSLYcBuxgLBckrRipPNyyIs4TrjQfu1ujxSukcx1fVpheQy4LjGyTmVqzb7SY K5dEgWs7tLMVWENqd0jHtagp6HQkptWnLi6pc53Ay+kHA64evkXpdAjdhqLU+DDJGI4CqvUKu/Fo +xaHUURlmaxUQbcSFDh4lkFpKs5yEFWCg4bf9rB8g12tQsoWt7WKRtPoV5Kk7WCvUzZ2b7C1/wn2 /vTn8a69hFyFMcrQ2bf7yBdSnpxlpPMr0tIhVhGjMOOwfMS1fkXy7JJSD0nEHkuzA/EJz5Xi8fES URSUgU767CllZoFuIhod9BXpfInsjahqE8OSlAdv0Jl8i3yuce3FL/P2ww/oFhWTqMBF8cNpRXj8 GGl2kaToaOwYEQdRSbG1SZmFtOMSx2qDNiZqHFplRH90DS25YOTt47iCpfTQwhAnGKCJBqOtU1Qd Om2dSjcIVIFkRVndpufamDt99hyf1NPQ/D61FRBEDXL1TaQHvVDgVjXTvMTWPExXw5QOc9Gja6yY SJ+2nhJ3FWao2NChJXUS12St1fhpSOi4DBqdUmgU6xTTb+NnigvXZF7n3LcDLmqbXRJSpSO7LW5p Bam2g9spib0AXXOQFhjrFG/39sfrbkWFV86pLxKiZUmjX3LV7JCdr3l6kZCoCU6m8SeXJWF6SuMY 2FmM6fbZ0UqObB23qaEsuRA56Qq8js4tS4FjMCgiDD3gBhVeY5Fkp9TZkq51jVs/8zW2/sbfZceW VDLCmfw2Mq1iRnrJRJQ4PYeddMrDyxVtv8fILVmZAb4MEY5iHhrQHhG4PqTnHM0zMqFjFBHNxnX8 0w/JMwvXFmxVklUVUqSSpe+wXVfM6hrpO3zitVd49PaEeTYmrwXdwGJysqaqG6rAwVgukF6blVzT SyU0BbphsI4j9NBCryI83ccvJ4ztHm6zoO0oKCPMakLTu07hr+nVGrtdSZWMmDY5olEob8jIF6zL NT3lULCN3e5jddoY5gDPzQirDpusYXmOWk+ZLEqUZuB5Oq6eEdYedz2NJlecRyWyb1I0PfzlOVKa ZErhOIK6aViOP6R7bYQTBVxoU6zFlNjeRKZjZrXgmuVy7C0wEh/SjKugwyS9YlNXeKLmUo+55mxQ 6iWJppFZLnaaUtcZ7qBL0zQoZVDPMxoaylnNyeojhHGNebrmrGg4Tcd0nQ6zaUxf9ymCmvG6Qpom RVmTBBVabbGeLxh5AxZazq22iXQatkSFZQRYTQs/O2dk15xlPrz4c9z90s/yyb0Rxme/QqkMVqc/ pfzt/xtXaxfpDj1MbZOsuCS/KIimGcO2oMhTNjwHWYQkjs+SLlqwzcH2NdaLExaFRsto8/RiRn16 yeHlJVo4Q1gOTlbS2BLVSCZNyqhoYQcOztY94iqnbYW8+uU/w+zBI3JfJ56NyZOUrUrnw8kxI61m 1t8lmBXUKBqtZlI2EHoM3Tn7nYo0D3iuS4YZGP41cjJ8cip/G9IzyqWHsTGmWgikKdiyJOOiQGQO ljmg1huk4aKbPbaCFrnrUgqTaBUT1KfM8wWd8COuSgtht+ikKY5m0mBxYDUUmaLSGjRNUgtBZA7w 61MWVcGubaMVGvXaJGqgvkjY6HhsSY9K08nrHIwReT0h1OaIZoSlZYTmNrFZ0W1vEqNjYNJxOqyE hVE1aC0LLQVbKEx7A90tqBIwwnOKbIZeLplaKTo6MxSi1qBKuN7yqAOPycWUqFgQbPS43mkIMwtf r7gqMtp0sII2tHTuaZINV2EXsGu4uKQ4RoEjBLK/y60/93e491d+lYNhgNZkVIsV2fFDjv/wN0k+ 1FBtF5kZFi29YPlRyHq6ZqX36DgaXWFwFDfkyymGvEsU3ObV3kvoackse4y1TjidHsLFhGmSU6oV rVJn3njISrCQNqqowe3Scl28W3cJDvZoT6549ux9vvSJXyAzG7KHD8hSgetYXJ1cslHV6N1tgvSC PDOxzYyBYaCigs1uhafajOOUppkSGRabeoWlpehUrHOHgR5RmiOMYEgS54xRNKKhtY6ojQZTT5mo CV1zRDK4T2BMiaVNXeTY6XNoakK5xNVrUm2PTkugmw0iD3GKhklikEWKaa+mWjTUPRvH6UOeY/Sv IebHRLKiLCX7i5xhRzI9ueKZVtDp9WiXOlmToAmbkayolSSIluiBSdfz6RtXxHIDXawpBOi6RJht kqKia3bI6pyF1mfkpIRTHbQKPZqSioT2RcMiD0EKZlWNliecXITMGxMzqmhZGWtLUoUaUiQoFdCY GUp4zItLNlwPV4Rs6g6vqYIV0C+mDCyJc22ItfMq2pt/jld/6ZcxNcijiCLL8Np9Tn/yX+G6Iwb/ i79K+vV/gsxPVjxOC8LFmrXu0tYuWWub+EpxunjK7Vu/yM6whduMaKITTi4eM15/wPjRJbNoxlK0 2bIcuo1JpcF+W2JrJq1lTOy2MPseg2CXfttGv7rASCMSkTOh4tnkOU8/OmUdZQREVKoiMvtsGRrr 8wrfLqjR2dVT5rWH40niUnFTbvEkn3MgfbIK4qLAc7s42GRVRGtrgOtXTLMdetYS6jUnrev0ghq7 MlE9j769gWWHVMpBSWganUxZWCrH1oZ4SpEGIcgMu65I9Yay18JjybLWqTMoBRBHtPoZZWNRNiV1 owjPFSNPUXoNawzMzh5dSyc2BOumhbAgXhwjHIcybzAUmPkKT3QJa0iY0ZcCq+WyCtvoroftGKii wDRbdJ2IaSLZdmum8yV+IrFiH6NKiLKMpjfAOV8TNZILU1GGDZqY4TgtXhv6nIxTvMYhkSm5sum2 LQKthWxyXtQbXFng5jH3zRrzzS/jHXwaXXtK9dIX2Hnzs4i6IslKzDrGnT0kf+sQaUh2vvSz1E8n PH/6ATI6O+UirNm0cqQR41h9iqJimc7p3Poyn371s0yLijI+4cPDH7OIjxkf5TxZpQwx0IG2P6AO 11hmg6XW5MqjampGWxvkekUlY2Q9oLKGTCofZ/xtptgsA5PJ7ISh2aOMlix6I3zHIbl6xtT1+Yzr skqW5OUIQ11xlozYay5ZuBp906MxJZomyHBwGwenJVjFBlZSY2sapr2gVQtKZ5u9VoPjDFioGZYQ rFTE6tlDeqOXKJwRpifI7R55nmCaNpNIoTPG4hyhC8zGpmvrPHMCpF6hL0pEy0FbRaTzOY3ZAqXh 1CGa42JkkrmuCESFfcNj8/oWF8mUtbZiQ5TM2j289ZzKtZBpi7xcoJmSZVbiOT61KsjUDoE/IVJ9 rBpyfUnQ7tAsNXptk3C9oGo0vEohCAmFRlUkpA00YUghcnqGw2V5hW052N6IbB1R5TmysMhaFQPb YsfM2JGSDoKdpqBdrNnbGbD3M/9L8i/9DBvTb3N16OON9ghqHabPMVbfhrCA8btcfWfK/ld/mavx lPU//wfcFBdok9WCShcUlYPYHGJqGSJOYP91Xrn9eUJNUedTnh1+j2S6IDksiVLBhpbSaBJbn7Mq L6hEQ0pCEtnEKx2zt01l9NkIE67vbXCw0+aLn3mZYStlbLzG4sF3SD44phfso6sVRruDXxtoqxSs gE09w0oEO1rBo3xFrXt09QxhaZymCzA62OGcaaehY8SItmC8qDHJyPIZ2bJEtzVU0efM6aHlFYQZ VdKmFYNSbfzWi5S+oLF1pDLo+DGeZ9DoOrgNghHSvctV3cW0BbNcocUCM5wyEhakKUoHfR1jF0to liyznFaZgqkxUAbBSKcwoRoNMT/7y4yG98gLj5a3AXpAEla42iW+DKj1OX1ZY+OQCAelCSqtiwQa paG1ephigdn2qC8jinBJNzqj0hRlU7Go5uD3KM8ijqoFj8Zzmrrk1guf4otf/hm+cnOXpWlSK8lV W3DLlLzgFmxhcZeUG03Crix55Zd/lY3/879m+OU9dse/gzH9PsM3vkJ7/xZCRognvwHTJ/Dke0Tz Do3XQHVJ+N/9fQbVUwYHN5D9vc+jAoeRriNEyFlxgbh5wObNT7FlwfHz94jiBzjEfHC0JCkSXCHJ pcOqshmVaxrDQasbMj1BiU2sMkU3KqSd8MYrX+PdZ09ZnH6Dt3/6I9ZJgfLbHH77B8QXVwTdDeam xPKGBFeXPM8jbm7e5Fqc0tRjysZD0yStjk/bSrANk7q00c2IWijcVOLoOmgxpmER5xYYKcNWm7yy </text:p>
            <text:p>KVslKl2zbCTKXLDfvUtYXGJIG7XVomfOiFYr8AOiwsNtImpcMkrsZklmbeM3JiuxZNVUXFy9R5kp JrJNR8b0XBtXF/jFjDIPeOB28JRPWFdkmobb7XDD7YBwGd3fZ724TTq9pCprTOmTfTRl2lO02jDT c24oQRSdwXALoTeURgdRlzR5QkcmnF50GAWXRMUSVIVoBIJzVAyLXBDnU2brBeeXMyahwa0vf4Uv dG0m0ZofP/+QJo7YVIrShx3bY4Dihlai9II9MWX9yt/E/Nv/Ozae/Ri+/4+hqaF7A3lwE0QFpz+F MgEzgPKS4uISY/NF8nxGb/WM/oYPN0dIf+cGe55NY645Oy9odj6Bi8aoeM4Hz56wPn+K0bLJruYI EVO3JDKpiaViUIUYLZ86iaHbp5fpLOsCtjcpbJP2yKD/xuexKRn/cMyj5Yx2r81gccTx2Rq/bZGU Ezr+Acuq4qKsMftDAhrMoCSbdVC+w40oxYkNpnrKpunQGBZR7lJZFkZss9AL7KSi8GtMZZAoSe0q yqYm7UK7BldrIWkhZIM0ByhVYqAoV5BdTXDcBl87YGKUdCuDwIxI3C5S1VQaYIWwKAg1nUJ1yOuS qypCGpIL2dC5WNLTCgxZs8hS9MBkWVS4J2van7vNw6MfMviTkKqqSccnpDLA39uCqGL+9IhxrtDs iFX/GsviDCfvosuGpl+gzXUMfUkyq2hRsTxUCD3EKWw0rcI6STgMNZarKUfTS87DjMdljdwIeFFM +Om7c5JKQ5UGdx0P2VnjKIeXtAq9jBC6x3WnxeyFr3HjP/h77Dz5Q/iX/yfY3QPTItr8HLbhI8sV jN8C34JJCD2H8dGKg/6I8uIxp2tw7+6hTzzkjb5gffGcw2iCa0n8mUNUrni7uOLy+IiNXocnR3PS 1QrNrnFzn5lRYJPiG12SpkAZFY5UWJ7NyEvJb93hha1XqJ6+x+WDt2m7GkvbZtcxWZUwnVwgrQ6Z rlinOu04RFQGzdYe12qNbX1GtsrQ9RYyK1maEKgEV7SZhwleywC7oZQjQnXCyO4hRA/MBaWscIqS PNXx/YTxxEYMHPQkJbEN4npJxA67rCnTNqt8TeN5aLVFUc9oa0P0ekYSA0rh2FfY65TD5QXtSKFq j7lKudZUpEabKLYI3IKJuUWUnHFZKWStcFc6pgWG0jluYNPocvKDn9KJMlYXa/a3bCqpod29yYoI noWYqctJJ+PA2CEsKlR1QdPtI9QmjSZp8pKKCl1mWLWH6xrY0wXPiw5xvaJZr6DqopoZvcDG0zV+ /3DCva0hr7VSnj+aY7twTTfpFgUWGUZ3QG9rA2fkY/7K/4aD3QH8t/8DXLsNWgq6g3z9C8i6hMUP wNNh3YH2HJZbXOYz7tgh55HN5Kv/CfIzLzEoQ+Tl8w/48PEHKExclaL5VygDylVJ02jMp5dEqaI7 0KEYoTkSL8tw8blKKxwzpbQqxDqiaEqS7og7oeTOlsmPOzo/evsP6A13kVpEaXeJj96lrffRdfNj 4M2xuSyPuSM2+PL+kOzqBJEo4kZiWQ2JpjDRMYcN4Sxh1mRs5xr1Mscc1mRZSW4mNEmDrsUYtoeu 1ZxEFe0IlG+gRytWZU7jDJGLimsHLldq/jELrwtkK0ATOaU2RFMJpZZhoNCsFoPmiHES4ogtctac NjUGKev2Lv1Rn0JpFE3Fbk9yMfXpXF0QB31smUAlqIqE9U8e076/y67l8Oid51iWZNmEBJfHBI6P 2Rpx5UY0lUItJtjdTTJDUmglrfEUJQuEpZEkClElaNWaxeqcfrtFPTNRRkNarsjqkrQJSWhwlaIt ewx3ety2MuKTSwbWHN9xGMx1apXTu3+XUd/EUCHZqz/Pa7cGzH70TYwoxboZwKKErbvY9RLWH8DV +6A50G1DFIFWYQoPcRmTvfJVXn3xE7j5BVrrBvLsfEIlTMyk5EKWiPCEniYpG5u1Dv3cYOhryMLD 6bcpZwvGicRQKauixGh00DoYjou3+yIvDPdwE43vvPcv0DrbbFsjktVzNGdAc3lIKR2U7mPUKWGx pG5abIgRN17a4o5a8E7cUBYmcR1SahZO2TD0Eki3iIOI1aRCiCWe3GGQxdjoxEWDqRoCp4N0JIus pmzAbzQMKfBWJbFtotKU2vVJ0qOPRzy6hdMJUGEK/RFuFREKC6OoqYNrtOK3meQhojhHFILvnq/x lzHazl2sYQtvOMDIE1bjNSsdxNY1WkGLRpWs6wDXmPL+OGPz4iErbYG5TigNA9uQrC4E7tkVT9OH tJ0hll1zHFaYmeKCcwLVonZM8uA29eyEXr9FUkhSWTJaL9ESKEWGXsVUacb5/JCpylkUBYvGQqNG s3PuzyeE2QxZNjgtk425Rmma3HjpJsWoj6evmBUjhq9/DekaLB4/oO9LiGvQBWzdgsVPYX0MeguU D3INyynoiqE0yTUXrzdgs7qiaA3hD/4B8nJ9Sp07aCJhVS7pVAaz0qMzbPGiHrDKE7IoodB0NvSY STLBUTah0tm0HTSz4qX7P0thFewHe+TZjHee/5Sol3N3fYKxuQNLn1WmOLk8putsItSCaR6S1+Aa ik/u9rgeeDw5SunYQy60Ge0UBlqP0BhTKLAqD6XlDI02pq3wzIws11H9NoaqMbtDynSNrnkUaomo C2Zegb8QOAOdtvTJ8wyryMmtHN/tQ1kTxxWaB614SZ5FVLqPmSbo7TOsJGMpchbncFkveZImvKDV eKLEb2+iC4syz2h3W0xqDZln2O2ATLcx84azvEW3vUJzJWKSUluCatcnujzHzis+qFzOV3P6cc0w 0OiomlXSZhm6uEGOI/pIJmQ9h+gqwbQDbGOMPbCw2jrFuuLCdLmaL5BpQYHJOrARC0WfFm0Rc5WV tPU2rrdETAqqnYCXP/M6zd4+t9dPcccx+iu/zGjYhXBC+PRt5MCAsoLuAMwjCG0oO2BfgbKgKaF/ j+XD5/zw6QOm5ZxX/vzfg8O3eeu//b+Tf/+PkGlYgi2wHIvBvE+hxQy7W3S6fWRYcFQuMd0AV0+4 PD0nrXVsw8AQCZZnYno73L5xh3X8lGk65kpN2PiFP8fnpMm2LfjQ0NG+9dvEcYbn92k5kip3UaRs uz307T7X7QSn6nGVQ1onlFWJ5XbQWxr5pMJUAU17Tlu4VHJFt+1i5DkLM8DI1yReF/fqknnXop8s MUwdlecU5cfiu7muSPwaN7YwWx3CKqNT1qyIcRuP3PNJy4yybGE0OWbxnFbokNcHqGTKpBJMxyZ9 p4vllLhuwNrsMmyWODKhjnKcdodksmAxTrEO9uj028h0QG1NORqXdFsxmq6Rr1KGyxmT3GRll6SV jiBDIXCtFqasUFpIEgna/RI3S3F9l0spMZqSdt0GJ4RlhX6hWIZXlMsxotEZr2ZIQyCbGtuWBJVg p+OQpgoZV/RefpU7v/jzOHbCbvIYt0iYyQ32b7VosoT6w28wOX4I1z8J1Qls3AK9A6xAT6D2oLCh 3YZGQzclv/3WBT9zesTnfvU549/6p/z41/8V+su/hBy0DBohSCsbxw6JVJuNbQ1DCa7KAtMb4aqM fFowrxpcs0ui1my29zBcjXRnl0atabAYr6d0OnPeMMfcvHGdWaUxenLJ94olQugc+BpRmRE3JlmV szJq/KZEagZnyzmGbnI8vsKyDA5ub6HFV8RmD78lqesVhuNBu4USGos4p9suiKKGuopYugq7lFBl KEOiKQvhGyyaNeGJz+0sQ7NMiqFB23VYz8bUrRaFZUDhEhU5BjWdouZKT2Dm4miXVOMxRlRzXid0 DB8hBK5VYFRvEZ0sePbR+3juDuZwiBuOGecZzfqc5d42/eFtnCAgT2pOLy/pJzM0BM8qg7HSuN40 dKXH6TpnLxAUToPKBVm5olmZ2M/HJMMRprHAsjyaPKaYVaiBIj654jw3uLo6Js0jHicF47phsqzZ 7Wr0OmuM2MJdZuhJxv7Pf4ndX/673D3YYv74e7iHzyG2WB3cpN29htQu+ZO33mKYNWBUkNYgN0Bz IT+G0yWMboEWwvkFaANabsb9jR5lt0/+W/81kx9/g3D/TW7cfhG53bvOSV7QaQSZbNhr99m0JM9V gxAVW3nKpAypshoHi1RdYRsdclHRbTp02hWPn/+EKlmDEDgbe4w/OubBkydMzi45u1zhjvawmGPk GmWeUZdLEBq5gp/t5KjO62wuj3nU5LRdh07fpNXv4SYzFraJ3xLkyz5V3dBxFOtMslI5bmiSN/bH gmyyQ+HoaNIFBS0zB6vPfHxBYFecix4viZjk6vxjHt+WGIVgrWI6TUNbNayqC5pCEFddDK3Bta+Y yYCjdEVL1Fh1Qt4KaFYJpTR5svD4INlgOblid77kmlFTGBqJSOifnLCa5xTdNlvlY/JwzqouWGsb rPWAV8wU4ppRENJ3OqTGkGbDwMttykgi0YmzHMsPQA+xshVppKFrS9ZLm3XmMq8m+CLkeTjj2yud jumytaHxslbQEyW5rnBHHnuf+yu88Gd/luHWDmSX9P0paDm0e/S2ukgzgWjN0Y8e8qdGIyhSKPvg ezC+hKKEoANWF1pLuPKAC9ZnlwyU4N7nfobV8ruM449/iGCzjVa1htSqQuYX1BXc2dlgafRR64bZ cs5VFSFKnVCfkVouXhlgmxpp06Bu7rC7sunefhkl2wyGGnde/wy3fu6vsE5bTOIA37SJxhfEVxHn CmJMItHGkIKBNGhUj4HMkJ0BUTVje9TnfrfNpq7xLG6wXIkSCj9oWGcm0NAyMjotn6ZOoRS0zTbz JmRFQ53nNEKHzgC9SDBQDLsjnHpNmDVY65x0PcMzHLQ6w12ckMwess4L6rjhLKsxKwjqBlsIpG2j LB9HDmh0QVhlfLSOODpTOO02/ddepXfrPmVh8y1cEmODUfs2TlPirS6YnT9gmumYokUot5hKj2Gj sdeS3Bpu0+rf46DnYu7fpHv7y7RGPcpcJ4kiMt1GvzxGaia6qrCrBOQ20TRlFa3x5idMlyHfmOUk ZYylltzoZXRbFUUacM1pePnnfp7P/fu/ynBrC9ZPYfpjuDyBsAHbBEwYApeHiOmSXBPQFLDRBVV9 fIQF/g4UK4g8UCt4esSPv/ucS73Nlz+7T7hYkVWKTu86nZaBXFYFfp4yXmdsBAFNXVKKXZbxlCpe YTht0CWmvcGW71C0arK0ZLC9x16wx7g+5vVrHbb7f4of/OTrPPr2H9GVkunpEwbVmpPJjEYzaExJ S+8RN5dIJIb0EBqcLRu22iFX5zPiuIFrBprQOFvMMCi56wp+UBkEaY1QilVhETUGPb1AtzWceUKe 21g9iUwSlk6bbaNG0FBLG3sYoCqFbkmWScS85dHWTYJ0SbXMKTyDmfIwFmOMszlloKEkJKGJsGuW iaIRMcpuo+clMgPsCjM/pY5X3JAWbr9DvXmPo/mSDddFVEvqUmKZGiNRU0YZSZ6g+X2ukpovOgs8 DtA3FVeFgdG9RnvbRktSIqPHsDpjYigc2ZBFBepwSuJJbBGznKYcny8p8xA9XPDNlSAzNe63bFq2 weYqpMHguhex98ar3PqFn6eRPVj9EJbPwEhhNYMshs3bdO4MKP/dd/n6r/1rFnENnY91VzFqSNTH OZbwoKrAkEAB2QqynMMUfvF/9mlE9woZZqyaNsH1bWzlINtNTigNsDpY+z20uCRo1RTlAqvvslGu GZsDPukNWDaKXITkes6gvcUg2OTs4R/zgd1iY+9VWK759vFjNkZDmtUVT6KMNg2xcOlZEtuRNKsM Zdr0KSkRGMUZ55dd1qnDtZsvsLq4ZHWwzclsyc6gjwpctooSVZWUZoVv64gm56Ju0cpSNLvGrFZc rfoMLZeeqFBNRSVrvMBnpFmM1xleJj/2eMkbOsrh0WlIX2rU/Q5qWRDWGd5eH6IlhBpNK2M+swhF RVv6rByDxhogkwQlXSiOabIIo7KozUOkZnOzPyRXAtl0mMYFp+WSG+uPqcwzx6K3uKS9XiL2bzCu FKXqEbQk5sEOq7hGqpQg6BNeaxE8XpBjoswKoWJINIoYLk8vWa6WeFnB+5nJWZzy+kBn01cMlcRD Z8OxuP/GBgc/94vQ30cb/xguj8Cdw9UcxivYvgf9bb799T/iW//d7zMIXP7iZzbZ3OzAZAGWCfBx 9KorGHQgzmH2BJ5FfPjTnzAMdnj9jS2YnXK4TjmS+3xxd0ga1mhGUnAVx9wZ9LnXljjBFlE8I12G hEpyiommQZTHTKqIi2zBqjao3AOavglig/xoRXT5GFptep0Rmgbn65q2ESA1j5Fp0W+1mM6esK4N lFGSNqDVOYs8J5smDPZ8Xt3aodfrU+cCI4xpPB/LbLFldWnyGsMosASUhsdeu2Hg5Kxzg8wAUTSU 9ZT1esykqZBI/DIlqhSGozFVIagaWjbnSUpRCZaZQK0WtKII5beJvR62VLR0gZINlhR4pLhmiZ43 WJrEaW2haSVNI9FKG8fJSD2LXHSxmpjNlk9WNujxnOMw4oFqWFJyUJq0lc69wTaVH7De8hnaGsHW LVaFxLcDWtYKla+wd+7Q2DpCKGyh4ZouXcejEibLJsMpFozzkAdJyvWuw7bbMJQttljx+obHrdc8 rn/1L1G/9GlYHsLlj8Faw2wJP3wbShte/QyT3/se/+P/45t84vqQ/+jfe4nNfe3jSNbfh1svQRmD 7EJgg7iC8wfw03d5+uMf8D/8SYjh2JDOyWY2V6ucqmcTFjaFKJFrWTJSBabKiUMd3dFZrs6xLRvH cbjMbXzT5bK8Qmg2dg0Hb/57HAQG7733Fp0798nO3iE7/h6672L4AY8++BGW2ee6pvhJOueuPaAW BbE1xKpTnEQRiwzRzFF1QHt/g9d0m3WRczDY5fn4fbyiwPdsOpVGREF7JJnrHpao2Glsnl9N0TQX T695wekRuRbZKmQlO0i9JMxzrpYCy68xOiYdISgFOElDhsLSampTR1ZQOw6e58LZE4TV4HpQpCbL Jkcph8IXqGVNuy5JpYs93MaSPsn8hGUR0WrtI3QNvzqi0Xe4rS/J799h93LF1eQjfK2kLiWjts/B jSHZ/i38xZyqWrMUET3TpdAclL5LEc2o1CZq4w7V9Iha15nFBa7SWI2XRIsZ07LiPC4ZYtHrKhQe d8qGW7sDjOtb7H7ly/Dan8FQCTz+FnQMmJ7A93/IhbrO1p//G1z+0W/x737/+/zNV30+9xkXihwS E+6/ANt7sI6h74O5hPFDeDInfnpMKEx+61AQ7V7j05/agyJhfBTzfJ3QbLq4oqIQNVIzNSLXwez4 SOlRaRnx7BBN9snripuipNAalipGn4d42/e51mrx/tNvcPHsmL/05S/wQVGz1jz2S8W4XNDxG7wy 5ywX6AhiI8KsHHobd7BPH1LVa6gKZrWgshRVWZFZNnqTEQqP81Cjt9tjq5EkKqEWBY7ncVd4WIbg 8OKY2gpAJQzNlCvVRqQJWZWzYWvEWUHSmIiWhqxMxFKR2zUakKcLHKODaBKWtU4Zmbj7ktnsiqCE UECU6Ai9YUpFbRnoKxMlS2rTRIgGlCD3Lcq1j+N0KJsOt60zitTCbS4IXrqDEdzAuFdydbLJs8MJ 1kCwkWrsdXbJVU6MhhdpZFVCpYM0dOK8g+3MyAyd4WhIGJ8w1iv8CqJpznp+yXh6wVJ26PdMijSi FUs+tTPixWqKt3sX+YWvoL36NXBrePo9oIEnx/DsEUVxm61f+AzLhz/m3/6Lb/Lpe11ev+6D3wFv B/rXIYko1gUUCWZ8Ch88In3njDjKKRC09/vouyGf6x3Q3d0BKtKTOaGUbO5dx1FQFzkyK0zamsd2 22ZVeCxLOF8I+vYMtIDaiZjONJJMsfvSz/LCzgvMZx9wMlmx88JLfP/ykKGKWRUBY3KWswTZ3keb HvMkUjgCNBN0w8RwEupsQVlV5IASoOclZ/MFRmBy02kxqUpMzeH6cERJQ4KGg4WhGtpuTbhKsQyT dkunyizSScOJhBtaTa0ZnCYZrVUKuzo7ps7z0KOdXWHoGzSGRmNoRHVJI0xUCZcix71SZFmDViry UFAYMSrXSPWGTNvCLCIMX6EF13CrEFWuqBMTf7dD1Hhstjx6PhizPleWoC8sqtU5e/tDNq99lVc+ W7N+8j7qYkIeH/H4wZSWyFG+j/l+Se+FTTLfw9ANnJVGk81xOjprFRAwIxM2Rbziw8kVZ4bPwJOk ecyOJvhLN1ts3uhx/tEU8fKfxfr0z4IdwMkP4OoIpmP46CmXc9j8lS+zOpvzX/zn/09+9u4Or18f gCZg742Pb3dKsxaY4zO4mnB2OSEcp0R5ytawiy0VT04viEuHv7h/AC0bLJdpes7z3OMTO3epmxov aCHNsqQxBYdHj8nkAZZj0glGGMaSgSh4lrmU6ZwNy+f1g0+x2fb58N1fo3ezx4v3b5DZd7j6zr/l VDeYXK7Ro5wD22Pd8mhlK6pGEEUrguE+Rn3JuirIKoElQAHLZcWHoxxnDLe21hydrWh1N7H8Hqt4 hYZLSywom5KwUFS6YNfq8EQ55Jpk2J7geibxZUpKh7adY0kLq/B5GAs61QJPOPStmqZJGecmpp3Q LnWiOic2PMJpTG1LNKWoS4Fp5hS1AXoLLVwyoaZTlVRNSLXM6fUcYrOgyhwO/Jx9QpYPD1F1Qlw4 fOP3/5DtXs1V+xb+vU/QaS6YPbrkrdNTpssMfzCk3RIkqxqzesRumnHw5oimP6UJ9lGzR6zVBvL6 a1SHP6CqNN568pi3lyv2O5ImT3mptPnanTYbX3uZ1fcfUd/9EuqrvwTGGCbvw9GDj6u3WLBYCc7u f4HNLOJf/+PfZH/nNl/+pA9Kh5v3wcuopi3k5THTZYN+OaGZLlBSpz3wuLaxT1IUZCU8ebomMSu2 RjGUI/JE57uXx7QNjU5aooYNopTIVEKzuGSZaVy7u0G8nBCZM4xSZ42BUcXYbdhu7VBqGqvjp6SD G2zac/K3f4jWXZJLiVYqgqRAWAmLScpgc4Q28Hk0OWW5SNjbmGMsFqAErY4kTQykXZCHFZ3VjNFm l1msoynY7rvMlckGLpFVcZwYbAnBouwixBHKHTEwQ0b6iOfRnM0C3nZAxRl55WO7EVMRU5eSqtZY DhRWlGM6NkYrpWOaNLEDpk6nXDPWHfxWgExDSltA2SEycwrRQ29W7IwMmtImDdf0WwPSMsNyBS3N Rp0+5f3j9zlfKEqlaHs2hxcp46jFyH+f9uWS5+MZXt+FXOD0DvhsNyF1OnhOxuO8x4cPfoJtwMHL dzjZ9PB0i7x4jNIOOManN/6AsTbjzZsObiTou4o/tdVi4/XXWJ4sOe29yL2//h8jgynEEzh+D8wM phEsZsg7n+STn3qdb/6X/yXWIuVv/+INiAq41oF2CU9WqPUh8fMnZMXHlXtv12S44YMckcwnFEKj bZusei0GZUTjumi1wXI65sMPZ9x+YQ/Ht1gqg12rQvrSoMw1ekEPz7HJl4omTBCDA+IoRgYBjWqx 99ovIBz48IOfcGtjk6PzZ+TLnCfv/iGjjV1MUVClMV4ApT8gjme4/pBAb7GqQ6rZinr3U9jRtzCL Bt1XJGGDLgRpoXjn/IQD0+eVQZe226cqM+bSQGolLa9NCsimRGYebpkTdoZoROzIPYpojJW3GDkK 1SjSQtDv+fRqSawr6jijqQRrW2MgEpZXBhFjUAG6K/AFtIVOUiu8WqMmxLVGlHmN1u5Rmhm+7CKa JUts3PmEfRUze/4OxyenpMoj6HURQiNNUmiZOL5PjIsmanoDD+kM+eQoR/Vvsh0/5ipN2A9WLLSG qDXi8cO3CDwfV68xZMBi3iKMztipz3j79EMCPaBb1vQteNW22fzsKxTjOT/4cMHn/uP/ELkLxCGc vwcZEJ/D5ZznH9Vc/7tfhXd+l5++/5hfev0OTK9QnX1E04WnV5w9eEIY1QRo1AW4GyaVtElznWW4 JMCk7fsY/RbG4QmabSKaCnTFR3HIu4bB5zbukToSnwI7GCKldDiqS/yqIKliIhXiFgH9Vo8kS4hQ tI0eSrqsn3ydnS9+gfN3v8/OlsOsaBPGOUFZkk1PSNExyhabnsOPZwvuuA4H+9u88/RDroqIv/Bz P8+/vHqf2eklfq6gASEgahTP5hq9bYnu1jRpRGC2OBu16MxqVhR40mRseVzHYWHl9CqdxtDJk5pF seZG4GNLg2W6omlM9NQgMQVpEtOvfZpdC0NpREsDTQcjbJE5Dd66heamJFWBbAS1JyCFjgiZeR6t tk1YZogG2tEFRf0IZ7rge2/FdO2UvNFYm4L5YkKWV4yLBsMXPJ9pbKQrBt0WfrPC79qEWkFlrijC mLeaTbrzBGVNcdE4LSw++vBd7ht3GRsemRjQunrA6dMjFmXNrm1QrVM+88qI3c++jnI0fvRkyhu/ 9JdpbQeQLuDsA5jNQKUQGuQXJTu/9AsQnvJPf+t77HseW27JNGsx6Pbg8Jiz4zknRYRf6UxR7PUt hGshV1fo9jad1gjn2i3gAhUVnE8vGAwDREeSVCaaGfDyfhu12cVWBSIpWasYuSwKarlmvfawsJlZ DlO15I7IyIe7ZM/f59YrWxQc8ngdEfzoW3RHmxh5wsQFx7VZnjygoMWgbyMtB9OsSbQOy8WK6zd8 Kt1iEoaIZsHOxsssTi8oaGiEAiUQgEbBOl8xmXq8xjlx3SdIbEKzRa1qMhJ2GouyLWhMD1FFlFFD YWjUcYdC5OiJxOr4lKuSx2HJQF/h6QYFKdpyimNcRzUpnhYg2yGWkDTljKxu4+YZiSawygalXGaV wi8jStNit2xIzr5Buogxm4p5FLJaS95bazxJFOvykJVhopdwYAi6NVRmwrntM56EdE2Da1rIkb9H Nl/z9lTjvfARRqL40wOP6/2CQrZZxjkXRyuOHZ2+9QT78iHvXk25121hqZqv3eqz+4lPwr0tvvEv fpd2e5v+a69APofwHBbHkMawnMHZjKeiw/0bBzz4zX/Ko+chf+21HQyjwRnuU7z9E04SYLViU5ic 24L9oUfLbAhlB//WJmxdgxsboCl4umK2UiyuQq7dvAHeFrIu2cljrsmc5vSYU6tD0+RsJitknSX0 nT0OwyV2OGHX6rG0K5bxBEa7bPRvIdvbqDDm5c98nmyeEl++xfHFlNW6QAmdBo9A1izyGLfl8bws 2HTbjJNjdmqHu/sHPHz+iJM/+T6f/Pznefj2d7BEQcf4GHO2SpM0XfB01nDfLni4LljlV9zOQ7S9 19irBIW5wSQP6VLhRAZTq8GIKoTt0Mlq5o5CFgmL2GZd5rjNipYZkNQZE3XKRnUNt3OGqG1Ctcaz BU4dMG8XDIB1oxB83Gitux2CZYoISrLJFDU7R8zOqL0bfDiZ8zT2OFYNR1nG9qjNf/DKz2MO2kTr BosaJy+gI7gqPqYVVCXYbW1gujVcHfL99z5ikaeEtIiOL+iE29zwJ3wgNbSooMsa++ItfpoI7rct NHQ2zRD5xlcoX7jBd/7g28SHK/70X3vx42FyfgHrQ0hmsFrC0ZrL53PiV65DnPPf//pHvNGCF3Y9 ykIhTt7h8XHIVFccdLroeptdfYFtm0jXpDvagLubH7PtVQ1xRtxyGaxKullOnizh/AnrdYrftPkz n73LT6YWlTqiZ/VZ1jWyzEL0zgH6eMF0NuHWtVt0cx9ZabSjC7KmTVGv6Gg+6dFbDA7uYMYdjs/W XIUxZlMTGjlStQjDDPnCJvl0xesvBjw5ybmcnLPjbXPY7RCffsQX/ubfouePWMen0CSowsUkJ0VQ 1A1/PD7FTke8vDXCytYMWoKLTOKUFR3PppEWYVVhyE2q7uzjVantIVuVJNRnZPEV94YDhMpJ04oi hYG7jR90cJuGcRljGB2KMCXQUzxTI6OgFg4OggYB1ORmSrEweHxyzHQ5ZzErKe2PeDTTiLWSJdBr SnbEJhu7PgfS5dQXWGXF1WQFYcauoyGcijzTKNMx41XIej6nMAxkI2lpPsfuNlIucKwR+zd22UYR Xj7gmZZT5QJpO5Tpmvanv0TvF36F+PE3+bXvPON/dX0DtPrjofJy9nHSfj6mPK+ortaEvT3efO1V /n//8P/D1XnI576yS3wZ8ngakq6XNJZPz2tRGxpGucbtdegEm5Q7NoacwXgJY/1jPDnQ8UbXUXst Xn/hRX7rnRNeuZqi/JrbWxt89s98lk+Ym5zFc5okRVMSqZIJpaHR3jwgWoxh+4Bg6HO5qklNja2+ h1qN0e/uUD7UOX3/j+izRV3lICWDfIZjalRFiV4XTJ6csdHWaIoYW2o8OR2zcf86A6PFj64u+ez4 jOs//xW+/c//G1LTwDCXLAsbafioJuIyV/iLMcaojdYxmU7eQm9/isI28euGRBj09AlVE4A9wKgi RpZksdaotBZdc8o0CjmUFZ9CkutQawZJ/IxEdjAzl8ZV6BJKXWLJFU0t0XWdWjRoCLTFilTTkKri j1XJbJpRlxXkgotBD69M8ZqSOIQwmvPvvvUYv4IJS+74PnXHY2UN8fQBg2CEE2jUWkjf8rgWPuLX np6xsk1EXfKpPYdfuf0iW5qNuZ5xfvUhR2JN3Zi0XY07MiLoaAz+2r+PqS/5za9/i9d2Nrh9X4d2 HxZjSK4+RlumOqIs+L3xJZ/6+b/E7Oicf/6Nd/jrb27T9eHBwxmICne4QdVIRoaBp2f4d4Zw8y4M 9zH0Cfz0+ccrXnoHmgjyERw9RWzu8qd/9dP47+7w9W/9iFvLNc9WDm/szzm4ueKG04E+5AsHGfQ6 qLTE7pnMa52jJ48pnIqsXmMVe5ROzVi/4p7RZa5tE8XHnMwuODo7Q1gWU1HSqUckRJh2yXJ+Tnfw OpPJnFpCxw64UlNalsU4zPnpb/9b3vzlv8hP/scWuCV1pNBFSdOUABhC0Ch48OgJ9a099q8m+Adb eEGLlTnCX87JKajMNbXWw8xCoqoii3I63T6qGnFSh4xEztW65l3d4F4dMl/WNIOEzRQcx8YqFZrZ YFp9SpZo8wThOqQoHE0j0EoSJH9ru409KpjEB0RI5iiWizmhDJiupnTtEKWXOL7JfmdAb/gS21/9 M8S5j23B/7+l9/zRNE+v864np/d5c6pcXdXVOcx0T57d2Z3d2eWSKy6DaEqURcEGbeiDbQkSbBgS QMqABRuSLQuWLICCAMmQZNoixV2Sy+XmMLOTc8earuruyuHN6cnRH1r/ww837nP/zrmOUSiiRpA5 A0xxhzs//RF9ES4KMi82RXQ5pxSoxOkR9w+3OQp8bAmsLGOh4nOmPI/7hZdplmW2vvsd3p0k/IMb RVCGIE4hCKHYgs+2gJh7Q4fjxkXkkccHb7/F9ZUqS7bG5pGLKMU0Cg0UQlxZR20pWHMbcP08KDrI GvgW1Bfh9OETe4x5BsQJhAL0PgOtyEsbRZbmXuLR7SPGO0Pe/OE7/PTeHIsNi/VVA8FeRC7hMco1 DjohYhCDEDCYqChqgHwy5FDRqDavkcUClRslNr8tMJoMKNtt0nyfbmCi5xNKosJppiApNs7eDrN2 jblSjag/ZXp6THPlMo3THu8PA748KbP22ots/eRHiLJInqakuYxlqAR+jJ/mbKYZydGU5qWrxIMt LPMKsjwiVHJSzSaPUzLhGEkwSSgjF8foqoQo2GhKymDq0CsYqIGILutU6jFTJSUtqeQDF9esUnIS ZnFEoagRCTBTc1T/iVJNEchzWPBULL3KRqtMQYFJEJI0l4n0CtvDCif9HiIDXD9HrNZQsoyT412a uo0+GeI/8BhO95D6E6ZRB3k44W+f3WDz9JTVmoVWOk/n8DEPTjfpmvPUFZGWDE095xnRRLh+lsrX /muk2T0eHw95sQZ2LIKgwiSBZhUOHbJTB9/X+LPPPJ791RdpzB7TOz2mkgkMTiMKeoaFzHR6hFxu 0b5+Ec4uIJTtJyqSIoQpKIukDZCiDKZd8E+efFqnCVmjiTjogqSyJCgsPVNmtKziPR5zEIz4dNfn 7mcpmrSL3MtqBFkPLZWYChpyGmEkEapQJFEE5s99iTmtwuFoE8GZMFILpNEhFTVjlBdoCSlDz2Gp uo41i5jFI0ZSxEWWqNcsMq/I/kOPkpjjXf48aed97vd2ubQ6x7ZkkEsBWZLTsGwUQgJiLElAFUUO nRG7Jx3O1UTGxw+RFpeoyC38YEohKxBmGTPFQ1QMSmKVIHWYpBlGEiLEAaWiTckZk2QipCJGsUyJ EpPOkFTxcYCKUWQ2cUA2qcYSKSkuYKYKpp7hJQqOUCDt9WmyxWOvylJFpiBKPF0qcMkoMBq4fITJ o36fD3e7FN7+IXW5gKk52IqPGoKta1xNY+zmFeJwxr4KirrI8d4mf3H8iKZmYSkxl2UXW9W4WFCY GjLlK09Rr1kwdbh754CvlzKQE6i3wFTpdUMa+4fEgsUffHLKTDd4tZnx0UcP+NNHHr+0oOIpIobn MJaLtBaWKLx4jfLaCniHMD4ALwTZgIJJoLQJUotYKlO0C2jxDmlmgZYj9UZQLD2x06RTyAMqZ+pU 9JQFvcL1o4xbU5diP0SunX+K7R/+AZapISVFJkmCmUVMsHj2c69ybfkqvnvA4ScfsdOfEOZTQlVG CkaU1WVmVkge+MyCHkulEvf6JwTIbE4PqW8NWa4oyGrC/sPHtH/zG9z944857G9RcDXWF1Y5nHRJ 4ylRMGKcPSlZMmSFcZQQ5jmfHm9DXqfgJehChN3UGOtNlHxIYpmoM59YDJgJKXpmYKPSl2bM2xay VMRRh5i+wUk4xPDAscZUawa9JCXPUxA93KlE0YKKIjLVMoQgJxJFJN0iz6YIYoCeVjh2z3NOecSt Ewl1fMqiPqNcv8rn5+tcSgbccq/jlruYqYmdZNSKa5RLKoJaQ5kr0zzd5meTAp3OlGIh4QebH/CT bo8NW+fKYoEWPqVUYVmNcMKIrDXH2vp1MCLS/U1cMaNdUiDywCqTfHaKejLiONM4HQ95mI/5r54/ Rzo45R//bECzofG5S8v0jo9QLBtzdQ1l9RJz5+ZADODoMcwA90mSHWGGzgBdb3FkbaBFj8G6hFSx YOYSHwwYDlJalYQgzdHnzkAcQ8UmD1VCxeFccQkjfIj8y7/4i/x/I4cHt9+hXbbJ4ynRSOFMy2ah vo4/2yMTH5E1zjDrvU9xlpFKJTBVFktVtqN9BMlgFAbMS0UEIUfTJPRsRF6/zKC1TOFogp/MWCSg s3yVvQ9+Rnvjy1iZyJomsu2kjNMMERFReDLhETKqokQ/TnnvpM+calDcHuB4D1hb8slKZaJkhB8J FLUiYyVGcT1Mq0Sl3CIMSxSSmGmWMdZAyiWMgokrG4xdlwopopkQ+wGSpqFKMrGUQQRmBjNUzMBH UQwyWcCzfFStgDNZRvI6iOmYk1nIILlDUCnQ0m1W4x2ULGThzDXM9RXUWg0EFVmdkQxEJnaLjf4p 7x9vsnkc8cOBx1q9yZmqhKIEqNGEy5UalYLF29OIm1eeRtYO4XEPZ/8IPYpJExmykMGbBxDEiGLA VMnoxQpXlxrMFyTeuHOfLWuJ351zmAkpQmGN+bMq0vJ52mdLYE1hWiO211H6n0CxBolPFtiIZg79 HRaaBnEQg5OTjGYY9RxH0dk5dClKBlLikN3bJhOKTCQF2x+zJ1a5runsn3sW+bWNOsk3vsq/yTL6 J3cQxglTYcwSa5iBQmfwkL3jjzl3Zp1OnDFkjJxaqKLONOpRkTImmo2auBxkIapYoahkOOMAebDH xWtPkSyu8+6t9xGDGeeefoEf/btbXHt1gYOdO1hOSlEXyZMSQuKRZDEqEalUQJA85AxmcYYbO6hS zvFBjuBllM9vIJsafuYRe2NUJSO3bPI0x5EF9MhilOwwSGQaeKBYZFaE4Wn0I4dKJhHmOVosYlRM 0jTCFVWkMCFRJIzEQ8oEdN1gmEJZkvCVnGlSxwgVJqNHCMiIUsjjwwmP1CKfV3sMazfYGs9Y6G6h jho8POmTjHbp932ybMyRqPDzgyMcGlysFblRVpkvebRcuFJusva1zzO5dQ8jHbN4xobHdyGMOZxN qcsapUaVsViAQs7keAetYbAcRfz4ZMCFS9f42YN93juSeXWxTLlVQzlvU40WMFYNqnUDrBnTQ5Wi fIRSOQ8Z9DOPutNDFDMQFHK7TDzpo/oiY9/</text:p>
            <text:p>hk47HWmihZjF622YYJFj5HNL4lIItUgzHuKpBVZPo RBK+FyKPgzGNksXX/9IX+Wf//C0WUoFCoYXvdhmnU06jlHd3TpnunNBLcwLfJzUAJKZhxpwpIOQp cRKTCw7YVZRQQJRURp0Oj977Li9/8bcobm0y811qVy6yVhSZm2ty/tplXv/2LSSziChqiEyIc0hy yJOAUAFNNBFSnwyB2HHpCgH3a3Oo2w8517KpmvP0UgE7j0hNhTD18QMPShUE36LZlKn6sDd9iH1s EJc02maZMAQhFRBEIE+IUbFcSMUIxbcI9IwwzVGyBDeXqGcCaZZSFBXU+RK9QZ0kc8AL6I4FhHzI 90plErfDyewAPg0JRI+gFzIKMiaFEN8DoxyjijXK0oCmafC0kaD4cL7Z5Olfv/5kfwpcdIknkt8b gq3xs2OfjXpGlAsc5Sn5YMzqnEShoLF7HPKRX0DZu00eqyTDgLV1jStXWmSSQPup+Se+rCSEiY3o j5lKGcVsE6ob2J1DECBXUgQhREgKqLFPbiaUjTqXswFhmNONAN3HtFL2p2XqtTW8yWNawZCiuUSZ gF1bRT1NEQWxRKtgcOXSKl949ZfwYoclM0XUZQbdPlk4YF034fJ5yqs10lyknEq05AA11/CsEqaq I2cJglBDSwUSEmqmha7YTIYuSjHiwrWbhP1HtIWUiTQlnpzSbjeRCxXkOCFSZkRpjizmJLlAxpO7 UapIIIEgiIiZSJYknOze4we7j/j51iFHk1NsQaQklxAnHkH4hBXaSybY9XmqJZMUEUWzSXKQ5Jws 1UBTGVsZLjknExcpd0nSHEGyGacgZTl5oYCQBJxVA3JVRFEE0qaAKum8/LlVnr2wxs5pSEE3OM50 xrHA5tjj8czhR8Mem8Mx9zKBTSuhI6l4qkInL9DJQ1YVnbZp0vEcrpRTrr18BRYq8PgIMYqwhRyc DhSaIMscbvfIogrbu330zcdkh6coiURoGvzBaMZINSkpJgsFlUtLBZJsymmvgzW/BIpH5o5Akghz gUK9jq7IhCdTvO37xNOQTAhJ+hGRb0Kakc0cSFMCb0qpVKSoSdTVBH3q0xs5SP6QvGLSqWzwjnCO 7b5Dt3/KgjvDXiwixvEQQUkp+Rlff/UVxILNsePQG2aYtkkYZKzN1XimLLMmi6iaQS5liL6LpPuI oY5astELCoVCCVnIEXLQSzq6IlLXShze+pj64hr+tIccephCg+HwBEuEm/YSWtGinBTQZIGmppDm T4RHkqfoqOSFAqJkADmSIOJGPpNgyuudHj883uJx74COOMMUNPRUJQDWI4PYLmIJZbLqHHPmAhNN QA1T3FmPSeYho5IB5tjluN8nclyU3McVfJwUCmFAJAtoicRMTEAxsXIRRVOZjKcMointSgEndZil sJOInOYjZlGHXIqZCjBVAmIDVCHHK2YIM4+iqrJsllgi4uW6yc2b1zGe/RzkCs7eIUeTGLtaegLg iGZwMiEXdZrJGE0RKJOzbMuEVYs3P33Ercd9pOEuoq3xym//Tb783/49as1r/GTPZXv7Ef27nyIK M0hnaJYLoogsRQQkyGpCgRlRKrATxIRDjziMyQSR1Ad90mPi2wyzOlnPoeCNKfkhwnjCxJ8SV9ax F56ls3yZT8Im9/YPkf1j5OlgTNNeILBBvNOlWa5y5/GQ+pLKYrmEYCn0OznO6YTd0wg/EcnFnGmW kaU5C5lHXZDYzAxqbkigzEjUIup4wCAtEqS7CHtw/aULTEcxWa6QIdA/OWSu2qZmOrSFGnviCdcK i3y2e0RRygnEIlkywcDHiCTGik6QRSiiiZJOnwRIcoeDY49BP+FS0OXljVfQ0yGlVMSs2LiTLrFV x5ZCBtICvmriuY+QRQXDzRDqFqHvYEkyhiLQTx2ScYGSHTOJVAwxQVUEBrkIYkaYprh9j0B3ORhY uPmUZnuO3LC4Mj5lOj7m7iDFSS3k3OWhI9EyM7Ic/NAn0HSGaHxBl9CzLpcFhRstHb70CugO/PRd wolIdanA46nD2SSAcUTqiuiWT7ttog4iEk9gVDX409t9hEORv3apReiZPB4O2Hx4jPVXf4X//OpX ufP+z7j3g99nMwupHw94rl1H1ZpYaoexpFMtFCBxyeQIPRAoaRm5EKNoJmFqIQQiPibN0026S0sc F57myDlgPejSqsCsd4Ac5EwTgRVF4bhRo+8UcTf3kB3XRLQj0rTCw3t3ULGoGAWeXaySHbxLqveo yCq9YMKIjLKuQuCQAHosMDElktjHTiRixqiZQZzPOEoUVDkkLIi4QfhkBOWQxhmhLOIHOuM45XQY YdkQzwTCsEcGuGmOkDsIuUgncGloEnniUtEsHEFA9HMyBASkJ3biuMcn91y86VtcOn+Bp4DY23/C ioo75HkRy66QJRlxvkA9HNGxZUqjIbokMyoplHMbQ50y80NMr46ppcRALsgkhkQ4TgmDKUOjiiGE ZHaO7tlMDY35NGNf9Lk7dvDCHD/NGMQSZTOiUa0SxSlOrLEY+wyKBgtGyLKscmNOpfjsdVhpwxs/ Y+/xkGEccUU3eH3Uh4MhzsIiqe+QRBlimCJqFT6Lt/jeZxk1tcTGmQW++PWL6LnO63/yTX7yh/+K V/Kc7l/+DVZf+UVsU+bw8FMOt4748TufYJS6tO0axYJJqAbEmcq+r7BkQMFI8RKRbDhFNMsw7jIO J6QpaCd95ls1osY6neECmXzCkt9jOh0xLVQ5cjwKpTaabRLXa8jd0CPLVIqux/70GG805ulXv8Fc NmSr1+F0LJImM9LeiJFqs2KY+FlEWTEYzIa0DJ1Tu0BBndBxE2zBQxBlhDRAFwLCXoKw1CaLpxTW n2YW9agp4MkpXrHEUexSoECSZXzgCERJSE1WmCUhiiFBUmCQCIiZQ54r6KpLlJcRgiePYpZm5IKG kHp8/Pgu2/ufYb3yNc4XWvhRHzULSBWLQtZjtWShSAscZxrkHmnQx2+2sbOMlIBxoJMLOVbYAb2J qYpkWUQwjhiocwh6Tjn1mWYC81LIQEi537vP7U7AkedwL4swcoFBFFFVdX7lS18l8Q754O4eeZaS qPA5HRYkletqSPnFm/DVvwrbt+HTOxxLcPVSnXgccRx6/OxoxqI85excGd3P2IkzxuMTvn2c8+qi yblambWvPE1aqxAOxzz7C7/Khc33Gf30Dzn96PvIX/46+W/8HVpP/QLLnUP6H/+EzzbvMhsfcyn2 OBEidpyEW26KleesWjJiltIsx1TVIhIKW/2AQ9+kZcYsOne4urJGuFBi867E8cBhceUc59oW794+ YSIMCcoZN1oNZDfPqHdGdIMTFKOCLh5wdvUF4tM7yFaIKowY9iyCdMhNo4ATz3BjkThxcTWRVBNp RxkzMaauqkzMFkVgkZC9YZdqaQmJGCWMmF8/i6yo5HqFipBiayqSWkbIFCwjY6W8wMxvUG80GAYS k5O75JmHJ4jogsBMBysSQdBIBQVJSBGUAgVDwZ3G2JLILEn4j+/+gGc2nuHymYssSxEHyRRBULGF kLRRpRR5RIGIpFdJkwmpVCSXU8QYJEHAE3LELCAfJLi+QyqbFFo5qg1Sb0o5nHLn+JDTUcidYMbB zEEIBFRVpJskXKuWuPTcy7TljO9sHlMOAmZ5gq6KNMtlltWIM1dX4MpVCHrw4dv85NGI6oV1CkUD hBPa4QrvHHf5y2cWQc1IVIX/sBWRRQ7XFuf4wuUG+YUb2Et1jmYZ7UYNacGjUH6e5kaHzp1H+H/x b1EPHyGefwF3bg3zqV/mwtlX6A13+ezgDv2HD/D8XS6YET1XYr+vIWsmx+GMufQRT1/YwFy0MQ5P iLwp73sOuDKX1hpcq43Y9SR2u9tE+gJz1QJvDLsE45A5KUGWU5k9X8ZCpC5bfNIsoTkzMlLS8T4N sUHZus+uA8l0gB2CKylIyJiaQW86oCVWmMUqmpBSy3y0XAYxQ5MU8mzEeGTiTQ9ZrZ8jkjQI+sQd ECentOOQOM8xwox128VunmNWy5m3ljlYmMe/9SO2x2NkRaGaThBTlarlMxHm6LmHzJugpy5RVaaE xrpksD/s851P36Z3eJfhpc9xrV0jIYbUJg2GmKqApJsUtBZuHBFnI5TIwhQTZlKK5gl03T2UtEWs ZxiChjHpoo1DftYZkE6OmWYGx+OMWBWYhBlylpP5IkmeMrdYoxBP+PN3P8LX5gmSMWbJZr4kc15J OdOwkZ9dhjSAD77D/tYRO6JBuz6PL5xizBu0E5PXHx5w+ukx2qSJ7CfM/JDfPNPgwrPPUb1+DtlS OR0nzJkJjjFPMRqQ1ksokY/21euU+xvsvrMNj+9hexnqxlMstm0unLnErLRC2tpj0ompiApDMWIg TpFDnXzq8SDfZdYXudraYH6jzuDwFMFTee9kyjhLWJ2rIy+qiHsTNt/bY+nVy8yLZ/CLOZJZRlay mCSSEOoGgqmw5k852H0HqXmZg15Eu+EjhDaSGbF1MmLRrlAt6cyCMpXJIWEqE1Qm2LL8JAWbueii iuG5SLLKeBawVq6TyhZ6vcFBMEFQC8w0h8hJiGyJse/h5Ar3Dsa8KB7gxhZZrUWx0kR66stUH9zG 7TwkmuQIQkw1C7ANA1crMY1CLNUmTUYU9AJKbHBOH1DA5v5wyoO3vsvDapWnV9donlvHFNuk5RUK 4TZxrpCFI4pOSGZXmZJSCjK2kgiClIkVsWKVaYg6d4/us9+ZMVULPL12nV40xQv3eHjiIGQZsaBQ ljPyokHWHfJHeztYeY26M2DTS3imYfKcJVEQY1auLYNdBN8h2xnw/VOfS597kabqEi8sEXUdpmmH +jThXnbM7dmUrUdTrq+VOfvMs6zcPAeqRuQGWKqGqORYwQAUC8VK8AplrCjCXFSYf+3zGIqPEWR0 H9zCfeAgbL5NJJRpCi6mBFkmUM5Cyl7CCT3UYoOVocPp5n3Ux7uIlRINcqxykVxUGMwmTM0FgmaL lQsqzY2EVFap+V3qayvkhoXsBGMUpUkc5jSvPM+DrTscfvZd2uUbFM+co+WecqhX0SwdO+wgqRFG rUXSH9MXVCxTxE90oshHzUVSSUGNcjxTRPRkSgurTKcOcmxiz5cpPx4wySSMRo3peMQk0TiJVFLH h4ZGmgdIJ31eLjV4KMkcLCyzVKyTH68yHnbZ37vNUZBQSY4xtRoLjUUcf0zZr5DrUFcdJorNMxWd 45nGKEu5P3b55PYnPL1zzPmlBhfOXYJChUxfQg7eJYwT1MjB03ISZ8TxMGauabOcT3BOZvzFyR6+ nJGWGlwsmwyGXW7vDbCKRa588cuoskBFdhCO77HfPaUbJawbVfzIYy+SOV+v8awlM68nbIgJXGyD 3oJH97m341Ar6lxbMYiNJZIkJJdilKzIVG+wF045vX/IU6/9lyxUFU6cbdaVBifePKrnUiuFYBlI M40gGqKrMmajCMcHOKOcqpWRySUwPYpLS7jn2tScA45Ll+lt7+AZh9RNmWL5Ev1cZ7F3j45Q48z5 FzmbjhBzgSRwCXwXI3FYGjtkiojqfIpZOsuJXkEtzlNfKNHJcmaTlGYUIAeBiCjM0AybhXIds9zm w48/xNr7LmcXS4wTBUsIEGMY4OCPfJrNFXqMSXOBVExoFit0pzpWOCG02yiegxQXkHWPKMuQkh5G HiOHY+JpROzPaBRWSRmQ6wlmGuOFNrZWR4tDysIp6XiLqt+hdO1LJAWbafEK4XRCq71Gv7OLf7CN G3k4/W18REx9gTAcUSwL5LmOl88YSzaLDFixbG77I7YnHXzvmIeDB7StOksbz9MsXsSYm5H3u7Tc GYle4WbbY4jM0f4p904OCWSZ89c+j5wK/HjvbYJJmb4/oWC3uBY+4DQyKAhDPt7vkokSmSFjRTH9 aYBs65R0myXBpRFmXH/pCpga5BNGBx7H7oybl9fRrDJxECASkYp18nxMz82Zt2v4acTif/YNLjba 3PrmPyf44/e4uHGW0rkSaA2YDAgiE932IC5CPMAnQco0MCLEKIa+g6Qb1JQekdmkJQb0Vp/H2TcJ OKCu5IwX11A0mzzy6Fo6y6UNSoaEc3KLwlAkkFeZK+/Rd2VmR6ecjD9ikEO0fo5m62tIxQaq6DJJ JOSFmsw4k3H7Uyj45IMTXESGk23q9SuEHGGrFbxoQi8aI8cKF6MphphxasiEns9EPsFOdCaZgDvo YgBx4JMRILoZ1XqDQJwxEQyS0QGmmhM7U5woIIkkVKdPZEicdBP0UogaS2hByk11yO2P/z1f/cIL HFUucjQos1BYZKfeYrJ4HiOe4E4mmOMJm/1HVJQC4yCnUtXpBzpnrQK5omK6CS8W64yThKMoQezK vB6fsLz3fRYv3OVs/TyL7RKGmSGXShxsnfLo47fYiuucWb/Jzb/869z+8fd595M3YeES659bQnz9 54x7PX7uJJj1FjtbtzFljY1GiUkU0A1zeqLJU0WDZyoJy4rKRjGH5zdA1ODghO/e2iZSNF5ZXyL2 I4JZhCTF3PnkEd96fxPPg4Eu8Xd/7SWm936A/tu/S+vX/g53/v2/JLr9DmenDUrGFMsYUVhtP2GF ZoccnwSU9CW00pixF2OPPeKKgp7IpIKCKiSQndIu6sQXX0Y93mJ781307ozOhc/hTw9p3fuY0RqM FloUjQUkRSTTTZSNX8D0Y5QLAvnmx4jHHyPe/pQsnrK2sIF2/jrTXEbWjAiztMTOzoD97R0Oxrsg mWRBwsHRLv7YQVyo4SYKBb2Jmw8JQpU81mglPmO5BC6AyygXkP0Uh4gkizCMJnI0oFZsgmoiZy5b Dz9ixRJplCwO96Ysp2MeCBJ2EjCrGtzuw0ViDEtibl4gfOyx9b3vcuXLZUZyC6EasmqZ7NVK5M4M bzGm4CUsnlZYyVTcvXuMOj1MUWCmODTynFkuEcg6luNSUSSKek6pPEcWuwy6PZI9j/1KQr26iG0O ub0XEtTrXGqe59ILr3K4/ymffvAzpMYy1288z+7dH1I0cqwLz1Nt1Tg89ikZn6GZBWapTxznHE0j ylWZdUtlXspoGwFzVy6ClgIan9zaoz9y+fyLF8nrGbNuRJoafPL+LV6/c4Rd3mD9ucu8d/sjHjlT ru/fZ+fdNzl77TzVv/t7JO98izv37iHe/ykXzrVoqxIVTDqZRqY2scQeiDnlqMEgOkCYTlHNKlI6 B+Fd6Pfws5j5Mybh5TVCqcbM2UUfH+N7CUMNcmeKqTVAtuhaVymnAf1AolR3cAvrrBYd1gc1BrsH sLtF2D3F9RPq11eQEz+jpkxQF+p8cnpM72RETbLo+hrh8IRWewFNEMjVCoY3pZiU2PMdFKnCKA5Z NnOOsghPrNKcnjAplJFdcEWwhYh+qlMpFXFkG2GaMpVNykaJcDZA4omH3SMj9CVWqi2iYgc/9NGY kaTr/K3//vfgzff5D/t3WD23wE6QI1sCTztTvLLKiWvSMwOuLV1DqsjIpbNEyQ6zk4f444x9OtRU GTfJ0IhoawZuEjGTdWzTpoLAqReReTMO+/d5PJ3RLFdoXX0ae+MZPvnoR3z7Z69jF9v80jd+m8/e /xOCkY9gaAw3P+bokykdL2Vtrs28BqeBjqJHZDKcLxS5rgZsaCLFRhvl/BqkEjzY5OPHh9woF7i6 UKA3qlBLTrl1OObtw4T5hTaF6y/h2mu8MAn4Rz99g3/yNbD/7H8nO7yJ/cqvob70DeyLr/H4/euE 021OT/vcGfiMDZf1tRYN0WTW6VAtLVIyDbqxiagZoLWhtwtpgJP5lB9+wN7689hn28ieysFRSLUl IVtNwrCP/nCMu9jA9HaRyvPEQYgS+mjxGEsXiVdXOXftMqO35zi4/yHdjzeZ5Q5yHIHjT1loF+nO tTHVOp4cEUlQKSlkooqQyWTeBMVUUCc+rqEguSEOOkNxQuKZ1Ioikb1AmvaJ0oCK1URIJjTrC1Qb DZSiTKffpywZlExwHQchlzlNJchNFNVk4nX4kp5QsdsQHfOvn/kFePE5uHyDv/Lmt/iPP/42c4sV jgcifn+HXpRhzJ/jfL1Ori8xCKY0yiGeuUZl6RzVKGC4dw8pmLCUQZgFTNMcJUgxFRmlWsFzQ+pV FSVw2U5yNLVIXK7SVW204094/fUPKZsVnv/Kr7P9yY+Ybm5xobXC7bBDd+KSZAKmJJGFPhNRRxTA nQi0NIV1I2FdVjGCCeeefQGaZRAF3t3cpenEVM7VGfgmouyxdTxkZz/j8twFWD9LUJ6nIiqcvXGV B1aBb9//c/7ejQXSB2/y/ic/g2uvUXj5l7n25S8jB88Sd7ap3PsRJWxS95S70jlGwxx2tphfW6Ja SOlGCWF/l2ltDVNdZeA7vLfzEGn4Y9oXbmK05rGWNpDbOXpgIfdvEZye4KUC0fGIxolP63INT60g OqdEcpnYNBiFApWXn8WZW0HZ+pD09j1kfWGFzI0IJYH5okrrxnk2P3yPChleHHC2KfLACziMYpb9 hFiLWVA0etMhS3bMzDVYXm3gjmaIiksjKYFVQMo9YrvC2sXzBInAXKnI489uEfV6+O0Cfpji+RJO 1KUgV/D1EkVVQFmoYGkae+8e8OeVJ5ZcyOArv8afPRhz/aN/RRSkTAtzWLMOwWRApSVSmj/HqjGH 06widCdkGbiCSaV+Dl/1EXyNQmUVMfMpqxnBSZdp5BI4R5yIGuOBS5KmhEhM9vdYyWZ86k/IZYNn mzaTnbsc3/qASrFERErT3iCNt1DdiIQcSUxxXJeSWAZb5OmiztNCzJyRIjZWYK0CmQeSzm4/Y7Ve pDy3TiZUCIdTPn6ckVoFahc/x8QIqQQpatlHFCX+0lPP8sHkAe+PfdoVjYtxgHDv24zCbYS8xEAz GQUCN1e6iOUSet/i0JzQKFXYDueYhSLubEJnt8sgHnJlrUWuL1Cajqlfa6PMXJRsRNVLkDmCo5wE OM6rLCyXcZWEyZXnGT86RT8doi7otOoSiaojiwm9qQ+VBksvLpAvmRzpNvLKQo1s4jDpuRxbASt5 xEM/QVguUzXrxFlAFhVYVxKmfpdGxWYy66MoCbacMhRiRt4B6dimWEzJ5QkzX6afitiWTlsKmWY+ 09mEo4cPMWQVZeaQRwEEEWW1yiR0KWYqVqFKv34OrSmRPrzH10/2+Y6gQjyBXOffvvol/saf/0vm yhYVM+Jcs4k4E9hJA867jyjbAt/f2iKhSVuxMGs6U0UkisskeYJeXaA+X6FkmJzOvol/4hClNifR BEc1WVu5hieazJxT3P17OJKAommM+lPe332DjXKN0nyTPT/CLEpEpyaSomAiIKKhFGXCNCIn4aJp UTNNClLA2S9fAdkGMo53dnAHPuXVJu12mb3ehHd2p5zoa6w9/wyGUaStiOy6Od3egBsljaWmivPi a/ybD9/h+lGHL1eKmGWY239MfxyQiy08JefWI5VS8y5KuYA9vUfJ92ie3SCPAobVVWxd4qyusBD2 yNSUUjvn8XRAHIXs3t5mOEx5qj5BjhWiSIeqRFSrYjSqNOcbpL9wk3A8hxD2Oc0WaHinUKrQWK/B NIPAR1gso754DdkWZTqCzUTuEDx6wA/f/ZBunnOl3kJrqXxwu8t6y4SdfUJZxy4buIJJbzBEMQqI ckC3q7NaSpgFZZy8yzSaYdbXOVufY6aHTB2RQn/McDxg1a4xFj0IZXqjAamQEAkimiEgVBaoaGXm ixrWyzcZ/eR78Cu/BXIREgFKAa++dJlxEDDX1JkTI7qKQVVX2Hi2jS7GLHz8iHo1JK1UWV5u4477 9PdDjsyUVFimmQ4xdw85SkSEQgV9OsCWcp564QvAlMPDY9Jc5EgWsXOBZ567ghhLvNDr4ocex16I YcwznHYQBA8xV9CKJkkiI6QZaRJz0cpYFXOyLKY0V0KrVSDNQQz52ceHFOUZorrB9zYfsrMzIG4+ xdzLX6Iqh0i5Q+PsTWxLwT8Z8tn+Dq1+h4pZZn7uCt36RV6PO6jjHRbjFF0pc83IuVacsD09j9d5 TOLI9EcFlEEf/fZdVFUkMgpImUoUR3QVC0/PSMoG4kGKvVhkoVqmdqYNTZXIK1Lo3ULvj5h2DpiT gP4DpL1dzIU2LFxFrSn0u4sYB48oxhnUz4EoQ+DRvHQGGT8myXPMSpOHb/97BrHImfkm7Tzlbjek IuYI0wMeZBbnyhp2o4qimEx2+xySUg8LBFJElkikkYunKliKzjPrKzSMESezDKF5hmgMYuzjJANy R8PxeqgybA1nGEoVq2mwvDCPqtkErstIsmhN+/zaBz/kW6/9Ejgx/9jt8OoLG9xLcpbrTcKRy/7J LhcDn7EREj7K8CQJzZ0SEXDlvEVekNnPb9FgBVEI+PCdKclwxG6xQtDr4JBSrxVxdu/SCXJEo0V4 eoc0TpFkmdHBKU8tn8E8Y3HrzW1qkohkVQgPDpB0k8BzaGhF8twjDyXaGlwsN7H1gKXEp3X1Oqgy SAr+scP0kcOV9UV25Zx7tzoo6zep3PgaLStFHQtUr19GERPkLMKeN7BL1znZ3iEajrncKmFbFR6b azx6MEfPVTmTHZHZPRZHOVUjpeppDGY2y6UxY2uF3qTOybhPvT9jUpUpLi9QSSQ0KadnG5z92hJW sQlNHZptsBJISzC7DIMc//s/IBrsoG7MwSSC92/B4inSU5dpXf464zhk/PjHlGuL0NqAUR9kHfnQ z1GUhPjY5ZPNU5ZKKstliT1TRB1pBMUWx4/vYJU0xLNz6I0q+e4RcRoiOiroIpEaI+UVAnWMFOfM z6+ixD6hrNKWUubsOT578DqKKeAIAmYeYxcNekOPlUYJWZHZuPIF1ivzHOcux4JIzVpiIBf426// W/7G5H04d42NQRevKNEUikjTLpI/RN7v8qA/Zn//CJUSe35IMc1pbyxy/twCm28/wi40kKczNqNd +n2NgxB2u3dQBRGzUCb0MvpBxM3XfpnJ8BHvH6skhPgllf7Y4WHyMWuCwPXWIlv9HifbdwARIQZZ VnBDFwUFUY9ZrVdo5hE1OWC9VUa5sPQEcOYHvP3GHYpTB8eZY2fUp3r2WVovPo9lKpSiFOPCCmbB IosC8lgnS2PaSkTlqXVKJ30OJh6mMyHp97jcaoNq48YN3vU8EAPWvTEz6zxLxQqucJ/FYpVw5iF6 fYrmGW48VQc7wh2kaHaFxbnmk2qT3iFMjuHggye80mobKhvwC9/AWn6a2T//+6SHIc0XlyFZZvzh AaXv/gRhZYPyC1+Dzw4JTnz0WgyVNoQ6slXWkKKM7cd7nKnbDF0dygVK/pSsUEaYaZzqVeaSIVqg QTRj5Kc4mkwryJBrMnO5zQQXSZ3nqbk6qabTdTwWdY1Akjja/Yj9KKRQbCNlQ2ZejN+bMQwKrK2W WTu3iqXqHA2OKdeqZBnUhALK6gqD6TaF7/6cK4WM2kqBgVMmONll+vEddkQoP4oR1kpcUUS8rEPj xgW2tnoUxADZKHPYT9g9iXBGXXYnOfPrBv5Jyn75CvNmjtvZ5eEg5qn1eW799Nt4poG8PMcCTW6G fZaMgOlwyGlcIbU8dj0XN8moyODFLmebJUaxTxyJzNsyyzis6yKFKKJ6fg7kAogCznu3uX3/IXbB wvV9jOZ1Ks+8SE3TUSMXeWEVv1FBmvlopoqQpSgJjP0ILJlaq0KpVKOTNrhWLhKOUjJpzGwg0dJF 4lKDgXYR28wpL83TVi4RHvToTe+xceEmpiTjiSp6f4J1WYXkCB7cg91tkKQncXppBmOF5MOHiOqH iM4pxvW/jvE7v4P7//5L2DyB3/qblModgj/5vzB++D3i3/wKyrnfRH/nXxHcFdGffxriDLkq6exO Qrr9HeZ0C9Wus7P/iMFwh+qZNbK8jJl4KIUqvTCg4ad0hzGFQgXDhMnYIbWLWHLEc4tnGSMiqjJF d0pcUBEDk7fGHRbEMg0twfUkTsdDnEClpThY1hKN2lWi0METVYppjP6fak5OyyZRXCNYqqAWVB6c qITkGIfH3B8n9ESZ2uUC5zSFrTsPOR74PPNFm5de2uDt997mD7/5PbZOAj7a7ZIMc0prTS6osNW+ wGVMZt0HHI0CJAPu7m2SByLn5EUWjUOWDRPbUwiyDFGpMVAU7h11mOUZBbXIDImyBGkqo6RNztRT 1rKIlqhRN30MSrDeesJId2LeeXxIMTfJC1WkuQ1qN55juVQhCFykeonIrqAlKZmqkosyQhIQxTMU ZLLEQ5N1YjHkvC4zPXuGJIgYT1pUSy5BLiLPBuitBmrDgkTGnIq4bpdLz1+h1lqE0Sb5pIhwpgjj O3DvEUwUmLsAC8tPCi6DAVSfZTQxiGYOpZ//MYXRHxF//b/DOnzI4I0/p9bxEJ7/CoY7xHvnR5hv /B+Ev/qP0EolJg/eRW8JsHgVeZJlaOjM3Ay71qJsVjjYeo+jTCcfDglJIJhQKsyR2wlbD09JhJjF uVWSYEKQTFlZep7ztkpaa6IPx5TlEbleIexM+XRnn4JpUbclxr1jutOEQyekVVFp2wtcWL/AnC6S zC1iF21mhztoSoIxX0f7xCUvF3jppWtsDcbU05iC5NJxfTqxQq6p2LUi9958wEP7Ff785WWOvvXH /MbXVIaewmfv7nMiVzidiVRVCMZDPptp7DkfkQYeu2GMIEoUQpEkTtiYWyTYuEjSeorq/ffYk20S YoZKzGenPdw8pylLjLOIil5DTmfMplAqm8yrKU1Bwi6I6JHA4vUm1OchjeHuXYbDCWqpiK3OI5x5 jvayRXwUEFcKGHNnMaIIHVBViCWROI6YeSqyDMUsI5nFiICUDVDyMqqeUp2rMM4sZD8iTcrEpowi KoyCMeO9bZp1EaO5Avc/AtNFWLoM2z+Hn3+Iay5jfemrUBbhaBt2jsl9BeHgp9R+4x/il2oM164S /sH/Qk34p3D2DO7jK1Q+eZvwzBcwXvll+PQNuHsPben34fxv0Jr9Pr3NHo25NqIsuqRqzNLnbxKF Efv7d/Ayn0hNiVSddOxB1aJkZKSPjzk5ilkpFXm8+ZBsPGbtmc9xpdFGZokwDyhJY9I0puPLjGYJ xFCzLcbhjIfehH4QYZREyprE2voSiqwS5CIVMaWcTDm7UKFmpSzOtvn8QhXNGXM6G2CbAsViCb97 St8fk3sCy6pGvPmYI/kC/+vv/W/c+Z2/xT/53X/Bv/t4xmYYcjiCpDdDFaChCRw5Aq93fQ6nU06T nFSUkFGYRhHyM6/w7j/8P/n4f/h7fPO/+T3e0pYZJ0O2jk74+VGXiR8iA7klIuY5Zj5DJkM2Ys5V YiRiimWROSGg1Fqg+NyFJ7vVwSnf2h7iTVr405TDxhpLF1sIpwlHckJtroogxRRMgVRUkFQNKQox iwXKzQrzrRJGuUyxViBTJCZCA8sQIJTxkghhNCbNAxJFIRIU/GBCsX8LQQowVuuw9YBALkH5Jkh9 po92cbpjrBvnQHfJf/An/OvbCX//8BnE0tf51f4qJ//P76PtPaR+6QLZi7+G9xd/COMtGs99hd7W LdTuQyjM47z46/RnGtz6DpG5BKtfoLEgkbkTRDWTmWoCV9eforT2HJqg0w8ElswiTUPBKWiYxRWi scuwF1BabDMb+cjlGisXfoVnlz+HrLqkwibK6DbTLGDgJ5zuDJnlChvXL1MtJriRR0yGVZK50Fpm vVqjtX6VxK7jpSl5HqCgM+h3saMZxeiIodfloOMzmka0Szl7M4+4N8EfZVjzGZk242BU4vd+/b+A dgyeD699nodWg9k0A0RmeUpFeqKEj+KU3JSwzSKGCE9XFzm71OaS1aLzP/4DmG/DpWWY9dib7vPW 6ZCPnBAvitFkFUmQmDgpDU2mm2tkUpGybqDLsGhJtMKUZhTRuDYHrQXoDHG7Yw7diLgAmV1l7Zmb iKlEJ8iYP3MWwypiCxKxoFBScrI0xQ1DhExAFnJKqoCa55iqSK1kYNoGsWQyNWwOJwmJViIvNEnT nChRUAY7SJsfULh2CXKLwePb6EUNKhJs3qVzeIzcXAdJ5+Ddx/zW9Hl+5+pv8Ff/+q/zt66t86fP fIm3PvmU9N/9T2iDfRrXLxFc+iLsHGIU+phaEck7JvVmlC5t0M81jt/ZQj29RdS+CYaLOPkEMQby DMQ45ctfuUaqmSzpOvP1JpOpQDnNqBNxcDSgtbZGOtqjkyt846XfwK6eZ9J7wHTYY3d2wHTnhOOT Y47u75OqKbUiRNmQ2XEXLwowMwnJm1Gx6hSf+lXkKGelAFZBxSgWEaJHaP4J8f6n3H1wn0gIuPr0 c1xslpgWlzk7l5GVbPoDCaleJ8gldltzcPMSjByIEnCH+F6GFSUMcjjIJVLgz/op4yQnEnJkQeZG 2+BLyxo3NJf1eQWUGFQP3vo2r/zu32Zw1GWYgCKAKQkoooYkCsiihYdMgxm6JtGwiyDkVAKFRSOl aBloG2XwPZj6vH8aMbdwjpm1gPrcFzlj2QxGM+bOb9BqzT3pgZYEJCEhzKecupAqGlEeomoibhrj ZxKuZICikWgFXM3EQWSubFNu6ciTCaIM5d4tgvc/Qli+SlU+5Oj738LduQ+Tj+Dnf0jwwzdZdXz0 8xuQpvyh3+A/vPpVMGC1lvJXEMEQMV+4SXbv54h3/4jYVKnefAGKTch62M9dhtG7JHGO0plgbFzk fnYd7ryFZCyA8hz095EzASqJSJAc89ZP3ubk4V3CRMB3p0i5SCXKiKZTArXAaHhKz014+oXXKKst 4uwjJrNt+lRo+SIPsjkmR6eorSbLFQvbHzHoDjnoOCTSk7KETFTJDrexLr1AgkTohOSZTvfBDqO9 n3OtfgZTyfGtOq9dWsNuVRioNQx3xsyBR32fvJAheRr+VMNTVCgUIfVBFGESIB5u8xk6VUIKAuyn Il6WsKaLZInAWVVmsVjEH43QPR+lrfHb/+J/JpJyRp98xL1Tn0hS0YBcMmgpEYdphqTZGOGYiZ+h GgWQPEqRRlUTqGkRbUmgfXEVrDpMxmR7PR5OOmAU0JuLbFy9iRcF5KUC5fk5ktjFEp8EYyedHmaz StvQEcOQuKwgxjIuMma1Qqap5H6IniYIqcKqAYqQc/rZFkOlxkI+YueNnxCNT7j82k2iH/xHbr25 w6VKhHfnmOTWXZIgpXrzAqwtk9+9y3tLz4IpQppSetQDUeBzgx3OeSckr/wm9E8Zv/+n2J0uwf4O k67GSqbBUEO6EpHqCpXFJa59JWf4wSdUP39I3HoOxd1EBhVTF/no9Q95+7vfR8JgKDiU5Bqq6XHg pajxlDzNuN0d8dTFz3OpeZ7p7BHT2R0CJ8XOPQa+jBj7LC6co7I0R3P8iKPZmEE3p1g2GM5CMgFs RUTxxuy/9U34xb+JbYvoUwf3vZ9Qa9SYP79IIw+Joxhd9Nj+9IBia5Esz3nYmVBIUu5KBotul8Pj LoMrz/+nkas+gYfde4v7QwdD1XBEiTBLAChJMqKqMS/BYjlnPnQJFJP8wjKOM2T7rXdx/QRPUZip VaR0Rtls0feHdGMBVRZBUJAEgaKm4eUmTTlAloc8rRQ4Uwip2mWkp889aUaYHfPQD7ANm87JmOuv fYVKEjNApVibw1RywigltwsEiUOiG1StOhkBcrtOJoooWUaOgCClKLHPwNLRXZ9A1khywE946KTU pD5i+JAH9z7m2Wc2CHfe5E/eeMTZcoldUUQ96VJSCshGSnz1GRRdIA9mPLd7jz9qr4Bo8cLOB9zo h3x965vUb7wMSzeI/S26d+6w+elj9jaPsS5K9PQKzzSayKN9jk+7TMaP4fCA0eNDnt/8FOHMU1C0 kJMkYXA4483vvEVLMXHPb/C012N2vM9pMGPkZlhawtj1WWqvc3X9JZzhgMdHr7OoyzzsTUgEhQuK jTa/TEVXyPr7TN0Rj0985Dxi4olkUUhGQqYb5G2Nnf0T2sf3mTx/ATyX0WCC7k55Z/IYyx+g6Brf mwZ0xgovvvCIG09fZT2M6VoK0l6P5ZeepliReaNcBMMAS4TJmL/2f/8z/kRUiDKwhQw/BRFo6QpJ qcUVK6IgpfiBTLNocDsX+PD2PmVVZlsWiaIYVfKRRYGBN0BRDFKlgOR3SZIUS5VJxSq+1MNW56kq IRIxeqSgzRegVIRZBDODQO5QEdoIZ1cot+fp+338zKLZbiIKOdVGC0GVycMAu2kgqxKgI6ceQWbg </text:p>
            <text:p>E1HMEnqhiEyOKscEiUxgRuAp+CenKGnA8XtvoBkJZy8s0WjUuf3hAywxZdHycYQClbKGYaUgS0AM aUrHgwsfvcc379ziVi5yIx+yUr7KtS9/DmH1EuHRKaNHdxgfntId9qguriAlPkllGc5W4dEbuJ8d 4HYPGItNYnwOPuvQWpGQA4P/H4XoDpJGdQ/rAAAAAElFTkSuQmCC </text:p>
          </table:table-cell>
        </table:table-row>
        <table:table-row table:style-name="ro7">
          <table:table-cell office:value-type="float" office:value="783528" calcext:value-type="float">
            <text:p>783528</text:p>
          </table:table-cell>
          <table:table-cell office:value-type="string" calcext:value-type="string">
            <text:p>Vadania Amakiir</text:p>
          </table:table-cell>
          <table:table-cell office:value-type="float" office:value="1" calcext:value-type="float">
            <text:p>1</text:p>
          </table:table-cell>
          <table:table-cell table:content-validation-name="val9" office:value-type="string" calcext:value-type="string">
            <text:p>RANGER</text:p>
          </table:table-cell>
          <table:table-cell office:value-type="float" office:value="11" calcext:value-type="float">
            <text:p>11</text:p>
          </table:table-cell>
          <table:table-cell office:value-type="float" office:value="14" calcext:value-type="float">
            <text:p>14</text:p>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office:value-type="float" office:value="9" calcext:value-type="float">
            <text:p>9</text:p>
          </table:table-cell>
          <table:table-cell table:content-validation-name="val10" office:value-type="string" calcext:value-type="string">
            <text:p>LONGBOW</text:p>
          </table:table-cell>
          <table:table-cell table:content-validation-name="val11"/>
          <table:table-cell table:content-validation-name="val12" office:value-type="string" calcext:value-type="string">
            <text:p>LEATHERARM</text:p>
          </table:table-cell>
          <table:table-cell table:content-validation-name="val13"/>
          <table:table-cell table:content-validation-name="val15" office:value-type="string" calcext:value-type="string">
            <text:p>ELF </text:p>
          </table:table-cell>
          <table:table-cell office:value-type="string" calcext:value-type="string">
            <text:p>You previously pursued a simple profession among the peasantry as a woodcutter. But something happened that set you on a different path and marked you for greater things: You stood alone against a terrible giant, and this marked you as a hero of the people.</text:p>
            <text:p/>
            <text:p>You come from a humble social rank, but you are destined for so much more. Already the people of your home village regard you as their champion, and your destiny calls you to stand against the tyrants and monsters that threaten the common folk everywhere.</text:p>
          </table:table-cell>
          <table:table-cell office:value-type="string" calcext:value-type="string">
            <text:p>iVBORw0KGgoAAAANSUhEUgAAAQAAAAEACAYAAABccqhmAAABg2lDQ1BJQ0MgcHJvZmlsZQAAKJF9 kT1Iw0AcxV9TRS0VB4uIOGSoTnZREcdahSJUCLVCqw4ml35Bk4YkxcVRcC04+LFYdXBx1tXBVRAE P0BcXZwUXaTE/yWFFjEeHPfj3b3H3TtAaFSYZnXFAU23zXQyIWZzq2LPK/oQAhDGkMwsY06SUvAd X/cI8PUuxrP8z/05+tW8xYCASBxnhmkTbxDPbNoG533iCCvJKvE58YRJFyR+5Lri8RvnossCz4yY mfQ8cYRYLHaw0sGsZGrE08RRVdMpX8h6rHLe4qxVaqx1T/7CcF5fWeY6zVEksYglSBChoIYyKrAR o1UnxUKa9hM+/hHXL5FLIVcZjBwLqEKD7PrB/+B3t1ZhatJLCieA7hfH+RgDenaBZt1xvo8dp3kC BJ+BK73trzaA2U/S620tegQMbAMX121N2QMud4DhJ0M2ZVcK0hQKBeD9jL4pBwzeAqE1r7fWPk4f gAx1lboBDg6B8SJlr/u8u7ezt3/PtPr7AR+hcoW2H1FMAAAABmJLR0QA/wD/AP+gvaeTAAAACXBI WXMAAA7EAAAOxAGVKw4bAAAAB3RJTUUH5wkKACMpWSPsggAAABl0RVh0Q29tbWVudABDcmVhdGVk IHdpdGggR0lNUFeBDhcAACAASURBVHja7L3pk2XZcR/2y8xz7r3vvarqnh5ghtgBAuAGUOAugQiQ AEEQFriINm1R4ZAY/iA65Aj/Bf7sP0X+C/zRQcvhhQ5ZkBDUTooUuGAhOMAs3VX13rv3nEx/yDzn 3qoZRIibAMzUYxTRPd1d9erVO3kyf1sSHh5/rY8RmAi4OAE37x3lfUnofxbgVzJRSgRiMpQKzBU4 q0INICIQDJmBKRNGIQxCGIWREqMkBpFhZwoCozDDDAAMRPS650BEIAKIAFXA1JAYSAwQM1QNtSoM AAgwMAyA+ScFAJhWVDUsFajVoGo4FcOxGJbi/72YAeafd0yMQQiDGFgIxAyriloNRwWOi+F2UQMA JvqXAP6nl1T/yQgcAJxOwPXDu+ev/5EeXoK/+scVIATQa0CZgHcS8PELwo7MXsig9wuBAWBRg6lB DVADMhOECSkRhAxJgEEImQnMBGEGEfknJ4IZwwhAO6hmAPywt6NLWP/cQAAMIP961QBqX78d+Cgk IIBg2yoCYoIAYDLADJwMWQ21Gko1LEqoFVD1f1/NCwPBv475P0NiYD8QRhGqaqiKJ6eqn90D7wJg CvwOgC/6E0F+BOgA1JeA+vDu+qt90MNL8FfzmAA6AfY8IAY8EWA/Ep0L2acN+B8T0wdHpnGfac9E w6LAXA1LNQj7QR8TYcyCIRGSAIkNifz2BFEc4Df4oZlB1W9w6X83Dl4rDuQFwL7FD98AmGrc+gQm 8oMen8lAsPZ5bS0OaoZqiqqGUglLNczFcC6GEoeeNkVEGBiSITN591INx0Xrzay3R9UTgJcN+Me3 hn98NCAD+z0wC+i1Anv5KVC/ZwL96enOt/LweCgA39aHMDAqsOyBaQB+XkA/NTL2u8zfnxN9nAlX ML9lVf0GZgKGDIyZMCRGFoYwQ5jA5Dctgfy2x3qr2/Z6jz+w+NM2AtC9H7C9wU+7FZS1gTCYae8i qB19gx/+zecmqHcvsF6c1Pz6rmo4FcVcDFq9yzEAzAwwAAYSeftpRtEpRMFQK8eiX/z6bF88ApQA 7IleEdBvz7DfenJlZxRkIZz/8PqhI3gYAb4DHnvggggfGAjDjuiCQH+bCZ8XwtsT0zAmBpPflnPx KzELYcyEXQLGzMjJDz+B1lY97lm1u/O4xqGV+FsKLyaAHz4CfIrf4AEE8uNOm5a+dfvRHRAAI75f JTaFxNbnZv79GBxHYCKIGYgBM0YSxpIUWhW1rtiGEeFsFgVLkZiRmTHm+LSmKc/0kxX1J48KFMNM Sl9Xs0cL7Okr17gehWYAXwLs6cO776ED+LY/DoQfZOAfjEwf3Qs9txd6f2Z6EUCuZqjmBy6JA3pj ZuTMIChgisSCxAQ2gxFBQXHgDQqGmkFr9RmafHaHAUn98FciMBsYQFECw5Ao2n4CmLyLYPZC1EFB EIjuAYe2nnq7VwS27xhqRYkILOylSuM5ggHmPlYsRXFeFA1iqGogMiQ2MAMAQ807nyyEqopTqbgp huuz4fpU55tqXz8Df5QY3xiI/jWA/+VptX//8O576AD+cz8YQAagIzDugffumD6dGJ9JQh/LwmMO sEzNwK2dFiALMLGDeiCgKlCrH4hCBlKFgVCiAKgZjPz2rKX2A6RxKKX67ws7aEgAqhHIHD9oBcAP P4FJHUykNmL47CIBMrY+QaJTp8Yq8F1UkUAg23QX7H2L4wwGA/t/I4IZUIUxJv9+alUsi6JG96DR gQgDSbxIZhFkIeRkGEWxExums77ntQXvmQ23Z+DFavZVAmgE/uQAnBeAjkBZ4uV5eDx0AH9tFz6A tyXAHhGeF6JfPST6hUOmH8iJHxMTVOGoeDWMiXAYGCwAkYGroSjh2oClOhSf4gBYsAEl5mIFAuVH XPv30P3NBd0ucS8SbVa33rbHZR2H3pmExMCQfBxJIhBhiBAGJmQyJDKIMDgxqOEERBB4EWlPzjbP qhcCu/tcHSNQLFVxPFUcZ8VJvSsQIQxZkMTHEN50JNUUS6l4dlZ881bx6qy4rvaKAf+Ggf9tAP7X DHwzmqOXXwVuHt6iDwXgr/TxgSf7cdGaX60zrq/t/TD8rQvCOx8nesc+808OQh/OhAsQscYhYAJE GJkICYbFDGdVWAWWYrhVoKi30kLWZ3i/Yv2GJufcIASImh8M3szy66m882uzFfozM1Q1aPXigk1R 8cPmX5uYIMlb8MyETEBmwxD4RGYGk9/sPrfHGBBFp127TlGuQGfrGBBfy3EQ4FQUt1VRFoVVgwlF gTIIM5gZEiCFGnAuittZ8fRY8dpJ9Vjt6WL2Hwz45wx8RYAvM/DPJuCPxL/s/MfA/PDufRgB/lKP J2NK57m8oGovSKVxIvvhRPilK6a/sRf6nl3ilITIzKgEMDaw3/w5M0iBMituZsVri/b5Xcg/mEOh E79PTEjCSOJ/Ru22NgPFAWyHnxyeh5nP8n7gaQv5xSihLgBqLESMEbUaSlFH4IvCFv+XHAc5JWDM imkg7FJCFqcZB1FY8jGhFSwvBOrt/OZe8a5GO3AgTJgGQcqMXBWLVCxnxY0aFlUI+YFP5kWJA8PY JcHAjEQEocrXp/rotuLHZ7OPmeErAvzOQBgy0SM1OyropXfl/NJtHoqWxQywp+fzA3X4UAD+fI9T 0Z2AftTMPqUV77ties+l4L2PMj8ZE+WzOZ9PBAwCjOKHrxpwfao4F8MyK2b1gydMyOyin0H8f4l9 RBjYkMRvv9Y4c+fxuReKO+12///U231CUxPCiwZJYBG2Dg3misClVJyrYVZXIy7FsCzqI8wMnBbF 9UzIXJClIjFjSIQh+6jgc7uDiwIFGQMcBSE6jTb7n1VBTJgGIAkjE6MS4SwGWipuC6GUiqUYKhRI /vkbaJkY2I8CZkISUDopXRcbquJdCTYNTO9iwh9Vxe9X0BeU+Iuk+oyIZiK6xoOQ6KEA/DnBviez 6g8MBT87En3uOaEPTkzjLgNTYiQmlGpQEETIb0hyPvtcgKcnxbE4kDYKYZ/JRT4Bsnm7zSBmB8Hi hgSxz/9qoOjbK1Mn4e4O/5v/ZrhzyClGCSEOEDB0AgYvLKzILMhqmI1QquMSy+TCHquGUhVLBc7F cDs70Z8EyMmFS0NiDJkwMjAwkMXW7oW2XYfhuGhgHMBuEIzi4wWzjzrMFScC5tKERf7vWWpoI3w8 oUECOFTQqeI022CGdyTGO4TwkUT0e0b8tsJ4wbR+7ZnqV6vZ7wF49eFt/VAA/lMP/x6EHyHgV031 k5PQB54feBwTQ5mwAJgVSMwYhSECLKp4NhtuZ8W5uArvkAm7gTEm8bEgWZ+FmVbuHyG4UTUoubpO db2wrP75wO02CDA5YOdoPq9/otV7ByYYCYQIwoZxACDJJb+qKNUpvHMxnBY/xEs1HGfDcQGY/HBO iXDIhCkrxqTI2W9qCsETMUMZOJ4rbuuC3aK4nDL22ceeSQgCwcjAOTlGcFq8ICXTGIskChqwHxKE vZMhrTgVIAkwCiYxfLiC3n0GfmY2+30z+39I7eYKuH7qXcDDKNAwm4eX4O7jHQPTdbW3AfjJAfiF R0KfeX7kDz7eyf4wClJiKDFIXLM/xJt8robbRXG7+Fw+ZcLljnA5CfaDYBoEgzCy0B1WzVt4i1nZ NQMKn9vbvP4Xebc2zkBtAwTaKgfWRjO2caJBEeRzfmJytV7oFwYhTJkxjYzdQBgzHAgEoSq8e3Bd vzMYZigBdAKuAnQhEDAvrhKsLjqM7qTRk833QKGJWEVQDS5hWj8fx3igQTswgaZEwzTwfsp4HmZP dNHB1I4FZM8T8yUTmxkxoPUtXgweCsC9jui62hUDP5wJv/ac8GeeG/hDTw5pf7kTiBCUCBVASoQx MVgN86J49Vhxu3gLfzkyHk2My4kxZUZOEjx7SF/VNQDF3EhTQz5rFNJaW6k1+gtQNa4EpI4PhLzf wT0mMHEAhgjp74a6iw/V+EUctkH8e9kNgn0W7DJhl3y0yW5rxGLWv7duEKr+jFKIfBK7I3EuhuPs oCj150VhduI7v+9qxCaPJuoFITGFmMj9B2rAbiAcBsJ+IBB0T2ZXiegiE18mprEahqMZLcDZgOWh ADw88I6R6bracwA+fiD87RcTf+rtB/nQ8xdpvx8YKSx8Lo7xW2mJN/Fp9hN2OTGe2zEO2fEAI78F T8Xf8M0os4SdVpWg5ofUW1vvDhxY5wC/4uMN/w+bX/Od32/HAGpiIFpvzTs2H9qwBqDuL/BuZGUo GobQWQJmjImxyxJMASEnxzQA10NUdc+AqTlbyd41MQHnunoACD6hMDu/qOomqSxeOEQIRAzQWtoI gDUHpXOGKOqdCJH/u/2YcLmTccp0JcB7lkofPqq98wY2GvAyCK++lUeChwKw3vxvE+AjF0y/+PzA P/9k4g893qf95ZjA4iIWt7T6LXdeDLcnxXHxNn2X/OBPyQ9MUcO5Gm6L4WZWnJfmm/db30+bv5Vb yzuESo/ilubWEm/bY1pvRv87EhLf9YAD6Addtq0yMzhovn6jdsZgzQDwj2YAQnz9uwIdis4gMSEl 7xAGWVkMBwF94DCN0SYKyBBtv8IFU3NxZSBAYFmlRUJAJlcIErMf+fa9NzdifG8piooacDMbFvVR 5jAKdkNiJroE4UUFPqiKF6rZoMArBtwSwAldy2APBeCt9PDzcAXgp0bCr7xjlE892cuHHu3TbjcI +eG3CM3wg//sDFzPfphzZkyJMbC38TeL4dlsuF4Mt4trVOfiLXU7XORq+ZhlCSJOcUnT6zP1Q91m culKPf9gZgjHf2N2PX7IbxGFQFiQWHphaF0Ck0d+MBycAwuMOZyK2h1+RC4IGhgYhJFCoIOYzZuJ qITSUBroKBy3srMF/tyaX8BfS2LCOAhYGNWAm7PiXJ0m9NeEgMBBeuHpr5fjE7Qe2j5GiBCKGU6L dxhuQXal4ZAZ7DPFhVa7Koa0ABcMPCJA1MeBBW8hObG85Q+/4YUE/OgTps++beDPvO0iffBqSodp EGL2G2WphnkxHBfDzeKH37n/aE/J291zMVzPhmMFFgWqUte69zac4+DHNWpxHatGy91ab7MA05pd 18eF9vut+HZV29kdYIybajDutdUSTFGAmgYhig7cpivkN/sQ2nyXDnMcxJXj95uYYa1QUfMVINB/ AolLfFN0NgYvhiKEIYnf7EQuSFoUpQuACNyzBKhjIo3O5DeAPFvRdJ+F05ZqPloMQdt6twAZhS4G 0J4VL8LwngJcxZe7wVsojeitTAMmGK4G4KMHwq8+yfSJxzv+0ONJdtMgKOazaamK0+LU3vXsMViG UOwRAdXpvxIHGORjAHPD0BoNtyEY4Rx/hUGNgAWRDGQg9riudlYTewdAbOshbwBY+7xd9OMHmGhN +KkGDwsJdyHFEEDsvzJz67Bw6AWMe5gIk8/tSt4FWczq6AeeQezahzbSWKQMWQsgYYGYQaiiQLww osCao1EIu0EgKrg9Gm7OBtUC2wkuBwYLwUy72Ik24UcMQ+bwV8D5PWLGxZhcgBQirKekEFLsB0EW weMpYZ8kZVo+yGrvf23BQmofPQPvrP5jvBWimz1zuVGFbr3YDwXgTfN9vx3Ajz8R+vQjP/wfvJx4 lxJQEWKepeJ2VtzOfvvP1aU4iV31N4i3xy2FBx3F1uD6myc3KDkAhfxNLEHBVfLZWG2NCCu0aWsJ IFJE091vfoniQI0miJt/IPfkt89pHcx38JJMQQiRPBlqGJGG5HqGkR3wzA2PaMxHVWj1EWFlGTr1 Fp0I9S5jyAoOiN1C0NPUfBTyhiWKRSIgjQJhAEfXHDw9VhjguIqgdzVoGQTw7AKCF00ydM0BC+Ew elrC06PiXBRPT+60vAxANyeiRzsZBwF2p4rXzvqD31iMbww3AA5C9Eox+1MAXwVwfLNiA2/FAkAA Dgy834DPDEyfuRj4Q4eRd+PAqDDMi8tRb86Kp7cVx+o36hDuuSGtlNbAruaTjYSXUEGoUJN+2yu8 rS/kf0eC6tPW/jMg1cKwQ2tjaxHkWf1vW8iMKdp1tIE1DkgmP+gaHQjMD2tzATooFwGfBizmt/8u EfaDYDc43YfEIHHtfQpuvppBeXXstSxDirCPOJUQDnMRDFQNxdym7K27P79qhKKORbjvgMCSQKh4 eqq4PhsqKqoyePQCxc3kZGvXo4punmrJQyCf+f05Fyy3wO3sXcBACoWPA7tBPHNRGCL1Qo/1h1Kx 4021F8nsZQP9O5h9AcCXL4Gnz96EReCt2gE8YeBDDHyMCR8S4Qnkst5TAW4XxfXZ2/65ei6fHxDC NJCDST3davXXN0OORrovs8XlbN3em9utbSth18Q/zejforfMgFrJNQIBIGoIb9T86zdPfQnM4Nwi wnStdhS5BMx+e5s5RrEETacG3BAhnw1DIozJpc5TChFTZkzR8aS0FrpaQwodwp9WcYgoviaQ4WCg ivjYU3x+UQthftX4nhOYCdPgAShVK24XxStVUZVxOQD7vBmnGKtSIoDVHHkENZKHEgn2o4OOz46G eQZO4h0Dk48NxIT9lMFJkHKZ8k35IT3qe4phrrDfBfACAf97Af4V3oTuwrdcATgA0xF4zwR8ZM/0 3iy8AxHmSpirc/rXJ8OzRaGAS1wHV78NIXpJwuHEW3X3hhWZWw+EdtduB7F6Kx+IOTx809CcgSvd BTMom4OJPXCDVqutof+32gqP2uoZ6HbdcAy2ymCAJMIYw4QXPhfSXJ89ZihzxW6oOIyCi5FxNRIO I2MCIycK6bD3O6XN/biHOEZsGcIXUInApj2fABRPR100JAAyub9gnyM7YDG8Fl2QGmGK/ALBao5q r3FTWDbEgMnVi6aMqoqyOFArosGSNPclYUcCwKhUe1KKPbkphqPiOQMmAZYd8bIHvvRN02cPLMB3 6eMRMDLwogCfODD97KPM3zsl3hMT5grcnA23Z9e6M7u2/WpiPNoLDiNjSD4v0z3FXDvwNT7aQwPN 1/C0N2echvKvExGqAdAJQAKNN3cT3XS/fujhcwSIJjYMSTANCbuBsc/+nA+DF61DKPeGLBjCizAJ YZe93b8YEy7HhMPAmLI7GYfg/AFgNuBmUTybK27OipvZ1Y5L8YPLcISd2BWQqUWOhS3ZAmdo8WON daAA67jlozeZsnkcGmCh+POiMlfCOYxJrbOgJi3mu6NFT0OOzovDAiEBEnhSsfdeqeUwbMJSulDK f0aTAU8y0WUiSiC8ZGavTIDODwXgu+6RCfhAJnzykdDPXWT6scPAT5JwKgqcFqf6mIFpIFxMfuPt BsaYOVx668FvSbzbBRp2h5S6K+J1kIz7m83df03Y0wIzuYN5HU1ribtoab3tz9THCA5uvFmMGRg4 CkSb4RuwJy7YGRNjCknvfkjYDYJdZlwOLmF+tGNc7thv/ExgcafgaTHcng3nxW/nubqH38wLwCC8 ugAbK8HcwctN9MFKV65dfGAi1OONml7CQGgx6q6jiBBUcoASWA1HRHD6sEmMN1/X4AKtooEdBKBo oI1SMjIXENOMYcfAFRMdACsD4TQIXr3RN4eE+M1cAOiSSZ4fJQ+gC6i9IMDHR8Z/eZX5b10M9K4x 8UDkWfZV3ca6HwkXI2PfDr74IQNapHfM47Q54v0Nu77DnfMX17UT4s0lXbU2ppVj97hshgZYdxfc 42j7V+bfrPkFaJ2BmyIOAfaJfy3X/3urK60QdOWeuxSHUDBeZsZVFhxGwWHwrucw+K+n5M+1wLf6 PDtWvHZbcJz9NCVuycYr5cnRFbSxqGkFQKt4ueUWBIsICyt0e3MKo3P7RYGltkh16/mITS7Nocng oAjJVv0FhcZazT/PXFeDlIJCeh3pxs06HSpGgPYGPDbgSgj6ZKI//chz6eayWP2z+lAAvmPxjT3R c4npYyB8fFH7kZHwiYPQT1+M/I4pc0LMxwIH9/YTYT+6Z1+4Zexb97Svefx0N28fKxItcB0/C2OQ SPuNg5B4Fd6kUMsxE5TZKa2Qvg68FpeufIv47NTiuoQx5BC3WGcCQ9rbVMaNlqQu4ulUXSsfTH3b UIq5mCnkvVmwy4LDwHg0MB5PgsspYRoERq62uz2Hnj/cf12W2ynK9esJuyqwKRNbglArVAS3Wjtd uSYbUhTKRA6AntsOgYheo36DN/GRS5i3bsf2WjQVY7UVaC3NjAXXYORWmMkLb1HgrBgr7NGe6fB4 kiTE17ipf/Y1++5WDb5ZC4AAeNGAH85En4HhUwB+eCT6wb3Q+w6D5DFRB4LG5OjzMLiJhzehltbe Jfb6pRutbaXQ3Au5RJVDrpsbNRiBHxIFgLip6/xNW0lgRMgR572RFUDIdwQOTV4btOOQvJWXfniw GSVWPwBtvAMEn7E1JLlthOkJQv3AejvsmIN7FHZCmIR9c1H2/y5e7TCr4TT7aNDkupvBJ3CAlkzs YwnBupqw3drU/QoRWAIfi3qIKa3jwNLCQgJj4M33sVYf3Gnx23Nof9BTi2O9mZqPgBIjFUdxDDUo VcU+Ex6PQldFcb4xevmqyvFV6PJQAL5zHk3b/zcB/BoDnxbgo4noXTuh5/eZhyExZfEW3zl9hNss ZvsNwL866u6actdlHd7CD0mcHei5dS3phlH7bO96f4kbrsX71ZAHDuQzbw2WgMjliqkl+W66h8wc INb6xm4egv5cbXu4ac0TREcke6FrC0kUW2yDur/fqTa/wYfsI9J+cFvwmF09eHOuuD5XHIsrI7s+ fxNjxr7uK0xP3KXDbZIS9hBVMXRMJLXitgH2/OBGsCpZ/xrWnJPNWblZrtLe8D5sRW8Qr5vBzVol XoPmRByyJxzWxVOKqmGsisdLtUcgmobd9Ge/8am/89L/+wf/9qEAfIc8XgDwUwx8LgOfzqAP7Ziu Hk00XU2SDwOTz/Y+3/tl0eKz1wWZfT8G3Vuv1UGoNlNLB9fajSGO56/qQKMulBFY3Ha4E95NBuQ4 sa0jIF5v9+7Mw9rubwFH2iDYDShctQNBHxI6Z74ilrTpdtZWeQ38bkEi2OAbUcjYMxGmnDBmBrMf otujA4TFNoHhzZ/Qb/cYm5g3+YVtjGpIP0WqUFtPxgEMGiSoxKWu4SftNQB4RfWjuOlm7GnFSON/ E8dBMOAc+giCuR8icA1hZ3zO1Wg27OZqVxjSxZP3vLic98vxwx947/V/+MMvzw8F4Nurabgk4EcY +PUM+tSO6P07pulyJDx3EFxOjnY7j4+uzjPbOvXWgP3tfL/dssuA028pBcXG3rq3lnaDUrvsV3tr TSGlbWk3GuGcTog7Cq5RAJoJqAbXbuZSXmuUI8Kvv5lzOW5ATxnSLvTx29J6AaDIHECP3m59APe9 hNhIkhvg5iKdJnQijEmwzwm7zNhlxiB+UK5nw9PFcFqqi3J4XTiyLj1ZA0B6scSaDdDAuK7wi1bB gVLvfqp6NFvRFTB0xsG64anpA6yvM4vsgGiEcgSLiFC3es+LL1HxLtG1DxWGUoCzGp4COxryc8+/ 7dGTIWcqan/wH//4a68+FIBv3+MxgE8K8IsD8DN74g8chKfn9s7jX4x+SxO5sq4Zfayh5kx3Znxq Drk1sL+32EkEY06YcsaQvAPYxlkx1mva2jYcdS9BWSrmqpiNPGdv9ty9Uj05eA5AytvNpiD04sQt 87d1Gu2GbOLjdrFuaLD25xZveDNsXHaNSsPqNNysBesGnC2huVk1noiQ43lkiWCQxBgTQZJ/vZuz a/urudAnke8fQMzWK4AaIJ6qF7HEvdtAZ1G8C9rUOzddAfG6relHhJUBQBuN4FXfNpoNC2sjEcCC zmIsJUSKwCb52F/3UoBZFUY0Dik9V5fy7Hya/++vfuOVbzwUgG/P9/CEgI8y8F8NRJ/dMb3vkHi6 mhiPN4cf5FFVSzUskTxLZIH6B19t7bA7Wg1aeX5qPn1mpJRWJJ/uL96M1p5i822pmKunAp2X6qlA ajgtitPsyzNLNdxWwlwtFmpGkTJFNXWxUFBWGohfIg5D0GoT5naDmvXn2jQM6ha9tZsJgRFtsgea Ilm7evAuw9DRSfgedDHn4kW8Gxgj97BRgmpNYFXdFSguaCLerDZuI1U8bwrgtFUi7oVuZRUaRiLx 16oB8+LZhLTpYBoA2EBX0tbFrJmIVdelJDl5h1jV05tK1dBRcISdeCflPx8lPS/j6eZ4fPrqsy+K 0tf3Qy7HnvjyUAD+czz2AD7JwN8diD65I3rfnnl8NBE9CjHLIBwhlW1RpUtPqUVORbCnqt+i1dZ1 134z0h2lWkPSl9Ziu+cWFss62w1cjLCYZwhWbR6BYBSq30CLmS/BMMIcb2QrFkVB/TkvhvPsPoU5 svZUdbXxhggod8CtrQJzbjzF3r1tsWr2YI45fh/GmJaq05yMfQfgeu5XitLWrWUaeAERIMnHoilo xMTAea44zoZTVRTzW36IW3ULuLYWXtULTCJsRgV0WrUnGGEVVinIKb3ABbyo2cqSmBcBl06jB64S ED87gqTk8W/sr9F5ie6LEBHm5CYlGMoCzzEoBaelSNF687TWP8R3UaDId3sBeBuAn0jAL41Enz0w ve8i0XQ1El32w+9v16rt4DioRfBbKkXLrpFsWyK33lq4ZejuNcI9auztK6aYa8USqrhS/VZfFJEe 1FxwWyBsTa3J7G1yzu4xEGZYi/bCylFT6OCX6vFZpfoM3uforT4B9+LA79FZPVIMq9BQglLso0xL JGpgYqMK6S742IU7LcVYPcqcOJKDgt7L4mvEhJ1Pv1288wGhLxQh2igq4oAaVjFPc1VLTw8O/MJ8 xGrMQHtqpXoOQlMftgIgoG7dViDyGHz5Siv0LZ4tJhAXDoVLM0fOA4m/LnW2ph9IBDxOAHbAawei p7fA+aEA/DU94mc6AvgJBv67EfjUgek9l5nHq4lxFYd/FHahR0+njd1zYeoZkiB1sYfbY6uFDtya SgwwpQ4gmF9AjwAAIABJREFUtY9SDGXxLTrnxXBUw6n6De2x1wqNe5Ei1qrNkjkJchaMmbHL/jxE pEt2U+K+KTe1GLCNzr7ZYM8RUXZeaoRrrvN0kgDeWjBHHA9pGXtxwBP5mEDiEWNZ3AU4CPXwUw3s YdP9rzgBrY5E34YcAGvcgcKeHLzLgpT8kF2fFddnZwpy/Dlv6Dpr/HsDaWkdRbovYrO02EFC7UBj NY9hm6ttVp1ZZy587AGKauQbWLgTVxdjiiBSZn9vnKITECGMjRosGp4HSgm4YtDbADwx4Ovv/qHv /eOXX3oFv/SZv0m/96WvPBSAv2K4/0qBnxXglwfg0xPR+w6Jx8cT43Ii7LL/AA3wpRaLxbzvVVxC jQYAGiGdGvB+1+nz2jK3GC9h3gh4mgnFT0VtR2JrEGqtv62H0MwTdmwTDdb4bmnR2clvzjGiuKfB C8UUdmRH29f2uVYLXb53IEUjfNTWtpwjAWgVGW1vU+qiHW5A3b3uge7gG98qqpzW/JM+o7dbNfQL sQloqZ63YNsNRuI5hoQtS0mv24hM/WZvz4t6K49NItJSV9MVx6gkMRbRdp9qjDENRHSF5MpEWESM LcWzDKcUC1vZu8W5+poIAi4APDoDNg3p6ic/9v0/OI754vve/+5v/t6XvlwfCsBfut8nvhDZz8BH DPgHGfgvDkTvOgiPlyPhaufrt0T8YMzF3X3nxQ9BShRtHMOMMBfHBCxSZJKshz9vQB/pCzsZuanx IiQzx23dDkxi63SgbnL8NFr5Jqyp5DRd0/Qze7BoToScxL34ibELX8JukI34JmFq9GNQZRWx1msx nGfFaXa2odj6xqetGQd3abNVA7Fm7/UswG224J3IcdwBCdsqsDZi3cn2j5FrTD4SMJwivI69iVlc 7Tgk6Z1H+6T2xqWmFzb/O9xBPYkiV6MIFG2R4xt6kV2vAWojneM/q0QhVIHCYXt2DMbMfKdjKD2X oA0jXj0BuCqGJ9Nh+vDlxeHHmRhLKf/yD/74a6eHAvCXv/nzzPxzBPw9GH5mR/TeC+bh8ei23d3g 6PJSCcclKKjZD+Q0uqiDmTEXc9XayQ9I4/KzrDx030zL2MyFfnv0TTZ896MZbiT59tshiga1ubML bnzzDyJjT8Tn8F3yVnmXEw6DhCnJgbQpc/+zXRY38STpzr4xxdJOcXisVsW8mK/YKn7IGqrfupt+ rKnZcH2mbsGd7dcUh7CpCeneofxWi0s60BcFJDWrMTl4OYi3+b5KzXGBXtSYu/CqbxUye8NFKc3B V7FRLQZgCKxYTlNt9pj1+F4qaONGjIPRvAhdvUmxTdmLRBJGFglw1zrwKMwihD1gL5Sq77y9PX65 zMtvfeWlV84PBeAv8Xj/IT9Hwh8ril8z4PMZ9O4903A5CB7t3LBC7Ll6xwW4nR3BbfZeX+7BMCXc nhXPbirOFciZsZ989mVqPl/rIBnTJqKbN5ZWwh19ubScfl59AINQSI3j96kVBe8Xm8bfQTju8VSZ 49/K3d0Adz42CzGyuFBlEPKIclnFTi3KfC7WefeWSARas/XcdbgmbqrZHZ4eG1/BFgjYpvPanV/7 LC13vgdsDhX6cyyquD4qSnQCrdvCRkWIN5Bit4JKG82+h5dqLwASYizn9dvPMLq1zb6BBqq6S9gl y+07ahgMYpPTuSB8EquQainWQURmGqzo/vT0dv/slWcvffWlV353Bl7Gd+AWou+KAvALAH99kJ9W 0G+q6s9C7V0TaLgcGBeN50+M86K4PimeHn3mnwbgMPrhH5MARjjPFTenimPxFVIXk+/tcyZA14UY jfsn6lt6tgIZu8Nir2/SZjAammMv8RrAMXjE1j4zpkSxYquh79Rz9mrVblI5FcVcXbNwLopTqZgj UbhDe4GCJ6G+qWc/ZExjSHSJoNWzDk9Lxal452MxD/MGZNt+2EYp2W70vkgkNPrJVpWgfYt/vy7u WDGCvvJbvBOoCtyeDLdF3aAVDkjm9WfBcVhrhKronR9AFOe21iwMTZm9s2t5AiVYA2HqxcnrvlO6 VSkAzDXglGODs1uQvQA0hqGBhUvx59QvBhDYX7t8a/a4+GbiLz0UgL/A4w8Ay0Q/XdX+vql9cCCk y4FxtXN57yCMqsD1WfHsqFgU2GUP9ZgyxW3iM//NSXGcDSTA5c4PZwp3ib1Ou+6efqK7ZqDGoVs/ HNbTfswMiSzivKlHTrUgjjZqZIYbemTTikcRWmqEdlY/9Etf0R0FoBqW2lZou2jIo8mDlmoagNg6 1Ndr9T0H3imV/ncDVIuPe6K/fvhoA/Q1yTMFT9+EQXRvJmizPG0O/jh4wbM7G5K94L12dPDSmYz4 M8LG4GR3gldsbWZW49OGpmxdh8ZGpyW+5wbqcrg4EZiBNYNUfFJmC5wBnS0oQQsDwJh9s3Lpi1G9 s2s0ou+JpecGAlXDuXoncH4oAH8O1o+Bw1ztE9Xs8wPR7ioxrvartr8acDMrXjspTtX64T8MKyC4 xKKIp2fX0O8i+GNIkXmPdSFnKwA+e/LrDn/L2TfT1XBjGht91YU3RHd287Vor0bnbc0rrZ1FvFGL ahcC1cj279JgNSxLdQCzxhLOUnFaFMel4rhUnIuGvTVuwQSM2buDlHwRxznWfpei3fgidHe+ps3A 3eZw7c7AteuxMEDlKAB6r4hYzOZVvXU+jJ6TUHVdX5aDnjup4VlEeafc4s8iU1Dr6wBBvaOBWBee OOaiPZKtyaEXXXl9Eu5LS/vqsUAxqzn6L7IqJ43WZMcaCwSmLBDmri5c1DBGXLwSg0B5IBzI8KLC nkvAn7zvcv/Vl+fFHgrAfyL4b8B/A+CXR9D3PU6UHu8Yj/YJQ3LJ5s1c8fToh3/KhMd7ZwMa5dVS cI/FcLsYcrwJ90OTqzaqztmBtjlnjavaGob0zq2Pe7dRb39DXNL+TmtBtTrzcCx+HczNi652h2Mz ePHJyS2pY5KI7pLOUOSUAjSLmzK+4RZyUaq5Uk01BCtegKYsIc7x3r3WkLeC+q49vk/3bUC4huz3 pOPAO1K0ELrZX9A+gXbBUgsUDTt2pC41QZOIF8Trs3coTMAue0ZAVe37FTXAP9lsK1oLt38dDX+E bjP/IlV5UfQg1pRaYEssNY1bPoDncIvepSCrubZEQj2ZYuvRUg1DdADVYpwwJBAOA9HVwLw/lYoD 89dv1M4PBeBbPK4A2QOPKvAJAv7hnujjj4SmxxPRxSSYsrgH/eRz/3FRJCFcxM2ehe4cztZSL+px XPtwefn6r3DhtWNvzbK6WoRNV2CsvZnvjaB38u1qcP+NLagKLAFHl6o4h/CoZQQLxX6BALTaG9IF Sy4eGlILGXF6LgshiXRx0SBrLFffLWC2RnCTg45T3KoSnc1SPd1ntuaF30Sdv67ArcEerXPKkXgk Qr5jsP8DuztOxOvWnYSRx+DjgH+tHMDgefGlHgbFLjdBk1O7p8WwRKHOfbygO91b26FUzBV/jdZz 7z9FNqBLLRu9m4X7vsGl+jiwvQiA1YCkRig1NisxMOQwXBUPNOUmwIrI9sSUBqELNbywmJ0N+Oe3 ZtcPBeBbPAbg0oBfZ+A3CPjRJ0KPn4zMF1Nr2z2b7unRZ+IsDezzW+H1dFFLuvHqnBkQsT7X3RGa dCMJ7ryZaw25sFKARf6/pgRWuhPHpeFLz8npyTaHN9BI4veuhPNbeT9Id52NEQ1mcIWaRgdxLs7v 68b2RgE4TlmwC3/+FB3DfvTgzyFJLy4xgPRZHlijuUtdPQJD3wGAjVPQvGVPTr15aIh21V+jSNsM jg6moiPmTRyFkAq30NUkPkoQmo6j4jhXFFUk8e6nKHBTDE/niqVqzNvcb+BtwhE2lm8NLCKL9PfH HIYwRtMhrNbhOcxYGiEMWw3FZlJw8xED47DiGEt1H8jQilkxT53KRHO1dFv1T8zsn5yAZw8F4Ftz /rsC/H0CfnkkevRoYrraM8bBK/5xcSXZvBiGDBwGb0NlE1rBdJ+X9jdL2zfPdJ+8og6EbTnvHl65 cdfRJmarzfhbk4lG+0fxOW0jLQb8ebRQzsOUcBjTShW2zUME5CFBhO/cqM2519d46xq93ZJsxlj1 NciaENxu9uZHSFtqMkahuTroqFhDP5KsnLlFAOm67JR6qIgaeju8ZU1wb7Xeeijv0plJxEFXsOcg m4u4bs7qewySdOHSzeyMRjPq9J9J69iwmd0Dt+kCp8hurOq8vtoaa77uOnDspeh663O8Odyn4M9y CTxhSNyViedQZo5pZXYiLZnMLAnwbDH86dEBweuHAvAGDwWeFOBXRqIfu0pElxeC3c73x5VqeO1k OM2+uONy8sUdtJGENunn3dZt5c0TE95o05Mg3iASvD64i3uGSL6ZMvXgyDXZ1z/bYgzVVaK7FLf8 HkOUM5cay0WdohpTwuU+YRo5BCaE/SShOyDsIoTTb6mWBRgbic18ZVh178FcfTGIkB+WJvZp3/cQ G3/7HsDUREa+O4AFqHD//nl2rCKHjj+</text:p>
            <text:p>Lrxk3rOnILQcgx6E4LhrF7V4ncK8ItMZAdaXzhsTIOYHT EFuXas8oPC7+nABgP3rwiH89w6u3FVU19jU6DlFi2QjFWjQxwEz9a8F9ASlmitryBWNccw1FozAp BEQrbUgxrriOg5xRqbGqTbx4L+oalNxcmMlpyONiNAhJZuxPFd+zGN2++Pji969P8/JQAO4+PsLA 382gn3uS6MW3T4zLUSBCoeIzHGfDwIRHoy+18IDKhs1Rt8nel4+uN/wbSEs36L+IuAAIq3y0H8C4 YdtMPqQ1OWZILTSTN5l0LRl4dbhpNc8IULcEL+rYQEPFG94gsnr4h1j00Q70NDhK3ug+IrenOnsQ 6rfYtDNmirVefmMzKHQDgnFg7MYYF0YfF8yA4+yaAw1aMcW+gZZp2HBQ4UgRHrjP6WbrinLZ7Dqw e8KhNsokXvcXiBBSEoxZkMUxituT4lQ1Vpf5uJOEcVwUp8Vt09zEWJsOqY8DGywI95yNc205Atal 3a07tKId72FaMwwahVi7a9SQAq/ZOk+FgSnH+vgFgc9gJODx1dVhunh8yfnm+hvX+u0ZB76jCsBn PvhYJtYXbs/6awT8w0umDz4ZOD2/TxjEX+hnRxf6CDvgdzk4UNbdHTFsNhkvvQHZsrrY7HW5f23Y Wxd9Wt/S27bmNjVfm+Gz+K3cbtYhMVKAWxzuvub82yUPDfV1XIqbWXFzXnCaSwfCLByJBIA1vq2Y yYfE3vZybP0Rp6FaR6JqkXngDkFQrDNLa/im6WZbr5BbkrPLjg+DYMoJOfmK9Ntzxc3sfXBi1/Nn cs5fzS3PRF4A96NAQTgvGtTb1ldB3Rxl9zoBw+raS+x5AnlImOIwOv6heO1YoeZF4GrKvvYLwKkY rk8a/L4/RyZ6nYqxFYAao1iKMaZsLb8RWJIjbt1UPU7NPFug8Q1Oi0qXTc/VwOKdTGt4TsXfg/tM nX0oHurCI9M+TfkFysMLb//A+1/65f/6l/7kF37x58v/9X/8tr1lC8Blxg8S8JtQ+zta7MOPM0+P 9oLD5G+sZ2ffGmsALve+/ipLqNkkFjtwW4Vt4G/xdfpCzQDyGo1kaMs4sVl22cQv3OOxmHvgdcyf iEhw6rOoJwDHjZZW5d/FlP2Wzclvm+R79WoxnGPbTlVDYsaOGVcE7ISAQXy9+OK2X7O2eGMNrkzM mEZBSuLbd0MwdA71IHVkLqy2sFVS22ivRLjYj7jYDzgMCYkI86ngeC441aASo6vYhP/3DiqLF4Ma dCdAGKLDUKMetdXEOJ3BD3cmxef3181t0pmdy396rLg+ekV0NaUXwSSEpShuzq7062IrWQuBOwTv JgH5RmcfbYoiYs1dxDWGKamoYomgmO3eBQra1bEKLwDE3ommEBedonsYG3PDbhlXA3YDkS3LZOPu 6t0f/t7HF1eX0831zVf+xRd+5/otWwCen+RvqNk/Wqr9KBTDk73gYhKIME7FaaFSXcRztRNMQ1OK rSES9/e8vdHhb3HSpXpb2mZWR3epK/r8fwPY2+Tl0cYb2wrAdv0UNrvwmp049Y1AIf1to0NiDCF5 bbx1i8FKRBjMLag1ZsuyePJQYynaMowW2jEMgdBHYk5Vz+ufi268AHRHyqybHEJiwjRm7Mbkab+D f0DIcwsXf8OzUFf4bUHAMTvr0YpsNfMbNa2CqtqeC917Prb+/JrISGQ95KUqjnPF8ay90Bym1A1H p2o4lkjv4RWFt66tcHdmjcTkNSSl5Ua4gIrZFX6taGjgFcx2zweyLnJfNpbyIRSM5+LdgzMq3omd i2MGYyZgKczDtLt8/skjFp5Px9MX/s2//t1vvnU7gCQfrmq/uCz2YiLC2y7d9upzv3P9UwIuJ8Eh ZlVi9tu8VCwloqS6fpve4OZ34GYugBav9lPM7276sK5jr01Mo7pGXHepKfV47Hb4W/ruG3hXXEfQ 2k9bnXItNmsaEsbsOYMG8pu7Ko7VcG5a+83N2QiMNn/WaivWENRa0wz4Wi233/rrs5pheqaANUGS z07EjHHIuNoPeHI54GJKSALcnBc8Oy6e6oMV8bdAu9vBHLNjFedQJvbikBho8uWNOcnu7U+uqqhF Icy43A+YkiCRQrXitWduI+bMuJiavyLBiHGqPrawWdB6EXPWRivInXAXC8qzMQPn6iIhiaDXDIA0 NhVtQkqbMExCLdpxFwpWhWgVLimwD89JKc5cKXzV+khmt7en88vfePmPX/76S//n1156+Rtv2QIw AO8v1T6fgbdfjoyL0Vv623Po92G4CkAwD9Ir97y4/12rV9t225jdlfc2PnupwFL8JGb2hJeUOAIp WvGQANZi82/ETLUsPO+mw0a7uf1VN92ArYwERetdo7jwZgtN2tB0bf2XW3RX+a9FC5+ZsCfCFIIG RZiH4ODZ0EEs6mu3huw3aAsfreGiaSKldZX4BrWP552FMA0JhylhP2UMsTrptFSUaHHvJZN73FrO SL2NdvFOjqUpDeAs8QLxdscBEUi8l7YauYdBZU5DAgujQPHqTcVZnWpzo1XCOPj3fn0sOJ39c+fY wYhN0e5MRqdV15/ZubjZh6jhPRT2bevRZHdAZXb0uUTYrK8wbyyT+zOOxbAbXIBmkQt5KoacGYOY 3bz86vkbX3vlP7720su/dePU4FusALAQiEct9WNQfPbRyM8/2iVk9tv36dlbqcPgrf9uFLBwKK8U t+eK27NTQb70Q/yH1tdurwYRtbYd1joSvhXoNG5fWIKbXtVgqhT0klfwEnHcRmvmfVuA2TUwvUuI 2TsKSs+cbhttw3OeonWVvmjT7a21+oGdhHFB/sbUHJHe6rPnkBjj4OxFa/eTEHaRFwB4m3sqBbWu WQTNcNOYhFortFZoKf4mEcLFPuNyl3vCcjHy6LPF0YRmUdYolJIzhtg6bHBGwcK/S9w6BnvDLAHO CZITyAxWXPCTkuBil7tQ6lYVrzwrWKrhMLgv5GLy7/O4KJ4eK26LYYjvXTby5j4K2or1NK6/aFiH qwVLEnsGuwwKdxWHoSysbetwRddxEHmRO54NA/sHe5Qhbs4BGmayClpU6csi/IXX0tXX3i2VnlZ9 6xSAgej5BPy9gejX90I/8OQgu4tRYGY4zg7uDIlwtWPshgTZ3Cy3S8X12W+2Rztvp4kpZjfFClFt AadV2OK3lnW3jkVCL3cwiD2BJ9JiLea9OTL4NLZ+Z2maeP/6TTHWXXaddorwieChGlW4xnRhLQi8 WmJbkGUx8/0BBmiIaIYcEmAJ+lKkr91qrrQWqtkyBj23sPYWuRU/ANCq0LL6B9Zor1ApDgkX+xHT kHybzrnivHgeN5szBCAgi2A/DS6SobAzL7qGqNC6Ofj+g2CYxDueUlqkm1Of+ymBABStePmmgNnb /SEnL5yJYQRcXy9OxQlF6rEDuWprsrNuEpCaxNlCitxSpFLTjegqMsK2a7GW0xhp0xuxlZoHoXIA pDknGDNuZ8ezmEATkewT5QpcJF2MCV95VrW8ZQoAA99TgX90IfT55yY6XE1CY2acY/av6r7+y52H aVKobuaieHYuOC+KkQmP9y7UKZulD3T/+BM2yrGG7FoA2uQuL/UteY6w+wagMbUMfnd8lYia0s3n 84SedSNwM6YQ6C5oFAsutln7zdiyZa9ku9gzxDZFFSc1tB1Ubd03cePduf99oXVDL9DmfgaJYFbD uazbkJzXXiOy2xt9O0Y1O+80ejcwJh+TFiPM4XVgNUh0X8SEcchRoFx/Pxftizm3q8O3NUBVQaah A+B+sJaqGAYXRjXp76unBbe3JeS4qYubhAmlFtwefTY/TO6laP6H5rB0B+d6mydy/cZxcdynF1jh wHFwdxTo+QLNH2Abf4DAQDjOCg3j0DgkEDFOS8W8+Bx5kUlGoYtzxfOl4puJ8YXXqp7fOiMA8IIC n3t+oO9/+0F4l4hMDTez4lyAfQIOo2AcUveOU1Wc54rXjhUC4GryvfbMbnV1dRevh+xeEWjnIgVq m0P0M1fDubodtEVcZ/G/14NCN6471bZe2g/XlJsEV0CdmlznbNog9z0lZyMxbjl9LRW33cKJt/54 1wKUCP7c2oml77UPqoAZLMntriHxVfYiQMJYFg/CoB56yn1ZSOw3CxRc3RwTuX0tk3AYEvIuw4Rx c5pxngtKRGtpbEUSEeymHAlHwO25ooR/o4VyNKT9/s5DJn9NQU7TzYsfwospI2fB8bTg2e2Cc1Hs hbFPhMtR0PY/3lbDq7fFGZJgFIT8+ymBifTloeYdBwO9yKtZCKi4W4vtvoiMCCwSYS6O1/hhF+8m 5oq5OGY0DRxfP4Jb1XAYCVmoLIqnMPpXWeiffnN5CxSAHbEw6Id2RL9wwfTJJzt+56OdkAA0F8XN 7G+ki9Fbv5RW4G9ZKm5DF3AYGFeTi1cU8KBPa3ptwxuwgZubduucQ6Tp+iHP7PLZhrr3kEveRlxZ xxV6sm/EglEScNw6fSswvz6cszELLTln7PsLqQOPPW+QuSsNa2ADVe/y5wYPCumClc24w7zq7wWE WqrTcog04va1GV251w6nBWjXZbFB0zmDQeDQ7y8BSra1aESu8x9DKek0rANklBIkSwRx2B2KFUGl NodgDcC3qmHMqReORQ3XNwUCC7VkpA8nwdkIN4vidPaO7jBIF02VSFC+o4OIXIIajsFz8cOcNq/h 699LkYug64UABqbRE461+maoRV263gRI1Vxy7aE1KAR6mpl+Z8z021891eVNXwAS0ViA/3bH+B+e ZP7Q1Y6H/ZioKnA8KU6LR0ZdhgMQvB6K69lnfzXg0V5wOSUouYnDTH1tFVZ33rcUBKmHiDZu2CLN dkptYUdYWDdy295ONy3MJmlnrr79V4SAQK2TGTJt3kT33kUdkbbAHMLO3DoHwrraWxjYjy7fdSee t8ayUdy1/IO2Sbc57yS5dHhk+E4/GCjoyaUaJHEP4JDYoXhHux+aetuAaEyBwmfGIXtRnEtbwBnF qFRoqZim7JhArN56eipAFuQxx8Zf9/i3z99GoObbzxHeshTrndE4ZACE43nBcVFYrHpLIpCcIhiE 8PS4QKv56zt4N1mNwtkZGQ9knQ5gYlQjnIJ9knBctoiy+6hFN2bFOKRwCXDryM7VA2k8Udh1AdWA 0xyfm6mOiW/HxL9bzb74lWO9edMXgAkYz8BnLxg/9/yeLy4GP1hLMdzO3lbvBsLj0RNwLUCjuSie njwVZ58JF7uEYUi9khNam76uuKZvlWRvmz32KaKrs+v9JZC7Sp6is+bQr20EhWJtSAnCgFVDLS68 OYdpJrXWvMuMabOkgtewEQTfHHoBo5AbNyor3mQ+Uws4OfddIzmICK4wzAkscUPW2juiIQmmIWM3 DshZOlvRlGyL+ogwpLY6ne5m9G92HjTZbWMQkpCn46QETjmy9vy1L0tFqYohC3JoBIgIy+yGn8yE XWAZTpD4ujWJ27XEocxNj0+G81yhQQMS/PDeBCvRNi0JeQeXCTgvFTe3BQbDtMuYxhxgMmEuBbXW zaqxwCdil2SJxN8cbkS8jg9o7yUHQRd11mBIMUWZ06C3c6wczz4eVAOO59BmMNE0SCIienq04ULp 2SuqL71pC8AAHBj4PgI++SjTR58/8DjF7H8qwLG4Z/8wMC5GQRLxG776Rt1npwoCcDU1flj6VpcG 8Bmhiz3wBiWgzeVM0f6mdYYX9h9yReP6eY3Hajh1HOo++zMjBdV2O1cczwtquPMa0r+l+1Ig96td 2FvmumhvI3PYgyU08aWuLbgk7zC6sCVovZy8IAqRZwwuflhSEoxjxjTlvvJatuBixHO3JOPUIr03 mX7rOODrs4mb9sERbl+aKn1fQUvSrdp27BHGMa+bjtTAWrEbHVMwCoNNdWyHmFAD90mg/pxvzxW1 VmTx15eYcLsojmftrIsAEX7CqOZCqKe3BWlMmKbUx4HzUrDUeucCScL+9WMsnGs4++7RiffAbLcS R5FMfVdjANpzfP+x50HNmZFzAZiJDyOPBjw+F3sMwpe+sei/e9MWAAJ+QoD//oLpU1eZX3g8JcnM mN02iaUCl6NHd3EWWIAw56K4ObscdByAq12EaMD3vA/kdk/0nL67UV0bBidkoT6LCZMf4rDR+tqo DU/d1nIFOr+lF4k8OqqJUvKYwCl5DFixyOSPoEtak3jGzJhGp5j6im+s67G66jDe4DXy5zVoRKFQ k41BUZovQlEz7LLvC8g5+SyunoaEKFiHMWE/So+2rmEiWmbvFiSWho6B4PcNxDHnahhlmjNu3VDs Utz96CrOvmiDPZF5KRUiCCpxAkBYSgkHYMIwDjAw5qV62GjoMlIAtil511Q2CkgvrhIingAeY8eA uVEDQ/Zi9tr1guNckYTw9ouMQ3bV5VwtXIxYo8NByKCImm+XC9/rBDZjQFw664YhBweTJJzVGS0A vunBeDxtAAAgAElEQVRpcJClQLFU/9yHRGDCXIGXJNE/+9qx/ts38wjw0wL8xpPEH348SdqPAiLG efF2CYQQ/aTw9TqyfXP2DyZzb/go/cbfprE2ekl77NYbF4ASCS6ycdsxoQc9dIswVu19Gw3uYwse xsGYxozDfsDlYcIwJNSq0HhXNABq3dwbgRsiUJFI2LUuqyPbFIEoBIW8G2BocPsCIeucc6lAIvOY sBzgKXOElLhwJ/G6c7Ddxr7zcFX4pdg3kBJ3OrNp9nurbrbZztPoxnW/Ycvc4+Dz58XXnefQEnBf 3uEMwziN7jPYjB0tMq0lDiHs2kSEsrRQNbeKL7ViXqrHjWfuHdwo/jouteLZdUExw3MHdxxyAIyn Re/Qkd6poYOBql6AhtgNaPZ6sY6FMMsiczCJL4k5V8XNqaIaYTe4kQ3kQrdzNVgl7DKBiI4V9DUQ /dOv3pY3XwfwsXc+kkdjevzyqfxYBj7x4sTPPd4x5yyoMJxmp4iSMC72yTXl5Fr6pVQ8O1ccF5cE HwYfDdqOO6ENUttuzUjZ3cZFd6qpBWKWdQGEJ8R61NdW5Sc9DSfm0DthcSHSCQ54vxvw/OUO73hu j8f7AWwezllK7fM/xSGu6m/UYRRQzi7gUeuyXG4cvPk4MI6CQoLFAFqvYi+QvssKVYHTcYGZxeKT AdOU/Y1eK07nGadz8UKRUt+M5OKq2Hjc9ilu158Fw7DiAa0bcBrC3XVOkS7hTWi7CRKbFzkQbs5L UGIJ05gwDBnz7C34NA2+6SizKyCXslK3FK5MZoxTdo1Ai0dXL1416L3UGIeqqMUzGAQOss5QvHxU 5+qF8GhyzOI0+22sd6LD172Bc0jNp0TrEpl7IyUDoSUJoDsTchbM1S3Lpbos+GIUEDyB6Tj7arIh MQx0KmZfV8P/97VjffMVAC769nmpnxPD50amH3qyT4eLMRGzo9nXZ3fg7Qb3AozCIHLO+za2ypoB j/ap88MpENq++RWrQbXl5b9hAWhuuWgjs8DDQpm7zr/auryytaTaNwa1z0N3QDIi7yTc+is4TC6a cfWajwSqIVJu67BCiZcJGAJpLvHmbtbfHFhAVV9pnWOH/RKqPYoxxP02brYptu6xcxWgg4nnpbqz L16QviSDKII3PWtRYqdBCp1CS9y1dYlQoOhxU4dysWkUpPsdBNM4ICXB7bngvFTUWMu2yxF7xoyz GcYkuJgSrHpsuWIVUyEKstOOFnsUXGBkcPD0dvHC1URZgMXtbpiyW6Vv5orbuSIlwtWYvJsAoRaN rsK6XkNjPDst3vqMm/2CW++EG4qiq9S1aA9ZsFTF8VRRwgl4GHwf8lJ9k1WpvgzFzOZzxTeXav8i X+q/f3aEvqkKwMj83mr4zQz8/F7oydU+y5QTyBTzUvF09rCLi5FxiPhqCxT11ZNLScdMuNol5DBX jLFJt1M4UY+dmnujArANiADOIbochT1bMAlA3IU4fQyQ1fXG2GAB8YNHyEHn8+JzaKL/n7s3e7Yt y867vtmuZu99untvdlWlStkyll3lEgaXMAVYDkdA8AwE4X+QNyCCJ3gyEERASEg2qhCo1LqabG97 ztl7r2Y2Y/Awxlz7ZJknoXRUKushKzLznnvuPmvNOZrv+30YosfNrtuAnzMLnpzoqRZfSUFEiBaI 0Ytuv9D2ckmM1cVIFNT3QAysSZNrwRhVv268w0ySl2CpysESPWJ0AvsgmYyvqYK4eR/k5W3w0bUQ LGSS7jYEmtWS/UJKao5EItoShavitJgqDCxCkKSioMScZS04zQneSpu3G6TVe5iSAj/8xlHk7cBp sl0JX7EqyimKRIOuiM+JQCzKzMPoEYLF/ZxQKqMLbns2Xp8qGCy0KWvFaJQJOdUttbi1NqysP8py 4TjlPPzSWltDQnQTQNi2HqUQ1oWQiRE8FGEnn9ucpArt5FmvqfI5Ef/FlPiT2WFGRf0bcwBk5vcK 8X+2M/h3rqPt9r0znZcmLBfGOcv6ZB8lFttagUic1or7hRAMsO9kwNUgl3Hzm1/caO0GzW2Y95UD oCEdZeK8KMIqeKHahC3WpSXmtqw5C2/UDaizBWdV2MEKCIXuqkluL0AexF3vsRsjTBQtOKqsuloS TQuYtN4hxCBBn96A2Uo7ovHfpDe6iIEuB1lRaWuD4Nttos6gXMFE6hWQ7UEI4qkQpyFpP6sHnGoD SiVQERNPEx/JGlYYA9FLqd5Iv0LVkQ8nBC98vpx1sOa2SmY3RMTgsK4FtVRYw9iPAcEDJWVQkTlG 0K0FmsquVE1UvjgHva5Ri2oWSpUh8ZIJ1lu8dzPgaoyYFlkDpir4+C5IFXCeZWsQvEXv7HaYEEuA DJtLLoAwE+SGNw5wViuexmPQWrDAIOs60Dt5VqnKNmatEkjSx8v2Z86MVJRKbOGM4ViI+7nAu2o+ S4z7vzEHADG+XRn/9M6bj296E8dorTfioloLkEjCPHdRHnLAYE0ssV8riSegl9vKGYOg5bbX27lN /KUvrA3B9JXhnzWNQCO31JykzAzBbAjvlpcHuoh0bEuKbfJYaATYEypOaxFKZSyrrt+saMBj9FtU V9eCMSttijRmwDrxO/QqVrHWC8e+EIoOolzrybVENVbK10zCGmwOPqsT9JorSBV51rqNtxfDZZrN RJt/AhrsCWZx91VGjII5Y0Agp0vVF0kOFcAoNl0OjBBk1QfQlj7cKrHDILMdZoNS5BDoOydQT2M0 47Gg7wLGPiAEmSuUQttKsfESu836fRFFpSLgELLAe9cDrrogiK5a8eaYELwwIHJlLCthWknTl62+ 5KoQJP5K7BhaK1BFdxCUrOy2xCTNlTTyzKXC24oYJLOopUgGRRcdvGoolqwQUWcQHKx36DNhOGWk zPhXBfjiG38A3HWw+w4HLvh7DuafPuvsd697FzovLflMwKImlDEKnDLobbSuFedVTDDXg8U+2i2c MioX/mnKa6PbMKkWzhhVp/OG8W6KvEzSH1aWCe8YVQdg7KaAa0OgoqGRztnNOb/hwTck9SUXoN2G qNJPp8oIAA6dw+2hR/ROIr74CWvAMLwBuuDRx4gYg8R5kbQDWX3nzKzKND10rAVbC0sEbkBKA0Qr AzDW77+p6mLjFEYpkZkZtRSUUgAm+R40RqwwwweVGbPBkipOU1YykMUwiLCISAZuRRl6zluMQ4Rz Ttds8pl1TiSxYx9l5pArUi6w1mE/9iiVcTqviMFg7Bz2g4f3Vm5VDTmtpC9X5+CsiMRKVRk4ZGC8 pIp9FzAGh6tdgPEWXz4syKnCGWn5vAPuF9rWuw3vVMslFHUb8lk5+JciVvLgzJYl0DBj/MRrkktb p4qtu2qWRSKDGDXwxVosVajRcqACnTecKz++SfzTmfF/4G/CAcCMbs74R8GY/3RnzQ9vBvfiqnfO W2MqM+YqPZaHlPhDFMuvTE8rppXhvMHdKJFeVS2Yncpf0SzACs+ohIuIBzKpZlyst80hJwIRmc46 J5DRQYMqWuotqdSzanm98eNb+ov5JZnRkxTctjNrN4qDhlnoCs4H0TnAGrHgFtmCWCvDo6H36Dtx xTEDudTtBmwPW1u3OasgMBXfXPDo8mfO5aIwdJvQR6jCjFb607bLD04+07RtJQQPTgQsa8GUCqqx uNr3gi7XklbIxMov6LwemKqtqATmAm9lC9CITusqe/+hC8g6n6AqYqPDTlqGpjVIhZByBsDw3sM4 +fxKreo9EIjoeSYYYzF0Hi+uOlhj8OqYcJoKGFCBmcUxickIBnBtZakBrS3dralFGfKcMquRTEnL dXu+oJ+DUKdkyMuabGxxzu1lBwYVYy26+hYtikEfHCcy02nF5wz8y2vg0x7A8o1uARhjAf7L3pj/ 6hDdd6961++iM5uvX2+OqD3+ECwqgKkI+z0TsOssbnqHzlmspcLAoA9evOwWGz0HVWi16UmwFT/5 ATXDiTV2K01LZTjDOPQCm7RWXuzS5rxPGB6bn93aLQhkCwgxcos/+c3kgGjqxFqQS0Uusqc/jB1i 52GdQclVX6yKUiucZRxGofF0qiut+k2Q7qaN3mTRihDKqoOvpdVyk/aquCkRkNnAaOoxdBth1eVo YLfbzFqzrdiWbMHGYewDvBWL7v05YyrA7aEXRJu+pJUIJUsrYO1lZkGVkFLGuiYQM4JqFJzzitGm jd0HY3E8r1hLxWHXi+FIZzO5EqY5CcTTBRjvYZwF1wrUArSLI8lWqRsCPryWA+BxrrhfCqZEuB4l jCVVbLkNnbZWlQkV9IQaZDYLckN+w0AFRlZWoU/gM1UPADEYiR7AGItzkpbDMTBE4UgsRTIuDIBR 8h85V9Q548Ew/vwMfkUCGaZv7AFAQATwO6M1v33b2etDZ13vL5PQVBhcxbI5RunrcyWc1fJrrcWh 98rFl1LQO4m9asin2oZpdJHwCvqbnhDntJtTIUxz2bGioZvN9TLt/mUQqPgLmrd+G5w1X32bE5g2 KGQUCLXY6aoSLP2sMfL7DNFhDE6iwBiYUsGa5AZq4SN9p5x89RwQXTT+T63FF/ef3KxUnxx6zqIa g6Q4sqDAE78Zbuzm8tsqHpUdpmrB1outN0j1ckwFp3NSBqDHOHT6mahDsshmx1qdhNeKnMu23SC1 4nonasbgLXKpSlKyeJwzllIRndcsAKm8mAnTWrCsMuOx+jNzeldXklt6JXnZfDC4GTyMsg/nTHh7 yui8kJs7lQo/LFUm/E92/PxEHuyclyEvXSLWg7twF8yTQFVimWmRyoo7PYTnTJhX+fpjBKIT+Mia 5cnaRYOdN8iV/ZTZJmbMjJlhPqGvIVb839oBcBPczUL8oytvvn/T2/0YrI/6llSSNYiEX4gk11sd Bq0V55XRR4vrwSNsjDaZrou/u5X/2MQ1VRlurBHRZntRLsCMTn3tQ5CPYU4yKAs6uLHQF+iJLJf5 EkLh7WVYWJ8MGJtwSCYPujbUAM8uBOXlXezEwUlV0wVZNWY2W6+bc4U1QKdDwT76C0NPW4GNLqbm HOvc5hGoRbYgDFHnkWoRDItctleoB0NkxSG0cFEZUDZ4h2il5CYfO4exd8jEOM8Jy5LgQ8D1TuYa VlV3hQjLWuSzcloZEGslUDGlArBsGGQL4MS3AHlxzrkq6/GS6Bx087FmUuBoVQiq234eudC2/l2y ZAn03gnhyRnMpeL144pS5OvuOw+AcV4reEOlmS0OvW0cnHVbbuFaSf0qwg5sVvEWRrIdACyzgl63 NnMSvwIBGCPQO4NUJDSEGdhHgzEakyu7KXO3VI4z4w2A/4uB6Rt5APzd59d7MP3tWug/OXjz/eve jn2wzlq7pcMQNRzzZbI7F8aUCKlIaX49eO3bobw2i863+O8Lmjorl4619wcznJHBXgNeBOcwRI9D 53HVCbjhuFasWRJe9p0Sep+kADt96ZLeUg39ZL+C2W4Z9Rd+ALbdvcV+P+L20OP5Va9TZ+EapEro o8iI+76TdCAlyKYiD7MMiRyscRtWHMxISabjzAZGX37r3GZFrXowWoj5xhChpoJaBF1jnIOP/sLT 10OhyahZcs5gqQBUcRg97q4GOGeRCfjyYUWBwfUYVFUoh4BsKByYRAXJ6p1OuWBeqxy4YCUJy1bC eQeCxVIqUq0oVLHMSYZpm45BKzZirHOGYSBYSWSyRgjRhUQVOOtn6JxIbXed0HjeHTPOqww3953d kF5rkWyB4M1X9f56abSqYK1Q0KkItIJi6toBIPOaFhlmtuplSWK6KiwxZ523KAVISS6tXS8VcBZw aJkrvZmZf8LAH+CbegAw0W8Q0e8E4Ef7aD6+6l0XxQGz+agrQ0tFKUMJUN2/9LlXg9CAWW+H6DWj z15WQE24k9UeK5AGxVdr1Feb1kvmncUhehx6DwYwJfEZwMikPuqwb3MBmnbYqMHYXHIG2+FzyaK/ 8AOsNoXWWIxjh8MYcT2GbRe8pIolF0nGaX51LzLnUkW1l3PdDhxjraTlxqa6o42bB1UoCt+Ot8xC 1sOL9RulIhuFlaQ1EOxVYwiaDVPWyMhgQqkVcyqq44/YDwExeryeMs7nFWOQQ3XoguLJnfr1GWvK 26CSATF1zUUO/ie8wqCrSWJZTZZcsEyrzDKCHJACAxEF4rwU1HIx2XinSHESK++c5BIRiIjDGCzW LCDZ40pgA4zRwkO2SmsRN6oMVrGp/Z4yJADoNkYNWep3MLhsDpgv7WPDillrsWR1XbI8f523ohzU GdigB4AoVCkvlV+dCf8PgN8HMH8jD4DC/CPD/M8Ha35w6NztofPWW305twPAwllJzDFWysfjUjGv jC4YHHqDMTRVlqxWGsoLuoapRFvGHuPC5pb216loRuOgjeCb953ARMAGa6k4rQVLJowt6ksfSIO2 330S/qEhnMFesug2mOuThGKrswjGpb2QHD5RxzER1jVjmlcwMcbgsBtkBw4I9jvXiqL9szVC/x16 kdY2IVAqLGKZDfGlijVdWRRqfgXWYZ/BKVVUJgFVWM3l1Z43Bs0etAYEi7kA93NFKoLqfu9mwN2h w3EueHw4I6WCsY/YD1Hk0NFhP4q/IWXBcDoDeIVxnOYkkmCSgNNmle28ADxRKsqaxR+iSr+hj5J+ ZOVAWzJhTgWlVvRRPl8YCWjNRazjUyJMuZF9rOopCFNhLEnXrtZg0BDPJcvatNGItpBTbi84Kxfh acQafTWS/peIwz4Ky3JNVb4nkvK/c1LRJpYDZddZjJ1yEAvnpeDNkfCTfR/+ZSr0zawAiPFbHuaf Haz5aBds17hszU0lDiq52aLupFOuOC4SrLDrDfZRXkbSEIqW/BKc0wGgqO+ywiOh/TDrWqz1Z9Ag iDY/GKP8vTmzHlPB/alufduggo2nSbcXTbo+rN6JLNTIpL21H9ZeICLbys5I7NQQg9pK22rSbGm5 lXkL4rRW+vLgzZbyY4z8Gayz8JpabKxo3HOuUm7ztvTUm1xKfRHsPAnNJFLsOG3I7rbhMIpFC8HC ew8YhzkVnKeEpRBurnrs+gCja85X9zNiF7DvPWKwOrcQH4F1dvuzGTVwWQjia1qLDv7kMw5ebkxn hHqUMotnnxgxBkQvcmYYI8M+bZNkeOthNN635IpFScRLlpVi1MqIwTgnecaMRHWhDzIMzCytAIxB dG4DR1xSjc3GEFQzIvon0fTNidpaLwODEKVty6VizYS5Ap2TmYSQnqGsQys+CBlK18yYx1336T/4 O9/603/+n//2w7deXNP//Zeff3MOgB9+7zvx5dvTDwLww4OzL8Zgus49cVPpB1arxAPEIJbVNVWc FwYZ4DAY7JT4SrpWCyoBjtoPJqJNbNMUZ87aJzoErTYgDrgueAzBbQk6orNnPK4Frx8riAzGXiqE uE3vn6z5jYXVFJgYHGIf5L95mv6jO4enUVKOgRA8+i5saULO2S0rsBBwWqrMLSzgvUPfyfcKY5Er AK4ad23034ftls9Vpu+N4bfBNfWwaC5Eud2APshTPa+yapWgT7dtQdqALaphh2vFaVrx9nFB7DsM 0eGqkz38z98uqMRqgGq8AaNQExkarkW2JcEZjNEjVcbjnFHUml1r3eSzUeXKpcpNP61FKgunKkln 5fasEgzjIDZhH0VdVosQoxeNF7c6b/CKV5sS4az6/KGTykzwbgKkraRWaMNPwl4EIdcUk0uVz3ds YSBb8EhzBUrLE1ViXquQrBZNpQpOqo6ipeVh8Nh3srEoVVqFMAzH29vDF0uu98tajn/ysy/5G3EA /JN/9BtDqfXjmtJ/aHP57X00z4Zg9PDmjaICkqDOdtuVypjmiimJMONm0Cgw57YJcW/NlqlXiGVY pi//BgCxT4w/StyxBuijFwWcntqsTi5jDY4r4eEkP6Chtzj0DoO3ypS/sPFkv2tlch4dhkHSaqNt UmRsCTzOXjz+zlqZ5vciC2Z96bw3GDshGy1VhDBZb/IYrOjnO+XeQ6i2sgbkDRQqcVyah8ekVlnp hVsGonMiPop62Pa9DN4qHJZCSJXkhVUUWat8LjHoYn0+nVaclwLA4P3rAcY5fHJc8Hhe4YzB7VWP fR823Li0aWqBLkmEQEMHQivVC1KRg9cwwzGwGyKGLshNXwgPxxVMctMPvZPvT1OKTnMGa5jH0HvZ 5VfG3AAycnIiOmj8muRNroWx1E2Gi87LMzElxpKhOYOyy4dpvb1mO3A70IChxcFvWgyr8yigstmk zk0UNidRqra5Uts07JVubcTLYqaEyLG3/ThQIX65rOVnP/3s9TfjAHh26F/UXP5xSuU/plS+twtm 3wdjg7tYaZtMtZLRVZmVLMBFUMpdtLga5Qb01qLohzXo7W/M0wOAtrQZY4ymhV8MOo1oO0Yvaj+d CcgGQl7O88o4rZI9F4PBXtuEztsNiEHaC1gIEzBGSTAe/UVEBD3BmXnz/7cwSqeYL2s1ndZeYr3k lueL5JdIwBRBUVteVpkCxyyo4itGcE4NO3LTOB3+iYdASnxrxEfQRadhlRY+eDh/uWlTqTAsXvng 7dYOtLj1y2cO3D9MSIXx4qYHrMFjJpyWhLRWPLvuse/9k+rnYtXOKcth6MP271IVOTBVgEuFBTCO cfNP5MI4TStyEqZCSztyzmBOBafziloqgrMYhrBlDiy54rxkdQgKQzAoIEXYAQqgASM4bCrQKcsB 0LiDTfL79AAgulCEosqyrXsSF0aCpycW7X90imirhCkxCpktsdka+bX73mEXPcCEXMicElwJ0XR9 nBn4s1zqH//iy7f0jTgA7sbwcc31v0i5/Kik+uEuII6aRS/lOQtiqorJouX6tTBQZmDsLXaD9H3G NNeXEd++rpqyxl21F84au5lZmpCDIf88eIfRy959E6xoz+2MyDLnQnhcK4glhnrf6YHRUnpaFFQl QDX1Bycqri4GHRzJAdAUY9aK6KclD1tmBC+tgH2yRagqM21wDWmHCqal6CTcPUlElnI/56pOO5G9 Svy4vAC5iOU3Z7G4NieclPkeFdKfD0F27MyM85yRivD8BfntNCRVhqnRO3RRKobTeZHJvgH6ISBV 4HROuB0Der02mw4gasWViqDdSq0yi+mDyJdLRU4FXNVlp+tIWfsJTWjRyqjTdWNwFuuSMZ0WlFxh nSQHBQ0nTblKdsBKSFUxbFGfHa2SlqQUJSsMQWMsEhkkvcF7DxENOfGW1IqNw5hIVKdGobKyilQN hhq9mA26zm5aiLUIIHRt3ozmKnUSfrOLVgecjFNiZOvOMfhPmPgPcy5//Pmbx7+2A8B/nQfAMqXI 4Ocl1RtRhKrc1NitBSA2KLhoHFupLntvjVpWY44o25pOXV7IXOV228Ib29BNGzH552aLt2pkn1oJ agiEVems1UFPVCLwtDCOiwySKkkpGKwBeyUGqQqHCqGy0G6skX5+P8hq8zhlLLniafZAKRXTYtD3 Fbta0UcP5yT4ouqfLzb+XYhYUsHDad0Y9nJzBwzqQVjXjPOaQXqbDp1IdqtMklFJhoPBi5CFKqFo i8RwOs8Axq4lAzFyZtyfEoJKWNtq0ztGFx2eXfU4rTLBf/UwIzPj7mbAdXS4txan84pTJ7OWpt+P SlzaDRHEwLwW8XMEi+t9j1oZqZyw5ILjUuAfZhgD3F33iMHi5qrHlCuO04qHcxZuAyTKLDiDpbEB MiEEmfUM0WPXOUQHTKsaolj4C97Iz9o7GTTK4c8YjIaOBhUcFSBVg945xcCTpgWLa1J2/</text:p>
            <text:p>iJOewJO u+QNmAt92qANhs2WJ2F1NtQZwIPhmDZhmTEAamHKC1f2TPTXqwb+Wg+Ax4dFNlTMtXPgtotvLwJU QVe2j0xhntT2tjK19eaC9SZiyeJT4upUmjtOnS9sRPevLz8p678RbXxzGBbacNtWp83NZaccScyF 8bAQzplwVQnetNRXi+LFp18yoWTGwhaOgJ6Etxe7gGsdCpeTGJRAl2jxwkDKGSk7XO/EZDOtRU00 EibhwNiNPWJwmJaMZZGsu3Hs1C4sKCtWZdx5KdJSccRuCBhiQN3L95tL1Y2JRGwnqoBhGN9yBy06 73HlLIxxOM0Z01zwxiQQC3q91/20U2nyezcDSmX8688f8XhKuB0CBgC76HA8rXjoAu6uB729dQ7h zLbebEEjzJL0Q8w4poLjacYxZ/AjSe5ftOiUsziuBVOuOC8FwSVZrxLBeQdrK6oODGMVXUAXJdW4 DysMS1tZKgANfbXtoC3iH5gKw1lG5+QAOFoRpPks/52sVeX5MhWbrqTR2dq2wDBvqlRYzRZggI2F cwxvxXvSlJlEshVxLLyJS/sKOFRYLnD8JMHkm9ACVOIPM/GPDPBx7+zhund28LIVb+U5sdGTs+2s xZRxXhg7b7HrxPIZrYEDRIUHxlUfAWNwUua8uLYsSHdu1PIBjQ4XvQwRwxPdtmtgTCfzegKQibBU yR14XKUqOHRCCtr3Xrlt2CKjS9UDzBl4y/r1rWb9ycSgrdhgLkk3nXr6vTPo1fLbFsiFCKclY9Ke NqpW3hkgpwbtlCmyD04twyqgKWUTP1kjwprghQt42EV00W0v3XaZ6PcWVK7sg6gJiYXpnwttrkLb cN/QtslaPbiqpgmJ+OjdOSFbubWDt1sbYDRSreHUm1RaBGDSCqZKmLSnt1o1tParNlYiEZgkEr5h 01q/7axBjGqggmwJHuaM07mANJ4rbl4P2R7lKgg1p8q+zhv9tU/6/GAQ7IUTmLIGxLIMeYOHZAHo 7T/nxhGUNWN0TU2o62I1rTGkuuy9xa4XgVcl8SycM4NjWHa78YsYuz+0zv3xJ29O34wWYG0lNYRS 65WleRFUXMwTbNpLJbc8GJuxpq1gDDcrjg71NGIKBghqftkUgfqCtnWgVy5eaJIcc+H0280y3EIh BPzYWakCHueM8+BwtwuwTlaQxBbFOayuYiXCecmIpmK0Ht4FyQXERQdOGh8d1PwjAZfS986pwi6k O90AACAASURBVPpmarK6/mGc1wKmGc8OPa4PvfDt6yRZeLnAImAYI0IQTUHxFdMsGgrmhKGH5AB0 FxBJqTKs8s5hzbSBNKErLmM8utgGmYzTlDCnDDfLFJD0s4/eSMUwBLx/0+HlA+FhLdgFUWx+CoM3 U8Hrc0LwFled37QYpcjN33cBhApKbUJvcLuPyLkgTSvSWnBcMuJxAcFgHCOCMziMEdkQypqxprIZ mITnrSzFUsFVoCVDJ61ADJIV2F5aq7bozsnvveiaMhcGBTnshkBYs4iscq7oXAsIEZ9Hy3psSHQm QbpvGQps4FTqXplgjaxGd1HWiess7aVkT+gXsxZsqGUREqx7DDG+DF082lr5G1MBAPjQAj+6subj gzeHXWdtdMq5NS1xVh6qlszUAI5rFmfU2BlE7+XFUIpvMDIFJgi7LtiLo6tUknx7XcGZLW/PbSER DW7ZqDl2Y781UnD7HghTZdTMiEFINkPTDaigprJQcEqWEq1z4orroketRWOx9HaChJwedhFXu07M OURgIwk/XtkGwr03mFbCu8cFzAY3hx7eW1QDPMwFxzlJ8o7uJLvtxtNosFKQa8N2y0CxHbrOWXQx oIvi7RdsuUAyWviFM80ZKNXUSrLzziRrrpbc67YbkfEwFdH1e4PjXHA6JRRmjF3A3S5KnmGVyPdK 2NBrzIycMogIQ/DwymqYswSsELdgFxmVO+/QaQtYdPUrRdaWYaQ7dkYwctkc54LTKvOc3lsM3sIa p2j4Jze9HtJRxWrWSHWwZuEwBi96iqq/Bjq8LQwM3mDU2VRlg7VIC2DMxTHYmtnOi1P0tMoKPFqD XWewG2TAmithylTPlR9riD++uTn8T4fD7l9Za9/+xad/fWvAr7UCMPobuGao+//494wLgtlAE2/1 QzPuEnPNCqZwRia47dcZiFbAOQersdJGRT/N/uvacGXbyas4xrTv4QL3tKq39y0noAL3ifDqVHA7 ZnTO4m4va7whShR5rsK8X9aKc6gYU908+KJGrFu6LuC0zBQeoTDoKsxaZDKta6hD55GGgMf7Ca8f Fxz2PW4PEWMf0A0BpyXjNGVUHVB6a9F3Xm2rTjl5FWvKmw6iHXbOYgsB1aUK5iVt2gLRK4gAirsA BvCYK1YlqA7eoHYW1bXWzSH6gOhWTTsGbkePtBa8envG7a7De/sOfvAbnKRUwjSr+kXzHK2Rw/XQ R5QD4bwWLEvGeS6wJsFYi944xCgciGCASIyyFKRCWxJPW5GmBATr4YwEpew6h8e5yHCU22Urfb13 UO0AtCUgyQBwENMV5IVOhdEF3hiRZETi3Noq2ThZ1aDQph1JRZ5v7whdFNFR8G5LoLJPhtTbsFBG Re+WUv41jP3D91/cffr63eM3pwKIwIce+FFvzMedN4ehc9b7J9lqRgYyws2T3lGeMUno3XUiABqD VA1LZQQjp7dzBgRJ/nFRqDprIeRc5EXji4VTPANidLlEcwsT4IL0UrOP9n2PeltIUqxOeSuj6yyu RifGE282/X+pRpBUurcPThKNYQzmtYienQjOtF29ZMcXmG2X3zIODKQf7JyEXj6eVzyuFX10uBoC qg7Vljkjp7opHKtiw6y1G1m41noJrsQl3ccaCV713uohJX1t0UFV+zzE6CLILQZgakXQSHWx/BrM WVxuXMrmPxicPMYvH1cwG4wKRhVykEHKBY+nBSkXfQHEb2+d22YzpVQBiGhgh20AFmvgg5ilvBEs +rIK7LPpH9AO89bLZ+EEPs6yTg1b4pFmISgePpMMgTsvUt1gDXIFzlmqODGRNdbDBZhCkM8qWAsf rCYhyYUGPA1XVdt1lOSok6Zg9Q64VsFb55xUoYXSMdFnn53z7zPR//wvfv8nb3/y08+/OUNApy1A b8zHvTOHsXc2eoungQoNwui8EniUkEoG2PUB+85hH2UgNeeKqDZg1hPXGYMYPKy1mJP4x5tDw1p9 SNQaCxiwqgOtlrlW9dveXogvayXcLxmZWHp1J5CJ01Ix9AIlHbuALsqqLWel6BJvZiQY4eGFFkDJ wFw088805aGDsX6bichLYDYDTlNKr0T44n4WAIoKogjSCuRStGKRSXPVrHDr3AV7pluVhjRvScdt LdvmI2bLMDRbtm8T8my3k/IVkuogUiHMa0WpBc4QOjA6MoixQ7UO784J51MCnMFh32HX+20Vm5SA tKwFMJrrAN4MTHJgM05LRs4ke3jNfwxOKL6Dko3XpIeP5gi2bYvTMo+IsJSKt3ORWYwX6lRQlFyj Gif9+XRWDuBgRaorwNomFpLPhCBtw6qDyJbQHIMcLLMGjbTnqilOhfgsaPYpi+o0OIPr3mHfefRO lI/HteSHhb58k+iP7k/L730dbsCvtQUgfIWM9W8wwi5/401hVzY8tqzuvLLrskwHZcLuWPXsmlpj pf9v2exWiT+isrPbD6uwrlu09PPWbMaN7SHX/S4RbYimsY9YBsJn9wtenRKeP3rs+k6MLt6ji2JG yZVQqsHjtALWYr/vcbOL2I8dVhhMlbHOCac5yYrPOEnscQ6gilwyagWMcdv++PbQYa6En7+d8cXb MwZr8N7tgF30iL3HRBJsWapBLReBijEG1otJqOSKShVRqcPOAVZVbs6RynwtmD2MEXVc66/YCEwl WmlPLDvMWYRSSy4IRknERr0LGQgV4M5hGCzeux3x6asjPnkz4dndDrsh4Lr3GDqPUgKmteA4JeQq bUEfDPo+IniPm10EeMT9ueDd46wcBjkAZmsxWIv9EDB0AWOXNvvtU/deVupQm+57fbkqydfxFghW /QWe4TJtmYNSmEmq0RCEyVU2EpA4G+VwUVKxVgKtF2hQGmdlYH2hU+taEIyoMxTWHlQYr7IJmhNh LWxVK2S/jnf0az0AqpYYzgLeSu1JdHn5+clZ0JJ6M0kp2hmZxAdnUY3EhhkiOEVWV0gNG4YAS4yy ZHCVUpHa7MEaOIjbiyGkXqhLL6iSkHTdUskgOBbjB2SpyxVwxuPmMALWYKnAq3cTer8gdlF0/cGj HyzWIuukAgMqFfOS8PLdpJLoDldjBwLwhgjzecEjALLS1+76COst1nlGVvWcsTLs9C7gOjNudj1e v5vxl3xC3zkchoCbMYBLwXKcJdg0OBGglIIVDF8JrNTdrCq7ofNw0eOcddpNIuzZDRKXbZ2F1884 eB1wVZkNlMpw1qOLgKmEtK7IOSHoLGAlwOeKSAY2F3TR47sfHABv8Wc/v8dPP39E7wwO37rC2HkQ M3Yr4TRXvDutuD8vuBo9bphxtTPogsd+HPDipqAy4/GcVPRVkHmFix7jLiL0HofS4TRlpFy/MuRV KDNKkbWnZDgwKlVoAPl2+AdnESyDtN0rpM+wMxgiZGBXBN/VKkanSUkXQb9yF6DPOksVw+aSptQG 08EBnWVE06BTRsNFRdY+JdhMcBbGWQAF/M06AOyFptVGoBebqnka1qk+dLCoAjXHLap9trSDgcxX fq33kqlHSQiy/CTFx7R9dQuw1DBJq5PuqNr7XAmcWrINvkIAqlmmwle9ZNhNa495WvGLtxljPCNY gw9vRnTeYtd7EBPqzKhedOb3j5OUsppQ82zfAaXiTWVMawbOK7yRKiMEh+pkMLhm8SF4/fCG6PHB zYDjnPHluwl3uwCDAbvokDqP04Nw5UTqKl1dzgSitPH01yR6CZEn0zaNn5YC52UzcRgll6/ZgqHC J2Mscq1ykyoAJZLBY7aYNYjUaCpuLsLicylj5w2edQFpF/H2EPDmzQmfdB4f3Q7ovGgUDruIOVVM a8FpWlBK0VLZwO5kK3K9i1opZI0KI6w1oxsyrncVvbOIMcAs5d9gODbTTlW2YbAW1lTNFyBAfSne mQ2Ikli3AkQILK2I0KcY08pYi8JHrIW3Fd7KfMBsPMCLCK1VJKTelPb8OnvBibWxGCtQhBgoBJoL 3lU2fx4N/8zKR/t1tOlf31+jMx8Ga34Urfk4Onvog7VBs/6Mrv0qGbARFx1Dhi2VZKVyO0p6a4E8 rMtKGKJo72GAPrYMOca0Cum1qFItqHCINForqG7cWyPkmiBuMobBmhWhbcxGIn5zLjif5Pf78NmA uzFoFBXjfso4HjOsZVyPXlgFSoRJuW7S5lrlxZsr4dBH3I5RY8cM5lSxatUydiL+CDpsW4q2JMZs UdNdtMhEePW44DTJZP9uJ4q6x1UOQG8t+qGH817BH7LeK5UwZ8LDXDBnefibV2JKoqqblwJUhiFG qWU7qMVy7bZ2rnHuO80orG2D06b7xJgrITEhMHDDBkF5avdrwXmt2EfBf/XRb8GjUI/Aw1SQkmQT OI0qa1mD05wuWPRKl6GbtnkybE2ofGEsSDsnbeVapNpbNPh0DNJCWic9eq7CGVyybgmcQDtlJmNl O6CYry4qIr0yahFLccPUOSc6lHPSgNQgSlNiefGHzmKMEviyFgGWEAFjkMCSYA2dMp9enulPCpv/ rnPuf43WvpmI6jfqAHh+GL8Vffgn1phfd4zDEK0JmkdvABgyKGR0giovzZylVOu8wdXgEILVIYyA LoYoIM9oJTRiCBKucVyrhHzqQK/x3CR22mDfqUkHwKAQEKcP1prqplRrkInX54zHiTD0Fh/c9LgZ g5BovMV5Tnh1FCfe0FtN+rk4AJ8m/eRKolVQS/EQdRJu5XBKaxYHmbcIUeYBxA0qarbhUh/F+z4X xpvHBWshjEMAjAU7j6wv9jD0GPqAofNbGjCxrLXOa8XjWnFe5daKagxiZpzOSTQLjSBgeKPzwpot AJXUCWOtuBq9b8w/cfJZ79F1AaES7FpRMoMs4DuDNVdMpySBpUGUlW0d2VBh5yXLi15JFZwyJ5EA EbErr1kPqxamooO+ZZUWoPX9T4h+F4ZgEY1HLoQu2C0S/imdes2MVe3TrQ01jbVQpSJt0Wxt+Dtr CEgfLLyX23xaperovAqodMMwRBkis4aMTIlQCjZEmHWWj6nef3YsfzIR/sdfuz78kbemvEvpV6oC aCK/zgNO9/389Ih67/rqhff+B8T4iAsdxmhcdOZSAZB4pdnIHpaYMWkFELzBYZQJfCZ5kZgqeu/Q e7EHj2qxFPeelPpOJ+zMjFYy9cHi0AcE5dwPQQ4Aq3CMXKSd6IKsv9ZCeHnKeFgI+9HjxXWHmzHg MAYEb7GmgjUVvEmi5LOQEtG1qHBuwpRGK65Iq0yfD2MUt55EQUslkIpo8btOOPmqTmQ1SzVARkNS 3y8Fb4+LIMZCwGEIkjuXJE5rPwTc7CNsSxLW9WYm4HEpeH1MsFYgGDe7CO8tJiXw5koKM1XmgIp/ jLUKIE0oVcxNQ+cxdE7+fKkgZ0bsAw59wFgBXiveLAnVA33vgcpYl4KXDyusl6l356X9iWpUSjlj SgWnldT45HEYOxENaZz2smZQlV49lyoGHV0H5sJYlQlpnv7PNFa/VgGFNlz3EFTYpS1MyuLU8wYY tFU0xuhcQNZ2wTOCkxtepvmyxRGhmB4ASY6hPrjNPuwsY4gOOzVJzVoBlMoqD7cgA3pc6/1nU/2z BPpfXi3Lp1/Hy///9wAIAH4A4B8CuLZycZ/oyWzvxc0NwdhpXVOPUj7aRTNEb50xfOn/FW3lrAaE rKwRynY7AFKpoFJhwRsNphsjes0EWCowVRX6gDazz1oYvXc4dB674DSdhsUSGhxidPDew4eITr8W EeGcMl6eEpZscL3v8eIQcT14DFHFPd4gW4MvHhIeJgnwCJqeGzUrrqUOAdLrycqMt9WaD7LzZuvk JcsVVtHlPngo6lDBo8oKYCllJfuu4GEqGDuPu8FvK9WcKzpvcLML6INTL4CuQp1DroyH04qHKaPA Yugi+ij8wcqM85KfYM3UgrtU0d2TRIfVKnqD4KWUj6rjz6XxGCzG4OCCxWIYBTJUk0k48GoqKESy xuvk52jtRXdQKvB4WjGvVYakXl7UoIPDlDOWIiV2KrSZt6pO6Fu455aVoFoPSTkizEXCQz0cei8c BxgJ9JQyn7BoT99mRc4Ku6/pBTorUnGG0WARUsWprJYLA9Mq7Ml9EOzXSqImHPXyImLMa8G0EjLJ 70UAlgpzKpgS4+fW2v89V/rViwbrBSjzH1jgPyrAr1XAE/Dy6a7ye9/7/rLm8urt24dnnsv3DtHe RGfCUxyY3QwmsrI5JQZVuVEPg4OzwJqqxoALhLPrAsadWEQNE9YqPZhVtUWqtMlNb8aAa93HyylM G+uv7yToYhgihs7De3mIj3PCq1MGweHuqseLq4hDJ8Mg8X1L/8a14LQUnBaCNbyZfILShBsh2FlJ +S3EyLmgMiRkQnvXUgglZdRcZEKsMtsgXG/db5uvbE8LAe8eV1jD2EXx8ltrcD4vgGFJE+o8+hg2 JFfcAJ+M+6ngYSY4L37/fe82cOiSWRWBjLQWpCWDSVyERDpEJNpu1ybpTbnIIaD6CRsdim2xY6LK rCwiq3nOADHGIWLXBQ3alHKbIYfctBTkROgMpErovASi5IqzJknn+qTqUxKTHAD4yvPV8GuF5XJY MsGwhLT2OlMqGqmWK2FVRaq32JKRGVJVLoURrUE0FzaEIL7MVkUWJRJHI+yKzCJkk9ZV+Au5Ek6T zK6yHliZwVPh80rmz+HcHwRv/+CcyptfuQPg/c740ZvvR4N/XAi/U4HnFvi5Ax5IY8x+9skn/P6L F/mLV69+owf+vatgnnUWnbV8yc7bIr3lh3leZRofvcUQLQwD0yrI7F0nJePQB+x3Pbw1yHNCLVWm qET68gsN1hmDFzc9rsYAcg6VGZYIY7QYBzHJjEPE9aHDXmOizqni7Snj7THBBY8X1z2eHwJ2ndOw CcD6gN5KgkuthC/uM9Ysswbv7OXWaKEhlWVjEax8f+ozqLXCMimYU2g8WbHCfSezgqfWaaO59F4Z W/OScf+w4JQJh87jEEUMNRdCZiN++C4q06+FgcrtU5lx/7ji9TmjMqP3MifZD1FutEVAIrXo9rq9 QPVieV2zsPgqyXyGdONCusYhYwDnEaOgvGW3LV9zSYRTJgy9xy4KxEPSilX7ESzWwjhPK3Kp+jJf tjqLynKJZG3blJ1kWi6E7OSbyrOlQbM+Z0njvbwDehXuiK6fUJl0TsBbKIv4P2Syv+qQNliLoPCJ WX/+nbYqtUql4JwMiBPJ9xW9FXBMsFgK4e25YMq8pVqthZcp0y8Km//Bx+6/DyH+7HFe0td1APyV 14C/9q0PDTPDe9fH4L+TStl/+smXn/10ygHA/wlIpvkf/emflh98ELJj1FAhQIMnXmfo6uOpUKj9 81oJiWXF5UKj1aqaSnenWfvuCELWod9aZJTVdeIFH7qAsyoEnZGX0TkLNoLgCr7lzItBfKkice1H 6acFHybpxcRAZJJgyase56Vgmgo+eSj49F3S/h24Gz2GTr42VGZL+qdLueKhLKjZY4zCf2tCpbRm VIVkRCMAUaMtRLQKrhwDSiGc7kbMqeCztzMOvYc3EWPvsOSK1/cLvBNjzdUoTrgQHA5aDk9JFHx/ 8eWET16fEQzhO892uBkinl916IPF8XHRioVAllBIlXWQCifngpkKcnFa5bCCRIFKkvADK/v8FgMt DPyKacn48lzw8t2M217yD70TJeR+CCAmPJ4zpmnFaS0wxwVseKM0DxoVtmYh96yF4YO8hMZcTF3Z kiolSdWfcusP3uBUCIUJhVnbr6ZZMYpIZ50/iZPPGdGJwDTZ9GWHf/G68CYMsnr41NYOsth+FQ0o 1VbFtjUqFajGUHH2ZKz9y9v97U9+8snP169zUP9XPgCe394wEdXrsU8vrsdlWtJ3HMx/3b19MD+7 P53mQn8B4I0F+NvPDoYrYTkn5DmLOELVas3Qw788XtQ1GpMYKXr/RODJJCk1xqE6L9r2Iv9tVnS2 dxZXY8SulxtwmjNQhEBjnINxHgSRY9bCcIFVBiyBJIksbrqAfR8kLlxOLbnhSoHzAsn48KpHSoSF TvjsMW83trFm4wQyC+JsyYSgLUGtLCVuLtAWFKShlut5RWCGLRV3z/aIzm/efe+EUnuz8/jwdsAx FXx5vsfP35wBEH7troO3Bl8+rHj1+gikhHQ74GoX0XdB5MS9wYurimkpOC0Vv3g540/LJNLZZ8Dz 6wFXg8crA7w7rjivGVwYFVJVOWcQ2W75f6fCG2Ohj1LpgGT4KdARixgirO3kz1kJx7Xg9VLx5t2M z6LFbhCF4m6IGvvtcT16PO4i3lLCcSlgA9yMUSb3TsptOIOUDXw16NnIiwyjnny5iaslVKV/GH0J e2cwO1ws5O5yA5mnpCA1bAm1GtsGizTSne1FydautBYl7zQchoAn8yBlRuCCgWO1wycw4OzUDeGt sfaY8prwNf/1V24Bfv3ZlT+ezr/53u3h7//db733a+/fXe+vb692fujDj3/6+XMA/74F3t9Z8+Xf ++63vh1890MQ3gPVwbfT8pcStQsDU2Ldl7Y8ein1vJdJ+AbIcHZ74WEMijE4rwWP54TjSri76vDt 2wF3+w7OWTyeV8xLhvNWQzcEONlHLyUgM+al4NN3Ez59NWEpwN3VgPeveuyihTeStMlEsiozVoxG wcN7L9PppeB+kRWTcxI8Ep1Mga25kIIv7keR2mLT3EtYRy4C4igKNCGVNvfK7Wv0GeeEh3h/XPDu mEEWQha2smGQtOG8cQ7aXp1hUFJFXgvWNSNlmbonVQ4O6lbb9QE+yK5bJuw65LOXHAPWlWdWAjER gytvbEPf5hemed7tBuUspeI4FUyVlFXoMfZRCEeJMC9Z2iRlE2QV6jdBF0O0A7nICxnDJXmoti2Q +izkAL1IvyvLkLiZeJxOXYvOkBpOba2q+lOPhrgCL5Tl6I2mSrW8CZWlV+FftOj21q7sO7Gye+ew ZMbDXFRBynUlPFZrfi/24b8Nwf/eT1++efsrewC833v/+pMvf/ODD198/+P37r77/Ga/u7s52ELY L+v6t9I8/3At9Lwwvvjg2c13rHH/kHN9bmrurT7w7dpo/7doBnIhkREGJ0m6WXvolhAbW6a94r7Y WmQAj1PG4zFhrQYfPRvx7dsRY+eRifDuuCClgi46GTz1AuQcNHaaiHA8J3z6Vg4Atg7Pb3q8d+gw RCHnWuMkqIIIlQ1gWmKvlr8WmHLFm6mCq2jFO7WhahIamsxeAcDKITAqD5WhYGWh4qxFJLzEQrJt 02jx+cucpJIw/U9rwcNaN+9/H52AJZesqHSVrRqdZq8Fy1xwXgqWUrFUxutHwWd7JynJV2PU8FC7 2ZYJTeWGbYijyjVxxRVCzYTMlxAVSbmpqGxgnaxgg5KhZmK8nQpqKcpSjCCSwW/RCPiW0biuVc1U SunV1WZSU1L0T/0detjqfKVUOYCMubhRkxrRmjFKQlBZ479F3bdkhoXZZiiAtKQgVi2FfLW5yJ81 6gHNrdzXAeSquLlDLxeCszIDeJhEv5KBvIJfJ+BfxNH+N5+9Ov8M/xb++isfAB/te09U//4wdv/A WfPdfR/HD++uEb0Lxtoxlbr7xZvHHQHf4pJ/K6f8t/OyHLhmbwyL19+5jfjTJttTEYxSM6AAcgo7 J1ilffTog9RiJOHzwlpfBZx5nApccPjoxR7v3wxgGJyXgsfzCtSKffQYexGrdDFIrx3kAX+cEz55 N+PzNwt87/H8JuL5VcQwDPDdHhz3yAhIq6zKWIER3jJ2nYf3DomE6f84i+y2fYtt89CoODJNl4eS rYWxTmSqmkdnjMwFUpbDxDPDGAvWWYWzUMhnC6sgHM8Zp1VuzDE4BM0JbIjxWmXfXFUzcFozXp0S 3p3zhZGfCLPK3TonYqv9EHSrIcPLpPBStPVag2IQgVluxCLZdorXFt+BhTjh+k7gJb1izHLKeHXM KAz01oBJCEHOC7mYIRuUUioyCQF50JeWjLj0UiZlT1xSl9vtX0iTd566II3mSSqLwOlQj9iozdcI IzDJ9917YBdkFXtOlwFiqwDmImW9V3MQoykIZT+elIJ0Mwg6nmEwlYq3M2GlLRrjHQN/wIb/t5R4 /ZU+AL596C0x74J3u1LKi/1uuHpxtfe7LrqroXM+RjP23cA5f/Dq7fGjsqZDzSUQk6kMIfW2JF31 DFRdsaTSGAFG/flyAPTBYtcJIpwYYGdhOw8QIS8J704J54VwGD0+erbD80OPUgmnOWFeMrwB9kPA buxk9afIa2cNprXg9XHBL95OeHm/4rDzeH7V4Xbf47C7wW5/g93VDYKPqOuMUlZUgUQjGAjJRl9g A8J0yni7SIyX7PHdlhHvvYULQUrxSii6CmlBk0GHYQZ4grcSo5GklbO0QapmbFHcKSU8nOqWW+81 cPNi6Hmyxity2788ZdyrRdYq6+7lUSb7Ag6RibVVT0BRG3ClrwZaGAghmRXyWlUMlYt48WWtSFuE +SXSW9Zmj3PG8bjq7UzCHAgeQROJDICSs2wbKm83NhuzHQDgFuTxtNSXARspH8Kov8GqYKth2p1R YKy2D8SyKViLvMxRtwWk5T4DWuJbVBgs5UIabvmQvYa4NAWiMeL577SimdLlAGBjMgP3gPlDyvy7 hfGrfgAM9MXL4+e7XXw1L+n5OPYvdjFcvzjs/Ed31xiGHvDenE5zePfmPiSGnyvsnGVlUooGJ0Io vy2jPikPIJFmBjYNta7WZJBlAa6w3sFFD66EZUp4fcpIxHjvqsNHdyNudxEpZ5znBTlXxOBw2HW4 OvTY7+KW2U4EvDtlfPZmws/eTHhcCl4cHO52Pa7GA66vbnF3+wzvPb/DoY+gdUJKK9aSYZg0dlxe 8F2UeULORW/VJys8VYqNQ0DXd4C1WFNW3LdsKKL2kQ1dxtqXtoy7XCuCZenTo3wWxmKbT6wkZeU5 kYSAaLgpFHha+QJkTQV4M2Wc5qqrR4dhcCjEeHcmHJcC0no2hCBRXTrsI1VnSpUjybqe72AyngAA IABJREFUBaixMsRVqJmKEr5RUFgAqQIZtej6gCFIa5NzxfGY8GapAInQJgbRauyGoEBUSQKmykjM chhau0l4s06Uo36TWxsCbF4Pq5DYRqPClhlhtpCZoja+qpVDi0yLXsGxKkOWHFKpGor6K6RSkott dOJHkUg0+dyueotopS2aEuHtLCIgYauYB4b5sTXmdzP/ilcAnx4XHAF6eJzNep5/8+52/PWrwb9/ u+/9buiw1Ip5TWZZVguwzdNqSqk6SZcPTLTdQv9pmXWr4pkzNZ+gevebIk5vbKMk2bFzoEI4TaLe c8Hhu89GvHfdY+wclpRxmlcsidB1Ac+uelzvJdQyeHEgrbni1eOCn315xqfvZpC1+OBmwN1+wPVu wM3VFe5ubvD+ey/QDyOWogaa0wmOsoSAQPLhg7OwPsB2EZUqzqeMVBnOYRMKycBJVlLBCyDDEKuN VG4jpzFeCAHkLHKWjUEtIjA2+pl5JQ9ZJ+1BgsAtz3PVuHAo2w6bF70RgxMx7ueCaanw1uLFsx2e XQ+wzmJeCz4/VaEMqzvPG2k7OiUNM8RRxzCbLp/UBl5Jbrxe6U0wAGuISa5i9BmihLs6DTZdAbx8 TMipaIwZNoNN0CQjYmDNBXORA8Bbq2YfSUBq6HHWipI33qRcNg351uy30O+95VXwE2htI/jkKsPC IepBWnFJULbyshflQzYsmMBg5eRZGh3YGVnXWhF/TZlxzpIB0TmUAvOQgB8D+N3yq34AXMi/uH4g /NbH1/7vXHfmg30XgrXAw3nCcV4ANbM4U2C4wBBvSGy2FkuRoYpR51sqorXO+kE6Jes226SoBmUv P0aLXTBYU8XbqeDNKeNqF/G3Xuxxu4+wDpiWjNOUsGTCro94cd3japTyX24nwmnO+PztjL/84oiX 9wXjzuOD6wG3+x5XuxE3Vwfc3tzg7tlzxGFAhsOSKpbzCaZmEYdobLmzBqELCFE6UmLgvAr2yqlc GMzgIlLaoY/bzrkStCRVapG2OM5ZoFZl9jHSKgGThViSjnqRFcNpdBoDJRecp4xZ/fFNaed08GqN /LfHtWJZKwws3n+2x/PDIMKXYFBzxcsjYV4KXMlwkHjuUT0AToM021aC9RQwaoJixpaeHATWh6yH PkwbkkkykZXhB6ZUcJ4VM06i8gteIKRDL0znpYiWnzTDoU35S5WkY+uwUYJ5o0xrxWlbJaBtjTKh nZE05EueBDTBSV7erAnCtu3rNfV38NIKrCQr5MxAMLK2DkFCb+YMZJIDbNfLBZaaKxGykgwWZSU8 nAk/Nga/W78pBwCAKwD/7q8P5jfvHD66CtaZmvDzL97g9f2EsetwPQbsR4fChNPDjH1v8ex6xHvX ewzBIM8rTovk8aUKNPBxexGiU429MxtKJFpxDHpjcFwrXp8zzjPh2c2Aj987YK/JOI9TwumUwERC o9kLWLNJg6dU8eZxxSfvZvzs9RnTWnF7CHj/KuJqHLAbD7i5vsP14Rq7oUfsOnTjqKd4EiHQmmGd F/Q5RDASXMDQHxC7HvO84HRaUZRWa3GJDTfGSJ/deXThYgHOeqNEa9E7OeyMWmZTrboloI2mbFrG AQDPgKsVtVRMq7QFbGRv7p3Z1l6VgUW9+OfM2B06XO8iPrgZcDMG1FSxThlvV0JOBDYMD2DoHK7G oMnKl6BMfgp7Vb7gUgjGGPTeKfFYKbylYi1Vo8rFWNQFC4+KQhUPZ5FXt9bwssYUpiLAoFpllaeS 66xRbNZp+pQ1UlU1haJWKNbIZkPaAalUrA4GC5G0Sro5Ye3v1yJhIVa5Fq2l66ImDRcZdhIDhyDy X+uAzIxzwpZLOHa6SVDresuGgDF1Kv8vdW/6ZNl2nnn91rDHM+dQ872le3V1Jdmy2xNgCKKJjmig v4D5ShBB8F/xZ/AJY4PbjRtsR7ex2rYky7pz3ZqycjiZ55x99rQmPqx1TpVsCMDYkl0RFaFSZdys zNzr3e963+f5PWwaxw8U/BvHP5YCIGWOFKfvaU4mhLNVEerMdur56wuutwNVWTErBbMi8tFaExDB M8lzlpOKk3nFyemErIxS0X3vIlzhnR98fsQ5yWP6ykGoQYBNb1m3Bgk8PJ3w9HxKnsU2drcfaTtD CIG6yphPcuoiBmlE84vlzabn5W3Hy9uI4D5b5DxYlCwmNZPpnOXyhPlsTqk1WZ6TVdUxgLMZYoiH CB4ZXIqLCiipKPMqhWJYHI4m3akPppcjd0/Ft8+BdhRXdeEttkpwpO64ZKgxLrIIDwM5mbIND4J4 b6Py0YvoVDPHTuwwHDy4Cz29c9z2DpVrZnXOg+WEaZlHBoCK+og3Q8CPHo2jLjWTIov8A+vZJxaj 8/4IeBHpa2hNHAxmSecfw0Div78fLdak+UOuotdDxSvifjjYesU7nt7EdcjU0b7bju543TDpOhmJ SiKlLyfEF28Hgoc5gDxejcRxmGpcnLO4tGIWxG3AYMLRZn7QcMSw1DjQbm2UJwtgnsI9SOu/fdok VJmgyOM1ox1c4lQcV7+2c2HTe36QCf7fzAA0cAJ8CHw7/W8JjOkW9jMqAIERIb6e+NB5Ee4/rNRq Gvz0phnFuh0ZzEitDcsyfjojMu46wzA4pnXB04cLvvFgyaIqybWi6Ud2g43rsneGN1kitojkIFSp goeQgjs6y6JUPDmb8ORsggDuGkPTxfAIGwJVlbGa5NRltMAaD7vecnHbc7HpuNqOZJnm3rLi0api NZswTwVgOp2Rp7VVEIqiyKnKKtpL+5GxbRnNgFcqDogSW7BUgUWlUJmiHT13rWWwLr2F48Paj46u jxkCKiXfqmSPjq7GuL4TQH7kHCbRUEr0PbS6cV0W79oyJRd7oBujViAET6aiCy5PRWz0gbu9o+sc RVFwMp9SlwVFGbkF42Bwo6NLb9s8j6lHu95w0wxc3PXcteYYdX5Aj4t0n45vex/Ze/qtcSlq3+N1 hhTQWlcxUtxZTzNEjUKpZcorjArPXKtYwJG0faIEBbBBYFME+cGEZZNGwR+2AfCWeHxcQaeNwqEA pGGpOKxRrWc0IQanEI5OTZmuJ4EYH2ZcCvis4+YkEH9+7RA71vqwcg6w62NXliVBm3V+HALXQYg/ z5X4k8754f/BirtS8O8H+K+B/w54KmAU8AbY/yyvAIEQ+isbau38957U+kkJq9Z40RlLO3SUWcx+ y4uSoiywSPYmMFpLXRcsZhOenJ1zvlqhigIhJdtdh/H+yF7LdewEDpLTg6bah8CutwwmcD7Lubes WE1zvPN0+wE/GLwN9EBR5ZzM4gBQyQgavesML9YtL9ctm95yOtXcX1aczWum0zmT2YLlYsV0MkmG kPg5tdboPMcfIsVMjzERaaWJratPLWauJVKXqLxGhmhg6qxjTPf9pKKJw8+UVuzcYSgojoMl55Nj LaRUmrRztglyab1PkdXRyHNIJlZpKt50jtHEB7hIwqoii13VtrVst4aszFnOJ3FXnwqETGF1/eBo TIhZeql7umstFxvDXeti8UkHLaSIMK1UBJmkUfcxki1tfghxH2+cw6dhHEn52DvHMNjj/MDFD0BI idYZQsqoTnThWAQ8KT8ymYPcQRB0jA1J9KcDMzJlRh6yE0YX4a4u+VNEuvMbRxpWx47sgLzLkg5g n7BypY4S8EyrdAWCbog24DKLBcL62BUIBFqKMBg/dsZ/aeB3vBB/oARftc7bdw/Zf/vP/yvx51/8 1eGPpwJ+/aFU/+X754t/8f7Z4nvn02I/Vf6rRSY/uxv99udBBHovC/zavVJ/QyNOlBJCCEEzBISM +KfVpGJR5SipGJ3jxXrD7d5SVzO++/Qxj89WlFmGDfDqek1jXGz/E4YqS0YPJSBX0f9vfdTuByl5 uCo5nRaUucZbh+0GxBiTeRoEZV1yOiupD2m8NnDTGr662vPiOibcPl5p7s1r5pMJ9WxOPV+yWsyZ VlXk54doixUyCZnyjCxT+</text:p>
            <text:p>DBiR4NpuzhxVppRxHZXEcjymqqsKEWAYLnqPTdtzPmrEx+ut55mdGx7 i7X+GD6hpMT7eJ/ej5bORTmyliEpIgXGOUbnEp3HHZ2FUTEYpadR2BLFPJmKZJpZmSGlZHBRADRK yXRSUWaKSgsKBUVGUjHG4ZuxsQiNNgItbnvHbR9ohwRGPcZgRXkvIuLMhkPO4E/lI0qCEHSjpxss o3EIFXMNnEs26aQbkVJGKk+ALM/TPj96C8bRvi2Uzh9VpnE28ZbPd9gsiRA3IXG9nEw73jO69H3j bRydS+g6c/BjyGOC13EzsR/iwHBaxO2GlDFivHeBYUy6Bh07CuviKjwGgAbfmLBbj/5PBs9/f2f9 H+VSuN4HcpAO8icny/mrm1dnk6IotTPzuRK/9vHD8//8vYfnv3VvNf/gfF7v6kz/AG/+otR89qox zc+jADwskL+yyMUHuRanp2VGoQTXnYEQWCrJPSU4kYEqByU9wzhyfdcQspKzxYTT2YQn907xQfDJ yze8aTqKZNw4bA7gUAA43vuaIZDlkg/Oa85nBVprrPX0o6EfPa31DEBd5aymBZMiJtR0o+NmN/LV 1Z5XVx1FLnm8qjibVcwmJfPplNVszmo2py4rghBpl31g5gl0lpPlWWzNATO0dKONiCg8GRaVDoNW grKAosrIspzRwnrTM6a4bikPODPSvz+uikYfHxafdOp3vaUZIyDlIBw6YLAPeYo6vb4OtlifhmhB imRF9uSZYjUpjuyAgcB6PzLJJbMc5nk0r8jkx89yhXWO/d4yuMhmKHV0MxLi9uawaejGpFvwB7BG ojSlQZ1KzsaDVuCQpWfT9iCk9NIQoBnj4a1ydUyEisq96FvwBLrRMoa3MWHimC3JMd4sxUUcB5Yh DQp1uq/4ZCc/IsXE24HmYah58FXEFKM46fdEG7tWMKveEoQOkWKj8RRaHClQo4tot1goQxg8rRPi J0KI3+19WPcJbFpDroV4VJb5fyxE+G9e3zX/Ym/sP/1oov/ZP/n2h//ef/i9j54+Pl/eBe//rQv+ tze73R/ubpvLK4v9OVCBxQ74/GZwH89K9+CpYFIIIZUEN1pMOyAzmIiCrC7QtUCdlIiu5fnVDT94 NmE5rfmV8xPun8y5f++Eq92evh2OSo53OW8hqc1GG1vDLHECilynNj3aLDsCfRqu5ccwjPhfsTZK YrvBYlxgkSmqsqAscvJMU+Y5k6KgzKKLzoSoUgsJ/e0Z0UpT5wXy9DyGZniLubjC3G3QYUA5F5l6 bkSKQF0qsqykUIpcwhfBc9v09DvDvalmWsZD5AMMY2AMNoVJxqGVdZ5t62gGh58qRA1ZeaAQxQdd JmilcnEf3tuACoFZGb83wXn2nWXdWs4Gx6lWnE4yTqcFF3cDu+2GbeU5qaK5KJOSZZ3HCb6JRo2b rcG4GLm1mBToTLNuhggMzRReZowucLEdWdWSZaWPwz9rDCRZbpmi0KalwjhJP8Y4M2vjHCiqPm2K jItmIGMM2yYW2HIarctVqRhC9OCLQ1qn98ikQRDvbijSLGD0AeUDRQjoqK5Ik/+fNqnFrMSQ7Ofx KparuNc/+A4CUGSHrye5//xbu59MCcc2JM1ASiGSAbJcixOtJKBubztqKVdZCOcu8NiE8GHXD/+J KIvferSq5w9Wc/dLTx7wC+8/VB8+vkfbDxe32+YHVdf96R893/zk54gFF88C/A9fNlbUmZjeTd13 SiXmhZJ0zrMxltZleOspu5H3BJwvCnw/48svG/7tJ884WUy5t5picbz/6JzbfuAHnzxn5tOq5+Dn EgIvouuqd5HJV2mJVDlB6mN8dxpQRHGNjOvEUkcpaEypjQ9bbywgmZRlhGrWJXlRUpYT6npGVpQx vTfFbkVyhI9vvrGHLKOqK87uP0QVBeQlWgXs7g5MIEiNSf/e3DpKKZguNFU2Ic8Ur2923NzueHE3 UuSSRaVZlRnzOmLLe+O5aw2IkAZVgWGEy200yygR284oiokPcaZipJdUAjFYjI0dhsojT+AmBG5b y6eXDcNJyb1ZzlTDaaVY7w2vGstkHjhLQZrae2Za8/75FJ1prL3jdjdiRMnjkwl5GZFnGstiolku Zowu8OXrO16vB7a1iwxHGW2fN83IdrSs6oyTScaijuDPRpAUjx5HzDfMRBT6NF0k6nok/X48mqok sbgZFz0H1ke8vA3HSNGfflIPQbCHcNUQrdg2FYEDeEklp6BPPG/vI60qyAM34JATEF9NRRaBtS75 IGKXmBgJMuYCOhO7O5OuSqWSzKtSlkUupBTu09uuVEJ8LxB+C/inLjBdd8NSEWa/8M0n/OpH76t/ 9kvf5nw152q75/JmG55f3fnnX3z6t4oM/zssAL5fBz4n8PlV695cduaDZcJdOwutD/RpIJNbR6Ul dSZ5UGW8V8MfX97x4xdvOJ/X5HmMnZ5VedSWJ3pL8OG4HgzpBzxajjl8WaYQUmGMPWayvRv8cACK iAOQ4WBzdZFPNys1sypjWhXUZUVV1hRljcxyQnJ1xNDSDHxUyQ3DgBtHRBZtrEVRspgv6PYnbBzs mz3GWbzzKOXxUiBEVNLNSsWjRUGlA6uJ5rKx3O0NN60BLPNCIZMqLbyjaZfJZ74bPLpxKGE4ERl1 nlDowWN80tzL2KrnKiK+C/1WBrvtLbe7kUIntr8PnJSadWO53ltOWktZlOR5jnQjGse8UPhphj+t +CoEtoOlNY5CSRaTCmsGEDHCOysysirj8q7lcr1nN7hoq07fcy85au2zVGiypJOXSQKtExG57WNY aBCKPCG4bIiAjlmpY2K0VvSZP+oBOGZ1vAWDvv1/Ev3Hx92/JqpCD4pGEaEO6XeUBoc43UxW9VhQ o9mJYyqylhLr/VHeTZxbJnBplGP3xidwKejRCWtdMUr7dD+O/8Uyl9vRhu8ZH/7TDPGLp5nmG4/P +OaT+3z3G4/5ztNHPH10nxAC6+dv+PrNDS9vNvZHb/rwcy4AoEA5aDvnb17u+9aLnHuTjCAU+zEq qkYfQxddCqmcacm3ViXNaPn6+SV/aB3vP1gyqXKy4KmIqGFrPU4FECrSd9Od2HhPlYuI+coit29v HKOJmDB5+PHLqJk/9gWHqbqLbrppHXXasyLuuKs83u2l1nF/bCxuGCLmKo/yUWcd27an6TpG52LG nlR4C0WxQBSOvg1s24bCD0wyR8hzBiGxCfE+KyWzsuJ8XnLaWF5vBp7ftrxpR+7agZl+izF3SVgT 3YWB0QluO4/19vh11XmEjO6HeH8/5tXpyBMoEi1JqahW2+h4uF67nmWlmRWKSS7ZtAN3247lZMas ztA4RBiRPrDMBcVJBcDn13uubzdRMTmp2IdAayxWSk6nBeermvN5SakEF+uWu+0YUeGJOD7eWfox YEbHyeQg0pIpPTmkENiUN7A3tEkFaULMcLTW4WYliySxrTOFMZ5gPVYcCmc0AUn8kVp0mJk4H63E Iun2JVHH4RKk43AtOJSOQ6iqlAcbcHSrLipFkTwGnriOjM9WFPvI5JrsLexdnCDWWlLmWgapqjHw q0Gpb03L3DetyQtkNS8zTucTvvPkPr/+rff5hW8+5cH9M7wPvL5Y8+WzF+H5V183m2Z/u04Yvp9r AUgF98e953deNnZZZ6q+X2WrHKlHAXvj2Y6OQikyGdumeaZ4f1JwObfcXXe8+PqSECzLWcl+3zJP 8lbjD9n0sUrHmLFYRfPkCajyGOccvEv8+hTT5DxCy0Pk8vHt35vIiA8+UJcR1BivB3Hi2w0jm92W zX6PGS1D38c7YJYTvMf0A7fbHXf7Pd0woqSkyjOU1Dhnads93RgTcJ21uNGijERmhwMYraFKSmZJ 7becVpydnLBte/b7HZttw103okcXh1lpLSiTNr/3cNN7hIpah5M6MM01VSYQOu28U2KSVhKpNV5p XDNgnOd8KiPl96hljxNrv7fcbDrOTwzO+zjsQ+NsjyBqKh6eK0SV8+JiQ9+PNJmOqkMEt41lUgXm dcajJVRYVlXOy2rgbtty1wzcjZ5tCIxjvI41xrGaOFZ1zqzQlIVMCTxvG/l2cHQmnkTvAv1g4t+F VCi1YszikNOZiPs6QBXFX7vfH4qA9yHGfKfWMBx2Ben78W7RkElIRZBYF70rUggWuaJKa+KQwC99 YhCUCnQQeBsYxihWOp3VPHl4zvnJjLxQ0jhbXm+78vKuIVcb7k9K7i9nzKcTTmc1o/f0fc9+u+N6 0/D5q8v9s8vrL19dXPxhN/DHwMXPvQAkkdqzSxu6S8u3zyv3jX3vJ1oJnUlBMzputGCeR3mrBKZa 8bDKeFDnXM8CuwHevFlzfQPjYMkziTcRxmk8FClUkeSpj+2jOsZpaxkQwRFCjLLyKbRR8fYaQLLP 9jbSg30IKKWicsvEVtNIQ9jtY4UfY2xV1w30PmCUwlrL2PXs93uato+ceali9zCpURpMt8X2e5z1 DIOhdQ41KGTmUVmgzjUuz5LWXTArJNOqZDEt2A85m73kopRcbfbsu7h9kMGnCXegVHEQunPwookb A+sCro4adyWjVt4n3r3xgbyQTDJFMzrUYClUQIQomDmIc5azjMEHbnYDm33PsKhYzCryPKNpYoip 0JLFNEMXGm89r9cd227AOo9Siot1R55lrKYFp6VitqrIpSKTmnUlmU401X6g2Vt643m286xHz70h FjIpBfMkGqqTbyPTgpvGcNtYSIayYfBchRECPFhWcTORqUhoctFG7YM/RoW9C6AT7xaB5Aq0ISoR D17nwxoxHAsAqQDEzx+8oM4Es1xRasEYEjUqocW1EBTq7ZbEh8DTx2d8/Oic+ydLZpMSLzy7YcB4 gRkMK1fw4arm4bKGsmIgcLHeUmWabt/w7PKaT16+2X12cfkXf/i6+aP3p9n3+VsmB/+9JANJRBYQ H9eBD5z3D5EiL3PBGOJ+ZplrShWn2rmKPviddXTWIkIMmWg6m/TSafqf6CqTTFCqKHHtXbxWnExy zmcFJ4sqevu7MV4ZgjjGhRWl5nRRcjoryFRMqbne9Vxueq528QEqc00QEu9lAkLAbrRc71qut3u2 +559bxiGMaK2rKPKNMv5lNOzU54+POPD+yecLWq0ktzuOra7DkwfkdpJ9GMGQ9sNdCP0VjCEg003 BnNW2lMVkukk594043xWUlYVUmW44MB7VIje80NraVL0lbMp0TfJh7VMQSXpt044NZ8Y+LvOYm1g UijOZwXn84JZlSG14Kox9E5SlxWPz+6xmM2jXsBaOmdRELHaZY7ONNu9ZdsYutEwdoaiUNSlolQh ueYCRQ6zac5ikrMoNYWOpqPWQmMj0jv6HEI6YCEVAcWkiC3NwQdhbJxbGBdb9ipX5Om5CiHOdw7Q jwN9muMs4EAsSkak5FIdXNQ3cJi1qLeKy87EgjrNZLwmpJnWrFKczaK2pDcukplTVmMm4+B5cIG9 C8hc8B/8wkf8Z7/6Me+fL7De8/p2xxcXN1zcbKj7PR9VgV9ZFLxXQNO0XG5btoOhLDQSz5cXV3z+ 4uXdm9vtX1y37s/H0X9hD8zZn2cHcPi1lMICn6wH//3B+hM0H2YZtRDIzgka46mVZ5ZCFAotOC81 j+sM6zythdaJ44rv8IOL4ozDIPBAE077WCmjIuydoNZwUM2Jd8Ifj5r6CMgYU9bcEGDXWXxoGZ3m viyoasG0LKiKnFlVEJxPCrIYPa6Voip0TAouSqa5ZqKjWGjdtFg0Lij26wvGsSd4yFxUlhgf6Hpo hkA+RvXYPgusCsuiHBBFhdCaeaGoVUmeC2aV5q6GfjQ442JCbxC0XtKPhrYfudtZrndRp6BSoHSR wBTBWHQfL6+auMKLU3eHGiXzAEWumdYFOs+47Twvrve8vuv5thOcFRWnp/cQOuPq5hI39jGZqKzx QTN2Fpzh1c1AOzjudpr1JmOezZjMcqoyRoLNkQwTWNUV87piXu+Zbw1Xu5HtvufZjWXTBHZzy715 xuk0BrPk2SHJR9H08eomRUyG2vSO2zbaiKepEORaHmW9LryNC/ubnas4BqEcOoCQrpvyp5KeDuTg 5BMQMC0E0yJ2J9YFOhuSLDhObZWOa8TBekym+ODhgofLikVVsB8t17s9X7255auvLjjXIx8tc767 rHiYg7MDzd2GrdFUpyeMfc+tCP5mu28urq6/7Afx47nUr+sMusHyD6YASESL4H9rvN86B+u9+2ea 8burOisDcDNYCiWodCTMEATneUZXB64HR+kCMxmOVlPEW4y4E/H3YcMiiaSgUou3oAgfjrZO56JU VCYN/eFaYKynHVNAhRPoQkUwyK4lqJLTleRkPuXDx+dURRYLiovtt1aKTEVOIJlGKJ3+fVGwk2vF +WiRZU1WZPzEjmz2BtM0FDiKhLrywdF1LfshcKc0ReZY54JlHlDFQFZoFpliUhWspgWzUnBvAu1o McYjrMMGyYBiGEe2bcdL3fLmduTNLiblWhcBKZMUf9V0jn3nqApJKWFVK66c4+vbnr0FJzTfejDh SV6w2xvGrud61/Bq23C2nPLe2TmzosTtW9pth3EGoRSzXPHN05IMQ2csL9cDm2ZkezcwLOeQleTC kjlDGeLWpqoU06pgUWrKvCeTHcpZ7lrDxniGO8NudGx6y8kkzgVIBTjTMTvAu4DwEaR61YzRS5Ek zHkmMT4+Yy6pJ8U7asBDJn0IHn8YF4f4MfbQIjgXLdgJICqUSARhkbIDYZorJALjo7+/GWN3CqCS LwTjqecVH9xfkivHj59f8PW64U8+f8HXl7d8UDh++azin5zUPJ0UNKPjq93AV61lnE35YDUhx7PZ duO2NZ98ueZfe8K/rDL9ySGt4R/MFaANIbQhGAPbAZrCM/GB97SWNUg1+kCpJYv8LSwzTyTbNjm3 SCAG60EqnVxsUOUcLajGxb7n6XnN41VJXWZ4H9i1I8Z6AsknYKGuowpwUWe4ANuJoor1AAAgAElE QVTB8mLd8+qmxzh4dG/Bw9MpLvn3rVCUZXQELqY1y2nNpIjdQJHHOKsi0witkVJE/l7wEFziHMZY 73mRM6tKdFbQGdg0HU3T4YWIg6fgI83HRpx511u2vWHbj7SDYRzjSktwcBlGa3SZKMllnqWwyfhn nWnQks3e0rQeIVMoiVJUOsIzmqQkHHygSInE+8FFQm26CmUy0oucCFzfDVji9+N8taAuS6qswNpA 2zYEEbcvpQ5keU5eltgQaDc9pRKcrKYsZyUQ17b7UbAbArsudi3tYOgGyzCaKGG2UdCz8zEVejTu yAAwLr7151XMEggiMiT6Mf5dmQlmZSRHS/UOD8AH3l0CHicCQh4tvoToVA3+sG6N14CY4Bs3CsU7 bEclk/MvU4QgaQbPdRut1RC5AHmSDQ82oArN6axitJ6vrhs+eXHNxecv+cWTwK/dn/G9VcWjKmZY vuksn24HXo2wWE55ejqlHy1fXm2HF+vmL7/Y7P+Ngf+j9XbfOM8/qALwLi+kgpc7z8w6PhbI1egp ++CYZIqTTEdbr4hyzPhziHdbRVzz9BaEjF7yQkVLZcLOM9qIzf7gwZTHqwiyMC5w2wxYGxV4297R WZjWOSezGPJpPdz2jq/XfQSASsEHD5e8fzYjyzWtMby4vqMxcUU4KWK+gFIKkQQ9zjpGa+iMYTQG bw12HLHjyGgG8I5pnrGqK06mEyZF1BJ0QrFN93VCXOllShyx452x3HaeprN0raHdW7puYOg7rBdp DRr340prtJZkKhwVePoQP95btq2lc28f3FkRlYCd9bzeDNz2jmkZ4SiZVmwHy/OblrY3KAknsxyQ NE3Pi6+vMUXJfD5lOZuwWsxxzrNv90TjmkVrRVWV1GXJaCy79R4fPMvVhFmV0xvPbee42Hpe3fS8 urzjze2edTPQdR2DHRhcOCrlBGAF7F3cdNzuLd7GyPb785JFFUGsXgS6MdqHi0zEuPYUOBrr6/FO +FMXZXGkBB+GAj6uARNJ6BAp1tnocziEf9a5OgJB55Umk4pujPHr685iQtIvpMNvAlghCF5gxsCb 25ZPX15Bs+MX7pX8+oM53zupeVJHOMztYPl8O/BVY9BlzoN5xVmdhaums9//6s2b5zfb70sR/iyT 4tno/3brv59VAcCAX2XygZLym87zwPmwEARqJamUYqIlZVqfSGCqBEutmSpFaz3XvSUQyDUxU03H 9VfMeAOk4r3zGWfpDdMNlrY1R1TVtrNYL1hOCs5mBfM6Y3Se22bk+U3L68uWIoMnZzUPlyUni5rF rMI6w81mz/U+vYmNiw5AHds96x2DMVHbnp4vlzT3UkikkMk6KiiLnNP5lCdnS85XMyaTis7A3Xag 6XqMix2cTk4zpRIQ1ccHu01qxc6p2FrayD6QqfuQeERw4KMyMPh4j3Uh0HQxZVLJuI/OswgT3Q2O m53FBklV5pzPS5QU7JuRq93APsRUJhkE00LRm543W0NrPWWRs5rVZJlE5YrRW6yPa9C8KKLPoTf0 Xc92DIhM41zgatvyar3n5W3L63XD1e2WddOz6UZ2/ciud+x6n/gF8VhqYgS1C4GtBzN4qkKwrKOz 8/6qosg1vTE0QxweHoRhZRZ9As5H96TjrTfip7YAicsgE34uyOj888kI1Jr4rOWSxGKMg9Q6i2Yq hOC6GVnvTWRZIqJWIwWJ9DakgJEQ8e27Hj2O/OajCf/RgzkfzAuWRUxx2hnPy9bwyabj1jq+e1Jx L5fsmsG+vtt/9pcXd3/wsnP/0ySXf6qkvOtscP9/zqfmZ/BrXug33ofv98afhUClpVhctiarlWKe S6aZJEsW3zyXTLLYwj3rRjIZAaKZVlSFIksy3IhvTulCSFyQkLDXyUdy3G+LJAQRyd3hnceM8c3t nCfLNUrFIrOYVSxmU3Jd8sXlhk9frfmj9R1vbrc01vHhvRUndYF1jm40UToqZUz6TbFgpYqxXoRA nmnqqqAsC86KBUInxr/SzGcTXt1u2G027IeGSsUBU354CKVkEI7RBratY+96dr3HlJ5xVjATGXUR PQUyxLZWERKSSjKvNKPRXLeO1xuLFh1ZJllNcmZ1HPK9vBmYTSsenhTcX+U4Cj55c8ePnu+52hm+ e2/KWZ0xm1S8/PKa3399TZHHxKQH84rVakU/dljbR8LP6HDEdaLSkjE4Xl41tM1AP/Rsm57NGGh8 vGe/SxHSRINPnQlWE8W0iC5SrTXWeXb9yM125KaNBKj5tGCpFWeTnPZswujh4nrkamepCkuRxSOe ZZIxiJhGlSCnP6UHCGk6kCjDiSaGd7HLjCjLqP47QFUOGRVCxM3FZrBsB4/SIqY/iYOaMWoFYlS9 pxkcZ7ngg9OCby0rPloUcZ2bOrOrwfJ8P7AZHRMtOcslyo3ms4vdzcVt/6ebzv028Mfr/u8mMfhn UgDyTHza9b6zPhgCfjPwa8aZc+PhpFIsC8lJrpAKBhE94bkS5Lkkk4I2hEiRzRTSe0YfsE7gXPyh pIXt0b3leSvxtdbjpcYR77pxRRRDLkbjIJMUkwqZKZyMR2hRTTn94JT7qxXTLOevXlzxw2evuBsN Xz844YOzBQjJ3jg666KTT0UBkQgw04JJSuGpioxpXZBXBXlRMNEZj85XrKYl799f8ZNXaz75+jXP vh7ZtWNclekYYZ7pwCQXyFwiPNhgGHvHtQ10DmZWczrLOak1ZZEjCVgTxUdNNyCBs3kJwnC7N7y8 s0wnliLX1IXm/iowmJbd6Nhaxemi5qPpHBsEY9Oz3hg+8zvuJhkCwclZye11zw+/eoGQgd/8+CmP FhXTvKBVOetmx/Z2w76Hq03DVW8YnWPYO7puiERgFw+DfGcjL4EcQa0Vs0qznEpWU8VJXTIrC3SW Y6xjs+94XrS8uOz55E3LkDqke/OS98+mcRXaWdat42LXo2RgWUYjl1Ye6aL7TySBGMd8yrhhCkS9 yEE+7n0KcU3oLqlFCmeNm5VcC7rRctvFw298/DqkiF+TT+5E68PRRjzT8GSh+dZJxWml36LvrWdr LBfdyLPdQCWjTN4Yy9r45vNm/OQvb+0fjfCHwNXf1dn8mRSAH98OPfDFqZD/q5DQuyD31v2yDZzd mwyq0uCrjNm8IszrCIfsDL0eGEzUtR908O+AtCDZQkWq3gfGHimiyvl4l/R4grdRopX4G4OJElCd SaalpsgzlM4IQqNkxqKqyIRkfHTKth/58Z99wU/erNl++JDd9hSdZbQusBsMvXXHAIjgPdO04VBa UxWaSZUji5yiqLg/mbAoM3IZIZ+zImM5rblZLLm527Hfd5H75x2lFwkYmTIDhCcQQzp33UhvoysR X7HKJxRFRhkydC/ZJ8XepMoiQUnBxXbgcjdQZopllTHLFFUmaAfPXe84W2lOp5qPHszIxMjnl7dc XQ9s70aWixxkXLf+5NlrvHec1DVjO8M0LTfbkYu7nttNx27vaFJ4yjQXR2tz7wNDMuooYCEEk0oz rTXzUlJXOXVZMCuiFbkuMoosR6sM6wPzQpJpTa4yXlzv+OpVgzGxAJ9OC04mOd94OMNc7LltDJkc KZRkVsQXyqgEgxX/90rWgw05pU4deP7ywJ+U73QJSQq8G1xs/W040oYPcYFD0qmEEOXv80IyLSXf mJc8neTMEzVodLBP193r3jJ6OKuisvD13vC6G7ef7ewXL+ELIvGHf1QFAOBMyHAd/A/eU2ovhdAh hNDY8Ot/edOvutHLdhF4OltyujxhFHDp9lyLHXedR6Z8usFEJ508rNzSvfndOc7RWJ7M3x7wbgTb g69jtJcTtCbqsjMtmOWSaZ5R5gVS53gRP1+da56czXm13fPobMJ43fD6co0YRooyxwnBruvZt0MC TsTe0YsUfBLCEWeOUiitqXXGos5ZTgtOpjVVlqOkYD6dpP3+iLOW3QB7E6gkFDpOt+vswKaPM4i2 a3FDz2gCoj7hrK6ppwX1KBjZIELHMss5zTOyTLAZDW/Whty3FOc1mVLkKqMbHZtmYLCOIst5/2xC nfmIMtdbXq1Hrpoo/NFeMAuBy8tb/uwvP+PrusQ5S9f3tG2DHQzegwxQSxnJuFqghCMYIEhmOsal zUrNvI4A0lUdQ1vyomSiPZW0eKEIIiLWQFJlJVmmKTNNpgIvrnd8cdOzNZ73T2o+OKt5vKppes+z wXPVOFYHF6KWlF7SjuGvTQD+5p/CIdQk4emnmaDO3g4OXTKi4eCud9w0PvINdNRXBCL4dEjxYpmI qUKnleLxPOeDWcGDMqNOgJPBBe5Gx5vO0trYtZS5og3B/fiu679/NbzeufApcJMaJv+PrgBch5gm l0vx3AZ+Nyv0gBDhsne/NDpzv/eZGh8UaOYMxvCmaVi3kcxyUkWZrzMeMhEjmtNqJyRfQPAuDnlc 1IEfzqMXMZhhTK1Y3B74mIk3erJMUeWaOs+Z5CV1NaEoaqQWCCx5rljUmsenE252e77atNAbFvOS LFMMXY9pRhCSyYNz6uUcJyR2tLBr6O62vGz2tKk2mYRRfnhvxvlqways6EfHrhvorCErNFWpUly0 Z+wtQ+/YG+hSESh0vF5kSuCcZdf2rLd7dKZZTQsCcTDlvCPgqcsMqTTTXPK6dVztLHVlKXPB4BUh eJwdcG4giIKyrjjXGSLPmc0mnM53rO92NLshdh2joOlGvnp2wUWucUojQyDzhlLELY5HMIRAl/If zOjREh6cz3l8/4zlVFMVgSorqTPNNIubB0OGDo7MGxwKiyB4iyCQCclikpHlCl1IyknOs1c7btcG Tcu8VMxLzaNlSSDw5euGbWeZ5ppFrSi0OIak/F/4WI5WYRC45OgTxOJbZhLjogQ7F9EG3HnHtncY D6eVJJMBb+Pq2ibbthSBeSmYKMFJofnWrOLpNGdZKDIZU41uR8dlZ9k5h8oEpVJsRse6HXfPd+YH lyb8AfCvC8GXQyD8o+wADr8+7+0A/PB7p1PrnM83pis3uli9ni6rU1Fyshe0reXFVceuGZlNNKtJ hgzQjTbes8U7Xm5CMv/YGCVuXFJtvd31RjNRrMrRBORpess4OGblISMwp8hKpvWEsqwROJwTSKU5 m0/59pP7WBT5izXdfqTtB+qgwUOW+IBn5yfce/KA6mQZo8DWd6wvLvnhp88J21tmVSLCWri46/jq pkUTKAJUmaSq85iUk3wJVgo6Fw9RM3i2vaOWsKwUk1JR5BKpJYGRtrnjVga8m7Np43DzwMUrC41S nmWZ0QjHzsGrnaXMBMZLSu0QYcD7yPVzWlNUGU+KjNVswcNTy5u7La9vbnl5tcHctBRBsnWem27A hYGJEiwSdlwEGL1nbwM76ykLxfm9OQ9Ppjw5XfDkdMW0FAg5oIRGC4UWA8YHjFWMBqxzsQAcEF9E TLjWkiyXLKYFgw3sZ4axddzuRp5fNzxaVpxOS04mGW8KSdM7toVlVkY/gRKH1Z//m7rAtPd3RDOY dZE+fbjvWx/lQjplNm56RzPEUNJ5GeXBXSocxzt/IblXS6Zacb/OeFLn3CszdIomNz5wO1iuBsMQ 4uA0yOAuh7H5s1ftp5cm/D7we8D3h0D7d30ef+YF4DgYLPIvhm74H7Ngnz48m//SL370uJiXpfzs zTVXNxvevLmCseXBsmBZ6vRmt7hktQy45N4C4QyYMSbFWpey4GN+lfAgffy4eKfzdCaZgCzkSsV0 Hp0j8+K4x/bBYazCI/nGg4LldMq0qpgWGT/69BUX24GiM0gkOkCdB2bzKU+ePuK9X/su908WrF69 5qsffsp6u6PI7nh/NaUQgvUo+PMN2L0ltz0zfHKMOdzo2XuQwicvfE6mM7rOsG0HLrxnv7PMTGBW BpYTxbJQ1NJgui0/2bZcNCM3u5b7JwV5npPrHI3ntCoYp57LLmoE9ipZpiuBdzkhZDinaUdHlUmW ZcXD81NUMeHN5oZPX75i8F9zc7VHCkGd3HHGR2v1dgzsE1LD+MA+vVk/uj/nO0/O+faTezw6nTPL S8Zx4GZ7yzjE7UEfAp2TkQ9gLcIZLDG9yIwj3o0RxaUVQimch84E8jxjOsu523W8uUsfAxjrmJaC XefZ9IbVqI+AWZ0O+U+rVw/4L59cfrGLrFLHpaWMIqHgCcioadg7jIHVNIqPrPNsB+gTnnyaDv/j ScZZpXk4KViUKiYIE44Bqnvv2TuXcioMd6PrLlrzF69N+P0Rfhf40d/W7PMPtgB8/8vL8TfuTT7f m/BmWSjzwTwPUsDXX9/w2bML9ndbPjzPWZYlWsWwDKHint2lFJ4DHCxOW6M5xDpHSKIC4VMkVMIz jcbR9IZmMLSDjQagRHFR6cGSWpPlGaBRSqOkAkrKosAHT6kFy7rk+dWG1zc7ru86NtaCsfRdjxlG iiLn3mrOE+Hh5o6qyLEmhoieFZpJrtlpzWzmkK5goRw5hr41bFrDtQ34eoIvcpSLxWFeFzx9cobQ ivV2x+16w+3ekWvBrAg4ZzHG8Oxizw/uDCst+aBcMa1mVGVOcI7VzAGCcrDc7DpumpjIWwjJaALO pSuUN+igoChZLZcsTs7RpeJ6v0flRcSDKygTzFQQaFxgHwJzCctpxmw2oS5itPqjZc3j1ZR5XaKk phsd2/3I5V3Pvm3ox5HGSTqvsE4SnIEw4rBxst/vcbaLIDilY/SaVJETYfxxQHy390g5oBLYy/t4 v/a9Y9Ma6lwll2R6OKIK/ejyU8kQZJLZSIjIHMyljAjxpCnoTYS37kfPYqJY1XEVa1xMCd6awL1K 8vFpzqM65zTXnFWaVampE0XYeWit53Z03I2WjbE4S2gGe3uxNZ+s+/Cvxvjm/xGw/fs6hz+3AgBg nNPGobQzzFwX26uhRYw9ZRFFFlUmaIyjtRaX9rMyvAU0eMAIxSgU1tmj6uvwESLt471zdL3hrpHc 7Qf2w4iS4QjbyHWa7IqYOhw7A49W0X2mheTh6YJFqXi8mvHV6ZZPXq75q1fX/OjlDZfdiP7RJwhg du+EhwSyuqSua7Ki4Is1aN0zPZHUdc77s4yVz3A+4zSzZF5xKwOVkpQnE4blGUbn7C+v0X3D2aLi vftnzOuKVzdrnmWON+uWbetQYkzCJxiTLLRUkklRsZjMmE1Kgo+cvbJUnBjItWTfbli7wM7AfgwM Jg4htRzxKAZbo3RGVdfITcXoMvYGXgErD1UWDTPexf34/Uzy6KTk3nLKcrFgVldMtKbKBVoLLtYd X1x0bPcN26ahaVr2vYmrVO8YPYw+DjiDd0iilHd0Bh9ioIoibX6kPHr2I58xIDXsBo9bDzE6PEA7 xp381c6yrKEsIqX4gAE/DIsPqcXWweAEg4VJHn0mmYwaAiUEvQ1sOsem8wgF9+YZi0IRrKMfPfsh cGkCH68k31tVvFfnVEoxz6Nl3acA1c56rnvH853hsjVct8Zft77b9v6vOhd+pwvh94g5ge3f5xn8 uRaAfnAYoGlb3lyvo/y33VMLjyxVQi7HZNnBOEhe7PDOASfd7wcXJ37x78KRHRjSJmB04ZgQtN0P 9KOjTE6uuoh0VyHj0PCQIKOUQssSb+OAUegCXUNdTDhZnPL4/gOms+dY5/jJmw1f7jqyz58xO1+x 8p7Hv/gRYjblu9/9Js3oePGnP2Dues6Xc2RuKYWgCxGSYsaOu23LyZOP+cUPvkH53mMaqfjhv/tL XvzgzxnMSJlrHp9MeDT3fHgKn102PHvTcHm1Zz+OaC2wTnCKIBMSLSSFUiyqAiEyvBtYzadIqfEq 52YzcLvt2TnPeAgfdYZceDIZycneOYauY73e8vpqw20TO9EmBGon0ERl5pOHCz54sOLpvQmn8wpH ST8GurZnve9px5HtAJvWsd5s2G13DIOjN9GJGXCMxPyGCYIpgnisIcsypg9OmM1qKjMg9zvacWQ/ OoYxgkuLScZgLG1vuWnjNSRTktFDJgJN7xKZN14RtJS44I7PkkzDv8HF66H1AZWixBFEcZMQx6Sf dgzMJ4plmTHNJBvjGMfoI6iI9uVVlUUdQhAoYmCJC/HN/6YzPGsMX+wGLtuRm95tLlr/oysXfh/4 l8CP+f8Q8PGPsgC0nWNEsL5t+PRrQy4FbWMotSRLgRWdDXRD5MnnedyHH2itB8RbTMLxKY3nr+12 JLgUFb0f4kPeNAPWBhbzOHHPC4XOUjjkQcDhPGiN1BolJFnwjGOGVFDnmtVJyb3zGI3Vdj0oxQ9f 3vDqdsfw239AbhznpyvOF1O+/eET9r3hf992fN3cMXaG06GNsVsBbvaGrcvJVu/z3W9+k1/75Y+Z PH7IzWi5fnHBCwFt39MZQ8Bxb55xUk3T9UTS9JbX6xYXoNaKeRG5+jLJW6P7UNJWZZxjlBW9ldzs ega5pm+HmFkXHNZahIJMxn1713WYq2u+fHHBF1+9oNvtOFUwKzXTQkeQalnxwcMV33605PFZSVlq bhrBi5uBy23H88s1Ly7XbDobC2uKTwsBrIqYOIRgJQUrLZhmseW+3VvEyYKHj885f3jOfDGDpqG7 vuJmveb69o6Ni3qBaaFpBYksFHfrjrfPw+hIRiNQUqGFJMiYG3jQw5sAvYnZCQcuYYjTJhwwBmgd bMYYXz4vFJMsRpodcgRLBYsUcGKFjDldPmZeHnZ3t6Pj813PZ9uRZzvrrlrb7oz7rAv8L8DvSfh3 /u/pzv8PqgAMIX6Vo4+BlyGIaOcNoFJ+ugOaPpo0Si3QqWRLkeYBAcIY7+DygGo24khxCTKpTmRg 9HEAuBssTsSgkDyvQJV4kROEii1miPdDnwY+Wil0UaCBYegx44iyjkxrPn58HrFbKhDcnr+46GmA 5VcvKP/sr/iNDx7x0XLGdz56n76s2VxeIe5usPstzphI8Q09984f8J3vfsyv/Mq3efKt9xj7gTdv XmK7gWIyZ14pLtYbtm3L/SpwMtFM6pqP7kuUt8wKybPLxBxQgkmZHQGV235EpoNW5BWr2YL37kFn DVIYhk5ztlhQK0mwll5CiSQozbpp2XUNX7y+5mZ9y1mpePL+ItqJ85zFdMH9kzOens95tKpox56v L7Z8cbXn2VXDxfWaV6/WvErLq8cSnp5kTDNFCIKLUfATI6gkfFTDx3X0e3TO86kdyR+f85u/8Qt8 66OnLFdLLi5v+OTTr9j/+BPC6yuc0xEYG+</text:p>
            <text:p>LrVVpQXlCJOKMQMWyR0UegRzUGyiKkcNSU3hRdv/TO MxqPd3Hf7xPwI5qEoix4P0Q46GoqWZYKQQwqUVpSVYqZCPjWsxkdXzSGwQamSWU0ukDvPVe95Seb nq93huved3fWf7/z/CvgfwZ+/LM6/D/3AqAVlCnYEpHFnX3wCcAQ2A+ewQd2Q6BW8cIvjyQXQZAC GwLeeYJ1keYTfnq5ewhx1ErhhaS1ntYASqZE2gxkHsWoQSdNfXygnHdIJ+IwUGlEmWLAnMO4uIU4 mU/5thBY01OXGefn/yd5b9JjaZrd9/2e6R3uEHFjyKFyqKGrqtlqdpsSF4RsGKZg0oIXhg1/An0B L/w1vPEXsLeGNxIEWBsbJkgLlhYkLYqSq5siu7rmysrMyJju9A7P5MV53htRIg0vZHSRqgASVZUV mTci7vuc55z/+Q83fP3yitcXV/wff/IRdd+z/PBtgqk4Xh2hjEYfz1mOHTEk2gTLFFitjvnhe09Z nhxzGzNvXl3yycdf8PriCrRhVtW8ud3yR3/yirM5/PjDJ/z6uxUnjaN5fExKiovbwM1m4OhoweMH K85Plszblj4kxkLLDVlRVRVPH5yKlZqObLYbGtdQ60yMkcGXHbjRbLueLy82fH15jQ8D7z8+YTWz VFZT1xWr5RHPzlecLluMyry+6fnXn17ybz5/xYtBsXh8xvHpKbNhz9Wba5qbjiOreDxzzJ3l2Bvm XtHozNtV5lktd+5ltKwen3D+7hM++PUf8M7TJ9TGcbMbGG3FPmu6LSSViD4SS/DmqWtYohl9ZOzG QsUVO7nOZ/Y2YayAdqqsBFPOJaxU/Cdc8RucnsOcEqmwR4cAc6dYzQzLRgJmQ5ROo3GaMRl2Q+a6 C3y6llHztISi7EPiZoi86jy/XPv4dZ9uVeZjn/MfAP878BGw/ZWewe+yACycptayaw1lleSDIPtR K0YvSOveZ0qq8sESHKXJqtgyFdPQ5NPBuWX6ZJ3BKYOzjozMhGPQWB2Zu+J5j8Fg0dgDDTQDKomv YFQKjEUpLRbZZMI4EqP4AJ4uZ/zmB895dHrEkwdX/PnRko8/f8WXLy/4Z/3Al1++ZHl2Qrs6oV4d 8fjJE96pBK/YJMBF5rVj6Wq+/Oolf/6nP+eLz7/mxcdf8PLVJWe1Qc1rKiVeil/uoH69ZuEcP312 wjtnx1zuE87e0MfA0dGctx+d897jU5ZtzfVmz2Y/sh9GdsNI0omHq2POj+Ysq8DFVcVuiPT9SAiR HEZIkUrDkD39uJeMx9bx7MGc01mD0QbXVCwWLSdHhn7s+MWLaz768pJ/9flrbi973vrph7z7a+9R 1Zn95prPPvmaq6tPGfae+bLi3bljlR3nUdOqzJyITSOvdiNf5Zb5kyc8f/cJx28/pTeOF5++4s/+ 4gt+9vFXfPnymj5JFLdV4h58PK9pa4cyjvV+5OWbNeutl7iyMk66MWGriJrSlIr9+JBKspFWNE7U phPDdMob6MeE1pmj1oofQW3ogqwMVSpS4iLk2veJ282ACYGdLd6NY+RiH7nYx/zG58Gn/LMK/jcD vxfk8He/8kv4uywArRONv1N3e9eYSphl8QPYDXIb5WKuPpk7TgmvuUg8JYlFfSsDDqY14J20c/AZ H6CpFa2FWmUx2kShtUVpc4jnJkn6jEpirGGQbsW5ipwyKY34GLBGs5zNeMc55u2MR8slT09X/N+f vuBffvRLPvr4S54+e4v33nnG6uE5+XhBNRd/gUEpskncbvZ8M9zw4nLNn/nMm6AAACAASURBVHz2 FdffvKa+uuF0plnVDSqOLKzig+dnRJU4Xi5ZLE+hPWKsHKPeYlLgB2+teHyyZLWccX4853TRsmxq 2qricrOlbhqUq1nMF1ig63eMIRBu1gxDDzkAocSvGfG7O245XtRsb0c2+4FZ1bKct7SVwmTPm5s1 L287/uVnF3z0+Wt+frHjoWk5PVny3vNH/ODRghkD//r8jH/RLkgvL9jEPbuEMBsrjc5iAXc5Zl56 za5d8OT0jMZVvLy4odsNfPmzz/izj7/g089fsCLzgw8fczYzEjRqM4vW0DiLwnDlNH0/CM15FBBX J6F/i9FMwqhcOP9FvVjSfmMWExBJkdKMUVr/MWTmTnE8M8wrizOG3SjelZpiLoskCI0hs+kiOid6 pxhS5maIvNwlvpGIqV7DnwO/38DPh18B4PfXrgAYJSIVsuj4Jy+/ia7pk1grGSWzvbJi3qhyxij5 FSbn1ixegbIaupsDphavHyX2eTdIJn3VGiqlsSQhEuX0rdjxFLMkwqhSRGKUTHkUWRu0c5gU8aPc mrWrmNUtbz9sOT9a8OB4TmUMlbV8dnnDpu+5+ORTbr/4gut5y9dHM5q2QRkrdun7kc3tmtD3zIzm x8uW04fP0AzE0BHHLfN2wdOzR2KouTpieXoGTcWFH+ncjidvPeX8ZMHRcoZ1FmcUx7OK8+WC8+Mj Xm+2mKamaRe4qhXHmvYIU+1IrCF5VPYYozDaYo1lsWhQ1vLiasfF6yv+4vMLujjj3fqYJgR8v+OX rzb84psNv7zY8GY98HRWiZdiZTlqK95/dMpbCwfK8KYPvEDx+vVr8pB5phPHRjOguIqKz/vEVaqY 1w1V3bK93vPxP/+Ir15f8vkvPuP6zRXPVgt+/fkjnh7VHFeRmD1j8tgpQDaCzontvmbbey63Ueb0 csH4KBZhynCQjusC4FVWxkpniyGI1nQ+sh5Egr5sNEeNobZGxtCU8T7KhaESSiVsAR+jEh8ARrHE v+1FWjxHpUDuE3yR4KNb2HxnY/h3WQC6UdYwRgsIY4wuzkCKEBMxlpt+cnJVE3FDYreNhhAErEs5 Qb7zj5803VlrxpSIg6f3iU2xrtamJilbnF1Hch5RWYI8bTboXDwHtIRHaFVmECVaDK0NtqpRSpNi IKRIGuXWqK3h8ckRv/mh4q0HK17d7rnd7djv94R+Txh7wnjLvt+wiZqr9UB361lozYfvnfP+01Oe HVvmxnN7c8Xl9ZabbWJ2fMSzt57wo2ePOH1wQlguuPKRF5cbfsyMv/X4Ke2i5bbr+PrVS15eX3Nc G549WrJarVidHhOVwdXi4ktKGNdgbYNOoOOASSOGFrQla8dstqSdLfmNdyN+jPzxzz/hzabnYR+4 IbAfRn7xes3PP7kgZsWHj+as5g37IbF+fcGfffQLzPUVz1dzXqfE8mjJW48fslOG7faWL0ZP7TND SqyHxMWg8Emhdh2ffvUKXl/xzXrHL795w83LV/z2+4/5jQ/e4afvPee4MXTbazb7WzbdHl+Au0qN LGvFo1XNZvC8uRkke2AqAD4zmCzvqZL4c4MWQxYjotGSF0oq0Wz7MNmNmWI6WvglORFiZIgcbNiF YKZLWEhRQ8bMbRCC+kxDTDln8Ab64bvE4b7LAnC1j1krcmUUqhIgyJTkjiBXO7YEM4qGO5GyPiS3 ajVJN/lWeMO96x+0JpDY957dEFh3HqeLdZaxRCXEkxhHSAM5zyBbcf89IA4ZERVLuyKpURqrK6wx RO8Zhp4xeNk/W2lFnz5YcXo05/l+YNf1dL1sEMa+p+v2vN72fLPuWahMfVLzeHXM0wcnPD5fctJE VNyRe0VfW5RecPLwIc+fP+XZB29z/PAEXxuq/Yhp5qizc2ySQvjJi1f87LPPyPsbzuqKZ4/eYrGY 0yqNLzkJSitiUljrqFyFNRajDNpU1O2Kup6jjcOYito53nvrAb0PfPFmw3bbse8HlLbsQs2VN1x7 eGumOG4qTmY1y1ax29/w2R+94aWqOH1wwvyDZ9jlDKMNpqrYZMPL/cjOS0x6ChFCwubM0N3y+Vev uRo9zijOlzW/+aPn/OYPnvGTd57w/rNHGA2vTWJMEk/Wj0mKNRI1tppXnC1rzlc14/XAekyELAYd LmSqIvG1WkJELUoukySx66SMD5EhRJLKzFvDorYS5qLAp0hIEoleaCoI11BcgpvixtwVjMpoxcxp NLAfMmM67Kj897IAvII8y+TjcqCU0pLkIyFsYoJZcvDI4sobdBZDzXzP/nsydLrHDUil2k887xQi 4yhss8VMC3nEWZS2DFHhQyDEkT4JSzwrVVaCxWwkZ2KKEjOVi8uwEe6ARpGTeMbFJPNlTJLkM6ss M2fheHYAJnOKjOPIxc2GF5e3dEPHrIInK8ks2Pc7Lq57bnc7bm97clqwOnvA86fPePD2c/q33kId t8xyx8ppmnZGtDV+DGy+fimZhX3gpt9zvenYDQPLGNHOYVUiEoqQClxladqaqp1huiMUipOzR5yc nNDWNTEEhpxYLue8++QRP3xyxacvXtOFyLxaMG9azhZbni3eoHPkzU2Psg3vP1kxqxxX68Cryy2f fPENutvjZi15TKR+ZNzv2HQD131JA05R1ryFcnubEnMUT4+P+PF7j/jJ2w/58dtPeHp+wqx2jCHg 6hZbz9DdiPW9UMKVwxhD1SROF5EnJ4H9EFmPA30GG6AOd4GzunguaBTdIEQfSnRdNyYGL25RRzPD vDY4Y0hZOCBdkASgGLP4NmiNMxC88FdizlzvxTbuQWtoGyM6iRC5TdDw3X58ZwXgt3/rJ+3V1c0P vv769eM0ejd1+alYNk2JPinLCEDO5AjJZHJJZpmwgpSmBCBKgm6+S2aezCBjIo7y+3VlmNWWtnJY 4/DJMkYIITDEiE4JWzqAPP2dWkg1THkERfetkT2jqyq0MYQQCyVZrNoMCmvFoVYrdUgmbdsaXcI6 932DVoFFk/BhZPQ9+yExsKA+PWe1WvL08SkPHz9m/uiMftmyt5q6z9isaCvHWDl8zsQwkoYeozVD MsUvf+Ro8MxNJQUyZTFIQeGcZb5ccPLwMa5qMcCD81OOl0ucs0LRDZ7GKIzVPDxbEAy4uuHJ6Yp5 VXE2P+YHjx7x4uuvuLi4Io2eWifO546zxYKHZ0c83Has11u26yu2fSSGjM0wNxrXWHnvkJCOrISY 9aPWsJrPOFuu+ODxCT98csKjkwVtW4voxxjmsznLcaTrO4IfJOIMg0JSohat4+yo4XI7cL317JJQ caf1nsYcQlRTEqCv8+IrGEv4bEqwqDXLStFYeVBDysWpONMFWVE3lXScxkAaI+s+icIRxVsnjuNG PB1v+lA8CvO/m6Pn3+QCMA7+eV1Vv3O0mP14vF63eQq/Loc+JCFv+JQKKUOLAKgkuBpVoq+QiDAf Eq7YcN2FgpRswCQ67RhLjHMtgR6z2lJbxy5ZQlSFURiwLhxSiEVxqNBZQkmVUkQVSgZAkgz6DNpW KJPQOmCiJkbJJ0xZvAhUEpvyFGMJNFEYYzheSorQtu94vdsxjJGQa2aLlpPZMe3JKeePVjx8tKRa zIl1QzKBPETCPkDMBJPpe0+32dHdXJPGjlnbsIuJbVK82Y+s9gNtXWOUJiexIkcpnKtYHh2TbcXp 0QqbIsdHS5wz+DLaDOPIph/Yjp52WfPeyZLj5Yq3lkuO6wqfMt+8vuRnM8dntWW3uybub1HLikcP jnm7WfCjrLm93XBxec2rmzU3+5ExmjvfhhSlpJbQlbqynC8t58s5J8sVj1dzHh7PMEYzRHmvnatY OjEkGboN47BljImUCrcvZRpnWM4rjhc1q/nAuCvdTxIfCa0MjTGQoQ/hLkKtxHx3ZRswd4rW6OJI LYDyEPLhF3laF0uBSClz5RPGKM4XlmermuPa8GI9cjFlFvL/o7PH37QC0LrmaaXtb3ft7IfhZl2R s5o0/NM6cIpxOEQ7meKzXP7dmIxRER8ifYg4Z6gOFmF3mW8pScUeUyYbRV1XzBoJ0KxsovdRwkJi JnlPHkei0eLio3VZJabiO6iEglu2C4e4GSUAobYSEqK1IdkSOlG6mmk7kZIETmptcZWmzpqgLXFs sK2irmrmsxnzxZJmtaI5mtEsDFgRndTek0IijDAaS1CGuO+Jt1s2u54hwfGsgRDwMbDtdvR9B2kh m5RSIFHid9A6g3WO3NToGKjrmkRi9CPeB3Zdz03n2aeIcoZHD1Y8efyI4/mMpqpQRjM/nTOrLWfH M7788pcM3Y713tN0I49ncD5rOK/FFWe5bLnae3wUyq/Td/wOdch/0Cxax3LWsGwXLJqKykm4i9Fi t2ZdhdKGuZ+znB+x3u1RXY9KnpwjKAFvnTPMGsvR3LHti+cBYg2nlJIEoSCR3SHJLt9oWRvLsyor a1WyK/JEHAqiMQnpLr59ihOf1s7nC8OTk5pFbdCFuNaXdOOJ1/K9LACVc3XSelVZN9P3ohtzQe8N 4JKEVk7EbG2M3MxZ3iCJkU5FXRVpk9wM3D+TKHIR+PhC7qgrR1NXVAXNdcGTcyWOwt6DGUhWPPSN FtBGJzEeoRSAzJQ5N/39CY38P41CaQmwyDmRYzz4EdpckmvjnZtzrR2qmtFkMNYxaxtm8xnNvMW0 M7Clo/CSC1jFwkzD0juLNwYbEuwGMTrJilVbk8cBHwaGfss47KWAFSn15IKrtfjsOSs/W2JEG8Po R1JMDN6z7QcudwOjUpy2C1ZHC87PjqiaGmVFSr1qqmKqApXyfPXqkk038vJmz6yecTZrmc9qGmeg qlkMkZgUlVLURh2Se5WCykDtFNZZ6qqmqWopxGSskf27KToNbSx12zJfHNHcbqj0mpR7SIGsjIxu WlD5trbUVhO9FADpLQUIHIB9FHyplmwVUoLaKBY1zCqDLmxSjbhPD168A4SLkoqsWB1yCKuiFzht JdeiD5F9TOxSPhQX9R0Xge+sACwWs0+HYfwnOWel4O+idJsL8lpZsb5SOuMHyFEf0nZUlNbNOg1W ERsjzLwDDhBL6z/luIlvIEq2BZVWtM7RVg2umqNtxoYdZE+I4c5STCWyTigjD5DEPgsIOGEPGmnj M5kYvACHWsuLZrkV8iEjYHqzM2ZKNi79b6MFTJxOgHYW0zZkV4soqYwSk3w1l+AKZaYRKB9yEKMP mJRonMHXjm32jKNnGCUvUDLvJS9xSsUR1mM6PIhTpJr3gXGMsgbzAV3XHM2XzOoZZE32iewTSQeU 0VQnM879W8SgUO4FX71+ze2u42LTs5wNnC9brKtYziyuEXDWaQHgpg9dOgCnIZf4tbqqpOvKoI3B aFOOrti9W1fTtHOWsxm7pib4XhyglEOpgFGhrOjEomvChjQUUZLc4r2Xol0VDoDVwjQ8aUT1V5co 91RwBMmVlMgxwaoyRiWcytjy3KmcyTESVWYIkTFK0TCAKz4EQ/4eFoD3333+5edfvvi9YRw+yJm/ rRWNUUopo6mtCFr2pUzqyQi0rALJAiBZo0XaWrzb4sGCuRxQJZXcWsmSc0ajisVUSIqoa4kVrxJK WYnJThkfhdlltPCTjU4HuahSkZwUWsmNORGNpkc43SMyxSxBHWh9aPe01mUcEM6ypNOqEvChUFqR tCEbQwTpHqbkkQPDWboOlTNVjJjJKr0wGBXQOMuiqYgp4n2mGwIhRmy5qe7klFPnJYWAnNExkkMg hoj3EtnV+0jbWNpmTmVrchAL95SFMm1txjQWe7JiieOxteAc7vIajRhozJNi2TQsrWIxiTUV93z6 5GSagqZnpdHG4pw7pDJN2Q6HESwlVAkkmbU1s6Zht9/hY9kjJUUq+ZDTpSBTpCrW3Yk+RDov+Qtt paiMXOFWg3GaxsnGqDIC/Y5TInGQDDFTJOdaCavValE8ZoR0NHqRJ8eSeJSzUo0zphITYYY+fP8K wH/3P/xP+9/5rb/91dXl9VVFChada40y1lBZOUqx8AEEeZ0UfqkIL+XmqLQRM4wkOoCQChussPm0 VjgraThNFdmHxNV6z9XRwONzLfLYmUVlUNoSslg6OZUEsIuh8A0yRjtB/VPGWJkfQ5JVj1G6ZElG lBFNQUrpgBnEsl92hc486c210fgYyTHhtEErB0Y8bZiwg/uux/eIziplzCgPT4qJpDVRGzASizVv GkJSbPuRXe/phx7n7GEboQpVGq3IxpFzQoUgAGGSf/pxFKcjn2i1wVYVVllUUOzqis5qZt1I0wdy GBkXc+KTGafGMK8qVsdz9tutdBiuQjUtR9Zgsvj+5TvWNiklUgworYsAy6B1cWoqgqyyh5GEn5yI 0aNQGK1wlZOkZmvRIQhJJ2TGUTGMELwUG1ci6ZUSi7h99OwG+VkbBVaX0c6Kjh9rSVoYPqnYyo2F um6QQ5+0eAxYrYvvIGKKGjL7UIxTkiJH0FrlqrFRGZ3ImcvvYwH4AZx+/Ed/+lMUz53TzlnhYct7 LAqrEOXgCWFDnhR5YCQoRJeiQFnLFXTrwATOUMI0oTUwc7DxmfV6z3rfM/gBckPtWmF95QRJDrHR Cp1EZRgRL3ulDVmLCOluQ1BuFa2JZf8v7jXqQE6awidQ0vpPX13KWdr7JFZdWRuytZTq8i1K81/1 oabakPPBBEUj4qq2sofo7LAb2A+efvC0bURZx5SHefhI+Vv8KYqBRR8im0G8D+dGURt5wMl3Cc3k O7pUzgmtHbPVnKU+Z7ao2K+3jP2IreWAVrZ4FcR4bxQqQJp1QrIyFmOEG4IqXg1GF2XeATI86D10 Fqq2MhXKOJQa0CmQU5INTxRbOU3Rn5R8yS4kSUUOGafvam3j7g5zNQGnSZyauzFJLmX5YSkohUO6 h4OJSPEX6Hwq3QOknFNI+WtnzD+zzvwsp3+3aK+/sQUgVfoHCv7LJvN3KqdmzmltLWQlB7/zmcHL Q+10LkYgUwCI7ItBMfhYqLrlEKgJ4ZYDahQ4pUR1WGia6+3Irt8z+h05t1jTSt5fDDJPx0Q2ZX2Q IjFIC2eMFIBUWu18SCMq+gElppESPaVKZLi88VOASUjxoIOQdZLMncYaVFWBc4eR4f/rIxfbc1VA PZUzNiesyrRWOg07CkYxhsAQBAF3B+Ap3zv85fs9INkKnzPbkNiExKI2rCpDq+W2zQpcDKissSkJ TmIVZvRUPlE5cKs5tXMsZgvGYSSFgMqp2HmBNgkVg4w5k8JT61Lc9UHbkacRpZCxcorSPU1jWY7C JUeDqcBUsg6OXjZKRdefk1whTpokfFGfboYswbPVVBWnEFCLPQBAWfIovZCDfMygtWBFFCGRFiqx MQKuKhLDmNj3ElOmjco+57AN6ZcO9Y/atvlD78P3swC88ems1uqnS6OfNtZYWxD+ECN7n9h0kgxM 2cOnlEgpwMS2ssK6241JAi2sYl5xYA6q4h8Xszp4CEweglcpsx0D/SignzNyYOMUWxUzOkRsMZRI WROIWC0EjqQgKgktRSuUMmhl7s3oogizxoqvQAzSzipNzgLGOVcdzEqtc+iqRtn/t8M/pZ/kv9wV FHBzuglNiqiUsFpTFyZiXclhClm6jsk5dyJJTdJKFfWhHfc5sQue3TiSUhLXndYdtgWZjBsjliDB HYVD72LApIiOWsxYlME2LbqqSV1HHseDS4+ezF21OaxRlZqo3RLJlUsndKfxFPyFglnkFFBBbnqr DbWtqIxlVFps3FJC+Qg+kL2XZ8DI646+UM6T2I0bLbO8UtAYxdJpKmcISUxChyDj4RAKi9JKeEuI EndvpG7irKapDVUnxKLdmGh8xGWVQ8ppTPm2G/zH33z66uX77z5S38sCsM20PuUHK8eyMkobIz/8 IUA/yj9TAWpC2eMnZIZ2VvLZxxTZDfJrXmtOWg6g4STKMGoKCxKZZ86iu9yNkX0vykAz6Xwoc2UG HRJOy5CXiydcDIGoFSZIF5CEM4w2GZM13xpoy7YgATEFdCocBu6MKBRSpbSr0U7iw+/2Qvda8sPt rA4utv9WLyCklpwEedYKozTKKGa15XjeUFfucLi4l2J0WHHcAwUzQmfee88QPConmkryB02JHwcw SUCwNKF5UaFDRscEORG1JBWrsm5UWpO0+tZhFkRO3iw1KbiijFFh8mUoPxSRbJvS/cnGJ0ShEOec MdpQWYcrbs4eEZWFEAjek1JEGXnPfJT2PMdMZUqhL/2GNYqqstSVoTIaFRK+OP+MBZA1egIihbNS 2bIBKtuqymhap9jFzN5nmiHiIow+5Uwebrf9GuCXn73K38sCMB0Va8EayVkKUbEfISZN4zh4p4+x 3ORKU1tDbcUt1peQj92QUBq6GJllgyst9l2jW1Zk98D0cfBstz39EISuaxReCzDlUzwku7gkoaUg Xvc6ZqwVcZI8/AUw0vd9COS1Y0H6jTYiMokRXUhC00OtlUKZ0pNOw/S3cs4QKbIfycYSq+rfOvtS HHQMmBxprCVToa200jMqzpdzKueojPj+xRjE4MRWUDm5eUMgFzeVXLYtMUZSCOgccdZgnb1HxhJv e6YDfcAr74waZLoVn3+8h+C/JdrKd4ADRGmlMVLkhHAjv2e1LWvYQt0tCswUU7HsKkIco7HWIN2k JioJll0nsSwPWuGMJnkJjR2CjHCVVXhAhczMKmrncE1FdgYfZa2cssz/5ExjS8LUJCXW0FTFbjwL 1pCzjBQpa8aQudknrM7sh1wkZRIn/11/fJcFICpIzkjiaogJny3R1SidPjVh+FL58EHMPPG58O2t hCpYJTPdWLjbvc8Ym9n7xDImFpU5rGYOK6UCak0N9jB6rrd7tsNIUhlthQ2nwkhMo9wSyeKTOM7o 4lEbtCJEecB0aZ1zAf9EpqzLWJ3uPeyTUUnGGHsnLTZCLhEeaYGKD5sOGX1ySvRJ3JMrBVU58PlA QlKFbRjQOTBrHCkKIxEtHAO71FTW0lhz2GKg871mRd39mkDFlMlB+Adog3UVzomJidIH03XKLlOe +GLPrabCVGpZDgFGfyBDfYv8UrCUNBFp8h2RS6uDv7Ps/LU5gKuyVRE8IN/LgjysCrOs/8YQ6EZP iAmjZHMkeZGS/6e0jH05yiTSOM283PxGcmaJJVQmRMF4xCoeRi9KwLpSHLXy+fsxsRlkrdgYhWnE cr0fE+sIQVlWlVaAejMO39sCoIDaKWUqI/bV/RgYtEHXTW+U+gO19b8/hPwPfOaJtSKvrJ3GFQQ6 ZHFxTQgpo/ei2w6xGI1oIEnFr61Baw9knFI0ZHofebPdcTMMDClQmwZTVaihE6S5rOp8AqUSCpEi Jw0h3O3ulTJl3xuw2t7d9imJsCVzkKhqLTjARL7ByK6c4MkxQFWTdSSnAZR4FCbv2ZG4dJZTbXiQ EnkchZWoDdma8kBHNIm2qWT9WEBAYxRzZ6ms7LJNOawqJYiBHCQiHWMgCm9BDFASKiZyVmRX4aqa yjrBWLL6y7dXSmQvVmK5bCiYMDWJTf4WePktXkPOhJwmE+dDmItV5XsrZi+2tGKHbUuKqKKtEKJU oYCXIpHGgO8GQj8KOUornBLWHxS+FuIPEBW0tqQVV5oqZ2ySWzqX5y0keV+N0XgvcW1DyBy3iqNa ivd1F7jYBIaQeLDQLCq5hHyETYCjtqFxkjT65ur7WQBOgN+q4O/NNOfOaquNpusy+xy/alv9B1Vd /eP9Jn+6jum/slqc+iqtqEr3mfIdoaMYrsibFcWQYVaLums/pBL4cBf80NoiJoqw3nTc7Htudj1t 1eKMo7KOTlt8imTv0apHVw7jhAKaYyBEg4lGbvNiDJEL8Yc0zfj6ILmdXltPt9NkW1LWgAfgL4Ri yRXlnVFKSDYp0WqNVdNtm+RzzR0oaIDKOpLzomArOIPThtpanLVgLaEkK+uUMEWkJCzAex55WeLJ fSG6VEYKiNUaHSOMo7yuMfK1xyhfT/BSRJRCuUoAvOCFV3BvNRtTLLt7cxiY9ARGlgOfci5sPF0+ v7DqJmVouf2ZWJWFDalzwpUt6ugzfR/wg9i2YYQvMY2Ccytg5hBlBT1rHPPG0TiNyQmVlVjNZzGF SUm4KSmWiLmSA2C1ZA6mBHFM9ENiFxNzr1hoURDWFpRXzOeWWV2ihq+++xFAf0cF4HdbrX67tfrM KEwm04fM5X78IsT8D588evRPP974yzWEVFYsIs9V9yA2OcgxZ8JkAn7wdZOQyumTJ48ADYVmrHEK 9tvA7UaSdYdhwGlk/rO1zG7e48eOGCM569KS50IZlh32gaVXHpKQwt1sPzHrlCo3/0FQLLTcEKQ9 nlD+4MEHQeNL6rFKmSZGTkKkLa8pD2MJRA0eFQTHmIgzWqt7iHn5fWvIWoDLVMDOiVUpSFZElVY6 pFhoqxGnFUeVY2YtVikIgTwOMA6oGGWT4SWbkZjuAlm0LrLt8g4UT8dMLjd4ujNfLUVSl59Xypmo hLYsq9zC4Ez3eAMpH77eXIoAMWJyoCrjzd5ndgP4qKlri6ssYwnktBpmlWJmZaScV5rjxkqUuBHd QaFullXjXdxY7++4AFYhGQNZ3m9rwBnBB277xH4s68csI1zRmGVjvnMd0HfWAVTA48aoB63TNqcs Rh0hs/Vxf7vZfvWP/s8/3IBq+TbdA3VQCya8jww+FDHG3cMTS0Zg1uqQHpTy1DIK6OOcoNObfWDd 9dxudoynK4ySAlC5CuN7UihVP2VClodYo9BRAiis8XcPbvGQSsW4RClp/ZKSqGlQKKMOhCNfPAat ghxKsYpJAEHnCuo0iO4BMCGgsohVRPceUUmL+Ki8hs/gSyAF9ym/pThqUllZTivFeJAGC7MwCm/d S85gSJF54zg7ajlqqwMhJsUi3b3rGw5kHpwDY/ExkGPA5Iy2DmUthFBWlMKMHKPHalMYkWJRlsvX osvn5FhYlkoAWkiHaPj7aEK+Zw3jSnHb+sguaXJVM2sdPgQuNz2kpDA7egAAIABJREFUxMLJrR+S woXIUaM5bRRtwZjIELXGW0MKGasCVovwfz+KaUjMMHcCtgaEct7OLLOQcGOiKyhhZ6EbMypmdpt9 HvsxGa3D97UAZKCpDXXjUDEmhgSqqjhxiujHrqy+pob3Hn/7ABizHxO7XlRZhmm1IzvaMaSD7PU+ WC4HWdaEKPBktvuOq82Obd9LDoAW7rd3jqHcLmMM6ODvCEjlxgkxolWQVr2YlEgRkEATlY3Mu4X0 ExMFkCxQX4pEJHQSlDz8WqLQcwgk74sfomTTEYV2HKOQn8Q9WW6qRCIp8fI3SZAtM83Uh5ED1BSL nVPhEKR7LGMxyQhBdANGS3jKydGcWSOKvKkdl0IQykmJd3yCQiLKhUaNuhPuTOxJXcajeEjbVYXx h/yZsjKMMZJJGHUHrH7L6eUAIOZ77lCyMep9ZtMHQkpU1mIUjDnjQ2LWOGa1ZQyZOAScycwaw6xx GGdIWkFMpIIncPBxUYwBdmOi86IBaJySqO9SayurqZ2m1pIjuCuFoMTN6fVmbBLjswH+I+CfK3iZ v0NbAPsdzBzWgKoN1BaGMbILhmo+o3E2kOCb/etDbbdKWip7J7IjRAmBvO0k0bYub9J2mIhBEq1N 8WebVGMxS1totXgNohS7rufNesvVruPhMNC4itYZci3swG4c8OOAJlFRo5wVw4cS8qhiFHJSsQeT jVixNUsZrQzGaFKK+BgAJ7OtsSLUiR6HRaHwyaNzxmUIwRNjwBkna6+JL0++p5ufyEV3oqnKGmmT YyyJt9JeT4LrXNpvoa8a1F9Rn31Ruc2co21rFvM5VVWJXXrZdhitieNIAuzUgSkl24wkMW2gi81T JHspLlMvZyYxVUoCwRtTEp+nkU0d6METqGhS6T7KGCBaACmKqby+R7MLms2o2O4DVRqZKRj7yH4I KAWnxzOWbcWb9cCmS1idqCqLbRzJGkYyOmVMyjgfymp4SpXKrEdZK8+conEZZ+4iyFQZWStz52mh tCbFlMeY8yi08g8z/AMlgsB/WGCsf78LwI+OV5XR+m9t+/53133/rlE0WmUlfOm0mSn+uLL2f80p 39ynwTgtZgwzp2mcZgjF3tsnNqM8UMK/hiEJwWfTB2whY2g1STvlc0LRYicFAdjuBq5ut9zsO7Z9 T2WdGGVWMMRI9iMpB2LUhAw2y0ObYrjzDdQak2Rez4XzPWESykzKQaHKxRzJScuhvrcunFxkQMCt VDQF0wgTimMOxQB1IhPlwjdQSuOMuBxnI7mGMnaYQ0DqdNh1oeIqVQRHxX75cLOXguKMpXYVlXPC YZr8BAoSXwjPhUx0z2gkR2EaKtFVpJwx95iSExlqElBNxKTCLCiGLgISpmnFGmMBE/O3u7qpA5iI Vwk2+5H1bsCHSK1FWHW7H+ljYnnU8OCkYVE51t2IHwPGFek4GV1AvwmY1Ig0uguJzZDY9EIDXhrF cSVkn0lcFGOmGwP9EMUoNGWWZ8esjpZjN45/+NlXr/90yHn60dwAF3zHniC/sgIQU6pTzv+JVuq/ rrT6QJObKd7Zh3Q7dOM/Xi0W/8sYwtX9AiCGDJpZpamMpg9C/e19pE+ZRisqLWvCIWS2feJqN1Ib TTXTh/HB6kmmWf7bgE2KXSfqwNvdnl3XcTxb4JxBOzDBYUYjUtIsK0EzzdJl/k1akZKVcq/jXRbZ VARKm6q1QWWNj56Yo2QYTu35pM67Bxx+m62fCSkUL8K7Pze1vzK6GCwGVCJrjbJO1mEFjMuTaGYS 1pSvK3ovqTbaHG6xCZrTuuQils2DStKOR2RtN9m136EthSB1b70XUxSdvPnLeLOce830h+5nughO IRyJCU/QBxOVu9Y/3aMJkzLjGOT93OxlnWsNfVRcd4nZUcuTh0seHVUYEsZAPwQaa0QDEsT3eSLq TEVvjJlNn1j3id0oAOLCKeaVrJkn0dDgI7e7yHovI0KfM2dNw9Hxsj9W6vdfvbn5H7fdkIG2fM03 yD30738B2AydUrDKOT9A5dpoLbcpCp9SCLvu4uwkXIyj9+ULywFonOKoddTWEHJm7yPrLrDzwiRS SkaJ2soD1I+JN1vPUes4yu7wpElbLIKg1UzTOMX1PnK5h9udZ7/tGXY96TiiG7Aq0RgBkPaDIP+M A4ZEVZkyW0s3EXJCx4hVwq/Bckgxkty5IECe0jhti5d8MeWciEFKblw1uaPeo9popXHGHQxBRIIc IeZCc5Y12OR+lI0FXTj/xTdgEvyoMq74GBn9yNh3xYOvoi37aZKYqE6WZ1PLTlE85vK9pELPnkw1 4hSeUub3lKWwTDP8t2gDxU8/k9ElgDUrCOUWtoXHT7E6F1qw+EAYMiHGgxTbGXk/tp3nzbbjm03H 9b4jk9n2Az5qcrY8e3jGj94+ZaYC6/WaRGaTM8mLuecQM5VKGKvRzhJzZhwC2zGy7iPbUZyEGqWw VkJtdPl6dSEMbX1mEFgIk2EcR3Zdl62x28ePz15efPoiFCBcFzLg96MDuPVeJbCNwi6tVnKrHNDq 3IUY/vizF2H6gVRSAHLrNIvGYoxIW9d95HoX6ePdqs0osWSurWLwYsN820eOmojVwmv3KRHKznbR aBaVFjFRqerrXcd60zF4zzyJaq3SCuUsMVpxdw2BoejJ6wJm3YGBpY1UGpI60FyzotyC8sAcbsuc i7+duTPimMCuA39AH2ZdXdrirKTFntZh6v7cPKHyE9dASwHQmQPDMMZEPwa2fc++7wkx0NY1erGg npgxiHOOxHgnKSDcMZVV4TXEEoeVSmFKhfpMEousyVJNFb/9Aw6ktESwp1AYfpM+QB3GlZik5U9J DFFymfMnw9dUQmR1YXqmmFjvOl7ebLjYbLnZ7SEGui5Qt0vefeuc9x6e8GS1YNhvuQhRvACANol5 bMoSJIMRA9o+JG77wHUXWPdRqMMFa5mUmNP7rovQrA+ZMQtAuLAQ+46rW4XSOhujpx/CyF+Tj19Z ARgE6swzBW0h9IxZ+h+rlFBc730slTIuZ9U4TVtJDNOmH7nuPNejkGUrddck68Lpjhn2Q+JiPWLJ LFvpHIYkP3X5PENTGRYBlnXmzZi52O15sdvy1rBnEWt01lgN2ipG5xiTpouZLipUyY9vDmvKXG5e kd6qmMS9qDxIBX0TZ+KCLNt7lOBY2ntbTDlCCsIb0IaQAilksb6a/Aa/LYdHK2lDNbLpSEUcozHC ATAatLzOZrfl1fUNL6/XdP3IUVvz+OyUkyOZ41OKB6NMnMapLMlHwWNLVt5Brms08dDNiPoxpURI XsBPLe9bSknaeGSl58ydINlo6YpUYUdabYk5MoaxjE/SXVU5F3FYCWbJ8txoUeXQ+cjFzYaXF5ds b2/ZrrcENE3d8OTRGT997ynPTmpa5bkdRt6sOzbdSEXBl7Si1mArC0bhe8/tbuTrm4GL9ch2SAcC </text:p>
            <text:p>WiIzRsUYFa1TJc1Kl8Iso2JtFEunCMFzeb2myyJL/+v28SsrAEnST5J48qmSrJLJ2tDMjXI5q+zG nHutrgf9w1nN775TqfcfNJZKy+x/ufNcbyM+Q22K0i8rUlGZWQVVhs0A19uAIROR7iEmkejmJIck lnVgVWmyj1xvdlyud2z3e/xyRlXNhVeeE85aqqgY4khMnjFaagMkLRZhAYJSheFhsToLKHhAvOS2 nBR4qmgDlMp3qsBpzamKWVXmALKZg4OP+quXqoiHQUwJ70chRBl9OLAZ6MaRm9s1ry6veH19xRgC s7plNZ9zNJ9TVbXo8XPEWkPlLNFLYEc3DLi6RqdMjIGkMlmJvuDAcJxudkqyTnFxmlyNJl7/1LHo ewWtmCeW5iEfnJjEq7BYqpcRIBxMYTjYtHej53Kz48vLGz57ecGbyxsIicePlrz79nPee3zO87Nj KhW5vd3yzU3HN9cdN1tPowVjamuDqyzWymiz6z3Xm4HXNwOXexl7ZoaDF4KPmTHI92HKhsknUa5O 5qZZKWIU4HCAv36n/1dZAJ6sZkdvbrtZrZVrnDDou5AwdcuiqnJW5N9438aPPro26yH8Pa31f/tw 6d4+by05ZdZD5OVt4LbPzIx4BiYKR1spklZUWlpFo8T5R+0TpgrUVh4yp6GLmf0oWv+IwpRitLv2 rE/2bLc7uuMltlrK4UkBo6GyicpHxhCROABB8U2SxjQA0RiCdbTlNlaxjHhGXisXCzOgGINkWfOV MWAqBrKtEI37hBFMlp35Puh12Mcn+mFgHEdCjNTOcWRbjBHpbjeMvLm+4ZdffM3l9RWKxOPzFW+d n3J2csZ8vhBb8PK9VNYyWss6ZYZxZEjQzBaYCvqhZzuODBlWsxlHTYstN/2B11e4ACmLnkBrhTbu WxsAym0/kX8oN2uIwo5UMR5WwWliWeZELH+3Lf8vxMjNbs9Xb6745NUVH39xSc6K509O+fDpQ378 /lOePFjhNFzdrvnyesMnr9d89qrn9SaxqhSzSpiCtmA73kdu957Lzci6z3QpMzOKZSUbpT7JKlq8 Ix1KaYYSMR5TYXGXCLIhKalt+S9JIL4/BeCnP3j8U+/Dfx7G+B/a6E8qrWxOCR8Vs+WS2WKuMjr/ k3/6b/J/9pPT9M3l9dJp9Xg+c5V1lldbz4vNyG4QBlfrpNUf4qTkyhClKGijqXSkz5LIetPBzGlS KrehSvQ+Y00SC7LiQLvxcL3zXGxGznaeehYxlczSxmgaLCm3aB8Yo8RBKZ+YWaGCkkQHP6UIo7UM eiljicVTHoKS9t5oyRw4uNyQUdoWLX48ZAuoe/PydPhz0c4bZcg503vP1xfXvL65xTnH8wennK+O scaw63pev77gq1evubm54njW8OTBGSfHR8xmLdZoYRamUIxXM5U1qAzX6y3X2x1tO2e5OqXKieA9 F1e3fHGz5+2zY955cMrxYo7SRph6CqwRQZS09KLim4hOxdq3AJPpYASSCyvx8DncRb/7Cd+YIr1L ofQxsOk7vrp4w1988YIvv7nAGcf7z8/50TsP+fDJOY9Pj2kqzW63YbfdcnWz4fJ2y802sCNzYjTK FE1CcYTues+6D6w7MVtVZR3d1LJq9KMQzkKa1JjgQ8AH6U/qwlnxKdMLtlAojN/TDsDH8Gsxp//C GPUfmMTCFQnmmHI6ctXtfD77c63N9a+/997yk6++ee9ZpZ4vrNJKK/Yp88XNwNdXHmsU81p85LtQ YFfk8KtUCCkFDKyC5ABsOnF9qaw6MMX6kDG+uM8ClZZ85qs+8noz8mA3crLy1PbO700ZTVPVJGXw w8iYEiqA06awgDMqBZT3wnnX0iFMnlRT/xeKJLg2Fo0WKW85LPcBLjsViCQFQrjzd9bdWsloMITA 7W7PL755zeevLnj+8IynZydY6wgxcLNe8/Wr11xeXbJoap4/esDTRw+wlagG/TgwFPNSa42MO8aQ U2bbDby+XlN1nsePO5azVtR03chffP6CYben0YqmrmmsOYwsusz9AMrY8n1JNsKk65+6GVVMNFIo hqDp26w+6fIEZa+Kyk/szTVDkNv/4vqWq5tr5m3F80fnfPj4lPefPODpgxWts/hhoO861psN6+2G 3W6Hn4qMEut2JcgjY+kQt0NiXxZ0poxh1tytlJWCWK71QGbwkp7stGJWiQDtskv0KV9m+FPg6+9t Abjte5NTcj5GrY1k5ZW2Loze/968qf7n2XL+Z//qF7/8iY78N48W9j8+ctQ3u5EuwuUugMq0TkQ+ SSlpB7P44k8mlkpJEWictGTJJ8Ywsd/UAUUOUeE9JKdQWSSiFtgPnqv1mpvNkmE8Zl7LDlzlhMoJ o62IOQ7RYGVrrBQ6R1IQYNNYQ2Mt7v5uP2UUqeAK02kX0o8tHYPMyULoUWUDMN38rjAHQwxy+wM6 R7rdnq9eveGTFxest1t+491HHLeGnBI3txu+ePWGl7dbZs2cX3v+mNXJMdpV9EPP2PdF6DTZmIiV 2KxtCSlSty1JWa5vN1zf3PLoaM7pYs7ZYkYeOz75ak1TGY7Pznk4n4tNW/T4GITfryeQMxJTvBsV YirpTuZARw5FQq0mgdK0GcnC7VcocVsuxTBESXQahoQ1FU8ePeTDtuHh6ognqyOWswalDb2PdINn Owa2vqzz+sQ4ea8Ul6hJXBaSrAN9MZBR9xQHMYm8ujEwKhH5RBI+wW5IdKP4CZwvLNbALozsx/x/ afjvgX+R/xp2Ab+SAvBm3+c65zRLZOfUob3TWqm20nVjeLper3/n7Hj5d2664e/7kM69htuN53YQ ww9nZKUlIIvM+bWGMSnx6SuvJfO6ookZH2AgMybIvlDgs1RuQXGFs1M5CSIZfODNzS2Xm2O2+z1H jcMVCixF9OO0OOOG4vwbkXFEjDYSSSV8iBgTqYt9VkRWcboYUIgirmQEFnKPUnfZAdNmYdoecO9G pBB6Jk3E7a7jy5dveHVxzenRnGcnK45nDeOw5+b2iqvrS1JWHB+tOD87pWlqOh+JsUSWMfkaKDRC BvJROo22baic4/rqmtvbW7puhV0dMWtrGmv59MU3tPMlH7yzYTVvaZ057PgnX4GYp1VeAm1l05CF TmyLq1BMYoueC88/lrlfJYlksxRRlZq+TnFYlu2jYt62NG3N6XLG6XzGonZopYkxEEKkG0e23cB6 P7DpAvv+zo3noMy8l9UXcj64+kwdYM4wTjwvpAvwUHIoEttRQMFlq1k2piRXQYJXNfxRENLP93QE 2AbJRrfiyBJKhLazxs6q6j8NPvzd0YdQOVej1NFVl9hnm1PKKiRh7WmEDTrGhFawqOTvimNxbMlF i2PkB18FOawxyRvqUz68ebk43u5TotaKulbMsuJ6l3l10XFxvuVmveGkrWidFTvwEglVaUW2FUNJ I/JZo5JCm4JKZ+ELoD2mHKyRKQlmMuO8IwfZYlk67fQnE1GMmHdYFCGLZiDne99DKhLqbc9Xry9J fs+T0yc8OXvAvGm5urlku7kkhx0nizNOj4+p61bQ6TjgjMG2s5IPaNBWUnhUBj8M6Nwzr0Ufb5Ri v9+z2+/Fg08b5rMZQ6p4fbXm5vKSfl5THx8dAL6YQolnL3TpQiIWqS8H92Y5pCIl1ikdDqDPGZMT NoM2wr30OVEroXWnKFwFrWE5q2nqitW8pTaa6P0hTzKlwBgH1ts9tzdbttuRPsqe3mQOBKYDo3DS TqAO+qap5e89BUwuJKusGMfMqDL7IEpNZws1WDPJsv8f8t6sV7P0TNO63mkN37inGDIzcrAzPbuq Gyia6m5Bo2qQQEgIISRAtJDgZ3DOD+AHIDUH0Jw0SN0HDRRSFVBdY7tsZ9mVdtrpGDJj3LFj7/2N a6134uB517fDreoquyWX3JVhhVNKpyN27vjWu573fu77unUU4w+f2wOgSLk0SnatshnTWKXUdref ZcVsO0S2m90QQxgmZ8f76WyiQ9+1/XZrut1A8ML9q0tvXO2U0Hr8TRX4qLToMZyjElpndLoJkIVR UCrjnitv9cooHJnrkHm12vLi8oqTecNs1kqZRxkfjBICrOy25RAYabKGjMqRFDxRKWHQgfTJI5qE TYIXozTf8Brwc3QPjp0H6mYOOKzBioxOjJHdfs/VWg6rk0bx5qKhqRuUqYjZoE3DbLJkNpuzaKti SkoHgKaxDlPVmEmNnlRoY8k+oVdbMoplGDibt+xOl9LpVxgEWkFbN2jbsOkCm/2ebhhYvAb1oJB6 MIZ0qHGPN50OcEgMHtqPGN+4BdulFIGMPYSXZIMQM+y6ju1uhw89tauYVZaKLJHmsoZTWdp79l3g 1WbgfNWz7iIZxcQoXMqowvr3ShGtxhpNE8DZHqMKKciJc9SMXwPCQslJ9IJYBOemxL1DGktpc1kC //L++IUfAH/91h31nfPnyimlbClNEPeURPsuX13xarXebbf9g922v6icztP5NC6Xs7rbqi/k6O90 nddaQeNgOna0G0UsUEfSjWIs3X1a3g4mofN4X5aHNRQTSS4d8SlTOv2kMGIT4XKz4emF5dbxjNPj eeH4mWIEEUefLcLfjSe9TCA5STttAG8EFFlrjVeKoTzsBn3AUaXytamcSnpuZMqPTUiveX7yjVcg psR2u+N6vaHrB969O+f2osVYOViMa5hOj1CqZtI2NJU5QEzkudRY53CTCXY5Rc9r2Th0ZbXiB/B7 bi0mxHRM6wxtIQsbrZjUjklT41Mkqht9ZTTzj+N7UoJRSyUVqFWmNk4ezvLw55QPYaXRi59KjiGl RA5y6BhjSCj2MXG53bHabkgpYesap6QHIIryKN0DORFCZLsbeLkOPF8FNjEzaRSTyuAHsYf3PjHk TNKa2mgmMVO7wgRUYkefVVpi2/n1DYWYzvoS/JkYmRr2QyKTCIFUQ6iB7vN6ANT7rAzaVOCKZ6IE PaReKbqcjVFPsfwvO/gjl3LUxgwp57MhhL+XUL9hlJovJ9qcTGwBNUoccxTZ82v5GTV613WmLgag PMaCFYQoVJeQQA8wmBKc0wpXaWxIrLeB88s116st/XZHaxt0VYMypBTROaC1pjIyrhITfUnEVSqh UwZuYqSuuB01UheViqqdin9AFP9SOZ7E4261cPNDKf0kg04JTcYqLcnHrud6t2cfoTk+Y3p8hCl8 +kllYTllNqkO1VmjP3/0DqScUA75qQVvlWMoTkJQxrGcTqisoaoqjpZHVO0U1ydmTcXxpCKkxLyp qasbN9/r1UwqSWFHLmtQSOQUhHfCzVTjxwRi0UwipTxzLDLVsq7rfOS6H1h1A0OESdXQuIIrP3RH RrRQIvDes93vuNruuHi1I6nEydKxbCzbfeR6E9gNSUpVY2BmLcoKfm4UlisDrX29wxDyIFeCEBMx ZpqyTco5s9oHQkoxZ67OKr1SqHQ9xM/fAfCNe2/MLkP80kmovmaCP9JG2dGfXrDeMcNPKmd/a7qc /R+Prvtv7WLm6Uf3OVO0t985W4aUmpTy33K1PmorU9JZ8SDi6ENEdtzpyIfMqIyzYKLc941RqFT2 ymXq9jHjAsQoHXCV1bQ2s+8TLy/7Q6qsbZfiCXitZVg65ow48EqHoSmrNE0sb7iILz9rJaJXKA9+ LqGapBSxsPE0r0ddU7nalObZopCPQA2l5V4M0BpFU5x86/Wa3mj6vj80JqUkX5+ASkfBsdCEYyT1 PZlIDpm484T9nhACWWmapqGpHFXTMpnNsFWFNhproLWapAxN5bDWlum/HMxj5DilQjkuA77K0s9Q 0GDqNQt4KtG4QzYiyWGaC2gkZXE0rnd7Bj/glGJaV9SuHD5ZyEEjoT0R2Q8d17sN17stL6NnZjWz xrGYVOQsnYDX+0jXeXzvUY0Vf4gpzUQqH4DJxsiLJCXpYfAFLthaRWXlKhhSZiOEq1XW6ncbp78F 9L887v+/xAPAx/h2Jv9XdWX/bk7+LaN1Y40+jLM5EYbt8JtNU/2Pxpkf/dTmINO909b/8Pmr9Tr0 4Yu+tke+SP2xfJi0kjdryPkGDV3Gcq3EGGRMUYuNbAjaKAdBl+XBiB6ikS1DoxQTo7keMi93mafr gTvXPdNloJmmcthEVC7uNqtQWYscHwNZC3gTbQrxJxFDwBtTDgdbdtmQSiOUUoqIJ5OpKNZaraWd N4abqWas7dKabC0mw2TScGs+YT1rqGLi+mrF6uJSqDoZsfTW1aGPT97kNa5yh7blsOvJgxiPUvDE YWDwnliwZsrY0tBbY4whpoHBd/TDQIwB7SoZ11/7s1MKUkGkjYjxETuWlSbYss+P4dBv6JSw+QNg c8a9BuEcUeDD4Nlvd/S7LRWBWe1YVMJAjMU/oJQpukNgGAZW3ZaLzYpVv2MDLBXSkVA5Kp+xzhP2 kett4HIamcyVZDqsxjrhm4SU8YxhLZmk+iCu0tbAvFZMa41PcLXPrD3sY37uNH//pDa/OYS8+1xq AF3fT8j5nRjjG06p1pYQ0DjiaU3OQ3w+PLn6ySfixfkp6fCPf/B4reHHC3jR+fSV3RCpnVZaW9nL q4R+vUMj33jjtVbUKGotd++xGto5+bD6MCrAGe8FF66NmD2MhusIz1c7Hl9uuHXWsZx7aufQ2khA pbjDks4FbyUru5wSaQyHMAZhooRySkosvmZusdz8/2QBJm7GMBaLlDH0MEIXz0BVVdw+PiK843FG s+0GvvfpOZvNCj8MWK1pq4rFtOV0OePu0Yy7R3MmlUPXddEDIrkfyIOk8mIciCFAcSoqldgPnt1+ wGx77PWKpBJPL654fvGKfr9jbjU6ernLi4ohjbojTuufE4MViRxlFTuKsKPoR4kB64IRj+Xf2yhF CJFd19N1AzlmJlVD29Ro6wrhLJWqcDFQpaTohsDVtuP8as1q1+OQkI4SLzcmSzxckbneRi62nqVP OKcOhp7BpwPVPJfrWBekHlzrm+SloRxgipyMSgr9rMv8+PvXw/qXWAP8xR4AV6t10jAYlK+tSpKz EmunLyAZp7ExqfrtnM2nf0ZZSiXP6sfbPr1T6XDv2FS2rYxYe1U+NOzIVKYkXVww4FormrKv7YLQ eqxTOCV7GR9kxB6CtP2MED1nIXl4cbnm8azh3c2aO0cTKudQxpUddcTmRNaZbCSIm3ImhoDSFdoY VKH9jFqALl32uRwCo/Clc/EQZA4iYC4WFDUyBcd6Im1AGyprOXWOqq1xs4Y//MFDfv/jT3jy4iXb 7Y7WWeZW88bxjC++cYZ95y5vzifUVroIYowE7wvGTw6slBJZKSpXSXX2sOdytebR81cMvSdETxeE oXhxtUehWDSivmtygaZqnBZLb8w3W4tDeUgWjFoC+jIB6SLgZjJVGa9DziRjDv4IHwY2+z0+BCoj AqSrnWQDcpSC0BxLBBlCSOz2novVwLPzLZtNYqE0tdUQArGXK4ZTGafgsk9Mt547+8AsZxotpODr raDex2RiSjCkhDYwM4qYxE/S+4xHk42KlVIPXeIHmewvN5F5zDOoAAAgAElEQVTP7QGwDkK0nWuF KXy4kQJUaJnF0JH/hTVJEZ5o+J93IUfTp783n+QR51fYevIQ+aToM9gyMmvkzawLU3AfS2BHyeje lFeSD+LZHmIudz6Fs5oqJC62iedXO15eb7k+2jGbTNDOELUte3vJE1DAHyFm+pzBZGqdUDmUm71i KPBQ4xxWyXUjFJ97VaCawchbxuaMRpj4+TXeXdYKZStUVUuZqMlM5hWnU8PJq2umlSVsesLW096a EVPg+cUKPwQaFKfOoFxNay3DsKPb7wR0aizWOYwxVK5i0ji6/Z7z83M+evSUDx+9ZLvvCdHT+x3Z exbNnC+9+xbvv/0mxycnVNM5qm4PzztDdwCYlP50EQRfX/dx47RzanzLjgRljc1iIQ4x0/cDQz9I R0SlqY00Icdyl1RlBSm810jf91xcb3m52vPiyrMNmbmVqnhxYI5kKHnbX6PY9om+80xVpinOU5CH PCXpAVTAxMp0kBAO5eBhPWSyVRhje3T+P733/4D8y2n//Us7ADLy9tXjjry8zYw8I4d/Zvww/Jk6 Alx5+O2Q+YoJ+b/oQyr3U3m4TcHRDQm6CC5BpQr3L5W2VqPQWsS/WApDq4KE9qV4dAgZrUULsFZT 68Q6wctVz9NXK+4sp5wdz2lrJ4r6mAYsxSUmCqHYR3ClXlznWLxmmqgDIWh5q2ktFd2jflGuAUma K1EpYpRAO2PBjxltUNaiXSW4L2vAKqwzTKvMm2dLvnHvjAU9IQzMZwsSis1+4NnzV/zo02fMjWJw FXdyJg17hq4jKYcxjrpyTCdlQogD282KH3/6mG//6AG//SdPeBZgaRR3lhVvHi04OjrmnTfu8M4b dzg6PaWazdDuNb9LlNZeMdkXwOdrSUBd7vr6tdUhqnwvyoFhYiKFSOcDvRe9oHaG1pmC7o7FVp3L ta/QhFNgs+949mrF+fWWF4NQml0xiQmanRJcEoqvHWS03+89XkkRTeNkoxITh35Apyg0IJnkfEx0 fWQzXjG19lapb3+83vwO/wr8+EWvAaUBq9zzpP5ZU5Gpivc6558tKF3LbV/t+kRtAtNK6py10Wgj gp4PGW/lgc9ZbMNGgbUZFzQpZPKQUY4i4mkR1wZ5e/uQxCGnFbXVTEJkMwQePDvnaNZy784J87bB KYNcZRQJYREISCaX+3wgBXmLqcLgH++dY4PNCOF0I/IbdbDR+pjI2qK1IkQRnypXoVxV7ieJ5Ae0 kktVlTVvLufoL9zhvVkkxo6mmaF1xapLfNhU/OSzc3730Tkvc+aD1SXLRtKGXW5RWTE1itunx6gY WPk195+94J/df8J37z/jVYAFmi/dnvH+3Tl3Tk5449Zt7t2+xenJCZP5Al3VhYCroKrQMRwY/2L4 SbKk0eIR0K+tRtNhT65otBiHYsn6i/LvBe9dVwKANYXImCIq+QPi3GhHVpr94Dnf7Hn08pLnl5f0 CLylMrK5ET6DKmTlROs0UytBoOu9Z2I1y4mlsVaKQz34CHUW9E987bDRWl5sISWyj6QcDofc5/YA +G//k/9Q/Wf/wW/w3/x3//306nrdKJJV5BH2KqsVxtZeUX7/vJakL4HeTSedVvliF/zCdoG2jNKV ETFOlbbgkDgMlrnwpLWSNU1MUgqJkQfWahkBk5bGn1g8AsYoKqeYRs0mJh483XJ2suL51YZF07Cc TiXFlswhuGpNFg0CWQURodGyf1cUcTBGQoxYozDG3pyQI/CjWFOlkDKVjMO4hirWoEN4R5OjVNDo kJkZx+2jJVXqGPo1RmesgYlzbO4s6EPgB49eMHxyn2675N6tBfPpjEGBCokuDMQh8LKpuNxe8fHz 5/zJo2d8dJX4YF7x5bdv8c7ZjLdOWpbzBUeLBcujBfVsjqlrlDHFfisLTVM3sjdXe2LfE4N/rYT0 5t/zELbJN5788e+NuLWUCuLcSD2aKtNSHnMBJUuhjWFImettx/PrDZ9drHh20aHKqrS2GqfLyyEm jFA/sbpcE4fMxTbIP2c1oTQIDVlEv1yKSw+3V1W6J51m6xODj6SkxtjI5/cAePD4ifkf/qd/cLqc tm/1290xITfjbnf8TzwANaFXggz7F/34JuSP5rMXMaXvrTabRvXdnZNp1tYKBKQyMmWEMqpx+FBx aGywWjZ0ks/Oh6mkMrIiDKl4A0pgxxpN4zJ9UFyQOb/e8+mLSxZNS91MpGvPyFtI5yTOQAsBQ+8T MYBz+pAPGOu2fQyYqDFGtuOhsAH1SN7N+mAIem04lgNk6MUT4BzKVLL69Ak6j42aumqp2iVDCHTd BUZ1KFPz1lFNzkfstmseP33Jj57vyLblDhHXRGwIrNZbzl9dczUEPr3e8uhyw4vrwBcb+OLtGb/y 9gnv3V6ynDc0zYS6mVFPJlDVJCVXLGUKmyGBrSpZhyYxSsUC/RibikYjkFIKm4WgNMadlRIegfce 7wc0qfjvQSXpHcBk4Qhog8JSRjC877m4WvH81TVPr/Y8T6JBTZymtgqnRBsSGpUqeQVKjwS82EaU GkoHpYTOUDDEXOSLsYVKVpy107SNxnQKHxKRwL9KP34hB8D16rpVir+pSX/XKfWeUUyVODVkXSOi gDjhck7bv4COugQq5/608/5/3Ya01Tn/27sh3dKoSu5w4IyMcCHyU3bNkGXNY43cOSkHhU4SHLJG kWwRoCLEIPZVW3zhTsva6tV6z6MXV5wcHXF6FllYU6yixc+fQeksNuGois8hkvRNLJYsMVafEjZK e3CtpDji0Ho6bgoYi4YKKmvsBCRTVZXEhWOUVUYIWGtoJxMpFAmBwSf2fotOA7Wx3J5k3rs1Y/Ce 55c9F5vIfKa5u6hQWnOV4bOrFQ+eveQn5z1XaN45m/LlNxrevz3nreMpR9MZs+mM2WzJbHFMPZth rNiD0QrtZLqjlx1+SkkivM4J0z/FQ9zXkKnVjfajy8OvC0fBp8jgg2wqUhmrX0tMisNQSkZ18Soo BUMYuFhdc355yfVO3DcLq1i2iraS0NZ43Yv6xr/gjGKqhfu47TIXNshkWQ63WMpnsxUG4Jj+rK0h YrA2EHvwJdD0uT4Aur5rFOqvhRB+XeX0hgZniv1PAiL60PU1nbXt19+9Nzs5OVn/o//vD/7MvuS/ D5lPP31w6/T0cjP0tjZM1l36W1ars3ljqSxUtlBaQj6YR7QW/p8qODBXegFGfpspXEGnNdlIrjtF iDqLn0dLucg0Rla7ns9eXPLWG3fY+cCstlgtI7+U3+bDOKmL0YXXLMuq6AApRXwIkhFQiuo1H/3Y CSCHpD4UZIyg0JQkcZbHlVopF80ktDFUdc10MiXGTB80fmsYhmucCrRO8ebpEX2y5HxNLv32Ck1S muuUedJFfngdMRPHV07m3Dud88GdhndPpxzNprTtjHZyzHxxwuxoia4buddnSlHnTdQ7BV9y/wpl HaZMMDnLZGNew3rFkQlcykBi8U74khUwuYSnsvASlJLQlSpgEK1lgxGjZ7vveXG14vzVOTEnbhvF UauZ14bGaYljl6tiTDfhpcooZpViWuLRMY1uT5kSfcyHHIVW5vC6sgZqJWGhSsM65V9W099f3gGw ulorFMb7YPoQVV3GKKlu1GRkdwtKn5ye3js7Pf1G1U72wPM/79c9v7xcQ/4tn5S63McvNpU6W5YG oNpFtkPZBnhonLz1x7ZZncv+30EX5ACwSarHtJbgSTS54KGLbVZB7TSTlNn7xMuLNZt9z9APpOkE XTmiL4GWLMYSrRTKZVJW7JMRVkCMBwBoDrLy7LQEhSqtC/RSvgYoef+cDw96zFm2AWOYYhhIIdzs 1YuOoI2hblsWZaowOnO1hn3sQSuWy5p39YRGW9arLd16zROj2fvA4xdXvLzacTRp+eKdGfduzblz MuN4WtFMGprJjNliwfHpKe1sjqqqwjQpLckB1KDYG0OvFE0ua7rSm+iMwVtLoNy1kiS4AsJ0jMaI gQjxCWg/CB3oUKd+gKGVHcJokdQFPZ7Y7wcurgX4+dmzgNKKWwvL6cQxceLGFJR4QuuI93JAWSue klpr2kos4cXZQCgOw35I5fYiU1pWmlzswo7M3Gl2VrHy+XAN/dweAJvrbVaQQi5MWHtTRaVea+1V Spuqcl8PMf47qds/+c//6//y3G83+X/7h//4z/4WCsHi003O39lHHp6E/OUQktVkXVuFtQJi3IeM M9DYYrhJIgAq5O+F4uZKEbRRB5+3zeNdpFSNG4WplHgMAlwG2Oz2rDc7wnKOti0mRVLIhxpspfQh 65CyKl53eXgzsgvPwReAqCXAoY5qXKLnUSw75AKK76FgwGSbcNP+e1Cdi8+gGWvDkrDzV9stPkas tRxNa6o85ZVLrPcDIfSEmJi2Ne+9eUZTad6ca24tJiwXU5p2wqSZslgsWCyPaOdzwYnlLPbnFAVr njJg2NaOjbMcq5HhEDBJnJPom0MOpEV5HORtoRyRBQ2WgqQClHC44acrTMu/r0YZB8YQE1yudjx9 ec3zqz0vErxpNYvaMK20cBvlV8RowcH1RSh2BfdlFUzHNaMV/4aPkitZlR4CH4tb1KiS91cYMhOn mdQaJX71/Lk+AMYdvxklrGLRNbp8gEvZhFbonPOv7vse7YffUU8++l7w+S9UURLsE/xgGNJ7u85/ UFlV14UUvBky+yEzdRTktCDAxnteY4To2ichuETAWIXSck04oLcjGAvWQciKLihe+szlZsPzy0ve OF1wsphgS2Q0akVW4tILBYGlyBiStP2W/404iD+g+Nx9LlMIQhEWH7o7qJi5FIYYYw5V2qOrLr/e k1e+10prjCtGp1RYSTmz2m3xfo/RkeWiwroZ087jkyGhUWcLoSOZxNz1NM5hmobJZMlyfsTx0YLJ fI4p9ODsfWkQioQwyPVGG3oqdtkxVQaXZexn3Gi8lmcoB3ppNJKCV4OUagxRCl5H8tON0/u1SSBn lDFo58ja0g0DT1+tePD4GVfrDUtgURsmtlSw50jOI5JcHuBc+hgz0rRcWRFjrRZvvzOaEA2Q6H1g 3UkTknWFEajHq4+gwJpaY7aFVf95PgDyP/dXDpOT7MmlQUfhVFZDt1ebtTpTSjUMSYWfTUF5BfzW PuSjy11852Ru69oZagOaKLpYlD8HpeXhjiljlfDyKwONEfZbeg0mKvjuTEoSLgkxo6wgwxYTTb+O PL+85pNnLbdPjjmaTZhUFVVV0/e9WHaUImaBVriSSlRKMvr5QJqRdV6ISUImIynoEGZM43VavPVK Y5VBa1OEsFKhqcduPg5Tg0xaFuMqtLMoa8haCkLW2xU+7AkpkXIgpwFCpnZ1MQFJpNXqiqqZ0s6O mS/PmM+PaJoaY6xoDiWjP5J9xfYrop/NiVnwJeQk04146NNNO9A41meKDlDyGSnjfSi14CVINIJE 4af+KqQeJXv6MHC9WfPZq2vuP3nB9bpnXmtmjaz9VLEax3zzq5hC+vExy2rYmRtyc85lBZgxGmor 5TTrXq6PTUgFGCtQB43COYtzEaOVuX28fPtX3r/3waSpP/vH/++3us/dARBv3tQ3olASGk1Mkn93 xtCYwH51xW638QqVh1AT1c90AlwCv/si5Df6lP/9yZR5o4Tq0xpZ2fhQiEFKvDN+GDsqRKhrnOzr UyqNsKWpTGcRh0LO5KjIsQAhGkPw8OzFjuAfc3Z8zHLS8u7tM9qqwpQHg5wON1VLEp5cyfq/hvcp DcBBeHjaHEjCjAp3yb9bbbDaYo04AUXZLElCUwoRc7pp6E1RDgbr0M6ijREKsbXUVnO1Uaz2a3yM Mv4PgcooatswrTSVrTCuYTI74ujojNnRCc10JuCiIjpSYsnjT4MR8TRnmhiYBC/txtpgqrpw/8JN 8+9rrwdXkoQ9gnsLgyQRtSoJSPEH37AGRr0Debidyqz3W569POezV5f88GVHo2A+s7S1vNGlCEas 4DmDJWPK+jjH1+6qjLh5AQCmVJyhWtFWFmcz/T7ifSRWipy0XEe0uEedNTRGuXntfqXv+r/tB/9/ AU8/dwdAeG1/bcvOdyiVSWMrj9FyQvt9YL0ahK4SB36qXvbPvQWwGeDxOvOn2z5NLPHUatSi1bza RrY+43yicdKQk4x8HT4Jito5hYuJwWfCkMTeOW4JNMX/Lf8yrREU2VGlSD28uOr56NEzGmuZNi1v Hs+x1kKBULryoRib4PLYJfxTg6GCmFCDh6p45Usox6BQ1khuoKpxYwOPk5ARvhfxzVpp0QlBDg9V vNej38YYXF1Ta82stpzMGq43U86vr7hwlpWx9INUpVXGUrdTFotjjo9vs5jNmbQVpm7kHpQzREMK QXQVpQvPP6EHgw5B1n4l/pt8L0nI4IvBRwwWWZW3QcpF2c+HlJ2PEe8DOQV+GoN6g0zPxR+hrANt GULk2dWGjx4/59H5KyJw0hrmjaEy4hALeQSNip8i6+IBseLx74eyPYoySRVg840BS2tqp5hUiWEQ AlAfpYVKKbnmWTS1ysw1TnXD31y9Wneg/vhzeQCME4BTcr/NyAEQkiJkcPJnT10p7AA+ZHrIK4b0 c8gnGXgSMv90tU/HJE6PJtLXbrSk/7ZDxplMZdQhM+5Txo5XkIIVC768jZzUi+UiNI95glTMRM4o Jo3mqst8+PFjrDLcOVrSWMNy1kiRB6GkFDl8wAX3lW6ErHKPzzGRvCdbW4JN8rYebabKWoxzYCxh pOSmQO4Hoh8EMxYCoR8OSnkKQYYCLaq3K6tMA2jraOqWo5nsr88WJwxJqr3qytDOpkxnS6aTBc4J htzveyJDWWMWAc4YlC0jc5b0oispx1zYiVaJD2JQgl/TWRUOoiKHSC4FH+KQTkIiKjQiYkSrVKYF 9Vq/YjlKlcZY+Z6sN1sevbzi+4+e8/D5NUe15mjmmFQWbQTekUYe9zgtIWtoZ6XSq/cFFxcSriDV fAaTwMaSIdBSB97XilWX5SoQZQ2olGRdaq2YOWU2w3B7HfI3Msw/t1kA0YRVwSQVyGPBOOcsHO0y +Y4Ntvnn/OUD8EDDb65jfl8P6d+cN0qZQt7pc5a3e1XaaZRCKVk9pYLxdgailcMpJ9CpCDtK7ta+ /GZ9EqFPockaagLnGT69uOLD+5+hFHz9vTeZVuWOnsWwgzJFhItlpWXKmC8f7JgSfYA6SWlmayzG Wek6LDCRpAb6PLDqPV3X4/cdYb+j7/ZsvWfTe7o+oIJHxSgBpxhJMeKMZtY2nB4vaeta7ugqM6kM t45vM520KFeRrQVjcVVFTJmLyxUPn5+z33aH+7iIbuCqitlsymw6FbAIGRN6TKkCH9+YrrIoVVEp LVejmNBG/uw9niEWDEoqjUCDR3mPyqH8zKCtXI+yEhpSjmAEZuqsZr3d8ujJc+4/ec6nLzesBzhb amalTv4GOBYPWsTNbCqMf5tAa+kzjDHRlG1AyIqQYEDw7waYOEVXK6466H3CuyQ1cKocKEZ6Bjdb z/l+yEP+5d8G/MJEwEypUzJyysYkSTmfoC6oaI14gqxWNUl98KbRH9Q5P7wf4/5n+X2OYB3h/i7z cZV4sB3yvUpTjS3Bo5CXzI1oVq6UZET1p1KELDQXH0uktEzTJkNUN/VjKssbrrGaSYw8vdzw/fuP aZua0+WMN4/ntK4iBWnTpYhzIhZlVA5FDygTQM7FtCj4sHXX0693rPcd3eAJMZGtZRszF/ue9WZP t93h+z1937HrOzZ9YD9EzNChgydkxxACsd9RVZbl0ZK7d+5Q1w2dl/v+2azh/VsnvHXLsDhpcU1L 0o7tvuPlqys+/uwpnz2/YL/bS/zWKMGwKYVrao5mM45nYoe2ClyONEZRuxIrdlaoO85hnS2bn0zq i2egmMG0NoQs5B7vZfWnx/F/NDu9VhOmFLhKICB99JyvdvzgyTk/fvyMi03gltPMKytQ0bJloUSr D52Kpci0rKFF/NWKFBNh7ElQIl6KvSGTSlN06xRt0FiT8CEzhASVAEhMSZ22lcbsA5uYEhA/twdA QtJetZW7dFe4eUOAWOsCfExYpaltnhLV306ZiygK/890AEwhb2GwWv2oz/zh812s51a/Na802cLW ywEQCr1lhF/kcgpYo0ogRLMdEjsvFBpbqMOq2IhFtLsxhVRGs3SZVch8+Pyak6OX3J1PmBjD9PZJ CbLEw9orK4vKvkAr1AEHrsqHjZzZDQPnu4GHz19x/+ETLtdbQspooxhi4nI3sN717LtOaLopygGX MiEnqhREb8GWSSvSOMuiz6y8jNHPL1dsdnuOJg3ffPs233jvLb78hXscn56QtOXBp0/57g8/4U8f POblq0vmreVs0TBrHNu9Z9MFvLI0zjJzpmj3GuMqZk3FcuKYTFrqdkJV1UyamqNJTd0Is2+77Ukh cTxrWMxn1K1jSIl93xNCOuQqRCuwqBTl0FS6TO0GV1UkZbi43vDJ+YoPH1/xnc92TKzibO6YWCMP c5DNg4h4cvUYtzRynRkRcmPqUNx/cewDKBNDQBER3ajCMHGZiQ2svNCEc6lC00o+T7UTbaGgCZvP 5QFwuPGqfBDWxFQho1MOo4qsaWxm0eTJq336tZVPTw38FvDiZ/l9HkM+UWpvjPrTlLm9S/mrLua3 </text:p>
            <text:p>JlFGfa3KGBczFbkUddycUjnJPnjqdCnZFD0iFj3AaLBJzDyjbpXK3npaGZoKhq3nwdOXzCrLpK2Z TxyLSUNV1QxDf2AXoPQh969SIJsyBSANt7tu4JPnl3zv4VP+9Hs/4tnjlyQF7Vwcd6v1wHn+6VeK AVqgVlJd7awCJwdYYxV1VWGNg6wwKjO3kV1Y8ZOHLxn6Pauu5+V6x9nRAmMt95+e871PHvLi2Qvm c8ftoynHrcWpTNKZXQrsdjsuup7se0LwJCw0M6ZtzXJSMZu0tG2LsRVN5ZjUDucMWcHVpqO1hm+8 dYsvGkPb1BLMCeKL0JTvk9IHDrroJxlrHa6qIStW2z0/+Oyc7z54xoPza7bAWQn8OCtaT+8TQ4jU TtOUiLhRmlA0CmEsiB7lDISyOh6iTKXmYOXWkiLNUvrRWMOy0gx9YAgCNs1Jk7XoHq3TNFZTE2cd /BpwruGTxC+nQ/gXegXI5b9cedOG8gfjh0jUBmsVtTPMMu56SG/uhvyegvrnMh3Nq2FqzcPQ+W+H wIOU+VrncyWemMLfi0X4k8V6qeIq7kAFtRWHYFsJFSZ4CfZoXdpjxg10MaWlmKidZeoM7yjFq3XH H370KUeLhqOJ4Ytv3GExmZTePTHMyFtMH/LrQrCRiWIIgX0/sNluGEJgducOd0+O2Yee5y9e8exi gwGO2opZXaGREs2UDM6IvVkWCYZkJTM/sdDWE9pmymzaYHVmZqdUJmHNFZdXV3x/s+Hi6WPOFlOm bcNVnwgh8cZbb3Ayr7m1qKiIxGFAa4O1DqM8fYhcXgf2PuOzZ8srDIqFMRxPa+atw1YiEqakCCHR ec/Dlyv+xje/wNvLCWEYSN6TgmgAuuTos3Y3p3MZ/41Sct0wluttx6fPXvEn95/we9/9EZsEd4xi 0ehC5pU/15BkZx/LlUOXXsfxAnBwVmoRiQcNQyh4OF2MwGpMcWqSEQ2oNmIw2vaRy04OGZ80Jsuk 0To5BOZKHaWc/90BLhJ8xufpABjz3CHBEMoD5hRDzGz7zLqPKKuYWrFc1oA1gRIY/bnCVOerPn/5 zq1+G3fnyaZvJx/fuh78Nyul2qbYfEeDTcwiB0vPoConuFxYtM4sWplKNl0mDhmvJTKKUYJ7ojAE vbxljFaczlsmTc3Dyy1/8uAzjIKmaWnrGldVGK0Z+n7k4Qg5GGRfXzwCIcjb7+2jKSfLJd5N2ON5 sbrmjz/8ES8uPqYF3rt1yp3llJoB7wdWvUwlEoeWe3PQ0p0wsdDUNZO2YtZYNIldMMxrh17OGKpB iEnW0ClDbStuzVrutQ1V0xBjZLNa8/R6x9X6mj7kwlMQgU5rTaugzmLnvSKzjQG/CoS9YnrUoLRm 2Aeu1z3nGTo0y9mc28dLGmfZbrYM/R4zMv0wYr9MARUl66CMwdYNxlq8H3jw7Jzf/+EjPn78nOch s1RwMrEsW0ttwCjJ+VursEHTh6IF6MREKSqbD2USuQgL1oqa33s5MFKCZKUIRB04DpqcDdZoZo1l MkQuukAXIn3UNM5ijWxvWhuYWT3fh/TrQ86fAP/oc3UFOFvWKiu0DVmHEJUqnWmVVWwHWPuM8Ym6 MgcmW2MVp0rNI/lr28yVhpf9zyiiHKdZDMZfJpV+bxtze50wC80HVWau5SrP6NDOZQWpioU3pQw+ U42NQ43Cqsyul7dBX2y61sqKEKXocmbwiVhnlrVjUsOu7/nk8RrNZ9w9OWFaN7xxeoSta3xKqCBv /lw86erG0U7KGWcMd48W1NMF1eIIasXFZkUbofLw8NOnTCrD2dGE2/MjGufwyZUG23iwGIwEfqsy lauoK4dVmc1+x/U6st139L2XdaHSxKxxSfwRdU7kmOh8oOs9l9c7NqsNfhho2ilt29JWlqS0FKsG D2FgHwPJWExVk2Ok7zouNzuuVlv81jNfTvjivbu88/47fPPtu9y9fYozsNltiX4oD/8NOFSNUBBj 0FWNrmt2/cCL81d89OlTvvXDH/PgVc+ZUdydG25PHfPaQo6EJOO9K2YvnyQbon2SO7qVl8K4lUqU nkAt9/gUpUmaMYpdjEQ+JkLKNE4xqS2TOmF0pAtCcNIl3JUzOKuZ1tjryC2H/sp7i/k33lwuv/v/ PHq0/lwcAEfHs6wUIfQ++NU+xRIEkkMgs/GZnc9MQ6bSgoeaWs1pk+9d9ek/3uXsFfzfP6uK+gfn 9/P7p8fXTts/8mG/T6BTynnw6VexOKPE8DGO8D4JjGO8ag5B+gMrpZnVUhFmSFzvItuYMBls1pIZ KA9XN2R2feT2kVhFb08csZf+ue988hlGG2azKcfzKRkRWgYAACAASURBVLpuxL8+7EuyR98EfsqT a41l2jYsljPmx3Oaecu9sER3EeUTyQdy6qhqzd3bR7xxdMSkmgDgYxi5OMUnLx9sZxxawzB0PHmZ +cnTzIv1jutdQodE5RRVjhg9sMuRzfWa/ZDYRFAqsXBwNneczO8wmSxo25amdqClJs34AULPkALK NVTNhF3f8+zVFR8+esGnn11xVDu+/t49/tpX3+Ob/8ZXefv2KYttx3B1TfA9KXhJ6ZXmYJV8aRIu VKGqJirD0+sdf/jxIz68/4RPV1IBdmtieGNecTJxNFaxGzK+98ILUaLa+yg4r32fqI1iYjWmUD4k ByBirClA0VjEXgUSRFJCBupTYogirNaVpa2jBMtCKo5TXYJLuWwDFFUP02zedVr/R6uuC796evoH H15c/FKtBs0v4hd99+1TWzfVLKQ83e6G203Os9oobbRSWim6YryQLL5Yc4tAV2+GtLhO/CTAH/08 a5TLfZde7fZdzMrHnLSBe8DXFEobJRw5KYzkoPzWRgnUI42KvDowAcc74KE/sHgHRiFwSPIBWUwM jZV2HGUML1Y9V+sddVOxbGva2jJpalSWvf54RzqsokZrq5avRSywWYpBBo9JSYi5pWkoBk/tLMvG cXdesWwdk0qMLxNnmFTjT8ukMjRWoCZayQ7/6OiYW6dn3Lp1xunxEUdtQ6MhB0+36+m3A9oP3D2Z 89V33+Dr777FV995i3fu3OLuyRHHswlH04aTacPxxHE6b3nj5Jg7Zycslgu6PvLk/Ir7T1/ymbV8 5Zvv83f+xtf5O7/2Vb707hssm5rh+prdaoUf+oPNV/gHUiAyOv3cZEpUhmev1nz02Qv+2Q8f8NGD F2xi5pbRHLWaWaXF6IWYzEJZ/6acRXwt3+kQbhqYtR63PxzszKEYgmKSeHjj1ME/kkYLseKAABtC Zt95ep9xTrNoLXVhQHof6IbItk90kcqQJz6ETwbvv3fpff6rPwHcXu6tNf9sPfj5LuUv9SmfBJvn daXVtIbtoNn0idU+iiil5SGKFU1j4vuzkN9XcHsNT35eTcCneA38oIMfx5yvVFRntqDBdQGA5FT6 5kqiK1tZAXVeRKTKygdgtPBufT5Qh9VrIscQE9t9x8RqFpOWiOJ42/Pj9cDy8TOOGo3Vma+9K1qA Mq7kBUq27eDjd6QY6cLA0PesVxuMsThnadqae8cz9u/cxanM42fPOX9xxZHNvD0HaxdoNYI5fto+ S47FwKO5tZwxm81432d2Pkka0geGXcdmt+Nqv6f3YnqZOMMbxzPeu3vCnaMF80kDKHwIdJ2o/wI3 sVitmbYTPIan24HrPvLkfIP38OsfvM03vvoe3/zae7z//j1abegu1+zWa3b7rXx39QiLuGl2Ucai rCOiud72/ODTF3z4kyd8/Pya8wS3tGJRVsm9j6xzZm/HDgFphaZUkTujmDpFDND1mZQlK2HLgTvG r5XO4uEKcsBHqXsuac+SEQiZPiTqKF0Cy0azGZJcA0IiuyxAWa1pjaI1irVPy23ffw2406dfPlbQ L+QAOL21DG++dfLke99/+LDv41Wv8J3Pqq4lcjlrZOWyD4lNJ1OAa+V+dlxpq2L+1y5C/k+BfwL8 6Of87QfgRYI/CfB7+5z/LR25XUWpJrdGVoNh9HOb0hYU5A2glNRH1xaaSrzr1sLWi6oc4s1KUKXM toss24jTmWVtePN4xpA2PHpxTaUy03bKomm5e7KgaSZ0w0DwXuzCByS4+ANSzsQcGRLgPXbQhBhQ xnDv1hFWw1FTsdtu0RnWuwFtPLaqS7loPjQjCQhF1qHGOJqm5qxusW2NbityY0gq0+8H1vuBq24g kamNZuoM06aS8o2sUX2k3+3lGlKWvJmMtRXOVWhXc3m54fd/8Ihv/fgznl1v+OCL9/jG17/AN7/x Bd5azumut3S7jv3lim67le+fcaU8RZDqKEVlLE3Toozl6cUlP3z8ku/+5DHff/SMV5uOKTDR8tZP wG4oorISum/tJJRjspIVbEG1OaME+z1k2iHSGoV2QpbOpZHIKUUUznhJLsrqUIpVxfiz7aPE2oF5 W1N3mS7KweBTxmpdUOOWaZ1pfWQTs9nlzMAvHy3sF3IF+P73PuX3f+/jtF71lUn5zSpzbJU6bhrt KqvV2LLaeRFcjBYKr4gx5ASTdchNn/l+hgf/ElvIMfsRI2pq4MgpVVda6cqoQ7VzQsa9ESPu4w3C y1n5ukyxeurRQ1AestHWTIZJrVk2lspanK1AwdW64yfXHTMnttRZUzOb1OLzVyUEQ/H8l75BVd5G sj0VAEUo5QYSd1a0RtM4Q22Fg4eWtiIJEhV+IIWrbyyuqmnaKZPpnNliyexoyexkwexkwXQ5Zzqf MVvMOTpecuv0mFu3Trh1dszyeEk9m6FNRQrgB08cfIkyaIytqNspddOSUTy+uOK3v/0D7j9+wjtv 3+Vf/+BtvvnuXe7dOsKkyPriks3LV+yvVwQ/iAZS2o5yyvisUMYK71BrNvueHz58yrc+vs93PnnE /cstJ07Lw19cec6KjtOFzPUuEcpatyrcPmf0gSeQSjV8P66EjYBfrVbCaxgzA0lMY02lmThDW4pH U/k6tcpUVlFbgzOaqz6y7SPTSjGr5dol00Ji7xOdT/SJoXb2oy/fPb7/1TfPdg8vVvGv9AEw/tAQ KriKMFHw7sSpqbPa1M6IOOWFzBPTeL9SNJVWEaabIdmU+B0PH/1LepHWCl4mCFapxuR82yo1ES2g eP1L2tSWnL48QHn82gtXUB9AJk4LaUiZIiaKf4XWKSaVpqlr2roug2zCD4EX1zv2wbOYWI5ay3za UleVUGYpXQllDaZu4i8yziqh0uQUyGHApCA25NpR1TWJSnJoBXFulBwcWUlysG0nzGYz2tmcajpD F4pvNpakLAlNzhZrHE3V0LgaZyu0tmSsmGB8JvlI9rJpsNZSNS11O2UyW+Dqht57Xl6teH51xRu3 T/jVL7zFr75zl9vzKXE3cHX+kovzZ8R+j8mvY84pRh9IRpKPVV3xarXhowef8q37j/nWJ0+4WPec VuIxkIEp0zrx3c8aKe/oA2wHaXjSQONEBzGvgT/FdHVDjjZGciK2fD0o8aooBbNKM28cs9oK/UeJ N6B2hmnlaCuD1pqrLrDeRWqtOJo5llNHyoouJLZDYD8kUlZM2ko1tdM+xKdPV7tXn4sD4EzhM6xX 8JaGv14bdeSMcnU5mVMWPkAfb1x5lTUSpCFbo3hxHfIr4OLn9FWPpUQ7ZMV7rEQQXKgSAjFaSw9A mZqdFRvnmFaNmYK7FuuILgAJo6XwIyXZG+csxo9pramrCufkA2OMoo+RTzc9L16tOJoYameZT+c0 dX2490qTrwBAYhY0uPTsFdGC0plVPPJGUVZW8s8LvzCSkifFkh9AHeAhuVhZQ6EPDSHSdwPdvqff 9YR9T+oHcj+QuoHQ9fj9QOg9DEkCOiFADOgDbFXLvl4bQkxsNhvWuz0Yy1snJ7x9smDeGHIY2K7X bLcrwrCnUhpnzOHen8sWRBvLpGlRSnG53vLjJy/49ieP+O79xzy87Pjy6Yyz+QRrNENIxBCZ1Jpp Y5jUBluw6j7B3gvjwTm5bhojqr/ASwqOvBwCUgQrY77WkhUZomg0s9oe3uijiDxtRGCtnaGtDM4q Nn1ku/FoYDFzLFo5dFKGTR/Y9QltjdJatTElfAjfudgPn/2VTwMCnGfSDK6BF/vM86s+33UmNhOr lNUwa6RZJ+8ymyGjTMIYYfEtG13FlP+9SUeMsOlN/cMmDXSvc7D+gh8OfIanCu77zOU25nuJJN2A WtTgEAT4WVWa1oqa3KXSJagyWUmBpEXeFlprVILBglWpMAdlT9zHgMmBpracqpZVP7DuBjYDfOtP 7hOCop4s+UBb5o3DGUhDEJ+6svgwNtbe6AOqqI4p69KhKKWWOicqI6Om4LMHOg3GtDgnxRfX2z0+ C6rcuApdTWWyyCJiqBL0sSNrsOTnktI465i0jUSJy3485WKKyRnvPSnv8UNgs95glOKd2yc0xlLr zHa7lh7BFDFKM6kbaTcaS06L8o9SaGupnWW/2fHxw0/54/uP+cMfP+H5quMrZ1PeOZ0DipebG7iO 0ao83IaJFhLUuNtf+4TeBrRSHE8tdcH/JJfxKRKSIOE6X6g/SrSPsSgmpkM7mZiKtKJG00iVMCHI NUMpERhbKwdHFyI+JlpnWLTCFmytxmqttz7e3m6GL8ScZ3/lRcDXf2xkWv5egP/9ymdT9/nXZy43 k0pTWcu8kZ7cV7vMpk9oFVi0isoo12j1/plRv7FK9H3s/0kHv//z/N6tHPTPI3w/wT/tc65z5INq SFqNnZVKugS6Xj4IldFUVSb4VMo+IxiBhxolK0KUPKRWSSY5ZfGEhxQIOVIpS1tZ7syn5KR4+HzD gz4xeXzOcv4QQuTr9+4wqQ2qrhmirBuVlqKsXIQoFf3BW5mVLTtr4dmjEi7JqksYIPrgc7jedax2 HZebjtW+E6KwcWAbERtTlDVZ4TRaVcbg18xEk9pxOm2ZTxsmTUVVVbIiLf19IWeS3zH0e7a9iGbO BFJUbBL0hVrcGE3jHJWtUaaSa0/yaKNxdStvXR94+OKS+88v+OP7T/nw/mOeXvd8486ct05mHM0q dn0gXgX8EGV7YwpGrTi8jFIsW4Myihcrz7pLMgSqzKK2Av50hiZnupToe1H1jY4YLRNDbTWt1UIm CtLs7MpL4f9n781+LE3S875frN92ttxq6+qenp0cDhdzaJq0SMswDVCWBHi58JUX6MoXvvEf5L/A gAHJFzYo2IQhWZYojig12ZyZnl5rr8rKysyTZ/mW2HwRcbKapAFxCJCiPSogu4Hq6jxZ5zsR8cb7 Ps/zywIycdBzEmK6jSfTBvZj1pMEn1CVoDaKrlLMK8UQkxjGKPYu6uv018shqP+KXueLkPiHe9LJ 1qXuZozflFIu20qIWkuoc1jIuk+s+3xiyFpKI8VsVsmf9VMyJMGs1tdtbb748Zvdn8stuIb4m7D5 AD6d4HcDmJhStXPxgYiYxh5osolhyleSRVtixlW+n3qfS+ey7tGFPKzKCZEEBd+ZR1CHbr4SklVn iSSGKeCuEs/ebOAP/hATI8vK8vB0SdNYtMxlLSLlzAFy8EemC4tMvxGqRFWL28wBKfM4SomEQJXk JcEwjZxfX/Pi/IrX55fsxpGd8+zH/LOMU8ClWGCpCSMkjVIYkRuekcDJUcfDsyX3T1ecHS+Zz+d0 TU2rM+gkpYhwa4Ib2NPl90TuS9CpQogKqyuaqjQspck4rxJcorXBGM3oPFebnj989IIPPn/OB188 5+Jm5NunLQ9P5xzPLFoLdlNkdBPjFGiqA3LtoOHIX43JUm7XKi53gfU+I8VShHmj0SrTmqqQylUh 96FGGemqiCxa/yhENhNlmSVSiNtk6VRi5mPK2DYlc2ZkHEU2khXEjVKC1mpmtScN/qAhMO8u5w+/ 8bX3Vimlze9+/8N/45uB+it6nUDmP76QiXUI6aFW6bTWQmqJ0PKtPHf0+R7nY1bYWS1NTMyVFEdK y6MQ05v16P/c2OXHQJUtCRcBtikDglYJTgyFLScFLuXX1DI3JCuZCqynwD8OX2UCMPrMkhtCDthY dQ2zuqaxJqO9AGVklhBrQETebBxXDoQIjN7T1DWrxYzKlGZVAU8IIZBlMkAJEBGp5JoL9VY2WxyV Skqk1AUv5olxxIWxqC8tQigmH3lzveN573kZE+uY34xdgk1KXIbIZQi88Z5zH4j9BERaC52JKJFD RH0Yc7Co73M8l9AkUSFFFvJoqamNobGW2lZY22SMGfkKI2WiqioqqxHR8/L1FX/0xXM++OIFH3zx gsubnm+fdbx/tuRkWVNZjQ+RzX7i4nrPdopUWrKoFbbQe2/pwCL7MyqVG7fjFBlcvjbp0g/QRfgV yjgXcvO50hJbRoIuRvY+YY2ms/o2izgcYCJQyFEC5yL9ELgeI22tWbWa2uaexOhzU9IFn+PFjWVx tLJCKbwPj5+cv+l/WioAgD2aH2x9mg8+/Z1qIFY6sLDZxdUYRSLfMzdDYj/mO65RQhgpupjSz7gQ fUT8M+D3fpIXvsmZk8+BfyFBDSBlSsqG9BAhrNGHqUB+XZkS2HzHs+atEiyGHFmdyOVjKMEiUWRh EQVWmSE5uSytjOK4qxinwM184unG8YMnbxjHnqZpqKzhnZNFxo5rlSm6Md6e9EmoW1EPRX2Y+BI3 QORYJXm428uEdZJaJWodi3bdMKsrTpYG4zzJWmqtqY3AKDItV8gcVBpcBnmGhNUOwQhpRKQKSciS 2RK3HoVGCkulVAaiCJUJvFoihUJIhRQ5NiymgjkXEqsV4+Q4v7zmh0/O+aPPnvODxy+53Ex882TG O8dzjmc1jdE5OizkBetTug16mULEB4E5wEZ5m43aGFlU1omLbWA7RKzJyPWZyXqT1uaOvy8hNa7M +Q/QUp9gCFk0VSGw5ZAIiVtECQgqKWhKnHj+frGwJ3MlWRuF1YrGRFKUs5ji9/pxfJoSv/vTdAXI vzzJIjZCcHPj2ItdtCTkUuTduTUSgUeLyLZP7MYM3dRSoKGbXHwnJE5K5fIXKZ9eAP8oQpoSaZfS b4mY3jdFCx5SfuA+CVySNDYLS0Q5NZyPTD4yBti7AphMEIiMacJTccgEjil/aLUUtMawaivurhpi Srzceh5dDtQffcbQ9/zaz3yV9+6cII1GqexIS7IQlIS6ZR1mxLjLp26586cDdl3rYnBKJNkTvCdM AykEjJYcLVraRuDLiHBmFV3xyqMUQepskgse5yamaWIKgWVnqZuaummZNS1tlT8yPkBMCikUjRFo pUkqh5cq+RaVlmK4pRcJmb3+wTteXa75Jz98xIePX/LJy2v2veNbZzPeO1lw1NXUNicexxBLmvOh Esuz/G0fqARYoZBKliCPhEqZ/TCrFJWSJCZeXns2m0AtoFN5ft9Uid5nRaRL+bQ2Mt4ahQ5Kz8Fl pepcCPZAL8oGUTDvhkRTAmV9yMagGHOcvFGZF9BajQ+JNCVzPY5nexfuQNI/fRtAPiRfCfgHQ0yI Kf22FqwQgnmd1Vq1UUgEVkb2Lqv1DuReDSuX0t8kB4b8n8D1T3oViXmk+PseUp+SkiH+BlP6aiWF 0upgYS5J9SKRiorsMLaK4nBdyHfBBIQgcD6DIb2It4KcEAMiKbQQzCrL3WVH9BHf73jlIj98dAEx 0FiD85F3H5zR1rZUG2/DR3JwyC1mBaGyRiDjywTa5NjwECLr3vPqZuJiE1Cy5u5JDaoCnTcXpfIo zsqsjDQKlDFIU6NsnUd748B+v+Nmu4HkqY2mrWoaW2GtyTn7IRJSrj6MzGCNpNTtfTyViiTFgFQS qXMGVD9MPLq85qPn53zwxXP+6IvXROAbZ3PuH3ccLWxO600RGYqaq6QGpyTRJV69d0UBCNQ2l+Qp yUKczoIpW8GRV0xT5Gof2QxZszGrFbWVWOdRPmQ0fBT4AmPIFUEk+hwsEEzEIf7EiROLmECqnH9o 9EQI+YAoGbK3U5Z5Y4gxMXgvwjCYbRSGP5UR/VOzAeiUroD/NUIaAncvhvQLPsWVFMiuzHQbk0su pRKqRC8BWEEVEr+xEsiY2EgpPtBaKinZng9h9xNoBJ6GXOEZpUTSWhkjeKBJWgpESNkKnETEF2WZ LFy5KbuHb0vBWDLjUqoQ2qKtRqSED6GgpyNCKqzWrFrBNHrc5PAbx8sp8vHLNXH4Y0bnqdosGTZK ItFAeBtkeYjUFqC0Kpp3MjFI5SqhHyZerfe82niimnO2aLi7mqGMRRmDtfLW7KRKc0sqgdYWbWt0 0yGNIYwD/W7Der1mHPoM6IScWKxMXuAy5GsDOYvgViV5wHyXJp2UIgNFlKEfHC+utnz/o8f84cef 8vk6I9LeO2p5cDTjeF5R1SpXW1NAF8VkLF/igPEqCbL7KZOJlglaSm4DWeqdyCO9eaVwXaB3kf0Y udGB2uY5fmsSky7W7hJXT8ql/BQgZc04U1L0SeLFl1gXh3BZKZE65wIGH5h8nh6lkkh1oA35oNm5 gNhPabOJf23QQeqv+gUdpGVuyl0leDokliGlr0eftCRr83WZ0RuZ76ha5eacREglUmMFqxi57xC/ qJT4BSHodz49/gl/lBF49c13Ti/PjhYIwWzcj6c+JpmEOJC68SExuMi+uLv2pbF0EJNMKdHWFUeL BfdP5txdtpkt4PxtwzDxluunNAgtGb1nGAL7kNjtA8iUmQJKsexa6qJiCwVekhdY7sArpdFaUSmF NRopJOvNnucX1zy93FDVlm+9d5+vPXzAvTtnrFYrlos5i9mCedfRtR1NO6eeLajnK6rZAtvNMG2H rmtMXWOrhqZq6OqG2mbKkNQabWyeAsDbzm1BeydUqVZEnv9LQV3VKG3pR8ePn77m+x8/5sPHL/js xQahBO+dHXH/aMHJzFKZcoL7SAxvYSAxJvrRc70dIEQaDa3OY8DBl1jukrWqRJ7HHMg/RuX3fvCR fkj4BG2dx326ZP/tXd5QlMxfqfyeEdAZibUKpeXbeHLemsKUFIwx8nrrcD7SWkFTaazKQiEpRVEe 5vHRevThSR8+CqT/Pf3kFez/9ysAgIu8Jp7V8H840moT6ELge6RwIiW0FqxSaMWtQktJ8BJRoaom podmivO9ZzeSrkoleFOMQ3/ezmr45e985fr94+NrCdOL12/S5ZsN0ecgzqz1jwj/pVza9DbtqFI5 ODROZRYsBYum5s5qwTR6jNpzvd3SuwmXYqETCxprOOqyjNiqnoubkRdj4AePzhm3a5SUtHXFw5MF bWVyonHK0uIcTprjxIXMzTQlJd6H7OxzjtZq7h4t+MrdE5azGcbYcmKlW6SWECIPr7UBY4r+IN/R Kc08Y2VpZOVNRo2Wyft8yIe86vLdPHKAOSWh8rUoBbTK04mQEttdz9OLGz589ILf+1c/5PUY6BaG s1nD8cyysNlAkyhNtJCQqVQUheGgRFbzSRJGSbpa4iPs9pGdSygVmKkMnDkkLoeU0e+VgXmtinEo 5zh0WtBpAZXiZsywj8lnWlCJa2SKib2PzGKiSrdE+z+zCXDIEiiHRT9GWhNzQnDBlympSQLqarw1 q/xUVgB/6sV9gEca8UQI8TUfeW+csmFfiaz0yuKLfK/USlBZRW2VMEpYKZm5mJZjSKcuj/aeAS// PK/9c+/fa4Lz31o07W/V1v4Xowvfen5xrYcQhSjNJpeyyMZKwcxIFlXmzHc2x0I1JgdCCBJHrear 9095/84ps26GMTXT5Bmn6TZgQooDfFLSGoPVihQDIkTWPjc9ZQm1W7U1y67J5b0UmQAUHCmELBwi G15EMan44DFG5Xjy4yWn8zlKSZzPoNIYAiE44sEroAxS62x1FOL2bpS5f47kXWlE5Mm9ULrk/ufM ISUkWim0VmitMcZidI7zIgaqugYpuNqs+ejJC37vh4/48IsXnO8GjheWB6sZ9xYtrQaFR6gCDSkd dKMUymazT/SJ3eC5vBnwLtJUOYdBasHOJ0ZfVI1aYkrghy6fHVm0Gbm5l8VmISQqLVg2Gqslg88M iZhy4o+UgqHkkhgFXa2pjSyTjj/ldynjvuv9xH6MCJkTgypduIEFMW9zBZFe7134fO0+kvDTWwF8 qQYPwBspxPcj/M/7mH7kIkr28Xsh+X93HnOHWYpMZrmNcAZRabRAoKU0rUzf2IxR9JEgpPzFuTEb q9QPP9nt/oSR6IGyapDxvjLy519fXH83CO4qob97POveX2/31eQiFmhSlrqPRRJcIThbGB6etHSt JUjFbnC8ud6zmQL9FJi8JyHR2tDUNdZUhBhACt6srwnO41P+gEiZRSKCGiESWivEZc/L0fPJ41do YN7VSCm4d7zEGIWPmTocvSOJRHTQC/Bltt1UhspqlFI0lclUH5ebZ0ocMhojSeTSudYGw1sTTCow kRQ8aXLE4HOlEUOGcpBP4tx8zASiA8EolOBULSVVZQlKEmLgcrvlR0/P+fCLF3zw0WNebj1nRxXv Hc9ZNhYr85/zCWSKGbIpJbN2TlPXTHFis9+zHbZsdkNGkhcTkS43kEaDd9kROIZEHSkOzpwFF0sT tTaKeZ2Y1ZH9ENlOWcZdKcnSKryL7KZsTFO3HeOE8+l2A+9EDhUdSAUj/2VVc34ftlNkGAO+ikiT U4JC8blkOrVK95BhJE5XP+0VwFvNfnICHin4p5L0T65CqnqXvi1i6kRKUsns2Ds4u2IxpeQ3VKIk mphWCb6dEL+shfxWTGkipadjStIK2UVSPab4ECF+RSv5X6WU/ptp9L+02WzfvVlvOt/v5VEtOZsZ TlYVJ8cNy3nFrNXUWnDcWb5yOuPBccfxskFKwW50rHvHzRBpa8vDu6fcP14wa2tqa9Aqx1y5KTMD fcyiFMpissU3fjhZdExc9I7tMN5KTZdtTWUNScoSVxVRJVV49Lk/oEXCFj29UfmRTjEyxUwoUjFn 7rvCEPApl/tCFTRTIfOEacSPPWEYcNPA6ByuMAjKWCJ7992En8ZCJ5a4oo3IgiRJiJHLmzWfvHjF P/3RY/7lR0+59nA8N7xzNOP+qqM1ihACYxA4ZDHvKNqq4c7JCafHR0QE6/3A0/NrXr28xpfUplpl TNdhFhxK005JQWUkrc1TjgO5IJOEZWkQRnqfTUGLxmBVniyElNhPmSMgEJkcHXJa1azRLKxmJSWV yIET4XbxC1xIrAfPesgZgXMjmNeKWZuRb6PLG38SIl3tQ9yP6YvVavHPf/2/+3vns8sL8eLN9U9n BXD4NYBrSK8TpJt8WP2DTUy9HuN/60L6hSnAopZ0VuV7mMhwDVEYfi2F3DSleufSqvf+ZB+S3aT4 swrhQkoyAROpm0K4t+vDdxvEUScSs1rFxUzL+oRY2QAAIABJREFUs3nF8Swn6La1pW6yrXc/Tjy/ 2LFZD7zZR6omcVxLGpOJu0pL+pQYJ1/uv2WRSsWsqbh7tIQE2mre3FzhxkAICacCWkqsUhx3DUoq jNYIdlzsRn709GXu+qfEN965w4OzI6w1OcpqGvDO42NERklE4mMO5kRmHHhSiRQlJfmqZN5lyWWI kWEamWJAjkOOSQuZVhx9yJixMmKkiF7GmN4mDgmJNgZZnH1aS5TMCc/73ZZXFxf84NlrPnxyzo+f vuZqH7h7XPPu8ZzTIvDxMTFEyRQTUuXFaaqK5XLJ/dMjVrOO0TkmDzdT4NJDYxLmEOudQOmcTOyi wPkscR6dIAYJUpeGZF7sFLv5qjGMPnHTB256jxGZJ1BZBSo3bjWJWuYKa++zZX3wiZ3Mug4Pf4b5 ZUhoErsAO5/YucTCJWwqry8VQkihrLHtUnyHdvb3nv1v//B/EfB/8ZZC99O5AZA7d1/ui3wY4fpN TKc+ikZi31ORSvjsu1alGxMLZzCmW2WsFCnVk492gLmCX8zOdiGUkskoZGWkNtbYTK2pWTZGLhrF UaNZ1DqHbVQGU1dAYt+P7PvA5dXA8+uJpBRJCnaDy9bUmJiAwTlG5xmcp3GByuY7ctfUnK4g4PCx ZxMGxingU5b9GlTWPsiKVNrX8nLHs3XPOD2h3+/pnUdIydmyo9K57JZCoFIk+YzuFFKCDKAMUueN AXGQMBcxVbEIRynx3t/iSv8EsDslZAjolNNtRB5G5mlEMd3ktrsuXbHyPMoY8sWba3706DHf/+QF f/DRBcIo3jntuLNoOJ01zGsDIjfchqLxqMqkZ9bUnKyWHC9mdHWFVgoXIkNIbIC6NAaTyDnIRkgq LWgMjDrRu8DkAiEoki7xzyn/3MRcNXZWMasUuyGy3pV8BZsZFVYfNoys8HMStj7RT4G9j+ytpC75 g6lMZ1LKVxIj8wQrFBL2GCOjT0jiAdUMSgmhlRAmfcXH+Leimx6T0v/9U9sD+Nf8Ogf+x9Vq/qSt 6/9hdNO39tsbZhraCnTBfY9TYjdFdlNkikV7DdJmfUhlhKCqFE1T0dZadLWm6Rox7zqO5zOOWs3C BiqZHXUBQRCKEUMIeUGnkOGUl7uRm3HkxbXBh8C2n9juPRLymGo/8Ga7p2sqamuyog9BU1tO5h0i zJEOrkLPQP4AIQJGZKLN0dIirbjlYrzZj3z84pKEYL/b8e2Hp7x3Z8Wi7dC2AjHhfGA/JRARIQNS g4keI0EITSgsPF/ur4cMvEOw15+hsYtigirhqVJKRNHWH+7WPkScDxidNQUpRrb9wIs3N/zxk5f8 wcev+Oz5JUJL7h113F21HHcVjdUgyEakGHA+4EPCGmit4WjWcrZcUJcodR/j7QZ/cN4d0pxcynhu I/M1sLZFHuwTziWiKbYJcoBIFHkTtKok/dhAPwa2U2AV061MuC8j3lrlAFDhI/0Y6J0jKo2pis9g CPSTR2hKTyVLjEkJRcpkoZRuY9oRb/0bPga1G/fdFEVV5BL/dgP4f/k1AZ8dLRe/E2O834/T377p 4887hZ1Cbl7HkOiHXG5NQF1JjhY1dd1QNVbWtWFWWeqSW2espqkUda1prWauJLWISEamydMPPs/5 IzgkIQRcP7DeTdncI2FzM/Ly9R4pCoUmZTzXGBLX2z2XNzvuHS8RSpB8ue9LSVc3sFgRgyAKmLZ7 fPC3zSolJFZKFtbAQqCQGK15vt7zx5+9ZHf9htH19G7i3bMzTmYdldYIqUg+kmLeNWLI4y8ls0TZ p7cwzNvRFeJLJWz60j8LNUkWtVuxCxudfxaUIpA3AB8ixphs8thteHFxxYdPL/ng0Tm/9/EFMy15 727HvaOGeWWotSyIuLzx+BhyuGgMNHrG0fKYO0fHnC7mIARXmz3X2z39fiQ4XxqWuakX4ttINy2y 4KfWgr6MlfYu0oREldPZStx39mxomWisZNkqBhfYT4HeBbSA1khcSLiQrdlaZdHR5CO9C1/qdRSm Y0iEYo+2RlFVCiVjhoukLAq/bUJIiVAaow2WUbwZRnXZe85Wnfu3GwAwB+GLOidCWmU8e/vi2avJ WP339/uxDil9e+2F3cVYHoJASEW1sKzaikVnmbcVs6am7irqtuaotjTGElQNNu/gWks0Ad33uH7P zTBxed3z+nXP9XbPbhrxKefGixizwUVJ5q1Fa4mLIzHGW684AnYhsr7ZcXmzY3R5Ti6KFzWlHKA5 65Z5YYnI1nm2/QFAmQ0kxisqoThq5O2YTcnEm3XP401g/aNnvFhP/DtfT3zj/mkOGjWaWuYOfgz5 e6WUF8nkM378YIx5O73+8rFz2ABKMq8Q2Z4pBDEkjMi6dowmKE0S8taxCDC5iVevX/HRo8d8/5Nr Pnq65rhV3F/NuX9Uc7Y0CCGYXCw6ClFUdBEfHJ1KHHUt947vcPfohGXXcLHe8fT8iufnV1y/uSb0 E22J744xezB8zBOOWBa4UVmb0YfEzRRpQqQli3mQOVsxxESU+bRetZrN6BmnxHZwzKzKY0SVA0OS lEiVsWEh5fn+NESCTaBux/9ZEi7AaEVtFUY7XEwZOZ/evsNJSYTR1FrTSC3CtJXbYarH82n+JUn7 n7iN/VRtAJuyWR9sQ9fQWfjP+2H6FTdMWPi5BowGaqVpFoaurumajuXJEfPljFmt6SzUBoS2CF3R qYgWMCRLIM/d97uRse8ZN1t22w03fc/1zcD15ch+t8f7CaElKtuRwdh85Y05QESJRNUq2loRAsjR 0+8Tl+str9dbbvYD0+RKcKdkjIEksiS262YcJcHNICDeMPR7Ygka9ak03hS0nURZS2MXzK3h6ZsN </text:p>
            <text:p>n96M9NNrpNLshomb3Y6zRZNZfCIrAitZZufl05eKMCcHg2Xhrrh97OlLNUEsPYDCQy+UHk/Kv4dH pwRKoXRWA97stpxfXvHh41d8+PlTPnk8sKgqHtyZs1pWLBqDFlkMlIg48rGdAkSX7+WL42PunZ3y 7ukxp8sZSmlu9iOfvrzk85eXvL7eIVJiXubwY9HqDz5R+ZiVflAYiYIpZsDn6CPOxSxzKH/HA025 NpKZVCxqzRvvuRlCiUOXt6TfQ+yCUdn4FVyi8ok6piKLFkitED4nD2slMDobkCiGoYNk2BcQzUHU JmSSKaY58DddTDfA3wc+y/uwlLmc+//hBvC9X30gxn4SV0+uxdW1p88fwTCDWsJ7ExwNICoYFlLc SUr9l9rIv9XUxtfWitpUxlpDVRnaRtPUhrapWC6PWCzm1EZQqYAWjikphqDxcSB4T++zh9+7iZvN jsvrDdfXa9Y3N/T7ATflUY21gllXYWzmwGmRS0EpyBdPck6A0RJrFF6CDdlJdnkz8PJ6w4urNau2 4mwxyxmBpfOeBBhTMWsFd1bZ5nrhJybv8qkt4m1gpTYSYxQVCotEyEi9GViPjn/xg8dcvrnk6mrF V+6uuHe8oK06GlMxr3M/IZFHdFYfTtx8YgoiSmTxUixRY9mmW8I5b3+P24kLgPeOEB0ojYqJiOTZ xRt+9OQp//zTl3zw2cCDpeW9kzl3lg1Vq7KU2WdBjSCfpLHE8yYXsabi9OSEB2cnnK3mVEZztRt4 dnnDZ88vePTyknGKdLoAXA7wyDICHX3CqlyhaZmddy5G9i5TqIfJY2XuU4hbhyZImzX6y1ozuMhN 79E63MJjtMrdBknCyhws6bMPuaQoZQt7bRKpuP9SyrkNsrAmZOmz5DxGgQsR4QNDCEwxCiVFN7f6 36sbfSyl2DOl373aj2ZKcU3hYRhQx5AaSF/8JVUFf2UbwG/+h18R+91kSZjy2To0dTbAiYD/Gvgb eWBCsoKqbsw356tOnhzN7KKb0zUdpraYytBWGlUBNlJRUyWNSJFpDOzHgZvJcTVGGEfSODE4ypho yp39fc/QD7hpQoYs29S1oqk1daWyAejWaF6SYMKBJZ8ZAlIDSZLQ1DKyxfHycs0Hnz9jcJ7vPLzL vdWcprIoqZh8ICWw2nC2WgIBH7Zc3QTGKQfRCZmfcwhZGGO14mhuqeols67i5dWOi6uB5683uDDx crPnaL7mqJ1zMu+4s6xZdYZZreiqmtpaQtK4oPKsXHgqMSJEIiTNEHVOu5Vjfl00LtqyeeQmWyKy 6yd244CLeXHd9I7Pzq/48bNznr3a8N5xzVfuzrkzr5hVKpfpvphikGgUSYTCAJgQRObdnAenR9w/ PaJtarb9xIefP+GPv3jK5ZurrG/oLMJ5YsiNSSmKL6KAOqQQiKrEealE0NnGO7rIbhI0VmOkRMpU othzvaOEYFEpJi/Z9DBOkUkHpMyk5VAQ4lblicAYEuejp05w1xo6H7EyEVRinwJ9iOycZwqRRS2p lMxCoiTwSrIdPdMUeLPp2ewnrDLcP6pr05qvj73777dX+/9UCXFJSr8D/E/AKKA79Dy/Bu6zv4RN 4C9tA/jl7z6Q++0kr1/vxcvd3l1fBBVd/M40xm9MjjZm/0ZKsJsbcXfZdf9JVcnv1Y3ANgts09FU hq4xzJqatq6obY0yOTjDaAEq4qRDTBHX94zeMYw9/XbH5X7PRT8S9hOinwjThPMTLvpS3kmskdSV QZHv3EoLdJXz5o3KWOEUSlRmKiM6I9AmizsivpTUUFWS2VGHqQ1Pzl8xTR5J1um/c7Sgqgy6fCiE VDSV4mjW4d0RKcLVzRYfgMJJiLdjt5xm0ymTZ9lCsmpq1vuRy+uBLy4usFzw4HTF/dMFd49nnC0s pzPD6bxj0bSZH4BGoHJFI99i0ipx6PYfNGFZO5DK9aF3nmEaOL9e82azY+8Cm/3I1c2WR+cbXpwP nB433DupOVvkxa+EYPIQfMz1eUq3H91D9WRmNfPlEfeOlyy6hk0/8ujVJR989pQnFxfMz+bYvWXc DewnzxSyIPygCtUyNyn3LmF0TnW2RjKTAhc9wxTZjoFFHalLFDzl/8lCMuisZPQaqx2TiwxO0FVZ TuzC2+6IlPnasfGBbYicxIQ5qAylIAjYO89+8viYQa9G5vgzj8AhGHvHzei4vOnZ7ifIz0IYqTtd q+/aY/ndWSMuvRtNDCLsd8FPMdUO1kHyuUv8kMQkW+yp6eLSzuLHr1/Fv1YbwLG14nKa0s+8d6qG rZv7MXRSYCxsrl6vq1lX/20i/5nV+mxuklWCpKyIy1mn7yyWy5OZYTWX2PkJqluWPDmJEIfEmVxq xQh+mgihKOyGkXHXcz3uudnv2a0HNruBm2EEn9l6VuWyuqlrjMkPWahcJosos+8kZZsrZEloCpB8 McqIhNACU0maRhN2gX3vcdFhtGQ5N9w9W7BYNFxc7Xh9fsPv//Az9rs98d27PDhbMetahMxqtJgS bVVzb3VSiLQTNxuXS1QhQUQCCXcg5yLoKkNnDEdtYNNWXBjJxbrneko8XW+5HAYev77iqNOcLiwP jmfcWc1ZdB2zuqUzNcLInMx7u/BDzsBLVTEMJSy5y38zRS63W86vLnl6ccXzNzcFhOGzjiAI7px1 vHcy42imaWogSiYHwXE7I/cxkkKOSLPWYuuWpmo5Wq04nrUIBJ8+e8UffPqUj56/pj5qeXC8YP16 zflmZPSRIUSslLex6FZnR+Lgc4iL1fm5VCZDG66Cy2AO73NWYLl/x5BuAz8qregqaOzEMOacwM4K rMyCMx8Tzvuszyh5gGFyjP2IRzCKyCRScSvmsaIoDUGt5O0kxQXB9W7k9dWezRhyspD3pO2EFJrZ vGFRW5xNi6FPv73rw78f6ySUS0OCx4n0OypxiUjbKohlwE+7sNvdn822L7bb8G98AzhqlyZ4b8bg JNC7ITZKil8PLv6iD+HYQ3j6aqPuzobfmLf1d4/ns7q7p5l1mlnV0FUtbduxqA1LI6Fq8NZi1YTE 46Mq0LaecZT0Y8L5gXEc2e89w35g6Hdsxp7dMOJ2geg9tcx6bK1zfpzWAlmipJXMYAeAJOPBeMYh HjeFTBQOMd+bpYhICZU1nKxqjHGE656hd4TJU48CXRvmxzPqozntycBnHz/nw0+eEGOkD5F3zhLL tsZohY8JqQWybjhbHQMSH9+w2e4JoSQDl9DRA0RUimxyUVWOqrZaMmsb3uwmrjZ7rrYDT7cDszdw r4PL7Y6T9Y5FN2NWt8xtVuHlfIPDXVYhlCJKQQiB6AMqZdTV1eB5s9ny6vqKFxdXPH/Z8waYI7hz 1HB23HLc1Swbg1FlYwsJ7/OoD5FHtT54hITFbMVyPmdmsrzZWsu2H7nZj3zwxQt+8OI5cZk4utMy 62rW6y273YjzX2pWljt2qzPQs3eZwNPa3BDstKQqHVt3E5lcxNlEZxQW8CI38STQWEUUgkWj2fSB waXb0acWginkiYAqz8GlHCfufEAZlWnRsVwJfcRNqbgP86QpFM3EGFweMTuJrCoak9hcbxl2Q2k6 5gqGKWgj1eJ4oRdppfBRsOvd8XY7mavddCpgikLoUYfnQcY/9onvA9dN9nWGm78Aeuwn3gBOQSql hJRSOOcitbWS4Y5RnCRJG5PcbDa72aKt/66C/3jWVg/mram1SqmylVx0jTyatSwWFfOFZVF3tLZB Wp25cChcEgwpEFzPFFyOmA4jya9Z7wTrfcL5Hbv9jsuriaHMisOh8aUU3cxSGZBloWtFqSCKdz0W ZHjWfiFEKvDQ/D0OSTRZLJP/ez41NLqqSCh2vad3ga2LbHeeISailizmHdWsYz96Hn32guuPvmDj 8iz56/eOWM1ahFSlAtGsZnOkUGy9w6fAuJu+pDI77EzZrRZEhljWlaK2mqayVDZHfC12e64Hz42L nA9w8WRP9aynUhc5AKMytFUWKVWKgrmusZVGaXDTxDhMTD4LmzbbHet+ZD1EppTQrearVrFsa44K IXhW6QIpiTiXG5spCpAxC3hC1uF3M8uDsxNOlyustoQY6ceRR+dveHW95w8fP+fKTnztnVMWs4YY EjvveT2MGA6W2rJxqVzRqTJWnKbEVEW0SMwqwaK1SC2yUjNkYEils4ovFXKQKb4BpGBVa9aV52Lr KYhCKp3nfEM4AEJhSrkX4Ev2oFUyh46WABkfBFWVQ0m1EvSRfIUaA6OHVFuauiH4wG6zZ+onhk1k 3A9onfsGi7nM/S2b4ahaqaWS8teqSv7q6IIMnt7H9GMf4z+OMQUNj5UQMcIbRNpUCqkSyECUiXTz r+kb/EQbwAOQDmqRtS9WCL1JhJUQ4j8C8ask3ksxict+VHYYv7E8nr8zXy3q04XlaG6puzlNVTFX CW01qapRukZLiWIHaWIXK7yLODcxhsjeRbb7N0x9jxv33OwDmz4QQs80TQx9xKREqwTCaLRRGFMC RCS3shdJhnnGBJFyf0/yFgsuNcgDkMNH/JRuE2CjyDQgqwRK5xw8KQNKghFgyoDg1ctrkoB770C3 aPnK1+7SzVs++eAzfvTJMwbn2I4D79855sHJkq6uUFrgpKSODfeOT9FC8Ua8ZrsbmHw+qkQ5gQKH kd6BZy9oC6Fm2WqOlw2Xu5Gr7cRmM7IbHfsQWDsQg0czUoktldFlA1AYmyceSkLwHjdNOAfT6JnG XF1WreZsMWfRWromp+lUSlGrXCpHDpFdRUcgEy4djEqKk9Wcd+8e8bUH91nM5twMjhdX1zx7/Zon 52tebkfGJvDeO3e4f/+UYTPx5NEF5y+uCUCjsoJPyduQZA6ROkpmQpOPeaNsas1qZqkrjXORNzfZ Am2N5KhSNEngfMSVCYdSsKoV17XkcpeDYVOxFiNATeJWxEfMvIB+CtRG5qqnNBz3LhGEKEnFeYTq fGQ/OrZ9oMcgTCY+S0EhFEsqaxDWZn9LDGz3gcF5rPVUlWHWGHG0qBRSqKF33FzvZ1fX/TffjGEx wM8l+DQkfpCE+EeQPjmEI0nY6Syr8X/hDWAFqjZaCyFVH6PbhdBpIb4i4V1SOnXEXZrSQhvx25WV v1o16r3jk6WoqppFZThqG47mLatZxby1mCZ74KskSFIwSZXdXCGQ3MjkRzZ+xA0e3w/sg2YzeTY3 F+w3G6Yd9NOEiw6tcl5AYxW1FtRK3c7ulcx5fvGWOJ1u73CHDSBwGInJEmldIJU+5dw+X2KttCow TIky2bM++CxjFangoLXEx8Tr5xv66z1RCu4KOFotuXN3TvjuOzx//oY/fvKcTd+zm/JJc/9ozqLO tt+mttxRy2J7DsCazXaPL6lCojhgQkaA5MmEiCiZM/2rokTTRtLVhqGrsjehVFCTDwR/SNZNDDEx 9RE5uGxRVgqtNEpqpE10tWIlJJXOlUZX17S1prYqj8uKyi0UT8NBxZKKIYoUqWzN0XzJV+8c87V7 xzw4O0VIw2V/yfnNjk+fv+DzZ+eEo2O++u49zk7nSCTrdc/nP37JxeVN2eh4awkXufOfGQpZgy8P PRshMEazaGuU8rmsHyM+ZVy40ZJOK5yLDDHlvAlg2RgWtUNJVwCxWQZ8CCMRh7FDSoQQcT5/TlLK GYCTjww+IZSgtuoWDTY5z370bIbIYA4y7y9NI0ozWimJMvkqFmJg5zz9ZqKdfK4MKk1lNZWSNEYy W9j5ahjn2959Y+zDL7g+vj+42E6JT2SiQ7IbBV/08EwmLiO3/qX4594AatABZiGxEqQ2xLiJQpwq IX4rwd8gpZ9FJA1J6CCWc8tstTJicXzMcrlk1bUc1ZZlpZHa4oQCsSOliYGGGCMpbPAT+FEwDRPb YeRyuGa7Hxi2jv0U2U+OadqTXEChkVoybxvaSmD021m1KIo8IUp8SIn0SjGnyxzedF9iK0XxQisR UaVcnabENEaiLzgtnfsH+d8ZYTX5xM1uoN9PGZFtZKYE+UiKApkELz9/zTgE/HuRo9MZX/3Zu3TL mi9+8IKnl2s2vef8es933r3DN+6dcLJoaa2hsZkrmAeAGVZ/s5sy8LI0lWQ5+QVZr5NKfyCV0ng5 NyxbAy6zCXvv2E8jk/NE/yUFXcjVjlEif/iMQUuDlRKtMgRVS4mWhb1XlJcqH4Q4EiFlpbsWeSEd ItRSAGMlZ6slX33nHb5+7w4Pjpc0leVq2/Pk4oYfPL3g4/MdqZ3zlXfO+Oq7dxEy8eknz3j06Jyr 7f7W9x/K8zsAW9WtZDlRaRhV3uRDgiQ12loaoVm0nnXj2O4GxsGzrzV1neXTJiaM1bm3EhJtbTBq yFFvUWTc+uH1RB4jRhFvcxldSJkc5QJT8DlNyOYFKmXOFRymzAyYPAQhSE7Qk/HwvmDExDBSp4iy NXZeo7Qk+si46dnf7OnHNXVtmXcVx8ctRyctp6plco6r6571eji+uRp/bb11P+t9GoUQOsHngfSP E/wzBT8CNjEnZQ1/ehP4ExvAGUi00KY1etuHk8mlr4uYviNIX9nHNATS3CF+qYKfsYL7lUg0tWE5 n3G0tPnrqGU5b2mbGTOrqLUjEDJJ93C6JsfkPMO4Y+wdQx/Z95FNP3A9rNnt9kybgA8OocHWmqqt sKpC6bw4reGWDpO+5GRL6XAyFTVcOfnTYWMoxgxVThWIJRM+MUy5gaVVvstZq1HaoAuGOoTEOHr2 w4jQmrq2xP2A2wwkAcfvLpgvG/b7nn675uWLXG2c3ZlzvGqpvvMO5y+uefnsmg8+eoJznsl53r9z xL2jOat5y7xtcneeHFEtxSU32x1jiIRSXif5dlR3kJuHHBqGoph2TMZnWS1ojcqd+EgJ2KRE1IHU ebohlEAmhUyZBShF9iccInCiKCr+KPP3uOUoc5vb573HuUBdtbx795T37t3h4Z0TTldztDHcbHse v7zg46fnfHx+Qb/QfPP9uzy4uyIEz/XljidPX/Pk09fEKf9dDhRhJbJj8CBzdqEkRBlBbfNz78fA fgyMLuYxX2NYtAY3Toyjp3cpX7eEQBORIb8J1krqSlFZiXPxdkwYy99flt5w9m0IfOEUQGLwkX3x CcxVZgEehEqDj0w+EWM+kEKIDMHj3UgqVBIfAtOY8tR/lFQiN1T1oqKqJMO2p9+MTL3Lz0gJFjNN UxnkStJUlZ7P/fJomJb9MLHbTmx3/ng9psbD+yA+TqQfAZ9WiueVYrOZcKlcDZTOtCuhQDmYJSHP gIch8vM+8R8I+DsI/i7wm0KI7ynB+1oyr42Qy9Zwspxzerzi+GjGatGx6mpmlUUrm1N144bRDYyT Z+wjQx8Z+p71es/L84GXr3e8uFjz5OKKF5fXbDcjbioAz87SzSsWM8uirenqikqDVqGUZSLnxR9O +HiASORudIxvZdXhdusr9+fSFAxlhLPbR4YxIaWkahRNm5V+WmqUVkQEwzDR7ye8T9RdQ9XVeB/o bwYCcP/9Ex48PGK2bEBLXl9s2Vz2CJ9YLlpOT2bUWqOlYOcnnr244Hqzz00lJWmqKoMklERoQ9Ia lSKEPAfPAR8lc1+UCqYsEkc+3VPIVc8hl1+KzGCsjaG2htpq2krTWUNbW9ra0NSaqlK34RhSlCit ot5zKeJTIKR0e/8+BJ2Kkg3ofSB4j7GG0+Mjvv3uA949O2HW1ggp2Q4jnz59yQcff8G//OIpr0XP w3ePef/9M+aLiqdPX/Pjjx7x8uUNsk/MbEahRbIwpzWC2mRZ8VQGX1plcAsiL0hForGKrtKYslgm HxhHzzAFdGVYtBW1EJgI0ReKg5FsfOBqO+FdJg8ftZZEYjP6HPtW7NFWl/cpI4m4GjznW8duTJy0 2VbuY2LrPPuxnP5JEJUmCPBuwI1jzp4sVWuIGSU/9RMpebQRNI2hbS2VzpkLu9GzXfdM45QJRzrb 1uu6om0sXWOymC0nyFkpuGcQv2Cl+HmVBUWqkhgS0iVQSqV7q1nUAd5NOaOSIMQ7U0w/Z8b4Ky6l bybS3Qke2sR8XuKTjBJUjabtahZty3LesVzMmDeW1uZOpkgQvcO7QPADg4tsR8ew9wz9xOAGtv3E zY2n70ecHwjCUxlF2zZUtUBbUCLfp5RfKbHCAAAb40lEQVQucpsYDpff4seGEEt0NCHn2YVUgJHi toGWPeSHYVrWEkifd99xCvRDIESJNpq2U7R1buSk0i+gwD/3w8Q0QVU3WKtABHz0jFPEVoqmqVku F9jWcnTHIaoLnj17w+NHrwk+cOfOgq5rePi1O8zPZjx/dsnTj57jQ2I3Tqy3Aw9PlhwvO0JjqE5W 3Kkrmm6OvHjF9XrDfghMMRSLrCrKQXF7B8/C3rxoU8khVEhU+WORSCiJSgqJjG8tAYcKIZRA1EMY SPqSfShvAoWZV+aUub8Q0Ubz/v0HvH/vDqdHK4YQefLkFcOUF+AXL1/z2atz9o3kW/ff4eH9BbjA k0evefTonNcvL1lUDe3DFoXkzXrP+mpA6SzO0gb6CDuXHXtSgS1efh0Ek8ubuZs8qVJlg1Boo4hj wE0B1084m3UQqfR1VI7qotGS4dBcVFmUla8/4EtWQ7wFhniSgJvBsxmyZLjSeUQ5usAweoLPVVdI Ep9CFncV0xYH16UoJ1NIiCHgxMguRqL3NG1N3dXMmxpme7ZXO9ZXA0LC5CLLZSZLKamwRiE7gzYw mxl5Oka77wO7vbt3vZ5+/Xrw7xPEaw8fxJR+vzHqc6RYawW/FWGKkERKX2mV/KXOiN8wRt41WmG0 oTImxyyVFNrKaGqbx091bekaiy312TgG+tERmPDeM417tmPkehDsbvbs1ls2454p5uRYrTR1p7FG 0VhLY2u0BakDhOw8iyKn6CRfUndu38icAR9SICWfLZgpIeKhs/+Wthtu/XC5c0vMnW43RkIE0wja VtJUWUsfYz7ppMjE16nEeCdhqGqDEClPIcaRsdBhpNKoyjJfdnTLnCtQVZbXzy55+tkLNlcb3v+Z 9zg66jizs9xM05KX5zf8q0+fcHF+yfm7d3n34R3asxX1rGW2WDEzlhPlsVbz/3R1ZktyHMl6/mLL taq6egUaGC5zeMZkR/Nyek3dyUwm6QxnSA5AEASBXmvNzNh04ZHVmGOwssZVL1UZHu6//8v+eeB5 GhhjRMcXee0s5UXJkQ1ZvqrZV790CiIRlvASk7Os0vIcr5XLtiGdvueLd5wuz+qM9kvbT5Kxrmla ri/O+OHNK95cnrMNiff3z/zvf7zjy5cnQsx83u0Zl463t9e8uljSGsvHTw/8599+4eHuyPX1Fd+8 ucCQOWwHtlMgPRylWBl5ZSU+jVPIdI38jpXR6FqRpsw4JQ5DYNE6mtrQOUPfVGzGSPKRePSyH6tE RaSU6D0qbWidZqulg5pNZtxsQKPzqQB4xC04pMTzEBmnzLoT0hpFNzBOSTrRrPApiz+kiqU7Uyjz Eh6SineJ1QrGxGEcGQ4j03nCXjdUjWPpDArD07jhy+8D4xiJMXG26mjbGqMlHEVrS+00fZPpm0jf aJpafbs46m+PY+I4pu/TxIWO6R9h9I/Wwv8oOQrZQnvm1OrizF6cLRqWXUfbdNRVIw43TqOUxmmD U6Z41EWiH9gMninEMtcmxqgEIJmOHMcg5J1hErfZRrNqWvqmoqtqQVy1x2iNMzVZyRuXkzC3PFJN w1hazRikACSI5epSOUvYklFoI841czxXmA/BvAmImRxkQVJZxbJ3tJ2lbowAOFHir43WWO3wQ+Aw ZGK02NaiKphGz/Pjjv3Giw+91QQSxxSpQ6RtKr7/5orXl0s+X634508N7/7zVw5BcXt7zuubJevL BaubBecfnvnwj3vefXnm7jDy7vnA9dtXXL6+5vLmkmXX09tXrPoWv9xxt9nxtB8IY8AX7oDYmL+I fHVxAsovTIfSG8y0gly6mxmZ5gXoy9LeptOkP48F8j0i8vBPIYjngYJXVxf89bs/8ebqnKwUf3// gf/543ve/f6Fh89PVJ2jf7Xm7e0Zb6960uT58dc7Pn564PHuyHrZ8ufvX/Hv//6G4TDw6z//wD5s T39DCUYQPgYvWYAqKbraoCs4EplGz/32yKIxrFzDeW0Ji5r7oyeOEeUzVYIGGHwkJZGUOy22YNqK J8AwRcmlUGIt7jXFFEXesiGmgjkkjIVVJ1kNU4YxiiIxJcGNQvBkNCbL85yVOJbNXhBCOpGRBRQm Jfwxc9Ajld6zOF/SLFu6pSEMmU3ccNh5NtWRqjLUtQxsxCTeEGSMVXRW07QV6zPHcYg8biYeNuOf w6Nfp5QPcYre/vcfbv6qs3DMu7Zm0dUsW0tdzcSLCpUdaLlJU3GymUJgDJFh8ozDgeM0cPAT4+iZ hsBxlHTW6CPKCJDXLqBpeqqqpbYGVxxadDGvSBkiUeb4kAlTYvKRKXu8nwuAHH6yEGIwgmSqsq9P BaXNWZDAKSd8yuJpGefuQdY7bW1EUdg4qko+XJGMlnFBQY6JYQxMQ8TM8t7Jsz+MbB8mYshUX6nN QkqMIVBly6pxLNuaRVPT1jVt2/LT33/nlx8/kuIrbvSKxarh4qzF/nDD/dWSz3cb/tfPH7g9BF4f I1dT4nJZc6knzqOmsQ1nvRRKPw3sx4HtKIEZKb2MAQIjClJfSKly8+SX4jCrf9W/GN3nky77q76i fMeXoI4QRaBT1w3n63O+u33Nt6+u0Ubx++Mz//zjnh/f/UpqNNWbHuscbe8wGY67gc32yI//9z2H nef6uwve/Omcmzdrlmed2JIV4FX/i/OurARteVVKUSlN76TdTyEzTpGnw8TrwWM7R600o1X0VrMf hbRV+4Qq67pZ+SdOPi+uQ7N7szFFxnvaPsgYNPrEZggMY6KuFF1xCprii1IxRpiiZB2onFFZSdEq P9fMPzueHNilMFiNHhN+F9imPdrV2KbBaEvbt4yjZ3gKDEfPNMl6V1sBZ2IxhlFKzpWx0mVaI6NO 25j+bOn7zTZw3Cbsv725xGSoteFs0bJaNDS1JakkB/oIwxEOQ2TwI1OYmMaB6TjIYfeR0UehQkaR e6YikTQo2kbT9h3doqHroK0NznSopCU9h0Ag4BOEGIhhJHtFnuSgHf0onURxwNVFjmsKD8A6hUU0 3EmoYcQojK9UDDFkt59PPu2u0nSNYdlVohazBlQqFlUiBNUWUopM0TN4TyTTVA0pZZ4fjwxTgK6i TQnlZaTIScbjnCTlZxgnVm3H9aXoAM5WPVVl+fvfPvDLL1/4cn/P9fWSN29ueP3mjPPLM9arnnck ts93/Py3LX98+Mhy0XK+aPh20XHbicKvbw25AmUyY05k70kpoVKZ7YsDgC5XZS4WVS+0KDns/7pJ ycUnUJ28AueDr75C+2OQz7h2huvzNd9/85Zvb29YLHr+uHvgHx9+Z3M48PpPV3SrimSkGwxHz9OX J979MvK8O+JT4vbPl9y+veD1dxcszzt8TIzFlpyUTodulieLmzK0WtNVmr5S9E5WtfspsfeJQ4Bp iuQpYIyiTomFVRwMfPGBaVSE2nDT19TO4FMgJk+OAVLGVNINOA3aFx0BL+rQUHwCdwfBPpreljyB zDAK4/MwJrGXS0ULdQJnFcZJATMWYYNGhfdSKOSZ1riUCUNiPIzsN0ecragah3UVVVMTmoGkMzEq YizeBEaTvfwNeSorS0GKUUax6h3LzjFNNXdu4IkBe9kvSMX2WREZh4H90TCEyH46chwT45CZvMcH T0xzeuxI8F4UXyW00VYatJG8OSOiiLqyVK7GOYd1UYI+UhIRj58IUaynJZklEqaB5BUpGIL3+BCI SaiYuBel3ryPTVpYeCrLm51yhiAGDt4nfBDjSZWzCEY6Q99ZiW9y0vLnLNuA+cNSSnCEkCPei5G3 MoZp8mIdth1oX6/oli1+GBg2B8KQTnmBsxoshcRxmCDLSvH2zTl1W3N7e8n7n3/n468f+fWn3/Be c3HpaZqKxcLwl/94w3Y38Piw4+G3L9z9M/D56oztesmXRceysdQ2YxGSz34K5BxQlDBSZL+vlC4v hcT3yCBALuOBKtbZJ5xAOidTeBXzP4k8F6srHxIpRXrX8Pr6iu/e3vJv37xl0TZstnt+/eOej/dP 9Dcd/219RdPWPO+OfPj9jufHHY+fn7i7G7h61fPD969Z3yxZrVvq2hJCZBsGMUHFoZU9uWpI4RFM o680q0azXsiar69loK6t7OCnkNn4xENIdMYwGpmPK6M4hsgYE2PJ/TMKfLl+pbgoaqNO6UB5jnsv 3ZKIe6IQfEZxpuqcgN85ZaYxMo4Jn8SJSGmFVZoQMz5J+VUhk7wkFlVKESqNSonDUbpWmwq3what w+6AtZout1hnRJtiNDFHWTd60JXBakAZGdLU7IdYVr76JfqsrjUX5w39osYSy347eI7HPTFEHnew 2cv8HpjIJhUMRKyls9ZkW2GMw2WxahZ6o7ChlJEWxxYvOV3cGWOUFi36SJgC0Q/4Yv08BcU0Jfzo xRN/Np/VpWJajbJa1oBaZvQwh3SmgvzHjEoZPEQv879C4qKdNdSNpm1FYlxXRm689BLkmYqXnlbF Xy8kgk9kZYox58BwmNCt5fx6yeq857CxPMfINoxCsMlgjaG2lpwyx+PIOAZWZ8KP+P5swfXFkrPW segbfnl/x4ef7/n86ZFXt2dc35xztu5p2orKWSyOp3rHYdjz/z488X98pteKZaVZVBWVq0vwZ8CY hMplnrXiQCRaCPXympWNp9tdRidOHcLXDsHFRBQ5JCGKk3DftNys13x3+5rvb19xe3XBNE68u3/k lw+f+fK84/W3b7h6e05VNeTPz6TfhNyz3Xu++f6Mb7694fXbC+p1jXJSxacxEHRkilHky8oyj8je Z0Zkzdk6SdxdtY5F42ithHI0VlMbxW6IPPvMl5hZK6FvV04AQe8TOSXBkHw4bTlIRSJeCoWZD9Ac zV48wFIWfGA/infk9cLQVhaNku3AGIVMhpC3jBWQMfuIH2UTQAQ9pFNrbp3QjSdfhFS+ELGc2Kb7 cWK3eQYTqJuKFIMY2MbIMEUOU6BqK1G4aks2wnWdsR2iGKOi8mnEaFtH2yrsTx8+E1JkShM5ii/8 cISUNXUtAhLrJLlFigVErUhWYYzDao2bpbREwQq00GxDTCV5VZDREIsTrM+kEMF7QhAX1jkCXKXZ dVphaiVfT1kAFIqlHPw4C3bmN7U4RaaC4mqtaGotRqCVxjqDLiqued0VY2nPyngwV34fZ3PHLDva MbHdT5jecvFqyfnNgvV5J9LZpwOD8l9RkvJXqTHSPA/DhNGGi5Xj4nxB+9fvuHh9wau3j/zy02+8 //k9H99/YfM8cL5e0neOpqr49k/X3N6cs9k8cv+w49PnA58ed3w8wJKBJZaurtB1IhvpxpwRJyBn LdZYnHNUzlJVQgxyOp/y9nKx/p7jvma+aC7v67xZCSmgNfRNxTfXV3z/6jWXVxcslz1WK44+8Hwc +Lw78Pv2QD9MnI0CpBEkSYhh4PbNiv/461tev7liuV4xIaKgnASKttoQtSepWGBIWVEdJsFnrIHW Fgq4Ewuu2T+htorGKTZjYu/FLfmm1yytwlYGXxk2YyBmabenXEI+itgnMcenSweQ0oszsrUapzOj zxzGzG4QHsJ6IeY0U8xsp8RmFBtzpRXKGUztMNbBNJGScFxmX8NxzFiT6TqNrQ2+yuyDdFmusE+r qMg+yxpzGNBEyT1AUtiGYeQwKPpOU9tKRgFdkaKXzn5+ElUm6UTOsi1ROoJS2N9++4gyGmVLvKoC 6xKtk/nYWo1WkvOeUgIt6Li28mAZYyBHYowyj2Qxgkgp4kNiKvHe3kcB8oLMkCplTCqgkgJl5aZ3 xWdeG4WqyrqkqL5UFtfX6HN5QKUTyKlcE6kcYiukkarSwpF3ciPO+XNkIV+E9EItMIVKKzzuTAgF gJwSwyEyjJlUZRY3DctXHd1ZQ9vVjNUgHPoSXnniehc2mS7pOdEnxuPEVHsqZ+mXLa5ytHVD3znW Fws+/bHh4fMzn376zOq8Zn25ZrmqcU6z6GuMsayWa6ZpKkEgEvftlGaYJnaHgfEw8rwZmPaT5OUp Q9u1dH1N11V0jaFxYHNE51zYgnLzzW5Hs5CHJHx3haJxDYtFz9X5im9vrvnT9SVt21AbIyKZGJhi 5Bgjz6PneJSiKSw9EWLZlFgte25enXN1fUbVtBzGiRRkPJGoMUOoPFh5YCWjUXEoHP1F6S5N8ZQK KZ9sy+ri8W+04jgF9kcPi4rWWlRl2dcRN/iTX+IpLJVZ0FRYosX+XGtKQrUpOQ4JHyO7KTMlOGs0 i9pQGcV2jDwPka2XCHmlIBfporEGoxw2R0Yn7k/BZ45TRutEUzgLbWUIAQ5jLMVOYazG5SRg4hRE 54I9PWN+8owDjFNFU0kMvVZGRGOn1iaX9bCck5xeBCa2W9Q4W1PXFdpolM5oG6TdT4bghR8vq4xY 4rgsjXFUzpENDMkzZc/oE+MYGafAVGih86EP8QUkU3l29C37T6uEpmRFXaeR2z6qQkqJSgw5k6zw gs/oWP4YpPuYgUFXSecyW3tprU+uuDm/bALmjnd+CKwTA8iEkqy5SWK7j8fAcUroVrO8bji7bumu Gmxrir++IhZGh5rJxrMAqezetdaorCEphsGXNY2mdhXXVysWZw03by/4/HHDb+/vePfLBx7uH3je fKZpdvQLR79yLBYrbq46bE5gMqk22BIPvtsf2Wx2HJ6PbB4PPH7ZsdsO7FMUA9ScmLIiaotXljgc 8ccdqMT5ouFy0QqSnjO+dD6WkjvoKs7P1lxfXfH65pqb8yVnXYPOER08KRohF2lxMtYZUpA17jwS KiOckqqqqdoe62pyVJisaKxFWbDWYrRhaEZ0pZghgJhfirsq4iByYgyRZzKdzSfn5raytE6yG5+3 A8OiIjtTzD8sndUibTaaSinqedLJ0mHkVLQlSsxHWmM46sgxy9pwP8ZiQKJY1oZaK3JO7IbA8yGe xERFj3Y6bI1R6L5irAU/2G1lXa7GRLUPtLWA0W0jI0b0maClZTdKoQbZXoWYUcpLl6blEvSTYhrB N5naZVG1RlVyFIWw9tLavWAbALaqpNVsGwmqTAS5JVMiRgH5coxoLSGWdWWFUmoNxiQiCZMlETZM cmD2x8A4BYIXSi5ltrbF0KKqC8hS0gmVLUQPTRHuyE1EEZaEmFExo5MQQGJCxo6iBnNOTBiqSouZ Z2WkhSpZgvkEcBWrrRnsI6NLtJU1xfQhFGrwENjsAkOM2EqzvO65eH3BYt3gnCPlxOhHBj/hgygu tRZ9eUqJEGNJAy5BERhykaKqKeKyKBGVQqSq657GtaxWPVevltw/7Hi43/H46Z7D4zPjaJlGhe8T TWVoOkvrHHVthO2XHY1ekFcL/BsYQmI/DOwPB3bPB+IYaaqGvuux1vJ8H7n/NDElj9aGZdMKtdQa 6iTvS1s7urpi2XfcrNZcnK1ZnK3om1o8+lMmKdnCoF62BSoL3hNL9JBSiOtRzKcHL5+K5HyopVBq reTzrF2JSuOEA8Qsa7UpCjNzDGX7ZGUV2Fea2mr6yjKMkcPRizYgJCprsUYwAhXlkjlqSVSKZKIq F0kBQGJZC1olUWEkMR7ZjYkQM1cry1lnSUksw7clUyJ9rU0p60VVxlFXVJcSx5g5HESAtjvIzN62 snEQIpoA07rSL+asUbzzjZFnN8gxlRViyCUfQi4HisnNi/TnKw11KXg5g818Fe9UyBUpQkyR6IN4 2heHk8pZXOXEFENDyoEQJtIUSUPED57pGJiOAnboLO2aK9FPRoufXlXL/EmGrCEXa+fyPhdgDuIk gEj6iuefZmccq4pCTw5/U2kaJ3JYihNujsW1FRF2yIpUnVpAreffTwrFFDK7IbA5TDzvA4eYsK1h dVWzvl5ydrmi7ipUiqKXz5HDIPxsSrumtCLmJECWShilsAmctigNIVpMlIIzeXEE1kphXcXqrGOx bLi87thuRx7udnw87/nj4x0Pj1vufn/kTj1Q9w3nlwtu8oLcCQvTJnBVhWsqdOWIRjNMI5vNjvvP z4z7kbquWawWWFcTiTw+dWwet6ynTMiaRb/iYtVJSq/RdK2l6xqWi47LfknfdCjnJDkolFRfa6i0 </text:p>
            <text:p>LsyBr9x3SzgGRWYdJ08cwgvoGuOc3HUq0DGJdblS0DhHVQrAvAIUj0LFYRINvsrCs59Kl+m0lcTg ylBXBj+JUGcfoqyLVJH5FprnXmmC1hglQis9h49kkfvK/6X1jylxmDL7EWqtSlal5jhFng+B/ZhK ErM6tdvqlL5cGJQq45RCO0PspEjsQ2QbMn6IUGTW1iq8l47EFe8ApUsXHOfV7UxrL5HuMcoracHg VDrhZqdIx7L+zaXYqQz2y/OBRRsJMdKUmV/pGqsdznnZu6NPbqxKJWIOxKjxPnAcvVTaY+AwRIJP VBq5hYuBpi1kiqzmHqS0SCXhJfgXiaoPEKIS9aAXaH4WTagy2zeVoXMaW5JxZHZP2LK+SullOzC3 YknNraQANKasKnWJb571CtvjxHYv7Vm/dJxddaxvOxbrjrqxxbgBglekaPCTsBN1VcA2Y8lKMWYh 5migVkoKXZHM5hzRpqIyDq1FyxBCAI7FmtxwdblgfdZzdbPi6YdbHh923P3xwJdPf/DwtOPTp0f2 uyOXZx3nq5a2blBasd3vwWqqzqE0Iu8lM+WAdTWry5bV+RJbQfReHG2PI0kZXl3f8Je317TWoWXp jnWGqnLUVgDfUqELOq6+Xhm8KANVAhPJSrwDwxTIQ8SEOVVH1pPyVZQ9qXxPpSTlyGoZB9SJuVCQ 8iRJUPsxo1TGWcEBNlNA60xjhbDTOE2KSVSng6e2chhMZZlSIEbx+V86QcW3WpMUQnZLiWkKBKU4 BNhHMUfdlRt+3RpqBSnISPB0lBxAqxROi8zOKwXKyYiYA1606VTl728rIzqBEfaD8FyOh4gtrDY1 Mx3jyzaMWPgsrmxnykicYiSmQEiSfTG/V0p9rdlUYjN38pIoI8D7x4HrYSJHjzpbYGyD0q60/AKO 6azKhx5LootU48FH9kNiu/UcDmKmoJSASrXTVLXGVWKPpLQiEokplsSdMotE2dmnlAhBEP4xyM40 54wjUynEP88o0VxXpgQ6WrK2stZSAVUSbGOSFmrGHE4BGafvKaINa+VN8GU9ud16ng6BfUw4kC1I USS2C4dCS6hFyhAlFCQG+SB0XbwGi4Q0FD6+zqWAUkaxKC6zMUlOnjaalJLQmydfEGdH29a4qqJf tSzXPYu+w6lMGHZstgc+/nbPb4fAX/5yRa0usUoo1PePe6JKrNYNXV+V5N8kqyOdaTrHct3ij56n VUtTO6anPVlpVouem8sLFsWhJiBBnFqXeS0lVIxzFTvdbv+l6S1uuYmM0LZjSORJcJsZFFVanxSd LwEm+dQx6FIgXsA6+XkhI5ZlIdNkyfALhZmnx0xKMgZYLW4/MQS8D8RgyGWVnLRClaCPriD9Ts0I Ti4R6JGsNceUOcbMEBODl9+hcVJkQogMU+IwCQfEmmKjnsUdKCtdgkwDKokaxWSNLnhFZYX0Y6ZI CKIfIMulOScg6+IcoorGI6evPL7mMTklUo7C0i1XtmK2scsvIAf/JXdIwf8HA0RYfumPj6EAAAAA SUVORK5CYII= </text:p>
          </table:table-cell>
        </table:table-row>
        <table:table-row table:style-name="ro7">
          <table:table-cell office:value-type="float" office:value="685129" calcext:value-type="float">
            <text:p>685129</text:p>
          </table:table-cell>
          <table:table-cell office:value-type="string" calcext:value-type="string">
            <text:p>Valanthe Liadon</text:p>
          </table:table-cell>
          <table:table-cell office:value-type="float" office:value="1" calcext:value-type="float">
            <text:p>1</text:p>
          </table:table-cell>
          <table:table-cell table:content-validation-name="val9" office:value-type="string" calcext:value-type="string">
            <text:p>WIZARD</text:p>
          </table:table-cell>
          <table:table-cell office:value-type="float" office:value="10" calcext:value-type="float">
            <text:p>10</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1" calcext:value-type="float">
            <text:p>11</text:p>
          </table:table-cell>
          <table:table-cell office:value-type="float" office:value="9" calcext:value-type="float">
            <text:p>9</text:p>
          </table:table-cell>
          <table:table-cell table:content-validation-name="val10" office:value-type="string" calcext:value-type="string">
            <text:p>SHORTSWORD</text:p>
          </table:table-cell>
          <table:table-cell table:content-validation-name="val11"/>
          <table:table-cell table:content-validation-name="val12"/>
          <table:table-cell table:content-validation-name="val13"/>
          <table:table-cell table:content-validation-name="val15" office:value-type="string" calcext:value-type="string">
            <text:p>ELF </text:p>
          </table:table-cell>
          <table:table-cell office:value-type="string" calcext:value-type="string">
            <text:p>Sun elves are more reclusive than the other branch of high elves, the moon elves, but Oghma has called you to live among other peoples, rather than in the sanctuaries of your kin.</text:p>
            <text:p/>
            <text:p>You have spent your life dedicated to Oghma, all-seeing god of knowledge, and spent years learning the lore of the multiverse.</text:p>
            <text:p/>
            <text:p>Through visions delivered in your trances, your god has called you to a new mission. A goblin tribe has made its lair in an ancient ruin now called Cragmaw Castle, where they have defiled a shrine once sacred to Oghma. Now dedicated to the vile goblin god Maglubiyet, the altar is an offense to Oghma that must not stand.</text:p>
            <text:p/>
            <text:p>You're sure Oghma has greater things in store for you if you can complete this quest. In the meantime, your visions suggest that Sister Garaele—a priest of Tymora, the goddess of luck—can aid you in the town of Phandalin.</text:p>
          </table:table-cell>
          <table:table-cell office:value-type="string" calcext:value-type="string">
            <text:p>iVBORw0KGgoAAAANSUhEUgAAAJYAAACWCAYAAAA8AXHiAAABg2lDQ1BJQ0MgcHJvZmlsZQAAKJF9 kT1Iw0AcxV9TRS0VB4uIOGSoTnZREcdahSJUCLVCqw4ml35Bk4YkxcVRcC04+LFYdXBx1tXBVRAE P0BcXZwUXaTE/yWFFjEeHPfj3b3H3TtAaFSYZnXFAU23zXQyIWZzq2LPK/oQAhDGkMwsY06SUvAd X/cI8PUuxrP8z/05+tW8xYCASBxnhmkTbxDPbNoG533iCCvJKvE58YRJFyR+5Lri8RvnossCz4yY mfQ8cYRYLHaw0sGsZGrE08RRVdMpX8h6rHLe4qxVaqx1T/7CcF5fWeY6zVEksYglSBChoIYyKrAR o1UnxUKa9hM+/hHXL5FLIVcZjBwLqEKD7PrB/+B3t1ZhatJLCieA7hfH+RgDenaBZt1xvo8dp3kC BJ+BK73trzaA2U/S620tegQMbAMX121N2QMud4DhJ0M2ZVcK0hQKBeD9jL4pBwzeAqE1r7fWPk4f gAx1lboBDg6B8SJlr/u8u7ezt3/PtPr7AR+hcoW2H1FMAAAABmJLR0QA/wD/AP+gvaeTAAAACXBI WXMAAAsTAAALEwEAmpwYAAAAB3RJTUUH5wkKAAwe84Jx4AAAIABJREFUeNrsvGmwpNlZ3/k7593f N9ebN+9et/aqruqu3qTuVkutDQkJULOYRRA2MQyDAVkwdowxMIsxlgEbM4IAhQkDMtiALcACS4CE kNQttbqlbqn3rn1f735zz3dfzpkPrQn7kz3jGAbRqt/HjMiIzJO//J/nPOfJhNvc5ja3uc1tvq4R t5fgP3Phy38xN06LZixNOssHbp04eCy9vSq3xfrv5tJXvuKlMn1rMVz/0NbO1mFpmCze95Y/t3Xx nceOPVDeXqHbYv2/T6krl34yvbn27t7w2juuXX6F9UsnWTDqHPuG76B77K5PBKZ6fPXYG371tiq3 xfqvcvnWpbdp+KFkYwB60kri9NHRxVe4evk0dmeZTneWSrsoQ+I3G7Qa86RJ9DFvZiaabdbpKUUg AuzKhVqFjqZ/dPzeBz5xW6WvM7HOXzrvx1WMiHi8igbPlJILDd//jRs3bpDuXMatEox2h3Cssapr BEgCJyHBxantIwoWGBbQkIK62yAe72C5HoYbkAoH13WywG6cttsu0c6YYKZG3aiI1s7/hDfj/VCY uV2ZZd91/G3fHt8W6284z7/wwt7SSD1RyEdbQfN/neYh2XDSCcMeWTgcF5Od5qDXoygUSwvLLBw+ gDe4Qbz2FKFq4TdWqMJrtOsO3uwy26GNwSyZ6xNPdpCixEjGjJSN39iPMzeP7zcQlMxYmjwcQj5M 8TqubftY6bjvzHQ/vHT/O/+322L9DeTsudOLWRW/vsj07xlCtQQSe5py5dYlhqMtLl++gluM8Gs+ gTuH60paXohjRPjSQVkzeK5BGk3YiVNWu3OszDhM+lukRYahfLZac0irgzWecOviCwQ1m/lDD+P7 NXRZYZGiLRtl1HHUFMNwCZwExwrIMvcXZdH73MK73//Z22L9DeH0udMLquQxJcs78/GEvFSYmJy8 eJK1819ADCNi0+LY4X0EzX0syBgZXSYCpNFmUhioMqJt9xCThKF/kL0HD9Ood4mLkFq5RVqOcLWm 0vOERsCN65eo1SQztVlMUWDVl1HNeVQV4YzGtNsOkXDRuqCd5UT5iLRIUfXWP7Od5pMHH/6+x2+L 9bXcLrh2/nBa5H8Z7YwOuMpmrEPGuzcp1jY5u71OlYywZxc5snKEvXNNAqOHzFOEAC0dRJFTlX02 hlCWBmlyAZn2sRonaC7djxU4uLi4DUXTyCi2rrAdTQjFAjIvcWsurfn9KK9BvLWGIQr233kX24OM ZOMMnXLIUFg4bkSWuviGYFpVuddZ/pjKnJ858rbvvnRbrK/FlsH1cx2R8wtFVP1oL+yxfuMy0bVX KKcxZuDhdQ+y0HU54PVwmqtk4yGVXxH1U8xkiDXbxdKSNElIpj0miSAd3iB1beaWH0L4dZTjsODN 4bbaJOkNpps3yMKCzkwDZ/YwUZhTRGssLiwTHHsz4fp5kstfROUxfW3T8gsETaokpkJjGAl2JZia 3U1Hj95h+3NX9r/jfflrRSzztfAmlJJLrmV9h7LHxMMdwiunSZKEpcN30qn52OENGsMtdP0EcZQw SgpUDOVggGlI5O4tfKlwgzlEYBGGO5TePCtNG132MIwak7ygrE0p8pJ4Z0ypJDPLBxH1BQa9LWwZ snrn3ZjLdzG6/BLVlVMYpk3mCmaljRFFTK0ET0NuOShdQ+sIb3x50Qz85/KsOPn8Zz/yw1FWnH/r oz9Q3U6srwFeePbpxUI6G9vnX2D74guMtMvybIuDyx2ach1PQEiLflHDyS6RRopeKBDhJr5vYrZt Gv483YZPlWvWt05yI+5wYvU4fnkZnANslzbL8zWSSYQSJrW5RULlwWQb3zVZvf8B7PoqWy8+j7j1 OGPHxpEmeaZQFtgTQRFIMjR2UVES0nBNokSCXePmMGNmZpEo0R+xR9c/2l49Eh1719/57G2x/hp5 4tN/+OtXz7z0/q3r15nvLNKc79IVUxrGFNurM6FDmGYU619gPLqB19lDIwjoj5rIusNip82eVhNh O0ySgvXLz1A4beZW3kRTbhJrnygpKC2TTnOWWmcfg6JC7VxmfnGO5de9BYwmW2eeRNx4GVMWDKuM SgfIIsZCMXQNvNLG0BWBGiPcOabBCbbyBnU3pphuM9i4zPr2Jdwkwmi36O7Z93Ntufj5133Xj3z+ tlj/P/Ll55/76fHmxbedfv7z31Rsr7P38H3sWanTVAlVPGCqGkxSSTQ6RX/rPLooqLuL4HXZPy8R bgftH6TVahBUtwhjSZwOWd++ib10B8sLD+AxJk0mJOGUxZWDlJ0uk90pdj5kZXmR2l1vwTBssvMv snb2s2g7RbgdphsZQsbYToqqFHa9QdOyGIc2wdwiltsmNEqysCSaRGycf5GN4SUQW1DNMhfMMrtn H0kap+mk+IukfedPfd/f/fErt8X6K+Ta1avf3Qt3fvbml56868zZ55G2zb0nXs8d3YxstM4otxgn MclIkYebrA1exEsKtLvAiTvuwvNWUcWIIMixGw6Gf4hBYdO79Dz5cMjcni7J/IO0Zudwkz7RYIfW 7CyB12W7ksyUQ9oLqzSP3QO4jM8+TXjhaUoRU7keW4mFE0k67Qll5eMYOZbhkZQD7CLCcFYpTI8s HvDyrXNsb/Wol5p6fQ9zsy5T2SCb5Kz3LjK093B0ZRUhgs3m6r6+4XsnoxtXf2z56Anuf/Ato9ti /X/AzbVbB9b7O/cnmxt/9OLjH5Wb6zssHbqPb7lvFkP30FHI+Y2IzWhEuptgVs8SRwP66QHefP9e Wk6Ho8eP89Ll06xvrrOytJ+VQGC3ljk3sehfvUDXzlg+eAfO3AMkaYKrC1xTM5JtlAxY9CfUFg6Q Lh2iqRXZ9ReZXvoyoTbIDI2aGiiV052do7A7iHzEtHcSv76CaQlskRDFcO3qLdbHG+SmZrmxjFtr YiubrXBKoi0ae08w79fZTFL0qIdtmQg0oTaoSaadPQfZ3On9eKfWfMXz3N5D3/Cu9dti/Xewffn8 PROpv/Ds459qPvXU46TjmG995yPcfdgn2d2mN4i50q/Y6vfpFmtQXWK0G9OTBncfeSMnDq8w3tzk VnqRq9kN7EqyPPtOjrT2I80+00SwmRYc7nRpLB4iKR0KXdJqtVC6DShqRkgws8K4cTdzcsTkyheo wjUM02GoApLhFpY/T9B4dWmr0qMoFFJPCepNqrxiZ7rD1toGRT5BugViMoPr20yjMbfCDfbPtFhZ uovctNgehzRn92PWDxDGA4wyQmY5Ua5RWYiwbJqdOYpCX6+51b9YfOgbnjs0v/LSbbH+nxbnn/jY 62c7zcce/+QfNM+cPMOJWZ973v0gBwLJYOsa13ZMLvdHRCG0ihew2KDIuxRZit1eYKmluBkbhOV5 PMui3TjCwfYKfrCXQWISj7Zpm9fI7Tn8xbfg65KJFLgWeMqksbKfho5JK8VpVqmLKYfSqyR6QJo3 wfQZxTHdoKBwPIy0JMlyqlRhEBHjoycT1kabZFVKpXzagWKawnjUI00GTHMIGiaEkqjYZaXVxW53 uO+et7I4fx+3JiGjwgAhMfWEcDolL0qiKMPSOUt33rOztHr4e/btPfTkbbH+G1w59+x8Ku3ffOHx Tz7yhU/8aYci4d1vOsDbH3yYwne4fOY5Lm2OyAYVg/EaM/6Q9e0NbsTQ9GF/d55MwLWtbVa7bfbs 2UvXnaFrdSlkiGG6bPRDhtOKfPoKR/fdRbD6EGVuooWJmNvLXKPFrF7DLEpeilvUzZxle0pWGgzK EMtwkGmFVjFFaTIaDUnLbapc4yufiSi4sbsG0wjDA6kdbNsAt05Lt6Fm0fIbaL+FS8S4CujOBJAK ZryIessnTRIio4svfTJhkMgZRqUmTofksabpaGYXl3/2roe+4Z/d3gr/Wye+L352wdb5Fz75Jx89 8qXPfpKjR5r8j+95HSce+EZOXx5z4dn/xHYecPnKWXI9xTfGyBh2SrDqMDsHvhZsDzQznskbj76B mtcCoZDSYGscUiYVvdEawgzo9YYcP3KIw4cPIWvLaGcVY2YvnSDBGb5MLtoMpiUNs8Q1A6ZCYWcG VwY3mOysM54OyMOSSRiS+iWG9AiKKbnykLZCakliuogqQYUp2uviVusUtS5+IemXGjXJuXrrFJNB m2P3dHnvt30ji+48uRki0ozUcDC0g4VkGHSxi5y4clG+y4KhB0LqrV64/n4K61Rr5oja8+A7RrfF +i/4rV/+p/Pd7p7Pffzf/vLxW6M+f+fR+/imR+7Bb93JyXNn+KM/+DdcutCnMAS+pfHboGywgKAB zSY06yZZ4aDTiLwPhw4d4sDqYbJwTEULLdqMBwN6wy9TcwW5WmHv3gWOHJzDcfcSescJmhZBMcFR U3a1pJ4ptOcwGifk0Zjx5jpnNq8ziEeYaUYqa5T2kJoKqJijX2xDVUA1Ip5qTExMV2BKjWsWbEcV g41dLm0q1qbwyILDN33zu1nYfydzcw2oUmoZFJ7BnNfC9UukEOhil4wCmS+ReS0UChvQSpIwLAVB 7rb2/pldtz9gGKW5cPRdp7+ur3R6k5HsX3ju+z78b379//i93/rF48fmA/7FP3ovd8zO0MskT37y Yzz1xY9xNYbCg8WWRhcwzKDYdViezYgS0Dn4Tkk4LdEFmCVcXd9iYfYNVEmJ5ZogI/zmBt1C4egl sobEkE3i3ZC5IzUGvs3umdPsXD9F0ApYXOoyjQSJmLIZTRnc7LOdXMPKxlTOcXTLpFXZjMy7sLnO 1vZX6G8AagguKBPqpYOhungzmt2NMWthhJXBsT1NfujeO7jjnod5+xvfTq5ytnop8WhIyCV2tyq2 1Dp1r47ttJip18lkhjDG1KYVdd9lqjVKw5xrm0UhzPF4Y+I1lxe17e0FTn9dJ9aZsy99+t//ygfe 9anf/zh/6711fvA7fxQz73NpR/D0c1/i7JkL9ENwZ2BxHhoteOFFOLkh8XyYNzXLTU1lQVzA4ixo F5IhvPnICkePPUyvN8Z1C3LbxZjGXN29yJJ/jEbXAauJWexw+PAbGDb3s/7Cp7i6s4YOB9SkgfQ9 Et1mVGwjGKOcDjPmcQK/Is3X2J5oimRKMbjMINX4UmNWUNVaWLFB5MToXJLLChQsNI/S6dboLhqc WNiHt3ycrfUedrWLF7SpzIB6zaNldNlJtynGIZOkj7Dn6bZmyfQOWWqhTfBNgW8YWEaFFgHKEOsz 3sz3dt/+A1/6ut0KP/fnf/prT3z2Iw996k8ee+j6Rp8P/tSD/A+PfjsXbp7mKy9c5dkra9zqr1Ol YGZQX4QZC26sw7UBZEgqBZSK48uw2qnx7MWI01uae2bhbW+cYf/8EQxTYtDGcxW5ucN4U5AYJotN F9duYQUzxOM+tZokFg3y4TaRrYnyKaKCuEopsoiqmqHuGASzM0zHJYP+DUQ+ZrS9wc6OwqpDe2WO VrNO4NQxhcVouMWxvcvUvDob/QFBrc7M8kMsLyxhqzGV5RA4FqO1TZp+HbtdJ7cCDK2wZIklHCqz pKoEXmlgmgbKCShFRThIGJOhkh18OYN0FIYxxSma/+7Qt/39H/y6FOs//PrPdWWtfuY3PvjBbjxc 4+f/5c/wrhMHePrzj/OFL73CleEpUgWigmkIjSa0WrB2C65vNYlaFne2epQRpCOYC6DZWMSwNH3V Y32rxLE9DuztMGsHHDhYp1ZpKgSFFeBIB2kk5LlNs9UhDRUXN09RZJrW3AKjYZ+JsjB9A9eao2Ua DMJN0gjK7BaTcAdVQDQBpwVz84c4tHyYlX2zNPwWdc/HsxtoP2N3fcy1cycpfIM7Vu5maeUwbruG KEAVCpGHZEDmaNQ0R1cJ2g5QQKVCsAPMssCqDCo3Q+gmtmnha4/ItcnzKTpMSMoMTygKKxgaUn7P Pe/5e49/XdVYH/6ln//QqQunfjjOc/cHf/CHeff3PPrEvFW87ewn/gNPvPwCL988h9sGkUE2gU4H KmDjnMFF6kg7ZEmWnL0Ongf3LtTZ2zlOnOQEumRlZYE3HGmwGRvcnLzIK6+sYddWObx0gDAtaTsd anWLKDWo8gq0ZjS9wO4kROJz8cI5VGbRbi/R9doEZsHu4Br9/hrxIEQATgdai4e4e2aObrfFgXYH z/bQUuJbCuQUU5hYiWBD9mks7mdpxaWuY8pom4meMEXhyzqyiNFCUwkHtED4FmUpsISm5c4RK1Bu jEyhKJpIrZjkQzIxxq8EGV1qbQ8nS4jLknAyaQeqegfw+NdFYv3uL//kbDhNP/wfH3vsO2pSc9fB 1T//Bz/zwS8s7pl1rv/pb/9CGfb4yoVrXEtOcf3la+xuwx2rkp7f4sqNEUO1Qletc2lX4XhwYEZz 91544OC72L/0OkRWcXX7FievnML1fe5dPci4jPj0l59ibXvMe958lGMr91Cf9Ul0RjY0KJPzDPNl ro0ucGuzRxT3yFG0G/uYCVykGtAfjTEMg5ol8Ntz3HPwGHsO7yetKqa727gacBwavkaUiigpcDJN Ydngunhzc8gQNCkijnADF6O5j0paKGlgoAEXAMuyKNSUmlCITGF3ulizyxhGRiNfY1q2kbIgGmnS cESU9FG2jWH4+GaTie3ha6jCbeqNxs/Ztdo/n7v/e9LXdGJJMHaysrWyuMobFzt/8mMf+sh3/8t/ ezebz39Mz83O4s/XuFrEXH3maaa7ULsb1ieKmxcE14sO+9ubnL5RYeQGjxyvuP/Qfo6tPMyivZcw m+LUAo5YKzjC4tyFc+RZTjXVHJhbRAcTnn7uHPtmj7IUHKXoXSajQBUL1OomZj9gNDhLbwL3PHCI 5YWj7GxdJrBnuP/ACkVhcbCzl5WlO2m1NP14i3YWYhNQb89Qn93PSMaU108inQAtR2TpkJp/gBm7 TSxj+tMYoRWG1vheHWWY2EoTiwhRKYQQ1CwosZmvFSQioL+5SbvVIfAsZDlPy1WAQWPJAmHSu1ix GW9CNSVyBWa2i7ADRH2ZsIh/xhmOP/B1U2P98j/+R9/4Ez//wc++8OQTH2qENx/c3+ahcTnmy688 xpVr53jmcxdJJdTn4alzBjNYFLYmiwqSseLu/XDP0TYP3/1dLHTmcJXGxWFcpRCNybWLqiouXbvG QI/Js5zhtM+lG5e589jdfN8730va7zHUfcYyYLB2gX/3xFNc7xd8y+o8dxx9E+euvMArV2/gWpLu nI3pObiGT1A3SKOSVkvRaB9jcc9Bum6buXYNf/4AcnARVWzit2rE8QCtYvxgCdHYh4pTIr1BW9mY zjxmexW3yMmqFMP3iCa3KLIUp3mcWraBrvu0A4d8PKao7afu5SglUKpAYGB02iDrxGfPsdW7xKSY 4M4uQ+gi7JLSrCkT8Qd3Pvpj3/91U7xfu7nxix/51X/40wvelG99z3fx1Od+kQtpyOYrGzzzLLRm QCjBy1WbFTNle1Kxpw5L7YwDi4s8cPgEBxbux9QSQYH2HXKt8ZKKfhFhmgZdt8FXXniSTAZ0xTYX RxOO7LmHxdl5tiZTrDjicj7kP33xi+TTjB/4hke56967iPshp7eukCYghIHSEb1pwvbWLYpiiGu6 zC3eyYwP7dVV6o0mtm2zM8op2CFIYmbrPp2ux9KsxZzfpAwaZCwhpIUxWWOa7eIvvp4yTVFGSWCZ 9KNt9HiCY7sUhkDFMd2ZGcx6F0PHGGWINbsPqhIKQVX30J0TuBs32BnvcuvUp9D5LbyFt1FZFobb wEpLas25j6j23vet3vfW6Wu+Qbp18Znjl1/6NDcbQ6zGgGs3LnJjC06+BJMM7ESw6yzRTrYY5BW1 WTi6DDU74ET7CIuzR7EFGKqkqioMZeOpjNJ3CcYlgd9gbqHFfdYbee4rz3F50KduLSANnzCcsNLu UnZaXLta8L1veSfH962yd+9RXNui2AsHjPsIpGCqE7Y3NplOM3y/xvLSHK3WHIOiwplOmfZ7nN3a pjHpMRkmTOKCbZnz5YsvgpbsW3A4vu9+7j+yj1pniJy9H9vKGF0+SzS+DNY+ambFKN4iqO3DcwXb ozXMfBtXlwxGYxrSQZeSnc2rrGQ7dPZ9MwUDiCpMdwNdK3DSJrP7TtC7uElx6xmM1irStojb9zMd j/72YtA5Bfzia16s9XMvxMNwyv379/Gut/8Iv3LlIpef6zMawc2mgyEyHp5f53PbcHhVctdyg5bZ YsZvsL+7lxnpYqmckRbYtqRpQqwrhGnj1n2wBPEop+u3efDO13F9sIjVaXG8u4znNsjTiKooeMi1 6NQ7SL9OmowRhU/hO1hVSpZkJOMQrSVHj+5lYWYPcdDAtjLauY2zbx/NImOPEGzevIp/4RwLg4RS JFx35piGYzTX+MSTn8ZUj/DW+/Yj0g61Q2+GG5dJ1l+itlgnMnxIAoygpLnnELJdY3vDxC4K6kFJ oXKyso5Xm6N3/jmk7tJcPoaUCm0YlO4S9XII1t24lk109fMIf8y4V5DXIfeW2O5tvP2l55744/se eNvlv8rP1fjrFutdb33ou14+c/KuhWWf0sj50mPPcfkquHXwLdjTEtQcjVOzObH/CHf4d7EYGHjt DktLh0CXRIUEHwzXREQlhRtQFw5agmnbKFeSRDkzzSbzS/N0nBqelEymU4qioqwUKwuLqEqTFgVB VVEZAiNOCJHkWmM3PQ4cWKbZWKJKS0oqannE2AjwyyFpJZFlieXW2bv3ECtHj9LsrlD11nnpy3/G if0n2N+YZTO6zv59hykGN7GLEqt7iOnWNYy6geftQ0oDry4ZZQmOsHCpIWtzRFmIivoURkTT8bk5 TTAmp3Baq7ieTzbukQwH5GVB3WtSto5RKomKbmBZLlayi3v0URIlDjaovvyvfvvfn35NJ9bC0h4M XbHTu8Zv/sY1zp+C5gwEdTjiVkQxhEbAdx+7B6OykWZOs7mHudlX6xSFQWBUqEogY0VPChalQaZz MlWy7NSIKSmEZiuZUk8cbEcwzQtAIiVoDaNJDFWJKSD3fXRW4tZsZoRBadawyAljgV/E4Lso06AQ HnVLkakarqhIhwVxVmL7mkFRYhopb3jzw1y9eZk/+/wzfO+j7+EvX9jk4MHLLDdd4vBxOvvfimi3 SdbO0Lz3OO7SPlztwMaLJEaNIh0ggw6Z7uJbGY5hMgpzur5JlNr0+jcYD0MsSnJ3Dl0VVF2NtyCR MwfIqgkyuQLpgHTw5Y+m7t1njGr4T9ZOv/T8yl33/ZX9UFb+dUoVDm7+mCWtb83imCsn4doWmC1B 5khqbYhtyFqwv71Iy+6ANLCcGoHvI0WKFAqtKiqlkYZDUG/TrTW/GsUSH5MJUOQgqgofgUK/+o0y /vO5RQiBKnJUVWEYJmYpSAyDSBkUk5Bi2CesJGaaMC0ysrzEn04hLEinKcLzURUIS+BIQVoYdHVF mcM417znW74d03c4dfUi+7ouF86dp8xS+pOMpH+DQNioPGfrwuOYu5cRtsdEz7K1s8V4mJANc0qh sLx5TBSViMmVR6rmiTeukCTXUZaPDG9iy4giLRDTFK/VwV68i6x5COwO1vqfWq9/w0MfiLVZ9OPh HX/FLaW/Pm6ub3WfP/WVoL+ryUqomeB4gntXFfsXLXTtGMHMCTqNBpujEbVGnb3zM2jDocLAyMYo VWF7Fr7roHWFJQyEBgWUEtwsw1QluagwihzDlCilKUuNEIAQICRCCISUREmKTiN8E3RakJoWhWWA 6xP5DjXPRCnNoNRoJUBYiCKBTOMWCdIHw4aRG1AIiypLaHTneOvbv4VnX3kFY5Sz3etTFR5mMaYq I5RwiZVPokN6O+cp1k9SVimqLJlOb7AR9mnZNkYQ4AU1TBEw3tklz3ukwqea9AjTHMwWOt2kmgyJ wgpTVQi7xJ09Sq09gzK970g+8fd/wa/ER7PcXHrxmU96r0mxepe+vHH1xc9zsQ8tA+oeLO9TxHWD oPONdJTmhJXiSRMnaODZHkkyRWuNkgbacHBMRe76CFUiquKreSRQKApVEmmbHInEQHg1fFeAAK31 q1JVxatXKdJEa1DxCG0KrDzDTDKMNCWo11lWFeSakdPEMgVGewbT0ljTkGRnQqEqUiRFWTFIEmbD MW4eYxkW8XjCfXffjTkbsNMbMp40mDLBLGESpkhDYjoKsXOT3NvPVJg01Q6WNhBRnYYRIBoBVVEy HI2pBwt4NZsy3EZZbYZxRTk6ibZL+iqgzHcpsx6GTigicLSJsXQPZfMwSdz73+301MdNnX+bY3w1 3l9LYuno4kp+/fkfEslN3nQ35HPQs1xWC2iIN7EeW1AWrLZmadVqzHQC6r5EmXW0EMgyQQtBzW/S xESZDsryQVdoNBYms66P6YLWAgUgBVmuyXONEP9FC08YGHmEVAX1WoOy0CSxovIlypLoQtHPUnSZ MjceYBUlRpaylWaUeYa0bMwqIZqMsIqCWjxh3N+hSqaEkwGT/gYHDJe3Hn2YLXuHUCg2b/ToNCRR vMu0KDHNeYoYyu0zGEEDTI+2OaHyQhIdU/bHRLs3KEdbZOYu/t4D1JsLmPE6pmmj4112r5/GKTTk KZPJDSbJGMey2BiMmOYt5mbvpajASL/4S1JVn/as9g++psQq8yuzRX/81K3zNx7c6MPb3yo4eBC6 Zcr1ZAFVFZj9a5xYWmals4/9ywdYnp3BFyW+bYEGLV596YXhviqN1qAqQCK0oohGTCZDrHCCmUyo ayCOKJMEU6UgjFefY1hUlgdCooUkN1ws06DdMBBBgO07VNEYS6doaZObFpUGP02o/DqBJ1B5SKIl uWlRCIkrDfqmgRISL07xKs1umnBi/3G69hKWk3BzXVLV2ggRYIopqSqI6l28KiDeOkMpJG6tTqvV 5MapJ7h+4Smk3MWvO2TDBL+cRwWzVNk2mSpInRVcNUHnm8S4iHHGeOcqtusjFWxsraNsj87+d2EX zjc1hk+dTsrBozfOPu+/JsTKpueEobi7d/U71zXrAAAgAElEQVSVfc9cfoVCQODWUELi2z5qdoFo tMUxKagZgs+cucAXLl/iqQuX2YkNLPOrSSNt/Hoby/hqfSQkTt3FsCVIiVlvYDo+qTLRlos2LKTr IUwHbboIXSKEwBBAmVGaDhgmliEwTZuBNrFtj8DysBszxH4D1zJR0qCo+VS2S9uUjA0XVSkKrak5 FrKqUEEdkZXoJEHYLlVnDkPAylKT1T3LyLIi7l1lbVdSN/cikwBhRjhyAgSQCFS2juE1aUkTN4+5 eesloqhEVBbaNDCcBKey2U0ERCF1t40ZrJD1rlCEmwRBDaPKSUbbNG0Xc7JLfxKRd7sYM6vY2daH ZNb/gDKND7wmxEqS2C3C5D9ev3KaSW/EgRUT4dgs50dodu7A2LlBOrjB2NF8aW2T/mjCyc2rPHnx MT794ieIdvvUpIWFwpZgqIIkSQFBafsUpcI2BUbg47kWWoNGklFiioJMZWRZho4G5GlCksRk4x3S cIJSmjRNKbMEWWn0ZMSwKsizApXHaFPhqwpLQ2pZyDTFCHxiaVCmOVpbr55IhcCzTEzLRJkGMk7A s6n5Dd544EHiokEvnXB1c0qnZkPaxqCFW4SkeQ/XNLGyFEMlmK7P7OIKjukzniRQVDTijNQFN/BR SjPSKXkxwqo3seo2Ut1knI9wbZftKxeYpkNm5xqMdzYo4hJ//hG0kd/Z6L8Y7T9y30++JsRqzb0u ibduqatXTqFM2LPaoSYCxkVEEW3Quz5ia6L4k6fPsbvT443HDvHo3sMYwufs7oS/vPw46/FZKq+J EhbTyZjJqEcy6VPt9lHSYCJtkrwiLKCyTbQhMEzFoKgQEnxTowyLMs9JsgrTa2IbvNoszQsqx8Tz bWQusJREWxWWGWCWBqHr4ucpLZEAUAnBjCpxHBtbGNiqYlBppO8jS0XlWKAUyjDQeUVrpsm+doc0 hN5onTCpAIUq5lC1O+mPzpGWA4RpEeU9LNvCqHVIJmNMPSJxQnJP4BYFZtAh8GaQ4ZSqEPhuGxoH icY55vgWSZpT7/p41YB+BIVOGG9sIyyX5vLrkTp64vqLX/qW14RYOr/xTxhv1M+efBzXEVRuyfqG wfWBy/UbW8Ra41SSfFCw3644sDjLG48s851H38KR1h5ODob8+aknUKmi0axjNxp0ZueYm+vg1T28 Vhu/2cRvtPAaTWr1OqpWwzPrdDoLBI02zsoq9vwyweIeZlbmCOo1pF2jWTOp1XzytGKqJGZnhnrN JqjVMOstlO0gihINFJZNYVrUkojS81BSkkoD2/cQWpErXm2FWA7KkJhhRFoP8LTNiXvuRc7ArbMJ G7e2aDQbSGFgOPNIs8548yaOIbF1RZVoHNfEsT3CqAAFCo2vfUyzTb0+h1cpknQAUuI7y2inS5yM yI2cVEmEEmST68i6yWQ4Ymtni2r2BBjCNAfP/uPXhFiDtes//Id/+GH38y+DlB5m1ObClkFVXmc8 BTcAr2Xw0Ik91Bfm+ctnP8fjV0Ysz8/xjrtfz6oPgzFcvP40o90xnm3heD6xMijLCj0e4+Ul9Urh WhaOYVG3XaamiY4TbNclGYZIIfHaHrbrYQU1vGYdK6jj+pKWb1LHQBUF0vSxUk27zCksB6tpYYqK aWERFClZpOkZNZqqwPEclONTd11qro+otzCqEuer4pnTKZVQ7HEXWOgssp1d4dKtHXpxSN30MHKB tA0K06EoJVQC5Sl828MIDJI8evWgkkVUZoBTz5hpOmRBg2ESMY0TPM9keeUYnu9j9m8gkikDAY5T I1ACp9Vm3LtMGA6pdY5ijp87evOlJ9517eWX3n/tpWde/zUv1gsvvDx77tLp15+9ft76vx+Lbp6d S6+/MHz85S+zuwO2p7l+S1KE10ljj6oEQ4ORV2Bqrm3vcPrCBi9vbpEgOTTf5E2rDyMqeG7jFV44 e4btcEqeZ2RxhtQFlS+oqNAWhIEmFBVOBXXbxXAdpDIJHAfTNRBliWUKEsNGew4SRWq5SM/Gdk1c UxJqSea4pH5A2xAkhk+pDbSEQhqYvslKFZNoQbx5jUJWCMtjod3F8DoU0kJojRUEFK4DjqRpW8ws HEBpGG/eIh70Eb5NVdhoZaMqRS5KdCqwhUCqnCpWmE4DyxBUQlB3JVUyZb23S5VMMONNsnibXpZg uR61zh0ETh1R7VDFY2xDEBiCdr2BVSms/haZ0SJmcebmC5/4nige/JHpOVs3zn7F+ZoWyzDFB0Ul /0+Rf3XWFlD5+Od2zjxzoutAdxXSSJFFKaJqMBkV9EqYycC0A9b664zGUxb2H8HMEzZ3e6RWgxOH HuDE3AmeOjXlla0NRFJSJgmGYSBNm5ZtYeqSSGvqpUEdm0KnVEK92kzVObllYxYS8le3Fc9WWGjK wMU1PZT0qSyFabuYpkJYJpHSGEqhR1OqsqJZ5JCXyCLCMyCMC37t93+VX/mlv8UX/+xX+OJzf4yn Ihbn9uG6PpM8xYkTGtpEWDYH2sdw/BmGeZ8oDlEmaEtC4VCqlKZlIh2BzkqUEb/6TzOFJM81pmEx Cad42kTnIb3+FXrRDjXbw9cOYTQkI0XWVnHzhGrnMlIoKgzqnoWSNabZiHQaMQ5tkt3TfzfORz+i /fqnsZ2Vr1mxTp+7/HbbM7/fzM2pHEsFMDj3xX35zc+9/tL5c0zW4NjRVaylg0yNWxAVjNYTDGAA TEyf2Vxgd+fRvkWSJDxz5QrrO1s0mx4P3Hk3wx7cWLvBKM2YCAOtSiosktRASYHIMyxhIX0LA42d ZMRRiUonlPn01XtBBJU2iU0XO60QFRhVhlGCmUvSLCYLK/LpFDtJCPIMu8ipgCqKSS2HSQW31tb5 i8d+kzC7hF0/xtPXz/GRP/3X/O4f/DRPPvk7VFLSNm1UXlAhsEvFrGVi2kPGaYk9yijjgqJhI02N UlPiQqCERCr1atPXk8gkgdLD0IopBpYPRw8eJZi5k+3NKVExYqYWIO0GTirpqZLYncHJX53hh5yy GGBbNbCaSFPgzq5gmJLxmc//853d3l+MK/vm1+zYzPt+/P2WEvkrlna2jtx3+MnNa2dXnWLzc+H6 S8c//vRjnLlVsffAUfbvm2fzVsjWdML5HcWsDYEroEgpPJfFuS5zlodbq5FkGWvrazjAW04cZ3MS 8vtPn8Uho1P3qXSGVUGeJRiqxMgKpkITZwlqWpCmMXmcgO2iy4JUaaoiJzMsPGWQ6QqVxZS6ohIV uVQ4WmPKCk8IbMdnIgWWMJCGBGlgpjGX1i7xqc/8Ghe3TvLGN/0o3/fN7+O+g4/grd7HMAy5fPMr uGnO/nvezjQKsbKExKooMsHZtWukyZCVzh6anVlcq0Ws+hhVhFebx0Aj7TpJWLDeewVhOCx0lzBN CyUqgizBdeoErSUm0wnD0XW6c69D2AZZFiNkhN9YIJwWSDXADZq0Og4iKzGtBrIWsLCwzExrga3z jzERjWfe/NZv/cuvqbGZT/zWz8p4NPrdwugeRldjz6j+l0NHD529cuHFT1rJ7l3Oxsuru7vb2HIZ 3OsYWGxendCaWebW2pSGUVIBYajZzEr2HWrSrTVx7YB532R1psNjJ1/ht558Cnybv/foO3nmwiV+ +/GXWKo5HL/7AGVZsb+7Qqkt8izDlBlBEKA9KIXCaNWQeQ4abMdkqjSNqkCVJZmU1KRJkuY4joX8 6vSD7dSpVExIiigdomyMIwyqSnHm3Es8deZ3OLcZstCAu0+8icBWON0a3zR3H5dWDnDyleepL7Yw Rj0M12KUVq/WXIZFc8ZmfZKRpBEiDTHqLRpOm91oDVm4CD9+9S7TcjGVT7ZzhWTlOK0ZF1OYTK02 VZKQUrK6cpDpdIfh9AqNxePU/ZRweo3CNOku7afovcJokjFvr2K518mSiEC2KStBq7NEp7uX6xcf /4nnn31+9fUPvv69XzOJ9a9/72PYXrv9oZ/60fdDdvD4/oM//A//wfv+5+G1i/cWay81w8EuvjNl PDZ5+XqBCmPGw5imIzl/eYMk1RQatBS4Lrz50BINy6MyBFIpLAGrtRppFPHyxg7f/7o7maqSz529 we7uNquL86w2asSlwGo3sR0HbRjYZULmOphFRllpKg22YWGisakoTQvLNLArhZQmdmBCpZF2DWVC Pwpxc03N8plGU65eu87zZ07y8oU/54kLH2dnM+fwwUUeefh/4ujxB8ltk1IrLFPitFsM05xkd8ze uTZFlmCkFUIZFEXMza0h8c0N9i7OYy8vUrc88ixFVruYNZMZxyMjg8Aj3tpgZ7hBe3kftaBNVVZo wyGwBKPeiHjaR9gFq4sHkUpjSQtLtkjjCcqwkVWFb6UEQYdwPKVUKdqpo8qcYRgyTR36Zz/LqLc9 /yPv+9EP//5HP5F+TSRWPNqRYdj/pxUpLz/2abavXbXf9ciDc6oKibwAFYYU4ZDPvLSGBRRKUeic 5y9cYxAr3n2sxcl+iu01+P5vfBMzwDDNaViS3VIT7W6zf3WF+w+tcuHmJh9/9hQPLs5xbNbmXD/n X/3+ZzC/</text:p>
            <text:p>403MH72T9HrMvvllXNtipBSWzrC0gVlWiEqR+hZukWH5DUrHx9I5rlknqXKKOCTVBVL6 1CrounV2JiHPPfscN9dPUe2usZ6fZxTCgUWX737vD7Fn/8N0uqsYhUKqDBdNqAVWUfDw0YM8trvN E8+/wv0P3IeeTBlXBW3DxXFaTFzFYJLTDUuoK1y6RFadUdijWV9AlH18f4Z6Z55i7SqD6YjVxQ7F 2ETKHsqTtGcc+us79Ic9skMWK/N7ubl7E6FH1Npz9He3KVRJUzkMt3YZGVAzNG4Zoawmdpbh1Gqo hX3sXPidWTm7/zNf/NJn/vYjb3rX5b/2xPr2dzwid29e+4ly51r94JG7OXnxMqdOPYsxiWjPd+nO dfjjxy7wwoVNPM+gkCZpssOpqyUrFgSzXbIwIioy7r33PoRpEKUpTrPJ3YuzFPUGa5s7+JbgkYce psgz4mhEs+lRqAEXBxWfPneL9xzdQ73bQhng+01MrWn4AbpWA9NAOzamISlzheEFSNNhOOgTZjGr zTZ+exbPDohGPaRhsHFli1/76If5wtOfQBn/F3Hv+bNbdt7nXWv3+vTnfd5+3tPbzHAK27CJFEnZ EmXZFmwnUhIrcoLIcqAPSoWBIPGHAAmQAAlSEEcxDEu2bAuibFK2RIoiKXKGHA45/cycmdPL259e dm9r58MxICBAAsVxrL9hX7jve+21ftf9gFBMUAU8feXT/OKX/hbnr32CZjin2r/D4vQeWbQk0Cxq 16UZxqiazbW9bW5PZsxPTtB0nWaWI3STKB3y1sFtmmqDKxsbKI0eYVtFSSeYeUajs45MIoTWJAum 5PmcIlmyvX6FLC9RTYFWGoSWiq473H//Ll1H0GkPsNrnKVYHiDrHb19AyoI0PCVTSlxqaumjazWl JagqDTvPKFSDenyHZH66ZbWvjP/+b3/1pT91sP6rv/lfKu1m51ff/eCGP1yO+cSZPR5EFek8Jhke chRHfDBZYmQZQgh0XeV0GBFGJbsDOFmFqHpFo2Xy9e+8zsHpe6w0gWVbBFnB2lqX3UGHm+OQwcY6 z3zkY7zzxltIqbLXXkNzNYazgE9c2eb6xSv0PAet4RDYHrYQrGSFreqoqoaqqJSuhSFr3KJAcxxe vvkWv/v9lxkmIafzMb/z0g/4b3/9H/ODD36XLJ2wfdamrBTOrO3xc5/+Jb70mX8HS4PH7/yIw/GY SlNZ5AviuESLE0SR4LgeASVqGLPR8IizBVlaECk6dl0QxYJ7B+9hVDXb5xq0jS6uMBEyoyqHuK01 HK1G1zzCVHIyOkSNJJ21DbqNFlmlUHe7KPOEYBFSaAFqXeG7Frrdw+8NWBzfI60MOs0tbLNguZqQ 5Qq6MFG66/h6SFS6GI6DqASRBfGdPyIaBf3/8G/9N9/5jd/88uRPtRXm1ZzCKLANh/j+I+q9yzy9 3eE4iLl+6RJ/+MPX+dGNDzgzaFMoDi0Eq6rgogOrWsdVK2xDw2uv8+dbBe8vZyi5yquvfY9z569y 9fxVnvnIc1y7PuXNG+8RdZY01td58OZbhIrOT167wF++skOGYDUcUe6do5dliLpkVeQYWclKBcW1 8XSHYrECz2Zpq9iVyt7aLr/52k1evfnPWOkareWMQHd4cfcZFDVns3WZTzzzNFvrA0ynzfjwPvvR HNIVx6XJbhiTlRp+FEC3Ip8WzJcByIIjy8dTapqFJMwz5rqClBWNhou35hI9HFGOcmQrpLb6qMJl GdQsFyM6/Q1W5SlW26VtVBzHCbEI6dAgDhLaukav7ZOICelBRlx7JJN9Ym2N/t4m/u41Roe3mcwT mu4eG3bI0TIj9GYMMhdpNBFlSalr+A0NMb2Cc+bDLG9+++l0/2PffvvOoy/UpXz/uWvn6j+VivXv /+LPKYYifjU5vusfnI44v7mHohc8ODghquBnnn8e1dJ5/+4xfUvnKB7TaToYDswmOYVhs94ZcLqa YhgBdS15ZnObjuHy97/+Nq+89x5tw+Cpj7/IC5//SYa33uGtH76KV+W8czpkUdU8s7nN0Tyg3Wzi 6xroOnZVEachmgSqGmEaWLqFqqpkqqCtWAyXK6arkJ2dLfwKGq0uzTMX+fN7G1x65qOcP/c8a5sb qGrFMMwZj0YMT0+YzOckownBcsV8NEQkKUkSk2YlYVZxczhiOBqClLR1jdnpkKqsKEqJSAustsP7 xxNWkxPM5oDu5gZWu0FWgcgWiLTE6XWRMkPXOoyXY44PD3Hcdfr9NVShoOkaSAXNcijzhOnxA+y1 DSQ2elniei1s1SXLZyyTEsuuaZkKeWVSVSam3kZjQVWZKMIgWy6p/TY6IfP3v+K1N577cx/+5Of+ hz+1Vvgf/Hu/oBim8avz4b7/8L0bXNxcJ9VVTqYhB7Mha57LF559nutnz/Lo8CGOUrPZ7GGpLmUZ YjdcvKbDwHLYaOzwuasfokor9lcBZTAlnKf8k++9yb1Xv8+lqxcYdFzefOklKkvFrive++AOmfXE J7Xm+1h+gzIJ6alQlBqFKDEM88lFcZ2jalAXJXEW4ykaA1vHs1z2rl3iYr/H1U4Lu92kDFesgpjR 0TH5wQEnsyWTowPGyxWT4xNujKdoMuX2/iE3Do64HWWcLhbMjg8IVysmZcZAU7Bch6WsWcUZSrwg NMDzu0SLfd4d79Opm1xsNND9dUxLw0hTknqE1erhY5KrNkW1Ijl4TC4D+mtn8UwTqVfYqsF8Nafr bZIA8+kJspD43lmcIkRtdXCcBsl8xSKaotomfq2RkFApOpZigcjJLY8qz3GLAqe/zur4EcHt33L+ i3/j4vf+9jenj/5UwPpPfvnfVWxV/urtt9/0f/vr36fR1NisNVzT4/54SikKmobJg8cPeX885Klz V4gmc9a3d9jor9OyLWxDo3YaLNOUtmFSlRmn1EiRYomMlgbf21/wm//4KxSHb3OxYzJXO9waD5mM AuZlybZvQ1VxYX2N0vYpLRc1CcnVGk0zMFUDxdBQ0pg4iAmTEKOQyE4bv8hIERimiR0FvH/jJo/u 3+P2+JQijMC00C2LTNPBMJibNrWu8+7JiDcfP0YRUHg28/0HvBEmrKKYj5y9zLplYegmlWaQIwnL jHEa01egpbe49fBtNDSMvs1Gq4FuN6nqgLSaQ1HTafUQVYKwXWbTh2SJQmtjA8uyqFOB9Cy0lke1 mhKmBmqhskwm9NcHCLVFOj2mtrusrbtQNhkevYtm2RiOj1nmlFaXNA7QNYWqqAnilG5nB0vb59Yk Urf7l/7qf/Qz53/wv3zt4f1/7WD9z7/2G/V//Nd+/leVZNz48u9+F8dp8dTly6DCNFow2h+RlIJb h69jViqZ5WG7HjsbmzRcl921ddq1yoPVgoKKyXjKURLTqXNqVeP+KiAHuuYTCds37y94ervBs5u7 nB4dsbRsDo7HjI6HbG/02Th/AUuA6vmYnSZOAbIWqKKkDudEucDJQgxdp251EHHEQVExmi2JJlNe ncywpcTsrnH9whn8/oC+7/D0xoBrn/oxrl28wLNPP8ULT19nu9PHy1KkqrFYBZRxhOM02PR9HE1j e2+PtmWh5hnFbEqRSUQhIE7ZGmxwP7rP4fIYu/C5fOESaqdPHtZQlpTBEe3eDqaAXHiMR0ckq0No dBm4XYSuonZa6DHURYI0G0BBWWX4Vge3v0lYJRTZinbbwB5sYpku6fA2y0DFavXQ6xKjSggTiWE0 GZ8+wG6qqM6AbHKXXF8Tttv9+V/+pPra3/7W8E/0C+Jf2V3h49f+4O8UwXSwPdikf65PNH2SXLl9 PELVDGJL5/bwmLHsYHcbHB/e4/rODl1dwTY0fF3BHfS53m5xrdWj1fR4PNpnVehcXL/M9e0mSg37 C+j48KVne7x0MGaZr7h24SIbpsZPf+gy3Z0NPhiNGQ1H+IqCa6nkRUmmq6AIcqFQ5xJdVixlTea4 VFHIMM7Razhj6aiayse7LT797FO8cGWXgW5xxvfYWlun2Nphw9TZ7XZxhKA4OUCUGR+/cpY/+/QV irpgVkn2DIWB5xMtl4SlJPc8lqrOSjVwul12Wg4P5jPmacqH+h8hDWAZjjhenNBWdRzdp7QaJEIy GU3JLQ1FlzhekyKSyFmMrHN0ReImNWmwxHfaXF7vo0pJHkX4DZeuZ+OrKnURc3y0JMki+o0Gzd0X sY0FYXyKLDNKRUFXK6Qh0MqM+we3iFOTC2c/w/j0HuNgqLa63d8Z/eAfvpX+4O9d+9dyKgwP32rk h48+N4pWep7GbDWbzCf7kCeM4zmzKOb85jbL1YpNf4M8OcZHo+16yDKndhw0tcLRTK6Zu1RxhaXt cvbMDu8cnmKrFZ+5/CLPnYPT1ZBeW+UXf+bn+P2XX+GdB/v87Cc/yWQy5eZyxUevXmU2m3IURJyz LVpl9STKLiEyTVxDo/CaVGGAKwvKquI0jbB1j1pRuHt0hGranHMM3j0dc3B6TM8w2PBsJl6TxlqX R8ePGZYKj+/c4wff/TaPFzNWYcULe5vIVYTruQjDYDab0T57lijNKVdDUlkj/AYiXlGpgjIJGO0f Mzi3i9lfZxydkt89JX66QrUV9NIB0yWNH2LV21SKIFchrEKEKtF0i3kYs5zOWd/dQpgxMlHZ3r3O 4vQGen4fUZ8jVxo03Yo4L5m++whl4KF7NnZjm9PJDEuL0TUbTTPRogntzV3c+Ig0Pibxdtg+EzI+ fosT56Ld3X/pWas1+Obw+//HT5frVx9unf/U/P8XsNLo5vk6lH8vj5VzhQIyWtFQCvbJGUcBnlyx LBXapkfmSAY9yeMHku6Z8+hKTuG4DBoWbUXHN3UmrouqW7hVwZayy/Vzl3nl7bcZFwUv7u3xY72n CX2XwmrxE5/9Iu/c+t/437/9NX7qwx/j0Xe/z3Eac67dRqsKWg0LUavonQ4Nx8WIY2wqVo6PqqgU ZUVhmthhRp+K1w5PuXd4wpal8+28oFQEe50u48WM//GtG+TLGWv9NU5GUxaTIY9WFctEUtZPSv+b j8Z0LYVf+jOfwNINllnOdrdLS1eY5xq6ptHJVkyygK3GOpaqcmf4AT/x1Fk+trPFq7dPeef0mL3Z lFavR3PpstAGzKPHxMsAbX0HtUoZJQUfbuiouka8qrDMnGU9px9UrFQb2zNo7H6UH9475kXzbfpn nmU1KsjikO1zHaarGdHxDKfO8BydPDmmUF0Mw8Gw2ziVS6d5kaPDt1mlI9zOFlWxZHr4AKcsiMvl hqKabxBtv37yB//dT2z8mf90/q8crDqrviDT8lN4CnYGjxcRszglUzSqZYqutji31UCvJY0iR6gm QWnxxe1N7E6XHjqdfgNVmDQNBWW5QLFcVAWSeE6j4XPmC1/k5vQEW7fotvv4UUR0csi+2+GjL77I 97/7B7zz4BG9tQ6lWjGOY6498yyu1FmpoCqCNAoo6hq128WQCqZusCwy4iDA8HxGx/vcvHGTVRxx Kwg4u7PH/aMTvjL6EULUhFlNWUn+6P0beLLGceFj187x17/0eb726k3+6bdfASH4Cy8+y8eff5Y4 jEiSFdlszMK26JoWqu3Q1jXUrGSyXKBoBrP8A8LlR7m+/jRvPXyXKD9ifO8mjnmFWtbU0sJWFU5n d9npbWNmkmYJarwiqCR+zyNVDfTQ4tHkAU6vge/4zGclo6HKB+IHXLFsOhd+nObpbR5PbrM6KEny iO5OG02oPDr+gHZnl4HmoTmClqmiZgJfazGPV5g6dDee5ijPuHs0pKp1NooCJRx+WKD9weErX/39 pPNRZHX64PL1537j//PwHh6+eU6p+e/LoFhvd3y0POQb3/kuw+UpqySm3+3gOg4920cul5QDsIMK W5o8++xzeJqJ127QtlxcWyMtFZAFChWFVHA1lVRkGJbF0+0+a56HtdbB6zbQa4VmlrA7GPDxZz/K 7738fR4OT/nw1hl6rTYXz+2huDYyyRB5iut5jNubEEu8YszMsFHzAg+JZdt85bvfYx6EKKZFWUlO TvZRVJMyGTKOM7704vP0tnu88+4jPAVaGy4vXLjIs3sXkGXKX/nCJ/iLH3+an/3cZ2g1W/Q8j8LU wbBRarDbDluGhsxyDpMZJ5MTbGngm11Oojnn965wOjohLI7Q9Q5+t0mzqSGlRaZmzIJDGm6fRZjQ bDUQzQ5lAX3bRaQpy0WC12sTraZIobLTbWM3JBtbF4kWFbMP7vHGG+/xnW++hVRCzl3YxdIqZsGK Is3QVJ+dvQs0c4mUCalioVkei2BKUFV4qknTMQiKkFoKhGXS0BMollvZ4uizRrb4bOnt/sVf/pVf eeaX/sYvLP+lwYonNy7IJHu5zrlQ+RGK6aCObvPaG69y+/5jklrSs1p03Aa+o7DIYrqdPnIW8tz5 y7R3Bviega9aGJagqmqKQuI7GrpuUGmve3gAACAASURBVFSCUlUoZImOQZ4XTPIVuqLj+S1AgG1B HPGNd2/w+PZNLqxvcPn6NfxGm45r42/v0lBVVNPCaHax7AaNaMSCEjKJqwpCx2aiO5xmMTfevYEt NNZ3drDXt/ipZ57iwpld9mch53t9ZtMppl4x6DV5aneDntckiRPa3Q6eaZF7bRzLxLUNnF6PXquL NEApavqui2kZFFnG4eExZZqBrDFVj0kwYX17k3blcDc8JM+gZbc4t92jTgxSkaClIXmyZPPqZ+l3 uwhvl0Y9x1QtaulTWCt820Jzm9R1jt/sYMqIB+9PuH3jhH/05X/Ol1+/z25jg49/8inshkaaFATB mPWN6/gNHwRorkGxKpGKwDY0DFmRpimKFFSGxNFMstKmyELUqkT6TZABdnCTbPQeGM2rubH7s/9S YC3vvbWl6vp3qyrcrvSChrOBOrrPd7/xDzgNY968v0QJEy7v9FFxyD0bbR5jNRx6zRbbW7u4qo7n NUmCBbIGXVOpFR2n4SF0A7PRRBYFhmGjKgLNNNB0F8exUChJg5T9xZLxwSEn85AsTnj2wjm6O9vo sqTbaVPrOhVQmy6BomGIAiVeUWU1XqOJWlWEZhtF1Lx4+SqlZnPl4jleeP4F1CLhg0eP0NpdrvZ7 rJYRm50OP//pT/LFH/sMn7x8haZr8+pwTDRZIKi5ePUa57fWiIREFTrIknXXp+Xp1GlBLHNWsyHB KqbMiiePBT2TVTChLiRnrz7N+GTOPF2i5CXCMGh6TUhLCrdJFexT1ybd1hrh9Ba1sNBNF7flsDE4 Q5nA/uiUo4fHvPK9G7z62gO+//oD3j88oXXxHBudLlaZ89M/8ZME9YxwdEij3SOOoe3aBEFAo+2j V4LUqhGiwjEMSqGTRCWqVFE0Ba2GVVYTJSvIazRdYNs+WhWjjn6IFg/1/1dgRUdvuH/zP/+Vv6At x78l8uyMovr4lUK2OOBrX/01/uHvf41GY4CR6Tw6nrHbX6dpGxyOQlK9xtIFvu6w1u+gmgo2Ak15 0pEzKfBsA9VwKaUAE6yWh2W7GLZFo90j8TwMJFVcMFuOmZ2eUkcxplbQ2N2l43cQyQLddDAbNqZu s2FYeL6PVZVM8gRVSJRaRRWCUBbkdgetDFmOTrl45SpbgzXcWnKmYaK3GsznEV1VkCiSdc+n027j Ggb/67de4au/93uc1JIXn7nCFy6eZ21rC8X20e0GjVpSmBYKFXmaMY0XyHnKwWxCXKSINEe0ekyS KdP5lP3TOZfPX2Iw2OBwckQwmRNPEoRr0O8MMAqFypCkwSNWk4dowkVp9rEskyDOePzOQ77/rTu8 /c7bTA9Cjucxtx8ecVAnvPihZ/nrP/Ul6uWMTq/JhQ9fIw6nZKuUht9kFc8x7CZVLSiSAte30IoS BQUMj6ZugBoySyRoBoZpYEgohEGe1RRRTCFLNEvHa7apg8M/+fCenLxtVmX9NV2Uny6Of4RobaO1 Nnjw+JDvvv4NXvra73F+d4erZy8RJkPsO3dR04ii12C5PMDprWPFEaCTZAmGo0EtqUz/iYxDk6RI slrStm2yLENBoBnWk5xemeErFTqSpWWzsG0cxyYpSpIiZ42KWlEQSoOmb2CZHpaQVK7H2G/Ackk/ LSjzGilq0jRBtRRaxYzK6DIUBeHxAZbjcDw8YTVZQpZQlTk3gjnhMuAgOOKrdx+Rzacc7B/zqc9+ js9fPseZzR72oENtWnjVk9yhMEwczyMNp1SzJW1hcy85RNcVxLRC0XXqYMkiHTKOBfPliuHDm1x9 9sN84flPs396zK27byDuJFwYnEHXVepiC8Vdoy5PWJQZ0zuPCQ6H7N+fE02m0Fwj0CqyfMmiqHh+ d5cvvPgC569e48Y7dxkHQz77lz5PUkfsbl3k/iJgkpzS6PSZjg/ZWh8wnR/RdLrolo+IZsRVgW4K etvbmOaQB5MCkQX4ay2UsM1qNSMoKoLMwI0r1ooVbbfxJxvek8W7vtDU7wjXflGfzjl8/w1Ef5vl NOYf/c6v862XvkG3Kvjpj16kOWiyrDTeffsuW34Lp7fF0WJGEFZcafvYjQa65uC7HUxdQRQpUjOQ vo9ag0aJqlrUBuiqQVrHaLWGQGBhscoqhllKO4yxi4JDJD27xbZpYVk6brtNw7Ux/QZlZx3LdXDC CFmVCCmJVRXhehhSois2ommjWxo76236W9v0TAfXsbEMDUsRGLVENJvoWUXTd3G3d9mzdf7yT32R f/PHP8Wl3V1qt4PtN1FclxJBpSisXA8vjtGyimWVIVEYnRwThwmFkpNhsloGJMkY27HwWgMyXbBh u6z3NqgUyXD4HnkFYZCx0Wqj99ZRCo1oFXPj7Xe489pjxocBR3HFkarhKjVSWPRcj+u9FmtbTXpX n6eIM77+nX/Ghaevc2G7y+ZaB621h+2ULIdHpMGYSqiYuoPdcFiWMQ2nQx6MMZuCQFYUhU3f6NI3 dBKzJI4V1CrHNQ0UXSWMV1R5Tl7UxJX4k1UsVdN3RB5/pDg54cEHbzCd7OPGz3Dj5gNe/cNv0ezD 5z61TlWsYLbiTKMmsSVHyZILeUy/0ePxySlhmNNe99BUwXIxw+w2nyinEShJjuu71BUkJDiGh6gE RmWSZQkqghUxwyKiFeTIhs/hKqCvqLTXTPK4RsgKs05p6mvomoWhKKRVRRGF5KqGLqBXliyrCmmY YDuUQsF1DaSmUE4SxpWOqdvsrg+o19eJZM0Lacpqc8jRYknL99h47hp1t0dbM5jqJpoQ2FXNVLcQ ikatKlh5TuTZ1LbFhqbyYHqXvMgQdc3Atbk9iknyFbPUZG2wiSszfvDqj8hLhevrC64Otsg+9Gd5 482XefU736WMC5zeI4wYhDCRYYtQgeNqha5EDJqX8Zvg6zWEcBSnhFPB7uKUV99/jGe5rG3a6GYB Vps8PsXvn2V7L+HOjTcxXJtpOKZjbhMvx8xEQrt3hjgKaQiTusyYKTmmDTvuBTIjYDw/Jk5SNKNN y29SF0P0SmWy/BOAlex/sFOFwT8f3btJMMnI5vvMakn18AFf+c5XUTz4zKUOg/YZimRJVizQRIMz psJwEVDJCt91KTSVVVVRZxF17RLEEW3PxFEFwvexiJ8IzywfmYZkMsXBRbd1Kk1CVFFVNZpiYDRN stmSMs/pui7BLOf+aETL9/jQubMorQbT9oB1VUUNxkjLwpCgI6kMC09RkFWGnkbICtRKp+j2KFyX FgVq0qaaPOZIc2jVGYqh0zmzh+tNsEwd0RnQVOAYgawkAwELr4HjuujFjLw0EEaFreeoC8lYVkzi AL1UKBSFNK1ZbwiOSo0yjGgbBstkwjv3lnz2iwZ3Jw8QUrLb2+aVXMFY89AUHT0RzIOYR5MT9ie3 maWSQdNj29qm3/IJ9BxLlsSmzYZRsrm5xeLhCeM7N7l0/TKG59B3LCiWSCEoC53+mQ+Tz/a5+/57 6L01VhzRXzvHZD6j0SopDAMjKqhVMHXBPK/Qyzldz6FpbzOMJcFigmEk5EWbulBolvn/cyt8/7WX z2syfen05g/PjPdP2D+dUYQn3JkteXw8Y/rwJZ69tsNmV6JXKUqtUnguelmSHMU8jgO2un3MWrLM MtqGxU7bplINikoiaxUhKtwiRRo2peVjSEktNHTjibRDQ0OvNXIyEKBLBRFG5GlCQ1OYLELeeniA iGZcO7dHa2OPTquLaBrIqiItddwsRFNUhKaRVRV5kgAFmmmRODbaKidQbbrGklJvg1CQUsGiRqtB 6hpalmM3W6SNDi0kYSmJqppulaM2DcpGG48UKVRcII8S5sLFiyNmwyOOTx4SzxaItkVVgqu0WNYT HocxA0Xj0fEh9+cxn3/hMrNI8F//nX/KtXXBxy9/khfOP0NWRLxxtM9r9x8zWY7pNxpcaXXY7W/S cH1sS9C3Gli6g+HY7A3W8XWNH732Fpd+7ONs7fbZG/hQg5bPwd1F5gfUyYzmmRdYTh+TTI6RtYVq t2haJtH4kObgPEWcINWKyhK4ucVkPkVWGcI2MR2DpmVjt1v4lkJRKRR19X8P1j/58q+ddy3nW0fv vrQ7fnyXO9OQJJ4wO7jNrNBJF0MuWjFrTQ2n5T7ZhFVJkiRiJSGxde7fm7Le2cQwNI7CmA3TxPJb NFwHU5Ss0hJDV3FsB0WxnnzoNEBTcxRsLNNGlhXC1khlilJIDM2gEDWZojOcL/jB3Q8wRsf01nc5 c/1DJIbGcL5kzXPIZM1qtiCmJFAlqiKoy5S8TNEMBx2VugbF1ml3GhSmi1LFKLaOSCvcNCSoQNUb lJaOraqYZUlRSzLPYdeWrLQWpeXRNEuiUkdRFCpLQQnBixcEScy90yl2nqFTEScViirQTHh4f0KZ ZhSECLvBuY0u3/7ay3z2whXOnuvQ23JY8/t88403+fp7b5HOY9b7Ls+urdGxfGy/yU57nfVND63X QUsEgZJTpAk7vsXN23dJkHz2Cy9w8fp1LDViGBzTUVI0r00yHXN89IDm4AXsVpv9Bz9Ec01kNMfw ekR5SUOPURo+dSJwpSR3bcwi4f7BAVNVoWGbCFkhkwhDcXHa7SeGnP8rUB/86IfO3/hrP/fl2WT0 n8nZ+MzRwSGZElMtY4RYEMQFeqHSNR6x07XIZUrhfQJhbRFXD3FQUaQgo8VkDlkhaSoCs8xxTZNm w8dxbLQ6Q60rUHRUFXTLQdQFlQG1YiCVAlEJVMcglTF27UBRktbJk03ukynv3nuAIkvWW13Onj2H 4bt0TZO5lKhphiIUzGiGb3s0/4UJ0NBN1FoyrQW2pqMogtxtUeQSK1+xylSM+ZjItKgqiaGqqJqB biioWYbq2ORuB1tKotYAyxOg2ShVTJibtMIZxTwm1jWsquBwPqKKF5zZ2sM/d5FitiBPUjKZ8+7B +xxPD6itJm2vzf7JKTtba/xbP/lTPHNujxt3R7z05g3uTQ7Y6ne4dmaTVm3QWRuwsbmJZ/okRYql 6+ysnyHPMobDE7qeS9mwORzHPP/Jc1x5+gqGryNVB1dKHjw6ZTYd0+wOSIMchTnNbou4yIiO7oMl KYTN2tolVtM5lmmwGI8okbR8g1LvslgNqZbHFHmDXG1giYwMiaFb1EL54xnr7XfeUxxH+/XgdPSp R49u7y2O7jLHoFQm9IQKquRIFhimi0imeN11bLcJ4Zi7iYMY3+OSUyMMlWmkIMqSqxcvcPPOPkGZ Y3pN0upJWDNIMmqp4Fk6ei0YzwIqoeHUGUF7g36/iVkVSFWSRgGu3SQ1S9K0psohiyLeOz4inU3Y bDXY2eyxPhiw1h8wrWouOA5lpXGaAVWGXcMaOmqZUsYB1DV9S8MUMLM9/HIF6OSmQNFUTN+h4Xep TAMWS4wioVJcokYf005paSllaiBOR1SOhs6CFIN2eUpimSy0Pi07JJpOyZcz1htt0qbP7P4DwnBO 31a5P13xeDYkK+Csu86jB/d5qt/i85/5EuFqysu39rl/dEqRLvlzl67SX+8TFQWhVpCkKdsDl6AI qaQkqwR6HDKJEly3jeu3ODxe8ckXn+fSc5vYtiDLLWynhygKiuIRD0ePWSyWNDqblPMZTmeL7a3P EJ0eIWRFlpwiVgNqo+Zkfx/XVonJMKI2Tttgo93kzkjDryFIQ1ZKC089JRMRFu0/fo8lqf7u8vjo 356d7u/dfPd1losxRSFxQsiLgBSFtrqBX61o+rdxrQarMidxniINKkbH99DrJ+bhuNKIM4tW0+fa rsPD2T4mCqoARVWhltRVgqoqKIqgkpI4ihiFJVUcYKk1imkgRUUmcvIkIsoVqlpBCRKi4SHBaobu NWi2O2ycOY+zs81cNWjZNonlYVLS0Qr0JCNLE5bBglG0JJcFC8OgqmvKLMXJC0LRQFNKNM/D9w0U 28CuAgwLilaLrNvGVDLcaEE9DQinBXWeUjRNMt2gNjSEpZDaDkKpaTcSwocnLIZTtN4AvdNDPZlw cvsGw3hIZNkcLWbcPa7pDzYhCfH8BmevXsYzJY+GM77++mscn9zh7GaXUtOoapPdzgZr3Q7hZMl4 NkE1VNqeQm0rTLIMJYlpeiqT4ZDF0TG6n9Ia7KIHBZaukDsNFNfn7Ll1Pnz9OSKp8vjoEccPD5nP j4EK1WqjJBIRwjQ+ABQW00fEmWTN3UTUgjguUZUST7cRnS4Nq8SwNIK0zfT+HfYfvPKkFb79w9d+ vQxPf2H/0T3QFUYnDynCEK/RgFrFFw6e62K4GfrqmLbeRHf7VPmS2tjl4f4bdLUFO90mk7wijNsE ZQfcmp3tNQ7HoBUhvmYwWFunrAr0MkQ1PUpUHFNHVySm16brWDiGjqY1MG0HVVcpRIESBjhCJYwi Hh0Pmc9XSFXlhWvX2Lp0GeIVluFQbWwiNYvR8AjFNHEabexoiRQKkSwRVYUJOJZKpFk0ZUGuaWTS QVQJWlqSqzq1kKymBTYxTrIkrA2k51DHFbLpYfU7mFqJrSkEuNh5RqlZiKymkYXkwxmZY6LLmjwO WY0OWRQZXSEIVktevvsGo6BgzVHot5pcXl/jXP8cpoS/+/rr+Jpgy1PZXw3xrCceL6Uq6A42WaUx 8/mcjc11pDAxdYNaEWi6QRrOOBotuPjsgO1tHdvdIa9VdOOYqncGRVqY+Qw9j/CbLUhPsQyPuhQE 8YwikxQyxnIqwrBgNTrBbHtsbl+gt9lGJDmVyBlOAtw6xmh3KMsGrrrEMPsoVgcRHaPce+3l34qD w7+a5Bm16VDWBq7VxXYrkiLEtBxqTZI4KVad0zYmyMYalVKgC50s10nzFNfxqRSDVFlHZpAoFeuu jlXXXLq8zamSk5kOpqZSVTVhaSAXQyyZ4XV65IqNLUoU02SWFMT5jDyLEaWCUggUTSGOYoZFQW0Y lGlKsVoQrFaEQUhQaWRpgl3kOB2XrutSHh9AUdLuDmjEK3p5ikxz1DQlFxmeWrOsoL+a0ps/ZlW4 zAvQwjllUOFbFXFpElkDFM9AaBrmpT3aPQ8jHhNMSgKp0shnhKmGna1QcsksqAhaDcwkRV+uqKXE dl2clofXXCNYLjgYRXRc0BQXx2qz3lij6dh8785twoNDLrYG+O4Gh7MVf/jOuxwfn1LXEulpXHj6 Io1uhyIqMDwDs1RQC4hlxGv7j9l77hKbZ31Mo4GnLjE6Pep6gH1yF+ENqPs7lJ6OW4ZsX/w07XPP MTm5RbCYIISG1h1QxBnh6n1SZczuxiXWm00CHHLVRq0rwixlWJgoqymmscBSG1Rigtpo4Z3/GZRF If/KZDGiQOJ7DWwsdBkSRCpdo4lqqGi2RrAqONw/xWgkaGoHNVmwUNcJown1YoljaWiqxNQcZvMp VT7CbdrkeYxaZSQRWLaBqqvUokbKEsttPlEpliWea5MUFWmcYOgaCippEhFHC2Sck0mV8XzKZH+f k/EU2zJoyJwPVgsOHz9ELXIM04L5DP2t1zCiEMuwcCbH5PES4TXR45hBw0F1PILSIo1ScmrGigaa SSsaY5cZC9Gk1BzMXoemL/A8iWM+0X4r4YxiuGAVVxhWBVGGMQ+wq5RkmZMXEVlZMM0ikrIgaTUx vAZFJGmgs1Qk9+YjDA0MTefsWpdBx2MwWOd4NuWPbt/nXLvNJDrl8PSEjzTPUZcl37t7i3FS4uQ5 PaONb0AtU1SpENc5Dyf7PH7/gJ2+xfqlHq7aYTk6ZlIpGIqKbnSROejRB0i7j2ls4+9uojWbxKO7 aIZGncwwLZUiy1kuRlQlnDn3KezGeUqrRq9SpNMhigRp9JhaqfG0NkWlUMkCUUiqIkYzLRRqUoUa U2viCY9SAdVU8D2HQtWIKokQFsQZxfIWab1HKgSrQuJoA7R8SVFMcIyCSJpU5OStTdY90JI5Qe6i qgpqFqKgIKVEkZJKQqR7aI7HQtaksqaucmSaUOsGstZQhYrqGKiORhXFzCYjgsUcVSg4AqSmIRZT JgeHVGEIwYiTWzdYjiZk0yF6vEQzNAphojeaFGXOajZGUwUNoaHkGVa6pKoTChQKXUHJS8gEVjGj PBmDNAikiRIusPOCslCIKoWkbqGXKVYZMA9z5tESpczQsoI4WtCREqXZoBI1k3v3mC7GrJKUVbJi GIZMEuh4Jjt+m/Vml0rL+eY775Ir4FoWyyCh6ylUjsmPX/oIjppw59E9HMWg0mFRQylV1Ap0VJaT kDeGr9AclGSzCKXXI8mWTA7uIaoK1a+o7B5lsKB2N6BznrCyGR/ewrZLbFQUkSLTY+ZHt0jqiLMX P85W9zpOU0XaA0hC3HqKamlYyhpyeYqqRmz2tzBEgqwEskjR5QzFMDUrnoUkskCxSyqlJpMaigAq ia+UZGrMPChpuxqaaGEqJRU2VRaQZMfUZoeW7SAUl8miRO1sc+HMBtnqhKSuCRcltTBpOzZ5WRKX Fbbno9QVWZpQrxYss5KwUlmGKdl0hlbXKJqCpdooCB5Px9xfTpnkBUq4IM1SNFUlvHOLd957lx+9 /RaPb9/l8NE+j08OmK4mHJ4ecRzmuF0PfaNF0VgjGJ8ikwDbstAMA6NWqRJJrCpPRGyqwM2mpJlK ktaIIsPTSkp87Cqkygs0S9KNRuSrinAek5omHddDaBrhdEQZxlRRijlfoi2W6JpE7xgIw6AVVayS iuMpaBH0Nwc4hsrho31u7h/yVMvEavl0NBfV6NLUbAzdQFUhrEMiyybPclxRoZqS1Cg4HC9JqiEX 10DEkvnkFB0N3dK59/47RMshteiA26OcRChaQuFsEIwj9EplEUbkVgPf7LB/fIu42qfXewFN2yLN pxDMSZcppbmOUUvsKsdp94nLhFk8w1BL1navst7toqEiKxUl05Tf0RwfE4U4jxFVxiQ3EUqNqaqA Sl07UASUQlA2N8jSMQIT3VAw0iGaaZOnCcskZ5IbNLKavc0LJJqBEY/RSFBMH0XToBYYzh8vQ6jr GqUqydMZiSZIZcbB6WPCPEcRgjxLePDoISd3P0DGgiqMuH/vAXkYcryK+NF7h/iORTg55dU33qBM l0we3uPWK2+xSirC1RJFkRS1wfaFHXSvy3I2xjYUNMslyVMcrcSROUpRIQ2VuN8gUwWppbHMBfm8 JEBjag2w4xV5oZApOomhY9sum5pKGgUcLyesDBUjTVGzlIlQoKyxnTa67ZOnKY6p8ZPPv8AnrnZY 7/bRUSgLyeGqojQMWqVJ37DZ2VjDKCsMVWWUZawKiU4TMynQa4GobaRmoC5CwjShu9bjwpUzFHrI aHZMnqf01wakyZDDg1vIKMFwDMpGF2W0wmm0aDSaDKcPqFITv6nwwegm5SpgZ/tj7Ky1CdOKg9MF R1FOPBujhpKss47m+BimSmJ2GI+GRMMZ1AaNgcl2d43CsVHUqPiVdn+LKsmppUKQxjRlQJ3XLJKE TNRoWk0cLxkFJr5XkgvQNAdRL7k/FWz5FZXRZJRauIWJb40wTAVd3WIeTBlGY3QtQTOeqKqVfxE+ UAAhFISisprPySdDUARt16UqM8KyYnU45NHN2wRJxSg4YpEE+J7Ly0dzvvX229yUIbOjMVd3e5zp tghmU964f8z/9Icv89t/+PvoClSLAnE6ojRMjK09qukh+aNbqJUEQ6W2FeoaQsfByjLsPMPMc+w8 Ry8KxHyOUUakKuSba08c7lJiKCpRUbAfzpmNTrDmS8wkRQhBLQSyrv9Ptt6sx7Isv+777b3PfOd7 48aYY1RWVmVWVXd1Vc8km+</text:p>
            <text:p>xucZIlUYJhW4BlwLABC4bhB73YfjDgB38LyZYNA4YFmBJpgaJIqgc2 2eypurq6qqsyqyqHyIzIGG7c+Z75nH329kM0QAjUw/kC5yzs899rrf9aeJ6P4ymqRUZe1VzmK27f HvNf/tY3+eJrr5JVivVmxdPzI8Ymx3geVV3Q7bTY3t3GlgXz5ZJMa3y/4vnlUx49eYjfinBqwcfH E8Y7KV96+x4tNUBXFZHV5FnNgT/As5rpfE6TPkNVmuD1L3P6i39HbUoYHGLTjJYsePb4F9Sz97m+ dYPdqI9suWzt7qGU5PLsBReLcy6Tp9j5GqcTMGxFDKRktVqRqiUoQZpYlN/QtylSNfmNQbeHsCWN cvBqg7UKKwQd5RECIs3RRQJel6hoI9YbCrtFrtfEcUakLI03wg8idBhxuDeiXl+QyQCNz2I6Y9Dq Yh1FZiy5tVTWkltBQcV8s8KtJN2gjRUBy2CAbCyi0pzNL6gdg3B8Lo+e89HpR1ReQLF4wTyreKk/ ZjnJWZeaz712lyYY8P5HH9Df7/De+8d874+/yyZfI6UinawYeQ79g1fZOAHWalRjYaVBW9pFRqZ8 qvyqY9ppGnydUYUerWTFcD3DmSyIVkvWUR9d5MjZBXGeI4Uk9QJyC5soQljDWIBtapJVSs9VRIHA Ol2yRKNjS6hCsqbCFzWP50t63QGvHd6kM9pGo3DbXc6rmiK/4O5onxs377Jax5SbBZH1eDp7wcbO ef2zYxqzQLgBXhBSBhabW7woIOhsyBZPMasVRqfg9di4Dsl7f0AwGrN3cJfJi3e5OHvI9Zt/l93D V1ilGdlyydDJODi8hxP1WeQVq3lKspySbSzzMqSrNJXpc7kyNM0FvcjHCANVF0l/p1BOa1kZRVOn CFvjCYdG9YmVQyg10KIq1yjfZY2m0YJ+YAjLC6yK8JwQV25Ilzm1hfHWTdZVw8XiAzrjG3g6wEhN 6LpILApwpCLOUi6nC1qej9MOKYZjCgs9XdLUNZ8+f86L2QV1DUpC0NmmLlIeHL9HqUJefeUub790 A+dGn2/97CF/+Bfv8PDZCSPZ4bpS/KO//zscW835owfYdMn6yc85u7jA6Q3xBrs0wmLqnKZuaKxm ZUI8XSMrzZoI2WgaC9ZTzKxHllc4pSaZTZCzE0xZsFICp24QdU1oDJ4xdKqKGQ6xgKxpmBhN1YBZ rDGNYLaSJNqi3Jq+aohaYwLVco/g7wAAIABJREFUwvclsknYff1N9m7d4MnZc6xNkTbkjZsvc3e0 y9Zgl2D3GsfJJYvZn/PaHWjjgNel3QpRBBRFjWQNbou+t0dZPaMRDjpvYPmCnf1X+PH3/hBRPGXr pS8y0Rt6/TGvvfUlnPY+uQ3x9Ioy/ZSun/Lqwcvc3NqlrnyenFxydnZKsVmxaRzCrofZzLh8fgnW x1OKtVkjP/uZN98XtvwnruPiShdlMlKb0dRrQlehlKIp5khCDrdeo8w/RgdjpBTUeUXkuBRKUZUu VgVEoYsbuFRGoXKfMM8QYY+8VFCX1AhCKUmkQ1oUTCYzamvxI2gvpldEZl0zff6MbHpOGjfEDbji 6ikAp7Bsez3u37jGaHeXwahPOl/wyeWavd0R//if/Lf8/X/wn/DqrQN+5bP3ydOcb3/7O/zxn/+I o6ePaZTC5ilJkpCJACKQgWTbpJSuj7CCLb1hbgBjqNKGQikCrqwyCynJ85h8ekE3SckNVBZEkeOb Bts0bLuKqs5YbubYbM3Fak1mDarngK1wypxS+Wzt7NHa2WfcjUAnPMpS2lnKnes7vDIeYkrFWzdv c+/wVSrbYK1i9WJB18u4/7lDmmRBkhcc7L7OTq+PshtsLTC4WGvw/IggPKSoKvLFe1TrNdvXX0MF W5y8823aBzd5ee9rvHTjNUSSEFISdHySQjLZNOjVI1SYs3f9BsORS14rnh8fUa4vMCLAcTQ6N+h0 xeTsmKDdYrtfXEk6pYiboB/iAgsiek2KEw2YZTGpNqyrmMqX+Fst3LyH8bZpsk+ZxqcQ1rSiEGpF 7vp0e10810WoPq3hmPPijMav6Dse0jZYJI215EVJimThRkw3MUnjEpc51mTYTcpa5yzrghhFTwm0 NbTbHT6z9zYvv/5l7n3mkFG7SyuI6AnFrRsHfPGVm/zqm5/hpVdu8mu/+TsMxzv0o4hVXPL8+Qmf /+qv8pnf+CYUGZsyw5GCnpCI2rKurhpZo3zNSnnMhcAREkcqJIpOkbFM1nhZQttaAm2IXY9J1dCO 10RYEmCOxHccks2GZlMy9NpslRXWFFS9LkYLHGqidocyawh0g7Fwa3eb2XrC6cmEoiwQnQHj7Zvc fuk2/dvbXC6mCC15cPScQr3P175yg7518VouMgpo+y5NtE8uBS3/KoK8sQpXVfS7+zydnDBfnMF0 Sum43PzMF/j5D/4VzfxT3vjd/4rQa7FIVtTWZ9zaR/geIk3JMoGeHtMsp7Q6bXau7+IHEYlOUVIj iYgbyyJbkS1PWZ0+oTu8fQUs449lpLqIIqOJJ0wZs+W7BE1GUVsW5ZztVpcy1dRRDzfq0TJzXNpY ujhZw8qJiKuGLWVw3Qo39PFKSbJYE08TpJIkVuBLg0k3iLpEVQXbniSNE5JlRlxVtMqaSifEZY6K K/z6qkk+04b9vR2+9JlDbm9v0e90KcuS7fGI3/j61/m93/xbvHXvVYTfoSprbFVz+Jn7eIHiMsv4 0jd+k7t/7z+jc+0GlRsSFyWrRpPIK7ejcAR5XrKsCwb5jE6tKeqaRVXiVMsresP1UFXGuqkok4Sw KCnqikpr8rJEWovruJR1zWq9RluDabkkQqPKmO1G4RQQAqWBrcjh2YuH/On3vs3p7CmJgS/eeZ2q 22UWJ2zvbLNzcMDOaIuiqHn04ilN8x1+7Qt3OC8rTk4+JOreo9N7hap6zDJ+itw4RJFHKi4QxSWd gy+iHJ9s/Yh8XVFUG4rZJTs7h+S15OMH30eN2ri9WxSrE+hYxnt9cPs4tsTWKZ5yuJgeM10V7LRD Bp0tqtogxNWlx1U5s/NjjMlZLKdMX6yvgOVaz3U8y1qDzRMc1qRZzdDzCfIVYyzj0YgiX1Axput7 SCxatBGiYVMXoDVeWZLpzdWJpXOmleByGZBqhVPnuE3FWlsutKXrOZiqpq4q6jQmrLKrjmZHMc9L ZrEmbRqoCgTQbSk6HcW4M6Tba7M9HvBrb99n//oBYegjww4i6EC/Q9Hr8TzPWK/XjO+9wa/8zt9m 943P0rx4RjKdYA7v0PY8/GRBliWkSiGzDG1ibC1IGsh1DU2FStfMivzK5oxhXZT4yzVZURAJGEnQ QpAXBUmyIl2fsd4kBGFAt9vGbhYUQlB1uvS8NggHx/EZOjXaSmLtcXLyHsnijN97+2tsvXpI13EY 1Jai0QyLmCaRdFo9zo7eY29QEXUPSecZrgHHNizjObO5wSwuaIcO1m7RJGts5NEb3ULIkq5jWK3O cQNJuZzTZAu+8NbXmTw+YfHB+1w7eP0qdHhVENiAdnTAxAbEmynKadP2a9L1M7IqZrTTxdqGfHKC cAxG+iTa5fGzM3w3ZH756RWwOk5n5Vpvc5lnrPOaULZASvwAtIFAOrh++6qao25hAoHjXdA4AWWa EbVbZHKMdQLcYkZTbFA2BF9TWY3Uc+ooQLuKoMmxRpBkGanjXfU2By2M4xIoj9LUJKsFuq6oGw1R i53I5dZoi+2wz6JomBaaZj4jXWc4jofT71INhjyva7LhdaLdW4w6HbT0sFVD2zZURU6VpzROw0jH jPtbSDwa1yGfb6jWCbJReLrAqwpkUdAWNTkNzmJJUWTUqyVdIQiUwnUcNvnVZUVKibUW3wnohD0c 38FaS4am0Q7KWJTwyZRkq+0SKkODpRtIdm7e5De+9nf4j3/nP+XOwcs8ffCA2fw50oHVdEamInRT 8O4H32Vp54TuAZ6v8KspSIm1BayekmymxFVIGflYfU5PpzS9LxJPj3FlTGI7DIYdZudPCIqEdRET bt+gM+rx7J1vk3e3aN34PKqIIV8w6ncYhh6LrGCVTfCjEV0n4PT4Z9SN4drONWaTKab08NG02wGN CZjOV0RhcAWsl1678S8368t/GpQbPG1obIkKPKx1KDG0Dj5P/9prpLmELtB0SbNXoCnAS4gCn9qU NLFGtbtIu6SpQWcKx6sRTh9POgRFQaIFymnQAFozFAWhvMpfl0qSbFJy4yBliXQDxp2QrV6PjWj4 /rMT3nvwkOWjh6yKgsnRp8Qnj5iWJX/17kfMfvjnpD/6Louf/ojacbl+7Qay22cKiDxhg8JPJXkJ 2XCA2+/SXsf4FhIBtirQxmCERDsObqlx1ymmzElmM5yiYrPZUJQlSZaT5gVVXaO1ptENGMiKnMyU 6EpjNiXrLMZ3XMLGQbQEVVMQl+ZKkrEFQRyz39nhoH+NMnAZbHVRheXo8RGhEvjK8MN3v8/v//CU fgdG+2NkEFIUGZ4fkuclUgXEdUKZxFh3i00xx7t1j/Vsxuz4A0pt2eoe4CRzLp/9lHWd0RncZZEW xHrB4xdP2WxOiEZDtCrIdIbxJDLoopOcODkncHr47Qjygmz2nNGNV+gMA9LZETgBWrewKidP5pSm +ms/VlJulmiQskS1thFiDXJNS6dUqoWKuqQiZbEpkUbxMNnhbF5RrxW+s0Xou5hWg1YdPHrEckmW LRDNBUYoHGGvZBor0FiWtcVkGS9sG8+CxpJXJWlVohwXjEe343Nre4eTeMUf/6vvcfaTv6TdbHCF y4ff/5D5x0d8+N7P+ZP//f+g+Pn3Cfs9+sScv/d9vvXP/ykvHj5gKwoZux61rvC1ZhN1UdagpcQ6 kjqKUFtdwjKjyFMiAN+haXnk2lJGAdZx8TDU6ZrFJubycgpVArpAlxmuAlNlFHmCawR9r43BkCUJ IvTR/Q6uG9CKE0xeY5Vi5PpU2kf6ITaf83x+RhO49II2ZVwjrCHebPhn/9+/5l/++ISTCjquy2B8 SNFYppszhHKJwhrptUjXAUu9wikStob7DEefYfnsz8ibAvwtfKfmbDrhbDmjjleMWxG+8qlXBZ1R w+zDJ4T+LlnYJ6sNxSYm9MDKkGVc4/k5IdCEe6j0CSaL2T74KmUypxLQ8nN8P6DldNFNfuUgnZ9+ +JUnz6f/sGyeksmIvsloDFhhKFo+2XrN3VaL7fY2ptLINqyVz+l6TFpmnFUeZ7McVcEQh0y0KdOP OI+XFNk+joSygMKxxI7BlgF1uqbXljRJjOn3sI6DbK6S7mSRILo9orbDJycv+IuHH+IuLrnr+jx6 eMw6L1Cl5IeXS/YrzesHEdvDIT/5y3fJdyKqdsRJ4XD+h3/Ar7z5Jm995askyiUtNowzi+6OaGcZ RWaoohZuVeJHIY3TolCSMl0TWUPjdaCsfqk9AUIgpUSJ+irSO8/Y5JqqLPEDnyTOCVttXNdlf3eP i8kE1/VwXUnurYnXlnYY8ez0lEsJr+/sglTUrsNWFJGeLlChZHytx//zb7/Fn/34CVNtudWDcQZb O2PGkc/T+ZrpbMKt/hCntUslVtTlGlW1SPI1b778qzjJhOX6Bap1wG6ry8XkEavNggBogog66NNS Eq3Bc4esq+dssuu4YgtHaGz+DO3u0G7PIVsSZwXdwCfwHPD7rE4/4ODlL7Je71JfXqD9bYwsWLUV 3Xl5dWLV6/wtq9UbbpXi6BhTGapSUtYOrhE06QJVr3BRZGlF5VkEltptiHaGTBsf4iW+a3GjDEnJ yLuNmV9Q1xfY5oy4nJOVgqis6QoIraHSkko5qLZDICwrbcg9H8IWXWB1POXhg4d0XsQcafhn84pF oajDNq1hSHfUgvOUp58s+MGTF8STFd/9q+f86EfHdPI17uURf/THf8Cf/Js/QK2WhLrhLM8xZUGs DbTbtJsKgj7LzogIgzCaUng41qHB4CQ50hryyCNwPUKpqYykqgzaQL/bQnktrApod3voWjPPNixl htcNMb7EphnGVIS9DplwCIM2f/LOT/jf/t13sWWMJcDXgt0BhFHIH/3Zt/jn339MbCy3e1DXMOjC 3WvXiQYDps/exysN7vZLdDxFFgcUeoOVhp39VymF4uzZO1T0aUf75OtnLBcXzKcLOsMx+4MaIxVC KNbl1e2urxR2vUDVFXNzxUP62QbrRWTaUOVLgtZ19luWmg5KSarzd7iz/3nW1sMJG6zVlGlGY/TV iZU3xI215AKMXoMbUemMyjYM3R6fPrskve1RBw0XLy7Yv3UDJRzcWNO73iKSNZsK7NAnKyWmLun3 RwR9j0cXCbXvM8xq0jij8jxyv6HSAl+KX25zOJQGfGuhLgjbbY7OJzz79k/wuj7zcZf18SX7ww4f Wpc7UrGRAimhE5SE5BTNNq0bHZ5OLvGKmsfTlIN2hB8q3n3vF0TK4/6bbyIFTKan9KUHWJqwgwS2 yoRcuUilaLU7iM2KajLBeh4IhVc3rPMCg6IVhtTmqvEidCTzCpQAXAe0wVQas7YY/yoLq8wzGhmR iwKPglgnpJuUJ/OU/d0P+dLLr/GLxy94MvuUfL1msWzoKxi4IDTUGm5twfb2mEyHLCbHtAZbdPZf RxUzjKnRSYbxe9y68zonH7+DE+UEvZcJTcLxYsrl+lNQW/jhGKeR6MZiiiWBjZnokNtSYR1FVUCZ FvhOF1Wt0NIgm4Y0WdMdxhB06NgVTavP8sUpUX/J3niHOJ4jAkWTLElE9EtgYRAIQmN4kVSY7pR0 XbHtdJBDy7PNOV9p3uR6Z8DP42dURUPoOASDADTk1RQZ1VfDfqop8gIdtPE6NzBiQVSWyLJAlSWe I8iMT+AKyjpn5AZ4CiolsALq6ZzpOubo6AWxm9GUBaenJePRmDeGA3Il2Ri42e/TNhWfblJc1+U3 P/8Ws6JCnbxgvlrx84fHPH4x5drumNdfucWnz4/odEIObt6hCn1qqVm7IZGUOFWGCQOU36GDZFGu WCsXP2xRYMjqAr8RNMqjYxIcVzKrFNbxyRywZQZCYRyB1BJVJ0Rul7IU1FVB7YLJSiJheTqZ8+OP fsxnb+ySJRf86U8ecnFxwrvPEkwC9+6D7EB1BrWB3Q5cTOHLr4bsXttitsxw4hWjz72Jg2STZuR1 w9l8yq23v06clxSrY4r2ba4FHdL0lNPJBbIwBN0AIyrs6hSnt2SSVXSjPtUSjvwzXt7u4okeSbVE 96+hijmiuLJ1V5WEPKbjjrk4e87eXotg94Dj+SmRM6bxuhRlhRO1qJLLq1+hI8C3FbkXYRyPsioR xiDxKazk7vaApJJ09w/xqopNcknbcVk1DaeLM2ZHBX64jXQtoZsR6JTQiwkigyehyCCpGs5rS5aV OFlDEHlICVFvgNN4OLph0Atxt8d8ePQxi08e8ZX793j9ldtU0ueN8Q6drTHbjsutIKTje4wHfd58 9R47e/tMqoatnT3+wVe+xN/7xjf47/7h36Zz/xYfPXpB/PSMZJ3x4/cfsIpjRn7rik1H0E2XNGFA NxgSWYhFTU1ES0DZblMXGzrWg7pE1RmFdSkbibCGIl1RW4MXBTR1g8gMDYDjk5QFja4pmwatXKSr yNKYb73zY+qy4N5hwI1XwDMwnSd022AEnMdQSfAkeC0QEXQc2B1s46kRF6sjnCGMgmvEqwmxVWRZ RilKbu0ecPnwO8RljSP7xMWK6dkDFssZbus6A1cRnz0mqWoavSHJEgJf4bZKHj0/w01dOmGHqkpZ TZ6xjgV6XSNFRFNnVEVGu9PHcRRnk2O8bp9xZ4QsLui12niBuApmEb9MTV4SUtuGrdDHd3wCOpjQ Mkch44q7u2POkxlO2OZG/xq/mMbMRUVLO5SxphBXWpvRmiIvyUSNYyt6eY9hoNBth0m1YF0uKKoG T2haViH9IZ6rkPkGtKHaXDH2f/eLX+L1r30O1W1z+2Cf/+nt6+y7Bd3VMUKC57mYomC+iTHJiqjK mUynLOan2CpnFqdcLGL+x9/+Tf7zf/Rb/P7RCy5mCxbLBU+ePMZ1JH2p0FVGHg5pG5epNaSAzjOs AJGlNNKgPZ80TUCAFIJUCxor6DoNBmjJAN8ogjC4imlSNY3wsTIAYQmkQ2AiqDKeTOe8d76h4wr+ 6jQl1HB4KHBGIENoXDhUcH9bETrQNBCvYbcH9+7fBKNYHf0Iv38THWyRLZ7SNBln8w3j7c9j0hd8 fPwRna0dxr0+85MPOD2fYXXNTreLHOwi3Ig6TZhPpsSbGOmGVzEG9ZyyaShdF9/pkJ5OWFU51qkw QYBjNLlZUNqabujy+MOfMJ+fMBhvY8M2FJeMOiPKjSFyxRWwtq1GGkWnu4MAiromFG00lnljKZ2K SM5pkoqtOzt48yVB6RJ0IoxdEOmSwrQh09RCos2VYJyimWcNN/ptuo2iXr+gchoqUzCvKwZBTKMs uf/LZq7GIuqK/Z0dvvn5X6VuBKeLjIdHU569d8bJpzH5sym7i4+55Rd87u23+OztW9wZ9+g3OcPL ZxydnSNn54yyKd95/xckpSW4vcNHx8+5+OSUb//4Xf7i6RF5nSOEwrRahFGAkyfosoLGwcGSC4uy MBAeqbza5ZMAoUC5BnDohiFxEiOVot1uoy2URoHO6ckrQtaVhtrUJEXNg48f0A8hrwzz4xmbGhSW Gz3BW2PJ7jZoIzDaYizcaEFq4eVrAa/dusXx/JIiX7Fz8FVmsxNqXeDjkSdTdrZuMJm+wBWCG7v3 WG5OmCbPmScLum5AEwyvTpzAoSkTLh7+BVam4HapFg3LuKFpNGW6Yb5akWQTQs9B9g/Bq0ikS1IK RBXjd8dUSczjB+9TVDHj8U2MnmLlitHuHouiuXpXulpHRVNiHUM/CkjyDZsyp6lSZMVV7uRGkmqF P9zBri8wIscoj8u1oqSh0TEIQRFG6LpGVA1OtKGxMAx3YTDieVZhK40sNA6SyOnS1Ba3zKmNxQBW W843OXPZ0AiJKCs+uDzjwzjlLG94crniwdM1eVLRHW2z23YYtX2+/KUv4+9cZ/dLv8uv/vrX2Gn7 3H/pFm92Ff/4zXt85Y1XOKo3vLfc8D/8L/8r/+Jbf8HAcfGSGWfJHJPGeFVB4zkEdYlqBFQVlZKM /A5ISWkEfV3RxqKjFroV4gc+QjTkaYIxhsaCcn1KrUkdj9xGyHTFPMv46fmcxQZSbSmtJbVwMQGZ iyvnQwnrwHK8MNRAqsBr4KtvbBO02zw7eUjQ2ce6IdOjx0i/z/k8pmlCRvsjnk1mjPrX8Sk4O35K nAyopEAqhU5WrM8fkIsCHIfTyYcUpUZpyfGz4ytZzJPUdcXs7Akny1O8zojrwx4iyxHK4OuMsq4Z tq9z69YhR89/weMPf8I4knT27pMtT+l3O7Q7u1fD+ygaPrpc5EeVK25HrQGhd0lWNNTOJUV4nSbr kyuXrNqgbB/dDphcnNOOWsgyx4qKoi7QUtM2XSbLmjAU+GSgwA8zRs4eD2eXFOWc0L2G7/p4wqdy JdqNMFXNuky4NtwljToEVnD40nUK7fDJasHHs+cs4yXDSHCRSxZ/ecSL5I9JpWa767P10RNU0BDG DfLVVzkWLeQm56X+Nq9vO9wJLK9t90h0Qba7hy99nj1+RO265MBAwmD/AEcnGFyaTheRrrB1TVk1 OKbG8SVW+awq8JXArTRFK6SI56ha4kuLFOAoh1khCUxFpjSLWcxPP37IJC7YHglGvmC2MvQ7ELfg rDTshZK6MnRrmOTgCXAtvNqCL7x5yLyBYnbM1sFLzCafIE2GsgGLyQle2MOpXDazKYev3CTNK6ZF QlNdwtpBdTrU2QKfLoE3YF4V5HFKb2uP0/ick3jKa7s3yeoGUeecrDaAZOQJXCcEqaCCVdnQ7sZ0 Wh6dW28TPjvn6NFz+tde8PK1O6TTI6aTD9nZeeMKWMN7n/32977zp38U0PrvW70hxXIA8RRogwyI DORmg10dkxuX2/ffpDq55PHxETd3WlR1RZFu2PJDlFkh/A6NSNFXnCKFUzAa+wwfO1wuYjq9nKAK 8PfGUK7Y1C5CCvKmoUByzVfEnT5hndCRAb/1td/gmy+fkMwKjj56yqrcYPdc9OmnXBu12ZiI9x4d s4l6FNPHtIZ/xa0bQ9bzCc+jLp9785C6MqTWI2z3+MY3Po9q9Xh2fkJLB4xdD9mKWDU1HeMQ2opE aUxZ4Zfl1fEfdihEBX4HzyTUqiZQDl6SkFWSHIloIFAC1RiqrKTV8plt1kxWEz44+Zi+hDe2Dzjf nBKNrobyxEAFbITBNlyNItXV8Ou24e/89h3u3r/PT372iEZXpGrMyYufsjdoUWiH03XC5998ncv5 J3TUESp4hcvNGjOruHBaLIsl+9Ink23wR/itMcvjJyRFys3+Nj/44F0aWTAYdmjKCiMkq9kRvfYA R1qszJBumzpdUHdH1I1FV4bD3j6rVz/H+4/e4ckHf8VL24fsXL/L+598wDCP/1rSWQn9f+KLB1F3 i65qEww8ZAOiNKxUTaYz4ipASkE/7PHZX/8a3k5AuLOP8oc4ArK8oih9ttohJoOu2KJcAiuffmdA uKNI8hWhMQip0EYTijZ9JO2ixPcCJjpjc3aGfnFMsamIZ5f0dE3rxm0G965x7auvcvj2fdr+FrQk YujhdnwOXr+Jyl0OB4YwXlNfHHFz2GJvf5+nMdRFwfZoyOGbn+d8lfFoOido92hcger4iF6PluMi MMyVRJcFXnUlv3TaXfx2j8D6tJIZge/gOFeF5mlZIZWk51g8KWgaw2W5RnU8NnVOs0z56NkjphY6 XbhMzhEby34gCIWgFtAXgngNUQS1Cy/WEGn47Tstvv7rbzHbQPzi5xS6x+TFp7TWFwhvh+PZhMht EEry/OSSUTBkPVtzcfGQi/qS+DzBJSRtCpLNlNpJWM1SHp6l7PRaNEXG0dlj9rodVOWhwg6TxZLl JOP63pDLwlJW4pfRCJqySkg2l2gCmqjh1u1D7my9xGryhE8efI/r1/bY6x6Qzz74a2D93tf/o5/1 /M4vCBx7rePT9gfEVUllNGVZEjg+RbVCKY/1+oIinfH67Tfw8YiLkqqsyCmpK3ApacKQYTfE9yG3 E2SlGO3fY5pYlkmFcgucVYYfCHwPjKkxfkSIJDeGfLWkrnIyKzgpSi5OT5gvNwS9Ls2gS7ftM+0d 8F4WcZk0LFTE3a+8xP3f/gY7v/Y5vFfuY9/4ItsvXWN30MMf7eD2x9giR0mJ0hpRajpRB9NASzcI JFZrbJbiaIOoaoRUFMplVSeEYUQlXAp8VOPS6IpQ1BRao63EWoNjEnRlcLHEWcXPHj3hg48vr34l FTw4bpi54AlBJCVYSBvLugQdwPESDiS8dhfeeGMfX+7w6cUpx9MpmfYwcYxs7ZBlluPzY9rjW6Tn T/DkhKY74tnpM5bzHFsCdc1LgxZJkXMxP8exLser59TLpwSdAScXT8nOG2QQELY98mTNk0+/T38X Cusj8wWOMjS1pipdmiZkXceUlJiqZpXDq196m62Dt3j3w3dYXZ7wyr3XSPL5v1/SJHD/m8Af59qR bKhx/AG63tAKhhjpkguXYr2iZSybtKTlBezs7JJuDLPzC0I/IJURy6xGlAnC5MgA1llF4WQc7Owi HJf1JsOpJKumYJlZdKuHCSIi6VIbqITEcdwr645UREYTWEO+Sbh4foJdxbitEL/js9f2Ee0WjoXE 1Fw2kvuv3+dzn/0ch9tj9q8dcnj7kJ2bh/RHfTzHBc9hp9/B60iUo1BSUWQxZZEi8hSnqrGOxLou tjEoa2kJl9w2yFYPH8M6XqONpMDHEZJK50hTs9ENge+RFSkn0xVPP37CxEAvAFcDDRQl1NaSYuho sBU45dU30FNob8HLL8O1vT5FsWTy4F3mmYsNLFU+JWx3OZkvcURAt6mYbzbsd1ts4oxNWZOYFatY 0OoKhtsVgyrF8fap6op4NkX2eyhjeX52SdCBIIjoRhHPnz1G2pJrvQ6bVCPDLYpCo+qYRldIGVAk KXo1QekQRwrSIufe3dcxKuKDX/yYdidk+8bb/z6wvvAbX9sUbf//Ve0D41pDZksui5yqqVDCwbcl WtT47S6yUTgCmo6iv9clLnyKvLlakJjVeFri+g377YBhOyQpLmjKktH2AZ+uVlTlhvN8wzxL6WmD H7Vp+dBY0FUNXA3CzS8H85bGAAAgAElEQVQh73d6bG0PUVGL9laPwxt7vL67w53dba71OmyNh/Rc l810wtNnz3AVeI5H35f0WyFhGBD222wNhoTdCOEootqyKRKstJQY/DjDlwJZ18iipHEdjCcQgGMk takpTUWZJ7REhafACA/HlAjhUhYlwgqM1qzX8IOfv8vP0pjuAKIKfAecENwWFLWlriyJD/Ev339c wbANX7wNt/t9Wgf3mc2e8sOPX7Dbf5l8EWNaI2LVYXE6x2YNc1MRDSS1NSzOzlkUBZuZQykt7ahN UXVYM6TfCZjOHrNaFoxbfda54PJyia8U+/1tFhvNar2iP+yzLBpeHF+Qrc8xzZIFYzJR0FUNKRFr k5NTsdUZQlHitgI++5lf4cFHP2Xy7CNu3fnC36yV6+P91zf2rsvR8Dpl0+DnJaZe8+HxER8/PUMG I7T1mK4W9K/fZFt22OuE7I4tm3SDcnIqSkpT0o0i/EGI49wmKrZIyhXttiKdrXlerHGMT2AKpmVF bTRWSaR0SJuUvIgxVlE0JdqWxHmFowQ3ru/T7fUgjBDA2kqMgXlpsH7InVu3odScTRfs9Nu4UuEF AYNOj6710bahLUJ84YHXoS0CqAxeBUJJLosci73ae2warIImCKgdQdQdQFZT1RVWumQ1lHZDITRS l1R1Q7/lcZk1/JsPf8bls1MCB9otyB3YCIgCCPOrearVugLcbAZpA0EDd16GnQ7cvn6PSLn8yb/+ KZ4cY6McvTzHNS6nZ5fMzILKVlSXEzzf4TIp2RiPYBlT6YpWCwwlk9TFKqizOS/iGt3kuI3l2dlT prOSa9f62DrgfPICJzCIxmcsBX3vgjpPyApBPyhYakvdVHRli6JxWWYbsCk73QFZ2nB4/S5bW7d5 78ffod2v/yawBm7LjQb7/7OhYmBWLIIxq7SkLVt88ukjzk6PSfJLZhcv0FrTjgJWqxmd7S7SeqRz iesqClMgPEFTLvE8DzcKoTGM2l1MCy4mF/TKmiTRTKeX0FhUUiLrAqkcsqxgYxrajoMpNIvlOct1 THw5ZRWvODs7Jos3rPVV9vuWtCyznMv5lLuHt9hqd7lMZlzaBoqMpimJRU0hDGW1IGsSNOZqE1tI UlWzyDZIw9XCqTHodoSqFFiwvTZlesXjIBxSbXBFRZVX1FpSa003VMyWFT/5+JhPfvEBGwH90VUT VmyvGHRXQOiD70IrgDgGU8IgBK+CXg/6N/rcvX/I97/7A55fVNy82+V4fkoaROhacjmZXc1mZYLn C0ZGM3m8wBKwLC21Dy4ObTHGyhlBkLGa1STLq82djy+f8/B5jA7AjwYczS6RNsHNLCpwcbcGjLvw fHZJWksCBX6acraocbstBr5HVaXM4zVWDel1InJd85Vf+yaPzx7z6Ocf/E1gvfG1rxQ7o9b/dfft b1oG+4xMirGSUX+LN27dYlPOyNw+HRFwcvSAKmxwKkEydSAQrLSmykNMkdILO0QKLuIz2rtDKuFg ZUMYwSbLiGWFVoblckJeb8izGCfdoBoXoVyqZA1+xPZoTCcMcF0fN4xoK5/t/pD2YMjNdouw16PX 73Fza4DnByRVju65JOuKYrliXZSkSYKIV5R5hWehSlOypqQSDbVrcbVEGkGgXGKhUbrBS3J0S+Dq mmaxJp7NEFgKe7XH3RhDx2tB41HWgmne8IOPPuHnP/wumfIYHyh0BfGGKylKQc9CEMGuBNXA2sIg giYAfxu2HPjGW29yNF3wL77zgJ1XDvDiimJWMXTgeb5ko2PEQtI0sLXV4XhhWGnNZVYha+gKRehq IEdXLTaZYGU33OpJ+lt7TDYKlRr2+j2s7OO6FaXO6O/0uX1wyPWBz97wgGSRstmUlGqIElfzVa4F Hd9FBT5ZJUnMJZ6nCIWh1+nyxpd/l59+/y//ww2rgSPOPnvr3n9xc+/ePCmWdDsOWlhu3L2P7w2x s3OGt8es45jFdM3hy6+AsDS2Ik7W5HGNFj1Gvs/BdkS6niJWG3ZaHfA0O/09jmN4cnZMKAJ02ZDF BTmCuRHYMsW1BqUb1nFC7sHOzWvcvHadu3de4pWbh9y4c8jerQP2hwO2t7dobw3YGQ8YjvqUlSbe bGg5Pm0vorSSsmwotcJWNZtUE7gtBoAnFEWaE/g+KnCw1qAcDxNF1FWByhuqRlOtl2ihaDnQUhZb JRRZRe1aEl2S5gkfHD3lp0efsqk0L98MkOLqxmslRBashbrNVU6rD6WFtoDOCHoR3O3Dl95+Gxlt 829//9uMA8XWjsPpZI7jCwRbrKcbAhdKYVGlYrqu+OT8BTQJdZGg2hJPWpRxqUWEMGtm8wVZLZGy ITlasUkNZwbWcgdHrqiTJcrt0t7eQuoKv7EkleRkeeVSaDspQlbE1YQSg3C7eHJAUTSUSYMjFEQe l0nJm3deg578DwNr77W3m/17r/7fu4f3/rhpjYmESzv0iE1KKFuoNKMpK3q9MXadkbmCrXGfnmyT lw1nq4pceDQqYXd7G2UUD88eMeoNaEuJ9F06juTZPGZdrJGtiLzKiOoaXwoKY0kNCCVI85x0tmTf 69De22H/2h7Dl2/w0kv3ufXyPXp3b7I3GjP0I7pBl8P9G1zf3mHXG5CakqROUVJSuhLpuni+j+9y 5TxQES03xAt8StHQcyJy0WDqEr+oKJUlLwvqeoOrBA4NubHMbUNZa3BDZJyQT05458knPDu9YJlL gi2FXm2YTTUbDZ6FkYLAhz1f0PEtTQN1AVshuBJ2JNy75fLWW2/wR3/2DifnFddvtChOVyzXGd3u Do/SBJtpkDBvWfwWFOuSdCEppcOgFnjOFRdW+x7EG+J5Sa0lO46iEZp3lzlOHdDzXa6NM5L0CZ2W x7A3Iv7/SXuzWNu29L7rN+acY/ZzdXut3e99+nNuf8vVl6so24Udp1GkiIhgHsgLjRSCRCcQD0FI CBAPKLKQsUAKghcgwQLLGBPLSSgHO1RhV3Orbnvu6fY5u9+rn2vNfo4xeFgXFAlwUyxpvS8t/fV9 3/i+f5OCMZpF6W0i/mzFup5SGYHnd1F5S6gqMp0T2zbSbRhPpuSFwheCXhixzBu+dP+n/uhM6Lce 7v93X3zt3ouzymHdlETCYqUXrCKJH/ZBWpjIQyxLAifBsSW10JRcM766YlrAvaN36Pd2uJk8RXkN vndMvyM57GiudcPz+ZwYwTI1XOUl29IiscTGI1RpPMfhOIlwbAtXtFS2JNA2tS9ppYPsjZCjEd3R Nm7Xp2hyeoM+8d4W+0eHyCDEVSVbgcH3PALPRcuYstXYVUpqVSR2iFvDPF1gC4vIuGR1Qc+NUUWF Xzas1UZoWpUNNDl1a5gsF5yMV5zN1pQZzK9OKasLsoni1QS03uhNcnfzNQ0kicF2NP0IshbWFXQj GCXwU1//Ah8/fckfvv+CW/sSY/k8vV4ySGJMXcJ4hRwNECvBQQtNqfnobMHEtHR8H6E3RiQOAYnu cF2mFPamgjVtw821RFaQuxVfeBAzdGaE3gMevPkOkxUspwVLa8BweIhEsCg91ss5xji4nqBmweJy CXWD7Vgk/f2N/9j6Ocqx8cSGfNnf3f+jgXXnza//3de+8hdeDHsjnNbBGMkg7FLVJePFhI6QtK5B uRbKs3F8BxfF7LxCCB/pJexsS+7sNExnAatFRdzz6Y/2qBsIHJfH56dU7QrXNSxMxYVqKFWJQuL4 Lq/1PMzeLplj0zEeFgK7aVDTOU3TkGiD3xvg377PwWiHZP8QP4yIfJ8Yl44dECcdnNrGFhZ5nlMU BZ7nsrYVTbqkUSnjeo0wFqJQLFcpy3VGmy2wgZV2kO0KRyhU25BPMtZpyun4hsfjMR/f3PCdTz/k R6+WFKWmiUCH0LDRXFhsWKC3uhDasOP5CAFPJxB04SiBW49GDIIh/9P/+n0sIBrFTNIVUkG3H/Gy XqIj2JIxo5HPKIr58MYwXcOD3T5WlDGzNa4n8IOMSbqgruxNupqwmCmYrxV4sLO/</text:p>
            <text:p>ixMYrqqc49vv IujSVDWLdIyyPcZ6xLIS2LpgPhkzO/14Y0Gwf4dVW9NaAcYYbMsl7h3zcr6kml9D6xO7AXVT/PEp 9l7/8F/4ma/+9NMmdFGdbbrhLge9PZp8QdOseH3nNdyww2o9JnQiep0txusc5W+RLdfkpubwYEi9 KLic3iBti25/G68fc69jo4uaLG+QjqAqF4iixZMugyQkiRLWWuIqw/72LkHoUZVTMlXirXMcpagF xE2LByy7I3pxF5IIy/Yx/Q7B7ohqZw/CLo1jWOsCYzTKGKQVo2vBIs3omBYbRZrnqLbFFrDIS3Sb Y4wGBaergvF6zsXNlE+uxpyenfPtH3yf3/vhh4yzDCIw1Wd04hSMgG4HwgyUALsFt7aIdkp+fCpY pvClY/BCuHX3iD/80SvmlykPR0OWTUk1KxhuhawsD5SD1UvwA4PdlfyjizVZDkcjhy8c32Y5kVgW RJ6DnXdZpAXSEzjakBUtZWpxWmi2d+FOIhifrOnIY3zXYjq9wHYbALZcG8uzsTo76FVOoWYkcY/7 977B7ePPI2TNPF1iY+Hqhn4QIr09Hr94Qq7XlBgsd+uPB9abr91/0T++80++9cbXXlXLS7yd22S2 S14X/ODxe7xcXvDO/df40pvvIAKB5QeITsjleMJHzxXPzodU7j4y8bi5+hjX1US+RxxsAZCEhtO6 pDGGpQ4RraYb9egEAUIZaqOJHJc6L5lO54jcIGrNZZ7STKeIxYqpI7GLFF8rattBuD565wDPdckd m1AZjC9ZS5u9wT4y8SnqijpNqRG4OLhA0SikJbDbFaat0NpQVyXrZcpkkTGZrji7XnB+/pIfPXmP 3/yDH3F5uaCoNisDW4PSUK02r0ADFC2MNRx6NjKBxtVcz2x+fGZ491AgXTja7bNoAv7B//E+xz0X Z7BgeVkR+BbOSFLka/y2YeDssb3VR5cwuQZbwtfevo3yLaZpSWgJaqNY5yWxZVN4LW0muJnC+5ea w6Hg/v4enc4Qa7jH3vCQfq+H50VI22WVG4wowdIUxpCnYOsOQe8Qo5Z4Tk3HHzKZnGHHAUkU0eqW /cNb1HnGxfknxJEklM0fDyyAR+985dWjNz7/9cHu4dPn3/0Nwv4WUW+AmtU8+/FjXl6f8vC1d3m0 d5/WrBl0HS4yQ+m7JF0JVczOQPLyZUO5bAg8m+NbrzMR4AnFNNO065Rj6SGdhhwLoUuU0bgOG92e Ae0J2rqhykuCToTCUJVr1NU5k7pGtg0yTLC8iEi1GAFylaGnExQCP2s3SWPKIJRGNyUOhlLpz1Je LVTbIG2HeVqynFxzcj7mw8sx759fcPbkMd/+7nf5ze9/wPc/nqHNZh+1bqFqwbLA9TeU4qaBjr05 4exHcL+ncYG2sbi+NvQl9HcMqQu9pMf3/+EHbLmG4b2YVRay1Jq94306zTZKregmR/T6ARfLBZ8+ XZP04Su3LLaTkPnsmsiCQSA/o0a3pEpxPYNPZoqPx/D2Xfj5r97m7de+ytHtd4kGMXHXx/cDsrIg 8ARrkVOuamIZY7US1YGOk9AWGddpRZ5O2Ol3qFQAjiEY7pCmOZZlIaOIy6cfsV40GOSfDFgAb3zp y2cHO7e+taiqp8//4NtcPD8Hy6Lf7bE4O+ejDz9k7623GHkJQz9ilhbk84+x7ZTtvQ5v3HrEMjPc qBWqEQRxwEBGtEYQiQXTrMHrSqogoi0KVk2DZUHZWFRNQ5uvaNG0gcDzXLa9Hm7o09iGRICtNUvf wdEFgZQ05WqjaA4kuSOIsgLVFBTrGXGcYHUD3P4WKvTwRcNindM2NXVVcDNfM7u54tnNNZPplOuT l/zD732fv/PdH/Psek6qwZJgic/UOYDR0BRQ5ZtK5YWg1UZPsOtZ2H2zuQkWkpNUY0cWyUpwO5Y8 ubihyFa8eydhnQmWlxVv3vHpdyzKvKRRiuPDYxxZ8gcfXtIah3duW2x3IirdMs1X+EJQ2DUUhnSt Gecgcpil8GAPfuEbn+ef+qW/zue/8E3sckksu+g2oszWGAFKd4iUQDUz3I6D7Ah6iU9pVmT5EscJ EHRIutDb6pGOS4JS4Muc2ewGx8ScLmrOn34b00z/5MAC+LO/9C+duo77rQ9+8J1PL89OcMOI7z57 TIEiLyfcnJ3x4M67xKP73N0a8uSTV1SXJ/S9En/niL2RYHxxiZu1xJ2EQTeiUgaEw7NiCo1mpDWr csbS2BsDDUvQVDWN1riVhdMKSqEYlwvW8xTPuFwIh8h2iOuKYp1SZQtyx8atamReYgubRSSxHIem bSkXGU4jEEbhlCnrrGFWZZzfXHBydsV3X7zkbD3hR1dr/ufHJ/xvP36Pi8Wc0gblgGdveFOODYsM fBsatblzOs7/5a0KNhthRLJn2IthXMOpqul6gKVZ+2A5DacXGccP9/CDA15Mpsig4vbgiGUF5/UV B+EWSdjw3R88xpQdfv7nvsIXjhOMq5hmLm3l0kjDTQbnY82TsUEryBr45//8Hn/zX/kzPLhzhyT2 qR2F73qI+BAt+hghiGgJiDCBz6tJS9QabnkJWJJlc01TzBC1Q5Nf428/4s2Hb3KzqrguZ3S2jpgs r5ivK1p3xHc/ueDpiyV/6rDx33//JP1P/oO/8c2XF2evr9NaFNcvKdWK3aM7jC9uKIqc3aND1tMr tN8jliHDpMSJOoxzizxd4cQuo519xjdz8vkVgR9h6xwhXLY8m7HyCU2Dq1pwPKrWMIg9hOtgBR6J DDch9raH5dgoVdNWa9ysRbmSCvDTNcVqRbFIqaqKqixxtUWRrimbgiYvWc6XZMuMk8WK2XLN6WTB Vd5QZykfnXzMkxfPaGZLrizQLXgCmnozR2kDVxmfZVpv2uGiBsuBg3DjQDjL4GEffva+xdNX8MkS 6hycEOIQ7g4FV1cWW8Mh79zv8vhkwvhFwZufP2QYDHg+naCcitdGh/zgcUma13z+7REPdoe0TUlm GnpuyNn5JZcLRdlsftd2b8Pn+pmv7vFLf+5bHD56jcXF2WbHhcVyWXC1XGGyjM7Q53q1wtGQ1Suy NOXW0R62m7Oe5AThHntH20T9hLxy2euN8Gk5vTjjZjlnp9PHbjWfnDxnPIZ5anN+M/6TZ0L/459b D9/5q19P53/5kw/fY1UNWKQN12cT3rlzlw+urxjk1wzckLIrWcuSyWzO6OCAO0d7fPzenJdn19zd P6bX6eL4Nq6a0YS73ExTrv0+2luxzjycyMZTFVVRcrWw6UUQaCiFQkUOpdZQV9j1RnY1oSXQLdIY ZmlKqzXCCNZWjtM6COGQ5TlTlbNOC+rWUBQF0ijOWovldIq+vuR5tsBqaqjhxoBfQBiA0JCajV1A IMGzNq3wpob+Z/9koGFebRQ2qoZ3HoFqNZ+8EkRyoxnMFOwOwG0FdaZ585tDVnXJJxcztvehPzpg tZ5hmZr7nT1eloZZPeWLb0R0BwEyHOAOGqzFcy5XJYtli2ogkjDYtilR/NS7d/mLX3mbs1mK8lKs tkI0CkowKDq2zXVxga4CImWYVRoXl5v1c3ReEPo+B8OYyWJCYBJi0TL1QmQ7wZZDthOP5xeX3IQR btJlLzY8vgkwWxEqq34yYH3xF/5K+cE/+s3/Jlbqn6vzmpvxM85fnlKnE7zuAGEdUgUVWwrW7ZrH Fzk/v9eyFfTwRkPa2ZyL8Q2D7Q6jwUMurj6h70IWwrPVDZ+zYwqvz42S9Mo1QX/AKl3RlhU6y7GF YK/Xw7ZttFYoY6jqmkmrKeZPCYWDG3iEnoeNYRhKTi3JYjLmcjojbQ2N1si24qLIsCZTTsbXLB0P kc7whj3EsqVMFIMUnMRhabVQwI4PTRfOxhvtny0+O9VoiJ3NTNXojeXDlw7gjW34/vuwEoY7ASyb DdvBj+Hphebd+wmHW9v83h98QMcy7G3vMZRwhSEKBOdTaF3Fvdsee4dDhsEB/XjA2fwZzULwbFJw XsNRR7AVSvwtl/29Pu8+eI3HJx9jhSG9qEOtPYRwMdpgSxc3Uqxe2MxygeMoHEdAZbO4VqxmNxw9 uI2yKwYdgxAOda5wbcVaWLCqOHr0kMtFzfXlKY/e+hzuYEjv2YTUHGIP5U8GLIC3vv4X/+oH/+C3 Xi5Wzd9IhYVrDOtCYVdT1vMpV9Mpg2EXY4asrBvS+YIgDHm46/Fp7fHs5hWfi17n+M4eH7z6iK6e 09LwZO5z1NkhyW9waosn9YCgnhMXa7K6RYQxcbfDOk3xpIt0XZZVgypT3Kak0jZRJ6AtG0oqbkqL 7LriajrGxuBHCav1kulqycUyw53nXMqGodH4osDSBjWbg/LoJy72ns98XaKmLXuexeH9PZ6Oz7E+ WyU0YgOmvr9ZgirAA7QLn3sdKgUfX0NHwk0MpoDXBuCuN3ut17/4Fc7SNc10ShzA8CBBuDZdHfA4 M+TG4/Why53jWwRBQNWG5CjEcs6nNwZtw/EW6MCwXtV8bveYpOPx8YsTyuKcRzuv4eiS1nfQOgci ZBCQJANc85RQOeReTNAWFDUU7YoPLua8+bkvstcZ8eTG5sX5lO22S2f0NqdXE96+u4UjNga948mY 7asbukHE7aOclzNJ0HF+cmB98J33+qcnP379anbJl+/c48X5E26WNZNJwZd/5g71C5d0fc2d4THj dcGHl5cMD/Y4SA5ZBxYvZle87F4z3N7hsGdxM6vY3bpPak749rP3eOPokLsmYlmmiGXDwnIo2xR/ PmO56jFuWmTo40QOgYxw0UjbQroueZZzslhT6ZZFI5BtjVKKAovi1QmnsykEMaOFZumXRCLD0i6z RiDjBCkDIicgdiTT9RWmKDge2Ay2+7ycT3lyshnUq8++gs1s0w03a4fZCr5+XzBKBB9MDLVrMHPY jSzaQJOEsHgheOvLHXa6gsuPPkFa4HdiBnvb5IXgyXzGdFpy+17A7eN9hlGHRrWUYoVpCmaLDGHB 3n5M0uZcWZpH9+/RGe6QpTNYPyG0RlgqYtw40ExRBgpjQGsiz0O1sMzX+IGi1RY9bLSWnE3eB75B m9zi7McnPC0NX9kZ0u12uP5ozuu7M/JsTKVSZrXi6vITenGPYWizXFyxUPd/cmAtl5P+bPH8Lzf6 mn73XT588YLaqlheF7z/vR+xtTdEZ9AMBSLZIaugOFsx2nXZu7vDp3/vU5admHu7d3hw5y6/O33C JLvkzvAun55/yocvX+LfepeBBbH0EJYgsBOEZ1PWFXNjofMKv8hJvIoKm0ppBFBna25sUHm9qWKN YGYanCrDky5HUcLMWaP7XTKrZKs2XOHQCSIq1+G4WFOUBc+LFd1SsLXfJSpr7Oua6aTEs2EQgcrh vAW5SYehaTdtsGPBT+0ZssLi2UuNKMHbgcxodj3BrDTowPDl+29wcVWTLheUSYc7owRXada64WKm iEd93r41YBR3aVXDSqVYTpfJIifH4e4dSSgkmQOvb93m6OAI41r0BkN2vIyJtpnaNYN8jdMG2JQ4 KgUDgzii1w8YT1cMBzbdpOUqN3gDTTlTfHJxTlk69Dsx8zDAF5pyfsFicc2yUgjTY1uNuLAmnI9v cI0gV5K773yR5M7nf3JgNdW16vgdDkb3KF2FH9noSUvgS05vrlCtQq9fgn2HB4f3KVdTPh6fk4QB neEtZGzRpK8Yz2+RdB6y2zvjxU1G4F7ScwNm2mNZFlwvJwyCGL/TY8+3QQZ0HIvI8Xkyn1Nka84t Tc9zyWZzzrXB0YaqKXAqwzTq8Y4QuIGH2+9xkxesLIFPFxHYbNtDQj3CNSfkZUavHZGOM57R8GYQ cefN+6TlgpP0JWergiCAhx2P1q147wWMnI18SxmY5CAl3B1auLbm6VgxX25msb3R5kUoXAMlvHMr REYRk+tX4MCw2yHuHmF5HvbKYdj12drfJo56IH2EsKmzzZG8aEsODgYspxUmnRHFBxwe9AmjjUqo H0Q0WtIWY1Tew8Em6giapqVqDL4T4Lo2YS+kSFMEAzAOlrTwrS4ffzLj13/7e/ziN7/ENHeZTa95 FhRc5BWRJfnB+3cJe5dcna/5wfe+x4M37hIEDtGtb3Lvqz9HX7o/ObCwfJJkl1IpmvOPCKQNvsN2 J+DkdELgCALjUzSKZNAhiQWn03Oq1kA2ZXR8RLOsOH38nNvvPqJ3dED76innJysevnGE22q2Hzyi KQ9YnF8xTqe8nK7ZtnyyqE+UXzJbjUlLxWyiENaGJLeOHAbCELku24e77LctdWhotE2RFTSqpbEF W9JlasBbZZzVNdrvstfW3FxdM/fgnxhtce/hQ6aTGddls2l5kcW93QNypTl7es6tBHZieDGDmd7M XP0AjvY0ubY5vVKcV/DNt2xiqVhmgkAZAhv6u9sshIuevqAbegjPJewG+K1Nu7xhd9il3xviWHJT hWmolEblObGt2dvd54fLCabjYZkCT/axNVhCIqIeUdmhm67JfAHSYmkLIlXh+VCKDp7JqLSBtsLS FXnh0vGvKNc1EwmP3z/h7XfeIN4WXI/XPH7aIOI+w+2Ys7GFrzzcyOVnvvlX2L31gGj/kKA/Qlsa f3HzkwOrrMZgFM+uVpjllC++8RaX13NuJtdsRxJPx1ymMx64kiB0cGSPJOlSlgWnQnB8cMTcX/LR jz+mv7yhF2i2e3B+Cct0TCd2eHH2nL/05Z+mGm6Rtpr3T15hKYWsSzJl6A536WQFTqyI0chuj1A4 eNpAIJmpltj3MAiSQLL2KvqNwqpa5mVFupwivIAYUEJwUZR0d/p86eiQKJEs5ym1smjNDFvA5++8 g8+UycU5wgZn20M3FY4Eq4FRBEd9iHvwZKwYz+GnjgVxAKoAZQxzNquG/vY21fiCChfbdhl0PLb7 DifXGfO2JgxjHMsi6YUss4I0n9KNPKpaEgUxdiDZHh1x8nxO1G052n6LyfIpjgNdYSF7+7yYzmgo cWxFk9sQCLSxCN7RnXMAAB8cSURBVMQKaVpGnR5n6RqxzrEHHou0h1RnfGXXYrTzkH7Z4e3X73O3 8yZuNGIQDZBbHbpBDyUgiLqMjo7x25airjF1DtkSpZY/ObBsLFqjOUz6vMpKCnvJL37rF/hf/v5v Ui5X+EOf+myGbioSN+EivUFJD6Marp5+wFtf/FkG/YrIk1w8OWf7aMTW3pJZOuXytCTd6bP+6AP+ 22LF5x5+Di/pcOfwkI5jyIzNtKg5iFyqrORR03Bh21TrjP10QotD49mMdUXPCcizgqptsRWkVcus KCm1YgvJSPk8jiW9bMmd7W16fsy236HvKsZdi8fXa5Rd8caD1zAabl7l9NwYa1SzF/V4tbimTSBo QFTQ6YJZuhR1TZ7A4cjHlT5LPafrWRhbY/ci2qamaMCVGfRGxFsHFFnIorrBsyRhNMCLQloloMzo +SOqeoXrOvSGQ2arAtf2aauCHbePP/LxVw5CFgT+ijqXjDxNqQ1+so1Mx5/5XYLWgiDsEsqQjq1o IomjoChqtLWkGw355jf+And392njhHf3DT1tyOMBaAuvKVEIVJky/97v09gC12giG4rCUFvq/8eM FQ1nFCl5kZOmV6yLhC/fvcOX3/g8v/Zbv8aehluPbrGc35D2+zgk7Hd3mKxvqPKccjGn4zl0j3Y5 /+h7uK6m03ORn9n5NPUcZ8tDLXOuZyus2QxtORz1QyxHE+iWLKtQSjBHklQVoqrxwi65qih0jYvg ZrHAtgR1pbCKmqatqRuLXrUk6A15Xmu204Jh0KXT73IchWwNYoRRPD//EUVl8frwdRAWrybP6IwG TMcNkaeQ2qP2bEIUWkEiwRcCO2jJZuAoaFyIHYm1go3xkc2WTEjsGqdVrE2HkeeRBD3KfEpYlyyQ eIGg17FRhcHzJUIYUlWyvTNEOC6BX2yynC2Qno2TzSixkZWNLVwcWxH5MbUdIUSNTUO+qgl6BdqO sKWHY3fxgkMargiDAtdtqdqI7b37dLYGPLl4yZYdEY/63Ogaf55jVQsuTEPidTGtRrQtaZYReh6F K9GtJgjdP92t8B//fOHz3/jp2auXjBdnaCFIL+d89P4H3H7jbUZ7x8xvLkFKmsUMCSzbjEBKgkYi RJenTz/mbF0z6jrU2vDxs1dUi5SjfYhjwX4PHu34eMJBVwsedBMOYxeDwdQVMrCwfEmhIWkqpjiY wOcy8GkaTdvUUFSIqmVZ1iwbxWm+oUKPjM1Qd1grgysF/Y5HZ7vL7cEW27s7tG3GBy8eM89bvn58 n0BaXKwKep1D4iRgxQo72GUiWrZcRa8Aq9owG4ZbBm00qxzuH4Ft20QS3BYq2yKWGh+FcmLmwJqW XtLHcT1UNUHXPlHQAVrsWoBQYHxU3RL7IYkX044XyF7EoOcT1IJCWyzqCqwGLWqU0di2jREKmwIp fYywMUgQHtKNEZbgzVsecUeitMGxAmxb4loFnhtz8+QpzXRFEge4rcJpBbouaJEkTrIxOTaaqm0o moZZUTFdLsi1Il3lPxmwzi+nP/c7v/f3fvvv/sZ/STNtMEIwVZLxeMnhdpfbBw8oqozz56fMak1d W/i2YNqu8IKI/u4WT09ecXHxIaGOuHe4jbIMz88znDzgwR1DEB1TiSOswGNvuwOWwLcsvFbjCAs/ bZmmmnFWslzNmZdL1tMzVmcvmM/HqGVJvq64ahuYlxSLnND4ePRoaGj9zZn0bWlx1Otx9+iIva0t 5osJp4sxvWiPn33ty1jacF1BJwi5Pxgwr1yKfKO4EVYH1xlSOeBF0B3AnobzMRQu3D/o4FoOsj+k 7IBKDYexj+OAsRwKWgJaWssHDI0ZYIclShZ4QYx2Y4xj0O2G3bo36FHkN8i+4m6yh2/H2D2DVzes 1ku0FsTa4KgGW7p43S124ghXOriBu4kncTSe1ORFRhjtMuz32U5iAqtCtQ2O7LCWJcbAo/sP8KOQ XCgsa3N5tx1J27SMr284nS2Y5iXNKmXaZmRtzUXVMLu++tMfoVWR//m//1t/53d+5d//F3m0l5K2 ksaE7Oz08fsxHadLXa+5Xi0JpUvRrGgci3uHOyTGJ7M1HdfnvaenNOsJt4a3sTo+6fSCdQmF2TzP fT9lPZtysVrRuFt0/YhFXpOVFatGoMs5k7pm2NSkrke3XGIjUVoTewFKKxpjyLVmXzh4UhIJg+tZ 3Op2iYcxr436aOPQ3T/msOsT6oxBd8RwsIv0XNbtmk/GEyzLYb87ILAFF1lB2l6TGNCWRV7ccNka +tGGf+Xa8P7Fhu/+tddH+I5P6AjSy41rYXS7S2RLbGPoWT6qHOP19tn3JbPKY1qm2ORsdwck3T2E 0DSrlHB4SBBvUY6n3H39LbpezPnkFc/Pz+knMSEgRI8w8Qk9g9YOqBnCCekPbpEvxxjHphNHSC+h LBVx5GK5mnbd4No2r+Ypq1pyp39Mvz8gDkLyPKdsMhIBSJ+mbri5vqZYr2nalrUtEVrhtAWqEYi6 grr+081Y5XL5C7/9ne/8+v/4t/5N/sy9lsrtkDUpDw+PMFWNmV7yvnGxwoj7gy2iXsz5y2tWsyla vc7OfpfyEiqh+eq7d/je//4+7796xdu3dxgN91isLqmVIU8NgR3hBy7DtsFXLdIWXCIYFjm5yCia jH3Lo7UcAmPoWwHGFkRhgGgUZ3mBb1kceh6ZZ9i1LHTYQ4Qhe0nMrudjeR7mUHKQOPi6xgmOaG2X J6fnuMD5MqfjuoSWg+O1iGhI//qGOhphRQkiX7JqNd4aQg86vsWs0ZzfbDhQroDW9zE9TehYpF1I XI3VCibpJYOjW8h8F9+KyZIO5emnOHWF0BK7dNna3uXs5ZxcrxkkkqJNsW2LJJIstYMlYxK3g2U0 pQ2RKFFsY5w1rqioiy5xbxfLVFhS4vgxrdGECBwhsHTLTiypt/pMpqcIZUhUF21c6ixn7aUsLIdE KUqhcGh5lV7TVAVSuriqxapyQOA0NtCihcFI+adrhf/Rr/zn3/jV//CX3Ec7K6L+gOVCc2uvw2w1 5ma2YrpIMctz8jqnKsFGoj0b3ZasVgvaVmLLgGKtuP/gNbb2Q84vTlhWLXd3h/QTMK1iWRnWqwqv e0D/8Jij7ZBQaI6EQbkeoS0R4ZC5qVFG0atLWgEKg1+1iDwjjiSHrs9Wb4v9Tp9hp8ed7R3eHg7Z 7g3pdHvsDno82NnGsx22PIHnSMr5DcYorqoWx4nQloP2PI4GO6zTNQvXohtHFPUmHk800E1Aups0 mKyCxoFBX1CIDIVh4O8wo0WuoB8M0K6NqNc42YR+d4faaUmcBtfRUEk0hsJrcKMRbVtg3C6WKPCs mqCzGQtEXSJx6G91oChwtCZt1yTOCikEBgs/jog6PUJ9g3AM0hLEnrsJhzArqnqFcLY42A0I4g7Z KidvG9ImY5Ur0BV2uaYRNpWwKXSNWVU4wqIJQpQjsbTGaRuUbaFsQea6rKTzJwfWv/3P/qV/+fK9 //7f/Xp3zE5/xOkyJ0mOqJcV5eIpjlqj3F2KBg6dBhnBSlmEvR5KGU6eveJmMWV3d4iRLbbT442H X4O65eX5pxg/ZP9oABpaA4IGlV7TNCmXa0NqYBhKdNviNAW6XrK2BBqFsWxabSi0pqpyjOfTDXrI KMRvSqJOl/D2PUaDHsL3eTToMAh9qqKCpkDakiLcojGGQkssy0bqlsj1uMmuGAy3aGwfgSGkoWME UhUsyxn5aiOb1xJaX3NTQRKCcQ3LwlA1FRE9IgtqDYldY3UB2zB5eQODHXqehsbCsjtou8UONLpa 4eRjXKtDF4nIV3SlTy8OIOzjBTmjIKPf22MuEhzAazOmuaIsDG2jieI+sVTkRPiOj7AkQgSfhWxU NKrBsTRBtE1/6xZRHFHYKzQ+WIYlLk3dUrSaBsVsvUBUCi193CJDuZLa8xHGoIRg5nlETUtS/wk5 73/r3/u3/trlye//Z/vW98XxrXucpmOEGeJHFuW0wq0gCC/Z9pb4oc10VrPdGVHNrzlM+rh2gHZL Pnn6A2wpeePeI5bzlJ3DXd753BHpZMHksmHUPWQ3hrzecJZs54bF5RmvpjP8bodu4EOny1JVNMWa qIZL6VMZw2I+xS5zsiTG2BYB0NiSo36PL9455qDfRWjD3a0hpTbM8oLuYIQlBMdBDU3LzbqgNYpR 4FMbm/de/Jjd4T2CoEteV1RVReskTCyBMiXC+DTxxjI7VhZlI9lNIPE+W4iWOdnNGpKc3b0RlzXM lGTPj6ktSZ611IszQktw/uoEFUoaT7FFw3IxYzK9wvMabKekbSyE18WXETq/wnO26MQJ3TDAG4Rk ZYb0ElpREYTgiBkKB0yDLSwGoSBwJco4OKTkVb2hU9dL8FwOBh6vP3ydhLtIAb5jIbM1ynFwqw3j 1so1CIN25Kb9lSVukaMsC6k1e1nxmTcQf/zw/t3vfvuv/e5v/Be/2nef8fDWHS5uJqzyAbXn0hSn 6LBld/sOnpUQWFNCu+WksFmmp4hswdbeA6azOU09Z2f/Pp98+oyj7bu4gWSZX5EMjziflqymL+h2 e0g3o8kacg1J/4B20XDPhzujY340X3HPFhROgO2EdLSitlxqXSKqCtexSWSAMYKe7xIMhzx47U22 UNSrJQfbI5ZZxrxu2Eli9mQLnkOlBWWpaBDUjWKqNJ+enhJ7Drf6fXxHUlcpi6pgss6YrkpEc4Ut JVHd4gJBz9BBIPqGl6cwNDbb+y2rVcXR3j44gh9+MObwoM/9UZ9m3aKsFc06Z/fNr2IXc3RVsDIO rWpwLYiSgG4kuar6jMKMpH+bMPFoq4JWS1zj0poFVe6Sp0tkOyOw+/T6CZalsOyE0BOkWYWSe4DG dSR1K3k1K8EoMIJI+li2zc4oxvhwfVHSD1x8z6MVNhqFLWu07VFogV+uqH0LuxWbfCEDjSWYBZuK ZYT4oyvWi+fX/+rv/O1f+dXs6vs8uH3Acj3jIivwRMyQDFuW7PcTRiOPh1u9z4KuFxwxZnyTc9E6 nJ78iKPXH7Fc2yRuQCdxee/THyBcQaBqBiLgS597G03Ai7MJobPNVuxsQhlXOUYK1q1inqaEFpTG 0LVg7QU0UcJRsyYRNp3eAO0GtFohjcbv9/nC7pBqPiVvWpJuj5frnMt0hacUwmi0MPi+R2UcciSW MSShz+L6Ci/2GN56iOslWGicRmNEjSnW2O2cxsQUVYGy2NhqN+ANQ0aDfUwFaawQCppYs05btoIR gQ/jySsaL8TuCwIX1qsV5WzC7tFtcARbro3JLNxaYdUtdWPYCkp8L8Q3OSo5wN3ZxnFyHKdkkBwS J9v4UYBdrcjqnCyr0dYuNhUgCf0Y00ywqkuMjJg3FfWkxbcU2pSsVhc0TUgkbX767X2SoSatN1ZO wrJQwmZeQ5utsYVGWw624v8GjxKbKhW0Ci0E8EcA6/l7L//st3/9l3/57If/A28/CshKQ1F6HPf2 IXmCYcy2PGTUOaZe5VT2jIP9PsaqqWXK1975Ko414MOTH+KWGT/3tXf54acfsr9zjGgzrk+e8ef+ mX8DtxNy73iP1959E6uBadqAtOn74JCiZULe2gTSYt+X1FLgRZIHtiDyfHI/RjeKvCoIbZswCEhG 20R+yDrP8R1N4LvM1jlpmjKQDh3fRWPROC6iLjHAuiwwxpCVBZ3hiHvDbbaFwTYttWXTyIBivski tMhw5Sb5NV2Bb4FsQLoJu/u36XuwWMMsF8QSMpVhhzWdHty80qybhmE4xHEFRsHNyycYS9KLhwz9 LmFHUlNTtAXG8pG2ReQJtC4RVoDwfBw3AXvDRt3a9TBhQiEiWpFzc3NCyJReaFiUGyW0wsXIIao2 1KWiaZaAwRZDikXKNL9ksnKwWpuvvnHIyrWYtxq3bXCMwS6hbRXGcdGOg2g2C1/nsxzs1kC/bik8 j9R1/r9b4bB9/Ncn7/9XX719KyJwR2TVNbUlScIuupliWwlxv0edS4RX0dYN0tYkckiaVQSBj8Li 4qbg+smP+PoX36S3+zp/+MM/4HDvNsJ18W0Px5fcXF+ShC6FbkjTJ9hCQQuWlNSZYSvwGe0dEIQe yoZA2xz3ezSt4qWxiFWDa1loLEZxyCiJqIRNbRk8H2a1YV00DCxD2OmAF9D3bWzbw60r3ruaYwuB 0nozIWhFYzu4dYWwHbT0WM4XpG1FWU9RTYVlB6iyQTQgPIi3Qa1XSNlwmtXUqWJ3ZGFKQxJY9Hp7 jNMLimXL0a4gE7d4fvGMQQSVBb2ow3CrA6qiXM1oWo0V9tnudmiKFfv7Q7JGIbf3KZ093PZyM8i1 ENmCRiWslku0dQO5AAJ6O/eR7TW2bbEqFEp4xJHN5fkFdW4z3CqwTcLZWU1DSi8JUK0miGNWjUHN C0JXUkkXweZF7mUptjGU0mElJd26wRcbKVyOwq4aWlP+vwPr27/67/zNl1f/9b/eT8C3dpmpc1Qe E4QVpbqicmLicBvb7VNXYxrfYegG2Ebh+gl5W9Fm5wRtTiexefnsmieffsDPfuunkTLk5OnH9A6O efXsBzzYPUQLyeMffQc/6lLp7Y0/ubAQSrASHe7ce8AbR3vUVUMiJIF0WYmWVV0xaFuaMscSNslg i8JysFW7iTVB4GvJXAl6liaJIuZBQigU275DrhTneUMioGwVaV0RRyGzssYpcoxto6WLU1U01caH vlAuTbNi2bTY2mC1IBw46IPtQ5Cu+eGJomrhcHdjM5n4imEnZjYuqJ0CkZd0ejFZ20cVY4Kej0+J FApv65BiPaPOc/JaMxz0sFWDTDq4dHE6A6qtfbxFA5TQFnjCohNv8TxbU15c0hlEmwxFL0ZZPsL2 aaoU4Q/RtcXLy5c0SUIgfYyV8Sy9RqKgCKkjn6Bp6Xp9JqqlGs+JLIHUGqeuqcIYg8FrW5K2Yels XtGOUkzXK4yAwm3/n8D6tV/7j3959sl/+q+5dkHr30drQ7FykH5CZ7SkH2lsZ4u23mJd1Ay3PAKr Il0pCECg6DkRs9KmcFbsJjEi2eG90yWvPvxdfuEX/2lsbfH0xx9ycHjIy9mSvlIUts3lyQ9oiRCu g22vaSuNa/Xo+gFJ3EEIgTYaIcAIQV41qKZFqBYZxVRFjmMLVnWDhcBzJXGSMLKgahtWcZ9+23AU WVRGUa3mqP+zqjP5kSy76vB3731zvBdDZkRGDlVdXdVNN3YbC0sIYwkkxAaxQUJCYscCyWzhb2Dl FbBgww4JduwRMkJIgIxshAzuxtXl6qp2ZWXlFBnDize/dwcW0Rv+h6Nzju757vczAj9OeKgaRsKx ryqsMZgoRg09eD7aabZNQTv01P2A7nO0E3jW4npwPpxPwVpFUUhSz3Hdw5mvkLHDBoazdMK7VpLY nPP5nF72fPz4fSbSoss103FCXZX4Rx+RxSH15oq6bXHjJ4Ty4OVKn5wiWk10NMd0JbJpEf4GxBhr FzxdRFzv7rmuPufIW5CXBvoNSTrFD0dIGVEODS9/fkemZ2RHPrPgDPvwhgc/5fbW4BpLetTiDxFV tOChXjOUNU1gUQg8L8JZA87iK4/rumdflQQ+xCrAJALdDv+/sP7l+3//l5vnf/0n1fo1tnlKEgrK WtLaLY8uSpJZRzqaERLTlSXK1tRaEZqekJh20OTOp+630EjadkwU9MSTOeNH3+D5T17w4vl/8Du/ +/vobsOnL35IX/nkXcXJyQzPOu5rTbfJUbHAizVtlXB8NOHs6BhtDZ5U1F3H3vQIHJWBO+UxqguU Uqx1w6rMmYYxvjqMR09JdtGIYwWZcDQajLF4XoxMUj69viHEEStF4QRWCJQ2COcgCLBtzTYvD7tY fYUbWoSzlBbi6IAlX0yh7GGvLMdzuHwDydQyDgW+ipmlPoF05NWeT95/j13tMx5pFhfP2K8+x/OP QfiYumaxmNP0jq7aIbRBZRf0Xc1kPkd0Frt8hCoLaG5ARJhW4csNwfKULDmhXNXk9Y6jCJAZfmiZ pBMaHVIOmne3Bqtb5hch6fxDbnYV5fqaR08u+PLLnKJtCI89lE2IVUilK8pNSacckbMoKxBC0aDx hUa0mjawxH7ENi9Q3Vc5lPev/jf7oz/47vd+8M9//qep+VdC/wLfS7hfXXG16Vk8Uzw7KjkG7vsO t75ARj7C1Yg+QAcSIxWRjAhVx/0dxHGCLxpWdz3Wg+V0zPJY8ur1DZ9//iO+9Zu/jhsC3rz+Ce1g kLuC8fwZMh7QuqW3D4juhG1dQ5jyaHZEVVcEnkfdDwgEnoMv64FZU/FgOhrnsHlJoxyhEXhRjMTS BiGLZMSNPXS8kbUILyQ7PuLF5RXWWjwp0YCWCjF0SGPQSYa0Gjk0tGZgW3QUrUaqEUJVeC10A/gT ONaKD2dwuXL8+xcHZFn6kIUC1XmEWYAXGPL9wMViyng8ZuQaVDZFeRP6ZsXF/IGibJFqxihJEbZi v7pkiI6QImCiBsK0QYoJVfpNgv1zXB8gTYExGmumjIIx8xHsyzXvNgWdsURS4rwIFczxhGVdGO7y gkmWcbo4pW8KLm+f82T8IaUf8p//9mNSFXD2wQmD9Sl7D/YFprf0w8CqarBGE3keme9ThjGmadG2 pyg1lbGHwvrjP/zub/3on/7mr2z+t0yOFLvdAkfDq7uBx0vHNz/qkbGm0TCKUvBviWSJXOyZhAWy 6mn7CmcHICDwAjbVhiCKsUlMmQ+I9g1JdkI6PuH51Q67N7yfZKybHeWu4e3bt1Rey6P5nDSI2BUF FDUb07OYnTOLYkbCUhkDQqCc5aruyXSLHCrukVznOSejECkUgXHUgybxDqjyNDrkMPplQRBGPHl8 zvO3r9nsG5yUZErQOIdpG6QT2DBEWI20ltxI9kVB29eUQ4gwNzgnMMqR1xAD45Fgllh+fAkfnIKc wtUNXGRQBZqlH0EWImzAIjXM0hFaZJyOfXTyC6RyT14VBMEMJUGqGE2AoOd2fcMsG4NumV48gXpg WHxCoFcIvccFx3T5LU3boFVGmPhMkoh901I+3OB5IUO0JA48jFSUneTnq1vmI5/TyRJtEq7efYEO Yk4mS262l3z2suLxxYg0mrAbHM6UmGJASIGHwxpD0bYYJwh0R9Ppg6CtK6nMVzvWrz5N/0yqv/il pxew2szIXcWLn244nUd8+9s9rm9Qnof1ZnguJw4dsdKIHiaxpTnqDyeCegxOEoctuZ7S5hFR3BEi KbSmkoJjX3Fy/</text:p>
            <text:p>pifvXzJm8vPSKOU2s+xw4ZmB2Y8JlQRbrB02xzjhTxenHM2O8KPYhyHlLDtvqRW PhbLjYPkfsUsieiUoN3uOUlGqChmlGXYIESHMZ41TEKfp88+4Kbt6e+34Czqq7+B1oGzFhOEeHUB no8TkrYd6NodG90xNAVKOTIVgeqQBxE9Xe+IPXg097j4WkhSC159aQlDCBIIkpZ5FGKko3ITPjp/ RLH6lCxbMMpSRHLG8Shgu/4f+n5NGIywYoQfKGRbsC8GhAhQ8Zh0Zgm6hi6Z0l7+FDle4MKUrimx fUPRCzybs4g9Wif5+T7HEaHSC4xt2Bct23c7RumUi1PFnpL17Q7rLKl/RKVrblYveHvV8fWnjyh6 yX59h4/E2cPblh9L6gGaYcA6R950GDNAEGGMRv3gH7//D8Xqe793MsopuicIG/H6Z7dEAfzGdyJk WBx8mdriiYZeCIY2pPcM5itXwNSCF0KPh27BMpAKMJFHuw9pA00WxeyLDbUxZOE5KpuwbVes392y aw3lYBh6D1G8ZL9vsEFIJXPWDyW+try3vKDoWnCOJAzorCU1Bmk0SI/E95ASqqKkD3z08ZJjPyD0 JIHvs+sHxmHAr3zydWzf8/rqmiqKaJqawX2VzCEFg/TwmgITpTg/RFnNKAq4fthxU1s8/Q6hZvgC WtvQt6AU7DvwY8GzsWW2+Jhf/HjOf72+566EkYKwd5xMQvog5P6uJJlPWC7e49X1C86Xx+hB88H7 T9Buzurhc4bOkcYZSsbU3gTdPVAbSbt+xfnT70B9kMPV257d5WcksyXj409Ilh7SdVzeFQxdwSRL aRuPu4eOUTIhDgX5tuHLXDOOA06XCRLH/TqnaXaM0phm11PuV9xdtUQzj1D2DNrQOrC9xZOKVkmk 7WikQ7eGsMrp+4Gt8BjrFvXbv1b83Sj4IUX/BNc/0NYBTmX88jcqsklN20qcTAh8S987hIIgipDD gAqgVaC7g8Nq6lpaEdF3Acrv6HRHFCtoeoY+RinFLIv4Yu9TPqyYTDOSyYR63bDeDjRdx24PQ1MQ hgVD63O5HcjilA+XZ+Ap7nY5ge9zlIyo9IAQgqguicMIL46J/YBxGJGOMsa+ZBwfupzsOhbLJTOl eFnWpFKwX28otCFUEk8oKmuRXYNAIgCpPJzyuC9qmmaD1DX1UOFkiBQjMrHHSqh66NsDOnMSAXXJ exchbx/2XN040uSAmx8vU44ij32t2e9KPjpb0ogQ01RMw5DVtuHZx99iqAdubq8Y2leE0SnSH+GG jr4veLuVeN0blvMp+YNh/N6E67sNDzcFuB2+8knm5yh/Rn7130RO4k9nSECbLWk45U7nvHn9Dn/Q nC2mnCQp95sVm53gbDHFdi0Pe8e79Zq2afjakwQjRuzyFmGhdyXdtoKhx/YHN//WeWycJW632FHG /wHhrrVgLntyzgAAAABJRU5ErkJggg== </text:p>
          </table:table-cell>
        </table:table-row>
        <table:table-row table:style-name="ro7" table:number-rows-repeated="13">
          <table:table-cell table:number-columns-repeated="3"/>
          <table:table-cell table:content-validation-name="val9"/>
          <table:table-cell table:number-columns-repeated="6"/>
          <table:table-cell table:content-validation-name="val10"/>
          <table:table-cell table:content-validation-name="val11"/>
          <table:table-cell table:content-validation-name="val12"/>
          <table:table-cell table:content-validation-name="val13"/>
          <table:table-cell table:content-validation-name="val15"/>
          <table:table-cell table:number-columns-repeated="2"/>
        </table:table-row>
        <table:table-row table:style-name="ro7" table:number-rows-repeated="2">
          <table:table-cell table:number-columns-repeated="3"/>
          <table:table-cell table:content-validation-name="val9"/>
          <table:table-cell table:number-columns-repeated="6"/>
          <table:table-cell table:content-validation-name="val10"/>
          <table:table-cell table:content-validation-name="val11"/>
          <table:table-cell table:content-validation-name="val12"/>
          <table:table-cell table:content-validation-name="val13"/>
          <table:table-cell table:content-validation-name="val15"/>
          <table:table-cell table:style-name="Default"/>
          <table:table-cell/>
        </table:table-row>
        <table:table-row table:style-name="ro7" table:number-rows-repeated="1048549">
          <table:table-cell table:number-columns-repeated="3"/>
          <table:table-cell table:content-validation-name="val9"/>
          <table:table-cell table:number-columns-repeated="6"/>
          <table:table-cell table:content-validation-name="val10"/>
          <table:table-cell table:content-validation-name="val11"/>
          <table:table-cell table:content-validation-name="val12"/>
          <table:table-cell table:content-validation-name="val13"/>
          <table:table-cell table:content-validation-name="val15"/>
          <table:table-cell table:number-columns-repeated="2"/>
        </table:table-row>
        <table:table-row table:style-name="ro7">
          <table:table-cell table:number-columns-repeated="3"/>
          <table:table-cell table:content-validation-name="val9"/>
          <table:table-cell table:number-columns-repeated="6"/>
          <table:table-cell table:content-validation-name="val10"/>
          <table:table-cell table:content-validation-name="val11"/>
          <table:table-cell table:content-validation-name="val12"/>
          <table:table-cell table:content-validation-name="val13"/>
          <table:table-cell table:content-validation-name="val15"/>
          <table:table-cell table:number-columns-repeated="2"/>
        </table:table-row>
      </table:table>
      <table:table table:name="Monster" table:style-name="ta2">
        <table:table-column table:style-name="co1" table:default-cell-style-name="ce27"/>
        <table:table-column table:style-name="co1" table:default-cell-style-name="Default"/>
        <table:table-column table:style-name="co34" table:default-cell-style-name="ce30"/>
        <table:table-column table:style-name="co34" table:default-cell-style-name="Default"/>
        <table:table-column table:style-name="co1" table:number-columns-repeated="7" table:default-cell-style-name="ce69"/>
        <table:table-column table:style-name="co1" table:default-cell-style-name="Default"/>
        <table:table-column table:style-name="co34" table:default-cell-style-name="ce70"/>
        <table:table-column table:style-name="co34" table:default-cell-style-name="Default"/>
        <table:table-column table:style-name="co35" table:default-cell-style-name="Default"/>
        <table:table-column table:style-name="co36" table:default-cell-style-name="Default"/>
        <table:table-column table:style-name="co4" table:default-cell-style-name="ce71"/>
        <table:table-column table:style-name="co1" table:number-columns-repeated="16367" table:default-cell-style-name="Default"/>
        <table:table-row table:style-name="ro3">
          <table:table-cell table:style-name="ce47" office:value-type="string" calcext:value-type="string">
            <text:p>objid</text:p>
          </table:table-cell>
          <table:table-cell table:style-name="ce47" office:value-type="string" calcext:value-type="string">
            <text:p>name</text:p>
          </table:table-cell>
          <table:table-cell table:style-name="ce51" office:value-type="string" calcext:value-type="string">
            <text:p>challenge_rating</text:p>
          </table:table-cell>
          <table:table-cell table:style-name="ce47" office:value-type="string" calcext:value-type="string">
            <text:p>monster_type</text:p>
          </table:table-cell>
          <table:table-cell table:style-name="ce47" office:value-type="string" calcext:value-type="string">
            <text:p>strength</text:p>
          </table:table-cell>
          <table:table-cell table:style-name="ce47" office:value-type="string" calcext:value-type="string">
            <text:p>dexterity</text:p>
          </table:table-cell>
          <table:table-cell table:style-name="ce47" office:value-type="string" calcext:value-type="string">
            <text:p>constitution</text:p>
          </table:table-cell>
          <table:table-cell table:style-name="ce47" office:value-type="string" calcext:value-type="string">
            <text:p>intelligence</text:p>
          </table:table-cell>
          <table:table-cell table:style-name="ce47" office:value-type="string" calcext:value-type="string">
            <text:p>wisdom</text:p>
          </table:table-cell>
          <table:table-cell table:style-name="ce47" office:value-type="string" calcext:value-type="string">
            <text:p>charisma</text:p>
          </table:table-cell>
          <table:table-cell table:style-name="ce47" office:value-type="string" calcext:value-type="string">
            <text:p>hit_points</text:p>
          </table:table-cell>
          <table:table-cell table:style-name="ce47" office:value-type="string" calcext:value-type="string">
            <text:p>speed</text:p>
          </table:table-cell>
          <table:table-cell table:style-name="ce47" office:value-type="string" calcext:value-type="string">
            <text:p>actions</text:p>
          </table:table-cell>
          <table:table-cell table:style-name="ce47" office:value-type="string" calcext:value-type="string">
            <text:p>damage_immunities</text:p>
          </table:table-cell>
          <table:table-cell table:style-name="ce47" office:value-type="string" calcext:value-type="string">
            <text:p>condition_immunities</text:p>
          </table:table-cell>
          <table:table-cell table:style-name="ce47" office:value-type="string" calcext:value-type="string">
            <text:p>language</text:p>
          </table:table-cell>
          <table:table-cell table:style-name="ce47" office:value-type="string" calcext:value-type="string">
            <text:p>description</text:p>
          </table:table-cell>
          <table:table-cell table:style-name="ce47" office:value-type="string" calcext:value-type="string">
            <text:p>source</text:p>
          </table:table-cell>
          <table:table-cell table:style-name="ce47" table:number-columns-repeated="16366"/>
        </table:table-row>
        <table:table-row table:style-name="ro7">
          <table:table-cell table:content-validation-name="val1" office:value-type="string" calcext:value-type="string">
            <text:p>GHOUL</text:p>
          </table:table-cell>
          <table:table-cell office:value-type="string" calcext:value-type="string">
            <text:p>Ghoul</text:p>
          </table:table-cell>
          <table:table-cell table:content-validation-name="val16" office:value-type="string" calcext:value-type="string">
            <text:p>CR0</text:p>
          </table:table-cell>
          <table:table-cell table:content-validation-name="val17" office:value-type="string" calcext:value-type="string">
            <text:p>UNDEAD</text:p>
          </table:table-cell>
          <table:table-cell office:value-type="float" office:value="13" calcext:value-type="float">
            <text:p>13</text:p>
          </table:table-cell>
          <table:table-cell office:value-type="float" office:value="15" calcext:value-type="float">
            <text:p>15</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22" calcext:value-type="float">
            <text:p>22</text:p>
          </table:table-cell>
          <table:table-cell office:value-type="float" office:value="30" calcext:value-type="float">
            <text:p>30</text:p>
          </table:table-cell>
          <table:table-cell table:content-validation-name="val2" office:value-type="string" calcext:value-type="string">
            <text:p>[{'name': 'Bite', 'hit': 4, 'damage': '2d6+2'}, {'name': 'Claws', 'hit': 4, 'damage': '2d4+2'}]</text:p>
          </table:table-cell>
          <table:table-cell office:value-type="string" calcext:value-type="string">
            <text:p>[POISON]</text:p>
          </table:table-cell>
          <table:table-cell office:value-type="string" calcext:value-type="string">
            <text:p>[CHARMED, EXHAUSTION, POISONED]</text:p>
          </table:table-cell>
          <table:table-cell office:value-type="string" calcext:value-type="string">
            <text:p>[‘Common’]</text:p>
          </table:table-cell>
          <table:table-cell office:value-type="string" calcext:value-type="string">
            <text:p>With their razor-sharp teeth and jagged claws, ghouls roam the night in packs, driven by an insatiable hunger for humanoid flesh.</text:p>
          </table:table-cell>
          <table:table-cell table:content-validation-name="val18" office:value-type="string" calcext:value-type="string">
            <text:p>SRD</text:p>
          </table:table-cell>
          <table:table-cell table:number-columns-repeated="16366"/>
        </table:table-row>
        <table:table-row table:style-name="ro7">
          <table:table-cell table:content-validation-name="val1" office:value-type="string" calcext:value-type="string">
            <text:p>GOBLIN</text:p>
          </table:table-cell>
          <table:table-cell office:value-type="string" calcext:value-type="string">
            <text:p>Goblin</text:p>
          </table:table-cell>
          <table:table-cell table:content-validation-name="val16" office:value-type="string" calcext:value-type="string">
            <text:p>CR1_4</text:p>
          </table:table-cell>
          <table:table-cell table:content-validation-name="val17" office:value-type="string" calcext:value-type="string">
            <text:p>HUMANOID</text:p>
          </table:table-cell>
          <table:table-cell office:value-type="float" office:value="8" calcext:value-type="float">
            <text:p>8</text:p>
          </table:table-cell>
          <table:table-cell office:value-type="float" office:value="14" calcext:value-type="float">
            <text:p>14</text:p>
          </table:table-cell>
          <table:table-cell table:number-columns-repeated="2" office:value-type="float" office:value="10" calcext:value-type="float">
            <text:p>10</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0" calcext:value-type="float">
            <text:p>30</text:p>
          </table:table-cell>
          <table:table-cell table:content-validation-name="val2" office:value-type="string" calcext:value-type="string">
            <text:p>[{'name': 'Scimitar', 'hit': 4, 'damage': '1d6+2', 'objid': 'SCIMITAR'}, {'name': 'Shortbow', 'hit': 4, 'damage': '1d6+2', 'objid': 'SHORTBOW'}]</text:p>
          </table:table-cell>
          <table:table-cell table:number-columns-repeated="2"/>
          <table:table-cell office:value-type="string" calcext:value-type="string">
            <text:p>[‘Common’, ‘Goblin']</text:p>
          </table:table-cell>
          <table:table-cell office:value-type="string" calcext:value-type="string">
            <text:p>Goblins are small, black-hearted humanoids that lair in despoiled dungeons and other dismal settings. Individually weak, they gather in large numbers to torment other creatures.</text:p>
          </table:table-cell>
          <table:table-cell table:content-validation-name="val18" office:value-type="string" calcext:value-type="string">
            <text:p>SRD</text:p>
          </table:table-cell>
          <table:table-cell table:number-columns-repeated="16366"/>
        </table:table-row>
        <table:table-row table:style-name="ro7">
          <table:table-cell table:content-validation-name="val1" office:value-type="string" calcext:value-type="string">
            <text:p>KOBOLD</text:p>
          </table:table-cell>
          <table:table-cell office:value-type="string" calcext:value-type="string">
            <text:p>Kobold</text:p>
          </table:table-cell>
          <table:table-cell table:content-validation-name="val16" office:value-type="string" calcext:value-type="string">
            <text:p>CR1_8</text:p>
          </table:table-cell>
          <table:table-cell table:content-validation-name="val17" office:value-type="string" calcext:value-type="string">
            <text:p>HUMANOID</text:p>
          </table:table-cell>
          <table:table-cell office:value-type="float" office:value="7" calcext:value-type="float">
            <text:p>7</text:p>
          </table:table-cell>
          <table:table-cell office:value-type="float" office:value="15" calcext:value-type="float">
            <text:p>15</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0" calcext:value-type="float">
            <text:p>30</text:p>
          </table:table-cell>
          <table:table-cell table:content-validation-name="val2" office:value-type="string" calcext:value-type="string">
            <text:p>[{'name': 'Dagger', 'hit': 4, 'damage': '1d4+2', 'objid': 'DAGGER'}, {'name': 'Sling', 'hit': 4, 'damage': '1d4+2', 'objid': 'SLING'}]</text:p>
          </table:table-cell>
          <table:table-cell table:number-columns-repeated="2"/>
          <table:table-cell office:value-type="string" calcext:value-type="string">
            <text:p>[‘Common’, ‘Draconic']</text:p>
          </table:table-cell>
          <table:table-cell office:value-type="string" calcext:value-type="string">
            <text:p>Kobolds are craven reptilian humanoids that commonly infest dungeons. They make up for their physical ineptitude with a cleverness for trap making.</text:p>
          </table:table-cell>
          <table:table-cell table:content-validation-name="val18" office:value-type="string" calcext:value-type="string">
            <text:p>SRD</text:p>
          </table:table-cell>
          <table:table-cell table:number-columns-repeated="16366"/>
        </table:table-row>
        <table:table-row table:style-name="ro7">
          <table:table-cell table:content-validation-name="val1" office:value-type="string" calcext:value-type="string">
            <text:p>BUGBEAR</text:p>
          </table:table-cell>
          <table:table-cell office:value-type="string" calcext:value-type="string">
            <text:p>Bugbear</text:p>
          </table:table-cell>
          <table:table-cell table:content-validation-name="val16" office:value-type="string" calcext:value-type="string">
            <text:p>CR1</text:p>
          </table:table-cell>
          <table:table-cell table:content-validation-name="val17" office:value-type="string" calcext:value-type="string">
            <text:p>HUMANOID</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8" calcext:value-type="float">
            <text:p>8</text:p>
          </table:table-cell>
          <table:table-cell office:value-type="float" office:value="11" calcext:value-type="float">
            <text:p>11</text:p>
          </table:table-cell>
          <table:table-cell office:value-type="float" office:value="9" calcext:value-type="float">
            <text:p>9</text:p>
          </table:table-cell>
          <table:table-cell office:value-type="float" office:value="27" calcext:value-type="float">
            <text:p>27</text:p>
          </table:table-cell>
          <table:table-cell office:value-type="float" office:value="30" calcext:value-type="float">
            <text:p>30</text:p>
          </table:table-cell>
          <table:table-cell table:content-validation-name="val2" office:value-type="string" calcext:value-type="string">
            <text:p>[{'name': 'Morningstar', 'hit': 4, 'damage': '2d8+2', 'objid': 'MORNINGSTAR'}]</text:p>
          </table:table-cell>
          <table:table-cell table:number-columns-repeated="2"/>
          <table:table-cell office:value-type="string" calcext:value-type="string">
            <text:p>[‘Common’, ‘Goblin']</text:p>
          </table:table-cell>
          <table:table-cell office:value-type="string" calcext:value-type="string">
            <text:p>Bugbears are cruel and unruly humanoids that live to bully the weak and dislike being bossed around. Despite their intimidating builds, bugbears move with surprising stealth and are fond of setting ambushes.</text:p>
          </table:table-cell>
          <table:table-cell table:content-validation-name="val18" office:value-type="string" calcext:value-type="string">
            <text:p>SRD</text:p>
          </table:table-cell>
          <table:table-cell table:number-columns-repeated="16366"/>
        </table:table-row>
        <table:table-row table:style-name="ro3" table:number-rows-repeated="1048570">
          <table:table-cell table:content-validation-name="val1"/>
          <table:table-cell/>
          <table:table-cell table:content-validation-name="val16"/>
          <table:table-cell table:content-validation-name="val17"/>
          <table:table-cell table:number-columns-repeated="8"/>
          <table:table-cell table:content-validation-name="val2"/>
          <table:table-cell table:number-columns-repeated="4"/>
          <table:table-cell table:content-validation-name="val18"/>
          <table:table-cell table:number-columns-repeated="16366"/>
        </table:table-row>
        <table:table-row table:style-name="ro3">
          <table:table-cell table:content-validation-name="val1"/>
          <table:table-cell/>
          <table:table-cell table:content-validation-name="val16"/>
          <table:table-cell table:content-validation-name="val17"/>
          <table:table-cell table:number-columns-repeated="8"/>
          <table:table-cell table:content-validation-name="val2"/>
          <table:table-cell table:number-columns-repeated="4"/>
          <table:table-cell table:content-validation-name="val18"/>
          <table:table-cell table:number-columns-repeated="16366"/>
        </table:table-row>
      </table:table>
      <table:table table:name="Race" table:style-name="ta2">
        <table:table-column table:style-name="co37" table:default-cell-style-name="ce27"/>
        <table:table-column table:style-name="co1"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1" table:default-cell-style-name="ce53"/>
        <table:table-column table:style-name="co1" table:default-cell-style-name="Default"/>
        <table:table-row table:style-name="ro3">
          <table:table-cell table:style-name="ce47" office:value-type="string" calcext:value-type="string">
            <text:p>objid</text:p>
          </table:table-cell>
          <table:table-cell table:style-name="ce47" office:value-type="string" calcext:value-type="string">
            <text:p>name</text:p>
          </table:table-cell>
          <table:table-cell table:style-name="ce47" office:value-type="string" calcext:value-type="string">
            <text:p>ability_score</text:p>
          </table:table-cell>
          <table:table-cell table:style-name="ce47" office:value-type="string" calcext:value-type="string">
            <text:p>speed</text:p>
          </table:table-cell>
          <table:table-cell table:style-name="ce47" office:value-type="string" calcext:value-type="string">
            <text:p>language</text:p>
          </table:table-cell>
          <table:table-cell table:style-name="ce47" office:value-type="string" calcext:value-type="string">
            <text:p>addl_language</text:p>
          </table:table-cell>
          <table:table-cell table:style-name="ce47" office:value-type="string" calcext:value-type="string">
            <text:p>description</text:p>
          </table:table-cell>
          <table:table-cell table:style-name="ce47" office:value-type="string" calcext:value-type="string">
            <text:p>source</text:p>
          </table:table-cell>
        </table:table-row>
        <table:table-row table:style-name="ro7">
          <table:table-cell office:value-type="string" calcext:value-type="string">
            <text:p>DRAGONBORN </text:p>
          </table:table-cell>
          <table:table-cell office:value-type="string" calcext:value-type="string">
            <text:p>Dragonborn </text:p>
          </table:table-cell>
          <table:table-cell office:value-type="string" calcext:value-type="string">
            <text:p>{‘STR’:2, ‘CHA’:1}</text:p>
          </table:table-cell>
          <table:table-cell office:value-type="float" office:value="30" calcext:value-type="float">
            <text:p>30</text:p>
          </table:table-cell>
          <table:table-cell office:value-type="string" calcext:value-type="string">
            <text:p>[‘Common’, ‘Draconic’]</text:p>
          </table:table-cell>
          <table:table-cell table:content-validation-name="val20"/>
          <table:table-cell office:value-type="string" calcext:value-type="string">
            <text:p>Your draconic heritage manifests in a variety of traits you share with other dragonborn.</text:p>
          </table:table-cell>
          <table:table-cell table:content-validation-name="val21" office:value-type="string" calcext:value-type="string">
            <text:p>SRD</text:p>
          </table:table-cell>
        </table:table-row>
        <table:table-row table:style-name="ro7">
          <table:table-cell office:value-type="string" calcext:value-type="string">
            <text:p>DWARF </text:p>
          </table:table-cell>
          <table:table-cell office:value-type="string" calcext:value-type="string">
            <text:p>Dwarf </text:p>
          </table:table-cell>
          <table:table-cell office:value-type="string" calcext:value-type="string">
            <text:p>{‘CON’:2}</text:p>
          </table:table-cell>
          <table:table-cell office:value-type="float" office:value="25" calcext:value-type="float">
            <text:p>25</text:p>
          </table:table-cell>
          <table:table-cell office:value-type="string" calcext:value-type="string">
            <text:p>[‘Common’, ‘Dwarvish’]</text:p>
          </table:table-cell>
          <table:table-cell table:content-validation-name="val20"/>
          <table:table-cell office:value-type="string" calcext:value-type="string">
            <text:p>Your dwarf character has an assortment of in abilities, part and parcel of dwarven nature.</text:p>
          </table:table-cell>
          <table:table-cell table:content-validation-name="val21" office:value-type="string" calcext:value-type="string">
            <text:p>SRD</text:p>
          </table:table-cell>
        </table:table-row>
        <table:table-row table:style-name="ro7">
          <table:table-cell office:value-type="string" calcext:value-type="string">
            <text:p>ELF </text:p>
          </table:table-cell>
          <table:table-cell office:value-type="string" calcext:value-type="string">
            <text:p>Elf </text:p>
          </table:table-cell>
          <table:table-cell office:value-type="string" calcext:value-type="string">
            <text:p>{‘DEX’:2}</text:p>
          </table:table-cell>
          <table:table-cell office:value-type="float" office:value="30" calcext:value-type="float">
            <text:p>30</text:p>
          </table:table-cell>
          <table:table-cell office:value-type="string" calcext:value-type="string">
            <text:p>[‘Common’, ‘Elvish’]</text:p>
          </table:table-cell>
          <table:table-cell table:content-validation-name="val20"/>
          <table:table-cell office:value-type="string" calcext:value-type="string">
            <text:p>Your elf character has a variety of natural abilities, the result of thousands of years of elven refinement.</text:p>
          </table:table-cell>
          <table:table-cell table:content-validation-name="val21" office:value-type="string" calcext:value-type="string">
            <text:p>SRD</text:p>
          </table:table-cell>
        </table:table-row>
        <table:table-row table:style-name="ro7">
          <table:table-cell office:value-type="string" calcext:value-type="string">
            <text:p>GNOME </text:p>
          </table:table-cell>
          <table:table-cell office:value-type="string" calcext:value-type="string">
            <text:p>Gnome </text:p>
          </table:table-cell>
          <table:table-cell office:value-type="string" calcext:value-type="string">
            <text:p>{‘INT’:2}</text:p>
          </table:table-cell>
          <table:table-cell office:value-type="float" office:value="25" calcext:value-type="float">
            <text:p>25</text:p>
          </table:table-cell>
          <table:table-cell office:value-type="string" calcext:value-type="string">
            <text:p>[‘Common’, ‘Gnomish’]</text:p>
          </table:table-cell>
          <table:table-cell table:content-validation-name="val20"/>
          <table:table-cell office:value-type="string" calcext:value-type="string">
            <text:p>Your gnome character has certain characteristics in common with all other gnomes.</text:p>
          </table:table-cell>
          <table:table-cell table:content-validation-name="val21" office:value-type="string" calcext:value-type="string">
            <text:p>SRD</text:p>
          </table:table-cell>
        </table:table-row>
        <table:table-row table:style-name="ro7">
          <table:table-cell office:value-type="string" calcext:value-type="string">
            <text:p>HALF-ELF </text:p>
          </table:table-cell>
          <table:table-cell office:value-type="string" calcext:value-type="string">
            <text:p>Half-Elf </text:p>
          </table:table-cell>
          <table:table-cell office:value-type="string" calcext:value-type="string">
            <text:p>{‘CHA’:1}</text:p>
          </table:table-cell>
          <table:table-cell office:value-type="float" office:value="30" calcext:value-type="float">
            <text:p>30</text:p>
          </table:table-cell>
          <table:table-cell office:value-type="string" calcext:value-type="string">
            <text:p>[‘Common’, ‘Elvish’]</text:p>
          </table:table-cell>
          <table:table-cell table:content-validation-name="val20" office:value-type="float" office:value="1" calcext:value-type="float">
            <text:p>1</text:p>
          </table:table-cell>
          <table:table-cell office:value-type="string" calcext:value-type="string">
            <text:p>Your half-elf character has some qualities in common with elves and some that are unique to half-elves.</text:p>
          </table:table-cell>
          <table:table-cell table:content-validation-name="val21" office:value-type="string" calcext:value-type="string">
            <text:p>SRD</text:p>
          </table:table-cell>
        </table:table-row>
        <table:table-row table:style-name="ro7">
          <table:table-cell office:value-type="string" calcext:value-type="string">
            <text:p>HALF-ORC </text:p>
          </table:table-cell>
          <table:table-cell office:value-type="string" calcext:value-type="string">
            <text:p>Half-Orc </text:p>
          </table:table-cell>
          <table:table-cell office:value-type="string" calcext:value-type="string">
            <text:p>{‘STR’:2, ‘CON’:1}</text:p>
          </table:table-cell>
          <table:table-cell office:value-type="float" office:value="30" calcext:value-type="float">
            <text:p>30</text:p>
          </table:table-cell>
          <table:table-cell office:value-type="string" calcext:value-type="string">
            <text:p>[‘Common’, ‘Orc’]</text:p>
          </table:table-cell>
          <table:table-cell table:content-validation-name="val20"/>
          <table:table-cell office:value-type="string" calcext:value-type="string">
            <text:p>Your half-orc character has certain traits deriving from your orc ancestry.</text:p>
          </table:table-cell>
          <table:table-cell table:content-validation-name="val21" office:value-type="string" calcext:value-type="string">
            <text:p>SRD</text:p>
          </table:table-cell>
        </table:table-row>
        <table:table-row table:style-name="ro7">
          <table:table-cell office:value-type="string" calcext:value-type="string">
            <text:p>HALFLING </text:p>
          </table:table-cell>
          <table:table-cell office:value-type="string" calcext:value-type="string">
            <text:p>Halfling </text:p>
          </table:table-cell>
          <table:table-cell office:value-type="string" calcext:value-type="string">
            <text:p>{‘DEX’:2}</text:p>
          </table:table-cell>
          <table:table-cell office:value-type="float" office:value="25" calcext:value-type="float">
            <text:p>25</text:p>
          </table:table-cell>
          <table:table-cell office:value-type="string" calcext:value-type="string">
            <text:p>[‘Common’, ‘Halfling’]</text:p>
          </table:table-cell>
          <table:table-cell table:content-validation-name="val20"/>
          <table:table-cell office:value-type="string" calcext:value-type="string">
            <text:p>Your halfling character has a number of traits in common with all other halflings.</text:p>
          </table:table-cell>
          <table:table-cell table:content-validation-name="val21" office:value-type="string" calcext:value-type="string">
            <text:p>SRD</text:p>
          </table:table-cell>
        </table:table-row>
        <table:table-row table:style-name="ro7">
          <table:table-cell office:value-type="string" calcext:value-type="string">
            <text:p>HUMAN </text:p>
          </table:table-cell>
          <table:table-cell office:value-type="string" calcext:value-type="string">
            <text:p>Human </text:p>
          </table:table-cell>
          <table:table-cell office:value-type="string" calcext:value-type="string">
            <text:p>{‘STR’:1, ‘DEX’:1, ‘CON’:1, ‘INT’:1, 'WIS’:1, ‘CHA’:1}</text:p>
          </table:table-cell>
          <table:table-cell office:value-type="float" office:value="30" calcext:value-type="float">
            <text:p>30</text:p>
          </table:table-cell>
          <table:table-cell office:value-type="string" calcext:value-type="string">
            <text:p>[‘Common’]</text:p>
          </table:table-cell>
          <table:table-cell table:content-validation-name="val20" office:value-type="float" office:value="1" calcext:value-type="float">
            <text:p>1</text:p>
          </table:table-cell>
          <table:table-cell office:value-type="string" calcext:value-type="string">
            <text:p>It's hard to make generalizations about humans, but your human character has these traits.</text:p>
          </table:table-cell>
          <table:table-cell table:content-validation-name="val21" office:value-type="string" calcext:value-type="string">
            <text:p>SRD</text:p>
          </table:table-cell>
        </table:table-row>
        <table:table-row table:style-name="ro7">
          <table:table-cell office:value-type="string" calcext:value-type="string">
            <text:p>TIEFLING </text:p>
          </table:table-cell>
          <table:table-cell office:value-type="string" calcext:value-type="string">
            <text:p>Tiefling </text:p>
          </table:table-cell>
          <table:table-cell office:value-type="string" calcext:value-type="string">
            <text:p>{‘INT’:1, ‘CHA’:2}</text:p>
          </table:table-cell>
          <table:table-cell office:value-type="float" office:value="30" calcext:value-type="float">
            <text:p>30</text:p>
          </table:table-cell>
          <table:table-cell office:value-type="string" calcext:value-type="string">
            <text:p>[‘Common’, ‘Infernal’]</text:p>
          </table:table-cell>
          <table:table-cell table:content-validation-name="val20"/>
          <table:table-cell office:value-type="string" calcext:value-type="string">
            <text:p>Tieflings share certain racial traits as a result of their infernal descent. </text:p>
          </table:table-cell>
          <table:table-cell table:content-validation-name="val21" office:value-type="string" calcext:value-type="string">
            <text:p>SRD</text:p>
          </table:table-cell>
        </table:table-row>
        <table:table-row table:style-name="ro7" table:number-rows-repeated="1048565">
          <table:table-cell table:content-validation-name="val19"/>
          <table:table-cell table:number-columns-repeated="4"/>
          <table:table-cell table:content-validation-name="val20"/>
          <table:table-cell/>
          <table:table-cell table:content-validation-name="val21"/>
        </table:table-row>
        <table:table-row table:style-name="ro7">
          <table:table-cell table:content-validation-name="val19"/>
          <table:table-cell table:number-columns-repeated="4"/>
          <table:table-cell table:content-validation-name="val20"/>
          <table:table-cell/>
          <table:table-cell table:content-validation-name="val21"/>
        </table:table-row>
      </table:table>
      <table:table table:name="Shield" table:style-name="ta2">
        <table:table-column table:style-name="co9" table:default-cell-style-name="ce25"/>
        <table:table-column table:style-name="co15" table:default-cell-style-name="Default"/>
        <table:table-column table:style-name="co1" table:default-cell-style-name="ce27"/>
        <table:table-column table:style-name="co13" table:default-cell-style-name="Default"/>
        <table:table-column table:style-name="co1" table:default-cell-style-name="Default"/>
        <table:table-column table:style-name="co16" table:default-cell-style-name="Default"/>
        <table:table-column table:style-name="co1" table:default-cell-style-name="ce27"/>
        <table:table-column table:style-name="co17" table:default-cell-style-name="Default"/>
        <table:table-column table:style-name="co18" table:default-cell-style-name="Default"/>
        <table:table-column table:style-name="co18" table:default-cell-style-name="ce27"/>
        <table:table-column table:style-name="co1" table:default-cell-style-name="ce27"/>
        <table:table-column table:style-name="co19" table:default-cell-style-name="ce33"/>
        <table:table-column table:style-name="co1" table:number-columns-repeated="2" table:default-cell-style-name="ce19"/>
        <table:table-column table:style-name="co20" table:default-cell-style-name="ce45"/>
        <table:table-column table:style-name="co1" table:default-cell-style-name="Default"/>
        <table:table-row table:style-name="ro3">
          <table:table-cell table:style-name="ce47" office:value-type="string" calcext:value-type="string">
            <text:p>objid</text:p>
          </table:table-cell>
          <table:table-cell table:style-name="ce47" office:value-type="string" calcext:value-type="string">
            <text:p>name</text:p>
          </table:table-cell>
          <table:table-cell table:style-name="ce47" office:value-type="string" calcext:value-type="string">
            <text:p>category</text:p>
          </table:table-cell>
          <table:table-cell table:style-name="ce47" office:value-type="string" calcext:value-type="string">
            <text:p>armor_class</text:p>
          </table:table-cell>
          <table:table-cell table:style-name="ce47" office:value-type="string" calcext:value-type="string">
            <text:p>strength</text:p>
          </table:table-cell>
          <table:table-cell table:style-name="ce47" office:value-type="string" calcext:value-type="string">
            <text:p>stealth_disadvantage</text:p>
          </table:table-cell>
          <table:table-cell table:style-name="ce47" office:value-type="string" calcext:value-type="string">
            <text:p>modifier</text:p>
          </table:table-cell>
          <table:table-cell table:style-name="ce47" office:value-type="string" calcext:value-type="string">
            <text:p>modifier_max</text:p>
          </table:table-cell>
          <table:table-cell table:style-name="ce47" office:value-type="string" calcext:value-type="string">
            <text:p>damage</text:p>
          </table:table-cell>
          <table:table-cell table:style-name="ce47" office:value-type="string" calcext:value-type="string">
            <text:p>damage_type</text:p>
          </table:table-cell>
          <table:table-cell table:style-name="ce47" office:value-type="string" calcext:value-type="string">
            <text:p>stat_mod</text:p>
          </table:table-cell>
          <table:table-cell table:style-name="ce47" office:value-type="string" calcext:value-type="string">
            <text:p>properties</text:p>
          </table:table-cell>
          <table:table-cell table:style-name="ce47" office:value-type="string" calcext:value-type="string">
            <text:p>cost</text:p>
          </table:table-cell>
          <table:table-cell table:style-name="ce47" office:value-type="string" calcext:value-type="string">
            <text:p>weight</text:p>
          </table:table-cell>
          <table:table-cell table:style-name="ce47" office:value-type="string" calcext:value-type="string">
            <text:p>description</text:p>
          </table:table-cell>
          <table:table-cell table:style-name="ce47" office:value-type="string" calcext:value-type="string">
            <text:p>source</text:p>
          </table:table-cell>
        </table:table-row>
        <table:table-row table:style-name="ro7">
          <table:table-cell table:content-validation-name="val1" office:value-type="string" calcext:value-type="string">
            <text:p>SHIELD</text:p>
          </table:table-cell>
          <table:table-cell office:value-type="string" calcext:value-type="string">
            <text:p>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style-name="ce6" table:content-validation-name="val4"/>
          <table:table-cell table:content-validation-name="val5"/>
          <table:table-cell table:number-columns-repeated="2"/>
          <table:table-cell table:content-validation-name="val6" table:number-columns-repeated="2"/>
          <table:table-cell table:content-validation-name="val2"/>
          <table:table-cell office:value-type="float" office:value="10" calcext:value-type="float">
            <text:p>10.00</text:p>
          </table:table-cell>
          <table:table-cell office:value-type="float" office:value="6" calcext:value-type="float">
            <text:p>6.00</text:p>
          </table:table-cell>
          <table:table-cell office:value-type="string" calcext:value-type="string">
            <text:p>A shield is made from wood or metal and is carried in one hand. Wielding a shield increases your Armor Class by 2. You can benefit from only one shield at a time. </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BLLSTCSHLD</text:p>
          </table:table-cell>
          <table:table-cell office:value-type="string" calcext:value-type="string">
            <text:p>Ballistic Shield</text:p>
          </table:table-cell>
          <table:table-cell table:content-validation-name="val3" office:value-type="string" calcext:value-type="string">
            <text:p>SHIELD</text:p>
          </table:table-cell>
          <table:table-cell office:value-type="float" office:value="2" calcext:value-type="float">
            <text:p>2</text:p>
          </table:table-cell>
          <table:table-cell office:value-type="float" office:value="13" calcext:value-type="float">
            <text:p>13</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style-name="Default" table:number-columns-repeated="2"/>
          <table:table-cell table:content-validation-name="val2" office:value-type="string" calcext:value-type="string">
            <text:p>[SPECIAL]</text:p>
          </table:table-cell>
          <table:table-cell/>
          <table:table-cell office:value-type="float" office:value="15" calcext:value-type="float">
            <text:p>15.00</text:p>
          </table:table-cell>
          <table:table-cell office:value-type="string" calcext:value-type="string">
            <text:p>A full sized shield constructed from advanced composite material, with a bullet resistant window. When held in one hand, it increases your Armor Class by 2 and you benefit from half cover against ranged attacks. You can only benefit from one shield at a time.</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CMBTRNDSHLD</text:p>
          </table:table-cell>
          <table:table-cell office:value-type="string" calcext:value-type="string">
            <text:p>Combat Round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table-cell office:value-type="string" calcext:value-type="string">
            <text:p>[1d6]</text:p>
          </table:table-cell>
          <table:table-cell table:content-validation-name="val6" office:value-type="string" calcext:value-type="string">
            <text:p>BLUDGEON</text:p>
          </table:table-cell>
          <table:table-cell table:content-validation-name="val6"/>
          <table:table-cell table:content-validation-name="val2" office:value-type="string" calcext:value-type="string">
            <text:p>[MELEE]</text:p>
          </table:table-cell>
          <table:table-cell office:value-type="float" office:value="75" calcext:value-type="float">
            <text:p>75.00</text:p>
          </table:table-cell>
          <table:table-cell office:value-type="float" office:value="5" calcext:value-type="float">
            <text:p>5.00</text:p>
          </table:table-cell>
          <table:table-cell office:value-type="string" calcext:value-type="string">
            <text:p>This a round shield modified to being used as a weapon. This offers the standard protection of a shield. When you use it to make an attack, you lose the benefits to your AC granted by it. You can restore the benefits using a bonus action on your turn.Some versions of this shield have spikes on its front or blades on the sides, changing the damage to piercing or slashing, respectively.</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PIRATESHLD</text:p>
          </table:table-cell>
          <table:table-cell office:value-type="string" calcext:value-type="string">
            <text:p>Pirate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table:table-cell/>
          <table:table-cell office:value-type="float" office:value="8" calcext:value-type="float">
            <text:p>8.00</text:p>
          </table:table-cell>
          <table:table-cell office:value-type="string" calcext:value-type="string">
            <text:p>A shield in the shape of a circle with a skull and crossbones painted across it with a good size, but not enough to hinder your mobility, and light enough for almost anyone to use it. If you are underwater, on board of a ship or on an island, you gain a +2 bonus to AC and Charisma (Intimidation) checks while you wield this shield, in addition to the shield's normal bonus. <text:s text:c="3"/>In addition, whenever you fail a Charisma (Intimidation) check when using this shield, you can use your reaction to re-roll the check. You must use the new result.</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HVYSHLD</text:p>
          </table:table-cell>
          <table:table-cell office:value-type="string" calcext:value-type="string">
            <text:p>Heavy Shield</text:p>
          </table:table-cell>
          <table:table-cell table:content-validation-name="val3" office:value-type="string" calcext:value-type="string">
            <text:p>SHIELD</text:p>
          </table:table-cell>
          <table:table-cell office:value-type="float" office:value="3" calcext:value-type="float">
            <text:p>3</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office:value-type="string" calcext:value-type="string">
            <text:p>[SPECIAL]</text:p>
          </table:table-cell>
          <table:table-cell/>
          <table:table-cell office:value-type="float" office:value="35" calcext:value-type="float">
            <text:p>35.00</text:p>
          </table:table-cell>
          <table:table-cell office:value-type="string" calcext:value-type="string">
            <text:p>This massive shield resembles a portable wall. Its sheer size and weight make it abnormally difficult to use.  </text:p>
            <text:p/>
            <text:p>**Proficiency.** To wield a heavy shield proficiently, you must have proficiency both with shields and with heavy armor.    </text:p>
            <text:p/>
            <text:p>**Special.** While you are wielding a heavy shield with which you are proficient, when you take the Dodge action you gain an additional benefit. You gain half cover until the start of your next turn.</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WICKERSHLD</text:p>
          </table:table-cell>
          <table:table-cell office:value-type="string" calcext:value-type="string">
            <text:p>Wicker Shield</text:p>
          </table:table-cell>
          <table:table-cell table:content-validation-name="val3" office:value-type="string" calcext:value-type="string">
            <text:p>SHIELD</text:p>
          </table:table-cell>
          <table:table-cell office:value-type="float" office:value="1" calcext:value-type="float">
            <text:p>1</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office:value-type="string" calcext:value-type="string">
            <text:p>[COMBUSTIBLE, NONMETAL]</text:p>
          </table:table-cell>
          <table:table-cell office:value-type="float" office:value="1" calcext:value-type="float">
            <text:p>1.00</text:p>
          </table:table-cell>
          <table:table-cell office:value-type="float" office:value="3" calcext:value-type="float">
            <text:p>3.00</text:p>
          </table:table-cell>
          <table:table-cell office:value-type="string" calcext:value-type="string">
            <text:p>Wicker shields are common in regions with little available metal. They are large and light, made of woven wood strips. Such a shield is combustible, and is destroyed if you are hit by an attack that deals fire damage.</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TRIBALSHLD</text:p>
          </table:table-cell>
          <table:table-cell office:value-type="string" calcext:value-type="string">
            <text:p>Tribal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office:value-type="string" calcext:value-type="string">
            <text:p>[NONMETAL]</text:p>
          </table:table-cell>
          <table:table-cell office:value-type="float" office:value="1" calcext:value-type="float">
            <text:p>1.00</text:p>
          </table:table-cell>
          <table:table-cell office:value-type="float" office:value="6" calcext:value-type="float">
            <text:p>6.00</text:p>
          </table:table-cell>
          <table:table-cell office:value-type="string" calcext:value-type="string">
            <text:p>A tribal shield is a shield made from bone, animal hide, untempered wood, or other materials available to primitive civilizations that have not yet invented metalworking. It is more flammable than a normal shield and easily sundered by a strong blow. When a creature scores a critical hit against you while you are wielding a tribal shield and you are not *incapacitated*, you can choose for its attack to become a normal hit instead. This destroys the shield. </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SMALLSHLD</text:p>
          </table:table-cell>
          <table:table-cell office:value-type="string" calcext:value-type="string">
            <text:p>Small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table-cell office:value-type="string" calcext:value-type="string">
            <text:p>[1d6, ‘STR']</text:p>
          </table:table-cell>
          <table:table-cell table:content-validation-name="val6" office:value-type="string" calcext:value-type="string">
            <text:p>BLUDGEON</text:p>
          </table:table-cell>
          <table:table-cell table:content-validation-name="val6"/>
          <table:table-cell table:content-validation-name="val2" office:value-type="string" calcext:value-type="string">
            <text:p>[MELEE]</text:p>
          </table:table-cell>
          <table:table-cell office:value-type="float" office:value="20" calcext:value-type="float">
            <text:p>20.00</text:p>
          </table:table-cell>
          <table:table-cell office:value-type="float" office:value="4" calcext:value-type="float">
            <text:p>4.00</text:p>
          </table:table-cell>
          <table:table-cell office:value-type="string" calcext:value-type="string">
            <text:p>A small shield made of wood, metal, or a mixture of both. it is held to the forearm by a strap and held by the hand.  </text:p>
            <text:p/>
            <text:p>**Bash.** You can use this shield as a makeshift weapon, which you can use to bash your foes. If you hit a target with this shield, you deal bludgeoning damage equal to 1d6 + your Strength modifier.</text:p>
          </table:table-cell>
          <table:table-cell table:content-validation-name="val7" office:value-type="string" calcext:value-type="string">
            <text:p>HB</text:p>
          </table:table-cell>
        </table:table-row>
        <table:table-row table:style-name="ro7" table:number-rows-repeated="1048555">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8" table:number-rows-repeated="11">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8">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
      <table:table table:name="Spell" table:style-name="ta2">
        <table:table-column table:style-name="co42" table:default-cell-style-name="ce27"/>
        <table:table-column table:style-name="co24" table:default-cell-style-name="Default"/>
        <table:table-column table:style-name="co43" table:default-cell-style-name="Default"/>
        <table:table-column table:style-name="co44" table:default-cell-style-name="Default"/>
        <table:table-column table:style-name="co24" table:default-cell-style-name="Default"/>
        <table:table-column table:style-name="co28" table:default-cell-style-name="Default"/>
        <table:table-column table:style-name="co43"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ce30"/>
        <table:table-column table:style-name="co50" table:default-cell-style-name="ce30"/>
        <table:table-column table:style-name="co32" table:default-cell-style-name="Default"/>
        <table:table-column table:style-name="co51" table:default-cell-style-name="Default"/>
        <table:table-column table:style-name="co52" table:default-cell-style-name="ce45"/>
        <table:table-column table:style-name="co1" table:default-cell-style-name="Default"/>
        <table:table-row table:style-name="ro7">
          <table:table-cell table:style-name="ce3" office:value-type="string" calcext:value-type="string">
            <text:p>objid</text:p>
          </table:table-cell>
          <table:table-cell table:style-name="ce3" office:value-type="string" calcext:value-type="string">
            <text:p>name</text:p>
          </table:table-cell>
          <table:table-cell table:style-name="ce3" office:value-type="string" calcext:value-type="string">
            <text:p>level</text:p>
          </table:table-cell>
          <table:table-cell table:style-name="ce3" office:value-type="string" calcext:value-type="string">
            <text:p>casting_time</text:p>
          </table:table-cell>
          <table:table-cell table:style-name="ce3" office:value-type="string" calcext:value-type="string">
            <text:p>duration</text:p>
          </table:table-cell>
          <table:table-cell table:style-name="ce3" office:value-type="string" calcext:value-type="string">
            <text:p>school</text:p>
          </table:table-cell>
          <table:table-cell table:style-name="ce3" office:value-type="string" calcext:value-type="string">
            <text:p>range</text:p>
          </table:table-cell>
          <table:table-cell table:style-name="ce3" office:value-type="string" calcext:value-type="string">
            <text:p>area_of_effect</text:p>
          </table:table-cell>
          <table:table-cell table:style-name="ce3" office:value-type="string" calcext:value-type="string">
            <text:p>aoe_range</text:p>
          </table:table-cell>
          <table:table-cell table:style-name="ce3" office:value-type="string" calcext:value-type="string">
            <text:p>effect</text:p>
          </table:table-cell>
          <table:table-cell table:style-name="ce3" office:value-type="string" calcext:value-type="string">
            <text:p>components</text:p>
          </table:table-cell>
          <table:table-cell table:style-name="ce3" office:value-type="string" calcext:value-type="string">
            <text:p>save</text:p>
          </table:table-cell>
          <table:table-cell table:style-name="ce3" table:content-validation-name="val2" office:value-type="string" calcext:value-type="string">
            <text:p>damage</text:p>
          </table:table-cell>
          <table:table-cell table:style-name="ce3" table:content-validation-name="val2" office:value-type="string" calcext:value-type="string">
            <text:p>damage_progression</text:p>
          </table:table-cell>
          <table:table-cell table:style-name="ce3" table:content-validation-name="val2" office:value-type="string" calcext:value-type="string">
            <text:p>tags</text:p>
          </table:table-cell>
          <table:table-cell table:style-name="ce3" table:content-validation-name="val2" office:value-type="string" calcext:value-type="string">
            <text:p>classes</text:p>
          </table:table-cell>
          <table:table-cell table:style-name="ce38" office:value-type="string" calcext:value-type="string">
            <text:p>description</text:p>
          </table:table-cell>
          <table:table-cell table:style-name="ce68" office:value-type="string" calcext:value-type="string">
            <text:p>source</text:p>
          </table:table-cell>
        </table:table-row>
        <table:table-row table:style-name="ro7">
          <table:table-cell table:content-validation-name="val1" office:value-type="string" calcext:value-type="string">
            <text:p>BURNINGHAND</text:p>
          </table:table-cell>
          <table:table-cell table:style-name="ce33" office:value-type="string" calcext:value-type="string">
            <text:p>Burning Hands</text:p>
          </table:table-cell>
          <table:table-cell table:style-name="ce33" table:content-validation-name="val22" office:value-type="float" office:value="1" calcext:value-type="float">
            <text:p>1</text:p>
          </table:table-cell>
          <table:table-cell table:style-name="ce33" office:value-type="string" calcext:value-type="string">
            <text:p>[1, Action]</text:p>
          </table:table-cell>
          <table:table-cell table:style-name="ce33" office:value-type="string" calcext:value-type="string">
            <text:p>[Instantaneous]</text:p>
          </table:table-cell>
          <table:table-cell table:style-name="ce33" table:content-validation-name="val23" office:value-type="string" calcext:value-type="string">
            <text:p>EVOCATION</text:p>
          </table:table-cell>
          <table:table-cell table:style-name="ce33" office:value-type="float" office:value="15" calcext:value-type="float">
            <text:p>15</text:p>
          </table:table-cell>
          <table:table-cell table:style-name="ce33" table:content-validation-name="val24" office:value-type="string" calcext:value-type="string">
            <text:p>CONE</text:p>
          </table:table-cell>
          <table:table-cell table:style-name="ce33" office:value-type="float" office:value="5" calcext:value-type="float">
            <text:p>5</text:p>
          </table:table-cell>
          <table:table-cell table:style-name="ce33" table:content-validation-name="val25" office:value-type="string" calcext:value-type="string">
            <text:p>FIRE</text:p>
          </table:table-cell>
          <table:table-cell table:style-name="ce33" office:value-type="string" calcext:value-type="string">
            <text:p>S, V</text:p>
          </table:table-cell>
          <table:table-cell table:style-name="ce33" table:content-validation-name="val26" office:value-type="string" calcext:value-type="string">
            <text:p>DEX</text:p>
          </table:table-cell>
          <table:table-cell table:style-name="ce39" table:content-validation-name="val2" office:value-type="string" calcext:value-type="string">
            <text:p>3d6</text:p>
          </table:table-cell>
          <table:table-cell table:style-name="ce39" table:content-validation-name="val2" office:value-type="string" calcext:value-type="string">
            <text:p>1d6 for each slot level above 1st</text:p>
          </table:table-cell>
          <table:table-cell table:style-name="ce33" table:content-validation-name="val2" office:value-type="string" calcext:value-type="string">
            <text:p>Damage</text:p>
          </table:table-cell>
          <table:table-cell office:value-type="string" calcext:value-type="string">
            <text:p>SORCERER, WIZARD</text:p>
          </table:table-cell>
          <table:table-cell office:value-type="string" calcext:value-type="string">
            <text:p>As you hold your hands with thumbs touching and fingers spread, a thin sheet of flames shoots forth from your outstretched fingertips.</text:p>
          </table:table-cell>
          <table:table-cell table:content-validation-name="val8" office:value-type="string" calcext:value-type="string">
            <text:p>SRD</text:p>
          </table:table-cell>
        </table:table-row>
        <table:table-row table:style-name="ro7">
          <table:table-cell table:content-validation-name="val1" office:value-type="string" calcext:value-type="string">
            <text:p>ICEKNIFE</text:p>
          </table:table-cell>
          <table:table-cell table:style-name="ce33" office:value-type="string" calcext:value-type="string">
            <text:p>Ice Knife</text:p>
          </table:table-cell>
          <table:table-cell table:style-name="ce33" table:content-validation-name="val22" office:value-type="float" office:value="1" calcext:value-type="float">
            <text:p>1</text:p>
          </table:table-cell>
          <table:table-cell table:style-name="ce33" office:value-type="string" calcext:value-type="string">
            <text:p>[1, Action]</text:p>
          </table:table-cell>
          <table:table-cell table:style-name="ce33" office:value-type="string" calcext:value-type="string">
            <text:p>[Instantaneous]</text:p>
          </table:table-cell>
          <table:table-cell table:style-name="ce33" table:content-validation-name="val23" office:value-type="string" calcext:value-type="string">
            <text:p>CONJURATION</text:p>
          </table:table-cell>
          <table:table-cell table:style-name="ce33" office:value-type="float" office:value="60" calcext:value-type="float">
            <text:p>60</text:p>
          </table:table-cell>
          <table:table-cell table:style-name="ce33" table:content-validation-name="val24" office:value-type="string" calcext:value-type="string">
            <text:p>SPHERE</text:p>
          </table:table-cell>
          <table:table-cell table:style-name="ce33" office:value-type="float" office:value="5" calcext:value-type="float">
            <text:p>5</text:p>
          </table:table-cell>
          <table:table-cell table:style-name="ce33" table:content-validation-name="val25" office:value-type="string" calcext:value-type="string">
            <text:p>PIERCING</text:p>
          </table:table-cell>
          <table:table-cell table:style-name="ce33" office:value-type="string" calcext:value-type="string">
            <text:p>M, S</text:p>
          </table:table-cell>
          <table:table-cell table:style-name="ce33" table:content-validation-name="val26" office:value-type="string" calcext:value-type="string">
            <text:p>DEX</text:p>
          </table:table-cell>
          <table:table-cell table:style-name="ce39" table:content-validation-name="val2" office:value-type="string" calcext:value-type="string">
            <text:p>1d10 piercing, 2d6 cold ()</text:p>
          </table:table-cell>
          <table:table-cell table:style-name="ce39" table:content-validation-name="val2" office:value-type="string" calcext:value-type="string">
            <text:p>1d6 for each slot level above 1st</text:p>
          </table:table-cell>
          <table:table-cell table:style-name="ce33" table:content-validation-name="val2" office:value-type="string" calcext:value-type="string">
            <text:p>Damage</text:p>
          </table:table-cell>
          <table:table-cell table:content-validation-name="val2" office:value-type="string" calcext:value-type="string">
            <text:p>DRUID, SORCERER, WIZARD</text:p>
          </table:table-cell>
          <table:table-cell office:value-type="string" calcext:value-type="string">
            <text:p>1d10 piercing, 2d6 cold (1d6 for each slot level above 1st)</text:p>
          </table:table-cell>
          <table:table-cell table:content-validation-name="val8" office:value-type="string" calcext:value-type="string">
            <text:p>SRD</text:p>
          </table:table-cell>
        </table:table-row>
        <table:table-row table:style-name="ro7">
          <table:table-cell table:content-validation-name="val1" office:value-type="string" calcext:value-type="string">
            <text:p>CREATBONFIRE</text:p>
          </table:table-cell>
          <table:table-cell office:value-type="string" calcext:value-type="string">
            <text:p>Create Bonfire</text:p>
          </table:table-cell>
          <table:table-cell table:content-validation-name="val22" office:value-type="float" office:value="0" calcext:value-type="float">
            <text:p>0</text:p>
          </table:table-cell>
          <table:table-cell table:style-name="ce33" office:value-type="string" calcext:value-type="string">
            <text:p>[1, Action]</text:p>
          </table:table-cell>
          <table:table-cell office:value-type="string" calcext:value-type="string">
            <text:p>[1, Minute]</text:p>
          </table:table-cell>
          <table:table-cell table:content-validation-name="val23" office:value-type="string" calcext:value-type="string">
            <text:p>CONJURATION</text:p>
          </table:table-cell>
          <table:table-cell office:value-type="float" office:value="60" calcext:value-type="float">
            <text:p>60</text:p>
          </table:table-cell>
          <table:table-cell table:content-validation-name="val24" office:value-type="string" calcext:value-type="string">
            <text:p>CUBE</text:p>
          </table:table-cell>
          <table:table-cell office:value-type="float" office:value="5" calcext:value-type="float">
            <text:p>5</text:p>
          </table:table-cell>
          <table:table-cell table:content-validation-name="val25" office:value-type="string" calcext:value-type="string">
            <text:p>FIRE</text:p>
          </table:table-cell>
          <table:table-cell office:value-type="string" calcext:value-type="string">
            <text:p>S, V</text:p>
          </table:table-cell>
          <table:table-cell table:content-validation-name="val26" office:value-type="string" calcext:value-type="string">
            <text:p>DEX</text:p>
          </table:table-cell>
          <table:table-cell table:content-validation-name="val2" office:value-type="string" calcext:value-type="string">
            <text:p>1d8</text:p>
          </table:table-cell>
          <table:table-cell table:content-validation-name="val2" office:value-type="string" calcext:value-type="string">
            <text:p>5:2d8, 11:3d8, 17: 4d8</text:p>
          </table:table-cell>
          <table:table-cell table:content-validation-name="val2" office:value-type="string" calcext:value-type="string">
            <text:p>Control, Damage</text:p>
          </table:table-cell>
          <table:table-cell table:content-validation-name="val2" office:value-type="string" calcext:value-type="string">
            <text:p>DRUID, SORCERER, WARLOCK, WIZARD</text:p>
          </table:table-cell>
          <table:table-cell office:value-type="string" calcext:value-type="string">
            <text:p>You create a bonfire on ground that you can see within range. Any creature in the bonfire's space when you cast the spell must succeed on a Dexterity saving throw or take 1d8 fire damage. A creature must also make the saving throw when it moves into the bonfire's space for the first time on a turn or ends its turn there. The bonfire ignites flammable objects in its area that aren't being worn or carried.</text:p>
          </table:table-cell>
          <table:table-cell table:content-validation-name="val8" office:value-type="string" calcext:value-type="string">
            <text:p>SRD</text:p>
          </table:table-cell>
        </table:table-row>
        <table:table-row table:style-name="ro7">
          <table:table-cell office:value-type="string" calcext:value-type="string">
            <text:p>LIGHT</text:p>
          </table:table-cell>
          <table:table-cell office:value-type="string" calcext:value-type="string">
            <text:p>Light</text:p>
          </table:table-cell>
          <table:table-cell table:content-validation-name="val22" office:value-type="float" office:value="0" calcext:value-type="float">
            <text:p>0</text:p>
          </table:table-cell>
          <table:table-cell office:value-type="string" calcext:value-type="string">
            <text:p>[1, Action]</text:p>
          </table:table-cell>
          <table:table-cell office:value-type="string" calcext:value-type="string">
            <text:p>[1, Hour]</text:p>
          </table:table-cell>
          <table:table-cell table:content-validation-name="val23" office:value-type="string" calcext:value-type="string">
            <text:p>EVOCATION</text:p>
          </table:table-cell>
          <table:table-cell office:value-type="float" office:value="0" calcext:value-type="float">
            <text:p>0</text:p>
          </table:table-cell>
          <table:table-cell table:content-validation-name="val24" office:value-type="string" calcext:value-type="string">
            <text:p>SPHERE</text:p>
          </table:table-cell>
          <table:table-cell office:value-type="float" office:value="20" calcext:value-type="float">
            <text:p>20</text:p>
          </table:table-cell>
          <table:table-cell table:content-validation-name="val25"/>
          <table:table-cell office:value-type="string" calcext:value-type="string">
            <text:p>M, V</text:p>
          </table:table-cell>
          <table:table-cell table:content-validation-name="val26" office:value-type="string" calcext:value-type="string">
            <text:p>DEX</text:p>
          </table:table-cell>
          <table:table-cell table:content-validation-name="val2" table:number-columns-repeated="2"/>
          <table:table-cell table:style-name="ce33" table:content-validation-name="val2" office:value-type="string" calcext:value-type="string">
            <text:p>Creation, Utility</text:p>
          </table:table-cell>
          <table:table-cell table:style-name="ce33" table:content-validation-name="val2" office:value-type="string" calcext:value-type="string">
            <text:p>BARD, CLERIC, SORCERER, WIZARD</text:p>
          </table:table-cell>
          <table:table-cell office:value-type="string" calcext:value-type="string">
            <text:p>You touch one object that is no larger than 10 feet in any dimension, in a 20-foot radius and dim light for an additional 20 feet. If you target an object held or worn by a hostile creature, that creature must succeed on a Dexterity saving throw to avoid the spell.</text:p>
          </table:table-cell>
          <table:table-cell table:content-validation-name="val8" office:value-type="string" calcext:value-type="string">
            <text:p>SRD</text:p>
          </table:table-cell>
        </table:table-row>
        <table:table-row table:style-name="ro7" table:number-rows-repeated="1048570">
          <table:table-cell table:content-validation-name="val1"/>
          <table:table-cell/>
          <table:table-cell table:content-validation-name="val22"/>
          <table:table-cell table:number-columns-repeated="2"/>
          <table:table-cell table:content-validation-name="val23"/>
          <table:table-cell/>
          <table:table-cell table:content-validation-name="val24"/>
          <table:table-cell/>
          <table:table-cell table:content-validation-name="val25"/>
          <table:table-cell/>
          <table:table-cell table:content-validation-name="val26"/>
          <table:table-cell table:content-validation-name="val2" table:number-columns-repeated="4"/>
          <table:table-cell/>
          <table:table-cell table:content-validation-name="val8"/>
        </table:table-row>
        <table:table-row table:style-name="ro7">
          <table:table-cell table:content-validation-name="val1"/>
          <table:table-cell/>
          <table:table-cell table:content-validation-name="val22"/>
          <table:table-cell table:number-columns-repeated="2"/>
          <table:table-cell table:content-validation-name="val23"/>
          <table:table-cell/>
          <table:table-cell table:content-validation-name="val24"/>
          <table:table-cell/>
          <table:table-cell table:content-validation-name="val25"/>
          <table:table-cell/>
          <table:table-cell table:content-validation-name="val26"/>
          <table:table-cell table:content-validation-name="val2" table:number-columns-repeated="4"/>
          <table:table-cell/>
          <table:table-cell table:content-validation-name="val8"/>
        </table:table-row>
      </table:table>
      <table:table table:name="Weapon" table:style-name="ta2">
        <table:table-column table:style-name="co53" table:default-cell-style-name="ce25"/>
        <table:table-column table:style-name="co54" table:default-cell-style-name="Default"/>
        <table:table-column table:style-name="co55" table:default-cell-style-name="Default"/>
        <table:table-column table:style-name="co56" table:default-cell-style-name="ce41"/>
        <table:table-column table:style-name="co57" table:default-cell-style-name="Default"/>
        <table:table-column table:style-name="co58" table:default-cell-style-name="ce102"/>
        <table:table-column table:style-name="co59" table:default-cell-style-name="ce6"/>
        <table:table-column table:style-name="co60" table:default-cell-style-name="ce102"/>
        <table:table-column table:style-name="co43" table:default-cell-style-name="ce15"/>
        <table:table-column table:style-name="co61" table:default-cell-style-name="ce15"/>
        <table:table-column table:style-name="co4" table:default-cell-style-name="Default"/>
        <table:table-column table:style-name="co62" table:default-cell-style-name="ce55"/>
        <table:table-row table:style-name="ro3">
          <table:table-cell table:style-name="ce3" office:value-type="string" calcext:value-type="string">
            <text:p>objid</text:p>
          </table:table-cell>
          <table:table-cell table:style-name="ce3" office:value-type="string" calcext:value-type="string">
            <text:p>name</text:p>
          </table:table-cell>
          <table:table-cell table:style-name="ce3" office:value-type="string" calcext:value-type="string">
            <text:p>category</text:p>
          </table:table-cell>
          <table:table-cell table:style-name="ce3" office:value-type="string" calcext:value-type="string">
            <text:p>damage</text:p>
          </table:table-cell>
          <table:table-cell table:style-name="ce3" office:value-type="string" calcext:value-type="string">
            <text:p>damage_type</text:p>
          </table:table-cell>
          <table:table-cell table:style-name="ce62" office:value-type="string" calcext:value-type="string">
            <text:p>ranges</text:p>
          </table:table-cell>
          <table:table-cell table:style-name="ce3" office:value-type="string" calcext:value-type="string">
            <text:p>properties</text:p>
          </table:table-cell>
          <table:table-cell table:style-name="ce68" office:value-type="string" calcext:value-type="string">
            <text:p>versatile_damage</text:p>
          </table:table-cell>
          <table:table-cell table:style-name="ce105" office:value-type="string" calcext:value-type="string">
            <text:p>cost</text:p>
          </table:table-cell>
          <table:table-cell table:style-name="ce105" office:value-type="string" calcext:value-type="string">
            <text:p>weight</text:p>
          </table:table-cell>
          <table:table-cell table:style-name="ce47" office:value-type="string" calcext:value-type="string">
            <text:p>description</text:p>
          </table:table-cell>
          <table:table-cell table:style-name="ce47" office:value-type="string" calcext:value-type="string">
            <text:p>source</text:p>
          </table:table-cell>
        </table:table-row>
        <table:table-row table:style-name="ro3">
          <table:table-cell table:content-validation-name="val1" office:value-type="string" calcext:value-type="string">
            <text:p>BATTLEAXE</text:p>
          </table:table-cell>
          <table:table-cell table:style-name="ce33" office:value-type="string" calcext:value-type="string">
            <text:p>Battleaxe</text:p>
          </table:table-cell>
          <table:table-cell table:style-name="ce33" table:content-validation-name="val27" office:value-type="string" calcext:value-type="string">
            <text:p>WEAPONMARTL</text:p>
          </table:table-cell>
          <table:table-cell table:style-name="ce42" office:value-type="string" calcext:value-type="string">
            <text:p>1d8</text:p>
          </table:table-cell>
          <table:table-cell table:style-name="ce33" table:content-validation-name="val28" office:value-type="string" calcext:value-type="string">
            <text:p>SLASHING</text:p>
          </table:table-cell>
          <table:table-cell table:style-name="ce48"/>
          <table:table-cell table:style-name="ce11" office:value-type="string" calcext:value-type="string">
            <text:p>[VERSATILE]</text:p>
          </table:table-cell>
          <table:table-cell table:style-name="ce21" office:value-type="string" calcext:value-type="string">
            <text:p>1d10</text:p>
          </table:table-cell>
          <table:table-cell table:style-name="ce31" office:value-type="float" office:value="10" calcext:value-type="float">
            <text:p>10.00</text:p>
          </table:table-cell>
          <table:table-cell table:style-name="ce31" office:value-type="float" office:value="4" calcext:value-type="float">
            <text:p>4.00</text:p>
          </table:table-cell>
          <table:table-cell office:value-type="string" calcext:value-type="string">
            <text:p>Proficiency with a battleaxe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BLOWGUN</text:p>
          </table:table-cell>
          <table:table-cell table:style-name="ce33" office:value-type="string" calcext:value-type="string">
            <text:p>Blowgun</text:p>
          </table:table-cell>
          <table:table-cell table:style-name="ce33" table:content-validation-name="val27" office:value-type="string" calcext:value-type="string">
            <text:p>WEAPONMARTL</text:p>
          </table:table-cell>
          <table:table-cell table:style-name="ce42" office:value-type="string" calcext:value-type="string">
            <text:p>1d1</text:p>
          </table:table-cell>
          <table:table-cell table:style-name="ce33" table:content-validation-name="val28" office:value-type="string" calcext:value-type="string">
            <text:p>PIERCING</text:p>
          </table:table-cell>
          <table:table-cell table:style-name="ce48" office:value-type="string" calcext:value-type="string">
            <text:p>[25, 100]</text:p>
          </table:table-cell>
          <table:table-cell table:style-name="ce11" office:value-type="string" calcext:value-type="string">
            <text:p>[AMMUNITION, LOADING]</text:p>
          </table:table-cell>
          <table:table-cell table:style-name="ce21"/>
          <table:table-cell table:style-name="ce31" office:value-type="float" office:value="10" calcext:value-type="float">
            <text:p>10.00</text:p>
          </table:table-cell>
          <table:table-cell table:style-name="ce31" office:value-type="float" office:value="1" calcext:value-type="float">
            <text:p>1.00</text:p>
          </table:table-cell>
          <table:table-cell office:value-type="string" calcext:value-type="string">
            <text:p>Proficiency with a blowgun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BOOMERANG</text:p>
          </table:table-cell>
          <table:table-cell table:style-name="ce33" office:value-type="string" calcext:value-type="string">
            <text:p>Boomerang</text:p>
          </table:table-cell>
          <table:table-cell table:style-name="ce33" table:content-validation-name="val27" office:value-type="string" calcext:value-type="string">
            <text:p>WEAPONSIMPLE</text:p>
          </table:table-cell>
          <table:table-cell table:style-name="ce43" office:value-type="string" calcext:value-type="string">
            <text:p>1d4</text:p>
          </table:table-cell>
          <table:table-cell table:style-name="ce33" table:content-validation-name="val28" office:value-type="string" calcext:value-type="string">
            <text:p>BLUDGEON</text:p>
          </table:table-cell>
          <table:table-cell table:style-name="ce48" office:value-type="string" calcext:value-type="string">
            <text:p>[60, 100]</text:p>
          </table:table-cell>
          <table:table-cell table:style-name="ce11"/>
          <table:table-cell/>
          <table:table-cell table:number-columns-repeated="2" table:style-name="ce31" office:value-type="float" office:value="0" calcext:value-type="float">
            <text:p>0.00</text:p>
          </table:table-cell>
          <table:table-cell office:value-type="string" calcext:value-type="string">
            <text:p>Ranged weapon, any creature proficient with the javelin is also proficient with this weapon. On a miss, a boomerang returns to the thrower's hand.</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CHAINSICKLE</text:p>
          </table:table-cell>
          <table:table-cell office:value-type="string" calcext:value-type="string">
            <text:p>Chain Sickle</text:p>
          </table:table-cell>
          <table:table-cell table:content-validation-name="val27" office:value-type="string" calcext:value-type="string">
            <text:p>WEAPONMARTL</text:p>
          </table:table-cell>
          <table:table-cell office:value-type="string" calcext:value-type="string">
            <text:p>1d4</text:p>
          </table:table-cell>
          <table:table-cell table:content-validation-name="val28" office:value-type="string" calcext:value-type="string">
            <text:p>SLASHING</text:p>
          </table:table-cell>
          <table:table-cell/>
          <table:table-cell office:value-type="string" calcext:value-type="string">
            <text:p>[REACH, VERSATILE]</text:p>
          </table:table-cell>
          <table:table-cell office:value-type="string" calcext:value-type="string">
            <text:p>1d6</text:p>
          </table:table-cell>
          <table:table-cell office:value-type="float" office:value="5" calcext:value-type="float">
            <text:p>5.00</text:p>
          </table:table-cell>
          <table:table-cell office:value-type="float" office:value="4" calcext:value-type="float">
            <text:p>4.00</text:p>
          </table:table-cell>
          <table:table-cell office:value-type="string" calcext:value-type="string">
            <text:p>This weapon is a sickle attached to a heavy iron weight by a length of chain. In some cultures it is known as a kusarigama. <text:s/>You can use a chain sickle to make an Entangle action, if your DM allows you to use that optional rule.</text:p>
          </table:table-cell>
          <table:table-cell table:style-name="ce21" table:content-validation-name="val31" office:value-type="string" calcext:value-type="string">
            <text:p>HB</text:p>
          </table:table-cell>
        </table:table-row>
        <table:table-row table:style-name="ro3">
          <table:table-cell table:content-validation-name="val1" office:value-type="string" calcext:value-type="string">
            <text:p>CLUB</text:p>
          </table:table-cell>
          <table:table-cell table:style-name="ce33" office:value-type="string" calcext:value-type="string">
            <text:p>Club</text:p>
          </table:table-cell>
          <table:table-cell table:style-name="ce33" table:content-validation-name="val27" office:value-type="string" calcext:value-type="string">
            <text:p>WEAPONSIMPLE</text:p>
          </table:table-cell>
          <table:table-cell table:style-name="ce43" office:value-type="string" calcext:value-type="string">
            <text:p>1d4</text:p>
          </table:table-cell>
          <table:table-cell table:style-name="ce33" table:content-validation-name="val28" office:value-type="string" calcext:value-type="string">
            <text:p>BLUDGEON</text:p>
          </table:table-cell>
          <table:table-cell table:style-name="ce48"/>
          <table:table-cell office:value-type="string" calcext:value-type="string">
            <text:p>[LIGHT]</text:p>
          </table:table-cell>
          <table:table-cell/>
          <table:table-cell table:style-name="ce31" office:value-type="float" office:value="0.1" calcext:value-type="float">
            <text:p>0.10</text:p>
          </table:table-cell>
          <table:table-cell table:style-name="ce31" office:value-type="float" office:value="2" calcext:value-type="float">
            <text:p>2.00</text:p>
          </table:table-cell>
          <table:table-cell office:value-type="string" calcext:value-type="string">
            <text:p>Proficiency with a club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DAGGER</text:p>
          </table:table-cell>
          <table:table-cell table:style-name="ce33" office:value-type="string" calcext:value-type="string">
            <text:p>Dagger</text:p>
          </table:table-cell>
          <table:table-cell table:style-name="ce33" table:content-validation-name="val27" office:value-type="string" calcext:value-type="string">
            <text:p>WEAPONSIMPLE</text:p>
          </table:table-cell>
          <table:table-cell table:style-name="ce43" office:value-type="string" calcext:value-type="string">
            <text:p>1d4</text:p>
          </table:table-cell>
          <table:table-cell table:style-name="ce33" table:content-validation-name="val28" office:value-type="string" calcext:value-type="string">
            <text:p>PIERCING</text:p>
          </table:table-cell>
          <table:table-cell office:value-type="string" calcext:value-type="string">
            <text:p>[20, 60]</text:p>
          </table:table-cell>
          <table:table-cell office:value-type="string" calcext:value-type="string">
            <text:p>[FINESSE, LIGHT, THROWN]</text:p>
          </table:table-cell>
          <table:table-cell/>
          <table:table-cell table:style-name="ce31" office:value-type="float" office:value="2" calcext:value-type="float">
            <text:p>2.00</text:p>
          </table:table-cell>
          <table:table-cell table:style-name="ce31" office:value-type="float" office:value="1" calcext:value-type="float">
            <text:p>1.00</text:p>
          </table:table-cell>
          <table:table-cell office:value-type="string" calcext:value-type="string">
            <text:p>Proficiency with a dagger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DART</text:p>
          </table:table-cell>
          <table:table-cell table:style-name="ce33" office:value-type="string" calcext:value-type="string">
            <text:p>Dart</text:p>
          </table:table-cell>
          <table:table-cell table:style-name="ce33" table:content-validation-name="val27" office:value-type="string" calcext:value-type="string">
            <text:p>WEAPONSIMPLE</text:p>
          </table:table-cell>
          <table:table-cell table:style-name="ce43" office:value-type="string" calcext:value-type="string">
            <text:p>1d4</text:p>
          </table:table-cell>
          <table:table-cell table:style-name="ce33" table:content-validation-name="val28" office:value-type="string" calcext:value-type="string">
            <text:p>PIERCING</text:p>
          </table:table-cell>
          <table:table-cell office:value-type="string" calcext:value-type="string">
            <text:p>[20, 60]</text:p>
          </table:table-cell>
          <table:table-cell office:value-type="string" calcext:value-type="string">
            <text:p>[FINESSE, THROWN ]</text:p>
          </table:table-cell>
          <table:table-cell/>
          <table:table-cell table:style-name="ce31" office:value-type="float" office:value="0.05" calcext:value-type="float">
            <text:p>0.05</text:p>
          </table:table-cell>
          <table:table-cell table:style-name="ce31" office:value-type="float" office:value="0.25" calcext:value-type="float">
            <text:p>0.25</text:p>
          </table:table-cell>
          <table:table-cell office:value-type="string" calcext:value-type="string">
            <text:p>Proficiency with a dart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DBLSCIMITAR</text:p>
          </table:table-cell>
          <table:table-cell table:style-name="ce33" office:value-type="string" calcext:value-type="string">
            <text:p>Double-Bladed Scimitar</text:p>
          </table:table-cell>
          <table:table-cell table:style-name="ce33" table:content-validation-name="val27" office:value-type="string" calcext:value-type="string">
            <text:p>WEAPONMARTL</text:p>
          </table:table-cell>
          <table:table-cell table:style-name="ce43" office:value-type="string" calcext:value-type="string">
            <text:p>2d4</text:p>
          </table:table-cell>
          <table:table-cell table:style-name="ce33" table:content-validation-name="val28" office:value-type="string" calcext:value-type="string">
            <text:p>SLASHING</text:p>
          </table:table-cell>
          <table:table-cell/>
          <table:table-cell office:value-type="string" calcext:value-type="string">
            <text:p>[SPECIAL, TWOHANDED]</text:p>
          </table:table-cell>
          <table:table-cell/>
          <table:table-cell table:style-name="ce31" office:value-type="float" office:value="100" calcext:value-type="float">
            <text:p>100.00</text:p>
          </table:table-cell>
          <table:table-cell table:style-name="ce31" office:value-type="float" office:value="6" calcext:value-type="float">
            <text:p>6.00</text:p>
          </table:table-cell>
          <table:table-cell office:value-type="string" calcext:value-type="string">
            <text:p>The signature weapon of Valenar elves. These blades are strong, sharp, and remarkably light. A Valenar blade in the hands of a non-elf is generally assumed to have been stolen or looted from a fallen foe, and a Valenar elf might feel entitled to demand its return or challenge the bearer to prove they're worthy to wield it. **Special:** If you attack with a double-bladed scimitar as part of the Attack action on your turn, you can use a bonus action immediately after to make a melee attack with it. This attack deals 1d4 slashing damage on a hit, instead of 2d4.</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FLAIL</text:p>
          </table:table-cell>
          <table:table-cell office:value-type="string" calcext:value-type="string">
            <text:p>Flail</text:p>
          </table:table-cell>
          <table:table-cell table:content-validation-name="val27" office:value-type="string" calcext:value-type="string">
            <text:p>WEAPONMARTL</text:p>
          </table:table-cell>
          <table:table-cell table:style-name="ce49" office:value-type="string" calcext:value-type="string">
            <text:p>1d8</text:p>
          </table:table-cell>
          <table:table-cell table:content-validation-name="val28" office:value-type="string" calcext:value-type="string">
            <text:p>BLUDGEON</text:p>
          </table:table-cell>
          <table:table-cell/>
          <table:table-cell table:style-name="Default"/>
          <table:table-cell table:style-name="ce21"/>
          <table:table-cell office:value-type="float" office:value="10" calcext:value-type="float">
            <text:p>10.00</text:p>
          </table:table-cell>
          <table:table-cell office:value-type="float" office:value="2" calcext:value-type="float">
            <text:p>2.00</text:p>
          </table:table-cell>
          <table:table-cell office:value-type="string" calcext:value-type="string">
            <text:p>Proficiency with a flail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GLAIVE</text:p>
          </table:table-cell>
          <table:table-cell office:value-type="string" calcext:value-type="string">
            <text:p>Glaive</text:p>
          </table:table-cell>
          <table:table-cell table:content-validation-name="val27" office:value-type="string" calcext:value-type="string">
            <text:p>WEAPONMARTL</text:p>
          </table:table-cell>
          <table:table-cell table:style-name="ce49" office:value-type="string" calcext:value-type="string">
            <text:p>1d10</text:p>
          </table:table-cell>
          <table:table-cell table:content-validation-name="val28" office:value-type="string" calcext:value-type="string">
            <text:p>SLASHING</text:p>
          </table:table-cell>
          <table:table-cell/>
          <table:table-cell table:style-name="ce11" office:value-type="string" calcext:value-type="string">
            <text:p>[HEAVY, REACH, TWOHANDED]</text:p>
          </table:table-cell>
          <table:table-cell table:style-name="ce21"/>
          <table:table-cell office:value-type="float" office:value="20" calcext:value-type="float">
            <text:p>20.00</text:p>
          </table:table-cell>
          <table:table-cell office:value-type="float" office:value="6" calcext:value-type="float">
            <text:p>6.00</text:p>
          </table:table-cell>
          <table:table-cell office:value-type="string" calcext:value-type="string">
            <text:p>Proficiency with a glaive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GREATAXE</text:p>
          </table:table-cell>
          <table:table-cell office:value-type="string" calcext:value-type="string">
            <text:p>Greataxe</text:p>
          </table:table-cell>
          <table:table-cell table:content-validation-name="val27" office:value-type="string" calcext:value-type="string">
            <text:p>WEAPONMARTL</text:p>
          </table:table-cell>
          <table:table-cell table:style-name="ce49" office:value-type="string" calcext:value-type="string">
            <text:p>1d12</text:p>
          </table:table-cell>
          <table:table-cell table:content-validation-name="val28" office:value-type="string" calcext:value-type="string">
            <text:p>SLASHING</text:p>
          </table:table-cell>
          <table:table-cell/>
          <table:table-cell table:style-name="ce11" office:value-type="string" calcext:value-type="string">
            <text:p>[HEAVY, TWOHANDED ]</text:p>
          </table:table-cell>
          <table:table-cell table:style-name="ce21"/>
          <table:table-cell office:value-type="float" office:value="30" calcext:value-type="float">
            <text:p>30.00</text:p>
          </table:table-cell>
          <table:table-cell office:value-type="float" office:value="7" calcext:value-type="float">
            <text:p>7.00</text:p>
          </table:table-cell>
          <table:table-cell office:value-type="string" calcext:value-type="string">
            <text:p>Proficiency with a greataxe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GREATCLUB</text:p>
          </table:table-cell>
          <table:table-cell office:value-type="string" calcext:value-type="string">
            <text:p>Greatclub</text:p>
          </table:table-cell>
          <table:table-cell table:content-validation-name="val27" office:value-type="string" calcext:value-type="string">
            <text:p>WEAPONSIMPLE</text:p>
          </table:table-cell>
          <table:table-cell office:value-type="string" calcext:value-type="string">
            <text:p>1d8</text:p>
          </table:table-cell>
          <table:table-cell table:style-name="ce33" table:content-validation-name="val28" office:value-type="string" calcext:value-type="string">
            <text:p>BLUDGEON</text:p>
          </table:table-cell>
          <table:table-cell table:content-validation-name="val29"/>
          <table:table-cell table:style-name="ce11" office:value-type="string" calcext:value-type="string">
            <text:p>[TWOHANDED]</text:p>
          </table:table-cell>
          <table:table-cell/>
          <table:table-cell office:value-type="float" office:value="2" calcext:value-type="float">
            <text:p>2.00</text:p>
          </table:table-cell>
          <table:table-cell office:value-type="float" office:value="10" calcext:value-type="float">
            <text:p>10.00</text:p>
          </table:table-cell>
          <table:table-cell office:value-type="string" calcext:value-type="string">
            <text:p>Proficiency with a greatclub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GREATSWORD</text:p>
          </table:table-cell>
          <table:table-cell office:value-type="string" calcext:value-type="string">
            <text:p>Greatsword</text:p>
          </table:table-cell>
          <table:table-cell table:content-validation-name="val27" office:value-type="string" calcext:value-type="string">
            <text:p>WEAPONMARTL</text:p>
          </table:table-cell>
          <table:table-cell table:style-name="ce49" office:value-type="string" calcext:value-type="string">
            <text:p>2d6</text:p>
          </table:table-cell>
          <table:table-cell table:content-validation-name="val28" office:value-type="string" calcext:value-type="string">
            <text:p>SLASHING</text:p>
          </table:table-cell>
          <table:table-cell/>
          <table:table-cell table:style-name="ce11" office:value-type="string" calcext:value-type="string">
            <text:p>[HEAVY, TWOHANDED ]</text:p>
          </table:table-cell>
          <table:table-cell table:style-name="ce21"/>
          <table:table-cell office:value-type="float" office:value="50" calcext:value-type="float">
            <text:p>50.00</text:p>
          </table:table-cell>
          <table:table-cell office:value-type="float" office:value="6" calcext:value-type="float">
            <text:p>6.00</text:p>
          </table:table-cell>
          <table:table-cell office:value-type="string" calcext:value-type="string">
            <text:p>Proficiency with a greatsword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HALBERD</text:p>
          </table:table-cell>
          <table:table-cell office:value-type="string" calcext:value-type="string">
            <text:p>Halberd</text:p>
          </table:table-cell>
          <table:table-cell table:content-validation-name="val27" office:value-type="string" calcext:value-type="string">
            <text:p>WEAPONMARTL</text:p>
          </table:table-cell>
          <table:table-cell table:style-name="ce49" office:value-type="string" calcext:value-type="string">
            <text:p>1d10</text:p>
          </table:table-cell>
          <table:table-cell table:content-validation-name="val28" office:value-type="string" calcext:value-type="string">
            <text:p>SLASHING</text:p>
          </table:table-cell>
          <table:table-cell/>
          <table:table-cell table:style-name="Default" office:value-type="string" calcext:value-type="string">
            <text:p>[HEAVY, REACH, TWOHANDED]</text:p>
          </table:table-cell>
          <table:table-cell table:style-name="ce21"/>
          <table:table-cell office:value-type="float" office:value="20" calcext:value-type="float">
            <text:p>20.00</text:p>
          </table:table-cell>
          <table:table-cell office:value-type="float" office:value="6" calcext:value-type="float">
            <text:p>6.00</text:p>
          </table:table-cell>
          <table:table-cell office:value-type="string" calcext:value-type="string">
            <text:p>Proficiency with a halberd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HANDAXE</text:p>
          </table:table-cell>
          <table:table-cell table:style-name="ce33" office:value-type="string" calcext:value-type="string">
            <text:p>Handaxe</text:p>
          </table:table-cell>
          <table:table-cell table:style-name="ce33" table:content-validation-name="val27" office:value-type="string" calcext:value-type="string">
            <text:p>WEAPONSIMPLE</text:p>
          </table:table-cell>
          <table:table-cell table:style-name="ce43" office:value-type="string" calcext:value-type="string">
            <text:p>1d6</text:p>
          </table:table-cell>
          <table:table-cell table:style-name="ce33" table:content-validation-name="val28" office:value-type="string" calcext:value-type="string">
            <text:p>SLASHING</text:p>
          </table:table-cell>
          <table:table-cell office:value-type="string" calcext:value-type="string">
            <text:p>[20, 60]</text:p>
          </table:table-cell>
          <table:table-cell table:style-name="ce11" office:value-type="string" calcext:value-type="string">
            <text:p>[AMMUNITION, LIGHT, LOADING]</text:p>
          </table:table-cell>
          <table:table-cell table:style-name="ce21"/>
          <table:table-cell table:style-name="ce31" office:value-type="float" office:value="5" calcext:value-type="float">
            <text:p>5.00</text:p>
          </table:table-cell>
          <table:table-cell table:style-name="ce31" office:value-type="float" office:value="2" calcext:value-type="float">
            <text:p>2.00</text:p>
          </table:table-cell>
          <table:table-cell office:value-type="string" calcext:value-type="string">
            <text:p>Proficiency with a handaxe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HANDCROSSBOW</text:p>
          </table:table-cell>
          <table:table-cell table:style-name="ce33" office:value-type="string" calcext:value-type="string">
            <text:p>Hand Crossbow</text:p>
          </table:table-cell>
          <table:table-cell table:style-name="ce33" table:content-validation-name="val27" office:value-type="string" calcext:value-type="string">
            <text:p>WEAPONMARTL</text:p>
          </table:table-cell>
          <table:table-cell table:style-name="ce42" office:value-type="string" calcext:value-type="string">
            <text:p>1d6</text:p>
          </table:table-cell>
          <table:table-cell table:style-name="ce33" table:content-validation-name="val28" office:value-type="string" calcext:value-type="string">
            <text:p>PIERCING</text:p>
          </table:table-cell>
          <table:table-cell table:style-name="ce48" office:value-type="string" calcext:value-type="string">
            <text:p>[30, 120]</text:p>
          </table:table-cell>
          <table:table-cell table:style-name="ce11" office:value-type="string" calcext:value-type="string">
            <text:p>[LIGHT, THROWN]</text:p>
          </table:table-cell>
          <table:table-cell/>
          <table:table-cell table:style-name="ce31" office:value-type="float" office:value="75" calcext:value-type="float">
            <text:p>75.00</text:p>
          </table:table-cell>
          <table:table-cell table:style-name="ce31" office:value-type="float" office:value="3" calcext:value-type="float">
            <text:p>3.00</text:p>
          </table:table-cell>
          <table:table-cell office:value-type="string" calcext:value-type="string">
            <text:p>Proficiency with a hand crossbow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HVYCROSSBOW</text:p>
          </table:table-cell>
          <table:table-cell table:style-name="ce33" office:value-type="string" calcext:value-type="string">
            <text:p>Heavy Crossbow</text:p>
          </table:table-cell>
          <table:table-cell table:style-name="ce33" table:content-validation-name="val27" office:value-type="string" calcext:value-type="string">
            <text:p>WEAPONMARTL</text:p>
          </table:table-cell>
          <table:table-cell table:style-name="ce42" office:value-type="string" calcext:value-type="string">
            <text:p>1d10</text:p>
          </table:table-cell>
          <table:table-cell table:style-name="ce33" table:content-validation-name="val28" office:value-type="string" calcext:value-type="string">
            <text:p>PIERCING</text:p>
          </table:table-cell>
          <table:table-cell table:style-name="ce48" office:value-type="string" calcext:value-type="string">
            <text:p>[100, 400]</text:p>
          </table:table-cell>
          <table:table-cell table:style-name="ce11" office:value-type="string" calcext:value-type="string">
            <text:p>[AMMUNITION, HEAVY, LOADING, TWOHANDED]</text:p>
          </table:table-cell>
          <table:table-cell table:style-name="ce21"/>
          <table:table-cell table:style-name="ce31" office:value-type="float" office:value="50" calcext:value-type="float">
            <text:p>50.00</text:p>
          </table:table-cell>
          <table:table-cell table:style-name="ce31" office:value-type="float" office:value="18" calcext:value-type="float">
            <text:p>18.00</text:p>
          </table:table-cell>
          <table:table-cell office:value-type="string" calcext:value-type="string">
            <text:p>Proficiency with a heavy crossbow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JAVELIN</text:p>
          </table:table-cell>
          <table:table-cell table:style-name="ce33" office:value-type="string" calcext:value-type="string">
            <text:p>Javelin</text:p>
          </table:table-cell>
          <table:table-cell table:style-name="ce33" table:content-validation-name="val27" office:value-type="string" calcext:value-type="string">
            <text:p>WEAPONSIMPLE</text:p>
          </table:table-cell>
          <table:table-cell table:style-name="ce43" office:value-type="string" calcext:value-type="string">
            <text:p>1d6</text:p>
          </table:table-cell>
          <table:table-cell table:style-name="ce33" table:content-validation-name="val28" office:value-type="string" calcext:value-type="string">
            <text:p>PIERCING</text:p>
          </table:table-cell>
          <table:table-cell table:style-name="ce48" office:value-type="string" calcext:value-type="string">
            <text:p>[30, 120]</text:p>
          </table:table-cell>
          <table:table-cell table:style-name="ce11" office:value-type="string" calcext:value-type="string">
            <text:p>[THROWN]</text:p>
          </table:table-cell>
          <table:table-cell/>
          <table:table-cell table:style-name="ce31" office:value-type="float" office:value="0.5" calcext:value-type="float">
            <text:p>0.50</text:p>
          </table:table-cell>
          <table:table-cell table:style-name="ce31" office:value-type="float" office:value="2" calcext:value-type="float">
            <text:p>2.00</text:p>
          </table:table-cell>
          <table:table-cell office:value-type="string" calcext:value-type="string">
            <text:p>Proficiency with a javelin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LANCE</text:p>
          </table:table-cell>
          <table:table-cell office:value-type="string" calcext:value-type="string">
            <text:p>Lance</text:p>
          </table:table-cell>
          <table:table-cell table:content-validation-name="val27" office:value-type="string" calcext:value-type="string">
            <text:p>WEAPONMARTL</text:p>
          </table:table-cell>
          <table:table-cell table:style-name="ce49" office:value-type="string" calcext:value-type="string">
            <text:p>1d12</text:p>
          </table:table-cell>
          <table:table-cell table:content-validation-name="val28" office:value-type="string" calcext:value-type="string">
            <text:p>PIERCING</text:p>
          </table:table-cell>
          <table:table-cell/>
          <table:table-cell office:value-type="string" calcext:value-type="string">
            <text:p>[REACH, SPECIAL]</text:p>
          </table:table-cell>
          <table:table-cell table:style-name="ce21"/>
          <table:table-cell office:value-type="float" office:value="10" calcext:value-type="float">
            <text:p>10.00</text:p>
          </table:table-cell>
          <table:table-cell office:value-type="float" office:value="6" calcext:value-type="float">
            <text:p>6.00</text:p>
          </table:table-cell>
          <table:table-cell office:value-type="string" calcext:value-type="string">
            <text:p>Proficiency with a lance allows you to add your proficiency bonus to the attack roll for any attack you make with it. You have disadvantage when you use a lance to attack a target within 5 feet of you. Also, a lance requires two hands to wield when you aren't mounted.</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LONGBOW</text:p>
          </table:table-cell>
          <table:table-cell office:value-type="string" calcext:value-type="string">
            <text:p>Longbow</text:p>
          </table:table-cell>
          <table:table-cell table:content-validation-name="val27" office:value-type="string" calcext:value-type="string">
            <text:p>WEAPONMARTL</text:p>
          </table:table-cell>
          <table:table-cell table:style-name="ce49" office:value-type="string" calcext:value-type="string">
            <text:p>1d8</text:p>
          </table:table-cell>
          <table:table-cell table:content-validation-name="val28" office:value-type="string" calcext:value-type="string">
            <text:p>PIERCING</text:p>
          </table:table-cell>
          <table:table-cell office:value-type="string" calcext:value-type="string">
            <text:p>[150, 600]</text:p>
          </table:table-cell>
          <table:table-cell table:style-name="ce11" office:value-type="string" calcext:value-type="string">
            <text:p>[AMMUNITION, LOADING, TWOHANDED]</text:p>
          </table:table-cell>
          <table:table-cell/>
          <table:table-cell office:value-type="float" office:value="50" calcext:value-type="float">
            <text:p>50.00</text:p>
          </table:table-cell>
          <table:table-cell office:value-type="float" office:value="2" calcext:value-type="float">
            <text:p>2.00</text:p>
          </table:table-cell>
          <table:table-cell office:value-type="string" calcext:value-type="string">
            <text:p>Proficiency with a longbow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LONGSWORD</text:p>
          </table:table-cell>
          <table:table-cell table:style-name="ce33" office:value-type="string" calcext:value-type="string">
            <text:p>Longsword</text:p>
          </table:table-cell>
          <table:table-cell table:style-name="ce33" table:content-validation-name="val27" office:value-type="string" calcext:value-type="string">
            <text:p>WEAPONMARTL</text:p>
          </table:table-cell>
          <table:table-cell table:style-name="ce42" office:value-type="string" calcext:value-type="string">
            <text:p>1d8</text:p>
          </table:table-cell>
          <table:table-cell table:style-name="ce33" table:content-validation-name="val28" office:value-type="string" calcext:value-type="string">
            <text:p>SLASHING</text:p>
          </table:table-cell>
          <table:table-cell table:style-name="ce48"/>
          <table:table-cell table:style-name="Default" office:value-type="string" calcext:value-type="string">
            <text:p>[LIGHT, THROWN]</text:p>
          </table:table-cell>
          <table:table-cell/>
          <table:table-cell table:style-name="ce31" office:value-type="float" office:value="15" calcext:value-type="float">
            <text:p>15.00</text:p>
          </table:table-cell>
          <table:table-cell table:style-name="ce31" office:value-type="float" office:value="3" calcext:value-type="float">
            <text:p>3.00</text:p>
          </table:table-cell>
          <table:table-cell office:value-type="string" calcext:value-type="string">
            <text:p>Proficiency with a longsword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LTCROSSBOW</text:p>
          </table:table-cell>
          <table:table-cell table:style-name="ce33" office:value-type="string" calcext:value-type="string">
            <text:p>Light Crossbow</text:p>
          </table:table-cell>
          <table:table-cell table:style-name="ce33" table:content-validation-name="val27" office:value-type="string" calcext:value-type="string">
            <text:p>WEAPONSIMPLE</text:p>
          </table:table-cell>
          <table:table-cell table:style-name="ce43" office:value-type="string" calcext:value-type="string">
            <text:p>1d8</text:p>
          </table:table-cell>
          <table:table-cell table:style-name="ce33" table:content-validation-name="val28" office:value-type="string" calcext:value-type="string">
            <text:p>PIERCING</text:p>
          </table:table-cell>
          <table:table-cell table:style-name="ce48" office:value-type="string" calcext:value-type="string">
            <text:p>[80, 320]</text:p>
          </table:table-cell>
          <table:table-cell office:value-type="string" calcext:value-type="string">
            <text:p>[AMMUNITION, HEAVY, TWOHANDED]</text:p>
          </table:table-cell>
          <table:table-cell table:style-name="ce21"/>
          <table:table-cell table:style-name="ce31" office:value-type="float" office:value="25" calcext:value-type="float">
            <text:p>25.00</text:p>
          </table:table-cell>
          <table:table-cell table:style-name="ce31" office:value-type="float" office:value="5" calcext:value-type="float">
            <text:p>5.00</text:p>
          </table:table-cell>
          <table:table-cell office:value-type="string" calcext:value-type="string">
            <text:p>Proficiency with a light crossbow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LTHAMMER</text:p>
          </table:table-cell>
          <table:table-cell table:style-name="ce33" office:value-type="string" calcext:value-type="string">
            <text:p>Light Hammer</text:p>
          </table:table-cell>
          <table:table-cell table:style-name="ce33" table:content-validation-name="val27" office:value-type="string" calcext:value-type="string">
            <text:p>WEAPONSIMPLE</text:p>
          </table:table-cell>
          <table:table-cell table:style-name="ce43" office:value-type="string" calcext:value-type="string">
            <text:p>1d4</text:p>
          </table:table-cell>
          <table:table-cell table:style-name="ce33" table:content-validation-name="val28" office:value-type="string" calcext:value-type="string">
            <text:p>BLUDGEON</text:p>
          </table:table-cell>
          <table:table-cell table:style-name="ce48" office:value-type="string" calcext:value-type="string">
            <text:p>[20, 60]</text:p>
          </table:table-cell>
          <table:table-cell table:style-name="Default" table:content-validation-name="val30" office:value-type="string" calcext:value-type="string">
            <text:p>[VERSATILE]</text:p>
          </table:table-cell>
          <table:table-cell table:style-name="ce21" office:value-type="string" calcext:value-type="string">
            <text:p>[1d10]</text:p>
          </table:table-cell>
          <table:table-cell table:number-columns-repeated="2" table:style-name="ce31" office:value-type="float" office:value="2" calcext:value-type="float">
            <text:p>2.00</text:p>
          </table:table-cell>
          <table:table-cell office:value-type="string" calcext:value-type="string">
            <text:p>Proficiency with a light hammer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MACE</text:p>
          </table:table-cell>
          <table:table-cell table:style-name="ce33" office:value-type="string" calcext:value-type="string">
            <text:p>Mace</text:p>
          </table:table-cell>
          <table:table-cell table:style-name="ce33" table:content-validation-name="val27" office:value-type="string" calcext:value-type="string">
            <text:p>WEAPONSIMPLE</text:p>
          </table:table-cell>
          <table:table-cell table:style-name="ce43" office:value-type="string" calcext:value-type="string">
            <text:p>1d6</text:p>
          </table:table-cell>
          <table:table-cell table:style-name="ce33" table:content-validation-name="val28" office:value-type="string" calcext:value-type="string">
            <text:p>BLUDGEON</text:p>
          </table:table-cell>
          <table:table-cell table:style-name="ce48"/>
          <table:table-cell table:style-name="ce33" table:content-validation-name="val30"/>
          <table:table-cell/>
          <table:table-cell table:style-name="ce31" office:value-type="float" office:value="5" calcext:value-type="float">
            <text:p>5.00</text:p>
          </table:table-cell>
          <table:table-cell table:style-name="ce31" office:value-type="float" office:value="4" calcext:value-type="float">
            <text:p>4.00</text:p>
          </table:table-cell>
          <table:table-cell office:value-type="string" calcext:value-type="string">
            <text:p>Proficiency with a mace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MAUL</text:p>
          </table:table-cell>
          <table:table-cell office:value-type="string" calcext:value-type="string">
            <text:p>Maul</text:p>
          </table:table-cell>
          <table:table-cell table:content-validation-name="val27" office:value-type="string" calcext:value-type="string">
            <text:p>WEAPONMARTL</text:p>
          </table:table-cell>
          <table:table-cell table:style-name="ce49" office:value-type="string" calcext:value-type="string">
            <text:p>2d6</text:p>
          </table:table-cell>
          <table:table-cell table:content-validation-name="val28" office:value-type="string" calcext:value-type="string">
            <text:p>BLUDGEON</text:p>
          </table:table-cell>
          <table:table-cell/>
          <table:table-cell table:style-name="Default" office:value-type="string" calcext:value-type="string">
            <text:p>[HEAVY, TWOHANDED ]</text:p>
          </table:table-cell>
          <table:table-cell table:style-name="ce21"/>
          <table:table-cell table:number-columns-repeated="2" office:value-type="float" office:value="10" calcext:value-type="float">
            <text:p>10.00</text:p>
          </table:table-cell>
          <table:table-cell office:value-type="string" calcext:value-type="string">
            <text:p>Proficiency with a maul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MORNINGSTAR</text:p>
          </table:table-cell>
          <table:table-cell office:value-type="string" calcext:value-type="string">
            <text:p>Morningstar</text:p>
          </table:table-cell>
          <table:table-cell table:content-validation-name="val27" office:value-type="string" calcext:value-type="string">
            <text:p>WEAPONMARTL</text:p>
          </table:table-cell>
          <table:table-cell table:style-name="ce49" office:value-type="string" calcext:value-type="string">
            <text:p>1d8</text:p>
          </table:table-cell>
          <table:table-cell table:content-validation-name="val28" office:value-type="string" calcext:value-type="string">
            <text:p>PIERCING</text:p>
          </table:table-cell>
          <table:table-cell table:number-columns-repeated="2"/>
          <table:table-cell table:style-name="ce21"/>
          <table:table-cell office:value-type="float" office:value="15" calcext:value-type="float">
            <text:p>15.00</text:p>
          </table:table-cell>
          <table:table-cell office:value-type="float" office:value="4" calcext:value-type="float">
            <text:p>4.00</text:p>
          </table:table-cell>
          <table:table-cell office:value-type="string" calcext:value-type="string">
            <text:p>Proficiency with a morningstar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NET</text:p>
          </table:table-cell>
          <table:table-cell office:value-type="string" calcext:value-type="string">
            <text:p>Net</text:p>
          </table:table-cell>
          <table:table-cell table:content-validation-name="val27" office:value-type="string" calcext:value-type="string">
            <text:p>WEAPONMARTL</text:p>
          </table:table-cell>
          <table:table-cell table:style-name="ce49" office:value-type="string" calcext:value-type="string">
            <text:p>0d0</text:p>
          </table:table-cell>
          <table:table-cell table:content-validation-name="val28" office:value-type="string" calcext:value-type="string">
            <text:p>BLUDGEON</text:p>
          </table:table-cell>
          <table:table-cell office:value-type="string" calcext:value-type="string">
            <text:p>[5, 15]</text:p>
          </table:table-cell>
          <table:table-cell office:value-type="string" calcext:value-type="string">
            <text:p>[SPECIAL, THROWN]</text:p>
          </table:table-cell>
          <table:table-cell table:style-name="ce21"/>
          <table:table-cell office:value-type="float" office:value="1" calcext:value-type="float">
            <text:p>1.00</text:p>
          </table:table-cell>
          <table:table-cell office:value-type="float" office:value="3" calcext:value-type="float">
            <text:p>3.00</text:p>
          </table:table-cell>
          <table:table-cell office:value-type="string" calcext:value-type="string">
            <text:p>Proficiency with a net allows you to add your proficiency bonus to the attack roll for any attack you make with it. A Large or smaller creature hit by a net is restrained until it is freed. A net has no effect on creatures that are formless, or creatures that are Huge or larger. A creature can use its action to make a DC 10 Strength check, freeing itself or another creature within its reach on a success. Dealing 5 slashing damage to the net (AC 10) also frees the creature without harming it, ending the effect and destroying the net. When you use an action, bonus action, or reaction to attack with a net, you can make only one attack regardless of the number of attacks you can normally make.</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PIKE</text:p>
          </table:table-cell>
          <table:table-cell office:value-type="string" calcext:value-type="string">
            <text:p>Pike</text:p>
          </table:table-cell>
          <table:table-cell table:content-validation-name="val27" office:value-type="string" calcext:value-type="string">
            <text:p>WEAPONMARTL</text:p>
          </table:table-cell>
          <table:table-cell table:style-name="ce49" office:value-type="string" calcext:value-type="string">
            <text:p>1d10</text:p>
          </table:table-cell>
          <table:table-cell table:content-validation-name="val28" office:value-type="string" calcext:value-type="string">
            <text:p>PIERCING</text:p>
          </table:table-cell>
          <table:table-cell/>
          <table:table-cell office:value-type="string" calcext:value-type="string">
            <text:p>[HEAVY, REACH, TWOHANDED]</text:p>
          </table:table-cell>
          <table:table-cell table:style-name="ce21"/>
          <table:table-cell office:value-type="float" office:value="5" calcext:value-type="float">
            <text:p>5.00</text:p>
          </table:table-cell>
          <table:table-cell office:value-type="float" office:value="18" calcext:value-type="float">
            <text:p>18.00</text:p>
          </table:table-cell>
          <table:table-cell office:value-type="string" calcext:value-type="string">
            <text:p>Proficiency with a pike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QUARTERSTAFF</text:p>
          </table:table-cell>
          <table:table-cell table:style-name="ce33" office:value-type="string" calcext:value-type="string">
            <text:p>Quarterstaff</text:p>
          </table:table-cell>
          <table:table-cell table:style-name="ce33" table:content-validation-name="val27" office:value-type="string" calcext:value-type="string">
            <text:p>WEAPONSIMPLE</text:p>
          </table:table-cell>
          <table:table-cell table:style-name="ce43" office:value-type="string" calcext:value-type="string">
            <text:p>1d6</text:p>
          </table:table-cell>
          <table:table-cell table:style-name="ce33" table:content-validation-name="val28" office:value-type="string" calcext:value-type="string">
            <text:p>BLUDGEON</text:p>
          </table:table-cell>
          <table:table-cell table:style-name="ce48"/>
          <table:table-cell office:value-type="string" calcext:value-type="string">
            <text:p>[VERSATILE]</text:p>
          </table:table-cell>
          <table:table-cell office:value-type="string" calcext:value-type="string">
            <text:p>[1d8]</text:p>
          </table:table-cell>
          <table:table-cell table:style-name="ce31" office:value-type="float" office:value="0.2" calcext:value-type="float">
            <text:p>0.20</text:p>
          </table:table-cell>
          <table:table-cell table:style-name="ce31" office:value-type="float" office:value="4" calcext:value-type="float">
            <text:p>4.00</text:p>
          </table:table-cell>
          <table:table-cell office:value-type="string" calcext:value-type="string">
            <text:p>Proficiency with a quarterstaff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RAPIER</text:p>
          </table:table-cell>
          <table:table-cell table:style-name="ce33" office:value-type="string" calcext:value-type="string">
            <text:p>Rapier</text:p>
          </table:table-cell>
          <table:table-cell table:style-name="ce33" table:content-validation-name="val27" office:value-type="string" calcext:value-type="string">
            <text:p>WEAPONMARTL</text:p>
          </table:table-cell>
          <table:table-cell table:style-name="ce42" office:value-type="string" calcext:value-type="string">
            <text:p>1d8</text:p>
          </table:table-cell>
          <table:table-cell table:style-name="ce33" table:content-validation-name="val28" office:value-type="string" calcext:value-type="string">
            <text:p>PIERCING</text:p>
          </table:table-cell>
          <table:table-cell table:style-name="ce48"/>
          <table:table-cell office:value-type="string" calcext:value-type="string">
            <text:p>[FINESSE]</text:p>
          </table:table-cell>
          <table:table-cell table:style-name="ce21"/>
          <table:table-cell table:style-name="ce31" office:value-type="float" office:value="25" calcext:value-type="float">
            <text:p>25.00</text:p>
          </table:table-cell>
          <table:table-cell table:style-name="ce31" office:value-type="float" office:value="2" calcext:value-type="float">
            <text:p>2.00</text:p>
          </table:table-cell>
          <table:table-cell office:value-type="string" calcext:value-type="string">
            <text:p>Proficiency with a rapier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SABER</text:p>
          </table:table-cell>
          <table:table-cell office:value-type="string" calcext:value-type="string">
            <text:p>Saber</text:p>
          </table:table-cell>
          <table:table-cell table:content-validation-name="val27" office:value-type="string" calcext:value-type="string">
            <text:p>WEAPONMARTL</text:p>
          </table:table-cell>
          <table:table-cell office:value-type="string" calcext:value-type="string">
            <text:p>1d8</text:p>
          </table:table-cell>
          <table:table-cell table:content-validation-name="val28" office:value-type="string" calcext:value-type="string">
            <text:p>SLASHING</text:p>
          </table:table-cell>
          <table:table-cell/>
          <table:table-cell office:value-type="string" calcext:value-type="string">
            <text:p>[FINESSE, LIGHT]</text:p>
          </table:table-cell>
          <table:table-cell table:style-name="ce21"/>
          <table:table-cell office:value-type="float" office:value="50" calcext:value-type="float">
            <text:p>50.00</text:p>
          </table:table-cell>
          <table:table-cell office:value-type="float" office:value="3" calcext:value-type="float">
            <text:p>3.00</text:p>
          </table:table-cell>
          <table:table-cell office:value-type="string" calcext:value-type="string">
            <text:p>Proficiency with a saber allows you to add your proficiency bonus to the attack roll for any attack you make with it.</text:p>
          </table:table-cell>
          <table:table-cell table:style-name="ce21" table:content-validation-name="val31" office:value-type="string" calcext:value-type="string">
            <text:p>OGC</text:p>
          </table:table-cell>
        </table:table-row>
        <table:table-row table:style-name="ro3">
          <table:table-cell table:content-validation-name="val1" office:value-type="string" calcext:value-type="string">
            <text:p>SCIMITAR</text:p>
          </table:table-cell>
          <table:table-cell office:value-type="string" calcext:value-type="string">
            <text:p>Scimitar</text:p>
          </table:table-cell>
          <table:table-cell table:content-validation-name="val27" office:value-type="string" calcext:value-type="string">
            <text:p>WEAPONMARTL</text:p>
          </table:table-cell>
          <table:table-cell table:style-name="ce49" office:value-type="string" calcext:value-type="string">
            <text:p>1d6</text:p>
          </table:table-cell>
          <table:table-cell table:content-validation-name="val28" office:value-type="string" calcext:value-type="string">
            <text:p>SLASHING</text:p>
          </table:table-cell>
          <table:table-cell/>
          <table:table-cell office:value-type="string" calcext:value-type="string">
            <text:p>[AMMUNITION, TWOHANDED]</text:p>
          </table:table-cell>
          <table:table-cell/>
          <table:table-cell office:value-type="float" office:value="25" calcext:value-type="float">
            <text:p>25.00</text:p>
          </table:table-cell>
          <table:table-cell office:value-type="float" office:value="3" calcext:value-type="float">
            <text:p>3.00</text:p>
          </table:table-cell>
          <table:table-cell office:value-type="string" calcext:value-type="string">
            <text:p>Proficiency with a scimitar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SHORTBOW</text:p>
          </table:table-cell>
          <table:table-cell table:style-name="ce33" office:value-type="string" calcext:value-type="string">
            <text:p>Shortbow</text:p>
          </table:table-cell>
          <table:table-cell table:style-name="ce33" table:content-validation-name="val27" office:value-type="string" calcext:value-type="string">
            <text:p>WEAPONSIMPLE</text:p>
          </table:table-cell>
          <table:table-cell table:style-name="ce43" office:value-type="string" calcext:value-type="string">
            <text:p>1d6</text:p>
          </table:table-cell>
          <table:table-cell table:style-name="ce33" table:content-validation-name="val28" office:value-type="string" calcext:value-type="string">
            <text:p>PIERCING</text:p>
          </table:table-cell>
          <table:table-cell table:style-name="ce48" office:value-type="string" calcext:value-type="string">
            <text:p>[80, 320]</text:p>
          </table:table-cell>
          <table:table-cell office:value-type="string" calcext:value-type="string">
            <text:p>[FINESSE, LIGHT]</text:p>
          </table:table-cell>
          <table:table-cell table:style-name="ce21"/>
          <table:table-cell table:style-name="ce31" office:value-type="float" office:value="25" calcext:value-type="float">
            <text:p>25.00</text:p>
          </table:table-cell>
          <table:table-cell table:style-name="ce31" office:value-type="float" office:value="2" calcext:value-type="float">
            <text:p>2.00</text:p>
          </table:table-cell>
          <table:table-cell office:value-type="string" calcext:value-type="string">
            <text:p>Proficiency with a shortbow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SHORTSWORD</text:p>
          </table:table-cell>
          <table:table-cell table:style-name="ce30" office:value-type="string" calcext:value-type="string">
            <text:p>Shortsword</text:p>
          </table:table-cell>
          <table:table-cell table:style-name="ce33" table:content-validation-name="val27" office:value-type="string" calcext:value-type="string">
            <text:p>WEAPONMARTL</text:p>
          </table:table-cell>
          <table:table-cell table:style-name="ce49" office:value-type="string" calcext:value-type="string">
            <text:p>1d6</text:p>
          </table:table-cell>
          <table:table-cell table:style-name="ce33" table:content-validation-name="val28" office:value-type="string" calcext:value-type="string">
            <text:p>PIERCING</text:p>
          </table:table-cell>
          <table:table-cell/>
          <table:table-cell office:value-type="string" calcext:value-type="string">
            <text:p>[LIGHT]</text:p>
          </table:table-cell>
          <table:table-cell/>
          <table:table-cell office:value-type="float" office:value="10" calcext:value-type="float">
            <text:p>10.00</text:p>
          </table:table-cell>
          <table:table-cell office:value-type="float" office:value="2" calcext:value-type="float">
            <text:p>2.00</text:p>
          </table:table-cell>
          <table:table-cell office:value-type="string" calcext:value-type="string">
            <text:p>Proficiency with a shortsword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SICKLE</text:p>
          </table:table-cell>
          <table:table-cell table:style-name="ce33" office:value-type="string" calcext:value-type="string">
            <text:p>Sickle</text:p>
          </table:table-cell>
          <table:table-cell table:style-name="ce33" table:content-validation-name="val27" office:value-type="string" calcext:value-type="string">
            <text:p>WEAPONSIMPLE</text:p>
          </table:table-cell>
          <table:table-cell table:style-name="ce43" office:value-type="string" calcext:value-type="string">
            <text:p>1d4</text:p>
          </table:table-cell>
          <table:table-cell table:style-name="ce33" table:content-validation-name="val28" office:value-type="string" calcext:value-type="string">
            <text:p>SLASHING</text:p>
          </table:table-cell>
          <table:table-cell table:style-name="ce48"/>
          <table:table-cell office:value-type="string" calcext:value-type="string">
            <text:p>[AMMUNITION]</text:p>
          </table:table-cell>
          <table:table-cell/>
          <table:table-cell table:style-name="ce31" office:value-type="float" office:value="1" calcext:value-type="float">
            <text:p>1.00</text:p>
          </table:table-cell>
          <table:table-cell table:style-name="ce31" office:value-type="float" office:value="2" calcext:value-type="float">
            <text:p>2.00</text:p>
          </table:table-cell>
          <table:table-cell office:value-type="string" calcext:value-type="string">
            <text:p>Proficiency with a sickle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SLING</text:p>
          </table:table-cell>
          <table:table-cell table:style-name="ce33" office:value-type="string" calcext:value-type="string">
            <text:p>Sling</text:p>
          </table:table-cell>
          <table:table-cell table:style-name="ce33" table:content-validation-name="val27" office:value-type="string" calcext:value-type="string">
            <text:p>WEAPONSIMPLE</text:p>
          </table:table-cell>
          <table:table-cell table:style-name="ce43" office:value-type="string" calcext:value-type="string">
            <text:p>1d4</text:p>
          </table:table-cell>
          <table:table-cell table:style-name="ce33" table:content-validation-name="val28" office:value-type="string" calcext:value-type="string">
            <text:p>BLUDGEON</text:p>
          </table:table-cell>
          <table:table-cell table:style-name="ce48" office:value-type="string" calcext:value-type="string">
            <text:p>[30, 120]</text:p>
          </table:table-cell>
          <table:table-cell office:value-type="string" calcext:value-type="string">
            <text:p>[THROWN, VERSATILE ]</text:p>
          </table:table-cell>
          <table:table-cell office:value-type="string" calcext:value-type="string">
            <text:p>[1d8]</text:p>
          </table:table-cell>
          <table:table-cell table:number-columns-repeated="2" table:style-name="ce31" office:value-type="float" office:value="0.1" calcext:value-type="float">
            <text:p>0.10</text:p>
          </table:table-cell>
          <table:table-cell office:value-type="string" calcext:value-type="string">
            <text:p>Proficiency with a sling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SPEAR</text:p>
          </table:table-cell>
          <table:table-cell table:style-name="ce33" office:value-type="string" calcext:value-type="string">
            <text:p>Spear</text:p>
          </table:table-cell>
          <table:table-cell table:style-name="ce33" table:content-validation-name="val27" office:value-type="string" calcext:value-type="string">
            <text:p>WEAPONSIMPLE</text:p>
          </table:table-cell>
          <table:table-cell table:style-name="ce43" office:value-type="string" calcext:value-type="string">
            <text:p>1d6</text:p>
          </table:table-cell>
          <table:table-cell table:style-name="ce33" table:content-validation-name="val28" office:value-type="string" calcext:value-type="string">
            <text:p>PIERCING</text:p>
          </table:table-cell>
          <table:table-cell office:value-type="string" calcext:value-type="string">
            <text:p>[20, 60]</text:p>
          </table:table-cell>
          <table:table-cell office:value-type="string" calcext:value-type="string">
            <text:p>[THROWN, VERSATILE ]</text:p>
          </table:table-cell>
          <table:table-cell table:style-name="ce21" office:value-type="string" calcext:value-type="string">
            <text:p>[1d8]</text:p>
          </table:table-cell>
          <table:table-cell table:style-name="ce31" office:value-type="float" office:value="1" calcext:value-type="float">
            <text:p>1.00</text:p>
          </table:table-cell>
          <table:table-cell table:style-name="ce31" office:value-type="float" office:value="2" calcext:value-type="float">
            <text:p>2.00</text:p>
          </table:table-cell>
          <table:table-cell office:value-type="string" calcext:value-type="string">
            <text:p>Proficiency with a spear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TRIDENT</text:p>
          </table:table-cell>
          <table:table-cell office:value-type="string" calcext:value-type="string">
            <text:p>Trident</text:p>
          </table:table-cell>
          <table:table-cell table:content-validation-name="val27" office:value-type="string" calcext:value-type="string">
            <text:p>WEAPONMARTL</text:p>
          </table:table-cell>
          <table:table-cell table:style-name="ce49" office:value-type="string" calcext:value-type="string">
            <text:p>1d6</text:p>
          </table:table-cell>
          <table:table-cell table:content-validation-name="val28" office:value-type="string" calcext:value-type="string">
            <text:p>PIERCING</text:p>
          </table:table-cell>
          <table:table-cell office:value-type="string" calcext:value-type="string">
            <text:p>[20, 60]</text:p>
          </table:table-cell>
          <table:table-cell office:value-type="string" calcext:value-type="string">
            <text:p>[VERSATILE]</text:p>
          </table:table-cell>
          <table:table-cell table:style-name="ce21" office:value-type="string" calcext:value-type="string">
            <text:p>[1d10]</text:p>
          </table:table-cell>
          <table:table-cell office:value-type="float" office:value="5" calcext:value-type="float">
            <text:p>5.00</text:p>
          </table:table-cell>
          <table:table-cell office:value-type="float" office:value="4" calcext:value-type="float">
            <text:p>4.00</text:p>
          </table:table-cell>
          <table:table-cell office:value-type="string" calcext:value-type="string">
            <text:p>Proficiency with a trident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WARHAMMER</text:p>
          </table:table-cell>
          <table:table-cell office:value-type="string" calcext:value-type="string">
            <text:p>Warhammer</text:p>
          </table:table-cell>
          <table:table-cell table:content-validation-name="val27" office:value-type="string" calcext:value-type="string">
            <text:p>WEAPONMARTL</text:p>
          </table:table-cell>
          <table:table-cell table:style-name="ce49" office:value-type="string" calcext:value-type="string">
            <text:p>1d8</text:p>
          </table:table-cell>
          <table:table-cell table:content-validation-name="val28" office:value-type="string" calcext:value-type="string">
            <text:p>BLUDGEON</text:p>
          </table:table-cell>
          <table:table-cell/>
          <table:table-cell office:value-type="string" calcext:value-type="string">
            <text:p>[FINESSE, REACH ]</text:p>
          </table:table-cell>
          <table:table-cell table:style-name="ce21"/>
          <table:table-cell office:value-type="float" office:value="15" calcext:value-type="float">
            <text:p>15.00</text:p>
          </table:table-cell>
          <table:table-cell office:value-type="float" office:value="2" calcext:value-type="float">
            <text:p>2.00</text:p>
          </table:table-cell>
          <table:table-cell office:value-type="string" calcext:value-type="string">
            <text:p>Proficiency with a warhammer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WARPICK</text:p>
          </table:table-cell>
          <table:table-cell office:value-type="string" calcext:value-type="string">
            <text:p>War Pick</text:p>
          </table:table-cell>
          <table:table-cell table:content-validation-name="val27" office:value-type="string" calcext:value-type="string">
            <text:p>WEAPONMARTL</text:p>
          </table:table-cell>
          <table:table-cell table:style-name="ce49" office:value-type="string" calcext:value-type="string">
            <text:p>1d8</text:p>
          </table:table-cell>
          <table:table-cell table:content-validation-name="val28" office:value-type="string" calcext:value-type="string">
            <text:p>PIERCING</text:p>
          </table:table-cell>
          <table:table-cell/>
          <table:table-cell table:style-name="Default" table:content-validation-name="val30"/>
          <table:table-cell table:style-name="ce21"/>
          <table:table-cell office:value-type="float" office:value="5" calcext:value-type="float">
            <text:p>5.00</text:p>
          </table:table-cell>
          <table:table-cell office:value-type="float" office:value="2" calcext:value-type="float">
            <text:p>2.00</text:p>
          </table:table-cell>
          <table:table-cell office:value-type="string" calcext:value-type="string">
            <text:p>Proficiency with a war pick allows you to add your proficiency bonus to the attack roll for any attack you make with it.</text:p>
          </table:table-cell>
          <table:table-cell table:style-name="ce21" table:content-validation-name="val31" office:value-type="string" calcext:value-type="string">
            <text:p>SRD</text:p>
          </table:table-cell>
        </table:table-row>
        <table:table-row table:style-name="ro3">
          <table:table-cell table:content-validation-name="val1" office:value-type="string" calcext:value-type="string">
            <text:p>WHIP</text:p>
          </table:table-cell>
          <table:table-cell office:value-type="string" calcext:value-type="string">
            <text:p>Whip</text:p>
          </table:table-cell>
          <table:table-cell table:content-validation-name="val27" office:value-type="string" calcext:value-type="string">
            <text:p>WEAPONMARTL</text:p>
          </table:table-cell>
          <table:table-cell table:style-name="ce49" office:value-type="string" calcext:value-type="string">
            <text:p>1d4</text:p>
          </table:table-cell>
          <table:table-cell table:content-validation-name="val28" office:value-type="string" calcext:value-type="string">
            <text:p>SLASHING</text:p>
          </table:table-cell>
          <table:table-cell/>
          <table:table-cell office:value-type="string" calcext:value-type="string">
            <text:p>[FINESSE]</text:p>
          </table:table-cell>
          <table:table-cell/>
          <table:table-cell office:value-type="float" office:value="2" calcext:value-type="float">
            <text:p>2.00</text:p>
          </table:table-cell>
          <table:table-cell office:value-type="float" office:value="3" calcext:value-type="float">
            <text:p>3.00</text:p>
          </table:table-cell>
          <table:table-cell office:value-type="string" calcext:value-type="string">
            <text:p>Proficiency with a whip allows you to add your proficiency bonus to the attack roll for any attack you make with it.</text:p>
          </table:table-cell>
          <table:table-cell table:content-validation-name="val31" office:value-type="string" calcext:value-type="string">
            <text:p>SRD</text:p>
          </table:table-cell>
        </table:table-row>
        <table:table-row table:style-name="ro3" table:number-rows-repeated="1048533">
          <table:table-cell table:content-validation-name="val1"/>
          <table:table-cell/>
          <table:table-cell table:content-validation-name="val27"/>
          <table:table-cell/>
          <table:table-cell table:content-validation-name="val28"/>
          <table:table-cell table:number-columns-repeated="6"/>
          <table:table-cell table:content-validation-name="val31"/>
        </table:table-row>
        <table:table-row table:style-name="ro3">
          <table:table-cell table:content-validation-name="val1"/>
          <table:table-cell/>
          <table:table-cell table:content-validation-name="val27"/>
          <table:table-cell/>
          <table:table-cell table:content-validation-name="val28"/>
          <table:table-cell table:number-columns-repeated="6"/>
          <table:table-cell table:content-validation-name="val31"/>
        </table:table-row>
      </table:table>
      <table:table table:name="Misc" table:style-name="ta3">
        <table:table-column table:style-name="co1" table:default-cell-style-name="ce27"/>
        <table:table-column table:style-name="co63" table:default-cell-style-name="Default"/>
        <table:table-row table:style-name="ro3">
          <table:table-cell table:style-name="ce47" office:value-type="string" calcext:value-type="string">
            <text:p>Sources</text:p>
          </table:table-cell>
          <table:table-cell/>
        </table:table-row>
        <table:table-row table:style-name="ro3">
          <table:table-cell table:style-name="ce47" office:value-type="string" calcext:value-type="string">
            <text:p>objid</text:p>
          </table:table-cell>
          <table:table-cell table:style-name="ce47" office:value-type="string" calcext:value-type="string">
            <text:p>description</text:p>
          </table:table-cell>
        </table:table-row>
        <table:table-row table:style-name="ro3">
          <table:table-cell office:value-type="string" calcext:value-type="string">
            <text:p>SRD</text:p>
          </table:table-cell>
          <table:table-cell office:value-type="string" calcext:value-type="string">
            <text:p>5th Edition System Reference Document</text:p>
          </table:table-cell>
        </table:table-row>
        <table:table-row table:style-name="ro3">
          <table:table-cell office:value-type="string" calcext:value-type="string">
            <text:p>HB</text:p>
          </table:table-cell>
          <table:table-cell office:value-type="string" calcext:value-type="string">
            <text:p>Homebrew</text:p>
          </table:table-cell>
        </table:table-row>
        <table:table-row table:style-name="ro3">
          <table:table-cell office:value-type="string" calcext:value-type="string">
            <text:p>OGC</text:p>
          </table:table-cell>
          <table:table-cell office:value-type="string" calcext:value-type="string">
            <text:p>Open Game Content</text:p>
          </table:table-cell>
        </table:table-row>
        <table:table-row table:style-name="ro3" table:number-rows-repeated="1048570">
          <table:table-cell table:number-columns-repeated="2"/>
        </table:table-row>
        <table:table-row table:style-name="ro3">
          <table:table-cell table:number-columns-repeated="2"/>
        </table:table-row>
      </table:table>
      <table:named-expressions/>
      <table:database-ranges>
        <table:database-range table:name="Abilities" table:target-range-address="General.A4:General.A9" table:on-update-keep-styles="true" table:on-update-keep-size="false" table:contains-header="false"/>
        <table:database-range table:name="Arcane_Schools" table:target-range-address="Arcane.A4:Arcane.A11" table:on-update-keep-styles="true" table:on-update-keep-size="false" table:contains-header="false"/>
        <table:database-range table:name="Area_of_Effect" table:target-range-address="Arcane.A15:Arcane.A19" table:on-update-keep-styles="true" table:on-update-keep-size="false" table:contains-header="false"/>
        <table:database-range table:name="Armor" table:target-range-address="Armor.A2:Armor.A1048576" table:on-update-keep-styles="true" table:on-update-keep-size="false" table:contains-header="false"/>
        <table:database-range table:name="Armor_Properties" table:target-range-address="Equipment.A16:Equipment.A19" table:on-update-keep-styles="true" table:on-update-keep-size="false" table:contains-header="false"/>
        <table:database-range table:name="Cclass" table:target-range-address="Cclass.A2:Cclass.A13" table:on-update-keep-styles="true" table:on-update-keep-size="false"/>
        <table:database-range table:name="Challenge_Ratings" table:target-range-address="Combat.A4:Combat.A37" table:on-update-keep-styles="true" table:on-update-keep-size="false" table:contains-header="false"/>
        <table:database-range table:name="Conditions" table:target-range-address="Combat.A41:Combat.A55" table:on-update-keep-styles="true" table:on-update-keep-size="false" table:contains-header="false"/>
        <table:database-range table:name="Damage_Types" table:target-range-address="Combat.A59:Combat.A71" table:on-update-keep-styles="true" table:on-update-keep-size="false" table:contains-header="false"/>
        <table:database-range table:name="Equipment_Categories" table:target-range-address="Equipment.A4:Equipment.A12" table:on-update-keep-styles="true" table:on-update-keep-size="false" table:contains-header="false"/>
        <table:database-range table:name="Monster_Types" table:target-range-address="Combat.A75:Combat.A88" table:on-update-keep-styles="true" table:on-update-keep-size="false" table:contains-header="false"/>
        <table:database-range table:name="Races" table:target-range-address="Race.A2:Race.A1048576" table:on-update-keep-styles="true" table:on-update-keep-size="false" table:contains-header="false"/>
        <table:database-range table:name="Shields" table:target-range-address="Shield.A2:Shield.A1048576" table:on-update-keep-styles="true" table:on-update-keep-size="false" table:contains-header="false"/>
        <table:database-range table:name="Weapon" table:target-range-address="Weapon.A2:Weapon.A40" table:on-update-keep-styles="true" table:on-update-keep-size="false"/>
        <table:database-range table:name="Weapon_Properties" table:target-range-address="Equipment.A23:Equipment.A37"/>
        <table:database-range table:name="__Anonymous_Sheet_DB__1" table:target-range-address="Arcane.A3:Arcane.C11">
          <table:sort>
            <table:sort-by table:field-number="1" table:data-type="automatic"/>
          </table:sort>
        </table:database-range>
        <table:database-range table:name="__Anonymous_Sheet_DB__2" table:target-range-address="Combat.A57:Combat.A71"/>
        <table:database-range table:name="__Anonymous_Sheet_DB__3" table:target-range-address="Equipment.A2:Equipment.A2"/>
        <table:database-range table:name="__Anonymous_Sheet_DB__4" table:target-range-address="General.A41:General.C55" table:contains-header="false">
          <table:sort>
            <table:sort-by table:field-number="0" table:data-type="automatic"/>
          </table:sort>
        </table:database-range>
        <table:database-range table:name="__Anonymous_Sheet_DB__5" table:target-range-address="Armor.A1:Armor.N13" table:display-filter-buttons="true"/>
        <table:database-range table:name="__Anonymous_Sheet_DB__7" table:target-range-address="Character.A1:Character.P11" table:display-filter-buttons="true">
          <table:sort>
            <table:sort-by table:field-number="1" table:data-type="automatic"/>
          </table:sort>
        </table:database-range>
        <table:database-range table:name="__Anonymous_Sheet_DB__8" table:target-range-address="Monster.A1:Monster.P1048576" table:display-filter-buttons="true"/>
        <table:database-range table:name="__Anonymous_Sheet_DB__9" table:target-range-address="Race.B1:Race.G10"/>
        <table:database-range table:name="__Anonymous_Sheet_DB__10" table:target-range-address="Shield.A1:Shield.N2" table:display-filter-buttons="true"/>
        <table:database-range table:name="__Anonymous_Sheet_DB__12" table:target-range-address="Weapon.A1:Weapon.L42" table:display-filter-buttons="true"/>
        <table:database-range table:name="__Anonymous_Sheet_DB__13" table:target-range-address="Misc.A1:Misc.A5"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number:number-style style:name="N129">
      <number:number number:decimal-places="1" number:min-decimal-places="1" number:min-integer-digits="1" number:grouping="true"/>
    </number:number-style>
    <number:number-style style:name="N130">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4">00/00/0000</text:date>, <text:time style:data-style-name="N2" text:time-value="18:56:03.80988782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6:32:12.113120156</meta:creation-date>
    <dc:date>2023-09-14T18:57:17.834407870</dc:date>
    <meta:editing-duration>P3DT1H8M53S</meta:editing-duration>
    <meta:editing-cycles>299</meta:editing-cycles>
    <meta:generator>LibreOffice/7.6.0.3$Linux_X86_64 LibreOffice_project/60$Build-3</meta:generator>
    <meta:document-statistic meta:table-count="14" meta:cell-count="1808" meta:object-count="0"/>
  </office:meta>
</office:document-meta>
</file>